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992in"/>
    </style:style>
    <style:style style:name="co6" style:family="table-column">
      <style:table-column-properties fo:break-before="auto" style:column-width="0.4992in"/>
    </style:style>
    <style:style style:name="co7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5327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25in"/>
    </style:style>
    <style:style style:name="co11" style:family="table-column">
      <style:table-column-properties fo:break-before="auto" style:column-width="0.254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4547in"/>
    </style:style>
    <style:style style:name="co15" style:family="table-column">
      <style:table-column-properties fo:break-before="auto" style:column-width="0.2882in"/>
    </style:style>
    <style:style style:name="co16" style:family="table-column">
      <style:table-column-properties fo:break-before="auto" style:column-width="0.3in"/>
    </style:style>
    <style:style style:name="co17" style:family="table-column">
      <style:table-column-properties fo:break-before="auto" style:column-width="1.1217in"/>
    </style:style>
    <style:style style:name="co18" style:family="table-column">
      <style:table-column-properties fo:break-before="auto" style:column-width="0.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size="6pt" fo:font-style="italic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order-bottom="none" fo:background-color="#00ff00" fo:border-left="2.49pt solid #000000" fo:border-right="none" fo:border-top="none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  <style:text-properties fo:font-style="italic"/>
    </style:style>
    <style:style style:name="ce19" style:family="table-cell" style:parent-style-name="Result">
      <style:table-cell-properties fo:background-color="transparent"/>
      <style:text-properties fo:color="#000000"/>
    </style:style>
    <style:style style:name="ce20" style:family="table-cell" style:parent-style-name="Default">
      <style:table-cell-properties fo:background-color="#ffcc99"/>
      <style:text-properties fo:font-size="8pt" fo:font-style="italic"/>
    </style:style>
    <style:style style:name="ce21" style:family="table-cell" style:parent-style-name="Default">
      <style:table-cell-properties fo:background-color="transparent"/>
      <style:text-properties fo:font-size="8pt" fo:font-style="italic"/>
    </style:style>
    <style:style style:name="ce22" style:family="table-cell" style:parent-style-name="Result">
      <style:table-cell-properties fo:background-color="transparent"/>
      <style:text-properties style:font-name="DejaVu Sans" style:font-name-asian="DejaVu Sans1" style:font-name-complex="Tahoma"/>
    </style:style>
    <style:style style:name="ce23" style:family="table-cell" style:parent-style-name="Default">
      <style:text-properties style:font-name="DejaVu Sans" style:font-name-asian="DejaVu Sans1" style:font-name-complex="Tahoma"/>
    </style:style>
    <style:style style:name="ce24" style:family="table-cell" style:parent-style-name="Result">
      <style:text-properties fo:color="#000000"/>
    </style:style>
    <style:style style:name="ce25" style:family="table-cell" style:parent-style-name="Result2">
      <style:text-properties fo:color="#000000"/>
    </style:style>
    <style:style style:name="ce26" style:family="table-cell" style:parent-style-name="Default">
      <style:text-properties fo:font-style="italic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Res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85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6" table:default-cell-style-name="Default"/>
        <table:table-row table:style-name="ro1" table:number-rows-repeated="2">
          <table:table-cell table:style-name="ce1"/>
          <table:table-cell table:style-name="ce6" table:number-columns-repeated="5"/>
          <table:table-cell table:number-columns-repeated="3"/>
          <table:table-cell table:style-name="ce11" table:number-columns-repeated="123"/>
        </table:table-row>
        <table:table-row table:style-name="ro1">
          <table:table-cell table:style-name="ce2" office:value-type="string">
            <office:annotation draw:style-name="gr1" draw:text-style-name="P1" svg:width="2.1996in" svg:height="0.5646in" svg:x="3.1366in" svg:y="3.4732in" draw:caption-point-x="-2.6969in" draw:caption-point-y="-3.1335in">
              <dc:date>2008-04-10T00:00:00</dc:date>
              <text:p text:style-name="P1"><text:span text:style-name="T1">You can change the task parameters and see the simulation results on the right</text:span></text:p>
            </office:annotation>
            <text:p>Task</text:p>
          </table:table-cell>
          <table:table-cell table:style-name="ce7" office:value-type="string">
            <office:annotation draw:style-name="gr2" draw:text-style-name="P1" svg:width="1.1413in" svg:height="0.2409in" svg:x="0.9874in" svg:y="0in" draw:caption-point-x="-0.2374in" draw:caption-point-y="0.3398in">
              <dc:date>2008-04-10T00:00:00</dc:date>
              <text:p text:style-name="P1"><text:span text:style-name="T1">task wcet</text:span></text:p>
            </office:annotation>
            <text:p>C</text:p>
          </table:table-cell>
          <table:table-cell table:style-name="ce7" office:value-type="string">
            <office:annotation draw:style-name="gr2" draw:text-style-name="P1" svg:width="1.1413in" svg:height="0.2409in" svg:x="1.3079in" svg:y="0in" draw:caption-point-x="-0.2362in" draw:caption-point-y="0.3398in">
              <dc:date>2008-04-10T00:00:00</dc:date>
              <text:p text:style-name="P1"><text:span text:style-name="T1">task period</text:span></text:p>
            </office:annotation>
            <text:p>T</text:p>
          </table:table-cell>
          <table:table-cell table:style-name="ce7" office:value-type="string">
            <office:annotation draw:style-name="gr2" draw:text-style-name="P1" svg:width="1.1413in" svg:height="0.5646in" svg:x="1.628in" svg:y="0in" draw:caption-point-x="-0.235in" draw:caption-point-y="0.3398in">
              <dc:date>2008-04-10T00:00:00</dc:date>
              <text:p text:style-name="P1"><text:span text:style-name="T1">relative deadline (D&lt;=T)</text:span></text:p>
            </office:annotation>
            <text:p>D</text:p>
          </table:table-cell>
          <table:table-cell table:style-name="ce7" office:value-type="string">
            <text:p>off</text:p>
          </table:table-cell>
          <table:table-cell table:style-name="ce7" office:value-type="string">
            <text:p>P</text:p>
          </table:table-cell>
          <table:table-cell table:style-name="ce10" office:value-type="string">
            <office:annotation draw:style-name="gr2" draw:text-style-name="P1" svg:width="1.1413in" svg:height="0.4028in" svg:x="2.4461in" svg:y="0in" draw:caption-point-x="0.2673in" draw:caption-point-y="0.3398in">
              <dc:date>2008-04-10T00:00:00</dc:date>
              <text:p text:style-name="P1"><text:span text:style-name="T1">utilization (C/T)</text:span></text:p>
            </office:annotation>
            <text:p>U</text:p>
          </table:table-cell>
          <table:table-cell table:number-columns-repeated="2"/>
          <table:table-cell table:style-name="ce11" table:number-columns-repeated="12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formula="of:=[.B4]/[.C4]" office:value-type="float" office:value="0.333333333333333">
            <text:p>0.33</text:p>
          </table:table-cell>
          <table:table-cell table:number-columns-repeated="2"/>
          <table:table-cell table:style-name="GreenBoxArrival" table:formula="of:=+ORG.OPENOFFICE.STYLE(IF([.J$10]=[.$A4];IF(MOD([.J$8]-[.$E4];[.$C4])=0;IF([.J22]&gt;[.$B4];&quot;RedBoxArrival&quot;;&quot;GreenBoxArrival&quot;);IF(OR([.J$8]&gt;=[.J17];[.J22]&gt;[.$B4]);&quot;RedBox&quot;;&quot;GreenBox&quot;));(IF([.J42]&gt;0;IF(MOD([.J$8]-[.$E4];[.$C4])=0;&quot;GreyBoxArrival&quot;;&quot;GreyBox&quot;);IF([.J$8]&lt;[.J17];&quot;BeforeDeadline&quot;;&quot;WhiteBox&quot;)))))" office:value-type="float" office:value="0">
            <text:p>0</text:p>
          </table:table-cell>
          <table:table-cell table:style-name="BeforeDeadline" table:formula="of:=+ORG.OPENOFFICE.STYLE(IF([.K$10]=[.$A4];IF(MOD([.K$8]-[.$E4];[.$C4])=0;IF([.K22]&gt;[.$B4];&quot;RedBoxArrival&quot;;&quot;GreenBoxArrival&quot;);IF(OR([.K$8]&gt;=[.K17];[.K22]&gt;[.$B4]);&quot;RedBox&quot;;&quot;GreenBox&quot;));(IF([.K42]&gt;0;IF(MOD([.K$8]-[.$E4];[.$C4])=0;&quot;GreyBoxArrival&quot;;&quot;GreyBox&quot;);IF([.K$8]&lt;[.K17];&quot;BeforeDeadline&quot;;&quot;WhiteBox&quot;)))))" office:value-type="float" office:value="0">
            <text:p>0</text:p>
          </table:table-cell>
          <table:table-cell table:style-name="BeforeDeadline" table:formula="of:=+ORG.OPENOFFICE.STYLE(IF([.L$10]=[.$A4];IF(MOD([.L$8]-[.$E4];[.$C4])=0;IF([.L22]&gt;[.$B4];&quot;RedBoxArrival&quot;;&quot;GreenBoxArrival&quot;);IF(OR([.L$8]&gt;=[.L17];[.L22]&gt;[.$B4]);&quot;RedBox&quot;;&quot;GreenBox&quot;));(IF([.L42]&gt;0;IF(MOD([.L$8]-[.$E4];[.$C4])=0;&quot;GreyBoxArrival&quot;;&quot;GreyBox&quot;);IF([.L$8]&lt;[.L17];&quot;BeforeDeadline&quot;;&quot;WhiteBox&quot;)))))" office:value-type="float" office:value="0">
            <text:p>0</text:p>
          </table:table-cell>
          <table:table-cell table:style-name="GreenBoxArrival" table:formula="of:=+ORG.OPENOFFICE.STYLE(IF([.M$10]=[.$A4];IF(MOD([.M$8]-[.$E4];[.$C4])=0;IF([.M22]&gt;[.$B4];&quot;RedBoxArrival&quot;;&quot;GreenBoxArrival&quot;);IF(OR([.M$8]&gt;=[.M17];[.M22]&gt;[.$B4]);&quot;RedBox&quot;;&quot;GreenBox&quot;));(IF([.M42]&gt;0;IF(MOD([.M$8]-[.$E4];[.$C4])=0;&quot;GreyBoxArrival&quot;;&quot;GreyBox&quot;);IF([.M$8]&lt;[.M17];&quot;BeforeDeadline&quot;;&quot;WhiteBox&quot;)))))" office:value-type="float" office:value="0">
            <text:p>0</text:p>
          </table:table-cell>
          <table:table-cell table:style-name="BeforeDeadline" table:formula="of:=+ORG.OPENOFFICE.STYLE(IF([.N$10]=[.$A4];IF(MOD([.N$8]-[.$E4];[.$C4])=0;IF([.N22]&gt;[.$B4];&quot;RedBoxArrival&quot;;&quot;GreenBoxArrival&quot;);IF(OR([.N$8]&gt;=[.N17];[.N22]&gt;[.$B4]);&quot;RedBox&quot;;&quot;GreenBox&quot;));(IF([.N42]&gt;0;IF(MOD([.N$8]-[.$E4];[.$C4])=0;&quot;GreyBoxArrival&quot;;&quot;GreyBox&quot;);IF([.N$8]&lt;[.N17];&quot;BeforeDeadline&quot;;&quot;WhiteBox&quot;)))))" office:value-type="float" office:value="0">
            <text:p>0</text:p>
          </table:table-cell>
          <table:table-cell table:style-name="BeforeDeadline" table:formula="of:=+ORG.OPENOFFICE.STYLE(IF([.O$10]=[.$A4];IF(MOD([.O$8]-[.$E4];[.$C4])=0;IF([.O22]&gt;[.$B4];&quot;RedBoxArrival&quot;;&quot;GreenBoxArrival&quot;);IF(OR([.O$8]&gt;=[.O17];[.O22]&gt;[.$B4]);&quot;RedBox&quot;;&quot;GreenBox&quot;));(IF([.O42]&gt;0;IF(MOD([.O$8]-[.$E4];[.$C4])=0;&quot;GreyBoxArrival&quot;;&quot;GreyBox&quot;);IF([.O$8]&lt;[.O17];&quot;BeforeDeadline&quot;;&quot;WhiteBox&quot;)))))" office:value-type="float" office:value="0">
            <text:p>0</text:p>
          </table:table-cell>
          <table:table-cell table:style-name="GreenBoxArrival" table:formula="of:=+ORG.OPENOFFICE.STYLE(IF([.P$10]=[.$A4];IF(MOD([.P$8]-[.$E4];[.$C4])=0;IF([.P22]&gt;[.$B4];&quot;RedBoxArrival&quot;;&quot;GreenBoxArrival&quot;);IF(OR([.P$8]&gt;=[.P17];[.P22]&gt;[.$B4]);&quot;RedBox&quot;;&quot;GreenBox&quot;));(IF([.P42]&gt;0;IF(MOD([.P$8]-[.$E4];[.$C4])=0;&quot;GreyBoxArrival&quot;;&quot;GreyBox&quot;);IF([.P$8]&lt;[.P17];&quot;BeforeDeadline&quot;;&quot;WhiteBox&quot;)))))" office:value-type="float" office:value="0">
            <text:p>0</text:p>
          </table:table-cell>
          <table:table-cell table:style-name="BeforeDeadline" table:formula="of:=+ORG.OPENOFFICE.STYLE(IF([.Q$10]=[.$A4];IF(MOD([.Q$8]-[.$E4];[.$C4])=0;IF([.Q22]&gt;[.$B4];&quot;RedBoxArrival&quot;;&quot;GreenBoxArrival&quot;);IF(OR([.Q$8]&gt;=[.Q17];[.Q22]&gt;[.$B4]);&quot;RedBox&quot;;&quot;GreenBox&quot;));(IF([.Q42]&gt;0;IF(MOD([.Q$8]-[.$E4];[.$C4])=0;&quot;GreyBoxArrival&quot;;&quot;GreyBox&quot;);IF([.Q$8]&lt;[.Q17];&quot;BeforeDeadline&quot;;&quot;WhiteBox&quot;)))))" office:value-type="float" office:value="0">
            <text:p>0</text:p>
          </table:table-cell>
          <table:table-cell table:style-name="BeforeDeadline" table:formula="of:=+ORG.OPENOFFICE.STYLE(IF([.R$10]=[.$A4];IF(MOD([.R$8]-[.$E4];[.$C4])=0;IF([.R22]&gt;[.$B4];&quot;RedBoxArrival&quot;;&quot;GreenBoxArrival&quot;);IF(OR([.R$8]&gt;=[.R17];[.R22]&gt;[.$B4]);&quot;RedBox&quot;;&quot;GreenBox&quot;));(IF([.R42]&gt;0;IF(MOD([.R$8]-[.$E4];[.$C4])=0;&quot;GreyBoxArrival&quot;;&quot;GreyBox&quot;);IF([.R$8]&lt;[.R17];&quot;BeforeDeadline&quot;;&quot;WhiteBox&quot;)))))" office:value-type="float" office:value="0">
            <text:p>0</text:p>
          </table:table-cell>
          <table:table-cell table:style-name="GreenBoxArrival" table:formula="of:=+ORG.OPENOFFICE.STYLE(IF([.S$10]=[.$A4];IF(MOD([.S$8]-[.$E4];[.$C4])=0;IF([.S22]&gt;[.$B4];&quot;RedBoxArrival&quot;;&quot;GreenBoxArrival&quot;);IF(OR([.S$8]&gt;=[.S17];[.S22]&gt;[.$B4]);&quot;RedBox&quot;;&quot;GreenBox&quot;));(IF([.S42]&gt;0;IF(MOD([.S$8]-[.$E4];[.$C4])=0;&quot;GreyBoxArrival&quot;;&quot;GreyBox&quot;);IF([.S$8]&lt;[.S17];&quot;BeforeDeadline&quot;;&quot;WhiteBox&quot;)))))" office:value-type="float" office:value="0">
            <text:p>0</text:p>
          </table:table-cell>
          <table:table-cell table:style-name="BeforeDeadline" table:formula="of:=+ORG.OPENOFFICE.STYLE(IF([.T$10]=[.$A4];IF(MOD([.T$8]-[.$E4];[.$C4])=0;IF([.T22]&gt;[.$B4];&quot;RedBoxArrival&quot;;&quot;GreenBoxArrival&quot;);IF(OR([.T$8]&gt;=[.T17];[.T22]&gt;[.$B4]);&quot;RedBox&quot;;&quot;GreenBox&quot;));(IF([.T42]&gt;0;IF(MOD([.T$8]-[.$E4];[.$C4])=0;&quot;GreyBoxArrival&quot;;&quot;GreyBox&quot;);IF([.T$8]&lt;[.T17];&quot;BeforeDeadline&quot;;&quot;WhiteBox&quot;)))))" office:value-type="float" office:value="0">
            <text:p>0</text:p>
          </table:table-cell>
          <table:table-cell table:style-name="BeforeDeadline" table:formula="of:=+ORG.OPENOFFICE.STYLE(IF([.U$10]=[.$A4];IF(MOD([.U$8]-[.$E4];[.$C4])=0;IF([.U22]&gt;[.$B4];&quot;RedBoxArrival&quot;;&quot;GreenBoxArrival&quot;);IF(OR([.U$8]&gt;=[.U17];[.U22]&gt;[.$B4]);&quot;RedBox&quot;;&quot;GreenBox&quot;));(IF([.U42]&gt;0;IF(MOD([.U$8]-[.$E4];[.$C4])=0;&quot;GreyBoxArrival&quot;;&quot;GreyBox&quot;);IF([.U$8]&lt;[.U17];&quot;BeforeDeadline&quot;;&quot;WhiteBox&quot;)))))" office:value-type="float" office:value="0">
            <text:p>0</text:p>
          </table:table-cell>
          <table:table-cell table:style-name="GreenBoxArrival" table:formula="of:=+ORG.OPENOFFICE.STYLE(IF([.V$10]=[.$A4];IF(MOD([.V$8]-[.$E4];[.$C4])=0;IF([.V22]&gt;[.$B4];&quot;RedBoxArrival&quot;;&quot;GreenBoxArrival&quot;);IF(OR([.V$8]&gt;=[.V17];[.V22]&gt;[.$B4]);&quot;RedBox&quot;;&quot;GreenBox&quot;));(IF([.V42]&gt;0;IF(MOD([.V$8]-[.$E4];[.$C4])=0;&quot;GreyBoxArrival&quot;;&quot;GreyBox&quot;);IF([.V$8]&lt;[.V17];&quot;BeforeDeadline&quot;;&quot;WhiteBox&quot;)))))" office:value-type="float" office:value="0">
            <text:p>0</text:p>
          </table:table-cell>
          <table:table-cell table:style-name="BeforeDeadline" table:formula="of:=+ORG.OPENOFFICE.STYLE(IF([.W$10]=[.$A4];IF(MOD([.W$8]-[.$E4];[.$C4])=0;IF([.W22]&gt;[.$B4];&quot;RedBoxArrival&quot;;&quot;GreenBoxArrival&quot;);IF(OR([.W$8]&gt;=[.W17];[.W22]&gt;[.$B4]);&quot;RedBox&quot;;&quot;GreenBox&quot;));(IF([.W42]&gt;0;IF(MOD([.W$8]-[.$E4];[.$C4])=0;&quot;GreyBoxArrival&quot;;&quot;GreyBox&quot;);IF([.W$8]&lt;[.W17];&quot;BeforeDeadline&quot;;&quot;WhiteBox&quot;)))))" office:value-type="float" office:value="0">
            <text:p>0</text:p>
          </table:table-cell>
          <table:table-cell table:style-name="BeforeDeadline" table:formula="of:=+ORG.OPENOFFICE.STYLE(IF([.X$10]=[.$A4];IF(MOD([.X$8]-[.$E4];[.$C4])=0;IF([.X22]&gt;[.$B4];&quot;RedBoxArrival&quot;;&quot;GreenBoxArrival&quot;);IF(OR([.X$8]&gt;=[.X17];[.X22]&gt;[.$B4]);&quot;RedBox&quot;;&quot;GreenBox&quot;));(IF([.X42]&gt;0;IF(MOD([.X$8]-[.$E4];[.$C4])=0;&quot;GreyBoxArrival&quot;;&quot;GreyBox&quot;);IF([.X$8]&lt;[.X17];&quot;BeforeDeadline&quot;;&quot;WhiteBox&quot;)))))" office:value-type="float" office:value="0">
            <text:p>0</text:p>
          </table:table-cell>
          <table:table-cell table:style-name="GreenBoxArrival" table:formula="of:=+ORG.OPENOFFICE.STYLE(IF([.Y$10]=[.$A4];IF(MOD([.Y$8]-[.$E4];[.$C4])=0;IF([.Y22]&gt;[.$B4];&quot;RedBoxArrival&quot;;&quot;GreenBoxArrival&quot;);IF(OR([.Y$8]&gt;=[.Y17];[.Y22]&gt;[.$B4]);&quot;RedBox&quot;;&quot;GreenBox&quot;));(IF([.Y42]&gt;0;IF(MOD([.Y$8]-[.$E4];[.$C4])=0;&quot;GreyBoxArrival&quot;;&quot;GreyBox&quot;);IF([.Y$8]&lt;[.Y17];&quot;BeforeDeadline&quot;;&quot;WhiteBox&quot;)))))" office:value-type="float" office:value="0">
            <text:p>0</text:p>
          </table:table-cell>
          <table:table-cell table:style-name="BeforeDeadline" table:formula="of:=+ORG.OPENOFFICE.STYLE(IF([.Z$10]=[.$A4];IF(MOD([.Z$8]-[.$E4];[.$C4])=0;IF([.Z22]&gt;[.$B4];&quot;RedBoxArrival&quot;;&quot;GreenBoxArrival&quot;);IF(OR([.Z$8]&gt;=[.Z17];[.Z22]&gt;[.$B4]);&quot;RedBox&quot;;&quot;GreenBox&quot;));(IF([.Z42]&gt;0;IF(MOD([.Z$8]-[.$E4];[.$C4])=0;&quot;GreyBoxArrival&quot;;&quot;GreyBox&quot;);IF([.Z$8]&lt;[.Z17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4];IF(MOD([.AA$8]-[.$E4];[.$C4])=0;IF([.AA22]&gt;[.$B4];&quot;RedBoxArrival&quot;;&quot;GreenBoxArrival&quot;);IF(OR([.AA$8]&gt;=[.AA17];[.AA22]&gt;[.$B4]);&quot;RedBox&quot;;&quot;GreenBox&quot;));(IF([.AA42]&gt;0;IF(MOD([.AA$8]-[.$E4];[.$C4])=0;&quot;GreyBoxArrival&quot;;&quot;GreyBox&quot;);IF([.AA$8]&lt;[.AA17];&quot;BeforeDeadline&quot;;&quot;WhiteBox&quot;)))))" office:value-type="float" office:value="0">
            <text:p>0</text:p>
          </table:table-cell>
          <table:table-cell table:style-name="GreenBoxArrival" table:formula="of:=+ORG.OPENOFFICE.STYLE(IF([.AB$10]=[.$A4];IF(MOD([.AB$8]-[.$E4];[.$C4])=0;IF([.AB22]&gt;[.$B4];&quot;RedBoxArrival&quot;;&quot;GreenBoxArrival&quot;);IF(OR([.AB$8]&gt;=[.AB17];[.AB22]&gt;[.$B4]);&quot;RedBox&quot;;&quot;GreenBox&quot;));(IF([.AB42]&gt;0;IF(MOD([.AB$8]-[.$E4];[.$C4])=0;&quot;GreyBoxArrival&quot;;&quot;GreyBox&quot;);IF([.AB$8]&lt;[.AB17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4];IF(MOD([.AC$8]-[.$E4];[.$C4])=0;IF([.AC22]&gt;[.$B4];&quot;RedBoxArrival&quot;;&quot;GreenBoxArrival&quot;);IF(OR([.AC$8]&gt;=[.AC17];[.AC22]&gt;[.$B4]);&quot;RedBox&quot;;&quot;GreenBox&quot;));(IF([.AC42]&gt;0;IF(MOD([.AC$8]-[.$E4];[.$C4])=0;&quot;GreyBoxArrival&quot;;&quot;GreyBox&quot;);IF([.AC$8]&lt;[.AC17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4];IF(MOD([.AD$8]-[.$E4];[.$C4])=0;IF([.AD22]&gt;[.$B4];&quot;RedBoxArrival&quot;;&quot;GreenBoxArrival&quot;);IF(OR([.AD$8]&gt;=[.AD17];[.AD22]&gt;[.$B4]);&quot;RedBox&quot;;&quot;GreenBox&quot;));(IF([.AD42]&gt;0;IF(MOD([.AD$8]-[.$E4];[.$C4])=0;&quot;GreyBoxArrival&quot;;&quot;GreyBox&quot;);IF([.AD$8]&lt;[.AD17];&quot;BeforeDeadline&quot;;&quot;WhiteBox&quot;)))))" office:value-type="float" office:value="0">
            <text:p>0</text:p>
          </table:table-cell>
          <table:table-cell table:style-name="GreenBoxArrival" table:formula="of:=+ORG.OPENOFFICE.STYLE(IF([.AE$10]=[.$A4];IF(MOD([.AE$8]-[.$E4];[.$C4])=0;IF([.AE22]&gt;[.$B4];&quot;RedBoxArrival&quot;;&quot;GreenBoxArrival&quot;);IF(OR([.AE$8]&gt;=[.AE17];[.AE22]&gt;[.$B4]);&quot;RedBox&quot;;&quot;GreenBox&quot;));(IF([.AE42]&gt;0;IF(MOD([.AE$8]-[.$E4];[.$C4])=0;&quot;GreyBoxArrival&quot;;&quot;GreyBox&quot;);IF([.AE$8]&lt;[.AE17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4];IF(MOD([.AF$8]-[.$E4];[.$C4])=0;IF([.AF22]&gt;[.$B4];&quot;RedBoxArrival&quot;;&quot;GreenBoxArrival&quot;);IF(OR([.AF$8]&gt;=[.AF17];[.AF22]&gt;[.$B4]);&quot;RedBox&quot;;&quot;GreenBox&quot;));(IF([.AF42]&gt;0;IF(MOD([.AF$8]-[.$E4];[.$C4])=0;&quot;GreyBoxArrival&quot;;&quot;GreyBox&quot;);IF([.AF$8]&lt;[.AF17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4];IF(MOD([.AG$8]-[.$E4];[.$C4])=0;IF([.AG22]&gt;[.$B4];&quot;RedBoxArrival&quot;;&quot;GreenBoxArrival&quot;);IF(OR([.AG$8]&gt;=[.AG17];[.AG22]&gt;[.$B4]);&quot;RedBox&quot;;&quot;GreenBox&quot;));(IF([.AG42]&gt;0;IF(MOD([.AG$8]-[.$E4];[.$C4])=0;&quot;GreyBoxArrival&quot;;&quot;GreyBox&quot;);IF([.AG$8]&lt;[.AG17];&quot;BeforeDeadline&quot;;&quot;WhiteBox&quot;)))))" office:value-type="float" office:value="0">
            <text:p>0</text:p>
          </table:table-cell>
          <table:table-cell table:style-name="GreenBoxArrival" table:formula="of:=+ORG.OPENOFFICE.STYLE(IF([.AH$10]=[.$A4];IF(MOD([.AH$8]-[.$E4];[.$C4])=0;IF([.AH22]&gt;[.$B4];&quot;RedBoxArrival&quot;;&quot;GreenBoxArrival&quot;);IF(OR([.AH$8]&gt;=[.AH17];[.AH22]&gt;[.$B4]);&quot;RedBox&quot;;&quot;GreenBox&quot;));(IF([.AH42]&gt;0;IF(MOD([.AH$8]-[.$E4];[.$C4])=0;&quot;GreyBoxArrival&quot;;&quot;GreyBox&quot;);IF([.AH$8]&lt;[.AH17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4];IF(MOD([.AI$8]-[.$E4];[.$C4])=0;IF([.AI22]&gt;[.$B4];&quot;RedBoxArrival&quot;;&quot;GreenBoxArrival&quot;);IF(OR([.AI$8]&gt;=[.AI17];[.AI22]&gt;[.$B4]);&quot;RedBox&quot;;&quot;GreenBox&quot;));(IF([.AI42]&gt;0;IF(MOD([.AI$8]-[.$E4];[.$C4])=0;&quot;GreyBoxArrival&quot;;&quot;GreyBox&quot;);IF([.AI$8]&lt;[.AI17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4];IF(MOD([.AJ$8]-[.$E4];[.$C4])=0;IF([.AJ22]&gt;[.$B4];&quot;RedBoxArrival&quot;;&quot;GreenBoxArrival&quot;);IF(OR([.AJ$8]&gt;=[.AJ17];[.AJ22]&gt;[.$B4]);&quot;RedBox&quot;;&quot;GreenBox&quot;));(IF([.AJ42]&gt;0;IF(MOD([.AJ$8]-[.$E4];[.$C4])=0;&quot;GreyBoxArrival&quot;;&quot;GreyBox&quot;);IF([.AJ$8]&lt;[.AJ17];&quot;BeforeDeadline&quot;;&quot;WhiteBox&quot;)))))" office:value-type="float" office:value="0">
            <text:p>0</text:p>
          </table:table-cell>
          <table:table-cell table:style-name="GreenBoxArrival" table:formula="of:=+ORG.OPENOFFICE.STYLE(IF([.AK$10]=[.$A4];IF(MOD([.AK$8]-[.$E4];[.$C4])=0;IF([.AK22]&gt;[.$B4];&quot;RedBoxArrival&quot;;&quot;GreenBoxArrival&quot;);IF(OR([.AK$8]&gt;=[.AK17];[.AK22]&gt;[.$B4]);&quot;RedBox&quot;;&quot;GreenBox&quot;));(IF([.AK42]&gt;0;IF(MOD([.AK$8]-[.$E4];[.$C4])=0;&quot;GreyBoxArrival&quot;;&quot;GreyBox&quot;);IF([.AK$8]&lt;[.AK17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4];IF(MOD([.AL$8]-[.$E4];[.$C4])=0;IF([.AL22]&gt;[.$B4];&quot;RedBoxArrival&quot;;&quot;GreenBoxArrival&quot;);IF(OR([.AL$8]&gt;=[.AL17];[.AL22]&gt;[.$B4]);&quot;RedBox&quot;;&quot;GreenBox&quot;));(IF([.AL42]&gt;0;IF(MOD([.AL$8]-[.$E4];[.$C4])=0;&quot;GreyBoxArrival&quot;;&quot;GreyBox&quot;);IF([.AL$8]&lt;[.AL17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4];IF(MOD([.AM$8]-[.$E4];[.$C4])=0;IF([.AM22]&gt;[.$B4];&quot;RedBoxArrival&quot;;&quot;GreenBoxArrival&quot;);IF(OR([.AM$8]&gt;=[.AM17];[.AM22]&gt;[.$B4]);&quot;RedBox&quot;;&quot;GreenBox&quot;));(IF([.AM42]&gt;0;IF(MOD([.AM$8]-[.$E4];[.$C4])=0;&quot;GreyBoxArrival&quot;;&quot;GreyBox&quot;);IF([.AM$8]&lt;[.AM17];&quot;BeforeDeadline&quot;;&quot;WhiteBox&quot;)))))" office:value-type="float" office:value="0">
            <text:p>0</text:p>
          </table:table-cell>
          <table:table-cell table:style-name="GreenBoxArrival" table:formula="of:=+ORG.OPENOFFICE.STYLE(IF([.AN$10]=[.$A4];IF(MOD([.AN$8]-[.$E4];[.$C4])=0;IF([.AN22]&gt;[.$B4];&quot;RedBoxArrival&quot;;&quot;GreenBoxArrival&quot;);IF(OR([.AN$8]&gt;=[.AN17];[.AN22]&gt;[.$B4]);&quot;RedBox&quot;;&quot;GreenBox&quot;));(IF([.AN42]&gt;0;IF(MOD([.AN$8]-[.$E4];[.$C4])=0;&quot;GreyBoxArrival&quot;;&quot;GreyBox&quot;);IF([.AN$8]&lt;[.AN17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4];IF(MOD([.AO$8]-[.$E4];[.$C4])=0;IF([.AO22]&gt;[.$B4];&quot;RedBoxArrival&quot;;&quot;GreenBoxArrival&quot;);IF(OR([.AO$8]&gt;=[.AO17];[.AO22]&gt;[.$B4]);&quot;RedBox&quot;;&quot;GreenBox&quot;));(IF([.AO42]&gt;0;IF(MOD([.AO$8]-[.$E4];[.$C4])=0;&quot;GreyBoxArrival&quot;;&quot;GreyBox&quot;);IF([.AO$8]&lt;[.AO17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4];IF(MOD([.AP$8]-[.$E4];[.$C4])=0;IF([.AP22]&gt;[.$B4];&quot;RedBoxArrival&quot;;&quot;GreenBoxArrival&quot;);IF(OR([.AP$8]&gt;=[.AP17];[.AP22]&gt;[.$B4]);&quot;RedBox&quot;;&quot;GreenBox&quot;));(IF([.AP42]&gt;0;IF(MOD([.AP$8]-[.$E4];[.$C4])=0;&quot;GreyBoxArrival&quot;;&quot;GreyBox&quot;);IF([.AP$8]&lt;[.AP17];&quot;BeforeDeadline&quot;;&quot;WhiteBox&quot;)))))" office:value-type="float" office:value="0">
            <text:p>0</text:p>
          </table:table-cell>
          <table:table-cell table:style-name="GreenBoxArrival" table:formula="of:=+ORG.OPENOFFICE.STYLE(IF([.AQ$10]=[.$A4];IF(MOD([.AQ$8]-[.$E4];[.$C4])=0;IF([.AQ22]&gt;[.$B4];&quot;RedBoxArrival&quot;;&quot;GreenBoxArrival&quot;);IF(OR([.AQ$8]&gt;=[.AQ17];[.AQ22]&gt;[.$B4]);&quot;RedBox&quot;;&quot;GreenBox&quot;));(IF([.AQ42]&gt;0;IF(MOD([.AQ$8]-[.$E4];[.$C4])=0;&quot;GreyBoxArrival&quot;;&quot;GreyBox&quot;);IF([.AQ$8]&lt;[.AQ17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4];IF(MOD([.AR$8]-[.$E4];[.$C4])=0;IF([.AR22]&gt;[.$B4];&quot;RedBoxArrival&quot;;&quot;GreenBoxArrival&quot;);IF(OR([.AR$8]&gt;=[.AR17];[.AR22]&gt;[.$B4]);&quot;RedBox&quot;;&quot;GreenBox&quot;));(IF([.AR42]&gt;0;IF(MOD([.AR$8]-[.$E4];[.$C4])=0;&quot;GreyBoxArrival&quot;;&quot;GreyBox&quot;);IF([.AR$8]&lt;[.AR17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4];IF(MOD([.AS$8]-[.$E4];[.$C4])=0;IF([.AS22]&gt;[.$B4];&quot;RedBoxArrival&quot;;&quot;GreenBoxArrival&quot;);IF(OR([.AS$8]&gt;=[.AS17];[.AS22]&gt;[.$B4]);&quot;RedBox&quot;;&quot;GreenBox&quot;));(IF([.AS42]&gt;0;IF(MOD([.AS$8]-[.$E4];[.$C4])=0;&quot;GreyBoxArrival&quot;;&quot;GreyBox&quot;);IF([.AS$8]&lt;[.AS17];&quot;BeforeDeadline&quot;;&quot;WhiteBox&quot;)))))" office:value-type="float" office:value="0">
            <text:p>0</text:p>
          </table:table-cell>
          <table:table-cell table:style-name="GreenBoxArrival" table:formula="of:=+ORG.OPENOFFICE.STYLE(IF([.AT$10]=[.$A4];IF(MOD([.AT$8]-[.$E4];[.$C4])=0;IF([.AT22]&gt;[.$B4];&quot;RedBoxArrival&quot;;&quot;GreenBoxArrival&quot;);IF(OR([.AT$8]&gt;=[.AT17];[.AT22]&gt;[.$B4]);&quot;RedBox&quot;;&quot;GreenBox&quot;));(IF([.AT42]&gt;0;IF(MOD([.AT$8]-[.$E4];[.$C4])=0;&quot;GreyBoxArrival&quot;;&quot;GreyBox&quot;);IF([.AT$8]&lt;[.AT17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4];IF(MOD([.AU$8]-[.$E4];[.$C4])=0;IF([.AU22]&gt;[.$B4];&quot;RedBoxArrival&quot;;&quot;GreenBoxArrival&quot;);IF(OR([.AU$8]&gt;=[.AU17];[.AU22]&gt;[.$B4]);&quot;RedBox&quot;;&quot;GreenBox&quot;));(IF([.AU42]&gt;0;IF(MOD([.AU$8]-[.$E4];[.$C4])=0;&quot;GreyBoxArrival&quot;;&quot;GreyBox&quot;);IF([.AU$8]&lt;[.AU17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4];IF(MOD([.AV$8]-[.$E4];[.$C4])=0;IF([.AV22]&gt;[.$B4];&quot;RedBoxArrival&quot;;&quot;GreenBoxArrival&quot;);IF(OR([.AV$8]&gt;=[.AV17];[.AV22]&gt;[.$B4]);&quot;RedBox&quot;;&quot;GreenBox&quot;));(IF([.AV42]&gt;0;IF(MOD([.AV$8]-[.$E4];[.$C4])=0;&quot;GreyBoxArrival&quot;;&quot;GreyBox&quot;);IF([.AV$8]&lt;[.AV17];&quot;BeforeDeadline&quot;;&quot;WhiteBox&quot;)))))" office:value-type="float" office:value="0">
            <text:p>0</text:p>
          </table:table-cell>
          <table:table-cell table:style-name="GreenBoxArrival" table:formula="of:=+ORG.OPENOFFICE.STYLE(IF([.AW$10]=[.$A4];IF(MOD([.AW$8]-[.$E4];[.$C4])=0;IF([.AW22]&gt;[.$B4];&quot;RedBoxArrival&quot;;&quot;GreenBoxArrival&quot;);IF(OR([.AW$8]&gt;=[.AW17];[.AW22]&gt;[.$B4]);&quot;RedBox&quot;;&quot;GreenBox&quot;));(IF([.AW42]&gt;0;IF(MOD([.AW$8]-[.$E4];[.$C4])=0;&quot;GreyBoxArrival&quot;;&quot;GreyBox&quot;);IF([.AW$8]&lt;[.AW17];&quot;BeforeDeadline&quot;;&quot;WhiteBox&quot;)))))" office:value-type="float" office:value="0">
            <text:p>0</text:p>
          </table:table-cell>
          <table:table-cell table:style-name="BeforeDeadline" table:formula="of:=+ORG.OPENOFFICE.STYLE(IF([.AX$10]=[.$A4];IF(MOD([.AX$8]-[.$E4];[.$C4])=0;IF([.AX22]&gt;[.$B4];&quot;RedBoxArrival&quot;;&quot;GreenBoxArrival&quot;);IF(OR([.AX$8]&gt;=[.AX17];[.AX22]&gt;[.$B4]);&quot;RedBox&quot;;&quot;GreenBox&quot;));(IF([.AX42]&gt;0;IF(MOD([.AX$8]-[.$E4];[.$C4])=0;&quot;GreyBoxArrival&quot;;&quot;GreyBox&quot;);IF([.AX$8]&lt;[.AX17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4];IF(MOD([.AY$8]-[.$E4];[.$C4])=0;IF([.AY22]&gt;[.$B4];&quot;RedBoxArrival&quot;;&quot;GreenBoxArrival&quot;);IF(OR([.AY$8]&gt;=[.AY17];[.AY22]&gt;[.$B4]);&quot;RedBox&quot;;&quot;GreenBox&quot;));(IF([.AY42]&gt;0;IF(MOD([.AY$8]-[.$E4];[.$C4])=0;&quot;GreyBoxArrival&quot;;&quot;GreyBox&quot;);IF([.AY$8]&lt;[.AY17];&quot;BeforeDeadline&quot;;&quot;WhiteBox&quot;)))))" office:value-type="float" office:value="0">
            <text:p>0</text:p>
          </table:table-cell>
          <table:table-cell table:style-name="GreenBoxArrival" table:formula="of:=+ORG.OPENOFFICE.STYLE(IF([.AZ$10]=[.$A4];IF(MOD([.AZ$8]-[.$E4];[.$C4])=0;IF([.AZ22]&gt;[.$B4];&quot;RedBoxArrival&quot;;&quot;GreenBoxArrival&quot;);IF(OR([.AZ$8]&gt;=[.AZ17];[.AZ22]&gt;[.$B4]);&quot;RedBox&quot;;&quot;GreenBox&quot;));(IF([.AZ42]&gt;0;IF(MOD([.AZ$8]-[.$E4];[.$C4])=0;&quot;GreyBoxArrival&quot;;&quot;GreyBox&quot;);IF([.AZ$8]&lt;[.AZ17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4];IF(MOD([.BA$8]-[.$E4];[.$C4])=0;IF([.BA22]&gt;[.$B4];&quot;RedBoxArrival&quot;;&quot;GreenBoxArrival&quot;);IF(OR([.BA$8]&gt;=[.BA17];[.BA22]&gt;[.$B4]);&quot;RedBox&quot;;&quot;GreenBox&quot;));(IF([.BA42]&gt;0;IF(MOD([.BA$8]-[.$E4];[.$C4])=0;&quot;GreyBoxArrival&quot;;&quot;GreyBox&quot;);IF([.BA$8]&lt;[.BA17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4];IF(MOD([.BB$8]-[.$E4];[.$C4])=0;IF([.BB22]&gt;[.$B4];&quot;RedBoxArrival&quot;;&quot;GreenBoxArrival&quot;);IF(OR([.BB$8]&gt;=[.BB17];[.BB22]&gt;[.$B4]);&quot;RedBox&quot;;&quot;GreenBox&quot;));(IF([.BB42]&gt;0;IF(MOD([.BB$8]-[.$E4];[.$C4])=0;&quot;GreyBoxArrival&quot;;&quot;GreyBox&quot;);IF([.BB$8]&lt;[.BB17];&quot;BeforeDeadline&quot;;&quot;WhiteBox&quot;)))))" office:value-type="float" office:value="0">
            <text:p>0</text:p>
          </table:table-cell>
          <table:table-cell table:style-name="GreenBoxArrival" table:formula="of:=+ORG.OPENOFFICE.STYLE(IF([.BC$10]=[.$A4];IF(MOD([.BC$8]-[.$E4];[.$C4])=0;IF([.BC22]&gt;[.$B4];&quot;RedBoxArrival&quot;;&quot;GreenBoxArrival&quot;);IF(OR([.BC$8]&gt;=[.BC17];[.BC22]&gt;[.$B4]);&quot;RedBox&quot;;&quot;GreenBox&quot;));(IF([.BC42]&gt;0;IF(MOD([.BC$8]-[.$E4];[.$C4])=0;&quot;GreyBoxArrival&quot;;&quot;GreyBox&quot;);IF([.BC$8]&lt;[.BC17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4];IF(MOD([.BD$8]-[.$E4];[.$C4])=0;IF([.BD22]&gt;[.$B4];&quot;RedBoxArrival&quot;;&quot;GreenBoxArrival&quot;);IF(OR([.BD$8]&gt;=[.BD17];[.BD22]&gt;[.$B4]);&quot;RedBox&quot;;&quot;GreenBox&quot;));(IF([.BD42]&gt;0;IF(MOD([.BD$8]-[.$E4];[.$C4])=0;&quot;GreyBoxArrival&quot;;&quot;GreyBox&quot;);IF([.BD$8]&lt;[.BD17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4];IF(MOD([.BE$8]-[.$E4];[.$C4])=0;IF([.BE22]&gt;[.$B4];&quot;RedBoxArrival&quot;;&quot;GreenBoxArrival&quot;);IF(OR([.BE$8]&gt;=[.BE17];[.BE22]&gt;[.$B4]);&quot;RedBox&quot;;&quot;GreenBox&quot;));(IF([.BE42]&gt;0;IF(MOD([.BE$8]-[.$E4];[.$C4])=0;&quot;GreyBoxArrival&quot;;&quot;GreyBox&quot;);IF([.BE$8]&lt;[.BE17];&quot;BeforeDeadline&quot;;&quot;WhiteBox&quot;)))))" office:value-type="float" office:value="0">
            <text:p>0</text:p>
          </table:table-cell>
          <table:table-cell table:style-name="GreenBoxArrival" table:formula="of:=+ORG.OPENOFFICE.STYLE(IF([.BF$10]=[.$A4];IF(MOD([.BF$8]-[.$E4];[.$C4])=0;IF([.BF22]&gt;[.$B4];&quot;RedBoxArrival&quot;;&quot;GreenBoxArrival&quot;);IF(OR([.BF$8]&gt;=[.BF17];[.BF22]&gt;[.$B4]);&quot;RedBox&quot;;&quot;GreenBox&quot;));(IF([.BF42]&gt;0;IF(MOD([.BF$8]-[.$E4];[.$C4])=0;&quot;GreyBoxArrival&quot;;&quot;GreyBox&quot;);IF([.BF$8]&lt;[.BF17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4];IF(MOD([.BG$8]-[.$E4];[.$C4])=0;IF([.BG22]&gt;[.$B4];&quot;RedBoxArrival&quot;;&quot;GreenBoxArrival&quot;);IF(OR([.BG$8]&gt;=[.BG17];[.BG22]&gt;[.$B4]);&quot;RedBox&quot;;&quot;GreenBox&quot;));(IF([.BG42]&gt;0;IF(MOD([.BG$8]-[.$E4];[.$C4])=0;&quot;GreyBoxArrival&quot;;&quot;GreyBox&quot;);IF([.BG$8]&lt;[.BG17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4];IF(MOD([.BH$8]-[.$E4];[.$C4])=0;IF([.BH22]&gt;[.$B4];&quot;RedBoxArrival&quot;;&quot;GreenBoxArrival&quot;);IF(OR([.BH$8]&gt;=[.BH17];[.BH22]&gt;[.$B4]);&quot;RedBox&quot;;&quot;GreenBox&quot;));(IF([.BH42]&gt;0;IF(MOD([.BH$8]-[.$E4];[.$C4])=0;&quot;GreyBoxArrival&quot;;&quot;GreyBox&quot;);IF([.BH$8]&lt;[.BH17];&quot;BeforeDeadline&quot;;&quot;WhiteBox&quot;)))))" office:value-type="float" office:value="0">
            <text:p>0</text:p>
          </table:table-cell>
          <table:table-cell table:style-name="GreenBoxArrival" table:formula="of:=+ORG.OPENOFFICE.STYLE(IF([.BI$10]=[.$A4];IF(MOD([.BI$8]-[.$E4];[.$C4])=0;IF([.BI22]&gt;[.$B4];&quot;RedBoxArrival&quot;;&quot;GreenBoxArrival&quot;);IF(OR([.BI$8]&gt;=[.BI17];[.BI22]&gt;[.$B4]);&quot;RedBox&quot;;&quot;GreenBox&quot;));(IF([.BI42]&gt;0;IF(MOD([.BI$8]-[.$E4];[.$C4])=0;&quot;GreyBoxArrival&quot;;&quot;GreyBox&quot;);IF([.BI$8]&lt;[.BI17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4];IF(MOD([.BJ$8]-[.$E4];[.$C4])=0;IF([.BJ22]&gt;[.$B4];&quot;RedBoxArrival&quot;;&quot;GreenBoxArrival&quot;);IF(OR([.BJ$8]&gt;=[.BJ17];[.BJ22]&gt;[.$B4]);&quot;RedBox&quot;;&quot;GreenBox&quot;));(IF([.BJ42]&gt;0;IF(MOD([.BJ$8]-[.$E4];[.$C4])=0;&quot;GreyBoxArrival&quot;;&quot;GreyBox&quot;);IF([.BJ$8]&lt;[.BJ17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4];IF(MOD([.BK$8]-[.$E4];[.$C4])=0;IF([.BK22]&gt;[.$B4];&quot;RedBoxArrival&quot;;&quot;GreenBoxArrival&quot;);IF(OR([.BK$8]&gt;=[.BK17];[.BK22]&gt;[.$B4]);&quot;RedBox&quot;;&quot;GreenBox&quot;));(IF([.BK42]&gt;0;IF(MOD([.BK$8]-[.$E4];[.$C4])=0;&quot;GreyBoxArrival&quot;;&quot;GreyBox&quot;);IF([.BK$8]&lt;[.BK17];&quot;BeforeDeadline&quot;;&quot;WhiteBox&quot;)))))" office:value-type="float" office:value="0">
            <text:p>0</text:p>
          </table:table-cell>
          <table:table-cell table:style-name="GreenBoxArrival" table:formula="of:=+ORG.OPENOFFICE.STYLE(IF([.BL$10]=[.$A4];IF(MOD([.BL$8]-[.$E4];[.$C4])=0;IF([.BL22]&gt;[.$B4];&quot;RedBoxArrival&quot;;&quot;GreenBoxArrival&quot;);IF(OR([.BL$8]&gt;=[.BL17];[.BL22]&gt;[.$B4]);&quot;RedBox&quot;;&quot;GreenBox&quot;));(IF([.BL42]&gt;0;IF(MOD([.BL$8]-[.$E4];[.$C4])=0;&quot;GreyBoxArrival&quot;;&quot;GreyBox&quot;);IF([.BL$8]&lt;[.BL17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4];IF(MOD([.BM$8]-[.$E4];[.$C4])=0;IF([.BM22]&gt;[.$B4];&quot;RedBoxArrival&quot;;&quot;GreenBoxArrival&quot;);IF(OR([.BM$8]&gt;=[.BM17];[.BM22]&gt;[.$B4]);&quot;RedBox&quot;;&quot;GreenBox&quot;));(IF([.BM42]&gt;0;IF(MOD([.BM$8]-[.$E4];[.$C4])=0;&quot;GreyBoxArrival&quot;;&quot;GreyBox&quot;);IF([.BM$8]&lt;[.BM17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4];IF(MOD([.BN$8]-[.$E4];[.$C4])=0;IF([.BN22]&gt;[.$B4];&quot;RedBoxArrival&quot;;&quot;GreenBoxArrival&quot;);IF(OR([.BN$8]&gt;=[.BN17];[.BN22]&gt;[.$B4]);&quot;RedBox&quot;;&quot;GreenBox&quot;));(IF([.BN42]&gt;0;IF(MOD([.BN$8]-[.$E4];[.$C4])=0;&quot;GreyBoxArrival&quot;;&quot;GreyBox&quot;);IF([.BN$8]&lt;[.BN17];&quot;BeforeDeadline&quot;;&quot;WhiteBox&quot;)))))" office:value-type="float" office:value="0">
            <text:p>0</text:p>
          </table:table-cell>
          <table:table-cell table:style-name="GreenBoxArrival" table:formula="of:=+ORG.OPENOFFICE.STYLE(IF([.BO$10]=[.$A4];IF(MOD([.BO$8]-[.$E4];[.$C4])=0;IF([.BO22]&gt;[.$B4];&quot;RedBoxArrival&quot;;&quot;GreenBoxArrival&quot;);IF(OR([.BO$8]&gt;=[.BO17];[.BO22]&gt;[.$B4]);&quot;RedBox&quot;;&quot;GreenBox&quot;));(IF([.BO42]&gt;0;IF(MOD([.BO$8]-[.$E4];[.$C4])=0;&quot;GreyBoxArrival&quot;;&quot;GreyBox&quot;);IF([.BO$8]&lt;[.BO17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4];IF(MOD([.BP$8]-[.$E4];[.$C4])=0;IF([.BP22]&gt;[.$B4];&quot;RedBoxArrival&quot;;&quot;GreenBoxArrival&quot;);IF(OR([.BP$8]&gt;=[.BP17];[.BP22]&gt;[.$B4]);&quot;RedBox&quot;;&quot;GreenBox&quot;));(IF([.BP42]&gt;0;IF(MOD([.BP$8]-[.$E4];[.$C4])=0;&quot;GreyBoxArrival&quot;;&quot;GreyBox&quot;);IF([.BP$8]&lt;[.BP17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4];IF(MOD([.BQ$8]-[.$E4];[.$C4])=0;IF([.BQ22]&gt;[.$B4];&quot;RedBoxArrival&quot;;&quot;GreenBoxArrival&quot;);IF(OR([.BQ$8]&gt;=[.BQ17];[.BQ22]&gt;[.$B4]);&quot;RedBox&quot;;&quot;GreenBox&quot;));(IF([.BQ42]&gt;0;IF(MOD([.BQ$8]-[.$E4];[.$C4])=0;&quot;GreyBoxArrival&quot;;&quot;GreyBox&quot;);IF([.BQ$8]&lt;[.BQ17];&quot;BeforeDeadline&quot;;&quot;WhiteBox&quot;)))))" office:value-type="float" office:value="0">
            <text:p>0</text:p>
          </table:table-cell>
          <table:table-cell table:style-name="GreenBoxArrival" table:formula="of:=+ORG.OPENOFFICE.STYLE(IF([.BR$10]=[.$A4];IF(MOD([.BR$8]-[.$E4];[.$C4])=0;IF([.BR22]&gt;[.$B4];&quot;RedBoxArrival&quot;;&quot;GreenBoxArrival&quot;);IF(OR([.BR$8]&gt;=[.BR17];[.BR22]&gt;[.$B4]);&quot;RedBox&quot;;&quot;GreenBox&quot;));(IF([.BR42]&gt;0;IF(MOD([.BR$8]-[.$E4];[.$C4])=0;&quot;GreyBoxArrival&quot;;&quot;GreyBox&quot;);IF([.BR$8]&lt;[.BR17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4];IF(MOD([.BS$8]-[.$E4];[.$C4])=0;IF([.BS22]&gt;[.$B4];&quot;RedBoxArrival&quot;;&quot;GreenBoxArrival&quot;);IF(OR([.BS$8]&gt;=[.BS17];[.BS22]&gt;[.$B4]);&quot;RedBox&quot;;&quot;GreenBox&quot;));(IF([.BS42]&gt;0;IF(MOD([.BS$8]-[.$E4];[.$C4])=0;&quot;GreyBoxArrival&quot;;&quot;GreyBox&quot;);IF([.BS$8]&lt;[.BS17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4];IF(MOD([.BT$8]-[.$E4];[.$C4])=0;IF([.BT22]&gt;[.$B4];&quot;RedBoxArrival&quot;;&quot;GreenBoxArrival&quot;);IF(OR([.BT$8]&gt;=[.BT17];[.BT22]&gt;[.$B4]);&quot;RedBox&quot;;&quot;GreenBox&quot;));(IF([.BT42]&gt;0;IF(MOD([.BT$8]-[.$E4];[.$C4])=0;&quot;GreyBoxArrival&quot;;&quot;GreyBox&quot;);IF([.BT$8]&lt;[.BT17];&quot;BeforeDeadline&quot;;&quot;WhiteBox&quot;)))))" office:value-type="float" office:value="0">
            <text:p>0</text:p>
          </table:table-cell>
          <table:table-cell table:style-name="GreenBoxArrival" table:formula="of:=+ORG.OPENOFFICE.STYLE(IF([.BU$10]=[.$A4];IF(MOD([.BU$8]-[.$E4];[.$C4])=0;IF([.BU22]&gt;[.$B4];&quot;RedBoxArrival&quot;;&quot;GreenBoxArrival&quot;);IF(OR([.BU$8]&gt;=[.BU17];[.BU22]&gt;[.$B4]);&quot;RedBox&quot;;&quot;GreenBox&quot;));(IF([.BU42]&gt;0;IF(MOD([.BU$8]-[.$E4];[.$C4])=0;&quot;GreyBoxArrival&quot;;&quot;GreyBox&quot;);IF([.BU$8]&lt;[.BU17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4];IF(MOD([.BV$8]-[.$E4];[.$C4])=0;IF([.BV22]&gt;[.$B4];&quot;RedBoxArrival&quot;;&quot;GreenBoxArrival&quot;);IF(OR([.BV$8]&gt;=[.BV17];[.BV22]&gt;[.$B4]);&quot;RedBox&quot;;&quot;GreenBox&quot;));(IF([.BV42]&gt;0;IF(MOD([.BV$8]-[.$E4];[.$C4])=0;&quot;GreyBoxArrival&quot;;&quot;GreyBox&quot;);IF([.BV$8]&lt;[.BV17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4];IF(MOD([.BW$8]-[.$E4];[.$C4])=0;IF([.BW22]&gt;[.$B4];&quot;RedBoxArrival&quot;;&quot;GreenBoxArrival&quot;);IF(OR([.BW$8]&gt;=[.BW17];[.BW22]&gt;[.$B4]);&quot;RedBox&quot;;&quot;GreenBox&quot;));(IF([.BW42]&gt;0;IF(MOD([.BW$8]-[.$E4];[.$C4])=0;&quot;GreyBoxArrival&quot;;&quot;GreyBox&quot;);IF([.BW$8]&lt;[.BW17];&quot;BeforeDeadline&quot;;&quot;WhiteBox&quot;)))))" office:value-type="float" office:value="0">
            <text:p>0</text:p>
          </table:table-cell>
          <table:table-cell table:style-name="GreenBoxArrival" table:formula="of:=+ORG.OPENOFFICE.STYLE(IF([.BX$10]=[.$A4];IF(MOD([.BX$8]-[.$E4];[.$C4])=0;IF([.BX22]&gt;[.$B4];&quot;RedBoxArrival&quot;;&quot;GreenBoxArrival&quot;);IF(OR([.BX$8]&gt;=[.BX17];[.BX22]&gt;[.$B4]);&quot;RedBox&quot;;&quot;GreenBox&quot;));(IF([.BX42]&gt;0;IF(MOD([.BX$8]-[.$E4];[.$C4])=0;&quot;GreyBoxArrival&quot;;&quot;GreyBox&quot;);IF([.BX$8]&lt;[.BX17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4];IF(MOD([.BY$8]-[.$E4];[.$C4])=0;IF([.BY22]&gt;[.$B4];&quot;RedBoxArrival&quot;;&quot;GreenBoxArrival&quot;);IF(OR([.BY$8]&gt;=[.BY17];[.BY22]&gt;[.$B4]);&quot;RedBox&quot;;&quot;GreenBox&quot;));(IF([.BY42]&gt;0;IF(MOD([.BY$8]-[.$E4];[.$C4])=0;&quot;GreyBoxArrival&quot;;&quot;GreyBox&quot;);IF([.BY$8]&lt;[.BY17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4];IF(MOD([.BZ$8]-[.$E4];[.$C4])=0;IF([.BZ22]&gt;[.$B4];&quot;RedBoxArrival&quot;;&quot;GreenBoxArrival&quot;);IF(OR([.BZ$8]&gt;=[.BZ17];[.BZ22]&gt;[.$B4]);&quot;RedBox&quot;;&quot;GreenBox&quot;));(IF([.BZ42]&gt;0;IF(MOD([.BZ$8]-[.$E4];[.$C4])=0;&quot;GreyBoxArrival&quot;;&quot;GreyBox&quot;);IF([.BZ$8]&lt;[.BZ17];&quot;BeforeDeadline&quot;;&quot;WhiteBox&quot;)))))" office:value-type="float" office:value="0">
            <text:p>0</text:p>
          </table:table-cell>
          <table:table-cell table:style-name="GreenBoxArrival" table:formula="of:=+ORG.OPENOFFICE.STYLE(IF([.CA$10]=[.$A4];IF(MOD([.CA$8]-[.$E4];[.$C4])=0;IF([.CA22]&gt;[.$B4];&quot;RedBoxArrival&quot;;&quot;GreenBoxArrival&quot;);IF(OR([.CA$8]&gt;=[.CA17];[.CA22]&gt;[.$B4]);&quot;RedBox&quot;;&quot;GreenBox&quot;));(IF([.CA42]&gt;0;IF(MOD([.CA$8]-[.$E4];[.$C4])=0;&quot;GreyBoxArrival&quot;;&quot;GreyBox&quot;);IF([.CA$8]&lt;[.CA17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4];IF(MOD([.CB$8]-[.$E4];[.$C4])=0;IF([.CB22]&gt;[.$B4];&quot;RedBoxArrival&quot;;&quot;GreenBoxArrival&quot;);IF(OR([.CB$8]&gt;=[.CB17];[.CB22]&gt;[.$B4]);&quot;RedBox&quot;;&quot;GreenBox&quot;));(IF([.CB42]&gt;0;IF(MOD([.CB$8]-[.$E4];[.$C4])=0;&quot;GreyBoxArrival&quot;;&quot;GreyBox&quot;);IF([.CB$8]&lt;[.CB17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4];IF(MOD([.CC$8]-[.$E4];[.$C4])=0;IF([.CC22]&gt;[.$B4];&quot;RedBoxArrival&quot;;&quot;GreenBoxArrival&quot;);IF(OR([.CC$8]&gt;=[.CC17];[.CC22]&gt;[.$B4]);&quot;RedBox&quot;;&quot;GreenBox&quot;));(IF([.CC42]&gt;0;IF(MOD([.CC$8]-[.$E4];[.$C4])=0;&quot;GreyBoxArrival&quot;;&quot;GreyBox&quot;);IF([.CC$8]&lt;[.CC17];&quot;BeforeDeadline&quot;;&quot;WhiteBox&quot;)))))" office:value-type="float" office:value="0">
            <text:p>0</text:p>
          </table:table-cell>
          <table:table-cell table:style-name="GreenBoxArrival" table:formula="of:=+ORG.OPENOFFICE.STYLE(IF([.CD$10]=[.$A4];IF(MOD([.CD$8]-[.$E4];[.$C4])=0;IF([.CD22]&gt;[.$B4];&quot;RedBoxArrival&quot;;&quot;GreenBoxArrival&quot;);IF(OR([.CD$8]&gt;=[.CD17];[.CD22]&gt;[.$B4]);&quot;RedBox&quot;;&quot;GreenBox&quot;));(IF([.CD42]&gt;0;IF(MOD([.CD$8]-[.$E4];[.$C4])=0;&quot;GreyBoxArrival&quot;;&quot;GreyBox&quot;);IF([.CD$8]&lt;[.CD17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4];IF(MOD([.CE$8]-[.$E4];[.$C4])=0;IF([.CE22]&gt;[.$B4];&quot;RedBoxArrival&quot;;&quot;GreenBoxArrival&quot;);IF(OR([.CE$8]&gt;=[.CE17];[.CE22]&gt;[.$B4]);&quot;RedBox&quot;;&quot;GreenBox&quot;));(IF([.CE42]&gt;0;IF(MOD([.CE$8]-[.$E4];[.$C4])=0;&quot;GreyBoxArrival&quot;;&quot;GreyBox&quot;);IF([.CE$8]&lt;[.CE17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4];IF(MOD([.CF$8]-[.$E4];[.$C4])=0;IF([.CF22]&gt;[.$B4];&quot;RedBoxArrival&quot;;&quot;GreenBoxArrival&quot;);IF(OR([.CF$8]&gt;=[.CF17];[.CF22]&gt;[.$B4]);&quot;RedBox&quot;;&quot;GreenBox&quot;));(IF([.CF42]&gt;0;IF(MOD([.CF$8]-[.$E4];[.$C4])=0;&quot;GreyBoxArrival&quot;;&quot;GreyBox&quot;);IF([.CF$8]&lt;[.CF17];&quot;BeforeDeadline&quot;;&quot;WhiteBox&quot;)))))" office:value-type="float" office:value="0">
            <text:p>0</text:p>
          </table:table-cell>
          <table:table-cell table:style-name="GreenBoxArrival" table:formula="of:=+ORG.OPENOFFICE.STYLE(IF([.CG$10]=[.$A4];IF(MOD([.CG$8]-[.$E4];[.$C4])=0;IF([.CG22]&gt;[.$B4];&quot;RedBoxArrival&quot;;&quot;GreenBoxArrival&quot;);IF(OR([.CG$8]&gt;=[.CG17];[.CG22]&gt;[.$B4]);&quot;RedBox&quot;;&quot;GreenBox&quot;));(IF([.CG42]&gt;0;IF(MOD([.CG$8]-[.$E4];[.$C4])=0;&quot;GreyBoxArrival&quot;;&quot;GreyBox&quot;);IF([.CG$8]&lt;[.CG17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4];IF(MOD([.CH$8]-[.$E4];[.$C4])=0;IF([.CH22]&gt;[.$B4];&quot;RedBoxArrival&quot;;&quot;GreenBoxArrival&quot;);IF(OR([.CH$8]&gt;=[.CH17];[.CH22]&gt;[.$B4]);&quot;RedBox&quot;;&quot;GreenBox&quot;));(IF([.CH42]&gt;0;IF(MOD([.CH$8]-[.$E4];[.$C4])=0;&quot;GreyBoxArrival&quot;;&quot;GreyBox&quot;);IF([.CH$8]&lt;[.CH17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4];IF(MOD([.CI$8]-[.$E4];[.$C4])=0;IF([.CI22]&gt;[.$B4];&quot;RedBoxArrival&quot;;&quot;GreenBoxArrival&quot;);IF(OR([.CI$8]&gt;=[.CI17];[.CI22]&gt;[.$B4]);&quot;RedBox&quot;;&quot;GreenBox&quot;));(IF([.CI42]&gt;0;IF(MOD([.CI$8]-[.$E4];[.$C4])=0;&quot;GreyBoxArrival&quot;;&quot;GreyBox&quot;);IF([.CI$8]&lt;[.CI17];&quot;BeforeDeadline&quot;;&quot;WhiteBox&quot;)))))" office:value-type="float" office:value="0">
            <text:p>0</text:p>
          </table:table-cell>
          <table:table-cell table:style-name="GreenBoxArrival" table:formula="of:=+ORG.OPENOFFICE.STYLE(IF([.CJ$10]=[.$A4];IF(MOD([.CJ$8]-[.$E4];[.$C4])=0;IF([.CJ22]&gt;[.$B4];&quot;RedBoxArrival&quot;;&quot;GreenBoxArrival&quot;);IF(OR([.CJ$8]&gt;=[.CJ17];[.CJ22]&gt;[.$B4]);&quot;RedBox&quot;;&quot;GreenBox&quot;));(IF([.CJ42]&gt;0;IF(MOD([.CJ$8]-[.$E4];[.$C4])=0;&quot;GreyBoxArrival&quot;;&quot;GreyBox&quot;);IF([.CJ$8]&lt;[.CJ17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4];IF(MOD([.CK$8]-[.$E4];[.$C4])=0;IF([.CK22]&gt;[.$B4];&quot;RedBoxArrival&quot;;&quot;GreenBoxArrival&quot;);IF(OR([.CK$8]&gt;=[.CK17];[.CK22]&gt;[.$B4]);&quot;RedBox&quot;;&quot;GreenBox&quot;));(IF([.CK42]&gt;0;IF(MOD([.CK$8]-[.$E4];[.$C4])=0;&quot;GreyBoxArrival&quot;;&quot;GreyBox&quot;);IF([.CK$8]&lt;[.CK17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4];IF(MOD([.CL$8]-[.$E4];[.$C4])=0;IF([.CL22]&gt;[.$B4];&quot;RedBoxArrival&quot;;&quot;GreenBoxArrival&quot;);IF(OR([.CL$8]&gt;=[.CL17];[.CL22]&gt;[.$B4]);&quot;RedBox&quot;;&quot;GreenBox&quot;));(IF([.CL42]&gt;0;IF(MOD([.CL$8]-[.$E4];[.$C4])=0;&quot;GreyBoxArrival&quot;;&quot;GreyBox&quot;);IF([.CL$8]&lt;[.CL17];&quot;BeforeDeadline&quot;;&quot;WhiteBox&quot;)))))" office:value-type="float" office:value="0">
            <text:p>0</text:p>
          </table:table-cell>
          <table:table-cell table:style-name="GreenBoxArrival" table:formula="of:=+ORG.OPENOFFICE.STYLE(IF([.CM$10]=[.$A4];IF(MOD([.CM$8]-[.$E4];[.$C4])=0;IF([.CM22]&gt;[.$B4];&quot;RedBoxArrival&quot;;&quot;GreenBoxArrival&quot;);IF(OR([.CM$8]&gt;=[.CM17];[.CM22]&gt;[.$B4]);&quot;RedBox&quot;;&quot;GreenBox&quot;));(IF([.CM42]&gt;0;IF(MOD([.CM$8]-[.$E4];[.$C4])=0;&quot;GreyBoxArrival&quot;;&quot;GreyBox&quot;);IF([.CM$8]&lt;[.CM17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4];IF(MOD([.CN$8]-[.$E4];[.$C4])=0;IF([.CN22]&gt;[.$B4];&quot;RedBoxArrival&quot;;&quot;GreenBoxArrival&quot;);IF(OR([.CN$8]&gt;=[.CN17];[.CN22]&gt;[.$B4]);&quot;RedBox&quot;;&quot;GreenBox&quot;));(IF([.CN42]&gt;0;IF(MOD([.CN$8]-[.$E4];[.$C4])=0;&quot;GreyBoxArrival&quot;;&quot;GreyBox&quot;);IF([.CN$8]&lt;[.CN17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4];IF(MOD([.CO$8]-[.$E4];[.$C4])=0;IF([.CO22]&gt;[.$B4];&quot;RedBoxArrival&quot;;&quot;GreenBoxArrival&quot;);IF(OR([.CO$8]&gt;=[.CO17];[.CO22]&gt;[.$B4]);&quot;RedBox&quot;;&quot;GreenBox&quot;));(IF([.CO42]&gt;0;IF(MOD([.CO$8]-[.$E4];[.$C4])=0;&quot;GreyBoxArrival&quot;;&quot;GreyBox&quot;);IF([.CO$8]&lt;[.CO17];&quot;BeforeDeadline&quot;;&quot;WhiteBox&quot;)))))" office:value-type="float" office:value="0">
            <text:p>0</text:p>
          </table:table-cell>
          <table:table-cell table:style-name="GreenBoxArrival" table:formula="of:=+ORG.OPENOFFICE.STYLE(IF([.CP$10]=[.$A4];IF(MOD([.CP$8]-[.$E4];[.$C4])=0;IF([.CP22]&gt;[.$B4];&quot;RedBoxArrival&quot;;&quot;GreenBoxArrival&quot;);IF(OR([.CP$8]&gt;=[.CP17];[.CP22]&gt;[.$B4]);&quot;RedBox&quot;;&quot;GreenBox&quot;));(IF([.CP42]&gt;0;IF(MOD([.CP$8]-[.$E4];[.$C4])=0;&quot;GreyBoxArrival&quot;;&quot;GreyBox&quot;);IF([.CP$8]&lt;[.CP17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4];IF(MOD([.CQ$8]-[.$E4];[.$C4])=0;IF([.CQ22]&gt;[.$B4];&quot;RedBoxArrival&quot;;&quot;GreenBoxArrival&quot;);IF(OR([.CQ$8]&gt;=[.CQ17];[.CQ22]&gt;[.$B4]);&quot;RedBox&quot;;&quot;GreenBox&quot;));(IF([.CQ42]&gt;0;IF(MOD([.CQ$8]-[.$E4];[.$C4])=0;&quot;GreyBoxArrival&quot;;&quot;GreyBox&quot;);IF([.CQ$8]&lt;[.CQ17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4];IF(MOD([.CR$8]-[.$E4];[.$C4])=0;IF([.CR22]&gt;[.$B4];&quot;RedBoxArrival&quot;;&quot;GreenBoxArrival&quot;);IF(OR([.CR$8]&gt;=[.CR17];[.CR22]&gt;[.$B4]);&quot;RedBox&quot;;&quot;GreenBox&quot;));(IF([.CR42]&gt;0;IF(MOD([.CR$8]-[.$E4];[.$C4])=0;&quot;GreyBoxArrival&quot;;&quot;GreyBox&quot;);IF([.CR$8]&lt;[.CR17];&quot;BeforeDeadline&quot;;&quot;WhiteBox&quot;)))))" office:value-type="float" office:value="0">
            <text:p>0</text:p>
          </table:table-cell>
          <table:table-cell table:style-name="GreenBoxArrival" table:formula="of:=+ORG.OPENOFFICE.STYLE(IF([.CS$10]=[.$A4];IF(MOD([.CS$8]-[.$E4];[.$C4])=0;IF([.CS22]&gt;[.$B4];&quot;RedBoxArrival&quot;;&quot;GreenBoxArrival&quot;);IF(OR([.CS$8]&gt;=[.CS17];[.CS22]&gt;[.$B4]);&quot;RedBox&quot;;&quot;GreenBox&quot;));(IF([.CS42]&gt;0;IF(MOD([.CS$8]-[.$E4];[.$C4])=0;&quot;GreyBoxArrival&quot;;&quot;GreyBox&quot;);IF([.CS$8]&lt;[.CS17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4];IF(MOD([.CT$8]-[.$E4];[.$C4])=0;IF([.CT22]&gt;[.$B4];&quot;RedBoxArrival&quot;;&quot;GreenBoxArrival&quot;);IF(OR([.CT$8]&gt;=[.CT17];[.CT22]&gt;[.$B4]);&quot;RedBox&quot;;&quot;GreenBox&quot;));(IF([.CT42]&gt;0;IF(MOD([.CT$8]-[.$E4];[.$C4])=0;&quot;GreyBoxArrival&quot;;&quot;GreyBox&quot;);IF([.CT$8]&lt;[.CT17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4];IF(MOD([.CU$8]-[.$E4];[.$C4])=0;IF([.CU22]&gt;[.$B4];&quot;RedBoxArrival&quot;;&quot;GreenBoxArrival&quot;);IF(OR([.CU$8]&gt;=[.CU17];[.CU22]&gt;[.$B4]);&quot;RedBox&quot;;&quot;GreenBox&quot;));(IF([.CU42]&gt;0;IF(MOD([.CU$8]-[.$E4];[.$C4])=0;&quot;GreyBoxArrival&quot;;&quot;GreyBox&quot;);IF([.CU$8]&lt;[.CU17];&quot;BeforeDeadline&quot;;&quot;WhiteBox&quot;)))))" office:value-type="float" office:value="0">
            <text:p>0</text:p>
          </table:table-cell>
          <table:table-cell table:style-name="GreenBoxArrival" table:formula="of:=+ORG.OPENOFFICE.STYLE(IF([.CV$10]=[.$A4];IF(MOD([.CV$8]-[.$E4];[.$C4])=0;IF([.CV22]&gt;[.$B4];&quot;RedBoxArrival&quot;;&quot;GreenBoxArrival&quot;);IF(OR([.CV$8]&gt;=[.CV17];[.CV22]&gt;[.$B4]);&quot;RedBox&quot;;&quot;GreenBox&quot;));(IF([.CV42]&gt;0;IF(MOD([.CV$8]-[.$E4];[.$C4])=0;&quot;GreyBoxArrival&quot;;&quot;GreyBox&quot;);IF([.CV$8]&lt;[.CV17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4];IF(MOD([.CW$8]-[.$E4];[.$C4])=0;IF([.CW22]&gt;[.$B4];&quot;RedBoxArrival&quot;;&quot;GreenBoxArrival&quot;);IF(OR([.CW$8]&gt;=[.CW17];[.CW22]&gt;[.$B4]);&quot;RedBox&quot;;&quot;GreenBox&quot;));(IF([.CW42]&gt;0;IF(MOD([.CW$8]-[.$E4];[.$C4])=0;&quot;GreyBoxArrival&quot;;&quot;GreyBox&quot;);IF([.CW$8]&lt;[.CW17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4];IF(MOD([.CX$8]-[.$E4];[.$C4])=0;IF([.CX22]&gt;[.$B4];&quot;RedBoxArrival&quot;;&quot;GreenBoxArrival&quot;);IF(OR([.CX$8]&gt;=[.CX17];[.CX22]&gt;[.$B4]);&quot;RedBox&quot;;&quot;GreenBox&quot;));(IF([.CX42]&gt;0;IF(MOD([.CX$8]-[.$E4];[.$C4])=0;&quot;GreyBoxArrival&quot;;&quot;GreyBox&quot;);IF([.CX$8]&lt;[.CX17];&quot;BeforeDeadline&quot;;&quot;WhiteBox&quot;)))))" office:value-type="float" office:value="0">
            <text:p>0</text:p>
          </table:table-cell>
          <table:table-cell table:style-name="GreenBoxArrival" table:formula="of:=+ORG.OPENOFFICE.STYLE(IF([.CY$10]=[.$A4];IF(MOD([.CY$8]-[.$E4];[.$C4])=0;IF([.CY22]&gt;[.$B4];&quot;RedBoxArrival&quot;;&quot;GreenBoxArrival&quot;);IF(OR([.CY$8]&gt;=[.CY17];[.CY22]&gt;[.$B4]);&quot;RedBox&quot;;&quot;GreenBox&quot;));(IF([.CY42]&gt;0;IF(MOD([.CY$8]-[.$E4];[.$C4])=0;&quot;GreyBoxArrival&quot;;&quot;GreyBox&quot;);IF([.CY$8]&lt;[.CY17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4];IF(MOD([.CZ$8]-[.$E4];[.$C4])=0;IF([.CZ22]&gt;[.$B4];&quot;RedBoxArrival&quot;;&quot;GreenBoxArrival&quot;);IF(OR([.CZ$8]&gt;=[.CZ17];[.CZ22]&gt;[.$B4]);&quot;RedBox&quot;;&quot;GreenBox&quot;));(IF([.CZ42]&gt;0;IF(MOD([.CZ$8]-[.$E4];[.$C4])=0;&quot;GreyBoxArrival&quot;;&quot;GreyBox&quot;);IF([.CZ$8]&lt;[.CZ17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4];IF(MOD([.DA$8]-[.$E4];[.$C4])=0;IF([.DA22]&gt;[.$B4];&quot;RedBoxArrival&quot;;&quot;GreenBoxArrival&quot;);IF(OR([.DA$8]&gt;=[.DA17];[.DA22]&gt;[.$B4]);&quot;RedBox&quot;;&quot;GreenBox&quot;));(IF([.DA42]&gt;0;IF(MOD([.DA$8]-[.$E4];[.$C4])=0;&quot;GreyBoxArrival&quot;;&quot;GreyBox&quot;);IF([.DA$8]&lt;[.DA17];&quot;BeforeDeadline&quot;;&quot;WhiteBox&quot;)))))" office:value-type="float" office:value="0">
            <text:p>0</text:p>
          </table:table-cell>
          <table:table-cell table:style-name="GreenBoxArrival" table:formula="of:=+ORG.OPENOFFICE.STYLE(IF([.DB$10]=[.$A4];IF(MOD([.DB$8]-[.$E4];[.$C4])=0;IF([.DB22]&gt;[.$B4];&quot;RedBoxArrival&quot;;&quot;GreenBoxArrival&quot;);IF(OR([.DB$8]&gt;=[.DB17];[.DB22]&gt;[.$B4]);&quot;RedBox&quot;;&quot;GreenBox&quot;));(IF([.DB42]&gt;0;IF(MOD([.DB$8]-[.$E4];[.$C4])=0;&quot;GreyBoxArrival&quot;;&quot;GreyBox&quot;);IF([.DB$8]&lt;[.DB17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4];IF(MOD([.DC$8]-[.$E4];[.$C4])=0;IF([.DC22]&gt;[.$B4];&quot;RedBoxArrival&quot;;&quot;GreenBoxArrival&quot;);IF(OR([.DC$8]&gt;=[.DC17];[.DC22]&gt;[.$B4]);&quot;RedBox&quot;;&quot;GreenBox&quot;));(IF([.DC42]&gt;0;IF(MOD([.DC$8]-[.$E4];[.$C4])=0;&quot;GreyBoxArrival&quot;;&quot;GreyBox&quot;);IF([.DC$8]&lt;[.DC17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4];IF(MOD([.DD$8]-[.$E4];[.$C4])=0;IF([.DD22]&gt;[.$B4];&quot;RedBoxArrival&quot;;&quot;GreenBoxArrival&quot;);IF(OR([.DD$8]&gt;=[.DD17];[.DD22]&gt;[.$B4]);&quot;RedBox&quot;;&quot;GreenBox&quot;));(IF([.DD42]&gt;0;IF(MOD([.DD$8]-[.$E4];[.$C4])=0;&quot;GreyBoxArrival&quot;;&quot;GreyBox&quot;);IF([.DD$8]&lt;[.DD17];&quot;BeforeDeadline&quot;;&quot;WhiteBox&quot;)))))" office:value-type="float" office:value="0">
            <text:p>0</text:p>
          </table:table-cell>
          <table:table-cell table:style-name="GreenBoxArrival" table:formula="of:=+ORG.OPENOFFICE.STYLE(IF([.DE$10]=[.$A4];IF(MOD([.DE$8]-[.$E4];[.$C4])=0;IF([.DE22]&gt;[.$B4];&quot;RedBoxArrival&quot;;&quot;GreenBoxArrival&quot;);IF(OR([.DE$8]&gt;=[.DE17];[.DE22]&gt;[.$B4]);&quot;RedBox&quot;;&quot;GreenBox&quot;));(IF([.DE42]&gt;0;IF(MOD([.DE$8]-[.$E4];[.$C4])=0;&quot;GreyBoxArrival&quot;;&quot;GreyBox&quot;);IF([.DE$8]&lt;[.DE17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4];IF(MOD([.DF$8]-[.$E4];[.$C4])=0;IF([.DF22]&gt;[.$B4];&quot;RedBoxArrival&quot;;&quot;GreenBoxArrival&quot;);IF(OR([.DF$8]&gt;=[.DF17];[.DF22]&gt;[.$B4]);&quot;RedBox&quot;;&quot;GreenBox&quot;));(IF([.DF42]&gt;0;IF(MOD([.DF$8]-[.$E4];[.$C4])=0;&quot;GreyBoxArrival&quot;;&quot;GreyBox&quot;);IF([.DF$8]&lt;[.DF17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4];IF(MOD([.DG$8]-[.$E4];[.$C4])=0;IF([.DG22]&gt;[.$B4];&quot;RedBoxArrival&quot;;&quot;GreenBoxArrival&quot;);IF(OR([.DG$8]&gt;=[.DG17];[.DG22]&gt;[.$B4]);&quot;RedBox&quot;;&quot;GreenBox&quot;));(IF([.DG42]&gt;0;IF(MOD([.DG$8]-[.$E4];[.$C4])=0;&quot;GreyBoxArrival&quot;;&quot;GreyBox&quot;);IF([.DG$8]&lt;[.DG17];&quot;BeforeDeadline&quot;;&quot;WhiteBox&quot;)))))" office:value-type="float" office:value="0">
            <text:p>0</text:p>
          </table:table-cell>
          <table:table-cell table:style-name="GreenBoxArrival" table:formula="of:=+ORG.OPENOFFICE.STYLE(IF([.DH$10]=[.$A4];IF(MOD([.DH$8]-[.$E4];[.$C4])=0;IF([.DH22]&gt;[.$B4];&quot;RedBoxArrival&quot;;&quot;GreenBoxArrival&quot;);IF(OR([.DH$8]&gt;=[.DH17];[.DH22]&gt;[.$B4]);&quot;RedBox&quot;;&quot;GreenBox&quot;));(IF([.DH42]&gt;0;IF(MOD([.DH$8]-[.$E4];[.$C4])=0;&quot;GreyBoxArrival&quot;;&quot;GreyBox&quot;);IF([.DH$8]&lt;[.DH17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4];IF(MOD([.DI$8]-[.$E4];[.$C4])=0;IF([.DI22]&gt;[.$B4];&quot;RedBoxArrival&quot;;&quot;GreenBoxArrival&quot;);IF(OR([.DI$8]&gt;=[.DI17];[.DI22]&gt;[.$B4]);&quot;RedBox&quot;;&quot;GreenBox&quot;));(IF([.DI42]&gt;0;IF(MOD([.DI$8]-[.$E4];[.$C4])=0;&quot;GreyBoxArrival&quot;;&quot;GreyBox&quot;);IF([.DI$8]&lt;[.DI17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4];IF(MOD([.DJ$8]-[.$E4];[.$C4])=0;IF([.DJ22]&gt;[.$B4];&quot;RedBoxArrival&quot;;&quot;GreenBoxArrival&quot;);IF(OR([.DJ$8]&gt;=[.DJ17];[.DJ22]&gt;[.$B4]);&quot;RedBox&quot;;&quot;GreenBox&quot;));(IF([.DJ42]&gt;0;IF(MOD([.DJ$8]-[.$E4];[.$C4])=0;&quot;GreyBoxArrival&quot;;&quot;GreyBox&quot;);IF([.DJ$8]&lt;[.DJ17];&quot;BeforeDeadline&quot;;&quot;WhiteBox&quot;)))))" office:value-type="float" office:value="0">
            <text:p>0</text:p>
          </table:table-cell>
          <table:table-cell table:style-name="GreenBoxArrival" table:formula="of:=+ORG.OPENOFFICE.STYLE(IF([.DK$10]=[.$A4];IF(MOD([.DK$8]-[.$E4];[.$C4])=0;IF([.DK22]&gt;[.$B4];&quot;RedBoxArrival&quot;;&quot;GreenBoxArrival&quot;);IF(OR([.DK$8]&gt;=[.DK17];[.DK22]&gt;[.$B4]);&quot;RedBox&quot;;&quot;GreenBox&quot;));(IF([.DK42]&gt;0;IF(MOD([.DK$8]-[.$E4];[.$C4])=0;&quot;GreyBoxArrival&quot;;&quot;GreyBox&quot;);IF([.DK$8]&lt;[.DK17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4];IF(MOD([.DL$8]-[.$E4];[.$C4])=0;IF([.DL22]&gt;[.$B4];&quot;RedBoxArrival&quot;;&quot;GreenBoxArrival&quot;);IF(OR([.DL$8]&gt;=[.DL17];[.DL22]&gt;[.$B4]);&quot;RedBox&quot;;&quot;GreenBox&quot;));(IF([.DL42]&gt;0;IF(MOD([.DL$8]-[.$E4];[.$C4])=0;&quot;GreyBoxArrival&quot;;&quot;GreyBox&quot;);IF([.DL$8]&lt;[.DL17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4];IF(MOD([.DM$8]-[.$E4];[.$C4])=0;IF([.DM22]&gt;[.$B4];&quot;RedBoxArrival&quot;;&quot;GreenBoxArrival&quot;);IF(OR([.DM$8]&gt;=[.DM17];[.DM22]&gt;[.$B4]);&quot;RedBox&quot;;&quot;GreenBox&quot;));(IF([.DM42]&gt;0;IF(MOD([.DM$8]-[.$E4];[.$C4])=0;&quot;GreyBoxArrival&quot;;&quot;GreyBox&quot;);IF([.DM$8]&lt;[.DM17];&quot;BeforeDeadline&quot;;&quot;WhiteBox&quot;)))))" office:value-type="float" office:value="0">
            <text:p>0</text:p>
          </table:table-cell>
          <table:table-cell table:style-name="GreenBoxArrival" table:formula="of:=+ORG.OPENOFFICE.STYLE(IF([.DN$10]=[.$A4];IF(MOD([.DN$8]-[.$E4];[.$C4])=0;IF([.DN22]&gt;[.$B4];&quot;RedBoxArrival&quot;;&quot;GreenBoxArrival&quot;);IF(OR([.DN$8]&gt;=[.DN17];[.DN22]&gt;[.$B4]);&quot;RedBox&quot;;&quot;GreenBox&quot;));(IF([.DN42]&gt;0;IF(MOD([.DN$8]-[.$E4];[.$C4])=0;&quot;GreyBoxArrival&quot;;&quot;GreyBox&quot;);IF([.DN$8]&lt;[.DN17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4];IF(MOD([.DO$8]-[.$E4];[.$C4])=0;IF([.DO22]&gt;[.$B4];&quot;RedBoxArrival&quot;;&quot;GreenBoxArrival&quot;);IF(OR([.DO$8]&gt;=[.DO17];[.DO22]&gt;[.$B4]);&quot;RedBox&quot;;&quot;GreenBox&quot;));(IF([.DO42]&gt;0;IF(MOD([.DO$8]-[.$E4];[.$C4])=0;&quot;GreyBoxArrival&quot;;&quot;GreyBox&quot;);IF([.DO$8]&lt;[.DO17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4];IF(MOD([.DP$8]-[.$E4];[.$C4])=0;IF([.DP22]&gt;[.$B4];&quot;RedBoxArrival&quot;;&quot;GreenBoxArrival&quot;);IF(OR([.DP$8]&gt;=[.DP17];[.DP22]&gt;[.$B4]);&quot;RedBox&quot;;&quot;GreenBox&quot;));(IF([.DP42]&gt;0;IF(MOD([.DP$8]-[.$E4];[.$C4])=0;&quot;GreyBoxArrival&quot;;&quot;GreyBox&quot;);IF([.DP$8]&lt;[.DP17];&quot;BeforeDeadline&quot;;&quot;WhiteBox&quot;)))))" office:value-type="float" office:value="0">
            <text:p>0</text:p>
          </table:table-cell>
          <table:table-cell table:style-name="GreenBoxArrival" table:formula="of:=+ORG.OPENOFFICE.STYLE(IF([.DQ$10]=[.$A4];IF(MOD([.DQ$8]-[.$E4];[.$C4])=0;IF([.DQ22]&gt;[.$B4];&quot;RedBoxArrival&quot;;&quot;GreenBoxArrival&quot;);IF(OR([.DQ$8]&gt;=[.DQ17];[.DQ22]&gt;[.$B4]);&quot;RedBox&quot;;&quot;GreenBox&quot;));(IF([.DQ42]&gt;0;IF(MOD([.DQ$8]-[.$E4];[.$C4])=0;&quot;GreyBoxArrival&quot;;&quot;GreyBox&quot;);IF([.DQ$8]&lt;[.DQ17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4];IF(MOD([.DR$8]-[.$E4];[.$C4])=0;IF([.DR22]&gt;[.$B4];&quot;RedBoxArrival&quot;;&quot;GreenBoxArrival&quot;);IF(OR([.DR$8]&gt;=[.DR17];[.DR22]&gt;[.$B4]);&quot;RedBox&quot;;&quot;GreenBox&quot;));(IF([.DR42]&gt;0;IF(MOD([.DR$8]-[.$E4];[.$C4])=0;&quot;GreyBoxArrival&quot;;&quot;GreyBox&quot;);IF([.DR$8]&lt;[.DR17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4];IF(MOD([.DS$8]-[.$E4];[.$C4])=0;IF([.DS22]&gt;[.$B4];&quot;RedBoxArrival&quot;;&quot;GreenBoxArrival&quot;);IF(OR([.DS$8]&gt;=[.DS17];[.DS22]&gt;[.$B4]);&quot;RedBox&quot;;&quot;GreenBox&quot;));(IF([.DS42]&gt;0;IF(MOD([.DS$8]-[.$E4];[.$C4])=0;&quot;GreyBoxArrival&quot;;&quot;GreyBox&quot;);IF([.DS$8]&lt;[.DS17];&quot;BeforeDeadline&quot;;&quot;WhiteBox&quot;)))))" office:value-type="float" office:value="0">
            <text:p>0</text:p>
          </table:table-cell>
          <table:table-cell table:style-name="GreenBoxArrival" table:formula="of:=+ORG.OPENOFFICE.STYLE(IF([.DT$10]=[.$A4];IF(MOD([.DT$8]-[.$E4];[.$C4])=0;IF([.DT22]&gt;[.$B4];&quot;RedBoxArrival&quot;;&quot;GreenBoxArrival&quot;);IF(OR([.DT$8]&gt;=[.DT17];[.DT22]&gt;[.$B4]);&quot;RedBox&quot;;&quot;GreenBox&quot;));(IF([.DT42]&gt;0;IF(MOD([.DT$8]-[.$E4];[.$C4])=0;&quot;GreyBoxArrival&quot;;&quot;GreyBox&quot;);IF([.DT$8]&lt;[.DT17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4];IF(MOD([.DU$8]-[.$E4];[.$C4])=0;IF([.DU22]&gt;[.$B4];&quot;RedBoxArrival&quot;;&quot;GreenBoxArrival&quot;);IF(OR([.DU$8]&gt;=[.DU17];[.DU22]&gt;[.$B4]);&quot;RedBox&quot;;&quot;GreenBox&quot;));(IF([.DU42]&gt;0;IF(MOD([.DU$8]-[.$E4];[.$C4])=0;&quot;GreyBoxArrival&quot;;&quot;GreyBox&quot;);IF([.DU$8]&lt;[.DU17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4];IF(MOD([.DV$8]-[.$E4];[.$C4])=0;IF([.DV22]&gt;[.$B4];&quot;RedBoxArrival&quot;;&quot;GreenBoxArrival&quot;);IF(OR([.DV$8]&gt;=[.DV17];[.DV22]&gt;[.$B4]);&quot;RedBox&quot;;&quot;GreenBox&quot;));(IF([.DV42]&gt;0;IF(MOD([.DV$8]-[.$E4];[.$C4])=0;&quot;GreyBoxArrival&quot;;&quot;GreyBox&quot;);IF([.DV$8]&lt;[.DV17];&quot;BeforeDeadline&quot;;&quot;WhiteBox&quot;)))))" office:value-type="float" office:value="0">
            <text:p>0</text:p>
          </table:table-cell>
          <table:table-cell table:style-name="GreenBoxArrival" table:formula="of:=+ORG.OPENOFFICE.STYLE(IF([.DW$10]=[.$A4];IF(MOD([.DW$8]-[.$E4];[.$C4])=0;IF([.DW22]&gt;[.$B4];&quot;RedBoxArrival&quot;;&quot;GreenBoxArrival&quot;);IF(OR([.DW$8]&gt;=[.DW17];[.DW22]&gt;[.$B4]);&quot;RedBox&quot;;&quot;GreenBox&quot;));(IF([.DW42]&gt;0;IF(MOD([.DW$8]-[.$E4];[.$C4])=0;&quot;GreyBoxArrival&quot;;&quot;GreyBox&quot;);IF([.DW$8]&lt;[.DW17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4];IF(MOD([.DX$8]-[.$E4];[.$C4])=0;IF([.DX22]&gt;[.$B4];&quot;RedBoxArrival&quot;;&quot;GreenBoxArrival&quot;);IF(OR([.DX$8]&gt;=[.DX17];[.DX22]&gt;[.$B4]);&quot;RedBox&quot;;&quot;GreenBox&quot;));(IF([.DX42]&gt;0;IF(MOD([.DX$8]-[.$E4];[.$C4])=0;&quot;GreyBoxArrival&quot;;&quot;GreyBox&quot;);IF([.DX$8]&lt;[.DX17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4];IF(MOD([.DY$8]-[.$E4];[.$C4])=0;IF([.DY22]&gt;[.$B4];&quot;RedBoxArrival&quot;;&quot;GreenBoxArrival&quot;);IF(OR([.DY$8]&gt;=[.DY17];[.DY22]&gt;[.$B4]);&quot;RedBox&quot;;&quot;GreenBox&quot;));(IF([.DY42]&gt;0;IF(MOD([.DY$8]-[.$E4];[.$C4])=0;&quot;GreyBoxArrival&quot;;&quot;GreyBox&quot;);IF([.DY$8]&lt;[.DY17];&quot;BeforeDeadline&quot;;&quot;WhiteBox&quot;)))))" office:value-type="float" office:value="0">
            <text:p>0</text:p>
          </table:table-cell>
          <table:table-cell table:style-name="GreenBoxArrival" table:formula="of:=+ORG.OPENOFFICE.STYLE(IF([.DZ$10]=[.$A4];IF(MOD([.DZ$8]-[.$E4];[.$C4])=0;IF([.DZ22]&gt;[.$B4];&quot;RedBoxArrival&quot;;&quot;GreenBoxArrival&quot;);IF(OR([.DZ$8]&gt;=[.DZ17];[.DZ22]&gt;[.$B4]);&quot;RedBox&quot;;&quot;GreenBox&quot;));(IF([.DZ42]&gt;0;IF(MOD([.DZ$8]-[.$E4];[.$C4])=0;&quot;GreyBoxArrival&quot;;&quot;GreyBox&quot;);IF([.DZ$8]&lt;[.DZ17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4];IF(MOD([.EA$8]-[.$E4];[.$C4])=0;IF([.EA22]&gt;[.$B4];&quot;RedBoxArrival&quot;;&quot;GreenBoxArrival&quot;);IF(OR([.EA$8]&gt;=[.EA17];[.EA22]&gt;[.$B4]);&quot;RedBox&quot;;&quot;GreenBox&quot;));(IF([.EA42]&gt;0;IF(MOD([.EA$8]-[.$E4];[.$C4])=0;&quot;GreyBoxArrival&quot;;&quot;GreyBox&quot;);IF([.EA$8]&lt;[.EA17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4];IF(MOD([.EB$8]-[.$E4];[.$C4])=0;IF([.EB22]&gt;[.$B4];&quot;RedBoxArrival&quot;;&quot;GreenBoxArrival&quot;);IF(OR([.EB$8]&gt;=[.EB17];[.EB22]&gt;[.$B4]);&quot;RedBox&quot;;&quot;GreenBox&quot;));(IF([.EB42]&gt;0;IF(MOD([.EB$8]-[.$E4];[.$C4])=0;&quot;GreyBoxArrival&quot;;&quot;GreyBox&quot;);IF([.EB$8]&lt;[.EB17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formula="of:=[.B5]/[.C5]" office:value-type="float" office:value="0.333333333333333">
            <text:p>0.33</text:p>
          </table:table-cell>
          <table:table-cell table:number-columns-repeated="2"/>
          <table:table-cell table:style-name="GreyBoxArrival" table:formula="of:=+ORG.OPENOFFICE.STYLE(IF([.J$10]=[.$A5];IF(MOD([.J$8]-[.$E5];[.$C5])=0;IF([.J23]&gt;[.$B5];&quot;RedBoxArrival&quot;;&quot;GreenBoxArrival&quot;);IF(OR([.J$8]&gt;=[.J18];[.J23]&gt;[.$B5]);&quot;RedBox&quot;;&quot;GreenBox&quot;));(IF([.J43]&gt;0;IF(MOD([.J$8]-[.$E5];[.$C5])=0;&quot;GreyBoxArrival&quot;;&quot;GreyBox&quot;);IF([.J$8]&lt;[.J18];&quot;BeforeDeadline&quot;;&quot;WhiteBox&quot;)))))" office:value-type="float" office:value="0">
            <text:p>0</text:p>
          </table:table-cell>
          <table:table-cell table:style-name="GreenBox" table:formula="of:=+ORG.OPENOFFICE.STYLE(IF([.K$10]=[.$A5];IF(MOD([.K$8]-[.$E5];[.$C5])=0;IF([.K23]&gt;[.$B5];&quot;RedBoxArrival&quot;;&quot;GreenBoxArrival&quot;);IF(OR([.K$8]&gt;=[.K18];[.K23]&gt;[.$B5]);&quot;RedBox&quot;;&quot;GreenBox&quot;));(IF([.K43]&gt;0;IF(MOD([.K$8]-[.$E5];[.$C5])=0;&quot;GreyBoxArrival&quot;;&quot;GreyBox&quot;);IF([.K$8]&lt;[.K18];&quot;BeforeDeadline&quot;;&quot;WhiteBox&quot;)))))" office:value-type="float" office:value="0">
            <text:p>0</text:p>
          </table:table-cell>
          <table:table-cell table:style-name="GreenBox" table:formula="of:=+ORG.OPENOFFICE.STYLE(IF([.L$10]=[.$A5];IF(MOD([.L$8]-[.$E5];[.$C5])=0;IF([.L23]&gt;[.$B5];&quot;RedBoxArrival&quot;;&quot;GreenBoxArrival&quot;);IF(OR([.L$8]&gt;=[.L18];[.L23]&gt;[.$B5]);&quot;RedBox&quot;;&quot;GreenBox&quot;));(IF([.L43]&gt;0;IF(MOD([.L$8]-[.$E5];[.$C5])=0;&quot;GreyBoxArrival&quot;;&quot;GreyBox&quot;);IF([.L$8]&lt;[.L18];&quot;BeforeDeadline&quot;;&quot;WhiteBox&quot;)))))" office:value-type="float" office:value="0">
            <text:p>0</text:p>
          </table:table-cell>
          <table:table-cell table:style-name="GreyBox" table:formula="of:=+ORG.OPENOFFICE.STYLE(IF([.M$10]=[.$A5];IF(MOD([.M$8]-[.$E5];[.$C5])=0;IF([.M23]&gt;[.$B5];&quot;RedBoxArrival&quot;;&quot;GreenBoxArrival&quot;);IF(OR([.M$8]&gt;=[.M18];[.M23]&gt;[.$B5]);&quot;RedBox&quot;;&quot;GreenBox&quot;));(IF([.M43]&gt;0;IF(MOD([.M$8]-[.$E5];[.$C5])=0;&quot;GreyBoxArrival&quot;;&quot;GreyBox&quot;);IF([.M$8]&lt;[.M18];&quot;BeforeDeadline&quot;;&quot;WhiteBox&quot;)))))" office:value-type="float" office:value="0">
            <text:p>0</text:p>
          </table:table-cell>
          <table:table-cell table:style-name="GreenBox" table:formula="of:=+ORG.OPENOFFICE.STYLE(IF([.N$10]=[.$A5];IF(MOD([.N$8]-[.$E5];[.$C5])=0;IF([.N23]&gt;[.$B5];&quot;RedBoxArrival&quot;;&quot;GreenBoxArrival&quot;);IF(OR([.N$8]&gt;=[.N18];[.N23]&gt;[.$B5]);&quot;RedBox&quot;;&quot;GreenBox&quot;));(IF([.N43]&gt;0;IF(MOD([.N$8]-[.$E5];[.$C5])=0;&quot;GreyBoxArrival&quot;;&quot;GreyBox&quot;);IF([.N$8]&lt;[.N18];&quot;BeforeDeadline&quot;;&quot;WhiteBox&quot;)))))" office:value-type="float" office:value="0">
            <text:p>0</text:p>
          </table:table-cell>
          <table:table-cell table:style-name="BeforeDeadline" table:formula="of:=+ORG.OPENOFFICE.STYLE(IF([.O$10]=[.$A5];IF(MOD([.O$8]-[.$E5];[.$C5])=0;IF([.O23]&gt;[.$B5];&quot;RedBoxArrival&quot;;&quot;GreenBoxArrival&quot;);IF(OR([.O$8]&gt;=[.O18];[.O23]&gt;[.$B5]);&quot;RedBox&quot;;&quot;GreenBox&quot;));(IF([.O43]&gt;0;IF(MOD([.O$8]-[.$E5];[.$C5])=0;&quot;GreyBoxArrival&quot;;&quot;GreyBox&quot;);IF([.O$8]&lt;[.O18];&quot;BeforeDeadline&quot;;&quot;WhiteBox&quot;)))))" office:value-type="float" office:value="0">
            <text:p>0</text:p>
          </table:table-cell>
          <table:table-cell table:style-name="BeforeDeadline" table:formula="of:=+ORG.OPENOFFICE.STYLE(IF([.P$10]=[.$A5];IF(MOD([.P$8]-[.$E5];[.$C5])=0;IF([.P23]&gt;[.$B5];&quot;RedBoxArrival&quot;;&quot;GreenBoxArrival&quot;);IF(OR([.P$8]&gt;=[.P18];[.P23]&gt;[.$B5]);&quot;RedBox&quot;;&quot;GreenBox&quot;));(IF([.P43]&gt;0;IF(MOD([.P$8]-[.$E5];[.$C5])=0;&quot;GreyBoxArrival&quot;;&quot;GreyBox&quot;);IF([.P$8]&lt;[.P18];&quot;BeforeDeadline&quot;;&quot;WhiteBox&quot;)))))" office:value-type="float" office:value="0">
            <text:p>0</text:p>
          </table:table-cell>
          <table:table-cell table:style-name="WhiteBox" table:formula="of:=+ORG.OPENOFFICE.STYLE(IF([.Q$10]=[.$A5];IF(MOD([.Q$8]-[.$E5];[.$C5])=0;IF([.Q23]&gt;[.$B5];&quot;RedBoxArrival&quot;;&quot;GreenBoxArrival&quot;);IF(OR([.Q$8]&gt;=[.Q18];[.Q23]&gt;[.$B5]);&quot;RedBox&quot;;&quot;GreenBox&quot;));(IF([.Q43]&gt;0;IF(MOD([.Q$8]-[.$E5];[.$C5])=0;&quot;GreyBoxArrival&quot;;&quot;GreyBox&quot;);IF([.Q$8]&lt;[.Q18];&quot;BeforeDeadline&quot;;&quot;WhiteBox&quot;)))))" office:value-type="float" office:value="0">
            <text:p>0</text:p>
          </table:table-cell>
          <table:table-cell table:style-name="WhiteBox" table:formula="of:=+ORG.OPENOFFICE.STYLE(IF([.R$10]=[.$A5];IF(MOD([.R$8]-[.$E5];[.$C5])=0;IF([.R23]&gt;[.$B5];&quot;RedBoxArrival&quot;;&quot;GreenBoxArrival&quot;);IF(OR([.R$8]&gt;=[.R18];[.R23]&gt;[.$B5]);&quot;RedBox&quot;;&quot;GreenBox&quot;));(IF([.R43]&gt;0;IF(MOD([.R$8]-[.$E5];[.$C5])=0;&quot;GreyBoxArrival&quot;;&quot;GreyBox&quot;);IF([.R$8]&lt;[.R18];&quot;BeforeDeadline&quot;;&quot;WhiteBox&quot;)))))" office:value-type="float" office:value="0">
            <text:p>0</text:p>
          </table:table-cell>
          <table:table-cell table:style-name="GreyBoxArrival" table:formula="of:=+ORG.OPENOFFICE.STYLE(IF([.S$10]=[.$A5];IF(MOD([.S$8]-[.$E5];[.$C5])=0;IF([.S23]&gt;[.$B5];&quot;RedBoxArrival&quot;;&quot;GreenBoxArrival&quot;);IF(OR([.S$8]&gt;=[.S18];[.S23]&gt;[.$B5]);&quot;RedBox&quot;;&quot;GreenBox&quot;));(IF([.S43]&gt;0;IF(MOD([.S$8]-[.$E5];[.$C5])=0;&quot;GreyBoxArrival&quot;;&quot;GreyBox&quot;);IF([.S$8]&lt;[.S18];&quot;BeforeDeadline&quot;;&quot;WhiteBox&quot;)))))" office:value-type="float" office:value="0">
            <text:p>0</text:p>
          </table:table-cell>
          <table:table-cell table:style-name="GreenBox" table:formula="of:=+ORG.OPENOFFICE.STYLE(IF([.T$10]=[.$A5];IF(MOD([.T$8]-[.$E5];[.$C5])=0;IF([.T23]&gt;[.$B5];&quot;RedBoxArrival&quot;;&quot;GreenBoxArrival&quot;);IF(OR([.T$8]&gt;=[.T18];[.T23]&gt;[.$B5]);&quot;RedBox&quot;;&quot;GreenBox&quot;));(IF([.T43]&gt;0;IF(MOD([.T$8]-[.$E5];[.$C5])=0;&quot;GreyBoxArrival&quot;;&quot;GreyBox&quot;);IF([.T$8]&lt;[.T18];&quot;BeforeDeadline&quot;;&quot;WhiteBox&quot;)))))" office:value-type="float" office:value="0">
            <text:p>0</text:p>
          </table:table-cell>
          <table:table-cell table:style-name="GreenBox" table:formula="of:=+ORG.OPENOFFICE.STYLE(IF([.U$10]=[.$A5];IF(MOD([.U$8]-[.$E5];[.$C5])=0;IF([.U23]&gt;[.$B5];&quot;RedBoxArrival&quot;;&quot;GreenBoxArrival&quot;);IF(OR([.U$8]&gt;=[.U18];[.U23]&gt;[.$B5]);&quot;RedBox&quot;;&quot;GreenBox&quot;));(IF([.U43]&gt;0;IF(MOD([.U$8]-[.$E5];[.$C5])=0;&quot;GreyBoxArrival&quot;;&quot;GreyBox&quot;);IF([.U$8]&lt;[.U18];&quot;BeforeDeadline&quot;;&quot;WhiteBox&quot;)))))" office:value-type="float" office:value="0">
            <text:p>0</text:p>
          </table:table-cell>
          <table:table-cell table:style-name="GreyBox" table:formula="of:=+ORG.OPENOFFICE.STYLE(IF([.V$10]=[.$A5];IF(MOD([.V$8]-[.$E5];[.$C5])=0;IF([.V23]&gt;[.$B5];&quot;RedBoxArrival&quot;;&quot;GreenBoxArrival&quot;);IF(OR([.V$8]&gt;=[.V18];[.V23]&gt;[.$B5]);&quot;RedBox&quot;;&quot;GreenBox&quot;));(IF([.V43]&gt;0;IF(MOD([.V$8]-[.$E5];[.$C5])=0;&quot;GreyBoxArrival&quot;;&quot;GreyBox&quot;);IF([.V$8]&lt;[.V18];&quot;BeforeDeadline&quot;;&quot;WhiteBox&quot;)))))" office:value-type="float" office:value="0">
            <text:p>0</text:p>
          </table:table-cell>
          <table:table-cell table:style-name="GreenBox" table:formula="of:=+ORG.OPENOFFICE.STYLE(IF([.W$10]=[.$A5];IF(MOD([.W$8]-[.$E5];[.$C5])=0;IF([.W23]&gt;[.$B5];&quot;RedBoxArrival&quot;;&quot;GreenBoxArrival&quot;);IF(OR([.W$8]&gt;=[.W18];[.W23]&gt;[.$B5]);&quot;RedBox&quot;;&quot;GreenBox&quot;));(IF([.W43]&gt;0;IF(MOD([.W$8]-[.$E5];[.$C5])=0;&quot;GreyBoxArrival&quot;;&quot;GreyBox&quot;);IF([.W$8]&lt;[.W18];&quot;BeforeDeadline&quot;;&quot;WhiteBox&quot;)))))" office:value-type="float" office:value="0">
            <text:p>0</text:p>
          </table:table-cell>
          <table:table-cell table:style-name="BeforeDeadline" table:formula="of:=+ORG.OPENOFFICE.STYLE(IF([.X$10]=[.$A5];IF(MOD([.X$8]-[.$E5];[.$C5])=0;IF([.X23]&gt;[.$B5];&quot;RedBoxArrival&quot;;&quot;GreenBoxArrival&quot;);IF(OR([.X$8]&gt;=[.X18];[.X23]&gt;[.$B5]);&quot;RedBox&quot;;&quot;GreenBox&quot;));(IF([.X43]&gt;0;IF(MOD([.X$8]-[.$E5];[.$C5])=0;&quot;GreyBoxArrival&quot;;&quot;GreyBox&quot;);IF([.X$8]&lt;[.X18];&quot;BeforeDeadline&quot;;&quot;WhiteBox&quot;)))))" office:value-type="float" office:value="0">
            <text:p>0</text:p>
          </table:table-cell>
          <table:table-cell table:style-name="BeforeDeadline" table:formula="of:=+ORG.OPENOFFICE.STYLE(IF([.Y$10]=[.$A5];IF(MOD([.Y$8]-[.$E5];[.$C5])=0;IF([.Y23]&gt;[.$B5];&quot;RedBoxArrival&quot;;&quot;GreenBoxArrival&quot;);IF(OR([.Y$8]&gt;=[.Y18];[.Y23]&gt;[.$B5]);&quot;RedBox&quot;;&quot;GreenBox&quot;));(IF([.Y43]&gt;0;IF(MOD([.Y$8]-[.$E5];[.$C5])=0;&quot;GreyBoxArrival&quot;;&quot;GreyBox&quot;);IF([.Y$8]&lt;[.Y18];&quot;BeforeDeadline&quot;;&quot;WhiteBox&quot;)))))" office:value-type="float" office:value="0">
            <text:p>0</text:p>
          </table:table-cell>
          <table:table-cell table:style-name="WhiteBox" table:formula="of:=+ORG.OPENOFFICE.STYLE(IF([.Z$10]=[.$A5];IF(MOD([.Z$8]-[.$E5];[.$C5])=0;IF([.Z23]&gt;[.$B5];&quot;RedBoxArrival&quot;;&quot;GreenBoxArrival&quot;);IF(OR([.Z$8]&gt;=[.Z18];[.Z23]&gt;[.$B5]);&quot;RedBox&quot;;&quot;GreenBox&quot;));(IF([.Z43]&gt;0;IF(MOD([.Z$8]-[.$E5];[.$C5])=0;&quot;GreyBoxArrival&quot;;&quot;GreyBox&quot;);IF([.Z$8]&lt;[.Z18];&quot;BeforeDeadline&quot;;&quot;WhiteBox&quot;)))))" office:value-type="float" office:value="0">
            <text:p>0</text:p>
          </table:table-cell>
          <table:table-cell table:style-name="WhiteBox" table:formula="of:=+ORG.OPENOFFICE.STYLE(IF([.AA$10]=[.$A5];IF(MOD([.AA$8]-[.$E5];[.$C5])=0;IF([.AA23]&gt;[.$B5];&quot;RedBoxArrival&quot;;&quot;GreenBoxArrival&quot;);IF(OR([.AA$8]&gt;=[.AA18];[.AA23]&gt;[.$B5]);&quot;RedBox&quot;;&quot;GreenBox&quot;));(IF([.AA43]&gt;0;IF(MOD([.AA$8]-[.$E5];[.$C5])=0;&quot;GreyBoxArrival&quot;;&quot;GreyBox&quot;);IF([.AA$8]&lt;[.AA18];&quot;BeforeDeadline&quot;;&quot;WhiteBox&quot;)))))" office:value-type="float" office:value="0">
            <text:p>0</text:p>
          </table:table-cell>
          <table:table-cell table:style-name="GreyBoxArrival" table:formula="of:=+ORG.OPENOFFICE.STYLE(IF([.AB$10]=[.$A5];IF(MOD([.AB$8]-[.$E5];[.$C5])=0;IF([.AB23]&gt;[.$B5];&quot;RedBoxArrival&quot;;&quot;GreenBoxArrival&quot;);IF(OR([.AB$8]&gt;=[.AB18];[.AB23]&gt;[.$B5]);&quot;RedBox&quot;;&quot;GreenBox&quot;));(IF([.AB43]&gt;0;IF(MOD([.AB$8]-[.$E5];[.$C5])=0;&quot;GreyBoxArrival&quot;;&quot;GreyBox&quot;);IF([.AB$8]&lt;[.AB18];&quot;BeforeDeadline&quot;;&quot;WhiteBox&quot;)))))" office:value-type="float" office:value="0">
            <text:p>0</text:p>
          </table:table-cell>
          <table:table-cell table:style-name="GreenBox" table:formula="of:=+ORG.OPENOFFICE.STYLE(IF([.AC$10]=[.$A5];IF(MOD([.AC$8]-[.$E5];[.$C5])=0;IF([.AC23]&gt;[.$B5];&quot;RedBoxArrival&quot;;&quot;GreenBoxArrival&quot;);IF(OR([.AC$8]&gt;=[.AC18];[.AC23]&gt;[.$B5]);&quot;RedBox&quot;;&quot;GreenBox&quot;));(IF([.AC43]&gt;0;IF(MOD([.AC$8]-[.$E5];[.$C5])=0;&quot;GreyBoxArrival&quot;;&quot;GreyBox&quot;);IF([.AC$8]&lt;[.AC18];&quot;BeforeDeadline&quot;;&quot;WhiteBox&quot;)))))" office:value-type="float" office:value="0">
            <text:p>0</text:p>
          </table:table-cell>
          <table:table-cell table:style-name="GreenBox" table:formula="of:=+ORG.OPENOFFICE.STYLE(IF([.AD$10]=[.$A5];IF(MOD([.AD$8]-[.$E5];[.$C5])=0;IF([.AD23]&gt;[.$B5];&quot;RedBoxArrival&quot;;&quot;GreenBoxArrival&quot;);IF(OR([.AD$8]&gt;=[.AD18];[.AD23]&gt;[.$B5]);&quot;RedBox&quot;;&quot;GreenBox&quot;));(IF([.AD43]&gt;0;IF(MOD([.AD$8]-[.$E5];[.$C5])=0;&quot;GreyBoxArrival&quot;;&quot;GreyBox&quot;);IF([.AD$8]&lt;[.AD18];&quot;BeforeDeadline&quot;;&quot;WhiteBox&quot;)))))" office:value-type="float" office:value="0">
            <text:p>0</text:p>
          </table:table-cell>
          <table:table-cell table:style-name="GreyBox" table:formula="of:=+ORG.OPENOFFICE.STYLE(IF([.AE$10]=[.$A5];IF(MOD([.AE$8]-[.$E5];[.$C5])=0;IF([.AE23]&gt;[.$B5];&quot;RedBoxArrival&quot;;&quot;GreenBoxArrival&quot;);IF(OR([.AE$8]&gt;=[.AE18];[.AE23]&gt;[.$B5]);&quot;RedBox&quot;;&quot;GreenBox&quot;));(IF([.AE43]&gt;0;IF(MOD([.AE$8]-[.$E5];[.$C5])=0;&quot;GreyBoxArrival&quot;;&quot;GreyBox&quot;);IF([.AE$8]&lt;[.AE18];&quot;BeforeDeadline&quot;;&quot;WhiteBox&quot;)))))" office:value-type="float" office:value="0">
            <text:p>0</text:p>
          </table:table-cell>
          <table:table-cell table:style-name="GreenBox" table:formula="of:=+ORG.OPENOFFICE.STYLE(IF([.AF$10]=[.$A5];IF(MOD([.AF$8]-[.$E5];[.$C5])=0;IF([.AF23]&gt;[.$B5];&quot;RedBoxArrival&quot;;&quot;GreenBoxArrival&quot;);IF(OR([.AF$8]&gt;=[.AF18];[.AF23]&gt;[.$B5]);&quot;RedBox&quot;;&quot;GreenBox&quot;));(IF([.AF43]&gt;0;IF(MOD([.AF$8]-[.$E5];[.$C5])=0;&quot;GreyBoxArrival&quot;;&quot;GreyBox&quot;);IF([.AF$8]&lt;[.AF18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5];IF(MOD([.AG$8]-[.$E5];[.$C5])=0;IF([.AG23]&gt;[.$B5];&quot;RedBoxArrival&quot;;&quot;GreenBoxArrival&quot;);IF(OR([.AG$8]&gt;=[.AG18];[.AG23]&gt;[.$B5]);&quot;RedBox&quot;;&quot;GreenBox&quot;));(IF([.AG43]&gt;0;IF(MOD([.AG$8]-[.$E5];[.$C5])=0;&quot;GreyBoxArrival&quot;;&quot;GreyBox&quot;);IF([.AG$8]&lt;[.AG18];&quot;BeforeDeadline&quot;;&quot;WhiteBox&quot;)))))" office:value-type="float" office:value="0">
            <text:p>0</text:p>
          </table:table-cell>
          <table:table-cell table:style-name="BeforeDeadline" table:formula="of:=+ORG.OPENOFFICE.STYLE(IF([.AH$10]=[.$A5];IF(MOD([.AH$8]-[.$E5];[.$C5])=0;IF([.AH23]&gt;[.$B5];&quot;RedBoxArrival&quot;;&quot;GreenBoxArrival&quot;);IF(OR([.AH$8]&gt;=[.AH18];[.AH23]&gt;[.$B5]);&quot;RedBox&quot;;&quot;GreenBox&quot;));(IF([.AH43]&gt;0;IF(MOD([.AH$8]-[.$E5];[.$C5])=0;&quot;GreyBoxArrival&quot;;&quot;GreyBox&quot;);IF([.AH$8]&lt;[.AH18];&quot;BeforeDeadline&quot;;&quot;WhiteBox&quot;)))))" office:value-type="float" office:value="0">
            <text:p>0</text:p>
          </table:table-cell>
          <table:table-cell table:style-name="WhiteBox" table:formula="of:=+ORG.OPENOFFICE.STYLE(IF([.AI$10]=[.$A5];IF(MOD([.AI$8]-[.$E5];[.$C5])=0;IF([.AI23]&gt;[.$B5];&quot;RedBoxArrival&quot;;&quot;GreenBoxArrival&quot;);IF(OR([.AI$8]&gt;=[.AI18];[.AI23]&gt;[.$B5]);&quot;RedBox&quot;;&quot;GreenBox&quot;));(IF([.AI43]&gt;0;IF(MOD([.AI$8]-[.$E5];[.$C5])=0;&quot;GreyBoxArrival&quot;;&quot;GreyBox&quot;);IF([.AI$8]&lt;[.AI18];&quot;BeforeDeadline&quot;;&quot;WhiteBox&quot;)))))" office:value-type="float" office:value="0">
            <text:p>0</text:p>
          </table:table-cell>
          <table:table-cell table:style-name="WhiteBox" table:formula="of:=+ORG.OPENOFFICE.STYLE(IF([.AJ$10]=[.$A5];IF(MOD([.AJ$8]-[.$E5];[.$C5])=0;IF([.AJ23]&gt;[.$B5];&quot;RedBoxArrival&quot;;&quot;GreenBoxArrival&quot;);IF(OR([.AJ$8]&gt;=[.AJ18];[.AJ23]&gt;[.$B5]);&quot;RedBox&quot;;&quot;GreenBox&quot;));(IF([.AJ43]&gt;0;IF(MOD([.AJ$8]-[.$E5];[.$C5])=0;&quot;GreyBoxArrival&quot;;&quot;GreyBox&quot;);IF([.AJ$8]&lt;[.AJ18];&quot;BeforeDeadline&quot;;&quot;WhiteBox&quot;)))))" office:value-type="float" office:value="0">
            <text:p>0</text:p>
          </table:table-cell>
          <table:table-cell table:style-name="GreyBoxArrival" table:formula="of:=+ORG.OPENOFFICE.STYLE(IF([.AK$10]=[.$A5];IF(MOD([.AK$8]-[.$E5];[.$C5])=0;IF([.AK23]&gt;[.$B5];&quot;RedBoxArrival&quot;;&quot;GreenBoxArrival&quot;);IF(OR([.AK$8]&gt;=[.AK18];[.AK23]&gt;[.$B5]);&quot;RedBox&quot;;&quot;GreenBox&quot;));(IF([.AK43]&gt;0;IF(MOD([.AK$8]-[.$E5];[.$C5])=0;&quot;GreyBoxArrival&quot;;&quot;GreyBox&quot;);IF([.AK$8]&lt;[.AK18];&quot;BeforeDeadline&quot;;&quot;WhiteBox&quot;)))))" office:value-type="float" office:value="0">
            <text:p>0</text:p>
          </table:table-cell>
          <table:table-cell table:style-name="GreenBox" table:formula="of:=+ORG.OPENOFFICE.STYLE(IF([.AL$10]=[.$A5];IF(MOD([.AL$8]-[.$E5];[.$C5])=0;IF([.AL23]&gt;[.$B5];&quot;RedBoxArrival&quot;;&quot;GreenBoxArrival&quot;);IF(OR([.AL$8]&gt;=[.AL18];[.AL23]&gt;[.$B5]);&quot;RedBox&quot;;&quot;GreenBox&quot;));(IF([.AL43]&gt;0;IF(MOD([.AL$8]-[.$E5];[.$C5])=0;&quot;GreyBoxArrival&quot;;&quot;GreyBox&quot;);IF([.AL$8]&lt;[.AL18];&quot;BeforeDeadline&quot;;&quot;WhiteBox&quot;)))))" office:value-type="float" office:value="0">
            <text:p>0</text:p>
          </table:table-cell>
          <table:table-cell table:style-name="GreenBox" table:formula="of:=+ORG.OPENOFFICE.STYLE(IF([.AM$10]=[.$A5];IF(MOD([.AM$8]-[.$E5];[.$C5])=0;IF([.AM23]&gt;[.$B5];&quot;RedBoxArrival&quot;;&quot;GreenBoxArrival&quot;);IF(OR([.AM$8]&gt;=[.AM18];[.AM23]&gt;[.$B5]);&quot;RedBox&quot;;&quot;GreenBox&quot;));(IF([.AM43]&gt;0;IF(MOD([.AM$8]-[.$E5];[.$C5])=0;&quot;GreyBoxArrival&quot;;&quot;GreyBox&quot;);IF([.AM$8]&lt;[.AM18];&quot;BeforeDeadline&quot;;&quot;WhiteBox&quot;)))))" office:value-type="float" office:value="0">
            <text:p>0</text:p>
          </table:table-cell>
          <table:table-cell table:style-name="GreyBox" table:formula="of:=+ORG.OPENOFFICE.STYLE(IF([.AN$10]=[.$A5];IF(MOD([.AN$8]-[.$E5];[.$C5])=0;IF([.AN23]&gt;[.$B5];&quot;RedBoxArrival&quot;;&quot;GreenBoxArrival&quot;);IF(OR([.AN$8]&gt;=[.AN18];[.AN23]&gt;[.$B5]);&quot;RedBox&quot;;&quot;GreenBox&quot;));(IF([.AN43]&gt;0;IF(MOD([.AN$8]-[.$E5];[.$C5])=0;&quot;GreyBoxArrival&quot;;&quot;GreyBox&quot;);IF([.AN$8]&lt;[.AN18];&quot;BeforeDeadline&quot;;&quot;WhiteBox&quot;)))))" office:value-type="float" office:value="0">
            <text:p>0</text:p>
          </table:table-cell>
          <table:table-cell table:style-name="GreenBox" table:formula="of:=+ORG.OPENOFFICE.STYLE(IF([.AO$10]=[.$A5];IF(MOD([.AO$8]-[.$E5];[.$C5])=0;IF([.AO23]&gt;[.$B5];&quot;RedBoxArrival&quot;;&quot;GreenBoxArrival&quot;);IF(OR([.AO$8]&gt;=[.AO18];[.AO23]&gt;[.$B5]);&quot;RedBox&quot;;&quot;GreenBox&quot;));(IF([.AO43]&gt;0;IF(MOD([.AO$8]-[.$E5];[.$C5])=0;&quot;GreyBoxArrival&quot;;&quot;GreyBox&quot;);IF([.AO$8]&lt;[.AO18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5];IF(MOD([.AP$8]-[.$E5];[.$C5])=0;IF([.AP23]&gt;[.$B5];&quot;RedBoxArrival&quot;;&quot;GreenBoxArrival&quot;);IF(OR([.AP$8]&gt;=[.AP18];[.AP23]&gt;[.$B5]);&quot;RedBox&quot;;&quot;GreenBox&quot;));(IF([.AP43]&gt;0;IF(MOD([.AP$8]-[.$E5];[.$C5])=0;&quot;GreyBoxArrival&quot;;&quot;GreyBox&quot;);IF([.AP$8]&lt;[.AP18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5];IF(MOD([.AQ$8]-[.$E5];[.$C5])=0;IF([.AQ23]&gt;[.$B5];&quot;RedBoxArrival&quot;;&quot;GreenBoxArrival&quot;);IF(OR([.AQ$8]&gt;=[.AQ18];[.AQ23]&gt;[.$B5]);&quot;RedBox&quot;;&quot;GreenBox&quot;));(IF([.AQ43]&gt;0;IF(MOD([.AQ$8]-[.$E5];[.$C5])=0;&quot;GreyBoxArrival&quot;;&quot;GreyBox&quot;);IF([.AQ$8]&lt;[.AQ18];&quot;BeforeDeadline&quot;;&quot;WhiteBox&quot;)))))" office:value-type="float" office:value="0">
            <text:p>0</text:p>
          </table:table-cell>
          <table:table-cell table:style-name="WhiteBox" table:formula="of:=+ORG.OPENOFFICE.STYLE(IF([.AR$10]=[.$A5];IF(MOD([.AR$8]-[.$E5];[.$C5])=0;IF([.AR23]&gt;[.$B5];&quot;RedBoxArrival&quot;;&quot;GreenBoxArrival&quot;);IF(OR([.AR$8]&gt;=[.AR18];[.AR23]&gt;[.$B5]);&quot;RedBox&quot;;&quot;GreenBox&quot;));(IF([.AR43]&gt;0;IF(MOD([.AR$8]-[.$E5];[.$C5])=0;&quot;GreyBoxArrival&quot;;&quot;GreyBox&quot;);IF([.AR$8]&lt;[.AR18];&quot;BeforeDeadline&quot;;&quot;WhiteBox&quot;)))))" office:value-type="float" office:value="0">
            <text:p>0</text:p>
          </table:table-cell>
          <table:table-cell table:style-name="WhiteBox" table:formula="of:=+ORG.OPENOFFICE.STYLE(IF([.AS$10]=[.$A5];IF(MOD([.AS$8]-[.$E5];[.$C5])=0;IF([.AS23]&gt;[.$B5];&quot;RedBoxArrival&quot;;&quot;GreenBoxArrival&quot;);IF(OR([.AS$8]&gt;=[.AS18];[.AS23]&gt;[.$B5]);&quot;RedBox&quot;;&quot;GreenBox&quot;));(IF([.AS43]&gt;0;IF(MOD([.AS$8]-[.$E5];[.$C5])=0;&quot;GreyBoxArrival&quot;;&quot;GreyBox&quot;);IF([.AS$8]&lt;[.AS18];&quot;BeforeDeadline&quot;;&quot;WhiteBox&quot;)))))" office:value-type="float" office:value="0">
            <text:p>0</text:p>
          </table:table-cell>
          <table:table-cell table:style-name="GreyBoxArrival" table:formula="of:=+ORG.OPENOFFICE.STYLE(IF([.AT$10]=[.$A5];IF(MOD([.AT$8]-[.$E5];[.$C5])=0;IF([.AT23]&gt;[.$B5];&quot;RedBoxArrival&quot;;&quot;GreenBoxArrival&quot;);IF(OR([.AT$8]&gt;=[.AT18];[.AT23]&gt;[.$B5]);&quot;RedBox&quot;;&quot;GreenBox&quot;));(IF([.AT43]&gt;0;IF(MOD([.AT$8]-[.$E5];[.$C5])=0;&quot;GreyBoxArrival&quot;;&quot;GreyBox&quot;);IF([.AT$8]&lt;[.AT18];&quot;BeforeDeadline&quot;;&quot;WhiteBox&quot;)))))" office:value-type="float" office:value="0">
            <text:p>0</text:p>
          </table:table-cell>
          <table:table-cell table:style-name="GreenBox" table:formula="of:=+ORG.OPENOFFICE.STYLE(IF([.AU$10]=[.$A5];IF(MOD([.AU$8]-[.$E5];[.$C5])=0;IF([.AU23]&gt;[.$B5];&quot;RedBoxArrival&quot;;&quot;GreenBoxArrival&quot;);IF(OR([.AU$8]&gt;=[.AU18];[.AU23]&gt;[.$B5]);&quot;RedBox&quot;;&quot;GreenBox&quot;));(IF([.AU43]&gt;0;IF(MOD([.AU$8]-[.$E5];[.$C5])=0;&quot;GreyBoxArrival&quot;;&quot;GreyBox&quot;);IF([.AU$8]&lt;[.AU18];&quot;BeforeDeadline&quot;;&quot;WhiteBox&quot;)))))" office:value-type="float" office:value="0">
            <text:p>0</text:p>
          </table:table-cell>
          <table:table-cell table:style-name="GreenBox" table:formula="of:=+ORG.OPENOFFICE.STYLE(IF([.AV$10]=[.$A5];IF(MOD([.AV$8]-[.$E5];[.$C5])=0;IF([.AV23]&gt;[.$B5];&quot;RedBoxArrival&quot;;&quot;GreenBoxArrival&quot;);IF(OR([.AV$8]&gt;=[.AV18];[.AV23]&gt;[.$B5]);&quot;RedBox&quot;;&quot;GreenBox&quot;));(IF([.AV43]&gt;0;IF(MOD([.AV$8]-[.$E5];[.$C5])=0;&quot;GreyBoxArrival&quot;;&quot;GreyBox&quot;);IF([.AV$8]&lt;[.AV18];&quot;BeforeDeadline&quot;;&quot;WhiteBox&quot;)))))" office:value-type="float" office:value="0">
            <text:p>0</text:p>
          </table:table-cell>
          <table:table-cell table:style-name="GreyBox" table:formula="of:=+ORG.OPENOFFICE.STYLE(IF([.AW$10]=[.$A5];IF(MOD([.AW$8]-[.$E5];[.$C5])=0;IF([.AW23]&gt;[.$B5];&quot;RedBoxArrival&quot;;&quot;GreenBoxArrival&quot;);IF(OR([.AW$8]&gt;=[.AW18];[.AW23]&gt;[.$B5]);&quot;RedBox&quot;;&quot;GreenBox&quot;));(IF([.AW43]&gt;0;IF(MOD([.AW$8]-[.$E5];[.$C5])=0;&quot;GreyBoxArrival&quot;;&quot;GreyBox&quot;);IF([.AW$8]&lt;[.AW18];&quot;BeforeDeadline&quot;;&quot;WhiteBox&quot;)))))" office:value-type="float" office:value="0">
            <text:p>0</text:p>
          </table:table-cell>
          <table:table-cell table:style-name="GreenBox" table:formula="of:=+ORG.OPENOFFICE.STYLE(IF([.AX$10]=[.$A5];IF(MOD([.AX$8]-[.$E5];[.$C5])=0;IF([.AX23]&gt;[.$B5];&quot;RedBoxArrival&quot;;&quot;GreenBoxArrival&quot;);IF(OR([.AX$8]&gt;=[.AX18];[.AX23]&gt;[.$B5]);&quot;RedBox&quot;;&quot;GreenBox&quot;));(IF([.AX43]&gt;0;IF(MOD([.AX$8]-[.$E5];[.$C5])=0;&quot;GreyBoxArrival&quot;;&quot;GreyBox&quot;);IF([.AX$8]&lt;[.AX18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5];IF(MOD([.AY$8]-[.$E5];[.$C5])=0;IF([.AY23]&gt;[.$B5];&quot;RedBoxArrival&quot;;&quot;GreenBoxArrival&quot;);IF(OR([.AY$8]&gt;=[.AY18];[.AY23]&gt;[.$B5]);&quot;RedBox&quot;;&quot;GreenBox&quot;));(IF([.AY43]&gt;0;IF(MOD([.AY$8]-[.$E5];[.$C5])=0;&quot;GreyBoxArrival&quot;;&quot;GreyBox&quot;);IF([.AY$8]&lt;[.AY18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5];IF(MOD([.AZ$8]-[.$E5];[.$C5])=0;IF([.AZ23]&gt;[.$B5];&quot;RedBoxArrival&quot;;&quot;GreenBoxArrival&quot;);IF(OR([.AZ$8]&gt;=[.AZ18];[.AZ23]&gt;[.$B5]);&quot;RedBox&quot;;&quot;GreenBox&quot;));(IF([.AZ43]&gt;0;IF(MOD([.AZ$8]-[.$E5];[.$C5])=0;&quot;GreyBoxArrival&quot;;&quot;GreyBox&quot;);IF([.AZ$8]&lt;[.AZ18];&quot;BeforeDeadline&quot;;&quot;WhiteBox&quot;)))))" office:value-type="float" office:value="0">
            <text:p>0</text:p>
          </table:table-cell>
          <table:table-cell table:style-name="WhiteBox" table:formula="of:=+ORG.OPENOFFICE.STYLE(IF([.BA$10]=[.$A5];IF(MOD([.BA$8]-[.$E5];[.$C5])=0;IF([.BA23]&gt;[.$B5];&quot;RedBoxArrival&quot;;&quot;GreenBoxArrival&quot;);IF(OR([.BA$8]&gt;=[.BA18];[.BA23]&gt;[.$B5]);&quot;RedBox&quot;;&quot;GreenBox&quot;));(IF([.BA43]&gt;0;IF(MOD([.BA$8]-[.$E5];[.$C5])=0;&quot;GreyBoxArrival&quot;;&quot;GreyBox&quot;);IF([.BA$8]&lt;[.BA18];&quot;BeforeDeadline&quot;;&quot;WhiteBox&quot;)))))" office:value-type="float" office:value="0">
            <text:p>0</text:p>
          </table:table-cell>
          <table:table-cell table:style-name="WhiteBox" table:formula="of:=+ORG.OPENOFFICE.STYLE(IF([.BB$10]=[.$A5];IF(MOD([.BB$8]-[.$E5];[.$C5])=0;IF([.BB23]&gt;[.$B5];&quot;RedBoxArrival&quot;;&quot;GreenBoxArrival&quot;);IF(OR([.BB$8]&gt;=[.BB18];[.BB23]&gt;[.$B5]);&quot;RedBox&quot;;&quot;GreenBox&quot;));(IF([.BB43]&gt;0;IF(MOD([.BB$8]-[.$E5];[.$C5])=0;&quot;GreyBoxArrival&quot;;&quot;GreyBox&quot;);IF([.BB$8]&lt;[.BB18];&quot;BeforeDeadline&quot;;&quot;WhiteBox&quot;)))))" office:value-type="float" office:value="0">
            <text:p>0</text:p>
          </table:table-cell>
          <table:table-cell table:style-name="GreyBoxArrival" table:formula="of:=+ORG.OPENOFFICE.STYLE(IF([.BC$10]=[.$A5];IF(MOD([.BC$8]-[.$E5];[.$C5])=0;IF([.BC23]&gt;[.$B5];&quot;RedBoxArrival&quot;;&quot;GreenBoxArrival&quot;);IF(OR([.BC$8]&gt;=[.BC18];[.BC23]&gt;[.$B5]);&quot;RedBox&quot;;&quot;GreenBox&quot;));(IF([.BC43]&gt;0;IF(MOD([.BC$8]-[.$E5];[.$C5])=0;&quot;GreyBoxArrival&quot;;&quot;GreyBox&quot;);IF([.BC$8]&lt;[.BC18];&quot;BeforeDeadline&quot;;&quot;WhiteBox&quot;)))))" office:value-type="float" office:value="0">
            <text:p>0</text:p>
          </table:table-cell>
          <table:table-cell table:style-name="GreenBox" table:formula="of:=+ORG.OPENOFFICE.STYLE(IF([.BD$10]=[.$A5];IF(MOD([.BD$8]-[.$E5];[.$C5])=0;IF([.BD23]&gt;[.$B5];&quot;RedBoxArrival&quot;;&quot;GreenBoxArrival&quot;);IF(OR([.BD$8]&gt;=[.BD18];[.BD23]&gt;[.$B5]);&quot;RedBox&quot;;&quot;GreenBox&quot;));(IF([.BD43]&gt;0;IF(MOD([.BD$8]-[.$E5];[.$C5])=0;&quot;GreyBoxArrival&quot;;&quot;GreyBox&quot;);IF([.BD$8]&lt;[.BD18];&quot;BeforeDeadline&quot;;&quot;WhiteBox&quot;)))))" office:value-type="float" office:value="0">
            <text:p>0</text:p>
          </table:table-cell>
          <table:table-cell table:style-name="GreenBox" table:formula="of:=+ORG.OPENOFFICE.STYLE(IF([.BE$10]=[.$A5];IF(MOD([.BE$8]-[.$E5];[.$C5])=0;IF([.BE23]&gt;[.$B5];&quot;RedBoxArrival&quot;;&quot;GreenBoxArrival&quot;);IF(OR([.BE$8]&gt;=[.BE18];[.BE23]&gt;[.$B5]);&quot;RedBox&quot;;&quot;GreenBox&quot;));(IF([.BE43]&gt;0;IF(MOD([.BE$8]-[.$E5];[.$C5])=0;&quot;GreyBoxArrival&quot;;&quot;GreyBox&quot;);IF([.BE$8]&lt;[.BE18];&quot;BeforeDeadline&quot;;&quot;WhiteBox&quot;)))))" office:value-type="float" office:value="0">
            <text:p>0</text:p>
          </table:table-cell>
          <table:table-cell table:style-name="GreyBox" table:formula="of:=+ORG.OPENOFFICE.STYLE(IF([.BF$10]=[.$A5];IF(MOD([.BF$8]-[.$E5];[.$C5])=0;IF([.BF23]&gt;[.$B5];&quot;RedBoxArrival&quot;;&quot;GreenBoxArrival&quot;);IF(OR([.BF$8]&gt;=[.BF18];[.BF23]&gt;[.$B5]);&quot;RedBox&quot;;&quot;GreenBox&quot;));(IF([.BF43]&gt;0;IF(MOD([.BF$8]-[.$E5];[.$C5])=0;&quot;GreyBoxArrival&quot;;&quot;GreyBox&quot;);IF([.BF$8]&lt;[.BF18];&quot;BeforeDeadline&quot;;&quot;WhiteBox&quot;)))))" office:value-type="float" office:value="0">
            <text:p>0</text:p>
          </table:table-cell>
          <table:table-cell table:style-name="GreenBox" table:formula="of:=+ORG.OPENOFFICE.STYLE(IF([.BG$10]=[.$A5];IF(MOD([.BG$8]-[.$E5];[.$C5])=0;IF([.BG23]&gt;[.$B5];&quot;RedBoxArrival&quot;;&quot;GreenBoxArrival&quot;);IF(OR([.BG$8]&gt;=[.BG18];[.BG23]&gt;[.$B5]);&quot;RedBox&quot;;&quot;GreenBox&quot;));(IF([.BG43]&gt;0;IF(MOD([.BG$8]-[.$E5];[.$C5])=0;&quot;GreyBoxArrival&quot;;&quot;GreyBox&quot;);IF([.BG$8]&lt;[.BG18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5];IF(MOD([.BH$8]-[.$E5];[.$C5])=0;IF([.BH23]&gt;[.$B5];&quot;RedBoxArrival&quot;;&quot;GreenBoxArrival&quot;);IF(OR([.BH$8]&gt;=[.BH18];[.BH23]&gt;[.$B5]);&quot;RedBox&quot;;&quot;GreenBox&quot;));(IF([.BH43]&gt;0;IF(MOD([.BH$8]-[.$E5];[.$C5])=0;&quot;GreyBoxArrival&quot;;&quot;GreyBox&quot;);IF([.BH$8]&lt;[.BH18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5];IF(MOD([.BI$8]-[.$E5];[.$C5])=0;IF([.BI23]&gt;[.$B5];&quot;RedBoxArrival&quot;;&quot;GreenBoxArrival&quot;);IF(OR([.BI$8]&gt;=[.BI18];[.BI23]&gt;[.$B5]);&quot;RedBox&quot;;&quot;GreenBox&quot;));(IF([.BI43]&gt;0;IF(MOD([.BI$8]-[.$E5];[.$C5])=0;&quot;GreyBoxArrival&quot;;&quot;GreyBox&quot;);IF([.BI$8]&lt;[.BI18];&quot;BeforeDeadline&quot;;&quot;WhiteBox&quot;)))))" office:value-type="float" office:value="0">
            <text:p>0</text:p>
          </table:table-cell>
          <table:table-cell table:style-name="WhiteBox" table:formula="of:=+ORG.OPENOFFICE.STYLE(IF([.BJ$10]=[.$A5];IF(MOD([.BJ$8]-[.$E5];[.$C5])=0;IF([.BJ23]&gt;[.$B5];&quot;RedBoxArrival&quot;;&quot;GreenBoxArrival&quot;);IF(OR([.BJ$8]&gt;=[.BJ18];[.BJ23]&gt;[.$B5]);&quot;RedBox&quot;;&quot;GreenBox&quot;));(IF([.BJ43]&gt;0;IF(MOD([.BJ$8]-[.$E5];[.$C5])=0;&quot;GreyBoxArrival&quot;;&quot;GreyBox&quot;);IF([.BJ$8]&lt;[.BJ18];&quot;BeforeDeadline&quot;;&quot;WhiteBox&quot;)))))" office:value-type="float" office:value="0">
            <text:p>0</text:p>
          </table:table-cell>
          <table:table-cell table:style-name="WhiteBox" table:formula="of:=+ORG.OPENOFFICE.STYLE(IF([.BK$10]=[.$A5];IF(MOD([.BK$8]-[.$E5];[.$C5])=0;IF([.BK23]&gt;[.$B5];&quot;RedBoxArrival&quot;;&quot;GreenBoxArrival&quot;);IF(OR([.BK$8]&gt;=[.BK18];[.BK23]&gt;[.$B5]);&quot;RedBox&quot;;&quot;GreenBox&quot;));(IF([.BK43]&gt;0;IF(MOD([.BK$8]-[.$E5];[.$C5])=0;&quot;GreyBoxArrival&quot;;&quot;GreyBox&quot;);IF([.BK$8]&lt;[.BK18];&quot;BeforeDeadline&quot;;&quot;WhiteBox&quot;)))))" office:value-type="float" office:value="0">
            <text:p>0</text:p>
          </table:table-cell>
          <table:table-cell table:style-name="GreyBoxArrival" table:formula="of:=+ORG.OPENOFFICE.STYLE(IF([.BL$10]=[.$A5];IF(MOD([.BL$8]-[.$E5];[.$C5])=0;IF([.BL23]&gt;[.$B5];&quot;RedBoxArrival&quot;;&quot;GreenBoxArrival&quot;);IF(OR([.BL$8]&gt;=[.BL18];[.BL23]&gt;[.$B5]);&quot;RedBox&quot;;&quot;GreenBox&quot;));(IF([.BL43]&gt;0;IF(MOD([.BL$8]-[.$E5];[.$C5])=0;&quot;GreyBoxArrival&quot;;&quot;GreyBox&quot;);IF([.BL$8]&lt;[.BL18];&quot;BeforeDeadline&quot;;&quot;WhiteBox&quot;)))))" office:value-type="float" office:value="0">
            <text:p>0</text:p>
          </table:table-cell>
          <table:table-cell table:style-name="GreenBox" table:formula="of:=+ORG.OPENOFFICE.STYLE(IF([.BM$10]=[.$A5];IF(MOD([.BM$8]-[.$E5];[.$C5])=0;IF([.BM23]&gt;[.$B5];&quot;RedBoxArrival&quot;;&quot;GreenBoxArrival&quot;);IF(OR([.BM$8]&gt;=[.BM18];[.BM23]&gt;[.$B5]);&quot;RedBox&quot;;&quot;GreenBox&quot;));(IF([.BM43]&gt;0;IF(MOD([.BM$8]-[.$E5];[.$C5])=0;&quot;GreyBoxArrival&quot;;&quot;GreyBox&quot;);IF([.BM$8]&lt;[.BM18];&quot;BeforeDeadline&quot;;&quot;WhiteBox&quot;)))))" office:value-type="float" office:value="0">
            <text:p>0</text:p>
          </table:table-cell>
          <table:table-cell table:style-name="GreenBox" table:formula="of:=+ORG.OPENOFFICE.STYLE(IF([.BN$10]=[.$A5];IF(MOD([.BN$8]-[.$E5];[.$C5])=0;IF([.BN23]&gt;[.$B5];&quot;RedBoxArrival&quot;;&quot;GreenBoxArrival&quot;);IF(OR([.BN$8]&gt;=[.BN18];[.BN23]&gt;[.$B5]);&quot;RedBox&quot;;&quot;GreenBox&quot;));(IF([.BN43]&gt;0;IF(MOD([.BN$8]-[.$E5];[.$C5])=0;&quot;GreyBoxArrival&quot;;&quot;GreyBox&quot;);IF([.BN$8]&lt;[.BN18];&quot;BeforeDeadline&quot;;&quot;WhiteBox&quot;)))))" office:value-type="float" office:value="0">
            <text:p>0</text:p>
          </table:table-cell>
          <table:table-cell table:style-name="GreyBox" table:formula="of:=+ORG.OPENOFFICE.STYLE(IF([.BO$10]=[.$A5];IF(MOD([.BO$8]-[.$E5];[.$C5])=0;IF([.BO23]&gt;[.$B5];&quot;RedBoxArrival&quot;;&quot;GreenBoxArrival&quot;);IF(OR([.BO$8]&gt;=[.BO18];[.BO23]&gt;[.$B5]);&quot;RedBox&quot;;&quot;GreenBox&quot;));(IF([.BO43]&gt;0;IF(MOD([.BO$8]-[.$E5];[.$C5])=0;&quot;GreyBoxArrival&quot;;&quot;GreyBox&quot;);IF([.BO$8]&lt;[.BO18];&quot;BeforeDeadline&quot;;&quot;WhiteBox&quot;)))))" office:value-type="float" office:value="0">
            <text:p>0</text:p>
          </table:table-cell>
          <table:table-cell table:style-name="GreenBox" table:formula="of:=+ORG.OPENOFFICE.STYLE(IF([.BP$10]=[.$A5];IF(MOD([.BP$8]-[.$E5];[.$C5])=0;IF([.BP23]&gt;[.$B5];&quot;RedBoxArrival&quot;;&quot;GreenBoxArrival&quot;);IF(OR([.BP$8]&gt;=[.BP18];[.BP23]&gt;[.$B5]);&quot;RedBox&quot;;&quot;GreenBox&quot;));(IF([.BP43]&gt;0;IF(MOD([.BP$8]-[.$E5];[.$C5])=0;&quot;GreyBoxArrival&quot;;&quot;GreyBox&quot;);IF([.BP$8]&lt;[.BP18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5];IF(MOD([.BQ$8]-[.$E5];[.$C5])=0;IF([.BQ23]&gt;[.$B5];&quot;RedBoxArrival&quot;;&quot;GreenBoxArrival&quot;);IF(OR([.BQ$8]&gt;=[.BQ18];[.BQ23]&gt;[.$B5]);&quot;RedBox&quot;;&quot;GreenBox&quot;));(IF([.BQ43]&gt;0;IF(MOD([.BQ$8]-[.$E5];[.$C5])=0;&quot;GreyBoxArrival&quot;;&quot;GreyBox&quot;);IF([.BQ$8]&lt;[.BQ18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5];IF(MOD([.BR$8]-[.$E5];[.$C5])=0;IF([.BR23]&gt;[.$B5];&quot;RedBoxArrival&quot;;&quot;GreenBoxArrival&quot;);IF(OR([.BR$8]&gt;=[.BR18];[.BR23]&gt;[.$B5]);&quot;RedBox&quot;;&quot;GreenBox&quot;));(IF([.BR43]&gt;0;IF(MOD([.BR$8]-[.$E5];[.$C5])=0;&quot;GreyBoxArrival&quot;;&quot;GreyBox&quot;);IF([.BR$8]&lt;[.BR18];&quot;BeforeDeadline&quot;;&quot;WhiteBox&quot;)))))" office:value-type="float" office:value="0">
            <text:p>0</text:p>
          </table:table-cell>
          <table:table-cell table:style-name="WhiteBox" table:formula="of:=+ORG.OPENOFFICE.STYLE(IF([.BS$10]=[.$A5];IF(MOD([.BS$8]-[.$E5];[.$C5])=0;IF([.BS23]&gt;[.$B5];&quot;RedBoxArrival&quot;;&quot;GreenBoxArrival&quot;);IF(OR([.BS$8]&gt;=[.BS18];[.BS23]&gt;[.$B5]);&quot;RedBox&quot;;&quot;GreenBox&quot;));(IF([.BS43]&gt;0;IF(MOD([.BS$8]-[.$E5];[.$C5])=0;&quot;GreyBoxArrival&quot;;&quot;GreyBox&quot;);IF([.BS$8]&lt;[.BS18];&quot;BeforeDeadline&quot;;&quot;WhiteBox&quot;)))))" office:value-type="float" office:value="0">
            <text:p>0</text:p>
          </table:table-cell>
          <table:table-cell table:style-name="WhiteBox" table:formula="of:=+ORG.OPENOFFICE.STYLE(IF([.BT$10]=[.$A5];IF(MOD([.BT$8]-[.$E5];[.$C5])=0;IF([.BT23]&gt;[.$B5];&quot;RedBoxArrival&quot;;&quot;GreenBoxArrival&quot;);IF(OR([.BT$8]&gt;=[.BT18];[.BT23]&gt;[.$B5]);&quot;RedBox&quot;;&quot;GreenBox&quot;));(IF([.BT43]&gt;0;IF(MOD([.BT$8]-[.$E5];[.$C5])=0;&quot;GreyBoxArrival&quot;;&quot;GreyBox&quot;);IF([.BT$8]&lt;[.BT18];&quot;BeforeDeadline&quot;;&quot;WhiteBox&quot;)))))" office:value-type="float" office:value="0">
            <text:p>0</text:p>
          </table:table-cell>
          <table:table-cell table:style-name="GreyBoxArrival" table:formula="of:=+ORG.OPENOFFICE.STYLE(IF([.BU$10]=[.$A5];IF(MOD([.BU$8]-[.$E5];[.$C5])=0;IF([.BU23]&gt;[.$B5];&quot;RedBoxArrival&quot;;&quot;GreenBoxArrival&quot;);IF(OR([.BU$8]&gt;=[.BU18];[.BU23]&gt;[.$B5]);&quot;RedBox&quot;;&quot;GreenBox&quot;));(IF([.BU43]&gt;0;IF(MOD([.BU$8]-[.$E5];[.$C5])=0;&quot;GreyBoxArrival&quot;;&quot;GreyBox&quot;);IF([.BU$8]&lt;[.BU18];&quot;BeforeDeadline&quot;;&quot;WhiteBox&quot;)))))" office:value-type="float" office:value="0">
            <text:p>0</text:p>
          </table:table-cell>
          <table:table-cell table:style-name="GreenBox" table:formula="of:=+ORG.OPENOFFICE.STYLE(IF([.BV$10]=[.$A5];IF(MOD([.BV$8]-[.$E5];[.$C5])=0;IF([.BV23]&gt;[.$B5];&quot;RedBoxArrival&quot;;&quot;GreenBoxArrival&quot;);IF(OR([.BV$8]&gt;=[.BV18];[.BV23]&gt;[.$B5]);&quot;RedBox&quot;;&quot;GreenBox&quot;));(IF([.BV43]&gt;0;IF(MOD([.BV$8]-[.$E5];[.$C5])=0;&quot;GreyBoxArrival&quot;;&quot;GreyBox&quot;);IF([.BV$8]&lt;[.BV18];&quot;BeforeDeadline&quot;;&quot;WhiteBox&quot;)))))" office:value-type="float" office:value="0">
            <text:p>0</text:p>
          </table:table-cell>
          <table:table-cell table:style-name="GreenBox" table:formula="of:=+ORG.OPENOFFICE.STYLE(IF([.BW$10]=[.$A5];IF(MOD([.BW$8]-[.$E5];[.$C5])=0;IF([.BW23]&gt;[.$B5];&quot;RedBoxArrival&quot;;&quot;GreenBoxArrival&quot;);IF(OR([.BW$8]&gt;=[.BW18];[.BW23]&gt;[.$B5]);&quot;RedBox&quot;;&quot;GreenBox&quot;));(IF([.BW43]&gt;0;IF(MOD([.BW$8]-[.$E5];[.$C5])=0;&quot;GreyBoxArrival&quot;;&quot;GreyBox&quot;);IF([.BW$8]&lt;[.BW18];&quot;BeforeDeadline&quot;;&quot;WhiteBox&quot;)))))" office:value-type="float" office:value="0">
            <text:p>0</text:p>
          </table:table-cell>
          <table:table-cell table:style-name="GreyBox" table:formula="of:=+ORG.OPENOFFICE.STYLE(IF([.BX$10]=[.$A5];IF(MOD([.BX$8]-[.$E5];[.$C5])=0;IF([.BX23]&gt;[.$B5];&quot;RedBoxArrival&quot;;&quot;GreenBoxArrival&quot;);IF(OR([.BX$8]&gt;=[.BX18];[.BX23]&gt;[.$B5]);&quot;RedBox&quot;;&quot;GreenBox&quot;));(IF([.BX43]&gt;0;IF(MOD([.BX$8]-[.$E5];[.$C5])=0;&quot;GreyBoxArrival&quot;;&quot;GreyBox&quot;);IF([.BX$8]&lt;[.BX18];&quot;BeforeDeadline&quot;;&quot;WhiteBox&quot;)))))" office:value-type="float" office:value="0">
            <text:p>0</text:p>
          </table:table-cell>
          <table:table-cell table:style-name="GreenBox" table:formula="of:=+ORG.OPENOFFICE.STYLE(IF([.BY$10]=[.$A5];IF(MOD([.BY$8]-[.$E5];[.$C5])=0;IF([.BY23]&gt;[.$B5];&quot;RedBoxArrival&quot;;&quot;GreenBoxArrival&quot;);IF(OR([.BY$8]&gt;=[.BY18];[.BY23]&gt;[.$B5]);&quot;RedBox&quot;;&quot;GreenBox&quot;));(IF([.BY43]&gt;0;IF(MOD([.BY$8]-[.$E5];[.$C5])=0;&quot;GreyBoxArrival&quot;;&quot;GreyBox&quot;);IF([.BY$8]&lt;[.BY18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5];IF(MOD([.BZ$8]-[.$E5];[.$C5])=0;IF([.BZ23]&gt;[.$B5];&quot;RedBoxArrival&quot;;&quot;GreenBoxArrival&quot;);IF(OR([.BZ$8]&gt;=[.BZ18];[.BZ23]&gt;[.$B5]);&quot;RedBox&quot;;&quot;GreenBox&quot;));(IF([.BZ43]&gt;0;IF(MOD([.BZ$8]-[.$E5];[.$C5])=0;&quot;GreyBoxArrival&quot;;&quot;GreyBox&quot;);IF([.BZ$8]&lt;[.BZ18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5];IF(MOD([.CA$8]-[.$E5];[.$C5])=0;IF([.CA23]&gt;[.$B5];&quot;RedBoxArrival&quot;;&quot;GreenBoxArrival&quot;);IF(OR([.CA$8]&gt;=[.CA18];[.CA23]&gt;[.$B5]);&quot;RedBox&quot;;&quot;GreenBox&quot;));(IF([.CA43]&gt;0;IF(MOD([.CA$8]-[.$E5];[.$C5])=0;&quot;GreyBoxArrival&quot;;&quot;GreyBox&quot;);IF([.CA$8]&lt;[.CA18];&quot;BeforeDeadline&quot;;&quot;WhiteBox&quot;)))))" office:value-type="float" office:value="0">
            <text:p>0</text:p>
          </table:table-cell>
          <table:table-cell table:style-name="WhiteBox" table:formula="of:=+ORG.OPENOFFICE.STYLE(IF([.CB$10]=[.$A5];IF(MOD([.CB$8]-[.$E5];[.$C5])=0;IF([.CB23]&gt;[.$B5];&quot;RedBoxArrival&quot;;&quot;GreenBoxArrival&quot;);IF(OR([.CB$8]&gt;=[.CB18];[.CB23]&gt;[.$B5]);&quot;RedBox&quot;;&quot;GreenBox&quot;));(IF([.CB43]&gt;0;IF(MOD([.CB$8]-[.$E5];[.$C5])=0;&quot;GreyBoxArrival&quot;;&quot;GreyBox&quot;);IF([.CB$8]&lt;[.CB18];&quot;BeforeDeadline&quot;;&quot;WhiteBox&quot;)))))" office:value-type="float" office:value="0">
            <text:p>0</text:p>
          </table:table-cell>
          <table:table-cell table:style-name="WhiteBox" table:formula="of:=+ORG.OPENOFFICE.STYLE(IF([.CC$10]=[.$A5];IF(MOD([.CC$8]-[.$E5];[.$C5])=0;IF([.CC23]&gt;[.$B5];&quot;RedBoxArrival&quot;;&quot;GreenBoxArrival&quot;);IF(OR([.CC$8]&gt;=[.CC18];[.CC23]&gt;[.$B5]);&quot;RedBox&quot;;&quot;GreenBox&quot;));(IF([.CC43]&gt;0;IF(MOD([.CC$8]-[.$E5];[.$C5])=0;&quot;GreyBoxArrival&quot;;&quot;GreyBox&quot;);IF([.CC$8]&lt;[.CC18];&quot;BeforeDeadline&quot;;&quot;WhiteBox&quot;)))))" office:value-type="float" office:value="0">
            <text:p>0</text:p>
          </table:table-cell>
          <table:table-cell table:style-name="GreyBoxArrival" table:formula="of:=+ORG.OPENOFFICE.STYLE(IF([.CD$10]=[.$A5];IF(MOD([.CD$8]-[.$E5];[.$C5])=0;IF([.CD23]&gt;[.$B5];&quot;RedBoxArrival&quot;;&quot;GreenBoxArrival&quot;);IF(OR([.CD$8]&gt;=[.CD18];[.CD23]&gt;[.$B5]);&quot;RedBox&quot;;&quot;GreenBox&quot;));(IF([.CD43]&gt;0;IF(MOD([.CD$8]-[.$E5];[.$C5])=0;&quot;GreyBoxArrival&quot;;&quot;GreyBox&quot;);IF([.CD$8]&lt;[.CD18];&quot;BeforeDeadline&quot;;&quot;WhiteBox&quot;)))))" office:value-type="float" office:value="0">
            <text:p>0</text:p>
          </table:table-cell>
          <table:table-cell table:style-name="GreenBox" table:formula="of:=+ORG.OPENOFFICE.STYLE(IF([.CE$10]=[.$A5];IF(MOD([.CE$8]-[.$E5];[.$C5])=0;IF([.CE23]&gt;[.$B5];&quot;RedBoxArrival&quot;;&quot;GreenBoxArrival&quot;);IF(OR([.CE$8]&gt;=[.CE18];[.CE23]&gt;[.$B5]);&quot;RedBox&quot;;&quot;GreenBox&quot;));(IF([.CE43]&gt;0;IF(MOD([.CE$8]-[.$E5];[.$C5])=0;&quot;GreyBoxArrival&quot;;&quot;GreyBox&quot;);IF([.CE$8]&lt;[.CE18];&quot;BeforeDeadline&quot;;&quot;WhiteBox&quot;)))))" office:value-type="float" office:value="0">
            <text:p>0</text:p>
          </table:table-cell>
          <table:table-cell table:style-name="GreenBox" table:formula="of:=+ORG.OPENOFFICE.STYLE(IF([.CF$10]=[.$A5];IF(MOD([.CF$8]-[.$E5];[.$C5])=0;IF([.CF23]&gt;[.$B5];&quot;RedBoxArrival&quot;;&quot;GreenBoxArrival&quot;);IF(OR([.CF$8]&gt;=[.CF18];[.CF23]&gt;[.$B5]);&quot;RedBox&quot;;&quot;GreenBox&quot;));(IF([.CF43]&gt;0;IF(MOD([.CF$8]-[.$E5];[.$C5])=0;&quot;GreyBoxArrival&quot;;&quot;GreyBox&quot;);IF([.CF$8]&lt;[.CF18];&quot;BeforeDeadline&quot;;&quot;WhiteBox&quot;)))))" office:value-type="float" office:value="0">
            <text:p>0</text:p>
          </table:table-cell>
          <table:table-cell table:style-name="GreyBox" table:formula="of:=+ORG.OPENOFFICE.STYLE(IF([.CG$10]=[.$A5];IF(MOD([.CG$8]-[.$E5];[.$C5])=0;IF([.CG23]&gt;[.$B5];&quot;RedBoxArrival&quot;;&quot;GreenBoxArrival&quot;);IF(OR([.CG$8]&gt;=[.CG18];[.CG23]&gt;[.$B5]);&quot;RedBox&quot;;&quot;GreenBox&quot;));(IF([.CG43]&gt;0;IF(MOD([.CG$8]-[.$E5];[.$C5])=0;&quot;GreyBoxArrival&quot;;&quot;GreyBox&quot;);IF([.CG$8]&lt;[.CG18];&quot;BeforeDeadline&quot;;&quot;WhiteBox&quot;)))))" office:value-type="float" office:value="0">
            <text:p>0</text:p>
          </table:table-cell>
          <table:table-cell table:style-name="GreenBox" table:formula="of:=+ORG.OPENOFFICE.STYLE(IF([.CH$10]=[.$A5];IF(MOD([.CH$8]-[.$E5];[.$C5])=0;IF([.CH23]&gt;[.$B5];&quot;RedBoxArrival&quot;;&quot;GreenBoxArrival&quot;);IF(OR([.CH$8]&gt;=[.CH18];[.CH23]&gt;[.$B5]);&quot;RedBox&quot;;&quot;GreenBox&quot;));(IF([.CH43]&gt;0;IF(MOD([.CH$8]-[.$E5];[.$C5])=0;&quot;GreyBoxArrival&quot;;&quot;GreyBox&quot;);IF([.CH$8]&lt;[.CH18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5];IF(MOD([.CI$8]-[.$E5];[.$C5])=0;IF([.CI23]&gt;[.$B5];&quot;RedBoxArrival&quot;;&quot;GreenBoxArrival&quot;);IF(OR([.CI$8]&gt;=[.CI18];[.CI23]&gt;[.$B5]);&quot;RedBox&quot;;&quot;GreenBox&quot;));(IF([.CI43]&gt;0;IF(MOD([.CI$8]-[.$E5];[.$C5])=0;&quot;GreyBoxArrival&quot;;&quot;GreyBox&quot;);IF([.CI$8]&lt;[.CI18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5];IF(MOD([.CJ$8]-[.$E5];[.$C5])=0;IF([.CJ23]&gt;[.$B5];&quot;RedBoxArrival&quot;;&quot;GreenBoxArrival&quot;);IF(OR([.CJ$8]&gt;=[.CJ18];[.CJ23]&gt;[.$B5]);&quot;RedBox&quot;;&quot;GreenBox&quot;));(IF([.CJ43]&gt;0;IF(MOD([.CJ$8]-[.$E5];[.$C5])=0;&quot;GreyBoxArrival&quot;;&quot;GreyBox&quot;);IF([.CJ$8]&lt;[.CJ18];&quot;BeforeDeadline&quot;;&quot;WhiteBox&quot;)))))" office:value-type="float" office:value="0">
            <text:p>0</text:p>
          </table:table-cell>
          <table:table-cell table:style-name="WhiteBox" table:formula="of:=+ORG.OPENOFFICE.STYLE(IF([.CK$10]=[.$A5];IF(MOD([.CK$8]-[.$E5];[.$C5])=0;IF([.CK23]&gt;[.$B5];&quot;RedBoxArrival&quot;;&quot;GreenBoxArrival&quot;);IF(OR([.CK$8]&gt;=[.CK18];[.CK23]&gt;[.$B5]);&quot;RedBox&quot;;&quot;GreenBox&quot;));(IF([.CK43]&gt;0;IF(MOD([.CK$8]-[.$E5];[.$C5])=0;&quot;GreyBoxArrival&quot;;&quot;GreyBox&quot;);IF([.CK$8]&lt;[.CK18];&quot;BeforeDeadline&quot;;&quot;WhiteBox&quot;)))))" office:value-type="float" office:value="0">
            <text:p>0</text:p>
          </table:table-cell>
          <table:table-cell table:style-name="WhiteBox" table:formula="of:=+ORG.OPENOFFICE.STYLE(IF([.CL$10]=[.$A5];IF(MOD([.CL$8]-[.$E5];[.$C5])=0;IF([.CL23]&gt;[.$B5];&quot;RedBoxArrival&quot;;&quot;GreenBoxArrival&quot;);IF(OR([.CL$8]&gt;=[.CL18];[.CL23]&gt;[.$B5]);&quot;RedBox&quot;;&quot;GreenBox&quot;));(IF([.CL43]&gt;0;IF(MOD([.CL$8]-[.$E5];[.$C5])=0;&quot;GreyBoxArrival&quot;;&quot;GreyBox&quot;);IF([.CL$8]&lt;[.CL18];&quot;BeforeDeadline&quot;;&quot;WhiteBox&quot;)))))" office:value-type="float" office:value="0">
            <text:p>0</text:p>
          </table:table-cell>
          <table:table-cell table:style-name="GreyBoxArrival" table:formula="of:=+ORG.OPENOFFICE.STYLE(IF([.CM$10]=[.$A5];IF(MOD([.CM$8]-[.$E5];[.$C5])=0;IF([.CM23]&gt;[.$B5];&quot;RedBoxArrival&quot;;&quot;GreenBoxArrival&quot;);IF(OR([.CM$8]&gt;=[.CM18];[.CM23]&gt;[.$B5]);&quot;RedBox&quot;;&quot;GreenBox&quot;));(IF([.CM43]&gt;0;IF(MOD([.CM$8]-[.$E5];[.$C5])=0;&quot;GreyBoxArrival&quot;;&quot;GreyBox&quot;);IF([.CM$8]&lt;[.CM18];&quot;BeforeDeadline&quot;;&quot;WhiteBox&quot;)))))" office:value-type="float" office:value="0">
            <text:p>0</text:p>
          </table:table-cell>
          <table:table-cell table:style-name="GreenBox" table:formula="of:=+ORG.OPENOFFICE.STYLE(IF([.CN$10]=[.$A5];IF(MOD([.CN$8]-[.$E5];[.$C5])=0;IF([.CN23]&gt;[.$B5];&quot;RedBoxArrival&quot;;&quot;GreenBoxArrival&quot;);IF(OR([.CN$8]&gt;=[.CN18];[.CN23]&gt;[.$B5]);&quot;RedBox&quot;;&quot;GreenBox&quot;));(IF([.CN43]&gt;0;IF(MOD([.CN$8]-[.$E5];[.$C5])=0;&quot;GreyBoxArrival&quot;;&quot;GreyBox&quot;);IF([.CN$8]&lt;[.CN18];&quot;BeforeDeadline&quot;;&quot;WhiteBox&quot;)))))" office:value-type="float" office:value="0">
            <text:p>0</text:p>
          </table:table-cell>
          <table:table-cell table:style-name="GreenBox" table:formula="of:=+ORG.OPENOFFICE.STYLE(IF([.CO$10]=[.$A5];IF(MOD([.CO$8]-[.$E5];[.$C5])=0;IF([.CO23]&gt;[.$B5];&quot;RedBoxArrival&quot;;&quot;GreenBoxArrival&quot;);IF(OR([.CO$8]&gt;=[.CO18];[.CO23]&gt;[.$B5]);&quot;RedBox&quot;;&quot;GreenBox&quot;));(IF([.CO43]&gt;0;IF(MOD([.CO$8]-[.$E5];[.$C5])=0;&quot;GreyBoxArrival&quot;;&quot;GreyBox&quot;);IF([.CO$8]&lt;[.CO18];&quot;BeforeDeadline&quot;;&quot;WhiteBox&quot;)))))" office:value-type="float" office:value="0">
            <text:p>0</text:p>
          </table:table-cell>
          <table:table-cell table:style-name="GreyBox" table:formula="of:=+ORG.OPENOFFICE.STYLE(IF([.CP$10]=[.$A5];IF(MOD([.CP$8]-[.$E5];[.$C5])=0;IF([.CP23]&gt;[.$B5];&quot;RedBoxArrival&quot;;&quot;GreenBoxArrival&quot;);IF(OR([.CP$8]&gt;=[.CP18];[.CP23]&gt;[.$B5]);&quot;RedBox&quot;;&quot;GreenBox&quot;));(IF([.CP43]&gt;0;IF(MOD([.CP$8]-[.$E5];[.$C5])=0;&quot;GreyBoxArrival&quot;;&quot;GreyBox&quot;);IF([.CP$8]&lt;[.CP18];&quot;BeforeDeadline&quot;;&quot;WhiteBox&quot;)))))" office:value-type="float" office:value="0">
            <text:p>0</text:p>
          </table:table-cell>
          <table:table-cell table:style-name="GreenBox" table:formula="of:=+ORG.OPENOFFICE.STYLE(IF([.CQ$10]=[.$A5];IF(MOD([.CQ$8]-[.$E5];[.$C5])=0;IF([.CQ23]&gt;[.$B5];&quot;RedBoxArrival&quot;;&quot;GreenBoxArrival&quot;);IF(OR([.CQ$8]&gt;=[.CQ18];[.CQ23]&gt;[.$B5]);&quot;RedBox&quot;;&quot;GreenBox&quot;));(IF([.CQ43]&gt;0;IF(MOD([.CQ$8]-[.$E5];[.$C5])=0;&quot;GreyBoxArrival&quot;;&quot;GreyBox&quot;);IF([.CQ$8]&lt;[.CQ18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5];IF(MOD([.CR$8]-[.$E5];[.$C5])=0;IF([.CR23]&gt;[.$B5];&quot;RedBoxArrival&quot;;&quot;GreenBoxArrival&quot;);IF(OR([.CR$8]&gt;=[.CR18];[.CR23]&gt;[.$B5]);&quot;RedBox&quot;;&quot;GreenBox&quot;));(IF([.CR43]&gt;0;IF(MOD([.CR$8]-[.$E5];[.$C5])=0;&quot;GreyBoxArrival&quot;;&quot;GreyBox&quot;);IF([.CR$8]&lt;[.CR18];&quot;BeforeDeadline&quot;;&quot;WhiteBox&quot;)))))" office:value-type="float" office:value="0">
            <text:p>0</text:p>
          </table:table-cell>
          <table:table-cell table:style-name="BeforeDeadline" table:formula="of:=+ORG.OPENOFFICE.STYLE(IF([.CS$10]=[.$A5];IF(MOD([.CS$8]-[.$E5];[.$C5])=0;IF([.CS23]&gt;[.$B5];&quot;RedBoxArrival&quot;;&quot;GreenBoxArrival&quot;);IF(OR([.CS$8]&gt;=[.CS18];[.CS23]&gt;[.$B5]);&quot;RedBox&quot;;&quot;GreenBox&quot;));(IF([.CS43]&gt;0;IF(MOD([.CS$8]-[.$E5];[.$C5])=0;&quot;GreyBoxArrival&quot;;&quot;GreyBox&quot;);IF([.CS$8]&lt;[.CS18];&quot;BeforeDeadline&quot;;&quot;WhiteBox&quot;)))))" office:value-type="float" office:value="0">
            <text:p>0</text:p>
          </table:table-cell>
          <table:table-cell table:style-name="WhiteBox" table:formula="of:=+ORG.OPENOFFICE.STYLE(IF([.CT$10]=[.$A5];IF(MOD([.CT$8]-[.$E5];[.$C5])=0;IF([.CT23]&gt;[.$B5];&quot;RedBoxArrival&quot;;&quot;GreenBoxArrival&quot;);IF(OR([.CT$8]&gt;=[.CT18];[.CT23]&gt;[.$B5]);&quot;RedBox&quot;;&quot;GreenBox&quot;));(IF([.CT43]&gt;0;IF(MOD([.CT$8]-[.$E5];[.$C5])=0;&quot;GreyBoxArrival&quot;;&quot;GreyBox&quot;);IF([.CT$8]&lt;[.CT18];&quot;BeforeDeadline&quot;;&quot;WhiteBox&quot;)))))" office:value-type="float" office:value="0">
            <text:p>0</text:p>
          </table:table-cell>
          <table:table-cell table:style-name="WhiteBox" table:formula="of:=+ORG.OPENOFFICE.STYLE(IF([.CU$10]=[.$A5];IF(MOD([.CU$8]-[.$E5];[.$C5])=0;IF([.CU23]&gt;[.$B5];&quot;RedBoxArrival&quot;;&quot;GreenBoxArrival&quot;);IF(OR([.CU$8]&gt;=[.CU18];[.CU23]&gt;[.$B5]);&quot;RedBox&quot;;&quot;GreenBox&quot;));(IF([.CU43]&gt;0;IF(MOD([.CU$8]-[.$E5];[.$C5])=0;&quot;GreyBoxArrival&quot;;&quot;GreyBox&quot;);IF([.CU$8]&lt;[.CU18];&quot;BeforeDeadline&quot;;&quot;WhiteBox&quot;)))))" office:value-type="float" office:value="0">
            <text:p>0</text:p>
          </table:table-cell>
          <table:table-cell table:style-name="GreyBoxArrival" table:formula="of:=+ORG.OPENOFFICE.STYLE(IF([.CV$10]=[.$A5];IF(MOD([.CV$8]-[.$E5];[.$C5])=0;IF([.CV23]&gt;[.$B5];&quot;RedBoxArrival&quot;;&quot;GreenBoxArrival&quot;);IF(OR([.CV$8]&gt;=[.CV18];[.CV23]&gt;[.$B5]);&quot;RedBox&quot;;&quot;GreenBox&quot;));(IF([.CV43]&gt;0;IF(MOD([.CV$8]-[.$E5];[.$C5])=0;&quot;GreyBoxArrival&quot;;&quot;GreyBox&quot;);IF([.CV$8]&lt;[.CV18];&quot;BeforeDeadline&quot;;&quot;WhiteBox&quot;)))))" office:value-type="float" office:value="0">
            <text:p>0</text:p>
          </table:table-cell>
          <table:table-cell table:style-name="GreenBox" table:formula="of:=+ORG.OPENOFFICE.STYLE(IF([.CW$10]=[.$A5];IF(MOD([.CW$8]-[.$E5];[.$C5])=0;IF([.CW23]&gt;[.$B5];&quot;RedBoxArrival&quot;;&quot;GreenBoxArrival&quot;);IF(OR([.CW$8]&gt;=[.CW18];[.CW23]&gt;[.$B5]);&quot;RedBox&quot;;&quot;GreenBox&quot;));(IF([.CW43]&gt;0;IF(MOD([.CW$8]-[.$E5];[.$C5])=0;&quot;GreyBoxArrival&quot;;&quot;GreyBox&quot;);IF([.CW$8]&lt;[.CW18];&quot;BeforeDeadline&quot;;&quot;WhiteBox&quot;)))))" office:value-type="float" office:value="0">
            <text:p>0</text:p>
          </table:table-cell>
          <table:table-cell table:style-name="GreenBox" table:formula="of:=+ORG.OPENOFFICE.STYLE(IF([.CX$10]=[.$A5];IF(MOD([.CX$8]-[.$E5];[.$C5])=0;IF([.CX23]&gt;[.$B5];&quot;RedBoxArrival&quot;;&quot;GreenBoxArrival&quot;);IF(OR([.CX$8]&gt;=[.CX18];[.CX23]&gt;[.$B5]);&quot;RedBox&quot;;&quot;GreenBox&quot;));(IF([.CX43]&gt;0;IF(MOD([.CX$8]-[.$E5];[.$C5])=0;&quot;GreyBoxArrival&quot;;&quot;GreyBox&quot;);IF([.CX$8]&lt;[.CX18];&quot;BeforeDeadline&quot;;&quot;WhiteBox&quot;)))))" office:value-type="float" office:value="0">
            <text:p>0</text:p>
          </table:table-cell>
          <table:table-cell table:style-name="GreyBox" table:formula="of:=+ORG.OPENOFFICE.STYLE(IF([.CY$10]=[.$A5];IF(MOD([.CY$8]-[.$E5];[.$C5])=0;IF([.CY23]&gt;[.$B5];&quot;RedBoxArrival&quot;;&quot;GreenBoxArrival&quot;);IF(OR([.CY$8]&gt;=[.CY18];[.CY23]&gt;[.$B5]);&quot;RedBox&quot;;&quot;GreenBox&quot;));(IF([.CY43]&gt;0;IF(MOD([.CY$8]-[.$E5];[.$C5])=0;&quot;GreyBoxArrival&quot;;&quot;GreyBox&quot;);IF([.CY$8]&lt;[.CY18];&quot;BeforeDeadline&quot;;&quot;WhiteBox&quot;)))))" office:value-type="float" office:value="0">
            <text:p>0</text:p>
          </table:table-cell>
          <table:table-cell table:style-name="GreenBox" table:formula="of:=+ORG.OPENOFFICE.STYLE(IF([.CZ$10]=[.$A5];IF(MOD([.CZ$8]-[.$E5];[.$C5])=0;IF([.CZ23]&gt;[.$B5];&quot;RedBoxArrival&quot;;&quot;GreenBoxArrival&quot;);IF(OR([.CZ$8]&gt;=[.CZ18];[.CZ23]&gt;[.$B5]);&quot;RedBox&quot;;&quot;GreenBox&quot;));(IF([.CZ43]&gt;0;IF(MOD([.CZ$8]-[.$E5];[.$C5])=0;&quot;GreyBoxArrival&quot;;&quot;GreyBox&quot;);IF([.CZ$8]&lt;[.CZ18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5];IF(MOD([.DA$8]-[.$E5];[.$C5])=0;IF([.DA23]&gt;[.$B5];&quot;RedBoxArrival&quot;;&quot;GreenBoxArrival&quot;);IF(OR([.DA$8]&gt;=[.DA18];[.DA23]&gt;[.$B5]);&quot;RedBox&quot;;&quot;GreenBox&quot;));(IF([.DA43]&gt;0;IF(MOD([.DA$8]-[.$E5];[.$C5])=0;&quot;GreyBoxArrival&quot;;&quot;GreyBox&quot;);IF([.DA$8]&lt;[.DA18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5];IF(MOD([.DB$8]-[.$E5];[.$C5])=0;IF([.DB23]&gt;[.$B5];&quot;RedBoxArrival&quot;;&quot;GreenBoxArrival&quot;);IF(OR([.DB$8]&gt;=[.DB18];[.DB23]&gt;[.$B5]);&quot;RedBox&quot;;&quot;GreenBox&quot;));(IF([.DB43]&gt;0;IF(MOD([.DB$8]-[.$E5];[.$C5])=0;&quot;GreyBoxArrival&quot;;&quot;GreyBox&quot;);IF([.DB$8]&lt;[.DB18];&quot;BeforeDeadline&quot;;&quot;WhiteBox&quot;)))))" office:value-type="float" office:value="0">
            <text:p>0</text:p>
          </table:table-cell>
          <table:table-cell table:style-name="WhiteBox" table:formula="of:=+ORG.OPENOFFICE.STYLE(IF([.DC$10]=[.$A5];IF(MOD([.DC$8]-[.$E5];[.$C5])=0;IF([.DC23]&gt;[.$B5];&quot;RedBoxArrival&quot;;&quot;GreenBoxArrival&quot;);IF(OR([.DC$8]&gt;=[.DC18];[.DC23]&gt;[.$B5]);&quot;RedBox&quot;;&quot;GreenBox&quot;));(IF([.DC43]&gt;0;IF(MOD([.DC$8]-[.$E5];[.$C5])=0;&quot;GreyBoxArrival&quot;;&quot;GreyBox&quot;);IF([.DC$8]&lt;[.DC18];&quot;BeforeDeadline&quot;;&quot;WhiteBox&quot;)))))" office:value-type="float" office:value="0">
            <text:p>0</text:p>
          </table:table-cell>
          <table:table-cell table:style-name="WhiteBox" table:formula="of:=+ORG.OPENOFFICE.STYLE(IF([.DD$10]=[.$A5];IF(MOD([.DD$8]-[.$E5];[.$C5])=0;IF([.DD23]&gt;[.$B5];&quot;RedBoxArrival&quot;;&quot;GreenBoxArrival&quot;);IF(OR([.DD$8]&gt;=[.DD18];[.DD23]&gt;[.$B5]);&quot;RedBox&quot;;&quot;GreenBox&quot;));(IF([.DD43]&gt;0;IF(MOD([.DD$8]-[.$E5];[.$C5])=0;&quot;GreyBoxArrival&quot;;&quot;GreyBox&quot;);IF([.DD$8]&lt;[.DD18];&quot;BeforeDeadline&quot;;&quot;WhiteBox&quot;)))))" office:value-type="float" office:value="0">
            <text:p>0</text:p>
          </table:table-cell>
          <table:table-cell table:style-name="GreyBoxArrival" table:formula="of:=+ORG.OPENOFFICE.STYLE(IF([.DE$10]=[.$A5];IF(MOD([.DE$8]-[.$E5];[.$C5])=0;IF([.DE23]&gt;[.$B5];&quot;RedBoxArrival&quot;;&quot;GreenBoxArrival&quot;);IF(OR([.DE$8]&gt;=[.DE18];[.DE23]&gt;[.$B5]);&quot;RedBox&quot;;&quot;GreenBox&quot;));(IF([.DE43]&gt;0;IF(MOD([.DE$8]-[.$E5];[.$C5])=0;&quot;GreyBoxArrival&quot;;&quot;GreyBox&quot;);IF([.DE$8]&lt;[.DE18];&quot;BeforeDeadline&quot;;&quot;WhiteBox&quot;)))))" office:value-type="float" office:value="0">
            <text:p>0</text:p>
          </table:table-cell>
          <table:table-cell table:style-name="GreenBox" table:formula="of:=+ORG.OPENOFFICE.STYLE(IF([.DF$10]=[.$A5];IF(MOD([.DF$8]-[.$E5];[.$C5])=0;IF([.DF23]&gt;[.$B5];&quot;RedBoxArrival&quot;;&quot;GreenBoxArrival&quot;);IF(OR([.DF$8]&gt;=[.DF18];[.DF23]&gt;[.$B5]);&quot;RedBox&quot;;&quot;GreenBox&quot;));(IF([.DF43]&gt;0;IF(MOD([.DF$8]-[.$E5];[.$C5])=0;&quot;GreyBoxArrival&quot;;&quot;GreyBox&quot;);IF([.DF$8]&lt;[.DF18];&quot;BeforeDeadline&quot;;&quot;WhiteBox&quot;)))))" office:value-type="float" office:value="0">
            <text:p>0</text:p>
          </table:table-cell>
          <table:table-cell table:style-name="GreenBox" table:formula="of:=+ORG.OPENOFFICE.STYLE(IF([.DG$10]=[.$A5];IF(MOD([.DG$8]-[.$E5];[.$C5])=0;IF([.DG23]&gt;[.$B5];&quot;RedBoxArrival&quot;;&quot;GreenBoxArrival&quot;);IF(OR([.DG$8]&gt;=[.DG18];[.DG23]&gt;[.$B5]);&quot;RedBox&quot;;&quot;GreenBox&quot;));(IF([.DG43]&gt;0;IF(MOD([.DG$8]-[.$E5];[.$C5])=0;&quot;GreyBoxArrival&quot;;&quot;GreyBox&quot;);IF([.DG$8]&lt;[.DG18];&quot;BeforeDeadline&quot;;&quot;WhiteBox&quot;)))))" office:value-type="float" office:value="0">
            <text:p>0</text:p>
          </table:table-cell>
          <table:table-cell table:style-name="GreyBox" table:formula="of:=+ORG.OPENOFFICE.STYLE(IF([.DH$10]=[.$A5];IF(MOD([.DH$8]-[.$E5];[.$C5])=0;IF([.DH23]&gt;[.$B5];&quot;RedBoxArrival&quot;;&quot;GreenBoxArrival&quot;);IF(OR([.DH$8]&gt;=[.DH18];[.DH23]&gt;[.$B5]);&quot;RedBox&quot;;&quot;GreenBox&quot;));(IF([.DH43]&gt;0;IF(MOD([.DH$8]-[.$E5];[.$C5])=0;&quot;GreyBoxArrival&quot;;&quot;GreyBox&quot;);IF([.DH$8]&lt;[.DH18];&quot;BeforeDeadline&quot;;&quot;WhiteBox&quot;)))))" office:value-type="float" office:value="0">
            <text:p>0</text:p>
          </table:table-cell>
          <table:table-cell table:style-name="GreenBox" table:formula="of:=+ORG.OPENOFFICE.STYLE(IF([.DI$10]=[.$A5];IF(MOD([.DI$8]-[.$E5];[.$C5])=0;IF([.DI23]&gt;[.$B5];&quot;RedBoxArrival&quot;;&quot;GreenBoxArrival&quot;);IF(OR([.DI$8]&gt;=[.DI18];[.DI23]&gt;[.$B5]);&quot;RedBox&quot;;&quot;GreenBox&quot;));(IF([.DI43]&gt;0;IF(MOD([.DI$8]-[.$E5];[.$C5])=0;&quot;GreyBoxArrival&quot;;&quot;GreyBox&quot;);IF([.DI$8]&lt;[.DI18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5];IF(MOD([.DJ$8]-[.$E5];[.$C5])=0;IF([.DJ23]&gt;[.$B5];&quot;RedBoxArrival&quot;;&quot;GreenBoxArrival&quot;);IF(OR([.DJ$8]&gt;=[.DJ18];[.DJ23]&gt;[.$B5]);&quot;RedBox&quot;;&quot;GreenBox&quot;));(IF([.DJ43]&gt;0;IF(MOD([.DJ$8]-[.$E5];[.$C5])=0;&quot;GreyBoxArrival&quot;;&quot;GreyBox&quot;);IF([.DJ$8]&lt;[.DJ18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5];IF(MOD([.DK$8]-[.$E5];[.$C5])=0;IF([.DK23]&gt;[.$B5];&quot;RedBoxArrival&quot;;&quot;GreenBoxArrival&quot;);IF(OR([.DK$8]&gt;=[.DK18];[.DK23]&gt;[.$B5]);&quot;RedBox&quot;;&quot;GreenBox&quot;));(IF([.DK43]&gt;0;IF(MOD([.DK$8]-[.$E5];[.$C5])=0;&quot;GreyBoxArrival&quot;;&quot;GreyBox&quot;);IF([.DK$8]&lt;[.DK18];&quot;BeforeDeadline&quot;;&quot;WhiteBox&quot;)))))" office:value-type="float" office:value="0">
            <text:p>0</text:p>
          </table:table-cell>
          <table:table-cell table:style-name="WhiteBox" table:formula="of:=+ORG.OPENOFFICE.STYLE(IF([.DL$10]=[.$A5];IF(MOD([.DL$8]-[.$E5];[.$C5])=0;IF([.DL23]&gt;[.$B5];&quot;RedBoxArrival&quot;;&quot;GreenBoxArrival&quot;);IF(OR([.DL$8]&gt;=[.DL18];[.DL23]&gt;[.$B5]);&quot;RedBox&quot;;&quot;GreenBox&quot;));(IF([.DL43]&gt;0;IF(MOD([.DL$8]-[.$E5];[.$C5])=0;&quot;GreyBoxArrival&quot;;&quot;GreyBox&quot;);IF([.DL$8]&lt;[.DL18];&quot;BeforeDeadline&quot;;&quot;WhiteBox&quot;)))))" office:value-type="float" office:value="0">
            <text:p>0</text:p>
          </table:table-cell>
          <table:table-cell table:style-name="WhiteBox" table:formula="of:=+ORG.OPENOFFICE.STYLE(IF([.DM$10]=[.$A5];IF(MOD([.DM$8]-[.$E5];[.$C5])=0;IF([.DM23]&gt;[.$B5];&quot;RedBoxArrival&quot;;&quot;GreenBoxArrival&quot;);IF(OR([.DM$8]&gt;=[.DM18];[.DM23]&gt;[.$B5]);&quot;RedBox&quot;;&quot;GreenBox&quot;));(IF([.DM43]&gt;0;IF(MOD([.DM$8]-[.$E5];[.$C5])=0;&quot;GreyBoxArrival&quot;;&quot;GreyBox&quot;);IF([.DM$8]&lt;[.DM18];&quot;BeforeDeadline&quot;;&quot;WhiteBox&quot;)))))" office:value-type="float" office:value="0">
            <text:p>0</text:p>
          </table:table-cell>
          <table:table-cell table:style-name="GreyBoxArrival" table:formula="of:=+ORG.OPENOFFICE.STYLE(IF([.DN$10]=[.$A5];IF(MOD([.DN$8]-[.$E5];[.$C5])=0;IF([.DN23]&gt;[.$B5];&quot;RedBoxArrival&quot;;&quot;GreenBoxArrival&quot;);IF(OR([.DN$8]&gt;=[.DN18];[.DN23]&gt;[.$B5]);&quot;RedBox&quot;;&quot;GreenBox&quot;));(IF([.DN43]&gt;0;IF(MOD([.DN$8]-[.$E5];[.$C5])=0;&quot;GreyBoxArrival&quot;;&quot;GreyBox&quot;);IF([.DN$8]&lt;[.DN18];&quot;BeforeDeadline&quot;;&quot;WhiteBox&quot;)))))" office:value-type="float" office:value="0">
            <text:p>0</text:p>
          </table:table-cell>
          <table:table-cell table:style-name="GreenBox" table:formula="of:=+ORG.OPENOFFICE.STYLE(IF([.DO$10]=[.$A5];IF(MOD([.DO$8]-[.$E5];[.$C5])=0;IF([.DO23]&gt;[.$B5];&quot;RedBoxArrival&quot;;&quot;GreenBoxArrival&quot;);IF(OR([.DO$8]&gt;=[.DO18];[.DO23]&gt;[.$B5]);&quot;RedBox&quot;;&quot;GreenBox&quot;));(IF([.DO43]&gt;0;IF(MOD([.DO$8]-[.$E5];[.$C5])=0;&quot;GreyBoxArrival&quot;;&quot;GreyBox&quot;);IF([.DO$8]&lt;[.DO18];&quot;BeforeDeadline&quot;;&quot;WhiteBox&quot;)))))" office:value-type="float" office:value="0">
            <text:p>0</text:p>
          </table:table-cell>
          <table:table-cell table:style-name="GreenBox" table:formula="of:=+ORG.OPENOFFICE.STYLE(IF([.DP$10]=[.$A5];IF(MOD([.DP$8]-[.$E5];[.$C5])=0;IF([.DP23]&gt;[.$B5];&quot;RedBoxArrival&quot;;&quot;GreenBoxArrival&quot;);IF(OR([.DP$8]&gt;=[.DP18];[.DP23]&gt;[.$B5]);&quot;RedBox&quot;;&quot;GreenBox&quot;));(IF([.DP43]&gt;0;IF(MOD([.DP$8]-[.$E5];[.$C5])=0;&quot;GreyBoxArrival&quot;;&quot;GreyBox&quot;);IF([.DP$8]&lt;[.DP18];&quot;BeforeDeadline&quot;;&quot;WhiteBox&quot;)))))" office:value-type="float" office:value="0">
            <text:p>0</text:p>
          </table:table-cell>
          <table:table-cell table:style-name="GreyBox" table:formula="of:=+ORG.OPENOFFICE.STYLE(IF([.DQ$10]=[.$A5];IF(MOD([.DQ$8]-[.$E5];[.$C5])=0;IF([.DQ23]&gt;[.$B5];&quot;RedBoxArrival&quot;;&quot;GreenBoxArrival&quot;);IF(OR([.DQ$8]&gt;=[.DQ18];[.DQ23]&gt;[.$B5]);&quot;RedBox&quot;;&quot;GreenBox&quot;));(IF([.DQ43]&gt;0;IF(MOD([.DQ$8]-[.$E5];[.$C5])=0;&quot;GreyBoxArrival&quot;;&quot;GreyBox&quot;);IF([.DQ$8]&lt;[.DQ18];&quot;BeforeDeadline&quot;;&quot;WhiteBox&quot;)))))" office:value-type="float" office:value="0">
            <text:p>0</text:p>
          </table:table-cell>
          <table:table-cell table:style-name="GreenBox" table:formula="of:=+ORG.OPENOFFICE.STYLE(IF([.DR$10]=[.$A5];IF(MOD([.DR$8]-[.$E5];[.$C5])=0;IF([.DR23]&gt;[.$B5];&quot;RedBoxArrival&quot;;&quot;GreenBoxArrival&quot;);IF(OR([.DR$8]&gt;=[.DR18];[.DR23]&gt;[.$B5]);&quot;RedBox&quot;;&quot;GreenBox&quot;));(IF([.DR43]&gt;0;IF(MOD([.DR$8]-[.$E5];[.$C5])=0;&quot;GreyBoxArrival&quot;;&quot;GreyBox&quot;);IF([.DR$8]&lt;[.DR18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5];IF(MOD([.DS$8]-[.$E5];[.$C5])=0;IF([.DS23]&gt;[.$B5];&quot;RedBoxArrival&quot;;&quot;GreenBoxArrival&quot;);IF(OR([.DS$8]&gt;=[.DS18];[.DS23]&gt;[.$B5]);&quot;RedBox&quot;;&quot;GreenBox&quot;));(IF([.DS43]&gt;0;IF(MOD([.DS$8]-[.$E5];[.$C5])=0;&quot;GreyBoxArrival&quot;;&quot;GreyBox&quot;);IF([.DS$8]&lt;[.DS18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5];IF(MOD([.DT$8]-[.$E5];[.$C5])=0;IF([.DT23]&gt;[.$B5];&quot;RedBoxArrival&quot;;&quot;GreenBoxArrival&quot;);IF(OR([.DT$8]&gt;=[.DT18];[.DT23]&gt;[.$B5]);&quot;RedBox&quot;;&quot;GreenBox&quot;));(IF([.DT43]&gt;0;IF(MOD([.DT$8]-[.$E5];[.$C5])=0;&quot;GreyBoxArrival&quot;;&quot;GreyBox&quot;);IF([.DT$8]&lt;[.DT18];&quot;BeforeDeadline&quot;;&quot;WhiteBox&quot;)))))" office:value-type="float" office:value="0">
            <text:p>0</text:p>
          </table:table-cell>
          <table:table-cell table:style-name="WhiteBox" table:formula="of:=+ORG.OPENOFFICE.STYLE(IF([.DU$10]=[.$A5];IF(MOD([.DU$8]-[.$E5];[.$C5])=0;IF([.DU23]&gt;[.$B5];&quot;RedBoxArrival&quot;;&quot;GreenBoxArrival&quot;);IF(OR([.DU$8]&gt;=[.DU18];[.DU23]&gt;[.$B5]);&quot;RedBox&quot;;&quot;GreenBox&quot;));(IF([.DU43]&gt;0;IF(MOD([.DU$8]-[.$E5];[.$C5])=0;&quot;GreyBoxArrival&quot;;&quot;GreyBox&quot;);IF([.DU$8]&lt;[.DU18];&quot;BeforeDeadline&quot;;&quot;WhiteBox&quot;)))))" office:value-type="float" office:value="0">
            <text:p>0</text:p>
          </table:table-cell>
          <table:table-cell table:style-name="WhiteBox" table:formula="of:=+ORG.OPENOFFICE.STYLE(IF([.DV$10]=[.$A5];IF(MOD([.DV$8]-[.$E5];[.$C5])=0;IF([.DV23]&gt;[.$B5];&quot;RedBoxArrival&quot;;&quot;GreenBoxArrival&quot;);IF(OR([.DV$8]&gt;=[.DV18];[.DV23]&gt;[.$B5]);&quot;RedBox&quot;;&quot;GreenBox&quot;));(IF([.DV43]&gt;0;IF(MOD([.DV$8]-[.$E5];[.$C5])=0;&quot;GreyBoxArrival&quot;;&quot;GreyBox&quot;);IF([.DV$8]&lt;[.DV18];&quot;BeforeDeadline&quot;;&quot;WhiteBox&quot;)))))" office:value-type="float" office:value="0">
            <text:p>0</text:p>
          </table:table-cell>
          <table:table-cell table:style-name="GreyBoxArrival" table:formula="of:=+ORG.OPENOFFICE.STYLE(IF([.DW$10]=[.$A5];IF(MOD([.DW$8]-[.$E5];[.$C5])=0;IF([.DW23]&gt;[.$B5];&quot;RedBoxArrival&quot;;&quot;GreenBoxArrival&quot;);IF(OR([.DW$8]&gt;=[.DW18];[.DW23]&gt;[.$B5]);&quot;RedBox&quot;;&quot;GreenBox&quot;));(IF([.DW43]&gt;0;IF(MOD([.DW$8]-[.$E5];[.$C5])=0;&quot;GreyBoxArrival&quot;;&quot;GreyBox&quot;);IF([.DW$8]&lt;[.DW18];&quot;BeforeDeadline&quot;;&quot;WhiteBox&quot;)))))" office:value-type="float" office:value="0">
            <text:p>0</text:p>
          </table:table-cell>
          <table:table-cell table:style-name="GreenBox" table:formula="of:=+ORG.OPENOFFICE.STYLE(IF([.DX$10]=[.$A5];IF(MOD([.DX$8]-[.$E5];[.$C5])=0;IF([.DX23]&gt;[.$B5];&quot;RedBoxArrival&quot;;&quot;GreenBoxArrival&quot;);IF(OR([.DX$8]&gt;=[.DX18];[.DX23]&gt;[.$B5]);&quot;RedBox&quot;;&quot;GreenBox&quot;));(IF([.DX43]&gt;0;IF(MOD([.DX$8]-[.$E5];[.$C5])=0;&quot;GreyBoxArrival&quot;;&quot;GreyBox&quot;);IF([.DX$8]&lt;[.DX18];&quot;BeforeDeadline&quot;;&quot;WhiteBox&quot;)))))" office:value-type="float" office:value="0">
            <text:p>0</text:p>
          </table:table-cell>
          <table:table-cell table:style-name="GreenBox" table:formula="of:=+ORG.OPENOFFICE.STYLE(IF([.DY$10]=[.$A5];IF(MOD([.DY$8]-[.$E5];[.$C5])=0;IF([.DY23]&gt;[.$B5];&quot;RedBoxArrival&quot;;&quot;GreenBoxArrival&quot;);IF(OR([.DY$8]&gt;=[.DY18];[.DY23]&gt;[.$B5]);&quot;RedBox&quot;;&quot;GreenBox&quot;));(IF([.DY43]&gt;0;IF(MOD([.DY$8]-[.$E5];[.$C5])=0;&quot;GreyBoxArrival&quot;;&quot;GreyBox&quot;);IF([.DY$8]&lt;[.DY18];&quot;BeforeDeadline&quot;;&quot;WhiteBox&quot;)))))" office:value-type="float" office:value="0">
            <text:p>0</text:p>
          </table:table-cell>
          <table:table-cell table:style-name="GreyBox" table:formula="of:=+ORG.OPENOFFICE.STYLE(IF([.DZ$10]=[.$A5];IF(MOD([.DZ$8]-[.$E5];[.$C5])=0;IF([.DZ23]&gt;[.$B5];&quot;RedBoxArrival&quot;;&quot;GreenBoxArrival&quot;);IF(OR([.DZ$8]&gt;=[.DZ18];[.DZ23]&gt;[.$B5]);&quot;RedBox&quot;;&quot;GreenBox&quot;));(IF([.DZ43]&gt;0;IF(MOD([.DZ$8]-[.$E5];[.$C5])=0;&quot;GreyBoxArrival&quot;;&quot;GreyBox&quot;);IF([.DZ$8]&lt;[.DZ18];&quot;BeforeDeadline&quot;;&quot;WhiteBox&quot;)))))" office:value-type="float" office:value="0">
            <text:p>0</text:p>
          </table:table-cell>
          <table:table-cell table:style-name="GreenBox" table:formula="of:=+ORG.OPENOFFICE.STYLE(IF([.EA$10]=[.$A5];IF(MOD([.EA$8]-[.$E5];[.$C5])=0;IF([.EA23]&gt;[.$B5];&quot;RedBoxArrival&quot;;&quot;GreenBoxArrival&quot;);IF(OR([.EA$8]&gt;=[.EA18];[.EA23]&gt;[.$B5]);&quot;RedBox&quot;;&quot;GreenBox&quot;));(IF([.EA43]&gt;0;IF(MOD([.EA$8]-[.$E5];[.$C5])=0;&quot;GreyBoxArrival&quot;;&quot;GreyBox&quot;);IF([.EA$8]&lt;[.EA18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5];IF(MOD([.EB$8]-[.$E5];[.$C5])=0;IF([.EB23]&gt;[.$B5];&quot;RedBoxArrival&quot;;&quot;GreenBoxArrival&quot;);IF(OR([.EB$8]&gt;=[.EB18];[.EB23]&gt;[.$B5]);&quot;RedBox&quot;;&quot;GreenBox&quot;));(IF([.EB43]&gt;0;IF(MOD([.EB$8]-[.$E5];[.$C5])=0;&quot;GreyBoxArrival&quot;;&quot;GreyBox&quot;);IF([.EB$8]&lt;[.EB18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formula="of:=[.B6]/[.C6]" office:value-type="float" office:value="0.0952380952380952">
            <text:p>0.1</text:p>
          </table:table-cell>
          <table:table-cell table:number-columns-repeated="2"/>
          <table:table-cell table:style-name="GreyBoxArrival" table:formula="of:=+ORG.OPENOFFICE.STYLE(IF([.J$10]=[.$A6];IF(MOD([.J$8]-[.$E6];[.$C6])=0;IF([.J24]&gt;[.$B6];&quot;RedBoxArrival&quot;;&quot;GreenBoxArrival&quot;);IF(OR([.J$8]&gt;=[.J19];[.J24]&gt;[.$B6]);&quot;RedBox&quot;;&quot;GreenBox&quot;));(IF([.J44]&gt;0;IF(MOD([.J$8]-[.$E6];[.$C6])=0;&quot;GreyBoxArrival&quot;;&quot;GreyBox&quot;);IF([.J$8]&lt;[.J19];&quot;BeforeDeadline&quot;;&quot;WhiteBox&quot;)))))" office:value-type="float" office:value="0">
            <text:p>0</text:p>
          </table:table-cell>
          <table:table-cell table:style-name="GreyBox" table:formula="of:=+ORG.OPENOFFICE.STYLE(IF([.K$10]=[.$A6];IF(MOD([.K$8]-[.$E6];[.$C6])=0;IF([.K24]&gt;[.$B6];&quot;RedBoxArrival&quot;;&quot;GreenBoxArrival&quot;);IF(OR([.K$8]&gt;=[.K19];[.K24]&gt;[.$B6]);&quot;RedBox&quot;;&quot;GreenBox&quot;));(IF([.K44]&gt;0;IF(MOD([.K$8]-[.$E6];[.$C6])=0;&quot;GreyBoxArrival&quot;;&quot;GreyBox&quot;);IF([.K$8]&lt;[.K19];&quot;BeforeDeadline&quot;;&quot;WhiteBox&quot;)))))" office:value-type="float" office:value="0">
            <text:p>0</text:p>
          </table:table-cell>
          <table:table-cell table:style-name="GreyBox" table:formula="of:=+ORG.OPENOFFICE.STYLE(IF([.L$10]=[.$A6];IF(MOD([.L$8]-[.$E6];[.$C6])=0;IF([.L24]&gt;[.$B6];&quot;RedBoxArrival&quot;;&quot;GreenBoxArrival&quot;);IF(OR([.L$8]&gt;=[.L19];[.L24]&gt;[.$B6]);&quot;RedBox&quot;;&quot;GreenBox&quot;));(IF([.L44]&gt;0;IF(MOD([.L$8]-[.$E6];[.$C6])=0;&quot;GreyBoxArrival&quot;;&quot;GreyBox&quot;);IF([.L$8]&lt;[.L19];&quot;BeforeDeadline&quot;;&quot;WhiteBox&quot;)))))" office:value-type="float" office:value="0">
            <text:p>0</text:p>
          </table:table-cell>
          <table:table-cell table:style-name="GreyBox" table:formula="of:=+ORG.OPENOFFICE.STYLE(IF([.M$10]=[.$A6];IF(MOD([.M$8]-[.$E6];[.$C6])=0;IF([.M24]&gt;[.$B6];&quot;RedBoxArrival&quot;;&quot;GreenBoxArrival&quot;);IF(OR([.M$8]&gt;=[.M19];[.M24]&gt;[.$B6]);&quot;RedBox&quot;;&quot;GreenBox&quot;));(IF([.M44]&gt;0;IF(MOD([.M$8]-[.$E6];[.$C6])=0;&quot;GreyBoxArrival&quot;;&quot;GreyBox&quot;);IF([.M$8]&lt;[.M19];&quot;BeforeDeadline&quot;;&quot;WhiteBox&quot;)))))" office:value-type="float" office:value="0">
            <text:p>0</text:p>
          </table:table-cell>
          <table:table-cell table:style-name="GreyBox" table:formula="of:=+ORG.OPENOFFICE.STYLE(IF([.N$10]=[.$A6];IF(MOD([.N$8]-[.$E6];[.$C6])=0;IF([.N24]&gt;[.$B6];&quot;RedBoxArrival&quot;;&quot;GreenBoxArrival&quot;);IF(OR([.N$8]&gt;=[.N19];[.N24]&gt;[.$B6]);&quot;RedBox&quot;;&quot;GreenBox&quot;));(IF([.N44]&gt;0;IF(MOD([.N$8]-[.$E6];[.$C6])=0;&quot;GreyBoxArrival&quot;;&quot;GreyBox&quot;);IF([.N$8]&lt;[.N19];&quot;BeforeDeadline&quot;;&quot;WhiteBox&quot;)))))" office:value-type="float" office:value="0">
            <text:p>0</text:p>
          </table:table-cell>
          <table:table-cell table:style-name="GreenBox" table:formula="of:=+ORG.OPENOFFICE.STYLE(IF([.O$10]=[.$A6];IF(MOD([.O$8]-[.$E6];[.$C6])=0;IF([.O24]&gt;[.$B6];&quot;RedBoxArrival&quot;;&quot;GreenBoxArrival&quot;);IF(OR([.O$8]&gt;=[.O19];[.O24]&gt;[.$B6]);&quot;RedBox&quot;;&quot;GreenBox&quot;));(IF([.O44]&gt;0;IF(MOD([.O$8]-[.$E6];[.$C6])=0;&quot;GreyBoxArrival&quot;;&quot;GreyBox&quot;);IF([.O$8]&lt;[.O19];&quot;BeforeDeadline&quot;;&quot;WhiteBox&quot;)))))" office:value-type="float" office:value="0">
            <text:p>0</text:p>
          </table:table-cell>
          <table:table-cell table:style-name="GreyBox" table:formula="of:=+ORG.OPENOFFICE.STYLE(IF([.P$10]=[.$A6];IF(MOD([.P$8]-[.$E6];[.$C6])=0;IF([.P24]&gt;[.$B6];&quot;RedBoxArrival&quot;;&quot;GreenBoxArrival&quot;);IF(OR([.P$8]&gt;=[.P19];[.P24]&gt;[.$B6]);&quot;RedBox&quot;;&quot;GreenBox&quot;));(IF([.P44]&gt;0;IF(MOD([.P$8]-[.$E6];[.$C6])=0;&quot;GreyBoxArrival&quot;;&quot;GreyBox&quot;);IF([.P$8]&lt;[.P19];&quot;BeforeDeadline&quot;;&quot;WhiteBox&quot;)))))" office:value-type="float" office:value="0">
            <text:p>0</text:p>
          </table:table-cell>
          <table:table-cell table:style-name="GreenBox" table:formula="of:=+ORG.OPENOFFICE.STYLE(IF([.Q$10]=[.$A6];IF(MOD([.Q$8]-[.$E6];[.$C6])=0;IF([.Q24]&gt;[.$B6];&quot;RedBoxArrival&quot;;&quot;GreenBoxArrival&quot;);IF(OR([.Q$8]&gt;=[.Q19];[.Q24]&gt;[.$B6]);&quot;RedBox&quot;;&quot;GreenBox&quot;));(IF([.Q44]&gt;0;IF(MOD([.Q$8]-[.$E6];[.$C6])=0;&quot;GreyBoxArrival&quot;;&quot;GreyBox&quot;);IF([.Q$8]&lt;[.Q19];&quot;BeforeDeadline&quot;;&quot;WhiteBox&quot;)))))" office:value-type="float" office:value="0">
            <text:p>0</text:p>
          </table:table-cell>
          <table:table-cell table:style-name="BeforeDeadline" table:formula="of:=+ORG.OPENOFFICE.STYLE(IF([.R$10]=[.$A6];IF(MOD([.R$8]-[.$E6];[.$C6])=0;IF([.R24]&gt;[.$B6];&quot;RedBoxArrival&quot;;&quot;GreenBoxArrival&quot;);IF(OR([.R$8]&gt;=[.R19];[.R24]&gt;[.$B6]);&quot;RedBox&quot;;&quot;GreenBox&quot;));(IF([.R44]&gt;0;IF(MOD([.R$8]-[.$E6];[.$C6])=0;&quot;GreyBoxArrival&quot;;&quot;GreyBox&quot;);IF([.R$8]&lt;[.R19];&quot;BeforeDeadline&quot;;&quot;WhiteBox&quot;)))))" office:value-type="float" office:value="0">
            <text:p>0</text:p>
          </table:table-cell>
          <table:table-cell table:style-name="BeforeDeadline" table:formula="of:=+ORG.OPENOFFICE.STYLE(IF([.S$10]=[.$A6];IF(MOD([.S$8]-[.$E6];[.$C6])=0;IF([.S24]&gt;[.$B6];&quot;RedBoxArrival&quot;;&quot;GreenBoxArrival&quot;);IF(OR([.S$8]&gt;=[.S19];[.S24]&gt;[.$B6]);&quot;RedBox&quot;;&quot;GreenBox&quot;));(IF([.S44]&gt;0;IF(MOD([.S$8]-[.$E6];[.$C6])=0;&quot;GreyBoxArrival&quot;;&quot;GreyBox&quot;);IF([.S$8]&lt;[.S19];&quot;BeforeDeadline&quot;;&quot;WhiteBox&quot;)))))" office:value-type="float" office:value="0">
            <text:p>0</text:p>
          </table:table-cell>
          <table:table-cell table:style-name="BeforeDeadline" table:formula="of:=+ORG.OPENOFFICE.STYLE(IF([.T$10]=[.$A6];IF(MOD([.T$8]-[.$E6];[.$C6])=0;IF([.T24]&gt;[.$B6];&quot;RedBoxArrival&quot;;&quot;GreenBoxArrival&quot;);IF(OR([.T$8]&gt;=[.T19];[.T24]&gt;[.$B6]);&quot;RedBox&quot;;&quot;GreenBox&quot;));(IF([.T44]&gt;0;IF(MOD([.T$8]-[.$E6];[.$C6])=0;&quot;GreyBoxArrival&quot;;&quot;GreyBox&quot;);IF([.T$8]&lt;[.T19];&quot;BeforeDeadline&quot;;&quot;WhiteBox&quot;)))))" office:value-type="float" office:value="0">
            <text:p>0</text:p>
          </table:table-cell>
          <table:table-cell table:style-name="BeforeDeadline" table:formula="of:=+ORG.OPENOFFICE.STYLE(IF([.U$10]=[.$A6];IF(MOD([.U$8]-[.$E6];[.$C6])=0;IF([.U24]&gt;[.$B6];&quot;RedBoxArrival&quot;;&quot;GreenBoxArrival&quot;);IF(OR([.U$8]&gt;=[.U19];[.U24]&gt;[.$B6]);&quot;RedBox&quot;;&quot;GreenBox&quot;));(IF([.U44]&gt;0;IF(MOD([.U$8]-[.$E6];[.$C6])=0;&quot;GreyBoxArrival&quot;;&quot;GreyBox&quot;);IF([.U$8]&lt;[.U19];&quot;BeforeDeadline&quot;;&quot;WhiteBox&quot;)))))" office:value-type="float" office:value="0">
            <text:p>0</text:p>
          </table:table-cell>
          <table:table-cell table:style-name="BeforeDeadline" table:formula="of:=+ORG.OPENOFFICE.STYLE(IF([.V$10]=[.$A6];IF(MOD([.V$8]-[.$E6];[.$C6])=0;IF([.V24]&gt;[.$B6];&quot;RedBoxArrival&quot;;&quot;GreenBoxArrival&quot;);IF(OR([.V$8]&gt;=[.V19];[.V24]&gt;[.$B6]);&quot;RedBox&quot;;&quot;GreenBox&quot;));(IF([.V44]&gt;0;IF(MOD([.V$8]-[.$E6];[.$C6])=0;&quot;GreyBoxArrival&quot;;&quot;GreyBox&quot;);IF([.V$8]&lt;[.V19];&quot;BeforeDeadline&quot;;&quot;WhiteBox&quot;)))))" office:value-type="float" office:value="0">
            <text:p>0</text:p>
          </table:table-cell>
          <table:table-cell table:style-name="BeforeDeadline" table:formula="of:=+ORG.OPENOFFICE.STYLE(IF([.W$10]=[.$A6];IF(MOD([.W$8]-[.$E6];[.$C6])=0;IF([.W24]&gt;[.$B6];&quot;RedBoxArrival&quot;;&quot;GreenBoxArrival&quot;);IF(OR([.W$8]&gt;=[.W19];[.W24]&gt;[.$B6]);&quot;RedBox&quot;;&quot;GreenBox&quot;));(IF([.W44]&gt;0;IF(MOD([.W$8]-[.$E6];[.$C6])=0;&quot;GreyBoxArrival&quot;;&quot;GreyBox&quot;);IF([.W$8]&lt;[.W19];&quot;BeforeDeadline&quot;;&quot;WhiteBox&quot;)))))" office:value-type="float" office:value="0">
            <text:p>0</text:p>
          </table:table-cell>
          <table:table-cell table:style-name="BeforeDeadline" table:formula="of:=+ORG.OPENOFFICE.STYLE(IF([.X$10]=[.$A6];IF(MOD([.X$8]-[.$E6];[.$C6])=0;IF([.X24]&gt;[.$B6];&quot;RedBoxArrival&quot;;&quot;GreenBoxArrival&quot;);IF(OR([.X$8]&gt;=[.X19];[.X24]&gt;[.$B6]);&quot;RedBox&quot;;&quot;GreenBox&quot;));(IF([.X44]&gt;0;IF(MOD([.X$8]-[.$E6];[.$C6])=0;&quot;GreyBoxArrival&quot;;&quot;GreyBox&quot;);IF([.X$8]&lt;[.X19];&quot;BeforeDeadline&quot;;&quot;WhiteBox&quot;)))))" office:value-type="float" office:value="0">
            <text:p>0</text:p>
          </table:table-cell>
          <table:table-cell table:style-name="BeforeDeadline" table:formula="of:=+ORG.OPENOFFICE.STYLE(IF([.Y$10]=[.$A6];IF(MOD([.Y$8]-[.$E6];[.$C6])=0;IF([.Y24]&gt;[.$B6];&quot;RedBoxArrival&quot;;&quot;GreenBoxArrival&quot;);IF(OR([.Y$8]&gt;=[.Y19];[.Y24]&gt;[.$B6]);&quot;RedBox&quot;;&quot;GreenBox&quot;));(IF([.Y44]&gt;0;IF(MOD([.Y$8]-[.$E6];[.$C6])=0;&quot;GreyBoxArrival&quot;;&quot;GreyBox&quot;);IF([.Y$8]&lt;[.Y19];&quot;BeforeDeadline&quot;;&quot;WhiteBox&quot;)))))" office:value-type="float" office:value="0">
            <text:p>0</text:p>
          </table:table-cell>
          <table:table-cell table:style-name="BeforeDeadline" table:formula="of:=+ORG.OPENOFFICE.STYLE(IF([.Z$10]=[.$A6];IF(MOD([.Z$8]-[.$E6];[.$C6])=0;IF([.Z24]&gt;[.$B6];&quot;RedBoxArrival&quot;;&quot;GreenBoxArrival&quot;);IF(OR([.Z$8]&gt;=[.Z19];[.Z24]&gt;[.$B6]);&quot;RedBox&quot;;&quot;GreenBox&quot;));(IF([.Z44]&gt;0;IF(MOD([.Z$8]-[.$E6];[.$C6])=0;&quot;GreyBoxArrival&quot;;&quot;GreyBox&quot;);IF([.Z$8]&lt;[.Z19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6];IF(MOD([.AA$8]-[.$E6];[.$C6])=0;IF([.AA24]&gt;[.$B6];&quot;RedBoxArrival&quot;;&quot;GreenBoxArrival&quot;);IF(OR([.AA$8]&gt;=[.AA19];[.AA24]&gt;[.$B6]);&quot;RedBox&quot;;&quot;GreenBox&quot;));(IF([.AA44]&gt;0;IF(MOD([.AA$8]-[.$E6];[.$C6])=0;&quot;GreyBoxArrival&quot;;&quot;GreyBox&quot;);IF([.AA$8]&lt;[.AA19];&quot;BeforeDeadline&quot;;&quot;WhiteBox&quot;)))))" office:value-type="float" office:value="0">
            <text:p>0</text:p>
          </table:table-cell>
          <table:table-cell table:style-name="BeforeDeadline" table:formula="of:=+ORG.OPENOFFICE.STYLE(IF([.AB$10]=[.$A6];IF(MOD([.AB$8]-[.$E6];[.$C6])=0;IF([.AB24]&gt;[.$B6];&quot;RedBoxArrival&quot;;&quot;GreenBoxArrival&quot;);IF(OR([.AB$8]&gt;=[.AB19];[.AB24]&gt;[.$B6]);&quot;RedBox&quot;;&quot;GreenBox&quot;));(IF([.AB44]&gt;0;IF(MOD([.AB$8]-[.$E6];[.$C6])=0;&quot;GreyBoxArrival&quot;;&quot;GreyBox&quot;);IF([.AB$8]&lt;[.AB19];&quot;BeforeDeadline&quot;;&quot;WhiteBox&quot;)))))" office:value-type="float" office:value="0">
            <text:p>0</text:p>
          </table:table-cell>
          <table:table-cell table:style-name="WhiteBox" table:formula="of:=+ORG.OPENOFFICE.STYLE(IF([.AC$10]=[.$A6];IF(MOD([.AC$8]-[.$E6];[.$C6])=0;IF([.AC24]&gt;[.$B6];&quot;RedBoxArrival&quot;;&quot;GreenBoxArrival&quot;);IF(OR([.AC$8]&gt;=[.AC19];[.AC24]&gt;[.$B6]);&quot;RedBox&quot;;&quot;GreenBox&quot;));(IF([.AC44]&gt;0;IF(MOD([.AC$8]-[.$E6];[.$C6])=0;&quot;GreyBoxArrival&quot;;&quot;GreyBox&quot;);IF([.AC$8]&lt;[.AC19];&quot;BeforeDeadline&quot;;&quot;WhiteBox&quot;)))))" office:value-type="float" office:value="0">
            <text:p>0</text:p>
          </table:table-cell>
          <table:table-cell table:style-name="WhiteBox" table:formula="of:=+ORG.OPENOFFICE.STYLE(IF([.AD$10]=[.$A6];IF(MOD([.AD$8]-[.$E6];[.$C6])=0;IF([.AD24]&gt;[.$B6];&quot;RedBoxArrival&quot;;&quot;GreenBoxArrival&quot;);IF(OR([.AD$8]&gt;=[.AD19];[.AD24]&gt;[.$B6]);&quot;RedBox&quot;;&quot;GreenBox&quot;));(IF([.AD44]&gt;0;IF(MOD([.AD$8]-[.$E6];[.$C6])=0;&quot;GreyBoxArrival&quot;;&quot;GreyBox&quot;);IF([.AD$8]&lt;[.AD19];&quot;BeforeDeadline&quot;;&quot;WhiteBox&quot;)))))" office:value-type="float" office:value="0">
            <text:p>0</text:p>
          </table:table-cell>
          <table:table-cell table:style-name="GreyBoxArrival" table:formula="of:=+ORG.OPENOFFICE.STYLE(IF([.AE$10]=[.$A6];IF(MOD([.AE$8]-[.$E6];[.$C6])=0;IF([.AE24]&gt;[.$B6];&quot;RedBoxArrival&quot;;&quot;GreenBoxArrival&quot;);IF(OR([.AE$8]&gt;=[.AE19];[.AE24]&gt;[.$B6]);&quot;RedBox&quot;;&quot;GreenBox&quot;));(IF([.AE44]&gt;0;IF(MOD([.AE$8]-[.$E6];[.$C6])=0;&quot;GreyBoxArrival&quot;;&quot;GreyBox&quot;);IF([.AE$8]&lt;[.AE19];&quot;BeforeDeadline&quot;;&quot;WhiteBox&quot;)))))" office:value-type="float" office:value="0">
            <text:p>0</text:p>
          </table:table-cell>
          <table:table-cell table:style-name="GreyBox" table:formula="of:=+ORG.OPENOFFICE.STYLE(IF([.AF$10]=[.$A6];IF(MOD([.AF$8]-[.$E6];[.$C6])=0;IF([.AF24]&gt;[.$B6];&quot;RedBoxArrival&quot;;&quot;GreenBoxArrival&quot;);IF(OR([.AF$8]&gt;=[.AF19];[.AF24]&gt;[.$B6]);&quot;RedBox&quot;;&quot;GreenBox&quot;));(IF([.AF44]&gt;0;IF(MOD([.AF$8]-[.$E6];[.$C6])=0;&quot;GreyBoxArrival&quot;;&quot;GreyBox&quot;);IF([.AF$8]&lt;[.AF19];&quot;BeforeDeadline&quot;;&quot;WhiteBox&quot;)))))" office:value-type="float" office:value="0">
            <text:p>0</text:p>
          </table:table-cell>
          <table:table-cell table:style-name="GreenBox" table:formula="of:=+ORG.OPENOFFICE.STYLE(IF([.AG$10]=[.$A6];IF(MOD([.AG$8]-[.$E6];[.$C6])=0;IF([.AG24]&gt;[.$B6];&quot;RedBoxArrival&quot;;&quot;GreenBoxArrival&quot;);IF(OR([.AG$8]&gt;=[.AG19];[.AG24]&gt;[.$B6]);&quot;RedBox&quot;;&quot;GreenBox&quot;));(IF([.AG44]&gt;0;IF(MOD([.AG$8]-[.$E6];[.$C6])=0;&quot;GreyBoxArrival&quot;;&quot;GreyBox&quot;);IF([.AG$8]&lt;[.AG19];&quot;BeforeDeadline&quot;;&quot;WhiteBox&quot;)))))" office:value-type="float" office:value="0">
            <text:p>0</text:p>
          </table:table-cell>
          <table:table-cell table:style-name="GreyBox" table:formula="of:=+ORG.OPENOFFICE.STYLE(IF([.AH$10]=[.$A6];IF(MOD([.AH$8]-[.$E6];[.$C6])=0;IF([.AH24]&gt;[.$B6];&quot;RedBoxArrival&quot;;&quot;GreenBoxArrival&quot;);IF(OR([.AH$8]&gt;=[.AH19];[.AH24]&gt;[.$B6]);&quot;RedBox&quot;;&quot;GreenBox&quot;));(IF([.AH44]&gt;0;IF(MOD([.AH$8]-[.$E6];[.$C6])=0;&quot;GreyBoxArrival&quot;;&quot;GreyBox&quot;);IF([.AH$8]&lt;[.AH19];&quot;BeforeDeadline&quot;;&quot;WhiteBox&quot;)))))" office:value-type="float" office:value="0">
            <text:p>0</text:p>
          </table:table-cell>
          <table:table-cell table:style-name="GreenBox" table:formula="of:=+ORG.OPENOFFICE.STYLE(IF([.AI$10]=[.$A6];IF(MOD([.AI$8]-[.$E6];[.$C6])=0;IF([.AI24]&gt;[.$B6];&quot;RedBoxArrival&quot;;&quot;GreenBoxArrival&quot;);IF(OR([.AI$8]&gt;=[.AI19];[.AI24]&gt;[.$B6]);&quot;RedBox&quot;;&quot;GreenBox&quot;));(IF([.AI44]&gt;0;IF(MOD([.AI$8]-[.$E6];[.$C6])=0;&quot;GreyBoxArrival&quot;;&quot;GreyBox&quot;);IF([.AI$8]&lt;[.AI19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6];IF(MOD([.AJ$8]-[.$E6];[.$C6])=0;IF([.AJ24]&gt;[.$B6];&quot;RedBoxArrival&quot;;&quot;GreenBoxArrival&quot;);IF(OR([.AJ$8]&gt;=[.AJ19];[.AJ24]&gt;[.$B6]);&quot;RedBox&quot;;&quot;GreenBox&quot;));(IF([.AJ44]&gt;0;IF(MOD([.AJ$8]-[.$E6];[.$C6])=0;&quot;GreyBoxArrival&quot;;&quot;GreyBox&quot;);IF([.AJ$8]&lt;[.AJ19];&quot;BeforeDeadline&quot;;&quot;WhiteBox&quot;)))))" office:value-type="float" office:value="0">
            <text:p>0</text:p>
          </table:table-cell>
          <table:table-cell table:style-name="BeforeDeadline" table:formula="of:=+ORG.OPENOFFICE.STYLE(IF([.AK$10]=[.$A6];IF(MOD([.AK$8]-[.$E6];[.$C6])=0;IF([.AK24]&gt;[.$B6];&quot;RedBoxArrival&quot;;&quot;GreenBoxArrival&quot;);IF(OR([.AK$8]&gt;=[.AK19];[.AK24]&gt;[.$B6]);&quot;RedBox&quot;;&quot;GreenBox&quot;));(IF([.AK44]&gt;0;IF(MOD([.AK$8]-[.$E6];[.$C6])=0;&quot;GreyBoxArrival&quot;;&quot;GreyBox&quot;);IF([.AK$8]&lt;[.AK19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6];IF(MOD([.AL$8]-[.$E6];[.$C6])=0;IF([.AL24]&gt;[.$B6];&quot;RedBoxArrival&quot;;&quot;GreenBoxArrival&quot;);IF(OR([.AL$8]&gt;=[.AL19];[.AL24]&gt;[.$B6]);&quot;RedBox&quot;;&quot;GreenBox&quot;));(IF([.AL44]&gt;0;IF(MOD([.AL$8]-[.$E6];[.$C6])=0;&quot;GreyBoxArrival&quot;;&quot;GreyBox&quot;);IF([.AL$8]&lt;[.AL19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6];IF(MOD([.AM$8]-[.$E6];[.$C6])=0;IF([.AM24]&gt;[.$B6];&quot;RedBoxArrival&quot;;&quot;GreenBoxArrival&quot;);IF(OR([.AM$8]&gt;=[.AM19];[.AM24]&gt;[.$B6]);&quot;RedBox&quot;;&quot;GreenBox&quot;));(IF([.AM44]&gt;0;IF(MOD([.AM$8]-[.$E6];[.$C6])=0;&quot;GreyBoxArrival&quot;;&quot;GreyBox&quot;);IF([.AM$8]&lt;[.AM19];&quot;BeforeDeadline&quot;;&quot;WhiteBox&quot;)))))" office:value-type="float" office:value="0">
            <text:p>0</text:p>
          </table:table-cell>
          <table:table-cell table:style-name="BeforeDeadline" table:formula="of:=+ORG.OPENOFFICE.STYLE(IF([.AN$10]=[.$A6];IF(MOD([.AN$8]-[.$E6];[.$C6])=0;IF([.AN24]&gt;[.$B6];&quot;RedBoxArrival&quot;;&quot;GreenBoxArrival&quot;);IF(OR([.AN$8]&gt;=[.AN19];[.AN24]&gt;[.$B6]);&quot;RedBox&quot;;&quot;GreenBox&quot;));(IF([.AN44]&gt;0;IF(MOD([.AN$8]-[.$E6];[.$C6])=0;&quot;GreyBoxArrival&quot;;&quot;GreyBox&quot;);IF([.AN$8]&lt;[.AN19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6];IF(MOD([.AO$8]-[.$E6];[.$C6])=0;IF([.AO24]&gt;[.$B6];&quot;RedBoxArrival&quot;;&quot;GreenBoxArrival&quot;);IF(OR([.AO$8]&gt;=[.AO19];[.AO24]&gt;[.$B6]);&quot;RedBox&quot;;&quot;GreenBox&quot;));(IF([.AO44]&gt;0;IF(MOD([.AO$8]-[.$E6];[.$C6])=0;&quot;GreyBoxArrival&quot;;&quot;GreyBox&quot;);IF([.AO$8]&lt;[.AO19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6];IF(MOD([.AP$8]-[.$E6];[.$C6])=0;IF([.AP24]&gt;[.$B6];&quot;RedBoxArrival&quot;;&quot;GreenBoxArrival&quot;);IF(OR([.AP$8]&gt;=[.AP19];[.AP24]&gt;[.$B6]);&quot;RedBox&quot;;&quot;GreenBox&quot;));(IF([.AP44]&gt;0;IF(MOD([.AP$8]-[.$E6];[.$C6])=0;&quot;GreyBoxArrival&quot;;&quot;GreyBox&quot;);IF([.AP$8]&lt;[.AP19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6];IF(MOD([.AQ$8]-[.$E6];[.$C6])=0;IF([.AQ24]&gt;[.$B6];&quot;RedBoxArrival&quot;;&quot;GreenBoxArrival&quot;);IF(OR([.AQ$8]&gt;=[.AQ19];[.AQ24]&gt;[.$B6]);&quot;RedBox&quot;;&quot;GreenBox&quot;));(IF([.AQ44]&gt;0;IF(MOD([.AQ$8]-[.$E6];[.$C6])=0;&quot;GreyBoxArrival&quot;;&quot;GreyBox&quot;);IF([.AQ$8]&lt;[.AQ19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6];IF(MOD([.AR$8]-[.$E6];[.$C6])=0;IF([.AR24]&gt;[.$B6];&quot;RedBoxArrival&quot;;&quot;GreenBoxArrival&quot;);IF(OR([.AR$8]&gt;=[.AR19];[.AR24]&gt;[.$B6]);&quot;RedBox&quot;;&quot;GreenBox&quot;));(IF([.AR44]&gt;0;IF(MOD([.AR$8]-[.$E6];[.$C6])=0;&quot;GreyBoxArrival&quot;;&quot;GreyBox&quot;);IF([.AR$8]&lt;[.AR19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6];IF(MOD([.AS$8]-[.$E6];[.$C6])=0;IF([.AS24]&gt;[.$B6];&quot;RedBoxArrival&quot;;&quot;GreenBoxArrival&quot;);IF(OR([.AS$8]&gt;=[.AS19];[.AS24]&gt;[.$B6]);&quot;RedBox&quot;;&quot;GreenBox&quot;));(IF([.AS44]&gt;0;IF(MOD([.AS$8]-[.$E6];[.$C6])=0;&quot;GreyBoxArrival&quot;;&quot;GreyBox&quot;);IF([.AS$8]&lt;[.AS19];&quot;BeforeDeadline&quot;;&quot;WhiteBox&quot;)))))" office:value-type="float" office:value="0">
            <text:p>0</text:p>
          </table:table-cell>
          <table:table-cell table:style-name="BeforeDeadline" table:formula="of:=+ORG.OPENOFFICE.STYLE(IF([.AT$10]=[.$A6];IF(MOD([.AT$8]-[.$E6];[.$C6])=0;IF([.AT24]&gt;[.$B6];&quot;RedBoxArrival&quot;;&quot;GreenBoxArrival&quot;);IF(OR([.AT$8]&gt;=[.AT19];[.AT24]&gt;[.$B6]);&quot;RedBox&quot;;&quot;GreenBox&quot;));(IF([.AT44]&gt;0;IF(MOD([.AT$8]-[.$E6];[.$C6])=0;&quot;GreyBoxArrival&quot;;&quot;GreyBox&quot;);IF([.AT$8]&lt;[.AT19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6];IF(MOD([.AU$8]-[.$E6];[.$C6])=0;IF([.AU24]&gt;[.$B6];&quot;RedBoxArrival&quot;;&quot;GreenBoxArrival&quot;);IF(OR([.AU$8]&gt;=[.AU19];[.AU24]&gt;[.$B6]);&quot;RedBox&quot;;&quot;GreenBox&quot;));(IF([.AU44]&gt;0;IF(MOD([.AU$8]-[.$E6];[.$C6])=0;&quot;GreyBoxArrival&quot;;&quot;GreyBox&quot;);IF([.AU$8]&lt;[.AU19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6];IF(MOD([.AV$8]-[.$E6];[.$C6])=0;IF([.AV24]&gt;[.$B6];&quot;RedBoxArrival&quot;;&quot;GreenBoxArrival&quot;);IF(OR([.AV$8]&gt;=[.AV19];[.AV24]&gt;[.$B6]);&quot;RedBox&quot;;&quot;GreenBox&quot;));(IF([.AV44]&gt;0;IF(MOD([.AV$8]-[.$E6];[.$C6])=0;&quot;GreyBoxArrival&quot;;&quot;GreyBox&quot;);IF([.AV$8]&lt;[.AV19];&quot;BeforeDeadline&quot;;&quot;WhiteBox&quot;)))))" office:value-type="float" office:value="0">
            <text:p>0</text:p>
          </table:table-cell>
          <table:table-cell table:style-name="BeforeDeadline" table:formula="of:=+ORG.OPENOFFICE.STYLE(IF([.AW$10]=[.$A6];IF(MOD([.AW$8]-[.$E6];[.$C6])=0;IF([.AW24]&gt;[.$B6];&quot;RedBoxArrival&quot;;&quot;GreenBoxArrival&quot;);IF(OR([.AW$8]&gt;=[.AW19];[.AW24]&gt;[.$B6]);&quot;RedBox&quot;;&quot;GreenBox&quot;));(IF([.AW44]&gt;0;IF(MOD([.AW$8]-[.$E6];[.$C6])=0;&quot;GreyBoxArrival&quot;;&quot;GreyBox&quot;);IF([.AW$8]&lt;[.AW19];&quot;BeforeDeadline&quot;;&quot;WhiteBox&quot;)))))" office:value-type="float" office:value="0">
            <text:p>0</text:p>
          </table:table-cell>
          <table:table-cell table:style-name="WhiteBox" table:formula="of:=+ORG.OPENOFFICE.STYLE(IF([.AX$10]=[.$A6];IF(MOD([.AX$8]-[.$E6];[.$C6])=0;IF([.AX24]&gt;[.$B6];&quot;RedBoxArrival&quot;;&quot;GreenBoxArrival&quot;);IF(OR([.AX$8]&gt;=[.AX19];[.AX24]&gt;[.$B6]);&quot;RedBox&quot;;&quot;GreenBox&quot;));(IF([.AX44]&gt;0;IF(MOD([.AX$8]-[.$E6];[.$C6])=0;&quot;GreyBoxArrival&quot;;&quot;GreyBox&quot;);IF([.AX$8]&lt;[.AX19];&quot;BeforeDeadline&quot;;&quot;WhiteBox&quot;)))))" office:value-type="float" office:value="0">
            <text:p>0</text:p>
          </table:table-cell>
          <table:table-cell table:style-name="WhiteBox" table:formula="of:=+ORG.OPENOFFICE.STYLE(IF([.AY$10]=[.$A6];IF(MOD([.AY$8]-[.$E6];[.$C6])=0;IF([.AY24]&gt;[.$B6];&quot;RedBoxArrival&quot;;&quot;GreenBoxArrival&quot;);IF(OR([.AY$8]&gt;=[.AY19];[.AY24]&gt;[.$B6]);&quot;RedBox&quot;;&quot;GreenBox&quot;));(IF([.AY44]&gt;0;IF(MOD([.AY$8]-[.$E6];[.$C6])=0;&quot;GreyBoxArrival&quot;;&quot;GreyBox&quot;);IF([.AY$8]&lt;[.AY19];&quot;BeforeDeadline&quot;;&quot;WhiteBox&quot;)))))" office:value-type="float" office:value="0">
            <text:p>0</text:p>
          </table:table-cell>
          <table:table-cell table:style-name="GreyBoxArrival" table:formula="of:=+ORG.OPENOFFICE.STYLE(IF([.AZ$10]=[.$A6];IF(MOD([.AZ$8]-[.$E6];[.$C6])=0;IF([.AZ24]&gt;[.$B6];&quot;RedBoxArrival&quot;;&quot;GreenBoxArrival&quot;);IF(OR([.AZ$8]&gt;=[.AZ19];[.AZ24]&gt;[.$B6]);&quot;RedBox&quot;;&quot;GreenBox&quot;));(IF([.AZ44]&gt;0;IF(MOD([.AZ$8]-[.$E6];[.$C6])=0;&quot;GreyBoxArrival&quot;;&quot;GreyBox&quot;);IF([.AZ$8]&lt;[.AZ19];&quot;BeforeDeadline&quot;;&quot;WhiteBox&quot;)))))" office:value-type="float" office:value="0">
            <text:p>0</text:p>
          </table:table-cell>
          <table:table-cell table:style-name="GreenBox" table:formula="of:=+ORG.OPENOFFICE.STYLE(IF([.BA$10]=[.$A6];IF(MOD([.BA$8]-[.$E6];[.$C6])=0;IF([.BA24]&gt;[.$B6];&quot;RedBoxArrival&quot;;&quot;GreenBoxArrival&quot;);IF(OR([.BA$8]&gt;=[.BA19];[.BA24]&gt;[.$B6]);&quot;RedBox&quot;;&quot;GreenBox&quot;));(IF([.BA44]&gt;0;IF(MOD([.BA$8]-[.$E6];[.$C6])=0;&quot;GreyBoxArrival&quot;;&quot;GreyBox&quot;);IF([.BA$8]&lt;[.BA19];&quot;BeforeDeadline&quot;;&quot;WhiteBox&quot;)))))" office:value-type="float" office:value="0">
            <text:p>0</text:p>
          </table:table-cell>
          <table:table-cell table:style-name="GreenBox" table:formula="of:=+ORG.OPENOFFICE.STYLE(IF([.BB$10]=[.$A6];IF(MOD([.BB$8]-[.$E6];[.$C6])=0;IF([.BB24]&gt;[.$B6];&quot;RedBoxArrival&quot;;&quot;GreenBoxArrival&quot;);IF(OR([.BB$8]&gt;=[.BB19];[.BB24]&gt;[.$B6]);&quot;RedBox&quot;;&quot;GreenBox&quot;));(IF([.BB44]&gt;0;IF(MOD([.BB$8]-[.$E6];[.$C6])=0;&quot;GreyBoxArrival&quot;;&quot;GreyBox&quot;);IF([.BB$8]&lt;[.BB19];&quot;BeforeDeadline&quot;;&quot;WhiteBox&quot;)))))" office:value-type="float" office:value="0">
            <text:p>0</text:p>
          </table:table-cell>
          <table:table-cell table:style-name="BeforeDeadline" table:formula="of:=+ORG.OPENOFFICE.STYLE(IF([.BC$10]=[.$A6];IF(MOD([.BC$8]-[.$E6];[.$C6])=0;IF([.BC24]&gt;[.$B6];&quot;RedBoxArrival&quot;;&quot;GreenBoxArrival&quot;);IF(OR([.BC$8]&gt;=[.BC19];[.BC24]&gt;[.$B6]);&quot;RedBox&quot;;&quot;GreenBox&quot;));(IF([.BC44]&gt;0;IF(MOD([.BC$8]-[.$E6];[.$C6])=0;&quot;GreyBoxArrival&quot;;&quot;GreyBox&quot;);IF([.BC$8]&lt;[.BC19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6];IF(MOD([.BD$8]-[.$E6];[.$C6])=0;IF([.BD24]&gt;[.$B6];&quot;RedBoxArrival&quot;;&quot;GreenBoxArrival&quot;);IF(OR([.BD$8]&gt;=[.BD19];[.BD24]&gt;[.$B6]);&quot;RedBox&quot;;&quot;GreenBox&quot;));(IF([.BD44]&gt;0;IF(MOD([.BD$8]-[.$E6];[.$C6])=0;&quot;GreyBoxArrival&quot;;&quot;GreyBox&quot;);IF([.BD$8]&lt;[.BD19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6];IF(MOD([.BE$8]-[.$E6];[.$C6])=0;IF([.BE24]&gt;[.$B6];&quot;RedBoxArrival&quot;;&quot;GreenBoxArrival&quot;);IF(OR([.BE$8]&gt;=[.BE19];[.BE24]&gt;[.$B6]);&quot;RedBox&quot;;&quot;GreenBox&quot;));(IF([.BE44]&gt;0;IF(MOD([.BE$8]-[.$E6];[.$C6])=0;&quot;GreyBoxArrival&quot;;&quot;GreyBox&quot;);IF([.BE$8]&lt;[.BE19];&quot;BeforeDeadline&quot;;&quot;WhiteBox&quot;)))))" office:value-type="float" office:value="0">
            <text:p>0</text:p>
          </table:table-cell>
          <table:table-cell table:style-name="BeforeDeadline" table:formula="of:=+ORG.OPENOFFICE.STYLE(IF([.BF$10]=[.$A6];IF(MOD([.BF$8]-[.$E6];[.$C6])=0;IF([.BF24]&gt;[.$B6];&quot;RedBoxArrival&quot;;&quot;GreenBoxArrival&quot;);IF(OR([.BF$8]&gt;=[.BF19];[.BF24]&gt;[.$B6]);&quot;RedBox&quot;;&quot;GreenBox&quot;));(IF([.BF44]&gt;0;IF(MOD([.BF$8]-[.$E6];[.$C6])=0;&quot;GreyBoxArrival&quot;;&quot;GreyBox&quot;);IF([.BF$8]&lt;[.BF19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6];IF(MOD([.BG$8]-[.$E6];[.$C6])=0;IF([.BG24]&gt;[.$B6];&quot;RedBoxArrival&quot;;&quot;GreenBoxArrival&quot;);IF(OR([.BG$8]&gt;=[.BG19];[.BG24]&gt;[.$B6]);&quot;RedBox&quot;;&quot;GreenBox&quot;));(IF([.BG44]&gt;0;IF(MOD([.BG$8]-[.$E6];[.$C6])=0;&quot;GreyBoxArrival&quot;;&quot;GreyBox&quot;);IF([.BG$8]&lt;[.BG19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6];IF(MOD([.BH$8]-[.$E6];[.$C6])=0;IF([.BH24]&gt;[.$B6];&quot;RedBoxArrival&quot;;&quot;GreenBoxArrival&quot;);IF(OR([.BH$8]&gt;=[.BH19];[.BH24]&gt;[.$B6]);&quot;RedBox&quot;;&quot;GreenBox&quot;));(IF([.BH44]&gt;0;IF(MOD([.BH$8]-[.$E6];[.$C6])=0;&quot;GreyBoxArrival&quot;;&quot;GreyBox&quot;);IF([.BH$8]&lt;[.BH19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6];IF(MOD([.BI$8]-[.$E6];[.$C6])=0;IF([.BI24]&gt;[.$B6];&quot;RedBoxArrival&quot;;&quot;GreenBoxArrival&quot;);IF(OR([.BI$8]&gt;=[.BI19];[.BI24]&gt;[.$B6]);&quot;RedBox&quot;;&quot;GreenBox&quot;));(IF([.BI44]&gt;0;IF(MOD([.BI$8]-[.$E6];[.$C6])=0;&quot;GreyBoxArrival&quot;;&quot;GreyBox&quot;);IF([.BI$8]&lt;[.BI19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6];IF(MOD([.BJ$8]-[.$E6];[.$C6])=0;IF([.BJ24]&gt;[.$B6];&quot;RedBoxArrival&quot;;&quot;GreenBoxArrival&quot;);IF(OR([.BJ$8]&gt;=[.BJ19];[.BJ24]&gt;[.$B6]);&quot;RedBox&quot;;&quot;GreenBox&quot;));(IF([.BJ44]&gt;0;IF(MOD([.BJ$8]-[.$E6];[.$C6])=0;&quot;GreyBoxArrival&quot;;&quot;GreyBox&quot;);IF([.BJ$8]&lt;[.BJ19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6];IF(MOD([.BK$8]-[.$E6];[.$C6])=0;IF([.BK24]&gt;[.$B6];&quot;RedBoxArrival&quot;;&quot;GreenBoxArrival&quot;);IF(OR([.BK$8]&gt;=[.BK19];[.BK24]&gt;[.$B6]);&quot;RedBox&quot;;&quot;GreenBox&quot;));(IF([.BK44]&gt;0;IF(MOD([.BK$8]-[.$E6];[.$C6])=0;&quot;GreyBoxArrival&quot;;&quot;GreyBox&quot;);IF([.BK$8]&lt;[.BK19];&quot;BeforeDeadline&quot;;&quot;WhiteBox&quot;)))))" office:value-type="float" office:value="0">
            <text:p>0</text:p>
          </table:table-cell>
          <table:table-cell table:style-name="BeforeDeadline" table:formula="of:=+ORG.OPENOFFICE.STYLE(IF([.BL$10]=[.$A6];IF(MOD([.BL$8]-[.$E6];[.$C6])=0;IF([.BL24]&gt;[.$B6];&quot;RedBoxArrival&quot;;&quot;GreenBoxArrival&quot;);IF(OR([.BL$8]&gt;=[.BL19];[.BL24]&gt;[.$B6]);&quot;RedBox&quot;;&quot;GreenBox&quot;));(IF([.BL44]&gt;0;IF(MOD([.BL$8]-[.$E6];[.$C6])=0;&quot;GreyBoxArrival&quot;;&quot;GreyBox&quot;);IF([.BL$8]&lt;[.BL19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6];IF(MOD([.BM$8]-[.$E6];[.$C6])=0;IF([.BM24]&gt;[.$B6];&quot;RedBoxArrival&quot;;&quot;GreenBoxArrival&quot;);IF(OR([.BM$8]&gt;=[.BM19];[.BM24]&gt;[.$B6]);&quot;RedBox&quot;;&quot;GreenBox&quot;));(IF([.BM44]&gt;0;IF(MOD([.BM$8]-[.$E6];[.$C6])=0;&quot;GreyBoxArrival&quot;;&quot;GreyBox&quot;);IF([.BM$8]&lt;[.BM19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6];IF(MOD([.BN$8]-[.$E6];[.$C6])=0;IF([.BN24]&gt;[.$B6];&quot;RedBoxArrival&quot;;&quot;GreenBoxArrival&quot;);IF(OR([.BN$8]&gt;=[.BN19];[.BN24]&gt;[.$B6]);&quot;RedBox&quot;;&quot;GreenBox&quot;));(IF([.BN44]&gt;0;IF(MOD([.BN$8]-[.$E6];[.$C6])=0;&quot;GreyBoxArrival&quot;;&quot;GreyBox&quot;);IF([.BN$8]&lt;[.BN19];&quot;BeforeDeadline&quot;;&quot;WhiteBox&quot;)))))" office:value-type="float" office:value="0">
            <text:p>0</text:p>
          </table:table-cell>
          <table:table-cell table:style-name="BeforeDeadline" table:formula="of:=+ORG.OPENOFFICE.STYLE(IF([.BO$10]=[.$A6];IF(MOD([.BO$8]-[.$E6];[.$C6])=0;IF([.BO24]&gt;[.$B6];&quot;RedBoxArrival&quot;;&quot;GreenBoxArrival&quot;);IF(OR([.BO$8]&gt;=[.BO19];[.BO24]&gt;[.$B6]);&quot;RedBox&quot;;&quot;GreenBox&quot;));(IF([.BO44]&gt;0;IF(MOD([.BO$8]-[.$E6];[.$C6])=0;&quot;GreyBoxArrival&quot;;&quot;GreyBox&quot;);IF([.BO$8]&lt;[.BO19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6];IF(MOD([.BP$8]-[.$E6];[.$C6])=0;IF([.BP24]&gt;[.$B6];&quot;RedBoxArrival&quot;;&quot;GreenBoxArrival&quot;);IF(OR([.BP$8]&gt;=[.BP19];[.BP24]&gt;[.$B6]);&quot;RedBox&quot;;&quot;GreenBox&quot;));(IF([.BP44]&gt;0;IF(MOD([.BP$8]-[.$E6];[.$C6])=0;&quot;GreyBoxArrival&quot;;&quot;GreyBox&quot;);IF([.BP$8]&lt;[.BP19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6];IF(MOD([.BQ$8]-[.$E6];[.$C6])=0;IF([.BQ24]&gt;[.$B6];&quot;RedBoxArrival&quot;;&quot;GreenBoxArrival&quot;);IF(OR([.BQ$8]&gt;=[.BQ19];[.BQ24]&gt;[.$B6]);&quot;RedBox&quot;;&quot;GreenBox&quot;));(IF([.BQ44]&gt;0;IF(MOD([.BQ$8]-[.$E6];[.$C6])=0;&quot;GreyBoxArrival&quot;;&quot;GreyBox&quot;);IF([.BQ$8]&lt;[.BQ19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6];IF(MOD([.BR$8]-[.$E6];[.$C6])=0;IF([.BR24]&gt;[.$B6];&quot;RedBoxArrival&quot;;&quot;GreenBoxArrival&quot;);IF(OR([.BR$8]&gt;=[.BR19];[.BR24]&gt;[.$B6]);&quot;RedBox&quot;;&quot;GreenBox&quot;));(IF([.BR44]&gt;0;IF(MOD([.BR$8]-[.$E6];[.$C6])=0;&quot;GreyBoxArrival&quot;;&quot;GreyBox&quot;);IF([.BR$8]&lt;[.BR19];&quot;BeforeDeadline&quot;;&quot;WhiteBox&quot;)))))" office:value-type="float" office:value="0">
            <text:p>0</text:p>
          </table:table-cell>
          <table:table-cell table:style-name="WhiteBox" table:formula="of:=+ORG.OPENOFFICE.STYLE(IF([.BS$10]=[.$A6];IF(MOD([.BS$8]-[.$E6];[.$C6])=0;IF([.BS24]&gt;[.$B6];&quot;RedBoxArrival&quot;;&quot;GreenBoxArrival&quot;);IF(OR([.BS$8]&gt;=[.BS19];[.BS24]&gt;[.$B6]);&quot;RedBox&quot;;&quot;GreenBox&quot;));(IF([.BS44]&gt;0;IF(MOD([.BS$8]-[.$E6];[.$C6])=0;&quot;GreyBoxArrival&quot;;&quot;GreyBox&quot;);IF([.BS$8]&lt;[.BS19];&quot;BeforeDeadline&quot;;&quot;WhiteBox&quot;)))))" office:value-type="float" office:value="0">
            <text:p>0</text:p>
          </table:table-cell>
          <table:table-cell table:style-name="WhiteBox" table:formula="of:=+ORG.OPENOFFICE.STYLE(IF([.BT$10]=[.$A6];IF(MOD([.BT$8]-[.$E6];[.$C6])=0;IF([.BT24]&gt;[.$B6];&quot;RedBoxArrival&quot;;&quot;GreenBoxArrival&quot;);IF(OR([.BT$8]&gt;=[.BT19];[.BT24]&gt;[.$B6]);&quot;RedBox&quot;;&quot;GreenBox&quot;));(IF([.BT44]&gt;0;IF(MOD([.BT$8]-[.$E6];[.$C6])=0;&quot;GreyBoxArrival&quot;;&quot;GreyBox&quot;);IF([.BT$8]&lt;[.BT19];&quot;BeforeDeadline&quot;;&quot;WhiteBox&quot;)))))" office:value-type="float" office:value="0">
            <text:p>0</text:p>
          </table:table-cell>
          <table:table-cell table:style-name="GreyBoxArrival" table:formula="of:=+ORG.OPENOFFICE.STYLE(IF([.BU$10]=[.$A6];IF(MOD([.BU$8]-[.$E6];[.$C6])=0;IF([.BU24]&gt;[.$B6];&quot;RedBoxArrival&quot;;&quot;GreenBoxArrival&quot;);IF(OR([.BU$8]&gt;=[.BU19];[.BU24]&gt;[.$B6]);&quot;RedBox&quot;;&quot;GreenBox&quot;));(IF([.BU44]&gt;0;IF(MOD([.BU$8]-[.$E6];[.$C6])=0;&quot;GreyBoxArrival&quot;;&quot;GreyBox&quot;);IF([.BU$8]&lt;[.BU19];&quot;BeforeDeadline&quot;;&quot;WhiteBox&quot;)))))" office:value-type="float" office:value="0">
            <text:p>0</text:p>
          </table:table-cell>
          <table:table-cell table:style-name="GreyBox" table:formula="of:=+ORG.OPENOFFICE.STYLE(IF([.BV$10]=[.$A6];IF(MOD([.BV$8]-[.$E6];[.$C6])=0;IF([.BV24]&gt;[.$B6];&quot;RedBoxArrival&quot;;&quot;GreenBoxArrival&quot;);IF(OR([.BV$8]&gt;=[.BV19];[.BV24]&gt;[.$B6]);&quot;RedBox&quot;;&quot;GreenBox&quot;));(IF([.BV44]&gt;0;IF(MOD([.BV$8]-[.$E6];[.$C6])=0;&quot;GreyBoxArrival&quot;;&quot;GreyBox&quot;);IF([.BV$8]&lt;[.BV19];&quot;BeforeDeadline&quot;;&quot;WhiteBox&quot;)))))" office:value-type="float" office:value="0">
            <text:p>0</text:p>
          </table:table-cell>
          <table:table-cell table:style-name="GreyBox" table:formula="of:=+ORG.OPENOFFICE.STYLE(IF([.BW$10]=[.$A6];IF(MOD([.BW$8]-[.$E6];[.$C6])=0;IF([.BW24]&gt;[.$B6];&quot;RedBoxArrival&quot;;&quot;GreenBoxArrival&quot;);IF(OR([.BW$8]&gt;=[.BW19];[.BW24]&gt;[.$B6]);&quot;RedBox&quot;;&quot;GreenBox&quot;));(IF([.BW44]&gt;0;IF(MOD([.BW$8]-[.$E6];[.$C6])=0;&quot;GreyBoxArrival&quot;;&quot;GreyBox&quot;);IF([.BW$8]&lt;[.BW19];&quot;BeforeDeadline&quot;;&quot;WhiteBox&quot;)))))" office:value-type="float" office:value="0">
            <text:p>0</text:p>
          </table:table-cell>
          <table:table-cell table:style-name="GreyBox" table:formula="of:=+ORG.OPENOFFICE.STYLE(IF([.BX$10]=[.$A6];IF(MOD([.BX$8]-[.$E6];[.$C6])=0;IF([.BX24]&gt;[.$B6];&quot;RedBoxArrival&quot;;&quot;GreenBoxArrival&quot;);IF(OR([.BX$8]&gt;=[.BX19];[.BX24]&gt;[.$B6]);&quot;RedBox&quot;;&quot;GreenBox&quot;));(IF([.BX44]&gt;0;IF(MOD([.BX$8]-[.$E6];[.$C6])=0;&quot;GreyBoxArrival&quot;;&quot;GreyBox&quot;);IF([.BX$8]&lt;[.BX19];&quot;BeforeDeadline&quot;;&quot;WhiteBox&quot;)))))" office:value-type="float" office:value="0">
            <text:p>0</text:p>
          </table:table-cell>
          <table:table-cell table:style-name="GreyBox" table:formula="of:=+ORG.OPENOFFICE.STYLE(IF([.BY$10]=[.$A6];IF(MOD([.BY$8]-[.$E6];[.$C6])=0;IF([.BY24]&gt;[.$B6];&quot;RedBoxArrival&quot;;&quot;GreenBoxArrival&quot;);IF(OR([.BY$8]&gt;=[.BY19];[.BY24]&gt;[.$B6]);&quot;RedBox&quot;;&quot;GreenBox&quot;));(IF([.BY44]&gt;0;IF(MOD([.BY$8]-[.$E6];[.$C6])=0;&quot;GreyBoxArrival&quot;;&quot;GreyBox&quot;);IF([.BY$8]&lt;[.BY19];&quot;BeforeDeadline&quot;;&quot;WhiteBox&quot;)))))" office:value-type="float" office:value="0">
            <text:p>0</text:p>
          </table:table-cell>
          <table:table-cell table:style-name="GreenBox" table:formula="of:=+ORG.OPENOFFICE.STYLE(IF([.BZ$10]=[.$A6];IF(MOD([.BZ$8]-[.$E6];[.$C6])=0;IF([.BZ24]&gt;[.$B6];&quot;RedBoxArrival&quot;;&quot;GreenBoxArrival&quot;);IF(OR([.BZ$8]&gt;=[.BZ19];[.BZ24]&gt;[.$B6]);&quot;RedBox&quot;;&quot;GreenBox&quot;));(IF([.BZ44]&gt;0;IF(MOD([.BZ$8]-[.$E6];[.$C6])=0;&quot;GreyBoxArrival&quot;;&quot;GreyBox&quot;);IF([.BZ$8]&lt;[.BZ19];&quot;BeforeDeadline&quot;;&quot;WhiteBox&quot;)))))" office:value-type="float" office:value="0">
            <text:p>0</text:p>
          </table:table-cell>
          <table:table-cell table:style-name="GreyBox" table:formula="of:=+ORG.OPENOFFICE.STYLE(IF([.CA$10]=[.$A6];IF(MOD([.CA$8]-[.$E6];[.$C6])=0;IF([.CA24]&gt;[.$B6];&quot;RedBoxArrival&quot;;&quot;GreenBoxArrival&quot;);IF(OR([.CA$8]&gt;=[.CA19];[.CA24]&gt;[.$B6]);&quot;RedBox&quot;;&quot;GreenBox&quot;));(IF([.CA44]&gt;0;IF(MOD([.CA$8]-[.$E6];[.$C6])=0;&quot;GreyBoxArrival&quot;;&quot;GreyBox&quot;);IF([.CA$8]&lt;[.CA19];&quot;BeforeDeadline&quot;;&quot;WhiteBox&quot;)))))" office:value-type="float" office:value="0">
            <text:p>0</text:p>
          </table:table-cell>
          <table:table-cell table:style-name="GreenBox" table:formula="of:=+ORG.OPENOFFICE.STYLE(IF([.CB$10]=[.$A6];IF(MOD([.CB$8]-[.$E6];[.$C6])=0;IF([.CB24]&gt;[.$B6];&quot;RedBoxArrival&quot;;&quot;GreenBoxArrival&quot;);IF(OR([.CB$8]&gt;=[.CB19];[.CB24]&gt;[.$B6]);&quot;RedBox&quot;;&quot;GreenBox&quot;));(IF([.CB44]&gt;0;IF(MOD([.CB$8]-[.$E6];[.$C6])=0;&quot;GreyBoxArrival&quot;;&quot;GreyBox&quot;);IF([.CB$8]&lt;[.CB19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6];IF(MOD([.CC$8]-[.$E6];[.$C6])=0;IF([.CC24]&gt;[.$B6];&quot;RedBoxArrival&quot;;&quot;GreenBoxArrival&quot;);IF(OR([.CC$8]&gt;=[.CC19];[.CC24]&gt;[.$B6]);&quot;RedBox&quot;;&quot;GreenBox&quot;));(IF([.CC44]&gt;0;IF(MOD([.CC$8]-[.$E6];[.$C6])=0;&quot;GreyBoxArrival&quot;;&quot;GreyBox&quot;);IF([.CC$8]&lt;[.CC19];&quot;BeforeDeadline&quot;;&quot;WhiteBox&quot;)))))" office:value-type="float" office:value="0">
            <text:p>0</text:p>
          </table:table-cell>
          <table:table-cell table:style-name="BeforeDeadline" table:formula="of:=+ORG.OPENOFFICE.STYLE(IF([.CD$10]=[.$A6];IF(MOD([.CD$8]-[.$E6];[.$C6])=0;IF([.CD24]&gt;[.$B6];&quot;RedBoxArrival&quot;;&quot;GreenBoxArrival&quot;);IF(OR([.CD$8]&gt;=[.CD19];[.CD24]&gt;[.$B6]);&quot;RedBox&quot;;&quot;GreenBox&quot;));(IF([.CD44]&gt;0;IF(MOD([.CD$8]-[.$E6];[.$C6])=0;&quot;GreyBoxArrival&quot;;&quot;GreyBox&quot;);IF([.CD$8]&lt;[.CD19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6];IF(MOD([.CE$8]-[.$E6];[.$C6])=0;IF([.CE24]&gt;[.$B6];&quot;RedBoxArrival&quot;;&quot;GreenBoxArrival&quot;);IF(OR([.CE$8]&gt;=[.CE19];[.CE24]&gt;[.$B6]);&quot;RedBox&quot;;&quot;GreenBox&quot;));(IF([.CE44]&gt;0;IF(MOD([.CE$8]-[.$E6];[.$C6])=0;&quot;GreyBoxArrival&quot;;&quot;GreyBox&quot;);IF([.CE$8]&lt;[.CE19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6];IF(MOD([.CF$8]-[.$E6];[.$C6])=0;IF([.CF24]&gt;[.$B6];&quot;RedBoxArrival&quot;;&quot;GreenBoxArrival&quot;);IF(OR([.CF$8]&gt;=[.CF19];[.CF24]&gt;[.$B6]);&quot;RedBox&quot;;&quot;GreenBox&quot;));(IF([.CF44]&gt;0;IF(MOD([.CF$8]-[.$E6];[.$C6])=0;&quot;GreyBoxArrival&quot;;&quot;GreyBox&quot;);IF([.CF$8]&lt;[.CF19];&quot;BeforeDeadline&quot;;&quot;WhiteBox&quot;)))))" office:value-type="float" office:value="0">
            <text:p>0</text:p>
          </table:table-cell>
          <table:table-cell table:style-name="BeforeDeadline" table:formula="of:=+ORG.OPENOFFICE.STYLE(IF([.CG$10]=[.$A6];IF(MOD([.CG$8]-[.$E6];[.$C6])=0;IF([.CG24]&gt;[.$B6];&quot;RedBoxArrival&quot;;&quot;GreenBoxArrival&quot;);IF(OR([.CG$8]&gt;=[.CG19];[.CG24]&gt;[.$B6]);&quot;RedBox&quot;;&quot;GreenBox&quot;));(IF([.CG44]&gt;0;IF(MOD([.CG$8]-[.$E6];[.$C6])=0;&quot;GreyBoxArrival&quot;;&quot;GreyBox&quot;);IF([.CG$8]&lt;[.CG19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6];IF(MOD([.CH$8]-[.$E6];[.$C6])=0;IF([.CH24]&gt;[.$B6];&quot;RedBoxArrival&quot;;&quot;GreenBoxArrival&quot;);IF(OR([.CH$8]&gt;=[.CH19];[.CH24]&gt;[.$B6]);&quot;RedBox&quot;;&quot;GreenBox&quot;));(IF([.CH44]&gt;0;IF(MOD([.CH$8]-[.$E6];[.$C6])=0;&quot;GreyBoxArrival&quot;;&quot;GreyBox&quot;);IF([.CH$8]&lt;[.CH19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6];IF(MOD([.CI$8]-[.$E6];[.$C6])=0;IF([.CI24]&gt;[.$B6];&quot;RedBoxArrival&quot;;&quot;GreenBoxArrival&quot;);IF(OR([.CI$8]&gt;=[.CI19];[.CI24]&gt;[.$B6]);&quot;RedBox&quot;;&quot;GreenBox&quot;));(IF([.CI44]&gt;0;IF(MOD([.CI$8]-[.$E6];[.$C6])=0;&quot;GreyBoxArrival&quot;;&quot;GreyBox&quot;);IF([.CI$8]&lt;[.CI19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6];IF(MOD([.CJ$8]-[.$E6];[.$C6])=0;IF([.CJ24]&gt;[.$B6];&quot;RedBoxArrival&quot;;&quot;GreenBoxArrival&quot;);IF(OR([.CJ$8]&gt;=[.CJ19];[.CJ24]&gt;[.$B6]);&quot;RedBox&quot;;&quot;GreenBox&quot;));(IF([.CJ44]&gt;0;IF(MOD([.CJ$8]-[.$E6];[.$C6])=0;&quot;GreyBoxArrival&quot;;&quot;GreyBox&quot;);IF([.CJ$8]&lt;[.CJ19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6];IF(MOD([.CK$8]-[.$E6];[.$C6])=0;IF([.CK24]&gt;[.$B6];&quot;RedBoxArrival&quot;;&quot;GreenBoxArrival&quot;);IF(OR([.CK$8]&gt;=[.CK19];[.CK24]&gt;[.$B6]);&quot;RedBox&quot;;&quot;GreenBox&quot;));(IF([.CK44]&gt;0;IF(MOD([.CK$8]-[.$E6];[.$C6])=0;&quot;GreyBoxArrival&quot;;&quot;GreyBox&quot;);IF([.CK$8]&lt;[.CK19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6];IF(MOD([.CL$8]-[.$E6];[.$C6])=0;IF([.CL24]&gt;[.$B6];&quot;RedBoxArrival&quot;;&quot;GreenBoxArrival&quot;);IF(OR([.CL$8]&gt;=[.CL19];[.CL24]&gt;[.$B6]);&quot;RedBox&quot;;&quot;GreenBox&quot;));(IF([.CL44]&gt;0;IF(MOD([.CL$8]-[.$E6];[.$C6])=0;&quot;GreyBoxArrival&quot;;&quot;GreyBox&quot;);IF([.CL$8]&lt;[.CL19];&quot;BeforeDeadline&quot;;&quot;WhiteBox&quot;)))))" office:value-type="float" office:value="0">
            <text:p>0</text:p>
          </table:table-cell>
          <table:table-cell table:style-name="BeforeDeadline" table:formula="of:=+ORG.OPENOFFICE.STYLE(IF([.CM$10]=[.$A6];IF(MOD([.CM$8]-[.$E6];[.$C6])=0;IF([.CM24]&gt;[.$B6];&quot;RedBoxArrival&quot;;&quot;GreenBoxArrival&quot;);IF(OR([.CM$8]&gt;=[.CM19];[.CM24]&gt;[.$B6]);&quot;RedBox&quot;;&quot;GreenBox&quot;));(IF([.CM44]&gt;0;IF(MOD([.CM$8]-[.$E6];[.$C6])=0;&quot;GreyBoxArrival&quot;;&quot;GreyBox&quot;);IF([.CM$8]&lt;[.CM19];&quot;BeforeDeadline&quot;;&quot;WhiteBox&quot;)))))" office:value-type="float" office:value="0">
            <text:p>0</text:p>
          </table:table-cell>
          <table:table-cell table:style-name="WhiteBox" table:formula="of:=+ORG.OPENOFFICE.STYLE(IF([.CN$10]=[.$A6];IF(MOD([.CN$8]-[.$E6];[.$C6])=0;IF([.CN24]&gt;[.$B6];&quot;RedBoxArrival&quot;;&quot;GreenBoxArrival&quot;);IF(OR([.CN$8]&gt;=[.CN19];[.CN24]&gt;[.$B6]);&quot;RedBox&quot;;&quot;GreenBox&quot;));(IF([.CN44]&gt;0;IF(MOD([.CN$8]-[.$E6];[.$C6])=0;&quot;GreyBoxArrival&quot;;&quot;GreyBox&quot;);IF([.CN$8]&lt;[.CN19];&quot;BeforeDeadline&quot;;&quot;WhiteBox&quot;)))))" office:value-type="float" office:value="0">
            <text:p>0</text:p>
          </table:table-cell>
          <table:table-cell table:style-name="WhiteBox" table:formula="of:=+ORG.OPENOFFICE.STYLE(IF([.CO$10]=[.$A6];IF(MOD([.CO$8]-[.$E6];[.$C6])=0;IF([.CO24]&gt;[.$B6];&quot;RedBoxArrival&quot;;&quot;GreenBoxArrival&quot;);IF(OR([.CO$8]&gt;=[.CO19];[.CO24]&gt;[.$B6]);&quot;RedBox&quot;;&quot;GreenBox&quot;));(IF([.CO44]&gt;0;IF(MOD([.CO$8]-[.$E6];[.$C6])=0;&quot;GreyBoxArrival&quot;;&quot;GreyBox&quot;);IF([.CO$8]&lt;[.CO19];&quot;BeforeDeadline&quot;;&quot;WhiteBox&quot;)))))" office:value-type="float" office:value="0">
            <text:p>0</text:p>
          </table:table-cell>
          <table:table-cell table:style-name="GreyBoxArrival" table:formula="of:=+ORG.OPENOFFICE.STYLE(IF([.CP$10]=[.$A6];IF(MOD([.CP$8]-[.$E6];[.$C6])=0;IF([.CP24]&gt;[.$B6];&quot;RedBoxArrival&quot;;&quot;GreenBoxArrival&quot;);IF(OR([.CP$8]&gt;=[.CP19];[.CP24]&gt;[.$B6]);&quot;RedBox&quot;;&quot;GreenBox&quot;));(IF([.CP44]&gt;0;IF(MOD([.CP$8]-[.$E6];[.$C6])=0;&quot;GreyBoxArrival&quot;;&quot;GreyBox&quot;);IF([.CP$8]&lt;[.CP19];&quot;BeforeDeadline&quot;;&quot;WhiteBox&quot;)))))" office:value-type="float" office:value="0">
            <text:p>0</text:p>
          </table:table-cell>
          <table:table-cell table:style-name="GreyBox" table:formula="of:=+ORG.OPENOFFICE.STYLE(IF([.CQ$10]=[.$A6];IF(MOD([.CQ$8]-[.$E6];[.$C6])=0;IF([.CQ24]&gt;[.$B6];&quot;RedBoxArrival&quot;;&quot;GreenBoxArrival&quot;);IF(OR([.CQ$8]&gt;=[.CQ19];[.CQ24]&gt;[.$B6]);&quot;RedBox&quot;;&quot;GreenBox&quot;));(IF([.CQ44]&gt;0;IF(MOD([.CQ$8]-[.$E6];[.$C6])=0;&quot;GreyBoxArrival&quot;;&quot;GreyBox&quot;);IF([.CQ$8]&lt;[.CQ19];&quot;BeforeDeadline&quot;;&quot;WhiteBox&quot;)))))" office:value-type="float" office:value="0">
            <text:p>0</text:p>
          </table:table-cell>
          <table:table-cell table:style-name="GreenBox" table:formula="of:=+ORG.OPENOFFICE.STYLE(IF([.CR$10]=[.$A6];IF(MOD([.CR$8]-[.$E6];[.$C6])=0;IF([.CR24]&gt;[.$B6];&quot;RedBoxArrival&quot;;&quot;GreenBoxArrival&quot;);IF(OR([.CR$8]&gt;=[.CR19];[.CR24]&gt;[.$B6]);&quot;RedBox&quot;;&quot;GreenBox&quot;));(IF([.CR44]&gt;0;IF(MOD([.CR$8]-[.$E6];[.$C6])=0;&quot;GreyBoxArrival&quot;;&quot;GreyBox&quot;);IF([.CR$8]&lt;[.CR19];&quot;BeforeDeadline&quot;;&quot;WhiteBox&quot;)))))" office:value-type="float" office:value="0">
            <text:p>0</text:p>
          </table:table-cell>
          <table:table-cell table:style-name="GreyBox" table:formula="of:=+ORG.OPENOFFICE.STYLE(IF([.CS$10]=[.$A6];IF(MOD([.CS$8]-[.$E6];[.$C6])=0;IF([.CS24]&gt;[.$B6];&quot;RedBoxArrival&quot;;&quot;GreenBoxArrival&quot;);IF(OR([.CS$8]&gt;=[.CS19];[.CS24]&gt;[.$B6]);&quot;RedBox&quot;;&quot;GreenBox&quot;));(IF([.CS44]&gt;0;IF(MOD([.CS$8]-[.$E6];[.$C6])=0;&quot;GreyBoxArrival&quot;;&quot;GreyBox&quot;);IF([.CS$8]&lt;[.CS19];&quot;BeforeDeadline&quot;;&quot;WhiteBox&quot;)))))" office:value-type="float" office:value="0">
            <text:p>0</text:p>
          </table:table-cell>
          <table:table-cell table:style-name="GreenBox" table:formula="of:=+ORG.OPENOFFICE.STYLE(IF([.CT$10]=[.$A6];IF(MOD([.CT$8]-[.$E6];[.$C6])=0;IF([.CT24]&gt;[.$B6];&quot;RedBoxArrival&quot;;&quot;GreenBoxArrival&quot;);IF(OR([.CT$8]&gt;=[.CT19];[.CT24]&gt;[.$B6]);&quot;RedBox&quot;;&quot;GreenBox&quot;));(IF([.CT44]&gt;0;IF(MOD([.CT$8]-[.$E6];[.$C6])=0;&quot;GreyBoxArrival&quot;;&quot;GreyBox&quot;);IF([.CT$8]&lt;[.CT19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6];IF(MOD([.CU$8]-[.$E6];[.$C6])=0;IF([.CU24]&gt;[.$B6];&quot;RedBoxArrival&quot;;&quot;GreenBoxArrival&quot;);IF(OR([.CU$8]&gt;=[.CU19];[.CU24]&gt;[.$B6]);&quot;RedBox&quot;;&quot;GreenBox&quot;));(IF([.CU44]&gt;0;IF(MOD([.CU$8]-[.$E6];[.$C6])=0;&quot;GreyBoxArrival&quot;;&quot;GreyBox&quot;);IF([.CU$8]&lt;[.CU19];&quot;BeforeDeadline&quot;;&quot;WhiteBox&quot;)))))" office:value-type="float" office:value="0">
            <text:p>0</text:p>
          </table:table-cell>
          <table:table-cell table:style-name="BeforeDeadline" table:formula="of:=+ORG.OPENOFFICE.STYLE(IF([.CV$10]=[.$A6];IF(MOD([.CV$8]-[.$E6];[.$C6])=0;IF([.CV24]&gt;[.$B6];&quot;RedBoxArrival&quot;;&quot;GreenBoxArrival&quot;);IF(OR([.CV$8]&gt;=[.CV19];[.CV24]&gt;[.$B6]);&quot;RedBox&quot;;&quot;GreenBox&quot;));(IF([.CV44]&gt;0;IF(MOD([.CV$8]-[.$E6];[.$C6])=0;&quot;GreyBoxArrival&quot;;&quot;GreyBox&quot;);IF([.CV$8]&lt;[.CV19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6];IF(MOD([.CW$8]-[.$E6];[.$C6])=0;IF([.CW24]&gt;[.$B6];&quot;RedBoxArrival&quot;;&quot;GreenBoxArrival&quot;);IF(OR([.CW$8]&gt;=[.CW19];[.CW24]&gt;[.$B6]);&quot;RedBox&quot;;&quot;GreenBox&quot;));(IF([.CW44]&gt;0;IF(MOD([.CW$8]-[.$E6];[.$C6])=0;&quot;GreyBoxArrival&quot;;&quot;GreyBox&quot;);IF([.CW$8]&lt;[.CW19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6];IF(MOD([.CX$8]-[.$E6];[.$C6])=0;IF([.CX24]&gt;[.$B6];&quot;RedBoxArrival&quot;;&quot;GreenBoxArrival&quot;);IF(OR([.CX$8]&gt;=[.CX19];[.CX24]&gt;[.$B6]);&quot;RedBox&quot;;&quot;GreenBox&quot;));(IF([.CX44]&gt;0;IF(MOD([.CX$8]-[.$E6];[.$C6])=0;&quot;GreyBoxArrival&quot;;&quot;GreyBox&quot;);IF([.CX$8]&lt;[.CX19];&quot;BeforeDeadline&quot;;&quot;WhiteBox&quot;)))))" office:value-type="float" office:value="0">
            <text:p>0</text:p>
          </table:table-cell>
          <table:table-cell table:style-name="BeforeDeadline" table:formula="of:=+ORG.OPENOFFICE.STYLE(IF([.CY$10]=[.$A6];IF(MOD([.CY$8]-[.$E6];[.$C6])=0;IF([.CY24]&gt;[.$B6];&quot;RedBoxArrival&quot;;&quot;GreenBoxArrival&quot;);IF(OR([.CY$8]&gt;=[.CY19];[.CY24]&gt;[.$B6]);&quot;RedBox&quot;;&quot;GreenBox&quot;));(IF([.CY44]&gt;0;IF(MOD([.CY$8]-[.$E6];[.$C6])=0;&quot;GreyBoxArrival&quot;;&quot;GreyBox&quot;);IF([.CY$8]&lt;[.CY19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6];IF(MOD([.CZ$8]-[.$E6];[.$C6])=0;IF([.CZ24]&gt;[.$B6];&quot;RedBoxArrival&quot;;&quot;GreenBoxArrival&quot;);IF(OR([.CZ$8]&gt;=[.CZ19];[.CZ24]&gt;[.$B6]);&quot;RedBox&quot;;&quot;GreenBox&quot;));(IF([.CZ44]&gt;0;IF(MOD([.CZ$8]-[.$E6];[.$C6])=0;&quot;GreyBoxArrival&quot;;&quot;GreyBox&quot;);IF([.CZ$8]&lt;[.CZ19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6];IF(MOD([.DA$8]-[.$E6];[.$C6])=0;IF([.DA24]&gt;[.$B6];&quot;RedBoxArrival&quot;;&quot;GreenBoxArrival&quot;);IF(OR([.DA$8]&gt;=[.DA19];[.DA24]&gt;[.$B6]);&quot;RedBox&quot;;&quot;GreenBox&quot;));(IF([.DA44]&gt;0;IF(MOD([.DA$8]-[.$E6];[.$C6])=0;&quot;GreyBoxArrival&quot;;&quot;GreyBox&quot;);IF([.DA$8]&lt;[.DA19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6];IF(MOD([.DB$8]-[.$E6];[.$C6])=0;IF([.DB24]&gt;[.$B6];&quot;RedBoxArrival&quot;;&quot;GreenBoxArrival&quot;);IF(OR([.DB$8]&gt;=[.DB19];[.DB24]&gt;[.$B6]);&quot;RedBox&quot;;&quot;GreenBox&quot;));(IF([.DB44]&gt;0;IF(MOD([.DB$8]-[.$E6];[.$C6])=0;&quot;GreyBoxArrival&quot;;&quot;GreyBox&quot;);IF([.DB$8]&lt;[.DB19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6];IF(MOD([.DC$8]-[.$E6];[.$C6])=0;IF([.DC24]&gt;[.$B6];&quot;RedBoxArrival&quot;;&quot;GreenBoxArrival&quot;);IF(OR([.DC$8]&gt;=[.DC19];[.DC24]&gt;[.$B6]);&quot;RedBox&quot;;&quot;GreenBox&quot;));(IF([.DC44]&gt;0;IF(MOD([.DC$8]-[.$E6];[.$C6])=0;&quot;GreyBoxArrival&quot;;&quot;GreyBox&quot;);IF([.DC$8]&lt;[.DC19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6];IF(MOD([.DD$8]-[.$E6];[.$C6])=0;IF([.DD24]&gt;[.$B6];&quot;RedBoxArrival&quot;;&quot;GreenBoxArrival&quot;);IF(OR([.DD$8]&gt;=[.DD19];[.DD24]&gt;[.$B6]);&quot;RedBox&quot;;&quot;GreenBox&quot;));(IF([.DD44]&gt;0;IF(MOD([.DD$8]-[.$E6];[.$C6])=0;&quot;GreyBoxArrival&quot;;&quot;GreyBox&quot;);IF([.DD$8]&lt;[.DD19];&quot;BeforeDeadline&quot;;&quot;WhiteBox&quot;)))))" office:value-type="float" office:value="0">
            <text:p>0</text:p>
          </table:table-cell>
          <table:table-cell table:style-name="BeforeDeadline" table:formula="of:=+ORG.OPENOFFICE.STYLE(IF([.DE$10]=[.$A6];IF(MOD([.DE$8]-[.$E6];[.$C6])=0;IF([.DE24]&gt;[.$B6];&quot;RedBoxArrival&quot;;&quot;GreenBoxArrival&quot;);IF(OR([.DE$8]&gt;=[.DE19];[.DE24]&gt;[.$B6]);&quot;RedBox&quot;;&quot;GreenBox&quot;));(IF([.DE44]&gt;0;IF(MOD([.DE$8]-[.$E6];[.$C6])=0;&quot;GreyBoxArrival&quot;;&quot;GreyBox&quot;);IF([.DE$8]&lt;[.DE19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6];IF(MOD([.DF$8]-[.$E6];[.$C6])=0;IF([.DF24]&gt;[.$B6];&quot;RedBoxArrival&quot;;&quot;GreenBoxArrival&quot;);IF(OR([.DF$8]&gt;=[.DF19];[.DF24]&gt;[.$B6]);&quot;RedBox&quot;;&quot;GreenBox&quot;));(IF([.DF44]&gt;0;IF(MOD([.DF$8]-[.$E6];[.$C6])=0;&quot;GreyBoxArrival&quot;;&quot;GreyBox&quot;);IF([.DF$8]&lt;[.DF19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6];IF(MOD([.DG$8]-[.$E6];[.$C6])=0;IF([.DG24]&gt;[.$B6];&quot;RedBoxArrival&quot;;&quot;GreenBoxArrival&quot;);IF(OR([.DG$8]&gt;=[.DG19];[.DG24]&gt;[.$B6]);&quot;RedBox&quot;;&quot;GreenBox&quot;));(IF([.DG44]&gt;0;IF(MOD([.DG$8]-[.$E6];[.$C6])=0;&quot;GreyBoxArrival&quot;;&quot;GreyBox&quot;);IF([.DG$8]&lt;[.DG19];&quot;BeforeDeadline&quot;;&quot;WhiteBox&quot;)))))" office:value-type="float" office:value="0">
            <text:p>0</text:p>
          </table:table-cell>
          <table:table-cell table:style-name="BeforeDeadline" table:formula="of:=+ORG.OPENOFFICE.STYLE(IF([.DH$10]=[.$A6];IF(MOD([.DH$8]-[.$E6];[.$C6])=0;IF([.DH24]&gt;[.$B6];&quot;RedBoxArrival&quot;;&quot;GreenBoxArrival&quot;);IF(OR([.DH$8]&gt;=[.DH19];[.DH24]&gt;[.$B6]);&quot;RedBox&quot;;&quot;GreenBox&quot;));(IF([.DH44]&gt;0;IF(MOD([.DH$8]-[.$E6];[.$C6])=0;&quot;GreyBoxArrival&quot;;&quot;GreyBox&quot;);IF([.DH$8]&lt;[.DH19];&quot;BeforeDeadline&quot;;&quot;WhiteBox&quot;)))))" office:value-type="float" office:value="0">
            <text:p>0</text:p>
          </table:table-cell>
          <table:table-cell table:style-name="WhiteBox" table:formula="of:=+ORG.OPENOFFICE.STYLE(IF([.DI$10]=[.$A6];IF(MOD([.DI$8]-[.$E6];[.$C6])=0;IF([.DI24]&gt;[.$B6];&quot;RedBoxArrival&quot;;&quot;GreenBoxArrival&quot;);IF(OR([.DI$8]&gt;=[.DI19];[.DI24]&gt;[.$B6]);&quot;RedBox&quot;;&quot;GreenBox&quot;));(IF([.DI44]&gt;0;IF(MOD([.DI$8]-[.$E6];[.$C6])=0;&quot;GreyBoxArrival&quot;;&quot;GreyBox&quot;);IF([.DI$8]&lt;[.DI19];&quot;BeforeDeadline&quot;;&quot;WhiteBox&quot;)))))" office:value-type="float" office:value="0">
            <text:p>0</text:p>
          </table:table-cell>
          <table:table-cell table:style-name="WhiteBox" table:formula="of:=+ORG.OPENOFFICE.STYLE(IF([.DJ$10]=[.$A6];IF(MOD([.DJ$8]-[.$E6];[.$C6])=0;IF([.DJ24]&gt;[.$B6];&quot;RedBoxArrival&quot;;&quot;GreenBoxArrival&quot;);IF(OR([.DJ$8]&gt;=[.DJ19];[.DJ24]&gt;[.$B6]);&quot;RedBox&quot;;&quot;GreenBox&quot;));(IF([.DJ44]&gt;0;IF(MOD([.DJ$8]-[.$E6];[.$C6])=0;&quot;GreyBoxArrival&quot;;&quot;GreyBox&quot;);IF([.DJ$8]&lt;[.DJ19];&quot;BeforeDeadline&quot;;&quot;WhiteBox&quot;)))))" office:value-type="float" office:value="0">
            <text:p>0</text:p>
          </table:table-cell>
          <table:table-cell table:style-name="GreyBoxArrival" table:formula="of:=+ORG.OPENOFFICE.STYLE(IF([.DK$10]=[.$A6];IF(MOD([.DK$8]-[.$E6];[.$C6])=0;IF([.DK24]&gt;[.$B6];&quot;RedBoxArrival&quot;;&quot;GreenBoxArrival&quot;);IF(OR([.DK$8]&gt;=[.DK19];[.DK24]&gt;[.$B6]);&quot;RedBox&quot;;&quot;GreenBox&quot;));(IF([.DK44]&gt;0;IF(MOD([.DK$8]-[.$E6];[.$C6])=0;&quot;GreyBoxArrival&quot;;&quot;GreyBox&quot;);IF([.DK$8]&lt;[.DK19];&quot;BeforeDeadline&quot;;&quot;WhiteBox&quot;)))))" office:value-type="float" office:value="0">
            <text:p>0</text:p>
          </table:table-cell>
          <table:table-cell table:style-name="GreenBox" table:formula="of:=+ORG.OPENOFFICE.STYLE(IF([.DL$10]=[.$A6];IF(MOD([.DL$8]-[.$E6];[.$C6])=0;IF([.DL24]&gt;[.$B6];&quot;RedBoxArrival&quot;;&quot;GreenBoxArrival&quot;);IF(OR([.DL$8]&gt;=[.DL19];[.DL24]&gt;[.$B6]);&quot;RedBox&quot;;&quot;GreenBox&quot;));(IF([.DL44]&gt;0;IF(MOD([.DL$8]-[.$E6];[.$C6])=0;&quot;GreyBoxArrival&quot;;&quot;GreyBox&quot;);IF([.DL$8]&lt;[.DL19];&quot;BeforeDeadline&quot;;&quot;WhiteBox&quot;)))))" office:value-type="float" office:value="0">
            <text:p>0</text:p>
          </table:table-cell>
          <table:table-cell table:style-name="GreenBox" table:formula="of:=+ORG.OPENOFFICE.STYLE(IF([.DM$10]=[.$A6];IF(MOD([.DM$8]-[.$E6];[.$C6])=0;IF([.DM24]&gt;[.$B6];&quot;RedBoxArrival&quot;;&quot;GreenBoxArrival&quot;);IF(OR([.DM$8]&gt;=[.DM19];[.DM24]&gt;[.$B6]);&quot;RedBox&quot;;&quot;GreenBox&quot;));(IF([.DM44]&gt;0;IF(MOD([.DM$8]-[.$E6];[.$C6])=0;&quot;GreyBoxArrival&quot;;&quot;GreyBox&quot;);IF([.DM$8]&lt;[.DM19];&quot;BeforeDeadline&quot;;&quot;WhiteBox&quot;)))))" office:value-type="float" office:value="0">
            <text:p>0</text:p>
          </table:table-cell>
          <table:table-cell table:style-name="BeforeDeadline" table:formula="of:=+ORG.OPENOFFICE.STYLE(IF([.DN$10]=[.$A6];IF(MOD([.DN$8]-[.$E6];[.$C6])=0;IF([.DN24]&gt;[.$B6];&quot;RedBoxArrival&quot;;&quot;GreenBoxArrival&quot;);IF(OR([.DN$8]&gt;=[.DN19];[.DN24]&gt;[.$B6]);&quot;RedBox&quot;;&quot;GreenBox&quot;));(IF([.DN44]&gt;0;IF(MOD([.DN$8]-[.$E6];[.$C6])=0;&quot;GreyBoxArrival&quot;;&quot;GreyBox&quot;);IF([.DN$8]&lt;[.DN19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6];IF(MOD([.DO$8]-[.$E6];[.$C6])=0;IF([.DO24]&gt;[.$B6];&quot;RedBoxArrival&quot;;&quot;GreenBoxArrival&quot;);IF(OR([.DO$8]&gt;=[.DO19];[.DO24]&gt;[.$B6]);&quot;RedBox&quot;;&quot;GreenBox&quot;));(IF([.DO44]&gt;0;IF(MOD([.DO$8]-[.$E6];[.$C6])=0;&quot;GreyBoxArrival&quot;;&quot;GreyBox&quot;);IF([.DO$8]&lt;[.DO19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6];IF(MOD([.DP$8]-[.$E6];[.$C6])=0;IF([.DP24]&gt;[.$B6];&quot;RedBoxArrival&quot;;&quot;GreenBoxArrival&quot;);IF(OR([.DP$8]&gt;=[.DP19];[.DP24]&gt;[.$B6]);&quot;RedBox&quot;;&quot;GreenBox&quot;));(IF([.DP44]&gt;0;IF(MOD([.DP$8]-[.$E6];[.$C6])=0;&quot;GreyBoxArrival&quot;;&quot;GreyBox&quot;);IF([.DP$8]&lt;[.DP19];&quot;BeforeDeadline&quot;;&quot;WhiteBox&quot;)))))" office:value-type="float" office:value="0">
            <text:p>0</text:p>
          </table:table-cell>
          <table:table-cell table:style-name="BeforeDeadline" table:formula="of:=+ORG.OPENOFFICE.STYLE(IF([.DQ$10]=[.$A6];IF(MOD([.DQ$8]-[.$E6];[.$C6])=0;IF([.DQ24]&gt;[.$B6];&quot;RedBoxArrival&quot;;&quot;GreenBoxArrival&quot;);IF(OR([.DQ$8]&gt;=[.DQ19];[.DQ24]&gt;[.$B6]);&quot;RedBox&quot;;&quot;GreenBox&quot;));(IF([.DQ44]&gt;0;IF(MOD([.DQ$8]-[.$E6];[.$C6])=0;&quot;GreyBoxArrival&quot;;&quot;GreyBox&quot;);IF([.DQ$8]&lt;[.DQ19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6];IF(MOD([.DR$8]-[.$E6];[.$C6])=0;IF([.DR24]&gt;[.$B6];&quot;RedBoxArrival&quot;;&quot;GreenBoxArrival&quot;);IF(OR([.DR$8]&gt;=[.DR19];[.DR24]&gt;[.$B6]);&quot;RedBox&quot;;&quot;GreenBox&quot;));(IF([.DR44]&gt;0;IF(MOD([.DR$8]-[.$E6];[.$C6])=0;&quot;GreyBoxArrival&quot;;&quot;GreyBox&quot;);IF([.DR$8]&lt;[.DR19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6];IF(MOD([.DS$8]-[.$E6];[.$C6])=0;IF([.DS24]&gt;[.$B6];&quot;RedBoxArrival&quot;;&quot;GreenBoxArrival&quot;);IF(OR([.DS$8]&gt;=[.DS19];[.DS24]&gt;[.$B6]);&quot;RedBox&quot;;&quot;GreenBox&quot;));(IF([.DS44]&gt;0;IF(MOD([.DS$8]-[.$E6];[.$C6])=0;&quot;GreyBoxArrival&quot;;&quot;GreyBox&quot;);IF([.DS$8]&lt;[.DS19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6];IF(MOD([.DT$8]-[.$E6];[.$C6])=0;IF([.DT24]&gt;[.$B6];&quot;RedBoxArrival&quot;;&quot;GreenBoxArrival&quot;);IF(OR([.DT$8]&gt;=[.DT19];[.DT24]&gt;[.$B6]);&quot;RedBox&quot;;&quot;GreenBox&quot;));(IF([.DT44]&gt;0;IF(MOD([.DT$8]-[.$E6];[.$C6])=0;&quot;GreyBoxArrival&quot;;&quot;GreyBox&quot;);IF([.DT$8]&lt;[.DT19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6];IF(MOD([.DU$8]-[.$E6];[.$C6])=0;IF([.DU24]&gt;[.$B6];&quot;RedBoxArrival&quot;;&quot;GreenBoxArrival&quot;);IF(OR([.DU$8]&gt;=[.DU19];[.DU24]&gt;[.$B6]);&quot;RedBox&quot;;&quot;GreenBox&quot;));(IF([.DU44]&gt;0;IF(MOD([.DU$8]-[.$E6];[.$C6])=0;&quot;GreyBoxArrival&quot;;&quot;GreyBox&quot;);IF([.DU$8]&lt;[.DU19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6];IF(MOD([.DV$8]-[.$E6];[.$C6])=0;IF([.DV24]&gt;[.$B6];&quot;RedBoxArrival&quot;;&quot;GreenBoxArrival&quot;);IF(OR([.DV$8]&gt;=[.DV19];[.DV24]&gt;[.$B6]);&quot;RedBox&quot;;&quot;GreenBox&quot;));(IF([.DV44]&gt;0;IF(MOD([.DV$8]-[.$E6];[.$C6])=0;&quot;GreyBoxArrival&quot;;&quot;GreyBox&quot;);IF([.DV$8]&lt;[.DV19];&quot;BeforeDeadline&quot;;&quot;WhiteBox&quot;)))))" office:value-type="float" office:value="0">
            <text:p>0</text:p>
          </table:table-cell>
          <table:table-cell table:style-name="BeforeDeadline" table:formula="of:=+ORG.OPENOFFICE.STYLE(IF([.DW$10]=[.$A6];IF(MOD([.DW$8]-[.$E6];[.$C6])=0;IF([.DW24]&gt;[.$B6];&quot;RedBoxArrival&quot;;&quot;GreenBoxArrival&quot;);IF(OR([.DW$8]&gt;=[.DW19];[.DW24]&gt;[.$B6]);&quot;RedBox&quot;;&quot;GreenBox&quot;));(IF([.DW44]&gt;0;IF(MOD([.DW$8]-[.$E6];[.$C6])=0;&quot;GreyBoxArrival&quot;;&quot;GreyBox&quot;);IF([.DW$8]&lt;[.DW19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6];IF(MOD([.DX$8]-[.$E6];[.$C6])=0;IF([.DX24]&gt;[.$B6];&quot;RedBoxArrival&quot;;&quot;GreenBoxArrival&quot;);IF(OR([.DX$8]&gt;=[.DX19];[.DX24]&gt;[.$B6]);&quot;RedBox&quot;;&quot;GreenBox&quot;));(IF([.DX44]&gt;0;IF(MOD([.DX$8]-[.$E6];[.$C6])=0;&quot;GreyBoxArrival&quot;;&quot;GreyBox&quot;);IF([.DX$8]&lt;[.DX19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6];IF(MOD([.DY$8]-[.$E6];[.$C6])=0;IF([.DY24]&gt;[.$B6];&quot;RedBoxArrival&quot;;&quot;GreenBoxArrival&quot;);IF(OR([.DY$8]&gt;=[.DY19];[.DY24]&gt;[.$B6]);&quot;RedBox&quot;;&quot;GreenBox&quot;));(IF([.DY44]&gt;0;IF(MOD([.DY$8]-[.$E6];[.$C6])=0;&quot;GreyBoxArrival&quot;;&quot;GreyBox&quot;);IF([.DY$8]&lt;[.DY19];&quot;BeforeDeadline&quot;;&quot;WhiteBox&quot;)))))" office:value-type="float" office:value="0">
            <text:p>0</text:p>
          </table:table-cell>
          <table:table-cell table:style-name="BeforeDeadline" table:formula="of:=+ORG.OPENOFFICE.STYLE(IF([.DZ$10]=[.$A6];IF(MOD([.DZ$8]-[.$E6];[.$C6])=0;IF([.DZ24]&gt;[.$B6];&quot;RedBoxArrival&quot;;&quot;GreenBoxArrival&quot;);IF(OR([.DZ$8]&gt;=[.DZ19];[.DZ24]&gt;[.$B6]);&quot;RedBox&quot;;&quot;GreenBox&quot;));(IF([.DZ44]&gt;0;IF(MOD([.DZ$8]-[.$E6];[.$C6])=0;&quot;GreyBoxArrival&quot;;&quot;GreyBox&quot;);IF([.DZ$8]&lt;[.DZ19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6];IF(MOD([.EA$8]-[.$E6];[.$C6])=0;IF([.EA24]&gt;[.$B6];&quot;RedBoxArrival&quot;;&quot;GreenBoxArrival&quot;);IF(OR([.EA$8]&gt;=[.EA19];[.EA24]&gt;[.$B6]);&quot;RedBox&quot;;&quot;GreenBox&quot;));(IF([.EA44]&gt;0;IF(MOD([.EA$8]-[.$E6];[.$C6])=0;&quot;GreyBoxArrival&quot;;&quot;GreyBox&quot;);IF([.EA$8]&lt;[.EA19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6];IF(MOD([.EB$8]-[.$E6];[.$C6])=0;IF([.EB24]&gt;[.$B6];&quot;RedBoxArrival&quot;;&quot;GreenBoxArrival&quot;);IF(OR([.EB$8]&gt;=[.EB19];[.EB24]&gt;[.$B6]);&quot;RedBox&quot;;&quot;GreenBox&quot;));(IF([.EB44]&gt;0;IF(MOD([.EB$8]-[.$E6];[.$C6])=0;&quot;GreyBoxArrival&quot;;&quot;GreyBox&quot;);IF([.EB$8]&lt;[.EB19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formula="of:=[.B7]/[.C7]" office:value-type="float" office:value="0">
            <text:p>0</text:p>
          </table:table-cell>
          <table:table-cell table:number-columns-repeated="2"/>
          <table:table-cell table:style-name="BeforeDeadline" table:formula="of:=+ORG.OPENOFFICE.STYLE(IF([.J$10]=[.$A7];IF(MOD([.J$8]-[.$E7];[.$C7])=0;IF([.J25]&gt;[.$B7];&quot;RedBoxArrival&quot;;&quot;GreenBoxArrival&quot;);IF(OR([.J$8]&gt;=[.J20];[.J25]&gt;[.$B7]);&quot;RedBox&quot;;&quot;GreenBox&quot;));(IF([.J45]&gt;0;IF(MOD([.J$8]-[.$E7];[.$C7])=0;&quot;GreyBoxArrival&quot;;&quot;GreyBox&quot;);IF([.J$8]&lt;[.J20];&quot;BeforeDeadline&quot;;&quot;WhiteBox&quot;)))))" office:value-type="float" office:value="0">
            <text:p>0</text:p>
          </table:table-cell>
          <table:table-cell table:style-name="BeforeDeadline" table:formula="of:=+ORG.OPENOFFICE.STYLE(IF([.K$10]=[.$A7];IF(MOD([.K$8]-[.$E7];[.$C7])=0;IF([.K25]&gt;[.$B7];&quot;RedBoxArrival&quot;;&quot;GreenBoxArrival&quot;);IF(OR([.K$8]&gt;=[.K20];[.K25]&gt;[.$B7]);&quot;RedBox&quot;;&quot;GreenBox&quot;));(IF([.K45]&gt;0;IF(MOD([.K$8]-[.$E7];[.$C7])=0;&quot;GreyBoxArrival&quot;;&quot;GreyBox&quot;);IF([.K$8]&lt;[.K20];&quot;BeforeDeadline&quot;;&quot;WhiteBox&quot;)))))" office:value-type="float" office:value="0">
            <text:p>0</text:p>
          </table:table-cell>
          <table:table-cell table:style-name="BeforeDeadline" table:formula="of:=+ORG.OPENOFFICE.STYLE(IF([.L$10]=[.$A7];IF(MOD([.L$8]-[.$E7];[.$C7])=0;IF([.L25]&gt;[.$B7];&quot;RedBoxArrival&quot;;&quot;GreenBoxArrival&quot;);IF(OR([.L$8]&gt;=[.L20];[.L25]&gt;[.$B7]);&quot;RedBox&quot;;&quot;GreenBox&quot;));(IF([.L45]&gt;0;IF(MOD([.L$8]-[.$E7];[.$C7])=0;&quot;GreyBoxArrival&quot;;&quot;GreyBox&quot;);IF([.L$8]&lt;[.L20];&quot;BeforeDeadline&quot;;&quot;WhiteBox&quot;)))))" office:value-type="float" office:value="0">
            <text:p>0</text:p>
          </table:table-cell>
          <table:table-cell table:style-name="BeforeDeadline" table:formula="of:=+ORG.OPENOFFICE.STYLE(IF([.M$10]=[.$A7];IF(MOD([.M$8]-[.$E7];[.$C7])=0;IF([.M25]&gt;[.$B7];&quot;RedBoxArrival&quot;;&quot;GreenBoxArrival&quot;);IF(OR([.M$8]&gt;=[.M20];[.M25]&gt;[.$B7]);&quot;RedBox&quot;;&quot;GreenBox&quot;));(IF([.M45]&gt;0;IF(MOD([.M$8]-[.$E7];[.$C7])=0;&quot;GreyBoxArrival&quot;;&quot;GreyBox&quot;);IF([.M$8]&lt;[.M20];&quot;BeforeDeadline&quot;;&quot;WhiteBox&quot;)))))" office:value-type="float" office:value="0">
            <text:p>0</text:p>
          </table:table-cell>
          <table:table-cell table:style-name="BeforeDeadline" table:formula="of:=+ORG.OPENOFFICE.STYLE(IF([.N$10]=[.$A7];IF(MOD([.N$8]-[.$E7];[.$C7])=0;IF([.N25]&gt;[.$B7];&quot;RedBoxArrival&quot;;&quot;GreenBoxArrival&quot;);IF(OR([.N$8]&gt;=[.N20];[.N25]&gt;[.$B7]);&quot;RedBox&quot;;&quot;GreenBox&quot;));(IF([.N45]&gt;0;IF(MOD([.N$8]-[.$E7];[.$C7])=0;&quot;GreyBoxArrival&quot;;&quot;GreyBox&quot;);IF([.N$8]&lt;[.N20];&quot;BeforeDeadline&quot;;&quot;WhiteBox&quot;)))))" office:value-type="float" office:value="0">
            <text:p>0</text:p>
          </table:table-cell>
          <table:table-cell table:style-name="BeforeDeadline" table:formula="of:=+ORG.OPENOFFICE.STYLE(IF([.O$10]=[.$A7];IF(MOD([.O$8]-[.$E7];[.$C7])=0;IF([.O25]&gt;[.$B7];&quot;RedBoxArrival&quot;;&quot;GreenBoxArrival&quot;);IF(OR([.O$8]&gt;=[.O20];[.O25]&gt;[.$B7]);&quot;RedBox&quot;;&quot;GreenBox&quot;));(IF([.O45]&gt;0;IF(MOD([.O$8]-[.$E7];[.$C7])=0;&quot;GreyBoxArrival&quot;;&quot;GreyBox&quot;);IF([.O$8]&lt;[.O20];&quot;BeforeDeadline&quot;;&quot;WhiteBox&quot;)))))" office:value-type="float" office:value="0">
            <text:p>0</text:p>
          </table:table-cell>
          <table:table-cell table:style-name="BeforeDeadline" table:formula="of:=+ORG.OPENOFFICE.STYLE(IF([.P$10]=[.$A7];IF(MOD([.P$8]-[.$E7];[.$C7])=0;IF([.P25]&gt;[.$B7];&quot;RedBoxArrival&quot;;&quot;GreenBoxArrival&quot;);IF(OR([.P$8]&gt;=[.P20];[.P25]&gt;[.$B7]);&quot;RedBox&quot;;&quot;GreenBox&quot;));(IF([.P45]&gt;0;IF(MOD([.P$8]-[.$E7];[.$C7])=0;&quot;GreyBoxArrival&quot;;&quot;GreyBox&quot;);IF([.P$8]&lt;[.P20];&quot;BeforeDeadline&quot;;&quot;WhiteBox&quot;)))))" office:value-type="float" office:value="0">
            <text:p>0</text:p>
          </table:table-cell>
          <table:table-cell table:style-name="BeforeDeadline" table:formula="of:=+ORG.OPENOFFICE.STYLE(IF([.Q$10]=[.$A7];IF(MOD([.Q$8]-[.$E7];[.$C7])=0;IF([.Q25]&gt;[.$B7];&quot;RedBoxArrival&quot;;&quot;GreenBoxArrival&quot;);IF(OR([.Q$8]&gt;=[.Q20];[.Q25]&gt;[.$B7]);&quot;RedBox&quot;;&quot;GreenBox&quot;));(IF([.Q45]&gt;0;IF(MOD([.Q$8]-[.$E7];[.$C7])=0;&quot;GreyBoxArrival&quot;;&quot;GreyBox&quot;);IF([.Q$8]&lt;[.Q20];&quot;BeforeDeadline&quot;;&quot;WhiteBox&quot;)))))" office:value-type="float" office:value="0">
            <text:p>0</text:p>
          </table:table-cell>
          <table:table-cell table:style-name="BeforeDeadline" table:formula="of:=+ORG.OPENOFFICE.STYLE(IF([.R$10]=[.$A7];IF(MOD([.R$8]-[.$E7];[.$C7])=0;IF([.R25]&gt;[.$B7];&quot;RedBoxArrival&quot;;&quot;GreenBoxArrival&quot;);IF(OR([.R$8]&gt;=[.R20];[.R25]&gt;[.$B7]);&quot;RedBox&quot;;&quot;GreenBox&quot;));(IF([.R45]&gt;0;IF(MOD([.R$8]-[.$E7];[.$C7])=0;&quot;GreyBoxArrival&quot;;&quot;GreyBox&quot;);IF([.R$8]&lt;[.R20];&quot;BeforeDeadline&quot;;&quot;WhiteBox&quot;)))))" office:value-type="float" office:value="0">
            <text:p>0</text:p>
          </table:table-cell>
          <table:table-cell table:style-name="BeforeDeadline" table:formula="of:=+ORG.OPENOFFICE.STYLE(IF([.S$10]=[.$A7];IF(MOD([.S$8]-[.$E7];[.$C7])=0;IF([.S25]&gt;[.$B7];&quot;RedBoxArrival&quot;;&quot;GreenBoxArrival&quot;);IF(OR([.S$8]&gt;=[.S20];[.S25]&gt;[.$B7]);&quot;RedBox&quot;;&quot;GreenBox&quot;));(IF([.S45]&gt;0;IF(MOD([.S$8]-[.$E7];[.$C7])=0;&quot;GreyBoxArrival&quot;;&quot;GreyBox&quot;);IF([.S$8]&lt;[.S20];&quot;BeforeDeadline&quot;;&quot;WhiteBox&quot;)))))" office:value-type="float" office:value="0">
            <text:p>0</text:p>
          </table:table-cell>
          <table:table-cell table:style-name="BeforeDeadline" table:formula="of:=+ORG.OPENOFFICE.STYLE(IF([.T$10]=[.$A7];IF(MOD([.T$8]-[.$E7];[.$C7])=0;IF([.T25]&gt;[.$B7];&quot;RedBoxArrival&quot;;&quot;GreenBoxArrival&quot;);IF(OR([.T$8]&gt;=[.T20];[.T25]&gt;[.$B7]);&quot;RedBox&quot;;&quot;GreenBox&quot;));(IF([.T45]&gt;0;IF(MOD([.T$8]-[.$E7];[.$C7])=0;&quot;GreyBoxArrival&quot;;&quot;GreyBox&quot;);IF([.T$8]&lt;[.T20];&quot;BeforeDeadline&quot;;&quot;WhiteBox&quot;)))))" office:value-type="float" office:value="0">
            <text:p>0</text:p>
          </table:table-cell>
          <table:table-cell table:style-name="BeforeDeadline" table:formula="of:=+ORG.OPENOFFICE.STYLE(IF([.U$10]=[.$A7];IF(MOD([.U$8]-[.$E7];[.$C7])=0;IF([.U25]&gt;[.$B7];&quot;RedBoxArrival&quot;;&quot;GreenBoxArrival&quot;);IF(OR([.U$8]&gt;=[.U20];[.U25]&gt;[.$B7]);&quot;RedBox&quot;;&quot;GreenBox&quot;));(IF([.U45]&gt;0;IF(MOD([.U$8]-[.$E7];[.$C7])=0;&quot;GreyBoxArrival&quot;;&quot;GreyBox&quot;);IF([.U$8]&lt;[.U20];&quot;BeforeDeadline&quot;;&quot;WhiteBox&quot;)))))" office:value-type="float" office:value="0">
            <text:p>0</text:p>
          </table:table-cell>
          <table:table-cell table:style-name="BeforeDeadline" table:formula="of:=+ORG.OPENOFFICE.STYLE(IF([.V$10]=[.$A7];IF(MOD([.V$8]-[.$E7];[.$C7])=0;IF([.V25]&gt;[.$B7];&quot;RedBoxArrival&quot;;&quot;GreenBoxArrival&quot;);IF(OR([.V$8]&gt;=[.V20];[.V25]&gt;[.$B7]);&quot;RedBox&quot;;&quot;GreenBox&quot;));(IF([.V45]&gt;0;IF(MOD([.V$8]-[.$E7];[.$C7])=0;&quot;GreyBoxArrival&quot;;&quot;GreyBox&quot;);IF([.V$8]&lt;[.V20];&quot;BeforeDeadline&quot;;&quot;WhiteBox&quot;)))))" office:value-type="float" office:value="0">
            <text:p>0</text:p>
          </table:table-cell>
          <table:table-cell table:style-name="BeforeDeadline" table:formula="of:=+ORG.OPENOFFICE.STYLE(IF([.W$10]=[.$A7];IF(MOD([.W$8]-[.$E7];[.$C7])=0;IF([.W25]&gt;[.$B7];&quot;RedBoxArrival&quot;;&quot;GreenBoxArrival&quot;);IF(OR([.W$8]&gt;=[.W20];[.W25]&gt;[.$B7]);&quot;RedBox&quot;;&quot;GreenBox&quot;));(IF([.W45]&gt;0;IF(MOD([.W$8]-[.$E7];[.$C7])=0;&quot;GreyBoxArrival&quot;;&quot;GreyBox&quot;);IF([.W$8]&lt;[.W20];&quot;BeforeDeadline&quot;;&quot;WhiteBox&quot;)))))" office:value-type="float" office:value="0">
            <text:p>0</text:p>
          </table:table-cell>
          <table:table-cell table:style-name="BeforeDeadline" table:formula="of:=+ORG.OPENOFFICE.STYLE(IF([.X$10]=[.$A7];IF(MOD([.X$8]-[.$E7];[.$C7])=0;IF([.X25]&gt;[.$B7];&quot;RedBoxArrival&quot;;&quot;GreenBoxArrival&quot;);IF(OR([.X$8]&gt;=[.X20];[.X25]&gt;[.$B7]);&quot;RedBox&quot;;&quot;GreenBox&quot;));(IF([.X45]&gt;0;IF(MOD([.X$8]-[.$E7];[.$C7])=0;&quot;GreyBoxArrival&quot;;&quot;GreyBox&quot;);IF([.X$8]&lt;[.X20];&quot;BeforeDeadline&quot;;&quot;WhiteBox&quot;)))))" office:value-type="float" office:value="0">
            <text:p>0</text:p>
          </table:table-cell>
          <table:table-cell table:style-name="BeforeDeadline" table:formula="of:=+ORG.OPENOFFICE.STYLE(IF([.Y$10]=[.$A7];IF(MOD([.Y$8]-[.$E7];[.$C7])=0;IF([.Y25]&gt;[.$B7];&quot;RedBoxArrival&quot;;&quot;GreenBoxArrival&quot;);IF(OR([.Y$8]&gt;=[.Y20];[.Y25]&gt;[.$B7]);&quot;RedBox&quot;;&quot;GreenBox&quot;));(IF([.Y45]&gt;0;IF(MOD([.Y$8]-[.$E7];[.$C7])=0;&quot;GreyBoxArrival&quot;;&quot;GreyBox&quot;);IF([.Y$8]&lt;[.Y20];&quot;BeforeDeadline&quot;;&quot;WhiteBox&quot;)))))" office:value-type="float" office:value="0">
            <text:p>0</text:p>
          </table:table-cell>
          <table:table-cell table:style-name="BeforeDeadline" table:formula="of:=+ORG.OPENOFFICE.STYLE(IF([.Z$10]=[.$A7];IF(MOD([.Z$8]-[.$E7];[.$C7])=0;IF([.Z25]&gt;[.$B7];&quot;RedBoxArrival&quot;;&quot;GreenBoxArrival&quot;);IF(OR([.Z$8]&gt;=[.Z20];[.Z25]&gt;[.$B7]);&quot;RedBox&quot;;&quot;GreenBox&quot;));(IF([.Z45]&gt;0;IF(MOD([.Z$8]-[.$E7];[.$C7])=0;&quot;GreyBoxArrival&quot;;&quot;GreyBox&quot;);IF([.Z$8]&lt;[.Z20];&quot;BeforeDeadline&quot;;&quot;WhiteBox&quot;)))))" office:value-type="float" office:value="0">
            <text:p>0</text:p>
          </table:table-cell>
          <table:table-cell table:style-name="BeforeDeadline" table:formula="of:=+ORG.OPENOFFICE.STYLE(IF([.AA$10]=[.$A7];IF(MOD([.AA$8]-[.$E7];[.$C7])=0;IF([.AA25]&gt;[.$B7];&quot;RedBoxArrival&quot;;&quot;GreenBoxArrival&quot;);IF(OR([.AA$8]&gt;=[.AA20];[.AA25]&gt;[.$B7]);&quot;RedBox&quot;;&quot;GreenBox&quot;));(IF([.AA45]&gt;0;IF(MOD([.AA$8]-[.$E7];[.$C7])=0;&quot;GreyBoxArrival&quot;;&quot;GreyBox&quot;);IF([.AA$8]&lt;[.AA20];&quot;BeforeDeadline&quot;;&quot;WhiteBox&quot;)))))" office:value-type="float" office:value="0">
            <text:p>0</text:p>
          </table:table-cell>
          <table:table-cell table:style-name="BeforeDeadline" table:formula="of:=+ORG.OPENOFFICE.STYLE(IF([.AB$10]=[.$A7];IF(MOD([.AB$8]-[.$E7];[.$C7])=0;IF([.AB25]&gt;[.$B7];&quot;RedBoxArrival&quot;;&quot;GreenBoxArrival&quot;);IF(OR([.AB$8]&gt;=[.AB20];[.AB25]&gt;[.$B7]);&quot;RedBox&quot;;&quot;GreenBox&quot;));(IF([.AB45]&gt;0;IF(MOD([.AB$8]-[.$E7];[.$C7])=0;&quot;GreyBoxArrival&quot;;&quot;GreyBox&quot;);IF([.AB$8]&lt;[.AB20];&quot;BeforeDeadline&quot;;&quot;WhiteBox&quot;)))))" office:value-type="float" office:value="0">
            <text:p>0</text:p>
          </table:table-cell>
          <table:table-cell table:style-name="BeforeDeadline" table:formula="of:=+ORG.OPENOFFICE.STYLE(IF([.AC$10]=[.$A7];IF(MOD([.AC$8]-[.$E7];[.$C7])=0;IF([.AC25]&gt;[.$B7];&quot;RedBoxArrival&quot;;&quot;GreenBoxArrival&quot;);IF(OR([.AC$8]&gt;=[.AC20];[.AC25]&gt;[.$B7]);&quot;RedBox&quot;;&quot;GreenBox&quot;));(IF([.AC45]&gt;0;IF(MOD([.AC$8]-[.$E7];[.$C7])=0;&quot;GreyBoxArrival&quot;;&quot;GreyBox&quot;);IF([.AC$8]&lt;[.AC20];&quot;BeforeDeadline&quot;;&quot;WhiteBox&quot;)))))" office:value-type="float" office:value="0">
            <text:p>0</text:p>
          </table:table-cell>
          <table:table-cell table:style-name="BeforeDeadline" table:formula="of:=+ORG.OPENOFFICE.STYLE(IF([.AD$10]=[.$A7];IF(MOD([.AD$8]-[.$E7];[.$C7])=0;IF([.AD25]&gt;[.$B7];&quot;RedBoxArrival&quot;;&quot;GreenBoxArrival&quot;);IF(OR([.AD$8]&gt;=[.AD20];[.AD25]&gt;[.$B7]);&quot;RedBox&quot;;&quot;GreenBox&quot;));(IF([.AD45]&gt;0;IF(MOD([.AD$8]-[.$E7];[.$C7])=0;&quot;GreyBoxArrival&quot;;&quot;GreyBox&quot;);IF([.AD$8]&lt;[.AD20];&quot;BeforeDeadline&quot;;&quot;WhiteBox&quot;)))))" office:value-type="float" office:value="0">
            <text:p>0</text:p>
          </table:table-cell>
          <table:table-cell table:style-name="BeforeDeadline" table:formula="of:=+ORG.OPENOFFICE.STYLE(IF([.AE$10]=[.$A7];IF(MOD([.AE$8]-[.$E7];[.$C7])=0;IF([.AE25]&gt;[.$B7];&quot;RedBoxArrival&quot;;&quot;GreenBoxArrival&quot;);IF(OR([.AE$8]&gt;=[.AE20];[.AE25]&gt;[.$B7]);&quot;RedBox&quot;;&quot;GreenBox&quot;));(IF([.AE45]&gt;0;IF(MOD([.AE$8]-[.$E7];[.$C7])=0;&quot;GreyBoxArrival&quot;;&quot;GreyBox&quot;);IF([.AE$8]&lt;[.AE20];&quot;BeforeDeadline&quot;;&quot;WhiteBox&quot;)))))" office:value-type="float" office:value="0">
            <text:p>0</text:p>
          </table:table-cell>
          <table:table-cell table:style-name="BeforeDeadline" table:formula="of:=+ORG.OPENOFFICE.STYLE(IF([.AF$10]=[.$A7];IF(MOD([.AF$8]-[.$E7];[.$C7])=0;IF([.AF25]&gt;[.$B7];&quot;RedBoxArrival&quot;;&quot;GreenBoxArrival&quot;);IF(OR([.AF$8]&gt;=[.AF20];[.AF25]&gt;[.$B7]);&quot;RedBox&quot;;&quot;GreenBox&quot;));(IF([.AF45]&gt;0;IF(MOD([.AF$8]-[.$E7];[.$C7])=0;&quot;GreyBoxArrival&quot;;&quot;GreyBox&quot;);IF([.AF$8]&lt;[.AF20];&quot;BeforeDeadline&quot;;&quot;WhiteBox&quot;)))))" office:value-type="float" office:value="0">
            <text:p>0</text:p>
          </table:table-cell>
          <table:table-cell table:style-name="BeforeDeadline" table:formula="of:=+ORG.OPENOFFICE.STYLE(IF([.AG$10]=[.$A7];IF(MOD([.AG$8]-[.$E7];[.$C7])=0;IF([.AG25]&gt;[.$B7];&quot;RedBoxArrival&quot;;&quot;GreenBoxArrival&quot;);IF(OR([.AG$8]&gt;=[.AG20];[.AG25]&gt;[.$B7]);&quot;RedBox&quot;;&quot;GreenBox&quot;));(IF([.AG45]&gt;0;IF(MOD([.AG$8]-[.$E7];[.$C7])=0;&quot;GreyBoxArrival&quot;;&quot;GreyBox&quot;);IF([.AG$8]&lt;[.AG20];&quot;BeforeDeadline&quot;;&quot;WhiteBox&quot;)))))" office:value-type="float" office:value="0">
            <text:p>0</text:p>
          </table:table-cell>
          <table:table-cell table:style-name="BeforeDeadline" table:formula="of:=+ORG.OPENOFFICE.STYLE(IF([.AH$10]=[.$A7];IF(MOD([.AH$8]-[.$E7];[.$C7])=0;IF([.AH25]&gt;[.$B7];&quot;RedBoxArrival&quot;;&quot;GreenBoxArrival&quot;);IF(OR([.AH$8]&gt;=[.AH20];[.AH25]&gt;[.$B7]);&quot;RedBox&quot;;&quot;GreenBox&quot;));(IF([.AH45]&gt;0;IF(MOD([.AH$8]-[.$E7];[.$C7])=0;&quot;GreyBoxArrival&quot;;&quot;GreyBox&quot;);IF([.AH$8]&lt;[.AH20];&quot;BeforeDeadline&quot;;&quot;WhiteBox&quot;)))))" office:value-type="float" office:value="0">
            <text:p>0</text:p>
          </table:table-cell>
          <table:table-cell table:style-name="BeforeDeadline" table:formula="of:=+ORG.OPENOFFICE.STYLE(IF([.AI$10]=[.$A7];IF(MOD([.AI$8]-[.$E7];[.$C7])=0;IF([.AI25]&gt;[.$B7];&quot;RedBoxArrival&quot;;&quot;GreenBoxArrival&quot;);IF(OR([.AI$8]&gt;=[.AI20];[.AI25]&gt;[.$B7]);&quot;RedBox&quot;;&quot;GreenBox&quot;));(IF([.AI45]&gt;0;IF(MOD([.AI$8]-[.$E7];[.$C7])=0;&quot;GreyBoxArrival&quot;;&quot;GreyBox&quot;);IF([.AI$8]&lt;[.AI20];&quot;BeforeDeadline&quot;;&quot;WhiteBox&quot;)))))" office:value-type="float" office:value="0">
            <text:p>0</text:p>
          </table:table-cell>
          <table:table-cell table:style-name="BeforeDeadline" table:formula="of:=+ORG.OPENOFFICE.STYLE(IF([.AJ$10]=[.$A7];IF(MOD([.AJ$8]-[.$E7];[.$C7])=0;IF([.AJ25]&gt;[.$B7];&quot;RedBoxArrival&quot;;&quot;GreenBoxArrival&quot;);IF(OR([.AJ$8]&gt;=[.AJ20];[.AJ25]&gt;[.$B7]);&quot;RedBox&quot;;&quot;GreenBox&quot;));(IF([.AJ45]&gt;0;IF(MOD([.AJ$8]-[.$E7];[.$C7])=0;&quot;GreyBoxArrival&quot;;&quot;GreyBox&quot;);IF([.AJ$8]&lt;[.AJ20];&quot;BeforeDeadline&quot;;&quot;WhiteBox&quot;)))))" office:value-type="float" office:value="0">
            <text:p>0</text:p>
          </table:table-cell>
          <table:table-cell table:style-name="BeforeDeadline" table:formula="of:=+ORG.OPENOFFICE.STYLE(IF([.AK$10]=[.$A7];IF(MOD([.AK$8]-[.$E7];[.$C7])=0;IF([.AK25]&gt;[.$B7];&quot;RedBoxArrival&quot;;&quot;GreenBoxArrival&quot;);IF(OR([.AK$8]&gt;=[.AK20];[.AK25]&gt;[.$B7]);&quot;RedBox&quot;;&quot;GreenBox&quot;));(IF([.AK45]&gt;0;IF(MOD([.AK$8]-[.$E7];[.$C7])=0;&quot;GreyBoxArrival&quot;;&quot;GreyBox&quot;);IF([.AK$8]&lt;[.AK20];&quot;BeforeDeadline&quot;;&quot;WhiteBox&quot;)))))" office:value-type="float" office:value="0">
            <text:p>0</text:p>
          </table:table-cell>
          <table:table-cell table:style-name="BeforeDeadline" table:formula="of:=+ORG.OPENOFFICE.STYLE(IF([.AL$10]=[.$A7];IF(MOD([.AL$8]-[.$E7];[.$C7])=0;IF([.AL25]&gt;[.$B7];&quot;RedBoxArrival&quot;;&quot;GreenBoxArrival&quot;);IF(OR([.AL$8]&gt;=[.AL20];[.AL25]&gt;[.$B7]);&quot;RedBox&quot;;&quot;GreenBox&quot;));(IF([.AL45]&gt;0;IF(MOD([.AL$8]-[.$E7];[.$C7])=0;&quot;GreyBoxArrival&quot;;&quot;GreyBox&quot;);IF([.AL$8]&lt;[.AL20];&quot;BeforeDeadline&quot;;&quot;WhiteBox&quot;)))))" office:value-type="float" office:value="0">
            <text:p>0</text:p>
          </table:table-cell>
          <table:table-cell table:style-name="BeforeDeadline" table:formula="of:=+ORG.OPENOFFICE.STYLE(IF([.AM$10]=[.$A7];IF(MOD([.AM$8]-[.$E7];[.$C7])=0;IF([.AM25]&gt;[.$B7];&quot;RedBoxArrival&quot;;&quot;GreenBoxArrival&quot;);IF(OR([.AM$8]&gt;=[.AM20];[.AM25]&gt;[.$B7]);&quot;RedBox&quot;;&quot;GreenBox&quot;));(IF([.AM45]&gt;0;IF(MOD([.AM$8]-[.$E7];[.$C7])=0;&quot;GreyBoxArrival&quot;;&quot;GreyBox&quot;);IF([.AM$8]&lt;[.AM20];&quot;BeforeDeadline&quot;;&quot;WhiteBox&quot;)))))" office:value-type="float" office:value="0">
            <text:p>0</text:p>
          </table:table-cell>
          <table:table-cell table:style-name="BeforeDeadline" table:formula="of:=+ORG.OPENOFFICE.STYLE(IF([.AN$10]=[.$A7];IF(MOD([.AN$8]-[.$E7];[.$C7])=0;IF([.AN25]&gt;[.$B7];&quot;RedBoxArrival&quot;;&quot;GreenBoxArrival&quot;);IF(OR([.AN$8]&gt;=[.AN20];[.AN25]&gt;[.$B7]);&quot;RedBox&quot;;&quot;GreenBox&quot;));(IF([.AN45]&gt;0;IF(MOD([.AN$8]-[.$E7];[.$C7])=0;&quot;GreyBoxArrival&quot;;&quot;GreyBox&quot;);IF([.AN$8]&lt;[.AN20];&quot;BeforeDeadline&quot;;&quot;WhiteBox&quot;)))))" office:value-type="float" office:value="0">
            <text:p>0</text:p>
          </table:table-cell>
          <table:table-cell table:style-name="BeforeDeadline" table:formula="of:=+ORG.OPENOFFICE.STYLE(IF([.AO$10]=[.$A7];IF(MOD([.AO$8]-[.$E7];[.$C7])=0;IF([.AO25]&gt;[.$B7];&quot;RedBoxArrival&quot;;&quot;GreenBoxArrival&quot;);IF(OR([.AO$8]&gt;=[.AO20];[.AO25]&gt;[.$B7]);&quot;RedBox&quot;;&quot;GreenBox&quot;));(IF([.AO45]&gt;0;IF(MOD([.AO$8]-[.$E7];[.$C7])=0;&quot;GreyBoxArrival&quot;;&quot;GreyBox&quot;);IF([.AO$8]&lt;[.AO20];&quot;BeforeDeadline&quot;;&quot;WhiteBox&quot;)))))" office:value-type="float" office:value="0">
            <text:p>0</text:p>
          </table:table-cell>
          <table:table-cell table:style-name="BeforeDeadline" table:formula="of:=+ORG.OPENOFFICE.STYLE(IF([.AP$10]=[.$A7];IF(MOD([.AP$8]-[.$E7];[.$C7])=0;IF([.AP25]&gt;[.$B7];&quot;RedBoxArrival&quot;;&quot;GreenBoxArrival&quot;);IF(OR([.AP$8]&gt;=[.AP20];[.AP25]&gt;[.$B7]);&quot;RedBox&quot;;&quot;GreenBox&quot;));(IF([.AP45]&gt;0;IF(MOD([.AP$8]-[.$E7];[.$C7])=0;&quot;GreyBoxArrival&quot;;&quot;GreyBox&quot;);IF([.AP$8]&lt;[.AP20];&quot;BeforeDeadline&quot;;&quot;WhiteBox&quot;)))))" office:value-type="float" office:value="0">
            <text:p>0</text:p>
          </table:table-cell>
          <table:table-cell table:style-name="BeforeDeadline" table:formula="of:=+ORG.OPENOFFICE.STYLE(IF([.AQ$10]=[.$A7];IF(MOD([.AQ$8]-[.$E7];[.$C7])=0;IF([.AQ25]&gt;[.$B7];&quot;RedBoxArrival&quot;;&quot;GreenBoxArrival&quot;);IF(OR([.AQ$8]&gt;=[.AQ20];[.AQ25]&gt;[.$B7]);&quot;RedBox&quot;;&quot;GreenBox&quot;));(IF([.AQ45]&gt;0;IF(MOD([.AQ$8]-[.$E7];[.$C7])=0;&quot;GreyBoxArrival&quot;;&quot;GreyBox&quot;);IF([.AQ$8]&lt;[.AQ20];&quot;BeforeDeadline&quot;;&quot;WhiteBox&quot;)))))" office:value-type="float" office:value="0">
            <text:p>0</text:p>
          </table:table-cell>
          <table:table-cell table:style-name="BeforeDeadline" table:formula="of:=+ORG.OPENOFFICE.STYLE(IF([.AR$10]=[.$A7];IF(MOD([.AR$8]-[.$E7];[.$C7])=0;IF([.AR25]&gt;[.$B7];&quot;RedBoxArrival&quot;;&quot;GreenBoxArrival&quot;);IF(OR([.AR$8]&gt;=[.AR20];[.AR25]&gt;[.$B7]);&quot;RedBox&quot;;&quot;GreenBox&quot;));(IF([.AR45]&gt;0;IF(MOD([.AR$8]-[.$E7];[.$C7])=0;&quot;GreyBoxArrival&quot;;&quot;GreyBox&quot;);IF([.AR$8]&lt;[.AR20];&quot;BeforeDeadline&quot;;&quot;WhiteBox&quot;)))))" office:value-type="float" office:value="0">
            <text:p>0</text:p>
          </table:table-cell>
          <table:table-cell table:style-name="BeforeDeadline" table:formula="of:=+ORG.OPENOFFICE.STYLE(IF([.AS$10]=[.$A7];IF(MOD([.AS$8]-[.$E7];[.$C7])=0;IF([.AS25]&gt;[.$B7];&quot;RedBoxArrival&quot;;&quot;GreenBoxArrival&quot;);IF(OR([.AS$8]&gt;=[.AS20];[.AS25]&gt;[.$B7]);&quot;RedBox&quot;;&quot;GreenBox&quot;));(IF([.AS45]&gt;0;IF(MOD([.AS$8]-[.$E7];[.$C7])=0;&quot;GreyBoxArrival&quot;;&quot;GreyBox&quot;);IF([.AS$8]&lt;[.AS20];&quot;BeforeDeadline&quot;;&quot;WhiteBox&quot;)))))" office:value-type="float" office:value="0">
            <text:p>0</text:p>
          </table:table-cell>
          <table:table-cell table:style-name="BeforeDeadline" table:formula="of:=+ORG.OPENOFFICE.STYLE(IF([.AT$10]=[.$A7];IF(MOD([.AT$8]-[.$E7];[.$C7])=0;IF([.AT25]&gt;[.$B7];&quot;RedBoxArrival&quot;;&quot;GreenBoxArrival&quot;);IF(OR([.AT$8]&gt;=[.AT20];[.AT25]&gt;[.$B7]);&quot;RedBox&quot;;&quot;GreenBox&quot;));(IF([.AT45]&gt;0;IF(MOD([.AT$8]-[.$E7];[.$C7])=0;&quot;GreyBoxArrival&quot;;&quot;GreyBox&quot;);IF([.AT$8]&lt;[.AT20];&quot;BeforeDeadline&quot;;&quot;WhiteBox&quot;)))))" office:value-type="float" office:value="0">
            <text:p>0</text:p>
          </table:table-cell>
          <table:table-cell table:style-name="BeforeDeadline" table:formula="of:=+ORG.OPENOFFICE.STYLE(IF([.AU$10]=[.$A7];IF(MOD([.AU$8]-[.$E7];[.$C7])=0;IF([.AU25]&gt;[.$B7];&quot;RedBoxArrival&quot;;&quot;GreenBoxArrival&quot;);IF(OR([.AU$8]&gt;=[.AU20];[.AU25]&gt;[.$B7]);&quot;RedBox&quot;;&quot;GreenBox&quot;));(IF([.AU45]&gt;0;IF(MOD([.AU$8]-[.$E7];[.$C7])=0;&quot;GreyBoxArrival&quot;;&quot;GreyBox&quot;);IF([.AU$8]&lt;[.AU20];&quot;BeforeDeadline&quot;;&quot;WhiteBox&quot;)))))" office:value-type="float" office:value="0">
            <text:p>0</text:p>
          </table:table-cell>
          <table:table-cell table:style-name="BeforeDeadline" table:formula="of:=+ORG.OPENOFFICE.STYLE(IF([.AV$10]=[.$A7];IF(MOD([.AV$8]-[.$E7];[.$C7])=0;IF([.AV25]&gt;[.$B7];&quot;RedBoxArrival&quot;;&quot;GreenBoxArrival&quot;);IF(OR([.AV$8]&gt;=[.AV20];[.AV25]&gt;[.$B7]);&quot;RedBox&quot;;&quot;GreenBox&quot;));(IF([.AV45]&gt;0;IF(MOD([.AV$8]-[.$E7];[.$C7])=0;&quot;GreyBoxArrival&quot;;&quot;GreyBox&quot;);IF([.AV$8]&lt;[.AV20];&quot;BeforeDeadline&quot;;&quot;WhiteBox&quot;)))))" office:value-type="float" office:value="0">
            <text:p>0</text:p>
          </table:table-cell>
          <table:table-cell table:style-name="BeforeDeadline" table:formula="of:=+ORG.OPENOFFICE.STYLE(IF([.AW$10]=[.$A7];IF(MOD([.AW$8]-[.$E7];[.$C7])=0;IF([.AW25]&gt;[.$B7];&quot;RedBoxArrival&quot;;&quot;GreenBoxArrival&quot;);IF(OR([.AW$8]&gt;=[.AW20];[.AW25]&gt;[.$B7]);&quot;RedBox&quot;;&quot;GreenBox&quot;));(IF([.AW45]&gt;0;IF(MOD([.AW$8]-[.$E7];[.$C7])=0;&quot;GreyBoxArrival&quot;;&quot;GreyBox&quot;);IF([.AW$8]&lt;[.AW20];&quot;BeforeDeadline&quot;;&quot;WhiteBox&quot;)))))" office:value-type="float" office:value="0">
            <text:p>0</text:p>
          </table:table-cell>
          <table:table-cell table:style-name="BeforeDeadline" table:formula="of:=+ORG.OPENOFFICE.STYLE(IF([.AX$10]=[.$A7];IF(MOD([.AX$8]-[.$E7];[.$C7])=0;IF([.AX25]&gt;[.$B7];&quot;RedBoxArrival&quot;;&quot;GreenBoxArrival&quot;);IF(OR([.AX$8]&gt;=[.AX20];[.AX25]&gt;[.$B7]);&quot;RedBox&quot;;&quot;GreenBox&quot;));(IF([.AX45]&gt;0;IF(MOD([.AX$8]-[.$E7];[.$C7])=0;&quot;GreyBoxArrival&quot;;&quot;GreyBox&quot;);IF([.AX$8]&lt;[.AX20];&quot;BeforeDeadline&quot;;&quot;WhiteBox&quot;)))))" office:value-type="float" office:value="0">
            <text:p>0</text:p>
          </table:table-cell>
          <table:table-cell table:style-name="BeforeDeadline" table:formula="of:=+ORG.OPENOFFICE.STYLE(IF([.AY$10]=[.$A7];IF(MOD([.AY$8]-[.$E7];[.$C7])=0;IF([.AY25]&gt;[.$B7];&quot;RedBoxArrival&quot;;&quot;GreenBoxArrival&quot;);IF(OR([.AY$8]&gt;=[.AY20];[.AY25]&gt;[.$B7]);&quot;RedBox&quot;;&quot;GreenBox&quot;));(IF([.AY45]&gt;0;IF(MOD([.AY$8]-[.$E7];[.$C7])=0;&quot;GreyBoxArrival&quot;;&quot;GreyBox&quot;);IF([.AY$8]&lt;[.AY20];&quot;BeforeDeadline&quot;;&quot;WhiteBox&quot;)))))" office:value-type="float" office:value="0">
            <text:p>0</text:p>
          </table:table-cell>
          <table:table-cell table:style-name="BeforeDeadline" table:formula="of:=+ORG.OPENOFFICE.STYLE(IF([.AZ$10]=[.$A7];IF(MOD([.AZ$8]-[.$E7];[.$C7])=0;IF([.AZ25]&gt;[.$B7];&quot;RedBoxArrival&quot;;&quot;GreenBoxArrival&quot;);IF(OR([.AZ$8]&gt;=[.AZ20];[.AZ25]&gt;[.$B7]);&quot;RedBox&quot;;&quot;GreenBox&quot;));(IF([.AZ45]&gt;0;IF(MOD([.AZ$8]-[.$E7];[.$C7])=0;&quot;GreyBoxArrival&quot;;&quot;GreyBox&quot;);IF([.AZ$8]&lt;[.AZ20];&quot;BeforeDeadline&quot;;&quot;WhiteBox&quot;)))))" office:value-type="float" office:value="0">
            <text:p>0</text:p>
          </table:table-cell>
          <table:table-cell table:style-name="BeforeDeadline" table:formula="of:=+ORG.OPENOFFICE.STYLE(IF([.BA$10]=[.$A7];IF(MOD([.BA$8]-[.$E7];[.$C7])=0;IF([.BA25]&gt;[.$B7];&quot;RedBoxArrival&quot;;&quot;GreenBoxArrival&quot;);IF(OR([.BA$8]&gt;=[.BA20];[.BA25]&gt;[.$B7]);&quot;RedBox&quot;;&quot;GreenBox&quot;));(IF([.BA45]&gt;0;IF(MOD([.BA$8]-[.$E7];[.$C7])=0;&quot;GreyBoxArrival&quot;;&quot;GreyBox&quot;);IF([.BA$8]&lt;[.BA20];&quot;BeforeDeadline&quot;;&quot;WhiteBox&quot;)))))" office:value-type="float" office:value="0">
            <text:p>0</text:p>
          </table:table-cell>
          <table:table-cell table:style-name="BeforeDeadline" table:formula="of:=+ORG.OPENOFFICE.STYLE(IF([.BB$10]=[.$A7];IF(MOD([.BB$8]-[.$E7];[.$C7])=0;IF([.BB25]&gt;[.$B7];&quot;RedBoxArrival&quot;;&quot;GreenBoxArrival&quot;);IF(OR([.BB$8]&gt;=[.BB20];[.BB25]&gt;[.$B7]);&quot;RedBox&quot;;&quot;GreenBox&quot;));(IF([.BB45]&gt;0;IF(MOD([.BB$8]-[.$E7];[.$C7])=0;&quot;GreyBoxArrival&quot;;&quot;GreyBox&quot;);IF([.BB$8]&lt;[.BB20];&quot;BeforeDeadline&quot;;&quot;WhiteBox&quot;)))))" office:value-type="float" office:value="0">
            <text:p>0</text:p>
          </table:table-cell>
          <table:table-cell table:style-name="BeforeDeadline" table:formula="of:=+ORG.OPENOFFICE.STYLE(IF([.BC$10]=[.$A7];IF(MOD([.BC$8]-[.$E7];[.$C7])=0;IF([.BC25]&gt;[.$B7];&quot;RedBoxArrival&quot;;&quot;GreenBoxArrival&quot;);IF(OR([.BC$8]&gt;=[.BC20];[.BC25]&gt;[.$B7]);&quot;RedBox&quot;;&quot;GreenBox&quot;));(IF([.BC45]&gt;0;IF(MOD([.BC$8]-[.$E7];[.$C7])=0;&quot;GreyBoxArrival&quot;;&quot;GreyBox&quot;);IF([.BC$8]&lt;[.BC20];&quot;BeforeDeadline&quot;;&quot;WhiteBox&quot;)))))" office:value-type="float" office:value="0">
            <text:p>0</text:p>
          </table:table-cell>
          <table:table-cell table:style-name="BeforeDeadline" table:formula="of:=+ORG.OPENOFFICE.STYLE(IF([.BD$10]=[.$A7];IF(MOD([.BD$8]-[.$E7];[.$C7])=0;IF([.BD25]&gt;[.$B7];&quot;RedBoxArrival&quot;;&quot;GreenBoxArrival&quot;);IF(OR([.BD$8]&gt;=[.BD20];[.BD25]&gt;[.$B7]);&quot;RedBox&quot;;&quot;GreenBox&quot;));(IF([.BD45]&gt;0;IF(MOD([.BD$8]-[.$E7];[.$C7])=0;&quot;GreyBoxArrival&quot;;&quot;GreyBox&quot;);IF([.BD$8]&lt;[.BD20];&quot;BeforeDeadline&quot;;&quot;WhiteBox&quot;)))))" office:value-type="float" office:value="0">
            <text:p>0</text:p>
          </table:table-cell>
          <table:table-cell table:style-name="BeforeDeadline" table:formula="of:=+ORG.OPENOFFICE.STYLE(IF([.BE$10]=[.$A7];IF(MOD([.BE$8]-[.$E7];[.$C7])=0;IF([.BE25]&gt;[.$B7];&quot;RedBoxArrival&quot;;&quot;GreenBoxArrival&quot;);IF(OR([.BE$8]&gt;=[.BE20];[.BE25]&gt;[.$B7]);&quot;RedBox&quot;;&quot;GreenBox&quot;));(IF([.BE45]&gt;0;IF(MOD([.BE$8]-[.$E7];[.$C7])=0;&quot;GreyBoxArrival&quot;;&quot;GreyBox&quot;);IF([.BE$8]&lt;[.BE20];&quot;BeforeDeadline&quot;;&quot;WhiteBox&quot;)))))" office:value-type="float" office:value="0">
            <text:p>0</text:p>
          </table:table-cell>
          <table:table-cell table:style-name="BeforeDeadline" table:formula="of:=+ORG.OPENOFFICE.STYLE(IF([.BF$10]=[.$A7];IF(MOD([.BF$8]-[.$E7];[.$C7])=0;IF([.BF25]&gt;[.$B7];&quot;RedBoxArrival&quot;;&quot;GreenBoxArrival&quot;);IF(OR([.BF$8]&gt;=[.BF20];[.BF25]&gt;[.$B7]);&quot;RedBox&quot;;&quot;GreenBox&quot;));(IF([.BF45]&gt;0;IF(MOD([.BF$8]-[.$E7];[.$C7])=0;&quot;GreyBoxArrival&quot;;&quot;GreyBox&quot;);IF([.BF$8]&lt;[.BF20];&quot;BeforeDeadline&quot;;&quot;WhiteBox&quot;)))))" office:value-type="float" office:value="0">
            <text:p>0</text:p>
          </table:table-cell>
          <table:table-cell table:style-name="BeforeDeadline" table:formula="of:=+ORG.OPENOFFICE.STYLE(IF([.BG$10]=[.$A7];IF(MOD([.BG$8]-[.$E7];[.$C7])=0;IF([.BG25]&gt;[.$B7];&quot;RedBoxArrival&quot;;&quot;GreenBoxArrival&quot;);IF(OR([.BG$8]&gt;=[.BG20];[.BG25]&gt;[.$B7]);&quot;RedBox&quot;;&quot;GreenBox&quot;));(IF([.BG45]&gt;0;IF(MOD([.BG$8]-[.$E7];[.$C7])=0;&quot;GreyBoxArrival&quot;;&quot;GreyBox&quot;);IF([.BG$8]&lt;[.BG20];&quot;BeforeDeadline&quot;;&quot;WhiteBox&quot;)))))" office:value-type="float" office:value="0">
            <text:p>0</text:p>
          </table:table-cell>
          <table:table-cell table:style-name="BeforeDeadline" table:formula="of:=+ORG.OPENOFFICE.STYLE(IF([.BH$10]=[.$A7];IF(MOD([.BH$8]-[.$E7];[.$C7])=0;IF([.BH25]&gt;[.$B7];&quot;RedBoxArrival&quot;;&quot;GreenBoxArrival&quot;);IF(OR([.BH$8]&gt;=[.BH20];[.BH25]&gt;[.$B7]);&quot;RedBox&quot;;&quot;GreenBox&quot;));(IF([.BH45]&gt;0;IF(MOD([.BH$8]-[.$E7];[.$C7])=0;&quot;GreyBoxArrival&quot;;&quot;GreyBox&quot;);IF([.BH$8]&lt;[.BH20];&quot;BeforeDeadline&quot;;&quot;WhiteBox&quot;)))))" office:value-type="float" office:value="0">
            <text:p>0</text:p>
          </table:table-cell>
          <table:table-cell table:style-name="BeforeDeadline" table:formula="of:=+ORG.OPENOFFICE.STYLE(IF([.BI$10]=[.$A7];IF(MOD([.BI$8]-[.$E7];[.$C7])=0;IF([.BI25]&gt;[.$B7];&quot;RedBoxArrival&quot;;&quot;GreenBoxArrival&quot;);IF(OR([.BI$8]&gt;=[.BI20];[.BI25]&gt;[.$B7]);&quot;RedBox&quot;;&quot;GreenBox&quot;));(IF([.BI45]&gt;0;IF(MOD([.BI$8]-[.$E7];[.$C7])=0;&quot;GreyBoxArrival&quot;;&quot;GreyBox&quot;);IF([.BI$8]&lt;[.BI20];&quot;BeforeDeadline&quot;;&quot;WhiteBox&quot;)))))" office:value-type="float" office:value="0">
            <text:p>0</text:p>
          </table:table-cell>
          <table:table-cell table:style-name="BeforeDeadline" table:formula="of:=+ORG.OPENOFFICE.STYLE(IF([.BJ$10]=[.$A7];IF(MOD([.BJ$8]-[.$E7];[.$C7])=0;IF([.BJ25]&gt;[.$B7];&quot;RedBoxArrival&quot;;&quot;GreenBoxArrival&quot;);IF(OR([.BJ$8]&gt;=[.BJ20];[.BJ25]&gt;[.$B7]);&quot;RedBox&quot;;&quot;GreenBox&quot;));(IF([.BJ45]&gt;0;IF(MOD([.BJ$8]-[.$E7];[.$C7])=0;&quot;GreyBoxArrival&quot;;&quot;GreyBox&quot;);IF([.BJ$8]&lt;[.BJ20];&quot;BeforeDeadline&quot;;&quot;WhiteBox&quot;)))))" office:value-type="float" office:value="0">
            <text:p>0</text:p>
          </table:table-cell>
          <table:table-cell table:style-name="BeforeDeadline" table:formula="of:=+ORG.OPENOFFICE.STYLE(IF([.BK$10]=[.$A7];IF(MOD([.BK$8]-[.$E7];[.$C7])=0;IF([.BK25]&gt;[.$B7];&quot;RedBoxArrival&quot;;&quot;GreenBoxArrival&quot;);IF(OR([.BK$8]&gt;=[.BK20];[.BK25]&gt;[.$B7]);&quot;RedBox&quot;;&quot;GreenBox&quot;));(IF([.BK45]&gt;0;IF(MOD([.BK$8]-[.$E7];[.$C7])=0;&quot;GreyBoxArrival&quot;;&quot;GreyBox&quot;);IF([.BK$8]&lt;[.BK20];&quot;BeforeDeadline&quot;;&quot;WhiteBox&quot;)))))" office:value-type="float" office:value="0">
            <text:p>0</text:p>
          </table:table-cell>
          <table:table-cell table:style-name="BeforeDeadline" table:formula="of:=+ORG.OPENOFFICE.STYLE(IF([.BL$10]=[.$A7];IF(MOD([.BL$8]-[.$E7];[.$C7])=0;IF([.BL25]&gt;[.$B7];&quot;RedBoxArrival&quot;;&quot;GreenBoxArrival&quot;);IF(OR([.BL$8]&gt;=[.BL20];[.BL25]&gt;[.$B7]);&quot;RedBox&quot;;&quot;GreenBox&quot;));(IF([.BL45]&gt;0;IF(MOD([.BL$8]-[.$E7];[.$C7])=0;&quot;GreyBoxArrival&quot;;&quot;GreyBox&quot;);IF([.BL$8]&lt;[.BL20];&quot;BeforeDeadline&quot;;&quot;WhiteBox&quot;)))))" office:value-type="float" office:value="0">
            <text:p>0</text:p>
          </table:table-cell>
          <table:table-cell table:style-name="BeforeDeadline" table:formula="of:=+ORG.OPENOFFICE.STYLE(IF([.BM$10]=[.$A7];IF(MOD([.BM$8]-[.$E7];[.$C7])=0;IF([.BM25]&gt;[.$B7];&quot;RedBoxArrival&quot;;&quot;GreenBoxArrival&quot;);IF(OR([.BM$8]&gt;=[.BM20];[.BM25]&gt;[.$B7]);&quot;RedBox&quot;;&quot;GreenBox&quot;));(IF([.BM45]&gt;0;IF(MOD([.BM$8]-[.$E7];[.$C7])=0;&quot;GreyBoxArrival&quot;;&quot;GreyBox&quot;);IF([.BM$8]&lt;[.BM20];&quot;BeforeDeadline&quot;;&quot;WhiteBox&quot;)))))" office:value-type="float" office:value="0">
            <text:p>0</text:p>
          </table:table-cell>
          <table:table-cell table:style-name="BeforeDeadline" table:formula="of:=+ORG.OPENOFFICE.STYLE(IF([.BN$10]=[.$A7];IF(MOD([.BN$8]-[.$E7];[.$C7])=0;IF([.BN25]&gt;[.$B7];&quot;RedBoxArrival&quot;;&quot;GreenBoxArrival&quot;);IF(OR([.BN$8]&gt;=[.BN20];[.BN25]&gt;[.$B7]);&quot;RedBox&quot;;&quot;GreenBox&quot;));(IF([.BN45]&gt;0;IF(MOD([.BN$8]-[.$E7];[.$C7])=0;&quot;GreyBoxArrival&quot;;&quot;GreyBox&quot;);IF([.BN$8]&lt;[.BN20];&quot;BeforeDeadline&quot;;&quot;WhiteBox&quot;)))))" office:value-type="float" office:value="0">
            <text:p>0</text:p>
          </table:table-cell>
          <table:table-cell table:style-name="BeforeDeadline" table:formula="of:=+ORG.OPENOFFICE.STYLE(IF([.BO$10]=[.$A7];IF(MOD([.BO$8]-[.$E7];[.$C7])=0;IF([.BO25]&gt;[.$B7];&quot;RedBoxArrival&quot;;&quot;GreenBoxArrival&quot;);IF(OR([.BO$8]&gt;=[.BO20];[.BO25]&gt;[.$B7]);&quot;RedBox&quot;;&quot;GreenBox&quot;));(IF([.BO45]&gt;0;IF(MOD([.BO$8]-[.$E7];[.$C7])=0;&quot;GreyBoxArrival&quot;;&quot;GreyBox&quot;);IF([.BO$8]&lt;[.BO20];&quot;BeforeDeadline&quot;;&quot;WhiteBox&quot;)))))" office:value-type="float" office:value="0">
            <text:p>0</text:p>
          </table:table-cell>
          <table:table-cell table:style-name="BeforeDeadline" table:formula="of:=+ORG.OPENOFFICE.STYLE(IF([.BP$10]=[.$A7];IF(MOD([.BP$8]-[.$E7];[.$C7])=0;IF([.BP25]&gt;[.$B7];&quot;RedBoxArrival&quot;;&quot;GreenBoxArrival&quot;);IF(OR([.BP$8]&gt;=[.BP20];[.BP25]&gt;[.$B7]);&quot;RedBox&quot;;&quot;GreenBox&quot;));(IF([.BP45]&gt;0;IF(MOD([.BP$8]-[.$E7];[.$C7])=0;&quot;GreyBoxArrival&quot;;&quot;GreyBox&quot;);IF([.BP$8]&lt;[.BP20];&quot;BeforeDeadline&quot;;&quot;WhiteBox&quot;)))))" office:value-type="float" office:value="0">
            <text:p>0</text:p>
          </table:table-cell>
          <table:table-cell table:style-name="BeforeDeadline" table:formula="of:=+ORG.OPENOFFICE.STYLE(IF([.BQ$10]=[.$A7];IF(MOD([.BQ$8]-[.$E7];[.$C7])=0;IF([.BQ25]&gt;[.$B7];&quot;RedBoxArrival&quot;;&quot;GreenBoxArrival&quot;);IF(OR([.BQ$8]&gt;=[.BQ20];[.BQ25]&gt;[.$B7]);&quot;RedBox&quot;;&quot;GreenBox&quot;));(IF([.BQ45]&gt;0;IF(MOD([.BQ$8]-[.$E7];[.$C7])=0;&quot;GreyBoxArrival&quot;;&quot;GreyBox&quot;);IF([.BQ$8]&lt;[.BQ20];&quot;BeforeDeadline&quot;;&quot;WhiteBox&quot;)))))" office:value-type="float" office:value="0">
            <text:p>0</text:p>
          </table:table-cell>
          <table:table-cell table:style-name="BeforeDeadline" table:formula="of:=+ORG.OPENOFFICE.STYLE(IF([.BR$10]=[.$A7];IF(MOD([.BR$8]-[.$E7];[.$C7])=0;IF([.BR25]&gt;[.$B7];&quot;RedBoxArrival&quot;;&quot;GreenBoxArrival&quot;);IF(OR([.BR$8]&gt;=[.BR20];[.BR25]&gt;[.$B7]);&quot;RedBox&quot;;&quot;GreenBox&quot;));(IF([.BR45]&gt;0;IF(MOD([.BR$8]-[.$E7];[.$C7])=0;&quot;GreyBoxArrival&quot;;&quot;GreyBox&quot;);IF([.BR$8]&lt;[.BR20];&quot;BeforeDeadline&quot;;&quot;WhiteBox&quot;)))))" office:value-type="float" office:value="0">
            <text:p>0</text:p>
          </table:table-cell>
          <table:table-cell table:style-name="BeforeDeadline" table:formula="of:=+ORG.OPENOFFICE.STYLE(IF([.BS$10]=[.$A7];IF(MOD([.BS$8]-[.$E7];[.$C7])=0;IF([.BS25]&gt;[.$B7];&quot;RedBoxArrival&quot;;&quot;GreenBoxArrival&quot;);IF(OR([.BS$8]&gt;=[.BS20];[.BS25]&gt;[.$B7]);&quot;RedBox&quot;;&quot;GreenBox&quot;));(IF([.BS45]&gt;0;IF(MOD([.BS$8]-[.$E7];[.$C7])=0;&quot;GreyBoxArrival&quot;;&quot;GreyBox&quot;);IF([.BS$8]&lt;[.BS20];&quot;BeforeDeadline&quot;;&quot;WhiteBox&quot;)))))" office:value-type="float" office:value="0">
            <text:p>0</text:p>
          </table:table-cell>
          <table:table-cell table:style-name="BeforeDeadline" table:formula="of:=+ORG.OPENOFFICE.STYLE(IF([.BT$10]=[.$A7];IF(MOD([.BT$8]-[.$E7];[.$C7])=0;IF([.BT25]&gt;[.$B7];&quot;RedBoxArrival&quot;;&quot;GreenBoxArrival&quot;);IF(OR([.BT$8]&gt;=[.BT20];[.BT25]&gt;[.$B7]);&quot;RedBox&quot;;&quot;GreenBox&quot;));(IF([.BT45]&gt;0;IF(MOD([.BT$8]-[.$E7];[.$C7])=0;&quot;GreyBoxArrival&quot;;&quot;GreyBox&quot;);IF([.BT$8]&lt;[.BT20];&quot;BeforeDeadline&quot;;&quot;WhiteBox&quot;)))))" office:value-type="float" office:value="0">
            <text:p>0</text:p>
          </table:table-cell>
          <table:table-cell table:style-name="BeforeDeadline" table:formula="of:=+ORG.OPENOFFICE.STYLE(IF([.BU$10]=[.$A7];IF(MOD([.BU$8]-[.$E7];[.$C7])=0;IF([.BU25]&gt;[.$B7];&quot;RedBoxArrival&quot;;&quot;GreenBoxArrival&quot;);IF(OR([.BU$8]&gt;=[.BU20];[.BU25]&gt;[.$B7]);&quot;RedBox&quot;;&quot;GreenBox&quot;));(IF([.BU45]&gt;0;IF(MOD([.BU$8]-[.$E7];[.$C7])=0;&quot;GreyBoxArrival&quot;;&quot;GreyBox&quot;);IF([.BU$8]&lt;[.BU20];&quot;BeforeDeadline&quot;;&quot;WhiteBox&quot;)))))" office:value-type="float" office:value="0">
            <text:p>0</text:p>
          </table:table-cell>
          <table:table-cell table:style-name="BeforeDeadline" table:formula="of:=+ORG.OPENOFFICE.STYLE(IF([.BV$10]=[.$A7];IF(MOD([.BV$8]-[.$E7];[.$C7])=0;IF([.BV25]&gt;[.$B7];&quot;RedBoxArrival&quot;;&quot;GreenBoxArrival&quot;);IF(OR([.BV$8]&gt;=[.BV20];[.BV25]&gt;[.$B7]);&quot;RedBox&quot;;&quot;GreenBox&quot;));(IF([.BV45]&gt;0;IF(MOD([.BV$8]-[.$E7];[.$C7])=0;&quot;GreyBoxArrival&quot;;&quot;GreyBox&quot;);IF([.BV$8]&lt;[.BV20];&quot;BeforeDeadline&quot;;&quot;WhiteBox&quot;)))))" office:value-type="float" office:value="0">
            <text:p>0</text:p>
          </table:table-cell>
          <table:table-cell table:style-name="BeforeDeadline" table:formula="of:=+ORG.OPENOFFICE.STYLE(IF([.BW$10]=[.$A7];IF(MOD([.BW$8]-[.$E7];[.$C7])=0;IF([.BW25]&gt;[.$B7];&quot;RedBoxArrival&quot;;&quot;GreenBoxArrival&quot;);IF(OR([.BW$8]&gt;=[.BW20];[.BW25]&gt;[.$B7]);&quot;RedBox&quot;;&quot;GreenBox&quot;));(IF([.BW45]&gt;0;IF(MOD([.BW$8]-[.$E7];[.$C7])=0;&quot;GreyBoxArrival&quot;;&quot;GreyBox&quot;);IF([.BW$8]&lt;[.BW20];&quot;BeforeDeadline&quot;;&quot;WhiteBox&quot;)))))" office:value-type="float" office:value="0">
            <text:p>0</text:p>
          </table:table-cell>
          <table:table-cell table:style-name="BeforeDeadline" table:formula="of:=+ORG.OPENOFFICE.STYLE(IF([.BX$10]=[.$A7];IF(MOD([.BX$8]-[.$E7];[.$C7])=0;IF([.BX25]&gt;[.$B7];&quot;RedBoxArrival&quot;;&quot;GreenBoxArrival&quot;);IF(OR([.BX$8]&gt;=[.BX20];[.BX25]&gt;[.$B7]);&quot;RedBox&quot;;&quot;GreenBox&quot;));(IF([.BX45]&gt;0;IF(MOD([.BX$8]-[.$E7];[.$C7])=0;&quot;GreyBoxArrival&quot;;&quot;GreyBox&quot;);IF([.BX$8]&lt;[.BX20];&quot;BeforeDeadline&quot;;&quot;WhiteBox&quot;)))))" office:value-type="float" office:value="0">
            <text:p>0</text:p>
          </table:table-cell>
          <table:table-cell table:style-name="BeforeDeadline" table:formula="of:=+ORG.OPENOFFICE.STYLE(IF([.BY$10]=[.$A7];IF(MOD([.BY$8]-[.$E7];[.$C7])=0;IF([.BY25]&gt;[.$B7];&quot;RedBoxArrival&quot;;&quot;GreenBoxArrival&quot;);IF(OR([.BY$8]&gt;=[.BY20];[.BY25]&gt;[.$B7]);&quot;RedBox&quot;;&quot;GreenBox&quot;));(IF([.BY45]&gt;0;IF(MOD([.BY$8]-[.$E7];[.$C7])=0;&quot;GreyBoxArrival&quot;;&quot;GreyBox&quot;);IF([.BY$8]&lt;[.BY20];&quot;BeforeDeadline&quot;;&quot;WhiteBox&quot;)))))" office:value-type="float" office:value="0">
            <text:p>0</text:p>
          </table:table-cell>
          <table:table-cell table:style-name="BeforeDeadline" table:formula="of:=+ORG.OPENOFFICE.STYLE(IF([.BZ$10]=[.$A7];IF(MOD([.BZ$8]-[.$E7];[.$C7])=0;IF([.BZ25]&gt;[.$B7];&quot;RedBoxArrival&quot;;&quot;GreenBoxArrival&quot;);IF(OR([.BZ$8]&gt;=[.BZ20];[.BZ25]&gt;[.$B7]);&quot;RedBox&quot;;&quot;GreenBox&quot;));(IF([.BZ45]&gt;0;IF(MOD([.BZ$8]-[.$E7];[.$C7])=0;&quot;GreyBoxArrival&quot;;&quot;GreyBox&quot;);IF([.BZ$8]&lt;[.BZ20];&quot;BeforeDeadline&quot;;&quot;WhiteBox&quot;)))))" office:value-type="float" office:value="0">
            <text:p>0</text:p>
          </table:table-cell>
          <table:table-cell table:style-name="BeforeDeadline" table:formula="of:=+ORG.OPENOFFICE.STYLE(IF([.CA$10]=[.$A7];IF(MOD([.CA$8]-[.$E7];[.$C7])=0;IF([.CA25]&gt;[.$B7];&quot;RedBoxArrival&quot;;&quot;GreenBoxArrival&quot;);IF(OR([.CA$8]&gt;=[.CA20];[.CA25]&gt;[.$B7]);&quot;RedBox&quot;;&quot;GreenBox&quot;));(IF([.CA45]&gt;0;IF(MOD([.CA$8]-[.$E7];[.$C7])=0;&quot;GreyBoxArrival&quot;;&quot;GreyBox&quot;);IF([.CA$8]&lt;[.CA20];&quot;BeforeDeadline&quot;;&quot;WhiteBox&quot;)))))" office:value-type="float" office:value="0">
            <text:p>0</text:p>
          </table:table-cell>
          <table:table-cell table:style-name="BeforeDeadline" table:formula="of:=+ORG.OPENOFFICE.STYLE(IF([.CB$10]=[.$A7];IF(MOD([.CB$8]-[.$E7];[.$C7])=0;IF([.CB25]&gt;[.$B7];&quot;RedBoxArrival&quot;;&quot;GreenBoxArrival&quot;);IF(OR([.CB$8]&gt;=[.CB20];[.CB25]&gt;[.$B7]);&quot;RedBox&quot;;&quot;GreenBox&quot;));(IF([.CB45]&gt;0;IF(MOD([.CB$8]-[.$E7];[.$C7])=0;&quot;GreyBoxArrival&quot;;&quot;GreyBox&quot;);IF([.CB$8]&lt;[.CB20];&quot;BeforeDeadline&quot;;&quot;WhiteBox&quot;)))))" office:value-type="float" office:value="0">
            <text:p>0</text:p>
          </table:table-cell>
          <table:table-cell table:style-name="BeforeDeadline" table:formula="of:=+ORG.OPENOFFICE.STYLE(IF([.CC$10]=[.$A7];IF(MOD([.CC$8]-[.$E7];[.$C7])=0;IF([.CC25]&gt;[.$B7];&quot;RedBoxArrival&quot;;&quot;GreenBoxArrival&quot;);IF(OR([.CC$8]&gt;=[.CC20];[.CC25]&gt;[.$B7]);&quot;RedBox&quot;;&quot;GreenBox&quot;));(IF([.CC45]&gt;0;IF(MOD([.CC$8]-[.$E7];[.$C7])=0;&quot;GreyBoxArrival&quot;;&quot;GreyBox&quot;);IF([.CC$8]&lt;[.CC20];&quot;BeforeDeadline&quot;;&quot;WhiteBox&quot;)))))" office:value-type="float" office:value="0">
            <text:p>0</text:p>
          </table:table-cell>
          <table:table-cell table:style-name="BeforeDeadline" table:formula="of:=+ORG.OPENOFFICE.STYLE(IF([.CD$10]=[.$A7];IF(MOD([.CD$8]-[.$E7];[.$C7])=0;IF([.CD25]&gt;[.$B7];&quot;RedBoxArrival&quot;;&quot;GreenBoxArrival&quot;);IF(OR([.CD$8]&gt;=[.CD20];[.CD25]&gt;[.$B7]);&quot;RedBox&quot;;&quot;GreenBox&quot;));(IF([.CD45]&gt;0;IF(MOD([.CD$8]-[.$E7];[.$C7])=0;&quot;GreyBoxArrival&quot;;&quot;GreyBox&quot;);IF([.CD$8]&lt;[.CD20];&quot;BeforeDeadline&quot;;&quot;WhiteBox&quot;)))))" office:value-type="float" office:value="0">
            <text:p>0</text:p>
          </table:table-cell>
          <table:table-cell table:style-name="BeforeDeadline" table:formula="of:=+ORG.OPENOFFICE.STYLE(IF([.CE$10]=[.$A7];IF(MOD([.CE$8]-[.$E7];[.$C7])=0;IF([.CE25]&gt;[.$B7];&quot;RedBoxArrival&quot;;&quot;GreenBoxArrival&quot;);IF(OR([.CE$8]&gt;=[.CE20];[.CE25]&gt;[.$B7]);&quot;RedBox&quot;;&quot;GreenBox&quot;));(IF([.CE45]&gt;0;IF(MOD([.CE$8]-[.$E7];[.$C7])=0;&quot;GreyBoxArrival&quot;;&quot;GreyBox&quot;);IF([.CE$8]&lt;[.CE20];&quot;BeforeDeadline&quot;;&quot;WhiteBox&quot;)))))" office:value-type="float" office:value="0">
            <text:p>0</text:p>
          </table:table-cell>
          <table:table-cell table:style-name="BeforeDeadline" table:formula="of:=+ORG.OPENOFFICE.STYLE(IF([.CF$10]=[.$A7];IF(MOD([.CF$8]-[.$E7];[.$C7])=0;IF([.CF25]&gt;[.$B7];&quot;RedBoxArrival&quot;;&quot;GreenBoxArrival&quot;);IF(OR([.CF$8]&gt;=[.CF20];[.CF25]&gt;[.$B7]);&quot;RedBox&quot;;&quot;GreenBox&quot;));(IF([.CF45]&gt;0;IF(MOD([.CF$8]-[.$E7];[.$C7])=0;&quot;GreyBoxArrival&quot;;&quot;GreyBox&quot;);IF([.CF$8]&lt;[.CF20];&quot;BeforeDeadline&quot;;&quot;WhiteBox&quot;)))))" office:value-type="float" office:value="0">
            <text:p>0</text:p>
          </table:table-cell>
          <table:table-cell table:style-name="BeforeDeadline" table:formula="of:=+ORG.OPENOFFICE.STYLE(IF([.CG$10]=[.$A7];IF(MOD([.CG$8]-[.$E7];[.$C7])=0;IF([.CG25]&gt;[.$B7];&quot;RedBoxArrival&quot;;&quot;GreenBoxArrival&quot;);IF(OR([.CG$8]&gt;=[.CG20];[.CG25]&gt;[.$B7]);&quot;RedBox&quot;;&quot;GreenBox&quot;));(IF([.CG45]&gt;0;IF(MOD([.CG$8]-[.$E7];[.$C7])=0;&quot;GreyBoxArrival&quot;;&quot;GreyBox&quot;);IF([.CG$8]&lt;[.CG20];&quot;BeforeDeadline&quot;;&quot;WhiteBox&quot;)))))" office:value-type="float" office:value="0">
            <text:p>0</text:p>
          </table:table-cell>
          <table:table-cell table:style-name="BeforeDeadline" table:formula="of:=+ORG.OPENOFFICE.STYLE(IF([.CH$10]=[.$A7];IF(MOD([.CH$8]-[.$E7];[.$C7])=0;IF([.CH25]&gt;[.$B7];&quot;RedBoxArrival&quot;;&quot;GreenBoxArrival&quot;);IF(OR([.CH$8]&gt;=[.CH20];[.CH25]&gt;[.$B7]);&quot;RedBox&quot;;&quot;GreenBox&quot;));(IF([.CH45]&gt;0;IF(MOD([.CH$8]-[.$E7];[.$C7])=0;&quot;GreyBoxArrival&quot;;&quot;GreyBox&quot;);IF([.CH$8]&lt;[.CH20];&quot;BeforeDeadline&quot;;&quot;WhiteBox&quot;)))))" office:value-type="float" office:value="0">
            <text:p>0</text:p>
          </table:table-cell>
          <table:table-cell table:style-name="BeforeDeadline" table:formula="of:=+ORG.OPENOFFICE.STYLE(IF([.CI$10]=[.$A7];IF(MOD([.CI$8]-[.$E7];[.$C7])=0;IF([.CI25]&gt;[.$B7];&quot;RedBoxArrival&quot;;&quot;GreenBoxArrival&quot;);IF(OR([.CI$8]&gt;=[.CI20];[.CI25]&gt;[.$B7]);&quot;RedBox&quot;;&quot;GreenBox&quot;));(IF([.CI45]&gt;0;IF(MOD([.CI$8]-[.$E7];[.$C7])=0;&quot;GreyBoxArrival&quot;;&quot;GreyBox&quot;);IF([.CI$8]&lt;[.CI20];&quot;BeforeDeadline&quot;;&quot;WhiteBox&quot;)))))" office:value-type="float" office:value="0">
            <text:p>0</text:p>
          </table:table-cell>
          <table:table-cell table:style-name="BeforeDeadline" table:formula="of:=+ORG.OPENOFFICE.STYLE(IF([.CJ$10]=[.$A7];IF(MOD([.CJ$8]-[.$E7];[.$C7])=0;IF([.CJ25]&gt;[.$B7];&quot;RedBoxArrival&quot;;&quot;GreenBoxArrival&quot;);IF(OR([.CJ$8]&gt;=[.CJ20];[.CJ25]&gt;[.$B7]);&quot;RedBox&quot;;&quot;GreenBox&quot;));(IF([.CJ45]&gt;0;IF(MOD([.CJ$8]-[.$E7];[.$C7])=0;&quot;GreyBoxArrival&quot;;&quot;GreyBox&quot;);IF([.CJ$8]&lt;[.CJ20];&quot;BeforeDeadline&quot;;&quot;WhiteBox&quot;)))))" office:value-type="float" office:value="0">
            <text:p>0</text:p>
          </table:table-cell>
          <table:table-cell table:style-name="BeforeDeadline" table:formula="of:=+ORG.OPENOFFICE.STYLE(IF([.CK$10]=[.$A7];IF(MOD([.CK$8]-[.$E7];[.$C7])=0;IF([.CK25]&gt;[.$B7];&quot;RedBoxArrival&quot;;&quot;GreenBoxArrival&quot;);IF(OR([.CK$8]&gt;=[.CK20];[.CK25]&gt;[.$B7]);&quot;RedBox&quot;;&quot;GreenBox&quot;));(IF([.CK45]&gt;0;IF(MOD([.CK$8]-[.$E7];[.$C7])=0;&quot;GreyBoxArrival&quot;;&quot;GreyBox&quot;);IF([.CK$8]&lt;[.CK20];&quot;BeforeDeadline&quot;;&quot;WhiteBox&quot;)))))" office:value-type="float" office:value="0">
            <text:p>0</text:p>
          </table:table-cell>
          <table:table-cell table:style-name="BeforeDeadline" table:formula="of:=+ORG.OPENOFFICE.STYLE(IF([.CL$10]=[.$A7];IF(MOD([.CL$8]-[.$E7];[.$C7])=0;IF([.CL25]&gt;[.$B7];&quot;RedBoxArrival&quot;;&quot;GreenBoxArrival&quot;);IF(OR([.CL$8]&gt;=[.CL20];[.CL25]&gt;[.$B7]);&quot;RedBox&quot;;&quot;GreenBox&quot;));(IF([.CL45]&gt;0;IF(MOD([.CL$8]-[.$E7];[.$C7])=0;&quot;GreyBoxArrival&quot;;&quot;GreyBox&quot;);IF([.CL$8]&lt;[.CL20];&quot;BeforeDeadline&quot;;&quot;WhiteBox&quot;)))))" office:value-type="float" office:value="0">
            <text:p>0</text:p>
          </table:table-cell>
          <table:table-cell table:style-name="BeforeDeadline" table:formula="of:=+ORG.OPENOFFICE.STYLE(IF([.CM$10]=[.$A7];IF(MOD([.CM$8]-[.$E7];[.$C7])=0;IF([.CM25]&gt;[.$B7];&quot;RedBoxArrival&quot;;&quot;GreenBoxArrival&quot;);IF(OR([.CM$8]&gt;=[.CM20];[.CM25]&gt;[.$B7]);&quot;RedBox&quot;;&quot;GreenBox&quot;));(IF([.CM45]&gt;0;IF(MOD([.CM$8]-[.$E7];[.$C7])=0;&quot;GreyBoxArrival&quot;;&quot;GreyBox&quot;);IF([.CM$8]&lt;[.CM20];&quot;BeforeDeadline&quot;;&quot;WhiteBox&quot;)))))" office:value-type="float" office:value="0">
            <text:p>0</text:p>
          </table:table-cell>
          <table:table-cell table:style-name="BeforeDeadline" table:formula="of:=+ORG.OPENOFFICE.STYLE(IF([.CN$10]=[.$A7];IF(MOD([.CN$8]-[.$E7];[.$C7])=0;IF([.CN25]&gt;[.$B7];&quot;RedBoxArrival&quot;;&quot;GreenBoxArrival&quot;);IF(OR([.CN$8]&gt;=[.CN20];[.CN25]&gt;[.$B7]);&quot;RedBox&quot;;&quot;GreenBox&quot;));(IF([.CN45]&gt;0;IF(MOD([.CN$8]-[.$E7];[.$C7])=0;&quot;GreyBoxArrival&quot;;&quot;GreyBox&quot;);IF([.CN$8]&lt;[.CN20];&quot;BeforeDeadline&quot;;&quot;WhiteBox&quot;)))))" office:value-type="float" office:value="0">
            <text:p>0</text:p>
          </table:table-cell>
          <table:table-cell table:style-name="BeforeDeadline" table:formula="of:=+ORG.OPENOFFICE.STYLE(IF([.CO$10]=[.$A7];IF(MOD([.CO$8]-[.$E7];[.$C7])=0;IF([.CO25]&gt;[.$B7];&quot;RedBoxArrival&quot;;&quot;GreenBoxArrival&quot;);IF(OR([.CO$8]&gt;=[.CO20];[.CO25]&gt;[.$B7]);&quot;RedBox&quot;;&quot;GreenBox&quot;));(IF([.CO45]&gt;0;IF(MOD([.CO$8]-[.$E7];[.$C7])=0;&quot;GreyBoxArrival&quot;;&quot;GreyBox&quot;);IF([.CO$8]&lt;[.CO20];&quot;BeforeDeadline&quot;;&quot;WhiteBox&quot;)))))" office:value-type="float" office:value="0">
            <text:p>0</text:p>
          </table:table-cell>
          <table:table-cell table:style-name="BeforeDeadline" table:formula="of:=+ORG.OPENOFFICE.STYLE(IF([.CP$10]=[.$A7];IF(MOD([.CP$8]-[.$E7];[.$C7])=0;IF([.CP25]&gt;[.$B7];&quot;RedBoxArrival&quot;;&quot;GreenBoxArrival&quot;);IF(OR([.CP$8]&gt;=[.CP20];[.CP25]&gt;[.$B7]);&quot;RedBox&quot;;&quot;GreenBox&quot;));(IF([.CP45]&gt;0;IF(MOD([.CP$8]-[.$E7];[.$C7])=0;&quot;GreyBoxArrival&quot;;&quot;GreyBox&quot;);IF([.CP$8]&lt;[.CP20];&quot;BeforeDeadline&quot;;&quot;WhiteBox&quot;)))))" office:value-type="float" office:value="0">
            <text:p>0</text:p>
          </table:table-cell>
          <table:table-cell table:style-name="BeforeDeadline" table:formula="of:=+ORG.OPENOFFICE.STYLE(IF([.CQ$10]=[.$A7];IF(MOD([.CQ$8]-[.$E7];[.$C7])=0;IF([.CQ25]&gt;[.$B7];&quot;RedBoxArrival&quot;;&quot;GreenBoxArrival&quot;);IF(OR([.CQ$8]&gt;=[.CQ20];[.CQ25]&gt;[.$B7]);&quot;RedBox&quot;;&quot;GreenBox&quot;));(IF([.CQ45]&gt;0;IF(MOD([.CQ$8]-[.$E7];[.$C7])=0;&quot;GreyBoxArrival&quot;;&quot;GreyBox&quot;);IF([.CQ$8]&lt;[.CQ20];&quot;BeforeDeadline&quot;;&quot;WhiteBox&quot;)))))" office:value-type="float" office:value="0">
            <text:p>0</text:p>
          </table:table-cell>
          <table:table-cell table:style-name="BeforeDeadline" table:formula="of:=+ORG.OPENOFFICE.STYLE(IF([.CR$10]=[.$A7];IF(MOD([.CR$8]-[.$E7];[.$C7])=0;IF([.CR25]&gt;[.$B7];&quot;RedBoxArrival&quot;;&quot;GreenBoxArrival&quot;);IF(OR([.CR$8]&gt;=[.CR20];[.CR25]&gt;[.$B7]);&quot;RedBox&quot;;&quot;GreenBox&quot;));(IF([.CR45]&gt;0;IF(MOD([.CR$8]-[.$E7];[.$C7])=0;&quot;GreyBoxArrival&quot;;&quot;GreyBox&quot;);IF([.CR$8]&lt;[.CR20];&quot;BeforeDeadline&quot;;&quot;WhiteBox&quot;)))))" office:value-type="float" office:value="0">
            <text:p>0</text:p>
          </table:table-cell>
          <table:table-cell table:style-name="BeforeDeadline" table:formula="of:=+ORG.OPENOFFICE.STYLE(IF([.CS$10]=[.$A7];IF(MOD([.CS$8]-[.$E7];[.$C7])=0;IF([.CS25]&gt;[.$B7];&quot;RedBoxArrival&quot;;&quot;GreenBoxArrival&quot;);IF(OR([.CS$8]&gt;=[.CS20];[.CS25]&gt;[.$B7]);&quot;RedBox&quot;;&quot;GreenBox&quot;));(IF([.CS45]&gt;0;IF(MOD([.CS$8]-[.$E7];[.$C7])=0;&quot;GreyBoxArrival&quot;;&quot;GreyBox&quot;);IF([.CS$8]&lt;[.CS20];&quot;BeforeDeadline&quot;;&quot;WhiteBox&quot;)))))" office:value-type="float" office:value="0">
            <text:p>0</text:p>
          </table:table-cell>
          <table:table-cell table:style-name="BeforeDeadline" table:formula="of:=+ORG.OPENOFFICE.STYLE(IF([.CT$10]=[.$A7];IF(MOD([.CT$8]-[.$E7];[.$C7])=0;IF([.CT25]&gt;[.$B7];&quot;RedBoxArrival&quot;;&quot;GreenBoxArrival&quot;);IF(OR([.CT$8]&gt;=[.CT20];[.CT25]&gt;[.$B7]);&quot;RedBox&quot;;&quot;GreenBox&quot;));(IF([.CT45]&gt;0;IF(MOD([.CT$8]-[.$E7];[.$C7])=0;&quot;GreyBoxArrival&quot;;&quot;GreyBox&quot;);IF([.CT$8]&lt;[.CT20];&quot;BeforeDeadline&quot;;&quot;WhiteBox&quot;)))))" office:value-type="float" office:value="0">
            <text:p>0</text:p>
          </table:table-cell>
          <table:table-cell table:style-name="BeforeDeadline" table:formula="of:=+ORG.OPENOFFICE.STYLE(IF([.CU$10]=[.$A7];IF(MOD([.CU$8]-[.$E7];[.$C7])=0;IF([.CU25]&gt;[.$B7];&quot;RedBoxArrival&quot;;&quot;GreenBoxArrival&quot;);IF(OR([.CU$8]&gt;=[.CU20];[.CU25]&gt;[.$B7]);&quot;RedBox&quot;;&quot;GreenBox&quot;));(IF([.CU45]&gt;0;IF(MOD([.CU$8]-[.$E7];[.$C7])=0;&quot;GreyBoxArrival&quot;;&quot;GreyBox&quot;);IF([.CU$8]&lt;[.CU20];&quot;BeforeDeadline&quot;;&quot;WhiteBox&quot;)))))" office:value-type="float" office:value="0">
            <text:p>0</text:p>
          </table:table-cell>
          <table:table-cell table:style-name="BeforeDeadline" table:formula="of:=+ORG.OPENOFFICE.STYLE(IF([.CV$10]=[.$A7];IF(MOD([.CV$8]-[.$E7];[.$C7])=0;IF([.CV25]&gt;[.$B7];&quot;RedBoxArrival&quot;;&quot;GreenBoxArrival&quot;);IF(OR([.CV$8]&gt;=[.CV20];[.CV25]&gt;[.$B7]);&quot;RedBox&quot;;&quot;GreenBox&quot;));(IF([.CV45]&gt;0;IF(MOD([.CV$8]-[.$E7];[.$C7])=0;&quot;GreyBoxArrival&quot;;&quot;GreyBox&quot;);IF([.CV$8]&lt;[.CV20];&quot;BeforeDeadline&quot;;&quot;WhiteBox&quot;)))))" office:value-type="float" office:value="0">
            <text:p>0</text:p>
          </table:table-cell>
          <table:table-cell table:style-name="BeforeDeadline" table:formula="of:=+ORG.OPENOFFICE.STYLE(IF([.CW$10]=[.$A7];IF(MOD([.CW$8]-[.$E7];[.$C7])=0;IF([.CW25]&gt;[.$B7];&quot;RedBoxArrival&quot;;&quot;GreenBoxArrival&quot;);IF(OR([.CW$8]&gt;=[.CW20];[.CW25]&gt;[.$B7]);&quot;RedBox&quot;;&quot;GreenBox&quot;));(IF([.CW45]&gt;0;IF(MOD([.CW$8]-[.$E7];[.$C7])=0;&quot;GreyBoxArrival&quot;;&quot;GreyBox&quot;);IF([.CW$8]&lt;[.CW20];&quot;BeforeDeadline&quot;;&quot;WhiteBox&quot;)))))" office:value-type="float" office:value="0">
            <text:p>0</text:p>
          </table:table-cell>
          <table:table-cell table:style-name="BeforeDeadline" table:formula="of:=+ORG.OPENOFFICE.STYLE(IF([.CX$10]=[.$A7];IF(MOD([.CX$8]-[.$E7];[.$C7])=0;IF([.CX25]&gt;[.$B7];&quot;RedBoxArrival&quot;;&quot;GreenBoxArrival&quot;);IF(OR([.CX$8]&gt;=[.CX20];[.CX25]&gt;[.$B7]);&quot;RedBox&quot;;&quot;GreenBox&quot;));(IF([.CX45]&gt;0;IF(MOD([.CX$8]-[.$E7];[.$C7])=0;&quot;GreyBoxArrival&quot;;&quot;GreyBox&quot;);IF([.CX$8]&lt;[.CX20];&quot;BeforeDeadline&quot;;&quot;WhiteBox&quot;)))))" office:value-type="float" office:value="0">
            <text:p>0</text:p>
          </table:table-cell>
          <table:table-cell table:style-name="BeforeDeadline" table:formula="of:=+ORG.OPENOFFICE.STYLE(IF([.CY$10]=[.$A7];IF(MOD([.CY$8]-[.$E7];[.$C7])=0;IF([.CY25]&gt;[.$B7];&quot;RedBoxArrival&quot;;&quot;GreenBoxArrival&quot;);IF(OR([.CY$8]&gt;=[.CY20];[.CY25]&gt;[.$B7]);&quot;RedBox&quot;;&quot;GreenBox&quot;));(IF([.CY45]&gt;0;IF(MOD([.CY$8]-[.$E7];[.$C7])=0;&quot;GreyBoxArrival&quot;;&quot;GreyBox&quot;);IF([.CY$8]&lt;[.CY20];&quot;BeforeDeadline&quot;;&quot;WhiteBox&quot;)))))" office:value-type="float" office:value="0">
            <text:p>0</text:p>
          </table:table-cell>
          <table:table-cell table:style-name="BeforeDeadline" table:formula="of:=+ORG.OPENOFFICE.STYLE(IF([.CZ$10]=[.$A7];IF(MOD([.CZ$8]-[.$E7];[.$C7])=0;IF([.CZ25]&gt;[.$B7];&quot;RedBoxArrival&quot;;&quot;GreenBoxArrival&quot;);IF(OR([.CZ$8]&gt;=[.CZ20];[.CZ25]&gt;[.$B7]);&quot;RedBox&quot;;&quot;GreenBox&quot;));(IF([.CZ45]&gt;0;IF(MOD([.CZ$8]-[.$E7];[.$C7])=0;&quot;GreyBoxArrival&quot;;&quot;GreyBox&quot;);IF([.CZ$8]&lt;[.CZ20];&quot;BeforeDeadline&quot;;&quot;WhiteBox&quot;)))))" office:value-type="float" office:value="0">
            <text:p>0</text:p>
          </table:table-cell>
          <table:table-cell table:style-name="BeforeDeadline" table:formula="of:=+ORG.OPENOFFICE.STYLE(IF([.DA$10]=[.$A7];IF(MOD([.DA$8]-[.$E7];[.$C7])=0;IF([.DA25]&gt;[.$B7];&quot;RedBoxArrival&quot;;&quot;GreenBoxArrival&quot;);IF(OR([.DA$8]&gt;=[.DA20];[.DA25]&gt;[.$B7]);&quot;RedBox&quot;;&quot;GreenBox&quot;));(IF([.DA45]&gt;0;IF(MOD([.DA$8]-[.$E7];[.$C7])=0;&quot;GreyBoxArrival&quot;;&quot;GreyBox&quot;);IF([.DA$8]&lt;[.DA20];&quot;BeforeDeadline&quot;;&quot;WhiteBox&quot;)))))" office:value-type="float" office:value="0">
            <text:p>0</text:p>
          </table:table-cell>
          <table:table-cell table:style-name="BeforeDeadline" table:formula="of:=+ORG.OPENOFFICE.STYLE(IF([.DB$10]=[.$A7];IF(MOD([.DB$8]-[.$E7];[.$C7])=0;IF([.DB25]&gt;[.$B7];&quot;RedBoxArrival&quot;;&quot;GreenBoxArrival&quot;);IF(OR([.DB$8]&gt;=[.DB20];[.DB25]&gt;[.$B7]);&quot;RedBox&quot;;&quot;GreenBox&quot;));(IF([.DB45]&gt;0;IF(MOD([.DB$8]-[.$E7];[.$C7])=0;&quot;GreyBoxArrival&quot;;&quot;GreyBox&quot;);IF([.DB$8]&lt;[.DB20];&quot;BeforeDeadline&quot;;&quot;WhiteBox&quot;)))))" office:value-type="float" office:value="0">
            <text:p>0</text:p>
          </table:table-cell>
          <table:table-cell table:style-name="BeforeDeadline" table:formula="of:=+ORG.OPENOFFICE.STYLE(IF([.DC$10]=[.$A7];IF(MOD([.DC$8]-[.$E7];[.$C7])=0;IF([.DC25]&gt;[.$B7];&quot;RedBoxArrival&quot;;&quot;GreenBoxArrival&quot;);IF(OR([.DC$8]&gt;=[.DC20];[.DC25]&gt;[.$B7]);&quot;RedBox&quot;;&quot;GreenBox&quot;));(IF([.DC45]&gt;0;IF(MOD([.DC$8]-[.$E7];[.$C7])=0;&quot;GreyBoxArrival&quot;;&quot;GreyBox&quot;);IF([.DC$8]&lt;[.DC20];&quot;BeforeDeadline&quot;;&quot;WhiteBox&quot;)))))" office:value-type="float" office:value="0">
            <text:p>0</text:p>
          </table:table-cell>
          <table:table-cell table:style-name="BeforeDeadline" table:formula="of:=+ORG.OPENOFFICE.STYLE(IF([.DD$10]=[.$A7];IF(MOD([.DD$8]-[.$E7];[.$C7])=0;IF([.DD25]&gt;[.$B7];&quot;RedBoxArrival&quot;;&quot;GreenBoxArrival&quot;);IF(OR([.DD$8]&gt;=[.DD20];[.DD25]&gt;[.$B7]);&quot;RedBox&quot;;&quot;GreenBox&quot;));(IF([.DD45]&gt;0;IF(MOD([.DD$8]-[.$E7];[.$C7])=0;&quot;GreyBoxArrival&quot;;&quot;GreyBox&quot;);IF([.DD$8]&lt;[.DD20];&quot;BeforeDeadline&quot;;&quot;WhiteBox&quot;)))))" office:value-type="float" office:value="0">
            <text:p>0</text:p>
          </table:table-cell>
          <table:table-cell table:style-name="BeforeDeadline" table:formula="of:=+ORG.OPENOFFICE.STYLE(IF([.DE$10]=[.$A7];IF(MOD([.DE$8]-[.$E7];[.$C7])=0;IF([.DE25]&gt;[.$B7];&quot;RedBoxArrival&quot;;&quot;GreenBoxArrival&quot;);IF(OR([.DE$8]&gt;=[.DE20];[.DE25]&gt;[.$B7]);&quot;RedBox&quot;;&quot;GreenBox&quot;));(IF([.DE45]&gt;0;IF(MOD([.DE$8]-[.$E7];[.$C7])=0;&quot;GreyBoxArrival&quot;;&quot;GreyBox&quot;);IF([.DE$8]&lt;[.DE20];&quot;BeforeDeadline&quot;;&quot;WhiteBox&quot;)))))" office:value-type="float" office:value="0">
            <text:p>0</text:p>
          </table:table-cell>
          <table:table-cell table:style-name="BeforeDeadline" table:formula="of:=+ORG.OPENOFFICE.STYLE(IF([.DF$10]=[.$A7];IF(MOD([.DF$8]-[.$E7];[.$C7])=0;IF([.DF25]&gt;[.$B7];&quot;RedBoxArrival&quot;;&quot;GreenBoxArrival&quot;);IF(OR([.DF$8]&gt;=[.DF20];[.DF25]&gt;[.$B7]);&quot;RedBox&quot;;&quot;GreenBox&quot;));(IF([.DF45]&gt;0;IF(MOD([.DF$8]-[.$E7];[.$C7])=0;&quot;GreyBoxArrival&quot;;&quot;GreyBox&quot;);IF([.DF$8]&lt;[.DF20];&quot;BeforeDeadline&quot;;&quot;WhiteBox&quot;)))))" office:value-type="float" office:value="0">
            <text:p>0</text:p>
          </table:table-cell>
          <table:table-cell table:style-name="BeforeDeadline" table:formula="of:=+ORG.OPENOFFICE.STYLE(IF([.DG$10]=[.$A7];IF(MOD([.DG$8]-[.$E7];[.$C7])=0;IF([.DG25]&gt;[.$B7];&quot;RedBoxArrival&quot;;&quot;GreenBoxArrival&quot;);IF(OR([.DG$8]&gt;=[.DG20];[.DG25]&gt;[.$B7]);&quot;RedBox&quot;;&quot;GreenBox&quot;));(IF([.DG45]&gt;0;IF(MOD([.DG$8]-[.$E7];[.$C7])=0;&quot;GreyBoxArrival&quot;;&quot;GreyBox&quot;);IF([.DG$8]&lt;[.DG20];&quot;BeforeDeadline&quot;;&quot;WhiteBox&quot;)))))" office:value-type="float" office:value="0">
            <text:p>0</text:p>
          </table:table-cell>
          <table:table-cell table:style-name="BeforeDeadline" table:formula="of:=+ORG.OPENOFFICE.STYLE(IF([.DH$10]=[.$A7];IF(MOD([.DH$8]-[.$E7];[.$C7])=0;IF([.DH25]&gt;[.$B7];&quot;RedBoxArrival&quot;;&quot;GreenBoxArrival&quot;);IF(OR([.DH$8]&gt;=[.DH20];[.DH25]&gt;[.$B7]);&quot;RedBox&quot;;&quot;GreenBox&quot;));(IF([.DH45]&gt;0;IF(MOD([.DH$8]-[.$E7];[.$C7])=0;&quot;GreyBoxArrival&quot;;&quot;GreyBox&quot;);IF([.DH$8]&lt;[.DH20];&quot;BeforeDeadline&quot;;&quot;WhiteBox&quot;)))))" office:value-type="float" office:value="0">
            <text:p>0</text:p>
          </table:table-cell>
          <table:table-cell table:style-name="BeforeDeadline" table:formula="of:=+ORG.OPENOFFICE.STYLE(IF([.DI$10]=[.$A7];IF(MOD([.DI$8]-[.$E7];[.$C7])=0;IF([.DI25]&gt;[.$B7];&quot;RedBoxArrival&quot;;&quot;GreenBoxArrival&quot;);IF(OR([.DI$8]&gt;=[.DI20];[.DI25]&gt;[.$B7]);&quot;RedBox&quot;;&quot;GreenBox&quot;));(IF([.DI45]&gt;0;IF(MOD([.DI$8]-[.$E7];[.$C7])=0;&quot;GreyBoxArrival&quot;;&quot;GreyBox&quot;);IF([.DI$8]&lt;[.DI20];&quot;BeforeDeadline&quot;;&quot;WhiteBox&quot;)))))" office:value-type="float" office:value="0">
            <text:p>0</text:p>
          </table:table-cell>
          <table:table-cell table:style-name="BeforeDeadline" table:formula="of:=+ORG.OPENOFFICE.STYLE(IF([.DJ$10]=[.$A7];IF(MOD([.DJ$8]-[.$E7];[.$C7])=0;IF([.DJ25]&gt;[.$B7];&quot;RedBoxArrival&quot;;&quot;GreenBoxArrival&quot;);IF(OR([.DJ$8]&gt;=[.DJ20];[.DJ25]&gt;[.$B7]);&quot;RedBox&quot;;&quot;GreenBox&quot;));(IF([.DJ45]&gt;0;IF(MOD([.DJ$8]-[.$E7];[.$C7])=0;&quot;GreyBoxArrival&quot;;&quot;GreyBox&quot;);IF([.DJ$8]&lt;[.DJ20];&quot;BeforeDeadline&quot;;&quot;WhiteBox&quot;)))))" office:value-type="float" office:value="0">
            <text:p>0</text:p>
          </table:table-cell>
          <table:table-cell table:style-name="BeforeDeadline" table:formula="of:=+ORG.OPENOFFICE.STYLE(IF([.DK$10]=[.$A7];IF(MOD([.DK$8]-[.$E7];[.$C7])=0;IF([.DK25]&gt;[.$B7];&quot;RedBoxArrival&quot;;&quot;GreenBoxArrival&quot;);IF(OR([.DK$8]&gt;=[.DK20];[.DK25]&gt;[.$B7]);&quot;RedBox&quot;;&quot;GreenBox&quot;));(IF([.DK45]&gt;0;IF(MOD([.DK$8]-[.$E7];[.$C7])=0;&quot;GreyBoxArrival&quot;;&quot;GreyBox&quot;);IF([.DK$8]&lt;[.DK20];&quot;BeforeDeadline&quot;;&quot;WhiteBox&quot;)))))" office:value-type="float" office:value="0">
            <text:p>0</text:p>
          </table:table-cell>
          <table:table-cell table:style-name="BeforeDeadline" table:formula="of:=+ORG.OPENOFFICE.STYLE(IF([.DL$10]=[.$A7];IF(MOD([.DL$8]-[.$E7];[.$C7])=0;IF([.DL25]&gt;[.$B7];&quot;RedBoxArrival&quot;;&quot;GreenBoxArrival&quot;);IF(OR([.DL$8]&gt;=[.DL20];[.DL25]&gt;[.$B7]);&quot;RedBox&quot;;&quot;GreenBox&quot;));(IF([.DL45]&gt;0;IF(MOD([.DL$8]-[.$E7];[.$C7])=0;&quot;GreyBoxArrival&quot;;&quot;GreyBox&quot;);IF([.DL$8]&lt;[.DL20];&quot;BeforeDeadline&quot;;&quot;WhiteBox&quot;)))))" office:value-type="float" office:value="0">
            <text:p>0</text:p>
          </table:table-cell>
          <table:table-cell table:style-name="BeforeDeadline" table:formula="of:=+ORG.OPENOFFICE.STYLE(IF([.DM$10]=[.$A7];IF(MOD([.DM$8]-[.$E7];[.$C7])=0;IF([.DM25]&gt;[.$B7];&quot;RedBoxArrival&quot;;&quot;GreenBoxArrival&quot;);IF(OR([.DM$8]&gt;=[.DM20];[.DM25]&gt;[.$B7]);&quot;RedBox&quot;;&quot;GreenBox&quot;));(IF([.DM45]&gt;0;IF(MOD([.DM$8]-[.$E7];[.$C7])=0;&quot;GreyBoxArrival&quot;;&quot;GreyBox&quot;);IF([.DM$8]&lt;[.DM20];&quot;BeforeDeadline&quot;;&quot;WhiteBox&quot;)))))" office:value-type="float" office:value="0">
            <text:p>0</text:p>
          </table:table-cell>
          <table:table-cell table:style-name="BeforeDeadline" table:formula="of:=+ORG.OPENOFFICE.STYLE(IF([.DN$10]=[.$A7];IF(MOD([.DN$8]-[.$E7];[.$C7])=0;IF([.DN25]&gt;[.$B7];&quot;RedBoxArrival&quot;;&quot;GreenBoxArrival&quot;);IF(OR([.DN$8]&gt;=[.DN20];[.DN25]&gt;[.$B7]);&quot;RedBox&quot;;&quot;GreenBox&quot;));(IF([.DN45]&gt;0;IF(MOD([.DN$8]-[.$E7];[.$C7])=0;&quot;GreyBoxArrival&quot;;&quot;GreyBox&quot;);IF([.DN$8]&lt;[.DN20];&quot;BeforeDeadline&quot;;&quot;WhiteBox&quot;)))))" office:value-type="float" office:value="0">
            <text:p>0</text:p>
          </table:table-cell>
          <table:table-cell table:style-name="BeforeDeadline" table:formula="of:=+ORG.OPENOFFICE.STYLE(IF([.DO$10]=[.$A7];IF(MOD([.DO$8]-[.$E7];[.$C7])=0;IF([.DO25]&gt;[.$B7];&quot;RedBoxArrival&quot;;&quot;GreenBoxArrival&quot;);IF(OR([.DO$8]&gt;=[.DO20];[.DO25]&gt;[.$B7]);&quot;RedBox&quot;;&quot;GreenBox&quot;));(IF([.DO45]&gt;0;IF(MOD([.DO$8]-[.$E7];[.$C7])=0;&quot;GreyBoxArrival&quot;;&quot;GreyBox&quot;);IF([.DO$8]&lt;[.DO20];&quot;BeforeDeadline&quot;;&quot;WhiteBox&quot;)))))" office:value-type="float" office:value="0">
            <text:p>0</text:p>
          </table:table-cell>
          <table:table-cell table:style-name="BeforeDeadline" table:formula="of:=+ORG.OPENOFFICE.STYLE(IF([.DP$10]=[.$A7];IF(MOD([.DP$8]-[.$E7];[.$C7])=0;IF([.DP25]&gt;[.$B7];&quot;RedBoxArrival&quot;;&quot;GreenBoxArrival&quot;);IF(OR([.DP$8]&gt;=[.DP20];[.DP25]&gt;[.$B7]);&quot;RedBox&quot;;&quot;GreenBox&quot;));(IF([.DP45]&gt;0;IF(MOD([.DP$8]-[.$E7];[.$C7])=0;&quot;GreyBoxArrival&quot;;&quot;GreyBox&quot;);IF([.DP$8]&lt;[.DP20];&quot;BeforeDeadline&quot;;&quot;WhiteBox&quot;)))))" office:value-type="float" office:value="0">
            <text:p>0</text:p>
          </table:table-cell>
          <table:table-cell table:style-name="BeforeDeadline" table:formula="of:=+ORG.OPENOFFICE.STYLE(IF([.DQ$10]=[.$A7];IF(MOD([.DQ$8]-[.$E7];[.$C7])=0;IF([.DQ25]&gt;[.$B7];&quot;RedBoxArrival&quot;;&quot;GreenBoxArrival&quot;);IF(OR([.DQ$8]&gt;=[.DQ20];[.DQ25]&gt;[.$B7]);&quot;RedBox&quot;;&quot;GreenBox&quot;));(IF([.DQ45]&gt;0;IF(MOD([.DQ$8]-[.$E7];[.$C7])=0;&quot;GreyBoxArrival&quot;;&quot;GreyBox&quot;);IF([.DQ$8]&lt;[.DQ20];&quot;BeforeDeadline&quot;;&quot;WhiteBox&quot;)))))" office:value-type="float" office:value="0">
            <text:p>0</text:p>
          </table:table-cell>
          <table:table-cell table:style-name="BeforeDeadline" table:formula="of:=+ORG.OPENOFFICE.STYLE(IF([.DR$10]=[.$A7];IF(MOD([.DR$8]-[.$E7];[.$C7])=0;IF([.DR25]&gt;[.$B7];&quot;RedBoxArrival&quot;;&quot;GreenBoxArrival&quot;);IF(OR([.DR$8]&gt;=[.DR20];[.DR25]&gt;[.$B7]);&quot;RedBox&quot;;&quot;GreenBox&quot;));(IF([.DR45]&gt;0;IF(MOD([.DR$8]-[.$E7];[.$C7])=0;&quot;GreyBoxArrival&quot;;&quot;GreyBox&quot;);IF([.DR$8]&lt;[.DR20];&quot;BeforeDeadline&quot;;&quot;WhiteBox&quot;)))))" office:value-type="float" office:value="0">
            <text:p>0</text:p>
          </table:table-cell>
          <table:table-cell table:style-name="BeforeDeadline" table:formula="of:=+ORG.OPENOFFICE.STYLE(IF([.DS$10]=[.$A7];IF(MOD([.DS$8]-[.$E7];[.$C7])=0;IF([.DS25]&gt;[.$B7];&quot;RedBoxArrival&quot;;&quot;GreenBoxArrival&quot;);IF(OR([.DS$8]&gt;=[.DS20];[.DS25]&gt;[.$B7]);&quot;RedBox&quot;;&quot;GreenBox&quot;));(IF([.DS45]&gt;0;IF(MOD([.DS$8]-[.$E7];[.$C7])=0;&quot;GreyBoxArrival&quot;;&quot;GreyBox&quot;);IF([.DS$8]&lt;[.DS20];&quot;BeforeDeadline&quot;;&quot;WhiteBox&quot;)))))" office:value-type="float" office:value="0">
            <text:p>0</text:p>
          </table:table-cell>
          <table:table-cell table:style-name="BeforeDeadline" table:formula="of:=+ORG.OPENOFFICE.STYLE(IF([.DT$10]=[.$A7];IF(MOD([.DT$8]-[.$E7];[.$C7])=0;IF([.DT25]&gt;[.$B7];&quot;RedBoxArrival&quot;;&quot;GreenBoxArrival&quot;);IF(OR([.DT$8]&gt;=[.DT20];[.DT25]&gt;[.$B7]);&quot;RedBox&quot;;&quot;GreenBox&quot;));(IF([.DT45]&gt;0;IF(MOD([.DT$8]-[.$E7];[.$C7])=0;&quot;GreyBoxArrival&quot;;&quot;GreyBox&quot;);IF([.DT$8]&lt;[.DT20];&quot;BeforeDeadline&quot;;&quot;WhiteBox&quot;)))))" office:value-type="float" office:value="0">
            <text:p>0</text:p>
          </table:table-cell>
          <table:table-cell table:style-name="BeforeDeadline" table:formula="of:=+ORG.OPENOFFICE.STYLE(IF([.DU$10]=[.$A7];IF(MOD([.DU$8]-[.$E7];[.$C7])=0;IF([.DU25]&gt;[.$B7];&quot;RedBoxArrival&quot;;&quot;GreenBoxArrival&quot;);IF(OR([.DU$8]&gt;=[.DU20];[.DU25]&gt;[.$B7]);&quot;RedBox&quot;;&quot;GreenBox&quot;));(IF([.DU45]&gt;0;IF(MOD([.DU$8]-[.$E7];[.$C7])=0;&quot;GreyBoxArrival&quot;;&quot;GreyBox&quot;);IF([.DU$8]&lt;[.DU20];&quot;BeforeDeadline&quot;;&quot;WhiteBox&quot;)))))" office:value-type="float" office:value="0">
            <text:p>0</text:p>
          </table:table-cell>
          <table:table-cell table:style-name="BeforeDeadline" table:formula="of:=+ORG.OPENOFFICE.STYLE(IF([.DV$10]=[.$A7];IF(MOD([.DV$8]-[.$E7];[.$C7])=0;IF([.DV25]&gt;[.$B7];&quot;RedBoxArrival&quot;;&quot;GreenBoxArrival&quot;);IF(OR([.DV$8]&gt;=[.DV20];[.DV25]&gt;[.$B7]);&quot;RedBox&quot;;&quot;GreenBox&quot;));(IF([.DV45]&gt;0;IF(MOD([.DV$8]-[.$E7];[.$C7])=0;&quot;GreyBoxArrival&quot;;&quot;GreyBox&quot;);IF([.DV$8]&lt;[.DV20];&quot;BeforeDeadline&quot;;&quot;WhiteBox&quot;)))))" office:value-type="float" office:value="0">
            <text:p>0</text:p>
          </table:table-cell>
          <table:table-cell table:style-name="BeforeDeadline" table:formula="of:=+ORG.OPENOFFICE.STYLE(IF([.DW$10]=[.$A7];IF(MOD([.DW$8]-[.$E7];[.$C7])=0;IF([.DW25]&gt;[.$B7];&quot;RedBoxArrival&quot;;&quot;GreenBoxArrival&quot;);IF(OR([.DW$8]&gt;=[.DW20];[.DW25]&gt;[.$B7]);&quot;RedBox&quot;;&quot;GreenBox&quot;));(IF([.DW45]&gt;0;IF(MOD([.DW$8]-[.$E7];[.$C7])=0;&quot;GreyBoxArrival&quot;;&quot;GreyBox&quot;);IF([.DW$8]&lt;[.DW20];&quot;BeforeDeadline&quot;;&quot;WhiteBox&quot;)))))" office:value-type="float" office:value="0">
            <text:p>0</text:p>
          </table:table-cell>
          <table:table-cell table:style-name="BeforeDeadline" table:formula="of:=+ORG.OPENOFFICE.STYLE(IF([.DX$10]=[.$A7];IF(MOD([.DX$8]-[.$E7];[.$C7])=0;IF([.DX25]&gt;[.$B7];&quot;RedBoxArrival&quot;;&quot;GreenBoxArrival&quot;);IF(OR([.DX$8]&gt;=[.DX20];[.DX25]&gt;[.$B7]);&quot;RedBox&quot;;&quot;GreenBox&quot;));(IF([.DX45]&gt;0;IF(MOD([.DX$8]-[.$E7];[.$C7])=0;&quot;GreyBoxArrival&quot;;&quot;GreyBox&quot;);IF([.DX$8]&lt;[.DX20];&quot;BeforeDeadline&quot;;&quot;WhiteBox&quot;)))))" office:value-type="float" office:value="0">
            <text:p>0</text:p>
          </table:table-cell>
          <table:table-cell table:style-name="BeforeDeadline" table:formula="of:=+ORG.OPENOFFICE.STYLE(IF([.DY$10]=[.$A7];IF(MOD([.DY$8]-[.$E7];[.$C7])=0;IF([.DY25]&gt;[.$B7];&quot;RedBoxArrival&quot;;&quot;GreenBoxArrival&quot;);IF(OR([.DY$8]&gt;=[.DY20];[.DY25]&gt;[.$B7]);&quot;RedBox&quot;;&quot;GreenBox&quot;));(IF([.DY45]&gt;0;IF(MOD([.DY$8]-[.$E7];[.$C7])=0;&quot;GreyBoxArrival&quot;;&quot;GreyBox&quot;);IF([.DY$8]&lt;[.DY20];&quot;BeforeDeadline&quot;;&quot;WhiteBox&quot;)))))" office:value-type="float" office:value="0">
            <text:p>0</text:p>
          </table:table-cell>
          <table:table-cell table:style-name="BeforeDeadline" table:formula="of:=+ORG.OPENOFFICE.STYLE(IF([.DZ$10]=[.$A7];IF(MOD([.DZ$8]-[.$E7];[.$C7])=0;IF([.DZ25]&gt;[.$B7];&quot;RedBoxArrival&quot;;&quot;GreenBoxArrival&quot;);IF(OR([.DZ$8]&gt;=[.DZ20];[.DZ25]&gt;[.$B7]);&quot;RedBox&quot;;&quot;GreenBox&quot;));(IF([.DZ45]&gt;0;IF(MOD([.DZ$8]-[.$E7];[.$C7])=0;&quot;GreyBoxArrival&quot;;&quot;GreyBox&quot;);IF([.DZ$8]&lt;[.DZ20];&quot;BeforeDeadline&quot;;&quot;WhiteBox&quot;)))))" office:value-type="float" office:value="0">
            <text:p>0</text:p>
          </table:table-cell>
          <table:table-cell table:style-name="BeforeDeadline" table:formula="of:=+ORG.OPENOFFICE.STYLE(IF([.EA$10]=[.$A7];IF(MOD([.EA$8]-[.$E7];[.$C7])=0;IF([.EA25]&gt;[.$B7];&quot;RedBoxArrival&quot;;&quot;GreenBoxArrival&quot;);IF(OR([.EA$8]&gt;=[.EA20];[.EA25]&gt;[.$B7]);&quot;RedBox&quot;;&quot;GreenBox&quot;));(IF([.EA45]&gt;0;IF(MOD([.EA$8]-[.$E7];[.$C7])=0;&quot;GreyBoxArrival&quot;;&quot;GreyBox&quot;);IF([.EA$8]&lt;[.EA20];&quot;BeforeDeadline&quot;;&quot;WhiteBox&quot;)))))" office:value-type="float" office:value="0">
            <text:p>0</text:p>
          </table:table-cell>
          <table:table-cell table:style-name="BeforeDeadline" table:formula="of:=+ORG.OPENOFFICE.STYLE(IF([.EB$10]=[.$A7];IF(MOD([.EB$8]-[.$E7];[.$C7])=0;IF([.EB25]&gt;[.$B7];&quot;RedBoxArrival&quot;;&quot;GreenBoxArrival&quot;);IF(OR([.EB$8]&gt;=[.EB20];[.EB25]&gt;[.$B7]);&quot;RedBox&quot;;&quot;GreenBox&quot;));(IF([.EB45]&gt;0;IF(MOD([.EB$8]-[.$E7];[.$C7])=0;&quot;GreyBoxArrival&quot;;&quot;GreyBox&quot;);IF([.EB$8]&lt;[.EB20];&quot;BeforeDeadline&quot;;&quot;WhiteBox&quot;))))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Utot</text:p>
          </table:table-cell>
          <table:table-cell table:number-columns-repeated="5"/>
          <table:table-cell table:style-name="Red_20_highlight" table:formula="of:=SUM([.G4:.G7])+ORG.OPENOFFICE.STYLE(IF(ORG.OPENOFFICE.CURRENT()&gt;[.G10];&quot;Red highlight&quot;;&quot;Default&quot;))" office:value-type="float" office:value="0.761904761904762">
            <text:p>0.76</text:p>
          </table:table-cell>
          <table:table-cell/>
          <table:table-cell office:value-type="string">
            <text:p>Time</text:p>
          </table:table-cell>
          <table:table-cell table:style-name="ce12" office:value-type="float" office:value="0">
            <text:p>0</text:p>
          </table:table-cell>
          <table:table-cell table:style-name="ce12" table:formula="of:=[.J8]+1" office:value-type="float" office:value="1">
            <text:p>1</text:p>
          </table:table-cell>
          <table:table-cell table:style-name="ce12" table:formula="of:=[.K8]+1" office:value-type="float" office:value="2">
            <text:p>2</text:p>
          </table:table-cell>
          <table:table-cell table:style-name="ce12" table:formula="of:=[.L8]+1" office:value-type="float" office:value="3">
            <text:p>3</text:p>
          </table:table-cell>
          <table:table-cell table:style-name="ce12" table:formula="of:=[.M8]+1" office:value-type="float" office:value="4">
            <text:p>4</text:p>
          </table:table-cell>
          <table:table-cell table:style-name="ce12" table:formula="of:=[.N8]+1" office:value-type="float" office:value="5">
            <text:p>5</text:p>
          </table:table-cell>
          <table:table-cell table:style-name="ce12" table:formula="of:=[.O8]+1" office:value-type="float" office:value="6">
            <text:p>6</text:p>
          </table:table-cell>
          <table:table-cell table:style-name="ce12" table:formula="of:=[.P8]+1" office:value-type="float" office:value="7">
            <text:p>7</text:p>
          </table:table-cell>
          <table:table-cell table:style-name="ce12" table:formula="of:=[.Q8]+1" office:value-type="float" office:value="8">
            <text:p>8</text:p>
          </table:table-cell>
          <table:table-cell table:style-name="ce12" table:formula="of:=[.R8]+1" office:value-type="float" office:value="9">
            <text:p>9</text:p>
          </table:table-cell>
          <table:table-cell table:style-name="ce12" table:formula="of:=[.S8]+1" office:value-type="float" office:value="10">
            <text:p>10</text:p>
          </table:table-cell>
          <table:table-cell table:style-name="ce12" table:formula="of:=[.T8]+1" office:value-type="float" office:value="11">
            <text:p>11</text:p>
          </table:table-cell>
          <table:table-cell table:style-name="ce12" table:formula="of:=[.U8]+1" office:value-type="float" office:value="12">
            <text:p>12</text:p>
          </table:table-cell>
          <table:table-cell table:style-name="ce12" table:formula="of:=[.V8]+1" office:value-type="float" office:value="13">
            <text:p>13</text:p>
          </table:table-cell>
          <table:table-cell table:style-name="ce12" table:formula="of:=[.W8]+1" office:value-type="float" office:value="14">
            <text:p>14</text:p>
          </table:table-cell>
          <table:table-cell table:style-name="ce12" table:formula="of:=[.X8]+1" office:value-type="float" office:value="15">
            <text:p>15</text:p>
          </table:table-cell>
          <table:table-cell table:style-name="ce12" table:formula="of:=[.Y8]+1" office:value-type="float" office:value="16">
            <text:p>16</text:p>
          </table:table-cell>
          <table:table-cell table:style-name="ce12" table:formula="of:=[.Z8]+1" office:value-type="float" office:value="17">
            <text:p>17</text:p>
          </table:table-cell>
          <table:table-cell table:style-name="ce12" table:formula="of:=[.AA8]+1" office:value-type="float" office:value="18">
            <text:p>18</text:p>
          </table:table-cell>
          <table:table-cell table:style-name="ce12" table:formula="of:=[.AB8]+1" office:value-type="float" office:value="19">
            <text:p>19</text:p>
          </table:table-cell>
          <table:table-cell table:style-name="ce12" table:formula="of:=[.AC8]+1" office:value-type="float" office:value="20">
            <text:p>20</text:p>
          </table:table-cell>
          <table:table-cell table:style-name="ce12" table:formula="of:=[.AD8]+1" office:value-type="float" office:value="21">
            <text:p>21</text:p>
          </table:table-cell>
          <table:table-cell table:style-name="ce12" table:formula="of:=[.AE8]+1" office:value-type="float" office:value="22">
            <text:p>22</text:p>
          </table:table-cell>
          <table:table-cell table:style-name="ce12" table:formula="of:=[.AF8]+1" office:value-type="float" office:value="23">
            <text:p>23</text:p>
          </table:table-cell>
          <table:table-cell table:style-name="ce12" table:formula="of:=[.AG8]+1" office:value-type="float" office:value="24">
            <text:p>24</text:p>
          </table:table-cell>
          <table:table-cell table:style-name="ce12" table:formula="of:=[.AH8]+1" office:value-type="float" office:value="25">
            <text:p>25</text:p>
          </table:table-cell>
          <table:table-cell table:style-name="ce12" table:formula="of:=[.AI8]+1" office:value-type="float" office:value="26">
            <text:p>26</text:p>
          </table:table-cell>
          <table:table-cell table:style-name="ce12" table:formula="of:=[.AJ8]+1" office:value-type="float" office:value="27">
            <text:p>27</text:p>
          </table:table-cell>
          <table:table-cell table:style-name="ce12" table:formula="of:=[.AK8]+1" office:value-type="float" office:value="28">
            <text:p>28</text:p>
          </table:table-cell>
          <table:table-cell table:style-name="ce12" table:formula="of:=[.AL8]+1" office:value-type="float" office:value="29">
            <text:p>29</text:p>
          </table:table-cell>
          <table:table-cell table:style-name="ce12" table:formula="of:=[.AM8]+1" office:value-type="float" office:value="30">
            <text:p>30</text:p>
          </table:table-cell>
          <table:table-cell table:style-name="ce12" table:formula="of:=[.AN8]+1" office:value-type="float" office:value="31">
            <text:p>31</text:p>
          </table:table-cell>
          <table:table-cell table:style-name="ce12" table:formula="of:=[.AO8]+1" office:value-type="float" office:value="32">
            <text:p>32</text:p>
          </table:table-cell>
          <table:table-cell table:style-name="ce12" table:formula="of:=[.AP8]+1" office:value-type="float" office:value="33">
            <text:p>33</text:p>
          </table:table-cell>
          <table:table-cell table:style-name="ce12" table:formula="of:=[.AQ8]+1" office:value-type="float" office:value="34">
            <text:p>34</text:p>
          </table:table-cell>
          <table:table-cell table:style-name="ce12" table:formula="of:=[.AR8]+1" office:value-type="float" office:value="35">
            <text:p>35</text:p>
          </table:table-cell>
          <table:table-cell table:style-name="ce12" table:formula="of:=[.AS8]+1" office:value-type="float" office:value="36">
            <text:p>36</text:p>
          </table:table-cell>
          <table:table-cell table:style-name="ce12" table:formula="of:=[.AT8]+1" office:value-type="float" office:value="37">
            <text:p>37</text:p>
          </table:table-cell>
          <table:table-cell table:style-name="ce12" table:formula="of:=[.AU8]+1" office:value-type="float" office:value="38">
            <text:p>38</text:p>
          </table:table-cell>
          <table:table-cell table:style-name="ce12" table:formula="of:=[.AV8]+1" office:value-type="float" office:value="39">
            <text:p>39</text:p>
          </table:table-cell>
          <table:table-cell table:style-name="ce12" table:formula="of:=[.AW8]+1" office:value-type="float" office:value="40">
            <text:p>40</text:p>
          </table:table-cell>
          <table:table-cell table:style-name="ce12" table:formula="of:=[.AX8]+1" office:value-type="float" office:value="41">
            <text:p>41</text:p>
          </table:table-cell>
          <table:table-cell table:style-name="ce12" table:formula="of:=[.AY8]+1" office:value-type="float" office:value="42">
            <text:p>42</text:p>
          </table:table-cell>
          <table:table-cell table:style-name="ce12" table:formula="of:=[.AZ8]+1" office:value-type="float" office:value="43">
            <text:p>43</text:p>
          </table:table-cell>
          <table:table-cell table:style-name="ce12" table:formula="of:=[.BA8]+1" office:value-type="float" office:value="44">
            <text:p>44</text:p>
          </table:table-cell>
          <table:table-cell table:style-name="ce12" table:formula="of:=[.BB8]+1" office:value-type="float" office:value="45">
            <text:p>45</text:p>
          </table:table-cell>
          <table:table-cell table:style-name="ce12" table:formula="of:=[.BC8]+1" office:value-type="float" office:value="46">
            <text:p>46</text:p>
          </table:table-cell>
          <table:table-cell table:style-name="ce12" table:formula="of:=[.BD8]+1" office:value-type="float" office:value="47">
            <text:p>47</text:p>
          </table:table-cell>
          <table:table-cell table:style-name="ce12" table:formula="of:=[.BE8]+1" office:value-type="float" office:value="48">
            <text:p>48</text:p>
          </table:table-cell>
          <table:table-cell table:style-name="ce12" table:formula="of:=[.BF8]+1" office:value-type="float" office:value="49">
            <text:p>49</text:p>
          </table:table-cell>
          <table:table-cell table:style-name="ce12" table:formula="of:=[.BG8]+1" office:value-type="float" office:value="50">
            <text:p>50</text:p>
          </table:table-cell>
          <table:table-cell table:style-name="ce12" table:formula="of:=[.BH8]+1" office:value-type="float" office:value="51">
            <text:p>51</text:p>
          </table:table-cell>
          <table:table-cell table:style-name="ce12" table:formula="of:=[.BI8]+1" office:value-type="float" office:value="52">
            <text:p>52</text:p>
          </table:table-cell>
          <table:table-cell table:style-name="ce12" table:formula="of:=[.BJ8]+1" office:value-type="float" office:value="53">
            <text:p>53</text:p>
          </table:table-cell>
          <table:table-cell table:style-name="ce12" table:formula="of:=[.BK8]+1" office:value-type="float" office:value="54">
            <text:p>54</text:p>
          </table:table-cell>
          <table:table-cell table:style-name="ce12" table:formula="of:=[.BL8]+1" office:value-type="float" office:value="55">
            <text:p>55</text:p>
          </table:table-cell>
          <table:table-cell table:style-name="ce12" table:formula="of:=[.BM8]+1" office:value-type="float" office:value="56">
            <text:p>56</text:p>
          </table:table-cell>
          <table:table-cell table:style-name="ce12" table:formula="of:=[.BN8]+1" office:value-type="float" office:value="57">
            <text:p>57</text:p>
          </table:table-cell>
          <table:table-cell table:style-name="ce12" table:formula="of:=[.BO8]+1" office:value-type="float" office:value="58">
            <text:p>58</text:p>
          </table:table-cell>
          <table:table-cell table:style-name="ce12" table:formula="of:=[.BP8]+1" office:value-type="float" office:value="59">
            <text:p>59</text:p>
          </table:table-cell>
          <table:table-cell table:style-name="ce12" table:formula="of:=[.BQ8]+1" office:value-type="float" office:value="60">
            <text:p>60</text:p>
          </table:table-cell>
          <table:table-cell table:style-name="ce12" table:formula="of:=[.BR8]+1" office:value-type="float" office:value="61">
            <text:p>61</text:p>
          </table:table-cell>
          <table:table-cell table:style-name="ce12" table:formula="of:=[.BS8]+1" office:value-type="float" office:value="62">
            <text:p>62</text:p>
          </table:table-cell>
          <table:table-cell table:style-name="ce12" table:formula="of:=[.BT8]+1" office:value-type="float" office:value="63">
            <text:p>63</text:p>
          </table:table-cell>
          <table:table-cell table:style-name="ce12" table:formula="of:=[.BU8]+1" office:value-type="float" office:value="64">
            <text:p>64</text:p>
          </table:table-cell>
          <table:table-cell table:style-name="ce12" table:formula="of:=[.BV8]+1" office:value-type="float" office:value="65">
            <text:p>65</text:p>
          </table:table-cell>
          <table:table-cell table:style-name="ce12" table:formula="of:=[.BW8]+1" office:value-type="float" office:value="66">
            <text:p>66</text:p>
          </table:table-cell>
          <table:table-cell table:style-name="ce12" table:formula="of:=[.BX8]+1" office:value-type="float" office:value="67">
            <text:p>67</text:p>
          </table:table-cell>
          <table:table-cell table:style-name="ce12" table:formula="of:=[.BY8]+1" office:value-type="float" office:value="68">
            <text:p>68</text:p>
          </table:table-cell>
          <table:table-cell table:style-name="ce12" table:formula="of:=[.BZ8]+1" office:value-type="float" office:value="69">
            <text:p>69</text:p>
          </table:table-cell>
          <table:table-cell table:style-name="ce12" table:formula="of:=[.CA8]+1" office:value-type="float" office:value="70">
            <text:p>70</text:p>
          </table:table-cell>
          <table:table-cell table:style-name="ce12" table:formula="of:=[.CB8]+1" office:value-type="float" office:value="71">
            <text:p>71</text:p>
          </table:table-cell>
          <table:table-cell table:style-name="ce12" table:formula="of:=[.CC8]+1" office:value-type="float" office:value="72">
            <text:p>72</text:p>
          </table:table-cell>
          <table:table-cell table:style-name="ce12" table:formula="of:=[.CD8]+1" office:value-type="float" office:value="73">
            <text:p>73</text:p>
          </table:table-cell>
          <table:table-cell table:style-name="ce12" table:formula="of:=[.CE8]+1" office:value-type="float" office:value="74">
            <text:p>74</text:p>
          </table:table-cell>
          <table:table-cell table:style-name="ce12" table:formula="of:=[.CF8]+1" office:value-type="float" office:value="75">
            <text:p>75</text:p>
          </table:table-cell>
          <table:table-cell table:style-name="ce12" table:formula="of:=[.CG8]+1" office:value-type="float" office:value="76">
            <text:p>76</text:p>
          </table:table-cell>
          <table:table-cell table:style-name="ce12" table:formula="of:=[.CH8]+1" office:value-type="float" office:value="77">
            <text:p>77</text:p>
          </table:table-cell>
          <table:table-cell table:style-name="ce12" table:formula="of:=[.CI8]+1" office:value-type="float" office:value="78">
            <text:p>78</text:p>
          </table:table-cell>
          <table:table-cell table:style-name="ce12" table:formula="of:=[.CJ8]+1" office:value-type="float" office:value="79">
            <text:p>79</text:p>
          </table:table-cell>
          <table:table-cell table:style-name="ce12" table:formula="of:=[.CK8]+1" office:value-type="float" office:value="80">
            <text:p>80</text:p>
          </table:table-cell>
          <table:table-cell table:style-name="ce12" table:formula="of:=[.CL8]+1" office:value-type="float" office:value="81">
            <text:p>81</text:p>
          </table:table-cell>
          <table:table-cell table:style-name="ce12" table:formula="of:=[.CM8]+1" office:value-type="float" office:value="82">
            <text:p>82</text:p>
          </table:table-cell>
          <table:table-cell table:style-name="ce12" table:formula="of:=[.CN8]+1" office:value-type="float" office:value="83">
            <text:p>83</text:p>
          </table:table-cell>
          <table:table-cell table:style-name="ce12" table:formula="of:=[.CO8]+1" office:value-type="float" office:value="84">
            <text:p>84</text:p>
          </table:table-cell>
          <table:table-cell table:style-name="ce12" table:formula="of:=[.CP8]+1" office:value-type="float" office:value="85">
            <text:p>85</text:p>
          </table:table-cell>
          <table:table-cell table:style-name="ce12" table:formula="of:=[.CQ8]+1" office:value-type="float" office:value="86">
            <text:p>86</text:p>
          </table:table-cell>
          <table:table-cell table:style-name="ce12" table:formula="of:=[.CR8]+1" office:value-type="float" office:value="87">
            <text:p>87</text:p>
          </table:table-cell>
          <table:table-cell table:style-name="ce12" table:formula="of:=[.CS8]+1" office:value-type="float" office:value="88">
            <text:p>88</text:p>
          </table:table-cell>
          <table:table-cell table:style-name="ce12" table:formula="of:=[.CT8]+1" office:value-type="float" office:value="89">
            <text:p>89</text:p>
          </table:table-cell>
          <table:table-cell table:style-name="ce12" table:formula="of:=[.CU8]+1" office:value-type="float" office:value="90">
            <text:p>90</text:p>
          </table:table-cell>
          <table:table-cell table:style-name="ce12" table:formula="of:=[.CV8]+1" office:value-type="float" office:value="91">
            <text:p>91</text:p>
          </table:table-cell>
          <table:table-cell table:style-name="ce12" table:formula="of:=[.CW8]+1" office:value-type="float" office:value="92">
            <text:p>92</text:p>
          </table:table-cell>
          <table:table-cell table:style-name="ce12" table:formula="of:=[.CX8]+1" office:value-type="float" office:value="93">
            <text:p>93</text:p>
          </table:table-cell>
          <table:table-cell table:style-name="ce12" table:formula="of:=[.CY8]+1" office:value-type="float" office:value="94">
            <text:p>94</text:p>
          </table:table-cell>
          <table:table-cell table:style-name="ce12" table:formula="of:=[.CZ8]+1" office:value-type="float" office:value="95">
            <text:p>95</text:p>
          </table:table-cell>
          <table:table-cell table:style-name="ce12" table:formula="of:=[.DA8]+1" office:value-type="float" office:value="96">
            <text:p>96</text:p>
          </table:table-cell>
          <table:table-cell table:style-name="ce12" table:formula="of:=[.DB8]+1" office:value-type="float" office:value="97">
            <text:p>97</text:p>
          </table:table-cell>
          <table:table-cell table:style-name="ce12" table:formula="of:=[.DC8]+1" office:value-type="float" office:value="98">
            <text:p>98</text:p>
          </table:table-cell>
          <table:table-cell table:style-name="ce12" table:formula="of:=[.DD8]+1" office:value-type="float" office:value="99">
            <text:p>99</text:p>
          </table:table-cell>
          <table:table-cell table:style-name="ce12" table:formula="of:=[.DE8]+1" office:value-type="float" office:value="100">
            <text:p>100</text:p>
          </table:table-cell>
          <table:table-cell table:style-name="ce12" table:formula="of:=[.DF8]+1" office:value-type="float" office:value="101">
            <text:p>101</text:p>
          </table:table-cell>
          <table:table-cell table:style-name="ce12" table:formula="of:=[.DG8]+1" office:value-type="float" office:value="102">
            <text:p>102</text:p>
          </table:table-cell>
          <table:table-cell table:style-name="ce12" table:formula="of:=[.DH8]+1" office:value-type="float" office:value="103">
            <text:p>103</text:p>
          </table:table-cell>
          <table:table-cell table:style-name="ce12" table:formula="of:=[.DI8]+1" office:value-type="float" office:value="104">
            <text:p>104</text:p>
          </table:table-cell>
          <table:table-cell table:style-name="ce12" table:formula="of:=[.DJ8]+1" office:value-type="float" office:value="105">
            <text:p>105</text:p>
          </table:table-cell>
          <table:table-cell table:style-name="ce12" table:formula="of:=[.DK8]+1" office:value-type="float" office:value="106">
            <text:p>106</text:p>
          </table:table-cell>
          <table:table-cell table:style-name="ce12" table:formula="of:=[.DL8]+1" office:value-type="float" office:value="107">
            <text:p>107</text:p>
          </table:table-cell>
          <table:table-cell table:style-name="ce12" table:formula="of:=[.DM8]+1" office:value-type="float" office:value="108">
            <text:p>108</text:p>
          </table:table-cell>
          <table:table-cell table:style-name="ce12" table:formula="of:=[.DN8]+1" office:value-type="float" office:value="109">
            <text:p>109</text:p>
          </table:table-cell>
          <table:table-cell table:style-name="ce12" table:formula="of:=[.DO8]+1" office:value-type="float" office:value="110">
            <text:p>110</text:p>
          </table:table-cell>
          <table:table-cell table:style-name="ce12" table:formula="of:=[.DP8]+1" office:value-type="float" office:value="111">
            <text:p>111</text:p>
          </table:table-cell>
          <table:table-cell table:style-name="ce12" table:formula="of:=[.DQ8]+1" office:value-type="float" office:value="112">
            <text:p>112</text:p>
          </table:table-cell>
          <table:table-cell table:style-name="ce12" table:formula="of:=[.DR8]+1" office:value-type="float" office:value="113">
            <text:p>113</text:p>
          </table:table-cell>
          <table:table-cell table:style-name="ce12" table:formula="of:=[.DS8]+1" office:value-type="float" office:value="114">
            <text:p>114</text:p>
          </table:table-cell>
          <table:table-cell table:style-name="ce12" table:formula="of:=[.DT8]+1" office:value-type="float" office:value="115">
            <text:p>115</text:p>
          </table:table-cell>
          <table:table-cell table:style-name="ce12" table:formula="of:=[.DU8]+1" office:value-type="float" office:value="116">
            <text:p>116</text:p>
          </table:table-cell>
          <table:table-cell table:style-name="ce12" table:formula="of:=[.DV8]+1" office:value-type="float" office:value="117">
            <text:p>117</text:p>
          </table:table-cell>
          <table:table-cell table:style-name="ce12" table:formula="of:=[.DW8]+1" office:value-type="float" office:value="118">
            <text:p>118</text:p>
          </table:table-cell>
          <table:table-cell table:style-name="ce12" table:formula="of:=[.DX8]+1" office:value-type="float" office:value="119">
            <text:p>119</text:p>
          </table:table-cell>
          <table:table-cell table:style-name="ce12" table:formula="of:=[.DY8]+1" office:value-type="float" office:value="120">
            <text:p>120</text:p>
          </table:table-cell>
          <table:table-cell table:style-name="ce12" table:formula="of:=[.DZ8]+1" office:value-type="float" office:value="121">
            <text:p>121</text:p>
          </table:table-cell>
          <table:table-cell table:style-name="ce12" table:formula="of:=[.EA8]+1" office:value-type="float" office:value="122">
            <text:p>122</text:p>
          </table:table-cell>
        </table:table-row>
        <table:table-row table:style-name="ro1">
          <table:table-cell table:number-columns-repeated="132"/>
        </table:table-row>
        <table:table-row table:style-name="ro1">
          <table:table-cell table:style-name="ce5" office:value-type="string">
            <office:annotation draw:style-name="gr2" draw:text-style-name="P1" svg:width="1.1413in" svg:height="0.8882in" svg:x="3.25in" svg:y="1.8461in" draw:caption-point-x="-2.8102in" draw:caption-point-y="-0.3299in">
              <dc:date>2008-04-10T00:00:00</dc:date>
              <text:p text:style-name="P1"><text:span text:style-name="T1">Liu and Layland bound for periodic tasks, with D=T</text:span></text:p>
            </office:annotation>
            <text:p>U_ll</text:p>
          </table:table-cell>
          <table:table-cell table:style-name="ce9" table:number-columns-repeated="5"/>
          <table:table-cell table:style-name="ce9" table:formula="of:=4*(2^(1/4)-1)" office:value-type="float" office:value="0.756828460010884">
            <text:p>0.76</text:p>
          </table:table-cell>
          <table:table-cell table:style-name="ce9"/>
          <table:table-cell table:style-name="ce9" office:value-type="string">
            <text:p>Task</text:p>
          </table:table-cell>
          <table:table-cell table:formula="of:=IF([.J34]=10000;-1;[.J34])" office:value-type="float" office:value="1">
            <text:p>1</text:p>
          </table:table-cell>
          <table:table-cell table:formula="of:=IF([.K34]=10000;-1;[.K34])" office:value-type="float" office:value="2">
            <text:p>2</text:p>
          </table:table-cell>
          <table:table-cell table:formula="of:=IF([.L34]=10000;-1;[.L34])" office:value-type="float" office:value="2">
            <text:p>2</text:p>
          </table:table-cell>
          <table:table-cell table:formula="of:=IF([.M34]=10000;-1;[.M34])" office:value-type="float" office:value="1">
            <text:p>1</text:p>
          </table:table-cell>
          <table:table-cell table:formula="of:=IF([.N34]=10000;-1;[.N34])" office:value-type="float" office:value="2">
            <text:p>2</text:p>
          </table:table-cell>
          <table:table-cell table:formula="of:=IF([.O34]=10000;-1;[.O34])" office:value-type="float" office:value="3">
            <text:p>3</text:p>
          </table:table-cell>
          <table:table-cell table:formula="of:=IF([.P34]=10000;-1;[.P34])" office:value-type="float" office:value="1">
            <text:p>1</text:p>
          </table:table-cell>
          <table:table-cell table:formula="of:=IF([.Q34]=10000;-1;[.Q34])" office:value-type="float" office:value="3">
            <text:p>3</text:p>
          </table:table-cell>
          <table:table-cell table:formula="of:=IF([.R34]=10000;-1;[.R34])" office:value-type="float" office:value="-1">
            <text:p>-1</text:p>
          </table:table-cell>
          <table:table-cell table:formula="of:=IF([.S34]=10000;-1;[.S34])" office:value-type="float" office:value="1">
            <text:p>1</text:p>
          </table:table-cell>
          <table:table-cell table:formula="of:=IF([.T34]=10000;-1;[.T34])" office:value-type="float" office:value="2">
            <text:p>2</text:p>
          </table:table-cell>
          <table:table-cell table:formula="of:=IF([.U34]=10000;-1;[.U34])" office:value-type="float" office:value="2">
            <text:p>2</text:p>
          </table:table-cell>
          <table:table-cell table:formula="of:=IF([.V34]=10000;-1;[.V34])" office:value-type="float" office:value="1">
            <text:p>1</text:p>
          </table:table-cell>
          <table:table-cell table:formula="of:=IF([.W34]=10000;-1;[.W34])" office:value-type="float" office:value="2">
            <text:p>2</text:p>
          </table:table-cell>
          <table:table-cell table:formula="of:=IF([.X34]=10000;-1;[.X34])" office:value-type="float" office:value="-1">
            <text:p>-1</text:p>
          </table:table-cell>
          <table:table-cell table:formula="of:=IF([.Y34]=10000;-1;[.Y34])" office:value-type="float" office:value="1">
            <text:p>1</text:p>
          </table:table-cell>
          <table:table-cell table:formula="of:=IF([.Z34]=10000;-1;[.Z34])" office:value-type="float" office:value="-1">
            <text:p>-1</text:p>
          </table:table-cell>
          <table:table-cell table:formula="of:=IF([.AA34]=10000;-1;[.AA34])" office:value-type="float" office:value="-1">
            <text:p>-1</text:p>
          </table:table-cell>
          <table:table-cell table:formula="of:=IF([.AB34]=10000;-1;[.AB34])" office:value-type="float" office:value="1">
            <text:p>1</text:p>
          </table:table-cell>
          <table:table-cell table:formula="of:=IF([.AC34]=10000;-1;[.AC34])" office:value-type="float" office:value="2">
            <text:p>2</text:p>
          </table:table-cell>
          <table:table-cell table:formula="of:=IF([.AD34]=10000;-1;[.AD34])" office:value-type="float" office:value="2">
            <text:p>2</text:p>
          </table:table-cell>
          <table:table-cell table:formula="of:=IF([.AE34]=10000;-1;[.AE34])" office:value-type="float" office:value="1">
            <text:p>1</text:p>
          </table:table-cell>
          <table:table-cell table:formula="of:=IF([.AF34]=10000;-1;[.AF34])" office:value-type="float" office:value="2">
            <text:p>2</text:p>
          </table:table-cell>
          <table:table-cell table:formula="of:=IF([.AG34]=10000;-1;[.AG34])" office:value-type="float" office:value="3">
            <text:p>3</text:p>
          </table:table-cell>
          <table:table-cell table:formula="of:=IF([.AH34]=10000;-1;[.AH34])" office:value-type="float" office:value="1">
            <text:p>1</text:p>
          </table:table-cell>
          <table:table-cell table:formula="of:=IF([.AI34]=10000;-1;[.AI34])" office:value-type="float" office:value="3">
            <text:p>3</text:p>
          </table:table-cell>
          <table:table-cell table:formula="of:=IF([.AJ34]=10000;-1;[.AJ34])" office:value-type="float" office:value="-1">
            <text:p>-1</text:p>
          </table:table-cell>
          <table:table-cell table:formula="of:=IF([.AK34]=10000;-1;[.AK34])" office:value-type="float" office:value="1">
            <text:p>1</text:p>
          </table:table-cell>
          <table:table-cell table:formula="of:=IF([.AL34]=10000;-1;[.AL34])" office:value-type="float" office:value="2">
            <text:p>2</text:p>
          </table:table-cell>
          <table:table-cell table:formula="of:=IF([.AM34]=10000;-1;[.AM34])" office:value-type="float" office:value="2">
            <text:p>2</text:p>
          </table:table-cell>
          <table:table-cell table:formula="of:=IF([.AN34]=10000;-1;[.AN34])" office:value-type="float" office:value="1">
            <text:p>1</text:p>
          </table:table-cell>
          <table:table-cell table:formula="of:=IF([.AO34]=10000;-1;[.AO34])" office:value-type="float" office:value="2">
            <text:p>2</text:p>
          </table:table-cell>
          <table:table-cell table:formula="of:=IF([.AP34]=10000;-1;[.AP34])" office:value-type="float" office:value="-1">
            <text:p>-1</text:p>
          </table:table-cell>
          <table:table-cell table:formula="of:=IF([.AQ34]=10000;-1;[.AQ34])" office:value-type="float" office:value="1">
            <text:p>1</text:p>
          </table:table-cell>
          <table:table-cell table:formula="of:=IF([.AR34]=10000;-1;[.AR34])" office:value-type="float" office:value="-1">
            <text:p>-1</text:p>
          </table:table-cell>
          <table:table-cell table:formula="of:=IF([.AS34]=10000;-1;[.AS34])" office:value-type="float" office:value="-1">
            <text:p>-1</text:p>
          </table:table-cell>
          <table:table-cell table:formula="of:=IF([.AT34]=10000;-1;[.AT34])" office:value-type="float" office:value="1">
            <text:p>1</text:p>
          </table:table-cell>
          <table:table-cell table:formula="of:=IF([.AU34]=10000;-1;[.AU34])" office:value-type="float" office:value="2">
            <text:p>2</text:p>
          </table:table-cell>
          <table:table-cell table:formula="of:=IF([.AV34]=10000;-1;[.AV34])" office:value-type="float" office:value="2">
            <text:p>2</text:p>
          </table:table-cell>
          <table:table-cell table:formula="of:=IF([.AW34]=10000;-1;[.AW34])" office:value-type="float" office:value="1">
            <text:p>1</text:p>
          </table:table-cell>
          <table:table-cell table:formula="of:=IF([.AX34]=10000;-1;[.AX34])" office:value-type="float" office:value="2">
            <text:p>2</text:p>
          </table:table-cell>
          <table:table-cell table:formula="of:=IF([.AY34]=10000;-1;[.AY34])" office:value-type="float" office:value="-1">
            <text:p>-1</text:p>
          </table:table-cell>
          <table:table-cell table:formula="of:=IF([.AZ34]=10000;-1;[.AZ34])" office:value-type="float" office:value="1">
            <text:p>1</text:p>
          </table:table-cell>
          <table:table-cell table:formula="of:=IF([.BA34]=10000;-1;[.BA34])" office:value-type="float" office:value="3">
            <text:p>3</text:p>
          </table:table-cell>
          <table:table-cell table:formula="of:=IF([.BB34]=10000;-1;[.BB34])" office:value-type="float" office:value="3">
            <text:p>3</text:p>
          </table:table-cell>
          <table:table-cell table:formula="of:=IF([.BC34]=10000;-1;[.BC34])" office:value-type="float" office:value="1">
            <text:p>1</text:p>
          </table:table-cell>
          <table:table-cell table:formula="of:=IF([.BD34]=10000;-1;[.BD34])" office:value-type="float" office:value="2">
            <text:p>2</text:p>
          </table:table-cell>
          <table:table-cell table:formula="of:=IF([.BE34]=10000;-1;[.BE34])" office:value-type="float" office:value="2">
            <text:p>2</text:p>
          </table:table-cell>
          <table:table-cell table:formula="of:=IF([.BF34]=10000;-1;[.BF34])" office:value-type="float" office:value="1">
            <text:p>1</text:p>
          </table:table-cell>
          <table:table-cell table:formula="of:=IF([.BG34]=10000;-1;[.BG34])" office:value-type="float" office:value="2">
            <text:p>2</text:p>
          </table:table-cell>
          <table:table-cell table:formula="of:=IF([.BH34]=10000;-1;[.BH34])" office:value-type="float" office:value="-1">
            <text:p>-1</text:p>
          </table:table-cell>
          <table:table-cell table:formula="of:=IF([.BI34]=10000;-1;[.BI34])" office:value-type="float" office:value="1">
            <text:p>1</text:p>
          </table:table-cell>
          <table:table-cell table:formula="of:=IF([.BJ34]=10000;-1;[.BJ34])" office:value-type="float" office:value="-1">
            <text:p>-1</text:p>
          </table:table-cell>
          <table:table-cell table:formula="of:=IF([.BK34]=10000;-1;[.BK34])" office:value-type="float" office:value="-1">
            <text:p>-1</text:p>
          </table:table-cell>
          <table:table-cell table:formula="of:=IF([.BL34]=10000;-1;[.BL34])" office:value-type="float" office:value="1">
            <text:p>1</text:p>
          </table:table-cell>
          <table:table-cell table:formula="of:=IF([.BM34]=10000;-1;[.BM34])" office:value-type="float" office:value="2">
            <text:p>2</text:p>
          </table:table-cell>
          <table:table-cell table:formula="of:=IF([.BN34]=10000;-1;[.BN34])" office:value-type="float" office:value="2">
            <text:p>2</text:p>
          </table:table-cell>
          <table:table-cell table:formula="of:=IF([.BO34]=10000;-1;[.BO34])" office:value-type="float" office:value="1">
            <text:p>1</text:p>
          </table:table-cell>
          <table:table-cell table:formula="of:=IF([.BP34]=10000;-1;[.BP34])" office:value-type="float" office:value="2">
            <text:p>2</text:p>
          </table:table-cell>
          <table:table-cell table:formula="of:=IF([.BQ34]=10000;-1;[.BQ34])" office:value-type="float" office:value="-1">
            <text:p>-1</text:p>
          </table:table-cell>
          <table:table-cell table:formula="of:=IF([.BR34]=10000;-1;[.BR34])" office:value-type="float" office:value="1">
            <text:p>1</text:p>
          </table:table-cell>
          <table:table-cell table:formula="of:=IF([.BS34]=10000;-1;[.BS34])" office:value-type="float" office:value="-1">
            <text:p>-1</text:p>
          </table:table-cell>
          <table:table-cell table:formula="of:=IF([.BT34]=10000;-1;[.BT34])" office:value-type="float" office:value="-1">
            <text:p>-1</text:p>
          </table:table-cell>
          <table:table-cell table:formula="of:=IF([.BU34]=10000;-1;[.BU34])" office:value-type="float" office:value="1">
            <text:p>1</text:p>
          </table:table-cell>
          <table:table-cell table:formula="of:=IF([.BV34]=10000;-1;[.BV34])" office:value-type="float" office:value="2">
            <text:p>2</text:p>
          </table:table-cell>
          <table:table-cell table:formula="of:=IF([.BW34]=10000;-1;[.BW34])" office:value-type="float" office:value="2">
            <text:p>2</text:p>
          </table:table-cell>
          <table:table-cell table:formula="of:=IF([.BX34]=10000;-1;[.BX34])" office:value-type="float" office:value="1">
            <text:p>1</text:p>
          </table:table-cell>
          <table:table-cell table:formula="of:=IF([.BY34]=10000;-1;[.BY34])" office:value-type="float" office:value="2">
            <text:p>2</text:p>
          </table:table-cell>
          <table:table-cell table:formula="of:=IF([.BZ34]=10000;-1;[.BZ34])" office:value-type="float" office:value="3">
            <text:p>3</text:p>
          </table:table-cell>
          <table:table-cell table:formula="of:=IF([.CA34]=10000;-1;[.CA34])" office:value-type="float" office:value="1">
            <text:p>1</text:p>
          </table:table-cell>
          <table:table-cell table:formula="of:=IF([.CB34]=10000;-1;[.CB34])" office:value-type="float" office:value="3">
            <text:p>3</text:p>
          </table:table-cell>
          <table:table-cell table:formula="of:=IF([.CC34]=10000;-1;[.CC34])" office:value-type="float" office:value="-1">
            <text:p>-1</text:p>
          </table:table-cell>
          <table:table-cell table:formula="of:=IF([.CD34]=10000;-1;[.CD34])" office:value-type="float" office:value="1">
            <text:p>1</text:p>
          </table:table-cell>
          <table:table-cell table:formula="of:=IF([.CE34]=10000;-1;[.CE34])" office:value-type="float" office:value="2">
            <text:p>2</text:p>
          </table:table-cell>
          <table:table-cell table:formula="of:=IF([.CF34]=10000;-1;[.CF34])" office:value-type="float" office:value="2">
            <text:p>2</text:p>
          </table:table-cell>
          <table:table-cell table:formula="of:=IF([.CG34]=10000;-1;[.CG34])" office:value-type="float" office:value="1">
            <text:p>1</text:p>
          </table:table-cell>
          <table:table-cell table:formula="of:=IF([.CH34]=10000;-1;[.CH34])" office:value-type="float" office:value="2">
            <text:p>2</text:p>
          </table:table-cell>
          <table:table-cell table:formula="of:=IF([.CI34]=10000;-1;[.CI34])" office:value-type="float" office:value="-1">
            <text:p>-1</text:p>
          </table:table-cell>
          <table:table-cell table:formula="of:=IF([.CJ34]=10000;-1;[.CJ34])" office:value-type="float" office:value="1">
            <text:p>1</text:p>
          </table:table-cell>
          <table:table-cell table:formula="of:=IF([.CK34]=10000;-1;[.CK34])" office:value-type="float" office:value="-1">
            <text:p>-1</text:p>
          </table:table-cell>
          <table:table-cell table:formula="of:=IF([.CL34]=10000;-1;[.CL34])" office:value-type="float" office:value="-1">
            <text:p>-1</text:p>
          </table:table-cell>
          <table:table-cell table:formula="of:=IF([.CM34]=10000;-1;[.CM34])" office:value-type="float" office:value="1">
            <text:p>1</text:p>
          </table:table-cell>
          <table:table-cell table:formula="of:=IF([.CN34]=10000;-1;[.CN34])" office:value-type="float" office:value="2">
            <text:p>2</text:p>
          </table:table-cell>
          <table:table-cell table:formula="of:=IF([.CO34]=10000;-1;[.CO34])" office:value-type="float" office:value="2">
            <text:p>2</text:p>
          </table:table-cell>
          <table:table-cell table:formula="of:=IF([.CP34]=10000;-1;[.CP34])" office:value-type="float" office:value="1">
            <text:p>1</text:p>
          </table:table-cell>
          <table:table-cell table:formula="of:=IF([.CQ34]=10000;-1;[.CQ34])" office:value-type="float" office:value="2">
            <text:p>2</text:p>
          </table:table-cell>
          <table:table-cell table:formula="of:=IF([.CR34]=10000;-1;[.CR34])" office:value-type="float" office:value="3">
            <text:p>3</text:p>
          </table:table-cell>
          <table:table-cell table:formula="of:=IF([.CS34]=10000;-1;[.CS34])" office:value-type="float" office:value="1">
            <text:p>1</text:p>
          </table:table-cell>
          <table:table-cell table:formula="of:=IF([.CT34]=10000;-1;[.CT34])" office:value-type="float" office:value="3">
            <text:p>3</text:p>
          </table:table-cell>
          <table:table-cell table:formula="of:=IF([.CU34]=10000;-1;[.CU34])" office:value-type="float" office:value="-1">
            <text:p>-1</text:p>
          </table:table-cell>
          <table:table-cell table:formula="of:=IF([.CV34]=10000;-1;[.CV34])" office:value-type="float" office:value="1">
            <text:p>1</text:p>
          </table:table-cell>
          <table:table-cell table:formula="of:=IF([.CW34]=10000;-1;[.CW34])" office:value-type="float" office:value="2">
            <text:p>2</text:p>
          </table:table-cell>
          <table:table-cell table:formula="of:=IF([.CX34]=10000;-1;[.CX34])" office:value-type="float" office:value="2">
            <text:p>2</text:p>
          </table:table-cell>
          <table:table-cell table:formula="of:=IF([.CY34]=10000;-1;[.CY34])" office:value-type="float" office:value="1">
            <text:p>1</text:p>
          </table:table-cell>
          <table:table-cell table:formula="of:=IF([.CZ34]=10000;-1;[.CZ34])" office:value-type="float" office:value="2">
            <text:p>2</text:p>
          </table:table-cell>
          <table:table-cell table:formula="of:=IF([.DA34]=10000;-1;[.DA34])" office:value-type="float" office:value="-1">
            <text:p>-1</text:p>
          </table:table-cell>
          <table:table-cell table:formula="of:=IF([.DB34]=10000;-1;[.DB34])" office:value-type="float" office:value="1">
            <text:p>1</text:p>
          </table:table-cell>
          <table:table-cell table:formula="of:=IF([.DC34]=10000;-1;[.DC34])" office:value-type="float" office:value="-1">
            <text:p>-1</text:p>
          </table:table-cell>
          <table:table-cell table:formula="of:=IF([.DD34]=10000;-1;[.DD34])" office:value-type="float" office:value="-1">
            <text:p>-1</text:p>
          </table:table-cell>
          <table:table-cell table:formula="of:=IF([.DE34]=10000;-1;[.DE34])" office:value-type="float" office:value="1">
            <text:p>1</text:p>
          </table:table-cell>
          <table:table-cell table:formula="of:=IF([.DF34]=10000;-1;[.DF34])" office:value-type="float" office:value="2">
            <text:p>2</text:p>
          </table:table-cell>
          <table:table-cell table:formula="of:=IF([.DG34]=10000;-1;[.DG34])" office:value-type="float" office:value="2">
            <text:p>2</text:p>
          </table:table-cell>
          <table:table-cell table:formula="of:=IF([.DH34]=10000;-1;[.DH34])" office:value-type="float" office:value="1">
            <text:p>1</text:p>
          </table:table-cell>
          <table:table-cell table:formula="of:=IF([.DI34]=10000;-1;[.DI34])" office:value-type="float" office:value="2">
            <text:p>2</text:p>
          </table:table-cell>
          <table:table-cell table:formula="of:=IF([.DJ34]=10000;-1;[.DJ34])" office:value-type="float" office:value="-1">
            <text:p>-1</text:p>
          </table:table-cell>
          <table:table-cell table:formula="of:=IF([.DK34]=10000;-1;[.DK34])" office:value-type="float" office:value="1">
            <text:p>1</text:p>
          </table:table-cell>
          <table:table-cell table:formula="of:=IF([.DL34]=10000;-1;[.DL34])" office:value-type="float" office:value="3">
            <text:p>3</text:p>
          </table:table-cell>
          <table:table-cell table:formula="of:=IF([.DM34]=10000;-1;[.DM34])" office:value-type="float" office:value="3">
            <text:p>3</text:p>
          </table:table-cell>
          <table:table-cell table:formula="of:=IF([.DN34]=10000;-1;[.DN34])" office:value-type="float" office:value="1">
            <text:p>1</text:p>
          </table:table-cell>
          <table:table-cell table:formula="of:=IF([.DO34]=10000;-1;[.DO34])" office:value-type="float" office:value="2">
            <text:p>2</text:p>
          </table:table-cell>
          <table:table-cell table:formula="of:=IF([.DP34]=10000;-1;[.DP34])" office:value-type="float" office:value="2">
            <text:p>2</text:p>
          </table:table-cell>
          <table:table-cell table:formula="of:=IF([.DQ34]=10000;-1;[.DQ34])" office:value-type="float" office:value="1">
            <text:p>1</text:p>
          </table:table-cell>
          <table:table-cell table:formula="of:=IF([.DR34]=10000;-1;[.DR34])" office:value-type="float" office:value="2">
            <text:p>2</text:p>
          </table:table-cell>
          <table:table-cell table:formula="of:=IF([.DS34]=10000;-1;[.DS34])" office:value-type="float" office:value="-1">
            <text:p>-1</text:p>
          </table:table-cell>
          <table:table-cell table:formula="of:=IF([.DT34]=10000;-1;[.DT34])" office:value-type="float" office:value="1">
            <text:p>1</text:p>
          </table:table-cell>
          <table:table-cell table:formula="of:=IF([.DU34]=10000;-1;[.DU34])" office:value-type="float" office:value="-1">
            <text:p>-1</text:p>
          </table:table-cell>
          <table:table-cell table:formula="of:=IF([.DV34]=10000;-1;[.DV34])" office:value-type="float" office:value="-1">
            <text:p>-1</text:p>
          </table:table-cell>
          <table:table-cell table:formula="of:=IF([.DW34]=10000;-1;[.DW34])" office:value-type="float" office:value="1">
            <text:p>1</text:p>
          </table:table-cell>
          <table:table-cell table:formula="of:=IF([.DX34]=10000;-1;[.DX34])" office:value-type="float" office:value="2">
            <text:p>2</text:p>
          </table:table-cell>
          <table:table-cell table:formula="of:=IF([.DY34]=10000;-1;[.DY34])" office:value-type="float" office:value="2">
            <text:p>2</text:p>
          </table:table-cell>
          <table:table-cell table:formula="of:=IF([.DZ34]=10000;-1;[.DZ34])" office:value-type="float" office:value="1">
            <text:p>1</text:p>
          </table:table-cell>
          <table:table-cell table:formula="of:=IF([.EA34]=10000;-1;[.EA34])" office:value-type="float" office:value="2">
            <text:p>2</text:p>
          </table:table-cell>
          <table:table-cell table:formula="of:=IF([.EB34]=10000;-1;[.EB34])" office:value-type="float" office:value="-1">
            <text:p>-1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123"/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Number</text:p>
          </table:table-cell>
          <table:table-cell table:formula="of:=CEILING(MAX([.J$8]-[.$E4];0)/[.$C4];1)" office:value-type="float" office:value="0">
            <text:p>0</text:p>
          </table:table-cell>
          <table:table-cell table:formula="of:=CEILING(MAX([.K$8]-[.$E4];0)/[.$C4];1)" office:value-type="float" office:value="1">
            <text:p>1</text:p>
          </table:table-cell>
          <table:table-cell table:formula="of:=CEILING(MAX([.L$8]-[.$E4];0)/[.$C4];1)" office:value-type="float" office:value="1">
            <text:p>1</text:p>
          </table:table-cell>
          <table:table-cell table:formula="of:=CEILING(MAX([.M$8]-[.$E4];0)/[.$C4];1)" office:value-type="float" office:value="1">
            <text:p>1</text:p>
          </table:table-cell>
          <table:table-cell table:formula="of:=CEILING(MAX([.N$8]-[.$E4];0)/[.$C4];1)" office:value-type="float" office:value="2">
            <text:p>2</text:p>
          </table:table-cell>
          <table:table-cell table:formula="of:=CEILING(MAX([.O$8]-[.$E4];0)/[.$C4];1)" office:value-type="float" office:value="2">
            <text:p>2</text:p>
          </table:table-cell>
          <table:table-cell table:formula="of:=CEILING(MAX([.P$8]-[.$E4];0)/[.$C4];1)" office:value-type="float" office:value="2">
            <text:p>2</text:p>
          </table:table-cell>
          <table:table-cell table:formula="of:=CEILING(MAX([.Q$8]-[.$E4];0)/[.$C4];1)" office:value-type="float" office:value="3">
            <text:p>3</text:p>
          </table:table-cell>
          <table:table-cell table:formula="of:=CEILING(MAX([.R$8]-[.$E4];0)/[.$C4];1)" office:value-type="float" office:value="3">
            <text:p>3</text:p>
          </table:table-cell>
          <table:table-cell table:formula="of:=CEILING(MAX([.S$8]-[.$E4];0)/[.$C4];1)" office:value-type="float" office:value="3">
            <text:p>3</text:p>
          </table:table-cell>
          <table:table-cell table:formula="of:=CEILING(MAX([.T$8]-[.$E4];0)/[.$C4];1)" office:value-type="float" office:value="4">
            <text:p>4</text:p>
          </table:table-cell>
          <table:table-cell table:formula="of:=CEILING(MAX([.U$8]-[.$E4];0)/[.$C4];1)" office:value-type="float" office:value="4">
            <text:p>4</text:p>
          </table:table-cell>
          <table:table-cell table:formula="of:=CEILING(MAX([.V$8]-[.$E4];0)/[.$C4];1)" office:value-type="float" office:value="4">
            <text:p>4</text:p>
          </table:table-cell>
          <table:table-cell table:formula="of:=CEILING(MAX([.W$8]-[.$E4];0)/[.$C4];1)" office:value-type="float" office:value="5">
            <text:p>5</text:p>
          </table:table-cell>
          <table:table-cell table:formula="of:=CEILING(MAX([.X$8]-[.$E4];0)/[.$C4];1)" office:value-type="float" office:value="5">
            <text:p>5</text:p>
          </table:table-cell>
          <table:table-cell table:formula="of:=CEILING(MAX([.Y$8]-[.$E4];0)/[.$C4];1)" office:value-type="float" office:value="5">
            <text:p>5</text:p>
          </table:table-cell>
          <table:table-cell table:formula="of:=CEILING(MAX([.Z$8]-[.$E4];0)/[.$C4];1)" office:value-type="float" office:value="6">
            <text:p>6</text:p>
          </table:table-cell>
          <table:table-cell table:formula="of:=CEILING(MAX([.AA$8]-[.$E4];0)/[.$C4];1)" office:value-type="float" office:value="6">
            <text:p>6</text:p>
          </table:table-cell>
          <table:table-cell table:formula="of:=CEILING(MAX([.AB$8]-[.$E4];0)/[.$C4];1)" office:value-type="float" office:value="6">
            <text:p>6</text:p>
          </table:table-cell>
          <table:table-cell table:formula="of:=CEILING(MAX([.AC$8]-[.$E4];0)/[.$C4];1)" office:value-type="float" office:value="7">
            <text:p>7</text:p>
          </table:table-cell>
          <table:table-cell table:formula="of:=CEILING(MAX([.AD$8]-[.$E4];0)/[.$C4];1)" office:value-type="float" office:value="7">
            <text:p>7</text:p>
          </table:table-cell>
          <table:table-cell table:formula="of:=CEILING(MAX([.AE$8]-[.$E4];0)/[.$C4];1)" office:value-type="float" office:value="7">
            <text:p>7</text:p>
          </table:table-cell>
          <table:table-cell table:formula="of:=CEILING(MAX([.AF$8]-[.$E4];0)/[.$C4];1)" office:value-type="float" office:value="8">
            <text:p>8</text:p>
          </table:table-cell>
          <table:table-cell table:formula="of:=CEILING(MAX([.AG$8]-[.$E4];0)/[.$C4];1)" office:value-type="float" office:value="8">
            <text:p>8</text:p>
          </table:table-cell>
          <table:table-cell table:formula="of:=CEILING(MAX([.AH$8]-[.$E4];0)/[.$C4];1)" office:value-type="float" office:value="8">
            <text:p>8</text:p>
          </table:table-cell>
          <table:table-cell table:formula="of:=CEILING(MAX([.AI$8]-[.$E4];0)/[.$C4];1)" office:value-type="float" office:value="9">
            <text:p>9</text:p>
          </table:table-cell>
          <table:table-cell table:formula="of:=CEILING(MAX([.AJ$8]-[.$E4];0)/[.$C4];1)" office:value-type="float" office:value="9">
            <text:p>9</text:p>
          </table:table-cell>
          <table:table-cell table:formula="of:=CEILING(MAX([.AK$8]-[.$E4];0)/[.$C4];1)" office:value-type="float" office:value="9">
            <text:p>9</text:p>
          </table:table-cell>
          <table:table-cell table:formula="of:=CEILING(MAX([.AL$8]-[.$E4];0)/[.$C4];1)" office:value-type="float" office:value="10">
            <text:p>10</text:p>
          </table:table-cell>
          <table:table-cell table:formula="of:=CEILING(MAX([.AM$8]-[.$E4];0)/[.$C4];1)" office:value-type="float" office:value="10">
            <text:p>10</text:p>
          </table:table-cell>
          <table:table-cell table:formula="of:=CEILING(MAX([.AN$8]-[.$E4];0)/[.$C4];1)" office:value-type="float" office:value="10">
            <text:p>10</text:p>
          </table:table-cell>
          <table:table-cell table:formula="of:=CEILING(MAX([.AO$8]-[.$E4];0)/[.$C4];1)" office:value-type="float" office:value="11">
            <text:p>11</text:p>
          </table:table-cell>
          <table:table-cell table:formula="of:=CEILING(MAX([.AP$8]-[.$E4];0)/[.$C4];1)" office:value-type="float" office:value="11">
            <text:p>11</text:p>
          </table:table-cell>
          <table:table-cell table:formula="of:=CEILING(MAX([.AQ$8]-[.$E4];0)/[.$C4];1)" office:value-type="float" office:value="11">
            <text:p>11</text:p>
          </table:table-cell>
          <table:table-cell table:formula="of:=CEILING(MAX([.AR$8]-[.$E4];0)/[.$C4];1)" office:value-type="float" office:value="12">
            <text:p>12</text:p>
          </table:table-cell>
          <table:table-cell table:formula="of:=CEILING(MAX([.AS$8]-[.$E4];0)/[.$C4];1)" office:value-type="float" office:value="12">
            <text:p>12</text:p>
          </table:table-cell>
          <table:table-cell table:formula="of:=CEILING(MAX([.AT$8]-[.$E4];0)/[.$C4];1)" office:value-type="float" office:value="12">
            <text:p>12</text:p>
          </table:table-cell>
          <table:table-cell table:formula="of:=CEILING(MAX([.AU$8]-[.$E4];0)/[.$C4];1)" office:value-type="float" office:value="13">
            <text:p>13</text:p>
          </table:table-cell>
          <table:table-cell table:formula="of:=CEILING(MAX([.AV$8]-[.$E4];0)/[.$C4];1)" office:value-type="float" office:value="13">
            <text:p>13</text:p>
          </table:table-cell>
          <table:table-cell table:formula="of:=CEILING(MAX([.AW$8]-[.$E4];0)/[.$C4];1)" office:value-type="float" office:value="13">
            <text:p>13</text:p>
          </table:table-cell>
          <table:table-cell table:formula="of:=CEILING(MAX([.AX$8]-[.$E4];0)/[.$C4];1)" office:value-type="float" office:value="14">
            <text:p>14</text:p>
          </table:table-cell>
          <table:table-cell table:formula="of:=CEILING(MAX([.AY$8]-[.$E4];0)/[.$C4];1)" office:value-type="float" office:value="14">
            <text:p>14</text:p>
          </table:table-cell>
          <table:table-cell table:formula="of:=CEILING(MAX([.AZ$8]-[.$E4];0)/[.$C4];1)" office:value-type="float" office:value="14">
            <text:p>14</text:p>
          </table:table-cell>
          <table:table-cell table:formula="of:=CEILING(MAX([.BA$8]-[.$E4];0)/[.$C4];1)" office:value-type="float" office:value="15">
            <text:p>15</text:p>
          </table:table-cell>
          <table:table-cell table:formula="of:=CEILING(MAX([.BB$8]-[.$E4];0)/[.$C4];1)" office:value-type="float" office:value="15">
            <text:p>15</text:p>
          </table:table-cell>
          <table:table-cell table:formula="of:=CEILING(MAX([.BC$8]-[.$E4];0)/[.$C4];1)" office:value-type="float" office:value="15">
            <text:p>15</text:p>
          </table:table-cell>
          <table:table-cell table:formula="of:=CEILING(MAX([.BD$8]-[.$E4];0)/[.$C4];1)" office:value-type="float" office:value="16">
            <text:p>16</text:p>
          </table:table-cell>
          <table:table-cell table:formula="of:=CEILING(MAX([.BE$8]-[.$E4];0)/[.$C4];1)" office:value-type="float" office:value="16">
            <text:p>16</text:p>
          </table:table-cell>
          <table:table-cell table:formula="of:=CEILING(MAX([.BF$8]-[.$E4];0)/[.$C4];1)" office:value-type="float" office:value="16">
            <text:p>16</text:p>
          </table:table-cell>
          <table:table-cell table:formula="of:=CEILING(MAX([.BG$8]-[.$E4];0)/[.$C4];1)" office:value-type="float" office:value="17">
            <text:p>17</text:p>
          </table:table-cell>
          <table:table-cell table:formula="of:=CEILING(MAX([.BH$8]-[.$E4];0)/[.$C4];1)" office:value-type="float" office:value="17">
            <text:p>17</text:p>
          </table:table-cell>
          <table:table-cell table:formula="of:=CEILING(MAX([.BI$8]-[.$E4];0)/[.$C4];1)" office:value-type="float" office:value="17">
            <text:p>17</text:p>
          </table:table-cell>
          <table:table-cell table:formula="of:=CEILING(MAX([.BJ$8]-[.$E4];0)/[.$C4];1)" office:value-type="float" office:value="18">
            <text:p>18</text:p>
          </table:table-cell>
          <table:table-cell table:formula="of:=CEILING(MAX([.BK$8]-[.$E4];0)/[.$C4];1)" office:value-type="float" office:value="18">
            <text:p>18</text:p>
          </table:table-cell>
          <table:table-cell table:formula="of:=CEILING(MAX([.BL$8]-[.$E4];0)/[.$C4];1)" office:value-type="float" office:value="18">
            <text:p>18</text:p>
          </table:table-cell>
          <table:table-cell table:formula="of:=CEILING(MAX([.BM$8]-[.$E4];0)/[.$C4];1)" office:value-type="float" office:value="19">
            <text:p>19</text:p>
          </table:table-cell>
          <table:table-cell table:formula="of:=CEILING(MAX([.BN$8]-[.$E4];0)/[.$C4];1)" office:value-type="float" office:value="19">
            <text:p>19</text:p>
          </table:table-cell>
          <table:table-cell table:formula="of:=CEILING(MAX([.BO$8]-[.$E4];0)/[.$C4];1)" office:value-type="float" office:value="19">
            <text:p>19</text:p>
          </table:table-cell>
          <table:table-cell table:formula="of:=CEILING(MAX([.BP$8]-[.$E4];0)/[.$C4];1)" office:value-type="float" office:value="20">
            <text:p>20</text:p>
          </table:table-cell>
          <table:table-cell table:formula="of:=CEILING(MAX([.BQ$8]-[.$E4];0)/[.$C4];1)" office:value-type="float" office:value="20">
            <text:p>20</text:p>
          </table:table-cell>
          <table:table-cell table:formula="of:=CEILING(MAX([.BR$8]-[.$E4];0)/[.$C4];1)" office:value-type="float" office:value="20">
            <text:p>20</text:p>
          </table:table-cell>
          <table:table-cell table:formula="of:=CEILING(MAX([.BS$8]-[.$E4];0)/[.$C4];1)" office:value-type="float" office:value="21">
            <text:p>21</text:p>
          </table:table-cell>
          <table:table-cell table:formula="of:=CEILING(MAX([.BT$8]-[.$E4];0)/[.$C4];1)" office:value-type="float" office:value="21">
            <text:p>21</text:p>
          </table:table-cell>
          <table:table-cell table:formula="of:=CEILING(MAX([.BU$8]-[.$E4];0)/[.$C4];1)" office:value-type="float" office:value="21">
            <text:p>21</text:p>
          </table:table-cell>
          <table:table-cell table:formula="of:=CEILING(MAX([.BV$8]-[.$E4];0)/[.$C4];1)" office:value-type="float" office:value="22">
            <text:p>22</text:p>
          </table:table-cell>
          <table:table-cell table:formula="of:=CEILING(MAX([.BW$8]-[.$E4];0)/[.$C4];1)" office:value-type="float" office:value="22">
            <text:p>22</text:p>
          </table:table-cell>
          <table:table-cell table:formula="of:=CEILING(MAX([.BX$8]-[.$E4];0)/[.$C4];1)" office:value-type="float" office:value="22">
            <text:p>22</text:p>
          </table:table-cell>
          <table:table-cell table:formula="of:=CEILING(MAX([.BY$8]-[.$E4];0)/[.$C4];1)" office:value-type="float" office:value="23">
            <text:p>23</text:p>
          </table:table-cell>
          <table:table-cell table:formula="of:=CEILING(MAX([.BZ$8]-[.$E4];0)/[.$C4];1)" office:value-type="float" office:value="23">
            <text:p>23</text:p>
          </table:table-cell>
          <table:table-cell table:formula="of:=CEILING(MAX([.CA$8]-[.$E4];0)/[.$C4];1)" office:value-type="float" office:value="23">
            <text:p>23</text:p>
          </table:table-cell>
          <table:table-cell table:formula="of:=CEILING(MAX([.CB$8]-[.$E4];0)/[.$C4];1)" office:value-type="float" office:value="24">
            <text:p>24</text:p>
          </table:table-cell>
          <table:table-cell table:formula="of:=CEILING(MAX([.CC$8]-[.$E4];0)/[.$C4];1)" office:value-type="float" office:value="24">
            <text:p>24</text:p>
          </table:table-cell>
          <table:table-cell table:formula="of:=CEILING(MAX([.CD$8]-[.$E4];0)/[.$C4];1)" office:value-type="float" office:value="24">
            <text:p>24</text:p>
          </table:table-cell>
          <table:table-cell table:formula="of:=CEILING(MAX([.CE$8]-[.$E4];0)/[.$C4];1)" office:value-type="float" office:value="25">
            <text:p>25</text:p>
          </table:table-cell>
          <table:table-cell table:formula="of:=CEILING(MAX([.CF$8]-[.$E4];0)/[.$C4];1)" office:value-type="float" office:value="25">
            <text:p>25</text:p>
          </table:table-cell>
          <table:table-cell table:formula="of:=CEILING(MAX([.CG$8]-[.$E4];0)/[.$C4];1)" office:value-type="float" office:value="25">
            <text:p>25</text:p>
          </table:table-cell>
          <table:table-cell table:formula="of:=CEILING(MAX([.CH$8]-[.$E4];0)/[.$C4];1)" office:value-type="float" office:value="26">
            <text:p>26</text:p>
          </table:table-cell>
          <table:table-cell table:formula="of:=CEILING(MAX([.CI$8]-[.$E4];0)/[.$C4];1)" office:value-type="float" office:value="26">
            <text:p>26</text:p>
          </table:table-cell>
          <table:table-cell table:formula="of:=CEILING(MAX([.CJ$8]-[.$E4];0)/[.$C4];1)" office:value-type="float" office:value="26">
            <text:p>26</text:p>
          </table:table-cell>
          <table:table-cell table:formula="of:=CEILING(MAX([.CK$8]-[.$E4];0)/[.$C4];1)" office:value-type="float" office:value="27">
            <text:p>27</text:p>
          </table:table-cell>
          <table:table-cell table:formula="of:=CEILING(MAX([.CL$8]-[.$E4];0)/[.$C4];1)" office:value-type="float" office:value="27">
            <text:p>27</text:p>
          </table:table-cell>
          <table:table-cell table:formula="of:=CEILING(MAX([.CM$8]-[.$E4];0)/[.$C4];1)" office:value-type="float" office:value="27">
            <text:p>27</text:p>
          </table:table-cell>
          <table:table-cell table:formula="of:=CEILING(MAX([.CN$8]-[.$E4];0)/[.$C4];1)" office:value-type="float" office:value="28">
            <text:p>28</text:p>
          </table:table-cell>
          <table:table-cell table:formula="of:=CEILING(MAX([.CO$8]-[.$E4];0)/[.$C4];1)" office:value-type="float" office:value="28">
            <text:p>28</text:p>
          </table:table-cell>
          <table:table-cell table:formula="of:=CEILING(MAX([.CP$8]-[.$E4];0)/[.$C4];1)" office:value-type="float" office:value="28">
            <text:p>28</text:p>
          </table:table-cell>
          <table:table-cell table:formula="of:=CEILING(MAX([.CQ$8]-[.$E4];0)/[.$C4];1)" office:value-type="float" office:value="29">
            <text:p>29</text:p>
          </table:table-cell>
          <table:table-cell table:formula="of:=CEILING(MAX([.CR$8]-[.$E4];0)/[.$C4];1)" office:value-type="float" office:value="29">
            <text:p>29</text:p>
          </table:table-cell>
          <table:table-cell table:formula="of:=CEILING(MAX([.CS$8]-[.$E4];0)/[.$C4];1)" office:value-type="float" office:value="29">
            <text:p>29</text:p>
          </table:table-cell>
          <table:table-cell table:formula="of:=CEILING(MAX([.CT$8]-[.$E4];0)/[.$C4];1)" office:value-type="float" office:value="30">
            <text:p>30</text:p>
          </table:table-cell>
          <table:table-cell table:formula="of:=CEILING(MAX([.CU$8]-[.$E4];0)/[.$C4];1)" office:value-type="float" office:value="30">
            <text:p>30</text:p>
          </table:table-cell>
          <table:table-cell table:formula="of:=CEILING(MAX([.CV$8]-[.$E4];0)/[.$C4];1)" office:value-type="float" office:value="30">
            <text:p>30</text:p>
          </table:table-cell>
          <table:table-cell table:formula="of:=CEILING(MAX([.CW$8]-[.$E4];0)/[.$C4];1)" office:value-type="float" office:value="31">
            <text:p>31</text:p>
          </table:table-cell>
          <table:table-cell table:formula="of:=CEILING(MAX([.CX$8]-[.$E4];0)/[.$C4];1)" office:value-type="float" office:value="31">
            <text:p>31</text:p>
          </table:table-cell>
          <table:table-cell table:formula="of:=CEILING(MAX([.CY$8]-[.$E4];0)/[.$C4];1)" office:value-type="float" office:value="31">
            <text:p>31</text:p>
          </table:table-cell>
          <table:table-cell table:formula="of:=CEILING(MAX([.CZ$8]-[.$E4];0)/[.$C4];1)" office:value-type="float" office:value="32">
            <text:p>32</text:p>
          </table:table-cell>
          <table:table-cell table:formula="of:=CEILING(MAX([.DA$8]-[.$E4];0)/[.$C4];1)" office:value-type="float" office:value="32">
            <text:p>32</text:p>
          </table:table-cell>
          <table:table-cell table:formula="of:=CEILING(MAX([.DB$8]-[.$E4];0)/[.$C4];1)" office:value-type="float" office:value="32">
            <text:p>32</text:p>
          </table:table-cell>
          <table:table-cell table:formula="of:=CEILING(MAX([.DC$8]-[.$E4];0)/[.$C4];1)" office:value-type="float" office:value="33">
            <text:p>33</text:p>
          </table:table-cell>
          <table:table-cell table:formula="of:=CEILING(MAX([.DD$8]-[.$E4];0)/[.$C4];1)" office:value-type="float" office:value="33">
            <text:p>33</text:p>
          </table:table-cell>
          <table:table-cell table:formula="of:=CEILING(MAX([.DE$8]-[.$E4];0)/[.$C4];1)" office:value-type="float" office:value="33">
            <text:p>33</text:p>
          </table:table-cell>
          <table:table-cell table:formula="of:=CEILING(MAX([.DF$8]-[.$E4];0)/[.$C4];1)" office:value-type="float" office:value="34">
            <text:p>34</text:p>
          </table:table-cell>
          <table:table-cell table:formula="of:=CEILING(MAX([.DG$8]-[.$E4];0)/[.$C4];1)" office:value-type="float" office:value="34">
            <text:p>34</text:p>
          </table:table-cell>
          <table:table-cell table:formula="of:=CEILING(MAX([.DH$8]-[.$E4];0)/[.$C4];1)" office:value-type="float" office:value="34">
            <text:p>34</text:p>
          </table:table-cell>
          <table:table-cell table:formula="of:=CEILING(MAX([.DI$8]-[.$E4];0)/[.$C4];1)" office:value-type="float" office:value="35">
            <text:p>35</text:p>
          </table:table-cell>
          <table:table-cell table:formula="of:=CEILING(MAX([.DJ$8]-[.$E4];0)/[.$C4];1)" office:value-type="float" office:value="35">
            <text:p>35</text:p>
          </table:table-cell>
          <table:table-cell table:formula="of:=CEILING(MAX([.DK$8]-[.$E4];0)/[.$C4];1)" office:value-type="float" office:value="35">
            <text:p>35</text:p>
          </table:table-cell>
          <table:table-cell table:formula="of:=CEILING(MAX([.DL$8]-[.$E4];0)/[.$C4];1)" office:value-type="float" office:value="36">
            <text:p>36</text:p>
          </table:table-cell>
          <table:table-cell table:formula="of:=CEILING(MAX([.DM$8]-[.$E4];0)/[.$C4];1)" office:value-type="float" office:value="36">
            <text:p>36</text:p>
          </table:table-cell>
          <table:table-cell table:formula="of:=CEILING(MAX([.DN$8]-[.$E4];0)/[.$C4];1)" office:value-type="float" office:value="36">
            <text:p>36</text:p>
          </table:table-cell>
          <table:table-cell table:formula="of:=CEILING(MAX([.DO$8]-[.$E4];0)/[.$C4];1)" office:value-type="float" office:value="37">
            <text:p>37</text:p>
          </table:table-cell>
          <table:table-cell table:formula="of:=CEILING(MAX([.DP$8]-[.$E4];0)/[.$C4];1)" office:value-type="float" office:value="37">
            <text:p>37</text:p>
          </table:table-cell>
          <table:table-cell table:formula="of:=CEILING(MAX([.DQ$8]-[.$E4];0)/[.$C4];1)" office:value-type="float" office:value="37">
            <text:p>37</text:p>
          </table:table-cell>
          <table:table-cell table:formula="of:=CEILING(MAX([.DR$8]-[.$E4];0)/[.$C4];1)" office:value-type="float" office:value="38">
            <text:p>38</text:p>
          </table:table-cell>
          <table:table-cell table:formula="of:=CEILING(MAX([.DS$8]-[.$E4];0)/[.$C4];1)" office:value-type="float" office:value="38">
            <text:p>38</text:p>
          </table:table-cell>
          <table:table-cell table:formula="of:=CEILING(MAX([.DT$8]-[.$E4];0)/[.$C4];1)" office:value-type="float" office:value="38">
            <text:p>38</text:p>
          </table:table-cell>
          <table:table-cell table:formula="of:=CEILING(MAX([.DU$8]-[.$E4];0)/[.$C4];1)" office:value-type="float" office:value="39">
            <text:p>39</text:p>
          </table:table-cell>
          <table:table-cell table:formula="of:=CEILING(MAX([.DV$8]-[.$E4];0)/[.$C4];1)" office:value-type="float" office:value="39">
            <text:p>39</text:p>
          </table:table-cell>
          <table:table-cell table:formula="of:=CEILING(MAX([.DW$8]-[.$E4];0)/[.$C4];1)" office:value-type="float" office:value="39">
            <text:p>39</text:p>
          </table:table-cell>
          <table:table-cell table:formula="of:=CEILING(MAX([.DX$8]-[.$E4];0)/[.$C4];1)" office:value-type="float" office:value="40">
            <text:p>40</text:p>
          </table:table-cell>
          <table:table-cell table:formula="of:=CEILING(MAX([.DY$8]-[.$E4];0)/[.$C4];1)" office:value-type="float" office:value="40">
            <text:p>40</text:p>
          </table:table-cell>
          <table:table-cell table:formula="of:=CEILING(MAX([.DZ$8]-[.$E4];0)/[.$C4];1)" office:value-type="float" office:value="40">
            <text:p>40</text:p>
          </table:table-cell>
          <table:table-cell table:formula="of:=CEILING(MAX([.EA$8]-[.$E4];0)/[.$C4];1)" office:value-type="float" office:value="41">
            <text:p>41</text:p>
          </table:table-cell>
          <table:table-cell table:formula="of:=CEILING(MAX([.EB$8]-[.$E4];0)/[.$C4];1)" office:value-type="float" office:value="41">
            <text:p>41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of instances</text:p>
          </table:table-cell>
          <table:table-cell table:formula="of:=CEILING(MAX([.J$8]-[.$E5];0)/[.$C5];1)" office:value-type="float" office:value="0">
            <text:p>0</text:p>
          </table:table-cell>
          <table:table-cell table:formula="of:=CEILING(MAX([.K$8]-[.$E5];0)/[.$C5];1)" office:value-type="float" office:value="1">
            <text:p>1</text:p>
          </table:table-cell>
          <table:table-cell table:formula="of:=CEILING(MAX([.L$8]-[.$E5];0)/[.$C5];1)" office:value-type="float" office:value="1">
            <text:p>1</text:p>
          </table:table-cell>
          <table:table-cell table:formula="of:=CEILING(MAX([.M$8]-[.$E5];0)/[.$C5];1)" office:value-type="float" office:value="1">
            <text:p>1</text:p>
          </table:table-cell>
          <table:table-cell table:formula="of:=CEILING(MAX([.N$8]-[.$E5];0)/[.$C5];1)" office:value-type="float" office:value="1">
            <text:p>1</text:p>
          </table:table-cell>
          <table:table-cell table:formula="of:=CEILING(MAX([.O$8]-[.$E5];0)/[.$C5];1)" office:value-type="float" office:value="1">
            <text:p>1</text:p>
          </table:table-cell>
          <table:table-cell table:formula="of:=CEILING(MAX([.P$8]-[.$E5];0)/[.$C5];1)" office:value-type="float" office:value="1">
            <text:p>1</text:p>
          </table:table-cell>
          <table:table-cell table:formula="of:=CEILING(MAX([.Q$8]-[.$E5];0)/[.$C5];1)" office:value-type="float" office:value="1">
            <text:p>1</text:p>
          </table:table-cell>
          <table:table-cell table:formula="of:=CEILING(MAX([.R$8]-[.$E5];0)/[.$C5];1)" office:value-type="float" office:value="1">
            <text:p>1</text:p>
          </table:table-cell>
          <table:table-cell table:formula="of:=CEILING(MAX([.S$8]-[.$E5];0)/[.$C5];1)" office:value-type="float" office:value="1">
            <text:p>1</text:p>
          </table:table-cell>
          <table:table-cell table:formula="of:=CEILING(MAX([.T$8]-[.$E5];0)/[.$C5];1)" office:value-type="float" office:value="2">
            <text:p>2</text:p>
          </table:table-cell>
          <table:table-cell table:formula="of:=CEILING(MAX([.U$8]-[.$E5];0)/[.$C5];1)" office:value-type="float" office:value="2">
            <text:p>2</text:p>
          </table:table-cell>
          <table:table-cell table:formula="of:=CEILING(MAX([.V$8]-[.$E5];0)/[.$C5];1)" office:value-type="float" office:value="2">
            <text:p>2</text:p>
          </table:table-cell>
          <table:table-cell table:formula="of:=CEILING(MAX([.W$8]-[.$E5];0)/[.$C5];1)" office:value-type="float" office:value="2">
            <text:p>2</text:p>
          </table:table-cell>
          <table:table-cell table:formula="of:=CEILING(MAX([.X$8]-[.$E5];0)/[.$C5];1)" office:value-type="float" office:value="2">
            <text:p>2</text:p>
          </table:table-cell>
          <table:table-cell table:formula="of:=CEILING(MAX([.Y$8]-[.$E5];0)/[.$C5];1)" office:value-type="float" office:value="2">
            <text:p>2</text:p>
          </table:table-cell>
          <table:table-cell table:formula="of:=CEILING(MAX([.Z$8]-[.$E5];0)/[.$C5];1)" office:value-type="float" office:value="2">
            <text:p>2</text:p>
          </table:table-cell>
          <table:table-cell table:formula="of:=CEILING(MAX([.AA$8]-[.$E5];0)/[.$C5];1)" office:value-type="float" office:value="2">
            <text:p>2</text:p>
          </table:table-cell>
          <table:table-cell table:formula="of:=CEILING(MAX([.AB$8]-[.$E5];0)/[.$C5];1)" office:value-type="float" office:value="2">
            <text:p>2</text:p>
          </table:table-cell>
          <table:table-cell table:formula="of:=CEILING(MAX([.AC$8]-[.$E5];0)/[.$C5];1)" office:value-type="float" office:value="3">
            <text:p>3</text:p>
          </table:table-cell>
          <table:table-cell table:formula="of:=CEILING(MAX([.AD$8]-[.$E5];0)/[.$C5];1)" office:value-type="float" office:value="3">
            <text:p>3</text:p>
          </table:table-cell>
          <table:table-cell table:formula="of:=CEILING(MAX([.AE$8]-[.$E5];0)/[.$C5];1)" office:value-type="float" office:value="3">
            <text:p>3</text:p>
          </table:table-cell>
          <table:table-cell table:formula="of:=CEILING(MAX([.AF$8]-[.$E5];0)/[.$C5];1)" office:value-type="float" office:value="3">
            <text:p>3</text:p>
          </table:table-cell>
          <table:table-cell table:formula="of:=CEILING(MAX([.AG$8]-[.$E5];0)/[.$C5];1)" office:value-type="float" office:value="3">
            <text:p>3</text:p>
          </table:table-cell>
          <table:table-cell table:formula="of:=CEILING(MAX([.AH$8]-[.$E5];0)/[.$C5];1)" office:value-type="float" office:value="3">
            <text:p>3</text:p>
          </table:table-cell>
          <table:table-cell table:formula="of:=CEILING(MAX([.AI$8]-[.$E5];0)/[.$C5];1)" office:value-type="float" office:value="3">
            <text:p>3</text:p>
          </table:table-cell>
          <table:table-cell table:formula="of:=CEILING(MAX([.AJ$8]-[.$E5];0)/[.$C5];1)" office:value-type="float" office:value="3">
            <text:p>3</text:p>
          </table:table-cell>
          <table:table-cell table:formula="of:=CEILING(MAX([.AK$8]-[.$E5];0)/[.$C5];1)" office:value-type="float" office:value="3">
            <text:p>3</text:p>
          </table:table-cell>
          <table:table-cell table:formula="of:=CEILING(MAX([.AL$8]-[.$E5];0)/[.$C5];1)" office:value-type="float" office:value="4">
            <text:p>4</text:p>
          </table:table-cell>
          <table:table-cell table:formula="of:=CEILING(MAX([.AM$8]-[.$E5];0)/[.$C5];1)" office:value-type="float" office:value="4">
            <text:p>4</text:p>
          </table:table-cell>
          <table:table-cell table:formula="of:=CEILING(MAX([.AN$8]-[.$E5];0)/[.$C5];1)" office:value-type="float" office:value="4">
            <text:p>4</text:p>
          </table:table-cell>
          <table:table-cell table:formula="of:=CEILING(MAX([.AO$8]-[.$E5];0)/[.$C5];1)" office:value-type="float" office:value="4">
            <text:p>4</text:p>
          </table:table-cell>
          <table:table-cell table:formula="of:=CEILING(MAX([.AP$8]-[.$E5];0)/[.$C5];1)" office:value-type="float" office:value="4">
            <text:p>4</text:p>
          </table:table-cell>
          <table:table-cell table:formula="of:=CEILING(MAX([.AQ$8]-[.$E5];0)/[.$C5];1)" office:value-type="float" office:value="4">
            <text:p>4</text:p>
          </table:table-cell>
          <table:table-cell table:formula="of:=CEILING(MAX([.AR$8]-[.$E5];0)/[.$C5];1)" office:value-type="float" office:value="4">
            <text:p>4</text:p>
          </table:table-cell>
          <table:table-cell table:formula="of:=CEILING(MAX([.AS$8]-[.$E5];0)/[.$C5];1)" office:value-type="float" office:value="4">
            <text:p>4</text:p>
          </table:table-cell>
          <table:table-cell table:formula="of:=CEILING(MAX([.AT$8]-[.$E5];0)/[.$C5];1)" office:value-type="float" office:value="4">
            <text:p>4</text:p>
          </table:table-cell>
          <table:table-cell table:formula="of:=CEILING(MAX([.AU$8]-[.$E5];0)/[.$C5];1)" office:value-type="float" office:value="5">
            <text:p>5</text:p>
          </table:table-cell>
          <table:table-cell table:formula="of:=CEILING(MAX([.AV$8]-[.$E5];0)/[.$C5];1)" office:value-type="float" office:value="5">
            <text:p>5</text:p>
          </table:table-cell>
          <table:table-cell table:formula="of:=CEILING(MAX([.AW$8]-[.$E5];0)/[.$C5];1)" office:value-type="float" office:value="5">
            <text:p>5</text:p>
          </table:table-cell>
          <table:table-cell table:formula="of:=CEILING(MAX([.AX$8]-[.$E5];0)/[.$C5];1)" office:value-type="float" office:value="5">
            <text:p>5</text:p>
          </table:table-cell>
          <table:table-cell table:formula="of:=CEILING(MAX([.AY$8]-[.$E5];0)/[.$C5];1)" office:value-type="float" office:value="5">
            <text:p>5</text:p>
          </table:table-cell>
          <table:table-cell table:formula="of:=CEILING(MAX([.AZ$8]-[.$E5];0)/[.$C5];1)" office:value-type="float" office:value="5">
            <text:p>5</text:p>
          </table:table-cell>
          <table:table-cell table:formula="of:=CEILING(MAX([.BA$8]-[.$E5];0)/[.$C5];1)" office:value-type="float" office:value="5">
            <text:p>5</text:p>
          </table:table-cell>
          <table:table-cell table:formula="of:=CEILING(MAX([.BB$8]-[.$E5];0)/[.$C5];1)" office:value-type="float" office:value="5">
            <text:p>5</text:p>
          </table:table-cell>
          <table:table-cell table:formula="of:=CEILING(MAX([.BC$8]-[.$E5];0)/[.$C5];1)" office:value-type="float" office:value="5">
            <text:p>5</text:p>
          </table:table-cell>
          <table:table-cell table:formula="of:=CEILING(MAX([.BD$8]-[.$E5];0)/[.$C5];1)" office:value-type="float" office:value="6">
            <text:p>6</text:p>
          </table:table-cell>
          <table:table-cell table:formula="of:=CEILING(MAX([.BE$8]-[.$E5];0)/[.$C5];1)" office:value-type="float" office:value="6">
            <text:p>6</text:p>
          </table:table-cell>
          <table:table-cell table:formula="of:=CEILING(MAX([.BF$8]-[.$E5];0)/[.$C5];1)" office:value-type="float" office:value="6">
            <text:p>6</text:p>
          </table:table-cell>
          <table:table-cell table:formula="of:=CEILING(MAX([.BG$8]-[.$E5];0)/[.$C5];1)" office:value-type="float" office:value="6">
            <text:p>6</text:p>
          </table:table-cell>
          <table:table-cell table:formula="of:=CEILING(MAX([.BH$8]-[.$E5];0)/[.$C5];1)" office:value-type="float" office:value="6">
            <text:p>6</text:p>
          </table:table-cell>
          <table:table-cell table:formula="of:=CEILING(MAX([.BI$8]-[.$E5];0)/[.$C5];1)" office:value-type="float" office:value="6">
            <text:p>6</text:p>
          </table:table-cell>
          <table:table-cell table:formula="of:=CEILING(MAX([.BJ$8]-[.$E5];0)/[.$C5];1)" office:value-type="float" office:value="6">
            <text:p>6</text:p>
          </table:table-cell>
          <table:table-cell table:formula="of:=CEILING(MAX([.BK$8]-[.$E5];0)/[.$C5];1)" office:value-type="float" office:value="6">
            <text:p>6</text:p>
          </table:table-cell>
          <table:table-cell table:formula="of:=CEILING(MAX([.BL$8]-[.$E5];0)/[.$C5];1)" office:value-type="float" office:value="6">
            <text:p>6</text:p>
          </table:table-cell>
          <table:table-cell table:formula="of:=CEILING(MAX([.BM$8]-[.$E5];0)/[.$C5];1)" office:value-type="float" office:value="7">
            <text:p>7</text:p>
          </table:table-cell>
          <table:table-cell table:formula="of:=CEILING(MAX([.BN$8]-[.$E5];0)/[.$C5];1)" office:value-type="float" office:value="7">
            <text:p>7</text:p>
          </table:table-cell>
          <table:table-cell table:formula="of:=CEILING(MAX([.BO$8]-[.$E5];0)/[.$C5];1)" office:value-type="float" office:value="7">
            <text:p>7</text:p>
          </table:table-cell>
          <table:table-cell table:formula="of:=CEILING(MAX([.BP$8]-[.$E5];0)/[.$C5];1)" office:value-type="float" office:value="7">
            <text:p>7</text:p>
          </table:table-cell>
          <table:table-cell table:formula="of:=CEILING(MAX([.BQ$8]-[.$E5];0)/[.$C5];1)" office:value-type="float" office:value="7">
            <text:p>7</text:p>
          </table:table-cell>
          <table:table-cell table:formula="of:=CEILING(MAX([.BR$8]-[.$E5];0)/[.$C5];1)" office:value-type="float" office:value="7">
            <text:p>7</text:p>
          </table:table-cell>
          <table:table-cell table:formula="of:=CEILING(MAX([.BS$8]-[.$E5];0)/[.$C5];1)" office:value-type="float" office:value="7">
            <text:p>7</text:p>
          </table:table-cell>
          <table:table-cell table:formula="of:=CEILING(MAX([.BT$8]-[.$E5];0)/[.$C5];1)" office:value-type="float" office:value="7">
            <text:p>7</text:p>
          </table:table-cell>
          <table:table-cell table:formula="of:=CEILING(MAX([.BU$8]-[.$E5];0)/[.$C5];1)" office:value-type="float" office:value="7">
            <text:p>7</text:p>
          </table:table-cell>
          <table:table-cell table:formula="of:=CEILING(MAX([.BV$8]-[.$E5];0)/[.$C5];1)" office:value-type="float" office:value="8">
            <text:p>8</text:p>
          </table:table-cell>
          <table:table-cell table:formula="of:=CEILING(MAX([.BW$8]-[.$E5];0)/[.$C5];1)" office:value-type="float" office:value="8">
            <text:p>8</text:p>
          </table:table-cell>
          <table:table-cell table:formula="of:=CEILING(MAX([.BX$8]-[.$E5];0)/[.$C5];1)" office:value-type="float" office:value="8">
            <text:p>8</text:p>
          </table:table-cell>
          <table:table-cell table:formula="of:=CEILING(MAX([.BY$8]-[.$E5];0)/[.$C5];1)" office:value-type="float" office:value="8">
            <text:p>8</text:p>
          </table:table-cell>
          <table:table-cell table:formula="of:=CEILING(MAX([.BZ$8]-[.$E5];0)/[.$C5];1)" office:value-type="float" office:value="8">
            <text:p>8</text:p>
          </table:table-cell>
          <table:table-cell table:formula="of:=CEILING(MAX([.CA$8]-[.$E5];0)/[.$C5];1)" office:value-type="float" office:value="8">
            <text:p>8</text:p>
          </table:table-cell>
          <table:table-cell table:formula="of:=CEILING(MAX([.CB$8]-[.$E5];0)/[.$C5];1)" office:value-type="float" office:value="8">
            <text:p>8</text:p>
          </table:table-cell>
          <table:table-cell table:formula="of:=CEILING(MAX([.CC$8]-[.$E5];0)/[.$C5];1)" office:value-type="float" office:value="8">
            <text:p>8</text:p>
          </table:table-cell>
          <table:table-cell table:formula="of:=CEILING(MAX([.CD$8]-[.$E5];0)/[.$C5];1)" office:value-type="float" office:value="8">
            <text:p>8</text:p>
          </table:table-cell>
          <table:table-cell table:formula="of:=CEILING(MAX([.CE$8]-[.$E5];0)/[.$C5];1)" office:value-type="float" office:value="9">
            <text:p>9</text:p>
          </table:table-cell>
          <table:table-cell table:formula="of:=CEILING(MAX([.CF$8]-[.$E5];0)/[.$C5];1)" office:value-type="float" office:value="9">
            <text:p>9</text:p>
          </table:table-cell>
          <table:table-cell table:formula="of:=CEILING(MAX([.CG$8]-[.$E5];0)/[.$C5];1)" office:value-type="float" office:value="9">
            <text:p>9</text:p>
          </table:table-cell>
          <table:table-cell table:formula="of:=CEILING(MAX([.CH$8]-[.$E5];0)/[.$C5];1)" office:value-type="float" office:value="9">
            <text:p>9</text:p>
          </table:table-cell>
          <table:table-cell table:formula="of:=CEILING(MAX([.CI$8]-[.$E5];0)/[.$C5];1)" office:value-type="float" office:value="9">
            <text:p>9</text:p>
          </table:table-cell>
          <table:table-cell table:formula="of:=CEILING(MAX([.CJ$8]-[.$E5];0)/[.$C5];1)" office:value-type="float" office:value="9">
            <text:p>9</text:p>
          </table:table-cell>
          <table:table-cell table:formula="of:=CEILING(MAX([.CK$8]-[.$E5];0)/[.$C5];1)" office:value-type="float" office:value="9">
            <text:p>9</text:p>
          </table:table-cell>
          <table:table-cell table:formula="of:=CEILING(MAX([.CL$8]-[.$E5];0)/[.$C5];1)" office:value-type="float" office:value="9">
            <text:p>9</text:p>
          </table:table-cell>
          <table:table-cell table:formula="of:=CEILING(MAX([.CM$8]-[.$E5];0)/[.$C5];1)" office:value-type="float" office:value="9">
            <text:p>9</text:p>
          </table:table-cell>
          <table:table-cell table:formula="of:=CEILING(MAX([.CN$8]-[.$E5];0)/[.$C5];1)" office:value-type="float" office:value="10">
            <text:p>10</text:p>
          </table:table-cell>
          <table:table-cell table:formula="of:=CEILING(MAX([.CO$8]-[.$E5];0)/[.$C5];1)" office:value-type="float" office:value="10">
            <text:p>10</text:p>
          </table:table-cell>
          <table:table-cell table:formula="of:=CEILING(MAX([.CP$8]-[.$E5];0)/[.$C5];1)" office:value-type="float" office:value="10">
            <text:p>10</text:p>
          </table:table-cell>
          <table:table-cell table:formula="of:=CEILING(MAX([.CQ$8]-[.$E5];0)/[.$C5];1)" office:value-type="float" office:value="10">
            <text:p>10</text:p>
          </table:table-cell>
          <table:table-cell table:formula="of:=CEILING(MAX([.CR$8]-[.$E5];0)/[.$C5];1)" office:value-type="float" office:value="10">
            <text:p>10</text:p>
          </table:table-cell>
          <table:table-cell table:formula="of:=CEILING(MAX([.CS$8]-[.$E5];0)/[.$C5];1)" office:value-type="float" office:value="10">
            <text:p>10</text:p>
          </table:table-cell>
          <table:table-cell table:formula="of:=CEILING(MAX([.CT$8]-[.$E5];0)/[.$C5];1)" office:value-type="float" office:value="10">
            <text:p>10</text:p>
          </table:table-cell>
          <table:table-cell table:formula="of:=CEILING(MAX([.CU$8]-[.$E5];0)/[.$C5];1)" office:value-type="float" office:value="10">
            <text:p>10</text:p>
          </table:table-cell>
          <table:table-cell table:formula="of:=CEILING(MAX([.CV$8]-[.$E5];0)/[.$C5];1)" office:value-type="float" office:value="10">
            <text:p>10</text:p>
          </table:table-cell>
          <table:table-cell table:formula="of:=CEILING(MAX([.CW$8]-[.$E5];0)/[.$C5];1)" office:value-type="float" office:value="11">
            <text:p>11</text:p>
          </table:table-cell>
          <table:table-cell table:formula="of:=CEILING(MAX([.CX$8]-[.$E5];0)/[.$C5];1)" office:value-type="float" office:value="11">
            <text:p>11</text:p>
          </table:table-cell>
          <table:table-cell table:formula="of:=CEILING(MAX([.CY$8]-[.$E5];0)/[.$C5];1)" office:value-type="float" office:value="11">
            <text:p>11</text:p>
          </table:table-cell>
          <table:table-cell table:formula="of:=CEILING(MAX([.CZ$8]-[.$E5];0)/[.$C5];1)" office:value-type="float" office:value="11">
            <text:p>11</text:p>
          </table:table-cell>
          <table:table-cell table:formula="of:=CEILING(MAX([.DA$8]-[.$E5];0)/[.$C5];1)" office:value-type="float" office:value="11">
            <text:p>11</text:p>
          </table:table-cell>
          <table:table-cell table:formula="of:=CEILING(MAX([.DB$8]-[.$E5];0)/[.$C5];1)" office:value-type="float" office:value="11">
            <text:p>11</text:p>
          </table:table-cell>
          <table:table-cell table:formula="of:=CEILING(MAX([.DC$8]-[.$E5];0)/[.$C5];1)" office:value-type="float" office:value="11">
            <text:p>11</text:p>
          </table:table-cell>
          <table:table-cell table:formula="of:=CEILING(MAX([.DD$8]-[.$E5];0)/[.$C5];1)" office:value-type="float" office:value="11">
            <text:p>11</text:p>
          </table:table-cell>
          <table:table-cell table:formula="of:=CEILING(MAX([.DE$8]-[.$E5];0)/[.$C5];1)" office:value-type="float" office:value="11">
            <text:p>11</text:p>
          </table:table-cell>
          <table:table-cell table:formula="of:=CEILING(MAX([.DF$8]-[.$E5];0)/[.$C5];1)" office:value-type="float" office:value="12">
            <text:p>12</text:p>
          </table:table-cell>
          <table:table-cell table:formula="of:=CEILING(MAX([.DG$8]-[.$E5];0)/[.$C5];1)" office:value-type="float" office:value="12">
            <text:p>12</text:p>
          </table:table-cell>
          <table:table-cell table:formula="of:=CEILING(MAX([.DH$8]-[.$E5];0)/[.$C5];1)" office:value-type="float" office:value="12">
            <text:p>12</text:p>
          </table:table-cell>
          <table:table-cell table:formula="of:=CEILING(MAX([.DI$8]-[.$E5];0)/[.$C5];1)" office:value-type="float" office:value="12">
            <text:p>12</text:p>
          </table:table-cell>
          <table:table-cell table:formula="of:=CEILING(MAX([.DJ$8]-[.$E5];0)/[.$C5];1)" office:value-type="float" office:value="12">
            <text:p>12</text:p>
          </table:table-cell>
          <table:table-cell table:formula="of:=CEILING(MAX([.DK$8]-[.$E5];0)/[.$C5];1)" office:value-type="float" office:value="12">
            <text:p>12</text:p>
          </table:table-cell>
          <table:table-cell table:formula="of:=CEILING(MAX([.DL$8]-[.$E5];0)/[.$C5];1)" office:value-type="float" office:value="12">
            <text:p>12</text:p>
          </table:table-cell>
          <table:table-cell table:formula="of:=CEILING(MAX([.DM$8]-[.$E5];0)/[.$C5];1)" office:value-type="float" office:value="12">
            <text:p>12</text:p>
          </table:table-cell>
          <table:table-cell table:formula="of:=CEILING(MAX([.DN$8]-[.$E5];0)/[.$C5];1)" office:value-type="float" office:value="12">
            <text:p>12</text:p>
          </table:table-cell>
          <table:table-cell table:formula="of:=CEILING(MAX([.DO$8]-[.$E5];0)/[.$C5];1)" office:value-type="float" office:value="13">
            <text:p>13</text:p>
          </table:table-cell>
          <table:table-cell table:formula="of:=CEILING(MAX([.DP$8]-[.$E5];0)/[.$C5];1)" office:value-type="float" office:value="13">
            <text:p>13</text:p>
          </table:table-cell>
          <table:table-cell table:formula="of:=CEILING(MAX([.DQ$8]-[.$E5];0)/[.$C5];1)" office:value-type="float" office:value="13">
            <text:p>13</text:p>
          </table:table-cell>
          <table:table-cell table:formula="of:=CEILING(MAX([.DR$8]-[.$E5];0)/[.$C5];1)" office:value-type="float" office:value="13">
            <text:p>13</text:p>
          </table:table-cell>
          <table:table-cell table:formula="of:=CEILING(MAX([.DS$8]-[.$E5];0)/[.$C5];1)" office:value-type="float" office:value="13">
            <text:p>13</text:p>
          </table:table-cell>
          <table:table-cell table:formula="of:=CEILING(MAX([.DT$8]-[.$E5];0)/[.$C5];1)" office:value-type="float" office:value="13">
            <text:p>13</text:p>
          </table:table-cell>
          <table:table-cell table:formula="of:=CEILING(MAX([.DU$8]-[.$E5];0)/[.$C5];1)" office:value-type="float" office:value="13">
            <text:p>13</text:p>
          </table:table-cell>
          <table:table-cell table:formula="of:=CEILING(MAX([.DV$8]-[.$E5];0)/[.$C5];1)" office:value-type="float" office:value="13">
            <text:p>13</text:p>
          </table:table-cell>
          <table:table-cell table:formula="of:=CEILING(MAX([.DW$8]-[.$E5];0)/[.$C5];1)" office:value-type="float" office:value="13">
            <text:p>13</text:p>
          </table:table-cell>
          <table:table-cell table:formula="of:=CEILING(MAX([.DX$8]-[.$E5];0)/[.$C5];1)" office:value-type="float" office:value="14">
            <text:p>14</text:p>
          </table:table-cell>
          <table:table-cell table:formula="of:=CEILING(MAX([.DY$8]-[.$E5];0)/[.$C5];1)" office:value-type="float" office:value="14">
            <text:p>14</text:p>
          </table:table-cell>
          <table:table-cell table:formula="of:=CEILING(MAX([.DZ$8]-[.$E5];0)/[.$C5];1)" office:value-type="float" office:value="14">
            <text:p>14</text:p>
          </table:table-cell>
          <table:table-cell table:formula="of:=CEILING(MAX([.EA$8]-[.$E5];0)/[.$C5];1)" office:value-type="float" office:value="14">
            <text:p>14</text:p>
          </table:table-cell>
          <table:table-cell table:formula="of:=CEILING(MAX([.EB$8]-[.$E5];0)/[.$C5];1)" office:value-type="float" office:value="14">
            <text:p>14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CEILING(MAX([.J$8]-[.$E6];0)/[.$C6];1)" office:value-type="float" office:value="0">
            <text:p>0</text:p>
          </table:table-cell>
          <table:table-cell table:formula="of:=CEILING(MAX([.K$8]-[.$E6];0)/[.$C6];1)" office:value-type="float" office:value="1">
            <text:p>1</text:p>
          </table:table-cell>
          <table:table-cell table:formula="of:=CEILING(MAX([.L$8]-[.$E6];0)/[.$C6];1)" office:value-type="float" office:value="1">
            <text:p>1</text:p>
          </table:table-cell>
          <table:table-cell table:formula="of:=CEILING(MAX([.M$8]-[.$E6];0)/[.$C6];1)" office:value-type="float" office:value="1">
            <text:p>1</text:p>
          </table:table-cell>
          <table:table-cell table:formula="of:=CEILING(MAX([.N$8]-[.$E6];0)/[.$C6];1)" office:value-type="float" office:value="1">
            <text:p>1</text:p>
          </table:table-cell>
          <table:table-cell table:formula="of:=CEILING(MAX([.O$8]-[.$E6];0)/[.$C6];1)" office:value-type="float" office:value="1">
            <text:p>1</text:p>
          </table:table-cell>
          <table:table-cell table:formula="of:=CEILING(MAX([.P$8]-[.$E6];0)/[.$C6];1)" office:value-type="float" office:value="1">
            <text:p>1</text:p>
          </table:table-cell>
          <table:table-cell table:formula="of:=CEILING(MAX([.Q$8]-[.$E6];0)/[.$C6];1)" office:value-type="float" office:value="1">
            <text:p>1</text:p>
          </table:table-cell>
          <table:table-cell table:formula="of:=CEILING(MAX([.R$8]-[.$E6];0)/[.$C6];1)" office:value-type="float" office:value="1">
            <text:p>1</text:p>
          </table:table-cell>
          <table:table-cell table:formula="of:=CEILING(MAX([.S$8]-[.$E6];0)/[.$C6];1)" office:value-type="float" office:value="1">
            <text:p>1</text:p>
          </table:table-cell>
          <table:table-cell table:formula="of:=CEILING(MAX([.T$8]-[.$E6];0)/[.$C6];1)" office:value-type="float" office:value="1">
            <text:p>1</text:p>
          </table:table-cell>
          <table:table-cell table:formula="of:=CEILING(MAX([.U$8]-[.$E6];0)/[.$C6];1)" office:value-type="float" office:value="1">
            <text:p>1</text:p>
          </table:table-cell>
          <table:table-cell table:formula="of:=CEILING(MAX([.V$8]-[.$E6];0)/[.$C6];1)" office:value-type="float" office:value="1">
            <text:p>1</text:p>
          </table:table-cell>
          <table:table-cell table:formula="of:=CEILING(MAX([.W$8]-[.$E6];0)/[.$C6];1)" office:value-type="float" office:value="1">
            <text:p>1</text:p>
          </table:table-cell>
          <table:table-cell table:formula="of:=CEILING(MAX([.X$8]-[.$E6];0)/[.$C6];1)" office:value-type="float" office:value="1">
            <text:p>1</text:p>
          </table:table-cell>
          <table:table-cell table:formula="of:=CEILING(MAX([.Y$8]-[.$E6];0)/[.$C6];1)" office:value-type="float" office:value="1">
            <text:p>1</text:p>
          </table:table-cell>
          <table:table-cell table:formula="of:=CEILING(MAX([.Z$8]-[.$E6];0)/[.$C6];1)" office:value-type="float" office:value="1">
            <text:p>1</text:p>
          </table:table-cell>
          <table:table-cell table:formula="of:=CEILING(MAX([.AA$8]-[.$E6];0)/[.$C6];1)" office:value-type="float" office:value="1">
            <text:p>1</text:p>
          </table:table-cell>
          <table:table-cell table:formula="of:=CEILING(MAX([.AB$8]-[.$E6];0)/[.$C6];1)" office:value-type="float" office:value="1">
            <text:p>1</text:p>
          </table:table-cell>
          <table:table-cell table:formula="of:=CEILING(MAX([.AC$8]-[.$E6];0)/[.$C6];1)" office:value-type="float" office:value="1">
            <text:p>1</text:p>
          </table:table-cell>
          <table:table-cell table:formula="of:=CEILING(MAX([.AD$8]-[.$E6];0)/[.$C6];1)" office:value-type="float" office:value="1">
            <text:p>1</text:p>
          </table:table-cell>
          <table:table-cell table:formula="of:=CEILING(MAX([.AE$8]-[.$E6];0)/[.$C6];1)" office:value-type="float" office:value="1">
            <text:p>1</text:p>
          </table:table-cell>
          <table:table-cell table:formula="of:=CEILING(MAX([.AF$8]-[.$E6];0)/[.$C6];1)" office:value-type="float" office:value="2">
            <text:p>2</text:p>
          </table:table-cell>
          <table:table-cell table:formula="of:=CEILING(MAX([.AG$8]-[.$E6];0)/[.$C6];1)" office:value-type="float" office:value="2">
            <text:p>2</text:p>
          </table:table-cell>
          <table:table-cell table:formula="of:=CEILING(MAX([.AH$8]-[.$E6];0)/[.$C6];1)" office:value-type="float" office:value="2">
            <text:p>2</text:p>
          </table:table-cell>
          <table:table-cell table:formula="of:=CEILING(MAX([.AI$8]-[.$E6];0)/[.$C6];1)" office:value-type="float" office:value="2">
            <text:p>2</text:p>
          </table:table-cell>
          <table:table-cell table:formula="of:=CEILING(MAX([.AJ$8]-[.$E6];0)/[.$C6];1)" office:value-type="float" office:value="2">
            <text:p>2</text:p>
          </table:table-cell>
          <table:table-cell table:formula="of:=CEILING(MAX([.AK$8]-[.$E6];0)/[.$C6];1)" office:value-type="float" office:value="2">
            <text:p>2</text:p>
          </table:table-cell>
          <table:table-cell table:formula="of:=CEILING(MAX([.AL$8]-[.$E6];0)/[.$C6];1)" office:value-type="float" office:value="2">
            <text:p>2</text:p>
          </table:table-cell>
          <table:table-cell table:formula="of:=CEILING(MAX([.AM$8]-[.$E6];0)/[.$C6];1)" office:value-type="float" office:value="2">
            <text:p>2</text:p>
          </table:table-cell>
          <table:table-cell table:formula="of:=CEILING(MAX([.AN$8]-[.$E6];0)/[.$C6];1)" office:value-type="float" office:value="2">
            <text:p>2</text:p>
          </table:table-cell>
          <table:table-cell table:formula="of:=CEILING(MAX([.AO$8]-[.$E6];0)/[.$C6];1)" office:value-type="float" office:value="2">
            <text:p>2</text:p>
          </table:table-cell>
          <table:table-cell table:formula="of:=CEILING(MAX([.AP$8]-[.$E6];0)/[.$C6];1)" office:value-type="float" office:value="2">
            <text:p>2</text:p>
          </table:table-cell>
          <table:table-cell table:formula="of:=CEILING(MAX([.AQ$8]-[.$E6];0)/[.$C6];1)" office:value-type="float" office:value="2">
            <text:p>2</text:p>
          </table:table-cell>
          <table:table-cell table:formula="of:=CEILING(MAX([.AR$8]-[.$E6];0)/[.$C6];1)" office:value-type="float" office:value="2">
            <text:p>2</text:p>
          </table:table-cell>
          <table:table-cell table:formula="of:=CEILING(MAX([.AS$8]-[.$E6];0)/[.$C6];1)" office:value-type="float" office:value="2">
            <text:p>2</text:p>
          </table:table-cell>
          <table:table-cell table:formula="of:=CEILING(MAX([.AT$8]-[.$E6];0)/[.$C6];1)" office:value-type="float" office:value="2">
            <text:p>2</text:p>
          </table:table-cell>
          <table:table-cell table:formula="of:=CEILING(MAX([.AU$8]-[.$E6];0)/[.$C6];1)" office:value-type="float" office:value="2">
            <text:p>2</text:p>
          </table:table-cell>
          <table:table-cell table:formula="of:=CEILING(MAX([.AV$8]-[.$E6];0)/[.$C6];1)" office:value-type="float" office:value="2">
            <text:p>2</text:p>
          </table:table-cell>
          <table:table-cell table:formula="of:=CEILING(MAX([.AW$8]-[.$E6];0)/[.$C6];1)" office:value-type="float" office:value="2">
            <text:p>2</text:p>
          </table:table-cell>
          <table:table-cell table:formula="of:=CEILING(MAX([.AX$8]-[.$E6];0)/[.$C6];1)" office:value-type="float" office:value="2">
            <text:p>2</text:p>
          </table:table-cell>
          <table:table-cell table:formula="of:=CEILING(MAX([.AY$8]-[.$E6];0)/[.$C6];1)" office:value-type="float" office:value="2">
            <text:p>2</text:p>
          </table:table-cell>
          <table:table-cell table:formula="of:=CEILING(MAX([.AZ$8]-[.$E6];0)/[.$C6];1)" office:value-type="float" office:value="2">
            <text:p>2</text:p>
          </table:table-cell>
          <table:table-cell table:formula="of:=CEILING(MAX([.BA$8]-[.$E6];0)/[.$C6];1)" office:value-type="float" office:value="3">
            <text:p>3</text:p>
          </table:table-cell>
          <table:table-cell table:formula="of:=CEILING(MAX([.BB$8]-[.$E6];0)/[.$C6];1)" office:value-type="float" office:value="3">
            <text:p>3</text:p>
          </table:table-cell>
          <table:table-cell table:formula="of:=CEILING(MAX([.BC$8]-[.$E6];0)/[.$C6];1)" office:value-type="float" office:value="3">
            <text:p>3</text:p>
          </table:table-cell>
          <table:table-cell table:formula="of:=CEILING(MAX([.BD$8]-[.$E6];0)/[.$C6];1)" office:value-type="float" office:value="3">
            <text:p>3</text:p>
          </table:table-cell>
          <table:table-cell table:formula="of:=CEILING(MAX([.BE$8]-[.$E6];0)/[.$C6];1)" office:value-type="float" office:value="3">
            <text:p>3</text:p>
          </table:table-cell>
          <table:table-cell table:formula="of:=CEILING(MAX([.BF$8]-[.$E6];0)/[.$C6];1)" office:value-type="float" office:value="3">
            <text:p>3</text:p>
          </table:table-cell>
          <table:table-cell table:formula="of:=CEILING(MAX([.BG$8]-[.$E6];0)/[.$C6];1)" office:value-type="float" office:value="3">
            <text:p>3</text:p>
          </table:table-cell>
          <table:table-cell table:formula="of:=CEILING(MAX([.BH$8]-[.$E6];0)/[.$C6];1)" office:value-type="float" office:value="3">
            <text:p>3</text:p>
          </table:table-cell>
          <table:table-cell table:formula="of:=CEILING(MAX([.BI$8]-[.$E6];0)/[.$C6];1)" office:value-type="float" office:value="3">
            <text:p>3</text:p>
          </table:table-cell>
          <table:table-cell table:formula="of:=CEILING(MAX([.BJ$8]-[.$E6];0)/[.$C6];1)" office:value-type="float" office:value="3">
            <text:p>3</text:p>
          </table:table-cell>
          <table:table-cell table:formula="of:=CEILING(MAX([.BK$8]-[.$E6];0)/[.$C6];1)" office:value-type="float" office:value="3">
            <text:p>3</text:p>
          </table:table-cell>
          <table:table-cell table:formula="of:=CEILING(MAX([.BL$8]-[.$E6];0)/[.$C6];1)" office:value-type="float" office:value="3">
            <text:p>3</text:p>
          </table:table-cell>
          <table:table-cell table:formula="of:=CEILING(MAX([.BM$8]-[.$E6];0)/[.$C6];1)" office:value-type="float" office:value="3">
            <text:p>3</text:p>
          </table:table-cell>
          <table:table-cell table:formula="of:=CEILING(MAX([.BN$8]-[.$E6];0)/[.$C6];1)" office:value-type="float" office:value="3">
            <text:p>3</text:p>
          </table:table-cell>
          <table:table-cell table:formula="of:=CEILING(MAX([.BO$8]-[.$E6];0)/[.$C6];1)" office:value-type="float" office:value="3">
            <text:p>3</text:p>
          </table:table-cell>
          <table:table-cell table:formula="of:=CEILING(MAX([.BP$8]-[.$E6];0)/[.$C6];1)" office:value-type="float" office:value="3">
            <text:p>3</text:p>
          </table:table-cell>
          <table:table-cell table:formula="of:=CEILING(MAX([.BQ$8]-[.$E6];0)/[.$C6];1)" office:value-type="float" office:value="3">
            <text:p>3</text:p>
          </table:table-cell>
          <table:table-cell table:formula="of:=CEILING(MAX([.BR$8]-[.$E6];0)/[.$C6];1)" office:value-type="float" office:value="3">
            <text:p>3</text:p>
          </table:table-cell>
          <table:table-cell table:formula="of:=CEILING(MAX([.BS$8]-[.$E6];0)/[.$C6];1)" office:value-type="float" office:value="3">
            <text:p>3</text:p>
          </table:table-cell>
          <table:table-cell table:formula="of:=CEILING(MAX([.BT$8]-[.$E6];0)/[.$C6];1)" office:value-type="float" office:value="3">
            <text:p>3</text:p>
          </table:table-cell>
          <table:table-cell table:formula="of:=CEILING(MAX([.BU$8]-[.$E6];0)/[.$C6];1)" office:value-type="float" office:value="3">
            <text:p>3</text:p>
          </table:table-cell>
          <table:table-cell table:formula="of:=CEILING(MAX([.BV$8]-[.$E6];0)/[.$C6];1)" office:value-type="float" office:value="4">
            <text:p>4</text:p>
          </table:table-cell>
          <table:table-cell table:formula="of:=CEILING(MAX([.BW$8]-[.$E6];0)/[.$C6];1)" office:value-type="float" office:value="4">
            <text:p>4</text:p>
          </table:table-cell>
          <table:table-cell table:formula="of:=CEILING(MAX([.BX$8]-[.$E6];0)/[.$C6];1)" office:value-type="float" office:value="4">
            <text:p>4</text:p>
          </table:table-cell>
          <table:table-cell table:formula="of:=CEILING(MAX([.BY$8]-[.$E6];0)/[.$C6];1)" office:value-type="float" office:value="4">
            <text:p>4</text:p>
          </table:table-cell>
          <table:table-cell table:formula="of:=CEILING(MAX([.BZ$8]-[.$E6];0)/[.$C6];1)" office:value-type="float" office:value="4">
            <text:p>4</text:p>
          </table:table-cell>
          <table:table-cell table:formula="of:=CEILING(MAX([.CA$8]-[.$E6];0)/[.$C6];1)" office:value-type="float" office:value="4">
            <text:p>4</text:p>
          </table:table-cell>
          <table:table-cell table:formula="of:=CEILING(MAX([.CB$8]-[.$E6];0)/[.$C6];1)" office:value-type="float" office:value="4">
            <text:p>4</text:p>
          </table:table-cell>
          <table:table-cell table:formula="of:=CEILING(MAX([.CC$8]-[.$E6];0)/[.$C6];1)" office:value-type="float" office:value="4">
            <text:p>4</text:p>
          </table:table-cell>
          <table:table-cell table:formula="of:=CEILING(MAX([.CD$8]-[.$E6];0)/[.$C6];1)" office:value-type="float" office:value="4">
            <text:p>4</text:p>
          </table:table-cell>
          <table:table-cell table:formula="of:=CEILING(MAX([.CE$8]-[.$E6];0)/[.$C6];1)" office:value-type="float" office:value="4">
            <text:p>4</text:p>
          </table:table-cell>
          <table:table-cell table:formula="of:=CEILING(MAX([.CF$8]-[.$E6];0)/[.$C6];1)" office:value-type="float" office:value="4">
            <text:p>4</text:p>
          </table:table-cell>
          <table:table-cell table:formula="of:=CEILING(MAX([.CG$8]-[.$E6];0)/[.$C6];1)" office:value-type="float" office:value="4">
            <text:p>4</text:p>
          </table:table-cell>
          <table:table-cell table:formula="of:=CEILING(MAX([.CH$8]-[.$E6];0)/[.$C6];1)" office:value-type="float" office:value="4">
            <text:p>4</text:p>
          </table:table-cell>
          <table:table-cell table:formula="of:=CEILING(MAX([.CI$8]-[.$E6];0)/[.$C6];1)" office:value-type="float" office:value="4">
            <text:p>4</text:p>
          </table:table-cell>
          <table:table-cell table:formula="of:=CEILING(MAX([.CJ$8]-[.$E6];0)/[.$C6];1)" office:value-type="float" office:value="4">
            <text:p>4</text:p>
          </table:table-cell>
          <table:table-cell table:formula="of:=CEILING(MAX([.CK$8]-[.$E6];0)/[.$C6];1)" office:value-type="float" office:value="4">
            <text:p>4</text:p>
          </table:table-cell>
          <table:table-cell table:formula="of:=CEILING(MAX([.CL$8]-[.$E6];0)/[.$C6];1)" office:value-type="float" office:value="4">
            <text:p>4</text:p>
          </table:table-cell>
          <table:table-cell table:formula="of:=CEILING(MAX([.CM$8]-[.$E6];0)/[.$C6];1)" office:value-type="float" office:value="4">
            <text:p>4</text:p>
          </table:table-cell>
          <table:table-cell table:formula="of:=CEILING(MAX([.CN$8]-[.$E6];0)/[.$C6];1)" office:value-type="float" office:value="4">
            <text:p>4</text:p>
          </table:table-cell>
          <table:table-cell table:formula="of:=CEILING(MAX([.CO$8]-[.$E6];0)/[.$C6];1)" office:value-type="float" office:value="4">
            <text:p>4</text:p>
          </table:table-cell>
          <table:table-cell table:formula="of:=CEILING(MAX([.CP$8]-[.$E6];0)/[.$C6];1)" office:value-type="float" office:value="4">
            <text:p>4</text:p>
          </table:table-cell>
          <table:table-cell table:formula="of:=CEILING(MAX([.CQ$8]-[.$E6];0)/[.$C6];1)" office:value-type="float" office:value="5">
            <text:p>5</text:p>
          </table:table-cell>
          <table:table-cell table:formula="of:=CEILING(MAX([.CR$8]-[.$E6];0)/[.$C6];1)" office:value-type="float" office:value="5">
            <text:p>5</text:p>
          </table:table-cell>
          <table:table-cell table:formula="of:=CEILING(MAX([.CS$8]-[.$E6];0)/[.$C6];1)" office:value-type="float" office:value="5">
            <text:p>5</text:p>
          </table:table-cell>
          <table:table-cell table:formula="of:=CEILING(MAX([.CT$8]-[.$E6];0)/[.$C6];1)" office:value-type="float" office:value="5">
            <text:p>5</text:p>
          </table:table-cell>
          <table:table-cell table:formula="of:=CEILING(MAX([.CU$8]-[.$E6];0)/[.$C6];1)" office:value-type="float" office:value="5">
            <text:p>5</text:p>
          </table:table-cell>
          <table:table-cell table:formula="of:=CEILING(MAX([.CV$8]-[.$E6];0)/[.$C6];1)" office:value-type="float" office:value="5">
            <text:p>5</text:p>
          </table:table-cell>
          <table:table-cell table:formula="of:=CEILING(MAX([.CW$8]-[.$E6];0)/[.$C6];1)" office:value-type="float" office:value="5">
            <text:p>5</text:p>
          </table:table-cell>
          <table:table-cell table:formula="of:=CEILING(MAX([.CX$8]-[.$E6];0)/[.$C6];1)" office:value-type="float" office:value="5">
            <text:p>5</text:p>
          </table:table-cell>
          <table:table-cell table:formula="of:=CEILING(MAX([.CY$8]-[.$E6];0)/[.$C6];1)" office:value-type="float" office:value="5">
            <text:p>5</text:p>
          </table:table-cell>
          <table:table-cell table:formula="of:=CEILING(MAX([.CZ$8]-[.$E6];0)/[.$C6];1)" office:value-type="float" office:value="5">
            <text:p>5</text:p>
          </table:table-cell>
          <table:table-cell table:formula="of:=CEILING(MAX([.DA$8]-[.$E6];0)/[.$C6];1)" office:value-type="float" office:value="5">
            <text:p>5</text:p>
          </table:table-cell>
          <table:table-cell table:formula="of:=CEILING(MAX([.DB$8]-[.$E6];0)/[.$C6];1)" office:value-type="float" office:value="5">
            <text:p>5</text:p>
          </table:table-cell>
          <table:table-cell table:formula="of:=CEILING(MAX([.DC$8]-[.$E6];0)/[.$C6];1)" office:value-type="float" office:value="5">
            <text:p>5</text:p>
          </table:table-cell>
          <table:table-cell table:formula="of:=CEILING(MAX([.DD$8]-[.$E6];0)/[.$C6];1)" office:value-type="float" office:value="5">
            <text:p>5</text:p>
          </table:table-cell>
          <table:table-cell table:formula="of:=CEILING(MAX([.DE$8]-[.$E6];0)/[.$C6];1)" office:value-type="float" office:value="5">
            <text:p>5</text:p>
          </table:table-cell>
          <table:table-cell table:formula="of:=CEILING(MAX([.DF$8]-[.$E6];0)/[.$C6];1)" office:value-type="float" office:value="5">
            <text:p>5</text:p>
          </table:table-cell>
          <table:table-cell table:formula="of:=CEILING(MAX([.DG$8]-[.$E6];0)/[.$C6];1)" office:value-type="float" office:value="5">
            <text:p>5</text:p>
          </table:table-cell>
          <table:table-cell table:formula="of:=CEILING(MAX([.DH$8]-[.$E6];0)/[.$C6];1)" office:value-type="float" office:value="5">
            <text:p>5</text:p>
          </table:table-cell>
          <table:table-cell table:formula="of:=CEILING(MAX([.DI$8]-[.$E6];0)/[.$C6];1)" office:value-type="float" office:value="5">
            <text:p>5</text:p>
          </table:table-cell>
          <table:table-cell table:formula="of:=CEILING(MAX([.DJ$8]-[.$E6];0)/[.$C6];1)" office:value-type="float" office:value="5">
            <text:p>5</text:p>
          </table:table-cell>
          <table:table-cell table:formula="of:=CEILING(MAX([.DK$8]-[.$E6];0)/[.$C6];1)" office:value-type="float" office:value="5">
            <text:p>5</text:p>
          </table:table-cell>
          <table:table-cell table:formula="of:=CEILING(MAX([.DL$8]-[.$E6];0)/[.$C6];1)" office:value-type="float" office:value="6">
            <text:p>6</text:p>
          </table:table-cell>
          <table:table-cell table:formula="of:=CEILING(MAX([.DM$8]-[.$E6];0)/[.$C6];1)" office:value-type="float" office:value="6">
            <text:p>6</text:p>
          </table:table-cell>
          <table:table-cell table:formula="of:=CEILING(MAX([.DN$8]-[.$E6];0)/[.$C6];1)" office:value-type="float" office:value="6">
            <text:p>6</text:p>
          </table:table-cell>
          <table:table-cell table:formula="of:=CEILING(MAX([.DO$8]-[.$E6];0)/[.$C6];1)" office:value-type="float" office:value="6">
            <text:p>6</text:p>
          </table:table-cell>
          <table:table-cell table:formula="of:=CEILING(MAX([.DP$8]-[.$E6];0)/[.$C6];1)" office:value-type="float" office:value="6">
            <text:p>6</text:p>
          </table:table-cell>
          <table:table-cell table:formula="of:=CEILING(MAX([.DQ$8]-[.$E6];0)/[.$C6];1)" office:value-type="float" office:value="6">
            <text:p>6</text:p>
          </table:table-cell>
          <table:table-cell table:formula="of:=CEILING(MAX([.DR$8]-[.$E6];0)/[.$C6];1)" office:value-type="float" office:value="6">
            <text:p>6</text:p>
          </table:table-cell>
          <table:table-cell table:formula="of:=CEILING(MAX([.DS$8]-[.$E6];0)/[.$C6];1)" office:value-type="float" office:value="6">
            <text:p>6</text:p>
          </table:table-cell>
          <table:table-cell table:formula="of:=CEILING(MAX([.DT$8]-[.$E6];0)/[.$C6];1)" office:value-type="float" office:value="6">
            <text:p>6</text:p>
          </table:table-cell>
          <table:table-cell table:formula="of:=CEILING(MAX([.DU$8]-[.$E6];0)/[.$C6];1)" office:value-type="float" office:value="6">
            <text:p>6</text:p>
          </table:table-cell>
          <table:table-cell table:formula="of:=CEILING(MAX([.DV$8]-[.$E6];0)/[.$C6];1)" office:value-type="float" office:value="6">
            <text:p>6</text:p>
          </table:table-cell>
          <table:table-cell table:formula="of:=CEILING(MAX([.DW$8]-[.$E6];0)/[.$C6];1)" office:value-type="float" office:value="6">
            <text:p>6</text:p>
          </table:table-cell>
          <table:table-cell table:formula="of:=CEILING(MAX([.DX$8]-[.$E6];0)/[.$C6];1)" office:value-type="float" office:value="6">
            <text:p>6</text:p>
          </table:table-cell>
          <table:table-cell table:formula="of:=CEILING(MAX([.DY$8]-[.$E6];0)/[.$C6];1)" office:value-type="float" office:value="6">
            <text:p>6</text:p>
          </table:table-cell>
          <table:table-cell table:formula="of:=CEILING(MAX([.DZ$8]-[.$E6];0)/[.$C6];1)" office:value-type="float" office:value="6">
            <text:p>6</text:p>
          </table:table-cell>
          <table:table-cell table:formula="of:=CEILING(MAX([.EA$8]-[.$E6];0)/[.$C6];1)" office:value-type="float" office:value="6">
            <text:p>6</text:p>
          </table:table-cell>
          <table:table-cell table:formula="of:=CEILING(MAX([.EB$8]-[.$E6];0)/[.$C6];1)" office:value-type="float" office:value="6">
            <text:p>6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CEILING(MAX([.J$8]-[.$E7];0)/[.$C7];1)" office:value-type="float" office:value="0">
            <text:p>0</text:p>
          </table:table-cell>
          <table:table-cell table:formula="of:=CEILING(MAX([.K$8]-[.$E7];0)/[.$C7];1)" office:value-type="float" office:value="1">
            <text:p>1</text:p>
          </table:table-cell>
          <table:table-cell table:formula="of:=CEILING(MAX([.L$8]-[.$E7];0)/[.$C7];1)" office:value-type="float" office:value="1">
            <text:p>1</text:p>
          </table:table-cell>
          <table:table-cell table:formula="of:=CEILING(MAX([.M$8]-[.$E7];0)/[.$C7];1)" office:value-type="float" office:value="1">
            <text:p>1</text:p>
          </table:table-cell>
          <table:table-cell table:formula="of:=CEILING(MAX([.N$8]-[.$E7];0)/[.$C7];1)" office:value-type="float" office:value="1">
            <text:p>1</text:p>
          </table:table-cell>
          <table:table-cell table:formula="of:=CEILING(MAX([.O$8]-[.$E7];0)/[.$C7];1)" office:value-type="float" office:value="1">
            <text:p>1</text:p>
          </table:table-cell>
          <table:table-cell table:formula="of:=CEILING(MAX([.P$8]-[.$E7];0)/[.$C7];1)" office:value-type="float" office:value="1">
            <text:p>1</text:p>
          </table:table-cell>
          <table:table-cell table:formula="of:=CEILING(MAX([.Q$8]-[.$E7];0)/[.$C7];1)" office:value-type="float" office:value="1">
            <text:p>1</text:p>
          </table:table-cell>
          <table:table-cell table:formula="of:=CEILING(MAX([.R$8]-[.$E7];0)/[.$C7];1)" office:value-type="float" office:value="1">
            <text:p>1</text:p>
          </table:table-cell>
          <table:table-cell table:formula="of:=CEILING(MAX([.S$8]-[.$E7];0)/[.$C7];1)" office:value-type="float" office:value="1">
            <text:p>1</text:p>
          </table:table-cell>
          <table:table-cell table:formula="of:=CEILING(MAX([.T$8]-[.$E7];0)/[.$C7];1)" office:value-type="float" office:value="1">
            <text:p>1</text:p>
          </table:table-cell>
          <table:table-cell table:formula="of:=CEILING(MAX([.U$8]-[.$E7];0)/[.$C7];1)" office:value-type="float" office:value="1">
            <text:p>1</text:p>
          </table:table-cell>
          <table:table-cell table:formula="of:=CEILING(MAX([.V$8]-[.$E7];0)/[.$C7];1)" office:value-type="float" office:value="1">
            <text:p>1</text:p>
          </table:table-cell>
          <table:table-cell table:formula="of:=CEILING(MAX([.W$8]-[.$E7];0)/[.$C7];1)" office:value-type="float" office:value="1">
            <text:p>1</text:p>
          </table:table-cell>
          <table:table-cell table:formula="of:=CEILING(MAX([.X$8]-[.$E7];0)/[.$C7];1)" office:value-type="float" office:value="1">
            <text:p>1</text:p>
          </table:table-cell>
          <table:table-cell table:formula="of:=CEILING(MAX([.Y$8]-[.$E7];0)/[.$C7];1)" office:value-type="float" office:value="1">
            <text:p>1</text:p>
          </table:table-cell>
          <table:table-cell table:formula="of:=CEILING(MAX([.Z$8]-[.$E7];0)/[.$C7];1)" office:value-type="float" office:value="1">
            <text:p>1</text:p>
          </table:table-cell>
          <table:table-cell table:formula="of:=CEILING(MAX([.AA$8]-[.$E7];0)/[.$C7];1)" office:value-type="float" office:value="1">
            <text:p>1</text:p>
          </table:table-cell>
          <table:table-cell table:formula="of:=CEILING(MAX([.AB$8]-[.$E7];0)/[.$C7];1)" office:value-type="float" office:value="1">
            <text:p>1</text:p>
          </table:table-cell>
          <table:table-cell table:formula="of:=CEILING(MAX([.AC$8]-[.$E7];0)/[.$C7];1)" office:value-type="float" office:value="1">
            <text:p>1</text:p>
          </table:table-cell>
          <table:table-cell table:formula="of:=CEILING(MAX([.AD$8]-[.$E7];0)/[.$C7];1)" office:value-type="float" office:value="1">
            <text:p>1</text:p>
          </table:table-cell>
          <table:table-cell table:formula="of:=CEILING(MAX([.AE$8]-[.$E7];0)/[.$C7];1)" office:value-type="float" office:value="2">
            <text:p>2</text:p>
          </table:table-cell>
          <table:table-cell table:formula="of:=CEILING(MAX([.AF$8]-[.$E7];0)/[.$C7];1)" office:value-type="float" office:value="2">
            <text:p>2</text:p>
          </table:table-cell>
          <table:table-cell table:formula="of:=CEILING(MAX([.AG$8]-[.$E7];0)/[.$C7];1)" office:value-type="float" office:value="2">
            <text:p>2</text:p>
          </table:table-cell>
          <table:table-cell table:formula="of:=CEILING(MAX([.AH$8]-[.$E7];0)/[.$C7];1)" office:value-type="float" office:value="2">
            <text:p>2</text:p>
          </table:table-cell>
          <table:table-cell table:formula="of:=CEILING(MAX([.AI$8]-[.$E7];0)/[.$C7];1)" office:value-type="float" office:value="2">
            <text:p>2</text:p>
          </table:table-cell>
          <table:table-cell table:formula="of:=CEILING(MAX([.AJ$8]-[.$E7];0)/[.$C7];1)" office:value-type="float" office:value="2">
            <text:p>2</text:p>
          </table:table-cell>
          <table:table-cell table:formula="of:=CEILING(MAX([.AK$8]-[.$E7];0)/[.$C7];1)" office:value-type="float" office:value="2">
            <text:p>2</text:p>
          </table:table-cell>
          <table:table-cell table:formula="of:=CEILING(MAX([.AL$8]-[.$E7];0)/[.$C7];1)" office:value-type="float" office:value="2">
            <text:p>2</text:p>
          </table:table-cell>
          <table:table-cell table:formula="of:=CEILING(MAX([.AM$8]-[.$E7];0)/[.$C7];1)" office:value-type="float" office:value="2">
            <text:p>2</text:p>
          </table:table-cell>
          <table:table-cell table:formula="of:=CEILING(MAX([.AN$8]-[.$E7];0)/[.$C7];1)" office:value-type="float" office:value="2">
            <text:p>2</text:p>
          </table:table-cell>
          <table:table-cell table:formula="of:=CEILING(MAX([.AO$8]-[.$E7];0)/[.$C7];1)" office:value-type="float" office:value="2">
            <text:p>2</text:p>
          </table:table-cell>
          <table:table-cell table:formula="of:=CEILING(MAX([.AP$8]-[.$E7];0)/[.$C7];1)" office:value-type="float" office:value="2">
            <text:p>2</text:p>
          </table:table-cell>
          <table:table-cell table:formula="of:=CEILING(MAX([.AQ$8]-[.$E7];0)/[.$C7];1)" office:value-type="float" office:value="2">
            <text:p>2</text:p>
          </table:table-cell>
          <table:table-cell table:formula="of:=CEILING(MAX([.AR$8]-[.$E7];0)/[.$C7];1)" office:value-type="float" office:value="2">
            <text:p>2</text:p>
          </table:table-cell>
          <table:table-cell table:formula="of:=CEILING(MAX([.AS$8]-[.$E7];0)/[.$C7];1)" office:value-type="float" office:value="2">
            <text:p>2</text:p>
          </table:table-cell>
          <table:table-cell table:formula="of:=CEILING(MAX([.AT$8]-[.$E7];0)/[.$C7];1)" office:value-type="float" office:value="2">
            <text:p>2</text:p>
          </table:table-cell>
          <table:table-cell table:formula="of:=CEILING(MAX([.AU$8]-[.$E7];0)/[.$C7];1)" office:value-type="float" office:value="2">
            <text:p>2</text:p>
          </table:table-cell>
          <table:table-cell table:formula="of:=CEILING(MAX([.AV$8]-[.$E7];0)/[.$C7];1)" office:value-type="float" office:value="2">
            <text:p>2</text:p>
          </table:table-cell>
          <table:table-cell table:formula="of:=CEILING(MAX([.AW$8]-[.$E7];0)/[.$C7];1)" office:value-type="float" office:value="2">
            <text:p>2</text:p>
          </table:table-cell>
          <table:table-cell table:formula="of:=CEILING(MAX([.AX$8]-[.$E7];0)/[.$C7];1)" office:value-type="float" office:value="2">
            <text:p>2</text:p>
          </table:table-cell>
          <table:table-cell table:formula="of:=CEILING(MAX([.AY$8]-[.$E7];0)/[.$C7];1)" office:value-type="float" office:value="3">
            <text:p>3</text:p>
          </table:table-cell>
          <table:table-cell table:formula="of:=CEILING(MAX([.AZ$8]-[.$E7];0)/[.$C7];1)" office:value-type="float" office:value="3">
            <text:p>3</text:p>
          </table:table-cell>
          <table:table-cell table:formula="of:=CEILING(MAX([.BA$8]-[.$E7];0)/[.$C7];1)" office:value-type="float" office:value="3">
            <text:p>3</text:p>
          </table:table-cell>
          <table:table-cell table:formula="of:=CEILING(MAX([.BB$8]-[.$E7];0)/[.$C7];1)" office:value-type="float" office:value="3">
            <text:p>3</text:p>
          </table:table-cell>
          <table:table-cell table:formula="of:=CEILING(MAX([.BC$8]-[.$E7];0)/[.$C7];1)" office:value-type="float" office:value="3">
            <text:p>3</text:p>
          </table:table-cell>
          <table:table-cell table:formula="of:=CEILING(MAX([.BD$8]-[.$E7];0)/[.$C7];1)" office:value-type="float" office:value="3">
            <text:p>3</text:p>
          </table:table-cell>
          <table:table-cell table:formula="of:=CEILING(MAX([.BE$8]-[.$E7];0)/[.$C7];1)" office:value-type="float" office:value="3">
            <text:p>3</text:p>
          </table:table-cell>
          <table:table-cell table:formula="of:=CEILING(MAX([.BF$8]-[.$E7];0)/[.$C7];1)" office:value-type="float" office:value="3">
            <text:p>3</text:p>
          </table:table-cell>
          <table:table-cell table:formula="of:=CEILING(MAX([.BG$8]-[.$E7];0)/[.$C7];1)" office:value-type="float" office:value="3">
            <text:p>3</text:p>
          </table:table-cell>
          <table:table-cell table:formula="of:=CEILING(MAX([.BH$8]-[.$E7];0)/[.$C7];1)" office:value-type="float" office:value="3">
            <text:p>3</text:p>
          </table:table-cell>
          <table:table-cell table:formula="of:=CEILING(MAX([.BI$8]-[.$E7];0)/[.$C7];1)" office:value-type="float" office:value="3">
            <text:p>3</text:p>
          </table:table-cell>
          <table:table-cell table:formula="of:=CEILING(MAX([.BJ$8]-[.$E7];0)/[.$C7];1)" office:value-type="float" office:value="3">
            <text:p>3</text:p>
          </table:table-cell>
          <table:table-cell table:formula="of:=CEILING(MAX([.BK$8]-[.$E7];0)/[.$C7];1)" office:value-type="float" office:value="3">
            <text:p>3</text:p>
          </table:table-cell>
          <table:table-cell table:formula="of:=CEILING(MAX([.BL$8]-[.$E7];0)/[.$C7];1)" office:value-type="float" office:value="3">
            <text:p>3</text:p>
          </table:table-cell>
          <table:table-cell table:formula="of:=CEILING(MAX([.BM$8]-[.$E7];0)/[.$C7];1)" office:value-type="float" office:value="3">
            <text:p>3</text:p>
          </table:table-cell>
          <table:table-cell table:formula="of:=CEILING(MAX([.BN$8]-[.$E7];0)/[.$C7];1)" office:value-type="float" office:value="3">
            <text:p>3</text:p>
          </table:table-cell>
          <table:table-cell table:formula="of:=CEILING(MAX([.BO$8]-[.$E7];0)/[.$C7];1)" office:value-type="float" office:value="3">
            <text:p>3</text:p>
          </table:table-cell>
          <table:table-cell table:formula="of:=CEILING(MAX([.BP$8]-[.$E7];0)/[.$C7];1)" office:value-type="float" office:value="3">
            <text:p>3</text:p>
          </table:table-cell>
          <table:table-cell table:formula="of:=CEILING(MAX([.BQ$8]-[.$E7];0)/[.$C7];1)" office:value-type="float" office:value="3">
            <text:p>3</text:p>
          </table:table-cell>
          <table:table-cell table:formula="of:=CEILING(MAX([.BR$8]-[.$E7];0)/[.$C7];1)" office:value-type="float" office:value="3">
            <text:p>3</text:p>
          </table:table-cell>
          <table:table-cell table:formula="of:=CEILING(MAX([.BS$8]-[.$E7];0)/[.$C7];1)" office:value-type="float" office:value="4">
            <text:p>4</text:p>
          </table:table-cell>
          <table:table-cell table:formula="of:=CEILING(MAX([.BT$8]-[.$E7];0)/[.$C7];1)" office:value-type="float" office:value="4">
            <text:p>4</text:p>
          </table:table-cell>
          <table:table-cell table:formula="of:=CEILING(MAX([.BU$8]-[.$E7];0)/[.$C7];1)" office:value-type="float" office:value="4">
            <text:p>4</text:p>
          </table:table-cell>
          <table:table-cell table:formula="of:=CEILING(MAX([.BV$8]-[.$E7];0)/[.$C7];1)" office:value-type="float" office:value="4">
            <text:p>4</text:p>
          </table:table-cell>
          <table:table-cell table:formula="of:=CEILING(MAX([.BW$8]-[.$E7];0)/[.$C7];1)" office:value-type="float" office:value="4">
            <text:p>4</text:p>
          </table:table-cell>
          <table:table-cell table:formula="of:=CEILING(MAX([.BX$8]-[.$E7];0)/[.$C7];1)" office:value-type="float" office:value="4">
            <text:p>4</text:p>
          </table:table-cell>
          <table:table-cell table:formula="of:=CEILING(MAX([.BY$8]-[.$E7];0)/[.$C7];1)" office:value-type="float" office:value="4">
            <text:p>4</text:p>
          </table:table-cell>
          <table:table-cell table:formula="of:=CEILING(MAX([.BZ$8]-[.$E7];0)/[.$C7];1)" office:value-type="float" office:value="4">
            <text:p>4</text:p>
          </table:table-cell>
          <table:table-cell table:formula="of:=CEILING(MAX([.CA$8]-[.$E7];0)/[.$C7];1)" office:value-type="float" office:value="4">
            <text:p>4</text:p>
          </table:table-cell>
          <table:table-cell table:formula="of:=CEILING(MAX([.CB$8]-[.$E7];0)/[.$C7];1)" office:value-type="float" office:value="4">
            <text:p>4</text:p>
          </table:table-cell>
          <table:table-cell table:formula="of:=CEILING(MAX([.CC$8]-[.$E7];0)/[.$C7];1)" office:value-type="float" office:value="4">
            <text:p>4</text:p>
          </table:table-cell>
          <table:table-cell table:formula="of:=CEILING(MAX([.CD$8]-[.$E7];0)/[.$C7];1)" office:value-type="float" office:value="4">
            <text:p>4</text:p>
          </table:table-cell>
          <table:table-cell table:formula="of:=CEILING(MAX([.CE$8]-[.$E7];0)/[.$C7];1)" office:value-type="float" office:value="4">
            <text:p>4</text:p>
          </table:table-cell>
          <table:table-cell table:formula="of:=CEILING(MAX([.CF$8]-[.$E7];0)/[.$C7];1)" office:value-type="float" office:value="4">
            <text:p>4</text:p>
          </table:table-cell>
          <table:table-cell table:formula="of:=CEILING(MAX([.CG$8]-[.$E7];0)/[.$C7];1)" office:value-type="float" office:value="4">
            <text:p>4</text:p>
          </table:table-cell>
          <table:table-cell table:formula="of:=CEILING(MAX([.CH$8]-[.$E7];0)/[.$C7];1)" office:value-type="float" office:value="4">
            <text:p>4</text:p>
          </table:table-cell>
          <table:table-cell table:formula="of:=CEILING(MAX([.CI$8]-[.$E7];0)/[.$C7];1)" office:value-type="float" office:value="4">
            <text:p>4</text:p>
          </table:table-cell>
          <table:table-cell table:formula="of:=CEILING(MAX([.CJ$8]-[.$E7];0)/[.$C7];1)" office:value-type="float" office:value="4">
            <text:p>4</text:p>
          </table:table-cell>
          <table:table-cell table:formula="of:=CEILING(MAX([.CK$8]-[.$E7];0)/[.$C7];1)" office:value-type="float" office:value="4">
            <text:p>4</text:p>
          </table:table-cell>
          <table:table-cell table:formula="of:=CEILING(MAX([.CL$8]-[.$E7];0)/[.$C7];1)" office:value-type="float" office:value="4">
            <text:p>4</text:p>
          </table:table-cell>
          <table:table-cell table:formula="of:=CEILING(MAX([.CM$8]-[.$E7];0)/[.$C7];1)" office:value-type="float" office:value="5">
            <text:p>5</text:p>
          </table:table-cell>
          <table:table-cell table:formula="of:=CEILING(MAX([.CN$8]-[.$E7];0)/[.$C7];1)" office:value-type="float" office:value="5">
            <text:p>5</text:p>
          </table:table-cell>
          <table:table-cell table:formula="of:=CEILING(MAX([.CO$8]-[.$E7];0)/[.$C7];1)" office:value-type="float" office:value="5">
            <text:p>5</text:p>
          </table:table-cell>
          <table:table-cell table:formula="of:=CEILING(MAX([.CP$8]-[.$E7];0)/[.$C7];1)" office:value-type="float" office:value="5">
            <text:p>5</text:p>
          </table:table-cell>
          <table:table-cell table:formula="of:=CEILING(MAX([.CQ$8]-[.$E7];0)/[.$C7];1)" office:value-type="float" office:value="5">
            <text:p>5</text:p>
          </table:table-cell>
          <table:table-cell table:formula="of:=CEILING(MAX([.CR$8]-[.$E7];0)/[.$C7];1)" office:value-type="float" office:value="5">
            <text:p>5</text:p>
          </table:table-cell>
          <table:table-cell table:formula="of:=CEILING(MAX([.CS$8]-[.$E7];0)/[.$C7];1)" office:value-type="float" office:value="5">
            <text:p>5</text:p>
          </table:table-cell>
          <table:table-cell table:formula="of:=CEILING(MAX([.CT$8]-[.$E7];0)/[.$C7];1)" office:value-type="float" office:value="5">
            <text:p>5</text:p>
          </table:table-cell>
          <table:table-cell table:formula="of:=CEILING(MAX([.CU$8]-[.$E7];0)/[.$C7];1)" office:value-type="float" office:value="5">
            <text:p>5</text:p>
          </table:table-cell>
          <table:table-cell table:formula="of:=CEILING(MAX([.CV$8]-[.$E7];0)/[.$C7];1)" office:value-type="float" office:value="5">
            <text:p>5</text:p>
          </table:table-cell>
          <table:table-cell table:formula="of:=CEILING(MAX([.CW$8]-[.$E7];0)/[.$C7];1)" office:value-type="float" office:value="5">
            <text:p>5</text:p>
          </table:table-cell>
          <table:table-cell table:formula="of:=CEILING(MAX([.CX$8]-[.$E7];0)/[.$C7];1)" office:value-type="float" office:value="5">
            <text:p>5</text:p>
          </table:table-cell>
          <table:table-cell table:formula="of:=CEILING(MAX([.CY$8]-[.$E7];0)/[.$C7];1)" office:value-type="float" office:value="5">
            <text:p>5</text:p>
          </table:table-cell>
          <table:table-cell table:formula="of:=CEILING(MAX([.CZ$8]-[.$E7];0)/[.$C7];1)" office:value-type="float" office:value="5">
            <text:p>5</text:p>
          </table:table-cell>
          <table:table-cell table:formula="of:=CEILING(MAX([.DA$8]-[.$E7];0)/[.$C7];1)" office:value-type="float" office:value="5">
            <text:p>5</text:p>
          </table:table-cell>
          <table:table-cell table:formula="of:=CEILING(MAX([.DB$8]-[.$E7];0)/[.$C7];1)" office:value-type="float" office:value="5">
            <text:p>5</text:p>
          </table:table-cell>
          <table:table-cell table:formula="of:=CEILING(MAX([.DC$8]-[.$E7];0)/[.$C7];1)" office:value-type="float" office:value="5">
            <text:p>5</text:p>
          </table:table-cell>
          <table:table-cell table:formula="of:=CEILING(MAX([.DD$8]-[.$E7];0)/[.$C7];1)" office:value-type="float" office:value="5">
            <text:p>5</text:p>
          </table:table-cell>
          <table:table-cell table:formula="of:=CEILING(MAX([.DE$8]-[.$E7];0)/[.$C7];1)" office:value-type="float" office:value="5">
            <text:p>5</text:p>
          </table:table-cell>
          <table:table-cell table:formula="of:=CEILING(MAX([.DF$8]-[.$E7];0)/[.$C7];1)" office:value-type="float" office:value="5">
            <text:p>5</text:p>
          </table:table-cell>
          <table:table-cell table:formula="of:=CEILING(MAX([.DG$8]-[.$E7];0)/[.$C7];1)" office:value-type="float" office:value="6">
            <text:p>6</text:p>
          </table:table-cell>
          <table:table-cell table:formula="of:=CEILING(MAX([.DH$8]-[.$E7];0)/[.$C7];1)" office:value-type="float" office:value="6">
            <text:p>6</text:p>
          </table:table-cell>
          <table:table-cell table:formula="of:=CEILING(MAX([.DI$8]-[.$E7];0)/[.$C7];1)" office:value-type="float" office:value="6">
            <text:p>6</text:p>
          </table:table-cell>
          <table:table-cell table:formula="of:=CEILING(MAX([.DJ$8]-[.$E7];0)/[.$C7];1)" office:value-type="float" office:value="6">
            <text:p>6</text:p>
          </table:table-cell>
          <table:table-cell table:formula="of:=CEILING(MAX([.DK$8]-[.$E7];0)/[.$C7];1)" office:value-type="float" office:value="6">
            <text:p>6</text:p>
          </table:table-cell>
          <table:table-cell table:formula="of:=CEILING(MAX([.DL$8]-[.$E7];0)/[.$C7];1)" office:value-type="float" office:value="6">
            <text:p>6</text:p>
          </table:table-cell>
          <table:table-cell table:formula="of:=CEILING(MAX([.DM$8]-[.$E7];0)/[.$C7];1)" office:value-type="float" office:value="6">
            <text:p>6</text:p>
          </table:table-cell>
          <table:table-cell table:formula="of:=CEILING(MAX([.DN$8]-[.$E7];0)/[.$C7];1)" office:value-type="float" office:value="6">
            <text:p>6</text:p>
          </table:table-cell>
          <table:table-cell table:formula="of:=CEILING(MAX([.DO$8]-[.$E7];0)/[.$C7];1)" office:value-type="float" office:value="6">
            <text:p>6</text:p>
          </table:table-cell>
          <table:table-cell table:formula="of:=CEILING(MAX([.DP$8]-[.$E7];0)/[.$C7];1)" office:value-type="float" office:value="6">
            <text:p>6</text:p>
          </table:table-cell>
          <table:table-cell table:formula="of:=CEILING(MAX([.DQ$8]-[.$E7];0)/[.$C7];1)" office:value-type="float" office:value="6">
            <text:p>6</text:p>
          </table:table-cell>
          <table:table-cell table:formula="of:=CEILING(MAX([.DR$8]-[.$E7];0)/[.$C7];1)" office:value-type="float" office:value="6">
            <text:p>6</text:p>
          </table:table-cell>
          <table:table-cell table:formula="of:=CEILING(MAX([.DS$8]-[.$E7];0)/[.$C7];1)" office:value-type="float" office:value="6">
            <text:p>6</text:p>
          </table:table-cell>
          <table:table-cell table:formula="of:=CEILING(MAX([.DT$8]-[.$E7];0)/[.$C7];1)" office:value-type="float" office:value="6">
            <text:p>6</text:p>
          </table:table-cell>
          <table:table-cell table:formula="of:=CEILING(MAX([.DU$8]-[.$E7];0)/[.$C7];1)" office:value-type="float" office:value="6">
            <text:p>6</text:p>
          </table:table-cell>
          <table:table-cell table:formula="of:=CEILING(MAX([.DV$8]-[.$E7];0)/[.$C7];1)" office:value-type="float" office:value="6">
            <text:p>6</text:p>
          </table:table-cell>
          <table:table-cell table:formula="of:=CEILING(MAX([.DW$8]-[.$E7];0)/[.$C7];1)" office:value-type="float" office:value="6">
            <text:p>6</text:p>
          </table:table-cell>
          <table:table-cell table:formula="of:=CEILING(MAX([.DX$8]-[.$E7];0)/[.$C7];1)" office:value-type="float" office:value="6">
            <text:p>6</text:p>
          </table:table-cell>
          <table:table-cell table:formula="of:=CEILING(MAX([.DY$8]-[.$E7];0)/[.$C7];1)" office:value-type="float" office:value="6">
            <text:p>6</text:p>
          </table:table-cell>
          <table:table-cell table:formula="of:=CEILING(MAX([.DZ$8]-[.$E7];0)/[.$C7];1)" office:value-type="float" office:value="6">
            <text:p>6</text:p>
          </table:table-cell>
          <table:table-cell table:formula="of:=CEILING(MAX([.EA$8]-[.$E7];0)/[.$C7];1)" office:value-type="float" office:value="7">
            <text:p>7</text:p>
          </table:table-cell>
          <table:table-cell table:formula="of:=CEILING(MAX([.EB$8]-[.$E7];0)/[.$C7];1)" office:value-type="float" office:value="7">
            <text:p>7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number-columns-repeated="123"/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Next absolute</text:p>
          </table:table-cell>
          <table:table-cell table:formula="of:=FLOOR(MAX([.J$8]-[.$E4];0)/[.$C4];1)*[.$C4]+[.$D4] +[.$E4]" office:value-type="float" office:value="3">
            <text:p>3</text:p>
          </table:table-cell>
          <table:table-cell table:formula="of:=FLOOR(MAX([.K$8]-[.$E4];0)/[.$C4];1)*[.$C4]+[.$D4] +[.$E4]" office:value-type="float" office:value="3">
            <text:p>3</text:p>
          </table:table-cell>
          <table:table-cell table:formula="of:=FLOOR(MAX([.L$8]-[.$E4];0)/[.$C4];1)*[.$C4]+[.$D4] +[.$E4]" office:value-type="float" office:value="3">
            <text:p>3</text:p>
          </table:table-cell>
          <table:table-cell table:formula="of:=FLOOR(MAX([.M$8]-[.$E4];0)/[.$C4];1)*[.$C4]+[.$D4] +[.$E4]" office:value-type="float" office:value="6">
            <text:p>6</text:p>
          </table:table-cell>
          <table:table-cell table:formula="of:=FLOOR(MAX([.N$8]-[.$E4];0)/[.$C4];1)*[.$C4]+[.$D4] +[.$E4]" office:value-type="float" office:value="6">
            <text:p>6</text:p>
          </table:table-cell>
          <table:table-cell table:formula="of:=FLOOR(MAX([.O$8]-[.$E4];0)/[.$C4];1)*[.$C4]+[.$D4] +[.$E4]" office:value-type="float" office:value="6">
            <text:p>6</text:p>
          </table:table-cell>
          <table:table-cell table:formula="of:=FLOOR(MAX([.P$8]-[.$E4];0)/[.$C4];1)*[.$C4]+[.$D4] +[.$E4]" office:value-type="float" office:value="9">
            <text:p>9</text:p>
          </table:table-cell>
          <table:table-cell table:formula="of:=FLOOR(MAX([.Q$8]-[.$E4];0)/[.$C4];1)*[.$C4]+[.$D4] +[.$E4]" office:value-type="float" office:value="9">
            <text:p>9</text:p>
          </table:table-cell>
          <table:table-cell table:formula="of:=FLOOR(MAX([.R$8]-[.$E4];0)/[.$C4];1)*[.$C4]+[.$D4] +[.$E4]" office:value-type="float" office:value="9">
            <text:p>9</text:p>
          </table:table-cell>
          <table:table-cell table:formula="of:=FLOOR(MAX([.S$8]-[.$E4];0)/[.$C4];1)*[.$C4]+[.$D4] +[.$E4]" office:value-type="float" office:value="12">
            <text:p>12</text:p>
          </table:table-cell>
          <table:table-cell table:formula="of:=FLOOR(MAX([.T$8]-[.$E4];0)/[.$C4];1)*[.$C4]+[.$D4] +[.$E4]" office:value-type="float" office:value="12">
            <text:p>12</text:p>
          </table:table-cell>
          <table:table-cell table:formula="of:=FLOOR(MAX([.U$8]-[.$E4];0)/[.$C4];1)*[.$C4]+[.$D4] +[.$E4]" office:value-type="float" office:value="12">
            <text:p>12</text:p>
          </table:table-cell>
          <table:table-cell table:formula="of:=FLOOR(MAX([.V$8]-[.$E4];0)/[.$C4];1)*[.$C4]+[.$D4] +[.$E4]" office:value-type="float" office:value="15">
            <text:p>15</text:p>
          </table:table-cell>
          <table:table-cell table:formula="of:=FLOOR(MAX([.W$8]-[.$E4];0)/[.$C4];1)*[.$C4]+[.$D4] +[.$E4]" office:value-type="float" office:value="15">
            <text:p>15</text:p>
          </table:table-cell>
          <table:table-cell table:formula="of:=FLOOR(MAX([.X$8]-[.$E4];0)/[.$C4];1)*[.$C4]+[.$D4] +[.$E4]" office:value-type="float" office:value="15">
            <text:p>15</text:p>
          </table:table-cell>
          <table:table-cell table:formula="of:=FLOOR(MAX([.Y$8]-[.$E4];0)/[.$C4];1)*[.$C4]+[.$D4] +[.$E4]" office:value-type="float" office:value="18">
            <text:p>18</text:p>
          </table:table-cell>
          <table:table-cell table:formula="of:=FLOOR(MAX([.Z$8]-[.$E4];0)/[.$C4];1)*[.$C4]+[.$D4] +[.$E4]" office:value-type="float" office:value="18">
            <text:p>18</text:p>
          </table:table-cell>
          <table:table-cell table:formula="of:=FLOOR(MAX([.AA$8]-[.$E4];0)/[.$C4];1)*[.$C4]+[.$D4] +[.$E4]" office:value-type="float" office:value="18">
            <text:p>18</text:p>
          </table:table-cell>
          <table:table-cell table:formula="of:=FLOOR(MAX([.AB$8]-[.$E4];0)/[.$C4];1)*[.$C4]+[.$D4] +[.$E4]" office:value-type="float" office:value="21">
            <text:p>21</text:p>
          </table:table-cell>
          <table:table-cell table:formula="of:=FLOOR(MAX([.AC$8]-[.$E4];0)/[.$C4];1)*[.$C4]+[.$D4] +[.$E4]" office:value-type="float" office:value="21">
            <text:p>21</text:p>
          </table:table-cell>
          <table:table-cell table:formula="of:=FLOOR(MAX([.AD$8]-[.$E4];0)/[.$C4];1)*[.$C4]+[.$D4] +[.$E4]" office:value-type="float" office:value="21">
            <text:p>21</text:p>
          </table:table-cell>
          <table:table-cell table:formula="of:=FLOOR(MAX([.AE$8]-[.$E4];0)/[.$C4];1)*[.$C4]+[.$D4] +[.$E4]" office:value-type="float" office:value="24">
            <text:p>24</text:p>
          </table:table-cell>
          <table:table-cell table:formula="of:=FLOOR(MAX([.AF$8]-[.$E4];0)/[.$C4];1)*[.$C4]+[.$D4] +[.$E4]" office:value-type="float" office:value="24">
            <text:p>24</text:p>
          </table:table-cell>
          <table:table-cell table:formula="of:=FLOOR(MAX([.AG$8]-[.$E4];0)/[.$C4];1)*[.$C4]+[.$D4] +[.$E4]" office:value-type="float" office:value="24">
            <text:p>24</text:p>
          </table:table-cell>
          <table:table-cell table:formula="of:=FLOOR(MAX([.AH$8]-[.$E4];0)/[.$C4];1)*[.$C4]+[.$D4] +[.$E4]" office:value-type="float" office:value="27">
            <text:p>27</text:p>
          </table:table-cell>
          <table:table-cell table:formula="of:=FLOOR(MAX([.AI$8]-[.$E4];0)/[.$C4];1)*[.$C4]+[.$D4] +[.$E4]" office:value-type="float" office:value="27">
            <text:p>27</text:p>
          </table:table-cell>
          <table:table-cell table:formula="of:=FLOOR(MAX([.AJ$8]-[.$E4];0)/[.$C4];1)*[.$C4]+[.$D4] +[.$E4]" office:value-type="float" office:value="27">
            <text:p>27</text:p>
          </table:table-cell>
          <table:table-cell table:formula="of:=FLOOR(MAX([.AK$8]-[.$E4];0)/[.$C4];1)*[.$C4]+[.$D4] +[.$E4]" office:value-type="float" office:value="30">
            <text:p>30</text:p>
          </table:table-cell>
          <table:table-cell table:formula="of:=FLOOR(MAX([.AL$8]-[.$E4];0)/[.$C4];1)*[.$C4]+[.$D4] +[.$E4]" office:value-type="float" office:value="30">
            <text:p>30</text:p>
          </table:table-cell>
          <table:table-cell table:formula="of:=FLOOR(MAX([.AM$8]-[.$E4];0)/[.$C4];1)*[.$C4]+[.$D4] +[.$E4]" office:value-type="float" office:value="30">
            <text:p>30</text:p>
          </table:table-cell>
          <table:table-cell table:formula="of:=FLOOR(MAX([.AN$8]-[.$E4];0)/[.$C4];1)*[.$C4]+[.$D4] +[.$E4]" office:value-type="float" office:value="33">
            <text:p>33</text:p>
          </table:table-cell>
          <table:table-cell table:formula="of:=FLOOR(MAX([.AO$8]-[.$E4];0)/[.$C4];1)*[.$C4]+[.$D4] +[.$E4]" office:value-type="float" office:value="33">
            <text:p>33</text:p>
          </table:table-cell>
          <table:table-cell table:formula="of:=FLOOR(MAX([.AP$8]-[.$E4];0)/[.$C4];1)*[.$C4]+[.$D4] +[.$E4]" office:value-type="float" office:value="33">
            <text:p>33</text:p>
          </table:table-cell>
          <table:table-cell table:formula="of:=FLOOR(MAX([.AQ$8]-[.$E4];0)/[.$C4];1)*[.$C4]+[.$D4] +[.$E4]" office:value-type="float" office:value="36">
            <text:p>36</text:p>
          </table:table-cell>
          <table:table-cell table:formula="of:=FLOOR(MAX([.AR$8]-[.$E4];0)/[.$C4];1)*[.$C4]+[.$D4] +[.$E4]" office:value-type="float" office:value="36">
            <text:p>36</text:p>
          </table:table-cell>
          <table:table-cell table:formula="of:=FLOOR(MAX([.AS$8]-[.$E4];0)/[.$C4];1)*[.$C4]+[.$D4] +[.$E4]" office:value-type="float" office:value="36">
            <text:p>36</text:p>
          </table:table-cell>
          <table:table-cell table:formula="of:=FLOOR(MAX([.AT$8]-[.$E4];0)/[.$C4];1)*[.$C4]+[.$D4] +[.$E4]" office:value-type="float" office:value="39">
            <text:p>39</text:p>
          </table:table-cell>
          <table:table-cell table:formula="of:=FLOOR(MAX([.AU$8]-[.$E4];0)/[.$C4];1)*[.$C4]+[.$D4] +[.$E4]" office:value-type="float" office:value="39">
            <text:p>39</text:p>
          </table:table-cell>
          <table:table-cell table:formula="of:=FLOOR(MAX([.AV$8]-[.$E4];0)/[.$C4];1)*[.$C4]+[.$D4] +[.$E4]" office:value-type="float" office:value="39">
            <text:p>39</text:p>
          </table:table-cell>
          <table:table-cell table:formula="of:=FLOOR(MAX([.AW$8]-[.$E4];0)/[.$C4];1)*[.$C4]+[.$D4] +[.$E4]" office:value-type="float" office:value="42">
            <text:p>42</text:p>
          </table:table-cell>
          <table:table-cell table:formula="of:=FLOOR(MAX([.AX$8]-[.$E4];0)/[.$C4];1)*[.$C4]+[.$D4] +[.$E4]" office:value-type="float" office:value="42">
            <text:p>42</text:p>
          </table:table-cell>
          <table:table-cell table:formula="of:=FLOOR(MAX([.AY$8]-[.$E4];0)/[.$C4];1)*[.$C4]+[.$D4] +[.$E4]" office:value-type="float" office:value="42">
            <text:p>42</text:p>
          </table:table-cell>
          <table:table-cell table:formula="of:=FLOOR(MAX([.AZ$8]-[.$E4];0)/[.$C4];1)*[.$C4]+[.$D4] +[.$E4]" office:value-type="float" office:value="45">
            <text:p>45</text:p>
          </table:table-cell>
          <table:table-cell table:formula="of:=FLOOR(MAX([.BA$8]-[.$E4];0)/[.$C4];1)*[.$C4]+[.$D4] +[.$E4]" office:value-type="float" office:value="45">
            <text:p>45</text:p>
          </table:table-cell>
          <table:table-cell table:formula="of:=FLOOR(MAX([.BB$8]-[.$E4];0)/[.$C4];1)*[.$C4]+[.$D4] +[.$E4]" office:value-type="float" office:value="45">
            <text:p>45</text:p>
          </table:table-cell>
          <table:table-cell table:formula="of:=FLOOR(MAX([.BC$8]-[.$E4];0)/[.$C4];1)*[.$C4]+[.$D4] +[.$E4]" office:value-type="float" office:value="48">
            <text:p>48</text:p>
          </table:table-cell>
          <table:table-cell table:formula="of:=FLOOR(MAX([.BD$8]-[.$E4];0)/[.$C4];1)*[.$C4]+[.$D4] +[.$E4]" office:value-type="float" office:value="48">
            <text:p>48</text:p>
          </table:table-cell>
          <table:table-cell table:formula="of:=FLOOR(MAX([.BE$8]-[.$E4];0)/[.$C4];1)*[.$C4]+[.$D4] +[.$E4]" office:value-type="float" office:value="48">
            <text:p>48</text:p>
          </table:table-cell>
          <table:table-cell table:formula="of:=FLOOR(MAX([.BF$8]-[.$E4];0)/[.$C4];1)*[.$C4]+[.$D4] +[.$E4]" office:value-type="float" office:value="51">
            <text:p>51</text:p>
          </table:table-cell>
          <table:table-cell table:formula="of:=FLOOR(MAX([.BG$8]-[.$E4];0)/[.$C4];1)*[.$C4]+[.$D4] +[.$E4]" office:value-type="float" office:value="51">
            <text:p>51</text:p>
          </table:table-cell>
          <table:table-cell table:formula="of:=FLOOR(MAX([.BH$8]-[.$E4];0)/[.$C4];1)*[.$C4]+[.$D4] +[.$E4]" office:value-type="float" office:value="51">
            <text:p>51</text:p>
          </table:table-cell>
          <table:table-cell table:formula="of:=FLOOR(MAX([.BI$8]-[.$E4];0)/[.$C4];1)*[.$C4]+[.$D4] +[.$E4]" office:value-type="float" office:value="54">
            <text:p>54</text:p>
          </table:table-cell>
          <table:table-cell table:formula="of:=FLOOR(MAX([.BJ$8]-[.$E4];0)/[.$C4];1)*[.$C4]+[.$D4] +[.$E4]" office:value-type="float" office:value="54">
            <text:p>54</text:p>
          </table:table-cell>
          <table:table-cell table:formula="of:=FLOOR(MAX([.BK$8]-[.$E4];0)/[.$C4];1)*[.$C4]+[.$D4] +[.$E4]" office:value-type="float" office:value="54">
            <text:p>54</text:p>
          </table:table-cell>
          <table:table-cell table:formula="of:=FLOOR(MAX([.BL$8]-[.$E4];0)/[.$C4];1)*[.$C4]+[.$D4] +[.$E4]" office:value-type="float" office:value="57">
            <text:p>57</text:p>
          </table:table-cell>
          <table:table-cell table:formula="of:=FLOOR(MAX([.BM$8]-[.$E4];0)/[.$C4];1)*[.$C4]+[.$D4] +[.$E4]" office:value-type="float" office:value="57">
            <text:p>57</text:p>
          </table:table-cell>
          <table:table-cell table:formula="of:=FLOOR(MAX([.BN$8]-[.$E4];0)/[.$C4];1)*[.$C4]+[.$D4] +[.$E4]" office:value-type="float" office:value="57">
            <text:p>57</text:p>
          </table:table-cell>
          <table:table-cell table:formula="of:=FLOOR(MAX([.BO$8]-[.$E4];0)/[.$C4];1)*[.$C4]+[.$D4] +[.$E4]" office:value-type="float" office:value="60">
            <text:p>60</text:p>
          </table:table-cell>
          <table:table-cell table:formula="of:=FLOOR(MAX([.BP$8]-[.$E4];0)/[.$C4];1)*[.$C4]+[.$D4] +[.$E4]" office:value-type="float" office:value="60">
            <text:p>60</text:p>
          </table:table-cell>
          <table:table-cell table:formula="of:=FLOOR(MAX([.BQ$8]-[.$E4];0)/[.$C4];1)*[.$C4]+[.$D4] +[.$E4]" office:value-type="float" office:value="60">
            <text:p>60</text:p>
          </table:table-cell>
          <table:table-cell table:formula="of:=FLOOR(MAX([.BR$8]-[.$E4];0)/[.$C4];1)*[.$C4]+[.$D4] +[.$E4]" office:value-type="float" office:value="63">
            <text:p>63</text:p>
          </table:table-cell>
          <table:table-cell table:formula="of:=FLOOR(MAX([.BS$8]-[.$E4];0)/[.$C4];1)*[.$C4]+[.$D4] +[.$E4]" office:value-type="float" office:value="63">
            <text:p>63</text:p>
          </table:table-cell>
          <table:table-cell table:formula="of:=FLOOR(MAX([.BT$8]-[.$E4];0)/[.$C4];1)*[.$C4]+[.$D4] +[.$E4]" office:value-type="float" office:value="63">
            <text:p>63</text:p>
          </table:table-cell>
          <table:table-cell table:formula="of:=FLOOR(MAX([.BU$8]-[.$E4];0)/[.$C4];1)*[.$C4]+[.$D4] +[.$E4]" office:value-type="float" office:value="66">
            <text:p>66</text:p>
          </table:table-cell>
          <table:table-cell table:formula="of:=FLOOR(MAX([.BV$8]-[.$E4];0)/[.$C4];1)*[.$C4]+[.$D4] +[.$E4]" office:value-type="float" office:value="66">
            <text:p>66</text:p>
          </table:table-cell>
          <table:table-cell table:formula="of:=FLOOR(MAX([.BW$8]-[.$E4];0)/[.$C4];1)*[.$C4]+[.$D4] +[.$E4]" office:value-type="float" office:value="66">
            <text:p>66</text:p>
          </table:table-cell>
          <table:table-cell table:formula="of:=FLOOR(MAX([.BX$8]-[.$E4];0)/[.$C4];1)*[.$C4]+[.$D4] +[.$E4]" office:value-type="float" office:value="69">
            <text:p>69</text:p>
          </table:table-cell>
          <table:table-cell table:formula="of:=FLOOR(MAX([.BY$8]-[.$E4];0)/[.$C4];1)*[.$C4]+[.$D4] +[.$E4]" office:value-type="float" office:value="69">
            <text:p>69</text:p>
          </table:table-cell>
          <table:table-cell table:formula="of:=FLOOR(MAX([.BZ$8]-[.$E4];0)/[.$C4];1)*[.$C4]+[.$D4] +[.$E4]" office:value-type="float" office:value="69">
            <text:p>69</text:p>
          </table:table-cell>
          <table:table-cell table:formula="of:=FLOOR(MAX([.CA$8]-[.$E4];0)/[.$C4];1)*[.$C4]+[.$D4] +[.$E4]" office:value-type="float" office:value="72">
            <text:p>72</text:p>
          </table:table-cell>
          <table:table-cell table:formula="of:=FLOOR(MAX([.CB$8]-[.$E4];0)/[.$C4];1)*[.$C4]+[.$D4] +[.$E4]" office:value-type="float" office:value="72">
            <text:p>72</text:p>
          </table:table-cell>
          <table:table-cell table:formula="of:=FLOOR(MAX([.CC$8]-[.$E4];0)/[.$C4];1)*[.$C4]+[.$D4] +[.$E4]" office:value-type="float" office:value="72">
            <text:p>72</text:p>
          </table:table-cell>
          <table:table-cell table:formula="of:=FLOOR(MAX([.CD$8]-[.$E4];0)/[.$C4];1)*[.$C4]+[.$D4] +[.$E4]" office:value-type="float" office:value="75">
            <text:p>75</text:p>
          </table:table-cell>
          <table:table-cell table:formula="of:=FLOOR(MAX([.CE$8]-[.$E4];0)/[.$C4];1)*[.$C4]+[.$D4] +[.$E4]" office:value-type="float" office:value="75">
            <text:p>75</text:p>
          </table:table-cell>
          <table:table-cell table:formula="of:=FLOOR(MAX([.CF$8]-[.$E4];0)/[.$C4];1)*[.$C4]+[.$D4] +[.$E4]" office:value-type="float" office:value="75">
            <text:p>75</text:p>
          </table:table-cell>
          <table:table-cell table:formula="of:=FLOOR(MAX([.CG$8]-[.$E4];0)/[.$C4];1)*[.$C4]+[.$D4] +[.$E4]" office:value-type="float" office:value="78">
            <text:p>78</text:p>
          </table:table-cell>
          <table:table-cell table:formula="of:=FLOOR(MAX([.CH$8]-[.$E4];0)/[.$C4];1)*[.$C4]+[.$D4] +[.$E4]" office:value-type="float" office:value="78">
            <text:p>78</text:p>
          </table:table-cell>
          <table:table-cell table:formula="of:=FLOOR(MAX([.CI$8]-[.$E4];0)/[.$C4];1)*[.$C4]+[.$D4] +[.$E4]" office:value-type="float" office:value="78">
            <text:p>78</text:p>
          </table:table-cell>
          <table:table-cell table:formula="of:=FLOOR(MAX([.CJ$8]-[.$E4];0)/[.$C4];1)*[.$C4]+[.$D4] +[.$E4]" office:value-type="float" office:value="81">
            <text:p>81</text:p>
          </table:table-cell>
          <table:table-cell table:formula="of:=FLOOR(MAX([.CK$8]-[.$E4];0)/[.$C4];1)*[.$C4]+[.$D4] +[.$E4]" office:value-type="float" office:value="81">
            <text:p>81</text:p>
          </table:table-cell>
          <table:table-cell table:formula="of:=FLOOR(MAX([.CL$8]-[.$E4];0)/[.$C4];1)*[.$C4]+[.$D4] +[.$E4]" office:value-type="float" office:value="81">
            <text:p>81</text:p>
          </table:table-cell>
          <table:table-cell table:formula="of:=FLOOR(MAX([.CM$8]-[.$E4];0)/[.$C4];1)*[.$C4]+[.$D4] +[.$E4]" office:value-type="float" office:value="84">
            <text:p>84</text:p>
          </table:table-cell>
          <table:table-cell table:formula="of:=FLOOR(MAX([.CN$8]-[.$E4];0)/[.$C4];1)*[.$C4]+[.$D4] +[.$E4]" office:value-type="float" office:value="84">
            <text:p>84</text:p>
          </table:table-cell>
          <table:table-cell table:formula="of:=FLOOR(MAX([.CO$8]-[.$E4];0)/[.$C4];1)*[.$C4]+[.$D4] +[.$E4]" office:value-type="float" office:value="84">
            <text:p>84</text:p>
          </table:table-cell>
          <table:table-cell table:formula="of:=FLOOR(MAX([.CP$8]-[.$E4];0)/[.$C4];1)*[.$C4]+[.$D4] +[.$E4]" office:value-type="float" office:value="87">
            <text:p>87</text:p>
          </table:table-cell>
          <table:table-cell table:formula="of:=FLOOR(MAX([.CQ$8]-[.$E4];0)/[.$C4];1)*[.$C4]+[.$D4] +[.$E4]" office:value-type="float" office:value="87">
            <text:p>87</text:p>
          </table:table-cell>
          <table:table-cell table:formula="of:=FLOOR(MAX([.CR$8]-[.$E4];0)/[.$C4];1)*[.$C4]+[.$D4] +[.$E4]" office:value-type="float" office:value="87">
            <text:p>87</text:p>
          </table:table-cell>
          <table:table-cell table:formula="of:=FLOOR(MAX([.CS$8]-[.$E4];0)/[.$C4];1)*[.$C4]+[.$D4] +[.$E4]" office:value-type="float" office:value="90">
            <text:p>90</text:p>
          </table:table-cell>
          <table:table-cell table:formula="of:=FLOOR(MAX([.CT$8]-[.$E4];0)/[.$C4];1)*[.$C4]+[.$D4] +[.$E4]" office:value-type="float" office:value="90">
            <text:p>90</text:p>
          </table:table-cell>
          <table:table-cell table:formula="of:=FLOOR(MAX([.CU$8]-[.$E4];0)/[.$C4];1)*[.$C4]+[.$D4] +[.$E4]" office:value-type="float" office:value="90">
            <text:p>90</text:p>
          </table:table-cell>
          <table:table-cell table:formula="of:=FLOOR(MAX([.CV$8]-[.$E4];0)/[.$C4];1)*[.$C4]+[.$D4] +[.$E4]" office:value-type="float" office:value="93">
            <text:p>93</text:p>
          </table:table-cell>
          <table:table-cell table:formula="of:=FLOOR(MAX([.CW$8]-[.$E4];0)/[.$C4];1)*[.$C4]+[.$D4] +[.$E4]" office:value-type="float" office:value="93">
            <text:p>93</text:p>
          </table:table-cell>
          <table:table-cell table:formula="of:=FLOOR(MAX([.CX$8]-[.$E4];0)/[.$C4];1)*[.$C4]+[.$D4] +[.$E4]" office:value-type="float" office:value="93">
            <text:p>93</text:p>
          </table:table-cell>
          <table:table-cell table:formula="of:=FLOOR(MAX([.CY$8]-[.$E4];0)/[.$C4];1)*[.$C4]+[.$D4] +[.$E4]" office:value-type="float" office:value="96">
            <text:p>96</text:p>
          </table:table-cell>
          <table:table-cell table:formula="of:=FLOOR(MAX([.CZ$8]-[.$E4];0)/[.$C4];1)*[.$C4]+[.$D4] +[.$E4]" office:value-type="float" office:value="96">
            <text:p>96</text:p>
          </table:table-cell>
          <table:table-cell table:formula="of:=FLOOR(MAX([.DA$8]-[.$E4];0)/[.$C4];1)*[.$C4]+[.$D4] +[.$E4]" office:value-type="float" office:value="96">
            <text:p>96</text:p>
          </table:table-cell>
          <table:table-cell table:formula="of:=FLOOR(MAX([.DB$8]-[.$E4];0)/[.$C4];1)*[.$C4]+[.$D4] +[.$E4]" office:value-type="float" office:value="99">
            <text:p>99</text:p>
          </table:table-cell>
          <table:table-cell table:formula="of:=FLOOR(MAX([.DC$8]-[.$E4];0)/[.$C4];1)*[.$C4]+[.$D4] +[.$E4]" office:value-type="float" office:value="99">
            <text:p>99</text:p>
          </table:table-cell>
          <table:table-cell table:formula="of:=FLOOR(MAX([.DD$8]-[.$E4];0)/[.$C4];1)*[.$C4]+[.$D4] +[.$E4]" office:value-type="float" office:value="99">
            <text:p>99</text:p>
          </table:table-cell>
          <table:table-cell table:formula="of:=FLOOR(MAX([.DE$8]-[.$E4];0)/[.$C4];1)*[.$C4]+[.$D4] +[.$E4]" office:value-type="float" office:value="102">
            <text:p>102</text:p>
          </table:table-cell>
          <table:table-cell table:formula="of:=FLOOR(MAX([.DF$8]-[.$E4];0)/[.$C4];1)*[.$C4]+[.$D4] +[.$E4]" office:value-type="float" office:value="102">
            <text:p>102</text:p>
          </table:table-cell>
          <table:table-cell table:formula="of:=FLOOR(MAX([.DG$8]-[.$E4];0)/[.$C4];1)*[.$C4]+[.$D4] +[.$E4]" office:value-type="float" office:value="102">
            <text:p>102</text:p>
          </table:table-cell>
          <table:table-cell table:formula="of:=FLOOR(MAX([.DH$8]-[.$E4];0)/[.$C4];1)*[.$C4]+[.$D4] +[.$E4]" office:value-type="float" office:value="105">
            <text:p>105</text:p>
          </table:table-cell>
          <table:table-cell table:formula="of:=FLOOR(MAX([.DI$8]-[.$E4];0)/[.$C4];1)*[.$C4]+[.$D4] +[.$E4]" office:value-type="float" office:value="105">
            <text:p>105</text:p>
          </table:table-cell>
          <table:table-cell table:formula="of:=FLOOR(MAX([.DJ$8]-[.$E4];0)/[.$C4];1)*[.$C4]+[.$D4] +[.$E4]" office:value-type="float" office:value="105">
            <text:p>105</text:p>
          </table:table-cell>
          <table:table-cell table:formula="of:=FLOOR(MAX([.DK$8]-[.$E4];0)/[.$C4];1)*[.$C4]+[.$D4] +[.$E4]" office:value-type="float" office:value="108">
            <text:p>108</text:p>
          </table:table-cell>
          <table:table-cell table:formula="of:=FLOOR(MAX([.DL$8]-[.$E4];0)/[.$C4];1)*[.$C4]+[.$D4] +[.$E4]" office:value-type="float" office:value="108">
            <text:p>108</text:p>
          </table:table-cell>
          <table:table-cell table:formula="of:=FLOOR(MAX([.DM$8]-[.$E4];0)/[.$C4];1)*[.$C4]+[.$D4] +[.$E4]" office:value-type="float" office:value="108">
            <text:p>108</text:p>
          </table:table-cell>
          <table:table-cell table:formula="of:=FLOOR(MAX([.DN$8]-[.$E4];0)/[.$C4];1)*[.$C4]+[.$D4] +[.$E4]" office:value-type="float" office:value="111">
            <text:p>111</text:p>
          </table:table-cell>
          <table:table-cell table:formula="of:=FLOOR(MAX([.DO$8]-[.$E4];0)/[.$C4];1)*[.$C4]+[.$D4] +[.$E4]" office:value-type="float" office:value="111">
            <text:p>111</text:p>
          </table:table-cell>
          <table:table-cell table:formula="of:=FLOOR(MAX([.DP$8]-[.$E4];0)/[.$C4];1)*[.$C4]+[.$D4] +[.$E4]" office:value-type="float" office:value="111">
            <text:p>111</text:p>
          </table:table-cell>
          <table:table-cell table:formula="of:=FLOOR(MAX([.DQ$8]-[.$E4];0)/[.$C4];1)*[.$C4]+[.$D4] +[.$E4]" office:value-type="float" office:value="114">
            <text:p>114</text:p>
          </table:table-cell>
          <table:table-cell table:formula="of:=FLOOR(MAX([.DR$8]-[.$E4];0)/[.$C4];1)*[.$C4]+[.$D4] +[.$E4]" office:value-type="float" office:value="114">
            <text:p>114</text:p>
          </table:table-cell>
          <table:table-cell table:formula="of:=FLOOR(MAX([.DS$8]-[.$E4];0)/[.$C4];1)*[.$C4]+[.$D4] +[.$E4]" office:value-type="float" office:value="114">
            <text:p>114</text:p>
          </table:table-cell>
          <table:table-cell table:formula="of:=FLOOR(MAX([.DT$8]-[.$E4];0)/[.$C4];1)*[.$C4]+[.$D4] +[.$E4]" office:value-type="float" office:value="117">
            <text:p>117</text:p>
          </table:table-cell>
          <table:table-cell table:formula="of:=FLOOR(MAX([.DU$8]-[.$E4];0)/[.$C4];1)*[.$C4]+[.$D4] +[.$E4]" office:value-type="float" office:value="117">
            <text:p>117</text:p>
          </table:table-cell>
          <table:table-cell table:formula="of:=FLOOR(MAX([.DV$8]-[.$E4];0)/[.$C4];1)*[.$C4]+[.$D4] +[.$E4]" office:value-type="float" office:value="117">
            <text:p>117</text:p>
          </table:table-cell>
          <table:table-cell table:formula="of:=FLOOR(MAX([.DW$8]-[.$E4];0)/[.$C4];1)*[.$C4]+[.$D4] +[.$E4]" office:value-type="float" office:value="120">
            <text:p>120</text:p>
          </table:table-cell>
          <table:table-cell table:formula="of:=FLOOR(MAX([.DX$8]-[.$E4];0)/[.$C4];1)*[.$C4]+[.$D4] +[.$E4]" office:value-type="float" office:value="120">
            <text:p>120</text:p>
          </table:table-cell>
          <table:table-cell table:formula="of:=FLOOR(MAX([.DY$8]-[.$E4];0)/[.$C4];1)*[.$C4]+[.$D4] +[.$E4]" office:value-type="float" office:value="120">
            <text:p>120</text:p>
          </table:table-cell>
          <table:table-cell table:formula="of:=FLOOR(MAX([.DZ$8]-[.$E4];0)/[.$C4];1)*[.$C4]+[.$D4] +[.$E4]" office:value-type="float" office:value="123">
            <text:p>123</text:p>
          </table:table-cell>
          <table:table-cell table:formula="of:=FLOOR(MAX([.EA$8]-[.$E4];0)/[.$C4];1)*[.$C4]+[.$D4] +[.$E4]" office:value-type="float" office:value="123">
            <text:p>123</text:p>
          </table:table-cell>
          <table:table-cell table:formula="of:=FLOOR(MAX([.EB$8]-[.$E4];0)/[.$C4];1)*[.$C4]+[.$D4] +[.$E4]" office:value-type="float" office:value="123">
            <text:p>123</text:p>
          </table:table-cell>
        </table:table-row>
        <table:table-row table:style-name="ro1" table:visibility="collapse">
          <table:table-cell/>
          <table:table-cell table:style-name="ce9" table:number-columns-repeated="7"/>
          <table:table-cell table:style-name="ce9" office:value-type="string">
            <text:p>deadline</text:p>
          </table:table-cell>
          <table:table-cell table:formula="of:=FLOOR(MAX([.J$8]-[.$E5];0)/[.$C5];1)*[.$C5]+[.$D5] +[.$E5]" office:value-type="float" office:value="7">
            <text:p>7</text:p>
          </table:table-cell>
          <table:table-cell table:formula="of:=FLOOR(MAX([.K$8]-[.$E5];0)/[.$C5];1)*[.$C5]+[.$D5] +[.$E5]" office:value-type="float" office:value="7">
            <text:p>7</text:p>
          </table:table-cell>
          <table:table-cell table:formula="of:=FLOOR(MAX([.L$8]-[.$E5];0)/[.$C5];1)*[.$C5]+[.$D5] +[.$E5]" office:value-type="float" office:value="7">
            <text:p>7</text:p>
          </table:table-cell>
          <table:table-cell table:formula="of:=FLOOR(MAX([.M$8]-[.$E5];0)/[.$C5];1)*[.$C5]+[.$D5] +[.$E5]" office:value-type="float" office:value="7">
            <text:p>7</text:p>
          </table:table-cell>
          <table:table-cell table:formula="of:=FLOOR(MAX([.N$8]-[.$E5];0)/[.$C5];1)*[.$C5]+[.$D5] +[.$E5]" office:value-type="float" office:value="7">
            <text:p>7</text:p>
          </table:table-cell>
          <table:table-cell table:formula="of:=FLOOR(MAX([.O$8]-[.$E5];0)/[.$C5];1)*[.$C5]+[.$D5] +[.$E5]" office:value-type="float" office:value="7">
            <text:p>7</text:p>
          </table:table-cell>
          <table:table-cell table:formula="of:=FLOOR(MAX([.P$8]-[.$E5];0)/[.$C5];1)*[.$C5]+[.$D5] +[.$E5]" office:value-type="float" office:value="7">
            <text:p>7</text:p>
          </table:table-cell>
          <table:table-cell table:formula="of:=FLOOR(MAX([.Q$8]-[.$E5];0)/[.$C5];1)*[.$C5]+[.$D5] +[.$E5]" office:value-type="float" office:value="7">
            <text:p>7</text:p>
          </table:table-cell>
          <table:table-cell table:formula="of:=FLOOR(MAX([.R$8]-[.$E5];0)/[.$C5];1)*[.$C5]+[.$D5] +[.$E5]" office:value-type="float" office:value="7">
            <text:p>7</text:p>
          </table:table-cell>
          <table:table-cell table:formula="of:=FLOOR(MAX([.S$8]-[.$E5];0)/[.$C5];1)*[.$C5]+[.$D5] +[.$E5]" office:value-type="float" office:value="16">
            <text:p>16</text:p>
          </table:table-cell>
          <table:table-cell table:formula="of:=FLOOR(MAX([.T$8]-[.$E5];0)/[.$C5];1)*[.$C5]+[.$D5] +[.$E5]" office:value-type="float" office:value="16">
            <text:p>16</text:p>
          </table:table-cell>
          <table:table-cell table:formula="of:=FLOOR(MAX([.U$8]-[.$E5];0)/[.$C5];1)*[.$C5]+[.$D5] +[.$E5]" office:value-type="float" office:value="16">
            <text:p>16</text:p>
          </table:table-cell>
          <table:table-cell table:formula="of:=FLOOR(MAX([.V$8]-[.$E5];0)/[.$C5];1)*[.$C5]+[.$D5] +[.$E5]" office:value-type="float" office:value="16">
            <text:p>16</text:p>
          </table:table-cell>
          <table:table-cell table:formula="of:=FLOOR(MAX([.W$8]-[.$E5];0)/[.$C5];1)*[.$C5]+[.$D5] +[.$E5]" office:value-type="float" office:value="16">
            <text:p>16</text:p>
          </table:table-cell>
          <table:table-cell table:formula="of:=FLOOR(MAX([.X$8]-[.$E5];0)/[.$C5];1)*[.$C5]+[.$D5] +[.$E5]" office:value-type="float" office:value="16">
            <text:p>16</text:p>
          </table:table-cell>
          <table:table-cell table:formula="of:=FLOOR(MAX([.Y$8]-[.$E5];0)/[.$C5];1)*[.$C5]+[.$D5] +[.$E5]" office:value-type="float" office:value="16">
            <text:p>16</text:p>
          </table:table-cell>
          <table:table-cell table:formula="of:=FLOOR(MAX([.Z$8]-[.$E5];0)/[.$C5];1)*[.$C5]+[.$D5] +[.$E5]" office:value-type="float" office:value="16">
            <text:p>16</text:p>
          </table:table-cell>
          <table:table-cell table:formula="of:=FLOOR(MAX([.AA$8]-[.$E5];0)/[.$C5];1)*[.$C5]+[.$D5] +[.$E5]" office:value-type="float" office:value="16">
            <text:p>16</text:p>
          </table:table-cell>
          <table:table-cell table:formula="of:=FLOOR(MAX([.AB$8]-[.$E5];0)/[.$C5];1)*[.$C5]+[.$D5] +[.$E5]" office:value-type="float" office:value="25">
            <text:p>25</text:p>
          </table:table-cell>
          <table:table-cell table:formula="of:=FLOOR(MAX([.AC$8]-[.$E5];0)/[.$C5];1)*[.$C5]+[.$D5] +[.$E5]" office:value-type="float" office:value="25">
            <text:p>25</text:p>
          </table:table-cell>
          <table:table-cell table:formula="of:=FLOOR(MAX([.AD$8]-[.$E5];0)/[.$C5];1)*[.$C5]+[.$D5] +[.$E5]" office:value-type="float" office:value="25">
            <text:p>25</text:p>
          </table:table-cell>
          <table:table-cell table:formula="of:=FLOOR(MAX([.AE$8]-[.$E5];0)/[.$C5];1)*[.$C5]+[.$D5] +[.$E5]" office:value-type="float" office:value="25">
            <text:p>25</text:p>
          </table:table-cell>
          <table:table-cell table:formula="of:=FLOOR(MAX([.AF$8]-[.$E5];0)/[.$C5];1)*[.$C5]+[.$D5] +[.$E5]" office:value-type="float" office:value="25">
            <text:p>25</text:p>
          </table:table-cell>
          <table:table-cell table:formula="of:=FLOOR(MAX([.AG$8]-[.$E5];0)/[.$C5];1)*[.$C5]+[.$D5] +[.$E5]" office:value-type="float" office:value="25">
            <text:p>25</text:p>
          </table:table-cell>
          <table:table-cell table:formula="of:=FLOOR(MAX([.AH$8]-[.$E5];0)/[.$C5];1)*[.$C5]+[.$D5] +[.$E5]" office:value-type="float" office:value="25">
            <text:p>25</text:p>
          </table:table-cell>
          <table:table-cell table:formula="of:=FLOOR(MAX([.AI$8]-[.$E5];0)/[.$C5];1)*[.$C5]+[.$D5] +[.$E5]" office:value-type="float" office:value="25">
            <text:p>25</text:p>
          </table:table-cell>
          <table:table-cell table:formula="of:=FLOOR(MAX([.AJ$8]-[.$E5];0)/[.$C5];1)*[.$C5]+[.$D5] +[.$E5]" office:value-type="float" office:value="25">
            <text:p>25</text:p>
          </table:table-cell>
          <table:table-cell table:formula="of:=FLOOR(MAX([.AK$8]-[.$E5];0)/[.$C5];1)*[.$C5]+[.$D5] +[.$E5]" office:value-type="float" office:value="34">
            <text:p>34</text:p>
          </table:table-cell>
          <table:table-cell table:formula="of:=FLOOR(MAX([.AL$8]-[.$E5];0)/[.$C5];1)*[.$C5]+[.$D5] +[.$E5]" office:value-type="float" office:value="34">
            <text:p>34</text:p>
          </table:table-cell>
          <table:table-cell table:formula="of:=FLOOR(MAX([.AM$8]-[.$E5];0)/[.$C5];1)*[.$C5]+[.$D5] +[.$E5]" office:value-type="float" office:value="34">
            <text:p>34</text:p>
          </table:table-cell>
          <table:table-cell table:formula="of:=FLOOR(MAX([.AN$8]-[.$E5];0)/[.$C5];1)*[.$C5]+[.$D5] +[.$E5]" office:value-type="float" office:value="34">
            <text:p>34</text:p>
          </table:table-cell>
          <table:table-cell table:formula="of:=FLOOR(MAX([.AO$8]-[.$E5];0)/[.$C5];1)*[.$C5]+[.$D5] +[.$E5]" office:value-type="float" office:value="34">
            <text:p>34</text:p>
          </table:table-cell>
          <table:table-cell table:formula="of:=FLOOR(MAX([.AP$8]-[.$E5];0)/[.$C5];1)*[.$C5]+[.$D5] +[.$E5]" office:value-type="float" office:value="34">
            <text:p>34</text:p>
          </table:table-cell>
          <table:table-cell table:formula="of:=FLOOR(MAX([.AQ$8]-[.$E5];0)/[.$C5];1)*[.$C5]+[.$D5] +[.$E5]" office:value-type="float" office:value="34">
            <text:p>34</text:p>
          </table:table-cell>
          <table:table-cell table:formula="of:=FLOOR(MAX([.AR$8]-[.$E5];0)/[.$C5];1)*[.$C5]+[.$D5] +[.$E5]" office:value-type="float" office:value="34">
            <text:p>34</text:p>
          </table:table-cell>
          <table:table-cell table:formula="of:=FLOOR(MAX([.AS$8]-[.$E5];0)/[.$C5];1)*[.$C5]+[.$D5] +[.$E5]" office:value-type="float" office:value="34">
            <text:p>34</text:p>
          </table:table-cell>
          <table:table-cell table:formula="of:=FLOOR(MAX([.AT$8]-[.$E5];0)/[.$C5];1)*[.$C5]+[.$D5] +[.$E5]" office:value-type="float" office:value="43">
            <text:p>43</text:p>
          </table:table-cell>
          <table:table-cell table:formula="of:=FLOOR(MAX([.AU$8]-[.$E5];0)/[.$C5];1)*[.$C5]+[.$D5] +[.$E5]" office:value-type="float" office:value="43">
            <text:p>43</text:p>
          </table:table-cell>
          <table:table-cell table:formula="of:=FLOOR(MAX([.AV$8]-[.$E5];0)/[.$C5];1)*[.$C5]+[.$D5] +[.$E5]" office:value-type="float" office:value="43">
            <text:p>43</text:p>
          </table:table-cell>
          <table:table-cell table:formula="of:=FLOOR(MAX([.AW$8]-[.$E5];0)/[.$C5];1)*[.$C5]+[.$D5] +[.$E5]" office:value-type="float" office:value="43">
            <text:p>43</text:p>
          </table:table-cell>
          <table:table-cell table:formula="of:=FLOOR(MAX([.AX$8]-[.$E5];0)/[.$C5];1)*[.$C5]+[.$D5] +[.$E5]" office:value-type="float" office:value="43">
            <text:p>43</text:p>
          </table:table-cell>
          <table:table-cell table:formula="of:=FLOOR(MAX([.AY$8]-[.$E5];0)/[.$C5];1)*[.$C5]+[.$D5] +[.$E5]" office:value-type="float" office:value="43">
            <text:p>43</text:p>
          </table:table-cell>
          <table:table-cell table:formula="of:=FLOOR(MAX([.AZ$8]-[.$E5];0)/[.$C5];1)*[.$C5]+[.$D5] +[.$E5]" office:value-type="float" office:value="43">
            <text:p>43</text:p>
          </table:table-cell>
          <table:table-cell table:formula="of:=FLOOR(MAX([.BA$8]-[.$E5];0)/[.$C5];1)*[.$C5]+[.$D5] +[.$E5]" office:value-type="float" office:value="43">
            <text:p>43</text:p>
          </table:table-cell>
          <table:table-cell table:formula="of:=FLOOR(MAX([.BB$8]-[.$E5];0)/[.$C5];1)*[.$C5]+[.$D5] +[.$E5]" office:value-type="float" office:value="43">
            <text:p>43</text:p>
          </table:table-cell>
          <table:table-cell table:formula="of:=FLOOR(MAX([.BC$8]-[.$E5];0)/[.$C5];1)*[.$C5]+[.$D5] +[.$E5]" office:value-type="float" office:value="52">
            <text:p>52</text:p>
          </table:table-cell>
          <table:table-cell table:formula="of:=FLOOR(MAX([.BD$8]-[.$E5];0)/[.$C5];1)*[.$C5]+[.$D5] +[.$E5]" office:value-type="float" office:value="52">
            <text:p>52</text:p>
          </table:table-cell>
          <table:table-cell table:formula="of:=FLOOR(MAX([.BE$8]-[.$E5];0)/[.$C5];1)*[.$C5]+[.$D5] +[.$E5]" office:value-type="float" office:value="52">
            <text:p>52</text:p>
          </table:table-cell>
          <table:table-cell table:formula="of:=FLOOR(MAX([.BF$8]-[.$E5];0)/[.$C5];1)*[.$C5]+[.$D5] +[.$E5]" office:value-type="float" office:value="52">
            <text:p>52</text:p>
          </table:table-cell>
          <table:table-cell table:formula="of:=FLOOR(MAX([.BG$8]-[.$E5];0)/[.$C5];1)*[.$C5]+[.$D5] +[.$E5]" office:value-type="float" office:value="52">
            <text:p>52</text:p>
          </table:table-cell>
          <table:table-cell table:formula="of:=FLOOR(MAX([.BH$8]-[.$E5];0)/[.$C5];1)*[.$C5]+[.$D5] +[.$E5]" office:value-type="float" office:value="52">
            <text:p>52</text:p>
          </table:table-cell>
          <table:table-cell table:formula="of:=FLOOR(MAX([.BI$8]-[.$E5];0)/[.$C5];1)*[.$C5]+[.$D5] +[.$E5]" office:value-type="float" office:value="52">
            <text:p>52</text:p>
          </table:table-cell>
          <table:table-cell table:formula="of:=FLOOR(MAX([.BJ$8]-[.$E5];0)/[.$C5];1)*[.$C5]+[.$D5] +[.$E5]" office:value-type="float" office:value="52">
            <text:p>52</text:p>
          </table:table-cell>
          <table:table-cell table:formula="of:=FLOOR(MAX([.BK$8]-[.$E5];0)/[.$C5];1)*[.$C5]+[.$D5] +[.$E5]" office:value-type="float" office:value="52">
            <text:p>52</text:p>
          </table:table-cell>
          <table:table-cell table:formula="of:=FLOOR(MAX([.BL$8]-[.$E5];0)/[.$C5];1)*[.$C5]+[.$D5] +[.$E5]" office:value-type="float" office:value="61">
            <text:p>61</text:p>
          </table:table-cell>
          <table:table-cell table:formula="of:=FLOOR(MAX([.BM$8]-[.$E5];0)/[.$C5];1)*[.$C5]+[.$D5] +[.$E5]" office:value-type="float" office:value="61">
            <text:p>61</text:p>
          </table:table-cell>
          <table:table-cell table:formula="of:=FLOOR(MAX([.BN$8]-[.$E5];0)/[.$C5];1)*[.$C5]+[.$D5] +[.$E5]" office:value-type="float" office:value="61">
            <text:p>61</text:p>
          </table:table-cell>
          <table:table-cell table:formula="of:=FLOOR(MAX([.BO$8]-[.$E5];0)/[.$C5];1)*[.$C5]+[.$D5] +[.$E5]" office:value-type="float" office:value="61">
            <text:p>61</text:p>
          </table:table-cell>
          <table:table-cell table:formula="of:=FLOOR(MAX([.BP$8]-[.$E5];0)/[.$C5];1)*[.$C5]+[.$D5] +[.$E5]" office:value-type="float" office:value="61">
            <text:p>61</text:p>
          </table:table-cell>
          <table:table-cell table:formula="of:=FLOOR(MAX([.BQ$8]-[.$E5];0)/[.$C5];1)*[.$C5]+[.$D5] +[.$E5]" office:value-type="float" office:value="61">
            <text:p>61</text:p>
          </table:table-cell>
          <table:table-cell table:formula="of:=FLOOR(MAX([.BR$8]-[.$E5];0)/[.$C5];1)*[.$C5]+[.$D5] +[.$E5]" office:value-type="float" office:value="61">
            <text:p>61</text:p>
          </table:table-cell>
          <table:table-cell table:formula="of:=FLOOR(MAX([.BS$8]-[.$E5];0)/[.$C5];1)*[.$C5]+[.$D5] +[.$E5]" office:value-type="float" office:value="61">
            <text:p>61</text:p>
          </table:table-cell>
          <table:table-cell table:formula="of:=FLOOR(MAX([.BT$8]-[.$E5];0)/[.$C5];1)*[.$C5]+[.$D5] +[.$E5]" office:value-type="float" office:value="61">
            <text:p>61</text:p>
          </table:table-cell>
          <table:table-cell table:formula="of:=FLOOR(MAX([.BU$8]-[.$E5];0)/[.$C5];1)*[.$C5]+[.$D5] +[.$E5]" office:value-type="float" office:value="70">
            <text:p>70</text:p>
          </table:table-cell>
          <table:table-cell table:formula="of:=FLOOR(MAX([.BV$8]-[.$E5];0)/[.$C5];1)*[.$C5]+[.$D5] +[.$E5]" office:value-type="float" office:value="70">
            <text:p>70</text:p>
          </table:table-cell>
          <table:table-cell table:formula="of:=FLOOR(MAX([.BW$8]-[.$E5];0)/[.$C5];1)*[.$C5]+[.$D5] +[.$E5]" office:value-type="float" office:value="70">
            <text:p>70</text:p>
          </table:table-cell>
          <table:table-cell table:formula="of:=FLOOR(MAX([.BX$8]-[.$E5];0)/[.$C5];1)*[.$C5]+[.$D5] +[.$E5]" office:value-type="float" office:value="70">
            <text:p>70</text:p>
          </table:table-cell>
          <table:table-cell table:formula="of:=FLOOR(MAX([.BY$8]-[.$E5];0)/[.$C5];1)*[.$C5]+[.$D5] +[.$E5]" office:value-type="float" office:value="70">
            <text:p>70</text:p>
          </table:table-cell>
          <table:table-cell table:formula="of:=FLOOR(MAX([.BZ$8]-[.$E5];0)/[.$C5];1)*[.$C5]+[.$D5] +[.$E5]" office:value-type="float" office:value="70">
            <text:p>70</text:p>
          </table:table-cell>
          <table:table-cell table:formula="of:=FLOOR(MAX([.CA$8]-[.$E5];0)/[.$C5];1)*[.$C5]+[.$D5] +[.$E5]" office:value-type="float" office:value="70">
            <text:p>70</text:p>
          </table:table-cell>
          <table:table-cell table:formula="of:=FLOOR(MAX([.CB$8]-[.$E5];0)/[.$C5];1)*[.$C5]+[.$D5] +[.$E5]" office:value-type="float" office:value="70">
            <text:p>70</text:p>
          </table:table-cell>
          <table:table-cell table:formula="of:=FLOOR(MAX([.CC$8]-[.$E5];0)/[.$C5];1)*[.$C5]+[.$D5] +[.$E5]" office:value-type="float" office:value="70">
            <text:p>70</text:p>
          </table:table-cell>
          <table:table-cell table:formula="of:=FLOOR(MAX([.CD$8]-[.$E5];0)/[.$C5];1)*[.$C5]+[.$D5] +[.$E5]" office:value-type="float" office:value="79">
            <text:p>79</text:p>
          </table:table-cell>
          <table:table-cell table:formula="of:=FLOOR(MAX([.CE$8]-[.$E5];0)/[.$C5];1)*[.$C5]+[.$D5] +[.$E5]" office:value-type="float" office:value="79">
            <text:p>79</text:p>
          </table:table-cell>
          <table:table-cell table:formula="of:=FLOOR(MAX([.CF$8]-[.$E5];0)/[.$C5];1)*[.$C5]+[.$D5] +[.$E5]" office:value-type="float" office:value="79">
            <text:p>79</text:p>
          </table:table-cell>
          <table:table-cell table:formula="of:=FLOOR(MAX([.CG$8]-[.$E5];0)/[.$C5];1)*[.$C5]+[.$D5] +[.$E5]" office:value-type="float" office:value="79">
            <text:p>79</text:p>
          </table:table-cell>
          <table:table-cell table:formula="of:=FLOOR(MAX([.CH$8]-[.$E5];0)/[.$C5];1)*[.$C5]+[.$D5] +[.$E5]" office:value-type="float" office:value="79">
            <text:p>79</text:p>
          </table:table-cell>
          <table:table-cell table:formula="of:=FLOOR(MAX([.CI$8]-[.$E5];0)/[.$C5];1)*[.$C5]+[.$D5] +[.$E5]" office:value-type="float" office:value="79">
            <text:p>79</text:p>
          </table:table-cell>
          <table:table-cell table:formula="of:=FLOOR(MAX([.CJ$8]-[.$E5];0)/[.$C5];1)*[.$C5]+[.$D5] +[.$E5]" office:value-type="float" office:value="79">
            <text:p>79</text:p>
          </table:table-cell>
          <table:table-cell table:formula="of:=FLOOR(MAX([.CK$8]-[.$E5];0)/[.$C5];1)*[.$C5]+[.$D5] +[.$E5]" office:value-type="float" office:value="79">
            <text:p>79</text:p>
          </table:table-cell>
          <table:table-cell table:formula="of:=FLOOR(MAX([.CL$8]-[.$E5];0)/[.$C5];1)*[.$C5]+[.$D5] +[.$E5]" office:value-type="float" office:value="79">
            <text:p>79</text:p>
          </table:table-cell>
          <table:table-cell table:formula="of:=FLOOR(MAX([.CM$8]-[.$E5];0)/[.$C5];1)*[.$C5]+[.$D5] +[.$E5]" office:value-type="float" office:value="88">
            <text:p>88</text:p>
          </table:table-cell>
          <table:table-cell table:formula="of:=FLOOR(MAX([.CN$8]-[.$E5];0)/[.$C5];1)*[.$C5]+[.$D5] +[.$E5]" office:value-type="float" office:value="88">
            <text:p>88</text:p>
          </table:table-cell>
          <table:table-cell table:formula="of:=FLOOR(MAX([.CO$8]-[.$E5];0)/[.$C5];1)*[.$C5]+[.$D5] +[.$E5]" office:value-type="float" office:value="88">
            <text:p>88</text:p>
          </table:table-cell>
          <table:table-cell table:formula="of:=FLOOR(MAX([.CP$8]-[.$E5];0)/[.$C5];1)*[.$C5]+[.$D5] +[.$E5]" office:value-type="float" office:value="88">
            <text:p>88</text:p>
          </table:table-cell>
          <table:table-cell table:formula="of:=FLOOR(MAX([.CQ$8]-[.$E5];0)/[.$C5];1)*[.$C5]+[.$D5] +[.$E5]" office:value-type="float" office:value="88">
            <text:p>88</text:p>
          </table:table-cell>
          <table:table-cell table:formula="of:=FLOOR(MAX([.CR$8]-[.$E5];0)/[.$C5];1)*[.$C5]+[.$D5] +[.$E5]" office:value-type="float" office:value="88">
            <text:p>88</text:p>
          </table:table-cell>
          <table:table-cell table:formula="of:=FLOOR(MAX([.CS$8]-[.$E5];0)/[.$C5];1)*[.$C5]+[.$D5] +[.$E5]" office:value-type="float" office:value="88">
            <text:p>88</text:p>
          </table:table-cell>
          <table:table-cell table:formula="of:=FLOOR(MAX([.CT$8]-[.$E5];0)/[.$C5];1)*[.$C5]+[.$D5] +[.$E5]" office:value-type="float" office:value="88">
            <text:p>88</text:p>
          </table:table-cell>
          <table:table-cell table:formula="of:=FLOOR(MAX([.CU$8]-[.$E5];0)/[.$C5];1)*[.$C5]+[.$D5] +[.$E5]" office:value-type="float" office:value="88">
            <text:p>88</text:p>
          </table:table-cell>
          <table:table-cell table:formula="of:=FLOOR(MAX([.CV$8]-[.$E5];0)/[.$C5];1)*[.$C5]+[.$D5] +[.$E5]" office:value-type="float" office:value="97">
            <text:p>97</text:p>
          </table:table-cell>
          <table:table-cell table:formula="of:=FLOOR(MAX([.CW$8]-[.$E5];0)/[.$C5];1)*[.$C5]+[.$D5] +[.$E5]" office:value-type="float" office:value="97">
            <text:p>97</text:p>
          </table:table-cell>
          <table:table-cell table:formula="of:=FLOOR(MAX([.CX$8]-[.$E5];0)/[.$C5];1)*[.$C5]+[.$D5] +[.$E5]" office:value-type="float" office:value="97">
            <text:p>97</text:p>
          </table:table-cell>
          <table:table-cell table:formula="of:=FLOOR(MAX([.CY$8]-[.$E5];0)/[.$C5];1)*[.$C5]+[.$D5] +[.$E5]" office:value-type="float" office:value="97">
            <text:p>97</text:p>
          </table:table-cell>
          <table:table-cell table:formula="of:=FLOOR(MAX([.CZ$8]-[.$E5];0)/[.$C5];1)*[.$C5]+[.$D5] +[.$E5]" office:value-type="float" office:value="97">
            <text:p>97</text:p>
          </table:table-cell>
          <table:table-cell table:formula="of:=FLOOR(MAX([.DA$8]-[.$E5];0)/[.$C5];1)*[.$C5]+[.$D5] +[.$E5]" office:value-type="float" office:value="97">
            <text:p>97</text:p>
          </table:table-cell>
          <table:table-cell table:formula="of:=FLOOR(MAX([.DB$8]-[.$E5];0)/[.$C5];1)*[.$C5]+[.$D5] +[.$E5]" office:value-type="float" office:value="97">
            <text:p>97</text:p>
          </table:table-cell>
          <table:table-cell table:formula="of:=FLOOR(MAX([.DC$8]-[.$E5];0)/[.$C5];1)*[.$C5]+[.$D5] +[.$E5]" office:value-type="float" office:value="97">
            <text:p>97</text:p>
          </table:table-cell>
          <table:table-cell table:formula="of:=FLOOR(MAX([.DD$8]-[.$E5];0)/[.$C5];1)*[.$C5]+[.$D5] +[.$E5]" office:value-type="float" office:value="97">
            <text:p>97</text:p>
          </table:table-cell>
          <table:table-cell table:formula="of:=FLOOR(MAX([.DE$8]-[.$E5];0)/[.$C5];1)*[.$C5]+[.$D5] +[.$E5]" office:value-type="float" office:value="106">
            <text:p>106</text:p>
          </table:table-cell>
          <table:table-cell table:formula="of:=FLOOR(MAX([.DF$8]-[.$E5];0)/[.$C5];1)*[.$C5]+[.$D5] +[.$E5]" office:value-type="float" office:value="106">
            <text:p>106</text:p>
          </table:table-cell>
          <table:table-cell table:formula="of:=FLOOR(MAX([.DG$8]-[.$E5];0)/[.$C5];1)*[.$C5]+[.$D5] +[.$E5]" office:value-type="float" office:value="106">
            <text:p>106</text:p>
          </table:table-cell>
          <table:table-cell table:formula="of:=FLOOR(MAX([.DH$8]-[.$E5];0)/[.$C5];1)*[.$C5]+[.$D5] +[.$E5]" office:value-type="float" office:value="106">
            <text:p>106</text:p>
          </table:table-cell>
          <table:table-cell table:formula="of:=FLOOR(MAX([.DI$8]-[.$E5];0)/[.$C5];1)*[.$C5]+[.$D5] +[.$E5]" office:value-type="float" office:value="106">
            <text:p>106</text:p>
          </table:table-cell>
          <table:table-cell table:formula="of:=FLOOR(MAX([.DJ$8]-[.$E5];0)/[.$C5];1)*[.$C5]+[.$D5] +[.$E5]" office:value-type="float" office:value="106">
            <text:p>106</text:p>
          </table:table-cell>
          <table:table-cell table:formula="of:=FLOOR(MAX([.DK$8]-[.$E5];0)/[.$C5];1)*[.$C5]+[.$D5] +[.$E5]" office:value-type="float" office:value="106">
            <text:p>106</text:p>
          </table:table-cell>
          <table:table-cell table:formula="of:=FLOOR(MAX([.DL$8]-[.$E5];0)/[.$C5];1)*[.$C5]+[.$D5] +[.$E5]" office:value-type="float" office:value="106">
            <text:p>106</text:p>
          </table:table-cell>
          <table:table-cell table:formula="of:=FLOOR(MAX([.DM$8]-[.$E5];0)/[.$C5];1)*[.$C5]+[.$D5] +[.$E5]" office:value-type="float" office:value="106">
            <text:p>106</text:p>
          </table:table-cell>
          <table:table-cell table:formula="of:=FLOOR(MAX([.DN$8]-[.$E5];0)/[.$C5];1)*[.$C5]+[.$D5] +[.$E5]" office:value-type="float" office:value="115">
            <text:p>115</text:p>
          </table:table-cell>
          <table:table-cell table:formula="of:=FLOOR(MAX([.DO$8]-[.$E5];0)/[.$C5];1)*[.$C5]+[.$D5] +[.$E5]" office:value-type="float" office:value="115">
            <text:p>115</text:p>
          </table:table-cell>
          <table:table-cell table:formula="of:=FLOOR(MAX([.DP$8]-[.$E5];0)/[.$C5];1)*[.$C5]+[.$D5] +[.$E5]" office:value-type="float" office:value="115">
            <text:p>115</text:p>
          </table:table-cell>
          <table:table-cell table:formula="of:=FLOOR(MAX([.DQ$8]-[.$E5];0)/[.$C5];1)*[.$C5]+[.$D5] +[.$E5]" office:value-type="float" office:value="115">
            <text:p>115</text:p>
          </table:table-cell>
          <table:table-cell table:formula="of:=FLOOR(MAX([.DR$8]-[.$E5];0)/[.$C5];1)*[.$C5]+[.$D5] +[.$E5]" office:value-type="float" office:value="115">
            <text:p>115</text:p>
          </table:table-cell>
          <table:table-cell table:formula="of:=FLOOR(MAX([.DS$8]-[.$E5];0)/[.$C5];1)*[.$C5]+[.$D5] +[.$E5]" office:value-type="float" office:value="115">
            <text:p>115</text:p>
          </table:table-cell>
          <table:table-cell table:formula="of:=FLOOR(MAX([.DT$8]-[.$E5];0)/[.$C5];1)*[.$C5]+[.$D5] +[.$E5]" office:value-type="float" office:value="115">
            <text:p>115</text:p>
          </table:table-cell>
          <table:table-cell table:formula="of:=FLOOR(MAX([.DU$8]-[.$E5];0)/[.$C5];1)*[.$C5]+[.$D5] +[.$E5]" office:value-type="float" office:value="115">
            <text:p>115</text:p>
          </table:table-cell>
          <table:table-cell table:formula="of:=FLOOR(MAX([.DV$8]-[.$E5];0)/[.$C5];1)*[.$C5]+[.$D5] +[.$E5]" office:value-type="float" office:value="115">
            <text:p>115</text:p>
          </table:table-cell>
          <table:table-cell table:formula="of:=FLOOR(MAX([.DW$8]-[.$E5];0)/[.$C5];1)*[.$C5]+[.$D5] +[.$E5]" office:value-type="float" office:value="124">
            <text:p>124</text:p>
          </table:table-cell>
          <table:table-cell table:formula="of:=FLOOR(MAX([.DX$8]-[.$E5];0)/[.$C5];1)*[.$C5]+[.$D5] +[.$E5]" office:value-type="float" office:value="124">
            <text:p>124</text:p>
          </table:table-cell>
          <table:table-cell table:formula="of:=FLOOR(MAX([.DY$8]-[.$E5];0)/[.$C5];1)*[.$C5]+[.$D5] +[.$E5]" office:value-type="float" office:value="124">
            <text:p>124</text:p>
          </table:table-cell>
          <table:table-cell table:formula="of:=FLOOR(MAX([.DZ$8]-[.$E5];0)/[.$C5];1)*[.$C5]+[.$D5] +[.$E5]" office:value-type="float" office:value="124">
            <text:p>124</text:p>
          </table:table-cell>
          <table:table-cell table:formula="of:=FLOOR(MAX([.EA$8]-[.$E5];0)/[.$C5];1)*[.$C5]+[.$D5] +[.$E5]" office:value-type="float" office:value="124">
            <text:p>124</text:p>
          </table:table-cell>
          <table:table-cell table:formula="of:=FLOOR(MAX([.EB$8]-[.$E5];0)/[.$C5];1)*[.$C5]+[.$D5] +[.$E5]" office:value-type="float" office:value="124">
            <text:p>124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FLOOR(MAX([.J$8]-[.$E6];0)/[.$C6];1)*[.$C6]+[.$D6] +[.$E6]" office:value-type="float" office:value="19">
            <text:p>19</text:p>
          </table:table-cell>
          <table:table-cell table:formula="of:=FLOOR(MAX([.K$8]-[.$E6];0)/[.$C6];1)*[.$C6]+[.$D6] +[.$E6]" office:value-type="float" office:value="19">
            <text:p>19</text:p>
          </table:table-cell>
          <table:table-cell table:formula="of:=FLOOR(MAX([.L$8]-[.$E6];0)/[.$C6];1)*[.$C6]+[.$D6] +[.$E6]" office:value-type="float" office:value="19">
            <text:p>19</text:p>
          </table:table-cell>
          <table:table-cell table:formula="of:=FLOOR(MAX([.M$8]-[.$E6];0)/[.$C6];1)*[.$C6]+[.$D6] +[.$E6]" office:value-type="float" office:value="19">
            <text:p>19</text:p>
          </table:table-cell>
          <table:table-cell table:formula="of:=FLOOR(MAX([.N$8]-[.$E6];0)/[.$C6];1)*[.$C6]+[.$D6] +[.$E6]" office:value-type="float" office:value="19">
            <text:p>19</text:p>
          </table:table-cell>
          <table:table-cell table:formula="of:=FLOOR(MAX([.O$8]-[.$E6];0)/[.$C6];1)*[.$C6]+[.$D6] +[.$E6]" office:value-type="float" office:value="19">
            <text:p>19</text:p>
          </table:table-cell>
          <table:table-cell table:formula="of:=FLOOR(MAX([.P$8]-[.$E6];0)/[.$C6];1)*[.$C6]+[.$D6] +[.$E6]" office:value-type="float" office:value="19">
            <text:p>19</text:p>
          </table:table-cell>
          <table:table-cell table:formula="of:=FLOOR(MAX([.Q$8]-[.$E6];0)/[.$C6];1)*[.$C6]+[.$D6] +[.$E6]" office:value-type="float" office:value="19">
            <text:p>19</text:p>
          </table:table-cell>
          <table:table-cell table:formula="of:=FLOOR(MAX([.R$8]-[.$E6];0)/[.$C6];1)*[.$C6]+[.$D6] +[.$E6]" office:value-type="float" office:value="19">
            <text:p>19</text:p>
          </table:table-cell>
          <table:table-cell table:formula="of:=FLOOR(MAX([.S$8]-[.$E6];0)/[.$C6];1)*[.$C6]+[.$D6] +[.$E6]" office:value-type="float" office:value="19">
            <text:p>19</text:p>
          </table:table-cell>
          <table:table-cell table:formula="of:=FLOOR(MAX([.T$8]-[.$E6];0)/[.$C6];1)*[.$C6]+[.$D6] +[.$E6]" office:value-type="float" office:value="19">
            <text:p>19</text:p>
          </table:table-cell>
          <table:table-cell table:formula="of:=FLOOR(MAX([.U$8]-[.$E6];0)/[.$C6];1)*[.$C6]+[.$D6] +[.$E6]" office:value-type="float" office:value="19">
            <text:p>19</text:p>
          </table:table-cell>
          <table:table-cell table:formula="of:=FLOOR(MAX([.V$8]-[.$E6];0)/[.$C6];1)*[.$C6]+[.$D6] +[.$E6]" office:value-type="float" office:value="19">
            <text:p>19</text:p>
          </table:table-cell>
          <table:table-cell table:formula="of:=FLOOR(MAX([.W$8]-[.$E6];0)/[.$C6];1)*[.$C6]+[.$D6] +[.$E6]" office:value-type="float" office:value="19">
            <text:p>19</text:p>
          </table:table-cell>
          <table:table-cell table:formula="of:=FLOOR(MAX([.X$8]-[.$E6];0)/[.$C6];1)*[.$C6]+[.$D6] +[.$E6]" office:value-type="float" office:value="19">
            <text:p>19</text:p>
          </table:table-cell>
          <table:table-cell table:formula="of:=FLOOR(MAX([.Y$8]-[.$E6];0)/[.$C6];1)*[.$C6]+[.$D6] +[.$E6]" office:value-type="float" office:value="19">
            <text:p>19</text:p>
          </table:table-cell>
          <table:table-cell table:formula="of:=FLOOR(MAX([.Z$8]-[.$E6];0)/[.$C6];1)*[.$C6]+[.$D6] +[.$E6]" office:value-type="float" office:value="19">
            <text:p>19</text:p>
          </table:table-cell>
          <table:table-cell table:formula="of:=FLOOR(MAX([.AA$8]-[.$E6];0)/[.$C6];1)*[.$C6]+[.$D6] +[.$E6]" office:value-type="float" office:value="19">
            <text:p>19</text:p>
          </table:table-cell>
          <table:table-cell table:formula="of:=FLOOR(MAX([.AB$8]-[.$E6];0)/[.$C6];1)*[.$C6]+[.$D6] +[.$E6]" office:value-type="float" office:value="19">
            <text:p>19</text:p>
          </table:table-cell>
          <table:table-cell table:formula="of:=FLOOR(MAX([.AC$8]-[.$E6];0)/[.$C6];1)*[.$C6]+[.$D6] +[.$E6]" office:value-type="float" office:value="19">
            <text:p>19</text:p>
          </table:table-cell>
          <table:table-cell table:formula="of:=FLOOR(MAX([.AD$8]-[.$E6];0)/[.$C6];1)*[.$C6]+[.$D6] +[.$E6]" office:value-type="float" office:value="19">
            <text:p>19</text:p>
          </table:table-cell>
          <table:table-cell table:formula="of:=FLOOR(MAX([.AE$8]-[.$E6];0)/[.$C6];1)*[.$C6]+[.$D6] +[.$E6]" office:value-type="float" office:value="40">
            <text:p>40</text:p>
          </table:table-cell>
          <table:table-cell table:formula="of:=FLOOR(MAX([.AF$8]-[.$E6];0)/[.$C6];1)*[.$C6]+[.$D6] +[.$E6]" office:value-type="float" office:value="40">
            <text:p>40</text:p>
          </table:table-cell>
          <table:table-cell table:formula="of:=FLOOR(MAX([.AG$8]-[.$E6];0)/[.$C6];1)*[.$C6]+[.$D6] +[.$E6]" office:value-type="float" office:value="40">
            <text:p>40</text:p>
          </table:table-cell>
          <table:table-cell table:formula="of:=FLOOR(MAX([.AH$8]-[.$E6];0)/[.$C6];1)*[.$C6]+[.$D6] +[.$E6]" office:value-type="float" office:value="40">
            <text:p>40</text:p>
          </table:table-cell>
          <table:table-cell table:formula="of:=FLOOR(MAX([.AI$8]-[.$E6];0)/[.$C6];1)*[.$C6]+[.$D6] +[.$E6]" office:value-type="float" office:value="40">
            <text:p>40</text:p>
          </table:table-cell>
          <table:table-cell table:formula="of:=FLOOR(MAX([.AJ$8]-[.$E6];0)/[.$C6];1)*[.$C6]+[.$D6] +[.$E6]" office:value-type="float" office:value="40">
            <text:p>40</text:p>
          </table:table-cell>
          <table:table-cell table:formula="of:=FLOOR(MAX([.AK$8]-[.$E6];0)/[.$C6];1)*[.$C6]+[.$D6] +[.$E6]" office:value-type="float" office:value="40">
            <text:p>40</text:p>
          </table:table-cell>
          <table:table-cell table:formula="of:=FLOOR(MAX([.AL$8]-[.$E6];0)/[.$C6];1)*[.$C6]+[.$D6] +[.$E6]" office:value-type="float" office:value="40">
            <text:p>40</text:p>
          </table:table-cell>
          <table:table-cell table:formula="of:=FLOOR(MAX([.AM$8]-[.$E6];0)/[.$C6];1)*[.$C6]+[.$D6] +[.$E6]" office:value-type="float" office:value="40">
            <text:p>40</text:p>
          </table:table-cell>
          <table:table-cell table:formula="of:=FLOOR(MAX([.AN$8]-[.$E6];0)/[.$C6];1)*[.$C6]+[.$D6] +[.$E6]" office:value-type="float" office:value="40">
            <text:p>40</text:p>
          </table:table-cell>
          <table:table-cell table:formula="of:=FLOOR(MAX([.AO$8]-[.$E6];0)/[.$C6];1)*[.$C6]+[.$D6] +[.$E6]" office:value-type="float" office:value="40">
            <text:p>40</text:p>
          </table:table-cell>
          <table:table-cell table:formula="of:=FLOOR(MAX([.AP$8]-[.$E6];0)/[.$C6];1)*[.$C6]+[.$D6] +[.$E6]" office:value-type="float" office:value="40">
            <text:p>40</text:p>
          </table:table-cell>
          <table:table-cell table:formula="of:=FLOOR(MAX([.AQ$8]-[.$E6];0)/[.$C6];1)*[.$C6]+[.$D6] +[.$E6]" office:value-type="float" office:value="40">
            <text:p>40</text:p>
          </table:table-cell>
          <table:table-cell table:formula="of:=FLOOR(MAX([.AR$8]-[.$E6];0)/[.$C6];1)*[.$C6]+[.$D6] +[.$E6]" office:value-type="float" office:value="40">
            <text:p>40</text:p>
          </table:table-cell>
          <table:table-cell table:formula="of:=FLOOR(MAX([.AS$8]-[.$E6];0)/[.$C6];1)*[.$C6]+[.$D6] +[.$E6]" office:value-type="float" office:value="40">
            <text:p>40</text:p>
          </table:table-cell>
          <table:table-cell table:formula="of:=FLOOR(MAX([.AT$8]-[.$E6];0)/[.$C6];1)*[.$C6]+[.$D6] +[.$E6]" office:value-type="float" office:value="40">
            <text:p>40</text:p>
          </table:table-cell>
          <table:table-cell table:formula="of:=FLOOR(MAX([.AU$8]-[.$E6];0)/[.$C6];1)*[.$C6]+[.$D6] +[.$E6]" office:value-type="float" office:value="40">
            <text:p>40</text:p>
          </table:table-cell>
          <table:table-cell table:formula="of:=FLOOR(MAX([.AV$8]-[.$E6];0)/[.$C6];1)*[.$C6]+[.$D6] +[.$E6]" office:value-type="float" office:value="40">
            <text:p>40</text:p>
          </table:table-cell>
          <table:table-cell table:formula="of:=FLOOR(MAX([.AW$8]-[.$E6];0)/[.$C6];1)*[.$C6]+[.$D6] +[.$E6]" office:value-type="float" office:value="40">
            <text:p>40</text:p>
          </table:table-cell>
          <table:table-cell table:formula="of:=FLOOR(MAX([.AX$8]-[.$E6];0)/[.$C6];1)*[.$C6]+[.$D6] +[.$E6]" office:value-type="float" office:value="40">
            <text:p>40</text:p>
          </table:table-cell>
          <table:table-cell table:formula="of:=FLOOR(MAX([.AY$8]-[.$E6];0)/[.$C6];1)*[.$C6]+[.$D6] +[.$E6]" office:value-type="float" office:value="40">
            <text:p>40</text:p>
          </table:table-cell>
          <table:table-cell table:formula="of:=FLOOR(MAX([.AZ$8]-[.$E6];0)/[.$C6];1)*[.$C6]+[.$D6] +[.$E6]" office:value-type="float" office:value="61">
            <text:p>61</text:p>
          </table:table-cell>
          <table:table-cell table:formula="of:=FLOOR(MAX([.BA$8]-[.$E6];0)/[.$C6];1)*[.$C6]+[.$D6] +[.$E6]" office:value-type="float" office:value="61">
            <text:p>61</text:p>
          </table:table-cell>
          <table:table-cell table:formula="of:=FLOOR(MAX([.BB$8]-[.$E6];0)/[.$C6];1)*[.$C6]+[.$D6] +[.$E6]" office:value-type="float" office:value="61">
            <text:p>61</text:p>
          </table:table-cell>
          <table:table-cell table:formula="of:=FLOOR(MAX([.BC$8]-[.$E6];0)/[.$C6];1)*[.$C6]+[.$D6] +[.$E6]" office:value-type="float" office:value="61">
            <text:p>61</text:p>
          </table:table-cell>
          <table:table-cell table:formula="of:=FLOOR(MAX([.BD$8]-[.$E6];0)/[.$C6];1)*[.$C6]+[.$D6] +[.$E6]" office:value-type="float" office:value="61">
            <text:p>61</text:p>
          </table:table-cell>
          <table:table-cell table:formula="of:=FLOOR(MAX([.BE$8]-[.$E6];0)/[.$C6];1)*[.$C6]+[.$D6] +[.$E6]" office:value-type="float" office:value="61">
            <text:p>61</text:p>
          </table:table-cell>
          <table:table-cell table:formula="of:=FLOOR(MAX([.BF$8]-[.$E6];0)/[.$C6];1)*[.$C6]+[.$D6] +[.$E6]" office:value-type="float" office:value="61">
            <text:p>61</text:p>
          </table:table-cell>
          <table:table-cell table:formula="of:=FLOOR(MAX([.BG$8]-[.$E6];0)/[.$C6];1)*[.$C6]+[.$D6] +[.$E6]" office:value-type="float" office:value="61">
            <text:p>61</text:p>
          </table:table-cell>
          <table:table-cell table:formula="of:=FLOOR(MAX([.BH$8]-[.$E6];0)/[.$C6];1)*[.$C6]+[.$D6] +[.$E6]" office:value-type="float" office:value="61">
            <text:p>61</text:p>
          </table:table-cell>
          <table:table-cell table:formula="of:=FLOOR(MAX([.BI$8]-[.$E6];0)/[.$C6];1)*[.$C6]+[.$D6] +[.$E6]" office:value-type="float" office:value="61">
            <text:p>61</text:p>
          </table:table-cell>
          <table:table-cell table:formula="of:=FLOOR(MAX([.BJ$8]-[.$E6];0)/[.$C6];1)*[.$C6]+[.$D6] +[.$E6]" office:value-type="float" office:value="61">
            <text:p>61</text:p>
          </table:table-cell>
          <table:table-cell table:formula="of:=FLOOR(MAX([.BK$8]-[.$E6];0)/[.$C6];1)*[.$C6]+[.$D6] +[.$E6]" office:value-type="float" office:value="61">
            <text:p>61</text:p>
          </table:table-cell>
          <table:table-cell table:formula="of:=FLOOR(MAX([.BL$8]-[.$E6];0)/[.$C6];1)*[.$C6]+[.$D6] +[.$E6]" office:value-type="float" office:value="61">
            <text:p>61</text:p>
          </table:table-cell>
          <table:table-cell table:formula="of:=FLOOR(MAX([.BM$8]-[.$E6];0)/[.$C6];1)*[.$C6]+[.$D6] +[.$E6]" office:value-type="float" office:value="61">
            <text:p>61</text:p>
          </table:table-cell>
          <table:table-cell table:formula="of:=FLOOR(MAX([.BN$8]-[.$E6];0)/[.$C6];1)*[.$C6]+[.$D6] +[.$E6]" office:value-type="float" office:value="61">
            <text:p>61</text:p>
          </table:table-cell>
          <table:table-cell table:formula="of:=FLOOR(MAX([.BO$8]-[.$E6];0)/[.$C6];1)*[.$C6]+[.$D6] +[.$E6]" office:value-type="float" office:value="61">
            <text:p>61</text:p>
          </table:table-cell>
          <table:table-cell table:formula="of:=FLOOR(MAX([.BP$8]-[.$E6];0)/[.$C6];1)*[.$C6]+[.$D6] +[.$E6]" office:value-type="float" office:value="61">
            <text:p>61</text:p>
          </table:table-cell>
          <table:table-cell table:formula="of:=FLOOR(MAX([.BQ$8]-[.$E6];0)/[.$C6];1)*[.$C6]+[.$D6] +[.$E6]" office:value-type="float" office:value="61">
            <text:p>61</text:p>
          </table:table-cell>
          <table:table-cell table:formula="of:=FLOOR(MAX([.BR$8]-[.$E6];0)/[.$C6];1)*[.$C6]+[.$D6] +[.$E6]" office:value-type="float" office:value="61">
            <text:p>61</text:p>
          </table:table-cell>
          <table:table-cell table:formula="of:=FLOOR(MAX([.BS$8]-[.$E6];0)/[.$C6];1)*[.$C6]+[.$D6] +[.$E6]" office:value-type="float" office:value="61">
            <text:p>61</text:p>
          </table:table-cell>
          <table:table-cell table:formula="of:=FLOOR(MAX([.BT$8]-[.$E6];0)/[.$C6];1)*[.$C6]+[.$D6] +[.$E6]" office:value-type="float" office:value="61">
            <text:p>61</text:p>
          </table:table-cell>
          <table:table-cell table:formula="of:=FLOOR(MAX([.BU$8]-[.$E6];0)/[.$C6];1)*[.$C6]+[.$D6] +[.$E6]" office:value-type="float" office:value="82">
            <text:p>82</text:p>
          </table:table-cell>
          <table:table-cell table:formula="of:=FLOOR(MAX([.BV$8]-[.$E6];0)/[.$C6];1)*[.$C6]+[.$D6] +[.$E6]" office:value-type="float" office:value="82">
            <text:p>82</text:p>
          </table:table-cell>
          <table:table-cell table:formula="of:=FLOOR(MAX([.BW$8]-[.$E6];0)/[.$C6];1)*[.$C6]+[.$D6] +[.$E6]" office:value-type="float" office:value="82">
            <text:p>82</text:p>
          </table:table-cell>
          <table:table-cell table:formula="of:=FLOOR(MAX([.BX$8]-[.$E6];0)/[.$C6];1)*[.$C6]+[.$D6] +[.$E6]" office:value-type="float" office:value="82">
            <text:p>82</text:p>
          </table:table-cell>
          <table:table-cell table:formula="of:=FLOOR(MAX([.BY$8]-[.$E6];0)/[.$C6];1)*[.$C6]+[.$D6] +[.$E6]" office:value-type="float" office:value="82">
            <text:p>82</text:p>
          </table:table-cell>
          <table:table-cell table:formula="of:=FLOOR(MAX([.BZ$8]-[.$E6];0)/[.$C6];1)*[.$C6]+[.$D6] +[.$E6]" office:value-type="float" office:value="82">
            <text:p>82</text:p>
          </table:table-cell>
          <table:table-cell table:formula="of:=FLOOR(MAX([.CA$8]-[.$E6];0)/[.$C6];1)*[.$C6]+[.$D6] +[.$E6]" office:value-type="float" office:value="82">
            <text:p>82</text:p>
          </table:table-cell>
          <table:table-cell table:formula="of:=FLOOR(MAX([.CB$8]-[.$E6];0)/[.$C6];1)*[.$C6]+[.$D6] +[.$E6]" office:value-type="float" office:value="82">
            <text:p>82</text:p>
          </table:table-cell>
          <table:table-cell table:formula="of:=FLOOR(MAX([.CC$8]-[.$E6];0)/[.$C6];1)*[.$C6]+[.$D6] +[.$E6]" office:value-type="float" office:value="82">
            <text:p>82</text:p>
          </table:table-cell>
          <table:table-cell table:formula="of:=FLOOR(MAX([.CD$8]-[.$E6];0)/[.$C6];1)*[.$C6]+[.$D6] +[.$E6]" office:value-type="float" office:value="82">
            <text:p>82</text:p>
          </table:table-cell>
          <table:table-cell table:formula="of:=FLOOR(MAX([.CE$8]-[.$E6];0)/[.$C6];1)*[.$C6]+[.$D6] +[.$E6]" office:value-type="float" office:value="82">
            <text:p>82</text:p>
          </table:table-cell>
          <table:table-cell table:formula="of:=FLOOR(MAX([.CF$8]-[.$E6];0)/[.$C6];1)*[.$C6]+[.$D6] +[.$E6]" office:value-type="float" office:value="82">
            <text:p>82</text:p>
          </table:table-cell>
          <table:table-cell table:formula="of:=FLOOR(MAX([.CG$8]-[.$E6];0)/[.$C6];1)*[.$C6]+[.$D6] +[.$E6]" office:value-type="float" office:value="82">
            <text:p>82</text:p>
          </table:table-cell>
          <table:table-cell table:formula="of:=FLOOR(MAX([.CH$8]-[.$E6];0)/[.$C6];1)*[.$C6]+[.$D6] +[.$E6]" office:value-type="float" office:value="82">
            <text:p>82</text:p>
          </table:table-cell>
          <table:table-cell table:formula="of:=FLOOR(MAX([.CI$8]-[.$E6];0)/[.$C6];1)*[.$C6]+[.$D6] +[.$E6]" office:value-type="float" office:value="82">
            <text:p>82</text:p>
          </table:table-cell>
          <table:table-cell table:formula="of:=FLOOR(MAX([.CJ$8]-[.$E6];0)/[.$C6];1)*[.$C6]+[.$D6] +[.$E6]" office:value-type="float" office:value="82">
            <text:p>82</text:p>
          </table:table-cell>
          <table:table-cell table:formula="of:=FLOOR(MAX([.CK$8]-[.$E6];0)/[.$C6];1)*[.$C6]+[.$D6] +[.$E6]" office:value-type="float" office:value="82">
            <text:p>82</text:p>
          </table:table-cell>
          <table:table-cell table:formula="of:=FLOOR(MAX([.CL$8]-[.$E6];0)/[.$C6];1)*[.$C6]+[.$D6] +[.$E6]" office:value-type="float" office:value="82">
            <text:p>82</text:p>
          </table:table-cell>
          <table:table-cell table:formula="of:=FLOOR(MAX([.CM$8]-[.$E6];0)/[.$C6];1)*[.$C6]+[.$D6] +[.$E6]" office:value-type="float" office:value="82">
            <text:p>82</text:p>
          </table:table-cell>
          <table:table-cell table:formula="of:=FLOOR(MAX([.CN$8]-[.$E6];0)/[.$C6];1)*[.$C6]+[.$D6] +[.$E6]" office:value-type="float" office:value="82">
            <text:p>82</text:p>
          </table:table-cell>
          <table:table-cell table:formula="of:=FLOOR(MAX([.CO$8]-[.$E6];0)/[.$C6];1)*[.$C6]+[.$D6] +[.$E6]" office:value-type="float" office:value="82">
            <text:p>82</text:p>
          </table:table-cell>
          <table:table-cell table:formula="of:=FLOOR(MAX([.CP$8]-[.$E6];0)/[.$C6];1)*[.$C6]+[.$D6] +[.$E6]" office:value-type="float" office:value="103">
            <text:p>103</text:p>
          </table:table-cell>
          <table:table-cell table:formula="of:=FLOOR(MAX([.CQ$8]-[.$E6];0)/[.$C6];1)*[.$C6]+[.$D6] +[.$E6]" office:value-type="float" office:value="103">
            <text:p>103</text:p>
          </table:table-cell>
          <table:table-cell table:formula="of:=FLOOR(MAX([.CR$8]-[.$E6];0)/[.$C6];1)*[.$C6]+[.$D6] +[.$E6]" office:value-type="float" office:value="103">
            <text:p>103</text:p>
          </table:table-cell>
          <table:table-cell table:formula="of:=FLOOR(MAX([.CS$8]-[.$E6];0)/[.$C6];1)*[.$C6]+[.$D6] +[.$E6]" office:value-type="float" office:value="103">
            <text:p>103</text:p>
          </table:table-cell>
          <table:table-cell table:formula="of:=FLOOR(MAX([.CT$8]-[.$E6];0)/[.$C6];1)*[.$C6]+[.$D6] +[.$E6]" office:value-type="float" office:value="103">
            <text:p>103</text:p>
          </table:table-cell>
          <table:table-cell table:formula="of:=FLOOR(MAX([.CU$8]-[.$E6];0)/[.$C6];1)*[.$C6]+[.$D6] +[.$E6]" office:value-type="float" office:value="103">
            <text:p>103</text:p>
          </table:table-cell>
          <table:table-cell table:formula="of:=FLOOR(MAX([.CV$8]-[.$E6];0)/[.$C6];1)*[.$C6]+[.$D6] +[.$E6]" office:value-type="float" office:value="103">
            <text:p>103</text:p>
          </table:table-cell>
          <table:table-cell table:formula="of:=FLOOR(MAX([.CW$8]-[.$E6];0)/[.$C6];1)*[.$C6]+[.$D6] +[.$E6]" office:value-type="float" office:value="103">
            <text:p>103</text:p>
          </table:table-cell>
          <table:table-cell table:formula="of:=FLOOR(MAX([.CX$8]-[.$E6];0)/[.$C6];1)*[.$C6]+[.$D6] +[.$E6]" office:value-type="float" office:value="103">
            <text:p>103</text:p>
          </table:table-cell>
          <table:table-cell table:formula="of:=FLOOR(MAX([.CY$8]-[.$E6];0)/[.$C6];1)*[.$C6]+[.$D6] +[.$E6]" office:value-type="float" office:value="103">
            <text:p>103</text:p>
          </table:table-cell>
          <table:table-cell table:formula="of:=FLOOR(MAX([.CZ$8]-[.$E6];0)/[.$C6];1)*[.$C6]+[.$D6] +[.$E6]" office:value-type="float" office:value="103">
            <text:p>103</text:p>
          </table:table-cell>
          <table:table-cell table:formula="of:=FLOOR(MAX([.DA$8]-[.$E6];0)/[.$C6];1)*[.$C6]+[.$D6] +[.$E6]" office:value-type="float" office:value="103">
            <text:p>103</text:p>
          </table:table-cell>
          <table:table-cell table:formula="of:=FLOOR(MAX([.DB$8]-[.$E6];0)/[.$C6];1)*[.$C6]+[.$D6] +[.$E6]" office:value-type="float" office:value="103">
            <text:p>103</text:p>
          </table:table-cell>
          <table:table-cell table:formula="of:=FLOOR(MAX([.DC$8]-[.$E6];0)/[.$C6];1)*[.$C6]+[.$D6] +[.$E6]" office:value-type="float" office:value="103">
            <text:p>103</text:p>
          </table:table-cell>
          <table:table-cell table:formula="of:=FLOOR(MAX([.DD$8]-[.$E6];0)/[.$C6];1)*[.$C6]+[.$D6] +[.$E6]" office:value-type="float" office:value="103">
            <text:p>103</text:p>
          </table:table-cell>
          <table:table-cell table:formula="of:=FLOOR(MAX([.DE$8]-[.$E6];0)/[.$C6];1)*[.$C6]+[.$D6] +[.$E6]" office:value-type="float" office:value="103">
            <text:p>103</text:p>
          </table:table-cell>
          <table:table-cell table:formula="of:=FLOOR(MAX([.DF$8]-[.$E6];0)/[.$C6];1)*[.$C6]+[.$D6] +[.$E6]" office:value-type="float" office:value="103">
            <text:p>103</text:p>
          </table:table-cell>
          <table:table-cell table:formula="of:=FLOOR(MAX([.DG$8]-[.$E6];0)/[.$C6];1)*[.$C6]+[.$D6] +[.$E6]" office:value-type="float" office:value="103">
            <text:p>103</text:p>
          </table:table-cell>
          <table:table-cell table:formula="of:=FLOOR(MAX([.DH$8]-[.$E6];0)/[.$C6];1)*[.$C6]+[.$D6] +[.$E6]" office:value-type="float" office:value="103">
            <text:p>103</text:p>
          </table:table-cell>
          <table:table-cell table:formula="of:=FLOOR(MAX([.DI$8]-[.$E6];0)/[.$C6];1)*[.$C6]+[.$D6] +[.$E6]" office:value-type="float" office:value="103">
            <text:p>103</text:p>
          </table:table-cell>
          <table:table-cell table:formula="of:=FLOOR(MAX([.DJ$8]-[.$E6];0)/[.$C6];1)*[.$C6]+[.$D6] +[.$E6]" office:value-type="float" office:value="103">
            <text:p>103</text:p>
          </table:table-cell>
          <table:table-cell table:formula="of:=FLOOR(MAX([.DK$8]-[.$E6];0)/[.$C6];1)*[.$C6]+[.$D6] +[.$E6]" office:value-type="float" office:value="124">
            <text:p>124</text:p>
          </table:table-cell>
          <table:table-cell table:formula="of:=FLOOR(MAX([.DL$8]-[.$E6];0)/[.$C6];1)*[.$C6]+[.$D6] +[.$E6]" office:value-type="float" office:value="124">
            <text:p>124</text:p>
          </table:table-cell>
          <table:table-cell table:formula="of:=FLOOR(MAX([.DM$8]-[.$E6];0)/[.$C6];1)*[.$C6]+[.$D6] +[.$E6]" office:value-type="float" office:value="124">
            <text:p>124</text:p>
          </table:table-cell>
          <table:table-cell table:formula="of:=FLOOR(MAX([.DN$8]-[.$E6];0)/[.$C6];1)*[.$C6]+[.$D6] +[.$E6]" office:value-type="float" office:value="124">
            <text:p>124</text:p>
          </table:table-cell>
          <table:table-cell table:formula="of:=FLOOR(MAX([.DO$8]-[.$E6];0)/[.$C6];1)*[.$C6]+[.$D6] +[.$E6]" office:value-type="float" office:value="124">
            <text:p>124</text:p>
          </table:table-cell>
          <table:table-cell table:formula="of:=FLOOR(MAX([.DP$8]-[.$E6];0)/[.$C6];1)*[.$C6]+[.$D6] +[.$E6]" office:value-type="float" office:value="124">
            <text:p>124</text:p>
          </table:table-cell>
          <table:table-cell table:formula="of:=FLOOR(MAX([.DQ$8]-[.$E6];0)/[.$C6];1)*[.$C6]+[.$D6] +[.$E6]" office:value-type="float" office:value="124">
            <text:p>124</text:p>
          </table:table-cell>
          <table:table-cell table:formula="of:=FLOOR(MAX([.DR$8]-[.$E6];0)/[.$C6];1)*[.$C6]+[.$D6] +[.$E6]" office:value-type="float" office:value="124">
            <text:p>124</text:p>
          </table:table-cell>
          <table:table-cell table:formula="of:=FLOOR(MAX([.DS$8]-[.$E6];0)/[.$C6];1)*[.$C6]+[.$D6] +[.$E6]" office:value-type="float" office:value="124">
            <text:p>124</text:p>
          </table:table-cell>
          <table:table-cell table:formula="of:=FLOOR(MAX([.DT$8]-[.$E6];0)/[.$C6];1)*[.$C6]+[.$D6] +[.$E6]" office:value-type="float" office:value="124">
            <text:p>124</text:p>
          </table:table-cell>
          <table:table-cell table:formula="of:=FLOOR(MAX([.DU$8]-[.$E6];0)/[.$C6];1)*[.$C6]+[.$D6] +[.$E6]" office:value-type="float" office:value="124">
            <text:p>124</text:p>
          </table:table-cell>
          <table:table-cell table:formula="of:=FLOOR(MAX([.DV$8]-[.$E6];0)/[.$C6];1)*[.$C6]+[.$D6] +[.$E6]" office:value-type="float" office:value="124">
            <text:p>124</text:p>
          </table:table-cell>
          <table:table-cell table:formula="of:=FLOOR(MAX([.DW$8]-[.$E6];0)/[.$C6];1)*[.$C6]+[.$D6] +[.$E6]" office:value-type="float" office:value="124">
            <text:p>124</text:p>
          </table:table-cell>
          <table:table-cell table:formula="of:=FLOOR(MAX([.DX$8]-[.$E6];0)/[.$C6];1)*[.$C6]+[.$D6] +[.$E6]" office:value-type="float" office:value="124">
            <text:p>124</text:p>
          </table:table-cell>
          <table:table-cell table:formula="of:=FLOOR(MAX([.DY$8]-[.$E6];0)/[.$C6];1)*[.$C6]+[.$D6] +[.$E6]" office:value-type="float" office:value="124">
            <text:p>124</text:p>
          </table:table-cell>
          <table:table-cell table:formula="of:=FLOOR(MAX([.DZ$8]-[.$E6];0)/[.$C6];1)*[.$C6]+[.$D6] +[.$E6]" office:value-type="float" office:value="124">
            <text:p>124</text:p>
          </table:table-cell>
          <table:table-cell table:formula="of:=FLOOR(MAX([.EA$8]-[.$E6];0)/[.$C6];1)*[.$C6]+[.$D6] +[.$E6]" office:value-type="float" office:value="124">
            <text:p>124</text:p>
          </table:table-cell>
          <table:table-cell table:formula="of:=FLOOR(MAX([.EB$8]-[.$E6];0)/[.$C6];1)*[.$C6]+[.$D6] +[.$E6]" office:value-type="float" office:value="124">
            <text:p>124</text:p>
          </table:table-cell>
        </table:table-row>
        <table:table-row table:style-name="ro1" table:visibility="collapse">
          <table:table-cell/>
          <table:table-cell table:style-name="ce9" table:number-columns-repeated="8"/>
          <table:table-cell table:formula="of:=FLOOR(MAX([.J$8]-[.$E7];0)/[.$C7];1)*[.$C7]+[.$D7] +[.$E7]" office:value-type="float" office:value="20">
            <text:p>20</text:p>
          </table:table-cell>
          <table:table-cell table:formula="of:=FLOOR(MAX([.K$8]-[.$E7];0)/[.$C7];1)*[.$C7]+[.$D7] +[.$E7]" office:value-type="float" office:value="20">
            <text:p>20</text:p>
          </table:table-cell>
          <table:table-cell table:formula="of:=FLOOR(MAX([.L$8]-[.$E7];0)/[.$C7];1)*[.$C7]+[.$D7] +[.$E7]" office:value-type="float" office:value="20">
            <text:p>20</text:p>
          </table:table-cell>
          <table:table-cell table:formula="of:=FLOOR(MAX([.M$8]-[.$E7];0)/[.$C7];1)*[.$C7]+[.$D7] +[.$E7]" office:value-type="float" office:value="20">
            <text:p>20</text:p>
          </table:table-cell>
          <table:table-cell table:formula="of:=FLOOR(MAX([.N$8]-[.$E7];0)/[.$C7];1)*[.$C7]+[.$D7] +[.$E7]" office:value-type="float" office:value="20">
            <text:p>20</text:p>
          </table:table-cell>
          <table:table-cell table:formula="of:=FLOOR(MAX([.O$8]-[.$E7];0)/[.$C7];1)*[.$C7]+[.$D7] +[.$E7]" office:value-type="float" office:value="20">
            <text:p>20</text:p>
          </table:table-cell>
          <table:table-cell table:formula="of:=FLOOR(MAX([.P$8]-[.$E7];0)/[.$C7];1)*[.$C7]+[.$D7] +[.$E7]" office:value-type="float" office:value="20">
            <text:p>20</text:p>
          </table:table-cell>
          <table:table-cell table:formula="of:=FLOOR(MAX([.Q$8]-[.$E7];0)/[.$C7];1)*[.$C7]+[.$D7] +[.$E7]" office:value-type="float" office:value="20">
            <text:p>20</text:p>
          </table:table-cell>
          <table:table-cell table:formula="of:=FLOOR(MAX([.R$8]-[.$E7];0)/[.$C7];1)*[.$C7]+[.$D7] +[.$E7]" office:value-type="float" office:value="20">
            <text:p>20</text:p>
          </table:table-cell>
          <table:table-cell table:formula="of:=FLOOR(MAX([.S$8]-[.$E7];0)/[.$C7];1)*[.$C7]+[.$D7] +[.$E7]" office:value-type="float" office:value="20">
            <text:p>20</text:p>
          </table:table-cell>
          <table:table-cell table:formula="of:=FLOOR(MAX([.T$8]-[.$E7];0)/[.$C7];1)*[.$C7]+[.$D7] +[.$E7]" office:value-type="float" office:value="20">
            <text:p>20</text:p>
          </table:table-cell>
          <table:table-cell table:formula="of:=FLOOR(MAX([.U$8]-[.$E7];0)/[.$C7];1)*[.$C7]+[.$D7] +[.$E7]" office:value-type="float" office:value="20">
            <text:p>20</text:p>
          </table:table-cell>
          <table:table-cell table:formula="of:=FLOOR(MAX([.V$8]-[.$E7];0)/[.$C7];1)*[.$C7]+[.$D7] +[.$E7]" office:value-type="float" office:value="20">
            <text:p>20</text:p>
          </table:table-cell>
          <table:table-cell table:formula="of:=FLOOR(MAX([.W$8]-[.$E7];0)/[.$C7];1)*[.$C7]+[.$D7] +[.$E7]" office:value-type="float" office:value="20">
            <text:p>20</text:p>
          </table:table-cell>
          <table:table-cell table:formula="of:=FLOOR(MAX([.X$8]-[.$E7];0)/[.$C7];1)*[.$C7]+[.$D7] +[.$E7]" office:value-type="float" office:value="20">
            <text:p>20</text:p>
          </table:table-cell>
          <table:table-cell table:formula="of:=FLOOR(MAX([.Y$8]-[.$E7];0)/[.$C7];1)*[.$C7]+[.$D7] +[.$E7]" office:value-type="float" office:value="20">
            <text:p>20</text:p>
          </table:table-cell>
          <table:table-cell table:formula="of:=FLOOR(MAX([.Z$8]-[.$E7];0)/[.$C7];1)*[.$C7]+[.$D7] +[.$E7]" office:value-type="float" office:value="20">
            <text:p>20</text:p>
          </table:table-cell>
          <table:table-cell table:formula="of:=FLOOR(MAX([.AA$8]-[.$E7];0)/[.$C7];1)*[.$C7]+[.$D7] +[.$E7]" office:value-type="float" office:value="20">
            <text:p>20</text:p>
          </table:table-cell>
          <table:table-cell table:formula="of:=FLOOR(MAX([.AB$8]-[.$E7];0)/[.$C7];1)*[.$C7]+[.$D7] +[.$E7]" office:value-type="float" office:value="20">
            <text:p>20</text:p>
          </table:table-cell>
          <table:table-cell table:formula="of:=FLOOR(MAX([.AC$8]-[.$E7];0)/[.$C7];1)*[.$C7]+[.$D7] +[.$E7]" office:value-type="float" office:value="20">
            <text:p>20</text:p>
          </table:table-cell>
          <table:table-cell table:formula="of:=FLOOR(MAX([.AD$8]-[.$E7];0)/[.$C7];1)*[.$C7]+[.$D7] +[.$E7]" office:value-type="float" office:value="40">
            <text:p>40</text:p>
          </table:table-cell>
          <table:table-cell table:formula="of:=FLOOR(MAX([.AE$8]-[.$E7];0)/[.$C7];1)*[.$C7]+[.$D7] +[.$E7]" office:value-type="float" office:value="40">
            <text:p>40</text:p>
          </table:table-cell>
          <table:table-cell table:formula="of:=FLOOR(MAX([.AF$8]-[.$E7];0)/[.$C7];1)*[.$C7]+[.$D7] +[.$E7]" office:value-type="float" office:value="40">
            <text:p>40</text:p>
          </table:table-cell>
          <table:table-cell table:formula="of:=FLOOR(MAX([.AG$8]-[.$E7];0)/[.$C7];1)*[.$C7]+[.$D7] +[.$E7]" office:value-type="float" office:value="40">
            <text:p>40</text:p>
          </table:table-cell>
          <table:table-cell table:formula="of:=FLOOR(MAX([.AH$8]-[.$E7];0)/[.$C7];1)*[.$C7]+[.$D7] +[.$E7]" office:value-type="float" office:value="40">
            <text:p>40</text:p>
          </table:table-cell>
          <table:table-cell table:formula="of:=FLOOR(MAX([.AI$8]-[.$E7];0)/[.$C7];1)*[.$C7]+[.$D7] +[.$E7]" office:value-type="float" office:value="40">
            <text:p>40</text:p>
          </table:table-cell>
          <table:table-cell table:formula="of:=FLOOR(MAX([.AJ$8]-[.$E7];0)/[.$C7];1)*[.$C7]+[.$D7] +[.$E7]" office:value-type="float" office:value="40">
            <text:p>40</text:p>
          </table:table-cell>
          <table:table-cell table:formula="of:=FLOOR(MAX([.AK$8]-[.$E7];0)/[.$C7];1)*[.$C7]+[.$D7] +[.$E7]" office:value-type="float" office:value="40">
            <text:p>40</text:p>
          </table:table-cell>
          <table:table-cell table:formula="of:=FLOOR(MAX([.AL$8]-[.$E7];0)/[.$C7];1)*[.$C7]+[.$D7] +[.$E7]" office:value-type="float" office:value="40">
            <text:p>40</text:p>
          </table:table-cell>
          <table:table-cell table:formula="of:=FLOOR(MAX([.AM$8]-[.$E7];0)/[.$C7];1)*[.$C7]+[.$D7] +[.$E7]" office:value-type="float" office:value="40">
            <text:p>40</text:p>
          </table:table-cell>
          <table:table-cell table:formula="of:=FLOOR(MAX([.AN$8]-[.$E7];0)/[.$C7];1)*[.$C7]+[.$D7] +[.$E7]" office:value-type="float" office:value="40">
            <text:p>40</text:p>
          </table:table-cell>
          <table:table-cell table:formula="of:=FLOOR(MAX([.AO$8]-[.$E7];0)/[.$C7];1)*[.$C7]+[.$D7] +[.$E7]" office:value-type="float" office:value="40">
            <text:p>40</text:p>
          </table:table-cell>
          <table:table-cell table:formula="of:=FLOOR(MAX([.AP$8]-[.$E7];0)/[.$C7];1)*[.$C7]+[.$D7] +[.$E7]" office:value-type="float" office:value="40">
            <text:p>40</text:p>
          </table:table-cell>
          <table:table-cell table:formula="of:=FLOOR(MAX([.AQ$8]-[.$E7];0)/[.$C7];1)*[.$C7]+[.$D7] +[.$E7]" office:value-type="float" office:value="40">
            <text:p>40</text:p>
          </table:table-cell>
          <table:table-cell table:formula="of:=FLOOR(MAX([.AR$8]-[.$E7];0)/[.$C7];1)*[.$C7]+[.$D7] +[.$E7]" office:value-type="float" office:value="40">
            <text:p>40</text:p>
          </table:table-cell>
          <table:table-cell table:formula="of:=FLOOR(MAX([.AS$8]-[.$E7];0)/[.$C7];1)*[.$C7]+[.$D7] +[.$E7]" office:value-type="float" office:value="40">
            <text:p>40</text:p>
          </table:table-cell>
          <table:table-cell table:formula="of:=FLOOR(MAX([.AT$8]-[.$E7];0)/[.$C7];1)*[.$C7]+[.$D7] +[.$E7]" office:value-type="float" office:value="40">
            <text:p>40</text:p>
          </table:table-cell>
          <table:table-cell table:formula="of:=FLOOR(MAX([.AU$8]-[.$E7];0)/[.$C7];1)*[.$C7]+[.$D7] +[.$E7]" office:value-type="float" office:value="40">
            <text:p>40</text:p>
          </table:table-cell>
          <table:table-cell table:formula="of:=FLOOR(MAX([.AV$8]-[.$E7];0)/[.$C7];1)*[.$C7]+[.$D7] +[.$E7]" office:value-type="float" office:value="40">
            <text:p>40</text:p>
          </table:table-cell>
          <table:table-cell table:formula="of:=FLOOR(MAX([.AW$8]-[.$E7];0)/[.$C7];1)*[.$C7]+[.$D7] +[.$E7]" office:value-type="float" office:value="40">
            <text:p>40</text:p>
          </table:table-cell>
          <table:table-cell table:formula="of:=FLOOR(MAX([.AX$8]-[.$E7];0)/[.$C7];1)*[.$C7]+[.$D7] +[.$E7]" office:value-type="float" office:value="60">
            <text:p>60</text:p>
          </table:table-cell>
          <table:table-cell table:formula="of:=FLOOR(MAX([.AY$8]-[.$E7];0)/[.$C7];1)*[.$C7]+[.$D7] +[.$E7]" office:value-type="float" office:value="60">
            <text:p>60</text:p>
          </table:table-cell>
          <table:table-cell table:formula="of:=FLOOR(MAX([.AZ$8]-[.$E7];0)/[.$C7];1)*[.$C7]+[.$D7] +[.$E7]" office:value-type="float" office:value="60">
            <text:p>60</text:p>
          </table:table-cell>
          <table:table-cell table:formula="of:=FLOOR(MAX([.BA$8]-[.$E7];0)/[.$C7];1)*[.$C7]+[.$D7] +[.$E7]" office:value-type="float" office:value="60">
            <text:p>60</text:p>
          </table:table-cell>
          <table:table-cell table:formula="of:=FLOOR(MAX([.BB$8]-[.$E7];0)/[.$C7];1)*[.$C7]+[.$D7] +[.$E7]" office:value-type="float" office:value="60">
            <text:p>60</text:p>
          </table:table-cell>
          <table:table-cell table:formula="of:=FLOOR(MAX([.BC$8]-[.$E7];0)/[.$C7];1)*[.$C7]+[.$D7] +[.$E7]" office:value-type="float" office:value="60">
            <text:p>60</text:p>
          </table:table-cell>
          <table:table-cell table:formula="of:=FLOOR(MAX([.BD$8]-[.$E7];0)/[.$C7];1)*[.$C7]+[.$D7] +[.$E7]" office:value-type="float" office:value="60">
            <text:p>60</text:p>
          </table:table-cell>
          <table:table-cell table:formula="of:=FLOOR(MAX([.BE$8]-[.$E7];0)/[.$C7];1)*[.$C7]+[.$D7] +[.$E7]" office:value-type="float" office:value="60">
            <text:p>60</text:p>
          </table:table-cell>
          <table:table-cell table:formula="of:=FLOOR(MAX([.BF$8]-[.$E7];0)/[.$C7];1)*[.$C7]+[.$D7] +[.$E7]" office:value-type="float" office:value="60">
            <text:p>60</text:p>
          </table:table-cell>
          <table:table-cell table:formula="of:=FLOOR(MAX([.BG$8]-[.$E7];0)/[.$C7];1)*[.$C7]+[.$D7] +[.$E7]" office:value-type="float" office:value="60">
            <text:p>60</text:p>
          </table:table-cell>
          <table:table-cell table:formula="of:=FLOOR(MAX([.BH$8]-[.$E7];0)/[.$C7];1)*[.$C7]+[.$D7] +[.$E7]" office:value-type="float" office:value="60">
            <text:p>60</text:p>
          </table:table-cell>
          <table:table-cell table:formula="of:=FLOOR(MAX([.BI$8]-[.$E7];0)/[.$C7];1)*[.$C7]+[.$D7] +[.$E7]" office:value-type="float" office:value="60">
            <text:p>60</text:p>
          </table:table-cell>
          <table:table-cell table:formula="of:=FLOOR(MAX([.BJ$8]-[.$E7];0)/[.$C7];1)*[.$C7]+[.$D7] +[.$E7]" office:value-type="float" office:value="60">
            <text:p>60</text:p>
          </table:table-cell>
          <table:table-cell table:formula="of:=FLOOR(MAX([.BK$8]-[.$E7];0)/[.$C7];1)*[.$C7]+[.$D7] +[.$E7]" office:value-type="float" office:value="60">
            <text:p>60</text:p>
          </table:table-cell>
          <table:table-cell table:formula="of:=FLOOR(MAX([.BL$8]-[.$E7];0)/[.$C7];1)*[.$C7]+[.$D7] +[.$E7]" office:value-type="float" office:value="60">
            <text:p>60</text:p>
          </table:table-cell>
          <table:table-cell table:formula="of:=FLOOR(MAX([.BM$8]-[.$E7];0)/[.$C7];1)*[.$C7]+[.$D7] +[.$E7]" office:value-type="float" office:value="60">
            <text:p>60</text:p>
          </table:table-cell>
          <table:table-cell table:formula="of:=FLOOR(MAX([.BN$8]-[.$E7];0)/[.$C7];1)*[.$C7]+[.$D7] +[.$E7]" office:value-type="float" office:value="60">
            <text:p>60</text:p>
          </table:table-cell>
          <table:table-cell table:formula="of:=FLOOR(MAX([.BO$8]-[.$E7];0)/[.$C7];1)*[.$C7]+[.$D7] +[.$E7]" office:value-type="float" office:value="60">
            <text:p>60</text:p>
          </table:table-cell>
          <table:table-cell table:formula="of:=FLOOR(MAX([.BP$8]-[.$E7];0)/[.$C7];1)*[.$C7]+[.$D7] +[.$E7]" office:value-type="float" office:value="60">
            <text:p>60</text:p>
          </table:table-cell>
          <table:table-cell table:formula="of:=FLOOR(MAX([.BQ$8]-[.$E7];0)/[.$C7];1)*[.$C7]+[.$D7] +[.$E7]" office:value-type="float" office:value="60">
            <text:p>60</text:p>
          </table:table-cell>
          <table:table-cell table:formula="of:=FLOOR(MAX([.BR$8]-[.$E7];0)/[.$C7];1)*[.$C7]+[.$D7] +[.$E7]" office:value-type="float" office:value="80">
            <text:p>80</text:p>
          </table:table-cell>
          <table:table-cell table:formula="of:=FLOOR(MAX([.BS$8]-[.$E7];0)/[.$C7];1)*[.$C7]+[.$D7] +[.$E7]" office:value-type="float" office:value="80">
            <text:p>80</text:p>
          </table:table-cell>
          <table:table-cell table:formula="of:=FLOOR(MAX([.BT$8]-[.$E7];0)/[.$C7];1)*[.$C7]+[.$D7] +[.$E7]" office:value-type="float" office:value="80">
            <text:p>80</text:p>
          </table:table-cell>
          <table:table-cell table:formula="of:=FLOOR(MAX([.BU$8]-[.$E7];0)/[.$C7];1)*[.$C7]+[.$D7] +[.$E7]" office:value-type="float" office:value="80">
            <text:p>80</text:p>
          </table:table-cell>
          <table:table-cell table:formula="of:=FLOOR(MAX([.BV$8]-[.$E7];0)/[.$C7];1)*[.$C7]+[.$D7] +[.$E7]" office:value-type="float" office:value="80">
            <text:p>80</text:p>
          </table:table-cell>
          <table:table-cell table:formula="of:=FLOOR(MAX([.BW$8]-[.$E7];0)/[.$C7];1)*[.$C7]+[.$D7] +[.$E7]" office:value-type="float" office:value="80">
            <text:p>80</text:p>
          </table:table-cell>
          <table:table-cell table:formula="of:=FLOOR(MAX([.BX$8]-[.$E7];0)/[.$C7];1)*[.$C7]+[.$D7] +[.$E7]" office:value-type="float" office:value="80">
            <text:p>80</text:p>
          </table:table-cell>
          <table:table-cell table:formula="of:=FLOOR(MAX([.BY$8]-[.$E7];0)/[.$C7];1)*[.$C7]+[.$D7] +[.$E7]" office:value-type="float" office:value="80">
            <text:p>80</text:p>
          </table:table-cell>
          <table:table-cell table:formula="of:=FLOOR(MAX([.BZ$8]-[.$E7];0)/[.$C7];1)*[.$C7]+[.$D7] +[.$E7]" office:value-type="float" office:value="80">
            <text:p>80</text:p>
          </table:table-cell>
          <table:table-cell table:formula="of:=FLOOR(MAX([.CA$8]-[.$E7];0)/[.$C7];1)*[.$C7]+[.$D7] +[.$E7]" office:value-type="float" office:value="80">
            <text:p>80</text:p>
          </table:table-cell>
          <table:table-cell table:formula="of:=FLOOR(MAX([.CB$8]-[.$E7];0)/[.$C7];1)*[.$C7]+[.$D7] +[.$E7]" office:value-type="float" office:value="80">
            <text:p>80</text:p>
          </table:table-cell>
          <table:table-cell table:formula="of:=FLOOR(MAX([.CC$8]-[.$E7];0)/[.$C7];1)*[.$C7]+[.$D7] +[.$E7]" office:value-type="float" office:value="80">
            <text:p>80</text:p>
          </table:table-cell>
          <table:table-cell table:formula="of:=FLOOR(MAX([.CD$8]-[.$E7];0)/[.$C7];1)*[.$C7]+[.$D7] +[.$E7]" office:value-type="float" office:value="80">
            <text:p>80</text:p>
          </table:table-cell>
          <table:table-cell table:formula="of:=FLOOR(MAX([.CE$8]-[.$E7];0)/[.$C7];1)*[.$C7]+[.$D7] +[.$E7]" office:value-type="float" office:value="80">
            <text:p>80</text:p>
          </table:table-cell>
          <table:table-cell table:formula="of:=FLOOR(MAX([.CF$8]-[.$E7];0)/[.$C7];1)*[.$C7]+[.$D7] +[.$E7]" office:value-type="float" office:value="80">
            <text:p>80</text:p>
          </table:table-cell>
          <table:table-cell table:formula="of:=FLOOR(MAX([.CG$8]-[.$E7];0)/[.$C7];1)*[.$C7]+[.$D7] +[.$E7]" office:value-type="float" office:value="80">
            <text:p>80</text:p>
          </table:table-cell>
          <table:table-cell table:formula="of:=FLOOR(MAX([.CH$8]-[.$E7];0)/[.$C7];1)*[.$C7]+[.$D7] +[.$E7]" office:value-type="float" office:value="80">
            <text:p>80</text:p>
          </table:table-cell>
          <table:table-cell table:formula="of:=FLOOR(MAX([.CI$8]-[.$E7];0)/[.$C7];1)*[.$C7]+[.$D7] +[.$E7]" office:value-type="float" office:value="80">
            <text:p>80</text:p>
          </table:table-cell>
          <table:table-cell table:formula="of:=FLOOR(MAX([.CJ$8]-[.$E7];0)/[.$C7];1)*[.$C7]+[.$D7] +[.$E7]" office:value-type="float" office:value="80">
            <text:p>80</text:p>
          </table:table-cell>
          <table:table-cell table:formula="of:=FLOOR(MAX([.CK$8]-[.$E7];0)/[.$C7];1)*[.$C7]+[.$D7] +[.$E7]" office:value-type="float" office:value="80">
            <text:p>80</text:p>
          </table:table-cell>
          <table:table-cell table:formula="of:=FLOOR(MAX([.CL$8]-[.$E7];0)/[.$C7];1)*[.$C7]+[.$D7] +[.$E7]" office:value-type="float" office:value="100">
            <text:p>100</text:p>
          </table:table-cell>
          <table:table-cell table:formula="of:=FLOOR(MAX([.CM$8]-[.$E7];0)/[.$C7];1)*[.$C7]+[.$D7] +[.$E7]" office:value-type="float" office:value="100">
            <text:p>100</text:p>
          </table:table-cell>
          <table:table-cell table:formula="of:=FLOOR(MAX([.CN$8]-[.$E7];0)/[.$C7];1)*[.$C7]+[.$D7] +[.$E7]" office:value-type="float" office:value="100">
            <text:p>100</text:p>
          </table:table-cell>
          <table:table-cell table:formula="of:=FLOOR(MAX([.CO$8]-[.$E7];0)/[.$C7];1)*[.$C7]+[.$D7] +[.$E7]" office:value-type="float" office:value="100">
            <text:p>100</text:p>
          </table:table-cell>
          <table:table-cell table:formula="of:=FLOOR(MAX([.CP$8]-[.$E7];0)/[.$C7];1)*[.$C7]+[.$D7] +[.$E7]" office:value-type="float" office:value="100">
            <text:p>100</text:p>
          </table:table-cell>
          <table:table-cell table:formula="of:=FLOOR(MAX([.CQ$8]-[.$E7];0)/[.$C7];1)*[.$C7]+[.$D7] +[.$E7]" office:value-type="float" office:value="100">
            <text:p>100</text:p>
          </table:table-cell>
          <table:table-cell table:formula="of:=FLOOR(MAX([.CR$8]-[.$E7];0)/[.$C7];1)*[.$C7]+[.$D7] +[.$E7]" office:value-type="float" office:value="100">
            <text:p>100</text:p>
          </table:table-cell>
          <table:table-cell table:formula="of:=FLOOR(MAX([.CS$8]-[.$E7];0)/[.$C7];1)*[.$C7]+[.$D7] +[.$E7]" office:value-type="float" office:value="100">
            <text:p>100</text:p>
          </table:table-cell>
          <table:table-cell table:formula="of:=FLOOR(MAX([.CT$8]-[.$E7];0)/[.$C7];1)*[.$C7]+[.$D7] +[.$E7]" office:value-type="float" office:value="100">
            <text:p>100</text:p>
          </table:table-cell>
          <table:table-cell table:formula="of:=FLOOR(MAX([.CU$8]-[.$E7];0)/[.$C7];1)*[.$C7]+[.$D7] +[.$E7]" office:value-type="float" office:value="100">
            <text:p>100</text:p>
          </table:table-cell>
          <table:table-cell table:formula="of:=FLOOR(MAX([.CV$8]-[.$E7];0)/[.$C7];1)*[.$C7]+[.$D7] +[.$E7]" office:value-type="float" office:value="100">
            <text:p>100</text:p>
          </table:table-cell>
          <table:table-cell table:formula="of:=FLOOR(MAX([.CW$8]-[.$E7];0)/[.$C7];1)*[.$C7]+[.$D7] +[.$E7]" office:value-type="float" office:value="100">
            <text:p>100</text:p>
          </table:table-cell>
          <table:table-cell table:formula="of:=FLOOR(MAX([.CX$8]-[.$E7];0)/[.$C7];1)*[.$C7]+[.$D7] +[.$E7]" office:value-type="float" office:value="100">
            <text:p>100</text:p>
          </table:table-cell>
          <table:table-cell table:formula="of:=FLOOR(MAX([.CY$8]-[.$E7];0)/[.$C7];1)*[.$C7]+[.$D7] +[.$E7]" office:value-type="float" office:value="100">
            <text:p>100</text:p>
          </table:table-cell>
          <table:table-cell table:formula="of:=FLOOR(MAX([.CZ$8]-[.$E7];0)/[.$C7];1)*[.$C7]+[.$D7] +[.$E7]" office:value-type="float" office:value="100">
            <text:p>100</text:p>
          </table:table-cell>
          <table:table-cell table:formula="of:=FLOOR(MAX([.DA$8]-[.$E7];0)/[.$C7];1)*[.$C7]+[.$D7] +[.$E7]" office:value-type="float" office:value="100">
            <text:p>100</text:p>
          </table:table-cell>
          <table:table-cell table:formula="of:=FLOOR(MAX([.DB$8]-[.$E7];0)/[.$C7];1)*[.$C7]+[.$D7] +[.$E7]" office:value-type="float" office:value="100">
            <text:p>100</text:p>
          </table:table-cell>
          <table:table-cell table:formula="of:=FLOOR(MAX([.DC$8]-[.$E7];0)/[.$C7];1)*[.$C7]+[.$D7] +[.$E7]" office:value-type="float" office:value="100">
            <text:p>100</text:p>
          </table:table-cell>
          <table:table-cell table:formula="of:=FLOOR(MAX([.DD$8]-[.$E7];0)/[.$C7];1)*[.$C7]+[.$D7] +[.$E7]" office:value-type="float" office:value="100">
            <text:p>100</text:p>
          </table:table-cell>
          <table:table-cell table:formula="of:=FLOOR(MAX([.DE$8]-[.$E7];0)/[.$C7];1)*[.$C7]+[.$D7] +[.$E7]" office:value-type="float" office:value="100">
            <text:p>100</text:p>
          </table:table-cell>
          <table:table-cell table:formula="of:=FLOOR(MAX([.DF$8]-[.$E7];0)/[.$C7];1)*[.$C7]+[.$D7] +[.$E7]" office:value-type="float" office:value="120">
            <text:p>120</text:p>
          </table:table-cell>
          <table:table-cell table:formula="of:=FLOOR(MAX([.DG$8]-[.$E7];0)/[.$C7];1)*[.$C7]+[.$D7] +[.$E7]" office:value-type="float" office:value="120">
            <text:p>120</text:p>
          </table:table-cell>
          <table:table-cell table:formula="of:=FLOOR(MAX([.DH$8]-[.$E7];0)/[.$C7];1)*[.$C7]+[.$D7] +[.$E7]" office:value-type="float" office:value="120">
            <text:p>120</text:p>
          </table:table-cell>
          <table:table-cell table:formula="of:=FLOOR(MAX([.DI$8]-[.$E7];0)/[.$C7];1)*[.$C7]+[.$D7] +[.$E7]" office:value-type="float" office:value="120">
            <text:p>120</text:p>
          </table:table-cell>
          <table:table-cell table:formula="of:=FLOOR(MAX([.DJ$8]-[.$E7];0)/[.$C7];1)*[.$C7]+[.$D7] +[.$E7]" office:value-type="float" office:value="120">
            <text:p>120</text:p>
          </table:table-cell>
          <table:table-cell table:formula="of:=FLOOR(MAX([.DK$8]-[.$E7];0)/[.$C7];1)*[.$C7]+[.$D7] +[.$E7]" office:value-type="float" office:value="120">
            <text:p>120</text:p>
          </table:table-cell>
          <table:table-cell table:formula="of:=FLOOR(MAX([.DL$8]-[.$E7];0)/[.$C7];1)*[.$C7]+[.$D7] +[.$E7]" office:value-type="float" office:value="120">
            <text:p>120</text:p>
          </table:table-cell>
          <table:table-cell table:formula="of:=FLOOR(MAX([.DM$8]-[.$E7];0)/[.$C7];1)*[.$C7]+[.$D7] +[.$E7]" office:value-type="float" office:value="120">
            <text:p>120</text:p>
          </table:table-cell>
          <table:table-cell table:formula="of:=FLOOR(MAX([.DN$8]-[.$E7];0)/[.$C7];1)*[.$C7]+[.$D7] +[.$E7]" office:value-type="float" office:value="120">
            <text:p>120</text:p>
          </table:table-cell>
          <table:table-cell table:formula="of:=FLOOR(MAX([.DO$8]-[.$E7];0)/[.$C7];1)*[.$C7]+[.$D7] +[.$E7]" office:value-type="float" office:value="120">
            <text:p>120</text:p>
          </table:table-cell>
          <table:table-cell table:formula="of:=FLOOR(MAX([.DP$8]-[.$E7];0)/[.$C7];1)*[.$C7]+[.$D7] +[.$E7]" office:value-type="float" office:value="120">
            <text:p>120</text:p>
          </table:table-cell>
          <table:table-cell table:formula="of:=FLOOR(MAX([.DQ$8]-[.$E7];0)/[.$C7];1)*[.$C7]+[.$D7] +[.$E7]" office:value-type="float" office:value="120">
            <text:p>120</text:p>
          </table:table-cell>
          <table:table-cell table:formula="of:=FLOOR(MAX([.DR$8]-[.$E7];0)/[.$C7];1)*[.$C7]+[.$D7] +[.$E7]" office:value-type="float" office:value="120">
            <text:p>120</text:p>
          </table:table-cell>
          <table:table-cell table:formula="of:=FLOOR(MAX([.DS$8]-[.$E7];0)/[.$C7];1)*[.$C7]+[.$D7] +[.$E7]" office:value-type="float" office:value="120">
            <text:p>120</text:p>
          </table:table-cell>
          <table:table-cell table:formula="of:=FLOOR(MAX([.DT$8]-[.$E7];0)/[.$C7];1)*[.$C7]+[.$D7] +[.$E7]" office:value-type="float" office:value="120">
            <text:p>120</text:p>
          </table:table-cell>
          <table:table-cell table:formula="of:=FLOOR(MAX([.DU$8]-[.$E7];0)/[.$C7];1)*[.$C7]+[.$D7] +[.$E7]" office:value-type="float" office:value="120">
            <text:p>120</text:p>
          </table:table-cell>
          <table:table-cell table:formula="of:=FLOOR(MAX([.DV$8]-[.$E7];0)/[.$C7];1)*[.$C7]+[.$D7] +[.$E7]" office:value-type="float" office:value="120">
            <text:p>120</text:p>
          </table:table-cell>
          <table:table-cell table:formula="of:=FLOOR(MAX([.DW$8]-[.$E7];0)/[.$C7];1)*[.$C7]+[.$D7] +[.$E7]" office:value-type="float" office:value="120">
            <text:p>120</text:p>
          </table:table-cell>
          <table:table-cell table:formula="of:=FLOOR(MAX([.DX$8]-[.$E7];0)/[.$C7];1)*[.$C7]+[.$D7] +[.$E7]" office:value-type="float" office:value="120">
            <text:p>120</text:p>
          </table:table-cell>
          <table:table-cell table:formula="of:=FLOOR(MAX([.DY$8]-[.$E7];0)/[.$C7];1)*[.$C7]+[.$D7] +[.$E7]" office:value-type="float" office:value="120">
            <text:p>120</text:p>
          </table:table-cell>
          <table:table-cell table:formula="of:=FLOOR(MAX([.DZ$8]-[.$E7];0)/[.$C7];1)*[.$C7]+[.$D7] +[.$E7]" office:value-type="float" office:value="140">
            <text:p>140</text:p>
          </table:table-cell>
          <table:table-cell table:formula="of:=FLOOR(MAX([.EA$8]-[.$E7];0)/[.$C7];1)*[.$C7]+[.$D7] +[.$E7]" office:value-type="float" office:value="140">
            <text:p>140</text:p>
          </table:table-cell>
          <table:table-cell table:formula="of:=FLOOR(MAX([.EB$8]-[.$E7];0)/[.$C7];1)*[.$C7]+[.$D7] +[.$E7]" office:value-type="float" office:value="140">
            <text:p>14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$E4]=0;[.B4];0)" office:value-type="float" office:value="1">
            <text:p>1</text:p>
          </table:table-cell>
          <table:table-cell table:formula="of:=IF(MOD([.K$8]-[.$E4];[.$C4])=0;[.J42]+[.$B4];[.J42])+ORG.OPENOFFICE.STYLE(IF(ORG.OPENOFFICE.CURRENT()&gt;[.$B4];&quot;Red highlight&quot;;&quot;Default&quot;))" office:value-type="float" office:value="0">
            <text:p>0</text:p>
          </table:table-cell>
          <table:table-cell table:formula="of:=IF(MOD([.L$8]-[.$E4];[.$C4])=0;[.K42]+[.$B4];[.K42])+ORG.OPENOFFICE.STYLE(IF(ORG.OPENOFFICE.CURRENT()&gt;[.$B4];&quot;Red highlight&quot;;&quot;Default&quot;))" office:value-type="float" office:value="0">
            <text:p>0</text:p>
          </table:table-cell>
          <table:table-cell table:formula="of:=IF(MOD([.M$8]-[.$E4];[.$C4])=0;[.L42]+[.$B4];[.L42])+ORG.OPENOFFICE.STYLE(IF(ORG.OPENOFFICE.CURRENT()&gt;[.$B4];&quot;Red highlight&quot;;&quot;Default&quot;))" office:value-type="float" office:value="1">
            <text:p>1</text:p>
          </table:table-cell>
          <table:table-cell table:formula="of:=IF(MOD([.N$8]-[.$E4];[.$C4])=0;[.M42]+[.$B4];[.M42])+ORG.OPENOFFICE.STYLE(IF(ORG.OPENOFFICE.CURRENT()&gt;[.$B4];&quot;Red highlight&quot;;&quot;Default&quot;))" office:value-type="float" office:value="0">
            <text:p>0</text:p>
          </table:table-cell>
          <table:table-cell table:formula="of:=IF(MOD([.O$8]-[.$E4];[.$C4])=0;[.N42]+[.$B4];[.N42])+ORG.OPENOFFICE.STYLE(IF(ORG.OPENOFFICE.CURRENT()&gt;[.$B4];&quot;Red highlight&quot;;&quot;Default&quot;))" office:value-type="float" office:value="0">
            <text:p>0</text:p>
          </table:table-cell>
          <table:table-cell table:formula="of:=IF(MOD([.P$8]-[.$E4];[.$C4])=0;[.O42]+[.$B4];[.O42])+ORG.OPENOFFICE.STYLE(IF(ORG.OPENOFFICE.CURRENT()&gt;[.$B4];&quot;Red highlight&quot;;&quot;Default&quot;))" office:value-type="float" office:value="1">
            <text:p>1</text:p>
          </table:table-cell>
          <table:table-cell table:formula="of:=IF(MOD([.Q$8]-[.$E4];[.$C4])=0;[.P42]+[.$B4];[.P42])+ORG.OPENOFFICE.STYLE(IF(ORG.OPENOFFICE.CURRENT()&gt;[.$B4];&quot;Red highlight&quot;;&quot;Default&quot;))" office:value-type="float" office:value="0">
            <text:p>0</text:p>
          </table:table-cell>
          <table:table-cell table:formula="of:=IF(MOD([.R$8]-[.$E4];[.$C4])=0;[.Q42]+[.$B4];[.Q42])+ORG.OPENOFFICE.STYLE(IF(ORG.OPENOFFICE.CURRENT()&gt;[.$B4];&quot;Red highlight&quot;;&quot;Default&quot;))" office:value-type="float" office:value="0">
            <text:p>0</text:p>
          </table:table-cell>
          <table:table-cell table:formula="of:=IF(MOD([.S$8]-[.$E4];[.$C4])=0;[.R42]+[.$B4];[.R42])+ORG.OPENOFFICE.STYLE(IF(ORG.OPENOFFICE.CURRENT()&gt;[.$B4];&quot;Red highlight&quot;;&quot;Default&quot;))" office:value-type="float" office:value="1">
            <text:p>1</text:p>
          </table:table-cell>
          <table:table-cell table:formula="of:=IF(MOD([.T$8]-[.$E4];[.$C4])=0;[.S42]+[.$B4];[.S42])+ORG.OPENOFFICE.STYLE(IF(ORG.OPENOFFICE.CURRENT()&gt;[.$B4];&quot;Red highlight&quot;;&quot;Default&quot;))" office:value-type="float" office:value="0">
            <text:p>0</text:p>
          </table:table-cell>
          <table:table-cell table:formula="of:=IF(MOD([.U$8]-[.$E4];[.$C4])=0;[.T42]+[.$B4];[.T42])+ORG.OPENOFFICE.STYLE(IF(ORG.OPENOFFICE.CURRENT()&gt;[.$B4];&quot;Red highlight&quot;;&quot;Default&quot;))" office:value-type="float" office:value="0">
            <text:p>0</text:p>
          </table:table-cell>
          <table:table-cell table:formula="of:=IF(MOD([.V$8]-[.$E4];[.$C4])=0;[.U42]+[.$B4];[.U42])+ORG.OPENOFFICE.STYLE(IF(ORG.OPENOFFICE.CURRENT()&gt;[.$B4];&quot;Red highlight&quot;;&quot;Default&quot;))" office:value-type="float" office:value="1">
            <text:p>1</text:p>
          </table:table-cell>
          <table:table-cell table:formula="of:=IF(MOD([.W$8]-[.$E4];[.$C4])=0;[.V42]+[.$B4];[.V42])+ORG.OPENOFFICE.STYLE(IF(ORG.OPENOFFICE.CURRENT()&gt;[.$B4];&quot;Red highlight&quot;;&quot;Default&quot;))" office:value-type="float" office:value="0">
            <text:p>0</text:p>
          </table:table-cell>
          <table:table-cell table:formula="of:=IF(MOD([.X$8]-[.$E4];[.$C4])=0;[.W42]+[.$B4];[.W42])+ORG.OPENOFFICE.STYLE(IF(ORG.OPENOFFICE.CURRENT()&gt;[.$B4];&quot;Red highlight&quot;;&quot;Default&quot;))" office:value-type="float" office:value="0">
            <text:p>0</text:p>
          </table:table-cell>
          <table:table-cell table:formula="of:=IF(MOD([.Y$8]-[.$E4];[.$C4])=0;[.X42]+[.$B4];[.X42])+ORG.OPENOFFICE.STYLE(IF(ORG.OPENOFFICE.CURRENT()&gt;[.$B4];&quot;Red highlight&quot;;&quot;Default&quot;))" office:value-type="float" office:value="1">
            <text:p>1</text:p>
          </table:table-cell>
          <table:table-cell table:formula="of:=IF(MOD([.Z$8]-[.$E4];[.$C4])=0;[.Y42]+[.$B4];[.Y42])+ORG.OPENOFFICE.STYLE(IF(ORG.OPENOFFICE.CURRENT()&gt;[.$B4];&quot;Red highlight&quot;;&quot;Default&quot;))" office:value-type="float" office:value="0">
            <text:p>0</text:p>
          </table:table-cell>
          <table:table-cell table:formula="of:=IF(MOD([.AA$8]-[.$E4];[.$C4])=0;[.Z42]+[.$B4];[.Z42])+ORG.OPENOFFICE.STYLE(IF(ORG.OPENOFFICE.CURRENT()&gt;[.$B4];&quot;Red highlight&quot;;&quot;Default&quot;))" office:value-type="float" office:value="0">
            <text:p>0</text:p>
          </table:table-cell>
          <table:table-cell table:formula="of:=IF(MOD([.AB$8]-[.$E4];[.$C4])=0;[.AA42]+[.$B4];[.AA42])+ORG.OPENOFFICE.STYLE(IF(ORG.OPENOFFICE.CURRENT()&gt;[.$B4];&quot;Red highlight&quot;;&quot;Default&quot;))" office:value-type="float" office:value="1">
            <text:p>1</text:p>
          </table:table-cell>
          <table:table-cell table:formula="of:=IF(MOD([.AC$8]-[.$E4];[.$C4])=0;[.AB42]+[.$B4];[.AB42])+ORG.OPENOFFICE.STYLE(IF(ORG.OPENOFFICE.CURRENT()&gt;[.$B4];&quot;Red highlight&quot;;&quot;Default&quot;))" office:value-type="float" office:value="0">
            <text:p>0</text:p>
          </table:table-cell>
          <table:table-cell table:formula="of:=IF(MOD([.AD$8]-[.$E4];[.$C4])=0;[.AC42]+[.$B4];[.AC42])+ORG.OPENOFFICE.STYLE(IF(ORG.OPENOFFICE.CURRENT()&gt;[.$B4];&quot;Red highlight&quot;;&quot;Default&quot;))" office:value-type="float" office:value="0">
            <text:p>0</text:p>
          </table:table-cell>
          <table:table-cell table:formula="of:=IF(MOD([.AE$8]-[.$E4];[.$C4])=0;[.AD42]+[.$B4];[.AD42])+ORG.OPENOFFICE.STYLE(IF(ORG.OPENOFFICE.CURRENT()&gt;[.$B4];&quot;Red highlight&quot;;&quot;Default&quot;))" office:value-type="float" office:value="1">
            <text:p>1</text:p>
          </table:table-cell>
          <table:table-cell table:formula="of:=IF(MOD([.AF$8]-[.$E4];[.$C4])=0;[.AE42]+[.$B4];[.AE42])+ORG.OPENOFFICE.STYLE(IF(ORG.OPENOFFICE.CURRENT()&gt;[.$B4];&quot;Red highlight&quot;;&quot;Default&quot;))" office:value-type="float" office:value="0">
            <text:p>0</text:p>
          </table:table-cell>
          <table:table-cell table:formula="of:=IF(MOD([.AG$8]-[.$E4];[.$C4])=0;[.AF42]+[.$B4];[.AF42])+ORG.OPENOFFICE.STYLE(IF(ORG.OPENOFFICE.CURRENT()&gt;[.$B4];&quot;Red highlight&quot;;&quot;Default&quot;))" office:value-type="float" office:value="0">
            <text:p>0</text:p>
          </table:table-cell>
          <table:table-cell table:formula="of:=IF(MOD([.AH$8]-[.$E4];[.$C4])=0;[.AG42]+[.$B4];[.AG42])+ORG.OPENOFFICE.STYLE(IF(ORG.OPENOFFICE.CURRENT()&gt;[.$B4];&quot;Red highlight&quot;;&quot;Default&quot;))" office:value-type="float" office:value="1">
            <text:p>1</text:p>
          </table:table-cell>
          <table:table-cell table:formula="of:=IF(MOD([.AI$8]-[.$E4];[.$C4])=0;[.AH42]+[.$B4];[.AH42])+ORG.OPENOFFICE.STYLE(IF(ORG.OPENOFFICE.CURRENT()&gt;[.$B4];&quot;Red highlight&quot;;&quot;Default&quot;))" office:value-type="float" office:value="0">
            <text:p>0</text:p>
          </table:table-cell>
          <table:table-cell table:formula="of:=IF(MOD([.AJ$8]-[.$E4];[.$C4])=0;[.AI42]+[.$B4];[.AI42])+ORG.OPENOFFICE.STYLE(IF(ORG.OPENOFFICE.CURRENT()&gt;[.$B4];&quot;Red highlight&quot;;&quot;Default&quot;))" office:value-type="float" office:value="0">
            <text:p>0</text:p>
          </table:table-cell>
          <table:table-cell table:formula="of:=IF(MOD([.AK$8]-[.$E4];[.$C4])=0;[.AJ42]+[.$B4];[.AJ42])+ORG.OPENOFFICE.STYLE(IF(ORG.OPENOFFICE.CURRENT()&gt;[.$B4];&quot;Red highlight&quot;;&quot;Default&quot;))" office:value-type="float" office:value="1">
            <text:p>1</text:p>
          </table:table-cell>
          <table:table-cell table:formula="of:=IF(MOD([.AL$8]-[.$E4];[.$C4])=0;[.AK42]+[.$B4];[.AK42])+ORG.OPENOFFICE.STYLE(IF(ORG.OPENOFFICE.CURRENT()&gt;[.$B4];&quot;Red highlight&quot;;&quot;Default&quot;))" office:value-type="float" office:value="0">
            <text:p>0</text:p>
          </table:table-cell>
          <table:table-cell table:formula="of:=IF(MOD([.AM$8]-[.$E4];[.$C4])=0;[.AL42]+[.$B4];[.AL42])+ORG.OPENOFFICE.STYLE(IF(ORG.OPENOFFICE.CURRENT()&gt;[.$B4];&quot;Red highlight&quot;;&quot;Default&quot;))" office:value-type="float" office:value="0">
            <text:p>0</text:p>
          </table:table-cell>
          <table:table-cell table:formula="of:=IF(MOD([.AN$8]-[.$E4];[.$C4])=0;[.AM42]+[.$B4];[.AM42])+ORG.OPENOFFICE.STYLE(IF(ORG.OPENOFFICE.CURRENT()&gt;[.$B4];&quot;Red highlight&quot;;&quot;Default&quot;))" office:value-type="float" office:value="1">
            <text:p>1</text:p>
          </table:table-cell>
          <table:table-cell table:formula="of:=IF(MOD([.AO$8]-[.$E4];[.$C4])=0;[.AN42]+[.$B4];[.AN42])+ORG.OPENOFFICE.STYLE(IF(ORG.OPENOFFICE.CURRENT()&gt;[.$B4];&quot;Red highlight&quot;;&quot;Default&quot;))" office:value-type="float" office:value="0">
            <text:p>0</text:p>
          </table:table-cell>
          <table:table-cell table:formula="of:=IF(MOD([.AP$8]-[.$E4];[.$C4])=0;[.AO42]+[.$B4];[.AO42])+ORG.OPENOFFICE.STYLE(IF(ORG.OPENOFFICE.CURRENT()&gt;[.$B4];&quot;Red highlight&quot;;&quot;Default&quot;))" office:value-type="float" office:value="0">
            <text:p>0</text:p>
          </table:table-cell>
          <table:table-cell table:formula="of:=IF(MOD([.AQ$8]-[.$E4];[.$C4])=0;[.AP42]+[.$B4];[.AP42])+ORG.OPENOFFICE.STYLE(IF(ORG.OPENOFFICE.CURRENT()&gt;[.$B4];&quot;Red highlight&quot;;&quot;Default&quot;))" office:value-type="float" office:value="1">
            <text:p>1</text:p>
          </table:table-cell>
          <table:table-cell table:formula="of:=IF(MOD([.AR$8]-[.$E4];[.$C4])=0;[.AQ42]+[.$B4];[.AQ42])+ORG.OPENOFFICE.STYLE(IF(ORG.OPENOFFICE.CURRENT()&gt;[.$B4];&quot;Red highlight&quot;;&quot;Default&quot;))" office:value-type="float" office:value="0">
            <text:p>0</text:p>
          </table:table-cell>
          <table:table-cell table:formula="of:=IF(MOD([.AS$8]-[.$E4];[.$C4])=0;[.AR42]+[.$B4];[.AR42])+ORG.OPENOFFICE.STYLE(IF(ORG.OPENOFFICE.CURRENT()&gt;[.$B4];&quot;Red highlight&quot;;&quot;Default&quot;))" office:value-type="float" office:value="0">
            <text:p>0</text:p>
          </table:table-cell>
          <table:table-cell table:formula="of:=IF(MOD([.AT$8]-[.$E4];[.$C4])=0;[.AS42]+[.$B4];[.AS42])+ORG.OPENOFFICE.STYLE(IF(ORG.OPENOFFICE.CURRENT()&gt;[.$B4];&quot;Red highlight&quot;;&quot;Default&quot;))" office:value-type="float" office:value="1">
            <text:p>1</text:p>
          </table:table-cell>
          <table:table-cell table:formula="of:=IF(MOD([.AU$8]-[.$E4];[.$C4])=0;[.AT42]+[.$B4];[.AT42])+ORG.OPENOFFICE.STYLE(IF(ORG.OPENOFFICE.CURRENT()&gt;[.$B4];&quot;Red highlight&quot;;&quot;Default&quot;))" office:value-type="float" office:value="0">
            <text:p>0</text:p>
          </table:table-cell>
          <table:table-cell table:formula="of:=IF(MOD([.AV$8]-[.$E4];[.$C4])=0;[.AU42]+[.$B4];[.AU42])+ORG.OPENOFFICE.STYLE(IF(ORG.OPENOFFICE.CURRENT()&gt;[.$B4];&quot;Red highlight&quot;;&quot;Default&quot;))" office:value-type="float" office:value="0">
            <text:p>0</text:p>
          </table:table-cell>
          <table:table-cell table:formula="of:=IF(MOD([.AW$8]-[.$E4];[.$C4])=0;[.AV42]+[.$B4];[.AV42])+ORG.OPENOFFICE.STYLE(IF(ORG.OPENOFFICE.CURRENT()&gt;[.$B4];&quot;Red highlight&quot;;&quot;Default&quot;))" office:value-type="float" office:value="1">
            <text:p>1</text:p>
          </table:table-cell>
          <table:table-cell table:formula="of:=IF(MOD([.AX$8]-[.$E4];[.$C4])=0;[.AW42]+[.$B4];[.AW42])+ORG.OPENOFFICE.STYLE(IF(ORG.OPENOFFICE.CURRENT()&gt;[.$B4];&quot;Red highlight&quot;;&quot;Default&quot;))" office:value-type="float" office:value="0">
            <text:p>0</text:p>
          </table:table-cell>
          <table:table-cell table:formula="of:=IF(MOD([.AY$8]-[.$E4];[.$C4])=0;[.AX42]+[.$B4];[.AX42])+ORG.OPENOFFICE.STYLE(IF(ORG.OPENOFFICE.CURRENT()&gt;[.$B4];&quot;Red highlight&quot;;&quot;Default&quot;))" office:value-type="float" office:value="0">
            <text:p>0</text:p>
          </table:table-cell>
          <table:table-cell table:formula="of:=IF(MOD([.AZ$8]-[.$E4];[.$C4])=0;[.AY42]+[.$B4];[.AY42])+ORG.OPENOFFICE.STYLE(IF(ORG.OPENOFFICE.CURRENT()&gt;[.$B4];&quot;Red highlight&quot;;&quot;Default&quot;))" office:value-type="float" office:value="1">
            <text:p>1</text:p>
          </table:table-cell>
          <table:table-cell table:formula="of:=IF(MOD([.BA$8]-[.$E4];[.$C4])=0;[.AZ42]+[.$B4];[.AZ42])+ORG.OPENOFFICE.STYLE(IF(ORG.OPENOFFICE.CURRENT()&gt;[.$B4];&quot;Red highlight&quot;;&quot;Default&quot;))" office:value-type="float" office:value="0">
            <text:p>0</text:p>
          </table:table-cell>
          <table:table-cell table:formula="of:=IF(MOD([.BB$8]-[.$E4];[.$C4])=0;[.BA42]+[.$B4];[.BA42])+ORG.OPENOFFICE.STYLE(IF(ORG.OPENOFFICE.CURRENT()&gt;[.$B4];&quot;Red highlight&quot;;&quot;Default&quot;))" office:value-type="float" office:value="0">
            <text:p>0</text:p>
          </table:table-cell>
          <table:table-cell table:formula="of:=IF(MOD([.BC$8]-[.$E4];[.$C4])=0;[.BB42]+[.$B4];[.BB42])+ORG.OPENOFFICE.STYLE(IF(ORG.OPENOFFICE.CURRENT()&gt;[.$B4];&quot;Red highlight&quot;;&quot;Default&quot;))" office:value-type="float" office:value="1">
            <text:p>1</text:p>
          </table:table-cell>
          <table:table-cell table:formula="of:=IF(MOD([.BD$8]-[.$E4];[.$C4])=0;[.BC42]+[.$B4];[.BC42])+ORG.OPENOFFICE.STYLE(IF(ORG.OPENOFFICE.CURRENT()&gt;[.$B4];&quot;Red highlight&quot;;&quot;Default&quot;))" office:value-type="float" office:value="0">
            <text:p>0</text:p>
          </table:table-cell>
          <table:table-cell table:formula="of:=IF(MOD([.BE$8]-[.$E4];[.$C4])=0;[.BD42]+[.$B4];[.BD42])+ORG.OPENOFFICE.STYLE(IF(ORG.OPENOFFICE.CURRENT()&gt;[.$B4];&quot;Red highlight&quot;;&quot;Default&quot;))" office:value-type="float" office:value="0">
            <text:p>0</text:p>
          </table:table-cell>
          <table:table-cell table:formula="of:=IF(MOD([.BF$8]-[.$E4];[.$C4])=0;[.BE42]+[.$B4];[.BE42])+ORG.OPENOFFICE.STYLE(IF(ORG.OPENOFFICE.CURRENT()&gt;[.$B4];&quot;Red highlight&quot;;&quot;Default&quot;))" office:value-type="float" office:value="1">
            <text:p>1</text:p>
          </table:table-cell>
          <table:table-cell table:formula="of:=IF(MOD([.BG$8]-[.$E4];[.$C4])=0;[.BF42]+[.$B4];[.BF42])+ORG.OPENOFFICE.STYLE(IF(ORG.OPENOFFICE.CURRENT()&gt;[.$B4];&quot;Red highlight&quot;;&quot;Default&quot;))" office:value-type="float" office:value="0">
            <text:p>0</text:p>
          </table:table-cell>
          <table:table-cell table:formula="of:=IF(MOD([.BH$8]-[.$E4];[.$C4])=0;[.BG42]+[.$B4];[.BG42])+ORG.OPENOFFICE.STYLE(IF(ORG.OPENOFFICE.CURRENT()&gt;[.$B4];&quot;Red highlight&quot;;&quot;Default&quot;))" office:value-type="float" office:value="0">
            <text:p>0</text:p>
          </table:table-cell>
          <table:table-cell table:formula="of:=IF(MOD([.BI$8]-[.$E4];[.$C4])=0;[.BH42]+[.$B4];[.BH42])+ORG.OPENOFFICE.STYLE(IF(ORG.OPENOFFICE.CURRENT()&gt;[.$B4];&quot;Red highlight&quot;;&quot;Default&quot;))" office:value-type="float" office:value="1">
            <text:p>1</text:p>
          </table:table-cell>
          <table:table-cell table:formula="of:=IF(MOD([.BJ$8]-[.$E4];[.$C4])=0;[.BI42]+[.$B4];[.BI42])+ORG.OPENOFFICE.STYLE(IF(ORG.OPENOFFICE.CURRENT()&gt;[.$B4];&quot;Red highlight&quot;;&quot;Default&quot;))" office:value-type="float" office:value="0">
            <text:p>0</text:p>
          </table:table-cell>
          <table:table-cell table:formula="of:=IF(MOD([.BK$8]-[.$E4];[.$C4])=0;[.BJ42]+[.$B4];[.BJ42])+ORG.OPENOFFICE.STYLE(IF(ORG.OPENOFFICE.CURRENT()&gt;[.$B4];&quot;Red highlight&quot;;&quot;Default&quot;))" office:value-type="float" office:value="0">
            <text:p>0</text:p>
          </table:table-cell>
          <table:table-cell table:formula="of:=IF(MOD([.BL$8]-[.$E4];[.$C4])=0;[.BK42]+[.$B4];[.BK42])+ORG.OPENOFFICE.STYLE(IF(ORG.OPENOFFICE.CURRENT()&gt;[.$B4];&quot;Red highlight&quot;;&quot;Default&quot;))" office:value-type="float" office:value="1">
            <text:p>1</text:p>
          </table:table-cell>
          <table:table-cell table:formula="of:=IF(MOD([.BM$8]-[.$E4];[.$C4])=0;[.BL42]+[.$B4];[.BL42])+ORG.OPENOFFICE.STYLE(IF(ORG.OPENOFFICE.CURRENT()&gt;[.$B4];&quot;Red highlight&quot;;&quot;Default&quot;))" office:value-type="float" office:value="0">
            <text:p>0</text:p>
          </table:table-cell>
          <table:table-cell table:formula="of:=IF(MOD([.BN$8]-[.$E4];[.$C4])=0;[.BM42]+[.$B4];[.BM42])+ORG.OPENOFFICE.STYLE(IF(ORG.OPENOFFICE.CURRENT()&gt;[.$B4];&quot;Red highlight&quot;;&quot;Default&quot;))" office:value-type="float" office:value="0">
            <text:p>0</text:p>
          </table:table-cell>
          <table:table-cell table:formula="of:=IF(MOD([.BO$8]-[.$E4];[.$C4])=0;[.BN42]+[.$B4];[.BN42])+ORG.OPENOFFICE.STYLE(IF(ORG.OPENOFFICE.CURRENT()&gt;[.$B4];&quot;Red highlight&quot;;&quot;Default&quot;))" office:value-type="float" office:value="1">
            <text:p>1</text:p>
          </table:table-cell>
          <table:table-cell table:formula="of:=IF(MOD([.BP$8]-[.$E4];[.$C4])=0;[.BO42]+[.$B4];[.BO42])+ORG.OPENOFFICE.STYLE(IF(ORG.OPENOFFICE.CURRENT()&gt;[.$B4];&quot;Red highlight&quot;;&quot;Default&quot;))" office:value-type="float" office:value="0">
            <text:p>0</text:p>
          </table:table-cell>
          <table:table-cell table:formula="of:=IF(MOD([.BQ$8]-[.$E4];[.$C4])=0;[.BP42]+[.$B4];[.BP42])+ORG.OPENOFFICE.STYLE(IF(ORG.OPENOFFICE.CURRENT()&gt;[.$B4];&quot;Red highlight&quot;;&quot;Default&quot;))" office:value-type="float" office:value="0">
            <text:p>0</text:p>
          </table:table-cell>
          <table:table-cell table:formula="of:=IF(MOD([.BR$8]-[.$E4];[.$C4])=0;[.BQ42]+[.$B4];[.BQ42])+ORG.OPENOFFICE.STYLE(IF(ORG.OPENOFFICE.CURRENT()&gt;[.$B4];&quot;Red highlight&quot;;&quot;Default&quot;))" office:value-type="float" office:value="1">
            <text:p>1</text:p>
          </table:table-cell>
          <table:table-cell table:formula="of:=IF(MOD([.BS$8]-[.$E4];[.$C4])=0;[.BR42]+[.$B4];[.BR42])+ORG.OPENOFFICE.STYLE(IF(ORG.OPENOFFICE.CURRENT()&gt;[.$B4];&quot;Red highlight&quot;;&quot;Default&quot;))" office:value-type="float" office:value="0">
            <text:p>0</text:p>
          </table:table-cell>
          <table:table-cell table:formula="of:=IF(MOD([.BT$8]-[.$E4];[.$C4])=0;[.BS42]+[.$B4];[.BS42])+ORG.OPENOFFICE.STYLE(IF(ORG.OPENOFFICE.CURRENT()&gt;[.$B4];&quot;Red highlight&quot;;&quot;Default&quot;))" office:value-type="float" office:value="0">
            <text:p>0</text:p>
          </table:table-cell>
          <table:table-cell table:formula="of:=IF(MOD([.BU$8]-[.$E4];[.$C4])=0;[.BT42]+[.$B4];[.BT42])+ORG.OPENOFFICE.STYLE(IF(ORG.OPENOFFICE.CURRENT()&gt;[.$B4];&quot;Red highlight&quot;;&quot;Default&quot;))" office:value-type="float" office:value="1">
            <text:p>1</text:p>
          </table:table-cell>
          <table:table-cell table:formula="of:=IF(MOD([.BV$8]-[.$E4];[.$C4])=0;[.BU42]+[.$B4];[.BU42])+ORG.OPENOFFICE.STYLE(IF(ORG.OPENOFFICE.CURRENT()&gt;[.$B4];&quot;Red highlight&quot;;&quot;Default&quot;))" office:value-type="float" office:value="0">
            <text:p>0</text:p>
          </table:table-cell>
          <table:table-cell table:formula="of:=IF(MOD([.BW$8]-[.$E4];[.$C4])=0;[.BV42]+[.$B4];[.BV42])+ORG.OPENOFFICE.STYLE(IF(ORG.OPENOFFICE.CURRENT()&gt;[.$B4];&quot;Red highlight&quot;;&quot;Default&quot;))" office:value-type="float" office:value="0">
            <text:p>0</text:p>
          </table:table-cell>
          <table:table-cell table:formula="of:=IF(MOD([.BX$8]-[.$E4];[.$C4])=0;[.BW42]+[.$B4];[.BW42])+ORG.OPENOFFICE.STYLE(IF(ORG.OPENOFFICE.CURRENT()&gt;[.$B4];&quot;Red highlight&quot;;&quot;Default&quot;))" office:value-type="float" office:value="1">
            <text:p>1</text:p>
          </table:table-cell>
          <table:table-cell table:formula="of:=IF(MOD([.BY$8]-[.$E4];[.$C4])=0;[.BX42]+[.$B4];[.BX42])+ORG.OPENOFFICE.STYLE(IF(ORG.OPENOFFICE.CURRENT()&gt;[.$B4];&quot;Red highlight&quot;;&quot;Default&quot;))" office:value-type="float" office:value="0">
            <text:p>0</text:p>
          </table:table-cell>
          <table:table-cell table:formula="of:=IF(MOD([.BZ$8]-[.$E4];[.$C4])=0;[.BY42]+[.$B4];[.BY42])+ORG.OPENOFFICE.STYLE(IF(ORG.OPENOFFICE.CURRENT()&gt;[.$B4];&quot;Red highlight&quot;;&quot;Default&quot;))" office:value-type="float" office:value="0">
            <text:p>0</text:p>
          </table:table-cell>
          <table:table-cell table:formula="of:=IF(MOD([.CA$8]-[.$E4];[.$C4])=0;[.BZ42]+[.$B4];[.BZ42])+ORG.OPENOFFICE.STYLE(IF(ORG.OPENOFFICE.CURRENT()&gt;[.$B4];&quot;Red highlight&quot;;&quot;Default&quot;))" office:value-type="float" office:value="1">
            <text:p>1</text:p>
          </table:table-cell>
          <table:table-cell table:formula="of:=IF(MOD([.CB$8]-[.$E4];[.$C4])=0;[.CA42]+[.$B4];[.CA42])+ORG.OPENOFFICE.STYLE(IF(ORG.OPENOFFICE.CURRENT()&gt;[.$B4];&quot;Red highlight&quot;;&quot;Default&quot;))" office:value-type="float" office:value="0">
            <text:p>0</text:p>
          </table:table-cell>
          <table:table-cell table:formula="of:=IF(MOD([.CC$8]-[.$E4];[.$C4])=0;[.CB42]+[.$B4];[.CB42])+ORG.OPENOFFICE.STYLE(IF(ORG.OPENOFFICE.CURRENT()&gt;[.$B4];&quot;Red highlight&quot;;&quot;Default&quot;))" office:value-type="float" office:value="0">
            <text:p>0</text:p>
          </table:table-cell>
          <table:table-cell table:formula="of:=IF(MOD([.CD$8]-[.$E4];[.$C4])=0;[.CC42]+[.$B4];[.CC42])+ORG.OPENOFFICE.STYLE(IF(ORG.OPENOFFICE.CURRENT()&gt;[.$B4];&quot;Red highlight&quot;;&quot;Default&quot;))" office:value-type="float" office:value="1">
            <text:p>1</text:p>
          </table:table-cell>
          <table:table-cell table:formula="of:=IF(MOD([.CE$8]-[.$E4];[.$C4])=0;[.CD42]+[.$B4];[.CD42])+ORG.OPENOFFICE.STYLE(IF(ORG.OPENOFFICE.CURRENT()&gt;[.$B4];&quot;Red highlight&quot;;&quot;Default&quot;))" office:value-type="float" office:value="0">
            <text:p>0</text:p>
          </table:table-cell>
          <table:table-cell table:formula="of:=IF(MOD([.CF$8]-[.$E4];[.$C4])=0;[.CE42]+[.$B4];[.CE42])+ORG.OPENOFFICE.STYLE(IF(ORG.OPENOFFICE.CURRENT()&gt;[.$B4];&quot;Red highlight&quot;;&quot;Default&quot;))" office:value-type="float" office:value="0">
            <text:p>0</text:p>
          </table:table-cell>
          <table:table-cell table:formula="of:=IF(MOD([.CG$8]-[.$E4];[.$C4])=0;[.CF42]+[.$B4];[.CF42])+ORG.OPENOFFICE.STYLE(IF(ORG.OPENOFFICE.CURRENT()&gt;[.$B4];&quot;Red highlight&quot;;&quot;Default&quot;))" office:value-type="float" office:value="1">
            <text:p>1</text:p>
          </table:table-cell>
          <table:table-cell table:formula="of:=IF(MOD([.CH$8]-[.$E4];[.$C4])=0;[.CG42]+[.$B4];[.CG42])+ORG.OPENOFFICE.STYLE(IF(ORG.OPENOFFICE.CURRENT()&gt;[.$B4];&quot;Red highlight&quot;;&quot;Default&quot;))" office:value-type="float" office:value="0">
            <text:p>0</text:p>
          </table:table-cell>
          <table:table-cell table:formula="of:=IF(MOD([.CI$8]-[.$E4];[.$C4])=0;[.CH42]+[.$B4];[.CH42])+ORG.OPENOFFICE.STYLE(IF(ORG.OPENOFFICE.CURRENT()&gt;[.$B4];&quot;Red highlight&quot;;&quot;Default&quot;))" office:value-type="float" office:value="0">
            <text:p>0</text:p>
          </table:table-cell>
          <table:table-cell table:formula="of:=IF(MOD([.CJ$8]-[.$E4];[.$C4])=0;[.CI42]+[.$B4];[.CI42])+ORG.OPENOFFICE.STYLE(IF(ORG.OPENOFFICE.CURRENT()&gt;[.$B4];&quot;Red highlight&quot;;&quot;Default&quot;))" office:value-type="float" office:value="1">
            <text:p>1</text:p>
          </table:table-cell>
          <table:table-cell table:formula="of:=IF(MOD([.CK$8]-[.$E4];[.$C4])=0;[.CJ42]+[.$B4];[.CJ42])+ORG.OPENOFFICE.STYLE(IF(ORG.OPENOFFICE.CURRENT()&gt;[.$B4];&quot;Red highlight&quot;;&quot;Default&quot;))" office:value-type="float" office:value="0">
            <text:p>0</text:p>
          </table:table-cell>
          <table:table-cell table:formula="of:=IF(MOD([.CL$8]-[.$E4];[.$C4])=0;[.CK42]+[.$B4];[.CK42])+ORG.OPENOFFICE.STYLE(IF(ORG.OPENOFFICE.CURRENT()&gt;[.$B4];&quot;Red highlight&quot;;&quot;Default&quot;))" office:value-type="float" office:value="0">
            <text:p>0</text:p>
          </table:table-cell>
          <table:table-cell table:formula="of:=IF(MOD([.CM$8]-[.$E4];[.$C4])=0;[.CL42]+[.$B4];[.CL42])+ORG.OPENOFFICE.STYLE(IF(ORG.OPENOFFICE.CURRENT()&gt;[.$B4];&quot;Red highlight&quot;;&quot;Default&quot;))" office:value-type="float" office:value="1">
            <text:p>1</text:p>
          </table:table-cell>
          <table:table-cell table:formula="of:=IF(MOD([.CN$8]-[.$E4];[.$C4])=0;[.CM42]+[.$B4];[.CM42])+ORG.OPENOFFICE.STYLE(IF(ORG.OPENOFFICE.CURRENT()&gt;[.$B4];&quot;Red highlight&quot;;&quot;Default&quot;))" office:value-type="float" office:value="0">
            <text:p>0</text:p>
          </table:table-cell>
          <table:table-cell table:formula="of:=IF(MOD([.CO$8]-[.$E4];[.$C4])=0;[.CN42]+[.$B4];[.CN42])+ORG.OPENOFFICE.STYLE(IF(ORG.OPENOFFICE.CURRENT()&gt;[.$B4];&quot;Red highlight&quot;;&quot;Default&quot;))" office:value-type="float" office:value="0">
            <text:p>0</text:p>
          </table:table-cell>
          <table:table-cell table:formula="of:=IF(MOD([.CP$8]-[.$E4];[.$C4])=0;[.CO42]+[.$B4];[.CO42])+ORG.OPENOFFICE.STYLE(IF(ORG.OPENOFFICE.CURRENT()&gt;[.$B4];&quot;Red highlight&quot;;&quot;Default&quot;))" office:value-type="float" office:value="1">
            <text:p>1</text:p>
          </table:table-cell>
          <table:table-cell table:formula="of:=IF(MOD([.CQ$8]-[.$E4];[.$C4])=0;[.CP42]+[.$B4];[.CP42])+ORG.OPENOFFICE.STYLE(IF(ORG.OPENOFFICE.CURRENT()&gt;[.$B4];&quot;Red highlight&quot;;&quot;Default&quot;))" office:value-type="float" office:value="0">
            <text:p>0</text:p>
          </table:table-cell>
          <table:table-cell table:formula="of:=IF(MOD([.CR$8]-[.$E4];[.$C4])=0;[.CQ42]+[.$B4];[.CQ42])+ORG.OPENOFFICE.STYLE(IF(ORG.OPENOFFICE.CURRENT()&gt;[.$B4];&quot;Red highlight&quot;;&quot;Default&quot;))" office:value-type="float" office:value="0">
            <text:p>0</text:p>
          </table:table-cell>
          <table:table-cell table:formula="of:=IF(MOD([.CS$8]-[.$E4];[.$C4])=0;[.CR42]+[.$B4];[.CR42])+ORG.OPENOFFICE.STYLE(IF(ORG.OPENOFFICE.CURRENT()&gt;[.$B4];&quot;Red highlight&quot;;&quot;Default&quot;))" office:value-type="float" office:value="1">
            <text:p>1</text:p>
          </table:table-cell>
          <table:table-cell table:formula="of:=IF(MOD([.CT$8]-[.$E4];[.$C4])=0;[.CS42]+[.$B4];[.CS42])+ORG.OPENOFFICE.STYLE(IF(ORG.OPENOFFICE.CURRENT()&gt;[.$B4];&quot;Red highlight&quot;;&quot;Default&quot;))" office:value-type="float" office:value="0">
            <text:p>0</text:p>
          </table:table-cell>
          <table:table-cell table:formula="of:=IF(MOD([.CU$8]-[.$E4];[.$C4])=0;[.CT42]+[.$B4];[.CT42])+ORG.OPENOFFICE.STYLE(IF(ORG.OPENOFFICE.CURRENT()&gt;[.$B4];&quot;Red highlight&quot;;&quot;Default&quot;))" office:value-type="float" office:value="0">
            <text:p>0</text:p>
          </table:table-cell>
          <table:table-cell table:formula="of:=IF(MOD([.CV$8]-[.$E4];[.$C4])=0;[.CU42]+[.$B4];[.CU42])+ORG.OPENOFFICE.STYLE(IF(ORG.OPENOFFICE.CURRENT()&gt;[.$B4];&quot;Red highlight&quot;;&quot;Default&quot;))" office:value-type="float" office:value="1">
            <text:p>1</text:p>
          </table:table-cell>
          <table:table-cell table:formula="of:=IF(MOD([.CW$8]-[.$E4];[.$C4])=0;[.CV42]+[.$B4];[.CV42])+ORG.OPENOFFICE.STYLE(IF(ORG.OPENOFFICE.CURRENT()&gt;[.$B4];&quot;Red highlight&quot;;&quot;Default&quot;))" office:value-type="float" office:value="0">
            <text:p>0</text:p>
          </table:table-cell>
          <table:table-cell table:formula="of:=IF(MOD([.CX$8]-[.$E4];[.$C4])=0;[.CW42]+[.$B4];[.CW42])+ORG.OPENOFFICE.STYLE(IF(ORG.OPENOFFICE.CURRENT()&gt;[.$B4];&quot;Red highlight&quot;;&quot;Default&quot;))" office:value-type="float" office:value="0">
            <text:p>0</text:p>
          </table:table-cell>
          <table:table-cell table:formula="of:=IF(MOD([.CY$8]-[.$E4];[.$C4])=0;[.CX42]+[.$B4];[.CX42])+ORG.OPENOFFICE.STYLE(IF(ORG.OPENOFFICE.CURRENT()&gt;[.$B4];&quot;Red highlight&quot;;&quot;Default&quot;))" office:value-type="float" office:value="1">
            <text:p>1</text:p>
          </table:table-cell>
          <table:table-cell table:formula="of:=IF(MOD([.CZ$8]-[.$E4];[.$C4])=0;[.CY42]+[.$B4];[.CY42])+ORG.OPENOFFICE.STYLE(IF(ORG.OPENOFFICE.CURRENT()&gt;[.$B4];&quot;Red highlight&quot;;&quot;Default&quot;))" office:value-type="float" office:value="0">
            <text:p>0</text:p>
          </table:table-cell>
          <table:table-cell table:formula="of:=IF(MOD([.DA$8]-[.$E4];[.$C4])=0;[.CZ42]+[.$B4];[.CZ42])+ORG.OPENOFFICE.STYLE(IF(ORG.OPENOFFICE.CURRENT()&gt;[.$B4];&quot;Red highlight&quot;;&quot;Default&quot;))" office:value-type="float" office:value="0">
            <text:p>0</text:p>
          </table:table-cell>
          <table:table-cell table:formula="of:=IF(MOD([.DB$8]-[.$E4];[.$C4])=0;[.DA42]+[.$B4];[.DA42])+ORG.OPENOFFICE.STYLE(IF(ORG.OPENOFFICE.CURRENT()&gt;[.$B4];&quot;Red highlight&quot;;&quot;Default&quot;))" office:value-type="float" office:value="1">
            <text:p>1</text:p>
          </table:table-cell>
          <table:table-cell table:formula="of:=IF(MOD([.DC$8]-[.$E4];[.$C4])=0;[.DB42]+[.$B4];[.DB42])+ORG.OPENOFFICE.STYLE(IF(ORG.OPENOFFICE.CURRENT()&gt;[.$B4];&quot;Red highlight&quot;;&quot;Default&quot;))" office:value-type="float" office:value="0">
            <text:p>0</text:p>
          </table:table-cell>
          <table:table-cell table:formula="of:=IF(MOD([.DD$8]-[.$E4];[.$C4])=0;[.DC42]+[.$B4];[.DC42])+ORG.OPENOFFICE.STYLE(IF(ORG.OPENOFFICE.CURRENT()&gt;[.$B4];&quot;Red highlight&quot;;&quot;Default&quot;))" office:value-type="float" office:value="0">
            <text:p>0</text:p>
          </table:table-cell>
          <table:table-cell table:formula="of:=IF(MOD([.DE$8]-[.$E4];[.$C4])=0;[.DD42]+[.$B4];[.DD42])+ORG.OPENOFFICE.STYLE(IF(ORG.OPENOFFICE.CURRENT()&gt;[.$B4];&quot;Red highlight&quot;;&quot;Default&quot;))" office:value-type="float" office:value="1">
            <text:p>1</text:p>
          </table:table-cell>
          <table:table-cell table:formula="of:=IF(MOD([.DF$8]-[.$E4];[.$C4])=0;[.DE42]+[.$B4];[.DE42])+ORG.OPENOFFICE.STYLE(IF(ORG.OPENOFFICE.CURRENT()&gt;[.$B4];&quot;Red highlight&quot;;&quot;Default&quot;))" office:value-type="float" office:value="0">
            <text:p>0</text:p>
          </table:table-cell>
          <table:table-cell table:formula="of:=IF(MOD([.DG$8]-[.$E4];[.$C4])=0;[.DF42]+[.$B4];[.DF42])+ORG.OPENOFFICE.STYLE(IF(ORG.OPENOFFICE.CURRENT()&gt;[.$B4];&quot;Red highlight&quot;;&quot;Default&quot;))" office:value-type="float" office:value="0">
            <text:p>0</text:p>
          </table:table-cell>
          <table:table-cell table:formula="of:=IF(MOD([.DH$8]-[.$E4];[.$C4])=0;[.DG42]+[.$B4];[.DG42])+ORG.OPENOFFICE.STYLE(IF(ORG.OPENOFFICE.CURRENT()&gt;[.$B4];&quot;Red highlight&quot;;&quot;Default&quot;))" office:value-type="float" office:value="1">
            <text:p>1</text:p>
          </table:table-cell>
          <table:table-cell table:formula="of:=IF(MOD([.DI$8]-[.$E4];[.$C4])=0;[.DH42]+[.$B4];[.DH42])+ORG.OPENOFFICE.STYLE(IF(ORG.OPENOFFICE.CURRENT()&gt;[.$B4];&quot;Red highlight&quot;;&quot;Default&quot;))" office:value-type="float" office:value="0">
            <text:p>0</text:p>
          </table:table-cell>
          <table:table-cell table:formula="of:=IF(MOD([.DJ$8]-[.$E4];[.$C4])=0;[.DI42]+[.$B4];[.DI42])+ORG.OPENOFFICE.STYLE(IF(ORG.OPENOFFICE.CURRENT()&gt;[.$B4];&quot;Red highlight&quot;;&quot;Default&quot;))" office:value-type="float" office:value="0">
            <text:p>0</text:p>
          </table:table-cell>
          <table:table-cell table:formula="of:=IF(MOD([.DK$8]-[.$E4];[.$C4])=0;[.DJ42]+[.$B4];[.DJ42])+ORG.OPENOFFICE.STYLE(IF(ORG.OPENOFFICE.CURRENT()&gt;[.$B4];&quot;Red highlight&quot;;&quot;Default&quot;))" office:value-type="float" office:value="1">
            <text:p>1</text:p>
          </table:table-cell>
          <table:table-cell table:formula="of:=IF(MOD([.DL$8]-[.$E4];[.$C4])=0;[.DK42]+[.$B4];[.DK42])+ORG.OPENOFFICE.STYLE(IF(ORG.OPENOFFICE.CURRENT()&gt;[.$B4];&quot;Red highlight&quot;;&quot;Default&quot;))" office:value-type="float" office:value="0">
            <text:p>0</text:p>
          </table:table-cell>
          <table:table-cell table:formula="of:=IF(MOD([.DM$8]-[.$E4];[.$C4])=0;[.DL42]+[.$B4];[.DL42])+ORG.OPENOFFICE.STYLE(IF(ORG.OPENOFFICE.CURRENT()&gt;[.$B4];&quot;Red highlight&quot;;&quot;Default&quot;))" office:value-type="float" office:value="0">
            <text:p>0</text:p>
          </table:table-cell>
          <table:table-cell table:formula="of:=IF(MOD([.DN$8]-[.$E4];[.$C4])=0;[.DM42]+[.$B4];[.DM42])+ORG.OPENOFFICE.STYLE(IF(ORG.OPENOFFICE.CURRENT()&gt;[.$B4];&quot;Red highlight&quot;;&quot;Default&quot;))" office:value-type="float" office:value="1">
            <text:p>1</text:p>
          </table:table-cell>
          <table:table-cell table:formula="of:=IF(MOD([.DO$8]-[.$E4];[.$C4])=0;[.DN42]+[.$B4];[.DN42])+ORG.OPENOFFICE.STYLE(IF(ORG.OPENOFFICE.CURRENT()&gt;[.$B4];&quot;Red highlight&quot;;&quot;Default&quot;))" office:value-type="float" office:value="0">
            <text:p>0</text:p>
          </table:table-cell>
          <table:table-cell table:formula="of:=IF(MOD([.DP$8]-[.$E4];[.$C4])=0;[.DO42]+[.$B4];[.DO42])+ORG.OPENOFFICE.STYLE(IF(ORG.OPENOFFICE.CURRENT()&gt;[.$B4];&quot;Red highlight&quot;;&quot;Default&quot;))" office:value-type="float" office:value="0">
            <text:p>0</text:p>
          </table:table-cell>
          <table:table-cell table:formula="of:=IF(MOD([.DQ$8]-[.$E4];[.$C4])=0;[.DP42]+[.$B4];[.DP42])+ORG.OPENOFFICE.STYLE(IF(ORG.OPENOFFICE.CURRENT()&gt;[.$B4];&quot;Red highlight&quot;;&quot;Default&quot;))" office:value-type="float" office:value="1">
            <text:p>1</text:p>
          </table:table-cell>
          <table:table-cell table:formula="of:=IF(MOD([.DR$8]-[.$E4];[.$C4])=0;[.DQ42]+[.$B4];[.DQ42])+ORG.OPENOFFICE.STYLE(IF(ORG.OPENOFFICE.CURRENT()&gt;[.$B4];&quot;Red highlight&quot;;&quot;Default&quot;))" office:value-type="float" office:value="0">
            <text:p>0</text:p>
          </table:table-cell>
          <table:table-cell table:formula="of:=IF(MOD([.DS$8]-[.$E4];[.$C4])=0;[.DR42]+[.$B4];[.DR42])+ORG.OPENOFFICE.STYLE(IF(ORG.OPENOFFICE.CURRENT()&gt;[.$B4];&quot;Red highlight&quot;;&quot;Default&quot;))" office:value-type="float" office:value="0">
            <text:p>0</text:p>
          </table:table-cell>
          <table:table-cell table:formula="of:=IF(MOD([.DT$8]-[.$E4];[.$C4])=0;[.DS42]+[.$B4];[.DS42])+ORG.OPENOFFICE.STYLE(IF(ORG.OPENOFFICE.CURRENT()&gt;[.$B4];&quot;Red highlight&quot;;&quot;Default&quot;))" office:value-type="float" office:value="1">
            <text:p>1</text:p>
          </table:table-cell>
          <table:table-cell table:formula="of:=IF(MOD([.DU$8]-[.$E4];[.$C4])=0;[.DT42]+[.$B4];[.DT42])+ORG.OPENOFFICE.STYLE(IF(ORG.OPENOFFICE.CURRENT()&gt;[.$B4];&quot;Red highlight&quot;;&quot;Default&quot;))" office:value-type="float" office:value="0">
            <text:p>0</text:p>
          </table:table-cell>
          <table:table-cell table:formula="of:=IF(MOD([.DV$8]-[.$E4];[.$C4])=0;[.DU42]+[.$B4];[.DU42])+ORG.OPENOFFICE.STYLE(IF(ORG.OPENOFFICE.CURRENT()&gt;[.$B4];&quot;Red highlight&quot;;&quot;Default&quot;))" office:value-type="float" office:value="0">
            <text:p>0</text:p>
          </table:table-cell>
          <table:table-cell table:formula="of:=IF(MOD([.DW$8]-[.$E4];[.$C4])=0;[.DV42]+[.$B4];[.DV42])+ORG.OPENOFFICE.STYLE(IF(ORG.OPENOFFICE.CURRENT()&gt;[.$B4];&quot;Red highlight&quot;;&quot;Default&quot;))" office:value-type="float" office:value="1">
            <text:p>1</text:p>
          </table:table-cell>
          <table:table-cell table:formula="of:=IF(MOD([.DX$8]-[.$E4];[.$C4])=0;[.DW42]+[.$B4];[.DW42])+ORG.OPENOFFICE.STYLE(IF(ORG.OPENOFFICE.CURRENT()&gt;[.$B4];&quot;Red highlight&quot;;&quot;Default&quot;))" office:value-type="float" office:value="0">
            <text:p>0</text:p>
          </table:table-cell>
          <table:table-cell table:formula="of:=IF(MOD([.DY$8]-[.$E4];[.$C4])=0;[.DX42]+[.$B4];[.DX42])+ORG.OPENOFFICE.STYLE(IF(ORG.OPENOFFICE.CURRENT()&gt;[.$B4];&quot;Red highlight&quot;;&quot;Default&quot;))" office:value-type="float" office:value="0">
            <text:p>0</text:p>
          </table:table-cell>
          <table:table-cell table:formula="of:=IF(MOD([.DZ$8]-[.$E4];[.$C4])=0;[.DY42]+[.$B4];[.DY42])+ORG.OPENOFFICE.STYLE(IF(ORG.OPENOFFICE.CURRENT()&gt;[.$B4];&quot;Red highlight&quot;;&quot;Default&quot;))" office:value-type="float" office:value="1">
            <text:p>1</text:p>
          </table:table-cell>
          <table:table-cell table:formula="of:=IF(MOD([.EA$8]-[.$E4];[.$C4])=0;[.DZ42]+[.$B4];[.DZ42])+ORG.OPENOFFICE.STYLE(IF(ORG.OPENOFFICE.CURRENT()&gt;[.$B4];&quot;Red highlight&quot;;&quot;Default&quot;))" office:value-type="float" office:value="0">
            <text:p>0</text:p>
          </table:table-cell>
          <table:table-cell table:formula="of:=IF(MOD([.EB$8]-[.$E4];[.$C4])=0;[.EA42]+[.$B4];[.EA42])+ORG.OPENOFFICE.STYLE(IF(ORG.OPENOFFICE.CURRENT()&gt;[.$B4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Remaing </text:p>
          </table:table-cell>
          <table:table-cell table:formula="of:=IF([.$E5]=0;[.B5];0)" office:value-type="float" office:value="3">
            <text:p>3</text:p>
          </table:table-cell>
          <table:table-cell table:formula="of:=IF(MOD([.K$8]-[.$E5];[.$C5])=0;[.J43]+[.$B5];[.J43])+ORG.OPENOFFICE.STYLE(IF(ORG.OPENOFFICE.CURRENT()&gt;[.$B5];&quot;Red highlight&quot;;&quot;Default&quot;))" office:value-type="float" office:value="3">
            <text:p>3</text:p>
          </table:table-cell>
          <table:table-cell table:formula="of:=IF(MOD([.L$8]-[.$E5];[.$C5])=0;[.K43]+[.$B5];[.K43])+ORG.OPENOFFICE.STYLE(IF(ORG.OPENOFFICE.CURRENT()&gt;[.$B5];&quot;Red highlight&quot;;&quot;Default&quot;))" office:value-type="float" office:value="2">
            <text:p>2</text:p>
          </table:table-cell>
          <table:table-cell table:formula="of:=IF(MOD([.M$8]-[.$E5];[.$C5])=0;[.L43]+[.$B5];[.L43])+ORG.OPENOFFICE.STYLE(IF(ORG.OPENOFFICE.CURRENT()&gt;[.$B5];&quot;Red highlight&quot;;&quot;Default&quot;))" office:value-type="float" office:value="1">
            <text:p>1</text:p>
          </table:table-cell>
          <table:table-cell table:formula="of:=IF(MOD([.N$8]-[.$E5];[.$C5])=0;[.M43]+[.$B5];[.M43])+ORG.OPENOFFICE.STYLE(IF(ORG.OPENOFFICE.CURRENT()&gt;[.$B5];&quot;Red highlight&quot;;&quot;Default&quot;))" office:value-type="float" office:value="1">
            <text:p>1</text:p>
          </table:table-cell>
          <table:table-cell table:formula="of:=IF(MOD([.O$8]-[.$E5];[.$C5])=0;[.N43]+[.$B5];[.N43])+ORG.OPENOFFICE.STYLE(IF(ORG.OPENOFFICE.CURRENT()&gt;[.$B5];&quot;Red highlight&quot;;&quot;Default&quot;))" office:value-type="float" office:value="0">
            <text:p>0</text:p>
          </table:table-cell>
          <table:table-cell table:formula="of:=IF(MOD([.P$8]-[.$E5];[.$C5])=0;[.O43]+[.$B5];[.O43])+ORG.OPENOFFICE.STYLE(IF(ORG.OPENOFFICE.CURRENT()&gt;[.$B5];&quot;Red highlight&quot;;&quot;Default&quot;))" office:value-type="float" office:value="0">
            <text:p>0</text:p>
          </table:table-cell>
          <table:table-cell table:formula="of:=IF(MOD([.Q$8]-[.$E5];[.$C5])=0;[.P43]+[.$B5];[.P43])+ORG.OPENOFFICE.STYLE(IF(ORG.OPENOFFICE.CURRENT()&gt;[.$B5];&quot;Red highlight&quot;;&quot;Default&quot;))" office:value-type="float" office:value="0">
            <text:p>0</text:p>
          </table:table-cell>
          <table:table-cell table:formula="of:=IF(MOD([.R$8]-[.$E5];[.$C5])=0;[.Q43]+[.$B5];[.Q43])+ORG.OPENOFFICE.STYLE(IF(ORG.OPENOFFICE.CURRENT()&gt;[.$B5];&quot;Red highlight&quot;;&quot;Default&quot;))" office:value-type="float" office:value="0">
            <text:p>0</text:p>
          </table:table-cell>
          <table:table-cell table:formula="of:=IF(MOD([.S$8]-[.$E5];[.$C5])=0;[.R43]+[.$B5];[.R43])+ORG.OPENOFFICE.STYLE(IF(ORG.OPENOFFICE.CURRENT()&gt;[.$B5];&quot;Red highlight&quot;;&quot;Default&quot;))" office:value-type="float" office:value="3">
            <text:p>3</text:p>
          </table:table-cell>
          <table:table-cell table:formula="of:=IF(MOD([.T$8]-[.$E5];[.$C5])=0;[.S43]+[.$B5];[.S43])+ORG.OPENOFFICE.STYLE(IF(ORG.OPENOFFICE.CURRENT()&gt;[.$B5];&quot;Red highlight&quot;;&quot;Default&quot;))" office:value-type="float" office:value="3">
            <text:p>3</text:p>
          </table:table-cell>
          <table:table-cell table:formula="of:=IF(MOD([.U$8]-[.$E5];[.$C5])=0;[.T43]+[.$B5];[.T43])+ORG.OPENOFFICE.STYLE(IF(ORG.OPENOFFICE.CURRENT()&gt;[.$B5];&quot;Red highlight&quot;;&quot;Default&quot;))" office:value-type="float" office:value="2">
            <text:p>2</text:p>
          </table:table-cell>
          <table:table-cell table:formula="of:=IF(MOD([.V$8]-[.$E5];[.$C5])=0;[.U43]+[.$B5];[.U43])+ORG.OPENOFFICE.STYLE(IF(ORG.OPENOFFICE.CURRENT()&gt;[.$B5];&quot;Red highlight&quot;;&quot;Default&quot;))" office:value-type="float" office:value="1">
            <text:p>1</text:p>
          </table:table-cell>
          <table:table-cell table:formula="of:=IF(MOD([.W$8]-[.$E5];[.$C5])=0;[.V43]+[.$B5];[.V43])+ORG.OPENOFFICE.STYLE(IF(ORG.OPENOFFICE.CURRENT()&gt;[.$B5];&quot;Red highlight&quot;;&quot;Default&quot;))" office:value-type="float" office:value="1">
            <text:p>1</text:p>
          </table:table-cell>
          <table:table-cell table:formula="of:=IF(MOD([.X$8]-[.$E5];[.$C5])=0;[.W43]+[.$B5];[.W43])+ORG.OPENOFFICE.STYLE(IF(ORG.OPENOFFICE.CURRENT()&gt;[.$B5];&quot;Red highlight&quot;;&quot;Default&quot;))" office:value-type="float" office:value="0">
            <text:p>0</text:p>
          </table:table-cell>
          <table:table-cell table:formula="of:=IF(MOD([.Y$8]-[.$E5];[.$C5])=0;[.X43]+[.$B5];[.X43])+ORG.OPENOFFICE.STYLE(IF(ORG.OPENOFFICE.CURRENT()&gt;[.$B5];&quot;Red highlight&quot;;&quot;Default&quot;))" office:value-type="float" office:value="0">
            <text:p>0</text:p>
          </table:table-cell>
          <table:table-cell table:formula="of:=IF(MOD([.Z$8]-[.$E5];[.$C5])=0;[.Y43]+[.$B5];[.Y43])+ORG.OPENOFFICE.STYLE(IF(ORG.OPENOFFICE.CURRENT()&gt;[.$B5];&quot;Red highlight&quot;;&quot;Default&quot;))" office:value-type="float" office:value="0">
            <text:p>0</text:p>
          </table:table-cell>
          <table:table-cell table:formula="of:=IF(MOD([.AA$8]-[.$E5];[.$C5])=0;[.Z43]+[.$B5];[.Z43])+ORG.OPENOFFICE.STYLE(IF(ORG.OPENOFFICE.CURRENT()&gt;[.$B5];&quot;Red highlight&quot;;&quot;Default&quot;))" office:value-type="float" office:value="0">
            <text:p>0</text:p>
          </table:table-cell>
          <table:table-cell table:formula="of:=IF(MOD([.AB$8]-[.$E5];[.$C5])=0;[.AA43]+[.$B5];[.AA43])+ORG.OPENOFFICE.STYLE(IF(ORG.OPENOFFICE.CURRENT()&gt;[.$B5];&quot;Red highlight&quot;;&quot;Default&quot;))" office:value-type="float" office:value="3">
            <text:p>3</text:p>
          </table:table-cell>
          <table:table-cell table:formula="of:=IF(MOD([.AC$8]-[.$E5];[.$C5])=0;[.AB43]+[.$B5];[.AB43])+ORG.OPENOFFICE.STYLE(IF(ORG.OPENOFFICE.CURRENT()&gt;[.$B5];&quot;Red highlight&quot;;&quot;Default&quot;))" office:value-type="float" office:value="3">
            <text:p>3</text:p>
          </table:table-cell>
          <table:table-cell table:formula="of:=IF(MOD([.AD$8]-[.$E5];[.$C5])=0;[.AC43]+[.$B5];[.AC43])+ORG.OPENOFFICE.STYLE(IF(ORG.OPENOFFICE.CURRENT()&gt;[.$B5];&quot;Red highlight&quot;;&quot;Default&quot;))" office:value-type="float" office:value="2">
            <text:p>2</text:p>
          </table:table-cell>
          <table:table-cell table:formula="of:=IF(MOD([.AE$8]-[.$E5];[.$C5])=0;[.AD43]+[.$B5];[.AD43])+ORG.OPENOFFICE.STYLE(IF(ORG.OPENOFFICE.CURRENT()&gt;[.$B5];&quot;Red highlight&quot;;&quot;Default&quot;))" office:value-type="float" office:value="1">
            <text:p>1</text:p>
          </table:table-cell>
          <table:table-cell table:formula="of:=IF(MOD([.AF$8]-[.$E5];[.$C5])=0;[.AE43]+[.$B5];[.AE43])+ORG.OPENOFFICE.STYLE(IF(ORG.OPENOFFICE.CURRENT()&gt;[.$B5];&quot;Red highlight&quot;;&quot;Default&quot;))" office:value-type="float" office:value="1">
            <text:p>1</text:p>
          </table:table-cell>
          <table:table-cell table:formula="of:=IF(MOD([.AG$8]-[.$E5];[.$C5])=0;[.AF43]+[.$B5];[.AF43])+ORG.OPENOFFICE.STYLE(IF(ORG.OPENOFFICE.CURRENT()&gt;[.$B5];&quot;Red highlight&quot;;&quot;Default&quot;))" office:value-type="float" office:value="0">
            <text:p>0</text:p>
          </table:table-cell>
          <table:table-cell table:formula="of:=IF(MOD([.AH$8]-[.$E5];[.$C5])=0;[.AG43]+[.$B5];[.AG43])+ORG.OPENOFFICE.STYLE(IF(ORG.OPENOFFICE.CURRENT()&gt;[.$B5];&quot;Red highlight&quot;;&quot;Default&quot;))" office:value-type="float" office:value="0">
            <text:p>0</text:p>
          </table:table-cell>
          <table:table-cell table:formula="of:=IF(MOD([.AI$8]-[.$E5];[.$C5])=0;[.AH43]+[.$B5];[.AH43])+ORG.OPENOFFICE.STYLE(IF(ORG.OPENOFFICE.CURRENT()&gt;[.$B5];&quot;Red highlight&quot;;&quot;Default&quot;))" office:value-type="float" office:value="0">
            <text:p>0</text:p>
          </table:table-cell>
          <table:table-cell table:formula="of:=IF(MOD([.AJ$8]-[.$E5];[.$C5])=0;[.AI43]+[.$B5];[.AI43])+ORG.OPENOFFICE.STYLE(IF(ORG.OPENOFFICE.CURRENT()&gt;[.$B5];&quot;Red highlight&quot;;&quot;Default&quot;))" office:value-type="float" office:value="0">
            <text:p>0</text:p>
          </table:table-cell>
          <table:table-cell table:formula="of:=IF(MOD([.AK$8]-[.$E5];[.$C5])=0;[.AJ43]+[.$B5];[.AJ43])+ORG.OPENOFFICE.STYLE(IF(ORG.OPENOFFICE.CURRENT()&gt;[.$B5];&quot;Red highlight&quot;;&quot;Default&quot;))" office:value-type="float" office:value="3">
            <text:p>3</text:p>
          </table:table-cell>
          <table:table-cell table:formula="of:=IF(MOD([.AL$8]-[.$E5];[.$C5])=0;[.AK43]+[.$B5];[.AK43])+ORG.OPENOFFICE.STYLE(IF(ORG.OPENOFFICE.CURRENT()&gt;[.$B5];&quot;Red highlight&quot;;&quot;Default&quot;))" office:value-type="float" office:value="3">
            <text:p>3</text:p>
          </table:table-cell>
          <table:table-cell table:formula="of:=IF(MOD([.AM$8]-[.$E5];[.$C5])=0;[.AL43]+[.$B5];[.AL43])+ORG.OPENOFFICE.STYLE(IF(ORG.OPENOFFICE.CURRENT()&gt;[.$B5];&quot;Red highlight&quot;;&quot;Default&quot;))" office:value-type="float" office:value="2">
            <text:p>2</text:p>
          </table:table-cell>
          <table:table-cell table:formula="of:=IF(MOD([.AN$8]-[.$E5];[.$C5])=0;[.AM43]+[.$B5];[.AM43])+ORG.OPENOFFICE.STYLE(IF(ORG.OPENOFFICE.CURRENT()&gt;[.$B5];&quot;Red highlight&quot;;&quot;Default&quot;))" office:value-type="float" office:value="1">
            <text:p>1</text:p>
          </table:table-cell>
          <table:table-cell table:formula="of:=IF(MOD([.AO$8]-[.$E5];[.$C5])=0;[.AN43]+[.$B5];[.AN43])+ORG.OPENOFFICE.STYLE(IF(ORG.OPENOFFICE.CURRENT()&gt;[.$B5];&quot;Red highlight&quot;;&quot;Default&quot;))" office:value-type="float" office:value="1">
            <text:p>1</text:p>
          </table:table-cell>
          <table:table-cell table:formula="of:=IF(MOD([.AP$8]-[.$E5];[.$C5])=0;[.AO43]+[.$B5];[.AO43])+ORG.OPENOFFICE.STYLE(IF(ORG.OPENOFFICE.CURRENT()&gt;[.$B5];&quot;Red highlight&quot;;&quot;Default&quot;))" office:value-type="float" office:value="0">
            <text:p>0</text:p>
          </table:table-cell>
          <table:table-cell table:formula="of:=IF(MOD([.AQ$8]-[.$E5];[.$C5])=0;[.AP43]+[.$B5];[.AP43])+ORG.OPENOFFICE.STYLE(IF(ORG.OPENOFFICE.CURRENT()&gt;[.$B5];&quot;Red highlight&quot;;&quot;Default&quot;))" office:value-type="float" office:value="0">
            <text:p>0</text:p>
          </table:table-cell>
          <table:table-cell table:formula="of:=IF(MOD([.AR$8]-[.$E5];[.$C5])=0;[.AQ43]+[.$B5];[.AQ43])+ORG.OPENOFFICE.STYLE(IF(ORG.OPENOFFICE.CURRENT()&gt;[.$B5];&quot;Red highlight&quot;;&quot;Default&quot;))" office:value-type="float" office:value="0">
            <text:p>0</text:p>
          </table:table-cell>
          <table:table-cell table:formula="of:=IF(MOD([.AS$8]-[.$E5];[.$C5])=0;[.AR43]+[.$B5];[.AR43])+ORG.OPENOFFICE.STYLE(IF(ORG.OPENOFFICE.CURRENT()&gt;[.$B5];&quot;Red highlight&quot;;&quot;Default&quot;))" office:value-type="float" office:value="0">
            <text:p>0</text:p>
          </table:table-cell>
          <table:table-cell table:formula="of:=IF(MOD([.AT$8]-[.$E5];[.$C5])=0;[.AS43]+[.$B5];[.AS43])+ORG.OPENOFFICE.STYLE(IF(ORG.OPENOFFICE.CURRENT()&gt;[.$B5];&quot;Red highlight&quot;;&quot;Default&quot;))" office:value-type="float" office:value="3">
            <text:p>3</text:p>
          </table:table-cell>
          <table:table-cell table:formula="of:=IF(MOD([.AU$8]-[.$E5];[.$C5])=0;[.AT43]+[.$B5];[.AT43])+ORG.OPENOFFICE.STYLE(IF(ORG.OPENOFFICE.CURRENT()&gt;[.$B5];&quot;Red highlight&quot;;&quot;Default&quot;))" office:value-type="float" office:value="3">
            <text:p>3</text:p>
          </table:table-cell>
          <table:table-cell table:formula="of:=IF(MOD([.AV$8]-[.$E5];[.$C5])=0;[.AU43]+[.$B5];[.AU43])+ORG.OPENOFFICE.STYLE(IF(ORG.OPENOFFICE.CURRENT()&gt;[.$B5];&quot;Red highlight&quot;;&quot;Default&quot;))" office:value-type="float" office:value="2">
            <text:p>2</text:p>
          </table:table-cell>
          <table:table-cell table:formula="of:=IF(MOD([.AW$8]-[.$E5];[.$C5])=0;[.AV43]+[.$B5];[.AV43])+ORG.OPENOFFICE.STYLE(IF(ORG.OPENOFFICE.CURRENT()&gt;[.$B5];&quot;Red highlight&quot;;&quot;Default&quot;))" office:value-type="float" office:value="1">
            <text:p>1</text:p>
          </table:table-cell>
          <table:table-cell table:formula="of:=IF(MOD([.AX$8]-[.$E5];[.$C5])=0;[.AW43]+[.$B5];[.AW43])+ORG.OPENOFFICE.STYLE(IF(ORG.OPENOFFICE.CURRENT()&gt;[.$B5];&quot;Red highlight&quot;;&quot;Default&quot;))" office:value-type="float" office:value="1">
            <text:p>1</text:p>
          </table:table-cell>
          <table:table-cell table:formula="of:=IF(MOD([.AY$8]-[.$E5];[.$C5])=0;[.AX43]+[.$B5];[.AX43])+ORG.OPENOFFICE.STYLE(IF(ORG.OPENOFFICE.CURRENT()&gt;[.$B5];&quot;Red highlight&quot;;&quot;Default&quot;))" office:value-type="float" office:value="0">
            <text:p>0</text:p>
          </table:table-cell>
          <table:table-cell table:formula="of:=IF(MOD([.AZ$8]-[.$E5];[.$C5])=0;[.AY43]+[.$B5];[.AY43])+ORG.OPENOFFICE.STYLE(IF(ORG.OPENOFFICE.CURRENT()&gt;[.$B5];&quot;Red highlight&quot;;&quot;Default&quot;))" office:value-type="float" office:value="0">
            <text:p>0</text:p>
          </table:table-cell>
          <table:table-cell table:formula="of:=IF(MOD([.BA$8]-[.$E5];[.$C5])=0;[.AZ43]+[.$B5];[.AZ43])+ORG.OPENOFFICE.STYLE(IF(ORG.OPENOFFICE.CURRENT()&gt;[.$B5];&quot;Red highlight&quot;;&quot;Default&quot;))" office:value-type="float" office:value="0">
            <text:p>0</text:p>
          </table:table-cell>
          <table:table-cell table:formula="of:=IF(MOD([.BB$8]-[.$E5];[.$C5])=0;[.BA43]+[.$B5];[.BA43])+ORG.OPENOFFICE.STYLE(IF(ORG.OPENOFFICE.CURRENT()&gt;[.$B5];&quot;Red highlight&quot;;&quot;Default&quot;))" office:value-type="float" office:value="0">
            <text:p>0</text:p>
          </table:table-cell>
          <table:table-cell table:formula="of:=IF(MOD([.BC$8]-[.$E5];[.$C5])=0;[.BB43]+[.$B5];[.BB43])+ORG.OPENOFFICE.STYLE(IF(ORG.OPENOFFICE.CURRENT()&gt;[.$B5];&quot;Red highlight&quot;;&quot;Default&quot;))" office:value-type="float" office:value="3">
            <text:p>3</text:p>
          </table:table-cell>
          <table:table-cell table:formula="of:=IF(MOD([.BD$8]-[.$E5];[.$C5])=0;[.BC43]+[.$B5];[.BC43])+ORG.OPENOFFICE.STYLE(IF(ORG.OPENOFFICE.CURRENT()&gt;[.$B5];&quot;Red highlight&quot;;&quot;Default&quot;))" office:value-type="float" office:value="3">
            <text:p>3</text:p>
          </table:table-cell>
          <table:table-cell table:formula="of:=IF(MOD([.BE$8]-[.$E5];[.$C5])=0;[.BD43]+[.$B5];[.BD43])+ORG.OPENOFFICE.STYLE(IF(ORG.OPENOFFICE.CURRENT()&gt;[.$B5];&quot;Red highlight&quot;;&quot;Default&quot;))" office:value-type="float" office:value="2">
            <text:p>2</text:p>
          </table:table-cell>
          <table:table-cell table:formula="of:=IF(MOD([.BF$8]-[.$E5];[.$C5])=0;[.BE43]+[.$B5];[.BE43])+ORG.OPENOFFICE.STYLE(IF(ORG.OPENOFFICE.CURRENT()&gt;[.$B5];&quot;Red highlight&quot;;&quot;Default&quot;))" office:value-type="float" office:value="1">
            <text:p>1</text:p>
          </table:table-cell>
          <table:table-cell table:formula="of:=IF(MOD([.BG$8]-[.$E5];[.$C5])=0;[.BF43]+[.$B5];[.BF43])+ORG.OPENOFFICE.STYLE(IF(ORG.OPENOFFICE.CURRENT()&gt;[.$B5];&quot;Red highlight&quot;;&quot;Default&quot;))" office:value-type="float" office:value="1">
            <text:p>1</text:p>
          </table:table-cell>
          <table:table-cell table:formula="of:=IF(MOD([.BH$8]-[.$E5];[.$C5])=0;[.BG43]+[.$B5];[.BG43])+ORG.OPENOFFICE.STYLE(IF(ORG.OPENOFFICE.CURRENT()&gt;[.$B5];&quot;Red highlight&quot;;&quot;Default&quot;))" office:value-type="float" office:value="0">
            <text:p>0</text:p>
          </table:table-cell>
          <table:table-cell table:formula="of:=IF(MOD([.BI$8]-[.$E5];[.$C5])=0;[.BH43]+[.$B5];[.BH43])+ORG.OPENOFFICE.STYLE(IF(ORG.OPENOFFICE.CURRENT()&gt;[.$B5];&quot;Red highlight&quot;;&quot;Default&quot;))" office:value-type="float" office:value="0">
            <text:p>0</text:p>
          </table:table-cell>
          <table:table-cell table:formula="of:=IF(MOD([.BJ$8]-[.$E5];[.$C5])=0;[.BI43]+[.$B5];[.BI43])+ORG.OPENOFFICE.STYLE(IF(ORG.OPENOFFICE.CURRENT()&gt;[.$B5];&quot;Red highlight&quot;;&quot;Default&quot;))" office:value-type="float" office:value="0">
            <text:p>0</text:p>
          </table:table-cell>
          <table:table-cell table:formula="of:=IF(MOD([.BK$8]-[.$E5];[.$C5])=0;[.BJ43]+[.$B5];[.BJ43])+ORG.OPENOFFICE.STYLE(IF(ORG.OPENOFFICE.CURRENT()&gt;[.$B5];&quot;Red highlight&quot;;&quot;Default&quot;))" office:value-type="float" office:value="0">
            <text:p>0</text:p>
          </table:table-cell>
          <table:table-cell table:formula="of:=IF(MOD([.BL$8]-[.$E5];[.$C5])=0;[.BK43]+[.$B5];[.BK43])+ORG.OPENOFFICE.STYLE(IF(ORG.OPENOFFICE.CURRENT()&gt;[.$B5];&quot;Red highlight&quot;;&quot;Default&quot;))" office:value-type="float" office:value="3">
            <text:p>3</text:p>
          </table:table-cell>
          <table:table-cell table:formula="of:=IF(MOD([.BM$8]-[.$E5];[.$C5])=0;[.BL43]+[.$B5];[.BL43])+ORG.OPENOFFICE.STYLE(IF(ORG.OPENOFFICE.CURRENT()&gt;[.$B5];&quot;Red highlight&quot;;&quot;Default&quot;))" office:value-type="float" office:value="3">
            <text:p>3</text:p>
          </table:table-cell>
          <table:table-cell table:formula="of:=IF(MOD([.BN$8]-[.$E5];[.$C5])=0;[.BM43]+[.$B5];[.BM43])+ORG.OPENOFFICE.STYLE(IF(ORG.OPENOFFICE.CURRENT()&gt;[.$B5];&quot;Red highlight&quot;;&quot;Default&quot;))" office:value-type="float" office:value="2">
            <text:p>2</text:p>
          </table:table-cell>
          <table:table-cell table:formula="of:=IF(MOD([.BO$8]-[.$E5];[.$C5])=0;[.BN43]+[.$B5];[.BN43])+ORG.OPENOFFICE.STYLE(IF(ORG.OPENOFFICE.CURRENT()&gt;[.$B5];&quot;Red highlight&quot;;&quot;Default&quot;))" office:value-type="float" office:value="1">
            <text:p>1</text:p>
          </table:table-cell>
          <table:table-cell table:formula="of:=IF(MOD([.BP$8]-[.$E5];[.$C5])=0;[.BO43]+[.$B5];[.BO43])+ORG.OPENOFFICE.STYLE(IF(ORG.OPENOFFICE.CURRENT()&gt;[.$B5];&quot;Red highlight&quot;;&quot;Default&quot;))" office:value-type="float" office:value="1">
            <text:p>1</text:p>
          </table:table-cell>
          <table:table-cell table:formula="of:=IF(MOD([.BQ$8]-[.$E5];[.$C5])=0;[.BP43]+[.$B5];[.BP43])+ORG.OPENOFFICE.STYLE(IF(ORG.OPENOFFICE.CURRENT()&gt;[.$B5];&quot;Red highlight&quot;;&quot;Default&quot;))" office:value-type="float" office:value="0">
            <text:p>0</text:p>
          </table:table-cell>
          <table:table-cell table:formula="of:=IF(MOD([.BR$8]-[.$E5];[.$C5])=0;[.BQ43]+[.$B5];[.BQ43])+ORG.OPENOFFICE.STYLE(IF(ORG.OPENOFFICE.CURRENT()&gt;[.$B5];&quot;Red highlight&quot;;&quot;Default&quot;))" office:value-type="float" office:value="0">
            <text:p>0</text:p>
          </table:table-cell>
          <table:table-cell table:formula="of:=IF(MOD([.BS$8]-[.$E5];[.$C5])=0;[.BR43]+[.$B5];[.BR43])+ORG.OPENOFFICE.STYLE(IF(ORG.OPENOFFICE.CURRENT()&gt;[.$B5];&quot;Red highlight&quot;;&quot;Default&quot;))" office:value-type="float" office:value="0">
            <text:p>0</text:p>
          </table:table-cell>
          <table:table-cell table:formula="of:=IF(MOD([.BT$8]-[.$E5];[.$C5])=0;[.BS43]+[.$B5];[.BS43])+ORG.OPENOFFICE.STYLE(IF(ORG.OPENOFFICE.CURRENT()&gt;[.$B5];&quot;Red highlight&quot;;&quot;Default&quot;))" office:value-type="float" office:value="0">
            <text:p>0</text:p>
          </table:table-cell>
          <table:table-cell table:formula="of:=IF(MOD([.BU$8]-[.$E5];[.$C5])=0;[.BT43]+[.$B5];[.BT43])+ORG.OPENOFFICE.STYLE(IF(ORG.OPENOFFICE.CURRENT()&gt;[.$B5];&quot;Red highlight&quot;;&quot;Default&quot;))" office:value-type="float" office:value="3">
            <text:p>3</text:p>
          </table:table-cell>
          <table:table-cell table:formula="of:=IF(MOD([.BV$8]-[.$E5];[.$C5])=0;[.BU43]+[.$B5];[.BU43])+ORG.OPENOFFICE.STYLE(IF(ORG.OPENOFFICE.CURRENT()&gt;[.$B5];&quot;Red highlight&quot;;&quot;Default&quot;))" office:value-type="float" office:value="3">
            <text:p>3</text:p>
          </table:table-cell>
          <table:table-cell table:formula="of:=IF(MOD([.BW$8]-[.$E5];[.$C5])=0;[.BV43]+[.$B5];[.BV43])+ORG.OPENOFFICE.STYLE(IF(ORG.OPENOFFICE.CURRENT()&gt;[.$B5];&quot;Red highlight&quot;;&quot;Default&quot;))" office:value-type="float" office:value="2">
            <text:p>2</text:p>
          </table:table-cell>
          <table:table-cell table:formula="of:=IF(MOD([.BX$8]-[.$E5];[.$C5])=0;[.BW43]+[.$B5];[.BW43])+ORG.OPENOFFICE.STYLE(IF(ORG.OPENOFFICE.CURRENT()&gt;[.$B5];&quot;Red highlight&quot;;&quot;Default&quot;))" office:value-type="float" office:value="1">
            <text:p>1</text:p>
          </table:table-cell>
          <table:table-cell table:formula="of:=IF(MOD([.BY$8]-[.$E5];[.$C5])=0;[.BX43]+[.$B5];[.BX43])+ORG.OPENOFFICE.STYLE(IF(ORG.OPENOFFICE.CURRENT()&gt;[.$B5];&quot;Red highlight&quot;;&quot;Default&quot;))" office:value-type="float" office:value="1">
            <text:p>1</text:p>
          </table:table-cell>
          <table:table-cell table:formula="of:=IF(MOD([.BZ$8]-[.$E5];[.$C5])=0;[.BY43]+[.$B5];[.BY43])+ORG.OPENOFFICE.STYLE(IF(ORG.OPENOFFICE.CURRENT()&gt;[.$B5];&quot;Red highlight&quot;;&quot;Default&quot;))" office:value-type="float" office:value="0">
            <text:p>0</text:p>
          </table:table-cell>
          <table:table-cell table:formula="of:=IF(MOD([.CA$8]-[.$E5];[.$C5])=0;[.BZ43]+[.$B5];[.BZ43])+ORG.OPENOFFICE.STYLE(IF(ORG.OPENOFFICE.CURRENT()&gt;[.$B5];&quot;Red highlight&quot;;&quot;Default&quot;))" office:value-type="float" office:value="0">
            <text:p>0</text:p>
          </table:table-cell>
          <table:table-cell table:formula="of:=IF(MOD([.CB$8]-[.$E5];[.$C5])=0;[.CA43]+[.$B5];[.CA43])+ORG.OPENOFFICE.STYLE(IF(ORG.OPENOFFICE.CURRENT()&gt;[.$B5];&quot;Red highlight&quot;;&quot;Default&quot;))" office:value-type="float" office:value="0">
            <text:p>0</text:p>
          </table:table-cell>
          <table:table-cell table:formula="of:=IF(MOD([.CC$8]-[.$E5];[.$C5])=0;[.CB43]+[.$B5];[.CB43])+ORG.OPENOFFICE.STYLE(IF(ORG.OPENOFFICE.CURRENT()&gt;[.$B5];&quot;Red highlight&quot;;&quot;Default&quot;))" office:value-type="float" office:value="0">
            <text:p>0</text:p>
          </table:table-cell>
          <table:table-cell table:formula="of:=IF(MOD([.CD$8]-[.$E5];[.$C5])=0;[.CC43]+[.$B5];[.CC43])+ORG.OPENOFFICE.STYLE(IF(ORG.OPENOFFICE.CURRENT()&gt;[.$B5];&quot;Red highlight&quot;;&quot;Default&quot;))" office:value-type="float" office:value="3">
            <text:p>3</text:p>
          </table:table-cell>
          <table:table-cell table:formula="of:=IF(MOD([.CE$8]-[.$E5];[.$C5])=0;[.CD43]+[.$B5];[.CD43])+ORG.OPENOFFICE.STYLE(IF(ORG.OPENOFFICE.CURRENT()&gt;[.$B5];&quot;Red highlight&quot;;&quot;Default&quot;))" office:value-type="float" office:value="3">
            <text:p>3</text:p>
          </table:table-cell>
          <table:table-cell table:formula="of:=IF(MOD([.CF$8]-[.$E5];[.$C5])=0;[.CE43]+[.$B5];[.CE43])+ORG.OPENOFFICE.STYLE(IF(ORG.OPENOFFICE.CURRENT()&gt;[.$B5];&quot;Red highlight&quot;;&quot;Default&quot;))" office:value-type="float" office:value="2">
            <text:p>2</text:p>
          </table:table-cell>
          <table:table-cell table:formula="of:=IF(MOD([.CG$8]-[.$E5];[.$C5])=0;[.CF43]+[.$B5];[.CF43])+ORG.OPENOFFICE.STYLE(IF(ORG.OPENOFFICE.CURRENT()&gt;[.$B5];&quot;Red highlight&quot;;&quot;Default&quot;))" office:value-type="float" office:value="1">
            <text:p>1</text:p>
          </table:table-cell>
          <table:table-cell table:formula="of:=IF(MOD([.CH$8]-[.$E5];[.$C5])=0;[.CG43]+[.$B5];[.CG43])+ORG.OPENOFFICE.STYLE(IF(ORG.OPENOFFICE.CURRENT()&gt;[.$B5];&quot;Red highlight&quot;;&quot;Default&quot;))" office:value-type="float" office:value="1">
            <text:p>1</text:p>
          </table:table-cell>
          <table:table-cell table:formula="of:=IF(MOD([.CI$8]-[.$E5];[.$C5])=0;[.CH43]+[.$B5];[.CH43])+ORG.OPENOFFICE.STYLE(IF(ORG.OPENOFFICE.CURRENT()&gt;[.$B5];&quot;Red highlight&quot;;&quot;Default&quot;))" office:value-type="float" office:value="0">
            <text:p>0</text:p>
          </table:table-cell>
          <table:table-cell table:formula="of:=IF(MOD([.CJ$8]-[.$E5];[.$C5])=0;[.CI43]+[.$B5];[.CI43])+ORG.OPENOFFICE.STYLE(IF(ORG.OPENOFFICE.CURRENT()&gt;[.$B5];&quot;Red highlight&quot;;&quot;Default&quot;))" office:value-type="float" office:value="0">
            <text:p>0</text:p>
          </table:table-cell>
          <table:table-cell table:formula="of:=IF(MOD([.CK$8]-[.$E5];[.$C5])=0;[.CJ43]+[.$B5];[.CJ43])+ORG.OPENOFFICE.STYLE(IF(ORG.OPENOFFICE.CURRENT()&gt;[.$B5];&quot;Red highlight&quot;;&quot;Default&quot;))" office:value-type="float" office:value="0">
            <text:p>0</text:p>
          </table:table-cell>
          <table:table-cell table:formula="of:=IF(MOD([.CL$8]-[.$E5];[.$C5])=0;[.CK43]+[.$B5];[.CK43])+ORG.OPENOFFICE.STYLE(IF(ORG.OPENOFFICE.CURRENT()&gt;[.$B5];&quot;Red highlight&quot;;&quot;Default&quot;))" office:value-type="float" office:value="0">
            <text:p>0</text:p>
          </table:table-cell>
          <table:table-cell table:formula="of:=IF(MOD([.CM$8]-[.$E5];[.$C5])=0;[.CL43]+[.$B5];[.CL43])+ORG.OPENOFFICE.STYLE(IF(ORG.OPENOFFICE.CURRENT()&gt;[.$B5];&quot;Red highlight&quot;;&quot;Default&quot;))" office:value-type="float" office:value="3">
            <text:p>3</text:p>
          </table:table-cell>
          <table:table-cell table:formula="of:=IF(MOD([.CN$8]-[.$E5];[.$C5])=0;[.CM43]+[.$B5];[.CM43])+ORG.OPENOFFICE.STYLE(IF(ORG.OPENOFFICE.CURRENT()&gt;[.$B5];&quot;Red highlight&quot;;&quot;Default&quot;))" office:value-type="float" office:value="3">
            <text:p>3</text:p>
          </table:table-cell>
          <table:table-cell table:formula="of:=IF(MOD([.CO$8]-[.$E5];[.$C5])=0;[.CN43]+[.$B5];[.CN43])+ORG.OPENOFFICE.STYLE(IF(ORG.OPENOFFICE.CURRENT()&gt;[.$B5];&quot;Red highlight&quot;;&quot;Default&quot;))" office:value-type="float" office:value="2">
            <text:p>2</text:p>
          </table:table-cell>
          <table:table-cell table:formula="of:=IF(MOD([.CP$8]-[.$E5];[.$C5])=0;[.CO43]+[.$B5];[.CO43])+ORG.OPENOFFICE.STYLE(IF(ORG.OPENOFFICE.CURRENT()&gt;[.$B5];&quot;Red highlight&quot;;&quot;Default&quot;))" office:value-type="float" office:value="1">
            <text:p>1</text:p>
          </table:table-cell>
          <table:table-cell table:formula="of:=IF(MOD([.CQ$8]-[.$E5];[.$C5])=0;[.CP43]+[.$B5];[.CP43])+ORG.OPENOFFICE.STYLE(IF(ORG.OPENOFFICE.CURRENT()&gt;[.$B5];&quot;Red highlight&quot;;&quot;Default&quot;))" office:value-type="float" office:value="1">
            <text:p>1</text:p>
          </table:table-cell>
          <table:table-cell table:formula="of:=IF(MOD([.CR$8]-[.$E5];[.$C5])=0;[.CQ43]+[.$B5];[.CQ43])+ORG.OPENOFFICE.STYLE(IF(ORG.OPENOFFICE.CURRENT()&gt;[.$B5];&quot;Red highlight&quot;;&quot;Default&quot;))" office:value-type="float" office:value="0">
            <text:p>0</text:p>
          </table:table-cell>
          <table:table-cell table:formula="of:=IF(MOD([.CS$8]-[.$E5];[.$C5])=0;[.CR43]+[.$B5];[.CR43])+ORG.OPENOFFICE.STYLE(IF(ORG.OPENOFFICE.CURRENT()&gt;[.$B5];&quot;Red highlight&quot;;&quot;Default&quot;))" office:value-type="float" office:value="0">
            <text:p>0</text:p>
          </table:table-cell>
          <table:table-cell table:formula="of:=IF(MOD([.CT$8]-[.$E5];[.$C5])=0;[.CS43]+[.$B5];[.CS43])+ORG.OPENOFFICE.STYLE(IF(ORG.OPENOFFICE.CURRENT()&gt;[.$B5];&quot;Red highlight&quot;;&quot;Default&quot;))" office:value-type="float" office:value="0">
            <text:p>0</text:p>
          </table:table-cell>
          <table:table-cell table:formula="of:=IF(MOD([.CU$8]-[.$E5];[.$C5])=0;[.CT43]+[.$B5];[.CT43])+ORG.OPENOFFICE.STYLE(IF(ORG.OPENOFFICE.CURRENT()&gt;[.$B5];&quot;Red highlight&quot;;&quot;Default&quot;))" office:value-type="float" office:value="0">
            <text:p>0</text:p>
          </table:table-cell>
          <table:table-cell table:formula="of:=IF(MOD([.CV$8]-[.$E5];[.$C5])=0;[.CU43]+[.$B5];[.CU43])+ORG.OPENOFFICE.STYLE(IF(ORG.OPENOFFICE.CURRENT()&gt;[.$B5];&quot;Red highlight&quot;;&quot;Default&quot;))" office:value-type="float" office:value="3">
            <text:p>3</text:p>
          </table:table-cell>
          <table:table-cell table:formula="of:=IF(MOD([.CW$8]-[.$E5];[.$C5])=0;[.CV43]+[.$B5];[.CV43])+ORG.OPENOFFICE.STYLE(IF(ORG.OPENOFFICE.CURRENT()&gt;[.$B5];&quot;Red highlight&quot;;&quot;Default&quot;))" office:value-type="float" office:value="3">
            <text:p>3</text:p>
          </table:table-cell>
          <table:table-cell table:formula="of:=IF(MOD([.CX$8]-[.$E5];[.$C5])=0;[.CW43]+[.$B5];[.CW43])+ORG.OPENOFFICE.STYLE(IF(ORG.OPENOFFICE.CURRENT()&gt;[.$B5];&quot;Red highlight&quot;;&quot;Default&quot;))" office:value-type="float" office:value="2">
            <text:p>2</text:p>
          </table:table-cell>
          <table:table-cell table:formula="of:=IF(MOD([.CY$8]-[.$E5];[.$C5])=0;[.CX43]+[.$B5];[.CX43])+ORG.OPENOFFICE.STYLE(IF(ORG.OPENOFFICE.CURRENT()&gt;[.$B5];&quot;Red highlight&quot;;&quot;Default&quot;))" office:value-type="float" office:value="1">
            <text:p>1</text:p>
          </table:table-cell>
          <table:table-cell table:formula="of:=IF(MOD([.CZ$8]-[.$E5];[.$C5])=0;[.CY43]+[.$B5];[.CY43])+ORG.OPENOFFICE.STYLE(IF(ORG.OPENOFFICE.CURRENT()&gt;[.$B5];&quot;Red highlight&quot;;&quot;Default&quot;))" office:value-type="float" office:value="1">
            <text:p>1</text:p>
          </table:table-cell>
          <table:table-cell table:formula="of:=IF(MOD([.DA$8]-[.$E5];[.$C5])=0;[.CZ43]+[.$B5];[.CZ43])+ORG.OPENOFFICE.STYLE(IF(ORG.OPENOFFICE.CURRENT()&gt;[.$B5];&quot;Red highlight&quot;;&quot;Default&quot;))" office:value-type="float" office:value="0">
            <text:p>0</text:p>
          </table:table-cell>
          <table:table-cell table:formula="of:=IF(MOD([.DB$8]-[.$E5];[.$C5])=0;[.DA43]+[.$B5];[.DA43])+ORG.OPENOFFICE.STYLE(IF(ORG.OPENOFFICE.CURRENT()&gt;[.$B5];&quot;Red highlight&quot;;&quot;Default&quot;))" office:value-type="float" office:value="0">
            <text:p>0</text:p>
          </table:table-cell>
          <table:table-cell table:formula="of:=IF(MOD([.DC$8]-[.$E5];[.$C5])=0;[.DB43]+[.$B5];[.DB43])+ORG.OPENOFFICE.STYLE(IF(ORG.OPENOFFICE.CURRENT()&gt;[.$B5];&quot;Red highlight&quot;;&quot;Default&quot;))" office:value-type="float" office:value="0">
            <text:p>0</text:p>
          </table:table-cell>
          <table:table-cell table:formula="of:=IF(MOD([.DD$8]-[.$E5];[.$C5])=0;[.DC43]+[.$B5];[.DC43])+ORG.OPENOFFICE.STYLE(IF(ORG.OPENOFFICE.CURRENT()&gt;[.$B5];&quot;Red highlight&quot;;&quot;Default&quot;))" office:value-type="float" office:value="0">
            <text:p>0</text:p>
          </table:table-cell>
          <table:table-cell table:formula="of:=IF(MOD([.DE$8]-[.$E5];[.$C5])=0;[.DD43]+[.$B5];[.DD43])+ORG.OPENOFFICE.STYLE(IF(ORG.OPENOFFICE.CURRENT()&gt;[.$B5];&quot;Red highlight&quot;;&quot;Default&quot;))" office:value-type="float" office:value="3">
            <text:p>3</text:p>
          </table:table-cell>
          <table:table-cell table:formula="of:=IF(MOD([.DF$8]-[.$E5];[.$C5])=0;[.DE43]+[.$B5];[.DE43])+ORG.OPENOFFICE.STYLE(IF(ORG.OPENOFFICE.CURRENT()&gt;[.$B5];&quot;Red highlight&quot;;&quot;Default&quot;))" office:value-type="float" office:value="3">
            <text:p>3</text:p>
          </table:table-cell>
          <table:table-cell table:formula="of:=IF(MOD([.DG$8]-[.$E5];[.$C5])=0;[.DF43]+[.$B5];[.DF43])+ORG.OPENOFFICE.STYLE(IF(ORG.OPENOFFICE.CURRENT()&gt;[.$B5];&quot;Red highlight&quot;;&quot;Default&quot;))" office:value-type="float" office:value="2">
            <text:p>2</text:p>
          </table:table-cell>
          <table:table-cell table:formula="of:=IF(MOD([.DH$8]-[.$E5];[.$C5])=0;[.DG43]+[.$B5];[.DG43])+ORG.OPENOFFICE.STYLE(IF(ORG.OPENOFFICE.CURRENT()&gt;[.$B5];&quot;Red highlight&quot;;&quot;Default&quot;))" office:value-type="float" office:value="1">
            <text:p>1</text:p>
          </table:table-cell>
          <table:table-cell table:formula="of:=IF(MOD([.DI$8]-[.$E5];[.$C5])=0;[.DH43]+[.$B5];[.DH43])+ORG.OPENOFFICE.STYLE(IF(ORG.OPENOFFICE.CURRENT()&gt;[.$B5];&quot;Red highlight&quot;;&quot;Default&quot;))" office:value-type="float" office:value="1">
            <text:p>1</text:p>
          </table:table-cell>
          <table:table-cell table:formula="of:=IF(MOD([.DJ$8]-[.$E5];[.$C5])=0;[.DI43]+[.$B5];[.DI43])+ORG.OPENOFFICE.STYLE(IF(ORG.OPENOFFICE.CURRENT()&gt;[.$B5];&quot;Red highlight&quot;;&quot;Default&quot;))" office:value-type="float" office:value="0">
            <text:p>0</text:p>
          </table:table-cell>
          <table:table-cell table:formula="of:=IF(MOD([.DK$8]-[.$E5];[.$C5])=0;[.DJ43]+[.$B5];[.DJ43])+ORG.OPENOFFICE.STYLE(IF(ORG.OPENOFFICE.CURRENT()&gt;[.$B5];&quot;Red highlight&quot;;&quot;Default&quot;))" office:value-type="float" office:value="0">
            <text:p>0</text:p>
          </table:table-cell>
          <table:table-cell table:formula="of:=IF(MOD([.DL$8]-[.$E5];[.$C5])=0;[.DK43]+[.$B5];[.DK43])+ORG.OPENOFFICE.STYLE(IF(ORG.OPENOFFICE.CURRENT()&gt;[.$B5];&quot;Red highlight&quot;;&quot;Default&quot;))" office:value-type="float" office:value="0">
            <text:p>0</text:p>
          </table:table-cell>
          <table:table-cell table:formula="of:=IF(MOD([.DM$8]-[.$E5];[.$C5])=0;[.DL43]+[.$B5];[.DL43])+ORG.OPENOFFICE.STYLE(IF(ORG.OPENOFFICE.CURRENT()&gt;[.$B5];&quot;Red highlight&quot;;&quot;Default&quot;))" office:value-type="float" office:value="0">
            <text:p>0</text:p>
          </table:table-cell>
          <table:table-cell table:formula="of:=IF(MOD([.DN$8]-[.$E5];[.$C5])=0;[.DM43]+[.$B5];[.DM43])+ORG.OPENOFFICE.STYLE(IF(ORG.OPENOFFICE.CURRENT()&gt;[.$B5];&quot;Red highlight&quot;;&quot;Default&quot;))" office:value-type="float" office:value="3">
            <text:p>3</text:p>
          </table:table-cell>
          <table:table-cell table:formula="of:=IF(MOD([.DO$8]-[.$E5];[.$C5])=0;[.DN43]+[.$B5];[.DN43])+ORG.OPENOFFICE.STYLE(IF(ORG.OPENOFFICE.CURRENT()&gt;[.$B5];&quot;Red highlight&quot;;&quot;Default&quot;))" office:value-type="float" office:value="3">
            <text:p>3</text:p>
          </table:table-cell>
          <table:table-cell table:formula="of:=IF(MOD([.DP$8]-[.$E5];[.$C5])=0;[.DO43]+[.$B5];[.DO43])+ORG.OPENOFFICE.STYLE(IF(ORG.OPENOFFICE.CURRENT()&gt;[.$B5];&quot;Red highlight&quot;;&quot;Default&quot;))" office:value-type="float" office:value="2">
            <text:p>2</text:p>
          </table:table-cell>
          <table:table-cell table:formula="of:=IF(MOD([.DQ$8]-[.$E5];[.$C5])=0;[.DP43]+[.$B5];[.DP43])+ORG.OPENOFFICE.STYLE(IF(ORG.OPENOFFICE.CURRENT()&gt;[.$B5];&quot;Red highlight&quot;;&quot;Default&quot;))" office:value-type="float" office:value="1">
            <text:p>1</text:p>
          </table:table-cell>
          <table:table-cell table:formula="of:=IF(MOD([.DR$8]-[.$E5];[.$C5])=0;[.DQ43]+[.$B5];[.DQ43])+ORG.OPENOFFICE.STYLE(IF(ORG.OPENOFFICE.CURRENT()&gt;[.$B5];&quot;Red highlight&quot;;&quot;Default&quot;))" office:value-type="float" office:value="1">
            <text:p>1</text:p>
          </table:table-cell>
          <table:table-cell table:formula="of:=IF(MOD([.DS$8]-[.$E5];[.$C5])=0;[.DR43]+[.$B5];[.DR43])+ORG.OPENOFFICE.STYLE(IF(ORG.OPENOFFICE.CURRENT()&gt;[.$B5];&quot;Red highlight&quot;;&quot;Default&quot;))" office:value-type="float" office:value="0">
            <text:p>0</text:p>
          </table:table-cell>
          <table:table-cell table:formula="of:=IF(MOD([.DT$8]-[.$E5];[.$C5])=0;[.DS43]+[.$B5];[.DS43])+ORG.OPENOFFICE.STYLE(IF(ORG.OPENOFFICE.CURRENT()&gt;[.$B5];&quot;Red highlight&quot;;&quot;Default&quot;))" office:value-type="float" office:value="0">
            <text:p>0</text:p>
          </table:table-cell>
          <table:table-cell table:formula="of:=IF(MOD([.DU$8]-[.$E5];[.$C5])=0;[.DT43]+[.$B5];[.DT43])+ORG.OPENOFFICE.STYLE(IF(ORG.OPENOFFICE.CURRENT()&gt;[.$B5];&quot;Red highlight&quot;;&quot;Default&quot;))" office:value-type="float" office:value="0">
            <text:p>0</text:p>
          </table:table-cell>
          <table:table-cell table:formula="of:=IF(MOD([.DV$8]-[.$E5];[.$C5])=0;[.DU43]+[.$B5];[.DU43])+ORG.OPENOFFICE.STYLE(IF(ORG.OPENOFFICE.CURRENT()&gt;[.$B5];&quot;Red highlight&quot;;&quot;Default&quot;))" office:value-type="float" office:value="0">
            <text:p>0</text:p>
          </table:table-cell>
          <table:table-cell table:formula="of:=IF(MOD([.DW$8]-[.$E5];[.$C5])=0;[.DV43]+[.$B5];[.DV43])+ORG.OPENOFFICE.STYLE(IF(ORG.OPENOFFICE.CURRENT()&gt;[.$B5];&quot;Red highlight&quot;;&quot;Default&quot;))" office:value-type="float" office:value="3">
            <text:p>3</text:p>
          </table:table-cell>
          <table:table-cell table:formula="of:=IF(MOD([.DX$8]-[.$E5];[.$C5])=0;[.DW43]+[.$B5];[.DW43])+ORG.OPENOFFICE.STYLE(IF(ORG.OPENOFFICE.CURRENT()&gt;[.$B5];&quot;Red highlight&quot;;&quot;Default&quot;))" office:value-type="float" office:value="3">
            <text:p>3</text:p>
          </table:table-cell>
          <table:table-cell table:formula="of:=IF(MOD([.DY$8]-[.$E5];[.$C5])=0;[.DX43]+[.$B5];[.DX43])+ORG.OPENOFFICE.STYLE(IF(ORG.OPENOFFICE.CURRENT()&gt;[.$B5];&quot;Red highlight&quot;;&quot;Default&quot;))" office:value-type="float" office:value="2">
            <text:p>2</text:p>
          </table:table-cell>
          <table:table-cell table:formula="of:=IF(MOD([.DZ$8]-[.$E5];[.$C5])=0;[.DY43]+[.$B5];[.DY43])+ORG.OPENOFFICE.STYLE(IF(ORG.OPENOFFICE.CURRENT()&gt;[.$B5];&quot;Red highlight&quot;;&quot;Default&quot;))" office:value-type="float" office:value="1">
            <text:p>1</text:p>
          </table:table-cell>
          <table:table-cell table:formula="of:=IF(MOD([.EA$8]-[.$E5];[.$C5])=0;[.DZ43]+[.$B5];[.DZ43])+ORG.OPENOFFICE.STYLE(IF(ORG.OPENOFFICE.CURRENT()&gt;[.$B5];&quot;Red highlight&quot;;&quot;Default&quot;))" office:value-type="float" office:value="1">
            <text:p>1</text:p>
          </table:table-cell>
          <table:table-cell table:formula="of:=IF(MOD([.EB$8]-[.$E5];[.$C5])=0;[.EA43]+[.$B5];[.EA43])+ORG.OPENOFFICE.STYLE(IF(ORG.OPENOFFICE.CURRENT()&gt;[.$B5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Execution Time</text:p>
          </table:table-cell>
          <table:table-cell table:formula="of:=IF([.$E6]=0;[.B6];0)" office:value-type="float" office:value="2">
            <text:p>2</text:p>
          </table:table-cell>
          <table:table-cell table:formula="of:=IF(MOD([.K$8]-[.$E6];[.$C6])=0;[.J44]+[.$B6];[.J44])+ORG.OPENOFFICE.STYLE(IF(ORG.OPENOFFICE.CURRENT()&gt;[.$B6];&quot;Red highlight&quot;;&quot;Default&quot;))" office:value-type="float" office:value="2">
            <text:p>2</text:p>
          </table:table-cell>
          <table:table-cell table:formula="of:=IF(MOD([.L$8]-[.$E6];[.$C6])=0;[.K44]+[.$B6];[.K44])+ORG.OPENOFFICE.STYLE(IF(ORG.OPENOFFICE.CURRENT()&gt;[.$B6];&quot;Red highlight&quot;;&quot;Default&quot;))" office:value-type="float" office:value="2">
            <text:p>2</text:p>
          </table:table-cell>
          <table:table-cell table:formula="of:=IF(MOD([.M$8]-[.$E6];[.$C6])=0;[.L44]+[.$B6];[.L44])+ORG.OPENOFFICE.STYLE(IF(ORG.OPENOFFICE.CURRENT()&gt;[.$B6];&quot;Red highlight&quot;;&quot;Default&quot;))" office:value-type="float" office:value="2">
            <text:p>2</text:p>
          </table:table-cell>
          <table:table-cell table:formula="of:=IF(MOD([.N$8]-[.$E6];[.$C6])=0;[.M44]+[.$B6];[.M44])+ORG.OPENOFFICE.STYLE(IF(ORG.OPENOFFICE.CURRENT()&gt;[.$B6];&quot;Red highlight&quot;;&quot;Default&quot;))" office:value-type="float" office:value="2">
            <text:p>2</text:p>
          </table:table-cell>
          <table:table-cell table:formula="of:=IF(MOD([.O$8]-[.$E6];[.$C6])=0;[.N44]+[.$B6];[.N44])+ORG.OPENOFFICE.STYLE(IF(ORG.OPENOFFICE.CURRENT()&gt;[.$B6];&quot;Red highlight&quot;;&quot;Default&quot;))" office:value-type="float" office:value="2">
            <text:p>2</text:p>
          </table:table-cell>
          <table:table-cell table:formula="of:=IF(MOD([.P$8]-[.$E6];[.$C6])=0;[.O44]+[.$B6];[.O44])+ORG.OPENOFFICE.STYLE(IF(ORG.OPENOFFICE.CURRENT()&gt;[.$B6];&quot;Red highlight&quot;;&quot;Default&quot;))" office:value-type="float" office:value="1">
            <text:p>1</text:p>
          </table:table-cell>
          <table:table-cell table:formula="of:=IF(MOD([.Q$8]-[.$E6];[.$C6])=0;[.P44]+[.$B6];[.P44])+ORG.OPENOFFICE.STYLE(IF(ORG.OPENOFFICE.CURRENT()&gt;[.$B6];&quot;Red highlight&quot;;&quot;Default&quot;))" office:value-type="float" office:value="1">
            <text:p>1</text:p>
          </table:table-cell>
          <table:table-cell table:formula="of:=IF(MOD([.R$8]-[.$E6];[.$C6])=0;[.Q44]+[.$B6];[.Q44])+ORG.OPENOFFICE.STYLE(IF(ORG.OPENOFFICE.CURRENT()&gt;[.$B6];&quot;Red highlight&quot;;&quot;Default&quot;))" office:value-type="float" office:value="0">
            <text:p>0</text:p>
          </table:table-cell>
          <table:table-cell table:formula="of:=IF(MOD([.S$8]-[.$E6];[.$C6])=0;[.R44]+[.$B6];[.R44])+ORG.OPENOFFICE.STYLE(IF(ORG.OPENOFFICE.CURRENT()&gt;[.$B6];&quot;Red highlight&quot;;&quot;Default&quot;))" office:value-type="float" office:value="0">
            <text:p>0</text:p>
          </table:table-cell>
          <table:table-cell table:formula="of:=IF(MOD([.T$8]-[.$E6];[.$C6])=0;[.S44]+[.$B6];[.S44])+ORG.OPENOFFICE.STYLE(IF(ORG.OPENOFFICE.CURRENT()&gt;[.$B6];&quot;Red highlight&quot;;&quot;Default&quot;))" office:value-type="float" office:value="0">
            <text:p>0</text:p>
          </table:table-cell>
          <table:table-cell table:formula="of:=IF(MOD([.U$8]-[.$E6];[.$C6])=0;[.T44]+[.$B6];[.T44])+ORG.OPENOFFICE.STYLE(IF(ORG.OPENOFFICE.CURRENT()&gt;[.$B6];&quot;Red highlight&quot;;&quot;Default&quot;))" office:value-type="float" office:value="0">
            <text:p>0</text:p>
          </table:table-cell>
          <table:table-cell table:formula="of:=IF(MOD([.V$8]-[.$E6];[.$C6])=0;[.U44]+[.$B6];[.U44])+ORG.OPENOFFICE.STYLE(IF(ORG.OPENOFFICE.CURRENT()&gt;[.$B6];&quot;Red highlight&quot;;&quot;Default&quot;))" office:value-type="float" office:value="0">
            <text:p>0</text:p>
          </table:table-cell>
          <table:table-cell table:formula="of:=IF(MOD([.W$8]-[.$E6];[.$C6])=0;[.V44]+[.$B6];[.V44])+ORG.OPENOFFICE.STYLE(IF(ORG.OPENOFFICE.CURRENT()&gt;[.$B6];&quot;Red highlight&quot;;&quot;Default&quot;))" office:value-type="float" office:value="0">
            <text:p>0</text:p>
          </table:table-cell>
          <table:table-cell table:formula="of:=IF(MOD([.X$8]-[.$E6];[.$C6])=0;[.W44]+[.$B6];[.W44])+ORG.OPENOFFICE.STYLE(IF(ORG.OPENOFFICE.CURRENT()&gt;[.$B6];&quot;Red highlight&quot;;&quot;Default&quot;))" office:value-type="float" office:value="0">
            <text:p>0</text:p>
          </table:table-cell>
          <table:table-cell table:formula="of:=IF(MOD([.Y$8]-[.$E6];[.$C6])=0;[.X44]+[.$B6];[.X44])+ORG.OPENOFFICE.STYLE(IF(ORG.OPENOFFICE.CURRENT()&gt;[.$B6];&quot;Red highlight&quot;;&quot;Default&quot;))" office:value-type="float" office:value="0">
            <text:p>0</text:p>
          </table:table-cell>
          <table:table-cell table:formula="of:=IF(MOD([.Z$8]-[.$E6];[.$C6])=0;[.Y44]+[.$B6];[.Y44])+ORG.OPENOFFICE.STYLE(IF(ORG.OPENOFFICE.CURRENT()&gt;[.$B6];&quot;Red highlight&quot;;&quot;Default&quot;))" office:value-type="float" office:value="0">
            <text:p>0</text:p>
          </table:table-cell>
          <table:table-cell table:formula="of:=IF(MOD([.AA$8]-[.$E6];[.$C6])=0;[.Z44]+[.$B6];[.Z44])+ORG.OPENOFFICE.STYLE(IF(ORG.OPENOFFICE.CURRENT()&gt;[.$B6];&quot;Red highlight&quot;;&quot;Default&quot;))" office:value-type="float" office:value="0">
            <text:p>0</text:p>
          </table:table-cell>
          <table:table-cell table:formula="of:=IF(MOD([.AB$8]-[.$E6];[.$C6])=0;[.AA44]+[.$B6];[.AA44])+ORG.OPENOFFICE.STYLE(IF(ORG.OPENOFFICE.CURRENT()&gt;[.$B6];&quot;Red highlight&quot;;&quot;Default&quot;))" office:value-type="float" office:value="0">
            <text:p>0</text:p>
          </table:table-cell>
          <table:table-cell table:formula="of:=IF(MOD([.AC$8]-[.$E6];[.$C6])=0;[.AB44]+[.$B6];[.AB44])+ORG.OPENOFFICE.STYLE(IF(ORG.OPENOFFICE.CURRENT()&gt;[.$B6];&quot;Red highlight&quot;;&quot;Default&quot;))" office:value-type="float" office:value="0">
            <text:p>0</text:p>
          </table:table-cell>
          <table:table-cell table:formula="of:=IF(MOD([.AD$8]-[.$E6];[.$C6])=0;[.AC44]+[.$B6];[.AC44])+ORG.OPENOFFICE.STYLE(IF(ORG.OPENOFFICE.CURRENT()&gt;[.$B6];&quot;Red highlight&quot;;&quot;Default&quot;))" office:value-type="float" office:value="0">
            <text:p>0</text:p>
          </table:table-cell>
          <table:table-cell table:formula="of:=IF(MOD([.AE$8]-[.$E6];[.$C6])=0;[.AD44]+[.$B6];[.AD44])+ORG.OPENOFFICE.STYLE(IF(ORG.OPENOFFICE.CURRENT()&gt;[.$B6];&quot;Red highlight&quot;;&quot;Default&quot;))" office:value-type="float" office:value="2">
            <text:p>2</text:p>
          </table:table-cell>
          <table:table-cell table:formula="of:=IF(MOD([.AF$8]-[.$E6];[.$C6])=0;[.AE44]+[.$B6];[.AE44])+ORG.OPENOFFICE.STYLE(IF(ORG.OPENOFFICE.CURRENT()&gt;[.$B6];&quot;Red highlight&quot;;&quot;Default&quot;))" office:value-type="float" office:value="2">
            <text:p>2</text:p>
          </table:table-cell>
          <table:table-cell table:formula="of:=IF(MOD([.AG$8]-[.$E6];[.$C6])=0;[.AF44]+[.$B6];[.AF44])+ORG.OPENOFFICE.STYLE(IF(ORG.OPENOFFICE.CURRENT()&gt;[.$B6];&quot;Red highlight&quot;;&quot;Default&quot;))" office:value-type="float" office:value="2">
            <text:p>2</text:p>
          </table:table-cell>
          <table:table-cell table:formula="of:=IF(MOD([.AH$8]-[.$E6];[.$C6])=0;[.AG44]+[.$B6];[.AG44])+ORG.OPENOFFICE.STYLE(IF(ORG.OPENOFFICE.CURRENT()&gt;[.$B6];&quot;Red highlight&quot;;&quot;Default&quot;))" office:value-type="float" office:value="1">
            <text:p>1</text:p>
          </table:table-cell>
          <table:table-cell table:formula="of:=IF(MOD([.AI$8]-[.$E6];[.$C6])=0;[.AH44]+[.$B6];[.AH44])+ORG.OPENOFFICE.STYLE(IF(ORG.OPENOFFICE.CURRENT()&gt;[.$B6];&quot;Red highlight&quot;;&quot;Default&quot;))" office:value-type="float" office:value="1">
            <text:p>1</text:p>
          </table:table-cell>
          <table:table-cell table:formula="of:=IF(MOD([.AJ$8]-[.$E6];[.$C6])=0;[.AI44]+[.$B6];[.AI44])+ORG.OPENOFFICE.STYLE(IF(ORG.OPENOFFICE.CURRENT()&gt;[.$B6];&quot;Red highlight&quot;;&quot;Default&quot;))" office:value-type="float" office:value="0">
            <text:p>0</text:p>
          </table:table-cell>
          <table:table-cell table:formula="of:=IF(MOD([.AK$8]-[.$E6];[.$C6])=0;[.AJ44]+[.$B6];[.AJ44])+ORG.OPENOFFICE.STYLE(IF(ORG.OPENOFFICE.CURRENT()&gt;[.$B6];&quot;Red highlight&quot;;&quot;Default&quot;))" office:value-type="float" office:value="0">
            <text:p>0</text:p>
          </table:table-cell>
          <table:table-cell table:formula="of:=IF(MOD([.AL$8]-[.$E6];[.$C6])=0;[.AK44]+[.$B6];[.AK44])+ORG.OPENOFFICE.STYLE(IF(ORG.OPENOFFICE.CURRENT()&gt;[.$B6];&quot;Red highlight&quot;;&quot;Default&quot;))" office:value-type="float" office:value="0">
            <text:p>0</text:p>
          </table:table-cell>
          <table:table-cell table:formula="of:=IF(MOD([.AM$8]-[.$E6];[.$C6])=0;[.AL44]+[.$B6];[.AL44])+ORG.OPENOFFICE.STYLE(IF(ORG.OPENOFFICE.CURRENT()&gt;[.$B6];&quot;Red highlight&quot;;&quot;Default&quot;))" office:value-type="float" office:value="0">
            <text:p>0</text:p>
          </table:table-cell>
          <table:table-cell table:formula="of:=IF(MOD([.AN$8]-[.$E6];[.$C6])=0;[.AM44]+[.$B6];[.AM44])+ORG.OPENOFFICE.STYLE(IF(ORG.OPENOFFICE.CURRENT()&gt;[.$B6];&quot;Red highlight&quot;;&quot;Default&quot;))" office:value-type="float" office:value="0">
            <text:p>0</text:p>
          </table:table-cell>
          <table:table-cell table:formula="of:=IF(MOD([.AO$8]-[.$E6];[.$C6])=0;[.AN44]+[.$B6];[.AN44])+ORG.OPENOFFICE.STYLE(IF(ORG.OPENOFFICE.CURRENT()&gt;[.$B6];&quot;Red highlight&quot;;&quot;Default&quot;))" office:value-type="float" office:value="0">
            <text:p>0</text:p>
          </table:table-cell>
          <table:table-cell table:formula="of:=IF(MOD([.AP$8]-[.$E6];[.$C6])=0;[.AO44]+[.$B6];[.AO44])+ORG.OPENOFFICE.STYLE(IF(ORG.OPENOFFICE.CURRENT()&gt;[.$B6];&quot;Red highlight&quot;;&quot;Default&quot;))" office:value-type="float" office:value="0">
            <text:p>0</text:p>
          </table:table-cell>
          <table:table-cell table:formula="of:=IF(MOD([.AQ$8]-[.$E6];[.$C6])=0;[.AP44]+[.$B6];[.AP44])+ORG.OPENOFFICE.STYLE(IF(ORG.OPENOFFICE.CURRENT()&gt;[.$B6];&quot;Red highlight&quot;;&quot;Default&quot;))" office:value-type="float" office:value="0">
            <text:p>0</text:p>
          </table:table-cell>
          <table:table-cell table:formula="of:=IF(MOD([.AR$8]-[.$E6];[.$C6])=0;[.AQ44]+[.$B6];[.AQ44])+ORG.OPENOFFICE.STYLE(IF(ORG.OPENOFFICE.CURRENT()&gt;[.$B6];&quot;Red highlight&quot;;&quot;Default&quot;))" office:value-type="float" office:value="0">
            <text:p>0</text:p>
          </table:table-cell>
          <table:table-cell table:formula="of:=IF(MOD([.AS$8]-[.$E6];[.$C6])=0;[.AR44]+[.$B6];[.AR44])+ORG.OPENOFFICE.STYLE(IF(ORG.OPENOFFICE.CURRENT()&gt;[.$B6];&quot;Red highlight&quot;;&quot;Default&quot;))" office:value-type="float" office:value="0">
            <text:p>0</text:p>
          </table:table-cell>
          <table:table-cell table:formula="of:=IF(MOD([.AT$8]-[.$E6];[.$C6])=0;[.AS44]+[.$B6];[.AS44])+ORG.OPENOFFICE.STYLE(IF(ORG.OPENOFFICE.CURRENT()&gt;[.$B6];&quot;Red highlight&quot;;&quot;Default&quot;))" office:value-type="float" office:value="0">
            <text:p>0</text:p>
          </table:table-cell>
          <table:table-cell table:formula="of:=IF(MOD([.AU$8]-[.$E6];[.$C6])=0;[.AT44]+[.$B6];[.AT44])+ORG.OPENOFFICE.STYLE(IF(ORG.OPENOFFICE.CURRENT()&gt;[.$B6];&quot;Red highlight&quot;;&quot;Default&quot;))" office:value-type="float" office:value="0">
            <text:p>0</text:p>
          </table:table-cell>
          <table:table-cell table:formula="of:=IF(MOD([.AV$8]-[.$E6];[.$C6])=0;[.AU44]+[.$B6];[.AU44])+ORG.OPENOFFICE.STYLE(IF(ORG.OPENOFFICE.CURRENT()&gt;[.$B6];&quot;Red highlight&quot;;&quot;Default&quot;))" office:value-type="float" office:value="0">
            <text:p>0</text:p>
          </table:table-cell>
          <table:table-cell table:formula="of:=IF(MOD([.AW$8]-[.$E6];[.$C6])=0;[.AV44]+[.$B6];[.AV44])+ORG.OPENOFFICE.STYLE(IF(ORG.OPENOFFICE.CURRENT()&gt;[.$B6];&quot;Red highlight&quot;;&quot;Default&quot;))" office:value-type="float" office:value="0">
            <text:p>0</text:p>
          </table:table-cell>
          <table:table-cell table:formula="of:=IF(MOD([.AX$8]-[.$E6];[.$C6])=0;[.AW44]+[.$B6];[.AW44])+ORG.OPENOFFICE.STYLE(IF(ORG.OPENOFFICE.CURRENT()&gt;[.$B6];&quot;Red highlight&quot;;&quot;Default&quot;))" office:value-type="float" office:value="0">
            <text:p>0</text:p>
          </table:table-cell>
          <table:table-cell table:formula="of:=IF(MOD([.AY$8]-[.$E6];[.$C6])=0;[.AX44]+[.$B6];[.AX44])+ORG.OPENOFFICE.STYLE(IF(ORG.OPENOFFICE.CURRENT()&gt;[.$B6];&quot;Red highlight&quot;;&quot;Default&quot;))" office:value-type="float" office:value="0">
            <text:p>0</text:p>
          </table:table-cell>
          <table:table-cell table:formula="of:=IF(MOD([.AZ$8]-[.$E6];[.$C6])=0;[.AY44]+[.$B6];[.AY44])+ORG.OPENOFFICE.STYLE(IF(ORG.OPENOFFICE.CURRENT()&gt;[.$B6];&quot;Red highlight&quot;;&quot;Default&quot;))" office:value-type="float" office:value="2">
            <text:p>2</text:p>
          </table:table-cell>
          <table:table-cell table:formula="of:=IF(MOD([.BA$8]-[.$E6];[.$C6])=0;[.AZ44]+[.$B6];[.AZ44])+ORG.OPENOFFICE.STYLE(IF(ORG.OPENOFFICE.CURRENT()&gt;[.$B6];&quot;Red highlight&quot;;&quot;Default&quot;))" office:value-type="float" office:value="2">
            <text:p>2</text:p>
          </table:table-cell>
          <table:table-cell table:formula="of:=IF(MOD([.BB$8]-[.$E6];[.$C6])=0;[.BA44]+[.$B6];[.BA44])+ORG.OPENOFFICE.STYLE(IF(ORG.OPENOFFICE.CURRENT()&gt;[.$B6];&quot;Red highlight&quot;;&quot;Default&quot;))" office:value-type="float" office:value="1">
            <text:p>1</text:p>
          </table:table-cell>
          <table:table-cell table:formula="of:=IF(MOD([.BC$8]-[.$E6];[.$C6])=0;[.BB44]+[.$B6];[.BB44])+ORG.OPENOFFICE.STYLE(IF(ORG.OPENOFFICE.CURRENT()&gt;[.$B6];&quot;Red highlight&quot;;&quot;Default&quot;))" office:value-type="float" office:value="0">
            <text:p>0</text:p>
          </table:table-cell>
          <table:table-cell table:formula="of:=IF(MOD([.BD$8]-[.$E6];[.$C6])=0;[.BC44]+[.$B6];[.BC44])+ORG.OPENOFFICE.STYLE(IF(ORG.OPENOFFICE.CURRENT()&gt;[.$B6];&quot;Red highlight&quot;;&quot;Default&quot;))" office:value-type="float" office:value="0">
            <text:p>0</text:p>
          </table:table-cell>
          <table:table-cell table:formula="of:=IF(MOD([.BE$8]-[.$E6];[.$C6])=0;[.BD44]+[.$B6];[.BD44])+ORG.OPENOFFICE.STYLE(IF(ORG.OPENOFFICE.CURRENT()&gt;[.$B6];&quot;Red highlight&quot;;&quot;Default&quot;))" office:value-type="float" office:value="0">
            <text:p>0</text:p>
          </table:table-cell>
          <table:table-cell table:formula="of:=IF(MOD([.BF$8]-[.$E6];[.$C6])=0;[.BE44]+[.$B6];[.BE44])+ORG.OPENOFFICE.STYLE(IF(ORG.OPENOFFICE.CURRENT()&gt;[.$B6];&quot;Red highlight&quot;;&quot;Default&quot;))" office:value-type="float" office:value="0">
            <text:p>0</text:p>
          </table:table-cell>
          <table:table-cell table:formula="of:=IF(MOD([.BG$8]-[.$E6];[.$C6])=0;[.BF44]+[.$B6];[.BF44])+ORG.OPENOFFICE.STYLE(IF(ORG.OPENOFFICE.CURRENT()&gt;[.$B6];&quot;Red highlight&quot;;&quot;Default&quot;))" office:value-type="float" office:value="0">
            <text:p>0</text:p>
          </table:table-cell>
          <table:table-cell table:formula="of:=IF(MOD([.BH$8]-[.$E6];[.$C6])=0;[.BG44]+[.$B6];[.BG44])+ORG.OPENOFFICE.STYLE(IF(ORG.OPENOFFICE.CURRENT()&gt;[.$B6];&quot;Red highlight&quot;;&quot;Default&quot;))" office:value-type="float" office:value="0">
            <text:p>0</text:p>
          </table:table-cell>
          <table:table-cell table:formula="of:=IF(MOD([.BI$8]-[.$E6];[.$C6])=0;[.BH44]+[.$B6];[.BH44])+ORG.OPENOFFICE.STYLE(IF(ORG.OPENOFFICE.CURRENT()&gt;[.$B6];&quot;Red highlight&quot;;&quot;Default&quot;))" office:value-type="float" office:value="0">
            <text:p>0</text:p>
          </table:table-cell>
          <table:table-cell table:formula="of:=IF(MOD([.BJ$8]-[.$E6];[.$C6])=0;[.BI44]+[.$B6];[.BI44])+ORG.OPENOFFICE.STYLE(IF(ORG.OPENOFFICE.CURRENT()&gt;[.$B6];&quot;Red highlight&quot;;&quot;Default&quot;))" office:value-type="float" office:value="0">
            <text:p>0</text:p>
          </table:table-cell>
          <table:table-cell table:formula="of:=IF(MOD([.BK$8]-[.$E6];[.$C6])=0;[.BJ44]+[.$B6];[.BJ44])+ORG.OPENOFFICE.STYLE(IF(ORG.OPENOFFICE.CURRENT()&gt;[.$B6];&quot;Red highlight&quot;;&quot;Default&quot;))" office:value-type="float" office:value="0">
            <text:p>0</text:p>
          </table:table-cell>
          <table:table-cell table:formula="of:=IF(MOD([.BL$8]-[.$E6];[.$C6])=0;[.BK44]+[.$B6];[.BK44])+ORG.OPENOFFICE.STYLE(IF(ORG.OPENOFFICE.CURRENT()&gt;[.$B6];&quot;Red highlight&quot;;&quot;Default&quot;))" office:value-type="float" office:value="0">
            <text:p>0</text:p>
          </table:table-cell>
          <table:table-cell table:formula="of:=IF(MOD([.BM$8]-[.$E6];[.$C6])=0;[.BL44]+[.$B6];[.BL44])+ORG.OPENOFFICE.STYLE(IF(ORG.OPENOFFICE.CURRENT()&gt;[.$B6];&quot;Red highlight&quot;;&quot;Default&quot;))" office:value-type="float" office:value="0">
            <text:p>0</text:p>
          </table:table-cell>
          <table:table-cell table:formula="of:=IF(MOD([.BN$8]-[.$E6];[.$C6])=0;[.BM44]+[.$B6];[.BM44])+ORG.OPENOFFICE.STYLE(IF(ORG.OPENOFFICE.CURRENT()&gt;[.$B6];&quot;Red highlight&quot;;&quot;Default&quot;))" office:value-type="float" office:value="0">
            <text:p>0</text:p>
          </table:table-cell>
          <table:table-cell table:formula="of:=IF(MOD([.BO$8]-[.$E6];[.$C6])=0;[.BN44]+[.$B6];[.BN44])+ORG.OPENOFFICE.STYLE(IF(ORG.OPENOFFICE.CURRENT()&gt;[.$B6];&quot;Red highlight&quot;;&quot;Default&quot;))" office:value-type="float" office:value="0">
            <text:p>0</text:p>
          </table:table-cell>
          <table:table-cell table:formula="of:=IF(MOD([.BP$8]-[.$E6];[.$C6])=0;[.BO44]+[.$B6];[.BO44])+ORG.OPENOFFICE.STYLE(IF(ORG.OPENOFFICE.CURRENT()&gt;[.$B6];&quot;Red highlight&quot;;&quot;Default&quot;))" office:value-type="float" office:value="0">
            <text:p>0</text:p>
          </table:table-cell>
          <table:table-cell table:formula="of:=IF(MOD([.BQ$8]-[.$E6];[.$C6])=0;[.BP44]+[.$B6];[.BP44])+ORG.OPENOFFICE.STYLE(IF(ORG.OPENOFFICE.CURRENT()&gt;[.$B6];&quot;Red highlight&quot;;&quot;Default&quot;))" office:value-type="float" office:value="0">
            <text:p>0</text:p>
          </table:table-cell>
          <table:table-cell table:formula="of:=IF(MOD([.BR$8]-[.$E6];[.$C6])=0;[.BQ44]+[.$B6];[.BQ44])+ORG.OPENOFFICE.STYLE(IF(ORG.OPENOFFICE.CURRENT()&gt;[.$B6];&quot;Red highlight&quot;;&quot;Default&quot;))" office:value-type="float" office:value="0">
            <text:p>0</text:p>
          </table:table-cell>
          <table:table-cell table:formula="of:=IF(MOD([.BS$8]-[.$E6];[.$C6])=0;[.BR44]+[.$B6];[.BR44])+ORG.OPENOFFICE.STYLE(IF(ORG.OPENOFFICE.CURRENT()&gt;[.$B6];&quot;Red highlight&quot;;&quot;Default&quot;))" office:value-type="float" office:value="0">
            <text:p>0</text:p>
          </table:table-cell>
          <table:table-cell table:formula="of:=IF(MOD([.BT$8]-[.$E6];[.$C6])=0;[.BS44]+[.$B6];[.BS44])+ORG.OPENOFFICE.STYLE(IF(ORG.OPENOFFICE.CURRENT()&gt;[.$B6];&quot;Red highlight&quot;;&quot;Default&quot;))" office:value-type="float" office:value="0">
            <text:p>0</text:p>
          </table:table-cell>
          <table:table-cell table:formula="of:=IF(MOD([.BU$8]-[.$E6];[.$C6])=0;[.BT44]+[.$B6];[.BT44])+ORG.OPENOFFICE.STYLE(IF(ORG.OPENOFFICE.CURRENT()&gt;[.$B6];&quot;Red highlight&quot;;&quot;Default&quot;))" office:value-type="float" office:value="2">
            <text:p>2</text:p>
          </table:table-cell>
          <table:table-cell table:formula="of:=IF(MOD([.BV$8]-[.$E6];[.$C6])=0;[.BU44]+[.$B6];[.BU44])+ORG.OPENOFFICE.STYLE(IF(ORG.OPENOFFICE.CURRENT()&gt;[.$B6];&quot;Red highlight&quot;;&quot;Default&quot;))" office:value-type="float" office:value="2">
            <text:p>2</text:p>
          </table:table-cell>
          <table:table-cell table:formula="of:=IF(MOD([.BW$8]-[.$E6];[.$C6])=0;[.BV44]+[.$B6];[.BV44])+ORG.OPENOFFICE.STYLE(IF(ORG.OPENOFFICE.CURRENT()&gt;[.$B6];&quot;Red highlight&quot;;&quot;Default&quot;))" office:value-type="float" office:value="2">
            <text:p>2</text:p>
          </table:table-cell>
          <table:table-cell table:formula="of:=IF(MOD([.BX$8]-[.$E6];[.$C6])=0;[.BW44]+[.$B6];[.BW44])+ORG.OPENOFFICE.STYLE(IF(ORG.OPENOFFICE.CURRENT()&gt;[.$B6];&quot;Red highlight&quot;;&quot;Default&quot;))" office:value-type="float" office:value="2">
            <text:p>2</text:p>
          </table:table-cell>
          <table:table-cell table:formula="of:=IF(MOD([.BY$8]-[.$E6];[.$C6])=0;[.BX44]+[.$B6];[.BX44])+ORG.OPENOFFICE.STYLE(IF(ORG.OPENOFFICE.CURRENT()&gt;[.$B6];&quot;Red highlight&quot;;&quot;Default&quot;))" office:value-type="float" office:value="2">
            <text:p>2</text:p>
          </table:table-cell>
          <table:table-cell table:formula="of:=IF(MOD([.BZ$8]-[.$E6];[.$C6])=0;[.BY44]+[.$B6];[.BY44])+ORG.OPENOFFICE.STYLE(IF(ORG.OPENOFFICE.CURRENT()&gt;[.$B6];&quot;Red highlight&quot;;&quot;Default&quot;))" office:value-type="float" office:value="2">
            <text:p>2</text:p>
          </table:table-cell>
          <table:table-cell table:formula="of:=IF(MOD([.CA$8]-[.$E6];[.$C6])=0;[.BZ44]+[.$B6];[.BZ44])+ORG.OPENOFFICE.STYLE(IF(ORG.OPENOFFICE.CURRENT()&gt;[.$B6];&quot;Red highlight&quot;;&quot;Default&quot;))" office:value-type="float" office:value="1">
            <text:p>1</text:p>
          </table:table-cell>
          <table:table-cell table:formula="of:=IF(MOD([.CB$8]-[.$E6];[.$C6])=0;[.CA44]+[.$B6];[.CA44])+ORG.OPENOFFICE.STYLE(IF(ORG.OPENOFFICE.CURRENT()&gt;[.$B6];&quot;Red highlight&quot;;&quot;Default&quot;))" office:value-type="float" office:value="1">
            <text:p>1</text:p>
          </table:table-cell>
          <table:table-cell table:formula="of:=IF(MOD([.CC$8]-[.$E6];[.$C6])=0;[.CB44]+[.$B6];[.CB44])+ORG.OPENOFFICE.STYLE(IF(ORG.OPENOFFICE.CURRENT()&gt;[.$B6];&quot;Red highlight&quot;;&quot;Default&quot;))" office:value-type="float" office:value="0">
            <text:p>0</text:p>
          </table:table-cell>
          <table:table-cell table:formula="of:=IF(MOD([.CD$8]-[.$E6];[.$C6])=0;[.CC44]+[.$B6];[.CC44])+ORG.OPENOFFICE.STYLE(IF(ORG.OPENOFFICE.CURRENT()&gt;[.$B6];&quot;Red highlight&quot;;&quot;Default&quot;))" office:value-type="float" office:value="0">
            <text:p>0</text:p>
          </table:table-cell>
          <table:table-cell table:formula="of:=IF(MOD([.CE$8]-[.$E6];[.$C6])=0;[.CD44]+[.$B6];[.CD44])+ORG.OPENOFFICE.STYLE(IF(ORG.OPENOFFICE.CURRENT()&gt;[.$B6];&quot;Red highlight&quot;;&quot;Default&quot;))" office:value-type="float" office:value="0">
            <text:p>0</text:p>
          </table:table-cell>
          <table:table-cell table:formula="of:=IF(MOD([.CF$8]-[.$E6];[.$C6])=0;[.CE44]+[.$B6];[.CE44])+ORG.OPENOFFICE.STYLE(IF(ORG.OPENOFFICE.CURRENT()&gt;[.$B6];&quot;Red highlight&quot;;&quot;Default&quot;))" office:value-type="float" office:value="0">
            <text:p>0</text:p>
          </table:table-cell>
          <table:table-cell table:formula="of:=IF(MOD([.CG$8]-[.$E6];[.$C6])=0;[.CF44]+[.$B6];[.CF44])+ORG.OPENOFFICE.STYLE(IF(ORG.OPENOFFICE.CURRENT()&gt;[.$B6];&quot;Red highlight&quot;;&quot;Default&quot;))" office:value-type="float" office:value="0">
            <text:p>0</text:p>
          </table:table-cell>
          <table:table-cell table:formula="of:=IF(MOD([.CH$8]-[.$E6];[.$C6])=0;[.CG44]+[.$B6];[.CG44])+ORG.OPENOFFICE.STYLE(IF(ORG.OPENOFFICE.CURRENT()&gt;[.$B6];&quot;Red highlight&quot;;&quot;Default&quot;))" office:value-type="float" office:value="0">
            <text:p>0</text:p>
          </table:table-cell>
          <table:table-cell table:formula="of:=IF(MOD([.CI$8]-[.$E6];[.$C6])=0;[.CH44]+[.$B6];[.CH44])+ORG.OPENOFFICE.STYLE(IF(ORG.OPENOFFICE.CURRENT()&gt;[.$B6];&quot;Red highlight&quot;;&quot;Default&quot;))" office:value-type="float" office:value="0">
            <text:p>0</text:p>
          </table:table-cell>
          <table:table-cell table:formula="of:=IF(MOD([.CJ$8]-[.$E6];[.$C6])=0;[.CI44]+[.$B6];[.CI44])+ORG.OPENOFFICE.STYLE(IF(ORG.OPENOFFICE.CURRENT()&gt;[.$B6];&quot;Red highlight&quot;;&quot;Default&quot;))" office:value-type="float" office:value="0">
            <text:p>0</text:p>
          </table:table-cell>
          <table:table-cell table:formula="of:=IF(MOD([.CK$8]-[.$E6];[.$C6])=0;[.CJ44]+[.$B6];[.CJ44])+ORG.OPENOFFICE.STYLE(IF(ORG.OPENOFFICE.CURRENT()&gt;[.$B6];&quot;Red highlight&quot;;&quot;Default&quot;))" office:value-type="float" office:value="0">
            <text:p>0</text:p>
          </table:table-cell>
          <table:table-cell table:formula="of:=IF(MOD([.CL$8]-[.$E6];[.$C6])=0;[.CK44]+[.$B6];[.CK44])+ORG.OPENOFFICE.STYLE(IF(ORG.OPENOFFICE.CURRENT()&gt;[.$B6];&quot;Red highlight&quot;;&quot;Default&quot;))" office:value-type="float" office:value="0">
            <text:p>0</text:p>
          </table:table-cell>
          <table:table-cell table:formula="of:=IF(MOD([.CM$8]-[.$E6];[.$C6])=0;[.CL44]+[.$B6];[.CL44])+ORG.OPENOFFICE.STYLE(IF(ORG.OPENOFFICE.CURRENT()&gt;[.$B6];&quot;Red highlight&quot;;&quot;Default&quot;))" office:value-type="float" office:value="0">
            <text:p>0</text:p>
          </table:table-cell>
          <table:table-cell table:formula="of:=IF(MOD([.CN$8]-[.$E6];[.$C6])=0;[.CM44]+[.$B6];[.CM44])+ORG.OPENOFFICE.STYLE(IF(ORG.OPENOFFICE.CURRENT()&gt;[.$B6];&quot;Red highlight&quot;;&quot;Default&quot;))" office:value-type="float" office:value="0">
            <text:p>0</text:p>
          </table:table-cell>
          <table:table-cell table:formula="of:=IF(MOD([.CO$8]-[.$E6];[.$C6])=0;[.CN44]+[.$B6];[.CN44])+ORG.OPENOFFICE.STYLE(IF(ORG.OPENOFFICE.CURRENT()&gt;[.$B6];&quot;Red highlight&quot;;&quot;Default&quot;))" office:value-type="float" office:value="0">
            <text:p>0</text:p>
          </table:table-cell>
          <table:table-cell table:formula="of:=IF(MOD([.CP$8]-[.$E6];[.$C6])=0;[.CO44]+[.$B6];[.CO44])+ORG.OPENOFFICE.STYLE(IF(ORG.OPENOFFICE.CURRENT()&gt;[.$B6];&quot;Red highlight&quot;;&quot;Default&quot;))" office:value-type="float" office:value="2">
            <text:p>2</text:p>
          </table:table-cell>
          <table:table-cell table:formula="of:=IF(MOD([.CQ$8]-[.$E6];[.$C6])=0;[.CP44]+[.$B6];[.CP44])+ORG.OPENOFFICE.STYLE(IF(ORG.OPENOFFICE.CURRENT()&gt;[.$B6];&quot;Red highlight&quot;;&quot;Default&quot;))" office:value-type="float" office:value="2">
            <text:p>2</text:p>
          </table:table-cell>
          <table:table-cell table:formula="of:=IF(MOD([.CR$8]-[.$E6];[.$C6])=0;[.CQ44]+[.$B6];[.CQ44])+ORG.OPENOFFICE.STYLE(IF(ORG.OPENOFFICE.CURRENT()&gt;[.$B6];&quot;Red highlight&quot;;&quot;Default&quot;))" office:value-type="float" office:value="2">
            <text:p>2</text:p>
          </table:table-cell>
          <table:table-cell table:formula="of:=IF(MOD([.CS$8]-[.$E6];[.$C6])=0;[.CR44]+[.$B6];[.CR44])+ORG.OPENOFFICE.STYLE(IF(ORG.OPENOFFICE.CURRENT()&gt;[.$B6];&quot;Red highlight&quot;;&quot;Default&quot;))" office:value-type="float" office:value="1">
            <text:p>1</text:p>
          </table:table-cell>
          <table:table-cell table:formula="of:=IF(MOD([.CT$8]-[.$E6];[.$C6])=0;[.CS44]+[.$B6];[.CS44])+ORG.OPENOFFICE.STYLE(IF(ORG.OPENOFFICE.CURRENT()&gt;[.$B6];&quot;Red highlight&quot;;&quot;Default&quot;))" office:value-type="float" office:value="1">
            <text:p>1</text:p>
          </table:table-cell>
          <table:table-cell table:formula="of:=IF(MOD([.CU$8]-[.$E6];[.$C6])=0;[.CT44]+[.$B6];[.CT44])+ORG.OPENOFFICE.STYLE(IF(ORG.OPENOFFICE.CURRENT()&gt;[.$B6];&quot;Red highlight&quot;;&quot;Default&quot;))" office:value-type="float" office:value="0">
            <text:p>0</text:p>
          </table:table-cell>
          <table:table-cell table:formula="of:=IF(MOD([.CV$8]-[.$E6];[.$C6])=0;[.CU44]+[.$B6];[.CU44])+ORG.OPENOFFICE.STYLE(IF(ORG.OPENOFFICE.CURRENT()&gt;[.$B6];&quot;Red highlight&quot;;&quot;Default&quot;))" office:value-type="float" office:value="0">
            <text:p>0</text:p>
          </table:table-cell>
          <table:table-cell table:formula="of:=IF(MOD([.CW$8]-[.$E6];[.$C6])=0;[.CV44]+[.$B6];[.CV44])+ORG.OPENOFFICE.STYLE(IF(ORG.OPENOFFICE.CURRENT()&gt;[.$B6];&quot;Red highlight&quot;;&quot;Default&quot;))" office:value-type="float" office:value="0">
            <text:p>0</text:p>
          </table:table-cell>
          <table:table-cell table:formula="of:=IF(MOD([.CX$8]-[.$E6];[.$C6])=0;[.CW44]+[.$B6];[.CW44])+ORG.OPENOFFICE.STYLE(IF(ORG.OPENOFFICE.CURRENT()&gt;[.$B6];&quot;Red highlight&quot;;&quot;Default&quot;))" office:value-type="float" office:value="0">
            <text:p>0</text:p>
          </table:table-cell>
          <table:table-cell table:formula="of:=IF(MOD([.CY$8]-[.$E6];[.$C6])=0;[.CX44]+[.$B6];[.CX44])+ORG.OPENOFFICE.STYLE(IF(ORG.OPENOFFICE.CURRENT()&gt;[.$B6];&quot;Red highlight&quot;;&quot;Default&quot;))" office:value-type="float" office:value="0">
            <text:p>0</text:p>
          </table:table-cell>
          <table:table-cell table:formula="of:=IF(MOD([.CZ$8]-[.$E6];[.$C6])=0;[.CY44]+[.$B6];[.CY44])+ORG.OPENOFFICE.STYLE(IF(ORG.OPENOFFICE.CURRENT()&gt;[.$B6];&quot;Red highlight&quot;;&quot;Default&quot;))" office:value-type="float" office:value="0">
            <text:p>0</text:p>
          </table:table-cell>
          <table:table-cell table:formula="of:=IF(MOD([.DA$8]-[.$E6];[.$C6])=0;[.CZ44]+[.$B6];[.CZ44])+ORG.OPENOFFICE.STYLE(IF(ORG.OPENOFFICE.CURRENT()&gt;[.$B6];&quot;Red highlight&quot;;&quot;Default&quot;))" office:value-type="float" office:value="0">
            <text:p>0</text:p>
          </table:table-cell>
          <table:table-cell table:formula="of:=IF(MOD([.DB$8]-[.$E6];[.$C6])=0;[.DA44]+[.$B6];[.DA44])+ORG.OPENOFFICE.STYLE(IF(ORG.OPENOFFICE.CURRENT()&gt;[.$B6];&quot;Red highlight&quot;;&quot;Default&quot;))" office:value-type="float" office:value="0">
            <text:p>0</text:p>
          </table:table-cell>
          <table:table-cell table:formula="of:=IF(MOD([.DC$8]-[.$E6];[.$C6])=0;[.DB44]+[.$B6];[.DB44])+ORG.OPENOFFICE.STYLE(IF(ORG.OPENOFFICE.CURRENT()&gt;[.$B6];&quot;Red highlight&quot;;&quot;Default&quot;))" office:value-type="float" office:value="0">
            <text:p>0</text:p>
          </table:table-cell>
          <table:table-cell table:formula="of:=IF(MOD([.DD$8]-[.$E6];[.$C6])=0;[.DC44]+[.$B6];[.DC44])+ORG.OPENOFFICE.STYLE(IF(ORG.OPENOFFICE.CURRENT()&gt;[.$B6];&quot;Red highlight&quot;;&quot;Default&quot;))" office:value-type="float" office:value="0">
            <text:p>0</text:p>
          </table:table-cell>
          <table:table-cell table:formula="of:=IF(MOD([.DE$8]-[.$E6];[.$C6])=0;[.DD44]+[.$B6];[.DD44])+ORG.OPENOFFICE.STYLE(IF(ORG.OPENOFFICE.CURRENT()&gt;[.$B6];&quot;Red highlight&quot;;&quot;Default&quot;))" office:value-type="float" office:value="0">
            <text:p>0</text:p>
          </table:table-cell>
          <table:table-cell table:formula="of:=IF(MOD([.DF$8]-[.$E6];[.$C6])=0;[.DE44]+[.$B6];[.DE44])+ORG.OPENOFFICE.STYLE(IF(ORG.OPENOFFICE.CURRENT()&gt;[.$B6];&quot;Red highlight&quot;;&quot;Default&quot;))" office:value-type="float" office:value="0">
            <text:p>0</text:p>
          </table:table-cell>
          <table:table-cell table:formula="of:=IF(MOD([.DG$8]-[.$E6];[.$C6])=0;[.DF44]+[.$B6];[.DF44])+ORG.OPENOFFICE.STYLE(IF(ORG.OPENOFFICE.CURRENT()&gt;[.$B6];&quot;Red highlight&quot;;&quot;Default&quot;))" office:value-type="float" office:value="0">
            <text:p>0</text:p>
          </table:table-cell>
          <table:table-cell table:formula="of:=IF(MOD([.DH$8]-[.$E6];[.$C6])=0;[.DG44]+[.$B6];[.DG44])+ORG.OPENOFFICE.STYLE(IF(ORG.OPENOFFICE.CURRENT()&gt;[.$B6];&quot;Red highlight&quot;;&quot;Default&quot;))" office:value-type="float" office:value="0">
            <text:p>0</text:p>
          </table:table-cell>
          <table:table-cell table:formula="of:=IF(MOD([.DI$8]-[.$E6];[.$C6])=0;[.DH44]+[.$B6];[.DH44])+ORG.OPENOFFICE.STYLE(IF(ORG.OPENOFFICE.CURRENT()&gt;[.$B6];&quot;Red highlight&quot;;&quot;Default&quot;))" office:value-type="float" office:value="0">
            <text:p>0</text:p>
          </table:table-cell>
          <table:table-cell table:formula="of:=IF(MOD([.DJ$8]-[.$E6];[.$C6])=0;[.DI44]+[.$B6];[.DI44])+ORG.OPENOFFICE.STYLE(IF(ORG.OPENOFFICE.CURRENT()&gt;[.$B6];&quot;Red highlight&quot;;&quot;Default&quot;))" office:value-type="float" office:value="0">
            <text:p>0</text:p>
          </table:table-cell>
          <table:table-cell table:formula="of:=IF(MOD([.DK$8]-[.$E6];[.$C6])=0;[.DJ44]+[.$B6];[.DJ44])+ORG.OPENOFFICE.STYLE(IF(ORG.OPENOFFICE.CURRENT()&gt;[.$B6];&quot;Red highlight&quot;;&quot;Default&quot;))" office:value-type="float" office:value="2">
            <text:p>2</text:p>
          </table:table-cell>
          <table:table-cell table:formula="of:=IF(MOD([.DL$8]-[.$E6];[.$C6])=0;[.DK44]+[.$B6];[.DK44])+ORG.OPENOFFICE.STYLE(IF(ORG.OPENOFFICE.CURRENT()&gt;[.$B6];&quot;Red highlight&quot;;&quot;Default&quot;))" office:value-type="float" office:value="2">
            <text:p>2</text:p>
          </table:table-cell>
          <table:table-cell table:formula="of:=IF(MOD([.DM$8]-[.$E6];[.$C6])=0;[.DL44]+[.$B6];[.DL44])+ORG.OPENOFFICE.STYLE(IF(ORG.OPENOFFICE.CURRENT()&gt;[.$B6];&quot;Red highlight&quot;;&quot;Default&quot;))" office:value-type="float" office:value="1">
            <text:p>1</text:p>
          </table:table-cell>
          <table:table-cell table:formula="of:=IF(MOD([.DN$8]-[.$E6];[.$C6])=0;[.DM44]+[.$B6];[.DM44])+ORG.OPENOFFICE.STYLE(IF(ORG.OPENOFFICE.CURRENT()&gt;[.$B6];&quot;Red highlight&quot;;&quot;Default&quot;))" office:value-type="float" office:value="0">
            <text:p>0</text:p>
          </table:table-cell>
          <table:table-cell table:formula="of:=IF(MOD([.DO$8]-[.$E6];[.$C6])=0;[.DN44]+[.$B6];[.DN44])+ORG.OPENOFFICE.STYLE(IF(ORG.OPENOFFICE.CURRENT()&gt;[.$B6];&quot;Red highlight&quot;;&quot;Default&quot;))" office:value-type="float" office:value="0">
            <text:p>0</text:p>
          </table:table-cell>
          <table:table-cell table:formula="of:=IF(MOD([.DP$8]-[.$E6];[.$C6])=0;[.DO44]+[.$B6];[.DO44])+ORG.OPENOFFICE.STYLE(IF(ORG.OPENOFFICE.CURRENT()&gt;[.$B6];&quot;Red highlight&quot;;&quot;Default&quot;))" office:value-type="float" office:value="0">
            <text:p>0</text:p>
          </table:table-cell>
          <table:table-cell table:formula="of:=IF(MOD([.DQ$8]-[.$E6];[.$C6])=0;[.DP44]+[.$B6];[.DP44])+ORG.OPENOFFICE.STYLE(IF(ORG.OPENOFFICE.CURRENT()&gt;[.$B6];&quot;Red highlight&quot;;&quot;Default&quot;))" office:value-type="float" office:value="0">
            <text:p>0</text:p>
          </table:table-cell>
          <table:table-cell table:formula="of:=IF(MOD([.DR$8]-[.$E6];[.$C6])=0;[.DQ44]+[.$B6];[.DQ44])+ORG.OPENOFFICE.STYLE(IF(ORG.OPENOFFICE.CURRENT()&gt;[.$B6];&quot;Red highlight&quot;;&quot;Default&quot;))" office:value-type="float" office:value="0">
            <text:p>0</text:p>
          </table:table-cell>
          <table:table-cell table:formula="of:=IF(MOD([.DS$8]-[.$E6];[.$C6])=0;[.DR44]+[.$B6];[.DR44])+ORG.OPENOFFICE.STYLE(IF(ORG.OPENOFFICE.CURRENT()&gt;[.$B6];&quot;Red highlight&quot;;&quot;Default&quot;))" office:value-type="float" office:value="0">
            <text:p>0</text:p>
          </table:table-cell>
          <table:table-cell table:formula="of:=IF(MOD([.DT$8]-[.$E6];[.$C6])=0;[.DS44]+[.$B6];[.DS44])+ORG.OPENOFFICE.STYLE(IF(ORG.OPENOFFICE.CURRENT()&gt;[.$B6];&quot;Red highlight&quot;;&quot;Default&quot;))" office:value-type="float" office:value="0">
            <text:p>0</text:p>
          </table:table-cell>
          <table:table-cell table:formula="of:=IF(MOD([.DU$8]-[.$E6];[.$C6])=0;[.DT44]+[.$B6];[.DT44])+ORG.OPENOFFICE.STYLE(IF(ORG.OPENOFFICE.CURRENT()&gt;[.$B6];&quot;Red highlight&quot;;&quot;Default&quot;))" office:value-type="float" office:value="0">
            <text:p>0</text:p>
          </table:table-cell>
          <table:table-cell table:formula="of:=IF(MOD([.DV$8]-[.$E6];[.$C6])=0;[.DU44]+[.$B6];[.DU44])+ORG.OPENOFFICE.STYLE(IF(ORG.OPENOFFICE.CURRENT()&gt;[.$B6];&quot;Red highlight&quot;;&quot;Default&quot;))" office:value-type="float" office:value="0">
            <text:p>0</text:p>
          </table:table-cell>
          <table:table-cell table:formula="of:=IF(MOD([.DW$8]-[.$E6];[.$C6])=0;[.DV44]+[.$B6];[.DV44])+ORG.OPENOFFICE.STYLE(IF(ORG.OPENOFFICE.CURRENT()&gt;[.$B6];&quot;Red highlight&quot;;&quot;Default&quot;))" office:value-type="float" office:value="0">
            <text:p>0</text:p>
          </table:table-cell>
          <table:table-cell table:formula="of:=IF(MOD([.DX$8]-[.$E6];[.$C6])=0;[.DW44]+[.$B6];[.DW44])+ORG.OPENOFFICE.STYLE(IF(ORG.OPENOFFICE.CURRENT()&gt;[.$B6];&quot;Red highlight&quot;;&quot;Default&quot;))" office:value-type="float" office:value="0">
            <text:p>0</text:p>
          </table:table-cell>
          <table:table-cell table:formula="of:=IF(MOD([.DY$8]-[.$E6];[.$C6])=0;[.DX44]+[.$B6];[.DX44])+ORG.OPENOFFICE.STYLE(IF(ORG.OPENOFFICE.CURRENT()&gt;[.$B6];&quot;Red highlight&quot;;&quot;Default&quot;))" office:value-type="float" office:value="0">
            <text:p>0</text:p>
          </table:table-cell>
          <table:table-cell table:formula="of:=IF(MOD([.DZ$8]-[.$E6];[.$C6])=0;[.DY44]+[.$B6];[.DY44])+ORG.OPENOFFICE.STYLE(IF(ORG.OPENOFFICE.CURRENT()&gt;[.$B6];&quot;Red highlight&quot;;&quot;Default&quot;))" office:value-type="float" office:value="0">
            <text:p>0</text:p>
          </table:table-cell>
          <table:table-cell table:formula="of:=IF(MOD([.EA$8]-[.$E6];[.$C6])=0;[.DZ44]+[.$B6];[.DZ44])+ORG.OPENOFFICE.STYLE(IF(ORG.OPENOFFICE.CURRENT()&gt;[.$B6];&quot;Red highlight&quot;;&quot;Default&quot;))" office:value-type="float" office:value="0">
            <text:p>0</text:p>
          </table:table-cell>
          <table:table-cell table:formula="of:=IF(MOD([.EB$8]-[.$E6];[.$C6])=0;[.EA44]+[.$B6];[.EA44])+ORG.OPENOFFICE.STYLE(IF(ORG.OPENOFFICE.CURRENT()&gt;[.$B6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9"/>
          <table:table-cell table:formula="of:=IF([.$E7]=0;[.B7];0)" office:value-type="float" office:value="0">
            <text:p>0</text:p>
          </table:table-cell>
          <table:table-cell table:formula="of:=IF(MOD([.K$8]-[.$E7];[.$C7])=0;[.J45]+[.$B7];[.J45])+ORG.OPENOFFICE.STYLE(IF(ORG.OPENOFFICE.CURRENT()&gt;[.$B7];&quot;Red highlight&quot;;&quot;Default&quot;))" office:value-type="float" office:value="0">
            <text:p>0</text:p>
          </table:table-cell>
          <table:table-cell table:formula="of:=IF(MOD([.L$8]-[.$E7];[.$C7])=0;[.K45]+[.$B7];[.K45])+ORG.OPENOFFICE.STYLE(IF(ORG.OPENOFFICE.CURRENT()&gt;[.$B7];&quot;Red highlight&quot;;&quot;Default&quot;))" office:value-type="float" office:value="0">
            <text:p>0</text:p>
          </table:table-cell>
          <table:table-cell table:formula="of:=IF(MOD([.M$8]-[.$E7];[.$C7])=0;[.L45]+[.$B7];[.L45])+ORG.OPENOFFICE.STYLE(IF(ORG.OPENOFFICE.CURRENT()&gt;[.$B7];&quot;Red highlight&quot;;&quot;Default&quot;))" office:value-type="float" office:value="0">
            <text:p>0</text:p>
          </table:table-cell>
          <table:table-cell table:formula="of:=IF(MOD([.N$8]-[.$E7];[.$C7])=0;[.M45]+[.$B7];[.M45])+ORG.OPENOFFICE.STYLE(IF(ORG.OPENOFFICE.CURRENT()&gt;[.$B7];&quot;Red highlight&quot;;&quot;Default&quot;))" office:value-type="float" office:value="0">
            <text:p>0</text:p>
          </table:table-cell>
          <table:table-cell table:formula="of:=IF(MOD([.O$8]-[.$E7];[.$C7])=0;[.N45]+[.$B7];[.N45])+ORG.OPENOFFICE.STYLE(IF(ORG.OPENOFFICE.CURRENT()&gt;[.$B7];&quot;Red highlight&quot;;&quot;Default&quot;))" office:value-type="float" office:value="0">
            <text:p>0</text:p>
          </table:table-cell>
          <table:table-cell table:formula="of:=IF(MOD([.P$8]-[.$E7];[.$C7])=0;[.O45]+[.$B7];[.O45])+ORG.OPENOFFICE.STYLE(IF(ORG.OPENOFFICE.CURRENT()&gt;[.$B7];&quot;Red highlight&quot;;&quot;Default&quot;))" office:value-type="float" office:value="0">
            <text:p>0</text:p>
          </table:table-cell>
          <table:table-cell table:formula="of:=IF(MOD([.Q$8]-[.$E7];[.$C7])=0;[.P45]+[.$B7];[.P45])+ORG.OPENOFFICE.STYLE(IF(ORG.OPENOFFICE.CURRENT()&gt;[.$B7];&quot;Red highlight&quot;;&quot;Default&quot;))" office:value-type="float" office:value="0">
            <text:p>0</text:p>
          </table:table-cell>
          <table:table-cell table:formula="of:=IF(MOD([.R$8]-[.$E7];[.$C7])=0;[.Q45]+[.$B7];[.Q45])+ORG.OPENOFFICE.STYLE(IF(ORG.OPENOFFICE.CURRENT()&gt;[.$B7];&quot;Red highlight&quot;;&quot;Default&quot;))" office:value-type="float" office:value="0">
            <text:p>0</text:p>
          </table:table-cell>
          <table:table-cell table:formula="of:=IF(MOD([.S$8]-[.$E7];[.$C7])=0;[.R45]+[.$B7];[.R45])+ORG.OPENOFFICE.STYLE(IF(ORG.OPENOFFICE.CURRENT()&gt;[.$B7];&quot;Red highlight&quot;;&quot;Default&quot;))" office:value-type="float" office:value="0">
            <text:p>0</text:p>
          </table:table-cell>
          <table:table-cell table:formula="of:=IF(MOD([.T$8]-[.$E7];[.$C7])=0;[.S45]+[.$B7];[.S45])+ORG.OPENOFFICE.STYLE(IF(ORG.OPENOFFICE.CURRENT()&gt;[.$B7];&quot;Red highlight&quot;;&quot;Default&quot;))" office:value-type="float" office:value="0">
            <text:p>0</text:p>
          </table:table-cell>
          <table:table-cell table:formula="of:=IF(MOD([.U$8]-[.$E7];[.$C7])=0;[.T45]+[.$B7];[.T45])+ORG.OPENOFFICE.STYLE(IF(ORG.OPENOFFICE.CURRENT()&gt;[.$B7];&quot;Red highlight&quot;;&quot;Default&quot;))" office:value-type="float" office:value="0">
            <text:p>0</text:p>
          </table:table-cell>
          <table:table-cell table:formula="of:=IF(MOD([.V$8]-[.$E7];[.$C7])=0;[.U45]+[.$B7];[.U45])+ORG.OPENOFFICE.STYLE(IF(ORG.OPENOFFICE.CURRENT()&gt;[.$B7];&quot;Red highlight&quot;;&quot;Default&quot;))" office:value-type="float" office:value="0">
            <text:p>0</text:p>
          </table:table-cell>
          <table:table-cell table:formula="of:=IF(MOD([.W$8]-[.$E7];[.$C7])=0;[.V45]+[.$B7];[.V45])+ORG.OPENOFFICE.STYLE(IF(ORG.OPENOFFICE.CURRENT()&gt;[.$B7];&quot;Red highlight&quot;;&quot;Default&quot;))" office:value-type="float" office:value="0">
            <text:p>0</text:p>
          </table:table-cell>
          <table:table-cell table:formula="of:=IF(MOD([.X$8]-[.$E7];[.$C7])=0;[.W45]+[.$B7];[.W45])+ORG.OPENOFFICE.STYLE(IF(ORG.OPENOFFICE.CURRENT()&gt;[.$B7];&quot;Red highlight&quot;;&quot;Default&quot;))" office:value-type="float" office:value="0">
            <text:p>0</text:p>
          </table:table-cell>
          <table:table-cell table:formula="of:=IF(MOD([.Y$8]-[.$E7];[.$C7])=0;[.X45]+[.$B7];[.X45])+ORG.OPENOFFICE.STYLE(IF(ORG.OPENOFFICE.CURRENT()&gt;[.$B7];&quot;Red highlight&quot;;&quot;Default&quot;))" office:value-type="float" office:value="0">
            <text:p>0</text:p>
          </table:table-cell>
          <table:table-cell table:formula="of:=IF(MOD([.Z$8]-[.$E7];[.$C7])=0;[.Y45]+[.$B7];[.Y45])+ORG.OPENOFFICE.STYLE(IF(ORG.OPENOFFICE.CURRENT()&gt;[.$B7];&quot;Red highlight&quot;;&quot;Default&quot;))" office:value-type="float" office:value="0">
            <text:p>0</text:p>
          </table:table-cell>
          <table:table-cell table:formula="of:=IF(MOD([.AA$8]-[.$E7];[.$C7])=0;[.Z45]+[.$B7];[.Z45])+ORG.OPENOFFICE.STYLE(IF(ORG.OPENOFFICE.CURRENT()&gt;[.$B7];&quot;Red highlight&quot;;&quot;Default&quot;))" office:value-type="float" office:value="0">
            <text:p>0</text:p>
          </table:table-cell>
          <table:table-cell table:formula="of:=IF(MOD([.AB$8]-[.$E7];[.$C7])=0;[.AA45]+[.$B7];[.AA45])+ORG.OPENOFFICE.STYLE(IF(ORG.OPENOFFICE.CURRENT()&gt;[.$B7];&quot;Red highlight&quot;;&quot;Default&quot;))" office:value-type="float" office:value="0">
            <text:p>0</text:p>
          </table:table-cell>
          <table:table-cell table:formula="of:=IF(MOD([.AC$8]-[.$E7];[.$C7])=0;[.AB45]+[.$B7];[.AB45])+ORG.OPENOFFICE.STYLE(IF(ORG.OPENOFFICE.CURRENT()&gt;[.$B7];&quot;Red highlight&quot;;&quot;Default&quot;))" office:value-type="float" office:value="0">
            <text:p>0</text:p>
          </table:table-cell>
          <table:table-cell table:formula="of:=IF(MOD([.AD$8]-[.$E7];[.$C7])=0;[.AC45]+[.$B7];[.AC45])+ORG.OPENOFFICE.STYLE(IF(ORG.OPENOFFICE.CURRENT()&gt;[.$B7];&quot;Red highlight&quot;;&quot;Default&quot;))" office:value-type="float" office:value="0">
            <text:p>0</text:p>
          </table:table-cell>
          <table:table-cell table:formula="of:=IF(MOD([.AE$8]-[.$E7];[.$C7])=0;[.AD45]+[.$B7];[.AD45])+ORG.OPENOFFICE.STYLE(IF(ORG.OPENOFFICE.CURRENT()&gt;[.$B7];&quot;Red highlight&quot;;&quot;Default&quot;))" office:value-type="float" office:value="0">
            <text:p>0</text:p>
          </table:table-cell>
          <table:table-cell table:formula="of:=IF(MOD([.AF$8]-[.$E7];[.$C7])=0;[.AE45]+[.$B7];[.AE45])+ORG.OPENOFFICE.STYLE(IF(ORG.OPENOFFICE.CURRENT()&gt;[.$B7];&quot;Red highlight&quot;;&quot;Default&quot;))" office:value-type="float" office:value="0">
            <text:p>0</text:p>
          </table:table-cell>
          <table:table-cell table:formula="of:=IF(MOD([.AG$8]-[.$E7];[.$C7])=0;[.AF45]+[.$B7];[.AF45])+ORG.OPENOFFICE.STYLE(IF(ORG.OPENOFFICE.CURRENT()&gt;[.$B7];&quot;Red highlight&quot;;&quot;Default&quot;))" office:value-type="float" office:value="0">
            <text:p>0</text:p>
          </table:table-cell>
          <table:table-cell table:formula="of:=IF(MOD([.AH$8]-[.$E7];[.$C7])=0;[.AG45]+[.$B7];[.AG45])+ORG.OPENOFFICE.STYLE(IF(ORG.OPENOFFICE.CURRENT()&gt;[.$B7];&quot;Red highlight&quot;;&quot;Default&quot;))" office:value-type="float" office:value="0">
            <text:p>0</text:p>
          </table:table-cell>
          <table:table-cell table:formula="of:=IF(MOD([.AI$8]-[.$E7];[.$C7])=0;[.AH45]+[.$B7];[.AH45])+ORG.OPENOFFICE.STYLE(IF(ORG.OPENOFFICE.CURRENT()&gt;[.$B7];&quot;Red highlight&quot;;&quot;Default&quot;))" office:value-type="float" office:value="0">
            <text:p>0</text:p>
          </table:table-cell>
          <table:table-cell table:formula="of:=IF(MOD([.AJ$8]-[.$E7];[.$C7])=0;[.AI45]+[.$B7];[.AI45])+ORG.OPENOFFICE.STYLE(IF(ORG.OPENOFFICE.CURRENT()&gt;[.$B7];&quot;Red highlight&quot;;&quot;Default&quot;))" office:value-type="float" office:value="0">
            <text:p>0</text:p>
          </table:table-cell>
          <table:table-cell table:formula="of:=IF(MOD([.AK$8]-[.$E7];[.$C7])=0;[.AJ45]+[.$B7];[.AJ45])+ORG.OPENOFFICE.STYLE(IF(ORG.OPENOFFICE.CURRENT()&gt;[.$B7];&quot;Red highlight&quot;;&quot;Default&quot;))" office:value-type="float" office:value="0">
            <text:p>0</text:p>
          </table:table-cell>
          <table:table-cell table:formula="of:=IF(MOD([.AL$8]-[.$E7];[.$C7])=0;[.AK45]+[.$B7];[.AK45])+ORG.OPENOFFICE.STYLE(IF(ORG.OPENOFFICE.CURRENT()&gt;[.$B7];&quot;Red highlight&quot;;&quot;Default&quot;))" office:value-type="float" office:value="0">
            <text:p>0</text:p>
          </table:table-cell>
          <table:table-cell table:formula="of:=IF(MOD([.AM$8]-[.$E7];[.$C7])=0;[.AL45]+[.$B7];[.AL45])+ORG.OPENOFFICE.STYLE(IF(ORG.OPENOFFICE.CURRENT()&gt;[.$B7];&quot;Red highlight&quot;;&quot;Default&quot;))" office:value-type="float" office:value="0">
            <text:p>0</text:p>
          </table:table-cell>
          <table:table-cell table:formula="of:=IF(MOD([.AN$8]-[.$E7];[.$C7])=0;[.AM45]+[.$B7];[.AM45])+ORG.OPENOFFICE.STYLE(IF(ORG.OPENOFFICE.CURRENT()&gt;[.$B7];&quot;Red highlight&quot;;&quot;Default&quot;))" office:value-type="float" office:value="0">
            <text:p>0</text:p>
          </table:table-cell>
          <table:table-cell table:formula="of:=IF(MOD([.AO$8]-[.$E7];[.$C7])=0;[.AN45]+[.$B7];[.AN45])+ORG.OPENOFFICE.STYLE(IF(ORG.OPENOFFICE.CURRENT()&gt;[.$B7];&quot;Red highlight&quot;;&quot;Default&quot;))" office:value-type="float" office:value="0">
            <text:p>0</text:p>
          </table:table-cell>
          <table:table-cell table:formula="of:=IF(MOD([.AP$8]-[.$E7];[.$C7])=0;[.AO45]+[.$B7];[.AO45])+ORG.OPENOFFICE.STYLE(IF(ORG.OPENOFFICE.CURRENT()&gt;[.$B7];&quot;Red highlight&quot;;&quot;Default&quot;))" office:value-type="float" office:value="0">
            <text:p>0</text:p>
          </table:table-cell>
          <table:table-cell table:formula="of:=IF(MOD([.AQ$8]-[.$E7];[.$C7])=0;[.AP45]+[.$B7];[.AP45])+ORG.OPENOFFICE.STYLE(IF(ORG.OPENOFFICE.CURRENT()&gt;[.$B7];&quot;Red highlight&quot;;&quot;Default&quot;))" office:value-type="float" office:value="0">
            <text:p>0</text:p>
          </table:table-cell>
          <table:table-cell table:formula="of:=IF(MOD([.AR$8]-[.$E7];[.$C7])=0;[.AQ45]+[.$B7];[.AQ45])+ORG.OPENOFFICE.STYLE(IF(ORG.OPENOFFICE.CURRENT()&gt;[.$B7];&quot;Red highlight&quot;;&quot;Default&quot;))" office:value-type="float" office:value="0">
            <text:p>0</text:p>
          </table:table-cell>
          <table:table-cell table:formula="of:=IF(MOD([.AS$8]-[.$E7];[.$C7])=0;[.AR45]+[.$B7];[.AR45])+ORG.OPENOFFICE.STYLE(IF(ORG.OPENOFFICE.CURRENT()&gt;[.$B7];&quot;Red highlight&quot;;&quot;Default&quot;))" office:value-type="float" office:value="0">
            <text:p>0</text:p>
          </table:table-cell>
          <table:table-cell table:formula="of:=IF(MOD([.AT$8]-[.$E7];[.$C7])=0;[.AS45]+[.$B7];[.AS45])+ORG.OPENOFFICE.STYLE(IF(ORG.OPENOFFICE.CURRENT()&gt;[.$B7];&quot;Red highlight&quot;;&quot;Default&quot;))" office:value-type="float" office:value="0">
            <text:p>0</text:p>
          </table:table-cell>
          <table:table-cell table:formula="of:=IF(MOD([.AU$8]-[.$E7];[.$C7])=0;[.AT45]+[.$B7];[.AT45])+ORG.OPENOFFICE.STYLE(IF(ORG.OPENOFFICE.CURRENT()&gt;[.$B7];&quot;Red highlight&quot;;&quot;Default&quot;))" office:value-type="float" office:value="0">
            <text:p>0</text:p>
          </table:table-cell>
          <table:table-cell table:formula="of:=IF(MOD([.AV$8]-[.$E7];[.$C7])=0;[.AU45]+[.$B7];[.AU45])+ORG.OPENOFFICE.STYLE(IF(ORG.OPENOFFICE.CURRENT()&gt;[.$B7];&quot;Red highlight&quot;;&quot;Default&quot;))" office:value-type="float" office:value="0">
            <text:p>0</text:p>
          </table:table-cell>
          <table:table-cell table:formula="of:=IF(MOD([.AW$8]-[.$E7];[.$C7])=0;[.AV45]+[.$B7];[.AV45])+ORG.OPENOFFICE.STYLE(IF(ORG.OPENOFFICE.CURRENT()&gt;[.$B7];&quot;Red highlight&quot;;&quot;Default&quot;))" office:value-type="float" office:value="0">
            <text:p>0</text:p>
          </table:table-cell>
          <table:table-cell table:formula="of:=IF(MOD([.AX$8]-[.$E7];[.$C7])=0;[.AW45]+[.$B7];[.AW45])+ORG.OPENOFFICE.STYLE(IF(ORG.OPENOFFICE.CURRENT()&gt;[.$B7];&quot;Red highlight&quot;;&quot;Default&quot;))" office:value-type="float" office:value="0">
            <text:p>0</text:p>
          </table:table-cell>
          <table:table-cell table:formula="of:=IF(MOD([.AY$8]-[.$E7];[.$C7])=0;[.AX45]+[.$B7];[.AX45])+ORG.OPENOFFICE.STYLE(IF(ORG.OPENOFFICE.CURRENT()&gt;[.$B7];&quot;Red highlight&quot;;&quot;Default&quot;))" office:value-type="float" office:value="0">
            <text:p>0</text:p>
          </table:table-cell>
          <table:table-cell table:formula="of:=IF(MOD([.AZ$8]-[.$E7];[.$C7])=0;[.AY45]+[.$B7];[.AY45])+ORG.OPENOFFICE.STYLE(IF(ORG.OPENOFFICE.CURRENT()&gt;[.$B7];&quot;Red highlight&quot;;&quot;Default&quot;))" office:value-type="float" office:value="0">
            <text:p>0</text:p>
          </table:table-cell>
          <table:table-cell table:formula="of:=IF(MOD([.BA$8]-[.$E7];[.$C7])=0;[.AZ45]+[.$B7];[.AZ45])+ORG.OPENOFFICE.STYLE(IF(ORG.OPENOFFICE.CURRENT()&gt;[.$B7];&quot;Red highlight&quot;;&quot;Default&quot;))" office:value-type="float" office:value="0">
            <text:p>0</text:p>
          </table:table-cell>
          <table:table-cell table:formula="of:=IF(MOD([.BB$8]-[.$E7];[.$C7])=0;[.BA45]+[.$B7];[.BA45])+ORG.OPENOFFICE.STYLE(IF(ORG.OPENOFFICE.CURRENT()&gt;[.$B7];&quot;Red highlight&quot;;&quot;Default&quot;))" office:value-type="float" office:value="0">
            <text:p>0</text:p>
          </table:table-cell>
          <table:table-cell table:formula="of:=IF(MOD([.BC$8]-[.$E7];[.$C7])=0;[.BB45]+[.$B7];[.BB45])+ORG.OPENOFFICE.STYLE(IF(ORG.OPENOFFICE.CURRENT()&gt;[.$B7];&quot;Red highlight&quot;;&quot;Default&quot;))" office:value-type="float" office:value="0">
            <text:p>0</text:p>
          </table:table-cell>
          <table:table-cell table:formula="of:=IF(MOD([.BD$8]-[.$E7];[.$C7])=0;[.BC45]+[.$B7];[.BC45])+ORG.OPENOFFICE.STYLE(IF(ORG.OPENOFFICE.CURRENT()&gt;[.$B7];&quot;Red highlight&quot;;&quot;Default&quot;))" office:value-type="float" office:value="0">
            <text:p>0</text:p>
          </table:table-cell>
          <table:table-cell table:formula="of:=IF(MOD([.BE$8]-[.$E7];[.$C7])=0;[.BD45]+[.$B7];[.BD45])+ORG.OPENOFFICE.STYLE(IF(ORG.OPENOFFICE.CURRENT()&gt;[.$B7];&quot;Red highlight&quot;;&quot;Default&quot;))" office:value-type="float" office:value="0">
            <text:p>0</text:p>
          </table:table-cell>
          <table:table-cell table:formula="of:=IF(MOD([.BF$8]-[.$E7];[.$C7])=0;[.BE45]+[.$B7];[.BE45])+ORG.OPENOFFICE.STYLE(IF(ORG.OPENOFFICE.CURRENT()&gt;[.$B7];&quot;Red highlight&quot;;&quot;Default&quot;))" office:value-type="float" office:value="0">
            <text:p>0</text:p>
          </table:table-cell>
          <table:table-cell table:formula="of:=IF(MOD([.BG$8]-[.$E7];[.$C7])=0;[.BF45]+[.$B7];[.BF45])+ORG.OPENOFFICE.STYLE(IF(ORG.OPENOFFICE.CURRENT()&gt;[.$B7];&quot;Red highlight&quot;;&quot;Default&quot;))" office:value-type="float" office:value="0">
            <text:p>0</text:p>
          </table:table-cell>
          <table:table-cell table:formula="of:=IF(MOD([.BH$8]-[.$E7];[.$C7])=0;[.BG45]+[.$B7];[.BG45])+ORG.OPENOFFICE.STYLE(IF(ORG.OPENOFFICE.CURRENT()&gt;[.$B7];&quot;Red highlight&quot;;&quot;Default&quot;))" office:value-type="float" office:value="0">
            <text:p>0</text:p>
          </table:table-cell>
          <table:table-cell table:formula="of:=IF(MOD([.BI$8]-[.$E7];[.$C7])=0;[.BH45]+[.$B7];[.BH45])+ORG.OPENOFFICE.STYLE(IF(ORG.OPENOFFICE.CURRENT()&gt;[.$B7];&quot;Red highlight&quot;;&quot;Default&quot;))" office:value-type="float" office:value="0">
            <text:p>0</text:p>
          </table:table-cell>
          <table:table-cell table:formula="of:=IF(MOD([.BJ$8]-[.$E7];[.$C7])=0;[.BI45]+[.$B7];[.BI45])+ORG.OPENOFFICE.STYLE(IF(ORG.OPENOFFICE.CURRENT()&gt;[.$B7];&quot;Red highlight&quot;;&quot;Default&quot;))" office:value-type="float" office:value="0">
            <text:p>0</text:p>
          </table:table-cell>
          <table:table-cell table:formula="of:=IF(MOD([.BK$8]-[.$E7];[.$C7])=0;[.BJ45]+[.$B7];[.BJ45])+ORG.OPENOFFICE.STYLE(IF(ORG.OPENOFFICE.CURRENT()&gt;[.$B7];&quot;Red highlight&quot;;&quot;Default&quot;))" office:value-type="float" office:value="0">
            <text:p>0</text:p>
          </table:table-cell>
          <table:table-cell table:formula="of:=IF(MOD([.BL$8]-[.$E7];[.$C7])=0;[.BK45]+[.$B7];[.BK45])+ORG.OPENOFFICE.STYLE(IF(ORG.OPENOFFICE.CURRENT()&gt;[.$B7];&quot;Red highlight&quot;;&quot;Default&quot;))" office:value-type="float" office:value="0">
            <text:p>0</text:p>
          </table:table-cell>
          <table:table-cell table:formula="of:=IF(MOD([.BM$8]-[.$E7];[.$C7])=0;[.BL45]+[.$B7];[.BL45])+ORG.OPENOFFICE.STYLE(IF(ORG.OPENOFFICE.CURRENT()&gt;[.$B7];&quot;Red highlight&quot;;&quot;Default&quot;))" office:value-type="float" office:value="0">
            <text:p>0</text:p>
          </table:table-cell>
          <table:table-cell table:formula="of:=IF(MOD([.BN$8]-[.$E7];[.$C7])=0;[.BM45]+[.$B7];[.BM45])+ORG.OPENOFFICE.STYLE(IF(ORG.OPENOFFICE.CURRENT()&gt;[.$B7];&quot;Red highlight&quot;;&quot;Default&quot;))" office:value-type="float" office:value="0">
            <text:p>0</text:p>
          </table:table-cell>
          <table:table-cell table:formula="of:=IF(MOD([.BO$8]-[.$E7];[.$C7])=0;[.BN45]+[.$B7];[.BN45])+ORG.OPENOFFICE.STYLE(IF(ORG.OPENOFFICE.CURRENT()&gt;[.$B7];&quot;Red highlight&quot;;&quot;Default&quot;))" office:value-type="float" office:value="0">
            <text:p>0</text:p>
          </table:table-cell>
          <table:table-cell table:formula="of:=IF(MOD([.BP$8]-[.$E7];[.$C7])=0;[.BO45]+[.$B7];[.BO45])+ORG.OPENOFFICE.STYLE(IF(ORG.OPENOFFICE.CURRENT()&gt;[.$B7];&quot;Red highlight&quot;;&quot;Default&quot;))" office:value-type="float" office:value="0">
            <text:p>0</text:p>
          </table:table-cell>
          <table:table-cell table:formula="of:=IF(MOD([.BQ$8]-[.$E7];[.$C7])=0;[.BP45]+[.$B7];[.BP45])+ORG.OPENOFFICE.STYLE(IF(ORG.OPENOFFICE.CURRENT()&gt;[.$B7];&quot;Red highlight&quot;;&quot;Default&quot;))" office:value-type="float" office:value="0">
            <text:p>0</text:p>
          </table:table-cell>
          <table:table-cell table:formula="of:=IF(MOD([.BR$8]-[.$E7];[.$C7])=0;[.BQ45]+[.$B7];[.BQ45])+ORG.OPENOFFICE.STYLE(IF(ORG.OPENOFFICE.CURRENT()&gt;[.$B7];&quot;Red highlight&quot;;&quot;Default&quot;))" office:value-type="float" office:value="0">
            <text:p>0</text:p>
          </table:table-cell>
          <table:table-cell table:formula="of:=IF(MOD([.BS$8]-[.$E7];[.$C7])=0;[.BR45]+[.$B7];[.BR45])+ORG.OPENOFFICE.STYLE(IF(ORG.OPENOFFICE.CURRENT()&gt;[.$B7];&quot;Red highlight&quot;;&quot;Default&quot;))" office:value-type="float" office:value="0">
            <text:p>0</text:p>
          </table:table-cell>
          <table:table-cell table:formula="of:=IF(MOD([.BT$8]-[.$E7];[.$C7])=0;[.BS45]+[.$B7];[.BS45])+ORG.OPENOFFICE.STYLE(IF(ORG.OPENOFFICE.CURRENT()&gt;[.$B7];&quot;Red highlight&quot;;&quot;Default&quot;))" office:value-type="float" office:value="0">
            <text:p>0</text:p>
          </table:table-cell>
          <table:table-cell table:formula="of:=IF(MOD([.BU$8]-[.$E7];[.$C7])=0;[.BT45]+[.$B7];[.BT45])+ORG.OPENOFFICE.STYLE(IF(ORG.OPENOFFICE.CURRENT()&gt;[.$B7];&quot;Red highlight&quot;;&quot;Default&quot;))" office:value-type="float" office:value="0">
            <text:p>0</text:p>
          </table:table-cell>
          <table:table-cell table:formula="of:=IF(MOD([.BV$8]-[.$E7];[.$C7])=0;[.BU45]+[.$B7];[.BU45])+ORG.OPENOFFICE.STYLE(IF(ORG.OPENOFFICE.CURRENT()&gt;[.$B7];&quot;Red highlight&quot;;&quot;Default&quot;))" office:value-type="float" office:value="0">
            <text:p>0</text:p>
          </table:table-cell>
          <table:table-cell table:formula="of:=IF(MOD([.BW$8]-[.$E7];[.$C7])=0;[.BV45]+[.$B7];[.BV45])+ORG.OPENOFFICE.STYLE(IF(ORG.OPENOFFICE.CURRENT()&gt;[.$B7];&quot;Red highlight&quot;;&quot;Default&quot;))" office:value-type="float" office:value="0">
            <text:p>0</text:p>
          </table:table-cell>
          <table:table-cell table:formula="of:=IF(MOD([.BX$8]-[.$E7];[.$C7])=0;[.BW45]+[.$B7];[.BW45])+ORG.OPENOFFICE.STYLE(IF(ORG.OPENOFFICE.CURRENT()&gt;[.$B7];&quot;Red highlight&quot;;&quot;Default&quot;))" office:value-type="float" office:value="0">
            <text:p>0</text:p>
          </table:table-cell>
          <table:table-cell table:formula="of:=IF(MOD([.BY$8]-[.$E7];[.$C7])=0;[.BX45]+[.$B7];[.BX45])+ORG.OPENOFFICE.STYLE(IF(ORG.OPENOFFICE.CURRENT()&gt;[.$B7];&quot;Red highlight&quot;;&quot;Default&quot;))" office:value-type="float" office:value="0">
            <text:p>0</text:p>
          </table:table-cell>
          <table:table-cell table:formula="of:=IF(MOD([.BZ$8]-[.$E7];[.$C7])=0;[.BY45]+[.$B7];[.BY45])+ORG.OPENOFFICE.STYLE(IF(ORG.OPENOFFICE.CURRENT()&gt;[.$B7];&quot;Red highlight&quot;;&quot;Default&quot;))" office:value-type="float" office:value="0">
            <text:p>0</text:p>
          </table:table-cell>
          <table:table-cell table:formula="of:=IF(MOD([.CA$8]-[.$E7];[.$C7])=0;[.BZ45]+[.$B7];[.BZ45])+ORG.OPENOFFICE.STYLE(IF(ORG.OPENOFFICE.CURRENT()&gt;[.$B7];&quot;Red highlight&quot;;&quot;Default&quot;))" office:value-type="float" office:value="0">
            <text:p>0</text:p>
          </table:table-cell>
          <table:table-cell table:formula="of:=IF(MOD([.CB$8]-[.$E7];[.$C7])=0;[.CA45]+[.$B7];[.CA45])+ORG.OPENOFFICE.STYLE(IF(ORG.OPENOFFICE.CURRENT()&gt;[.$B7];&quot;Red highlight&quot;;&quot;Default&quot;))" office:value-type="float" office:value="0">
            <text:p>0</text:p>
          </table:table-cell>
          <table:table-cell table:formula="of:=IF(MOD([.CC$8]-[.$E7];[.$C7])=0;[.CB45]+[.$B7];[.CB45])+ORG.OPENOFFICE.STYLE(IF(ORG.OPENOFFICE.CURRENT()&gt;[.$B7];&quot;Red highlight&quot;;&quot;Default&quot;))" office:value-type="float" office:value="0">
            <text:p>0</text:p>
          </table:table-cell>
          <table:table-cell table:formula="of:=IF(MOD([.CD$8]-[.$E7];[.$C7])=0;[.CC45]+[.$B7];[.CC45])+ORG.OPENOFFICE.STYLE(IF(ORG.OPENOFFICE.CURRENT()&gt;[.$B7];&quot;Red highlight&quot;;&quot;Default&quot;))" office:value-type="float" office:value="0">
            <text:p>0</text:p>
          </table:table-cell>
          <table:table-cell table:formula="of:=IF(MOD([.CE$8]-[.$E7];[.$C7])=0;[.CD45]+[.$B7];[.CD45])+ORG.OPENOFFICE.STYLE(IF(ORG.OPENOFFICE.CURRENT()&gt;[.$B7];&quot;Red highlight&quot;;&quot;Default&quot;))" office:value-type="float" office:value="0">
            <text:p>0</text:p>
          </table:table-cell>
          <table:table-cell table:formula="of:=IF(MOD([.CF$8]-[.$E7];[.$C7])=0;[.CE45]+[.$B7];[.CE45])+ORG.OPENOFFICE.STYLE(IF(ORG.OPENOFFICE.CURRENT()&gt;[.$B7];&quot;Red highlight&quot;;&quot;Default&quot;))" office:value-type="float" office:value="0">
            <text:p>0</text:p>
          </table:table-cell>
          <table:table-cell table:formula="of:=IF(MOD([.CG$8]-[.$E7];[.$C7])=0;[.CF45]+[.$B7];[.CF45])+ORG.OPENOFFICE.STYLE(IF(ORG.OPENOFFICE.CURRENT()&gt;[.$B7];&quot;Red highlight&quot;;&quot;Default&quot;))" office:value-type="float" office:value="0">
            <text:p>0</text:p>
          </table:table-cell>
          <table:table-cell table:formula="of:=IF(MOD([.CH$8]-[.$E7];[.$C7])=0;[.CG45]+[.$B7];[.CG45])+ORG.OPENOFFICE.STYLE(IF(ORG.OPENOFFICE.CURRENT()&gt;[.$B7];&quot;Red highlight&quot;;&quot;Default&quot;))" office:value-type="float" office:value="0">
            <text:p>0</text:p>
          </table:table-cell>
          <table:table-cell table:formula="of:=IF(MOD([.CI$8]-[.$E7];[.$C7])=0;[.CH45]+[.$B7];[.CH45])+ORG.OPENOFFICE.STYLE(IF(ORG.OPENOFFICE.CURRENT()&gt;[.$B7];&quot;Red highlight&quot;;&quot;Default&quot;))" office:value-type="float" office:value="0">
            <text:p>0</text:p>
          </table:table-cell>
          <table:table-cell table:formula="of:=IF(MOD([.CJ$8]-[.$E7];[.$C7])=0;[.CI45]+[.$B7];[.CI45])+ORG.OPENOFFICE.STYLE(IF(ORG.OPENOFFICE.CURRENT()&gt;[.$B7];&quot;Red highlight&quot;;&quot;Default&quot;))" office:value-type="float" office:value="0">
            <text:p>0</text:p>
          </table:table-cell>
          <table:table-cell table:formula="of:=IF(MOD([.CK$8]-[.$E7];[.$C7])=0;[.CJ45]+[.$B7];[.CJ45])+ORG.OPENOFFICE.STYLE(IF(ORG.OPENOFFICE.CURRENT()&gt;[.$B7];&quot;Red highlight&quot;;&quot;Default&quot;))" office:value-type="float" office:value="0">
            <text:p>0</text:p>
          </table:table-cell>
          <table:table-cell table:formula="of:=IF(MOD([.CL$8]-[.$E7];[.$C7])=0;[.CK45]+[.$B7];[.CK45])+ORG.OPENOFFICE.STYLE(IF(ORG.OPENOFFICE.CURRENT()&gt;[.$B7];&quot;Red highlight&quot;;&quot;Default&quot;))" office:value-type="float" office:value="0">
            <text:p>0</text:p>
          </table:table-cell>
          <table:table-cell table:formula="of:=IF(MOD([.CM$8]-[.$E7];[.$C7])=0;[.CL45]+[.$B7];[.CL45])+ORG.OPENOFFICE.STYLE(IF(ORG.OPENOFFICE.CURRENT()&gt;[.$B7];&quot;Red highlight&quot;;&quot;Default&quot;))" office:value-type="float" office:value="0">
            <text:p>0</text:p>
          </table:table-cell>
          <table:table-cell table:formula="of:=IF(MOD([.CN$8]-[.$E7];[.$C7])=0;[.CM45]+[.$B7];[.CM45])+ORG.OPENOFFICE.STYLE(IF(ORG.OPENOFFICE.CURRENT()&gt;[.$B7];&quot;Red highlight&quot;;&quot;Default&quot;))" office:value-type="float" office:value="0">
            <text:p>0</text:p>
          </table:table-cell>
          <table:table-cell table:formula="of:=IF(MOD([.CO$8]-[.$E7];[.$C7])=0;[.CN45]+[.$B7];[.CN45])+ORG.OPENOFFICE.STYLE(IF(ORG.OPENOFFICE.CURRENT()&gt;[.$B7];&quot;Red highlight&quot;;&quot;Default&quot;))" office:value-type="float" office:value="0">
            <text:p>0</text:p>
          </table:table-cell>
          <table:table-cell table:formula="of:=IF(MOD([.CP$8]-[.$E7];[.$C7])=0;[.CO45]+[.$B7];[.CO45])+ORG.OPENOFFICE.STYLE(IF(ORG.OPENOFFICE.CURRENT()&gt;[.$B7];&quot;Red highlight&quot;;&quot;Default&quot;))" office:value-type="float" office:value="0">
            <text:p>0</text:p>
          </table:table-cell>
          <table:table-cell table:formula="of:=IF(MOD([.CQ$8]-[.$E7];[.$C7])=0;[.CP45]+[.$B7];[.CP45])+ORG.OPENOFFICE.STYLE(IF(ORG.OPENOFFICE.CURRENT()&gt;[.$B7];&quot;Red highlight&quot;;&quot;Default&quot;))" office:value-type="float" office:value="0">
            <text:p>0</text:p>
          </table:table-cell>
          <table:table-cell table:formula="of:=IF(MOD([.CR$8]-[.$E7];[.$C7])=0;[.CQ45]+[.$B7];[.CQ45])+ORG.OPENOFFICE.STYLE(IF(ORG.OPENOFFICE.CURRENT()&gt;[.$B7];&quot;Red highlight&quot;;&quot;Default&quot;))" office:value-type="float" office:value="0">
            <text:p>0</text:p>
          </table:table-cell>
          <table:table-cell table:formula="of:=IF(MOD([.CS$8]-[.$E7];[.$C7])=0;[.CR45]+[.$B7];[.CR45])+ORG.OPENOFFICE.STYLE(IF(ORG.OPENOFFICE.CURRENT()&gt;[.$B7];&quot;Red highlight&quot;;&quot;Default&quot;))" office:value-type="float" office:value="0">
            <text:p>0</text:p>
          </table:table-cell>
          <table:table-cell table:formula="of:=IF(MOD([.CT$8]-[.$E7];[.$C7])=0;[.CS45]+[.$B7];[.CS45])+ORG.OPENOFFICE.STYLE(IF(ORG.OPENOFFICE.CURRENT()&gt;[.$B7];&quot;Red highlight&quot;;&quot;Default&quot;))" office:value-type="float" office:value="0">
            <text:p>0</text:p>
          </table:table-cell>
          <table:table-cell table:formula="of:=IF(MOD([.CU$8]-[.$E7];[.$C7])=0;[.CT45]+[.$B7];[.CT45])+ORG.OPENOFFICE.STYLE(IF(ORG.OPENOFFICE.CURRENT()&gt;[.$B7];&quot;Red highlight&quot;;&quot;Default&quot;))" office:value-type="float" office:value="0">
            <text:p>0</text:p>
          </table:table-cell>
          <table:table-cell table:formula="of:=IF(MOD([.CV$8]-[.$E7];[.$C7])=0;[.CU45]+[.$B7];[.CU45])+ORG.OPENOFFICE.STYLE(IF(ORG.OPENOFFICE.CURRENT()&gt;[.$B7];&quot;Red highlight&quot;;&quot;Default&quot;))" office:value-type="float" office:value="0">
            <text:p>0</text:p>
          </table:table-cell>
          <table:table-cell table:formula="of:=IF(MOD([.CW$8]-[.$E7];[.$C7])=0;[.CV45]+[.$B7];[.CV45])+ORG.OPENOFFICE.STYLE(IF(ORG.OPENOFFICE.CURRENT()&gt;[.$B7];&quot;Red highlight&quot;;&quot;Default&quot;))" office:value-type="float" office:value="0">
            <text:p>0</text:p>
          </table:table-cell>
          <table:table-cell table:formula="of:=IF(MOD([.CX$8]-[.$E7];[.$C7])=0;[.CW45]+[.$B7];[.CW45])+ORG.OPENOFFICE.STYLE(IF(ORG.OPENOFFICE.CURRENT()&gt;[.$B7];&quot;Red highlight&quot;;&quot;Default&quot;))" office:value-type="float" office:value="0">
            <text:p>0</text:p>
          </table:table-cell>
          <table:table-cell table:formula="of:=IF(MOD([.CY$8]-[.$E7];[.$C7])=0;[.CX45]+[.$B7];[.CX45])+ORG.OPENOFFICE.STYLE(IF(ORG.OPENOFFICE.CURRENT()&gt;[.$B7];&quot;Red highlight&quot;;&quot;Default&quot;))" office:value-type="float" office:value="0">
            <text:p>0</text:p>
          </table:table-cell>
          <table:table-cell table:formula="of:=IF(MOD([.CZ$8]-[.$E7];[.$C7])=0;[.CY45]+[.$B7];[.CY45])+ORG.OPENOFFICE.STYLE(IF(ORG.OPENOFFICE.CURRENT()&gt;[.$B7];&quot;Red highlight&quot;;&quot;Default&quot;))" office:value-type="float" office:value="0">
            <text:p>0</text:p>
          </table:table-cell>
          <table:table-cell table:formula="of:=IF(MOD([.DA$8]-[.$E7];[.$C7])=0;[.CZ45]+[.$B7];[.CZ45])+ORG.OPENOFFICE.STYLE(IF(ORG.OPENOFFICE.CURRENT()&gt;[.$B7];&quot;Red highlight&quot;;&quot;Default&quot;))" office:value-type="float" office:value="0">
            <text:p>0</text:p>
          </table:table-cell>
          <table:table-cell table:formula="of:=IF(MOD([.DB$8]-[.$E7];[.$C7])=0;[.DA45]+[.$B7];[.DA45])+ORG.OPENOFFICE.STYLE(IF(ORG.OPENOFFICE.CURRENT()&gt;[.$B7];&quot;Red highlight&quot;;&quot;Default&quot;))" office:value-type="float" office:value="0">
            <text:p>0</text:p>
          </table:table-cell>
          <table:table-cell table:formula="of:=IF(MOD([.DC$8]-[.$E7];[.$C7])=0;[.DB45]+[.$B7];[.DB45])+ORG.OPENOFFICE.STYLE(IF(ORG.OPENOFFICE.CURRENT()&gt;[.$B7];&quot;Red highlight&quot;;&quot;Default&quot;))" office:value-type="float" office:value="0">
            <text:p>0</text:p>
          </table:table-cell>
          <table:table-cell table:formula="of:=IF(MOD([.DD$8]-[.$E7];[.$C7])=0;[.DC45]+[.$B7];[.DC45])+ORG.OPENOFFICE.STYLE(IF(ORG.OPENOFFICE.CURRENT()&gt;[.$B7];&quot;Red highlight&quot;;&quot;Default&quot;))" office:value-type="float" office:value="0">
            <text:p>0</text:p>
          </table:table-cell>
          <table:table-cell table:formula="of:=IF(MOD([.DE$8]-[.$E7];[.$C7])=0;[.DD45]+[.$B7];[.DD45])+ORG.OPENOFFICE.STYLE(IF(ORG.OPENOFFICE.CURRENT()&gt;[.$B7];&quot;Red highlight&quot;;&quot;Default&quot;))" office:value-type="float" office:value="0">
            <text:p>0</text:p>
          </table:table-cell>
          <table:table-cell table:formula="of:=IF(MOD([.DF$8]-[.$E7];[.$C7])=0;[.DE45]+[.$B7];[.DE45])+ORG.OPENOFFICE.STYLE(IF(ORG.OPENOFFICE.CURRENT()&gt;[.$B7];&quot;Red highlight&quot;;&quot;Default&quot;))" office:value-type="float" office:value="0">
            <text:p>0</text:p>
          </table:table-cell>
          <table:table-cell table:formula="of:=IF(MOD([.DG$8]-[.$E7];[.$C7])=0;[.DF45]+[.$B7];[.DF45])+ORG.OPENOFFICE.STYLE(IF(ORG.OPENOFFICE.CURRENT()&gt;[.$B7];&quot;Red highlight&quot;;&quot;Default&quot;))" office:value-type="float" office:value="0">
            <text:p>0</text:p>
          </table:table-cell>
          <table:table-cell table:formula="of:=IF(MOD([.DH$8]-[.$E7];[.$C7])=0;[.DG45]+[.$B7];[.DG45])+ORG.OPENOFFICE.STYLE(IF(ORG.OPENOFFICE.CURRENT()&gt;[.$B7];&quot;Red highlight&quot;;&quot;Default&quot;))" office:value-type="float" office:value="0">
            <text:p>0</text:p>
          </table:table-cell>
          <table:table-cell table:formula="of:=IF(MOD([.DI$8]-[.$E7];[.$C7])=0;[.DH45]+[.$B7];[.DH45])+ORG.OPENOFFICE.STYLE(IF(ORG.OPENOFFICE.CURRENT()&gt;[.$B7];&quot;Red highlight&quot;;&quot;Default&quot;))" office:value-type="float" office:value="0">
            <text:p>0</text:p>
          </table:table-cell>
          <table:table-cell table:formula="of:=IF(MOD([.DJ$8]-[.$E7];[.$C7])=0;[.DI45]+[.$B7];[.DI45])+ORG.OPENOFFICE.STYLE(IF(ORG.OPENOFFICE.CURRENT()&gt;[.$B7];&quot;Red highlight&quot;;&quot;Default&quot;))" office:value-type="float" office:value="0">
            <text:p>0</text:p>
          </table:table-cell>
          <table:table-cell table:formula="of:=IF(MOD([.DK$8]-[.$E7];[.$C7])=0;[.DJ45]+[.$B7];[.DJ45])+ORG.OPENOFFICE.STYLE(IF(ORG.OPENOFFICE.CURRENT()&gt;[.$B7];&quot;Red highlight&quot;;&quot;Default&quot;))" office:value-type="float" office:value="0">
            <text:p>0</text:p>
          </table:table-cell>
          <table:table-cell table:formula="of:=IF(MOD([.DL$8]-[.$E7];[.$C7])=0;[.DK45]+[.$B7];[.DK45])+ORG.OPENOFFICE.STYLE(IF(ORG.OPENOFFICE.CURRENT()&gt;[.$B7];&quot;Red highlight&quot;;&quot;Default&quot;))" office:value-type="float" office:value="0">
            <text:p>0</text:p>
          </table:table-cell>
          <table:table-cell table:formula="of:=IF(MOD([.DM$8]-[.$E7];[.$C7])=0;[.DL45]+[.$B7];[.DL45])+ORG.OPENOFFICE.STYLE(IF(ORG.OPENOFFICE.CURRENT()&gt;[.$B7];&quot;Red highlight&quot;;&quot;Default&quot;))" office:value-type="float" office:value="0">
            <text:p>0</text:p>
          </table:table-cell>
          <table:table-cell table:formula="of:=IF(MOD([.DN$8]-[.$E7];[.$C7])=0;[.DM45]+[.$B7];[.DM45])+ORG.OPENOFFICE.STYLE(IF(ORG.OPENOFFICE.CURRENT()&gt;[.$B7];&quot;Red highlight&quot;;&quot;Default&quot;))" office:value-type="float" office:value="0">
            <text:p>0</text:p>
          </table:table-cell>
          <table:table-cell table:formula="of:=IF(MOD([.DO$8]-[.$E7];[.$C7])=0;[.DN45]+[.$B7];[.DN45])+ORG.OPENOFFICE.STYLE(IF(ORG.OPENOFFICE.CURRENT()&gt;[.$B7];&quot;Red highlight&quot;;&quot;Default&quot;))" office:value-type="float" office:value="0">
            <text:p>0</text:p>
          </table:table-cell>
          <table:table-cell table:formula="of:=IF(MOD([.DP$8]-[.$E7];[.$C7])=0;[.DO45]+[.$B7];[.DO45])+ORG.OPENOFFICE.STYLE(IF(ORG.OPENOFFICE.CURRENT()&gt;[.$B7];&quot;Red highlight&quot;;&quot;Default&quot;))" office:value-type="float" office:value="0">
            <text:p>0</text:p>
          </table:table-cell>
          <table:table-cell table:formula="of:=IF(MOD([.DQ$8]-[.$E7];[.$C7])=0;[.DP45]+[.$B7];[.DP45])+ORG.OPENOFFICE.STYLE(IF(ORG.OPENOFFICE.CURRENT()&gt;[.$B7];&quot;Red highlight&quot;;&quot;Default&quot;))" office:value-type="float" office:value="0">
            <text:p>0</text:p>
          </table:table-cell>
          <table:table-cell table:formula="of:=IF(MOD([.DR$8]-[.$E7];[.$C7])=0;[.DQ45]+[.$B7];[.DQ45])+ORG.OPENOFFICE.STYLE(IF(ORG.OPENOFFICE.CURRENT()&gt;[.$B7];&quot;Red highlight&quot;;&quot;Default&quot;))" office:value-type="float" office:value="0">
            <text:p>0</text:p>
          </table:table-cell>
          <table:table-cell table:formula="of:=IF(MOD([.DS$8]-[.$E7];[.$C7])=0;[.DR45]+[.$B7];[.DR45])+ORG.OPENOFFICE.STYLE(IF(ORG.OPENOFFICE.CURRENT()&gt;[.$B7];&quot;Red highlight&quot;;&quot;Default&quot;))" office:value-type="float" office:value="0">
            <text:p>0</text:p>
          </table:table-cell>
          <table:table-cell table:formula="of:=IF(MOD([.DT$8]-[.$E7];[.$C7])=0;[.DS45]+[.$B7];[.DS45])+ORG.OPENOFFICE.STYLE(IF(ORG.OPENOFFICE.CURRENT()&gt;[.$B7];&quot;Red highlight&quot;;&quot;Default&quot;))" office:value-type="float" office:value="0">
            <text:p>0</text:p>
          </table:table-cell>
          <table:table-cell table:formula="of:=IF(MOD([.DU$8]-[.$E7];[.$C7])=0;[.DT45]+[.$B7];[.DT45])+ORG.OPENOFFICE.STYLE(IF(ORG.OPENOFFICE.CURRENT()&gt;[.$B7];&quot;Red highlight&quot;;&quot;Default&quot;))" office:value-type="float" office:value="0">
            <text:p>0</text:p>
          </table:table-cell>
          <table:table-cell table:formula="of:=IF(MOD([.DV$8]-[.$E7];[.$C7])=0;[.DU45]+[.$B7];[.DU45])+ORG.OPENOFFICE.STYLE(IF(ORG.OPENOFFICE.CURRENT()&gt;[.$B7];&quot;Red highlight&quot;;&quot;Default&quot;))" office:value-type="float" office:value="0">
            <text:p>0</text:p>
          </table:table-cell>
          <table:table-cell table:formula="of:=IF(MOD([.DW$8]-[.$E7];[.$C7])=0;[.DV45]+[.$B7];[.DV45])+ORG.OPENOFFICE.STYLE(IF(ORG.OPENOFFICE.CURRENT()&gt;[.$B7];&quot;Red highlight&quot;;&quot;Default&quot;))" office:value-type="float" office:value="0">
            <text:p>0</text:p>
          </table:table-cell>
          <table:table-cell table:formula="of:=IF(MOD([.DX$8]-[.$E7];[.$C7])=0;[.DW45]+[.$B7];[.DW45])+ORG.OPENOFFICE.STYLE(IF(ORG.OPENOFFICE.CURRENT()&gt;[.$B7];&quot;Red highlight&quot;;&quot;Default&quot;))" office:value-type="float" office:value="0">
            <text:p>0</text:p>
          </table:table-cell>
          <table:table-cell table:formula="of:=IF(MOD([.DY$8]-[.$E7];[.$C7])=0;[.DX45]+[.$B7];[.DX45])+ORG.OPENOFFICE.STYLE(IF(ORG.OPENOFFICE.CURRENT()&gt;[.$B7];&quot;Red highlight&quot;;&quot;Default&quot;))" office:value-type="float" office:value="0">
            <text:p>0</text:p>
          </table:table-cell>
          <table:table-cell table:formula="of:=IF(MOD([.DZ$8]-[.$E7];[.$C7])=0;[.DY45]+[.$B7];[.DY45])+ORG.OPENOFFICE.STYLE(IF(ORG.OPENOFFICE.CURRENT()&gt;[.$B7];&quot;Red highlight&quot;;&quot;Default&quot;))" office:value-type="float" office:value="0">
            <text:p>0</text:p>
          </table:table-cell>
          <table:table-cell table:formula="of:=IF(MOD([.EA$8]-[.$E7];[.$C7])=0;[.DZ45]+[.$B7];[.DZ45])+ORG.OPENOFFICE.STYLE(IF(ORG.OPENOFFICE.CURRENT()&gt;[.$B7];&quot;Red highlight&quot;;&quot;Default&quot;))" office:value-type="float" office:value="0">
            <text:p>0</text:p>
          </table:table-cell>
          <table:table-cell table:formula="of:=IF(MOD([.EB$8]-[.$E7];[.$C7])=0;[.EA45]+[.$B7];[.EA45])+ORG.OPENOFFICE.STYLE(IF(ORG.OPENOFFICE.CURRENT()&gt;[.$B7];&quot;Red highlight&quot;;&quot;Default&quot;))" office:value-type="float" office:value="0">
            <text:p>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J22]&gt;0;[.$F4];10000)" office:value-type="float" office:value="1">
            <text:p>1</text:p>
          </table:table-cell>
          <table:table-cell table:formula="of:=IF([.K22]&gt;0;[.$F4];10000)" office:value-type="float" office:value="10000">
            <text:p>10000</text:p>
          </table:table-cell>
          <table:table-cell table:formula="of:=IF([.L22]&gt;0;[.$F4];10000)" office:value-type="float" office:value="10000">
            <text:p>10000</text:p>
          </table:table-cell>
          <table:table-cell table:formula="of:=IF([.M22]&gt;0;[.$F4];10000)" office:value-type="float" office:value="1">
            <text:p>1</text:p>
          </table:table-cell>
          <table:table-cell table:formula="of:=IF([.N22]&gt;0;[.$F4];10000)" office:value-type="float" office:value="10000">
            <text:p>10000</text:p>
          </table:table-cell>
          <table:table-cell table:formula="of:=IF([.O22]&gt;0;[.$F4];10000)" office:value-type="float" office:value="10000">
            <text:p>10000</text:p>
          </table:table-cell>
          <table:table-cell table:formula="of:=IF([.P22]&gt;0;[.$F4];10000)" office:value-type="float" office:value="1">
            <text:p>1</text:p>
          </table:table-cell>
          <table:table-cell table:formula="of:=IF([.Q22]&gt;0;[.$F4];10000)" office:value-type="float" office:value="10000">
            <text:p>10000</text:p>
          </table:table-cell>
          <table:table-cell table:formula="of:=IF([.R22]&gt;0;[.$F4];10000)" office:value-type="float" office:value="10000">
            <text:p>10000</text:p>
          </table:table-cell>
          <table:table-cell table:formula="of:=IF([.S22]&gt;0;[.$F4];10000)" office:value-type="float" office:value="1">
            <text:p>1</text:p>
          </table:table-cell>
          <table:table-cell table:formula="of:=IF([.T22]&gt;0;[.$F4];10000)" office:value-type="float" office:value="10000">
            <text:p>10000</text:p>
          </table:table-cell>
          <table:table-cell table:formula="of:=IF([.U22]&gt;0;[.$F4];10000)" office:value-type="float" office:value="10000">
            <text:p>10000</text:p>
          </table:table-cell>
          <table:table-cell table:formula="of:=IF([.V22]&gt;0;[.$F4];10000)" office:value-type="float" office:value="1">
            <text:p>1</text:p>
          </table:table-cell>
          <table:table-cell table:formula="of:=IF([.W22]&gt;0;[.$F4];10000)" office:value-type="float" office:value="10000">
            <text:p>10000</text:p>
          </table:table-cell>
          <table:table-cell table:formula="of:=IF([.X22]&gt;0;[.$F4];10000)" office:value-type="float" office:value="10000">
            <text:p>10000</text:p>
          </table:table-cell>
          <table:table-cell table:formula="of:=IF([.Y22]&gt;0;[.$F4];10000)" office:value-type="float" office:value="1">
            <text:p>1</text:p>
          </table:table-cell>
          <table:table-cell table:formula="of:=IF([.Z22]&gt;0;[.$F4];10000)" office:value-type="float" office:value="10000">
            <text:p>10000</text:p>
          </table:table-cell>
          <table:table-cell table:formula="of:=IF([.AA22]&gt;0;[.$F4];10000)" office:value-type="float" office:value="10000">
            <text:p>10000</text:p>
          </table:table-cell>
          <table:table-cell table:formula="of:=IF([.AB22]&gt;0;[.$F4];10000)" office:value-type="float" office:value="1">
            <text:p>1</text:p>
          </table:table-cell>
          <table:table-cell table:formula="of:=IF([.AC22]&gt;0;[.$F4];10000)" office:value-type="float" office:value="10000">
            <text:p>10000</text:p>
          </table:table-cell>
          <table:table-cell table:formula="of:=IF([.AD22]&gt;0;[.$F4];10000)" office:value-type="float" office:value="10000">
            <text:p>10000</text:p>
          </table:table-cell>
          <table:table-cell table:formula="of:=IF([.AE22]&gt;0;[.$F4];10000)" office:value-type="float" office:value="1">
            <text:p>1</text:p>
          </table:table-cell>
          <table:table-cell table:formula="of:=IF([.AF22]&gt;0;[.$F4];10000)" office:value-type="float" office:value="10000">
            <text:p>10000</text:p>
          </table:table-cell>
          <table:table-cell table:formula="of:=IF([.AG22]&gt;0;[.$F4];10000)" office:value-type="float" office:value="10000">
            <text:p>10000</text:p>
          </table:table-cell>
          <table:table-cell table:formula="of:=IF([.AH22]&gt;0;[.$F4];10000)" office:value-type="float" office:value="1">
            <text:p>1</text:p>
          </table:table-cell>
          <table:table-cell table:formula="of:=IF([.AI22]&gt;0;[.$F4];10000)" office:value-type="float" office:value="10000">
            <text:p>10000</text:p>
          </table:table-cell>
          <table:table-cell table:formula="of:=IF([.AJ22]&gt;0;[.$F4];10000)" office:value-type="float" office:value="10000">
            <text:p>10000</text:p>
          </table:table-cell>
          <table:table-cell table:formula="of:=IF([.AK22]&gt;0;[.$F4];10000)" office:value-type="float" office:value="1">
            <text:p>1</text:p>
          </table:table-cell>
          <table:table-cell table:formula="of:=IF([.AL22]&gt;0;[.$F4];10000)" office:value-type="float" office:value="10000">
            <text:p>10000</text:p>
          </table:table-cell>
          <table:table-cell table:formula="of:=IF([.AM22]&gt;0;[.$F4];10000)" office:value-type="float" office:value="10000">
            <text:p>10000</text:p>
          </table:table-cell>
          <table:table-cell table:formula="of:=IF([.AN22]&gt;0;[.$F4];10000)" office:value-type="float" office:value="1">
            <text:p>1</text:p>
          </table:table-cell>
          <table:table-cell table:formula="of:=IF([.AO22]&gt;0;[.$F4];10000)" office:value-type="float" office:value="10000">
            <text:p>10000</text:p>
          </table:table-cell>
          <table:table-cell table:formula="of:=IF([.AP22]&gt;0;[.$F4];10000)" office:value-type="float" office:value="10000">
            <text:p>10000</text:p>
          </table:table-cell>
          <table:table-cell table:formula="of:=IF([.AQ22]&gt;0;[.$F4];10000)" office:value-type="float" office:value="1">
            <text:p>1</text:p>
          </table:table-cell>
          <table:table-cell table:formula="of:=IF([.AR22]&gt;0;[.$F4];10000)" office:value-type="float" office:value="10000">
            <text:p>10000</text:p>
          </table:table-cell>
          <table:table-cell table:formula="of:=IF([.AS22]&gt;0;[.$F4];10000)" office:value-type="float" office:value="10000">
            <text:p>10000</text:p>
          </table:table-cell>
          <table:table-cell table:formula="of:=IF([.AT22]&gt;0;[.$F4];10000)" office:value-type="float" office:value="1">
            <text:p>1</text:p>
          </table:table-cell>
          <table:table-cell table:formula="of:=IF([.AU22]&gt;0;[.$F4];10000)" office:value-type="float" office:value="10000">
            <text:p>10000</text:p>
          </table:table-cell>
          <table:table-cell table:formula="of:=IF([.AV22]&gt;0;[.$F4];10000)" office:value-type="float" office:value="10000">
            <text:p>10000</text:p>
          </table:table-cell>
          <table:table-cell table:formula="of:=IF([.AW22]&gt;0;[.$F4];10000)" office:value-type="float" office:value="1">
            <text:p>1</text:p>
          </table:table-cell>
          <table:table-cell table:formula="of:=IF([.AX22]&gt;0;[.$F4];10000)" office:value-type="float" office:value="10000">
            <text:p>10000</text:p>
          </table:table-cell>
          <table:table-cell table:formula="of:=IF([.AY22]&gt;0;[.$F4];10000)" office:value-type="float" office:value="10000">
            <text:p>10000</text:p>
          </table:table-cell>
          <table:table-cell table:formula="of:=IF([.AZ22]&gt;0;[.$F4];10000)" office:value-type="float" office:value="1">
            <text:p>1</text:p>
          </table:table-cell>
          <table:table-cell table:formula="of:=IF([.BA22]&gt;0;[.$F4];10000)" office:value-type="float" office:value="10000">
            <text:p>10000</text:p>
          </table:table-cell>
          <table:table-cell table:formula="of:=IF([.BB22]&gt;0;[.$F4];10000)" office:value-type="float" office:value="10000">
            <text:p>10000</text:p>
          </table:table-cell>
          <table:table-cell table:formula="of:=IF([.BC22]&gt;0;[.$F4];10000)" office:value-type="float" office:value="1">
            <text:p>1</text:p>
          </table:table-cell>
          <table:table-cell table:formula="of:=IF([.BD22]&gt;0;[.$F4];10000)" office:value-type="float" office:value="10000">
            <text:p>10000</text:p>
          </table:table-cell>
          <table:table-cell table:formula="of:=IF([.BE22]&gt;0;[.$F4];10000)" office:value-type="float" office:value="10000">
            <text:p>10000</text:p>
          </table:table-cell>
          <table:table-cell table:formula="of:=IF([.BF22]&gt;0;[.$F4];10000)" office:value-type="float" office:value="1">
            <text:p>1</text:p>
          </table:table-cell>
          <table:table-cell table:formula="of:=IF([.BG22]&gt;0;[.$F4];10000)" office:value-type="float" office:value="10000">
            <text:p>10000</text:p>
          </table:table-cell>
          <table:table-cell table:formula="of:=IF([.BH22]&gt;0;[.$F4];10000)" office:value-type="float" office:value="10000">
            <text:p>10000</text:p>
          </table:table-cell>
          <table:table-cell table:formula="of:=IF([.BI22]&gt;0;[.$F4];10000)" office:value-type="float" office:value="1">
            <text:p>1</text:p>
          </table:table-cell>
          <table:table-cell table:formula="of:=IF([.BJ22]&gt;0;[.$F4];10000)" office:value-type="float" office:value="10000">
            <text:p>10000</text:p>
          </table:table-cell>
          <table:table-cell table:formula="of:=IF([.BK22]&gt;0;[.$F4];10000)" office:value-type="float" office:value="10000">
            <text:p>10000</text:p>
          </table:table-cell>
          <table:table-cell table:formula="of:=IF([.BL22]&gt;0;[.$F4];10000)" office:value-type="float" office:value="1">
            <text:p>1</text:p>
          </table:table-cell>
          <table:table-cell table:formula="of:=IF([.BM22]&gt;0;[.$F4];10000)" office:value-type="float" office:value="10000">
            <text:p>10000</text:p>
          </table:table-cell>
          <table:table-cell table:formula="of:=IF([.BN22]&gt;0;[.$F4];10000)" office:value-type="float" office:value="10000">
            <text:p>10000</text:p>
          </table:table-cell>
          <table:table-cell table:formula="of:=IF([.BO22]&gt;0;[.$F4];10000)" office:value-type="float" office:value="1">
            <text:p>1</text:p>
          </table:table-cell>
          <table:table-cell table:formula="of:=IF([.BP22]&gt;0;[.$F4];10000)" office:value-type="float" office:value="10000">
            <text:p>10000</text:p>
          </table:table-cell>
          <table:table-cell table:formula="of:=IF([.BQ22]&gt;0;[.$F4];10000)" office:value-type="float" office:value="10000">
            <text:p>10000</text:p>
          </table:table-cell>
          <table:table-cell table:formula="of:=IF([.BR22]&gt;0;[.$F4];10000)" office:value-type="float" office:value="1">
            <text:p>1</text:p>
          </table:table-cell>
          <table:table-cell table:formula="of:=IF([.BS22]&gt;0;[.$F4];10000)" office:value-type="float" office:value="10000">
            <text:p>10000</text:p>
          </table:table-cell>
          <table:table-cell table:formula="of:=IF([.BT22]&gt;0;[.$F4];10000)" office:value-type="float" office:value="10000">
            <text:p>10000</text:p>
          </table:table-cell>
          <table:table-cell table:formula="of:=IF([.BU22]&gt;0;[.$F4];10000)" office:value-type="float" office:value="1">
            <text:p>1</text:p>
          </table:table-cell>
          <table:table-cell table:formula="of:=IF([.BV22]&gt;0;[.$F4];10000)" office:value-type="float" office:value="10000">
            <text:p>10000</text:p>
          </table:table-cell>
          <table:table-cell table:formula="of:=IF([.BW22]&gt;0;[.$F4];10000)" office:value-type="float" office:value="10000">
            <text:p>10000</text:p>
          </table:table-cell>
          <table:table-cell table:formula="of:=IF([.BX22]&gt;0;[.$F4];10000)" office:value-type="float" office:value="1">
            <text:p>1</text:p>
          </table:table-cell>
          <table:table-cell table:formula="of:=IF([.BY22]&gt;0;[.$F4];10000)" office:value-type="float" office:value="10000">
            <text:p>10000</text:p>
          </table:table-cell>
          <table:table-cell table:formula="of:=IF([.BZ22]&gt;0;[.$F4];10000)" office:value-type="float" office:value="10000">
            <text:p>10000</text:p>
          </table:table-cell>
          <table:table-cell table:formula="of:=IF([.CA22]&gt;0;[.$F4];10000)" office:value-type="float" office:value="1">
            <text:p>1</text:p>
          </table:table-cell>
          <table:table-cell table:formula="of:=IF([.CB22]&gt;0;[.$F4];10000)" office:value-type="float" office:value="10000">
            <text:p>10000</text:p>
          </table:table-cell>
          <table:table-cell table:formula="of:=IF([.CC22]&gt;0;[.$F4];10000)" office:value-type="float" office:value="10000">
            <text:p>10000</text:p>
          </table:table-cell>
          <table:table-cell table:formula="of:=IF([.CD22]&gt;0;[.$F4];10000)" office:value-type="float" office:value="1">
            <text:p>1</text:p>
          </table:table-cell>
          <table:table-cell table:formula="of:=IF([.CE22]&gt;0;[.$F4];10000)" office:value-type="float" office:value="10000">
            <text:p>10000</text:p>
          </table:table-cell>
          <table:table-cell table:formula="of:=IF([.CF22]&gt;0;[.$F4];10000)" office:value-type="float" office:value="10000">
            <text:p>10000</text:p>
          </table:table-cell>
          <table:table-cell table:formula="of:=IF([.CG22]&gt;0;[.$F4];10000)" office:value-type="float" office:value="1">
            <text:p>1</text:p>
          </table:table-cell>
          <table:table-cell table:formula="of:=IF([.CH22]&gt;0;[.$F4];10000)" office:value-type="float" office:value="10000">
            <text:p>10000</text:p>
          </table:table-cell>
          <table:table-cell table:formula="of:=IF([.CI22]&gt;0;[.$F4];10000)" office:value-type="float" office:value="10000">
            <text:p>10000</text:p>
          </table:table-cell>
          <table:table-cell table:formula="of:=IF([.CJ22]&gt;0;[.$F4];10000)" office:value-type="float" office:value="1">
            <text:p>1</text:p>
          </table:table-cell>
          <table:table-cell table:formula="of:=IF([.CK22]&gt;0;[.$F4];10000)" office:value-type="float" office:value="10000">
            <text:p>10000</text:p>
          </table:table-cell>
          <table:table-cell table:formula="of:=IF([.CL22]&gt;0;[.$F4];10000)" office:value-type="float" office:value="10000">
            <text:p>10000</text:p>
          </table:table-cell>
          <table:table-cell table:formula="of:=IF([.CM22]&gt;0;[.$F4];10000)" office:value-type="float" office:value="1">
            <text:p>1</text:p>
          </table:table-cell>
          <table:table-cell table:formula="of:=IF([.CN22]&gt;0;[.$F4];10000)" office:value-type="float" office:value="10000">
            <text:p>10000</text:p>
          </table:table-cell>
          <table:table-cell table:formula="of:=IF([.CO22]&gt;0;[.$F4];10000)" office:value-type="float" office:value="10000">
            <text:p>10000</text:p>
          </table:table-cell>
          <table:table-cell table:formula="of:=IF([.CP22]&gt;0;[.$F4];10000)" office:value-type="float" office:value="1">
            <text:p>1</text:p>
          </table:table-cell>
          <table:table-cell table:formula="of:=IF([.CQ22]&gt;0;[.$F4];10000)" office:value-type="float" office:value="10000">
            <text:p>10000</text:p>
          </table:table-cell>
          <table:table-cell table:formula="of:=IF([.CR22]&gt;0;[.$F4];10000)" office:value-type="float" office:value="10000">
            <text:p>10000</text:p>
          </table:table-cell>
          <table:table-cell table:formula="of:=IF([.CS22]&gt;0;[.$F4];10000)" office:value-type="float" office:value="1">
            <text:p>1</text:p>
          </table:table-cell>
          <table:table-cell table:formula="of:=IF([.CT22]&gt;0;[.$F4];10000)" office:value-type="float" office:value="10000">
            <text:p>10000</text:p>
          </table:table-cell>
          <table:table-cell table:formula="of:=IF([.CU22]&gt;0;[.$F4];10000)" office:value-type="float" office:value="10000">
            <text:p>10000</text:p>
          </table:table-cell>
          <table:table-cell table:formula="of:=IF([.CV22]&gt;0;[.$F4];10000)" office:value-type="float" office:value="1">
            <text:p>1</text:p>
          </table:table-cell>
          <table:table-cell table:formula="of:=IF([.CW22]&gt;0;[.$F4];10000)" office:value-type="float" office:value="10000">
            <text:p>10000</text:p>
          </table:table-cell>
          <table:table-cell table:formula="of:=IF([.CX22]&gt;0;[.$F4];10000)" office:value-type="float" office:value="10000">
            <text:p>10000</text:p>
          </table:table-cell>
          <table:table-cell table:formula="of:=IF([.CY22]&gt;0;[.$F4];10000)" office:value-type="float" office:value="1">
            <text:p>1</text:p>
          </table:table-cell>
          <table:table-cell table:formula="of:=IF([.CZ22]&gt;0;[.$F4];10000)" office:value-type="float" office:value="10000">
            <text:p>10000</text:p>
          </table:table-cell>
          <table:table-cell table:formula="of:=IF([.DA22]&gt;0;[.$F4];10000)" office:value-type="float" office:value="10000">
            <text:p>10000</text:p>
          </table:table-cell>
          <table:table-cell table:formula="of:=IF([.DB22]&gt;0;[.$F4];10000)" office:value-type="float" office:value="1">
            <text:p>1</text:p>
          </table:table-cell>
          <table:table-cell table:formula="of:=IF([.DC22]&gt;0;[.$F4];10000)" office:value-type="float" office:value="10000">
            <text:p>10000</text:p>
          </table:table-cell>
          <table:table-cell table:formula="of:=IF([.DD22]&gt;0;[.$F4];10000)" office:value-type="float" office:value="10000">
            <text:p>10000</text:p>
          </table:table-cell>
          <table:table-cell table:formula="of:=IF([.DE22]&gt;0;[.$F4];10000)" office:value-type="float" office:value="1">
            <text:p>1</text:p>
          </table:table-cell>
          <table:table-cell table:formula="of:=IF([.DF22]&gt;0;[.$F4];10000)" office:value-type="float" office:value="10000">
            <text:p>10000</text:p>
          </table:table-cell>
          <table:table-cell table:formula="of:=IF([.DG22]&gt;0;[.$F4];10000)" office:value-type="float" office:value="10000">
            <text:p>10000</text:p>
          </table:table-cell>
          <table:table-cell table:formula="of:=IF([.DH22]&gt;0;[.$F4];10000)" office:value-type="float" office:value="1">
            <text:p>1</text:p>
          </table:table-cell>
          <table:table-cell table:formula="of:=IF([.DI22]&gt;0;[.$F4];10000)" office:value-type="float" office:value="10000">
            <text:p>10000</text:p>
          </table:table-cell>
          <table:table-cell table:formula="of:=IF([.DJ22]&gt;0;[.$F4];10000)" office:value-type="float" office:value="10000">
            <text:p>10000</text:p>
          </table:table-cell>
          <table:table-cell table:formula="of:=IF([.DK22]&gt;0;[.$F4];10000)" office:value-type="float" office:value="1">
            <text:p>1</text:p>
          </table:table-cell>
          <table:table-cell table:formula="of:=IF([.DL22]&gt;0;[.$F4];10000)" office:value-type="float" office:value="10000">
            <text:p>10000</text:p>
          </table:table-cell>
          <table:table-cell table:formula="of:=IF([.DM22]&gt;0;[.$F4];10000)" office:value-type="float" office:value="10000">
            <text:p>10000</text:p>
          </table:table-cell>
          <table:table-cell table:formula="of:=IF([.DN22]&gt;0;[.$F4];10000)" office:value-type="float" office:value="1">
            <text:p>1</text:p>
          </table:table-cell>
          <table:table-cell table:formula="of:=IF([.DO22]&gt;0;[.$F4];10000)" office:value-type="float" office:value="10000">
            <text:p>10000</text:p>
          </table:table-cell>
          <table:table-cell table:formula="of:=IF([.DP22]&gt;0;[.$F4];10000)" office:value-type="float" office:value="10000">
            <text:p>10000</text:p>
          </table:table-cell>
          <table:table-cell table:formula="of:=IF([.DQ22]&gt;0;[.$F4];10000)" office:value-type="float" office:value="1">
            <text:p>1</text:p>
          </table:table-cell>
          <table:table-cell table:formula="of:=IF([.DR22]&gt;0;[.$F4];10000)" office:value-type="float" office:value="10000">
            <text:p>10000</text:p>
          </table:table-cell>
          <table:table-cell table:formula="of:=IF([.DS22]&gt;0;[.$F4];10000)" office:value-type="float" office:value="10000">
            <text:p>10000</text:p>
          </table:table-cell>
          <table:table-cell table:formula="of:=IF([.DT22]&gt;0;[.$F4];10000)" office:value-type="float" office:value="1">
            <text:p>1</text:p>
          </table:table-cell>
          <table:table-cell table:formula="of:=IF([.DU22]&gt;0;[.$F4];10000)" office:value-type="float" office:value="10000">
            <text:p>10000</text:p>
          </table:table-cell>
          <table:table-cell table:formula="of:=IF([.DV22]&gt;0;[.$F4];10000)" office:value-type="float" office:value="10000">
            <text:p>10000</text:p>
          </table:table-cell>
          <table:table-cell table:formula="of:=IF([.DW22]&gt;0;[.$F4];10000)" office:value-type="float" office:value="1">
            <text:p>1</text:p>
          </table:table-cell>
          <table:table-cell table:formula="of:=IF([.DX22]&gt;0;[.$F4];10000)" office:value-type="float" office:value="10000">
            <text:p>10000</text:p>
          </table:table-cell>
          <table:table-cell table:formula="of:=IF([.DY22]&gt;0;[.$F4];10000)" office:value-type="float" office:value="10000">
            <text:p>10000</text:p>
          </table:table-cell>
          <table:table-cell table:formula="of:=IF([.DZ22]&gt;0;[.$F4];10000)" office:value-type="float" office:value="1">
            <text:p>1</text:p>
          </table:table-cell>
          <table:table-cell table:formula="of:=IF([.EA22]&gt;0;[.$F4];10000)" office:value-type="float" office:value="10000">
            <text:p>10000</text:p>
          </table:table-cell>
          <table:table-cell table:formula="of:=IF([.EB22]&gt;0;[.$F4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Ready queue</text:p>
          </table:table-cell>
          <table:table-cell table:formula="of:=IF([.J23]&gt;0;[.$F5];10000)" office:value-type="float" office:value="2">
            <text:p>2</text:p>
          </table:table-cell>
          <table:table-cell table:formula="of:=IF([.K23]&gt;0;[.$F5];10000)" office:value-type="float" office:value="2">
            <text:p>2</text:p>
          </table:table-cell>
          <table:table-cell table:formula="of:=IF([.L23]&gt;0;[.$F5];10000)" office:value-type="float" office:value="2">
            <text:p>2</text:p>
          </table:table-cell>
          <table:table-cell table:formula="of:=IF([.M23]&gt;0;[.$F5];10000)" office:value-type="float" office:value="2">
            <text:p>2</text:p>
          </table:table-cell>
          <table:table-cell table:formula="of:=IF([.N23]&gt;0;[.$F5];10000)" office:value-type="float" office:value="2">
            <text:p>2</text:p>
          </table:table-cell>
          <table:table-cell table:formula="of:=IF([.O23]&gt;0;[.$F5];10000)" office:value-type="float" office:value="10000">
            <text:p>10000</text:p>
          </table:table-cell>
          <table:table-cell table:formula="of:=IF([.P23]&gt;0;[.$F5];10000)" office:value-type="float" office:value="10000">
            <text:p>10000</text:p>
          </table:table-cell>
          <table:table-cell table:formula="of:=IF([.Q23]&gt;0;[.$F5];10000)" office:value-type="float" office:value="10000">
            <text:p>10000</text:p>
          </table:table-cell>
          <table:table-cell table:formula="of:=IF([.R23]&gt;0;[.$F5];10000)" office:value-type="float" office:value="10000">
            <text:p>10000</text:p>
          </table:table-cell>
          <table:table-cell table:formula="of:=IF([.S23]&gt;0;[.$F5];10000)" office:value-type="float" office:value="2">
            <text:p>2</text:p>
          </table:table-cell>
          <table:table-cell table:formula="of:=IF([.T23]&gt;0;[.$F5];10000)" office:value-type="float" office:value="2">
            <text:p>2</text:p>
          </table:table-cell>
          <table:table-cell table:formula="of:=IF([.U23]&gt;0;[.$F5];10000)" office:value-type="float" office:value="2">
            <text:p>2</text:p>
          </table:table-cell>
          <table:table-cell table:formula="of:=IF([.V23]&gt;0;[.$F5];10000)" office:value-type="float" office:value="2">
            <text:p>2</text:p>
          </table:table-cell>
          <table:table-cell table:formula="of:=IF([.W23]&gt;0;[.$F5];10000)" office:value-type="float" office:value="2">
            <text:p>2</text:p>
          </table:table-cell>
          <table:table-cell table:formula="of:=IF([.X23]&gt;0;[.$F5];10000)" office:value-type="float" office:value="10000">
            <text:p>10000</text:p>
          </table:table-cell>
          <table:table-cell table:formula="of:=IF([.Y23]&gt;0;[.$F5];10000)" office:value-type="float" office:value="10000">
            <text:p>10000</text:p>
          </table:table-cell>
          <table:table-cell table:formula="of:=IF([.Z23]&gt;0;[.$F5];10000)" office:value-type="float" office:value="10000">
            <text:p>10000</text:p>
          </table:table-cell>
          <table:table-cell table:formula="of:=IF([.AA23]&gt;0;[.$F5];10000)" office:value-type="float" office:value="10000">
            <text:p>10000</text:p>
          </table:table-cell>
          <table:table-cell table:formula="of:=IF([.AB23]&gt;0;[.$F5];10000)" office:value-type="float" office:value="2">
            <text:p>2</text:p>
          </table:table-cell>
          <table:table-cell table:formula="of:=IF([.AC23]&gt;0;[.$F5];10000)" office:value-type="float" office:value="2">
            <text:p>2</text:p>
          </table:table-cell>
          <table:table-cell table:formula="of:=IF([.AD23]&gt;0;[.$F5];10000)" office:value-type="float" office:value="2">
            <text:p>2</text:p>
          </table:table-cell>
          <table:table-cell table:formula="of:=IF([.AE23]&gt;0;[.$F5];10000)" office:value-type="float" office:value="2">
            <text:p>2</text:p>
          </table:table-cell>
          <table:table-cell table:formula="of:=IF([.AF23]&gt;0;[.$F5];10000)" office:value-type="float" office:value="2">
            <text:p>2</text:p>
          </table:table-cell>
          <table:table-cell table:formula="of:=IF([.AG23]&gt;0;[.$F5];10000)" office:value-type="float" office:value="10000">
            <text:p>10000</text:p>
          </table:table-cell>
          <table:table-cell table:formula="of:=IF([.AH23]&gt;0;[.$F5];10000)" office:value-type="float" office:value="10000">
            <text:p>10000</text:p>
          </table:table-cell>
          <table:table-cell table:formula="of:=IF([.AI23]&gt;0;[.$F5];10000)" office:value-type="float" office:value="10000">
            <text:p>10000</text:p>
          </table:table-cell>
          <table:table-cell table:formula="of:=IF([.AJ23]&gt;0;[.$F5];10000)" office:value-type="float" office:value="10000">
            <text:p>10000</text:p>
          </table:table-cell>
          <table:table-cell table:formula="of:=IF([.AK23]&gt;0;[.$F5];10000)" office:value-type="float" office:value="2">
            <text:p>2</text:p>
          </table:table-cell>
          <table:table-cell table:formula="of:=IF([.AL23]&gt;0;[.$F5];10000)" office:value-type="float" office:value="2">
            <text:p>2</text:p>
          </table:table-cell>
          <table:table-cell table:formula="of:=IF([.AM23]&gt;0;[.$F5];10000)" office:value-type="float" office:value="2">
            <text:p>2</text:p>
          </table:table-cell>
          <table:table-cell table:formula="of:=IF([.AN23]&gt;0;[.$F5];10000)" office:value-type="float" office:value="2">
            <text:p>2</text:p>
          </table:table-cell>
          <table:table-cell table:formula="of:=IF([.AO23]&gt;0;[.$F5];10000)" office:value-type="float" office:value="2">
            <text:p>2</text:p>
          </table:table-cell>
          <table:table-cell table:formula="of:=IF([.AP23]&gt;0;[.$F5];10000)" office:value-type="float" office:value="10000">
            <text:p>10000</text:p>
          </table:table-cell>
          <table:table-cell table:formula="of:=IF([.AQ23]&gt;0;[.$F5];10000)" office:value-type="float" office:value="10000">
            <text:p>10000</text:p>
          </table:table-cell>
          <table:table-cell table:formula="of:=IF([.AR23]&gt;0;[.$F5];10000)" office:value-type="float" office:value="10000">
            <text:p>10000</text:p>
          </table:table-cell>
          <table:table-cell table:formula="of:=IF([.AS23]&gt;0;[.$F5];10000)" office:value-type="float" office:value="10000">
            <text:p>10000</text:p>
          </table:table-cell>
          <table:table-cell table:formula="of:=IF([.AT23]&gt;0;[.$F5];10000)" office:value-type="float" office:value="2">
            <text:p>2</text:p>
          </table:table-cell>
          <table:table-cell table:formula="of:=IF([.AU23]&gt;0;[.$F5];10000)" office:value-type="float" office:value="2">
            <text:p>2</text:p>
          </table:table-cell>
          <table:table-cell table:formula="of:=IF([.AV23]&gt;0;[.$F5];10000)" office:value-type="float" office:value="2">
            <text:p>2</text:p>
          </table:table-cell>
          <table:table-cell table:formula="of:=IF([.AW23]&gt;0;[.$F5];10000)" office:value-type="float" office:value="2">
            <text:p>2</text:p>
          </table:table-cell>
          <table:table-cell table:formula="of:=IF([.AX23]&gt;0;[.$F5];10000)" office:value-type="float" office:value="2">
            <text:p>2</text:p>
          </table:table-cell>
          <table:table-cell table:formula="of:=IF([.AY23]&gt;0;[.$F5];10000)" office:value-type="float" office:value="10000">
            <text:p>10000</text:p>
          </table:table-cell>
          <table:table-cell table:formula="of:=IF([.AZ23]&gt;0;[.$F5];10000)" office:value-type="float" office:value="10000">
            <text:p>10000</text:p>
          </table:table-cell>
          <table:table-cell table:formula="of:=IF([.BA23]&gt;0;[.$F5];10000)" office:value-type="float" office:value="10000">
            <text:p>10000</text:p>
          </table:table-cell>
          <table:table-cell table:formula="of:=IF([.BB23]&gt;0;[.$F5];10000)" office:value-type="float" office:value="10000">
            <text:p>10000</text:p>
          </table:table-cell>
          <table:table-cell table:formula="of:=IF([.BC23]&gt;0;[.$F5];10000)" office:value-type="float" office:value="2">
            <text:p>2</text:p>
          </table:table-cell>
          <table:table-cell table:formula="of:=IF([.BD23]&gt;0;[.$F5];10000)" office:value-type="float" office:value="2">
            <text:p>2</text:p>
          </table:table-cell>
          <table:table-cell table:formula="of:=IF([.BE23]&gt;0;[.$F5];10000)" office:value-type="float" office:value="2">
            <text:p>2</text:p>
          </table:table-cell>
          <table:table-cell table:formula="of:=IF([.BF23]&gt;0;[.$F5];10000)" office:value-type="float" office:value="2">
            <text:p>2</text:p>
          </table:table-cell>
          <table:table-cell table:formula="of:=IF([.BG23]&gt;0;[.$F5];10000)" office:value-type="float" office:value="2">
            <text:p>2</text:p>
          </table:table-cell>
          <table:table-cell table:formula="of:=IF([.BH23]&gt;0;[.$F5];10000)" office:value-type="float" office:value="10000">
            <text:p>10000</text:p>
          </table:table-cell>
          <table:table-cell table:formula="of:=IF([.BI23]&gt;0;[.$F5];10000)" office:value-type="float" office:value="10000">
            <text:p>10000</text:p>
          </table:table-cell>
          <table:table-cell table:formula="of:=IF([.BJ23]&gt;0;[.$F5];10000)" office:value-type="float" office:value="10000">
            <text:p>10000</text:p>
          </table:table-cell>
          <table:table-cell table:formula="of:=IF([.BK23]&gt;0;[.$F5];10000)" office:value-type="float" office:value="10000">
            <text:p>10000</text:p>
          </table:table-cell>
          <table:table-cell table:formula="of:=IF([.BL23]&gt;0;[.$F5];10000)" office:value-type="float" office:value="2">
            <text:p>2</text:p>
          </table:table-cell>
          <table:table-cell table:formula="of:=IF([.BM23]&gt;0;[.$F5];10000)" office:value-type="float" office:value="2">
            <text:p>2</text:p>
          </table:table-cell>
          <table:table-cell table:formula="of:=IF([.BN23]&gt;0;[.$F5];10000)" office:value-type="float" office:value="2">
            <text:p>2</text:p>
          </table:table-cell>
          <table:table-cell table:formula="of:=IF([.BO23]&gt;0;[.$F5];10000)" office:value-type="float" office:value="2">
            <text:p>2</text:p>
          </table:table-cell>
          <table:table-cell table:formula="of:=IF([.BP23]&gt;0;[.$F5];10000)" office:value-type="float" office:value="2">
            <text:p>2</text:p>
          </table:table-cell>
          <table:table-cell table:formula="of:=IF([.BQ23]&gt;0;[.$F5];10000)" office:value-type="float" office:value="10000">
            <text:p>10000</text:p>
          </table:table-cell>
          <table:table-cell table:formula="of:=IF([.BR23]&gt;0;[.$F5];10000)" office:value-type="float" office:value="10000">
            <text:p>10000</text:p>
          </table:table-cell>
          <table:table-cell table:formula="of:=IF([.BS23]&gt;0;[.$F5];10000)" office:value-type="float" office:value="10000">
            <text:p>10000</text:p>
          </table:table-cell>
          <table:table-cell table:formula="of:=IF([.BT23]&gt;0;[.$F5];10000)" office:value-type="float" office:value="10000">
            <text:p>10000</text:p>
          </table:table-cell>
          <table:table-cell table:formula="of:=IF([.BU23]&gt;0;[.$F5];10000)" office:value-type="float" office:value="2">
            <text:p>2</text:p>
          </table:table-cell>
          <table:table-cell table:formula="of:=IF([.BV23]&gt;0;[.$F5];10000)" office:value-type="float" office:value="2">
            <text:p>2</text:p>
          </table:table-cell>
          <table:table-cell table:formula="of:=IF([.BW23]&gt;0;[.$F5];10000)" office:value-type="float" office:value="2">
            <text:p>2</text:p>
          </table:table-cell>
          <table:table-cell table:formula="of:=IF([.BX23]&gt;0;[.$F5];10000)" office:value-type="float" office:value="2">
            <text:p>2</text:p>
          </table:table-cell>
          <table:table-cell table:formula="of:=IF([.BY23]&gt;0;[.$F5];10000)" office:value-type="float" office:value="2">
            <text:p>2</text:p>
          </table:table-cell>
          <table:table-cell table:formula="of:=IF([.BZ23]&gt;0;[.$F5];10000)" office:value-type="float" office:value="10000">
            <text:p>10000</text:p>
          </table:table-cell>
          <table:table-cell table:formula="of:=IF([.CA23]&gt;0;[.$F5];10000)" office:value-type="float" office:value="10000">
            <text:p>10000</text:p>
          </table:table-cell>
          <table:table-cell table:formula="of:=IF([.CB23]&gt;0;[.$F5];10000)" office:value-type="float" office:value="10000">
            <text:p>10000</text:p>
          </table:table-cell>
          <table:table-cell table:formula="of:=IF([.CC23]&gt;0;[.$F5];10000)" office:value-type="float" office:value="10000">
            <text:p>10000</text:p>
          </table:table-cell>
          <table:table-cell table:formula="of:=IF([.CD23]&gt;0;[.$F5];10000)" office:value-type="float" office:value="2">
            <text:p>2</text:p>
          </table:table-cell>
          <table:table-cell table:formula="of:=IF([.CE23]&gt;0;[.$F5];10000)" office:value-type="float" office:value="2">
            <text:p>2</text:p>
          </table:table-cell>
          <table:table-cell table:formula="of:=IF([.CF23]&gt;0;[.$F5];10000)" office:value-type="float" office:value="2">
            <text:p>2</text:p>
          </table:table-cell>
          <table:table-cell table:formula="of:=IF([.CG23]&gt;0;[.$F5];10000)" office:value-type="float" office:value="2">
            <text:p>2</text:p>
          </table:table-cell>
          <table:table-cell table:formula="of:=IF([.CH23]&gt;0;[.$F5];10000)" office:value-type="float" office:value="2">
            <text:p>2</text:p>
          </table:table-cell>
          <table:table-cell table:formula="of:=IF([.CI23]&gt;0;[.$F5];10000)" office:value-type="float" office:value="10000">
            <text:p>10000</text:p>
          </table:table-cell>
          <table:table-cell table:formula="of:=IF([.CJ23]&gt;0;[.$F5];10000)" office:value-type="float" office:value="10000">
            <text:p>10000</text:p>
          </table:table-cell>
          <table:table-cell table:formula="of:=IF([.CK23]&gt;0;[.$F5];10000)" office:value-type="float" office:value="10000">
            <text:p>10000</text:p>
          </table:table-cell>
          <table:table-cell table:formula="of:=IF([.CL23]&gt;0;[.$F5];10000)" office:value-type="float" office:value="10000">
            <text:p>10000</text:p>
          </table:table-cell>
          <table:table-cell table:formula="of:=IF([.CM23]&gt;0;[.$F5];10000)" office:value-type="float" office:value="2">
            <text:p>2</text:p>
          </table:table-cell>
          <table:table-cell table:formula="of:=IF([.CN23]&gt;0;[.$F5];10000)" office:value-type="float" office:value="2">
            <text:p>2</text:p>
          </table:table-cell>
          <table:table-cell table:formula="of:=IF([.CO23]&gt;0;[.$F5];10000)" office:value-type="float" office:value="2">
            <text:p>2</text:p>
          </table:table-cell>
          <table:table-cell table:formula="of:=IF([.CP23]&gt;0;[.$F5];10000)" office:value-type="float" office:value="2">
            <text:p>2</text:p>
          </table:table-cell>
          <table:table-cell table:formula="of:=IF([.CQ23]&gt;0;[.$F5];10000)" office:value-type="float" office:value="2">
            <text:p>2</text:p>
          </table:table-cell>
          <table:table-cell table:formula="of:=IF([.CR23]&gt;0;[.$F5];10000)" office:value-type="float" office:value="10000">
            <text:p>10000</text:p>
          </table:table-cell>
          <table:table-cell table:formula="of:=IF([.CS23]&gt;0;[.$F5];10000)" office:value-type="float" office:value="10000">
            <text:p>10000</text:p>
          </table:table-cell>
          <table:table-cell table:formula="of:=IF([.CT23]&gt;0;[.$F5];10000)" office:value-type="float" office:value="10000">
            <text:p>10000</text:p>
          </table:table-cell>
          <table:table-cell table:formula="of:=IF([.CU23]&gt;0;[.$F5];10000)" office:value-type="float" office:value="10000">
            <text:p>10000</text:p>
          </table:table-cell>
          <table:table-cell table:formula="of:=IF([.CV23]&gt;0;[.$F5];10000)" office:value-type="float" office:value="2">
            <text:p>2</text:p>
          </table:table-cell>
          <table:table-cell table:formula="of:=IF([.CW23]&gt;0;[.$F5];10000)" office:value-type="float" office:value="2">
            <text:p>2</text:p>
          </table:table-cell>
          <table:table-cell table:formula="of:=IF([.CX23]&gt;0;[.$F5];10000)" office:value-type="float" office:value="2">
            <text:p>2</text:p>
          </table:table-cell>
          <table:table-cell table:formula="of:=IF([.CY23]&gt;0;[.$F5];10000)" office:value-type="float" office:value="2">
            <text:p>2</text:p>
          </table:table-cell>
          <table:table-cell table:formula="of:=IF([.CZ23]&gt;0;[.$F5];10000)" office:value-type="float" office:value="2">
            <text:p>2</text:p>
          </table:table-cell>
          <table:table-cell table:formula="of:=IF([.DA23]&gt;0;[.$F5];10000)" office:value-type="float" office:value="10000">
            <text:p>10000</text:p>
          </table:table-cell>
          <table:table-cell table:formula="of:=IF([.DB23]&gt;0;[.$F5];10000)" office:value-type="float" office:value="10000">
            <text:p>10000</text:p>
          </table:table-cell>
          <table:table-cell table:formula="of:=IF([.DC23]&gt;0;[.$F5];10000)" office:value-type="float" office:value="10000">
            <text:p>10000</text:p>
          </table:table-cell>
          <table:table-cell table:formula="of:=IF([.DD23]&gt;0;[.$F5];10000)" office:value-type="float" office:value="10000">
            <text:p>10000</text:p>
          </table:table-cell>
          <table:table-cell table:formula="of:=IF([.DE23]&gt;0;[.$F5];10000)" office:value-type="float" office:value="2">
            <text:p>2</text:p>
          </table:table-cell>
          <table:table-cell table:formula="of:=IF([.DF23]&gt;0;[.$F5];10000)" office:value-type="float" office:value="2">
            <text:p>2</text:p>
          </table:table-cell>
          <table:table-cell table:formula="of:=IF([.DG23]&gt;0;[.$F5];10000)" office:value-type="float" office:value="2">
            <text:p>2</text:p>
          </table:table-cell>
          <table:table-cell table:formula="of:=IF([.DH23]&gt;0;[.$F5];10000)" office:value-type="float" office:value="2">
            <text:p>2</text:p>
          </table:table-cell>
          <table:table-cell table:formula="of:=IF([.DI23]&gt;0;[.$F5];10000)" office:value-type="float" office:value="2">
            <text:p>2</text:p>
          </table:table-cell>
          <table:table-cell table:formula="of:=IF([.DJ23]&gt;0;[.$F5];10000)" office:value-type="float" office:value="10000">
            <text:p>10000</text:p>
          </table:table-cell>
          <table:table-cell table:formula="of:=IF([.DK23]&gt;0;[.$F5];10000)" office:value-type="float" office:value="10000">
            <text:p>10000</text:p>
          </table:table-cell>
          <table:table-cell table:formula="of:=IF([.DL23]&gt;0;[.$F5];10000)" office:value-type="float" office:value="10000">
            <text:p>10000</text:p>
          </table:table-cell>
          <table:table-cell table:formula="of:=IF([.DM23]&gt;0;[.$F5];10000)" office:value-type="float" office:value="10000">
            <text:p>10000</text:p>
          </table:table-cell>
          <table:table-cell table:formula="of:=IF([.DN23]&gt;0;[.$F5];10000)" office:value-type="float" office:value="2">
            <text:p>2</text:p>
          </table:table-cell>
          <table:table-cell table:formula="of:=IF([.DO23]&gt;0;[.$F5];10000)" office:value-type="float" office:value="2">
            <text:p>2</text:p>
          </table:table-cell>
          <table:table-cell table:formula="of:=IF([.DP23]&gt;0;[.$F5];10000)" office:value-type="float" office:value="2">
            <text:p>2</text:p>
          </table:table-cell>
          <table:table-cell table:formula="of:=IF([.DQ23]&gt;0;[.$F5];10000)" office:value-type="float" office:value="2">
            <text:p>2</text:p>
          </table:table-cell>
          <table:table-cell table:formula="of:=IF([.DR23]&gt;0;[.$F5];10000)" office:value-type="float" office:value="2">
            <text:p>2</text:p>
          </table:table-cell>
          <table:table-cell table:formula="of:=IF([.DS23]&gt;0;[.$F5];10000)" office:value-type="float" office:value="10000">
            <text:p>10000</text:p>
          </table:table-cell>
          <table:table-cell table:formula="of:=IF([.DT23]&gt;0;[.$F5];10000)" office:value-type="float" office:value="10000">
            <text:p>10000</text:p>
          </table:table-cell>
          <table:table-cell table:formula="of:=IF([.DU23]&gt;0;[.$F5];10000)" office:value-type="float" office:value="10000">
            <text:p>10000</text:p>
          </table:table-cell>
          <table:table-cell table:formula="of:=IF([.DV23]&gt;0;[.$F5];10000)" office:value-type="float" office:value="10000">
            <text:p>10000</text:p>
          </table:table-cell>
          <table:table-cell table:formula="of:=IF([.DW23]&gt;0;[.$F5];10000)" office:value-type="float" office:value="2">
            <text:p>2</text:p>
          </table:table-cell>
          <table:table-cell table:formula="of:=IF([.DX23]&gt;0;[.$F5];10000)" office:value-type="float" office:value="2">
            <text:p>2</text:p>
          </table:table-cell>
          <table:table-cell table:formula="of:=IF([.DY23]&gt;0;[.$F5];10000)" office:value-type="float" office:value="2">
            <text:p>2</text:p>
          </table:table-cell>
          <table:table-cell table:formula="of:=IF([.DZ23]&gt;0;[.$F5];10000)" office:value-type="float" office:value="2">
            <text:p>2</text:p>
          </table:table-cell>
          <table:table-cell table:formula="of:=IF([.EA23]&gt;0;[.$F5];10000)" office:value-type="float" office:value="2">
            <text:p>2</text:p>
          </table:table-cell>
          <table:table-cell table:formula="of:=IF([.EB23]&gt;0;[.$F5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(show priority</text:p>
          </table:table-cell>
          <table:table-cell table:formula="of:=IF([.J24]&gt;0;[.$F6];10000)" office:value-type="float" office:value="3">
            <text:p>3</text:p>
          </table:table-cell>
          <table:table-cell table:formula="of:=IF([.K24]&gt;0;[.$F6];10000)" office:value-type="float" office:value="3">
            <text:p>3</text:p>
          </table:table-cell>
          <table:table-cell table:formula="of:=IF([.L24]&gt;0;[.$F6];10000)" office:value-type="float" office:value="3">
            <text:p>3</text:p>
          </table:table-cell>
          <table:table-cell table:formula="of:=IF([.M24]&gt;0;[.$F6];10000)" office:value-type="float" office:value="3">
            <text:p>3</text:p>
          </table:table-cell>
          <table:table-cell table:formula="of:=IF([.N24]&gt;0;[.$F6];10000)" office:value-type="float" office:value="3">
            <text:p>3</text:p>
          </table:table-cell>
          <table:table-cell table:formula="of:=IF([.O24]&gt;0;[.$F6];10000)" office:value-type="float" office:value="3">
            <text:p>3</text:p>
          </table:table-cell>
          <table:table-cell table:formula="of:=IF([.P24]&gt;0;[.$F6];10000)" office:value-type="float" office:value="3">
            <text:p>3</text:p>
          </table:table-cell>
          <table:table-cell table:formula="of:=IF([.Q24]&gt;0;[.$F6];10000)" office:value-type="float" office:value="3">
            <text:p>3</text:p>
          </table:table-cell>
          <table:table-cell table:formula="of:=IF([.R24]&gt;0;[.$F6];10000)" office:value-type="float" office:value="10000">
            <text:p>10000</text:p>
          </table:table-cell>
          <table:table-cell table:formula="of:=IF([.S24]&gt;0;[.$F6];10000)" office:value-type="float" office:value="10000">
            <text:p>10000</text:p>
          </table:table-cell>
          <table:table-cell table:formula="of:=IF([.T24]&gt;0;[.$F6];10000)" office:value-type="float" office:value="10000">
            <text:p>10000</text:p>
          </table:table-cell>
          <table:table-cell table:formula="of:=IF([.U24]&gt;0;[.$F6];10000)" office:value-type="float" office:value="10000">
            <text:p>10000</text:p>
          </table:table-cell>
          <table:table-cell table:formula="of:=IF([.V24]&gt;0;[.$F6];10000)" office:value-type="float" office:value="10000">
            <text:p>10000</text:p>
          </table:table-cell>
          <table:table-cell table:formula="of:=IF([.W24]&gt;0;[.$F6];10000)" office:value-type="float" office:value="10000">
            <text:p>10000</text:p>
          </table:table-cell>
          <table:table-cell table:formula="of:=IF([.X24]&gt;0;[.$F6];10000)" office:value-type="float" office:value="10000">
            <text:p>10000</text:p>
          </table:table-cell>
          <table:table-cell table:formula="of:=IF([.Y24]&gt;0;[.$F6];10000)" office:value-type="float" office:value="10000">
            <text:p>10000</text:p>
          </table:table-cell>
          <table:table-cell table:formula="of:=IF([.Z24]&gt;0;[.$F6];10000)" office:value-type="float" office:value="10000">
            <text:p>10000</text:p>
          </table:table-cell>
          <table:table-cell table:formula="of:=IF([.AA24]&gt;0;[.$F6];10000)" office:value-type="float" office:value="10000">
            <text:p>10000</text:p>
          </table:table-cell>
          <table:table-cell table:formula="of:=IF([.AB24]&gt;0;[.$F6];10000)" office:value-type="float" office:value="10000">
            <text:p>10000</text:p>
          </table:table-cell>
          <table:table-cell table:formula="of:=IF([.AC24]&gt;0;[.$F6];10000)" office:value-type="float" office:value="10000">
            <text:p>10000</text:p>
          </table:table-cell>
          <table:table-cell table:formula="of:=IF([.AD24]&gt;0;[.$F6];10000)" office:value-type="float" office:value="10000">
            <text:p>10000</text:p>
          </table:table-cell>
          <table:table-cell table:formula="of:=IF([.AE24]&gt;0;[.$F6];10000)" office:value-type="float" office:value="3">
            <text:p>3</text:p>
          </table:table-cell>
          <table:table-cell table:formula="of:=IF([.AF24]&gt;0;[.$F6];10000)" office:value-type="float" office:value="3">
            <text:p>3</text:p>
          </table:table-cell>
          <table:table-cell table:formula="of:=IF([.AG24]&gt;0;[.$F6];10000)" office:value-type="float" office:value="3">
            <text:p>3</text:p>
          </table:table-cell>
          <table:table-cell table:formula="of:=IF([.AH24]&gt;0;[.$F6];10000)" office:value-type="float" office:value="3">
            <text:p>3</text:p>
          </table:table-cell>
          <table:table-cell table:formula="of:=IF([.AI24]&gt;0;[.$F6];10000)" office:value-type="float" office:value="3">
            <text:p>3</text:p>
          </table:table-cell>
          <table:table-cell table:formula="of:=IF([.AJ24]&gt;0;[.$F6];10000)" office:value-type="float" office:value="10000">
            <text:p>10000</text:p>
          </table:table-cell>
          <table:table-cell table:formula="of:=IF([.AK24]&gt;0;[.$F6];10000)" office:value-type="float" office:value="10000">
            <text:p>10000</text:p>
          </table:table-cell>
          <table:table-cell table:formula="of:=IF([.AL24]&gt;0;[.$F6];10000)" office:value-type="float" office:value="10000">
            <text:p>10000</text:p>
          </table:table-cell>
          <table:table-cell table:formula="of:=IF([.AM24]&gt;0;[.$F6];10000)" office:value-type="float" office:value="10000">
            <text:p>10000</text:p>
          </table:table-cell>
          <table:table-cell table:formula="of:=IF([.AN24]&gt;0;[.$F6];10000)" office:value-type="float" office:value="10000">
            <text:p>10000</text:p>
          </table:table-cell>
          <table:table-cell table:formula="of:=IF([.AO24]&gt;0;[.$F6];10000)" office:value-type="float" office:value="10000">
            <text:p>10000</text:p>
          </table:table-cell>
          <table:table-cell table:formula="of:=IF([.AP24]&gt;0;[.$F6];10000)" office:value-type="float" office:value="10000">
            <text:p>10000</text:p>
          </table:table-cell>
          <table:table-cell table:formula="of:=IF([.AQ24]&gt;0;[.$F6];10000)" office:value-type="float" office:value="10000">
            <text:p>10000</text:p>
          </table:table-cell>
          <table:table-cell table:formula="of:=IF([.AR24]&gt;0;[.$F6];10000)" office:value-type="float" office:value="10000">
            <text:p>10000</text:p>
          </table:table-cell>
          <table:table-cell table:formula="of:=IF([.AS24]&gt;0;[.$F6];10000)" office:value-type="float" office:value="10000">
            <text:p>10000</text:p>
          </table:table-cell>
          <table:table-cell table:formula="of:=IF([.AT24]&gt;0;[.$F6];10000)" office:value-type="float" office:value="10000">
            <text:p>10000</text:p>
          </table:table-cell>
          <table:table-cell table:formula="of:=IF([.AU24]&gt;0;[.$F6];10000)" office:value-type="float" office:value="10000">
            <text:p>10000</text:p>
          </table:table-cell>
          <table:table-cell table:formula="of:=IF([.AV24]&gt;0;[.$F6];10000)" office:value-type="float" office:value="10000">
            <text:p>10000</text:p>
          </table:table-cell>
          <table:table-cell table:formula="of:=IF([.AW24]&gt;0;[.$F6];10000)" office:value-type="float" office:value="10000">
            <text:p>10000</text:p>
          </table:table-cell>
          <table:table-cell table:formula="of:=IF([.AX24]&gt;0;[.$F6];10000)" office:value-type="float" office:value="10000">
            <text:p>10000</text:p>
          </table:table-cell>
          <table:table-cell table:formula="of:=IF([.AY24]&gt;0;[.$F6];10000)" office:value-type="float" office:value="10000">
            <text:p>10000</text:p>
          </table:table-cell>
          <table:table-cell table:formula="of:=IF([.AZ24]&gt;0;[.$F6];10000)" office:value-type="float" office:value="3">
            <text:p>3</text:p>
          </table:table-cell>
          <table:table-cell table:formula="of:=IF([.BA24]&gt;0;[.$F6];10000)" office:value-type="float" office:value="3">
            <text:p>3</text:p>
          </table:table-cell>
          <table:table-cell table:formula="of:=IF([.BB24]&gt;0;[.$F6];10000)" office:value-type="float" office:value="3">
            <text:p>3</text:p>
          </table:table-cell>
          <table:table-cell table:formula="of:=IF([.BC24]&gt;0;[.$F6];10000)" office:value-type="float" office:value="10000">
            <text:p>10000</text:p>
          </table:table-cell>
          <table:table-cell table:formula="of:=IF([.BD24]&gt;0;[.$F6];10000)" office:value-type="float" office:value="10000">
            <text:p>10000</text:p>
          </table:table-cell>
          <table:table-cell table:formula="of:=IF([.BE24]&gt;0;[.$F6];10000)" office:value-type="float" office:value="10000">
            <text:p>10000</text:p>
          </table:table-cell>
          <table:table-cell table:formula="of:=IF([.BF24]&gt;0;[.$F6];10000)" office:value-type="float" office:value="10000">
            <text:p>10000</text:p>
          </table:table-cell>
          <table:table-cell table:formula="of:=IF([.BG24]&gt;0;[.$F6];10000)" office:value-type="float" office:value="10000">
            <text:p>10000</text:p>
          </table:table-cell>
          <table:table-cell table:formula="of:=IF([.BH24]&gt;0;[.$F6];10000)" office:value-type="float" office:value="10000">
            <text:p>10000</text:p>
          </table:table-cell>
          <table:table-cell table:formula="of:=IF([.BI24]&gt;0;[.$F6];10000)" office:value-type="float" office:value="10000">
            <text:p>10000</text:p>
          </table:table-cell>
          <table:table-cell table:formula="of:=IF([.BJ24]&gt;0;[.$F6];10000)" office:value-type="float" office:value="10000">
            <text:p>10000</text:p>
          </table:table-cell>
          <table:table-cell table:formula="of:=IF([.BK24]&gt;0;[.$F6];10000)" office:value-type="float" office:value="10000">
            <text:p>10000</text:p>
          </table:table-cell>
          <table:table-cell table:formula="of:=IF([.BL24]&gt;0;[.$F6];10000)" office:value-type="float" office:value="10000">
            <text:p>10000</text:p>
          </table:table-cell>
          <table:table-cell table:formula="of:=IF([.BM24]&gt;0;[.$F6];10000)" office:value-type="float" office:value="10000">
            <text:p>10000</text:p>
          </table:table-cell>
          <table:table-cell table:formula="of:=IF([.BN24]&gt;0;[.$F6];10000)" office:value-type="float" office:value="10000">
            <text:p>10000</text:p>
          </table:table-cell>
          <table:table-cell table:formula="of:=IF([.BO24]&gt;0;[.$F6];10000)" office:value-type="float" office:value="10000">
            <text:p>10000</text:p>
          </table:table-cell>
          <table:table-cell table:formula="of:=IF([.BP24]&gt;0;[.$F6];10000)" office:value-type="float" office:value="10000">
            <text:p>10000</text:p>
          </table:table-cell>
          <table:table-cell table:formula="of:=IF([.BQ24]&gt;0;[.$F6];10000)" office:value-type="float" office:value="10000">
            <text:p>10000</text:p>
          </table:table-cell>
          <table:table-cell table:formula="of:=IF([.BR24]&gt;0;[.$F6];10000)" office:value-type="float" office:value="10000">
            <text:p>10000</text:p>
          </table:table-cell>
          <table:table-cell table:formula="of:=IF([.BS24]&gt;0;[.$F6];10000)" office:value-type="float" office:value="10000">
            <text:p>10000</text:p>
          </table:table-cell>
          <table:table-cell table:formula="of:=IF([.BT24]&gt;0;[.$F6];10000)" office:value-type="float" office:value="10000">
            <text:p>10000</text:p>
          </table:table-cell>
          <table:table-cell table:formula="of:=IF([.BU24]&gt;0;[.$F6];10000)" office:value-type="float" office:value="3">
            <text:p>3</text:p>
          </table:table-cell>
          <table:table-cell table:formula="of:=IF([.BV24]&gt;0;[.$F6];10000)" office:value-type="float" office:value="3">
            <text:p>3</text:p>
          </table:table-cell>
          <table:table-cell table:formula="of:=IF([.BW24]&gt;0;[.$F6];10000)" office:value-type="float" office:value="3">
            <text:p>3</text:p>
          </table:table-cell>
          <table:table-cell table:formula="of:=IF([.BX24]&gt;0;[.$F6];10000)" office:value-type="float" office:value="3">
            <text:p>3</text:p>
          </table:table-cell>
          <table:table-cell table:formula="of:=IF([.BY24]&gt;0;[.$F6];10000)" office:value-type="float" office:value="3">
            <text:p>3</text:p>
          </table:table-cell>
          <table:table-cell table:formula="of:=IF([.BZ24]&gt;0;[.$F6];10000)" office:value-type="float" office:value="3">
            <text:p>3</text:p>
          </table:table-cell>
          <table:table-cell table:formula="of:=IF([.CA24]&gt;0;[.$F6];10000)" office:value-type="float" office:value="3">
            <text:p>3</text:p>
          </table:table-cell>
          <table:table-cell table:formula="of:=IF([.CB24]&gt;0;[.$F6];10000)" office:value-type="float" office:value="3">
            <text:p>3</text:p>
          </table:table-cell>
          <table:table-cell table:formula="of:=IF([.CC24]&gt;0;[.$F6];10000)" office:value-type="float" office:value="10000">
            <text:p>10000</text:p>
          </table:table-cell>
          <table:table-cell table:formula="of:=IF([.CD24]&gt;0;[.$F6];10000)" office:value-type="float" office:value="10000">
            <text:p>10000</text:p>
          </table:table-cell>
          <table:table-cell table:formula="of:=IF([.CE24]&gt;0;[.$F6];10000)" office:value-type="float" office:value="10000">
            <text:p>10000</text:p>
          </table:table-cell>
          <table:table-cell table:formula="of:=IF([.CF24]&gt;0;[.$F6];10000)" office:value-type="float" office:value="10000">
            <text:p>10000</text:p>
          </table:table-cell>
          <table:table-cell table:formula="of:=IF([.CG24]&gt;0;[.$F6];10000)" office:value-type="float" office:value="10000">
            <text:p>10000</text:p>
          </table:table-cell>
          <table:table-cell table:formula="of:=IF([.CH24]&gt;0;[.$F6];10000)" office:value-type="float" office:value="10000">
            <text:p>10000</text:p>
          </table:table-cell>
          <table:table-cell table:formula="of:=IF([.CI24]&gt;0;[.$F6];10000)" office:value-type="float" office:value="10000">
            <text:p>10000</text:p>
          </table:table-cell>
          <table:table-cell table:formula="of:=IF([.CJ24]&gt;0;[.$F6];10000)" office:value-type="float" office:value="10000">
            <text:p>10000</text:p>
          </table:table-cell>
          <table:table-cell table:formula="of:=IF([.CK24]&gt;0;[.$F6];10000)" office:value-type="float" office:value="10000">
            <text:p>10000</text:p>
          </table:table-cell>
          <table:table-cell table:formula="of:=IF([.CL24]&gt;0;[.$F6];10000)" office:value-type="float" office:value="10000">
            <text:p>10000</text:p>
          </table:table-cell>
          <table:table-cell table:formula="of:=IF([.CM24]&gt;0;[.$F6];10000)" office:value-type="float" office:value="10000">
            <text:p>10000</text:p>
          </table:table-cell>
          <table:table-cell table:formula="of:=IF([.CN24]&gt;0;[.$F6];10000)" office:value-type="float" office:value="10000">
            <text:p>10000</text:p>
          </table:table-cell>
          <table:table-cell table:formula="of:=IF([.CO24]&gt;0;[.$F6];10000)" office:value-type="float" office:value="10000">
            <text:p>10000</text:p>
          </table:table-cell>
          <table:table-cell table:formula="of:=IF([.CP24]&gt;0;[.$F6];10000)" office:value-type="float" office:value="3">
            <text:p>3</text:p>
          </table:table-cell>
          <table:table-cell table:formula="of:=IF([.CQ24]&gt;0;[.$F6];10000)" office:value-type="float" office:value="3">
            <text:p>3</text:p>
          </table:table-cell>
          <table:table-cell table:formula="of:=IF([.CR24]&gt;0;[.$F6];10000)" office:value-type="float" office:value="3">
            <text:p>3</text:p>
          </table:table-cell>
          <table:table-cell table:formula="of:=IF([.CS24]&gt;0;[.$F6];10000)" office:value-type="float" office:value="3">
            <text:p>3</text:p>
          </table:table-cell>
          <table:table-cell table:formula="of:=IF([.CT24]&gt;0;[.$F6];10000)" office:value-type="float" office:value="3">
            <text:p>3</text:p>
          </table:table-cell>
          <table:table-cell table:formula="of:=IF([.CU24]&gt;0;[.$F6];10000)" office:value-type="float" office:value="10000">
            <text:p>10000</text:p>
          </table:table-cell>
          <table:table-cell table:formula="of:=IF([.CV24]&gt;0;[.$F6];10000)" office:value-type="float" office:value="10000">
            <text:p>10000</text:p>
          </table:table-cell>
          <table:table-cell table:formula="of:=IF([.CW24]&gt;0;[.$F6];10000)" office:value-type="float" office:value="10000">
            <text:p>10000</text:p>
          </table:table-cell>
          <table:table-cell table:formula="of:=IF([.CX24]&gt;0;[.$F6];10000)" office:value-type="float" office:value="10000">
            <text:p>10000</text:p>
          </table:table-cell>
          <table:table-cell table:formula="of:=IF([.CY24]&gt;0;[.$F6];10000)" office:value-type="float" office:value="10000">
            <text:p>10000</text:p>
          </table:table-cell>
          <table:table-cell table:formula="of:=IF([.CZ24]&gt;0;[.$F6];10000)" office:value-type="float" office:value="10000">
            <text:p>10000</text:p>
          </table:table-cell>
          <table:table-cell table:formula="of:=IF([.DA24]&gt;0;[.$F6];10000)" office:value-type="float" office:value="10000">
            <text:p>10000</text:p>
          </table:table-cell>
          <table:table-cell table:formula="of:=IF([.DB24]&gt;0;[.$F6];10000)" office:value-type="float" office:value="10000">
            <text:p>10000</text:p>
          </table:table-cell>
          <table:table-cell table:formula="of:=IF([.DC24]&gt;0;[.$F6];10000)" office:value-type="float" office:value="10000">
            <text:p>10000</text:p>
          </table:table-cell>
          <table:table-cell table:formula="of:=IF([.DD24]&gt;0;[.$F6];10000)" office:value-type="float" office:value="10000">
            <text:p>10000</text:p>
          </table:table-cell>
          <table:table-cell table:formula="of:=IF([.DE24]&gt;0;[.$F6];10000)" office:value-type="float" office:value="10000">
            <text:p>10000</text:p>
          </table:table-cell>
          <table:table-cell table:formula="of:=IF([.DF24]&gt;0;[.$F6];10000)" office:value-type="float" office:value="10000">
            <text:p>10000</text:p>
          </table:table-cell>
          <table:table-cell table:formula="of:=IF([.DG24]&gt;0;[.$F6];10000)" office:value-type="float" office:value="10000">
            <text:p>10000</text:p>
          </table:table-cell>
          <table:table-cell table:formula="of:=IF([.DH24]&gt;0;[.$F6];10000)" office:value-type="float" office:value="10000">
            <text:p>10000</text:p>
          </table:table-cell>
          <table:table-cell table:formula="of:=IF([.DI24]&gt;0;[.$F6];10000)" office:value-type="float" office:value="10000">
            <text:p>10000</text:p>
          </table:table-cell>
          <table:table-cell table:formula="of:=IF([.DJ24]&gt;0;[.$F6];10000)" office:value-type="float" office:value="10000">
            <text:p>10000</text:p>
          </table:table-cell>
          <table:table-cell table:formula="of:=IF([.DK24]&gt;0;[.$F6];10000)" office:value-type="float" office:value="3">
            <text:p>3</text:p>
          </table:table-cell>
          <table:table-cell table:formula="of:=IF([.DL24]&gt;0;[.$F6];10000)" office:value-type="float" office:value="3">
            <text:p>3</text:p>
          </table:table-cell>
          <table:table-cell table:formula="of:=IF([.DM24]&gt;0;[.$F6];10000)" office:value-type="float" office:value="3">
            <text:p>3</text:p>
          </table:table-cell>
          <table:table-cell table:formula="of:=IF([.DN24]&gt;0;[.$F6];10000)" office:value-type="float" office:value="10000">
            <text:p>10000</text:p>
          </table:table-cell>
          <table:table-cell table:formula="of:=IF([.DO24]&gt;0;[.$F6];10000)" office:value-type="float" office:value="10000">
            <text:p>10000</text:p>
          </table:table-cell>
          <table:table-cell table:formula="of:=IF([.DP24]&gt;0;[.$F6];10000)" office:value-type="float" office:value="10000">
            <text:p>10000</text:p>
          </table:table-cell>
          <table:table-cell table:formula="of:=IF([.DQ24]&gt;0;[.$F6];10000)" office:value-type="float" office:value="10000">
            <text:p>10000</text:p>
          </table:table-cell>
          <table:table-cell table:formula="of:=IF([.DR24]&gt;0;[.$F6];10000)" office:value-type="float" office:value="10000">
            <text:p>10000</text:p>
          </table:table-cell>
          <table:table-cell table:formula="of:=IF([.DS24]&gt;0;[.$F6];10000)" office:value-type="float" office:value="10000">
            <text:p>10000</text:p>
          </table:table-cell>
          <table:table-cell table:formula="of:=IF([.DT24]&gt;0;[.$F6];10000)" office:value-type="float" office:value="10000">
            <text:p>10000</text:p>
          </table:table-cell>
          <table:table-cell table:formula="of:=IF([.DU24]&gt;0;[.$F6];10000)" office:value-type="float" office:value="10000">
            <text:p>10000</text:p>
          </table:table-cell>
          <table:table-cell table:formula="of:=IF([.DV24]&gt;0;[.$F6];10000)" office:value-type="float" office:value="10000">
            <text:p>10000</text:p>
          </table:table-cell>
          <table:table-cell table:formula="of:=IF([.DW24]&gt;0;[.$F6];10000)" office:value-type="float" office:value="10000">
            <text:p>10000</text:p>
          </table:table-cell>
          <table:table-cell table:formula="of:=IF([.DX24]&gt;0;[.$F6];10000)" office:value-type="float" office:value="10000">
            <text:p>10000</text:p>
          </table:table-cell>
          <table:table-cell table:formula="of:=IF([.DY24]&gt;0;[.$F6];10000)" office:value-type="float" office:value="10000">
            <text:p>10000</text:p>
          </table:table-cell>
          <table:table-cell table:formula="of:=IF([.DZ24]&gt;0;[.$F6];10000)" office:value-type="float" office:value="10000">
            <text:p>10000</text:p>
          </table:table-cell>
          <table:table-cell table:formula="of:=IF([.EA24]&gt;0;[.$F6];10000)" office:value-type="float" office:value="10000">
            <text:p>10000</text:p>
          </table:table-cell>
          <table:table-cell table:formula="of:=IF([.EB24]&gt;0;[.$F6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for each task)</text:p>
          </table:table-cell>
          <table:table-cell table:formula="of:=IF([.J25]&gt;0;[.$F7];10000)" office:value-type="float" office:value="10000">
            <text:p>10000</text:p>
          </table:table-cell>
          <table:table-cell table:formula="of:=IF([.K25]&gt;0;[.$F7];10000)" office:value-type="float" office:value="10000">
            <text:p>10000</text:p>
          </table:table-cell>
          <table:table-cell table:formula="of:=IF([.L25]&gt;0;[.$F7];10000)" office:value-type="float" office:value="10000">
            <text:p>10000</text:p>
          </table:table-cell>
          <table:table-cell table:formula="of:=IF([.M25]&gt;0;[.$F7];10000)" office:value-type="float" office:value="10000">
            <text:p>10000</text:p>
          </table:table-cell>
          <table:table-cell table:formula="of:=IF([.N25]&gt;0;[.$F7];10000)" office:value-type="float" office:value="10000">
            <text:p>10000</text:p>
          </table:table-cell>
          <table:table-cell table:formula="of:=IF([.O25]&gt;0;[.$F7];10000)" office:value-type="float" office:value="10000">
            <text:p>10000</text:p>
          </table:table-cell>
          <table:table-cell table:formula="of:=IF([.P25]&gt;0;[.$F7];10000)" office:value-type="float" office:value="10000">
            <text:p>10000</text:p>
          </table:table-cell>
          <table:table-cell table:formula="of:=IF([.Q25]&gt;0;[.$F7];10000)" office:value-type="float" office:value="10000">
            <text:p>10000</text:p>
          </table:table-cell>
          <table:table-cell table:formula="of:=IF([.R25]&gt;0;[.$F7];10000)" office:value-type="float" office:value="10000">
            <text:p>10000</text:p>
          </table:table-cell>
          <table:table-cell table:formula="of:=IF([.S25]&gt;0;[.$F7];10000)" office:value-type="float" office:value="10000">
            <text:p>10000</text:p>
          </table:table-cell>
          <table:table-cell table:formula="of:=IF([.T25]&gt;0;[.$F7];10000)" office:value-type="float" office:value="10000">
            <text:p>10000</text:p>
          </table:table-cell>
          <table:table-cell table:formula="of:=IF([.U25]&gt;0;[.$F7];10000)" office:value-type="float" office:value="10000">
            <text:p>10000</text:p>
          </table:table-cell>
          <table:table-cell table:formula="of:=IF([.V25]&gt;0;[.$F7];10000)" office:value-type="float" office:value="10000">
            <text:p>10000</text:p>
          </table:table-cell>
          <table:table-cell table:formula="of:=IF([.W25]&gt;0;[.$F7];10000)" office:value-type="float" office:value="10000">
            <text:p>10000</text:p>
          </table:table-cell>
          <table:table-cell table:formula="of:=IF([.X25]&gt;0;[.$F7];10000)" office:value-type="float" office:value="10000">
            <text:p>10000</text:p>
          </table:table-cell>
          <table:table-cell table:formula="of:=IF([.Y25]&gt;0;[.$F7];10000)" office:value-type="float" office:value="10000">
            <text:p>10000</text:p>
          </table:table-cell>
          <table:table-cell table:formula="of:=IF([.Z25]&gt;0;[.$F7];10000)" office:value-type="float" office:value="10000">
            <text:p>10000</text:p>
          </table:table-cell>
          <table:table-cell table:formula="of:=IF([.AA25]&gt;0;[.$F7];10000)" office:value-type="float" office:value="10000">
            <text:p>10000</text:p>
          </table:table-cell>
          <table:table-cell table:formula="of:=IF([.AB25]&gt;0;[.$F7];10000)" office:value-type="float" office:value="10000">
            <text:p>10000</text:p>
          </table:table-cell>
          <table:table-cell table:formula="of:=IF([.AC25]&gt;0;[.$F7];10000)" office:value-type="float" office:value="10000">
            <text:p>10000</text:p>
          </table:table-cell>
          <table:table-cell table:formula="of:=IF([.AD25]&gt;0;[.$F7];10000)" office:value-type="float" office:value="10000">
            <text:p>10000</text:p>
          </table:table-cell>
          <table:table-cell table:formula="of:=IF([.AE25]&gt;0;[.$F7];10000)" office:value-type="float" office:value="10000">
            <text:p>10000</text:p>
          </table:table-cell>
          <table:table-cell table:formula="of:=IF([.AF25]&gt;0;[.$F7];10000)" office:value-type="float" office:value="10000">
            <text:p>10000</text:p>
          </table:table-cell>
          <table:table-cell table:formula="of:=IF([.AG25]&gt;0;[.$F7];10000)" office:value-type="float" office:value="10000">
            <text:p>10000</text:p>
          </table:table-cell>
          <table:table-cell table:formula="of:=IF([.AH25]&gt;0;[.$F7];10000)" office:value-type="float" office:value="10000">
            <text:p>10000</text:p>
          </table:table-cell>
          <table:table-cell table:formula="of:=IF([.AI25]&gt;0;[.$F7];10000)" office:value-type="float" office:value="10000">
            <text:p>10000</text:p>
          </table:table-cell>
          <table:table-cell table:formula="of:=IF([.AJ25]&gt;0;[.$F7];10000)" office:value-type="float" office:value="10000">
            <text:p>10000</text:p>
          </table:table-cell>
          <table:table-cell table:formula="of:=IF([.AK25]&gt;0;[.$F7];10000)" office:value-type="float" office:value="10000">
            <text:p>10000</text:p>
          </table:table-cell>
          <table:table-cell table:formula="of:=IF([.AL25]&gt;0;[.$F7];10000)" office:value-type="float" office:value="10000">
            <text:p>10000</text:p>
          </table:table-cell>
          <table:table-cell table:formula="of:=IF([.AM25]&gt;0;[.$F7];10000)" office:value-type="float" office:value="10000">
            <text:p>10000</text:p>
          </table:table-cell>
          <table:table-cell table:formula="of:=IF([.AN25]&gt;0;[.$F7];10000)" office:value-type="float" office:value="10000">
            <text:p>10000</text:p>
          </table:table-cell>
          <table:table-cell table:formula="of:=IF([.AO25]&gt;0;[.$F7];10000)" office:value-type="float" office:value="10000">
            <text:p>10000</text:p>
          </table:table-cell>
          <table:table-cell table:formula="of:=IF([.AP25]&gt;0;[.$F7];10000)" office:value-type="float" office:value="10000">
            <text:p>10000</text:p>
          </table:table-cell>
          <table:table-cell table:formula="of:=IF([.AQ25]&gt;0;[.$F7];10000)" office:value-type="float" office:value="10000">
            <text:p>10000</text:p>
          </table:table-cell>
          <table:table-cell table:formula="of:=IF([.AR25]&gt;0;[.$F7];10000)" office:value-type="float" office:value="10000">
            <text:p>10000</text:p>
          </table:table-cell>
          <table:table-cell table:formula="of:=IF([.AS25]&gt;0;[.$F7];10000)" office:value-type="float" office:value="10000">
            <text:p>10000</text:p>
          </table:table-cell>
          <table:table-cell table:formula="of:=IF([.AT25]&gt;0;[.$F7];10000)" office:value-type="float" office:value="10000">
            <text:p>10000</text:p>
          </table:table-cell>
          <table:table-cell table:formula="of:=IF([.AU25]&gt;0;[.$F7];10000)" office:value-type="float" office:value="10000">
            <text:p>10000</text:p>
          </table:table-cell>
          <table:table-cell table:formula="of:=IF([.AV25]&gt;0;[.$F7];10000)" office:value-type="float" office:value="10000">
            <text:p>10000</text:p>
          </table:table-cell>
          <table:table-cell table:formula="of:=IF([.AW25]&gt;0;[.$F7];10000)" office:value-type="float" office:value="10000">
            <text:p>10000</text:p>
          </table:table-cell>
          <table:table-cell table:formula="of:=IF([.AX25]&gt;0;[.$F7];10000)" office:value-type="float" office:value="10000">
            <text:p>10000</text:p>
          </table:table-cell>
          <table:table-cell table:formula="of:=IF([.AY25]&gt;0;[.$F7];10000)" office:value-type="float" office:value="10000">
            <text:p>10000</text:p>
          </table:table-cell>
          <table:table-cell table:formula="of:=IF([.AZ25]&gt;0;[.$F7];10000)" office:value-type="float" office:value="10000">
            <text:p>10000</text:p>
          </table:table-cell>
          <table:table-cell table:formula="of:=IF([.BA25]&gt;0;[.$F7];10000)" office:value-type="float" office:value="10000">
            <text:p>10000</text:p>
          </table:table-cell>
          <table:table-cell table:formula="of:=IF([.BB25]&gt;0;[.$F7];10000)" office:value-type="float" office:value="10000">
            <text:p>10000</text:p>
          </table:table-cell>
          <table:table-cell table:formula="of:=IF([.BC25]&gt;0;[.$F7];10000)" office:value-type="float" office:value="10000">
            <text:p>10000</text:p>
          </table:table-cell>
          <table:table-cell table:formula="of:=IF([.BD25]&gt;0;[.$F7];10000)" office:value-type="float" office:value="10000">
            <text:p>10000</text:p>
          </table:table-cell>
          <table:table-cell table:formula="of:=IF([.BE25]&gt;0;[.$F7];10000)" office:value-type="float" office:value="10000">
            <text:p>10000</text:p>
          </table:table-cell>
          <table:table-cell table:formula="of:=IF([.BF25]&gt;0;[.$F7];10000)" office:value-type="float" office:value="10000">
            <text:p>10000</text:p>
          </table:table-cell>
          <table:table-cell table:formula="of:=IF([.BG25]&gt;0;[.$F7];10000)" office:value-type="float" office:value="10000">
            <text:p>10000</text:p>
          </table:table-cell>
          <table:table-cell table:formula="of:=IF([.BH25]&gt;0;[.$F7];10000)" office:value-type="float" office:value="10000">
            <text:p>10000</text:p>
          </table:table-cell>
          <table:table-cell table:formula="of:=IF([.BI25]&gt;0;[.$F7];10000)" office:value-type="float" office:value="10000">
            <text:p>10000</text:p>
          </table:table-cell>
          <table:table-cell table:formula="of:=IF([.BJ25]&gt;0;[.$F7];10000)" office:value-type="float" office:value="10000">
            <text:p>10000</text:p>
          </table:table-cell>
          <table:table-cell table:formula="of:=IF([.BK25]&gt;0;[.$F7];10000)" office:value-type="float" office:value="10000">
            <text:p>10000</text:p>
          </table:table-cell>
          <table:table-cell table:formula="of:=IF([.BL25]&gt;0;[.$F7];10000)" office:value-type="float" office:value="10000">
            <text:p>10000</text:p>
          </table:table-cell>
          <table:table-cell table:formula="of:=IF([.BM25]&gt;0;[.$F7];10000)" office:value-type="float" office:value="10000">
            <text:p>10000</text:p>
          </table:table-cell>
          <table:table-cell table:formula="of:=IF([.BN25]&gt;0;[.$F7];10000)" office:value-type="float" office:value="10000">
            <text:p>10000</text:p>
          </table:table-cell>
          <table:table-cell table:formula="of:=IF([.BO25]&gt;0;[.$F7];10000)" office:value-type="float" office:value="10000">
            <text:p>10000</text:p>
          </table:table-cell>
          <table:table-cell table:formula="of:=IF([.BP25]&gt;0;[.$F7];10000)" office:value-type="float" office:value="10000">
            <text:p>10000</text:p>
          </table:table-cell>
          <table:table-cell table:formula="of:=IF([.BQ25]&gt;0;[.$F7];10000)" office:value-type="float" office:value="10000">
            <text:p>10000</text:p>
          </table:table-cell>
          <table:table-cell table:formula="of:=IF([.BR25]&gt;0;[.$F7];10000)" office:value-type="float" office:value="10000">
            <text:p>10000</text:p>
          </table:table-cell>
          <table:table-cell table:formula="of:=IF([.BS25]&gt;0;[.$F7];10000)" office:value-type="float" office:value="10000">
            <text:p>10000</text:p>
          </table:table-cell>
          <table:table-cell table:formula="of:=IF([.BT25]&gt;0;[.$F7];10000)" office:value-type="float" office:value="10000">
            <text:p>10000</text:p>
          </table:table-cell>
          <table:table-cell table:formula="of:=IF([.BU25]&gt;0;[.$F7];10000)" office:value-type="float" office:value="10000">
            <text:p>10000</text:p>
          </table:table-cell>
          <table:table-cell table:formula="of:=IF([.BV25]&gt;0;[.$F7];10000)" office:value-type="float" office:value="10000">
            <text:p>10000</text:p>
          </table:table-cell>
          <table:table-cell table:formula="of:=IF([.BW25]&gt;0;[.$F7];10000)" office:value-type="float" office:value="10000">
            <text:p>10000</text:p>
          </table:table-cell>
          <table:table-cell table:formula="of:=IF([.BX25]&gt;0;[.$F7];10000)" office:value-type="float" office:value="10000">
            <text:p>10000</text:p>
          </table:table-cell>
          <table:table-cell table:formula="of:=IF([.BY25]&gt;0;[.$F7];10000)" office:value-type="float" office:value="10000">
            <text:p>10000</text:p>
          </table:table-cell>
          <table:table-cell table:formula="of:=IF([.BZ25]&gt;0;[.$F7];10000)" office:value-type="float" office:value="10000">
            <text:p>10000</text:p>
          </table:table-cell>
          <table:table-cell table:formula="of:=IF([.CA25]&gt;0;[.$F7];10000)" office:value-type="float" office:value="10000">
            <text:p>10000</text:p>
          </table:table-cell>
          <table:table-cell table:formula="of:=IF([.CB25]&gt;0;[.$F7];10000)" office:value-type="float" office:value="10000">
            <text:p>10000</text:p>
          </table:table-cell>
          <table:table-cell table:formula="of:=IF([.CC25]&gt;0;[.$F7];10000)" office:value-type="float" office:value="10000">
            <text:p>10000</text:p>
          </table:table-cell>
          <table:table-cell table:formula="of:=IF([.CD25]&gt;0;[.$F7];10000)" office:value-type="float" office:value="10000">
            <text:p>10000</text:p>
          </table:table-cell>
          <table:table-cell table:formula="of:=IF([.CE25]&gt;0;[.$F7];10000)" office:value-type="float" office:value="10000">
            <text:p>10000</text:p>
          </table:table-cell>
          <table:table-cell table:formula="of:=IF([.CF25]&gt;0;[.$F7];10000)" office:value-type="float" office:value="10000">
            <text:p>10000</text:p>
          </table:table-cell>
          <table:table-cell table:formula="of:=IF([.CG25]&gt;0;[.$F7];10000)" office:value-type="float" office:value="10000">
            <text:p>10000</text:p>
          </table:table-cell>
          <table:table-cell table:formula="of:=IF([.CH25]&gt;0;[.$F7];10000)" office:value-type="float" office:value="10000">
            <text:p>10000</text:p>
          </table:table-cell>
          <table:table-cell table:formula="of:=IF([.CI25]&gt;0;[.$F7];10000)" office:value-type="float" office:value="10000">
            <text:p>10000</text:p>
          </table:table-cell>
          <table:table-cell table:formula="of:=IF([.CJ25]&gt;0;[.$F7];10000)" office:value-type="float" office:value="10000">
            <text:p>10000</text:p>
          </table:table-cell>
          <table:table-cell table:formula="of:=IF([.CK25]&gt;0;[.$F7];10000)" office:value-type="float" office:value="10000">
            <text:p>10000</text:p>
          </table:table-cell>
          <table:table-cell table:formula="of:=IF([.CL25]&gt;0;[.$F7];10000)" office:value-type="float" office:value="10000">
            <text:p>10000</text:p>
          </table:table-cell>
          <table:table-cell table:formula="of:=IF([.CM25]&gt;0;[.$F7];10000)" office:value-type="float" office:value="10000">
            <text:p>10000</text:p>
          </table:table-cell>
          <table:table-cell table:formula="of:=IF([.CN25]&gt;0;[.$F7];10000)" office:value-type="float" office:value="10000">
            <text:p>10000</text:p>
          </table:table-cell>
          <table:table-cell table:formula="of:=IF([.CO25]&gt;0;[.$F7];10000)" office:value-type="float" office:value="10000">
            <text:p>10000</text:p>
          </table:table-cell>
          <table:table-cell table:formula="of:=IF([.CP25]&gt;0;[.$F7];10000)" office:value-type="float" office:value="10000">
            <text:p>10000</text:p>
          </table:table-cell>
          <table:table-cell table:formula="of:=IF([.CQ25]&gt;0;[.$F7];10000)" office:value-type="float" office:value="10000">
            <text:p>10000</text:p>
          </table:table-cell>
          <table:table-cell table:formula="of:=IF([.CR25]&gt;0;[.$F7];10000)" office:value-type="float" office:value="10000">
            <text:p>10000</text:p>
          </table:table-cell>
          <table:table-cell table:formula="of:=IF([.CS25]&gt;0;[.$F7];10000)" office:value-type="float" office:value="10000">
            <text:p>10000</text:p>
          </table:table-cell>
          <table:table-cell table:formula="of:=IF([.CT25]&gt;0;[.$F7];10000)" office:value-type="float" office:value="10000">
            <text:p>10000</text:p>
          </table:table-cell>
          <table:table-cell table:formula="of:=IF([.CU25]&gt;0;[.$F7];10000)" office:value-type="float" office:value="10000">
            <text:p>10000</text:p>
          </table:table-cell>
          <table:table-cell table:formula="of:=IF([.CV25]&gt;0;[.$F7];10000)" office:value-type="float" office:value="10000">
            <text:p>10000</text:p>
          </table:table-cell>
          <table:table-cell table:formula="of:=IF([.CW25]&gt;0;[.$F7];10000)" office:value-type="float" office:value="10000">
            <text:p>10000</text:p>
          </table:table-cell>
          <table:table-cell table:formula="of:=IF([.CX25]&gt;0;[.$F7];10000)" office:value-type="float" office:value="10000">
            <text:p>10000</text:p>
          </table:table-cell>
          <table:table-cell table:formula="of:=IF([.CY25]&gt;0;[.$F7];10000)" office:value-type="float" office:value="10000">
            <text:p>10000</text:p>
          </table:table-cell>
          <table:table-cell table:formula="of:=IF([.CZ25]&gt;0;[.$F7];10000)" office:value-type="float" office:value="10000">
            <text:p>10000</text:p>
          </table:table-cell>
          <table:table-cell table:formula="of:=IF([.DA25]&gt;0;[.$F7];10000)" office:value-type="float" office:value="10000">
            <text:p>10000</text:p>
          </table:table-cell>
          <table:table-cell table:formula="of:=IF([.DB25]&gt;0;[.$F7];10000)" office:value-type="float" office:value="10000">
            <text:p>10000</text:p>
          </table:table-cell>
          <table:table-cell table:formula="of:=IF([.DC25]&gt;0;[.$F7];10000)" office:value-type="float" office:value="10000">
            <text:p>10000</text:p>
          </table:table-cell>
          <table:table-cell table:formula="of:=IF([.DD25]&gt;0;[.$F7];10000)" office:value-type="float" office:value="10000">
            <text:p>10000</text:p>
          </table:table-cell>
          <table:table-cell table:formula="of:=IF([.DE25]&gt;0;[.$F7];10000)" office:value-type="float" office:value="10000">
            <text:p>10000</text:p>
          </table:table-cell>
          <table:table-cell table:formula="of:=IF([.DF25]&gt;0;[.$F7];10000)" office:value-type="float" office:value="10000">
            <text:p>10000</text:p>
          </table:table-cell>
          <table:table-cell table:formula="of:=IF([.DG25]&gt;0;[.$F7];10000)" office:value-type="float" office:value="10000">
            <text:p>10000</text:p>
          </table:table-cell>
          <table:table-cell table:formula="of:=IF([.DH25]&gt;0;[.$F7];10000)" office:value-type="float" office:value="10000">
            <text:p>10000</text:p>
          </table:table-cell>
          <table:table-cell table:formula="of:=IF([.DI25]&gt;0;[.$F7];10000)" office:value-type="float" office:value="10000">
            <text:p>10000</text:p>
          </table:table-cell>
          <table:table-cell table:formula="of:=IF([.DJ25]&gt;0;[.$F7];10000)" office:value-type="float" office:value="10000">
            <text:p>10000</text:p>
          </table:table-cell>
          <table:table-cell table:formula="of:=IF([.DK25]&gt;0;[.$F7];10000)" office:value-type="float" office:value="10000">
            <text:p>10000</text:p>
          </table:table-cell>
          <table:table-cell table:formula="of:=IF([.DL25]&gt;0;[.$F7];10000)" office:value-type="float" office:value="10000">
            <text:p>10000</text:p>
          </table:table-cell>
          <table:table-cell table:formula="of:=IF([.DM25]&gt;0;[.$F7];10000)" office:value-type="float" office:value="10000">
            <text:p>10000</text:p>
          </table:table-cell>
          <table:table-cell table:formula="of:=IF([.DN25]&gt;0;[.$F7];10000)" office:value-type="float" office:value="10000">
            <text:p>10000</text:p>
          </table:table-cell>
          <table:table-cell table:formula="of:=IF([.DO25]&gt;0;[.$F7];10000)" office:value-type="float" office:value="10000">
            <text:p>10000</text:p>
          </table:table-cell>
          <table:table-cell table:formula="of:=IF([.DP25]&gt;0;[.$F7];10000)" office:value-type="float" office:value="10000">
            <text:p>10000</text:p>
          </table:table-cell>
          <table:table-cell table:formula="of:=IF([.DQ25]&gt;0;[.$F7];10000)" office:value-type="float" office:value="10000">
            <text:p>10000</text:p>
          </table:table-cell>
          <table:table-cell table:formula="of:=IF([.DR25]&gt;0;[.$F7];10000)" office:value-type="float" office:value="10000">
            <text:p>10000</text:p>
          </table:table-cell>
          <table:table-cell table:formula="of:=IF([.DS25]&gt;0;[.$F7];10000)" office:value-type="float" office:value="10000">
            <text:p>10000</text:p>
          </table:table-cell>
          <table:table-cell table:formula="of:=IF([.DT25]&gt;0;[.$F7];10000)" office:value-type="float" office:value="10000">
            <text:p>10000</text:p>
          </table:table-cell>
          <table:table-cell table:formula="of:=IF([.DU25]&gt;0;[.$F7];10000)" office:value-type="float" office:value="10000">
            <text:p>10000</text:p>
          </table:table-cell>
          <table:table-cell table:formula="of:=IF([.DV25]&gt;0;[.$F7];10000)" office:value-type="float" office:value="10000">
            <text:p>10000</text:p>
          </table:table-cell>
          <table:table-cell table:formula="of:=IF([.DW25]&gt;0;[.$F7];10000)" office:value-type="float" office:value="10000">
            <text:p>10000</text:p>
          </table:table-cell>
          <table:table-cell table:formula="of:=IF([.DX25]&gt;0;[.$F7];10000)" office:value-type="float" office:value="10000">
            <text:p>10000</text:p>
          </table:table-cell>
          <table:table-cell table:formula="of:=IF([.DY25]&gt;0;[.$F7];10000)" office:value-type="float" office:value="10000">
            <text:p>10000</text:p>
          </table:table-cell>
          <table:table-cell table:formula="of:=IF([.DZ25]&gt;0;[.$F7];10000)" office:value-type="float" office:value="10000">
            <text:p>10000</text:p>
          </table:table-cell>
          <table:table-cell table:formula="of:=IF([.EA25]&gt;0;[.$F7];10000)" office:value-type="float" office:value="10000">
            <text:p>10000</text:p>
          </table:table-cell>
          <table:table-cell table:formula="of:=IF([.EB25]&gt;0;[.$F7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8"/>
          <table:table-cell office:value-type="string">
            <text:p>Earliest deadline</text:p>
          </table:table-cell>
          <table:table-cell table:formula="of:=MIN([.J27:.J30])" office:value-type="float" office:value="1">
            <text:p>1</text:p>
          </table:table-cell>
          <table:table-cell table:formula="of:=MIN([.K27:.K30])" office:value-type="float" office:value="2">
            <text:p>2</text:p>
          </table:table-cell>
          <table:table-cell table:formula="of:=MIN([.L27:.L30])" office:value-type="float" office:value="2">
            <text:p>2</text:p>
          </table:table-cell>
          <table:table-cell table:formula="of:=MIN([.M27:.M30])" office:value-type="float" office:value="1">
            <text:p>1</text:p>
          </table:table-cell>
          <table:table-cell table:formula="of:=MIN([.N27:.N30])" office:value-type="float" office:value="2">
            <text:p>2</text:p>
          </table:table-cell>
          <table:table-cell table:formula="of:=MIN([.O27:.O30])" office:value-type="float" office:value="3">
            <text:p>3</text:p>
          </table:table-cell>
          <table:table-cell table:formula="of:=MIN([.P27:.P30])" office:value-type="float" office:value="1">
            <text:p>1</text:p>
          </table:table-cell>
          <table:table-cell table:formula="of:=MIN([.Q27:.Q30])" office:value-type="float" office:value="3">
            <text:p>3</text:p>
          </table:table-cell>
          <table:table-cell table:formula="of:=MIN([.R27:.R30])" office:value-type="float" office:value="10000">
            <text:p>10000</text:p>
          </table:table-cell>
          <table:table-cell table:formula="of:=MIN([.S27:.S30])" office:value-type="float" office:value="1">
            <text:p>1</text:p>
          </table:table-cell>
          <table:table-cell table:formula="of:=MIN([.T27:.T30])" office:value-type="float" office:value="2">
            <text:p>2</text:p>
          </table:table-cell>
          <table:table-cell table:formula="of:=MIN([.U27:.U30])" office:value-type="float" office:value="2">
            <text:p>2</text:p>
          </table:table-cell>
          <table:table-cell table:formula="of:=MIN([.V27:.V30])" office:value-type="float" office:value="1">
            <text:p>1</text:p>
          </table:table-cell>
          <table:table-cell table:formula="of:=MIN([.W27:.W30])" office:value-type="float" office:value="2">
            <text:p>2</text:p>
          </table:table-cell>
          <table:table-cell table:formula="of:=MIN([.X27:.X30])" office:value-type="float" office:value="10000">
            <text:p>10000</text:p>
          </table:table-cell>
          <table:table-cell table:formula="of:=MIN([.Y27:.Y30])" office:value-type="float" office:value="1">
            <text:p>1</text:p>
          </table:table-cell>
          <table:table-cell table:formula="of:=MIN([.Z27:.Z30])" office:value-type="float" office:value="10000">
            <text:p>10000</text:p>
          </table:table-cell>
          <table:table-cell table:formula="of:=MIN([.AA27:.AA30])" office:value-type="float" office:value="10000">
            <text:p>10000</text:p>
          </table:table-cell>
          <table:table-cell table:formula="of:=MIN([.AB27:.AB30])" office:value-type="float" office:value="1">
            <text:p>1</text:p>
          </table:table-cell>
          <table:table-cell table:formula="of:=MIN([.AC27:.AC30])" office:value-type="float" office:value="2">
            <text:p>2</text:p>
          </table:table-cell>
          <table:table-cell table:formula="of:=MIN([.AD27:.AD30])" office:value-type="float" office:value="2">
            <text:p>2</text:p>
          </table:table-cell>
          <table:table-cell table:formula="of:=MIN([.AE27:.AE30])" office:value-type="float" office:value="1">
            <text:p>1</text:p>
          </table:table-cell>
          <table:table-cell table:formula="of:=MIN([.AF27:.AF30])" office:value-type="float" office:value="2">
            <text:p>2</text:p>
          </table:table-cell>
          <table:table-cell table:formula="of:=MIN([.AG27:.AG30])" office:value-type="float" office:value="3">
            <text:p>3</text:p>
          </table:table-cell>
          <table:table-cell table:formula="of:=MIN([.AH27:.AH30])" office:value-type="float" office:value="1">
            <text:p>1</text:p>
          </table:table-cell>
          <table:table-cell table:formula="of:=MIN([.AI27:.AI30])" office:value-type="float" office:value="3">
            <text:p>3</text:p>
          </table:table-cell>
          <table:table-cell table:formula="of:=MIN([.AJ27:.AJ30])" office:value-type="float" office:value="10000">
            <text:p>10000</text:p>
          </table:table-cell>
          <table:table-cell table:formula="of:=MIN([.AK27:.AK30])" office:value-type="float" office:value="1">
            <text:p>1</text:p>
          </table:table-cell>
          <table:table-cell table:formula="of:=MIN([.AL27:.AL30])" office:value-type="float" office:value="2">
            <text:p>2</text:p>
          </table:table-cell>
          <table:table-cell table:formula="of:=MIN([.AM27:.AM30])" office:value-type="float" office:value="2">
            <text:p>2</text:p>
          </table:table-cell>
          <table:table-cell table:formula="of:=MIN([.AN27:.AN30])" office:value-type="float" office:value="1">
            <text:p>1</text:p>
          </table:table-cell>
          <table:table-cell table:formula="of:=MIN([.AO27:.AO30])" office:value-type="float" office:value="2">
            <text:p>2</text:p>
          </table:table-cell>
          <table:table-cell table:formula="of:=MIN([.AP27:.AP30])" office:value-type="float" office:value="10000">
            <text:p>10000</text:p>
          </table:table-cell>
          <table:table-cell table:formula="of:=MIN([.AQ27:.AQ30])" office:value-type="float" office:value="1">
            <text:p>1</text:p>
          </table:table-cell>
          <table:table-cell table:formula="of:=MIN([.AR27:.AR30])" office:value-type="float" office:value="10000">
            <text:p>10000</text:p>
          </table:table-cell>
          <table:table-cell table:formula="of:=MIN([.AS27:.AS30])" office:value-type="float" office:value="10000">
            <text:p>10000</text:p>
          </table:table-cell>
          <table:table-cell table:formula="of:=MIN([.AT27:.AT30])" office:value-type="float" office:value="1">
            <text:p>1</text:p>
          </table:table-cell>
          <table:table-cell table:formula="of:=MIN([.AU27:.AU30])" office:value-type="float" office:value="2">
            <text:p>2</text:p>
          </table:table-cell>
          <table:table-cell table:formula="of:=MIN([.AV27:.AV30])" office:value-type="float" office:value="2">
            <text:p>2</text:p>
          </table:table-cell>
          <table:table-cell table:formula="of:=MIN([.AW27:.AW30])" office:value-type="float" office:value="1">
            <text:p>1</text:p>
          </table:table-cell>
          <table:table-cell table:formula="of:=MIN([.AX27:.AX30])" office:value-type="float" office:value="2">
            <text:p>2</text:p>
          </table:table-cell>
          <table:table-cell table:formula="of:=MIN([.AY27:.AY30])" office:value-type="float" office:value="10000">
            <text:p>10000</text:p>
          </table:table-cell>
          <table:table-cell table:formula="of:=MIN([.AZ27:.AZ30])" office:value-type="float" office:value="1">
            <text:p>1</text:p>
          </table:table-cell>
          <table:table-cell table:formula="of:=MIN([.BA27:.BA30])" office:value-type="float" office:value="3">
            <text:p>3</text:p>
          </table:table-cell>
          <table:table-cell table:formula="of:=MIN([.BB27:.BB30])" office:value-type="float" office:value="3">
            <text:p>3</text:p>
          </table:table-cell>
          <table:table-cell table:formula="of:=MIN([.BC27:.BC30])" office:value-type="float" office:value="1">
            <text:p>1</text:p>
          </table:table-cell>
          <table:table-cell table:formula="of:=MIN([.BD27:.BD30])" office:value-type="float" office:value="2">
            <text:p>2</text:p>
          </table:table-cell>
          <table:table-cell table:formula="of:=MIN([.BE27:.BE30])" office:value-type="float" office:value="2">
            <text:p>2</text:p>
          </table:table-cell>
          <table:table-cell table:formula="of:=MIN([.BF27:.BF30])" office:value-type="float" office:value="1">
            <text:p>1</text:p>
          </table:table-cell>
          <table:table-cell table:formula="of:=MIN([.BG27:.BG30])" office:value-type="float" office:value="2">
            <text:p>2</text:p>
          </table:table-cell>
          <table:table-cell table:formula="of:=MIN([.BH27:.BH30])" office:value-type="float" office:value="10000">
            <text:p>10000</text:p>
          </table:table-cell>
          <table:table-cell table:formula="of:=MIN([.BI27:.BI30])" office:value-type="float" office:value="1">
            <text:p>1</text:p>
          </table:table-cell>
          <table:table-cell table:formula="of:=MIN([.BJ27:.BJ30])" office:value-type="float" office:value="10000">
            <text:p>10000</text:p>
          </table:table-cell>
          <table:table-cell table:formula="of:=MIN([.BK27:.BK30])" office:value-type="float" office:value="10000">
            <text:p>10000</text:p>
          </table:table-cell>
          <table:table-cell table:formula="of:=MIN([.BL27:.BL30])" office:value-type="float" office:value="1">
            <text:p>1</text:p>
          </table:table-cell>
          <table:table-cell table:formula="of:=MIN([.BM27:.BM30])" office:value-type="float" office:value="2">
            <text:p>2</text:p>
          </table:table-cell>
          <table:table-cell table:formula="of:=MIN([.BN27:.BN30])" office:value-type="float" office:value="2">
            <text:p>2</text:p>
          </table:table-cell>
          <table:table-cell table:formula="of:=MIN([.BO27:.BO30])" office:value-type="float" office:value="1">
            <text:p>1</text:p>
          </table:table-cell>
          <table:table-cell table:formula="of:=MIN([.BP27:.BP30])" office:value-type="float" office:value="2">
            <text:p>2</text:p>
          </table:table-cell>
          <table:table-cell table:formula="of:=MIN([.BQ27:.BQ30])" office:value-type="float" office:value="10000">
            <text:p>10000</text:p>
          </table:table-cell>
          <table:table-cell table:formula="of:=MIN([.BR27:.BR30])" office:value-type="float" office:value="1">
            <text:p>1</text:p>
          </table:table-cell>
          <table:table-cell table:formula="of:=MIN([.BS27:.BS30])" office:value-type="float" office:value="10000">
            <text:p>10000</text:p>
          </table:table-cell>
          <table:table-cell table:formula="of:=MIN([.BT27:.BT30])" office:value-type="float" office:value="10000">
            <text:p>10000</text:p>
          </table:table-cell>
          <table:table-cell table:formula="of:=MIN([.BU27:.BU30])" office:value-type="float" office:value="1">
            <text:p>1</text:p>
          </table:table-cell>
          <table:table-cell table:formula="of:=MIN([.BV27:.BV30])" office:value-type="float" office:value="2">
            <text:p>2</text:p>
          </table:table-cell>
          <table:table-cell table:formula="of:=MIN([.BW27:.BW30])" office:value-type="float" office:value="2">
            <text:p>2</text:p>
          </table:table-cell>
          <table:table-cell table:formula="of:=MIN([.BX27:.BX30])" office:value-type="float" office:value="1">
            <text:p>1</text:p>
          </table:table-cell>
          <table:table-cell table:formula="of:=MIN([.BY27:.BY30])" office:value-type="float" office:value="2">
            <text:p>2</text:p>
          </table:table-cell>
          <table:table-cell table:formula="of:=MIN([.BZ27:.BZ30])" office:value-type="float" office:value="3">
            <text:p>3</text:p>
          </table:table-cell>
          <table:table-cell table:formula="of:=MIN([.CA27:.CA30])" office:value-type="float" office:value="1">
            <text:p>1</text:p>
          </table:table-cell>
          <table:table-cell table:formula="of:=MIN([.CB27:.CB30])" office:value-type="float" office:value="3">
            <text:p>3</text:p>
          </table:table-cell>
          <table:table-cell table:formula="of:=MIN([.CC27:.CC30])" office:value-type="float" office:value="10000">
            <text:p>10000</text:p>
          </table:table-cell>
          <table:table-cell table:formula="of:=MIN([.CD27:.CD30])" office:value-type="float" office:value="1">
            <text:p>1</text:p>
          </table:table-cell>
          <table:table-cell table:formula="of:=MIN([.CE27:.CE30])" office:value-type="float" office:value="2">
            <text:p>2</text:p>
          </table:table-cell>
          <table:table-cell table:formula="of:=MIN([.CF27:.CF30])" office:value-type="float" office:value="2">
            <text:p>2</text:p>
          </table:table-cell>
          <table:table-cell table:formula="of:=MIN([.CG27:.CG30])" office:value-type="float" office:value="1">
            <text:p>1</text:p>
          </table:table-cell>
          <table:table-cell table:formula="of:=MIN([.CH27:.CH30])" office:value-type="float" office:value="2">
            <text:p>2</text:p>
          </table:table-cell>
          <table:table-cell table:formula="of:=MIN([.CI27:.CI30])" office:value-type="float" office:value="10000">
            <text:p>10000</text:p>
          </table:table-cell>
          <table:table-cell table:formula="of:=MIN([.CJ27:.CJ30])" office:value-type="float" office:value="1">
            <text:p>1</text:p>
          </table:table-cell>
          <table:table-cell table:formula="of:=MIN([.CK27:.CK30])" office:value-type="float" office:value="10000">
            <text:p>10000</text:p>
          </table:table-cell>
          <table:table-cell table:formula="of:=MIN([.CL27:.CL30])" office:value-type="float" office:value="10000">
            <text:p>10000</text:p>
          </table:table-cell>
          <table:table-cell table:formula="of:=MIN([.CM27:.CM30])" office:value-type="float" office:value="1">
            <text:p>1</text:p>
          </table:table-cell>
          <table:table-cell table:formula="of:=MIN([.CN27:.CN30])" office:value-type="float" office:value="2">
            <text:p>2</text:p>
          </table:table-cell>
          <table:table-cell table:formula="of:=MIN([.CO27:.CO30])" office:value-type="float" office:value="2">
            <text:p>2</text:p>
          </table:table-cell>
          <table:table-cell table:formula="of:=MIN([.CP27:.CP30])" office:value-type="float" office:value="1">
            <text:p>1</text:p>
          </table:table-cell>
          <table:table-cell table:formula="of:=MIN([.CQ27:.CQ30])" office:value-type="float" office:value="2">
            <text:p>2</text:p>
          </table:table-cell>
          <table:table-cell table:formula="of:=MIN([.CR27:.CR30])" office:value-type="float" office:value="3">
            <text:p>3</text:p>
          </table:table-cell>
          <table:table-cell table:formula="of:=MIN([.CS27:.CS30])" office:value-type="float" office:value="1">
            <text:p>1</text:p>
          </table:table-cell>
          <table:table-cell table:formula="of:=MIN([.CT27:.CT30])" office:value-type="float" office:value="3">
            <text:p>3</text:p>
          </table:table-cell>
          <table:table-cell table:formula="of:=MIN([.CU27:.CU30])" office:value-type="float" office:value="10000">
            <text:p>10000</text:p>
          </table:table-cell>
          <table:table-cell table:formula="of:=MIN([.CV27:.CV30])" office:value-type="float" office:value="1">
            <text:p>1</text:p>
          </table:table-cell>
          <table:table-cell table:formula="of:=MIN([.CW27:.CW30])" office:value-type="float" office:value="2">
            <text:p>2</text:p>
          </table:table-cell>
          <table:table-cell table:formula="of:=MIN([.CX27:.CX30])" office:value-type="float" office:value="2">
            <text:p>2</text:p>
          </table:table-cell>
          <table:table-cell table:formula="of:=MIN([.CY27:.CY30])" office:value-type="float" office:value="1">
            <text:p>1</text:p>
          </table:table-cell>
          <table:table-cell table:formula="of:=MIN([.CZ27:.CZ30])" office:value-type="float" office:value="2">
            <text:p>2</text:p>
          </table:table-cell>
          <table:table-cell table:formula="of:=MIN([.DA27:.DA30])" office:value-type="float" office:value="10000">
            <text:p>10000</text:p>
          </table:table-cell>
          <table:table-cell table:formula="of:=MIN([.DB27:.DB30])" office:value-type="float" office:value="1">
            <text:p>1</text:p>
          </table:table-cell>
          <table:table-cell table:formula="of:=MIN([.DC27:.DC30])" office:value-type="float" office:value="10000">
            <text:p>10000</text:p>
          </table:table-cell>
          <table:table-cell table:formula="of:=MIN([.DD27:.DD30])" office:value-type="float" office:value="10000">
            <text:p>10000</text:p>
          </table:table-cell>
          <table:table-cell table:formula="of:=MIN([.DE27:.DE30])" office:value-type="float" office:value="1">
            <text:p>1</text:p>
          </table:table-cell>
          <table:table-cell table:formula="of:=MIN([.DF27:.DF30])" office:value-type="float" office:value="2">
            <text:p>2</text:p>
          </table:table-cell>
          <table:table-cell table:formula="of:=MIN([.DG27:.DG30])" office:value-type="float" office:value="2">
            <text:p>2</text:p>
          </table:table-cell>
          <table:table-cell table:formula="of:=MIN([.DH27:.DH30])" office:value-type="float" office:value="1">
            <text:p>1</text:p>
          </table:table-cell>
          <table:table-cell table:formula="of:=MIN([.DI27:.DI30])" office:value-type="float" office:value="2">
            <text:p>2</text:p>
          </table:table-cell>
          <table:table-cell table:formula="of:=MIN([.DJ27:.DJ30])" office:value-type="float" office:value="10000">
            <text:p>10000</text:p>
          </table:table-cell>
          <table:table-cell table:formula="of:=MIN([.DK27:.DK30])" office:value-type="float" office:value="1">
            <text:p>1</text:p>
          </table:table-cell>
          <table:table-cell table:formula="of:=MIN([.DL27:.DL30])" office:value-type="float" office:value="3">
            <text:p>3</text:p>
          </table:table-cell>
          <table:table-cell table:formula="of:=MIN([.DM27:.DM30])" office:value-type="float" office:value="3">
            <text:p>3</text:p>
          </table:table-cell>
          <table:table-cell table:formula="of:=MIN([.DN27:.DN30])" office:value-type="float" office:value="1">
            <text:p>1</text:p>
          </table:table-cell>
          <table:table-cell table:formula="of:=MIN([.DO27:.DO30])" office:value-type="float" office:value="2">
            <text:p>2</text:p>
          </table:table-cell>
          <table:table-cell table:formula="of:=MIN([.DP27:.DP30])" office:value-type="float" office:value="2">
            <text:p>2</text:p>
          </table:table-cell>
          <table:table-cell table:formula="of:=MIN([.DQ27:.DQ30])" office:value-type="float" office:value="1">
            <text:p>1</text:p>
          </table:table-cell>
          <table:table-cell table:formula="of:=MIN([.DR27:.DR30])" office:value-type="float" office:value="2">
            <text:p>2</text:p>
          </table:table-cell>
          <table:table-cell table:formula="of:=MIN([.DS27:.DS30])" office:value-type="float" office:value="10000">
            <text:p>10000</text:p>
          </table:table-cell>
          <table:table-cell table:formula="of:=MIN([.DT27:.DT30])" office:value-type="float" office:value="1">
            <text:p>1</text:p>
          </table:table-cell>
          <table:table-cell table:formula="of:=MIN([.DU27:.DU30])" office:value-type="float" office:value="10000">
            <text:p>10000</text:p>
          </table:table-cell>
          <table:table-cell table:formula="of:=MIN([.DV27:.DV30])" office:value-type="float" office:value="10000">
            <text:p>10000</text:p>
          </table:table-cell>
          <table:table-cell table:formula="of:=MIN([.DW27:.DW30])" office:value-type="float" office:value="1">
            <text:p>1</text:p>
          </table:table-cell>
          <table:table-cell table:formula="of:=MIN([.DX27:.DX30])" office:value-type="float" office:value="2">
            <text:p>2</text:p>
          </table:table-cell>
          <table:table-cell table:formula="of:=MIN([.DY27:.DY30])" office:value-type="float" office:value="2">
            <text:p>2</text:p>
          </table:table-cell>
          <table:table-cell table:formula="of:=MIN([.DZ27:.DZ30])" office:value-type="float" office:value="1">
            <text:p>1</text:p>
          </table:table-cell>
          <table:table-cell table:formula="of:=MIN([.EA27:.EA30])" office:value-type="float" office:value="2">
            <text:p>2</text:p>
          </table:table-cell>
          <table:table-cell table:formula="of:=MIN([.EB27:.EB30]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8"/>
          <table:table-cell office:value-type="string">
            <text:p>Highest priority</text:p>
          </table:table-cell>
          <table:table-cell table:formula="of:=MIN([.J37:.J40])" office:value-type="float" office:value="1">
            <text:p>1</text:p>
          </table:table-cell>
          <table:table-cell table:formula="of:=MIN([.K37:.K40])" office:value-type="float" office:value="2">
            <text:p>2</text:p>
          </table:table-cell>
          <table:table-cell table:formula="of:=MIN([.L37:.L40])" office:value-type="float" office:value="2">
            <text:p>2</text:p>
          </table:table-cell>
          <table:table-cell table:formula="of:=MIN([.M37:.M40])" office:value-type="float" office:value="1">
            <text:p>1</text:p>
          </table:table-cell>
          <table:table-cell table:formula="of:=MIN([.N37:.N40])" office:value-type="float" office:value="2">
            <text:p>2</text:p>
          </table:table-cell>
          <table:table-cell table:formula="of:=MIN([.O37:.O40])" office:value-type="float" office:value="3">
            <text:p>3</text:p>
          </table:table-cell>
          <table:table-cell table:formula="of:=MIN([.P37:.P40])" office:value-type="float" office:value="1">
            <text:p>1</text:p>
          </table:table-cell>
          <table:table-cell table:formula="of:=MIN([.Q37:.Q40])" office:value-type="float" office:value="3">
            <text:p>3</text:p>
          </table:table-cell>
          <table:table-cell table:formula="of:=MIN([.R37:.R40])" office:value-type="float" office:value="10000">
            <text:p>10000</text:p>
          </table:table-cell>
          <table:table-cell table:formula="of:=MIN([.S37:.S40])" office:value-type="float" office:value="1">
            <text:p>1</text:p>
          </table:table-cell>
          <table:table-cell table:formula="of:=MIN([.T37:.T40])" office:value-type="float" office:value="2">
            <text:p>2</text:p>
          </table:table-cell>
          <table:table-cell table:formula="of:=MIN([.U37:.U40])" office:value-type="float" office:value="2">
            <text:p>2</text:p>
          </table:table-cell>
          <table:table-cell table:formula="of:=MIN([.V37:.V40])" office:value-type="float" office:value="1">
            <text:p>1</text:p>
          </table:table-cell>
          <table:table-cell table:formula="of:=MIN([.W37:.W40])" office:value-type="float" office:value="2">
            <text:p>2</text:p>
          </table:table-cell>
          <table:table-cell table:formula="of:=MIN([.X37:.X40])" office:value-type="float" office:value="10000">
            <text:p>10000</text:p>
          </table:table-cell>
          <table:table-cell table:formula="of:=MIN([.Y37:.Y40])" office:value-type="float" office:value="1">
            <text:p>1</text:p>
          </table:table-cell>
          <table:table-cell table:formula="of:=MIN([.Z37:.Z40])" office:value-type="float" office:value="10000">
            <text:p>10000</text:p>
          </table:table-cell>
          <table:table-cell table:formula="of:=MIN([.AA37:.AA40])" office:value-type="float" office:value="10000">
            <text:p>10000</text:p>
          </table:table-cell>
          <table:table-cell table:formula="of:=MIN([.AB37:.AB40])" office:value-type="float" office:value="1">
            <text:p>1</text:p>
          </table:table-cell>
          <table:table-cell table:formula="of:=MIN([.AC37:.AC40])" office:value-type="float" office:value="2">
            <text:p>2</text:p>
          </table:table-cell>
          <table:table-cell table:formula="of:=MIN([.AD37:.AD40])" office:value-type="float" office:value="2">
            <text:p>2</text:p>
          </table:table-cell>
          <table:table-cell table:formula="of:=MIN([.AE37:.AE40])" office:value-type="float" office:value="1">
            <text:p>1</text:p>
          </table:table-cell>
          <table:table-cell table:formula="of:=MIN([.AF37:.AF40])" office:value-type="float" office:value="2">
            <text:p>2</text:p>
          </table:table-cell>
          <table:table-cell table:formula="of:=MIN([.AG37:.AG40])" office:value-type="float" office:value="3">
            <text:p>3</text:p>
          </table:table-cell>
          <table:table-cell table:formula="of:=MIN([.AH37:.AH40])" office:value-type="float" office:value="1">
            <text:p>1</text:p>
          </table:table-cell>
          <table:table-cell table:formula="of:=MIN([.AI37:.AI40])" office:value-type="float" office:value="3">
            <text:p>3</text:p>
          </table:table-cell>
          <table:table-cell table:formula="of:=MIN([.AJ37:.AJ40])" office:value-type="float" office:value="10000">
            <text:p>10000</text:p>
          </table:table-cell>
          <table:table-cell table:formula="of:=MIN([.AK37:.AK40])" office:value-type="float" office:value="1">
            <text:p>1</text:p>
          </table:table-cell>
          <table:table-cell table:formula="of:=MIN([.AL37:.AL40])" office:value-type="float" office:value="2">
            <text:p>2</text:p>
          </table:table-cell>
          <table:table-cell table:formula="of:=MIN([.AM37:.AM40])" office:value-type="float" office:value="2">
            <text:p>2</text:p>
          </table:table-cell>
          <table:table-cell table:formula="of:=MIN([.AN37:.AN40])" office:value-type="float" office:value="1">
            <text:p>1</text:p>
          </table:table-cell>
          <table:table-cell table:formula="of:=MIN([.AO37:.AO40])" office:value-type="float" office:value="2">
            <text:p>2</text:p>
          </table:table-cell>
          <table:table-cell table:formula="of:=MIN([.AP37:.AP40])" office:value-type="float" office:value="10000">
            <text:p>10000</text:p>
          </table:table-cell>
          <table:table-cell table:formula="of:=MIN([.AQ37:.AQ40])" office:value-type="float" office:value="1">
            <text:p>1</text:p>
          </table:table-cell>
          <table:table-cell table:formula="of:=MIN([.AR37:.AR40])" office:value-type="float" office:value="10000">
            <text:p>10000</text:p>
          </table:table-cell>
          <table:table-cell table:formula="of:=MIN([.AS37:.AS40])" office:value-type="float" office:value="10000">
            <text:p>10000</text:p>
          </table:table-cell>
          <table:table-cell table:formula="of:=MIN([.AT37:.AT40])" office:value-type="float" office:value="1">
            <text:p>1</text:p>
          </table:table-cell>
          <table:table-cell table:formula="of:=MIN([.AU37:.AU40])" office:value-type="float" office:value="2">
            <text:p>2</text:p>
          </table:table-cell>
          <table:table-cell table:formula="of:=MIN([.AV37:.AV40])" office:value-type="float" office:value="2">
            <text:p>2</text:p>
          </table:table-cell>
          <table:table-cell table:formula="of:=MIN([.AW37:.AW40])" office:value-type="float" office:value="1">
            <text:p>1</text:p>
          </table:table-cell>
          <table:table-cell table:formula="of:=MIN([.AX37:.AX40])" office:value-type="float" office:value="2">
            <text:p>2</text:p>
          </table:table-cell>
          <table:table-cell table:formula="of:=MIN([.AY37:.AY40])" office:value-type="float" office:value="10000">
            <text:p>10000</text:p>
          </table:table-cell>
          <table:table-cell table:formula="of:=MIN([.AZ37:.AZ40])" office:value-type="float" office:value="1">
            <text:p>1</text:p>
          </table:table-cell>
          <table:table-cell table:formula="of:=MIN([.BA37:.BA40])" office:value-type="float" office:value="3">
            <text:p>3</text:p>
          </table:table-cell>
          <table:table-cell table:formula="of:=MIN([.BB37:.BB40])" office:value-type="float" office:value="3">
            <text:p>3</text:p>
          </table:table-cell>
          <table:table-cell table:formula="of:=MIN([.BC37:.BC40])" office:value-type="float" office:value="1">
            <text:p>1</text:p>
          </table:table-cell>
          <table:table-cell table:formula="of:=MIN([.BD37:.BD40])" office:value-type="float" office:value="2">
            <text:p>2</text:p>
          </table:table-cell>
          <table:table-cell table:formula="of:=MIN([.BE37:.BE40])" office:value-type="float" office:value="2">
            <text:p>2</text:p>
          </table:table-cell>
          <table:table-cell table:formula="of:=MIN([.BF37:.BF40])" office:value-type="float" office:value="1">
            <text:p>1</text:p>
          </table:table-cell>
          <table:table-cell table:formula="of:=MIN([.BG37:.BG40])" office:value-type="float" office:value="2">
            <text:p>2</text:p>
          </table:table-cell>
          <table:table-cell table:formula="of:=MIN([.BH37:.BH40])" office:value-type="float" office:value="10000">
            <text:p>10000</text:p>
          </table:table-cell>
          <table:table-cell table:formula="of:=MIN([.BI37:.BI40])" office:value-type="float" office:value="1">
            <text:p>1</text:p>
          </table:table-cell>
          <table:table-cell table:formula="of:=MIN([.BJ37:.BJ40])" office:value-type="float" office:value="10000">
            <text:p>10000</text:p>
          </table:table-cell>
          <table:table-cell table:formula="of:=MIN([.BK37:.BK40])" office:value-type="float" office:value="10000">
            <text:p>10000</text:p>
          </table:table-cell>
          <table:table-cell table:formula="of:=MIN([.BL37:.BL40])" office:value-type="float" office:value="1">
            <text:p>1</text:p>
          </table:table-cell>
          <table:table-cell table:formula="of:=MIN([.BM37:.BM40])" office:value-type="float" office:value="2">
            <text:p>2</text:p>
          </table:table-cell>
          <table:table-cell table:formula="of:=MIN([.BN37:.BN40])" office:value-type="float" office:value="2">
            <text:p>2</text:p>
          </table:table-cell>
          <table:table-cell table:formula="of:=MIN([.BO37:.BO40])" office:value-type="float" office:value="1">
            <text:p>1</text:p>
          </table:table-cell>
          <table:table-cell table:formula="of:=MIN([.BP37:.BP40])" office:value-type="float" office:value="2">
            <text:p>2</text:p>
          </table:table-cell>
          <table:table-cell table:formula="of:=MIN([.BQ37:.BQ40])" office:value-type="float" office:value="10000">
            <text:p>10000</text:p>
          </table:table-cell>
          <table:table-cell table:formula="of:=MIN([.BR37:.BR40])" office:value-type="float" office:value="1">
            <text:p>1</text:p>
          </table:table-cell>
          <table:table-cell table:formula="of:=MIN([.BS37:.BS40])" office:value-type="float" office:value="10000">
            <text:p>10000</text:p>
          </table:table-cell>
          <table:table-cell table:formula="of:=MIN([.BT37:.BT40])" office:value-type="float" office:value="10000">
            <text:p>10000</text:p>
          </table:table-cell>
          <table:table-cell table:formula="of:=MIN([.BU37:.BU40])" office:value-type="float" office:value="1">
            <text:p>1</text:p>
          </table:table-cell>
          <table:table-cell table:formula="of:=MIN([.BV37:.BV40])" office:value-type="float" office:value="2">
            <text:p>2</text:p>
          </table:table-cell>
          <table:table-cell table:formula="of:=MIN([.BW37:.BW40])" office:value-type="float" office:value="2">
            <text:p>2</text:p>
          </table:table-cell>
          <table:table-cell table:formula="of:=MIN([.BX37:.BX40])" office:value-type="float" office:value="1">
            <text:p>1</text:p>
          </table:table-cell>
          <table:table-cell table:formula="of:=MIN([.BY37:.BY40])" office:value-type="float" office:value="2">
            <text:p>2</text:p>
          </table:table-cell>
          <table:table-cell table:formula="of:=MIN([.BZ37:.BZ40])" office:value-type="float" office:value="3">
            <text:p>3</text:p>
          </table:table-cell>
          <table:table-cell table:formula="of:=MIN([.CA37:.CA40])" office:value-type="float" office:value="1">
            <text:p>1</text:p>
          </table:table-cell>
          <table:table-cell table:formula="of:=MIN([.CB37:.CB40])" office:value-type="float" office:value="3">
            <text:p>3</text:p>
          </table:table-cell>
          <table:table-cell table:formula="of:=MIN([.CC37:.CC40])" office:value-type="float" office:value="10000">
            <text:p>10000</text:p>
          </table:table-cell>
          <table:table-cell table:formula="of:=MIN([.CD37:.CD40])" office:value-type="float" office:value="1">
            <text:p>1</text:p>
          </table:table-cell>
          <table:table-cell table:formula="of:=MIN([.CE37:.CE40])" office:value-type="float" office:value="2">
            <text:p>2</text:p>
          </table:table-cell>
          <table:table-cell table:formula="of:=MIN([.CF37:.CF40])" office:value-type="float" office:value="2">
            <text:p>2</text:p>
          </table:table-cell>
          <table:table-cell table:formula="of:=MIN([.CG37:.CG40])" office:value-type="float" office:value="1">
            <text:p>1</text:p>
          </table:table-cell>
          <table:table-cell table:formula="of:=MIN([.CH37:.CH40])" office:value-type="float" office:value="2">
            <text:p>2</text:p>
          </table:table-cell>
          <table:table-cell table:formula="of:=MIN([.CI37:.CI40])" office:value-type="float" office:value="10000">
            <text:p>10000</text:p>
          </table:table-cell>
          <table:table-cell table:formula="of:=MIN([.CJ37:.CJ40])" office:value-type="float" office:value="1">
            <text:p>1</text:p>
          </table:table-cell>
          <table:table-cell table:formula="of:=MIN([.CK37:.CK40])" office:value-type="float" office:value="10000">
            <text:p>10000</text:p>
          </table:table-cell>
          <table:table-cell table:formula="of:=MIN([.CL37:.CL40])" office:value-type="float" office:value="10000">
            <text:p>10000</text:p>
          </table:table-cell>
          <table:table-cell table:formula="of:=MIN([.CM37:.CM40])" office:value-type="float" office:value="1">
            <text:p>1</text:p>
          </table:table-cell>
          <table:table-cell table:formula="of:=MIN([.CN37:.CN40])" office:value-type="float" office:value="2">
            <text:p>2</text:p>
          </table:table-cell>
          <table:table-cell table:formula="of:=MIN([.CO37:.CO40])" office:value-type="float" office:value="2">
            <text:p>2</text:p>
          </table:table-cell>
          <table:table-cell table:formula="of:=MIN([.CP37:.CP40])" office:value-type="float" office:value="1">
            <text:p>1</text:p>
          </table:table-cell>
          <table:table-cell table:formula="of:=MIN([.CQ37:.CQ40])" office:value-type="float" office:value="2">
            <text:p>2</text:p>
          </table:table-cell>
          <table:table-cell table:formula="of:=MIN([.CR37:.CR40])" office:value-type="float" office:value="3">
            <text:p>3</text:p>
          </table:table-cell>
          <table:table-cell table:formula="of:=MIN([.CS37:.CS40])" office:value-type="float" office:value="1">
            <text:p>1</text:p>
          </table:table-cell>
          <table:table-cell table:formula="of:=MIN([.CT37:.CT40])" office:value-type="float" office:value="3">
            <text:p>3</text:p>
          </table:table-cell>
          <table:table-cell table:formula="of:=MIN([.CU37:.CU40])" office:value-type="float" office:value="10000">
            <text:p>10000</text:p>
          </table:table-cell>
          <table:table-cell table:formula="of:=MIN([.CV37:.CV40])" office:value-type="float" office:value="1">
            <text:p>1</text:p>
          </table:table-cell>
          <table:table-cell table:formula="of:=MIN([.CW37:.CW40])" office:value-type="float" office:value="2">
            <text:p>2</text:p>
          </table:table-cell>
          <table:table-cell table:formula="of:=MIN([.CX37:.CX40])" office:value-type="float" office:value="2">
            <text:p>2</text:p>
          </table:table-cell>
          <table:table-cell table:formula="of:=MIN([.CY37:.CY40])" office:value-type="float" office:value="1">
            <text:p>1</text:p>
          </table:table-cell>
          <table:table-cell table:formula="of:=MIN([.CZ37:.CZ40])" office:value-type="float" office:value="2">
            <text:p>2</text:p>
          </table:table-cell>
          <table:table-cell table:formula="of:=MIN([.DA37:.DA40])" office:value-type="float" office:value="10000">
            <text:p>10000</text:p>
          </table:table-cell>
          <table:table-cell table:formula="of:=MIN([.DB37:.DB40])" office:value-type="float" office:value="1">
            <text:p>1</text:p>
          </table:table-cell>
          <table:table-cell table:formula="of:=MIN([.DC37:.DC40])" office:value-type="float" office:value="10000">
            <text:p>10000</text:p>
          </table:table-cell>
          <table:table-cell table:formula="of:=MIN([.DD37:.DD40])" office:value-type="float" office:value="10000">
            <text:p>10000</text:p>
          </table:table-cell>
          <table:table-cell table:formula="of:=MIN([.DE37:.DE40])" office:value-type="float" office:value="1">
            <text:p>1</text:p>
          </table:table-cell>
          <table:table-cell table:formula="of:=MIN([.DF37:.DF40])" office:value-type="float" office:value="2">
            <text:p>2</text:p>
          </table:table-cell>
          <table:table-cell table:formula="of:=MIN([.DG37:.DG40])" office:value-type="float" office:value="2">
            <text:p>2</text:p>
          </table:table-cell>
          <table:table-cell table:formula="of:=MIN([.DH37:.DH40])" office:value-type="float" office:value="1">
            <text:p>1</text:p>
          </table:table-cell>
          <table:table-cell table:formula="of:=MIN([.DI37:.DI40])" office:value-type="float" office:value="2">
            <text:p>2</text:p>
          </table:table-cell>
          <table:table-cell table:formula="of:=MIN([.DJ37:.DJ40])" office:value-type="float" office:value="10000">
            <text:p>10000</text:p>
          </table:table-cell>
          <table:table-cell table:formula="of:=MIN([.DK37:.DK40])" office:value-type="float" office:value="1">
            <text:p>1</text:p>
          </table:table-cell>
          <table:table-cell table:formula="of:=MIN([.DL37:.DL40])" office:value-type="float" office:value="3">
            <text:p>3</text:p>
          </table:table-cell>
          <table:table-cell table:formula="of:=MIN([.DM37:.DM40])" office:value-type="float" office:value="3">
            <text:p>3</text:p>
          </table:table-cell>
          <table:table-cell table:formula="of:=MIN([.DN37:.DN40])" office:value-type="float" office:value="1">
            <text:p>1</text:p>
          </table:table-cell>
          <table:table-cell table:formula="of:=MIN([.DO37:.DO40])" office:value-type="float" office:value="2">
            <text:p>2</text:p>
          </table:table-cell>
          <table:table-cell table:formula="of:=MIN([.DP37:.DP40])" office:value-type="float" office:value="2">
            <text:p>2</text:p>
          </table:table-cell>
          <table:table-cell table:formula="of:=MIN([.DQ37:.DQ40])" office:value-type="float" office:value="1">
            <text:p>1</text:p>
          </table:table-cell>
          <table:table-cell table:formula="of:=MIN([.DR37:.DR40])" office:value-type="float" office:value="2">
            <text:p>2</text:p>
          </table:table-cell>
          <table:table-cell table:formula="of:=MIN([.DS37:.DS40])" office:value-type="float" office:value="10000">
            <text:p>10000</text:p>
          </table:table-cell>
          <table:table-cell table:formula="of:=MIN([.DT37:.DT40])" office:value-type="float" office:value="1">
            <text:p>1</text:p>
          </table:table-cell>
          <table:table-cell table:formula="of:=MIN([.DU37:.DU40])" office:value-type="float" office:value="10000">
            <text:p>10000</text:p>
          </table:table-cell>
          <table:table-cell table:formula="of:=MIN([.DV37:.DV40])" office:value-type="float" office:value="10000">
            <text:p>10000</text:p>
          </table:table-cell>
          <table:table-cell table:formula="of:=MIN([.DW37:.DW40])" office:value-type="float" office:value="1">
            <text:p>1</text:p>
          </table:table-cell>
          <table:table-cell table:formula="of:=MIN([.DX37:.DX40])" office:value-type="float" office:value="2">
            <text:p>2</text:p>
          </table:table-cell>
          <table:table-cell table:formula="of:=MIN([.DY37:.DY40])" office:value-type="float" office:value="2">
            <text:p>2</text:p>
          </table:table-cell>
          <table:table-cell table:formula="of:=MIN([.DZ37:.DZ40])" office:value-type="float" office:value="1">
            <text:p>1</text:p>
          </table:table-cell>
          <table:table-cell table:formula="of:=MIN([.EA37:.EA40])" office:value-type="float" office:value="2">
            <text:p>2</text:p>
          </table:table-cell>
          <table:table-cell table:formula="of:=MIN([.EB37:.EB40]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task <text:s text:c="2"/></text:p>
          </table:table-cell>
          <table:table-cell table:number-columns-repeated="123"/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AND([.J$32]=[.J27];NOT([.J$32]=10000));[.$A4];10000)" office:value-type="float" office:value="1">
            <text:p>1</text:p>
          </table:table-cell>
          <table:table-cell table:formula="of:=IF(AND([.K$32]=[.K27];NOT([.K$32]=10000));[.$A4];10000)" office:value-type="float" office:value="10000">
            <text:p>10000</text:p>
          </table:table-cell>
          <table:table-cell table:formula="of:=IF(AND([.L$32]=[.L27];NOT([.L$32]=10000));[.$A4];10000)" office:value-type="float" office:value="10000">
            <text:p>10000</text:p>
          </table:table-cell>
          <table:table-cell table:formula="of:=IF(AND([.M$32]=[.M27];NOT([.M$32]=10000));[.$A4];10000)" office:value-type="float" office:value="1">
            <text:p>1</text:p>
          </table:table-cell>
          <table:table-cell table:formula="of:=IF(AND([.N$32]=[.N27];NOT([.N$32]=10000));[.$A4];10000)" office:value-type="float" office:value="10000">
            <text:p>10000</text:p>
          </table:table-cell>
          <table:table-cell table:formula="of:=IF(AND([.O$32]=[.O27];NOT([.O$32]=10000));[.$A4];10000)" office:value-type="float" office:value="10000">
            <text:p>10000</text:p>
          </table:table-cell>
          <table:table-cell table:formula="of:=IF(AND([.P$32]=[.P27];NOT([.P$32]=10000));[.$A4];10000)" office:value-type="float" office:value="1">
            <text:p>1</text:p>
          </table:table-cell>
          <table:table-cell table:formula="of:=IF(AND([.Q$32]=[.Q27];NOT([.Q$32]=10000));[.$A4];10000)" office:value-type="float" office:value="10000">
            <text:p>10000</text:p>
          </table:table-cell>
          <table:table-cell table:formula="of:=IF(AND([.R$32]=[.R27];NOT([.R$32]=10000));[.$A4];10000)" office:value-type="float" office:value="10000">
            <text:p>10000</text:p>
          </table:table-cell>
          <table:table-cell table:formula="of:=IF(AND([.S$32]=[.S27];NOT([.S$32]=10000));[.$A4];10000)" office:value-type="float" office:value="1">
            <text:p>1</text:p>
          </table:table-cell>
          <table:table-cell table:formula="of:=IF(AND([.T$32]=[.T27];NOT([.T$32]=10000));[.$A4];10000)" office:value-type="float" office:value="10000">
            <text:p>10000</text:p>
          </table:table-cell>
          <table:table-cell table:formula="of:=IF(AND([.U$32]=[.U27];NOT([.U$32]=10000));[.$A4];10000)" office:value-type="float" office:value="10000">
            <text:p>10000</text:p>
          </table:table-cell>
          <table:table-cell table:formula="of:=IF(AND([.V$32]=[.V27];NOT([.V$32]=10000));[.$A4];10000)" office:value-type="float" office:value="1">
            <text:p>1</text:p>
          </table:table-cell>
          <table:table-cell table:formula="of:=IF(AND([.W$32]=[.W27];NOT([.W$32]=10000));[.$A4];10000)" office:value-type="float" office:value="10000">
            <text:p>10000</text:p>
          </table:table-cell>
          <table:table-cell table:formula="of:=IF(AND([.X$32]=[.X27];NOT([.X$32]=10000));[.$A4];10000)" office:value-type="float" office:value="10000">
            <text:p>10000</text:p>
          </table:table-cell>
          <table:table-cell table:formula="of:=IF(AND([.Y$32]=[.Y27];NOT([.Y$32]=10000));[.$A4];10000)" office:value-type="float" office:value="1">
            <text:p>1</text:p>
          </table:table-cell>
          <table:table-cell table:formula="of:=IF(AND([.Z$32]=[.Z27];NOT([.Z$32]=10000));[.$A4];10000)" office:value-type="float" office:value="10000">
            <text:p>10000</text:p>
          </table:table-cell>
          <table:table-cell table:formula="of:=IF(AND([.AA$32]=[.AA27];NOT([.AA$32]=10000));[.$A4];10000)" office:value-type="float" office:value="10000">
            <text:p>10000</text:p>
          </table:table-cell>
          <table:table-cell table:formula="of:=IF(AND([.AB$32]=[.AB27];NOT([.AB$32]=10000));[.$A4];10000)" office:value-type="float" office:value="1">
            <text:p>1</text:p>
          </table:table-cell>
          <table:table-cell table:formula="of:=IF(AND([.AC$32]=[.AC27];NOT([.AC$32]=10000));[.$A4];10000)" office:value-type="float" office:value="10000">
            <text:p>10000</text:p>
          </table:table-cell>
          <table:table-cell table:formula="of:=IF(AND([.AD$32]=[.AD27];NOT([.AD$32]=10000));[.$A4];10000)" office:value-type="float" office:value="10000">
            <text:p>10000</text:p>
          </table:table-cell>
          <table:table-cell table:formula="of:=IF(AND([.AE$32]=[.AE27];NOT([.AE$32]=10000));[.$A4];10000)" office:value-type="float" office:value="1">
            <text:p>1</text:p>
          </table:table-cell>
          <table:table-cell table:formula="of:=IF(AND([.AF$32]=[.AF27];NOT([.AF$32]=10000));[.$A4];10000)" office:value-type="float" office:value="10000">
            <text:p>10000</text:p>
          </table:table-cell>
          <table:table-cell table:formula="of:=IF(AND([.AG$32]=[.AG27];NOT([.AG$32]=10000));[.$A4];10000)" office:value-type="float" office:value="10000">
            <text:p>10000</text:p>
          </table:table-cell>
          <table:table-cell table:formula="of:=IF(AND([.AH$32]=[.AH27];NOT([.AH$32]=10000));[.$A4];10000)" office:value-type="float" office:value="1">
            <text:p>1</text:p>
          </table:table-cell>
          <table:table-cell table:formula="of:=IF(AND([.AI$32]=[.AI27];NOT([.AI$32]=10000));[.$A4];10000)" office:value-type="float" office:value="10000">
            <text:p>10000</text:p>
          </table:table-cell>
          <table:table-cell table:formula="of:=IF(AND([.AJ$32]=[.AJ27];NOT([.AJ$32]=10000));[.$A4];10000)" office:value-type="float" office:value="10000">
            <text:p>10000</text:p>
          </table:table-cell>
          <table:table-cell table:formula="of:=IF(AND([.AK$32]=[.AK27];NOT([.AK$32]=10000));[.$A4];10000)" office:value-type="float" office:value="1">
            <text:p>1</text:p>
          </table:table-cell>
          <table:table-cell table:formula="of:=IF(AND([.AL$32]=[.AL27];NOT([.AL$32]=10000));[.$A4];10000)" office:value-type="float" office:value="10000">
            <text:p>10000</text:p>
          </table:table-cell>
          <table:table-cell table:formula="of:=IF(AND([.AM$32]=[.AM27];NOT([.AM$32]=10000));[.$A4];10000)" office:value-type="float" office:value="10000">
            <text:p>10000</text:p>
          </table:table-cell>
          <table:table-cell table:formula="of:=IF(AND([.AN$32]=[.AN27];NOT([.AN$32]=10000));[.$A4];10000)" office:value-type="float" office:value="1">
            <text:p>1</text:p>
          </table:table-cell>
          <table:table-cell table:formula="of:=IF(AND([.AO$32]=[.AO27];NOT([.AO$32]=10000));[.$A4];10000)" office:value-type="float" office:value="10000">
            <text:p>10000</text:p>
          </table:table-cell>
          <table:table-cell table:formula="of:=IF(AND([.AP$32]=[.AP27];NOT([.AP$32]=10000));[.$A4];10000)" office:value-type="float" office:value="10000">
            <text:p>10000</text:p>
          </table:table-cell>
          <table:table-cell table:formula="of:=IF(AND([.AQ$32]=[.AQ27];NOT([.AQ$32]=10000));[.$A4];10000)" office:value-type="float" office:value="1">
            <text:p>1</text:p>
          </table:table-cell>
          <table:table-cell table:formula="of:=IF(AND([.AR$32]=[.AR27];NOT([.AR$32]=10000));[.$A4];10000)" office:value-type="float" office:value="10000">
            <text:p>10000</text:p>
          </table:table-cell>
          <table:table-cell table:formula="of:=IF(AND([.AS$32]=[.AS27];NOT([.AS$32]=10000));[.$A4];10000)" office:value-type="float" office:value="10000">
            <text:p>10000</text:p>
          </table:table-cell>
          <table:table-cell table:formula="of:=IF(AND([.AT$32]=[.AT27];NOT([.AT$32]=10000));[.$A4];10000)" office:value-type="float" office:value="1">
            <text:p>1</text:p>
          </table:table-cell>
          <table:table-cell table:formula="of:=IF(AND([.AU$32]=[.AU27];NOT([.AU$32]=10000));[.$A4];10000)" office:value-type="float" office:value="10000">
            <text:p>10000</text:p>
          </table:table-cell>
          <table:table-cell table:formula="of:=IF(AND([.AV$32]=[.AV27];NOT([.AV$32]=10000));[.$A4];10000)" office:value-type="float" office:value="10000">
            <text:p>10000</text:p>
          </table:table-cell>
          <table:table-cell table:formula="of:=IF(AND([.AW$32]=[.AW27];NOT([.AW$32]=10000));[.$A4];10000)" office:value-type="float" office:value="1">
            <text:p>1</text:p>
          </table:table-cell>
          <table:table-cell table:formula="of:=IF(AND([.AX$32]=[.AX27];NOT([.AX$32]=10000));[.$A4];10000)" office:value-type="float" office:value="10000">
            <text:p>10000</text:p>
          </table:table-cell>
          <table:table-cell table:formula="of:=IF(AND([.AY$32]=[.AY27];NOT([.AY$32]=10000));[.$A4];10000)" office:value-type="float" office:value="10000">
            <text:p>10000</text:p>
          </table:table-cell>
          <table:table-cell table:formula="of:=IF(AND([.AZ$32]=[.AZ27];NOT([.AZ$32]=10000));[.$A4];10000)" office:value-type="float" office:value="1">
            <text:p>1</text:p>
          </table:table-cell>
          <table:table-cell table:formula="of:=IF(AND([.BA$32]=[.BA27];NOT([.BA$32]=10000));[.$A4];10000)" office:value-type="float" office:value="10000">
            <text:p>10000</text:p>
          </table:table-cell>
          <table:table-cell table:formula="of:=IF(AND([.BB$32]=[.BB27];NOT([.BB$32]=10000));[.$A4];10000)" office:value-type="float" office:value="10000">
            <text:p>10000</text:p>
          </table:table-cell>
          <table:table-cell table:formula="of:=IF(AND([.BC$32]=[.BC27];NOT([.BC$32]=10000));[.$A4];10000)" office:value-type="float" office:value="1">
            <text:p>1</text:p>
          </table:table-cell>
          <table:table-cell table:formula="of:=IF(AND([.BD$32]=[.BD27];NOT([.BD$32]=10000));[.$A4];10000)" office:value-type="float" office:value="10000">
            <text:p>10000</text:p>
          </table:table-cell>
          <table:table-cell table:formula="of:=IF(AND([.BE$32]=[.BE27];NOT([.BE$32]=10000));[.$A4];10000)" office:value-type="float" office:value="10000">
            <text:p>10000</text:p>
          </table:table-cell>
          <table:table-cell table:formula="of:=IF(AND([.BF$32]=[.BF27];NOT([.BF$32]=10000));[.$A4];10000)" office:value-type="float" office:value="1">
            <text:p>1</text:p>
          </table:table-cell>
          <table:table-cell table:formula="of:=IF(AND([.BG$32]=[.BG27];NOT([.BG$32]=10000));[.$A4];10000)" office:value-type="float" office:value="10000">
            <text:p>10000</text:p>
          </table:table-cell>
          <table:table-cell table:formula="of:=IF(AND([.BH$32]=[.BH27];NOT([.BH$32]=10000));[.$A4];10000)" office:value-type="float" office:value="10000">
            <text:p>10000</text:p>
          </table:table-cell>
          <table:table-cell table:formula="of:=IF(AND([.BI$32]=[.BI27];NOT([.BI$32]=10000));[.$A4];10000)" office:value-type="float" office:value="1">
            <text:p>1</text:p>
          </table:table-cell>
          <table:table-cell table:formula="of:=IF(AND([.BJ$32]=[.BJ27];NOT([.BJ$32]=10000));[.$A4];10000)" office:value-type="float" office:value="10000">
            <text:p>10000</text:p>
          </table:table-cell>
          <table:table-cell table:formula="of:=IF(AND([.BK$32]=[.BK27];NOT([.BK$32]=10000));[.$A4];10000)" office:value-type="float" office:value="10000">
            <text:p>10000</text:p>
          </table:table-cell>
          <table:table-cell table:formula="of:=IF(AND([.BL$32]=[.BL27];NOT([.BL$32]=10000));[.$A4];10000)" office:value-type="float" office:value="1">
            <text:p>1</text:p>
          </table:table-cell>
          <table:table-cell table:formula="of:=IF(AND([.BM$32]=[.BM27];NOT([.BM$32]=10000));[.$A4];10000)" office:value-type="float" office:value="10000">
            <text:p>10000</text:p>
          </table:table-cell>
          <table:table-cell table:formula="of:=IF(AND([.BN$32]=[.BN27];NOT([.BN$32]=10000));[.$A4];10000)" office:value-type="float" office:value="10000">
            <text:p>10000</text:p>
          </table:table-cell>
          <table:table-cell table:formula="of:=IF(AND([.BO$32]=[.BO27];NOT([.BO$32]=10000));[.$A4];10000)" office:value-type="float" office:value="1">
            <text:p>1</text:p>
          </table:table-cell>
          <table:table-cell table:formula="of:=IF(AND([.BP$32]=[.BP27];NOT([.BP$32]=10000));[.$A4];10000)" office:value-type="float" office:value="10000">
            <text:p>10000</text:p>
          </table:table-cell>
          <table:table-cell table:formula="of:=IF(AND([.BQ$32]=[.BQ27];NOT([.BQ$32]=10000));[.$A4];10000)" office:value-type="float" office:value="10000">
            <text:p>10000</text:p>
          </table:table-cell>
          <table:table-cell table:formula="of:=IF(AND([.BR$32]=[.BR27];NOT([.BR$32]=10000));[.$A4];10000)" office:value-type="float" office:value="1">
            <text:p>1</text:p>
          </table:table-cell>
          <table:table-cell table:formula="of:=IF(AND([.BS$32]=[.BS27];NOT([.BS$32]=10000));[.$A4];10000)" office:value-type="float" office:value="10000">
            <text:p>10000</text:p>
          </table:table-cell>
          <table:table-cell table:formula="of:=IF(AND([.BT$32]=[.BT27];NOT([.BT$32]=10000));[.$A4];10000)" office:value-type="float" office:value="10000">
            <text:p>10000</text:p>
          </table:table-cell>
          <table:table-cell table:formula="of:=IF(AND([.BU$32]=[.BU27];NOT([.BU$32]=10000));[.$A4];10000)" office:value-type="float" office:value="1">
            <text:p>1</text:p>
          </table:table-cell>
          <table:table-cell table:formula="of:=IF(AND([.BV$32]=[.BV27];NOT([.BV$32]=10000));[.$A4];10000)" office:value-type="float" office:value="10000">
            <text:p>10000</text:p>
          </table:table-cell>
          <table:table-cell table:formula="of:=IF(AND([.BW$32]=[.BW27];NOT([.BW$32]=10000));[.$A4];10000)" office:value-type="float" office:value="10000">
            <text:p>10000</text:p>
          </table:table-cell>
          <table:table-cell table:formula="of:=IF(AND([.BX$32]=[.BX27];NOT([.BX$32]=10000));[.$A4];10000)" office:value-type="float" office:value="1">
            <text:p>1</text:p>
          </table:table-cell>
          <table:table-cell table:formula="of:=IF(AND([.BY$32]=[.BY27];NOT([.BY$32]=10000));[.$A4];10000)" office:value-type="float" office:value="10000">
            <text:p>10000</text:p>
          </table:table-cell>
          <table:table-cell table:formula="of:=IF(AND([.BZ$32]=[.BZ27];NOT([.BZ$32]=10000));[.$A4];10000)" office:value-type="float" office:value="10000">
            <text:p>10000</text:p>
          </table:table-cell>
          <table:table-cell table:formula="of:=IF(AND([.CA$32]=[.CA27];NOT([.CA$32]=10000));[.$A4];10000)" office:value-type="float" office:value="1">
            <text:p>1</text:p>
          </table:table-cell>
          <table:table-cell table:formula="of:=IF(AND([.CB$32]=[.CB27];NOT([.CB$32]=10000));[.$A4];10000)" office:value-type="float" office:value="10000">
            <text:p>10000</text:p>
          </table:table-cell>
          <table:table-cell table:formula="of:=IF(AND([.CC$32]=[.CC27];NOT([.CC$32]=10000));[.$A4];10000)" office:value-type="float" office:value="10000">
            <text:p>10000</text:p>
          </table:table-cell>
          <table:table-cell table:formula="of:=IF(AND([.CD$32]=[.CD27];NOT([.CD$32]=10000));[.$A4];10000)" office:value-type="float" office:value="1">
            <text:p>1</text:p>
          </table:table-cell>
          <table:table-cell table:formula="of:=IF(AND([.CE$32]=[.CE27];NOT([.CE$32]=10000));[.$A4];10000)" office:value-type="float" office:value="10000">
            <text:p>10000</text:p>
          </table:table-cell>
          <table:table-cell table:formula="of:=IF(AND([.CF$32]=[.CF27];NOT([.CF$32]=10000));[.$A4];10000)" office:value-type="float" office:value="10000">
            <text:p>10000</text:p>
          </table:table-cell>
          <table:table-cell table:formula="of:=IF(AND([.CG$32]=[.CG27];NOT([.CG$32]=10000));[.$A4];10000)" office:value-type="float" office:value="1">
            <text:p>1</text:p>
          </table:table-cell>
          <table:table-cell table:formula="of:=IF(AND([.CH$32]=[.CH27];NOT([.CH$32]=10000));[.$A4];10000)" office:value-type="float" office:value="10000">
            <text:p>10000</text:p>
          </table:table-cell>
          <table:table-cell table:formula="of:=IF(AND([.CI$32]=[.CI27];NOT([.CI$32]=10000));[.$A4];10000)" office:value-type="float" office:value="10000">
            <text:p>10000</text:p>
          </table:table-cell>
          <table:table-cell table:formula="of:=IF(AND([.CJ$32]=[.CJ27];NOT([.CJ$32]=10000));[.$A4];10000)" office:value-type="float" office:value="1">
            <text:p>1</text:p>
          </table:table-cell>
          <table:table-cell table:formula="of:=IF(AND([.CK$32]=[.CK27];NOT([.CK$32]=10000));[.$A4];10000)" office:value-type="float" office:value="10000">
            <text:p>10000</text:p>
          </table:table-cell>
          <table:table-cell table:formula="of:=IF(AND([.CL$32]=[.CL27];NOT([.CL$32]=10000));[.$A4];10000)" office:value-type="float" office:value="10000">
            <text:p>10000</text:p>
          </table:table-cell>
          <table:table-cell table:formula="of:=IF(AND([.CM$32]=[.CM27];NOT([.CM$32]=10000));[.$A4];10000)" office:value-type="float" office:value="1">
            <text:p>1</text:p>
          </table:table-cell>
          <table:table-cell table:formula="of:=IF(AND([.CN$32]=[.CN27];NOT([.CN$32]=10000));[.$A4];10000)" office:value-type="float" office:value="10000">
            <text:p>10000</text:p>
          </table:table-cell>
          <table:table-cell table:formula="of:=IF(AND([.CO$32]=[.CO27];NOT([.CO$32]=10000));[.$A4];10000)" office:value-type="float" office:value="10000">
            <text:p>10000</text:p>
          </table:table-cell>
          <table:table-cell table:formula="of:=IF(AND([.CP$32]=[.CP27];NOT([.CP$32]=10000));[.$A4];10000)" office:value-type="float" office:value="1">
            <text:p>1</text:p>
          </table:table-cell>
          <table:table-cell table:formula="of:=IF(AND([.CQ$32]=[.CQ27];NOT([.CQ$32]=10000));[.$A4];10000)" office:value-type="float" office:value="10000">
            <text:p>10000</text:p>
          </table:table-cell>
          <table:table-cell table:formula="of:=IF(AND([.CR$32]=[.CR27];NOT([.CR$32]=10000));[.$A4];10000)" office:value-type="float" office:value="10000">
            <text:p>10000</text:p>
          </table:table-cell>
          <table:table-cell table:formula="of:=IF(AND([.CS$32]=[.CS27];NOT([.CS$32]=10000));[.$A4];10000)" office:value-type="float" office:value="1">
            <text:p>1</text:p>
          </table:table-cell>
          <table:table-cell table:formula="of:=IF(AND([.CT$32]=[.CT27];NOT([.CT$32]=10000));[.$A4];10000)" office:value-type="float" office:value="10000">
            <text:p>10000</text:p>
          </table:table-cell>
          <table:table-cell table:formula="of:=IF(AND([.CU$32]=[.CU27];NOT([.CU$32]=10000));[.$A4];10000)" office:value-type="float" office:value="10000">
            <text:p>10000</text:p>
          </table:table-cell>
          <table:table-cell table:formula="of:=IF(AND([.CV$32]=[.CV27];NOT([.CV$32]=10000));[.$A4];10000)" office:value-type="float" office:value="1">
            <text:p>1</text:p>
          </table:table-cell>
          <table:table-cell table:formula="of:=IF(AND([.CW$32]=[.CW27];NOT([.CW$32]=10000));[.$A4];10000)" office:value-type="float" office:value="10000">
            <text:p>10000</text:p>
          </table:table-cell>
          <table:table-cell table:formula="of:=IF(AND([.CX$32]=[.CX27];NOT([.CX$32]=10000));[.$A4];10000)" office:value-type="float" office:value="10000">
            <text:p>10000</text:p>
          </table:table-cell>
          <table:table-cell table:formula="of:=IF(AND([.CY$32]=[.CY27];NOT([.CY$32]=10000));[.$A4];10000)" office:value-type="float" office:value="1">
            <text:p>1</text:p>
          </table:table-cell>
          <table:table-cell table:formula="of:=IF(AND([.CZ$32]=[.CZ27];NOT([.CZ$32]=10000));[.$A4];10000)" office:value-type="float" office:value="10000">
            <text:p>10000</text:p>
          </table:table-cell>
          <table:table-cell table:formula="of:=IF(AND([.DA$32]=[.DA27];NOT([.DA$32]=10000));[.$A4];10000)" office:value-type="float" office:value="10000">
            <text:p>10000</text:p>
          </table:table-cell>
          <table:table-cell table:formula="of:=IF(AND([.DB$32]=[.DB27];NOT([.DB$32]=10000));[.$A4];10000)" office:value-type="float" office:value="1">
            <text:p>1</text:p>
          </table:table-cell>
          <table:table-cell table:formula="of:=IF(AND([.DC$32]=[.DC27];NOT([.DC$32]=10000));[.$A4];10000)" office:value-type="float" office:value="10000">
            <text:p>10000</text:p>
          </table:table-cell>
          <table:table-cell table:formula="of:=IF(AND([.DD$32]=[.DD27];NOT([.DD$32]=10000));[.$A4];10000)" office:value-type="float" office:value="10000">
            <text:p>10000</text:p>
          </table:table-cell>
          <table:table-cell table:formula="of:=IF(AND([.DE$32]=[.DE27];NOT([.DE$32]=10000));[.$A4];10000)" office:value-type="float" office:value="1">
            <text:p>1</text:p>
          </table:table-cell>
          <table:table-cell table:formula="of:=IF(AND([.DF$32]=[.DF27];NOT([.DF$32]=10000));[.$A4];10000)" office:value-type="float" office:value="10000">
            <text:p>10000</text:p>
          </table:table-cell>
          <table:table-cell table:formula="of:=IF(AND([.DG$32]=[.DG27];NOT([.DG$32]=10000));[.$A4];10000)" office:value-type="float" office:value="10000">
            <text:p>10000</text:p>
          </table:table-cell>
          <table:table-cell table:formula="of:=IF(AND([.DH$32]=[.DH27];NOT([.DH$32]=10000));[.$A4];10000)" office:value-type="float" office:value="1">
            <text:p>1</text:p>
          </table:table-cell>
          <table:table-cell table:formula="of:=IF(AND([.DI$32]=[.DI27];NOT([.DI$32]=10000));[.$A4];10000)" office:value-type="float" office:value="10000">
            <text:p>10000</text:p>
          </table:table-cell>
          <table:table-cell table:formula="of:=IF(AND([.DJ$32]=[.DJ27];NOT([.DJ$32]=10000));[.$A4];10000)" office:value-type="float" office:value="10000">
            <text:p>10000</text:p>
          </table:table-cell>
          <table:table-cell table:formula="of:=IF(AND([.DK$32]=[.DK27];NOT([.DK$32]=10000));[.$A4];10000)" office:value-type="float" office:value="1">
            <text:p>1</text:p>
          </table:table-cell>
          <table:table-cell table:formula="of:=IF(AND([.DL$32]=[.DL27];NOT([.DL$32]=10000));[.$A4];10000)" office:value-type="float" office:value="10000">
            <text:p>10000</text:p>
          </table:table-cell>
          <table:table-cell table:formula="of:=IF(AND([.DM$32]=[.DM27];NOT([.DM$32]=10000));[.$A4];10000)" office:value-type="float" office:value="10000">
            <text:p>10000</text:p>
          </table:table-cell>
          <table:table-cell table:formula="of:=IF(AND([.DN$32]=[.DN27];NOT([.DN$32]=10000));[.$A4];10000)" office:value-type="float" office:value="1">
            <text:p>1</text:p>
          </table:table-cell>
          <table:table-cell table:formula="of:=IF(AND([.DO$32]=[.DO27];NOT([.DO$32]=10000));[.$A4];10000)" office:value-type="float" office:value="10000">
            <text:p>10000</text:p>
          </table:table-cell>
          <table:table-cell table:formula="of:=IF(AND([.DP$32]=[.DP27];NOT([.DP$32]=10000));[.$A4];10000)" office:value-type="float" office:value="10000">
            <text:p>10000</text:p>
          </table:table-cell>
          <table:table-cell table:formula="of:=IF(AND([.DQ$32]=[.DQ27];NOT([.DQ$32]=10000));[.$A4];10000)" office:value-type="float" office:value="1">
            <text:p>1</text:p>
          </table:table-cell>
          <table:table-cell table:formula="of:=IF(AND([.DR$32]=[.DR27];NOT([.DR$32]=10000));[.$A4];10000)" office:value-type="float" office:value="10000">
            <text:p>10000</text:p>
          </table:table-cell>
          <table:table-cell table:formula="of:=IF(AND([.DS$32]=[.DS27];NOT([.DS$32]=10000));[.$A4];10000)" office:value-type="float" office:value="10000">
            <text:p>10000</text:p>
          </table:table-cell>
          <table:table-cell table:formula="of:=IF(AND([.DT$32]=[.DT27];NOT([.DT$32]=10000));[.$A4];10000)" office:value-type="float" office:value="1">
            <text:p>1</text:p>
          </table:table-cell>
          <table:table-cell table:formula="of:=IF(AND([.DU$32]=[.DU27];NOT([.DU$32]=10000));[.$A4];10000)" office:value-type="float" office:value="10000">
            <text:p>10000</text:p>
          </table:table-cell>
          <table:table-cell table:formula="of:=IF(AND([.DV$32]=[.DV27];NOT([.DV$32]=10000));[.$A4];10000)" office:value-type="float" office:value="10000">
            <text:p>10000</text:p>
          </table:table-cell>
          <table:table-cell table:formula="of:=IF(AND([.DW$32]=[.DW27];NOT([.DW$32]=10000));[.$A4];10000)" office:value-type="float" office:value="1">
            <text:p>1</text:p>
          </table:table-cell>
          <table:table-cell table:formula="of:=IF(AND([.DX$32]=[.DX27];NOT([.DX$32]=10000));[.$A4];10000)" office:value-type="float" office:value="10000">
            <text:p>10000</text:p>
          </table:table-cell>
          <table:table-cell table:formula="of:=IF(AND([.DY$32]=[.DY27];NOT([.DY$32]=10000));[.$A4];10000)" office:value-type="float" office:value="10000">
            <text:p>10000</text:p>
          </table:table-cell>
          <table:table-cell table:formula="of:=IF(AND([.DZ$32]=[.DZ27];NOT([.DZ$32]=10000));[.$A4];10000)" office:value-type="float" office:value="1">
            <text:p>1</text:p>
          </table:table-cell>
          <table:table-cell table:formula="of:=IF(AND([.EA$32]=[.EA27];NOT([.EA$32]=10000));[.$A4];10000)" office:value-type="float" office:value="10000">
            <text:p>10000</text:p>
          </table:table-cell>
          <table:table-cell table:formula="of:=IF(AND([.EB$32]=[.EB27];NOT([.EB$32]=10000));[.$A4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Highest priority</text:p>
          </table:table-cell>
          <table:table-cell table:formula="of:=IF(AND([.J$32]=[.J28];NOT([.J$32]=10000));[.$A5];10000)" office:value-type="float" office:value="10000">
            <text:p>10000</text:p>
          </table:table-cell>
          <table:table-cell table:formula="of:=IF(AND([.K$32]=[.K28];NOT([.K$32]=10000));[.$A5];10000)" office:value-type="float" office:value="2">
            <text:p>2</text:p>
          </table:table-cell>
          <table:table-cell table:formula="of:=IF(AND([.L$32]=[.L28];NOT([.L$32]=10000));[.$A5];10000)" office:value-type="float" office:value="2">
            <text:p>2</text:p>
          </table:table-cell>
          <table:table-cell table:formula="of:=IF(AND([.M$32]=[.M28];NOT([.M$32]=10000));[.$A5];10000)" office:value-type="float" office:value="10000">
            <text:p>10000</text:p>
          </table:table-cell>
          <table:table-cell table:formula="of:=IF(AND([.N$32]=[.N28];NOT([.N$32]=10000));[.$A5];10000)" office:value-type="float" office:value="2">
            <text:p>2</text:p>
          </table:table-cell>
          <table:table-cell table:formula="of:=IF(AND([.O$32]=[.O28];NOT([.O$32]=10000));[.$A5];10000)" office:value-type="float" office:value="10000">
            <text:p>10000</text:p>
          </table:table-cell>
          <table:table-cell table:formula="of:=IF(AND([.P$32]=[.P28];NOT([.P$32]=10000));[.$A5];10000)" office:value-type="float" office:value="10000">
            <text:p>10000</text:p>
          </table:table-cell>
          <table:table-cell table:formula="of:=IF(AND([.Q$32]=[.Q28];NOT([.Q$32]=10000));[.$A5];10000)" office:value-type="float" office:value="10000">
            <text:p>10000</text:p>
          </table:table-cell>
          <table:table-cell table:formula="of:=IF(AND([.R$32]=[.R28];NOT([.R$32]=10000));[.$A5];10000)" office:value-type="float" office:value="10000">
            <text:p>10000</text:p>
          </table:table-cell>
          <table:table-cell table:formula="of:=IF(AND([.S$32]=[.S28];NOT([.S$32]=10000));[.$A5];10000)" office:value-type="float" office:value="10000">
            <text:p>10000</text:p>
          </table:table-cell>
          <table:table-cell table:formula="of:=IF(AND([.T$32]=[.T28];NOT([.T$32]=10000));[.$A5];10000)" office:value-type="float" office:value="2">
            <text:p>2</text:p>
          </table:table-cell>
          <table:table-cell table:formula="of:=IF(AND([.U$32]=[.U28];NOT([.U$32]=10000));[.$A5];10000)" office:value-type="float" office:value="2">
            <text:p>2</text:p>
          </table:table-cell>
          <table:table-cell table:formula="of:=IF(AND([.V$32]=[.V28];NOT([.V$32]=10000));[.$A5];10000)" office:value-type="float" office:value="10000">
            <text:p>10000</text:p>
          </table:table-cell>
          <table:table-cell table:formula="of:=IF(AND([.W$32]=[.W28];NOT([.W$32]=10000));[.$A5];10000)" office:value-type="float" office:value="2">
            <text:p>2</text:p>
          </table:table-cell>
          <table:table-cell table:formula="of:=IF(AND([.X$32]=[.X28];NOT([.X$32]=10000));[.$A5];10000)" office:value-type="float" office:value="10000">
            <text:p>10000</text:p>
          </table:table-cell>
          <table:table-cell table:formula="of:=IF(AND([.Y$32]=[.Y28];NOT([.Y$32]=10000));[.$A5];10000)" office:value-type="float" office:value="10000">
            <text:p>10000</text:p>
          </table:table-cell>
          <table:table-cell table:formula="of:=IF(AND([.Z$32]=[.Z28];NOT([.Z$32]=10000));[.$A5];10000)" office:value-type="float" office:value="10000">
            <text:p>10000</text:p>
          </table:table-cell>
          <table:table-cell table:formula="of:=IF(AND([.AA$32]=[.AA28];NOT([.AA$32]=10000));[.$A5];10000)" office:value-type="float" office:value="10000">
            <text:p>10000</text:p>
          </table:table-cell>
          <table:table-cell table:formula="of:=IF(AND([.AB$32]=[.AB28];NOT([.AB$32]=10000));[.$A5];10000)" office:value-type="float" office:value="10000">
            <text:p>10000</text:p>
          </table:table-cell>
          <table:table-cell table:formula="of:=IF(AND([.AC$32]=[.AC28];NOT([.AC$32]=10000));[.$A5];10000)" office:value-type="float" office:value="2">
            <text:p>2</text:p>
          </table:table-cell>
          <table:table-cell table:formula="of:=IF(AND([.AD$32]=[.AD28];NOT([.AD$32]=10000));[.$A5];10000)" office:value-type="float" office:value="2">
            <text:p>2</text:p>
          </table:table-cell>
          <table:table-cell table:formula="of:=IF(AND([.AE$32]=[.AE28];NOT([.AE$32]=10000));[.$A5];10000)" office:value-type="float" office:value="10000">
            <text:p>10000</text:p>
          </table:table-cell>
          <table:table-cell table:formula="of:=IF(AND([.AF$32]=[.AF28];NOT([.AF$32]=10000));[.$A5];10000)" office:value-type="float" office:value="2">
            <text:p>2</text:p>
          </table:table-cell>
          <table:table-cell table:formula="of:=IF(AND([.AG$32]=[.AG28];NOT([.AG$32]=10000));[.$A5];10000)" office:value-type="float" office:value="10000">
            <text:p>10000</text:p>
          </table:table-cell>
          <table:table-cell table:formula="of:=IF(AND([.AH$32]=[.AH28];NOT([.AH$32]=10000));[.$A5];10000)" office:value-type="float" office:value="10000">
            <text:p>10000</text:p>
          </table:table-cell>
          <table:table-cell table:formula="of:=IF(AND([.AI$32]=[.AI28];NOT([.AI$32]=10000));[.$A5];10000)" office:value-type="float" office:value="10000">
            <text:p>10000</text:p>
          </table:table-cell>
          <table:table-cell table:formula="of:=IF(AND([.AJ$32]=[.AJ28];NOT([.AJ$32]=10000));[.$A5];10000)" office:value-type="float" office:value="10000">
            <text:p>10000</text:p>
          </table:table-cell>
          <table:table-cell table:formula="of:=IF(AND([.AK$32]=[.AK28];NOT([.AK$32]=10000));[.$A5];10000)" office:value-type="float" office:value="10000">
            <text:p>10000</text:p>
          </table:table-cell>
          <table:table-cell table:formula="of:=IF(AND([.AL$32]=[.AL28];NOT([.AL$32]=10000));[.$A5];10000)" office:value-type="float" office:value="2">
            <text:p>2</text:p>
          </table:table-cell>
          <table:table-cell table:formula="of:=IF(AND([.AM$32]=[.AM28];NOT([.AM$32]=10000));[.$A5];10000)" office:value-type="float" office:value="2">
            <text:p>2</text:p>
          </table:table-cell>
          <table:table-cell table:formula="of:=IF(AND([.AN$32]=[.AN28];NOT([.AN$32]=10000));[.$A5];10000)" office:value-type="float" office:value="10000">
            <text:p>10000</text:p>
          </table:table-cell>
          <table:table-cell table:formula="of:=IF(AND([.AO$32]=[.AO28];NOT([.AO$32]=10000));[.$A5];10000)" office:value-type="float" office:value="2">
            <text:p>2</text:p>
          </table:table-cell>
          <table:table-cell table:formula="of:=IF(AND([.AP$32]=[.AP28];NOT([.AP$32]=10000));[.$A5];10000)" office:value-type="float" office:value="10000">
            <text:p>10000</text:p>
          </table:table-cell>
          <table:table-cell table:formula="of:=IF(AND([.AQ$32]=[.AQ28];NOT([.AQ$32]=10000));[.$A5];10000)" office:value-type="float" office:value="10000">
            <text:p>10000</text:p>
          </table:table-cell>
          <table:table-cell table:formula="of:=IF(AND([.AR$32]=[.AR28];NOT([.AR$32]=10000));[.$A5];10000)" office:value-type="float" office:value="10000">
            <text:p>10000</text:p>
          </table:table-cell>
          <table:table-cell table:formula="of:=IF(AND([.AS$32]=[.AS28];NOT([.AS$32]=10000));[.$A5];10000)" office:value-type="float" office:value="10000">
            <text:p>10000</text:p>
          </table:table-cell>
          <table:table-cell table:formula="of:=IF(AND([.AT$32]=[.AT28];NOT([.AT$32]=10000));[.$A5];10000)" office:value-type="float" office:value="10000">
            <text:p>10000</text:p>
          </table:table-cell>
          <table:table-cell table:formula="of:=IF(AND([.AU$32]=[.AU28];NOT([.AU$32]=10000));[.$A5];10000)" office:value-type="float" office:value="2">
            <text:p>2</text:p>
          </table:table-cell>
          <table:table-cell table:formula="of:=IF(AND([.AV$32]=[.AV28];NOT([.AV$32]=10000));[.$A5];10000)" office:value-type="float" office:value="2">
            <text:p>2</text:p>
          </table:table-cell>
          <table:table-cell table:formula="of:=IF(AND([.AW$32]=[.AW28];NOT([.AW$32]=10000));[.$A5];10000)" office:value-type="float" office:value="10000">
            <text:p>10000</text:p>
          </table:table-cell>
          <table:table-cell table:formula="of:=IF(AND([.AX$32]=[.AX28];NOT([.AX$32]=10000));[.$A5];10000)" office:value-type="float" office:value="2">
            <text:p>2</text:p>
          </table:table-cell>
          <table:table-cell table:formula="of:=IF(AND([.AY$32]=[.AY28];NOT([.AY$32]=10000));[.$A5];10000)" office:value-type="float" office:value="10000">
            <text:p>10000</text:p>
          </table:table-cell>
          <table:table-cell table:formula="of:=IF(AND([.AZ$32]=[.AZ28];NOT([.AZ$32]=10000));[.$A5];10000)" office:value-type="float" office:value="10000">
            <text:p>10000</text:p>
          </table:table-cell>
          <table:table-cell table:formula="of:=IF(AND([.BA$32]=[.BA28];NOT([.BA$32]=10000));[.$A5];10000)" office:value-type="float" office:value="10000">
            <text:p>10000</text:p>
          </table:table-cell>
          <table:table-cell table:formula="of:=IF(AND([.BB$32]=[.BB28];NOT([.BB$32]=10000));[.$A5];10000)" office:value-type="float" office:value="10000">
            <text:p>10000</text:p>
          </table:table-cell>
          <table:table-cell table:formula="of:=IF(AND([.BC$32]=[.BC28];NOT([.BC$32]=10000));[.$A5];10000)" office:value-type="float" office:value="10000">
            <text:p>10000</text:p>
          </table:table-cell>
          <table:table-cell table:formula="of:=IF(AND([.BD$32]=[.BD28];NOT([.BD$32]=10000));[.$A5];10000)" office:value-type="float" office:value="2">
            <text:p>2</text:p>
          </table:table-cell>
          <table:table-cell table:formula="of:=IF(AND([.BE$32]=[.BE28];NOT([.BE$32]=10000));[.$A5];10000)" office:value-type="float" office:value="2">
            <text:p>2</text:p>
          </table:table-cell>
          <table:table-cell table:formula="of:=IF(AND([.BF$32]=[.BF28];NOT([.BF$32]=10000));[.$A5];10000)" office:value-type="float" office:value="10000">
            <text:p>10000</text:p>
          </table:table-cell>
          <table:table-cell table:formula="of:=IF(AND([.BG$32]=[.BG28];NOT([.BG$32]=10000));[.$A5];10000)" office:value-type="float" office:value="2">
            <text:p>2</text:p>
          </table:table-cell>
          <table:table-cell table:formula="of:=IF(AND([.BH$32]=[.BH28];NOT([.BH$32]=10000));[.$A5];10000)" office:value-type="float" office:value="10000">
            <text:p>10000</text:p>
          </table:table-cell>
          <table:table-cell table:formula="of:=IF(AND([.BI$32]=[.BI28];NOT([.BI$32]=10000));[.$A5];10000)" office:value-type="float" office:value="10000">
            <text:p>10000</text:p>
          </table:table-cell>
          <table:table-cell table:formula="of:=IF(AND([.BJ$32]=[.BJ28];NOT([.BJ$32]=10000));[.$A5];10000)" office:value-type="float" office:value="10000">
            <text:p>10000</text:p>
          </table:table-cell>
          <table:table-cell table:formula="of:=IF(AND([.BK$32]=[.BK28];NOT([.BK$32]=10000));[.$A5];10000)" office:value-type="float" office:value="10000">
            <text:p>10000</text:p>
          </table:table-cell>
          <table:table-cell table:formula="of:=IF(AND([.BL$32]=[.BL28];NOT([.BL$32]=10000));[.$A5];10000)" office:value-type="float" office:value="10000">
            <text:p>10000</text:p>
          </table:table-cell>
          <table:table-cell table:formula="of:=IF(AND([.BM$32]=[.BM28];NOT([.BM$32]=10000));[.$A5];10000)" office:value-type="float" office:value="2">
            <text:p>2</text:p>
          </table:table-cell>
          <table:table-cell table:formula="of:=IF(AND([.BN$32]=[.BN28];NOT([.BN$32]=10000));[.$A5];10000)" office:value-type="float" office:value="2">
            <text:p>2</text:p>
          </table:table-cell>
          <table:table-cell table:formula="of:=IF(AND([.BO$32]=[.BO28];NOT([.BO$32]=10000));[.$A5];10000)" office:value-type="float" office:value="10000">
            <text:p>10000</text:p>
          </table:table-cell>
          <table:table-cell table:formula="of:=IF(AND([.BP$32]=[.BP28];NOT([.BP$32]=10000));[.$A5];10000)" office:value-type="float" office:value="2">
            <text:p>2</text:p>
          </table:table-cell>
          <table:table-cell table:formula="of:=IF(AND([.BQ$32]=[.BQ28];NOT([.BQ$32]=10000));[.$A5];10000)" office:value-type="float" office:value="10000">
            <text:p>10000</text:p>
          </table:table-cell>
          <table:table-cell table:formula="of:=IF(AND([.BR$32]=[.BR28];NOT([.BR$32]=10000));[.$A5];10000)" office:value-type="float" office:value="10000">
            <text:p>10000</text:p>
          </table:table-cell>
          <table:table-cell table:formula="of:=IF(AND([.BS$32]=[.BS28];NOT([.BS$32]=10000));[.$A5];10000)" office:value-type="float" office:value="10000">
            <text:p>10000</text:p>
          </table:table-cell>
          <table:table-cell table:formula="of:=IF(AND([.BT$32]=[.BT28];NOT([.BT$32]=10000));[.$A5];10000)" office:value-type="float" office:value="10000">
            <text:p>10000</text:p>
          </table:table-cell>
          <table:table-cell table:formula="of:=IF(AND([.BU$32]=[.BU28];NOT([.BU$32]=10000));[.$A5];10000)" office:value-type="float" office:value="10000">
            <text:p>10000</text:p>
          </table:table-cell>
          <table:table-cell table:formula="of:=IF(AND([.BV$32]=[.BV28];NOT([.BV$32]=10000));[.$A5];10000)" office:value-type="float" office:value="2">
            <text:p>2</text:p>
          </table:table-cell>
          <table:table-cell table:formula="of:=IF(AND([.BW$32]=[.BW28];NOT([.BW$32]=10000));[.$A5];10000)" office:value-type="float" office:value="2">
            <text:p>2</text:p>
          </table:table-cell>
          <table:table-cell table:formula="of:=IF(AND([.BX$32]=[.BX28];NOT([.BX$32]=10000));[.$A5];10000)" office:value-type="float" office:value="10000">
            <text:p>10000</text:p>
          </table:table-cell>
          <table:table-cell table:formula="of:=IF(AND([.BY$32]=[.BY28];NOT([.BY$32]=10000));[.$A5];10000)" office:value-type="float" office:value="2">
            <text:p>2</text:p>
          </table:table-cell>
          <table:table-cell table:formula="of:=IF(AND([.BZ$32]=[.BZ28];NOT([.BZ$32]=10000));[.$A5];10000)" office:value-type="float" office:value="10000">
            <text:p>10000</text:p>
          </table:table-cell>
          <table:table-cell table:formula="of:=IF(AND([.CA$32]=[.CA28];NOT([.CA$32]=10000));[.$A5];10000)" office:value-type="float" office:value="10000">
            <text:p>10000</text:p>
          </table:table-cell>
          <table:table-cell table:formula="of:=IF(AND([.CB$32]=[.CB28];NOT([.CB$32]=10000));[.$A5];10000)" office:value-type="float" office:value="10000">
            <text:p>10000</text:p>
          </table:table-cell>
          <table:table-cell table:formula="of:=IF(AND([.CC$32]=[.CC28];NOT([.CC$32]=10000));[.$A5];10000)" office:value-type="float" office:value="10000">
            <text:p>10000</text:p>
          </table:table-cell>
          <table:table-cell table:formula="of:=IF(AND([.CD$32]=[.CD28];NOT([.CD$32]=10000));[.$A5];10000)" office:value-type="float" office:value="10000">
            <text:p>10000</text:p>
          </table:table-cell>
          <table:table-cell table:formula="of:=IF(AND([.CE$32]=[.CE28];NOT([.CE$32]=10000));[.$A5];10000)" office:value-type="float" office:value="2">
            <text:p>2</text:p>
          </table:table-cell>
          <table:table-cell table:formula="of:=IF(AND([.CF$32]=[.CF28];NOT([.CF$32]=10000));[.$A5];10000)" office:value-type="float" office:value="2">
            <text:p>2</text:p>
          </table:table-cell>
          <table:table-cell table:formula="of:=IF(AND([.CG$32]=[.CG28];NOT([.CG$32]=10000));[.$A5];10000)" office:value-type="float" office:value="10000">
            <text:p>10000</text:p>
          </table:table-cell>
          <table:table-cell table:formula="of:=IF(AND([.CH$32]=[.CH28];NOT([.CH$32]=10000));[.$A5];10000)" office:value-type="float" office:value="2">
            <text:p>2</text:p>
          </table:table-cell>
          <table:table-cell table:formula="of:=IF(AND([.CI$32]=[.CI28];NOT([.CI$32]=10000));[.$A5];10000)" office:value-type="float" office:value="10000">
            <text:p>10000</text:p>
          </table:table-cell>
          <table:table-cell table:formula="of:=IF(AND([.CJ$32]=[.CJ28];NOT([.CJ$32]=10000));[.$A5];10000)" office:value-type="float" office:value="10000">
            <text:p>10000</text:p>
          </table:table-cell>
          <table:table-cell table:formula="of:=IF(AND([.CK$32]=[.CK28];NOT([.CK$32]=10000));[.$A5];10000)" office:value-type="float" office:value="10000">
            <text:p>10000</text:p>
          </table:table-cell>
          <table:table-cell table:formula="of:=IF(AND([.CL$32]=[.CL28];NOT([.CL$32]=10000));[.$A5];10000)" office:value-type="float" office:value="10000">
            <text:p>10000</text:p>
          </table:table-cell>
          <table:table-cell table:formula="of:=IF(AND([.CM$32]=[.CM28];NOT([.CM$32]=10000));[.$A5];10000)" office:value-type="float" office:value="10000">
            <text:p>10000</text:p>
          </table:table-cell>
          <table:table-cell table:formula="of:=IF(AND([.CN$32]=[.CN28];NOT([.CN$32]=10000));[.$A5];10000)" office:value-type="float" office:value="2">
            <text:p>2</text:p>
          </table:table-cell>
          <table:table-cell table:formula="of:=IF(AND([.CO$32]=[.CO28];NOT([.CO$32]=10000));[.$A5];10000)" office:value-type="float" office:value="2">
            <text:p>2</text:p>
          </table:table-cell>
          <table:table-cell table:formula="of:=IF(AND([.CP$32]=[.CP28];NOT([.CP$32]=10000));[.$A5];10000)" office:value-type="float" office:value="10000">
            <text:p>10000</text:p>
          </table:table-cell>
          <table:table-cell table:formula="of:=IF(AND([.CQ$32]=[.CQ28];NOT([.CQ$32]=10000));[.$A5];10000)" office:value-type="float" office:value="2">
            <text:p>2</text:p>
          </table:table-cell>
          <table:table-cell table:formula="of:=IF(AND([.CR$32]=[.CR28];NOT([.CR$32]=10000));[.$A5];10000)" office:value-type="float" office:value="10000">
            <text:p>10000</text:p>
          </table:table-cell>
          <table:table-cell table:formula="of:=IF(AND([.CS$32]=[.CS28];NOT([.CS$32]=10000));[.$A5];10000)" office:value-type="float" office:value="10000">
            <text:p>10000</text:p>
          </table:table-cell>
          <table:table-cell table:formula="of:=IF(AND([.CT$32]=[.CT28];NOT([.CT$32]=10000));[.$A5];10000)" office:value-type="float" office:value="10000">
            <text:p>10000</text:p>
          </table:table-cell>
          <table:table-cell table:formula="of:=IF(AND([.CU$32]=[.CU28];NOT([.CU$32]=10000));[.$A5];10000)" office:value-type="float" office:value="10000">
            <text:p>10000</text:p>
          </table:table-cell>
          <table:table-cell table:formula="of:=IF(AND([.CV$32]=[.CV28];NOT([.CV$32]=10000));[.$A5];10000)" office:value-type="float" office:value="10000">
            <text:p>10000</text:p>
          </table:table-cell>
          <table:table-cell table:formula="of:=IF(AND([.CW$32]=[.CW28];NOT([.CW$32]=10000));[.$A5];10000)" office:value-type="float" office:value="2">
            <text:p>2</text:p>
          </table:table-cell>
          <table:table-cell table:formula="of:=IF(AND([.CX$32]=[.CX28];NOT([.CX$32]=10000));[.$A5];10000)" office:value-type="float" office:value="2">
            <text:p>2</text:p>
          </table:table-cell>
          <table:table-cell table:formula="of:=IF(AND([.CY$32]=[.CY28];NOT([.CY$32]=10000));[.$A5];10000)" office:value-type="float" office:value="10000">
            <text:p>10000</text:p>
          </table:table-cell>
          <table:table-cell table:formula="of:=IF(AND([.CZ$32]=[.CZ28];NOT([.CZ$32]=10000));[.$A5];10000)" office:value-type="float" office:value="2">
            <text:p>2</text:p>
          </table:table-cell>
          <table:table-cell table:formula="of:=IF(AND([.DA$32]=[.DA28];NOT([.DA$32]=10000));[.$A5];10000)" office:value-type="float" office:value="10000">
            <text:p>10000</text:p>
          </table:table-cell>
          <table:table-cell table:formula="of:=IF(AND([.DB$32]=[.DB28];NOT([.DB$32]=10000));[.$A5];10000)" office:value-type="float" office:value="10000">
            <text:p>10000</text:p>
          </table:table-cell>
          <table:table-cell table:formula="of:=IF(AND([.DC$32]=[.DC28];NOT([.DC$32]=10000));[.$A5];10000)" office:value-type="float" office:value="10000">
            <text:p>10000</text:p>
          </table:table-cell>
          <table:table-cell table:formula="of:=IF(AND([.DD$32]=[.DD28];NOT([.DD$32]=10000));[.$A5];10000)" office:value-type="float" office:value="10000">
            <text:p>10000</text:p>
          </table:table-cell>
          <table:table-cell table:formula="of:=IF(AND([.DE$32]=[.DE28];NOT([.DE$32]=10000));[.$A5];10000)" office:value-type="float" office:value="10000">
            <text:p>10000</text:p>
          </table:table-cell>
          <table:table-cell table:formula="of:=IF(AND([.DF$32]=[.DF28];NOT([.DF$32]=10000));[.$A5];10000)" office:value-type="float" office:value="2">
            <text:p>2</text:p>
          </table:table-cell>
          <table:table-cell table:formula="of:=IF(AND([.DG$32]=[.DG28];NOT([.DG$32]=10000));[.$A5];10000)" office:value-type="float" office:value="2">
            <text:p>2</text:p>
          </table:table-cell>
          <table:table-cell table:formula="of:=IF(AND([.DH$32]=[.DH28];NOT([.DH$32]=10000));[.$A5];10000)" office:value-type="float" office:value="10000">
            <text:p>10000</text:p>
          </table:table-cell>
          <table:table-cell table:formula="of:=IF(AND([.DI$32]=[.DI28];NOT([.DI$32]=10000));[.$A5];10000)" office:value-type="float" office:value="2">
            <text:p>2</text:p>
          </table:table-cell>
          <table:table-cell table:formula="of:=IF(AND([.DJ$32]=[.DJ28];NOT([.DJ$32]=10000));[.$A5];10000)" office:value-type="float" office:value="10000">
            <text:p>10000</text:p>
          </table:table-cell>
          <table:table-cell table:formula="of:=IF(AND([.DK$32]=[.DK28];NOT([.DK$32]=10000));[.$A5];10000)" office:value-type="float" office:value="10000">
            <text:p>10000</text:p>
          </table:table-cell>
          <table:table-cell table:formula="of:=IF(AND([.DL$32]=[.DL28];NOT([.DL$32]=10000));[.$A5];10000)" office:value-type="float" office:value="10000">
            <text:p>10000</text:p>
          </table:table-cell>
          <table:table-cell table:formula="of:=IF(AND([.DM$32]=[.DM28];NOT([.DM$32]=10000));[.$A5];10000)" office:value-type="float" office:value="10000">
            <text:p>10000</text:p>
          </table:table-cell>
          <table:table-cell table:formula="of:=IF(AND([.DN$32]=[.DN28];NOT([.DN$32]=10000));[.$A5];10000)" office:value-type="float" office:value="10000">
            <text:p>10000</text:p>
          </table:table-cell>
          <table:table-cell table:formula="of:=IF(AND([.DO$32]=[.DO28];NOT([.DO$32]=10000));[.$A5];10000)" office:value-type="float" office:value="2">
            <text:p>2</text:p>
          </table:table-cell>
          <table:table-cell table:formula="of:=IF(AND([.DP$32]=[.DP28];NOT([.DP$32]=10000));[.$A5];10000)" office:value-type="float" office:value="2">
            <text:p>2</text:p>
          </table:table-cell>
          <table:table-cell table:formula="of:=IF(AND([.DQ$32]=[.DQ28];NOT([.DQ$32]=10000));[.$A5];10000)" office:value-type="float" office:value="10000">
            <text:p>10000</text:p>
          </table:table-cell>
          <table:table-cell table:formula="of:=IF(AND([.DR$32]=[.DR28];NOT([.DR$32]=10000));[.$A5];10000)" office:value-type="float" office:value="2">
            <text:p>2</text:p>
          </table:table-cell>
          <table:table-cell table:formula="of:=IF(AND([.DS$32]=[.DS28];NOT([.DS$32]=10000));[.$A5];10000)" office:value-type="float" office:value="10000">
            <text:p>10000</text:p>
          </table:table-cell>
          <table:table-cell table:formula="of:=IF(AND([.DT$32]=[.DT28];NOT([.DT$32]=10000));[.$A5];10000)" office:value-type="float" office:value="10000">
            <text:p>10000</text:p>
          </table:table-cell>
          <table:table-cell table:formula="of:=IF(AND([.DU$32]=[.DU28];NOT([.DU$32]=10000));[.$A5];10000)" office:value-type="float" office:value="10000">
            <text:p>10000</text:p>
          </table:table-cell>
          <table:table-cell table:formula="of:=IF(AND([.DV$32]=[.DV28];NOT([.DV$32]=10000));[.$A5];10000)" office:value-type="float" office:value="10000">
            <text:p>10000</text:p>
          </table:table-cell>
          <table:table-cell table:formula="of:=IF(AND([.DW$32]=[.DW28];NOT([.DW$32]=10000));[.$A5];10000)" office:value-type="float" office:value="10000">
            <text:p>10000</text:p>
          </table:table-cell>
          <table:table-cell table:formula="of:=IF(AND([.DX$32]=[.DX28];NOT([.DX$32]=10000));[.$A5];10000)" office:value-type="float" office:value="2">
            <text:p>2</text:p>
          </table:table-cell>
          <table:table-cell table:formula="of:=IF(AND([.DY$32]=[.DY28];NOT([.DY$32]=10000));[.$A5];10000)" office:value-type="float" office:value="2">
            <text:p>2</text:p>
          </table:table-cell>
          <table:table-cell table:formula="of:=IF(AND([.DZ$32]=[.DZ28];NOT([.DZ$32]=10000));[.$A5];10000)" office:value-type="float" office:value="10000">
            <text:p>10000</text:p>
          </table:table-cell>
          <table:table-cell table:formula="of:=IF(AND([.EA$32]=[.EA28];NOT([.EA$32]=10000));[.$A5];10000)" office:value-type="float" office:value="2">
            <text:p>2</text:p>
          </table:table-cell>
          <table:table-cell table:formula="of:=IF(AND([.EB$32]=[.EB28];NOT([.EB$32]=10000));[.$A5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task (the one</text:p>
          </table:table-cell>
          <table:table-cell table:formula="of:=IF(AND([.J$32]=[.J29];NOT([.J$32]=10000));[.$A6];10000)" office:value-type="float" office:value="10000">
            <text:p>10000</text:p>
          </table:table-cell>
          <table:table-cell table:formula="of:=IF(AND([.K$32]=[.K29];NOT([.K$32]=10000));[.$A6];10000)" office:value-type="float" office:value="10000">
            <text:p>10000</text:p>
          </table:table-cell>
          <table:table-cell table:formula="of:=IF(AND([.L$32]=[.L29];NOT([.L$32]=10000));[.$A6];10000)" office:value-type="float" office:value="10000">
            <text:p>10000</text:p>
          </table:table-cell>
          <table:table-cell table:formula="of:=IF(AND([.M$32]=[.M29];NOT([.M$32]=10000));[.$A6];10000)" office:value-type="float" office:value="10000">
            <text:p>10000</text:p>
          </table:table-cell>
          <table:table-cell table:formula="of:=IF(AND([.N$32]=[.N29];NOT([.N$32]=10000));[.$A6];10000)" office:value-type="float" office:value="10000">
            <text:p>10000</text:p>
          </table:table-cell>
          <table:table-cell table:formula="of:=IF(AND([.O$32]=[.O29];NOT([.O$32]=10000));[.$A6];10000)" office:value-type="float" office:value="3">
            <text:p>3</text:p>
          </table:table-cell>
          <table:table-cell table:formula="of:=IF(AND([.P$32]=[.P29];NOT([.P$32]=10000));[.$A6];10000)" office:value-type="float" office:value="10000">
            <text:p>10000</text:p>
          </table:table-cell>
          <table:table-cell table:formula="of:=IF(AND([.Q$32]=[.Q29];NOT([.Q$32]=10000));[.$A6];10000)" office:value-type="float" office:value="3">
            <text:p>3</text:p>
          </table:table-cell>
          <table:table-cell table:formula="of:=IF(AND([.R$32]=[.R29];NOT([.R$32]=10000));[.$A6];10000)" office:value-type="float" office:value="10000">
            <text:p>10000</text:p>
          </table:table-cell>
          <table:table-cell table:formula="of:=IF(AND([.S$32]=[.S29];NOT([.S$32]=10000));[.$A6];10000)" office:value-type="float" office:value="10000">
            <text:p>10000</text:p>
          </table:table-cell>
          <table:table-cell table:formula="of:=IF(AND([.T$32]=[.T29];NOT([.T$32]=10000));[.$A6];10000)" office:value-type="float" office:value="10000">
            <text:p>10000</text:p>
          </table:table-cell>
          <table:table-cell table:formula="of:=IF(AND([.U$32]=[.U29];NOT([.U$32]=10000));[.$A6];10000)" office:value-type="float" office:value="10000">
            <text:p>10000</text:p>
          </table:table-cell>
          <table:table-cell table:formula="of:=IF(AND([.V$32]=[.V29];NOT([.V$32]=10000));[.$A6];10000)" office:value-type="float" office:value="10000">
            <text:p>10000</text:p>
          </table:table-cell>
          <table:table-cell table:formula="of:=IF(AND([.W$32]=[.W29];NOT([.W$32]=10000));[.$A6];10000)" office:value-type="float" office:value="10000">
            <text:p>10000</text:p>
          </table:table-cell>
          <table:table-cell table:formula="of:=IF(AND([.X$32]=[.X29];NOT([.X$32]=10000));[.$A6];10000)" office:value-type="float" office:value="10000">
            <text:p>10000</text:p>
          </table:table-cell>
          <table:table-cell table:formula="of:=IF(AND([.Y$32]=[.Y29];NOT([.Y$32]=10000));[.$A6];10000)" office:value-type="float" office:value="10000">
            <text:p>10000</text:p>
          </table:table-cell>
          <table:table-cell table:formula="of:=IF(AND([.Z$32]=[.Z29];NOT([.Z$32]=10000));[.$A6];10000)" office:value-type="float" office:value="10000">
            <text:p>10000</text:p>
          </table:table-cell>
          <table:table-cell table:formula="of:=IF(AND([.AA$32]=[.AA29];NOT([.AA$32]=10000));[.$A6];10000)" office:value-type="float" office:value="10000">
            <text:p>10000</text:p>
          </table:table-cell>
          <table:table-cell table:formula="of:=IF(AND([.AB$32]=[.AB29];NOT([.AB$32]=10000));[.$A6];10000)" office:value-type="float" office:value="10000">
            <text:p>10000</text:p>
          </table:table-cell>
          <table:table-cell table:formula="of:=IF(AND([.AC$32]=[.AC29];NOT([.AC$32]=10000));[.$A6];10000)" office:value-type="float" office:value="10000">
            <text:p>10000</text:p>
          </table:table-cell>
          <table:table-cell table:formula="of:=IF(AND([.AD$32]=[.AD29];NOT([.AD$32]=10000));[.$A6];10000)" office:value-type="float" office:value="10000">
            <text:p>10000</text:p>
          </table:table-cell>
          <table:table-cell table:formula="of:=IF(AND([.AE$32]=[.AE29];NOT([.AE$32]=10000));[.$A6];10000)" office:value-type="float" office:value="10000">
            <text:p>10000</text:p>
          </table:table-cell>
          <table:table-cell table:formula="of:=IF(AND([.AF$32]=[.AF29];NOT([.AF$32]=10000));[.$A6];10000)" office:value-type="float" office:value="10000">
            <text:p>10000</text:p>
          </table:table-cell>
          <table:table-cell table:formula="of:=IF(AND([.AG$32]=[.AG29];NOT([.AG$32]=10000));[.$A6];10000)" office:value-type="float" office:value="3">
            <text:p>3</text:p>
          </table:table-cell>
          <table:table-cell table:formula="of:=IF(AND([.AH$32]=[.AH29];NOT([.AH$32]=10000));[.$A6];10000)" office:value-type="float" office:value="10000">
            <text:p>10000</text:p>
          </table:table-cell>
          <table:table-cell table:formula="of:=IF(AND([.AI$32]=[.AI29];NOT([.AI$32]=10000));[.$A6];10000)" office:value-type="float" office:value="3">
            <text:p>3</text:p>
          </table:table-cell>
          <table:table-cell table:formula="of:=IF(AND([.AJ$32]=[.AJ29];NOT([.AJ$32]=10000));[.$A6];10000)" office:value-type="float" office:value="10000">
            <text:p>10000</text:p>
          </table:table-cell>
          <table:table-cell table:formula="of:=IF(AND([.AK$32]=[.AK29];NOT([.AK$32]=10000));[.$A6];10000)" office:value-type="float" office:value="10000">
            <text:p>10000</text:p>
          </table:table-cell>
          <table:table-cell table:formula="of:=IF(AND([.AL$32]=[.AL29];NOT([.AL$32]=10000));[.$A6];10000)" office:value-type="float" office:value="10000">
            <text:p>10000</text:p>
          </table:table-cell>
          <table:table-cell table:formula="of:=IF(AND([.AM$32]=[.AM29];NOT([.AM$32]=10000));[.$A6];10000)" office:value-type="float" office:value="10000">
            <text:p>10000</text:p>
          </table:table-cell>
          <table:table-cell table:formula="of:=IF(AND([.AN$32]=[.AN29];NOT([.AN$32]=10000));[.$A6];10000)" office:value-type="float" office:value="10000">
            <text:p>10000</text:p>
          </table:table-cell>
          <table:table-cell table:formula="of:=IF(AND([.AO$32]=[.AO29];NOT([.AO$32]=10000));[.$A6];10000)" office:value-type="float" office:value="10000">
            <text:p>10000</text:p>
          </table:table-cell>
          <table:table-cell table:formula="of:=IF(AND([.AP$32]=[.AP29];NOT([.AP$32]=10000));[.$A6];10000)" office:value-type="float" office:value="10000">
            <text:p>10000</text:p>
          </table:table-cell>
          <table:table-cell table:formula="of:=IF(AND([.AQ$32]=[.AQ29];NOT([.AQ$32]=10000));[.$A6];10000)" office:value-type="float" office:value="10000">
            <text:p>10000</text:p>
          </table:table-cell>
          <table:table-cell table:formula="of:=IF(AND([.AR$32]=[.AR29];NOT([.AR$32]=10000));[.$A6];10000)" office:value-type="float" office:value="10000">
            <text:p>10000</text:p>
          </table:table-cell>
          <table:table-cell table:formula="of:=IF(AND([.AS$32]=[.AS29];NOT([.AS$32]=10000));[.$A6];10000)" office:value-type="float" office:value="10000">
            <text:p>10000</text:p>
          </table:table-cell>
          <table:table-cell table:formula="of:=IF(AND([.AT$32]=[.AT29];NOT([.AT$32]=10000));[.$A6];10000)" office:value-type="float" office:value="10000">
            <text:p>10000</text:p>
          </table:table-cell>
          <table:table-cell table:formula="of:=IF(AND([.AU$32]=[.AU29];NOT([.AU$32]=10000));[.$A6];10000)" office:value-type="float" office:value="10000">
            <text:p>10000</text:p>
          </table:table-cell>
          <table:table-cell table:formula="of:=IF(AND([.AV$32]=[.AV29];NOT([.AV$32]=10000));[.$A6];10000)" office:value-type="float" office:value="10000">
            <text:p>10000</text:p>
          </table:table-cell>
          <table:table-cell table:formula="of:=IF(AND([.AW$32]=[.AW29];NOT([.AW$32]=10000));[.$A6];10000)" office:value-type="float" office:value="10000">
            <text:p>10000</text:p>
          </table:table-cell>
          <table:table-cell table:formula="of:=IF(AND([.AX$32]=[.AX29];NOT([.AX$32]=10000));[.$A6];10000)" office:value-type="float" office:value="10000">
            <text:p>10000</text:p>
          </table:table-cell>
          <table:table-cell table:formula="of:=IF(AND([.AY$32]=[.AY29];NOT([.AY$32]=10000));[.$A6];10000)" office:value-type="float" office:value="10000">
            <text:p>10000</text:p>
          </table:table-cell>
          <table:table-cell table:formula="of:=IF(AND([.AZ$32]=[.AZ29];NOT([.AZ$32]=10000));[.$A6];10000)" office:value-type="float" office:value="10000">
            <text:p>10000</text:p>
          </table:table-cell>
          <table:table-cell table:formula="of:=IF(AND([.BA$32]=[.BA29];NOT([.BA$32]=10000));[.$A6];10000)" office:value-type="float" office:value="3">
            <text:p>3</text:p>
          </table:table-cell>
          <table:table-cell table:formula="of:=IF(AND([.BB$32]=[.BB29];NOT([.BB$32]=10000));[.$A6];10000)" office:value-type="float" office:value="3">
            <text:p>3</text:p>
          </table:table-cell>
          <table:table-cell table:formula="of:=IF(AND([.BC$32]=[.BC29];NOT([.BC$32]=10000));[.$A6];10000)" office:value-type="float" office:value="10000">
            <text:p>10000</text:p>
          </table:table-cell>
          <table:table-cell table:formula="of:=IF(AND([.BD$32]=[.BD29];NOT([.BD$32]=10000));[.$A6];10000)" office:value-type="float" office:value="10000">
            <text:p>10000</text:p>
          </table:table-cell>
          <table:table-cell table:formula="of:=IF(AND([.BE$32]=[.BE29];NOT([.BE$32]=10000));[.$A6];10000)" office:value-type="float" office:value="10000">
            <text:p>10000</text:p>
          </table:table-cell>
          <table:table-cell table:formula="of:=IF(AND([.BF$32]=[.BF29];NOT([.BF$32]=10000));[.$A6];10000)" office:value-type="float" office:value="10000">
            <text:p>10000</text:p>
          </table:table-cell>
          <table:table-cell table:formula="of:=IF(AND([.BG$32]=[.BG29];NOT([.BG$32]=10000));[.$A6];10000)" office:value-type="float" office:value="10000">
            <text:p>10000</text:p>
          </table:table-cell>
          <table:table-cell table:formula="of:=IF(AND([.BH$32]=[.BH29];NOT([.BH$32]=10000));[.$A6];10000)" office:value-type="float" office:value="10000">
            <text:p>10000</text:p>
          </table:table-cell>
          <table:table-cell table:formula="of:=IF(AND([.BI$32]=[.BI29];NOT([.BI$32]=10000));[.$A6];10000)" office:value-type="float" office:value="10000">
            <text:p>10000</text:p>
          </table:table-cell>
          <table:table-cell table:formula="of:=IF(AND([.BJ$32]=[.BJ29];NOT([.BJ$32]=10000));[.$A6];10000)" office:value-type="float" office:value="10000">
            <text:p>10000</text:p>
          </table:table-cell>
          <table:table-cell table:formula="of:=IF(AND([.BK$32]=[.BK29];NOT([.BK$32]=10000));[.$A6];10000)" office:value-type="float" office:value="10000">
            <text:p>10000</text:p>
          </table:table-cell>
          <table:table-cell table:formula="of:=IF(AND([.BL$32]=[.BL29];NOT([.BL$32]=10000));[.$A6];10000)" office:value-type="float" office:value="10000">
            <text:p>10000</text:p>
          </table:table-cell>
          <table:table-cell table:formula="of:=IF(AND([.BM$32]=[.BM29];NOT([.BM$32]=10000));[.$A6];10000)" office:value-type="float" office:value="10000">
            <text:p>10000</text:p>
          </table:table-cell>
          <table:table-cell table:formula="of:=IF(AND([.BN$32]=[.BN29];NOT([.BN$32]=10000));[.$A6];10000)" office:value-type="float" office:value="10000">
            <text:p>10000</text:p>
          </table:table-cell>
          <table:table-cell table:formula="of:=IF(AND([.BO$32]=[.BO29];NOT([.BO$32]=10000));[.$A6];10000)" office:value-type="float" office:value="10000">
            <text:p>10000</text:p>
          </table:table-cell>
          <table:table-cell table:formula="of:=IF(AND([.BP$32]=[.BP29];NOT([.BP$32]=10000));[.$A6];10000)" office:value-type="float" office:value="10000">
            <text:p>10000</text:p>
          </table:table-cell>
          <table:table-cell table:formula="of:=IF(AND([.BQ$32]=[.BQ29];NOT([.BQ$32]=10000));[.$A6];10000)" office:value-type="float" office:value="10000">
            <text:p>10000</text:p>
          </table:table-cell>
          <table:table-cell table:formula="of:=IF(AND([.BR$32]=[.BR29];NOT([.BR$32]=10000));[.$A6];10000)" office:value-type="float" office:value="10000">
            <text:p>10000</text:p>
          </table:table-cell>
          <table:table-cell table:formula="of:=IF(AND([.BS$32]=[.BS29];NOT([.BS$32]=10000));[.$A6];10000)" office:value-type="float" office:value="10000">
            <text:p>10000</text:p>
          </table:table-cell>
          <table:table-cell table:formula="of:=IF(AND([.BT$32]=[.BT29];NOT([.BT$32]=10000));[.$A6];10000)" office:value-type="float" office:value="10000">
            <text:p>10000</text:p>
          </table:table-cell>
          <table:table-cell table:formula="of:=IF(AND([.BU$32]=[.BU29];NOT([.BU$32]=10000));[.$A6];10000)" office:value-type="float" office:value="10000">
            <text:p>10000</text:p>
          </table:table-cell>
          <table:table-cell table:formula="of:=IF(AND([.BV$32]=[.BV29];NOT([.BV$32]=10000));[.$A6];10000)" office:value-type="float" office:value="10000">
            <text:p>10000</text:p>
          </table:table-cell>
          <table:table-cell table:formula="of:=IF(AND([.BW$32]=[.BW29];NOT([.BW$32]=10000));[.$A6];10000)" office:value-type="float" office:value="10000">
            <text:p>10000</text:p>
          </table:table-cell>
          <table:table-cell table:formula="of:=IF(AND([.BX$32]=[.BX29];NOT([.BX$32]=10000));[.$A6];10000)" office:value-type="float" office:value="10000">
            <text:p>10000</text:p>
          </table:table-cell>
          <table:table-cell table:formula="of:=IF(AND([.BY$32]=[.BY29];NOT([.BY$32]=10000));[.$A6];10000)" office:value-type="float" office:value="10000">
            <text:p>10000</text:p>
          </table:table-cell>
          <table:table-cell table:formula="of:=IF(AND([.BZ$32]=[.BZ29];NOT([.BZ$32]=10000));[.$A6];10000)" office:value-type="float" office:value="3">
            <text:p>3</text:p>
          </table:table-cell>
          <table:table-cell table:formula="of:=IF(AND([.CA$32]=[.CA29];NOT([.CA$32]=10000));[.$A6];10000)" office:value-type="float" office:value="10000">
            <text:p>10000</text:p>
          </table:table-cell>
          <table:table-cell table:formula="of:=IF(AND([.CB$32]=[.CB29];NOT([.CB$32]=10000));[.$A6];10000)" office:value-type="float" office:value="3">
            <text:p>3</text:p>
          </table:table-cell>
          <table:table-cell table:formula="of:=IF(AND([.CC$32]=[.CC29];NOT([.CC$32]=10000));[.$A6];10000)" office:value-type="float" office:value="10000">
            <text:p>10000</text:p>
          </table:table-cell>
          <table:table-cell table:formula="of:=IF(AND([.CD$32]=[.CD29];NOT([.CD$32]=10000));[.$A6];10000)" office:value-type="float" office:value="10000">
            <text:p>10000</text:p>
          </table:table-cell>
          <table:table-cell table:formula="of:=IF(AND([.CE$32]=[.CE29];NOT([.CE$32]=10000));[.$A6];10000)" office:value-type="float" office:value="10000">
            <text:p>10000</text:p>
          </table:table-cell>
          <table:table-cell table:formula="of:=IF(AND([.CF$32]=[.CF29];NOT([.CF$32]=10000));[.$A6];10000)" office:value-type="float" office:value="10000">
            <text:p>10000</text:p>
          </table:table-cell>
          <table:table-cell table:formula="of:=IF(AND([.CG$32]=[.CG29];NOT([.CG$32]=10000));[.$A6];10000)" office:value-type="float" office:value="10000">
            <text:p>10000</text:p>
          </table:table-cell>
          <table:table-cell table:formula="of:=IF(AND([.CH$32]=[.CH29];NOT([.CH$32]=10000));[.$A6];10000)" office:value-type="float" office:value="10000">
            <text:p>10000</text:p>
          </table:table-cell>
          <table:table-cell table:formula="of:=IF(AND([.CI$32]=[.CI29];NOT([.CI$32]=10000));[.$A6];10000)" office:value-type="float" office:value="10000">
            <text:p>10000</text:p>
          </table:table-cell>
          <table:table-cell table:formula="of:=IF(AND([.CJ$32]=[.CJ29];NOT([.CJ$32]=10000));[.$A6];10000)" office:value-type="float" office:value="10000">
            <text:p>10000</text:p>
          </table:table-cell>
          <table:table-cell table:formula="of:=IF(AND([.CK$32]=[.CK29];NOT([.CK$32]=10000));[.$A6];10000)" office:value-type="float" office:value="10000">
            <text:p>10000</text:p>
          </table:table-cell>
          <table:table-cell table:formula="of:=IF(AND([.CL$32]=[.CL29];NOT([.CL$32]=10000));[.$A6];10000)" office:value-type="float" office:value="10000">
            <text:p>10000</text:p>
          </table:table-cell>
          <table:table-cell table:formula="of:=IF(AND([.CM$32]=[.CM29];NOT([.CM$32]=10000));[.$A6];10000)" office:value-type="float" office:value="10000">
            <text:p>10000</text:p>
          </table:table-cell>
          <table:table-cell table:formula="of:=IF(AND([.CN$32]=[.CN29];NOT([.CN$32]=10000));[.$A6];10000)" office:value-type="float" office:value="10000">
            <text:p>10000</text:p>
          </table:table-cell>
          <table:table-cell table:formula="of:=IF(AND([.CO$32]=[.CO29];NOT([.CO$32]=10000));[.$A6];10000)" office:value-type="float" office:value="10000">
            <text:p>10000</text:p>
          </table:table-cell>
          <table:table-cell table:formula="of:=IF(AND([.CP$32]=[.CP29];NOT([.CP$32]=10000));[.$A6];10000)" office:value-type="float" office:value="10000">
            <text:p>10000</text:p>
          </table:table-cell>
          <table:table-cell table:formula="of:=IF(AND([.CQ$32]=[.CQ29];NOT([.CQ$32]=10000));[.$A6];10000)" office:value-type="float" office:value="10000">
            <text:p>10000</text:p>
          </table:table-cell>
          <table:table-cell table:formula="of:=IF(AND([.CR$32]=[.CR29];NOT([.CR$32]=10000));[.$A6];10000)" office:value-type="float" office:value="3">
            <text:p>3</text:p>
          </table:table-cell>
          <table:table-cell table:formula="of:=IF(AND([.CS$32]=[.CS29];NOT([.CS$32]=10000));[.$A6];10000)" office:value-type="float" office:value="10000">
            <text:p>10000</text:p>
          </table:table-cell>
          <table:table-cell table:formula="of:=IF(AND([.CT$32]=[.CT29];NOT([.CT$32]=10000));[.$A6];10000)" office:value-type="float" office:value="3">
            <text:p>3</text:p>
          </table:table-cell>
          <table:table-cell table:formula="of:=IF(AND([.CU$32]=[.CU29];NOT([.CU$32]=10000));[.$A6];10000)" office:value-type="float" office:value="10000">
            <text:p>10000</text:p>
          </table:table-cell>
          <table:table-cell table:formula="of:=IF(AND([.CV$32]=[.CV29];NOT([.CV$32]=10000));[.$A6];10000)" office:value-type="float" office:value="10000">
            <text:p>10000</text:p>
          </table:table-cell>
          <table:table-cell table:formula="of:=IF(AND([.CW$32]=[.CW29];NOT([.CW$32]=10000));[.$A6];10000)" office:value-type="float" office:value="10000">
            <text:p>10000</text:p>
          </table:table-cell>
          <table:table-cell table:formula="of:=IF(AND([.CX$32]=[.CX29];NOT([.CX$32]=10000));[.$A6];10000)" office:value-type="float" office:value="10000">
            <text:p>10000</text:p>
          </table:table-cell>
          <table:table-cell table:formula="of:=IF(AND([.CY$32]=[.CY29];NOT([.CY$32]=10000));[.$A6];10000)" office:value-type="float" office:value="10000">
            <text:p>10000</text:p>
          </table:table-cell>
          <table:table-cell table:formula="of:=IF(AND([.CZ$32]=[.CZ29];NOT([.CZ$32]=10000));[.$A6];10000)" office:value-type="float" office:value="10000">
            <text:p>10000</text:p>
          </table:table-cell>
          <table:table-cell table:formula="of:=IF(AND([.DA$32]=[.DA29];NOT([.DA$32]=10000));[.$A6];10000)" office:value-type="float" office:value="10000">
            <text:p>10000</text:p>
          </table:table-cell>
          <table:table-cell table:formula="of:=IF(AND([.DB$32]=[.DB29];NOT([.DB$32]=10000));[.$A6];10000)" office:value-type="float" office:value="10000">
            <text:p>10000</text:p>
          </table:table-cell>
          <table:table-cell table:formula="of:=IF(AND([.DC$32]=[.DC29];NOT([.DC$32]=10000));[.$A6];10000)" office:value-type="float" office:value="10000">
            <text:p>10000</text:p>
          </table:table-cell>
          <table:table-cell table:formula="of:=IF(AND([.DD$32]=[.DD29];NOT([.DD$32]=10000));[.$A6];10000)" office:value-type="float" office:value="10000">
            <text:p>10000</text:p>
          </table:table-cell>
          <table:table-cell table:formula="of:=IF(AND([.DE$32]=[.DE29];NOT([.DE$32]=10000));[.$A6];10000)" office:value-type="float" office:value="10000">
            <text:p>10000</text:p>
          </table:table-cell>
          <table:table-cell table:formula="of:=IF(AND([.DF$32]=[.DF29];NOT([.DF$32]=10000));[.$A6];10000)" office:value-type="float" office:value="10000">
            <text:p>10000</text:p>
          </table:table-cell>
          <table:table-cell table:formula="of:=IF(AND([.DG$32]=[.DG29];NOT([.DG$32]=10000));[.$A6];10000)" office:value-type="float" office:value="10000">
            <text:p>10000</text:p>
          </table:table-cell>
          <table:table-cell table:formula="of:=IF(AND([.DH$32]=[.DH29];NOT([.DH$32]=10000));[.$A6];10000)" office:value-type="float" office:value="10000">
            <text:p>10000</text:p>
          </table:table-cell>
          <table:table-cell table:formula="of:=IF(AND([.DI$32]=[.DI29];NOT([.DI$32]=10000));[.$A6];10000)" office:value-type="float" office:value="10000">
            <text:p>10000</text:p>
          </table:table-cell>
          <table:table-cell table:formula="of:=IF(AND([.DJ$32]=[.DJ29];NOT([.DJ$32]=10000));[.$A6];10000)" office:value-type="float" office:value="10000">
            <text:p>10000</text:p>
          </table:table-cell>
          <table:table-cell table:formula="of:=IF(AND([.DK$32]=[.DK29];NOT([.DK$32]=10000));[.$A6];10000)" office:value-type="float" office:value="10000">
            <text:p>10000</text:p>
          </table:table-cell>
          <table:table-cell table:formula="of:=IF(AND([.DL$32]=[.DL29];NOT([.DL$32]=10000));[.$A6];10000)" office:value-type="float" office:value="3">
            <text:p>3</text:p>
          </table:table-cell>
          <table:table-cell table:formula="of:=IF(AND([.DM$32]=[.DM29];NOT([.DM$32]=10000));[.$A6];10000)" office:value-type="float" office:value="3">
            <text:p>3</text:p>
          </table:table-cell>
          <table:table-cell table:formula="of:=IF(AND([.DN$32]=[.DN29];NOT([.DN$32]=10000));[.$A6];10000)" office:value-type="float" office:value="10000">
            <text:p>10000</text:p>
          </table:table-cell>
          <table:table-cell table:formula="of:=IF(AND([.DO$32]=[.DO29];NOT([.DO$32]=10000));[.$A6];10000)" office:value-type="float" office:value="10000">
            <text:p>10000</text:p>
          </table:table-cell>
          <table:table-cell table:formula="of:=IF(AND([.DP$32]=[.DP29];NOT([.DP$32]=10000));[.$A6];10000)" office:value-type="float" office:value="10000">
            <text:p>10000</text:p>
          </table:table-cell>
          <table:table-cell table:formula="of:=IF(AND([.DQ$32]=[.DQ29];NOT([.DQ$32]=10000));[.$A6];10000)" office:value-type="float" office:value="10000">
            <text:p>10000</text:p>
          </table:table-cell>
          <table:table-cell table:formula="of:=IF(AND([.DR$32]=[.DR29];NOT([.DR$32]=10000));[.$A6];10000)" office:value-type="float" office:value="10000">
            <text:p>10000</text:p>
          </table:table-cell>
          <table:table-cell table:formula="of:=IF(AND([.DS$32]=[.DS29];NOT([.DS$32]=10000));[.$A6];10000)" office:value-type="float" office:value="10000">
            <text:p>10000</text:p>
          </table:table-cell>
          <table:table-cell table:formula="of:=IF(AND([.DT$32]=[.DT29];NOT([.DT$32]=10000));[.$A6];10000)" office:value-type="float" office:value="10000">
            <text:p>10000</text:p>
          </table:table-cell>
          <table:table-cell table:formula="of:=IF(AND([.DU$32]=[.DU29];NOT([.DU$32]=10000));[.$A6];10000)" office:value-type="float" office:value="10000">
            <text:p>10000</text:p>
          </table:table-cell>
          <table:table-cell table:formula="of:=IF(AND([.DV$32]=[.DV29];NOT([.DV$32]=10000));[.$A6];10000)" office:value-type="float" office:value="10000">
            <text:p>10000</text:p>
          </table:table-cell>
          <table:table-cell table:formula="of:=IF(AND([.DW$32]=[.DW29];NOT([.DW$32]=10000));[.$A6];10000)" office:value-type="float" office:value="10000">
            <text:p>10000</text:p>
          </table:table-cell>
          <table:table-cell table:formula="of:=IF(AND([.DX$32]=[.DX29];NOT([.DX$32]=10000));[.$A6];10000)" office:value-type="float" office:value="10000">
            <text:p>10000</text:p>
          </table:table-cell>
          <table:table-cell table:formula="of:=IF(AND([.DY$32]=[.DY29];NOT([.DY$32]=10000));[.$A6];10000)" office:value-type="float" office:value="10000">
            <text:p>10000</text:p>
          </table:table-cell>
          <table:table-cell table:formula="of:=IF(AND([.DZ$32]=[.DZ29];NOT([.DZ$32]=10000));[.$A6];10000)" office:value-type="float" office:value="10000">
            <text:p>10000</text:p>
          </table:table-cell>
          <table:table-cell table:formula="of:=IF(AND([.EA$32]=[.EA29];NOT([.EA$32]=10000));[.$A6];10000)" office:value-type="float" office:value="10000">
            <text:p>10000</text:p>
          </table:table-cell>
          <table:table-cell table:formula="of:=IF(AND([.EB$32]=[.EB29];NOT([.EB$32]=10000));[.$A6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different from -1)</text:p>
          </table:table-cell>
          <table:table-cell table:formula="of:=IF(AND([.J$32]=[.J30];NOT([.J$32]=10000));[.$A7];10000)" office:value-type="float" office:value="10000">
            <text:p>10000</text:p>
          </table:table-cell>
          <table:table-cell table:formula="of:=IF(AND([.K$32]=[.K30];NOT([.K$32]=10000));[.$A7];10000)" office:value-type="float" office:value="10000">
            <text:p>10000</text:p>
          </table:table-cell>
          <table:table-cell table:formula="of:=IF(AND([.L$32]=[.L30];NOT([.L$32]=10000));[.$A7];10000)" office:value-type="float" office:value="10000">
            <text:p>10000</text:p>
          </table:table-cell>
          <table:table-cell table:formula="of:=IF(AND([.M$32]=[.M30];NOT([.M$32]=10000));[.$A7];10000)" office:value-type="float" office:value="10000">
            <text:p>10000</text:p>
          </table:table-cell>
          <table:table-cell table:formula="of:=IF(AND([.N$32]=[.N30];NOT([.N$32]=10000));[.$A7];10000)" office:value-type="float" office:value="10000">
            <text:p>10000</text:p>
          </table:table-cell>
          <table:table-cell table:formula="of:=IF(AND([.O$32]=[.O30];NOT([.O$32]=10000));[.$A7];10000)" office:value-type="float" office:value="10000">
            <text:p>10000</text:p>
          </table:table-cell>
          <table:table-cell table:formula="of:=IF(AND([.P$32]=[.P30];NOT([.P$32]=10000));[.$A7];10000)" office:value-type="float" office:value="10000">
            <text:p>10000</text:p>
          </table:table-cell>
          <table:table-cell table:formula="of:=IF(AND([.Q$32]=[.Q30];NOT([.Q$32]=10000));[.$A7];10000)" office:value-type="float" office:value="10000">
            <text:p>10000</text:p>
          </table:table-cell>
          <table:table-cell table:formula="of:=IF(AND([.R$32]=[.R30];NOT([.R$32]=10000));[.$A7];10000)" office:value-type="float" office:value="10000">
            <text:p>10000</text:p>
          </table:table-cell>
          <table:table-cell table:formula="of:=IF(AND([.S$32]=[.S30];NOT([.S$32]=10000));[.$A7];10000)" office:value-type="float" office:value="10000">
            <text:p>10000</text:p>
          </table:table-cell>
          <table:table-cell table:formula="of:=IF(AND([.T$32]=[.T30];NOT([.T$32]=10000));[.$A7];10000)" office:value-type="float" office:value="10000">
            <text:p>10000</text:p>
          </table:table-cell>
          <table:table-cell table:formula="of:=IF(AND([.U$32]=[.U30];NOT([.U$32]=10000));[.$A7];10000)" office:value-type="float" office:value="10000">
            <text:p>10000</text:p>
          </table:table-cell>
          <table:table-cell table:formula="of:=IF(AND([.V$32]=[.V30];NOT([.V$32]=10000));[.$A7];10000)" office:value-type="float" office:value="10000">
            <text:p>10000</text:p>
          </table:table-cell>
          <table:table-cell table:formula="of:=IF(AND([.W$32]=[.W30];NOT([.W$32]=10000));[.$A7];10000)" office:value-type="float" office:value="10000">
            <text:p>10000</text:p>
          </table:table-cell>
          <table:table-cell table:formula="of:=IF(AND([.X$32]=[.X30];NOT([.X$32]=10000));[.$A7];10000)" office:value-type="float" office:value="10000">
            <text:p>10000</text:p>
          </table:table-cell>
          <table:table-cell table:formula="of:=IF(AND([.Y$32]=[.Y30];NOT([.Y$32]=10000));[.$A7];10000)" office:value-type="float" office:value="10000">
            <text:p>10000</text:p>
          </table:table-cell>
          <table:table-cell table:formula="of:=IF(AND([.Z$32]=[.Z30];NOT([.Z$32]=10000));[.$A7];10000)" office:value-type="float" office:value="10000">
            <text:p>10000</text:p>
          </table:table-cell>
          <table:table-cell table:formula="of:=IF(AND([.AA$32]=[.AA30];NOT([.AA$32]=10000));[.$A7];10000)" office:value-type="float" office:value="10000">
            <text:p>10000</text:p>
          </table:table-cell>
          <table:table-cell table:formula="of:=IF(AND([.AB$32]=[.AB30];NOT([.AB$32]=10000));[.$A7];10000)" office:value-type="float" office:value="10000">
            <text:p>10000</text:p>
          </table:table-cell>
          <table:table-cell table:formula="of:=IF(AND([.AC$32]=[.AC30];NOT([.AC$32]=10000));[.$A7];10000)" office:value-type="float" office:value="10000">
            <text:p>10000</text:p>
          </table:table-cell>
          <table:table-cell table:formula="of:=IF(AND([.AD$32]=[.AD30];NOT([.AD$32]=10000));[.$A7];10000)" office:value-type="float" office:value="10000">
            <text:p>10000</text:p>
          </table:table-cell>
          <table:table-cell table:formula="of:=IF(AND([.AE$32]=[.AE30];NOT([.AE$32]=10000));[.$A7];10000)" office:value-type="float" office:value="10000">
            <text:p>10000</text:p>
          </table:table-cell>
          <table:table-cell table:formula="of:=IF(AND([.AF$32]=[.AF30];NOT([.AF$32]=10000));[.$A7];10000)" office:value-type="float" office:value="10000">
            <text:p>10000</text:p>
          </table:table-cell>
          <table:table-cell table:formula="of:=IF(AND([.AG$32]=[.AG30];NOT([.AG$32]=10000));[.$A7];10000)" office:value-type="float" office:value="10000">
            <text:p>10000</text:p>
          </table:table-cell>
          <table:table-cell table:formula="of:=IF(AND([.AH$32]=[.AH30];NOT([.AH$32]=10000));[.$A7];10000)" office:value-type="float" office:value="10000">
            <text:p>10000</text:p>
          </table:table-cell>
          <table:table-cell table:formula="of:=IF(AND([.AI$32]=[.AI30];NOT([.AI$32]=10000));[.$A7];10000)" office:value-type="float" office:value="10000">
            <text:p>10000</text:p>
          </table:table-cell>
          <table:table-cell table:formula="of:=IF(AND([.AJ$32]=[.AJ30];NOT([.AJ$32]=10000));[.$A7];10000)" office:value-type="float" office:value="10000">
            <text:p>10000</text:p>
          </table:table-cell>
          <table:table-cell table:formula="of:=IF(AND([.AK$32]=[.AK30];NOT([.AK$32]=10000));[.$A7];10000)" office:value-type="float" office:value="10000">
            <text:p>10000</text:p>
          </table:table-cell>
          <table:table-cell table:formula="of:=IF(AND([.AL$32]=[.AL30];NOT([.AL$32]=10000));[.$A7];10000)" office:value-type="float" office:value="10000">
            <text:p>10000</text:p>
          </table:table-cell>
          <table:table-cell table:formula="of:=IF(AND([.AM$32]=[.AM30];NOT([.AM$32]=10000));[.$A7];10000)" office:value-type="float" office:value="10000">
            <text:p>10000</text:p>
          </table:table-cell>
          <table:table-cell table:formula="of:=IF(AND([.AN$32]=[.AN30];NOT([.AN$32]=10000));[.$A7];10000)" office:value-type="float" office:value="10000">
            <text:p>10000</text:p>
          </table:table-cell>
          <table:table-cell table:formula="of:=IF(AND([.AO$32]=[.AO30];NOT([.AO$32]=10000));[.$A7];10000)" office:value-type="float" office:value="10000">
            <text:p>10000</text:p>
          </table:table-cell>
          <table:table-cell table:formula="of:=IF(AND([.AP$32]=[.AP30];NOT([.AP$32]=10000));[.$A7];10000)" office:value-type="float" office:value="10000">
            <text:p>10000</text:p>
          </table:table-cell>
          <table:table-cell table:formula="of:=IF(AND([.AQ$32]=[.AQ30];NOT([.AQ$32]=10000));[.$A7];10000)" office:value-type="float" office:value="10000">
            <text:p>10000</text:p>
          </table:table-cell>
          <table:table-cell table:formula="of:=IF(AND([.AR$32]=[.AR30];NOT([.AR$32]=10000));[.$A7];10000)" office:value-type="float" office:value="10000">
            <text:p>10000</text:p>
          </table:table-cell>
          <table:table-cell table:formula="of:=IF(AND([.AS$32]=[.AS30];NOT([.AS$32]=10000));[.$A7];10000)" office:value-type="float" office:value="10000">
            <text:p>10000</text:p>
          </table:table-cell>
          <table:table-cell table:formula="of:=IF(AND([.AT$32]=[.AT30];NOT([.AT$32]=10000));[.$A7];10000)" office:value-type="float" office:value="10000">
            <text:p>10000</text:p>
          </table:table-cell>
          <table:table-cell table:formula="of:=IF(AND([.AU$32]=[.AU30];NOT([.AU$32]=10000));[.$A7];10000)" office:value-type="float" office:value="10000">
            <text:p>10000</text:p>
          </table:table-cell>
          <table:table-cell table:formula="of:=IF(AND([.AV$32]=[.AV30];NOT([.AV$32]=10000));[.$A7];10000)" office:value-type="float" office:value="10000">
            <text:p>10000</text:p>
          </table:table-cell>
          <table:table-cell table:formula="of:=IF(AND([.AW$32]=[.AW30];NOT([.AW$32]=10000));[.$A7];10000)" office:value-type="float" office:value="10000">
            <text:p>10000</text:p>
          </table:table-cell>
          <table:table-cell table:formula="of:=IF(AND([.AX$32]=[.AX30];NOT([.AX$32]=10000));[.$A7];10000)" office:value-type="float" office:value="10000">
            <text:p>10000</text:p>
          </table:table-cell>
          <table:table-cell table:formula="of:=IF(AND([.AY$32]=[.AY30];NOT([.AY$32]=10000));[.$A7];10000)" office:value-type="float" office:value="10000">
            <text:p>10000</text:p>
          </table:table-cell>
          <table:table-cell table:formula="of:=IF(AND([.AZ$32]=[.AZ30];NOT([.AZ$32]=10000));[.$A7];10000)" office:value-type="float" office:value="10000">
            <text:p>10000</text:p>
          </table:table-cell>
          <table:table-cell table:formula="of:=IF(AND([.BA$32]=[.BA30];NOT([.BA$32]=10000));[.$A7];10000)" office:value-type="float" office:value="10000">
            <text:p>10000</text:p>
          </table:table-cell>
          <table:table-cell table:formula="of:=IF(AND([.BB$32]=[.BB30];NOT([.BB$32]=10000));[.$A7];10000)" office:value-type="float" office:value="10000">
            <text:p>10000</text:p>
          </table:table-cell>
          <table:table-cell table:formula="of:=IF(AND([.BC$32]=[.BC30];NOT([.BC$32]=10000));[.$A7];10000)" office:value-type="float" office:value="10000">
            <text:p>10000</text:p>
          </table:table-cell>
          <table:table-cell table:formula="of:=IF(AND([.BD$32]=[.BD30];NOT([.BD$32]=10000));[.$A7];10000)" office:value-type="float" office:value="10000">
            <text:p>10000</text:p>
          </table:table-cell>
          <table:table-cell table:formula="of:=IF(AND([.BE$32]=[.BE30];NOT([.BE$32]=10000));[.$A7];10000)" office:value-type="float" office:value="10000">
            <text:p>10000</text:p>
          </table:table-cell>
          <table:table-cell table:formula="of:=IF(AND([.BF$32]=[.BF30];NOT([.BF$32]=10000));[.$A7];10000)" office:value-type="float" office:value="10000">
            <text:p>10000</text:p>
          </table:table-cell>
          <table:table-cell table:formula="of:=IF(AND([.BG$32]=[.BG30];NOT([.BG$32]=10000));[.$A7];10000)" office:value-type="float" office:value="10000">
            <text:p>10000</text:p>
          </table:table-cell>
          <table:table-cell table:formula="of:=IF(AND([.BH$32]=[.BH30];NOT([.BH$32]=10000));[.$A7];10000)" office:value-type="float" office:value="10000">
            <text:p>10000</text:p>
          </table:table-cell>
          <table:table-cell table:formula="of:=IF(AND([.BI$32]=[.BI30];NOT([.BI$32]=10000));[.$A7];10000)" office:value-type="float" office:value="10000">
            <text:p>10000</text:p>
          </table:table-cell>
          <table:table-cell table:formula="of:=IF(AND([.BJ$32]=[.BJ30];NOT([.BJ$32]=10000));[.$A7];10000)" office:value-type="float" office:value="10000">
            <text:p>10000</text:p>
          </table:table-cell>
          <table:table-cell table:formula="of:=IF(AND([.BK$32]=[.BK30];NOT([.BK$32]=10000));[.$A7];10000)" office:value-type="float" office:value="10000">
            <text:p>10000</text:p>
          </table:table-cell>
          <table:table-cell table:formula="of:=IF(AND([.BL$32]=[.BL30];NOT([.BL$32]=10000));[.$A7];10000)" office:value-type="float" office:value="10000">
            <text:p>10000</text:p>
          </table:table-cell>
          <table:table-cell table:formula="of:=IF(AND([.BM$32]=[.BM30];NOT([.BM$32]=10000));[.$A7];10000)" office:value-type="float" office:value="10000">
            <text:p>10000</text:p>
          </table:table-cell>
          <table:table-cell table:formula="of:=IF(AND([.BN$32]=[.BN30];NOT([.BN$32]=10000));[.$A7];10000)" office:value-type="float" office:value="10000">
            <text:p>10000</text:p>
          </table:table-cell>
          <table:table-cell table:formula="of:=IF(AND([.BO$32]=[.BO30];NOT([.BO$32]=10000));[.$A7];10000)" office:value-type="float" office:value="10000">
            <text:p>10000</text:p>
          </table:table-cell>
          <table:table-cell table:formula="of:=IF(AND([.BP$32]=[.BP30];NOT([.BP$32]=10000));[.$A7];10000)" office:value-type="float" office:value="10000">
            <text:p>10000</text:p>
          </table:table-cell>
          <table:table-cell table:formula="of:=IF(AND([.BQ$32]=[.BQ30];NOT([.BQ$32]=10000));[.$A7];10000)" office:value-type="float" office:value="10000">
            <text:p>10000</text:p>
          </table:table-cell>
          <table:table-cell table:formula="of:=IF(AND([.BR$32]=[.BR30];NOT([.BR$32]=10000));[.$A7];10000)" office:value-type="float" office:value="10000">
            <text:p>10000</text:p>
          </table:table-cell>
          <table:table-cell table:formula="of:=IF(AND([.BS$32]=[.BS30];NOT([.BS$32]=10000));[.$A7];10000)" office:value-type="float" office:value="10000">
            <text:p>10000</text:p>
          </table:table-cell>
          <table:table-cell table:formula="of:=IF(AND([.BT$32]=[.BT30];NOT([.BT$32]=10000));[.$A7];10000)" office:value-type="float" office:value="10000">
            <text:p>10000</text:p>
          </table:table-cell>
          <table:table-cell table:formula="of:=IF(AND([.BU$32]=[.BU30];NOT([.BU$32]=10000));[.$A7];10000)" office:value-type="float" office:value="10000">
            <text:p>10000</text:p>
          </table:table-cell>
          <table:table-cell table:formula="of:=IF(AND([.BV$32]=[.BV30];NOT([.BV$32]=10000));[.$A7];10000)" office:value-type="float" office:value="10000">
            <text:p>10000</text:p>
          </table:table-cell>
          <table:table-cell table:formula="of:=IF(AND([.BW$32]=[.BW30];NOT([.BW$32]=10000));[.$A7];10000)" office:value-type="float" office:value="10000">
            <text:p>10000</text:p>
          </table:table-cell>
          <table:table-cell table:formula="of:=IF(AND([.BX$32]=[.BX30];NOT([.BX$32]=10000));[.$A7];10000)" office:value-type="float" office:value="10000">
            <text:p>10000</text:p>
          </table:table-cell>
          <table:table-cell table:formula="of:=IF(AND([.BY$32]=[.BY30];NOT([.BY$32]=10000));[.$A7];10000)" office:value-type="float" office:value="10000">
            <text:p>10000</text:p>
          </table:table-cell>
          <table:table-cell table:formula="of:=IF(AND([.BZ$32]=[.BZ30];NOT([.BZ$32]=10000));[.$A7];10000)" office:value-type="float" office:value="10000">
            <text:p>10000</text:p>
          </table:table-cell>
          <table:table-cell table:formula="of:=IF(AND([.CA$32]=[.CA30];NOT([.CA$32]=10000));[.$A7];10000)" office:value-type="float" office:value="10000">
            <text:p>10000</text:p>
          </table:table-cell>
          <table:table-cell table:formula="of:=IF(AND([.CB$32]=[.CB30];NOT([.CB$32]=10000));[.$A7];10000)" office:value-type="float" office:value="10000">
            <text:p>10000</text:p>
          </table:table-cell>
          <table:table-cell table:formula="of:=IF(AND([.CC$32]=[.CC30];NOT([.CC$32]=10000));[.$A7];10000)" office:value-type="float" office:value="10000">
            <text:p>10000</text:p>
          </table:table-cell>
          <table:table-cell table:formula="of:=IF(AND([.CD$32]=[.CD30];NOT([.CD$32]=10000));[.$A7];10000)" office:value-type="float" office:value="10000">
            <text:p>10000</text:p>
          </table:table-cell>
          <table:table-cell table:formula="of:=IF(AND([.CE$32]=[.CE30];NOT([.CE$32]=10000));[.$A7];10000)" office:value-type="float" office:value="10000">
            <text:p>10000</text:p>
          </table:table-cell>
          <table:table-cell table:formula="of:=IF(AND([.CF$32]=[.CF30];NOT([.CF$32]=10000));[.$A7];10000)" office:value-type="float" office:value="10000">
            <text:p>10000</text:p>
          </table:table-cell>
          <table:table-cell table:formula="of:=IF(AND([.CG$32]=[.CG30];NOT([.CG$32]=10000));[.$A7];10000)" office:value-type="float" office:value="10000">
            <text:p>10000</text:p>
          </table:table-cell>
          <table:table-cell table:formula="of:=IF(AND([.CH$32]=[.CH30];NOT([.CH$32]=10000));[.$A7];10000)" office:value-type="float" office:value="10000">
            <text:p>10000</text:p>
          </table:table-cell>
          <table:table-cell table:formula="of:=IF(AND([.CI$32]=[.CI30];NOT([.CI$32]=10000));[.$A7];10000)" office:value-type="float" office:value="10000">
            <text:p>10000</text:p>
          </table:table-cell>
          <table:table-cell table:formula="of:=IF(AND([.CJ$32]=[.CJ30];NOT([.CJ$32]=10000));[.$A7];10000)" office:value-type="float" office:value="10000">
            <text:p>10000</text:p>
          </table:table-cell>
          <table:table-cell table:formula="of:=IF(AND([.CK$32]=[.CK30];NOT([.CK$32]=10000));[.$A7];10000)" office:value-type="float" office:value="10000">
            <text:p>10000</text:p>
          </table:table-cell>
          <table:table-cell table:formula="of:=IF(AND([.CL$32]=[.CL30];NOT([.CL$32]=10000));[.$A7];10000)" office:value-type="float" office:value="10000">
            <text:p>10000</text:p>
          </table:table-cell>
          <table:table-cell table:formula="of:=IF(AND([.CM$32]=[.CM30];NOT([.CM$32]=10000));[.$A7];10000)" office:value-type="float" office:value="10000">
            <text:p>10000</text:p>
          </table:table-cell>
          <table:table-cell table:formula="of:=IF(AND([.CN$32]=[.CN30];NOT([.CN$32]=10000));[.$A7];10000)" office:value-type="float" office:value="10000">
            <text:p>10000</text:p>
          </table:table-cell>
          <table:table-cell table:formula="of:=IF(AND([.CO$32]=[.CO30];NOT([.CO$32]=10000));[.$A7];10000)" office:value-type="float" office:value="10000">
            <text:p>10000</text:p>
          </table:table-cell>
          <table:table-cell table:formula="of:=IF(AND([.CP$32]=[.CP30];NOT([.CP$32]=10000));[.$A7];10000)" office:value-type="float" office:value="10000">
            <text:p>10000</text:p>
          </table:table-cell>
          <table:table-cell table:formula="of:=IF(AND([.CQ$32]=[.CQ30];NOT([.CQ$32]=10000));[.$A7];10000)" office:value-type="float" office:value="10000">
            <text:p>10000</text:p>
          </table:table-cell>
          <table:table-cell table:formula="of:=IF(AND([.CR$32]=[.CR30];NOT([.CR$32]=10000));[.$A7];10000)" office:value-type="float" office:value="10000">
            <text:p>10000</text:p>
          </table:table-cell>
          <table:table-cell table:formula="of:=IF(AND([.CS$32]=[.CS30];NOT([.CS$32]=10000));[.$A7];10000)" office:value-type="float" office:value="10000">
            <text:p>10000</text:p>
          </table:table-cell>
          <table:table-cell table:formula="of:=IF(AND([.CT$32]=[.CT30];NOT([.CT$32]=10000));[.$A7];10000)" office:value-type="float" office:value="10000">
            <text:p>10000</text:p>
          </table:table-cell>
          <table:table-cell table:formula="of:=IF(AND([.CU$32]=[.CU30];NOT([.CU$32]=10000));[.$A7];10000)" office:value-type="float" office:value="10000">
            <text:p>10000</text:p>
          </table:table-cell>
          <table:table-cell table:formula="of:=IF(AND([.CV$32]=[.CV30];NOT([.CV$32]=10000));[.$A7];10000)" office:value-type="float" office:value="10000">
            <text:p>10000</text:p>
          </table:table-cell>
          <table:table-cell table:formula="of:=IF(AND([.CW$32]=[.CW30];NOT([.CW$32]=10000));[.$A7];10000)" office:value-type="float" office:value="10000">
            <text:p>10000</text:p>
          </table:table-cell>
          <table:table-cell table:formula="of:=IF(AND([.CX$32]=[.CX30];NOT([.CX$32]=10000));[.$A7];10000)" office:value-type="float" office:value="10000">
            <text:p>10000</text:p>
          </table:table-cell>
          <table:table-cell table:formula="of:=IF(AND([.CY$32]=[.CY30];NOT([.CY$32]=10000));[.$A7];10000)" office:value-type="float" office:value="10000">
            <text:p>10000</text:p>
          </table:table-cell>
          <table:table-cell table:formula="of:=IF(AND([.CZ$32]=[.CZ30];NOT([.CZ$32]=10000));[.$A7];10000)" office:value-type="float" office:value="10000">
            <text:p>10000</text:p>
          </table:table-cell>
          <table:table-cell table:formula="of:=IF(AND([.DA$32]=[.DA30];NOT([.DA$32]=10000));[.$A7];10000)" office:value-type="float" office:value="10000">
            <text:p>10000</text:p>
          </table:table-cell>
          <table:table-cell table:formula="of:=IF(AND([.DB$32]=[.DB30];NOT([.DB$32]=10000));[.$A7];10000)" office:value-type="float" office:value="10000">
            <text:p>10000</text:p>
          </table:table-cell>
          <table:table-cell table:formula="of:=IF(AND([.DC$32]=[.DC30];NOT([.DC$32]=10000));[.$A7];10000)" office:value-type="float" office:value="10000">
            <text:p>10000</text:p>
          </table:table-cell>
          <table:table-cell table:formula="of:=IF(AND([.DD$32]=[.DD30];NOT([.DD$32]=10000));[.$A7];10000)" office:value-type="float" office:value="10000">
            <text:p>10000</text:p>
          </table:table-cell>
          <table:table-cell table:formula="of:=IF(AND([.DE$32]=[.DE30];NOT([.DE$32]=10000));[.$A7];10000)" office:value-type="float" office:value="10000">
            <text:p>10000</text:p>
          </table:table-cell>
          <table:table-cell table:formula="of:=IF(AND([.DF$32]=[.DF30];NOT([.DF$32]=10000));[.$A7];10000)" office:value-type="float" office:value="10000">
            <text:p>10000</text:p>
          </table:table-cell>
          <table:table-cell table:formula="of:=IF(AND([.DG$32]=[.DG30];NOT([.DG$32]=10000));[.$A7];10000)" office:value-type="float" office:value="10000">
            <text:p>10000</text:p>
          </table:table-cell>
          <table:table-cell table:formula="of:=IF(AND([.DH$32]=[.DH30];NOT([.DH$32]=10000));[.$A7];10000)" office:value-type="float" office:value="10000">
            <text:p>10000</text:p>
          </table:table-cell>
          <table:table-cell table:formula="of:=IF(AND([.DI$32]=[.DI30];NOT([.DI$32]=10000));[.$A7];10000)" office:value-type="float" office:value="10000">
            <text:p>10000</text:p>
          </table:table-cell>
          <table:table-cell table:formula="of:=IF(AND([.DJ$32]=[.DJ30];NOT([.DJ$32]=10000));[.$A7];10000)" office:value-type="float" office:value="10000">
            <text:p>10000</text:p>
          </table:table-cell>
          <table:table-cell table:formula="of:=IF(AND([.DK$32]=[.DK30];NOT([.DK$32]=10000));[.$A7];10000)" office:value-type="float" office:value="10000">
            <text:p>10000</text:p>
          </table:table-cell>
          <table:table-cell table:formula="of:=IF(AND([.DL$32]=[.DL30];NOT([.DL$32]=10000));[.$A7];10000)" office:value-type="float" office:value="10000">
            <text:p>10000</text:p>
          </table:table-cell>
          <table:table-cell table:formula="of:=IF(AND([.DM$32]=[.DM30];NOT([.DM$32]=10000));[.$A7];10000)" office:value-type="float" office:value="10000">
            <text:p>10000</text:p>
          </table:table-cell>
          <table:table-cell table:formula="of:=IF(AND([.DN$32]=[.DN30];NOT([.DN$32]=10000));[.$A7];10000)" office:value-type="float" office:value="10000">
            <text:p>10000</text:p>
          </table:table-cell>
          <table:table-cell table:formula="of:=IF(AND([.DO$32]=[.DO30];NOT([.DO$32]=10000));[.$A7];10000)" office:value-type="float" office:value="10000">
            <text:p>10000</text:p>
          </table:table-cell>
          <table:table-cell table:formula="of:=IF(AND([.DP$32]=[.DP30];NOT([.DP$32]=10000));[.$A7];10000)" office:value-type="float" office:value="10000">
            <text:p>10000</text:p>
          </table:table-cell>
          <table:table-cell table:formula="of:=IF(AND([.DQ$32]=[.DQ30];NOT([.DQ$32]=10000));[.$A7];10000)" office:value-type="float" office:value="10000">
            <text:p>10000</text:p>
          </table:table-cell>
          <table:table-cell table:formula="of:=IF(AND([.DR$32]=[.DR30];NOT([.DR$32]=10000));[.$A7];10000)" office:value-type="float" office:value="10000">
            <text:p>10000</text:p>
          </table:table-cell>
          <table:table-cell table:formula="of:=IF(AND([.DS$32]=[.DS30];NOT([.DS$32]=10000));[.$A7];10000)" office:value-type="float" office:value="10000">
            <text:p>10000</text:p>
          </table:table-cell>
          <table:table-cell table:formula="of:=IF(AND([.DT$32]=[.DT30];NOT([.DT$32]=10000));[.$A7];10000)" office:value-type="float" office:value="10000">
            <text:p>10000</text:p>
          </table:table-cell>
          <table:table-cell table:formula="of:=IF(AND([.DU$32]=[.DU30];NOT([.DU$32]=10000));[.$A7];10000)" office:value-type="float" office:value="10000">
            <text:p>10000</text:p>
          </table:table-cell>
          <table:table-cell table:formula="of:=IF(AND([.DV$32]=[.DV30];NOT([.DV$32]=10000));[.$A7];10000)" office:value-type="float" office:value="10000">
            <text:p>10000</text:p>
          </table:table-cell>
          <table:table-cell table:formula="of:=IF(AND([.DW$32]=[.DW30];NOT([.DW$32]=10000));[.$A7];10000)" office:value-type="float" office:value="10000">
            <text:p>10000</text:p>
          </table:table-cell>
          <table:table-cell table:formula="of:=IF(AND([.DX$32]=[.DX30];NOT([.DX$32]=10000));[.$A7];10000)" office:value-type="float" office:value="10000">
            <text:p>10000</text:p>
          </table:table-cell>
          <table:table-cell table:formula="of:=IF(AND([.DY$32]=[.DY30];NOT([.DY$32]=10000));[.$A7];10000)" office:value-type="float" office:value="10000">
            <text:p>10000</text:p>
          </table:table-cell>
          <table:table-cell table:formula="of:=IF(AND([.DZ$32]=[.DZ30];NOT([.DZ$32]=10000));[.$A7];10000)" office:value-type="float" office:value="10000">
            <text:p>10000</text:p>
          </table:table-cell>
          <table:table-cell table:formula="of:=IF(AND([.EA$32]=[.EA30];NOT([.EA$32]=10000));[.$A7];10000)" office:value-type="float" office:value="10000">
            <text:p>10000</text:p>
          </table:table-cell>
          <table:table-cell table:formula="of:=IF(AND([.EB$32]=[.EB30];NOT([.EB$32]=10000));[.$A7];10000)" office:value-type="float" office:value="10000">
            <text:p>10000</text:p>
          </table:table-cell>
        </table:table-row>
        <table:table-row table:style-name="ro1" table:visibility="collapse">
          <table:table-cell table:number-columns-repeated="132"/>
        </table:table-row>
        <table:table-row table:style-name="ro1" table:visibility="collapse">
          <table:table-cell table:number-columns-repeated="9"/>
          <table:table-cell table:formula="of:=IF([.J$34]=[.$A4];[.J22]-1;[.J22])" office:value-type="float" office:value="0">
            <text:p>0</text:p>
          </table:table-cell>
          <table:table-cell table:formula="of:=IF([.K$34]=[.$A4];[.K22]-1;[.K22])" office:value-type="float" office:value="0">
            <text:p>0</text:p>
          </table:table-cell>
          <table:table-cell table:formula="of:=IF([.L$34]=[.$A4];[.L22]-1;[.L22])" office:value-type="float" office:value="0">
            <text:p>0</text:p>
          </table:table-cell>
          <table:table-cell table:formula="of:=IF([.M$34]=[.$A4];[.M22]-1;[.M22])" office:value-type="float" office:value="0">
            <text:p>0</text:p>
          </table:table-cell>
          <table:table-cell table:formula="of:=IF([.N$34]=[.$A4];[.N22]-1;[.N22])" office:value-type="float" office:value="0">
            <text:p>0</text:p>
          </table:table-cell>
          <table:table-cell table:formula="of:=IF([.O$34]=[.$A4];[.O22]-1;[.O22])" office:value-type="float" office:value="0">
            <text:p>0</text:p>
          </table:table-cell>
          <table:table-cell table:formula="of:=IF([.P$34]=[.$A4];[.P22]-1;[.P22])" office:value-type="float" office:value="0">
            <text:p>0</text:p>
          </table:table-cell>
          <table:table-cell table:formula="of:=IF([.Q$34]=[.$A4];[.Q22]-1;[.Q22])" office:value-type="float" office:value="0">
            <text:p>0</text:p>
          </table:table-cell>
          <table:table-cell table:formula="of:=IF([.R$34]=[.$A4];[.R22]-1;[.R22])" office:value-type="float" office:value="0">
            <text:p>0</text:p>
          </table:table-cell>
          <table:table-cell table:formula="of:=IF([.S$34]=[.$A4];[.S22]-1;[.S22])" office:value-type="float" office:value="0">
            <text:p>0</text:p>
          </table:table-cell>
          <table:table-cell table:formula="of:=IF([.T$34]=[.$A4];[.T22]-1;[.T22])" office:value-type="float" office:value="0">
            <text:p>0</text:p>
          </table:table-cell>
          <table:table-cell table:formula="of:=IF([.U$34]=[.$A4];[.U22]-1;[.U22])" office:value-type="float" office:value="0">
            <text:p>0</text:p>
          </table:table-cell>
          <table:table-cell table:formula="of:=IF([.V$34]=[.$A4];[.V22]-1;[.V22])" office:value-type="float" office:value="0">
            <text:p>0</text:p>
          </table:table-cell>
          <table:table-cell table:formula="of:=IF([.W$34]=[.$A4];[.W22]-1;[.W22])" office:value-type="float" office:value="0">
            <text:p>0</text:p>
          </table:table-cell>
          <table:table-cell table:formula="of:=IF([.X$34]=[.$A4];[.X22]-1;[.X22])" office:value-type="float" office:value="0">
            <text:p>0</text:p>
          </table:table-cell>
          <table:table-cell table:formula="of:=IF([.Y$34]=[.$A4];[.Y22]-1;[.Y22])" office:value-type="float" office:value="0">
            <text:p>0</text:p>
          </table:table-cell>
          <table:table-cell table:formula="of:=IF([.Z$34]=[.$A4];[.Z22]-1;[.Z22])" office:value-type="float" office:value="0">
            <text:p>0</text:p>
          </table:table-cell>
          <table:table-cell table:formula="of:=IF([.AA$34]=[.$A4];[.AA22]-1;[.AA22])" office:value-type="float" office:value="0">
            <text:p>0</text:p>
          </table:table-cell>
          <table:table-cell table:formula="of:=IF([.AB$34]=[.$A4];[.AB22]-1;[.AB22])" office:value-type="float" office:value="0">
            <text:p>0</text:p>
          </table:table-cell>
          <table:table-cell table:formula="of:=IF([.AC$34]=[.$A4];[.AC22]-1;[.AC22])" office:value-type="float" office:value="0">
            <text:p>0</text:p>
          </table:table-cell>
          <table:table-cell table:formula="of:=IF([.AD$34]=[.$A4];[.AD22]-1;[.AD22])" office:value-type="float" office:value="0">
            <text:p>0</text:p>
          </table:table-cell>
          <table:table-cell table:formula="of:=IF([.AE$34]=[.$A4];[.AE22]-1;[.AE22])" office:value-type="float" office:value="0">
            <text:p>0</text:p>
          </table:table-cell>
          <table:table-cell table:formula="of:=IF([.AF$34]=[.$A4];[.AF22]-1;[.AF22])" office:value-type="float" office:value="0">
            <text:p>0</text:p>
          </table:table-cell>
          <table:table-cell table:formula="of:=IF([.AG$34]=[.$A4];[.AG22]-1;[.AG22])" office:value-type="float" office:value="0">
            <text:p>0</text:p>
          </table:table-cell>
          <table:table-cell table:formula="of:=IF([.AH$34]=[.$A4];[.AH22]-1;[.AH22])" office:value-type="float" office:value="0">
            <text:p>0</text:p>
          </table:table-cell>
          <table:table-cell table:formula="of:=IF([.AI$34]=[.$A4];[.AI22]-1;[.AI22])" office:value-type="float" office:value="0">
            <text:p>0</text:p>
          </table:table-cell>
          <table:table-cell table:formula="of:=IF([.AJ$34]=[.$A4];[.AJ22]-1;[.AJ22])" office:value-type="float" office:value="0">
            <text:p>0</text:p>
          </table:table-cell>
          <table:table-cell table:formula="of:=IF([.AK$34]=[.$A4];[.AK22]-1;[.AK22])" office:value-type="float" office:value="0">
            <text:p>0</text:p>
          </table:table-cell>
          <table:table-cell table:formula="of:=IF([.AL$34]=[.$A4];[.AL22]-1;[.AL22])" office:value-type="float" office:value="0">
            <text:p>0</text:p>
          </table:table-cell>
          <table:table-cell table:formula="of:=IF([.AM$34]=[.$A4];[.AM22]-1;[.AM22])" office:value-type="float" office:value="0">
            <text:p>0</text:p>
          </table:table-cell>
          <table:table-cell table:formula="of:=IF([.AN$34]=[.$A4];[.AN22]-1;[.AN22])" office:value-type="float" office:value="0">
            <text:p>0</text:p>
          </table:table-cell>
          <table:table-cell table:formula="of:=IF([.AO$34]=[.$A4];[.AO22]-1;[.AO22])" office:value-type="float" office:value="0">
            <text:p>0</text:p>
          </table:table-cell>
          <table:table-cell table:formula="of:=IF([.AP$34]=[.$A4];[.AP22]-1;[.AP22])" office:value-type="float" office:value="0">
            <text:p>0</text:p>
          </table:table-cell>
          <table:table-cell table:formula="of:=IF([.AQ$34]=[.$A4];[.AQ22]-1;[.AQ22])" office:value-type="float" office:value="0">
            <text:p>0</text:p>
          </table:table-cell>
          <table:table-cell table:formula="of:=IF([.AR$34]=[.$A4];[.AR22]-1;[.AR22])" office:value-type="float" office:value="0">
            <text:p>0</text:p>
          </table:table-cell>
          <table:table-cell table:formula="of:=IF([.AS$34]=[.$A4];[.AS22]-1;[.AS22])" office:value-type="float" office:value="0">
            <text:p>0</text:p>
          </table:table-cell>
          <table:table-cell table:formula="of:=IF([.AT$34]=[.$A4];[.AT22]-1;[.AT22])" office:value-type="float" office:value="0">
            <text:p>0</text:p>
          </table:table-cell>
          <table:table-cell table:formula="of:=IF([.AU$34]=[.$A4];[.AU22]-1;[.AU22])" office:value-type="float" office:value="0">
            <text:p>0</text:p>
          </table:table-cell>
          <table:table-cell table:formula="of:=IF([.AV$34]=[.$A4];[.AV22]-1;[.AV22])" office:value-type="float" office:value="0">
            <text:p>0</text:p>
          </table:table-cell>
          <table:table-cell table:formula="of:=IF([.AW$34]=[.$A4];[.AW22]-1;[.AW22])" office:value-type="float" office:value="0">
            <text:p>0</text:p>
          </table:table-cell>
          <table:table-cell table:formula="of:=IF([.AX$34]=[.$A4];[.AX22]-1;[.AX22])" office:value-type="float" office:value="0">
            <text:p>0</text:p>
          </table:table-cell>
          <table:table-cell table:formula="of:=IF([.AY$34]=[.$A4];[.AY22]-1;[.AY22])" office:value-type="float" office:value="0">
            <text:p>0</text:p>
          </table:table-cell>
          <table:table-cell table:formula="of:=IF([.AZ$34]=[.$A4];[.AZ22]-1;[.AZ22])" office:value-type="float" office:value="0">
            <text:p>0</text:p>
          </table:table-cell>
          <table:table-cell table:formula="of:=IF([.BA$34]=[.$A4];[.BA22]-1;[.BA22])" office:value-type="float" office:value="0">
            <text:p>0</text:p>
          </table:table-cell>
          <table:table-cell table:formula="of:=IF([.BB$34]=[.$A4];[.BB22]-1;[.BB22])" office:value-type="float" office:value="0">
            <text:p>0</text:p>
          </table:table-cell>
          <table:table-cell table:formula="of:=IF([.BC$34]=[.$A4];[.BC22]-1;[.BC22])" office:value-type="float" office:value="0">
            <text:p>0</text:p>
          </table:table-cell>
          <table:table-cell table:formula="of:=IF([.BD$34]=[.$A4];[.BD22]-1;[.BD22])" office:value-type="float" office:value="0">
            <text:p>0</text:p>
          </table:table-cell>
          <table:table-cell table:formula="of:=IF([.BE$34]=[.$A4];[.BE22]-1;[.BE22])" office:value-type="float" office:value="0">
            <text:p>0</text:p>
          </table:table-cell>
          <table:table-cell table:formula="of:=IF([.BF$34]=[.$A4];[.BF22]-1;[.BF22])" office:value-type="float" office:value="0">
            <text:p>0</text:p>
          </table:table-cell>
          <table:table-cell table:formula="of:=IF([.BG$34]=[.$A4];[.BG22]-1;[.BG22])" office:value-type="float" office:value="0">
            <text:p>0</text:p>
          </table:table-cell>
          <table:table-cell table:formula="of:=IF([.BH$34]=[.$A4];[.BH22]-1;[.BH22])" office:value-type="float" office:value="0">
            <text:p>0</text:p>
          </table:table-cell>
          <table:table-cell table:formula="of:=IF([.BI$34]=[.$A4];[.BI22]-1;[.BI22])" office:value-type="float" office:value="0">
            <text:p>0</text:p>
          </table:table-cell>
          <table:table-cell table:formula="of:=IF([.BJ$34]=[.$A4];[.BJ22]-1;[.BJ22])" office:value-type="float" office:value="0">
            <text:p>0</text:p>
          </table:table-cell>
          <table:table-cell table:formula="of:=IF([.BK$34]=[.$A4];[.BK22]-1;[.BK22])" office:value-type="float" office:value="0">
            <text:p>0</text:p>
          </table:table-cell>
          <table:table-cell table:formula="of:=IF([.BL$34]=[.$A4];[.BL22]-1;[.BL22])" office:value-type="float" office:value="0">
            <text:p>0</text:p>
          </table:table-cell>
          <table:table-cell table:formula="of:=IF([.BM$34]=[.$A4];[.BM22]-1;[.BM22])" office:value-type="float" office:value="0">
            <text:p>0</text:p>
          </table:table-cell>
          <table:table-cell table:formula="of:=IF([.BN$34]=[.$A4];[.BN22]-1;[.BN22])" office:value-type="float" office:value="0">
            <text:p>0</text:p>
          </table:table-cell>
          <table:table-cell table:formula="of:=IF([.BO$34]=[.$A4];[.BO22]-1;[.BO22])" office:value-type="float" office:value="0">
            <text:p>0</text:p>
          </table:table-cell>
          <table:table-cell table:formula="of:=IF([.BP$34]=[.$A4];[.BP22]-1;[.BP22])" office:value-type="float" office:value="0">
            <text:p>0</text:p>
          </table:table-cell>
          <table:table-cell table:formula="of:=IF([.BQ$34]=[.$A4];[.BQ22]-1;[.BQ22])" office:value-type="float" office:value="0">
            <text:p>0</text:p>
          </table:table-cell>
          <table:table-cell table:formula="of:=IF([.BR$34]=[.$A4];[.BR22]-1;[.BR22])" office:value-type="float" office:value="0">
            <text:p>0</text:p>
          </table:table-cell>
          <table:table-cell table:formula="of:=IF([.BS$34]=[.$A4];[.BS22]-1;[.BS22])" office:value-type="float" office:value="0">
            <text:p>0</text:p>
          </table:table-cell>
          <table:table-cell table:formula="of:=IF([.BT$34]=[.$A4];[.BT22]-1;[.BT22])" office:value-type="float" office:value="0">
            <text:p>0</text:p>
          </table:table-cell>
          <table:table-cell table:formula="of:=IF([.BU$34]=[.$A4];[.BU22]-1;[.BU22])" office:value-type="float" office:value="0">
            <text:p>0</text:p>
          </table:table-cell>
          <table:table-cell table:formula="of:=IF([.BV$34]=[.$A4];[.BV22]-1;[.BV22])" office:value-type="float" office:value="0">
            <text:p>0</text:p>
          </table:table-cell>
          <table:table-cell table:formula="of:=IF([.BW$34]=[.$A4];[.BW22]-1;[.BW22])" office:value-type="float" office:value="0">
            <text:p>0</text:p>
          </table:table-cell>
          <table:table-cell table:formula="of:=IF([.BX$34]=[.$A4];[.BX22]-1;[.BX22])" office:value-type="float" office:value="0">
            <text:p>0</text:p>
          </table:table-cell>
          <table:table-cell table:formula="of:=IF([.BY$34]=[.$A4];[.BY22]-1;[.BY22])" office:value-type="float" office:value="0">
            <text:p>0</text:p>
          </table:table-cell>
          <table:table-cell table:formula="of:=IF([.BZ$34]=[.$A4];[.BZ22]-1;[.BZ22])" office:value-type="float" office:value="0">
            <text:p>0</text:p>
          </table:table-cell>
          <table:table-cell table:formula="of:=IF([.CA$34]=[.$A4];[.CA22]-1;[.CA22])" office:value-type="float" office:value="0">
            <text:p>0</text:p>
          </table:table-cell>
          <table:table-cell table:formula="of:=IF([.CB$34]=[.$A4];[.CB22]-1;[.CB22])" office:value-type="float" office:value="0">
            <text:p>0</text:p>
          </table:table-cell>
          <table:table-cell table:formula="of:=IF([.CC$34]=[.$A4];[.CC22]-1;[.CC22])" office:value-type="float" office:value="0">
            <text:p>0</text:p>
          </table:table-cell>
          <table:table-cell table:formula="of:=IF([.CD$34]=[.$A4];[.CD22]-1;[.CD22])" office:value-type="float" office:value="0">
            <text:p>0</text:p>
          </table:table-cell>
          <table:table-cell table:formula="of:=IF([.CE$34]=[.$A4];[.CE22]-1;[.CE22])" office:value-type="float" office:value="0">
            <text:p>0</text:p>
          </table:table-cell>
          <table:table-cell table:formula="of:=IF([.CF$34]=[.$A4];[.CF22]-1;[.CF22])" office:value-type="float" office:value="0">
            <text:p>0</text:p>
          </table:table-cell>
          <table:table-cell table:formula="of:=IF([.CG$34]=[.$A4];[.CG22]-1;[.CG22])" office:value-type="float" office:value="0">
            <text:p>0</text:p>
          </table:table-cell>
          <table:table-cell table:formula="of:=IF([.CH$34]=[.$A4];[.CH22]-1;[.CH22])" office:value-type="float" office:value="0">
            <text:p>0</text:p>
          </table:table-cell>
          <table:table-cell table:formula="of:=IF([.CI$34]=[.$A4];[.CI22]-1;[.CI22])" office:value-type="float" office:value="0">
            <text:p>0</text:p>
          </table:table-cell>
          <table:table-cell table:formula="of:=IF([.CJ$34]=[.$A4];[.CJ22]-1;[.CJ22])" office:value-type="float" office:value="0">
            <text:p>0</text:p>
          </table:table-cell>
          <table:table-cell table:formula="of:=IF([.CK$34]=[.$A4];[.CK22]-1;[.CK22])" office:value-type="float" office:value="0">
            <text:p>0</text:p>
          </table:table-cell>
          <table:table-cell table:formula="of:=IF([.CL$34]=[.$A4];[.CL22]-1;[.CL22])" office:value-type="float" office:value="0">
            <text:p>0</text:p>
          </table:table-cell>
          <table:table-cell table:formula="of:=IF([.CM$34]=[.$A4];[.CM22]-1;[.CM22])" office:value-type="float" office:value="0">
            <text:p>0</text:p>
          </table:table-cell>
          <table:table-cell table:formula="of:=IF([.CN$34]=[.$A4];[.CN22]-1;[.CN22])" office:value-type="float" office:value="0">
            <text:p>0</text:p>
          </table:table-cell>
          <table:table-cell table:formula="of:=IF([.CO$34]=[.$A4];[.CO22]-1;[.CO22])" office:value-type="float" office:value="0">
            <text:p>0</text:p>
          </table:table-cell>
          <table:table-cell table:formula="of:=IF([.CP$34]=[.$A4];[.CP22]-1;[.CP22])" office:value-type="float" office:value="0">
            <text:p>0</text:p>
          </table:table-cell>
          <table:table-cell table:formula="of:=IF([.CQ$34]=[.$A4];[.CQ22]-1;[.CQ22])" office:value-type="float" office:value="0">
            <text:p>0</text:p>
          </table:table-cell>
          <table:table-cell table:formula="of:=IF([.CR$34]=[.$A4];[.CR22]-1;[.CR22])" office:value-type="float" office:value="0">
            <text:p>0</text:p>
          </table:table-cell>
          <table:table-cell table:formula="of:=IF([.CS$34]=[.$A4];[.CS22]-1;[.CS22])" office:value-type="float" office:value="0">
            <text:p>0</text:p>
          </table:table-cell>
          <table:table-cell table:formula="of:=IF([.CT$34]=[.$A4];[.CT22]-1;[.CT22])" office:value-type="float" office:value="0">
            <text:p>0</text:p>
          </table:table-cell>
          <table:table-cell table:formula="of:=IF([.CU$34]=[.$A4];[.CU22]-1;[.CU22])" office:value-type="float" office:value="0">
            <text:p>0</text:p>
          </table:table-cell>
          <table:table-cell table:formula="of:=IF([.CV$34]=[.$A4];[.CV22]-1;[.CV22])" office:value-type="float" office:value="0">
            <text:p>0</text:p>
          </table:table-cell>
          <table:table-cell table:formula="of:=IF([.CW$34]=[.$A4];[.CW22]-1;[.CW22])" office:value-type="float" office:value="0">
            <text:p>0</text:p>
          </table:table-cell>
          <table:table-cell table:formula="of:=IF([.CX$34]=[.$A4];[.CX22]-1;[.CX22])" office:value-type="float" office:value="0">
            <text:p>0</text:p>
          </table:table-cell>
          <table:table-cell table:formula="of:=IF([.CY$34]=[.$A4];[.CY22]-1;[.CY22])" office:value-type="float" office:value="0">
            <text:p>0</text:p>
          </table:table-cell>
          <table:table-cell table:formula="of:=IF([.CZ$34]=[.$A4];[.CZ22]-1;[.CZ22])" office:value-type="float" office:value="0">
            <text:p>0</text:p>
          </table:table-cell>
          <table:table-cell table:formula="of:=IF([.DA$34]=[.$A4];[.DA22]-1;[.DA22])" office:value-type="float" office:value="0">
            <text:p>0</text:p>
          </table:table-cell>
          <table:table-cell table:formula="of:=IF([.DB$34]=[.$A4];[.DB22]-1;[.DB22])" office:value-type="float" office:value="0">
            <text:p>0</text:p>
          </table:table-cell>
          <table:table-cell table:formula="of:=IF([.DC$34]=[.$A4];[.DC22]-1;[.DC22])" office:value-type="float" office:value="0">
            <text:p>0</text:p>
          </table:table-cell>
          <table:table-cell table:formula="of:=IF([.DD$34]=[.$A4];[.DD22]-1;[.DD22])" office:value-type="float" office:value="0">
            <text:p>0</text:p>
          </table:table-cell>
          <table:table-cell table:formula="of:=IF([.DE$34]=[.$A4];[.DE22]-1;[.DE22])" office:value-type="float" office:value="0">
            <text:p>0</text:p>
          </table:table-cell>
          <table:table-cell table:formula="of:=IF([.DF$34]=[.$A4];[.DF22]-1;[.DF22])" office:value-type="float" office:value="0">
            <text:p>0</text:p>
          </table:table-cell>
          <table:table-cell table:formula="of:=IF([.DG$34]=[.$A4];[.DG22]-1;[.DG22])" office:value-type="float" office:value="0">
            <text:p>0</text:p>
          </table:table-cell>
          <table:table-cell table:formula="of:=IF([.DH$34]=[.$A4];[.DH22]-1;[.DH22])" office:value-type="float" office:value="0">
            <text:p>0</text:p>
          </table:table-cell>
          <table:table-cell table:formula="of:=IF([.DI$34]=[.$A4];[.DI22]-1;[.DI22])" office:value-type="float" office:value="0">
            <text:p>0</text:p>
          </table:table-cell>
          <table:table-cell table:formula="of:=IF([.DJ$34]=[.$A4];[.DJ22]-1;[.DJ22])" office:value-type="float" office:value="0">
            <text:p>0</text:p>
          </table:table-cell>
          <table:table-cell table:formula="of:=IF([.DK$34]=[.$A4];[.DK22]-1;[.DK22])" office:value-type="float" office:value="0">
            <text:p>0</text:p>
          </table:table-cell>
          <table:table-cell table:formula="of:=IF([.DL$34]=[.$A4];[.DL22]-1;[.DL22])" office:value-type="float" office:value="0">
            <text:p>0</text:p>
          </table:table-cell>
          <table:table-cell table:formula="of:=IF([.DM$34]=[.$A4];[.DM22]-1;[.DM22])" office:value-type="float" office:value="0">
            <text:p>0</text:p>
          </table:table-cell>
          <table:table-cell table:formula="of:=IF([.DN$34]=[.$A4];[.DN22]-1;[.DN22])" office:value-type="float" office:value="0">
            <text:p>0</text:p>
          </table:table-cell>
          <table:table-cell table:formula="of:=IF([.DO$34]=[.$A4];[.DO22]-1;[.DO22])" office:value-type="float" office:value="0">
            <text:p>0</text:p>
          </table:table-cell>
          <table:table-cell table:formula="of:=IF([.DP$34]=[.$A4];[.DP22]-1;[.DP22])" office:value-type="float" office:value="0">
            <text:p>0</text:p>
          </table:table-cell>
          <table:table-cell table:formula="of:=IF([.DQ$34]=[.$A4];[.DQ22]-1;[.DQ22])" office:value-type="float" office:value="0">
            <text:p>0</text:p>
          </table:table-cell>
          <table:table-cell table:formula="of:=IF([.DR$34]=[.$A4];[.DR22]-1;[.DR22])" office:value-type="float" office:value="0">
            <text:p>0</text:p>
          </table:table-cell>
          <table:table-cell table:formula="of:=IF([.DS$34]=[.$A4];[.DS22]-1;[.DS22])" office:value-type="float" office:value="0">
            <text:p>0</text:p>
          </table:table-cell>
          <table:table-cell table:formula="of:=IF([.DT$34]=[.$A4];[.DT22]-1;[.DT22])" office:value-type="float" office:value="0">
            <text:p>0</text:p>
          </table:table-cell>
          <table:table-cell table:formula="of:=IF([.DU$34]=[.$A4];[.DU22]-1;[.DU22])" office:value-type="float" office:value="0">
            <text:p>0</text:p>
          </table:table-cell>
          <table:table-cell table:formula="of:=IF([.DV$34]=[.$A4];[.DV22]-1;[.DV22])" office:value-type="float" office:value="0">
            <text:p>0</text:p>
          </table:table-cell>
          <table:table-cell table:formula="of:=IF([.DW$34]=[.$A4];[.DW22]-1;[.DW22])" office:value-type="float" office:value="0">
            <text:p>0</text:p>
          </table:table-cell>
          <table:table-cell table:formula="of:=IF([.DX$34]=[.$A4];[.DX22]-1;[.DX22])" office:value-type="float" office:value="0">
            <text:p>0</text:p>
          </table:table-cell>
          <table:table-cell table:formula="of:=IF([.DY$34]=[.$A4];[.DY22]-1;[.DY22])" office:value-type="float" office:value="0">
            <text:p>0</text:p>
          </table:table-cell>
          <table:table-cell table:formula="of:=IF([.DZ$34]=[.$A4];[.DZ22]-1;[.DZ22])" office:value-type="float" office:value="0">
            <text:p>0</text:p>
          </table:table-cell>
          <table:table-cell table:formula="of:=IF([.EA$34]=[.$A4];[.EA22]-1;[.EA22])" office:value-type="float" office:value="0">
            <text:p>0</text:p>
          </table:table-cell>
          <table:table-cell table:formula="of:=IF([.EB$34]=[.$A4];[.EB22]-1;[.EB22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Execution Time</text:p>
          </table:table-cell>
          <table:table-cell table:formula="of:=IF([.J$34]=[.$A5];[.J23]-1;[.J23])" office:value-type="float" office:value="3">
            <text:p>3</text:p>
          </table:table-cell>
          <table:table-cell table:formula="of:=IF([.K$34]=[.$A5];[.K23]-1;[.K23])" office:value-type="float" office:value="2">
            <text:p>2</text:p>
          </table:table-cell>
          <table:table-cell table:formula="of:=IF([.L$34]=[.$A5];[.L23]-1;[.L23])" office:value-type="float" office:value="1">
            <text:p>1</text:p>
          </table:table-cell>
          <table:table-cell table:formula="of:=IF([.M$34]=[.$A5];[.M23]-1;[.M23])" office:value-type="float" office:value="1">
            <text:p>1</text:p>
          </table:table-cell>
          <table:table-cell table:formula="of:=IF([.N$34]=[.$A5];[.N23]-1;[.N23])" office:value-type="float" office:value="0">
            <text:p>0</text:p>
          </table:table-cell>
          <table:table-cell table:formula="of:=IF([.O$34]=[.$A5];[.O23]-1;[.O23])" office:value-type="float" office:value="0">
            <text:p>0</text:p>
          </table:table-cell>
          <table:table-cell table:formula="of:=IF([.P$34]=[.$A5];[.P23]-1;[.P23])" office:value-type="float" office:value="0">
            <text:p>0</text:p>
          </table:table-cell>
          <table:table-cell table:formula="of:=IF([.Q$34]=[.$A5];[.Q23]-1;[.Q23])" office:value-type="float" office:value="0">
            <text:p>0</text:p>
          </table:table-cell>
          <table:table-cell table:formula="of:=IF([.R$34]=[.$A5];[.R23]-1;[.R23])" office:value-type="float" office:value="0">
            <text:p>0</text:p>
          </table:table-cell>
          <table:table-cell table:formula="of:=IF([.S$34]=[.$A5];[.S23]-1;[.S23])" office:value-type="float" office:value="3">
            <text:p>3</text:p>
          </table:table-cell>
          <table:table-cell table:formula="of:=IF([.T$34]=[.$A5];[.T23]-1;[.T23])" office:value-type="float" office:value="2">
            <text:p>2</text:p>
          </table:table-cell>
          <table:table-cell table:formula="of:=IF([.U$34]=[.$A5];[.U23]-1;[.U23])" office:value-type="float" office:value="1">
            <text:p>1</text:p>
          </table:table-cell>
          <table:table-cell table:formula="of:=IF([.V$34]=[.$A5];[.V23]-1;[.V23])" office:value-type="float" office:value="1">
            <text:p>1</text:p>
          </table:table-cell>
          <table:table-cell table:formula="of:=IF([.W$34]=[.$A5];[.W23]-1;[.W23])" office:value-type="float" office:value="0">
            <text:p>0</text:p>
          </table:table-cell>
          <table:table-cell table:formula="of:=IF([.X$34]=[.$A5];[.X23]-1;[.X23])" office:value-type="float" office:value="0">
            <text:p>0</text:p>
          </table:table-cell>
          <table:table-cell table:formula="of:=IF([.Y$34]=[.$A5];[.Y23]-1;[.Y23])" office:value-type="float" office:value="0">
            <text:p>0</text:p>
          </table:table-cell>
          <table:table-cell table:formula="of:=IF([.Z$34]=[.$A5];[.Z23]-1;[.Z23])" office:value-type="float" office:value="0">
            <text:p>0</text:p>
          </table:table-cell>
          <table:table-cell table:formula="of:=IF([.AA$34]=[.$A5];[.AA23]-1;[.AA23])" office:value-type="float" office:value="0">
            <text:p>0</text:p>
          </table:table-cell>
          <table:table-cell table:formula="of:=IF([.AB$34]=[.$A5];[.AB23]-1;[.AB23])" office:value-type="float" office:value="3">
            <text:p>3</text:p>
          </table:table-cell>
          <table:table-cell table:formula="of:=IF([.AC$34]=[.$A5];[.AC23]-1;[.AC23])" office:value-type="float" office:value="2">
            <text:p>2</text:p>
          </table:table-cell>
          <table:table-cell table:formula="of:=IF([.AD$34]=[.$A5];[.AD23]-1;[.AD23])" office:value-type="float" office:value="1">
            <text:p>1</text:p>
          </table:table-cell>
          <table:table-cell table:formula="of:=IF([.AE$34]=[.$A5];[.AE23]-1;[.AE23])" office:value-type="float" office:value="1">
            <text:p>1</text:p>
          </table:table-cell>
          <table:table-cell table:formula="of:=IF([.AF$34]=[.$A5];[.AF23]-1;[.AF23])" office:value-type="float" office:value="0">
            <text:p>0</text:p>
          </table:table-cell>
          <table:table-cell table:formula="of:=IF([.AG$34]=[.$A5];[.AG23]-1;[.AG23])" office:value-type="float" office:value="0">
            <text:p>0</text:p>
          </table:table-cell>
          <table:table-cell table:formula="of:=IF([.AH$34]=[.$A5];[.AH23]-1;[.AH23])" office:value-type="float" office:value="0">
            <text:p>0</text:p>
          </table:table-cell>
          <table:table-cell table:formula="of:=IF([.AI$34]=[.$A5];[.AI23]-1;[.AI23])" office:value-type="float" office:value="0">
            <text:p>0</text:p>
          </table:table-cell>
          <table:table-cell table:formula="of:=IF([.AJ$34]=[.$A5];[.AJ23]-1;[.AJ23])" office:value-type="float" office:value="0">
            <text:p>0</text:p>
          </table:table-cell>
          <table:table-cell table:formula="of:=IF([.AK$34]=[.$A5];[.AK23]-1;[.AK23])" office:value-type="float" office:value="3">
            <text:p>3</text:p>
          </table:table-cell>
          <table:table-cell table:formula="of:=IF([.AL$34]=[.$A5];[.AL23]-1;[.AL23])" office:value-type="float" office:value="2">
            <text:p>2</text:p>
          </table:table-cell>
          <table:table-cell table:formula="of:=IF([.AM$34]=[.$A5];[.AM23]-1;[.AM23])" office:value-type="float" office:value="1">
            <text:p>1</text:p>
          </table:table-cell>
          <table:table-cell table:formula="of:=IF([.AN$34]=[.$A5];[.AN23]-1;[.AN23])" office:value-type="float" office:value="1">
            <text:p>1</text:p>
          </table:table-cell>
          <table:table-cell table:formula="of:=IF([.AO$34]=[.$A5];[.AO23]-1;[.AO23])" office:value-type="float" office:value="0">
            <text:p>0</text:p>
          </table:table-cell>
          <table:table-cell table:formula="of:=IF([.AP$34]=[.$A5];[.AP23]-1;[.AP23])" office:value-type="float" office:value="0">
            <text:p>0</text:p>
          </table:table-cell>
          <table:table-cell table:formula="of:=IF([.AQ$34]=[.$A5];[.AQ23]-1;[.AQ23])" office:value-type="float" office:value="0">
            <text:p>0</text:p>
          </table:table-cell>
          <table:table-cell table:formula="of:=IF([.AR$34]=[.$A5];[.AR23]-1;[.AR23])" office:value-type="float" office:value="0">
            <text:p>0</text:p>
          </table:table-cell>
          <table:table-cell table:formula="of:=IF([.AS$34]=[.$A5];[.AS23]-1;[.AS23])" office:value-type="float" office:value="0">
            <text:p>0</text:p>
          </table:table-cell>
          <table:table-cell table:formula="of:=IF([.AT$34]=[.$A5];[.AT23]-1;[.AT23])" office:value-type="float" office:value="3">
            <text:p>3</text:p>
          </table:table-cell>
          <table:table-cell table:formula="of:=IF([.AU$34]=[.$A5];[.AU23]-1;[.AU23])" office:value-type="float" office:value="2">
            <text:p>2</text:p>
          </table:table-cell>
          <table:table-cell table:formula="of:=IF([.AV$34]=[.$A5];[.AV23]-1;[.AV23])" office:value-type="float" office:value="1">
            <text:p>1</text:p>
          </table:table-cell>
          <table:table-cell table:formula="of:=IF([.AW$34]=[.$A5];[.AW23]-1;[.AW23])" office:value-type="float" office:value="1">
            <text:p>1</text:p>
          </table:table-cell>
          <table:table-cell table:formula="of:=IF([.AX$34]=[.$A5];[.AX23]-1;[.AX23])" office:value-type="float" office:value="0">
            <text:p>0</text:p>
          </table:table-cell>
          <table:table-cell table:formula="of:=IF([.AY$34]=[.$A5];[.AY23]-1;[.AY23])" office:value-type="float" office:value="0">
            <text:p>0</text:p>
          </table:table-cell>
          <table:table-cell table:formula="of:=IF([.AZ$34]=[.$A5];[.AZ23]-1;[.AZ23])" office:value-type="float" office:value="0">
            <text:p>0</text:p>
          </table:table-cell>
          <table:table-cell table:formula="of:=IF([.BA$34]=[.$A5];[.BA23]-1;[.BA23])" office:value-type="float" office:value="0">
            <text:p>0</text:p>
          </table:table-cell>
          <table:table-cell table:formula="of:=IF([.BB$34]=[.$A5];[.BB23]-1;[.BB23])" office:value-type="float" office:value="0">
            <text:p>0</text:p>
          </table:table-cell>
          <table:table-cell table:formula="of:=IF([.BC$34]=[.$A5];[.BC23]-1;[.BC23])" office:value-type="float" office:value="3">
            <text:p>3</text:p>
          </table:table-cell>
          <table:table-cell table:formula="of:=IF([.BD$34]=[.$A5];[.BD23]-1;[.BD23])" office:value-type="float" office:value="2">
            <text:p>2</text:p>
          </table:table-cell>
          <table:table-cell table:formula="of:=IF([.BE$34]=[.$A5];[.BE23]-1;[.BE23])" office:value-type="float" office:value="1">
            <text:p>1</text:p>
          </table:table-cell>
          <table:table-cell table:formula="of:=IF([.BF$34]=[.$A5];[.BF23]-1;[.BF23])" office:value-type="float" office:value="1">
            <text:p>1</text:p>
          </table:table-cell>
          <table:table-cell table:formula="of:=IF([.BG$34]=[.$A5];[.BG23]-1;[.BG23])" office:value-type="float" office:value="0">
            <text:p>0</text:p>
          </table:table-cell>
          <table:table-cell table:formula="of:=IF([.BH$34]=[.$A5];[.BH23]-1;[.BH23])" office:value-type="float" office:value="0">
            <text:p>0</text:p>
          </table:table-cell>
          <table:table-cell table:formula="of:=IF([.BI$34]=[.$A5];[.BI23]-1;[.BI23])" office:value-type="float" office:value="0">
            <text:p>0</text:p>
          </table:table-cell>
          <table:table-cell table:formula="of:=IF([.BJ$34]=[.$A5];[.BJ23]-1;[.BJ23])" office:value-type="float" office:value="0">
            <text:p>0</text:p>
          </table:table-cell>
          <table:table-cell table:formula="of:=IF([.BK$34]=[.$A5];[.BK23]-1;[.BK23])" office:value-type="float" office:value="0">
            <text:p>0</text:p>
          </table:table-cell>
          <table:table-cell table:formula="of:=IF([.BL$34]=[.$A5];[.BL23]-1;[.BL23])" office:value-type="float" office:value="3">
            <text:p>3</text:p>
          </table:table-cell>
          <table:table-cell table:formula="of:=IF([.BM$34]=[.$A5];[.BM23]-1;[.BM23])" office:value-type="float" office:value="2">
            <text:p>2</text:p>
          </table:table-cell>
          <table:table-cell table:formula="of:=IF([.BN$34]=[.$A5];[.BN23]-1;[.BN23])" office:value-type="float" office:value="1">
            <text:p>1</text:p>
          </table:table-cell>
          <table:table-cell table:formula="of:=IF([.BO$34]=[.$A5];[.BO23]-1;[.BO23])" office:value-type="float" office:value="1">
            <text:p>1</text:p>
          </table:table-cell>
          <table:table-cell table:formula="of:=IF([.BP$34]=[.$A5];[.BP23]-1;[.BP23])" office:value-type="float" office:value="0">
            <text:p>0</text:p>
          </table:table-cell>
          <table:table-cell table:formula="of:=IF([.BQ$34]=[.$A5];[.BQ23]-1;[.BQ23])" office:value-type="float" office:value="0">
            <text:p>0</text:p>
          </table:table-cell>
          <table:table-cell table:formula="of:=IF([.BR$34]=[.$A5];[.BR23]-1;[.BR23])" office:value-type="float" office:value="0">
            <text:p>0</text:p>
          </table:table-cell>
          <table:table-cell table:formula="of:=IF([.BS$34]=[.$A5];[.BS23]-1;[.BS23])" office:value-type="float" office:value="0">
            <text:p>0</text:p>
          </table:table-cell>
          <table:table-cell table:formula="of:=IF([.BT$34]=[.$A5];[.BT23]-1;[.BT23])" office:value-type="float" office:value="0">
            <text:p>0</text:p>
          </table:table-cell>
          <table:table-cell table:formula="of:=IF([.BU$34]=[.$A5];[.BU23]-1;[.BU23])" office:value-type="float" office:value="3">
            <text:p>3</text:p>
          </table:table-cell>
          <table:table-cell table:formula="of:=IF([.BV$34]=[.$A5];[.BV23]-1;[.BV23])" office:value-type="float" office:value="2">
            <text:p>2</text:p>
          </table:table-cell>
          <table:table-cell table:formula="of:=IF([.BW$34]=[.$A5];[.BW23]-1;[.BW23])" office:value-type="float" office:value="1">
            <text:p>1</text:p>
          </table:table-cell>
          <table:table-cell table:formula="of:=IF([.BX$34]=[.$A5];[.BX23]-1;[.BX23])" office:value-type="float" office:value="1">
            <text:p>1</text:p>
          </table:table-cell>
          <table:table-cell table:formula="of:=IF([.BY$34]=[.$A5];[.BY23]-1;[.BY23])" office:value-type="float" office:value="0">
            <text:p>0</text:p>
          </table:table-cell>
          <table:table-cell table:formula="of:=IF([.BZ$34]=[.$A5];[.BZ23]-1;[.BZ23])" office:value-type="float" office:value="0">
            <text:p>0</text:p>
          </table:table-cell>
          <table:table-cell table:formula="of:=IF([.CA$34]=[.$A5];[.CA23]-1;[.CA23])" office:value-type="float" office:value="0">
            <text:p>0</text:p>
          </table:table-cell>
          <table:table-cell table:formula="of:=IF([.CB$34]=[.$A5];[.CB23]-1;[.CB23])" office:value-type="float" office:value="0">
            <text:p>0</text:p>
          </table:table-cell>
          <table:table-cell table:formula="of:=IF([.CC$34]=[.$A5];[.CC23]-1;[.CC23])" office:value-type="float" office:value="0">
            <text:p>0</text:p>
          </table:table-cell>
          <table:table-cell table:formula="of:=IF([.CD$34]=[.$A5];[.CD23]-1;[.CD23])" office:value-type="float" office:value="3">
            <text:p>3</text:p>
          </table:table-cell>
          <table:table-cell table:formula="of:=IF([.CE$34]=[.$A5];[.CE23]-1;[.CE23])" office:value-type="float" office:value="2">
            <text:p>2</text:p>
          </table:table-cell>
          <table:table-cell table:formula="of:=IF([.CF$34]=[.$A5];[.CF23]-1;[.CF23])" office:value-type="float" office:value="1">
            <text:p>1</text:p>
          </table:table-cell>
          <table:table-cell table:formula="of:=IF([.CG$34]=[.$A5];[.CG23]-1;[.CG23])" office:value-type="float" office:value="1">
            <text:p>1</text:p>
          </table:table-cell>
          <table:table-cell table:formula="of:=IF([.CH$34]=[.$A5];[.CH23]-1;[.CH23])" office:value-type="float" office:value="0">
            <text:p>0</text:p>
          </table:table-cell>
          <table:table-cell table:formula="of:=IF([.CI$34]=[.$A5];[.CI23]-1;[.CI23])" office:value-type="float" office:value="0">
            <text:p>0</text:p>
          </table:table-cell>
          <table:table-cell table:formula="of:=IF([.CJ$34]=[.$A5];[.CJ23]-1;[.CJ23])" office:value-type="float" office:value="0">
            <text:p>0</text:p>
          </table:table-cell>
          <table:table-cell table:formula="of:=IF([.CK$34]=[.$A5];[.CK23]-1;[.CK23])" office:value-type="float" office:value="0">
            <text:p>0</text:p>
          </table:table-cell>
          <table:table-cell table:formula="of:=IF([.CL$34]=[.$A5];[.CL23]-1;[.CL23])" office:value-type="float" office:value="0">
            <text:p>0</text:p>
          </table:table-cell>
          <table:table-cell table:formula="of:=IF([.CM$34]=[.$A5];[.CM23]-1;[.CM23])" office:value-type="float" office:value="3">
            <text:p>3</text:p>
          </table:table-cell>
          <table:table-cell table:formula="of:=IF([.CN$34]=[.$A5];[.CN23]-1;[.CN23])" office:value-type="float" office:value="2">
            <text:p>2</text:p>
          </table:table-cell>
          <table:table-cell table:formula="of:=IF([.CO$34]=[.$A5];[.CO23]-1;[.CO23])" office:value-type="float" office:value="1">
            <text:p>1</text:p>
          </table:table-cell>
          <table:table-cell table:formula="of:=IF([.CP$34]=[.$A5];[.CP23]-1;[.CP23])" office:value-type="float" office:value="1">
            <text:p>1</text:p>
          </table:table-cell>
          <table:table-cell table:formula="of:=IF([.CQ$34]=[.$A5];[.CQ23]-1;[.CQ23])" office:value-type="float" office:value="0">
            <text:p>0</text:p>
          </table:table-cell>
          <table:table-cell table:formula="of:=IF([.CR$34]=[.$A5];[.CR23]-1;[.CR23])" office:value-type="float" office:value="0">
            <text:p>0</text:p>
          </table:table-cell>
          <table:table-cell table:formula="of:=IF([.CS$34]=[.$A5];[.CS23]-1;[.CS23])" office:value-type="float" office:value="0">
            <text:p>0</text:p>
          </table:table-cell>
          <table:table-cell table:formula="of:=IF([.CT$34]=[.$A5];[.CT23]-1;[.CT23])" office:value-type="float" office:value="0">
            <text:p>0</text:p>
          </table:table-cell>
          <table:table-cell table:formula="of:=IF([.CU$34]=[.$A5];[.CU23]-1;[.CU23])" office:value-type="float" office:value="0">
            <text:p>0</text:p>
          </table:table-cell>
          <table:table-cell table:formula="of:=IF([.CV$34]=[.$A5];[.CV23]-1;[.CV23])" office:value-type="float" office:value="3">
            <text:p>3</text:p>
          </table:table-cell>
          <table:table-cell table:formula="of:=IF([.CW$34]=[.$A5];[.CW23]-1;[.CW23])" office:value-type="float" office:value="2">
            <text:p>2</text:p>
          </table:table-cell>
          <table:table-cell table:formula="of:=IF([.CX$34]=[.$A5];[.CX23]-1;[.CX23])" office:value-type="float" office:value="1">
            <text:p>1</text:p>
          </table:table-cell>
          <table:table-cell table:formula="of:=IF([.CY$34]=[.$A5];[.CY23]-1;[.CY23])" office:value-type="float" office:value="1">
            <text:p>1</text:p>
          </table:table-cell>
          <table:table-cell table:formula="of:=IF([.CZ$34]=[.$A5];[.CZ23]-1;[.CZ23])" office:value-type="float" office:value="0">
            <text:p>0</text:p>
          </table:table-cell>
          <table:table-cell table:formula="of:=IF([.DA$34]=[.$A5];[.DA23]-1;[.DA23])" office:value-type="float" office:value="0">
            <text:p>0</text:p>
          </table:table-cell>
          <table:table-cell table:formula="of:=IF([.DB$34]=[.$A5];[.DB23]-1;[.DB23])" office:value-type="float" office:value="0">
            <text:p>0</text:p>
          </table:table-cell>
          <table:table-cell table:formula="of:=IF([.DC$34]=[.$A5];[.DC23]-1;[.DC23])" office:value-type="float" office:value="0">
            <text:p>0</text:p>
          </table:table-cell>
          <table:table-cell table:formula="of:=IF([.DD$34]=[.$A5];[.DD23]-1;[.DD23])" office:value-type="float" office:value="0">
            <text:p>0</text:p>
          </table:table-cell>
          <table:table-cell table:formula="of:=IF([.DE$34]=[.$A5];[.DE23]-1;[.DE23])" office:value-type="float" office:value="3">
            <text:p>3</text:p>
          </table:table-cell>
          <table:table-cell table:formula="of:=IF([.DF$34]=[.$A5];[.DF23]-1;[.DF23])" office:value-type="float" office:value="2">
            <text:p>2</text:p>
          </table:table-cell>
          <table:table-cell table:formula="of:=IF([.DG$34]=[.$A5];[.DG23]-1;[.DG23])" office:value-type="float" office:value="1">
            <text:p>1</text:p>
          </table:table-cell>
          <table:table-cell table:formula="of:=IF([.DH$34]=[.$A5];[.DH23]-1;[.DH23])" office:value-type="float" office:value="1">
            <text:p>1</text:p>
          </table:table-cell>
          <table:table-cell table:formula="of:=IF([.DI$34]=[.$A5];[.DI23]-1;[.DI23])" office:value-type="float" office:value="0">
            <text:p>0</text:p>
          </table:table-cell>
          <table:table-cell table:formula="of:=IF([.DJ$34]=[.$A5];[.DJ23]-1;[.DJ23])" office:value-type="float" office:value="0">
            <text:p>0</text:p>
          </table:table-cell>
          <table:table-cell table:formula="of:=IF([.DK$34]=[.$A5];[.DK23]-1;[.DK23])" office:value-type="float" office:value="0">
            <text:p>0</text:p>
          </table:table-cell>
          <table:table-cell table:formula="of:=IF([.DL$34]=[.$A5];[.DL23]-1;[.DL23])" office:value-type="float" office:value="0">
            <text:p>0</text:p>
          </table:table-cell>
          <table:table-cell table:formula="of:=IF([.DM$34]=[.$A5];[.DM23]-1;[.DM23])" office:value-type="float" office:value="0">
            <text:p>0</text:p>
          </table:table-cell>
          <table:table-cell table:formula="of:=IF([.DN$34]=[.$A5];[.DN23]-1;[.DN23])" office:value-type="float" office:value="3">
            <text:p>3</text:p>
          </table:table-cell>
          <table:table-cell table:formula="of:=IF([.DO$34]=[.$A5];[.DO23]-1;[.DO23])" office:value-type="float" office:value="2">
            <text:p>2</text:p>
          </table:table-cell>
          <table:table-cell table:formula="of:=IF([.DP$34]=[.$A5];[.DP23]-1;[.DP23])" office:value-type="float" office:value="1">
            <text:p>1</text:p>
          </table:table-cell>
          <table:table-cell table:formula="of:=IF([.DQ$34]=[.$A5];[.DQ23]-1;[.DQ23])" office:value-type="float" office:value="1">
            <text:p>1</text:p>
          </table:table-cell>
          <table:table-cell table:formula="of:=IF([.DR$34]=[.$A5];[.DR23]-1;[.DR23])" office:value-type="float" office:value="0">
            <text:p>0</text:p>
          </table:table-cell>
          <table:table-cell table:formula="of:=IF([.DS$34]=[.$A5];[.DS23]-1;[.DS23])" office:value-type="float" office:value="0">
            <text:p>0</text:p>
          </table:table-cell>
          <table:table-cell table:formula="of:=IF([.DT$34]=[.$A5];[.DT23]-1;[.DT23])" office:value-type="float" office:value="0">
            <text:p>0</text:p>
          </table:table-cell>
          <table:table-cell table:formula="of:=IF([.DU$34]=[.$A5];[.DU23]-1;[.DU23])" office:value-type="float" office:value="0">
            <text:p>0</text:p>
          </table:table-cell>
          <table:table-cell table:formula="of:=IF([.DV$34]=[.$A5];[.DV23]-1;[.DV23])" office:value-type="float" office:value="0">
            <text:p>0</text:p>
          </table:table-cell>
          <table:table-cell table:formula="of:=IF([.DW$34]=[.$A5];[.DW23]-1;[.DW23])" office:value-type="float" office:value="3">
            <text:p>3</text:p>
          </table:table-cell>
          <table:table-cell table:formula="of:=IF([.DX$34]=[.$A5];[.DX23]-1;[.DX23])" office:value-type="float" office:value="2">
            <text:p>2</text:p>
          </table:table-cell>
          <table:table-cell table:formula="of:=IF([.DY$34]=[.$A5];[.DY23]-1;[.DY23])" office:value-type="float" office:value="1">
            <text:p>1</text:p>
          </table:table-cell>
          <table:table-cell table:formula="of:=IF([.DZ$34]=[.$A5];[.DZ23]-1;[.DZ23])" office:value-type="float" office:value="1">
            <text:p>1</text:p>
          </table:table-cell>
          <table:table-cell table:formula="of:=IF([.EA$34]=[.$A5];[.EA23]-1;[.EA23])" office:value-type="float" office:value="0">
            <text:p>0</text:p>
          </table:table-cell>
          <table:table-cell table:formula="of:=IF([.EB$34]=[.$A5];[.EB23]-1;[.EB23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at the end of the </text:p>
          </table:table-cell>
          <table:table-cell table:formula="of:=IF([.J$34]=[.$A6];[.J24]-1;[.J24])" office:value-type="float" office:value="2">
            <text:p>2</text:p>
          </table:table-cell>
          <table:table-cell table:formula="of:=IF([.K$34]=[.$A6];[.K24]-1;[.K24])" office:value-type="float" office:value="2">
            <text:p>2</text:p>
          </table:table-cell>
          <table:table-cell table:formula="of:=IF([.L$34]=[.$A6];[.L24]-1;[.L24])" office:value-type="float" office:value="2">
            <text:p>2</text:p>
          </table:table-cell>
          <table:table-cell table:formula="of:=IF([.M$34]=[.$A6];[.M24]-1;[.M24])" office:value-type="float" office:value="2">
            <text:p>2</text:p>
          </table:table-cell>
          <table:table-cell table:formula="of:=IF([.N$34]=[.$A6];[.N24]-1;[.N24])" office:value-type="float" office:value="2">
            <text:p>2</text:p>
          </table:table-cell>
          <table:table-cell table:formula="of:=IF([.O$34]=[.$A6];[.O24]-1;[.O24])" office:value-type="float" office:value="1">
            <text:p>1</text:p>
          </table:table-cell>
          <table:table-cell table:formula="of:=IF([.P$34]=[.$A6];[.P24]-1;[.P24])" office:value-type="float" office:value="1">
            <text:p>1</text:p>
          </table:table-cell>
          <table:table-cell table:formula="of:=IF([.Q$34]=[.$A6];[.Q24]-1;[.Q24])" office:value-type="float" office:value="0">
            <text:p>0</text:p>
          </table:table-cell>
          <table:table-cell table:formula="of:=IF([.R$34]=[.$A6];[.R24]-1;[.R24])" office:value-type="float" office:value="0">
            <text:p>0</text:p>
          </table:table-cell>
          <table:table-cell table:formula="of:=IF([.S$34]=[.$A6];[.S24]-1;[.S24])" office:value-type="float" office:value="0">
            <text:p>0</text:p>
          </table:table-cell>
          <table:table-cell table:formula="of:=IF([.T$34]=[.$A6];[.T24]-1;[.T24])" office:value-type="float" office:value="0">
            <text:p>0</text:p>
          </table:table-cell>
          <table:table-cell table:formula="of:=IF([.U$34]=[.$A6];[.U24]-1;[.U24])" office:value-type="float" office:value="0">
            <text:p>0</text:p>
          </table:table-cell>
          <table:table-cell table:formula="of:=IF([.V$34]=[.$A6];[.V24]-1;[.V24])" office:value-type="float" office:value="0">
            <text:p>0</text:p>
          </table:table-cell>
          <table:table-cell table:formula="of:=IF([.W$34]=[.$A6];[.W24]-1;[.W24])" office:value-type="float" office:value="0">
            <text:p>0</text:p>
          </table:table-cell>
          <table:table-cell table:formula="of:=IF([.X$34]=[.$A6];[.X24]-1;[.X24])" office:value-type="float" office:value="0">
            <text:p>0</text:p>
          </table:table-cell>
          <table:table-cell table:formula="of:=IF([.Y$34]=[.$A6];[.Y24]-1;[.Y24])" office:value-type="float" office:value="0">
            <text:p>0</text:p>
          </table:table-cell>
          <table:table-cell table:formula="of:=IF([.Z$34]=[.$A6];[.Z24]-1;[.Z24])" office:value-type="float" office:value="0">
            <text:p>0</text:p>
          </table:table-cell>
          <table:table-cell table:formula="of:=IF([.AA$34]=[.$A6];[.AA24]-1;[.AA24])" office:value-type="float" office:value="0">
            <text:p>0</text:p>
          </table:table-cell>
          <table:table-cell table:formula="of:=IF([.AB$34]=[.$A6];[.AB24]-1;[.AB24])" office:value-type="float" office:value="0">
            <text:p>0</text:p>
          </table:table-cell>
          <table:table-cell table:formula="of:=IF([.AC$34]=[.$A6];[.AC24]-1;[.AC24])" office:value-type="float" office:value="0">
            <text:p>0</text:p>
          </table:table-cell>
          <table:table-cell table:formula="of:=IF([.AD$34]=[.$A6];[.AD24]-1;[.AD24])" office:value-type="float" office:value="0">
            <text:p>0</text:p>
          </table:table-cell>
          <table:table-cell table:formula="of:=IF([.AE$34]=[.$A6];[.AE24]-1;[.AE24])" office:value-type="float" office:value="2">
            <text:p>2</text:p>
          </table:table-cell>
          <table:table-cell table:formula="of:=IF([.AF$34]=[.$A6];[.AF24]-1;[.AF24])" office:value-type="float" office:value="2">
            <text:p>2</text:p>
          </table:table-cell>
          <table:table-cell table:formula="of:=IF([.AG$34]=[.$A6];[.AG24]-1;[.AG24])" office:value-type="float" office:value="1">
            <text:p>1</text:p>
          </table:table-cell>
          <table:table-cell table:formula="of:=IF([.AH$34]=[.$A6];[.AH24]-1;[.AH24])" office:value-type="float" office:value="1">
            <text:p>1</text:p>
          </table:table-cell>
          <table:table-cell table:formula="of:=IF([.AI$34]=[.$A6];[.AI24]-1;[.AI24])" office:value-type="float" office:value="0">
            <text:p>0</text:p>
          </table:table-cell>
          <table:table-cell table:formula="of:=IF([.AJ$34]=[.$A6];[.AJ24]-1;[.AJ24])" office:value-type="float" office:value="0">
            <text:p>0</text:p>
          </table:table-cell>
          <table:table-cell table:formula="of:=IF([.AK$34]=[.$A6];[.AK24]-1;[.AK24])" office:value-type="float" office:value="0">
            <text:p>0</text:p>
          </table:table-cell>
          <table:table-cell table:formula="of:=IF([.AL$34]=[.$A6];[.AL24]-1;[.AL24])" office:value-type="float" office:value="0">
            <text:p>0</text:p>
          </table:table-cell>
          <table:table-cell table:formula="of:=IF([.AM$34]=[.$A6];[.AM24]-1;[.AM24])" office:value-type="float" office:value="0">
            <text:p>0</text:p>
          </table:table-cell>
          <table:table-cell table:formula="of:=IF([.AN$34]=[.$A6];[.AN24]-1;[.AN24])" office:value-type="float" office:value="0">
            <text:p>0</text:p>
          </table:table-cell>
          <table:table-cell table:formula="of:=IF([.AO$34]=[.$A6];[.AO24]-1;[.AO24])" office:value-type="float" office:value="0">
            <text:p>0</text:p>
          </table:table-cell>
          <table:table-cell table:formula="of:=IF([.AP$34]=[.$A6];[.AP24]-1;[.AP24])" office:value-type="float" office:value="0">
            <text:p>0</text:p>
          </table:table-cell>
          <table:table-cell table:formula="of:=IF([.AQ$34]=[.$A6];[.AQ24]-1;[.AQ24])" office:value-type="float" office:value="0">
            <text:p>0</text:p>
          </table:table-cell>
          <table:table-cell table:formula="of:=IF([.AR$34]=[.$A6];[.AR24]-1;[.AR24])" office:value-type="float" office:value="0">
            <text:p>0</text:p>
          </table:table-cell>
          <table:table-cell table:formula="of:=IF([.AS$34]=[.$A6];[.AS24]-1;[.AS24])" office:value-type="float" office:value="0">
            <text:p>0</text:p>
          </table:table-cell>
          <table:table-cell table:formula="of:=IF([.AT$34]=[.$A6];[.AT24]-1;[.AT24])" office:value-type="float" office:value="0">
            <text:p>0</text:p>
          </table:table-cell>
          <table:table-cell table:formula="of:=IF([.AU$34]=[.$A6];[.AU24]-1;[.AU24])" office:value-type="float" office:value="0">
            <text:p>0</text:p>
          </table:table-cell>
          <table:table-cell table:formula="of:=IF([.AV$34]=[.$A6];[.AV24]-1;[.AV24])" office:value-type="float" office:value="0">
            <text:p>0</text:p>
          </table:table-cell>
          <table:table-cell table:formula="of:=IF([.AW$34]=[.$A6];[.AW24]-1;[.AW24])" office:value-type="float" office:value="0">
            <text:p>0</text:p>
          </table:table-cell>
          <table:table-cell table:formula="of:=IF([.AX$34]=[.$A6];[.AX24]-1;[.AX24])" office:value-type="float" office:value="0">
            <text:p>0</text:p>
          </table:table-cell>
          <table:table-cell table:formula="of:=IF([.AY$34]=[.$A6];[.AY24]-1;[.AY24])" office:value-type="float" office:value="0">
            <text:p>0</text:p>
          </table:table-cell>
          <table:table-cell table:formula="of:=IF([.AZ$34]=[.$A6];[.AZ24]-1;[.AZ24])" office:value-type="float" office:value="2">
            <text:p>2</text:p>
          </table:table-cell>
          <table:table-cell table:formula="of:=IF([.BA$34]=[.$A6];[.BA24]-1;[.BA24])" office:value-type="float" office:value="1">
            <text:p>1</text:p>
          </table:table-cell>
          <table:table-cell table:formula="of:=IF([.BB$34]=[.$A6];[.BB24]-1;[.BB24])" office:value-type="float" office:value="0">
            <text:p>0</text:p>
          </table:table-cell>
          <table:table-cell table:formula="of:=IF([.BC$34]=[.$A6];[.BC24]-1;[.BC24])" office:value-type="float" office:value="0">
            <text:p>0</text:p>
          </table:table-cell>
          <table:table-cell table:formula="of:=IF([.BD$34]=[.$A6];[.BD24]-1;[.BD24])" office:value-type="float" office:value="0">
            <text:p>0</text:p>
          </table:table-cell>
          <table:table-cell table:formula="of:=IF([.BE$34]=[.$A6];[.BE24]-1;[.BE24])" office:value-type="float" office:value="0">
            <text:p>0</text:p>
          </table:table-cell>
          <table:table-cell table:formula="of:=IF([.BF$34]=[.$A6];[.BF24]-1;[.BF24])" office:value-type="float" office:value="0">
            <text:p>0</text:p>
          </table:table-cell>
          <table:table-cell table:formula="of:=IF([.BG$34]=[.$A6];[.BG24]-1;[.BG24])" office:value-type="float" office:value="0">
            <text:p>0</text:p>
          </table:table-cell>
          <table:table-cell table:formula="of:=IF([.BH$34]=[.$A6];[.BH24]-1;[.BH24])" office:value-type="float" office:value="0">
            <text:p>0</text:p>
          </table:table-cell>
          <table:table-cell table:formula="of:=IF([.BI$34]=[.$A6];[.BI24]-1;[.BI24])" office:value-type="float" office:value="0">
            <text:p>0</text:p>
          </table:table-cell>
          <table:table-cell table:formula="of:=IF([.BJ$34]=[.$A6];[.BJ24]-1;[.BJ24])" office:value-type="float" office:value="0">
            <text:p>0</text:p>
          </table:table-cell>
          <table:table-cell table:formula="of:=IF([.BK$34]=[.$A6];[.BK24]-1;[.BK24])" office:value-type="float" office:value="0">
            <text:p>0</text:p>
          </table:table-cell>
          <table:table-cell table:formula="of:=IF([.BL$34]=[.$A6];[.BL24]-1;[.BL24])" office:value-type="float" office:value="0">
            <text:p>0</text:p>
          </table:table-cell>
          <table:table-cell table:formula="of:=IF([.BM$34]=[.$A6];[.BM24]-1;[.BM24])" office:value-type="float" office:value="0">
            <text:p>0</text:p>
          </table:table-cell>
          <table:table-cell table:formula="of:=IF([.BN$34]=[.$A6];[.BN24]-1;[.BN24])" office:value-type="float" office:value="0">
            <text:p>0</text:p>
          </table:table-cell>
          <table:table-cell table:formula="of:=IF([.BO$34]=[.$A6];[.BO24]-1;[.BO24])" office:value-type="float" office:value="0">
            <text:p>0</text:p>
          </table:table-cell>
          <table:table-cell table:formula="of:=IF([.BP$34]=[.$A6];[.BP24]-1;[.BP24])" office:value-type="float" office:value="0">
            <text:p>0</text:p>
          </table:table-cell>
          <table:table-cell table:formula="of:=IF([.BQ$34]=[.$A6];[.BQ24]-1;[.BQ24])" office:value-type="float" office:value="0">
            <text:p>0</text:p>
          </table:table-cell>
          <table:table-cell table:formula="of:=IF([.BR$34]=[.$A6];[.BR24]-1;[.BR24])" office:value-type="float" office:value="0">
            <text:p>0</text:p>
          </table:table-cell>
          <table:table-cell table:formula="of:=IF([.BS$34]=[.$A6];[.BS24]-1;[.BS24])" office:value-type="float" office:value="0">
            <text:p>0</text:p>
          </table:table-cell>
          <table:table-cell table:formula="of:=IF([.BT$34]=[.$A6];[.BT24]-1;[.BT24])" office:value-type="float" office:value="0">
            <text:p>0</text:p>
          </table:table-cell>
          <table:table-cell table:formula="of:=IF([.BU$34]=[.$A6];[.BU24]-1;[.BU24])" office:value-type="float" office:value="2">
            <text:p>2</text:p>
          </table:table-cell>
          <table:table-cell table:formula="of:=IF([.BV$34]=[.$A6];[.BV24]-1;[.BV24])" office:value-type="float" office:value="2">
            <text:p>2</text:p>
          </table:table-cell>
          <table:table-cell table:formula="of:=IF([.BW$34]=[.$A6];[.BW24]-1;[.BW24])" office:value-type="float" office:value="2">
            <text:p>2</text:p>
          </table:table-cell>
          <table:table-cell table:formula="of:=IF([.BX$34]=[.$A6];[.BX24]-1;[.BX24])" office:value-type="float" office:value="2">
            <text:p>2</text:p>
          </table:table-cell>
          <table:table-cell table:formula="of:=IF([.BY$34]=[.$A6];[.BY24]-1;[.BY24])" office:value-type="float" office:value="2">
            <text:p>2</text:p>
          </table:table-cell>
          <table:table-cell table:formula="of:=IF([.BZ$34]=[.$A6];[.BZ24]-1;[.BZ24])" office:value-type="float" office:value="1">
            <text:p>1</text:p>
          </table:table-cell>
          <table:table-cell table:formula="of:=IF([.CA$34]=[.$A6];[.CA24]-1;[.CA24])" office:value-type="float" office:value="1">
            <text:p>1</text:p>
          </table:table-cell>
          <table:table-cell table:formula="of:=IF([.CB$34]=[.$A6];[.CB24]-1;[.CB24])" office:value-type="float" office:value="0">
            <text:p>0</text:p>
          </table:table-cell>
          <table:table-cell table:formula="of:=IF([.CC$34]=[.$A6];[.CC24]-1;[.CC24])" office:value-type="float" office:value="0">
            <text:p>0</text:p>
          </table:table-cell>
          <table:table-cell table:formula="of:=IF([.CD$34]=[.$A6];[.CD24]-1;[.CD24])" office:value-type="float" office:value="0">
            <text:p>0</text:p>
          </table:table-cell>
          <table:table-cell table:formula="of:=IF([.CE$34]=[.$A6];[.CE24]-1;[.CE24])" office:value-type="float" office:value="0">
            <text:p>0</text:p>
          </table:table-cell>
          <table:table-cell table:formula="of:=IF([.CF$34]=[.$A6];[.CF24]-1;[.CF24])" office:value-type="float" office:value="0">
            <text:p>0</text:p>
          </table:table-cell>
          <table:table-cell table:formula="of:=IF([.CG$34]=[.$A6];[.CG24]-1;[.CG24])" office:value-type="float" office:value="0">
            <text:p>0</text:p>
          </table:table-cell>
          <table:table-cell table:formula="of:=IF([.CH$34]=[.$A6];[.CH24]-1;[.CH24])" office:value-type="float" office:value="0">
            <text:p>0</text:p>
          </table:table-cell>
          <table:table-cell table:formula="of:=IF([.CI$34]=[.$A6];[.CI24]-1;[.CI24])" office:value-type="float" office:value="0">
            <text:p>0</text:p>
          </table:table-cell>
          <table:table-cell table:formula="of:=IF([.CJ$34]=[.$A6];[.CJ24]-1;[.CJ24])" office:value-type="float" office:value="0">
            <text:p>0</text:p>
          </table:table-cell>
          <table:table-cell table:formula="of:=IF([.CK$34]=[.$A6];[.CK24]-1;[.CK24])" office:value-type="float" office:value="0">
            <text:p>0</text:p>
          </table:table-cell>
          <table:table-cell table:formula="of:=IF([.CL$34]=[.$A6];[.CL24]-1;[.CL24])" office:value-type="float" office:value="0">
            <text:p>0</text:p>
          </table:table-cell>
          <table:table-cell table:formula="of:=IF([.CM$34]=[.$A6];[.CM24]-1;[.CM24])" office:value-type="float" office:value="0">
            <text:p>0</text:p>
          </table:table-cell>
          <table:table-cell table:formula="of:=IF([.CN$34]=[.$A6];[.CN24]-1;[.CN24])" office:value-type="float" office:value="0">
            <text:p>0</text:p>
          </table:table-cell>
          <table:table-cell table:formula="of:=IF([.CO$34]=[.$A6];[.CO24]-1;[.CO24])" office:value-type="float" office:value="0">
            <text:p>0</text:p>
          </table:table-cell>
          <table:table-cell table:formula="of:=IF([.CP$34]=[.$A6];[.CP24]-1;[.CP24])" office:value-type="float" office:value="2">
            <text:p>2</text:p>
          </table:table-cell>
          <table:table-cell table:formula="of:=IF([.CQ$34]=[.$A6];[.CQ24]-1;[.CQ24])" office:value-type="float" office:value="2">
            <text:p>2</text:p>
          </table:table-cell>
          <table:table-cell table:formula="of:=IF([.CR$34]=[.$A6];[.CR24]-1;[.CR24])" office:value-type="float" office:value="1">
            <text:p>1</text:p>
          </table:table-cell>
          <table:table-cell table:formula="of:=IF([.CS$34]=[.$A6];[.CS24]-1;[.CS24])" office:value-type="float" office:value="1">
            <text:p>1</text:p>
          </table:table-cell>
          <table:table-cell table:formula="of:=IF([.CT$34]=[.$A6];[.CT24]-1;[.CT24])" office:value-type="float" office:value="0">
            <text:p>0</text:p>
          </table:table-cell>
          <table:table-cell table:formula="of:=IF([.CU$34]=[.$A6];[.CU24]-1;[.CU24])" office:value-type="float" office:value="0">
            <text:p>0</text:p>
          </table:table-cell>
          <table:table-cell table:formula="of:=IF([.CV$34]=[.$A6];[.CV24]-1;[.CV24])" office:value-type="float" office:value="0">
            <text:p>0</text:p>
          </table:table-cell>
          <table:table-cell table:formula="of:=IF([.CW$34]=[.$A6];[.CW24]-1;[.CW24])" office:value-type="float" office:value="0">
            <text:p>0</text:p>
          </table:table-cell>
          <table:table-cell table:formula="of:=IF([.CX$34]=[.$A6];[.CX24]-1;[.CX24])" office:value-type="float" office:value="0">
            <text:p>0</text:p>
          </table:table-cell>
          <table:table-cell table:formula="of:=IF([.CY$34]=[.$A6];[.CY24]-1;[.CY24])" office:value-type="float" office:value="0">
            <text:p>0</text:p>
          </table:table-cell>
          <table:table-cell table:formula="of:=IF([.CZ$34]=[.$A6];[.CZ24]-1;[.CZ24])" office:value-type="float" office:value="0">
            <text:p>0</text:p>
          </table:table-cell>
          <table:table-cell table:formula="of:=IF([.DA$34]=[.$A6];[.DA24]-1;[.DA24])" office:value-type="float" office:value="0">
            <text:p>0</text:p>
          </table:table-cell>
          <table:table-cell table:formula="of:=IF([.DB$34]=[.$A6];[.DB24]-1;[.DB24])" office:value-type="float" office:value="0">
            <text:p>0</text:p>
          </table:table-cell>
          <table:table-cell table:formula="of:=IF([.DC$34]=[.$A6];[.DC24]-1;[.DC24])" office:value-type="float" office:value="0">
            <text:p>0</text:p>
          </table:table-cell>
          <table:table-cell table:formula="of:=IF([.DD$34]=[.$A6];[.DD24]-1;[.DD24])" office:value-type="float" office:value="0">
            <text:p>0</text:p>
          </table:table-cell>
          <table:table-cell table:formula="of:=IF([.DE$34]=[.$A6];[.DE24]-1;[.DE24])" office:value-type="float" office:value="0">
            <text:p>0</text:p>
          </table:table-cell>
          <table:table-cell table:formula="of:=IF([.DF$34]=[.$A6];[.DF24]-1;[.DF24])" office:value-type="float" office:value="0">
            <text:p>0</text:p>
          </table:table-cell>
          <table:table-cell table:formula="of:=IF([.DG$34]=[.$A6];[.DG24]-1;[.DG24])" office:value-type="float" office:value="0">
            <text:p>0</text:p>
          </table:table-cell>
          <table:table-cell table:formula="of:=IF([.DH$34]=[.$A6];[.DH24]-1;[.DH24])" office:value-type="float" office:value="0">
            <text:p>0</text:p>
          </table:table-cell>
          <table:table-cell table:formula="of:=IF([.DI$34]=[.$A6];[.DI24]-1;[.DI24])" office:value-type="float" office:value="0">
            <text:p>0</text:p>
          </table:table-cell>
          <table:table-cell table:formula="of:=IF([.DJ$34]=[.$A6];[.DJ24]-1;[.DJ24])" office:value-type="float" office:value="0">
            <text:p>0</text:p>
          </table:table-cell>
          <table:table-cell table:formula="of:=IF([.DK$34]=[.$A6];[.DK24]-1;[.DK24])" office:value-type="float" office:value="2">
            <text:p>2</text:p>
          </table:table-cell>
          <table:table-cell table:formula="of:=IF([.DL$34]=[.$A6];[.DL24]-1;[.DL24])" office:value-type="float" office:value="1">
            <text:p>1</text:p>
          </table:table-cell>
          <table:table-cell table:formula="of:=IF([.DM$34]=[.$A6];[.DM24]-1;[.DM24])" office:value-type="float" office:value="0">
            <text:p>0</text:p>
          </table:table-cell>
          <table:table-cell table:formula="of:=IF([.DN$34]=[.$A6];[.DN24]-1;[.DN24])" office:value-type="float" office:value="0">
            <text:p>0</text:p>
          </table:table-cell>
          <table:table-cell table:formula="of:=IF([.DO$34]=[.$A6];[.DO24]-1;[.DO24])" office:value-type="float" office:value="0">
            <text:p>0</text:p>
          </table:table-cell>
          <table:table-cell table:formula="of:=IF([.DP$34]=[.$A6];[.DP24]-1;[.DP24])" office:value-type="float" office:value="0">
            <text:p>0</text:p>
          </table:table-cell>
          <table:table-cell table:formula="of:=IF([.DQ$34]=[.$A6];[.DQ24]-1;[.DQ24])" office:value-type="float" office:value="0">
            <text:p>0</text:p>
          </table:table-cell>
          <table:table-cell table:formula="of:=IF([.DR$34]=[.$A6];[.DR24]-1;[.DR24])" office:value-type="float" office:value="0">
            <text:p>0</text:p>
          </table:table-cell>
          <table:table-cell table:formula="of:=IF([.DS$34]=[.$A6];[.DS24]-1;[.DS24])" office:value-type="float" office:value="0">
            <text:p>0</text:p>
          </table:table-cell>
          <table:table-cell table:formula="of:=IF([.DT$34]=[.$A6];[.DT24]-1;[.DT24])" office:value-type="float" office:value="0">
            <text:p>0</text:p>
          </table:table-cell>
          <table:table-cell table:formula="of:=IF([.DU$34]=[.$A6];[.DU24]-1;[.DU24])" office:value-type="float" office:value="0">
            <text:p>0</text:p>
          </table:table-cell>
          <table:table-cell table:formula="of:=IF([.DV$34]=[.$A6];[.DV24]-1;[.DV24])" office:value-type="float" office:value="0">
            <text:p>0</text:p>
          </table:table-cell>
          <table:table-cell table:formula="of:=IF([.DW$34]=[.$A6];[.DW24]-1;[.DW24])" office:value-type="float" office:value="0">
            <text:p>0</text:p>
          </table:table-cell>
          <table:table-cell table:formula="of:=IF([.DX$34]=[.$A6];[.DX24]-1;[.DX24])" office:value-type="float" office:value="0">
            <text:p>0</text:p>
          </table:table-cell>
          <table:table-cell table:formula="of:=IF([.DY$34]=[.$A6];[.DY24]-1;[.DY24])" office:value-type="float" office:value="0">
            <text:p>0</text:p>
          </table:table-cell>
          <table:table-cell table:formula="of:=IF([.DZ$34]=[.$A6];[.DZ24]-1;[.DZ24])" office:value-type="float" office:value="0">
            <text:p>0</text:p>
          </table:table-cell>
          <table:table-cell table:formula="of:=IF([.EA$34]=[.$A6];[.EA24]-1;[.EA24])" office:value-type="float" office:value="0">
            <text:p>0</text:p>
          </table:table-cell>
          <table:table-cell table:formula="of:=IF([.EB$34]=[.$A6];[.EB24]-1;[.EB24])" office:value-type="float" office:value="0">
            <text:p>0</text:p>
          </table:table-cell>
        </table:table-row>
        <table:table-row table:style-name="ro1" table:visibility="collapse">
          <table:table-cell table:number-columns-repeated="8"/>
          <table:table-cell office:value-type="string">
            <text:p>slot</text:p>
          </table:table-cell>
          <table:table-cell table:formula="of:=IF([.J$34]=[.$A7];[.J25]-1;[.J25])" office:value-type="float" office:value="0">
            <text:p>0</text:p>
          </table:table-cell>
          <table:table-cell table:formula="of:=IF([.K$34]=[.$A7];[.K25]-1;[.K25])" office:value-type="float" office:value="0">
            <text:p>0</text:p>
          </table:table-cell>
          <table:table-cell table:formula="of:=IF([.L$34]=[.$A7];[.L25]-1;[.L25])" office:value-type="float" office:value="0">
            <text:p>0</text:p>
          </table:table-cell>
          <table:table-cell table:formula="of:=IF([.M$34]=[.$A7];[.M25]-1;[.M25])" office:value-type="float" office:value="0">
            <text:p>0</text:p>
          </table:table-cell>
          <table:table-cell table:formula="of:=IF([.N$34]=[.$A7];[.N25]-1;[.N25])" office:value-type="float" office:value="0">
            <text:p>0</text:p>
          </table:table-cell>
          <table:table-cell table:formula="of:=IF([.O$34]=[.$A7];[.O25]-1;[.O25])" office:value-type="float" office:value="0">
            <text:p>0</text:p>
          </table:table-cell>
          <table:table-cell table:formula="of:=IF([.P$34]=[.$A7];[.P25]-1;[.P25])" office:value-type="float" office:value="0">
            <text:p>0</text:p>
          </table:table-cell>
          <table:table-cell table:formula="of:=IF([.Q$34]=[.$A7];[.Q25]-1;[.Q25])" office:value-type="float" office:value="0">
            <text:p>0</text:p>
          </table:table-cell>
          <table:table-cell table:formula="of:=IF([.R$34]=[.$A7];[.R25]-1;[.R25])" office:value-type="float" office:value="0">
            <text:p>0</text:p>
          </table:table-cell>
          <table:table-cell table:formula="of:=IF([.S$34]=[.$A7];[.S25]-1;[.S25])" office:value-type="float" office:value="0">
            <text:p>0</text:p>
          </table:table-cell>
          <table:table-cell table:formula="of:=IF([.T$34]=[.$A7];[.T25]-1;[.T25])" office:value-type="float" office:value="0">
            <text:p>0</text:p>
          </table:table-cell>
          <table:table-cell table:formula="of:=IF([.U$34]=[.$A7];[.U25]-1;[.U25])" office:value-type="float" office:value="0">
            <text:p>0</text:p>
          </table:table-cell>
          <table:table-cell table:formula="of:=IF([.V$34]=[.$A7];[.V25]-1;[.V25])" office:value-type="float" office:value="0">
            <text:p>0</text:p>
          </table:table-cell>
          <table:table-cell table:formula="of:=IF([.W$34]=[.$A7];[.W25]-1;[.W25])" office:value-type="float" office:value="0">
            <text:p>0</text:p>
          </table:table-cell>
          <table:table-cell table:formula="of:=IF([.X$34]=[.$A7];[.X25]-1;[.X25])" office:value-type="float" office:value="0">
            <text:p>0</text:p>
          </table:table-cell>
          <table:table-cell table:formula="of:=IF([.Y$34]=[.$A7];[.Y25]-1;[.Y25])" office:value-type="float" office:value="0">
            <text:p>0</text:p>
          </table:table-cell>
          <table:table-cell table:formula="of:=IF([.Z$34]=[.$A7];[.Z25]-1;[.Z25])" office:value-type="float" office:value="0">
            <text:p>0</text:p>
          </table:table-cell>
          <table:table-cell table:formula="of:=IF([.AA$34]=[.$A7];[.AA25]-1;[.AA25])" office:value-type="float" office:value="0">
            <text:p>0</text:p>
          </table:table-cell>
          <table:table-cell table:formula="of:=IF([.AB$34]=[.$A7];[.AB25]-1;[.AB25])" office:value-type="float" office:value="0">
            <text:p>0</text:p>
          </table:table-cell>
          <table:table-cell table:formula="of:=IF([.AC$34]=[.$A7];[.AC25]-1;[.AC25])" office:value-type="float" office:value="0">
            <text:p>0</text:p>
          </table:table-cell>
          <table:table-cell table:formula="of:=IF([.AD$34]=[.$A7];[.AD25]-1;[.AD25])" office:value-type="float" office:value="0">
            <text:p>0</text:p>
          </table:table-cell>
          <table:table-cell table:formula="of:=IF([.AE$34]=[.$A7];[.AE25]-1;[.AE25])" office:value-type="float" office:value="0">
            <text:p>0</text:p>
          </table:table-cell>
          <table:table-cell table:formula="of:=IF([.AF$34]=[.$A7];[.AF25]-1;[.AF25])" office:value-type="float" office:value="0">
            <text:p>0</text:p>
          </table:table-cell>
          <table:table-cell table:formula="of:=IF([.AG$34]=[.$A7];[.AG25]-1;[.AG25])" office:value-type="float" office:value="0">
            <text:p>0</text:p>
          </table:table-cell>
          <table:table-cell table:formula="of:=IF([.AH$34]=[.$A7];[.AH25]-1;[.AH25])" office:value-type="float" office:value="0">
            <text:p>0</text:p>
          </table:table-cell>
          <table:table-cell table:formula="of:=IF([.AI$34]=[.$A7];[.AI25]-1;[.AI25])" office:value-type="float" office:value="0">
            <text:p>0</text:p>
          </table:table-cell>
          <table:table-cell table:formula="of:=IF([.AJ$34]=[.$A7];[.AJ25]-1;[.AJ25])" office:value-type="float" office:value="0">
            <text:p>0</text:p>
          </table:table-cell>
          <table:table-cell table:formula="of:=IF([.AK$34]=[.$A7];[.AK25]-1;[.AK25])" office:value-type="float" office:value="0">
            <text:p>0</text:p>
          </table:table-cell>
          <table:table-cell table:formula="of:=IF([.AL$34]=[.$A7];[.AL25]-1;[.AL25])" office:value-type="float" office:value="0">
            <text:p>0</text:p>
          </table:table-cell>
          <table:table-cell table:formula="of:=IF([.AM$34]=[.$A7];[.AM25]-1;[.AM25])" office:value-type="float" office:value="0">
            <text:p>0</text:p>
          </table:table-cell>
          <table:table-cell table:formula="of:=IF([.AN$34]=[.$A7];[.AN25]-1;[.AN25])" office:value-type="float" office:value="0">
            <text:p>0</text:p>
          </table:table-cell>
          <table:table-cell table:formula="of:=IF([.AO$34]=[.$A7];[.AO25]-1;[.AO25])" office:value-type="float" office:value="0">
            <text:p>0</text:p>
          </table:table-cell>
          <table:table-cell table:formula="of:=IF([.AP$34]=[.$A7];[.AP25]-1;[.AP25])" office:value-type="float" office:value="0">
            <text:p>0</text:p>
          </table:table-cell>
          <table:table-cell table:formula="of:=IF([.AQ$34]=[.$A7];[.AQ25]-1;[.AQ25])" office:value-type="float" office:value="0">
            <text:p>0</text:p>
          </table:table-cell>
          <table:table-cell table:formula="of:=IF([.AR$34]=[.$A7];[.AR25]-1;[.AR25])" office:value-type="float" office:value="0">
            <text:p>0</text:p>
          </table:table-cell>
          <table:table-cell table:formula="of:=IF([.AS$34]=[.$A7];[.AS25]-1;[.AS25])" office:value-type="float" office:value="0">
            <text:p>0</text:p>
          </table:table-cell>
          <table:table-cell table:formula="of:=IF([.AT$34]=[.$A7];[.AT25]-1;[.AT25])" office:value-type="float" office:value="0">
            <text:p>0</text:p>
          </table:table-cell>
          <table:table-cell table:formula="of:=IF([.AU$34]=[.$A7];[.AU25]-1;[.AU25])" office:value-type="float" office:value="0">
            <text:p>0</text:p>
          </table:table-cell>
          <table:table-cell table:formula="of:=IF([.AV$34]=[.$A7];[.AV25]-1;[.AV25])" office:value-type="float" office:value="0">
            <text:p>0</text:p>
          </table:table-cell>
          <table:table-cell table:formula="of:=IF([.AW$34]=[.$A7];[.AW25]-1;[.AW25])" office:value-type="float" office:value="0">
            <text:p>0</text:p>
          </table:table-cell>
          <table:table-cell table:formula="of:=IF([.AX$34]=[.$A7];[.AX25]-1;[.AX25])" office:value-type="float" office:value="0">
            <text:p>0</text:p>
          </table:table-cell>
          <table:table-cell table:formula="of:=IF([.AY$34]=[.$A7];[.AY25]-1;[.AY25])" office:value-type="float" office:value="0">
            <text:p>0</text:p>
          </table:table-cell>
          <table:table-cell table:formula="of:=IF([.AZ$34]=[.$A7];[.AZ25]-1;[.AZ25])" office:value-type="float" office:value="0">
            <text:p>0</text:p>
          </table:table-cell>
          <table:table-cell table:formula="of:=IF([.BA$34]=[.$A7];[.BA25]-1;[.BA25])" office:value-type="float" office:value="0">
            <text:p>0</text:p>
          </table:table-cell>
          <table:table-cell table:formula="of:=IF([.BB$34]=[.$A7];[.BB25]-1;[.BB25])" office:value-type="float" office:value="0">
            <text:p>0</text:p>
          </table:table-cell>
          <table:table-cell table:formula="of:=IF([.BC$34]=[.$A7];[.BC25]-1;[.BC25])" office:value-type="float" office:value="0">
            <text:p>0</text:p>
          </table:table-cell>
          <table:table-cell table:formula="of:=IF([.BD$34]=[.$A7];[.BD25]-1;[.BD25])" office:value-type="float" office:value="0">
            <text:p>0</text:p>
          </table:table-cell>
          <table:table-cell table:formula="of:=IF([.BE$34]=[.$A7];[.BE25]-1;[.BE25])" office:value-type="float" office:value="0">
            <text:p>0</text:p>
          </table:table-cell>
          <table:table-cell table:formula="of:=IF([.BF$34]=[.$A7];[.BF25]-1;[.BF25])" office:value-type="float" office:value="0">
            <text:p>0</text:p>
          </table:table-cell>
          <table:table-cell table:formula="of:=IF([.BG$34]=[.$A7];[.BG25]-1;[.BG25])" office:value-type="float" office:value="0">
            <text:p>0</text:p>
          </table:table-cell>
          <table:table-cell table:formula="of:=IF([.BH$34]=[.$A7];[.BH25]-1;[.BH25])" office:value-type="float" office:value="0">
            <text:p>0</text:p>
          </table:table-cell>
          <table:table-cell table:formula="of:=IF([.BI$34]=[.$A7];[.BI25]-1;[.BI25])" office:value-type="float" office:value="0">
            <text:p>0</text:p>
          </table:table-cell>
          <table:table-cell table:formula="of:=IF([.BJ$34]=[.$A7];[.BJ25]-1;[.BJ25])" office:value-type="float" office:value="0">
            <text:p>0</text:p>
          </table:table-cell>
          <table:table-cell table:formula="of:=IF([.BK$34]=[.$A7];[.BK25]-1;[.BK25])" office:value-type="float" office:value="0">
            <text:p>0</text:p>
          </table:table-cell>
          <table:table-cell table:formula="of:=IF([.BL$34]=[.$A7];[.BL25]-1;[.BL25])" office:value-type="float" office:value="0">
            <text:p>0</text:p>
          </table:table-cell>
          <table:table-cell table:formula="of:=IF([.BM$34]=[.$A7];[.BM25]-1;[.BM25])" office:value-type="float" office:value="0">
            <text:p>0</text:p>
          </table:table-cell>
          <table:table-cell table:formula="of:=IF([.BN$34]=[.$A7];[.BN25]-1;[.BN25])" office:value-type="float" office:value="0">
            <text:p>0</text:p>
          </table:table-cell>
          <table:table-cell table:formula="of:=IF([.BO$34]=[.$A7];[.BO25]-1;[.BO25])" office:value-type="float" office:value="0">
            <text:p>0</text:p>
          </table:table-cell>
          <table:table-cell table:formula="of:=IF([.BP$34]=[.$A7];[.BP25]-1;[.BP25])" office:value-type="float" office:value="0">
            <text:p>0</text:p>
          </table:table-cell>
          <table:table-cell table:formula="of:=IF([.BQ$34]=[.$A7];[.BQ25]-1;[.BQ25])" office:value-type="float" office:value="0">
            <text:p>0</text:p>
          </table:table-cell>
          <table:table-cell table:formula="of:=IF([.BR$34]=[.$A7];[.BR25]-1;[.BR25])" office:value-type="float" office:value="0">
            <text:p>0</text:p>
          </table:table-cell>
          <table:table-cell table:formula="of:=IF([.BS$34]=[.$A7];[.BS25]-1;[.BS25])" office:value-type="float" office:value="0">
            <text:p>0</text:p>
          </table:table-cell>
          <table:table-cell table:formula="of:=IF([.BT$34]=[.$A7];[.BT25]-1;[.BT25])" office:value-type="float" office:value="0">
            <text:p>0</text:p>
          </table:table-cell>
          <table:table-cell table:formula="of:=IF([.BU$34]=[.$A7];[.BU25]-1;[.BU25])" office:value-type="float" office:value="0">
            <text:p>0</text:p>
          </table:table-cell>
          <table:table-cell table:formula="of:=IF([.BV$34]=[.$A7];[.BV25]-1;[.BV25])" office:value-type="float" office:value="0">
            <text:p>0</text:p>
          </table:table-cell>
          <table:table-cell table:formula="of:=IF([.BW$34]=[.$A7];[.BW25]-1;[.BW25])" office:value-type="float" office:value="0">
            <text:p>0</text:p>
          </table:table-cell>
          <table:table-cell table:formula="of:=IF([.BX$34]=[.$A7];[.BX25]-1;[.BX25])" office:value-type="float" office:value="0">
            <text:p>0</text:p>
          </table:table-cell>
          <table:table-cell table:formula="of:=IF([.BY$34]=[.$A7];[.BY25]-1;[.BY25])" office:value-type="float" office:value="0">
            <text:p>0</text:p>
          </table:table-cell>
          <table:table-cell table:formula="of:=IF([.BZ$34]=[.$A7];[.BZ25]-1;[.BZ25])" office:value-type="float" office:value="0">
            <text:p>0</text:p>
          </table:table-cell>
          <table:table-cell table:formula="of:=IF([.CA$34]=[.$A7];[.CA25]-1;[.CA25])" office:value-type="float" office:value="0">
            <text:p>0</text:p>
          </table:table-cell>
          <table:table-cell table:formula="of:=IF([.CB$34]=[.$A7];[.CB25]-1;[.CB25])" office:value-type="float" office:value="0">
            <text:p>0</text:p>
          </table:table-cell>
          <table:table-cell table:formula="of:=IF([.CC$34]=[.$A7];[.CC25]-1;[.CC25])" office:value-type="float" office:value="0">
            <text:p>0</text:p>
          </table:table-cell>
          <table:table-cell table:formula="of:=IF([.CD$34]=[.$A7];[.CD25]-1;[.CD25])" office:value-type="float" office:value="0">
            <text:p>0</text:p>
          </table:table-cell>
          <table:table-cell table:formula="of:=IF([.CE$34]=[.$A7];[.CE25]-1;[.CE25])" office:value-type="float" office:value="0">
            <text:p>0</text:p>
          </table:table-cell>
          <table:table-cell table:formula="of:=IF([.CF$34]=[.$A7];[.CF25]-1;[.CF25])" office:value-type="float" office:value="0">
            <text:p>0</text:p>
          </table:table-cell>
          <table:table-cell table:formula="of:=IF([.CG$34]=[.$A7];[.CG25]-1;[.CG25])" office:value-type="float" office:value="0">
            <text:p>0</text:p>
          </table:table-cell>
          <table:table-cell table:formula="of:=IF([.CH$34]=[.$A7];[.CH25]-1;[.CH25])" office:value-type="float" office:value="0">
            <text:p>0</text:p>
          </table:table-cell>
          <table:table-cell table:formula="of:=IF([.CI$34]=[.$A7];[.CI25]-1;[.CI25])" office:value-type="float" office:value="0">
            <text:p>0</text:p>
          </table:table-cell>
          <table:table-cell table:formula="of:=IF([.CJ$34]=[.$A7];[.CJ25]-1;[.CJ25])" office:value-type="float" office:value="0">
            <text:p>0</text:p>
          </table:table-cell>
          <table:table-cell table:formula="of:=IF([.CK$34]=[.$A7];[.CK25]-1;[.CK25])" office:value-type="float" office:value="0">
            <text:p>0</text:p>
          </table:table-cell>
          <table:table-cell table:formula="of:=IF([.CL$34]=[.$A7];[.CL25]-1;[.CL25])" office:value-type="float" office:value="0">
            <text:p>0</text:p>
          </table:table-cell>
          <table:table-cell table:formula="of:=IF([.CM$34]=[.$A7];[.CM25]-1;[.CM25])" office:value-type="float" office:value="0">
            <text:p>0</text:p>
          </table:table-cell>
          <table:table-cell table:formula="of:=IF([.CN$34]=[.$A7];[.CN25]-1;[.CN25])" office:value-type="float" office:value="0">
            <text:p>0</text:p>
          </table:table-cell>
          <table:table-cell table:formula="of:=IF([.CO$34]=[.$A7];[.CO25]-1;[.CO25])" office:value-type="float" office:value="0">
            <text:p>0</text:p>
          </table:table-cell>
          <table:table-cell table:formula="of:=IF([.CP$34]=[.$A7];[.CP25]-1;[.CP25])" office:value-type="float" office:value="0">
            <text:p>0</text:p>
          </table:table-cell>
          <table:table-cell table:formula="of:=IF([.CQ$34]=[.$A7];[.CQ25]-1;[.CQ25])" office:value-type="float" office:value="0">
            <text:p>0</text:p>
          </table:table-cell>
          <table:table-cell table:formula="of:=IF([.CR$34]=[.$A7];[.CR25]-1;[.CR25])" office:value-type="float" office:value="0">
            <text:p>0</text:p>
          </table:table-cell>
          <table:table-cell table:formula="of:=IF([.CS$34]=[.$A7];[.CS25]-1;[.CS25])" office:value-type="float" office:value="0">
            <text:p>0</text:p>
          </table:table-cell>
          <table:table-cell table:formula="of:=IF([.CT$34]=[.$A7];[.CT25]-1;[.CT25])" office:value-type="float" office:value="0">
            <text:p>0</text:p>
          </table:table-cell>
          <table:table-cell table:formula="of:=IF([.CU$34]=[.$A7];[.CU25]-1;[.CU25])" office:value-type="float" office:value="0">
            <text:p>0</text:p>
          </table:table-cell>
          <table:table-cell table:formula="of:=IF([.CV$34]=[.$A7];[.CV25]-1;[.CV25])" office:value-type="float" office:value="0">
            <text:p>0</text:p>
          </table:table-cell>
          <table:table-cell table:formula="of:=IF([.CW$34]=[.$A7];[.CW25]-1;[.CW25])" office:value-type="float" office:value="0">
            <text:p>0</text:p>
          </table:table-cell>
          <table:table-cell table:formula="of:=IF([.CX$34]=[.$A7];[.CX25]-1;[.CX25])" office:value-type="float" office:value="0">
            <text:p>0</text:p>
          </table:table-cell>
          <table:table-cell table:formula="of:=IF([.CY$34]=[.$A7];[.CY25]-1;[.CY25])" office:value-type="float" office:value="0">
            <text:p>0</text:p>
          </table:table-cell>
          <table:table-cell table:formula="of:=IF([.CZ$34]=[.$A7];[.CZ25]-1;[.CZ25])" office:value-type="float" office:value="0">
            <text:p>0</text:p>
          </table:table-cell>
          <table:table-cell table:formula="of:=IF([.DA$34]=[.$A7];[.DA25]-1;[.DA25])" office:value-type="float" office:value="0">
            <text:p>0</text:p>
          </table:table-cell>
          <table:table-cell table:formula="of:=IF([.DB$34]=[.$A7];[.DB25]-1;[.DB25])" office:value-type="float" office:value="0">
            <text:p>0</text:p>
          </table:table-cell>
          <table:table-cell table:formula="of:=IF([.DC$34]=[.$A7];[.DC25]-1;[.DC25])" office:value-type="float" office:value="0">
            <text:p>0</text:p>
          </table:table-cell>
          <table:table-cell table:formula="of:=IF([.DD$34]=[.$A7];[.DD25]-1;[.DD25])" office:value-type="float" office:value="0">
            <text:p>0</text:p>
          </table:table-cell>
          <table:table-cell table:formula="of:=IF([.DE$34]=[.$A7];[.DE25]-1;[.DE25])" office:value-type="float" office:value="0">
            <text:p>0</text:p>
          </table:table-cell>
          <table:table-cell table:formula="of:=IF([.DF$34]=[.$A7];[.DF25]-1;[.DF25])" office:value-type="float" office:value="0">
            <text:p>0</text:p>
          </table:table-cell>
          <table:table-cell table:formula="of:=IF([.DG$34]=[.$A7];[.DG25]-1;[.DG25])" office:value-type="float" office:value="0">
            <text:p>0</text:p>
          </table:table-cell>
          <table:table-cell table:formula="of:=IF([.DH$34]=[.$A7];[.DH25]-1;[.DH25])" office:value-type="float" office:value="0">
            <text:p>0</text:p>
          </table:table-cell>
          <table:table-cell table:formula="of:=IF([.DI$34]=[.$A7];[.DI25]-1;[.DI25])" office:value-type="float" office:value="0">
            <text:p>0</text:p>
          </table:table-cell>
          <table:table-cell table:formula="of:=IF([.DJ$34]=[.$A7];[.DJ25]-1;[.DJ25])" office:value-type="float" office:value="0">
            <text:p>0</text:p>
          </table:table-cell>
          <table:table-cell table:formula="of:=IF([.DK$34]=[.$A7];[.DK25]-1;[.DK25])" office:value-type="float" office:value="0">
            <text:p>0</text:p>
          </table:table-cell>
          <table:table-cell table:formula="of:=IF([.DL$34]=[.$A7];[.DL25]-1;[.DL25])" office:value-type="float" office:value="0">
            <text:p>0</text:p>
          </table:table-cell>
          <table:table-cell table:formula="of:=IF([.DM$34]=[.$A7];[.DM25]-1;[.DM25])" office:value-type="float" office:value="0">
            <text:p>0</text:p>
          </table:table-cell>
          <table:table-cell table:formula="of:=IF([.DN$34]=[.$A7];[.DN25]-1;[.DN25])" office:value-type="float" office:value="0">
            <text:p>0</text:p>
          </table:table-cell>
          <table:table-cell table:formula="of:=IF([.DO$34]=[.$A7];[.DO25]-1;[.DO25])" office:value-type="float" office:value="0">
            <text:p>0</text:p>
          </table:table-cell>
          <table:table-cell table:formula="of:=IF([.DP$34]=[.$A7];[.DP25]-1;[.DP25])" office:value-type="float" office:value="0">
            <text:p>0</text:p>
          </table:table-cell>
          <table:table-cell table:formula="of:=IF([.DQ$34]=[.$A7];[.DQ25]-1;[.DQ25])" office:value-type="float" office:value="0">
            <text:p>0</text:p>
          </table:table-cell>
          <table:table-cell table:formula="of:=IF([.DR$34]=[.$A7];[.DR25]-1;[.DR25])" office:value-type="float" office:value="0">
            <text:p>0</text:p>
          </table:table-cell>
          <table:table-cell table:formula="of:=IF([.DS$34]=[.$A7];[.DS25]-1;[.DS25])" office:value-type="float" office:value="0">
            <text:p>0</text:p>
          </table:table-cell>
          <table:table-cell table:formula="of:=IF([.DT$34]=[.$A7];[.DT25]-1;[.DT25])" office:value-type="float" office:value="0">
            <text:p>0</text:p>
          </table:table-cell>
          <table:table-cell table:formula="of:=IF([.DU$34]=[.$A7];[.DU25]-1;[.DU25])" office:value-type="float" office:value="0">
            <text:p>0</text:p>
          </table:table-cell>
          <table:table-cell table:formula="of:=IF([.DV$34]=[.$A7];[.DV25]-1;[.DV25])" office:value-type="float" office:value="0">
            <text:p>0</text:p>
          </table:table-cell>
          <table:table-cell table:formula="of:=IF([.DW$34]=[.$A7];[.DW25]-1;[.DW25])" office:value-type="float" office:value="0">
            <text:p>0</text:p>
          </table:table-cell>
          <table:table-cell table:formula="of:=IF([.DX$34]=[.$A7];[.DX25]-1;[.DX25])" office:value-type="float" office:value="0">
            <text:p>0</text:p>
          </table:table-cell>
          <table:table-cell table:formula="of:=IF([.DY$34]=[.$A7];[.DY25]-1;[.DY25])" office:value-type="float" office:value="0">
            <text:p>0</text:p>
          </table:table-cell>
          <table:table-cell table:formula="of:=IF([.DZ$34]=[.$A7];[.DZ25]-1;[.DZ25])" office:value-type="float" office:value="0">
            <text:p>0</text:p>
          </table:table-cell>
          <table:table-cell table:formula="of:=IF([.EA$34]=[.$A7];[.EA25]-1;[.EA25])" office:value-type="float" office:value="0">
            <text:p>0</text:p>
          </table:table-cell>
          <table:table-cell table:formula="of:=IF([.EB$34]=[.$A7];[.EB25]-1;[.EB25])" office:value-type="float" office:value="0">
            <text:p>0</text:p>
          </table:table-cell>
        </table:table-row>
        <table:table-row table:style-name="ro1">
          <table:table-cell table:number-columns-repeated="132"/>
        </table:table-row>
        <table:table-row table:style-name="ro1">
          <table:table-cell office:value-type="string">
            <text:p>Legenda</text:p>
          </table:table-cell>
          <table:table-cell table:number-columns-repeated="131"/>
        </table:table-row>
        <table:table-row table:style-name="ro1">
          <table:table-cell table:number-columns-repeated="132"/>
        </table:table-row>
        <table:table-row table:style-name="ro1">
          <table:table-cell office:value-type="string">
            <text:p>Ready and executing</text:p>
          </table:table-cell>
          <table:table-cell table:number-columns-repeated="8"/>
          <table:table-cell table:style-name="ce13"/>
          <table:table-cell table:number-columns-repeated="122"/>
        </table:table-row>
        <table:table-row table:style-name="ro1">
          <table:table-cell office:value-type="string">
            <text:p>Arrival</text:p>
          </table:table-cell>
          <table:table-cell table:number-columns-repeated="8"/>
          <table:table-cell table:style-name="ce14"/>
          <table:table-cell table:number-columns-repeated="122"/>
        </table:table-row>
        <table:table-row table:style-name="ro1">
          <table:table-cell office:value-type="string">
            <text:p>Not finished (and not executing)</text:p>
          </table:table-cell>
          <table:table-cell table:number-columns-repeated="8"/>
          <table:table-cell table:style-name="ce15"/>
          <table:table-cell table:number-columns-repeated="122"/>
        </table:table-row>
        <table:table-row table:style-name="ro1">
          <table:table-cell office:value-type="string">
            <text:p>Finished, t &lt;= abs deadline</text:p>
          </table:table-cell>
          <table:table-cell table:number-columns-repeated="8"/>
          <table:table-cell table:style-name="ce16"/>
          <table:table-cell table:number-columns-repeated="122"/>
        </table:table-row>
        <table:table-row table:style-name="ro1">
          <table:table-cell office:value-type="string">
            <text:p>Finished, t &gt; deadline</text:p>
          </table:table-cell>
          <table:table-cell table:number-columns-repeated="131"/>
        </table:table-row>
        <table:table-row table:style-name="ro1">
          <table:table-cell office:value-type="string">
            <text:p>Late (executing after deadline)</text:p>
          </table:table-cell>
          <table:table-cell table:number-columns-repeated="8"/>
          <table:table-cell table:style-name="ce17"/>
          <table:table-cell table:number-columns-repeated="122"/>
        </table:table-row>
        <table:table-row table:style-name="ro1" table:number-rows-repeated="2">
          <table:table-cell table:number-columns-repeated="132"/>
        </table:table-row>
        <table:table-row table:style-name="ro1">
          <table:table-cell table:number-columns-repeated="6"/>
          <table:table-cell table:formula="of:=[.B4]/[.D4]" office:value-type="float" office:value="0.333333333333333">
            <text:p>0.33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5]/[.D5]" office:value-type="float" office:value="0.428571428571429">
            <text:p>0.43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6]/[.D6]" office:value-type="float" office:value="0.105263157894737">
            <text:p>0.11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formula="of:=[.B7]/[.D7]" office:value-type="float" office:value="0">
            <text:p>0</text:p>
          </table:table-cell>
          <table:table-cell table:number-columns-repeated="125"/>
        </table:table-row>
        <table:table-row table:style-name="ro1">
          <table:table-cell table:number-columns-repeated="6"/>
          <table:table-cell table:style-name="Red_20_highlight" table:formula="of:=SUM([.G57:.G60])+ORG.OPENOFFICE.STYLE(IF(ORG.OPENOFFICE.CURRENT()&gt;[.G10];&quot;Red highlight&quot;;&quot;Default&quot;))" office:value-type="float" office:value="0.867167919799499">
            <text:p>0.87</text:p>
          </table:table-cell>
          <table:table-cell table:number-columns-repeated="125"/>
        </table:table-row>
      </table:table>
      <table:table table:name="Workload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87" table:default-cell-style-name="Default"/>
        <table:table-column table:style-name="co16" table:number-columns-repeated="23" table:default-cell-style-name="Default"/>
        <table:table-row table:style-name="ro1">
          <table:table-cell table:style-name="ce18" office:value-type="string">
            <text:p>Time</text:p>
          </table:table-cell>
          <table:table-cell table:style-name="ce20" office:value-type="float" office:value="0">
            <text:p>0</text:p>
          </table:table-cell>
          <table:table-cell table:style-name="ce20" table:formula="of:=[.B1]+1" office:value-type="float" office:value="1">
            <text:p>1</text:p>
          </table:table-cell>
          <table:table-cell table:style-name="ce20" table:formula="of:=[.C1]+1" office:value-type="float" office:value="2">
            <text:p>2</text:p>
          </table:table-cell>
          <table:table-cell table:style-name="ce20" table:formula="of:=[.D1]+1" office:value-type="float" office:value="3">
            <text:p>3</text:p>
          </table:table-cell>
          <table:table-cell table:style-name="ce20" table:formula="of:=[.E1]+1" office:value-type="float" office:value="4">
            <text:p>4</text:p>
          </table:table-cell>
          <table:table-cell table:style-name="ce20" table:formula="of:=[.F1]+1" office:value-type="float" office:value="5">
            <text:p>5</text:p>
          </table:table-cell>
          <table:table-cell table:style-name="ce20" table:formula="of:=[.G1]+1" office:value-type="float" office:value="6">
            <text:p>6</text:p>
          </table:table-cell>
          <table:table-cell table:style-name="ce20" table:formula="of:=[.H1]+1" office:value-type="float" office:value="7">
            <text:p>7</text:p>
          </table:table-cell>
          <table:table-cell table:style-name="ce20" table:formula="of:=[.I1]+1" office:value-type="float" office:value="8">
            <text:p>8</text:p>
          </table:table-cell>
          <table:table-cell table:style-name="ce20" table:formula="of:=[.J1]+1" office:value-type="float" office:value="9">
            <text:p>9</text:p>
          </table:table-cell>
          <table:table-cell table:style-name="ce20" table:formula="of:=[.K1]+1" office:value-type="float" office:value="10">
            <text:p>10</text:p>
          </table:table-cell>
          <table:table-cell table:style-name="ce20" table:formula="of:=[.L1]+1" office:value-type="float" office:value="11">
            <text:p>11</text:p>
          </table:table-cell>
          <table:table-cell table:style-name="ce20" table:formula="of:=[.M1]+1" office:value-type="float" office:value="12">
            <text:p>12</text:p>
          </table:table-cell>
          <table:table-cell table:style-name="ce20" table:formula="of:=[.N1]+1" office:value-type="float" office:value="13">
            <text:p>13</text:p>
          </table:table-cell>
          <table:table-cell table:style-name="ce20" table:formula="of:=[.O1]+1" office:value-type="float" office:value="14">
            <text:p>14</text:p>
          </table:table-cell>
          <table:table-cell table:style-name="ce20" table:formula="of:=[.P1]+1" office:value-type="float" office:value="15">
            <text:p>15</text:p>
          </table:table-cell>
          <table:table-cell table:style-name="ce20" table:formula="of:=[.Q1]+1" office:value-type="float" office:value="16">
            <text:p>16</text:p>
          </table:table-cell>
          <table:table-cell table:style-name="ce20" table:formula="of:=[.R1]+1" office:value-type="float" office:value="17">
            <text:p>17</text:p>
          </table:table-cell>
          <table:table-cell table:style-name="ce20" table:formula="of:=[.S1]+1" office:value-type="float" office:value="18">
            <text:p>18</text:p>
          </table:table-cell>
          <table:table-cell table:style-name="ce20" table:formula="of:=[.T1]+1" office:value-type="float" office:value="19">
            <text:p>19</text:p>
          </table:table-cell>
          <table:table-cell table:style-name="ce20" table:formula="of:=[.U1]+1" office:value-type="float" office:value="20">
            <text:p>20</text:p>
          </table:table-cell>
          <table:table-cell table:style-name="ce20" table:formula="of:=[.V1]+1" office:value-type="float" office:value="21">
            <text:p>21</text:p>
          </table:table-cell>
          <table:table-cell table:style-name="ce20" table:formula="of:=[.W1]+1" office:value-type="float" office:value="22">
            <text:p>22</text:p>
          </table:table-cell>
          <table:table-cell table:style-name="ce20" table:formula="of:=[.X1]+1" office:value-type="float" office:value="23">
            <text:p>23</text:p>
          </table:table-cell>
          <table:table-cell table:style-name="ce20" table:formula="of:=[.Y1]+1" office:value-type="float" office:value="24">
            <text:p>24</text:p>
          </table:table-cell>
          <table:table-cell table:style-name="ce20" table:formula="of:=[.Z1]+1" office:value-type="float" office:value="25">
            <text:p>25</text:p>
          </table:table-cell>
          <table:table-cell table:style-name="ce20" table:formula="of:=[.AA1]+1" office:value-type="float" office:value="26">
            <text:p>26</text:p>
          </table:table-cell>
          <table:table-cell table:style-name="ce20" table:formula="of:=[.AB1]+1" office:value-type="float" office:value="27">
            <text:p>27</text:p>
          </table:table-cell>
          <table:table-cell table:style-name="ce20" table:formula="of:=[.AC1]+1" office:value-type="float" office:value="28">
            <text:p>28</text:p>
          </table:table-cell>
          <table:table-cell table:style-name="ce20" table:formula="of:=[.AD1]+1" office:value-type="float" office:value="29">
            <text:p>29</text:p>
          </table:table-cell>
          <table:table-cell table:style-name="ce20" table:formula="of:=[.AE1]+1" office:value-type="float" office:value="30">
            <text:p>30</text:p>
          </table:table-cell>
          <table:table-cell table:style-name="ce20" table:formula="of:=[.AF1]+1" office:value-type="float" office:value="31">
            <text:p>31</text:p>
          </table:table-cell>
          <table:table-cell table:style-name="ce20" table:formula="of:=[.AG1]+1" office:value-type="float" office:value="32">
            <text:p>32</text:p>
          </table:table-cell>
          <table:table-cell table:style-name="ce20" table:formula="of:=[.AH1]+1" office:value-type="float" office:value="33">
            <text:p>33</text:p>
          </table:table-cell>
          <table:table-cell table:style-name="ce20" table:formula="of:=[.AI1]+1" office:value-type="float" office:value="34">
            <text:p>34</text:p>
          </table:table-cell>
          <table:table-cell table:style-name="ce20" table:formula="of:=[.AJ1]+1" office:value-type="float" office:value="35">
            <text:p>35</text:p>
          </table:table-cell>
          <table:table-cell table:style-name="ce20" table:formula="of:=[.AK1]+1" office:value-type="float" office:value="36">
            <text:p>36</text:p>
          </table:table-cell>
          <table:table-cell table:style-name="ce20" table:formula="of:=[.AL1]+1" office:value-type="float" office:value="37">
            <text:p>37</text:p>
          </table:table-cell>
          <table:table-cell table:style-name="ce20" table:formula="of:=[.AM1]+1" office:value-type="float" office:value="38">
            <text:p>38</text:p>
          </table:table-cell>
          <table:table-cell table:style-name="ce20" table:formula="of:=[.AN1]+1" office:value-type="float" office:value="39">
            <text:p>39</text:p>
          </table:table-cell>
          <table:table-cell table:style-name="ce20" table:formula="of:=[.AO1]+1" office:value-type="float" office:value="40">
            <text:p>40</text:p>
          </table:table-cell>
          <table:table-cell table:style-name="ce20" table:formula="of:=[.AP1]+1" office:value-type="float" office:value="41">
            <text:p>41</text:p>
          </table:table-cell>
          <table:table-cell table:style-name="ce20" table:formula="of:=[.AQ1]+1" office:value-type="float" office:value="42">
            <text:p>42</text:p>
          </table:table-cell>
          <table:table-cell table:style-name="ce20" table:formula="of:=[.AR1]+1" office:value-type="float" office:value="43">
            <text:p>43</text:p>
          </table:table-cell>
          <table:table-cell table:style-name="ce20" table:formula="of:=[.AS1]+1" office:value-type="float" office:value="44">
            <text:p>44</text:p>
          </table:table-cell>
          <table:table-cell table:style-name="ce20" table:formula="of:=[.AT1]+1" office:value-type="float" office:value="45">
            <text:p>45</text:p>
          </table:table-cell>
          <table:table-cell table:style-name="ce20" table:formula="of:=[.AU1]+1" office:value-type="float" office:value="46">
            <text:p>46</text:p>
          </table:table-cell>
          <table:table-cell table:style-name="ce20" table:formula="of:=[.AV1]+1" office:value-type="float" office:value="47">
            <text:p>47</text:p>
          </table:table-cell>
          <table:table-cell table:style-name="ce20" table:formula="of:=[.AW1]+1" office:value-type="float" office:value="48">
            <text:p>48</text:p>
          </table:table-cell>
          <table:table-cell table:style-name="ce20" table:formula="of:=[.AX1]+1" office:value-type="float" office:value="49">
            <text:p>49</text:p>
          </table:table-cell>
          <table:table-cell table:style-name="ce20" table:formula="of:=[.AY1]+1" office:value-type="float" office:value="50">
            <text:p>50</text:p>
          </table:table-cell>
          <table:table-cell table:style-name="ce20" table:formula="of:=[.AZ1]+1" office:value-type="float" office:value="51">
            <text:p>51</text:p>
          </table:table-cell>
          <table:table-cell table:style-name="ce20" table:formula="of:=[.BA1]+1" office:value-type="float" office:value="52">
            <text:p>52</text:p>
          </table:table-cell>
          <table:table-cell table:style-name="ce20" table:formula="of:=[.BB1]+1" office:value-type="float" office:value="53">
            <text:p>53</text:p>
          </table:table-cell>
          <table:table-cell table:style-name="ce20" table:formula="of:=[.BC1]+1" office:value-type="float" office:value="54">
            <text:p>54</text:p>
          </table:table-cell>
          <table:table-cell table:style-name="ce20" table:formula="of:=[.BD1]+1" office:value-type="float" office:value="55">
            <text:p>55</text:p>
          </table:table-cell>
          <table:table-cell table:style-name="ce20" table:formula="of:=[.BE1]+1" office:value-type="float" office:value="56">
            <text:p>56</text:p>
          </table:table-cell>
          <table:table-cell table:style-name="ce20" table:formula="of:=[.BF1]+1" office:value-type="float" office:value="57">
            <text:p>57</text:p>
          </table:table-cell>
          <table:table-cell table:style-name="ce20" table:formula="of:=[.BG1]+1" office:value-type="float" office:value="58">
            <text:p>58</text:p>
          </table:table-cell>
          <table:table-cell table:style-name="ce20" table:formula="of:=[.BH1]+1" office:value-type="float" office:value="59">
            <text:p>59</text:p>
          </table:table-cell>
          <table:table-cell table:style-name="ce20" table:formula="of:=[.BI1]+1" office:value-type="float" office:value="60">
            <text:p>60</text:p>
          </table:table-cell>
          <table:table-cell table:style-name="ce20" table:formula="of:=[.BJ1]+1" office:value-type="float" office:value="61">
            <text:p>61</text:p>
          </table:table-cell>
          <table:table-cell table:style-name="ce20" table:formula="of:=[.BK1]+1" office:value-type="float" office:value="62">
            <text:p>62</text:p>
          </table:table-cell>
          <table:table-cell table:style-name="ce20" table:formula="of:=[.BL1]+1" office:value-type="float" office:value="63">
            <text:p>63</text:p>
          </table:table-cell>
          <table:table-cell table:style-name="ce20" table:formula="of:=[.BM1]+1" office:value-type="float" office:value="64">
            <text:p>64</text:p>
          </table:table-cell>
          <table:table-cell table:style-name="ce20" table:formula="of:=[.BN1]+1" office:value-type="float" office:value="65">
            <text:p>65</text:p>
          </table:table-cell>
          <table:table-cell table:style-name="ce20" table:formula="of:=[.BO1]+1" office:value-type="float" office:value="66">
            <text:p>66</text:p>
          </table:table-cell>
          <table:table-cell table:style-name="ce20" table:formula="of:=[.BP1]+1" office:value-type="float" office:value="67">
            <text:p>67</text:p>
          </table:table-cell>
          <table:table-cell table:style-name="ce20" table:formula="of:=[.BQ1]+1" office:value-type="float" office:value="68">
            <text:p>68</text:p>
          </table:table-cell>
          <table:table-cell table:style-name="ce20" table:formula="of:=[.BR1]+1" office:value-type="float" office:value="69">
            <text:p>69</text:p>
          </table:table-cell>
          <table:table-cell table:style-name="ce20" table:formula="of:=[.BS1]+1" office:value-type="float" office:value="70">
            <text:p>70</text:p>
          </table:table-cell>
          <table:table-cell table:style-name="ce20" table:formula="of:=[.BT1]+1" office:value-type="float" office:value="71">
            <text:p>71</text:p>
          </table:table-cell>
          <table:table-cell table:style-name="ce20" table:formula="of:=[.BU1]+1" office:value-type="float" office:value="72">
            <text:p>72</text:p>
          </table:table-cell>
          <table:table-cell table:style-name="ce20" table:formula="of:=[.BV1]+1" office:value-type="float" office:value="73">
            <text:p>73</text:p>
          </table:table-cell>
          <table:table-cell table:style-name="ce20" table:formula="of:=[.BW1]+1" office:value-type="float" office:value="74">
            <text:p>74</text:p>
          </table:table-cell>
          <table:table-cell table:style-name="ce20" table:formula="of:=[.BX1]+1" office:value-type="float" office:value="75">
            <text:p>75</text:p>
          </table:table-cell>
          <table:table-cell table:style-name="ce20" table:formula="of:=[.BY1]+1" office:value-type="float" office:value="76">
            <text:p>76</text:p>
          </table:table-cell>
          <table:table-cell table:style-name="ce20" table:formula="of:=[.BZ1]+1" office:value-type="float" office:value="77">
            <text:p>77</text:p>
          </table:table-cell>
          <table:table-cell table:style-name="ce20" table:formula="of:=[.CA1]+1" office:value-type="float" office:value="78">
            <text:p>78</text:p>
          </table:table-cell>
          <table:table-cell table:style-name="ce20" table:formula="of:=[.CB1]+1" office:value-type="float" office:value="79">
            <text:p>79</text:p>
          </table:table-cell>
          <table:table-cell table:style-name="ce20" table:formula="of:=[.CC1]+1" office:value-type="float" office:value="80">
            <text:p>80</text:p>
          </table:table-cell>
          <table:table-cell table:style-name="ce20" table:formula="of:=[.CD1]+1" office:value-type="float" office:value="81">
            <text:p>81</text:p>
          </table:table-cell>
          <table:table-cell table:style-name="ce20" table:formula="of:=[.CE1]+1" office:value-type="float" office:value="82">
            <text:p>82</text:p>
          </table:table-cell>
          <table:table-cell table:style-name="ce20" table:formula="of:=[.CF1]+1" office:value-type="float" office:value="83">
            <text:p>83</text:p>
          </table:table-cell>
          <table:table-cell table:style-name="ce20" table:formula="of:=[.CG1]+1" office:value-type="float" office:value="84">
            <text:p>84</text:p>
          </table:table-cell>
          <table:table-cell table:style-name="ce20" table:formula="of:=[.CH1]+1" office:value-type="float" office:value="85">
            <text:p>85</text:p>
          </table:table-cell>
          <table:table-cell table:style-name="ce20" table:formula="of:=[.CI1]+1" office:value-type="float" office:value="86">
            <text:p>86</text:p>
          </table:table-cell>
          <table:table-cell table:style-name="ce20" table:formula="of:=[.CJ1]+1" office:value-type="float" office:value="87">
            <text:p>87</text:p>
          </table:table-cell>
          <table:table-cell table:style-name="ce20" table:formula="of:=[.CK1]+1" office:value-type="float" office:value="88">
            <text:p>88</text:p>
          </table:table-cell>
          <table:table-cell table:style-name="ce20" table:formula="of:=[.CL1]+1" office:value-type="float" office:value="89">
            <text:p>89</text:p>
          </table:table-cell>
          <table:table-cell table:style-name="ce20" table:formula="of:=[.CM1]+1" office:value-type="float" office:value="90">
            <text:p>90</text:p>
          </table:table-cell>
          <table:table-cell table:style-name="ce20" table:formula="of:=[.CN1]+1" office:value-type="float" office:value="91">
            <text:p>91</text:p>
          </table:table-cell>
          <table:table-cell table:style-name="ce20" table:formula="of:=[.CO1]+1" office:value-type="float" office:value="92">
            <text:p>92</text:p>
          </table:table-cell>
          <table:table-cell table:style-name="ce20" table:formula="of:=[.CP1]+1" office:value-type="float" office:value="93">
            <text:p>93</text:p>
          </table:table-cell>
          <table:table-cell table:style-name="ce20" table:formula="of:=[.CQ1]+1" office:value-type="float" office:value="94">
            <text:p>94</text:p>
          </table:table-cell>
          <table:table-cell table:style-name="ce20" table:formula="of:=[.CR1]+1" office:value-type="float" office:value="95">
            <text:p>95</text:p>
          </table:table-cell>
          <table:table-cell table:style-name="ce20" table:formula="of:=[.CS1]+1" office:value-type="float" office:value="96">
            <text:p>96</text:p>
          </table:table-cell>
          <table:table-cell table:style-name="ce20" table:formula="of:=[.CT1]+1" office:value-type="float" office:value="97">
            <text:p>97</text:p>
          </table:table-cell>
          <table:table-cell table:style-name="ce20" table:formula="of:=[.CU1]+1" office:value-type="float" office:value="98">
            <text:p>98</text:p>
          </table:table-cell>
          <table:table-cell table:style-name="ce20" table:formula="of:=[.CV1]+1" office:value-type="float" office:value="99">
            <text:p>99</text:p>
          </table:table-cell>
          <table:table-cell table:style-name="ce20" table:formula="of:=[.CW1]+1" office:value-type="float" office:value="100">
            <text:p>100</text:p>
          </table:table-cell>
          <table:table-cell table:style-name="ce20" table:formula="of:=[.CX1]+1" office:value-type="float" office:value="101">
            <text:p>101</text:p>
          </table:table-cell>
          <table:table-cell table:style-name="ce20" table:formula="of:=[.CY1]+1" office:value-type="float" office:value="102">
            <text:p>102</text:p>
          </table:table-cell>
          <table:table-cell table:style-name="ce20" table:formula="of:=[.CZ1]+1" office:value-type="float" office:value="103">
            <text:p>103</text:p>
          </table:table-cell>
          <table:table-cell table:style-name="ce20" table:formula="of:=[.DA1]+1" office:value-type="float" office:value="104">
            <text:p>104</text:p>
          </table:table-cell>
          <table:table-cell table:style-name="ce20" table:formula="of:=[.DB1]+1" office:value-type="float" office:value="105">
            <text:p>105</text:p>
          </table:table-cell>
          <table:table-cell table:style-name="ce20" table:formula="of:=[.DC1]+1" office:value-type="float" office:value="106">
            <text:p>106</text:p>
          </table:table-cell>
          <table:table-cell table:style-name="ce20" table:formula="of:=[.DD1]+1" office:value-type="float" office:value="107">
            <text:p>107</text:p>
          </table:table-cell>
          <table:table-cell table:style-name="ce20" table:formula="of:=[.DE1]+1" office:value-type="float" office:value="108">
            <text:p>108</text:p>
          </table:table-cell>
          <table:table-cell table:style-name="ce20" table:formula="of:=[.DF1]+1" office:value-type="float" office:value="109">
            <text:p>109</text:p>
          </table:table-cell>
          <table:table-cell table:style-name="ce20" table:formula="of:=[.DG1]+1" office:value-type="float" office:value="110">
            <text:p>110</text:p>
          </table:table-cell>
          <table:table-cell table:style-name="ce20" table:formula="of:=[.DH1]+1" office:value-type="float" office:value="111">
            <text:p>111</text:p>
          </table:table-cell>
          <table:table-cell table:style-name="ce20" table:formula="of:=[.DI1]+1" office:value-type="float" office:value="112">
            <text:p>112</text:p>
          </table:table-cell>
          <table:table-cell table:style-name="ce20" table:formula="of:=[.DJ1]+1" office:value-type="float" office:value="113">
            <text:p>113</text:p>
          </table:table-cell>
          <table:table-cell table:style-name="ce20" table:formula="of:=[.DK1]+1" office:value-type="float" office:value="114">
            <text:p>114</text:p>
          </table:table-cell>
          <table:table-cell table:style-name="ce20" table:formula="of:=[.DL1]+1" office:value-type="float" office:value="115">
            <text:p>115</text:p>
          </table:table-cell>
          <table:table-cell table:style-name="ce20" table:formula="of:=[.DM1]+1" office:value-type="float" office:value="116">
            <text:p>116</text:p>
          </table:table-cell>
          <table:table-cell table:style-name="ce20" table:formula="of:=[.DN1]+1" office:value-type="float" office:value="117">
            <text:p>117</text:p>
          </table:table-cell>
          <table:table-cell table:style-name="ce20" table:formula="of:=[.DO1]+1" office:value-type="float" office:value="118">
            <text:p>118</text:p>
          </table:table-cell>
          <table:table-cell table:style-name="ce20" table:formula="of:=[.DP1]+1" office:value-type="float" office:value="119">
            <text:p>119</text:p>
          </table:table-cell>
          <table:table-cell table:style-name="ce20" table:formula="of:=[.DQ1]+1" office:value-type="float" office:value="120">
            <text:p>120</text:p>
          </table:table-cell>
          <table:table-cell table:style-name="ce20" table:formula="of:=[.DR1]+1" office:value-type="float" office:value="121">
            <text:p>121</text:p>
          </table:table-cell>
          <table:table-cell table:style-name="ce20" table:formula="of:=[.DS1]+1" office:value-type="float" office:value="122">
            <text:p>122</text:p>
          </table:table-cell>
        </table:table-row>
        <table:table-row table:style-name="ro1">
          <table:table-cell table:style-name="ce18" office:value-type="string">
            <text:p>task 1</text:p>
          </table:table-cell>
          <table:table-cell table:style-name="ce21" table:formula="of:=IF(MOD([.B$7];[FP.$C4])=0;1;0)" office:value-type="float" office:value="1">
            <text:p>1</text:p>
          </table:table-cell>
          <table:table-cell table:style-name="ce21" table:formula="of:=IF(MOD([.C$7];[FP.$C4])=0;1;0)" office:value-type="float" office:value="0">
            <text:p>0</text:p>
          </table:table-cell>
          <table:table-cell table:style-name="ce21" table:formula="of:=IF(MOD([.D$7];[FP.$C4])=0;1;0)" office:value-type="float" office:value="0">
            <text:p>0</text:p>
          </table:table-cell>
          <table:table-cell table:style-name="ce21" table:formula="of:=IF(MOD([.E$7];[FP.$C4])=0;1;0)" office:value-type="float" office:value="1">
            <text:p>1</text:p>
          </table:table-cell>
          <table:table-cell table:style-name="ce21" table:formula="of:=IF(MOD([.F$7];[FP.$C4])=0;1;0)" office:value-type="float" office:value="0">
            <text:p>0</text:p>
          </table:table-cell>
          <table:table-cell table:style-name="ce21" table:formula="of:=IF(MOD([.G$7];[FP.$C4])=0;1;0)" office:value-type="float" office:value="0">
            <text:p>0</text:p>
          </table:table-cell>
          <table:table-cell table:style-name="ce21" table:formula="of:=IF(MOD([.H$7];[FP.$C4])=0;1;0)" office:value-type="float" office:value="1">
            <text:p>1</text:p>
          </table:table-cell>
          <table:table-cell table:style-name="ce21" table:formula="of:=IF(MOD([.I$7];[FP.$C4])=0;1;0)" office:value-type="float" office:value="0">
            <text:p>0</text:p>
          </table:table-cell>
          <table:table-cell table:style-name="ce21" table:formula="of:=IF(MOD([.J$7];[FP.$C4])=0;1;0)" office:value-type="float" office:value="0">
            <text:p>0</text:p>
          </table:table-cell>
          <table:table-cell table:style-name="ce21" table:formula="of:=IF(MOD([.K$7];[FP.$C4])=0;1;0)" office:value-type="float" office:value="1">
            <text:p>1</text:p>
          </table:table-cell>
          <table:table-cell table:style-name="ce21" table:formula="of:=IF(MOD([.L$7];[FP.$C4])=0;1;0)" office:value-type="float" office:value="0">
            <text:p>0</text:p>
          </table:table-cell>
          <table:table-cell table:style-name="ce21" table:formula="of:=IF(MOD([.M$7];[FP.$C4])=0;1;0)" office:value-type="float" office:value="0">
            <text:p>0</text:p>
          </table:table-cell>
          <table:table-cell table:style-name="ce21" table:formula="of:=IF(MOD([.N$7];[FP.$C4])=0;1;0)" office:value-type="float" office:value="1">
            <text:p>1</text:p>
          </table:table-cell>
          <table:table-cell table:style-name="ce21" table:formula="of:=IF(MOD([.O$7];[FP.$C4])=0;1;0)" office:value-type="float" office:value="0">
            <text:p>0</text:p>
          </table:table-cell>
          <table:table-cell table:style-name="ce21" table:formula="of:=IF(MOD([.P$7];[FP.$C4])=0;1;0)" office:value-type="float" office:value="0">
            <text:p>0</text:p>
          </table:table-cell>
          <table:table-cell table:style-name="ce21" table:formula="of:=IF(MOD([.Q$7];[FP.$C4])=0;1;0)" office:value-type="float" office:value="1">
            <text:p>1</text:p>
          </table:table-cell>
          <table:table-cell table:style-name="ce21" table:formula="of:=IF(MOD([.R$7];[FP.$C4])=0;1;0)" office:value-type="float" office:value="0">
            <text:p>0</text:p>
          </table:table-cell>
          <table:table-cell table:style-name="ce21" table:formula="of:=IF(MOD([.S$7];[FP.$C4])=0;1;0)" office:value-type="float" office:value="0">
            <text:p>0</text:p>
          </table:table-cell>
          <table:table-cell table:style-name="ce21" table:formula="of:=IF(MOD([.T$7];[FP.$C4])=0;1;0)" office:value-type="float" office:value="1">
            <text:p>1</text:p>
          </table:table-cell>
          <table:table-cell table:style-name="ce21" table:formula="of:=IF(MOD([.U$7];[FP.$C4])=0;1;0)" office:value-type="float" office:value="0">
            <text:p>0</text:p>
          </table:table-cell>
          <table:table-cell table:style-name="ce21" table:formula="of:=IF(MOD([.V$7];[FP.$C4])=0;1;0)" office:value-type="float" office:value="0">
            <text:p>0</text:p>
          </table:table-cell>
          <table:table-cell table:style-name="ce21" table:formula="of:=IF(MOD([.W$7];[FP.$C4])=0;1;0)" office:value-type="float" office:value="1">
            <text:p>1</text:p>
          </table:table-cell>
          <table:table-cell table:style-name="ce21" table:formula="of:=IF(MOD([.X$7];[FP.$C4])=0;1;0)" office:value-type="float" office:value="0">
            <text:p>0</text:p>
          </table:table-cell>
          <table:table-cell table:style-name="ce21" table:formula="of:=IF(MOD([.Y$7];[FP.$C4])=0;1;0)" office:value-type="float" office:value="0">
            <text:p>0</text:p>
          </table:table-cell>
          <table:table-cell table:style-name="ce21" table:formula="of:=IF(MOD([.Z$7];[FP.$C4])=0;1;0)" office:value-type="float" office:value="1">
            <text:p>1</text:p>
          </table:table-cell>
          <table:table-cell table:style-name="ce21" table:formula="of:=IF(MOD([.AA$7];[FP.$C4])=0;1;0)" office:value-type="float" office:value="0">
            <text:p>0</text:p>
          </table:table-cell>
          <table:table-cell table:style-name="ce21" table:formula="of:=IF(MOD([.AB$7];[FP.$C4])=0;1;0)" office:value-type="float" office:value="0">
            <text:p>0</text:p>
          </table:table-cell>
          <table:table-cell table:style-name="ce21" table:formula="of:=IF(MOD([.AC$7];[FP.$C4])=0;1;0)" office:value-type="float" office:value="1">
            <text:p>1</text:p>
          </table:table-cell>
          <table:table-cell table:style-name="ce21" table:formula="of:=IF(MOD([.AD$7];[FP.$C4])=0;1;0)" office:value-type="float" office:value="0">
            <text:p>0</text:p>
          </table:table-cell>
          <table:table-cell table:style-name="ce21" table:formula="of:=IF(MOD([.AE$7];[FP.$C4])=0;1;0)" office:value-type="float" office:value="0">
            <text:p>0</text:p>
          </table:table-cell>
          <table:table-cell table:style-name="ce21" table:formula="of:=IF(MOD([.AF$7];[FP.$C4])=0;1;0)" office:value-type="float" office:value="1">
            <text:p>1</text:p>
          </table:table-cell>
          <table:table-cell table:style-name="ce21" table:formula="of:=IF(MOD([.AG$7];[FP.$C4])=0;1;0)" office:value-type="float" office:value="0">
            <text:p>0</text:p>
          </table:table-cell>
          <table:table-cell table:style-name="ce21" table:formula="of:=IF(MOD([.AH$7];[FP.$C4])=0;1;0)" office:value-type="float" office:value="0">
            <text:p>0</text:p>
          </table:table-cell>
          <table:table-cell table:style-name="ce21" table:formula="of:=IF(MOD([.AI$7];[FP.$C4])=0;1;0)" office:value-type="float" office:value="1">
            <text:p>1</text:p>
          </table:table-cell>
          <table:table-cell table:style-name="ce21" table:formula="of:=IF(MOD([.AJ$7];[FP.$C4])=0;1;0)" office:value-type="float" office:value="0">
            <text:p>0</text:p>
          </table:table-cell>
          <table:table-cell table:style-name="ce21" table:formula="of:=IF(MOD([.AK$7];[FP.$C4])=0;1;0)" office:value-type="float" office:value="0">
            <text:p>0</text:p>
          </table:table-cell>
          <table:table-cell table:style-name="ce21" table:formula="of:=IF(MOD([.AL$7];[FP.$C4])=0;1;0)" office:value-type="float" office:value="1">
            <text:p>1</text:p>
          </table:table-cell>
          <table:table-cell table:style-name="ce21" table:formula="of:=IF(MOD([.AM$7];[FP.$C4])=0;1;0)" office:value-type="float" office:value="0">
            <text:p>0</text:p>
          </table:table-cell>
          <table:table-cell table:style-name="ce21" table:formula="of:=IF(MOD([.AN$7];[FP.$C4])=0;1;0)" office:value-type="float" office:value="0">
            <text:p>0</text:p>
          </table:table-cell>
          <table:table-cell table:style-name="ce21" table:formula="of:=IF(MOD([.AO$7];[FP.$C4])=0;1;0)" office:value-type="float" office:value="1">
            <text:p>1</text:p>
          </table:table-cell>
          <table:table-cell table:style-name="ce21" table:formula="of:=IF(MOD([.AP$7];[FP.$C4])=0;1;0)" office:value-type="float" office:value="0">
            <text:p>0</text:p>
          </table:table-cell>
          <table:table-cell table:style-name="ce21" table:formula="of:=IF(MOD([.AQ$7];[FP.$C4])=0;1;0)" office:value-type="float" office:value="0">
            <text:p>0</text:p>
          </table:table-cell>
          <table:table-cell table:style-name="ce21" table:formula="of:=IF(MOD([.AR$7];[FP.$C4])=0;1;0)" office:value-type="float" office:value="1">
            <text:p>1</text:p>
          </table:table-cell>
          <table:table-cell table:style-name="ce21" table:formula="of:=IF(MOD([.AS$7];[FP.$C4])=0;1;0)" office:value-type="float" office:value="0">
            <text:p>0</text:p>
          </table:table-cell>
          <table:table-cell table:style-name="ce21" table:formula="of:=IF(MOD([.AT$7];[FP.$C4])=0;1;0)" office:value-type="float" office:value="0">
            <text:p>0</text:p>
          </table:table-cell>
          <table:table-cell table:style-name="ce21" table:formula="of:=IF(MOD([.AU$7];[FP.$C4])=0;1;0)" office:value-type="float" office:value="1">
            <text:p>1</text:p>
          </table:table-cell>
          <table:table-cell table:style-name="ce21" table:formula="of:=IF(MOD([.AV$7];[FP.$C4])=0;1;0)" office:value-type="float" office:value="0">
            <text:p>0</text:p>
          </table:table-cell>
          <table:table-cell table:style-name="ce21" table:formula="of:=IF(MOD([.AW$7];[FP.$C4])=0;1;0)" office:value-type="float" office:value="0">
            <text:p>0</text:p>
          </table:table-cell>
          <table:table-cell table:style-name="ce21" table:formula="of:=IF(MOD([.AX$7];[FP.$C4])=0;1;0)" office:value-type="float" office:value="1">
            <text:p>1</text:p>
          </table:table-cell>
          <table:table-cell table:style-name="ce21" table:formula="of:=IF(MOD([.AY$7];[FP.$C4])=0;1;0)" office:value-type="float" office:value="0">
            <text:p>0</text:p>
          </table:table-cell>
          <table:table-cell table:style-name="ce21" table:formula="of:=IF(MOD([.AZ$7];[FP.$C4])=0;1;0)" office:value-type="float" office:value="0">
            <text:p>0</text:p>
          </table:table-cell>
          <table:table-cell table:style-name="ce21" table:formula="of:=IF(MOD([.BA$7];[FP.$C4])=0;1;0)" office:value-type="float" office:value="1">
            <text:p>1</text:p>
          </table:table-cell>
          <table:table-cell table:style-name="ce21" table:formula="of:=IF(MOD([.BB$7];[FP.$C4])=0;1;0)" office:value-type="float" office:value="0">
            <text:p>0</text:p>
          </table:table-cell>
          <table:table-cell table:style-name="ce21" table:formula="of:=IF(MOD([.BC$7];[FP.$C4])=0;1;0)" office:value-type="float" office:value="0">
            <text:p>0</text:p>
          </table:table-cell>
          <table:table-cell table:style-name="ce21" table:formula="of:=IF(MOD([.BD$7];[FP.$C4])=0;1;0)" office:value-type="float" office:value="1">
            <text:p>1</text:p>
          </table:table-cell>
          <table:table-cell table:style-name="ce21" table:formula="of:=IF(MOD([.BE$7];[FP.$C4])=0;1;0)" office:value-type="float" office:value="0">
            <text:p>0</text:p>
          </table:table-cell>
          <table:table-cell table:style-name="ce21" table:formula="of:=IF(MOD([.BF$7];[FP.$C4])=0;1;0)" office:value-type="float" office:value="0">
            <text:p>0</text:p>
          </table:table-cell>
          <table:table-cell table:style-name="ce21" table:formula="of:=IF(MOD([.BG$7];[FP.$C4])=0;1;0)" office:value-type="float" office:value="1">
            <text:p>1</text:p>
          </table:table-cell>
          <table:table-cell table:style-name="ce21" table:formula="of:=IF(MOD([.BH$7];[FP.$C4])=0;1;0)" office:value-type="float" office:value="0">
            <text:p>0</text:p>
          </table:table-cell>
          <table:table-cell table:style-name="ce21" table:formula="of:=IF(MOD([.BI$7];[FP.$C4])=0;1;0)" office:value-type="float" office:value="0">
            <text:p>0</text:p>
          </table:table-cell>
          <table:table-cell table:style-name="ce21" table:formula="of:=IF(MOD([.BJ$7];[FP.$C4])=0;1;0)" office:value-type="float" office:value="1">
            <text:p>1</text:p>
          </table:table-cell>
          <table:table-cell table:style-name="ce21" table:formula="of:=IF(MOD([.BK$7];[FP.$C4])=0;1;0)" office:value-type="float" office:value="0">
            <text:p>0</text:p>
          </table:table-cell>
          <table:table-cell table:style-name="ce21" table:formula="of:=IF(MOD([.BL$7];[FP.$C4])=0;1;0)" office:value-type="float" office:value="0">
            <text:p>0</text:p>
          </table:table-cell>
          <table:table-cell table:style-name="ce21" table:formula="of:=IF(MOD([.BM$7];[FP.$C4])=0;1;0)" office:value-type="float" office:value="1">
            <text:p>1</text:p>
          </table:table-cell>
          <table:table-cell table:style-name="ce21" table:formula="of:=IF(MOD([.BN$7];[FP.$C4])=0;1;0)" office:value-type="float" office:value="0">
            <text:p>0</text:p>
          </table:table-cell>
          <table:table-cell table:style-name="ce21" table:formula="of:=IF(MOD([.BO$7];[FP.$C4])=0;1;0)" office:value-type="float" office:value="0">
            <text:p>0</text:p>
          </table:table-cell>
          <table:table-cell table:style-name="ce21" table:formula="of:=IF(MOD([.BP$7];[FP.$C4])=0;1;0)" office:value-type="float" office:value="1">
            <text:p>1</text:p>
          </table:table-cell>
          <table:table-cell table:style-name="ce21" table:formula="of:=IF(MOD([.BQ$7];[FP.$C4])=0;1;0)" office:value-type="float" office:value="0">
            <text:p>0</text:p>
          </table:table-cell>
          <table:table-cell table:style-name="ce21" table:formula="of:=IF(MOD([.BR$7];[FP.$C4])=0;1;0)" office:value-type="float" office:value="0">
            <text:p>0</text:p>
          </table:table-cell>
          <table:table-cell table:style-name="ce21" table:formula="of:=IF(MOD([.BS$7];[FP.$C4])=0;1;0)" office:value-type="float" office:value="1">
            <text:p>1</text:p>
          </table:table-cell>
          <table:table-cell table:style-name="ce21" table:formula="of:=IF(MOD([.BT$7];[FP.$C4])=0;1;0)" office:value-type="float" office:value="0">
            <text:p>0</text:p>
          </table:table-cell>
          <table:table-cell table:style-name="ce21" table:formula="of:=IF(MOD([.BU$7];[FP.$C4])=0;1;0)" office:value-type="float" office:value="0">
            <text:p>0</text:p>
          </table:table-cell>
          <table:table-cell table:style-name="ce21" table:formula="of:=IF(MOD([.BV$7];[FP.$C4])=0;1;0)" office:value-type="float" office:value="1">
            <text:p>1</text:p>
          </table:table-cell>
          <table:table-cell table:style-name="ce21" table:formula="of:=IF(MOD([.BW$7];[FP.$C4])=0;1;0)" office:value-type="float" office:value="0">
            <text:p>0</text:p>
          </table:table-cell>
          <table:table-cell table:style-name="ce21" table:formula="of:=IF(MOD([.BX$7];[FP.$C4])=0;1;0)" office:value-type="float" office:value="0">
            <text:p>0</text:p>
          </table:table-cell>
          <table:table-cell table:style-name="ce21" table:formula="of:=IF(MOD([.BY$7];[FP.$C4])=0;1;0)" office:value-type="float" office:value="1">
            <text:p>1</text:p>
          </table:table-cell>
          <table:table-cell table:style-name="ce21" table:formula="of:=IF(MOD([.BZ$7];[FP.$C4])=0;1;0)" office:value-type="float" office:value="0">
            <text:p>0</text:p>
          </table:table-cell>
          <table:table-cell table:style-name="ce21" table:formula="of:=IF(MOD([.CA$7];[FP.$C4])=0;1;0)" office:value-type="float" office:value="0">
            <text:p>0</text:p>
          </table:table-cell>
          <table:table-cell table:style-name="ce21" table:formula="of:=IF(MOD([.CB$7];[FP.$C4])=0;1;0)" office:value-type="float" office:value="1">
            <text:p>1</text:p>
          </table:table-cell>
          <table:table-cell table:style-name="ce21" table:formula="of:=IF(MOD([.CC$7];[FP.$C4])=0;1;0)" office:value-type="float" office:value="0">
            <text:p>0</text:p>
          </table:table-cell>
          <table:table-cell table:style-name="ce21" table:formula="of:=IF(MOD([.CD$7];[FP.$C4])=0;1;0)" office:value-type="float" office:value="0">
            <text:p>0</text:p>
          </table:table-cell>
          <table:table-cell table:style-name="ce21" table:formula="of:=IF(MOD([.CE$7];[FP.$C4])=0;1;0)" office:value-type="float" office:value="1">
            <text:p>1</text:p>
          </table:table-cell>
          <table:table-cell table:style-name="ce21" table:formula="of:=IF(MOD([.CF$7];[FP.$C4])=0;1;0)" office:value-type="float" office:value="0">
            <text:p>0</text:p>
          </table:table-cell>
          <table:table-cell table:style-name="ce21" table:formula="of:=IF(MOD([.CG$7];[FP.$C4])=0;1;0)" office:value-type="float" office:value="0">
            <text:p>0</text:p>
          </table:table-cell>
          <table:table-cell table:style-name="ce21" table:formula="of:=IF(MOD([.CH$7];[FP.$C4])=0;1;0)" office:value-type="float" office:value="1">
            <text:p>1</text:p>
          </table:table-cell>
          <table:table-cell table:style-name="ce21" table:formula="of:=IF(MOD([.CI$7];[FP.$C4])=0;1;0)" office:value-type="float" office:value="0">
            <text:p>0</text:p>
          </table:table-cell>
          <table:table-cell table:style-name="ce21" table:formula="of:=IF(MOD([.CJ$7];[FP.$C4])=0;1;0)" office:value-type="float" office:value="0">
            <text:p>0</text:p>
          </table:table-cell>
          <table:table-cell table:style-name="ce21" table:formula="of:=IF(MOD([.CK$7];[FP.$C4])=0;1;0)" office:value-type="float" office:value="1">
            <text:p>1</text:p>
          </table:table-cell>
          <table:table-cell table:style-name="ce21" table:formula="of:=IF(MOD([.CL$7];[FP.$C4])=0;1;0)" office:value-type="float" office:value="0">
            <text:p>0</text:p>
          </table:table-cell>
          <table:table-cell table:style-name="ce21" table:formula="of:=IF(MOD([.CM$7];[FP.$C4])=0;1;0)" office:value-type="float" office:value="0">
            <text:p>0</text:p>
          </table:table-cell>
          <table:table-cell table:style-name="ce21" table:formula="of:=IF(MOD([.CN$7];[FP.$C4])=0;1;0)" office:value-type="float" office:value="1">
            <text:p>1</text:p>
          </table:table-cell>
          <table:table-cell table:style-name="ce21" table:formula="of:=IF(MOD([.CO$7];[FP.$C4])=0;1;0)" office:value-type="float" office:value="0">
            <text:p>0</text:p>
          </table:table-cell>
          <table:table-cell table:style-name="ce21" table:formula="of:=IF(MOD([.CP$7];[FP.$C4])=0;1;0)" office:value-type="float" office:value="0">
            <text:p>0</text:p>
          </table:table-cell>
          <table:table-cell table:style-name="ce21" table:formula="of:=IF(MOD([.CQ$7];[FP.$C4])=0;1;0)" office:value-type="float" office:value="1">
            <text:p>1</text:p>
          </table:table-cell>
          <table:table-cell table:style-name="ce21" table:formula="of:=IF(MOD([.CR$7];[FP.$C4])=0;1;0)" office:value-type="float" office:value="0">
            <text:p>0</text:p>
          </table:table-cell>
          <table:table-cell table:style-name="ce21" table:formula="of:=IF(MOD([.CS$7];[FP.$C4])=0;1;0)" office:value-type="float" office:value="0">
            <text:p>0</text:p>
          </table:table-cell>
          <table:table-cell table:style-name="ce21" table:formula="of:=IF(MOD([.CT$7];[FP.$C4])=0;1;0)" office:value-type="float" office:value="1">
            <text:p>1</text:p>
          </table:table-cell>
          <table:table-cell table:style-name="ce21" table:formula="of:=IF(MOD([.CU$7];[FP.$C4])=0;1;0)" office:value-type="float" office:value="0">
            <text:p>0</text:p>
          </table:table-cell>
          <table:table-cell table:style-name="ce21" table:formula="of:=IF(MOD([.CV$7];[FP.$C4])=0;1;0)" office:value-type="float" office:value="0">
            <text:p>0</text:p>
          </table:table-cell>
          <table:table-cell table:style-name="ce21" table:formula="of:=IF(MOD([.CW$7];[FP.$C4])=0;1;0)" office:value-type="float" office:value="1">
            <text:p>1</text:p>
          </table:table-cell>
          <table:table-cell table:style-name="ce21" table:formula="of:=IF(MOD([.CX$7];[FP.$C4])=0;1;0)" office:value-type="float" office:value="0">
            <text:p>0</text:p>
          </table:table-cell>
          <table:table-cell table:style-name="ce21" table:formula="of:=IF(MOD([.CY$7];[FP.$C4])=0;1;0)" office:value-type="float" office:value="0">
            <text:p>0</text:p>
          </table:table-cell>
          <table:table-cell table:style-name="ce21" table:formula="of:=IF(MOD([.CZ$7];[FP.$C4])=0;1;0)" office:value-type="float" office:value="1">
            <text:p>1</text:p>
          </table:table-cell>
          <table:table-cell table:style-name="ce21" table:formula="of:=IF(MOD([.DA$7];[FP.$C4])=0;1;0)" office:value-type="float" office:value="0">
            <text:p>0</text:p>
          </table:table-cell>
          <table:table-cell table:style-name="ce21" table:formula="of:=IF(MOD([.DB$7];[FP.$C4])=0;1;0)" office:value-type="float" office:value="0">
            <text:p>0</text:p>
          </table:table-cell>
          <table:table-cell table:style-name="ce21" table:formula="of:=IF(MOD([.DC$7];[FP.$C4])=0;1;0)" office:value-type="float" office:value="1">
            <text:p>1</text:p>
          </table:table-cell>
          <table:table-cell table:style-name="ce21" table:formula="of:=IF(MOD([.DD$7];[FP.$C4])=0;1;0)" office:value-type="float" office:value="0">
            <text:p>0</text:p>
          </table:table-cell>
          <table:table-cell table:style-name="ce21" table:formula="of:=IF(MOD([.DE$7];[FP.$C4])=0;1;0)" office:value-type="float" office:value="0">
            <text:p>0</text:p>
          </table:table-cell>
          <table:table-cell table:style-name="ce21" table:formula="of:=IF(MOD([.DF$7];[FP.$C4])=0;1;0)" office:value-type="float" office:value="1">
            <text:p>1</text:p>
          </table:table-cell>
          <table:table-cell table:style-name="ce21" table:formula="of:=IF(MOD([.DG$7];[FP.$C4])=0;1;0)" office:value-type="float" office:value="0">
            <text:p>0</text:p>
          </table:table-cell>
          <table:table-cell table:style-name="ce21" table:formula="of:=IF(MOD([.DH$7];[FP.$C4])=0;1;0)" office:value-type="float" office:value="0">
            <text:p>0</text:p>
          </table:table-cell>
          <table:table-cell table:style-name="ce21" table:formula="of:=IF(MOD([.DI$7];[FP.$C4])=0;1;0)" office:value-type="float" office:value="1">
            <text:p>1</text:p>
          </table:table-cell>
          <table:table-cell table:style-name="ce21" table:formula="of:=IF(MOD([.DJ$7];[FP.$C4])=0;1;0)" office:value-type="float" office:value="0">
            <text:p>0</text:p>
          </table:table-cell>
          <table:table-cell table:style-name="ce21" table:formula="of:=IF(MOD([.DK$7];[FP.$C4])=0;1;0)" office:value-type="float" office:value="0">
            <text:p>0</text:p>
          </table:table-cell>
          <table:table-cell table:style-name="ce21" table:formula="of:=IF(MOD([.DL$7];[FP.$C4])=0;1;0)" office:value-type="float" office:value="1">
            <text:p>1</text:p>
          </table:table-cell>
          <table:table-cell table:style-name="ce21" table:formula="of:=IF(MOD([.DM$7];[FP.$C4])=0;1;0)" office:value-type="float" office:value="0">
            <text:p>0</text:p>
          </table:table-cell>
          <table:table-cell table:style-name="ce21" table:formula="of:=IF(MOD([.DN$7];[FP.$C4])=0;1;0)" office:value-type="float" office:value="0">
            <text:p>0</text:p>
          </table:table-cell>
          <table:table-cell table:style-name="ce21" table:formula="of:=IF(MOD([.DO$7];[FP.$C4])=0;1;0)" office:value-type="float" office:value="1">
            <text:p>1</text:p>
          </table:table-cell>
          <table:table-cell table:style-name="ce21" table:formula="of:=IF(MOD([.DP$7];[FP.$C4])=0;1;0)" office:value-type="float" office:value="0">
            <text:p>0</text:p>
          </table:table-cell>
          <table:table-cell table:style-name="ce21" table:formula="of:=IF(MOD([.DQ$7];[FP.$C4])=0;1;0)" office:value-type="float" office:value="0">
            <text:p>0</text:p>
          </table:table-cell>
          <table:table-cell table:style-name="ce21" table:formula="of:=IF(MOD([.DR$7];[FP.$C4])=0;1;0)" office:value-type="float" office:value="1">
            <text:p>1</text:p>
          </table:table-cell>
          <table:table-cell table:style-name="ce21" table:formula="of:=IF(MOD([.DS$7];[FP.$C4])=0;1;0)" office:value-type="float" office:value="0">
            <text:p>0</text:p>
          </table:table-cell>
          <table:table-cell table:style-name="ce21" table:formula="of:=IF(MOD([.DT$7];[FP.$C4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2</text:p>
          </table:table-cell>
          <table:table-cell table:style-name="ce21" table:formula="of:=IF(MOD([.B$7];[FP.$C5])=0;1;0)" office:value-type="float" office:value="1">
            <text:p>1</text:p>
          </table:table-cell>
          <table:table-cell table:style-name="ce21" table:formula="of:=IF(MOD([.C$7];[FP.$C5])=0;1;0)" office:value-type="float" office:value="0">
            <text:p>0</text:p>
          </table:table-cell>
          <table:table-cell table:style-name="ce21" table:formula="of:=IF(MOD([.D$7];[FP.$C5])=0;1;0)" office:value-type="float" office:value="0">
            <text:p>0</text:p>
          </table:table-cell>
          <table:table-cell table:style-name="ce21" table:formula="of:=IF(MOD([.E$7];[FP.$C5])=0;1;0)" office:value-type="float" office:value="0">
            <text:p>0</text:p>
          </table:table-cell>
          <table:table-cell table:style-name="ce21" table:formula="of:=IF(MOD([.F$7];[FP.$C5])=0;1;0)" office:value-type="float" office:value="0">
            <text:p>0</text:p>
          </table:table-cell>
          <table:table-cell table:style-name="ce21" table:formula="of:=IF(MOD([.G$7];[FP.$C5])=0;1;0)" office:value-type="float" office:value="0">
            <text:p>0</text:p>
          </table:table-cell>
          <table:table-cell table:style-name="ce21" table:formula="of:=IF(MOD([.H$7];[FP.$C5])=0;1;0)" office:value-type="float" office:value="0">
            <text:p>0</text:p>
          </table:table-cell>
          <table:table-cell table:style-name="ce21" table:formula="of:=IF(MOD([.I$7];[FP.$C5])=0;1;0)" office:value-type="float" office:value="0">
            <text:p>0</text:p>
          </table:table-cell>
          <table:table-cell table:style-name="ce21" table:formula="of:=IF(MOD([.J$7];[FP.$C5])=0;1;0)" office:value-type="float" office:value="0">
            <text:p>0</text:p>
          </table:table-cell>
          <table:table-cell table:style-name="ce21" table:formula="of:=IF(MOD([.K$7];[FP.$C5])=0;1;0)" office:value-type="float" office:value="1">
            <text:p>1</text:p>
          </table:table-cell>
          <table:table-cell table:style-name="ce21" table:formula="of:=IF(MOD([.L$7];[FP.$C5])=0;1;0)" office:value-type="float" office:value="0">
            <text:p>0</text:p>
          </table:table-cell>
          <table:table-cell table:style-name="ce21" table:formula="of:=IF(MOD([.M$7];[FP.$C5])=0;1;0)" office:value-type="float" office:value="0">
            <text:p>0</text:p>
          </table:table-cell>
          <table:table-cell table:style-name="ce21" table:formula="of:=IF(MOD([.N$7];[FP.$C5])=0;1;0)" office:value-type="float" office:value="0">
            <text:p>0</text:p>
          </table:table-cell>
          <table:table-cell table:style-name="ce21" table:formula="of:=IF(MOD([.O$7];[FP.$C5])=0;1;0)" office:value-type="float" office:value="0">
            <text:p>0</text:p>
          </table:table-cell>
          <table:table-cell table:style-name="ce21" table:formula="of:=IF(MOD([.P$7];[FP.$C5])=0;1;0)" office:value-type="float" office:value="0">
            <text:p>0</text:p>
          </table:table-cell>
          <table:table-cell table:style-name="ce21" table:formula="of:=IF(MOD([.Q$7];[FP.$C5])=0;1;0)" office:value-type="float" office:value="0">
            <text:p>0</text:p>
          </table:table-cell>
          <table:table-cell table:style-name="ce21" table:formula="of:=IF(MOD([.R$7];[FP.$C5])=0;1;0)" office:value-type="float" office:value="0">
            <text:p>0</text:p>
          </table:table-cell>
          <table:table-cell table:style-name="ce21" table:formula="of:=IF(MOD([.S$7];[FP.$C5])=0;1;0)" office:value-type="float" office:value="0">
            <text:p>0</text:p>
          </table:table-cell>
          <table:table-cell table:style-name="ce21" table:formula="of:=IF(MOD([.T$7];[FP.$C5])=0;1;0)" office:value-type="float" office:value="1">
            <text:p>1</text:p>
          </table:table-cell>
          <table:table-cell table:style-name="ce21" table:formula="of:=IF(MOD([.U$7];[FP.$C5])=0;1;0)" office:value-type="float" office:value="0">
            <text:p>0</text:p>
          </table:table-cell>
          <table:table-cell table:style-name="ce21" table:formula="of:=IF(MOD([.V$7];[FP.$C5])=0;1;0)" office:value-type="float" office:value="0">
            <text:p>0</text:p>
          </table:table-cell>
          <table:table-cell table:style-name="ce21" table:formula="of:=IF(MOD([.W$7];[FP.$C5])=0;1;0)" office:value-type="float" office:value="0">
            <text:p>0</text:p>
          </table:table-cell>
          <table:table-cell table:style-name="ce21" table:formula="of:=IF(MOD([.X$7];[FP.$C5])=0;1;0)" office:value-type="float" office:value="0">
            <text:p>0</text:p>
          </table:table-cell>
          <table:table-cell table:style-name="ce21" table:formula="of:=IF(MOD([.Y$7];[FP.$C5])=0;1;0)" office:value-type="float" office:value="0">
            <text:p>0</text:p>
          </table:table-cell>
          <table:table-cell table:style-name="ce21" table:formula="of:=IF(MOD([.Z$7];[FP.$C5])=0;1;0)" office:value-type="float" office:value="0">
            <text:p>0</text:p>
          </table:table-cell>
          <table:table-cell table:style-name="ce21" table:formula="of:=IF(MOD([.AA$7];[FP.$C5])=0;1;0)" office:value-type="float" office:value="0">
            <text:p>0</text:p>
          </table:table-cell>
          <table:table-cell table:style-name="ce21" table:formula="of:=IF(MOD([.AB$7];[FP.$C5])=0;1;0)" office:value-type="float" office:value="0">
            <text:p>0</text:p>
          </table:table-cell>
          <table:table-cell table:style-name="ce21" table:formula="of:=IF(MOD([.AC$7];[FP.$C5])=0;1;0)" office:value-type="float" office:value="1">
            <text:p>1</text:p>
          </table:table-cell>
          <table:table-cell table:style-name="ce21" table:formula="of:=IF(MOD([.AD$7];[FP.$C5])=0;1;0)" office:value-type="float" office:value="0">
            <text:p>0</text:p>
          </table:table-cell>
          <table:table-cell table:style-name="ce21" table:formula="of:=IF(MOD([.AE$7];[FP.$C5])=0;1;0)" office:value-type="float" office:value="0">
            <text:p>0</text:p>
          </table:table-cell>
          <table:table-cell table:style-name="ce21" table:formula="of:=IF(MOD([.AF$7];[FP.$C5])=0;1;0)" office:value-type="float" office:value="0">
            <text:p>0</text:p>
          </table:table-cell>
          <table:table-cell table:style-name="ce21" table:formula="of:=IF(MOD([.AG$7];[FP.$C5])=0;1;0)" office:value-type="float" office:value="0">
            <text:p>0</text:p>
          </table:table-cell>
          <table:table-cell table:style-name="ce21" table:formula="of:=IF(MOD([.AH$7];[FP.$C5])=0;1;0)" office:value-type="float" office:value="0">
            <text:p>0</text:p>
          </table:table-cell>
          <table:table-cell table:style-name="ce21" table:formula="of:=IF(MOD([.AI$7];[FP.$C5])=0;1;0)" office:value-type="float" office:value="0">
            <text:p>0</text:p>
          </table:table-cell>
          <table:table-cell table:style-name="ce21" table:formula="of:=IF(MOD([.AJ$7];[FP.$C5])=0;1;0)" office:value-type="float" office:value="0">
            <text:p>0</text:p>
          </table:table-cell>
          <table:table-cell table:style-name="ce21" table:formula="of:=IF(MOD([.AK$7];[FP.$C5])=0;1;0)" office:value-type="float" office:value="0">
            <text:p>0</text:p>
          </table:table-cell>
          <table:table-cell table:style-name="ce21" table:formula="of:=IF(MOD([.AL$7];[FP.$C5])=0;1;0)" office:value-type="float" office:value="1">
            <text:p>1</text:p>
          </table:table-cell>
          <table:table-cell table:style-name="ce21" table:formula="of:=IF(MOD([.AM$7];[FP.$C5])=0;1;0)" office:value-type="float" office:value="0">
            <text:p>0</text:p>
          </table:table-cell>
          <table:table-cell table:style-name="ce21" table:formula="of:=IF(MOD([.AN$7];[FP.$C5])=0;1;0)" office:value-type="float" office:value="0">
            <text:p>0</text:p>
          </table:table-cell>
          <table:table-cell table:style-name="ce21" table:formula="of:=IF(MOD([.AO$7];[FP.$C5])=0;1;0)" office:value-type="float" office:value="0">
            <text:p>0</text:p>
          </table:table-cell>
          <table:table-cell table:style-name="ce21" table:formula="of:=IF(MOD([.AP$7];[FP.$C5])=0;1;0)" office:value-type="float" office:value="0">
            <text:p>0</text:p>
          </table:table-cell>
          <table:table-cell table:style-name="ce21" table:formula="of:=IF(MOD([.AQ$7];[FP.$C5])=0;1;0)" office:value-type="float" office:value="0">
            <text:p>0</text:p>
          </table:table-cell>
          <table:table-cell table:style-name="ce21" table:formula="of:=IF(MOD([.AR$7];[FP.$C5])=0;1;0)" office:value-type="float" office:value="0">
            <text:p>0</text:p>
          </table:table-cell>
          <table:table-cell table:style-name="ce21" table:formula="of:=IF(MOD([.AS$7];[FP.$C5])=0;1;0)" office:value-type="float" office:value="0">
            <text:p>0</text:p>
          </table:table-cell>
          <table:table-cell table:style-name="ce21" table:formula="of:=IF(MOD([.AT$7];[FP.$C5])=0;1;0)" office:value-type="float" office:value="0">
            <text:p>0</text:p>
          </table:table-cell>
          <table:table-cell table:style-name="ce21" table:formula="of:=IF(MOD([.AU$7];[FP.$C5])=0;1;0)" office:value-type="float" office:value="1">
            <text:p>1</text:p>
          </table:table-cell>
          <table:table-cell table:style-name="ce21" table:formula="of:=IF(MOD([.AV$7];[FP.$C5])=0;1;0)" office:value-type="float" office:value="0">
            <text:p>0</text:p>
          </table:table-cell>
          <table:table-cell table:style-name="ce21" table:formula="of:=IF(MOD([.AW$7];[FP.$C5])=0;1;0)" office:value-type="float" office:value="0">
            <text:p>0</text:p>
          </table:table-cell>
          <table:table-cell table:style-name="ce21" table:formula="of:=IF(MOD([.AX$7];[FP.$C5])=0;1;0)" office:value-type="float" office:value="0">
            <text:p>0</text:p>
          </table:table-cell>
          <table:table-cell table:style-name="ce21" table:formula="of:=IF(MOD([.AY$7];[FP.$C5])=0;1;0)" office:value-type="float" office:value="0">
            <text:p>0</text:p>
          </table:table-cell>
          <table:table-cell table:style-name="ce21" table:formula="of:=IF(MOD([.AZ$7];[FP.$C5])=0;1;0)" office:value-type="float" office:value="0">
            <text:p>0</text:p>
          </table:table-cell>
          <table:table-cell table:style-name="ce21" table:formula="of:=IF(MOD([.BA$7];[FP.$C5])=0;1;0)" office:value-type="float" office:value="0">
            <text:p>0</text:p>
          </table:table-cell>
          <table:table-cell table:style-name="ce21" table:formula="of:=IF(MOD([.BB$7];[FP.$C5])=0;1;0)" office:value-type="float" office:value="0">
            <text:p>0</text:p>
          </table:table-cell>
          <table:table-cell table:style-name="ce21" table:formula="of:=IF(MOD([.BC$7];[FP.$C5])=0;1;0)" office:value-type="float" office:value="0">
            <text:p>0</text:p>
          </table:table-cell>
          <table:table-cell table:style-name="ce21" table:formula="of:=IF(MOD([.BD$7];[FP.$C5])=0;1;0)" office:value-type="float" office:value="1">
            <text:p>1</text:p>
          </table:table-cell>
          <table:table-cell table:style-name="ce21" table:formula="of:=IF(MOD([.BE$7];[FP.$C5])=0;1;0)" office:value-type="float" office:value="0">
            <text:p>0</text:p>
          </table:table-cell>
          <table:table-cell table:style-name="ce21" table:formula="of:=IF(MOD([.BF$7];[FP.$C5])=0;1;0)" office:value-type="float" office:value="0">
            <text:p>0</text:p>
          </table:table-cell>
          <table:table-cell table:style-name="ce21" table:formula="of:=IF(MOD([.BG$7];[FP.$C5])=0;1;0)" office:value-type="float" office:value="0">
            <text:p>0</text:p>
          </table:table-cell>
          <table:table-cell table:style-name="ce21" table:formula="of:=IF(MOD([.BH$7];[FP.$C5])=0;1;0)" office:value-type="float" office:value="0">
            <text:p>0</text:p>
          </table:table-cell>
          <table:table-cell table:style-name="ce21" table:formula="of:=IF(MOD([.BI$7];[FP.$C5])=0;1;0)" office:value-type="float" office:value="0">
            <text:p>0</text:p>
          </table:table-cell>
          <table:table-cell table:style-name="ce21" table:formula="of:=IF(MOD([.BJ$7];[FP.$C5])=0;1;0)" office:value-type="float" office:value="0">
            <text:p>0</text:p>
          </table:table-cell>
          <table:table-cell table:style-name="ce21" table:formula="of:=IF(MOD([.BK$7];[FP.$C5])=0;1;0)" office:value-type="float" office:value="0">
            <text:p>0</text:p>
          </table:table-cell>
          <table:table-cell table:style-name="ce21" table:formula="of:=IF(MOD([.BL$7];[FP.$C5])=0;1;0)" office:value-type="float" office:value="0">
            <text:p>0</text:p>
          </table:table-cell>
          <table:table-cell table:style-name="ce21" table:formula="of:=IF(MOD([.BM$7];[FP.$C5])=0;1;0)" office:value-type="float" office:value="1">
            <text:p>1</text:p>
          </table:table-cell>
          <table:table-cell table:style-name="ce21" table:formula="of:=IF(MOD([.BN$7];[FP.$C5])=0;1;0)" office:value-type="float" office:value="0">
            <text:p>0</text:p>
          </table:table-cell>
          <table:table-cell table:style-name="ce21" table:formula="of:=IF(MOD([.BO$7];[FP.$C5])=0;1;0)" office:value-type="float" office:value="0">
            <text:p>0</text:p>
          </table:table-cell>
          <table:table-cell table:style-name="ce21" table:formula="of:=IF(MOD([.BP$7];[FP.$C5])=0;1;0)" office:value-type="float" office:value="0">
            <text:p>0</text:p>
          </table:table-cell>
          <table:table-cell table:style-name="ce21" table:formula="of:=IF(MOD([.BQ$7];[FP.$C5])=0;1;0)" office:value-type="float" office:value="0">
            <text:p>0</text:p>
          </table:table-cell>
          <table:table-cell table:style-name="ce21" table:formula="of:=IF(MOD([.BR$7];[FP.$C5])=0;1;0)" office:value-type="float" office:value="0">
            <text:p>0</text:p>
          </table:table-cell>
          <table:table-cell table:style-name="ce21" table:formula="of:=IF(MOD([.BS$7];[FP.$C5])=0;1;0)" office:value-type="float" office:value="0">
            <text:p>0</text:p>
          </table:table-cell>
          <table:table-cell table:style-name="ce21" table:formula="of:=IF(MOD([.BT$7];[FP.$C5])=0;1;0)" office:value-type="float" office:value="0">
            <text:p>0</text:p>
          </table:table-cell>
          <table:table-cell table:style-name="ce21" table:formula="of:=IF(MOD([.BU$7];[FP.$C5])=0;1;0)" office:value-type="float" office:value="0">
            <text:p>0</text:p>
          </table:table-cell>
          <table:table-cell table:style-name="ce21" table:formula="of:=IF(MOD([.BV$7];[FP.$C5])=0;1;0)" office:value-type="float" office:value="1">
            <text:p>1</text:p>
          </table:table-cell>
          <table:table-cell table:style-name="ce21" table:formula="of:=IF(MOD([.BW$7];[FP.$C5])=0;1;0)" office:value-type="float" office:value="0">
            <text:p>0</text:p>
          </table:table-cell>
          <table:table-cell table:style-name="ce21" table:formula="of:=IF(MOD([.BX$7];[FP.$C5])=0;1;0)" office:value-type="float" office:value="0">
            <text:p>0</text:p>
          </table:table-cell>
          <table:table-cell table:style-name="ce21" table:formula="of:=IF(MOD([.BY$7];[FP.$C5])=0;1;0)" office:value-type="float" office:value="0">
            <text:p>0</text:p>
          </table:table-cell>
          <table:table-cell table:style-name="ce21" table:formula="of:=IF(MOD([.BZ$7];[FP.$C5])=0;1;0)" office:value-type="float" office:value="0">
            <text:p>0</text:p>
          </table:table-cell>
          <table:table-cell table:style-name="ce21" table:formula="of:=IF(MOD([.CA$7];[FP.$C5])=0;1;0)" office:value-type="float" office:value="0">
            <text:p>0</text:p>
          </table:table-cell>
          <table:table-cell table:style-name="ce21" table:formula="of:=IF(MOD([.CB$7];[FP.$C5])=0;1;0)" office:value-type="float" office:value="0">
            <text:p>0</text:p>
          </table:table-cell>
          <table:table-cell table:style-name="ce21" table:formula="of:=IF(MOD([.CC$7];[FP.$C5])=0;1;0)" office:value-type="float" office:value="0">
            <text:p>0</text:p>
          </table:table-cell>
          <table:table-cell table:style-name="ce21" table:formula="of:=IF(MOD([.CD$7];[FP.$C5])=0;1;0)" office:value-type="float" office:value="0">
            <text:p>0</text:p>
          </table:table-cell>
          <table:table-cell table:style-name="ce21" table:formula="of:=IF(MOD([.CE$7];[FP.$C5])=0;1;0)" office:value-type="float" office:value="1">
            <text:p>1</text:p>
          </table:table-cell>
          <table:table-cell table:style-name="ce21" table:formula="of:=IF(MOD([.CF$7];[FP.$C5])=0;1;0)" office:value-type="float" office:value="0">
            <text:p>0</text:p>
          </table:table-cell>
          <table:table-cell table:style-name="ce21" table:formula="of:=IF(MOD([.CG$7];[FP.$C5])=0;1;0)" office:value-type="float" office:value="0">
            <text:p>0</text:p>
          </table:table-cell>
          <table:table-cell table:style-name="ce21" table:formula="of:=IF(MOD([.CH$7];[FP.$C5])=0;1;0)" office:value-type="float" office:value="0">
            <text:p>0</text:p>
          </table:table-cell>
          <table:table-cell table:style-name="ce21" table:formula="of:=IF(MOD([.CI$7];[FP.$C5])=0;1;0)" office:value-type="float" office:value="0">
            <text:p>0</text:p>
          </table:table-cell>
          <table:table-cell table:style-name="ce21" table:formula="of:=IF(MOD([.CJ$7];[FP.$C5])=0;1;0)" office:value-type="float" office:value="0">
            <text:p>0</text:p>
          </table:table-cell>
          <table:table-cell table:style-name="ce21" table:formula="of:=IF(MOD([.CK$7];[FP.$C5])=0;1;0)" office:value-type="float" office:value="0">
            <text:p>0</text:p>
          </table:table-cell>
          <table:table-cell table:style-name="ce21" table:formula="of:=IF(MOD([.CL$7];[FP.$C5])=0;1;0)" office:value-type="float" office:value="0">
            <text:p>0</text:p>
          </table:table-cell>
          <table:table-cell table:style-name="ce21" table:formula="of:=IF(MOD([.CM$7];[FP.$C5])=0;1;0)" office:value-type="float" office:value="0">
            <text:p>0</text:p>
          </table:table-cell>
          <table:table-cell table:style-name="ce21" table:formula="of:=IF(MOD([.CN$7];[FP.$C5])=0;1;0)" office:value-type="float" office:value="1">
            <text:p>1</text:p>
          </table:table-cell>
          <table:table-cell table:style-name="ce21" table:formula="of:=IF(MOD([.CO$7];[FP.$C5])=0;1;0)" office:value-type="float" office:value="0">
            <text:p>0</text:p>
          </table:table-cell>
          <table:table-cell table:style-name="ce21" table:formula="of:=IF(MOD([.CP$7];[FP.$C5])=0;1;0)" office:value-type="float" office:value="0">
            <text:p>0</text:p>
          </table:table-cell>
          <table:table-cell table:style-name="ce21" table:formula="of:=IF(MOD([.CQ$7];[FP.$C5])=0;1;0)" office:value-type="float" office:value="0">
            <text:p>0</text:p>
          </table:table-cell>
          <table:table-cell table:style-name="ce21" table:formula="of:=IF(MOD([.CR$7];[FP.$C5])=0;1;0)" office:value-type="float" office:value="0">
            <text:p>0</text:p>
          </table:table-cell>
          <table:table-cell table:style-name="ce21" table:formula="of:=IF(MOD([.CS$7];[FP.$C5])=0;1;0)" office:value-type="float" office:value="0">
            <text:p>0</text:p>
          </table:table-cell>
          <table:table-cell table:style-name="ce21" table:formula="of:=IF(MOD([.CT$7];[FP.$C5])=0;1;0)" office:value-type="float" office:value="0">
            <text:p>0</text:p>
          </table:table-cell>
          <table:table-cell table:style-name="ce21" table:formula="of:=IF(MOD([.CU$7];[FP.$C5])=0;1;0)" office:value-type="float" office:value="0">
            <text:p>0</text:p>
          </table:table-cell>
          <table:table-cell table:style-name="ce21" table:formula="of:=IF(MOD([.CV$7];[FP.$C5])=0;1;0)" office:value-type="float" office:value="0">
            <text:p>0</text:p>
          </table:table-cell>
          <table:table-cell table:style-name="ce21" table:formula="of:=IF(MOD([.CW$7];[FP.$C5])=0;1;0)" office:value-type="float" office:value="1">
            <text:p>1</text:p>
          </table:table-cell>
          <table:table-cell table:style-name="ce21" table:formula="of:=IF(MOD([.CX$7];[FP.$C5])=0;1;0)" office:value-type="float" office:value="0">
            <text:p>0</text:p>
          </table:table-cell>
          <table:table-cell table:style-name="ce21" table:formula="of:=IF(MOD([.CY$7];[FP.$C5])=0;1;0)" office:value-type="float" office:value="0">
            <text:p>0</text:p>
          </table:table-cell>
          <table:table-cell table:style-name="ce21" table:formula="of:=IF(MOD([.CZ$7];[FP.$C5])=0;1;0)" office:value-type="float" office:value="0">
            <text:p>0</text:p>
          </table:table-cell>
          <table:table-cell table:style-name="ce21" table:formula="of:=IF(MOD([.DA$7];[FP.$C5])=0;1;0)" office:value-type="float" office:value="0">
            <text:p>0</text:p>
          </table:table-cell>
          <table:table-cell table:style-name="ce21" table:formula="of:=IF(MOD([.DB$7];[FP.$C5])=0;1;0)" office:value-type="float" office:value="0">
            <text:p>0</text:p>
          </table:table-cell>
          <table:table-cell table:style-name="ce21" table:formula="of:=IF(MOD([.DC$7];[FP.$C5])=0;1;0)" office:value-type="float" office:value="0">
            <text:p>0</text:p>
          </table:table-cell>
          <table:table-cell table:style-name="ce21" table:formula="of:=IF(MOD([.DD$7];[FP.$C5])=0;1;0)" office:value-type="float" office:value="0">
            <text:p>0</text:p>
          </table:table-cell>
          <table:table-cell table:style-name="ce21" table:formula="of:=IF(MOD([.DE$7];[FP.$C5])=0;1;0)" office:value-type="float" office:value="0">
            <text:p>0</text:p>
          </table:table-cell>
          <table:table-cell table:style-name="ce21" table:formula="of:=IF(MOD([.DF$7];[FP.$C5])=0;1;0)" office:value-type="float" office:value="1">
            <text:p>1</text:p>
          </table:table-cell>
          <table:table-cell table:style-name="ce21" table:formula="of:=IF(MOD([.DG$7];[FP.$C5])=0;1;0)" office:value-type="float" office:value="0">
            <text:p>0</text:p>
          </table:table-cell>
          <table:table-cell table:style-name="ce21" table:formula="of:=IF(MOD([.DH$7];[FP.$C5])=0;1;0)" office:value-type="float" office:value="0">
            <text:p>0</text:p>
          </table:table-cell>
          <table:table-cell table:style-name="ce21" table:formula="of:=IF(MOD([.DI$7];[FP.$C5])=0;1;0)" office:value-type="float" office:value="0">
            <text:p>0</text:p>
          </table:table-cell>
          <table:table-cell table:style-name="ce21" table:formula="of:=IF(MOD([.DJ$7];[FP.$C5])=0;1;0)" office:value-type="float" office:value="0">
            <text:p>0</text:p>
          </table:table-cell>
          <table:table-cell table:style-name="ce21" table:formula="of:=IF(MOD([.DK$7];[FP.$C5])=0;1;0)" office:value-type="float" office:value="0">
            <text:p>0</text:p>
          </table:table-cell>
          <table:table-cell table:style-name="ce21" table:formula="of:=IF(MOD([.DL$7];[FP.$C5])=0;1;0)" office:value-type="float" office:value="0">
            <text:p>0</text:p>
          </table:table-cell>
          <table:table-cell table:style-name="ce21" table:formula="of:=IF(MOD([.DM$7];[FP.$C5])=0;1;0)" office:value-type="float" office:value="0">
            <text:p>0</text:p>
          </table:table-cell>
          <table:table-cell table:style-name="ce21" table:formula="of:=IF(MOD([.DN$7];[FP.$C5])=0;1;0)" office:value-type="float" office:value="0">
            <text:p>0</text:p>
          </table:table-cell>
          <table:table-cell table:style-name="ce21" table:formula="of:=IF(MOD([.DO$7];[FP.$C5])=0;1;0)" office:value-type="float" office:value="1">
            <text:p>1</text:p>
          </table:table-cell>
          <table:table-cell table:style-name="ce21" table:formula="of:=IF(MOD([.DP$7];[FP.$C5])=0;1;0)" office:value-type="float" office:value="0">
            <text:p>0</text:p>
          </table:table-cell>
          <table:table-cell table:style-name="ce21" table:formula="of:=IF(MOD([.DQ$7];[FP.$C5])=0;1;0)" office:value-type="float" office:value="0">
            <text:p>0</text:p>
          </table:table-cell>
          <table:table-cell table:style-name="ce21" table:formula="of:=IF(MOD([.DR$7];[FP.$C5])=0;1;0)" office:value-type="float" office:value="0">
            <text:p>0</text:p>
          </table:table-cell>
          <table:table-cell table:style-name="ce21" table:formula="of:=IF(MOD([.DS$7];[FP.$C5])=0;1;0)" office:value-type="float" office:value="0">
            <text:p>0</text:p>
          </table:table-cell>
          <table:table-cell table:style-name="ce21" table:formula="of:=IF(MOD([.DT$7];[FP.$C5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3</text:p>
          </table:table-cell>
          <table:table-cell table:style-name="ce21" table:formula="of:=IF(MOD([.B$7];[FP.$C6])=0;1;0)" office:value-type="float" office:value="1">
            <text:p>1</text:p>
          </table:table-cell>
          <table:table-cell table:style-name="ce21" table:formula="of:=IF(MOD([.C$7];[FP.$C6])=0;1;0)" office:value-type="float" office:value="0">
            <text:p>0</text:p>
          </table:table-cell>
          <table:table-cell table:style-name="ce21" table:formula="of:=IF(MOD([.D$7];[FP.$C6])=0;1;0)" office:value-type="float" office:value="0">
            <text:p>0</text:p>
          </table:table-cell>
          <table:table-cell table:style-name="ce21" table:formula="of:=IF(MOD([.E$7];[FP.$C6])=0;1;0)" office:value-type="float" office:value="0">
            <text:p>0</text:p>
          </table:table-cell>
          <table:table-cell table:style-name="ce21" table:formula="of:=IF(MOD([.F$7];[FP.$C6])=0;1;0)" office:value-type="float" office:value="0">
            <text:p>0</text:p>
          </table:table-cell>
          <table:table-cell table:style-name="ce21" table:formula="of:=IF(MOD([.G$7];[FP.$C6])=0;1;0)" office:value-type="float" office:value="0">
            <text:p>0</text:p>
          </table:table-cell>
          <table:table-cell table:style-name="ce21" table:formula="of:=IF(MOD([.H$7];[FP.$C6])=0;1;0)" office:value-type="float" office:value="0">
            <text:p>0</text:p>
          </table:table-cell>
          <table:table-cell table:style-name="ce21" table:formula="of:=IF(MOD([.I$7];[FP.$C6])=0;1;0)" office:value-type="float" office:value="0">
            <text:p>0</text:p>
          </table:table-cell>
          <table:table-cell table:style-name="ce21" table:formula="of:=IF(MOD([.J$7];[FP.$C6])=0;1;0)" office:value-type="float" office:value="0">
            <text:p>0</text:p>
          </table:table-cell>
          <table:table-cell table:style-name="ce21" table:formula="of:=IF(MOD([.K$7];[FP.$C6])=0;1;0)" office:value-type="float" office:value="0">
            <text:p>0</text:p>
          </table:table-cell>
          <table:table-cell table:style-name="ce21" table:formula="of:=IF(MOD([.L$7];[FP.$C6])=0;1;0)" office:value-type="float" office:value="0">
            <text:p>0</text:p>
          </table:table-cell>
          <table:table-cell table:style-name="ce21" table:formula="of:=IF(MOD([.M$7];[FP.$C6])=0;1;0)" office:value-type="float" office:value="0">
            <text:p>0</text:p>
          </table:table-cell>
          <table:table-cell table:style-name="ce21" table:formula="of:=IF(MOD([.N$7];[FP.$C6])=0;1;0)" office:value-type="float" office:value="0">
            <text:p>0</text:p>
          </table:table-cell>
          <table:table-cell table:style-name="ce21" table:formula="of:=IF(MOD([.O$7];[FP.$C6])=0;1;0)" office:value-type="float" office:value="0">
            <text:p>0</text:p>
          </table:table-cell>
          <table:table-cell table:style-name="ce21" table:formula="of:=IF(MOD([.P$7];[FP.$C6])=0;1;0)" office:value-type="float" office:value="0">
            <text:p>0</text:p>
          </table:table-cell>
          <table:table-cell table:style-name="ce21" table:formula="of:=IF(MOD([.Q$7];[FP.$C6])=0;1;0)" office:value-type="float" office:value="0">
            <text:p>0</text:p>
          </table:table-cell>
          <table:table-cell table:style-name="ce21" table:formula="of:=IF(MOD([.R$7];[FP.$C6])=0;1;0)" office:value-type="float" office:value="0">
            <text:p>0</text:p>
          </table:table-cell>
          <table:table-cell table:style-name="ce21" table:formula="of:=IF(MOD([.S$7];[FP.$C6])=0;1;0)" office:value-type="float" office:value="0">
            <text:p>0</text:p>
          </table:table-cell>
          <table:table-cell table:style-name="ce21" table:formula="of:=IF(MOD([.T$7];[FP.$C6])=0;1;0)" office:value-type="float" office:value="0">
            <text:p>0</text:p>
          </table:table-cell>
          <table:table-cell table:style-name="ce21" table:formula="of:=IF(MOD([.U$7];[FP.$C6])=0;1;0)" office:value-type="float" office:value="0">
            <text:p>0</text:p>
          </table:table-cell>
          <table:table-cell table:style-name="ce21" table:formula="of:=IF(MOD([.V$7];[FP.$C6])=0;1;0)" office:value-type="float" office:value="0">
            <text:p>0</text:p>
          </table:table-cell>
          <table:table-cell table:style-name="ce21" table:formula="of:=IF(MOD([.W$7];[FP.$C6])=0;1;0)" office:value-type="float" office:value="1">
            <text:p>1</text:p>
          </table:table-cell>
          <table:table-cell table:style-name="ce21" table:formula="of:=IF(MOD([.X$7];[FP.$C6])=0;1;0)" office:value-type="float" office:value="0">
            <text:p>0</text:p>
          </table:table-cell>
          <table:table-cell table:style-name="ce21" table:formula="of:=IF(MOD([.Y$7];[FP.$C6])=0;1;0)" office:value-type="float" office:value="0">
            <text:p>0</text:p>
          </table:table-cell>
          <table:table-cell table:style-name="ce21" table:formula="of:=IF(MOD([.Z$7];[FP.$C6])=0;1;0)" office:value-type="float" office:value="0">
            <text:p>0</text:p>
          </table:table-cell>
          <table:table-cell table:style-name="ce21" table:formula="of:=IF(MOD([.AA$7];[FP.$C6])=0;1;0)" office:value-type="float" office:value="0">
            <text:p>0</text:p>
          </table:table-cell>
          <table:table-cell table:style-name="ce21" table:formula="of:=IF(MOD([.AB$7];[FP.$C6])=0;1;0)" office:value-type="float" office:value="0">
            <text:p>0</text:p>
          </table:table-cell>
          <table:table-cell table:style-name="ce21" table:formula="of:=IF(MOD([.AC$7];[FP.$C6])=0;1;0)" office:value-type="float" office:value="0">
            <text:p>0</text:p>
          </table:table-cell>
          <table:table-cell table:style-name="ce21" table:formula="of:=IF(MOD([.AD$7];[FP.$C6])=0;1;0)" office:value-type="float" office:value="0">
            <text:p>0</text:p>
          </table:table-cell>
          <table:table-cell table:style-name="ce21" table:formula="of:=IF(MOD([.AE$7];[FP.$C6])=0;1;0)" office:value-type="float" office:value="0">
            <text:p>0</text:p>
          </table:table-cell>
          <table:table-cell table:style-name="ce21" table:formula="of:=IF(MOD([.AF$7];[FP.$C6])=0;1;0)" office:value-type="float" office:value="0">
            <text:p>0</text:p>
          </table:table-cell>
          <table:table-cell table:style-name="ce21" table:formula="of:=IF(MOD([.AG$7];[FP.$C6])=0;1;0)" office:value-type="float" office:value="0">
            <text:p>0</text:p>
          </table:table-cell>
          <table:table-cell table:style-name="ce21" table:formula="of:=IF(MOD([.AH$7];[FP.$C6])=0;1;0)" office:value-type="float" office:value="0">
            <text:p>0</text:p>
          </table:table-cell>
          <table:table-cell table:style-name="ce21" table:formula="of:=IF(MOD([.AI$7];[FP.$C6])=0;1;0)" office:value-type="float" office:value="0">
            <text:p>0</text:p>
          </table:table-cell>
          <table:table-cell table:style-name="ce21" table:formula="of:=IF(MOD([.AJ$7];[FP.$C6])=0;1;0)" office:value-type="float" office:value="0">
            <text:p>0</text:p>
          </table:table-cell>
          <table:table-cell table:style-name="ce21" table:formula="of:=IF(MOD([.AK$7];[FP.$C6])=0;1;0)" office:value-type="float" office:value="0">
            <text:p>0</text:p>
          </table:table-cell>
          <table:table-cell table:style-name="ce21" table:formula="of:=IF(MOD([.AL$7];[FP.$C6])=0;1;0)" office:value-type="float" office:value="0">
            <text:p>0</text:p>
          </table:table-cell>
          <table:table-cell table:style-name="ce21" table:formula="of:=IF(MOD([.AM$7];[FP.$C6])=0;1;0)" office:value-type="float" office:value="0">
            <text:p>0</text:p>
          </table:table-cell>
          <table:table-cell table:style-name="ce21" table:formula="of:=IF(MOD([.AN$7];[FP.$C6])=0;1;0)" office:value-type="float" office:value="0">
            <text:p>0</text:p>
          </table:table-cell>
          <table:table-cell table:style-name="ce21" table:formula="of:=IF(MOD([.AO$7];[FP.$C6])=0;1;0)" office:value-type="float" office:value="0">
            <text:p>0</text:p>
          </table:table-cell>
          <table:table-cell table:style-name="ce21" table:formula="of:=IF(MOD([.AP$7];[FP.$C6])=0;1;0)" office:value-type="float" office:value="0">
            <text:p>0</text:p>
          </table:table-cell>
          <table:table-cell table:style-name="ce21" table:formula="of:=IF(MOD([.AQ$7];[FP.$C6])=0;1;0)" office:value-type="float" office:value="0">
            <text:p>0</text:p>
          </table:table-cell>
          <table:table-cell table:style-name="ce21" table:formula="of:=IF(MOD([.AR$7];[FP.$C6])=0;1;0)" office:value-type="float" office:value="1">
            <text:p>1</text:p>
          </table:table-cell>
          <table:table-cell table:style-name="ce21" table:formula="of:=IF(MOD([.AS$7];[FP.$C6])=0;1;0)" office:value-type="float" office:value="0">
            <text:p>0</text:p>
          </table:table-cell>
          <table:table-cell table:style-name="ce21" table:formula="of:=IF(MOD([.AT$7];[FP.$C6])=0;1;0)" office:value-type="float" office:value="0">
            <text:p>0</text:p>
          </table:table-cell>
          <table:table-cell table:style-name="ce21" table:formula="of:=IF(MOD([.AU$7];[FP.$C6])=0;1;0)" office:value-type="float" office:value="0">
            <text:p>0</text:p>
          </table:table-cell>
          <table:table-cell table:style-name="ce21" table:formula="of:=IF(MOD([.AV$7];[FP.$C6])=0;1;0)" office:value-type="float" office:value="0">
            <text:p>0</text:p>
          </table:table-cell>
          <table:table-cell table:style-name="ce21" table:formula="of:=IF(MOD([.AW$7];[FP.$C6])=0;1;0)" office:value-type="float" office:value="0">
            <text:p>0</text:p>
          </table:table-cell>
          <table:table-cell table:style-name="ce21" table:formula="of:=IF(MOD([.AX$7];[FP.$C6])=0;1;0)" office:value-type="float" office:value="0">
            <text:p>0</text:p>
          </table:table-cell>
          <table:table-cell table:style-name="ce21" table:formula="of:=IF(MOD([.AY$7];[FP.$C6])=0;1;0)" office:value-type="float" office:value="0">
            <text:p>0</text:p>
          </table:table-cell>
          <table:table-cell table:style-name="ce21" table:formula="of:=IF(MOD([.AZ$7];[FP.$C6])=0;1;0)" office:value-type="float" office:value="0">
            <text:p>0</text:p>
          </table:table-cell>
          <table:table-cell table:style-name="ce21" table:formula="of:=IF(MOD([.BA$7];[FP.$C6])=0;1;0)" office:value-type="float" office:value="0">
            <text:p>0</text:p>
          </table:table-cell>
          <table:table-cell table:style-name="ce21" table:formula="of:=IF(MOD([.BB$7];[FP.$C6])=0;1;0)" office:value-type="float" office:value="0">
            <text:p>0</text:p>
          </table:table-cell>
          <table:table-cell table:style-name="ce21" table:formula="of:=IF(MOD([.BC$7];[FP.$C6])=0;1;0)" office:value-type="float" office:value="0">
            <text:p>0</text:p>
          </table:table-cell>
          <table:table-cell table:style-name="ce21" table:formula="of:=IF(MOD([.BD$7];[FP.$C6])=0;1;0)" office:value-type="float" office:value="0">
            <text:p>0</text:p>
          </table:table-cell>
          <table:table-cell table:style-name="ce21" table:formula="of:=IF(MOD([.BE$7];[FP.$C6])=0;1;0)" office:value-type="float" office:value="0">
            <text:p>0</text:p>
          </table:table-cell>
          <table:table-cell table:style-name="ce21" table:formula="of:=IF(MOD([.BF$7];[FP.$C6])=0;1;0)" office:value-type="float" office:value="0">
            <text:p>0</text:p>
          </table:table-cell>
          <table:table-cell table:style-name="ce21" table:formula="of:=IF(MOD([.BG$7];[FP.$C6])=0;1;0)" office:value-type="float" office:value="0">
            <text:p>0</text:p>
          </table:table-cell>
          <table:table-cell table:style-name="ce21" table:formula="of:=IF(MOD([.BH$7];[FP.$C6])=0;1;0)" office:value-type="float" office:value="0">
            <text:p>0</text:p>
          </table:table-cell>
          <table:table-cell table:style-name="ce21" table:formula="of:=IF(MOD([.BI$7];[FP.$C6])=0;1;0)" office:value-type="float" office:value="0">
            <text:p>0</text:p>
          </table:table-cell>
          <table:table-cell table:style-name="ce21" table:formula="of:=IF(MOD([.BJ$7];[FP.$C6])=0;1;0)" office:value-type="float" office:value="0">
            <text:p>0</text:p>
          </table:table-cell>
          <table:table-cell table:style-name="ce21" table:formula="of:=IF(MOD([.BK$7];[FP.$C6])=0;1;0)" office:value-type="float" office:value="0">
            <text:p>0</text:p>
          </table:table-cell>
          <table:table-cell table:style-name="ce21" table:formula="of:=IF(MOD([.BL$7];[FP.$C6])=0;1;0)" office:value-type="float" office:value="0">
            <text:p>0</text:p>
          </table:table-cell>
          <table:table-cell table:style-name="ce21" table:formula="of:=IF(MOD([.BM$7];[FP.$C6])=0;1;0)" office:value-type="float" office:value="1">
            <text:p>1</text:p>
          </table:table-cell>
          <table:table-cell table:style-name="ce21" table:formula="of:=IF(MOD([.BN$7];[FP.$C6])=0;1;0)" office:value-type="float" office:value="0">
            <text:p>0</text:p>
          </table:table-cell>
          <table:table-cell table:style-name="ce21" table:formula="of:=IF(MOD([.BO$7];[FP.$C6])=0;1;0)" office:value-type="float" office:value="0">
            <text:p>0</text:p>
          </table:table-cell>
          <table:table-cell table:style-name="ce21" table:formula="of:=IF(MOD([.BP$7];[FP.$C6])=0;1;0)" office:value-type="float" office:value="0">
            <text:p>0</text:p>
          </table:table-cell>
          <table:table-cell table:style-name="ce21" table:formula="of:=IF(MOD([.BQ$7];[FP.$C6])=0;1;0)" office:value-type="float" office:value="0">
            <text:p>0</text:p>
          </table:table-cell>
          <table:table-cell table:style-name="ce21" table:formula="of:=IF(MOD([.BR$7];[FP.$C6])=0;1;0)" office:value-type="float" office:value="0">
            <text:p>0</text:p>
          </table:table-cell>
          <table:table-cell table:style-name="ce21" table:formula="of:=IF(MOD([.BS$7];[FP.$C6])=0;1;0)" office:value-type="float" office:value="0">
            <text:p>0</text:p>
          </table:table-cell>
          <table:table-cell table:style-name="ce21" table:formula="of:=IF(MOD([.BT$7];[FP.$C6])=0;1;0)" office:value-type="float" office:value="0">
            <text:p>0</text:p>
          </table:table-cell>
          <table:table-cell table:style-name="ce21" table:formula="of:=IF(MOD([.BU$7];[FP.$C6])=0;1;0)" office:value-type="float" office:value="0">
            <text:p>0</text:p>
          </table:table-cell>
          <table:table-cell table:style-name="ce21" table:formula="of:=IF(MOD([.BV$7];[FP.$C6])=0;1;0)" office:value-type="float" office:value="0">
            <text:p>0</text:p>
          </table:table-cell>
          <table:table-cell table:style-name="ce21" table:formula="of:=IF(MOD([.BW$7];[FP.$C6])=0;1;0)" office:value-type="float" office:value="0">
            <text:p>0</text:p>
          </table:table-cell>
          <table:table-cell table:style-name="ce21" table:formula="of:=IF(MOD([.BX$7];[FP.$C6])=0;1;0)" office:value-type="float" office:value="0">
            <text:p>0</text:p>
          </table:table-cell>
          <table:table-cell table:style-name="ce21" table:formula="of:=IF(MOD([.BY$7];[FP.$C6])=0;1;0)" office:value-type="float" office:value="0">
            <text:p>0</text:p>
          </table:table-cell>
          <table:table-cell table:style-name="ce21" table:formula="of:=IF(MOD([.BZ$7];[FP.$C6])=0;1;0)" office:value-type="float" office:value="0">
            <text:p>0</text:p>
          </table:table-cell>
          <table:table-cell table:style-name="ce21" table:formula="of:=IF(MOD([.CA$7];[FP.$C6])=0;1;0)" office:value-type="float" office:value="0">
            <text:p>0</text:p>
          </table:table-cell>
          <table:table-cell table:style-name="ce21" table:formula="of:=IF(MOD([.CB$7];[FP.$C6])=0;1;0)" office:value-type="float" office:value="0">
            <text:p>0</text:p>
          </table:table-cell>
          <table:table-cell table:style-name="ce21" table:formula="of:=IF(MOD([.CC$7];[FP.$C6])=0;1;0)" office:value-type="float" office:value="0">
            <text:p>0</text:p>
          </table:table-cell>
          <table:table-cell table:style-name="ce21" table:formula="of:=IF(MOD([.CD$7];[FP.$C6])=0;1;0)" office:value-type="float" office:value="0">
            <text:p>0</text:p>
          </table:table-cell>
          <table:table-cell table:style-name="ce21" table:formula="of:=IF(MOD([.CE$7];[FP.$C6])=0;1;0)" office:value-type="float" office:value="0">
            <text:p>0</text:p>
          </table:table-cell>
          <table:table-cell table:style-name="ce21" table:formula="of:=IF(MOD([.CF$7];[FP.$C6])=0;1;0)" office:value-type="float" office:value="0">
            <text:p>0</text:p>
          </table:table-cell>
          <table:table-cell table:style-name="ce21" table:formula="of:=IF(MOD([.CG$7];[FP.$C6])=0;1;0)" office:value-type="float" office:value="0">
            <text:p>0</text:p>
          </table:table-cell>
          <table:table-cell table:style-name="ce21" table:formula="of:=IF(MOD([.CH$7];[FP.$C6])=0;1;0)" office:value-type="float" office:value="1">
            <text:p>1</text:p>
          </table:table-cell>
          <table:table-cell table:style-name="ce21" table:formula="of:=IF(MOD([.CI$7];[FP.$C6])=0;1;0)" office:value-type="float" office:value="0">
            <text:p>0</text:p>
          </table:table-cell>
          <table:table-cell table:style-name="ce21" table:formula="of:=IF(MOD([.CJ$7];[FP.$C6])=0;1;0)" office:value-type="float" office:value="0">
            <text:p>0</text:p>
          </table:table-cell>
          <table:table-cell table:style-name="ce21" table:formula="of:=IF(MOD([.CK$7];[FP.$C6])=0;1;0)" office:value-type="float" office:value="0">
            <text:p>0</text:p>
          </table:table-cell>
          <table:table-cell table:style-name="ce21" table:formula="of:=IF(MOD([.CL$7];[FP.$C6])=0;1;0)" office:value-type="float" office:value="0">
            <text:p>0</text:p>
          </table:table-cell>
          <table:table-cell table:style-name="ce21" table:formula="of:=IF(MOD([.CM$7];[FP.$C6])=0;1;0)" office:value-type="float" office:value="0">
            <text:p>0</text:p>
          </table:table-cell>
          <table:table-cell table:style-name="ce21" table:formula="of:=IF(MOD([.CN$7];[FP.$C6])=0;1;0)" office:value-type="float" office:value="0">
            <text:p>0</text:p>
          </table:table-cell>
          <table:table-cell table:style-name="ce21" table:formula="of:=IF(MOD([.CO$7];[FP.$C6])=0;1;0)" office:value-type="float" office:value="0">
            <text:p>0</text:p>
          </table:table-cell>
          <table:table-cell table:style-name="ce21" table:formula="of:=IF(MOD([.CP$7];[FP.$C6])=0;1;0)" office:value-type="float" office:value="0">
            <text:p>0</text:p>
          </table:table-cell>
          <table:table-cell table:style-name="ce21" table:formula="of:=IF(MOD([.CQ$7];[FP.$C6])=0;1;0)" office:value-type="float" office:value="0">
            <text:p>0</text:p>
          </table:table-cell>
          <table:table-cell table:style-name="ce21" table:formula="of:=IF(MOD([.CR$7];[FP.$C6])=0;1;0)" office:value-type="float" office:value="0">
            <text:p>0</text:p>
          </table:table-cell>
          <table:table-cell table:style-name="ce21" table:formula="of:=IF(MOD([.CS$7];[FP.$C6])=0;1;0)" office:value-type="float" office:value="0">
            <text:p>0</text:p>
          </table:table-cell>
          <table:table-cell table:style-name="ce21" table:formula="of:=IF(MOD([.CT$7];[FP.$C6])=0;1;0)" office:value-type="float" office:value="0">
            <text:p>0</text:p>
          </table:table-cell>
          <table:table-cell table:style-name="ce21" table:formula="of:=IF(MOD([.CU$7];[FP.$C6])=0;1;0)" office:value-type="float" office:value="0">
            <text:p>0</text:p>
          </table:table-cell>
          <table:table-cell table:style-name="ce21" table:formula="of:=IF(MOD([.CV$7];[FP.$C6])=0;1;0)" office:value-type="float" office:value="0">
            <text:p>0</text:p>
          </table:table-cell>
          <table:table-cell table:style-name="ce21" table:formula="of:=IF(MOD([.CW$7];[FP.$C6])=0;1;0)" office:value-type="float" office:value="0">
            <text:p>0</text:p>
          </table:table-cell>
          <table:table-cell table:style-name="ce21" table:formula="of:=IF(MOD([.CX$7];[FP.$C6])=0;1;0)" office:value-type="float" office:value="0">
            <text:p>0</text:p>
          </table:table-cell>
          <table:table-cell table:style-name="ce21" table:formula="of:=IF(MOD([.CY$7];[FP.$C6])=0;1;0)" office:value-type="float" office:value="0">
            <text:p>0</text:p>
          </table:table-cell>
          <table:table-cell table:style-name="ce21" table:formula="of:=IF(MOD([.CZ$7];[FP.$C6])=0;1;0)" office:value-type="float" office:value="0">
            <text:p>0</text:p>
          </table:table-cell>
          <table:table-cell table:style-name="ce21" table:formula="of:=IF(MOD([.DA$7];[FP.$C6])=0;1;0)" office:value-type="float" office:value="0">
            <text:p>0</text:p>
          </table:table-cell>
          <table:table-cell table:style-name="ce21" table:formula="of:=IF(MOD([.DB$7];[FP.$C6])=0;1;0)" office:value-type="float" office:value="0">
            <text:p>0</text:p>
          </table:table-cell>
          <table:table-cell table:style-name="ce21" table:formula="of:=IF(MOD([.DC$7];[FP.$C6])=0;1;0)" office:value-type="float" office:value="1">
            <text:p>1</text:p>
          </table:table-cell>
          <table:table-cell table:style-name="ce21" table:formula="of:=IF(MOD([.DD$7];[FP.$C6])=0;1;0)" office:value-type="float" office:value="0">
            <text:p>0</text:p>
          </table:table-cell>
          <table:table-cell table:style-name="ce21" table:formula="of:=IF(MOD([.DE$7];[FP.$C6])=0;1;0)" office:value-type="float" office:value="0">
            <text:p>0</text:p>
          </table:table-cell>
          <table:table-cell table:style-name="ce21" table:formula="of:=IF(MOD([.DF$7];[FP.$C6])=0;1;0)" office:value-type="float" office:value="0">
            <text:p>0</text:p>
          </table:table-cell>
          <table:table-cell table:style-name="ce21" table:formula="of:=IF(MOD([.DG$7];[FP.$C6])=0;1;0)" office:value-type="float" office:value="0">
            <text:p>0</text:p>
          </table:table-cell>
          <table:table-cell table:style-name="ce21" table:formula="of:=IF(MOD([.DH$7];[FP.$C6])=0;1;0)" office:value-type="float" office:value="0">
            <text:p>0</text:p>
          </table:table-cell>
          <table:table-cell table:style-name="ce21" table:formula="of:=IF(MOD([.DI$7];[FP.$C6])=0;1;0)" office:value-type="float" office:value="0">
            <text:p>0</text:p>
          </table:table-cell>
          <table:table-cell table:style-name="ce21" table:formula="of:=IF(MOD([.DJ$7];[FP.$C6])=0;1;0)" office:value-type="float" office:value="0">
            <text:p>0</text:p>
          </table:table-cell>
          <table:table-cell table:style-name="ce21" table:formula="of:=IF(MOD([.DK$7];[FP.$C6])=0;1;0)" office:value-type="float" office:value="0">
            <text:p>0</text:p>
          </table:table-cell>
          <table:table-cell table:style-name="ce21" table:formula="of:=IF(MOD([.DL$7];[FP.$C6])=0;1;0)" office:value-type="float" office:value="0">
            <text:p>0</text:p>
          </table:table-cell>
          <table:table-cell table:style-name="ce21" table:formula="of:=IF(MOD([.DM$7];[FP.$C6])=0;1;0)" office:value-type="float" office:value="0">
            <text:p>0</text:p>
          </table:table-cell>
          <table:table-cell table:style-name="ce21" table:formula="of:=IF(MOD([.DN$7];[FP.$C6])=0;1;0)" office:value-type="float" office:value="0">
            <text:p>0</text:p>
          </table:table-cell>
          <table:table-cell table:style-name="ce21" table:formula="of:=IF(MOD([.DO$7];[FP.$C6])=0;1;0)" office:value-type="float" office:value="0">
            <text:p>0</text:p>
          </table:table-cell>
          <table:table-cell table:style-name="ce21" table:formula="of:=IF(MOD([.DP$7];[FP.$C6])=0;1;0)" office:value-type="float" office:value="0">
            <text:p>0</text:p>
          </table:table-cell>
          <table:table-cell table:style-name="ce21" table:formula="of:=IF(MOD([.DQ$7];[FP.$C6])=0;1;0)" office:value-type="float" office:value="0">
            <text:p>0</text:p>
          </table:table-cell>
          <table:table-cell table:style-name="ce21" table:formula="of:=IF(MOD([.DR$7];[FP.$C6])=0;1;0)" office:value-type="float" office:value="0">
            <text:p>0</text:p>
          </table:table-cell>
          <table:table-cell table:style-name="ce21" table:formula="of:=IF(MOD([.DS$7];[FP.$C6])=0;1;0)" office:value-type="float" office:value="0">
            <text:p>0</text:p>
          </table:table-cell>
          <table:table-cell table:style-name="ce21" table:formula="of:=IF(MOD([.DT$7];[FP.$C6])=0;1;0)" office:value-type="float" office:value="0">
            <text:p>0</text:p>
          </table:table-cell>
        </table:table-row>
        <table:table-row table:style-name="ro1">
          <table:table-cell table:style-name="ce18" office:value-type="string">
            <text:p>task 4</text:p>
          </table:table-cell>
          <table:table-cell table:style-name="ce21" table:formula="of:=IF(MOD([.B$7];[FP.$C7])=0;1;0)" office:value-type="float" office:value="1">
            <text:p>1</text:p>
          </table:table-cell>
          <table:table-cell table:style-name="ce21" table:formula="of:=IF(MOD([.C$7];[FP.$C7])=0;1;0)" office:value-type="float" office:value="0">
            <text:p>0</text:p>
          </table:table-cell>
          <table:table-cell table:style-name="ce21" table:formula="of:=IF(MOD([.D$7];[FP.$C7])=0;1;0)" office:value-type="float" office:value="0">
            <text:p>0</text:p>
          </table:table-cell>
          <table:table-cell table:style-name="ce21" table:formula="of:=IF(MOD([.E$7];[FP.$C7])=0;1;0)" office:value-type="float" office:value="0">
            <text:p>0</text:p>
          </table:table-cell>
          <table:table-cell table:style-name="ce21" table:formula="of:=IF(MOD([.F$7];[FP.$C7])=0;1;0)" office:value-type="float" office:value="0">
            <text:p>0</text:p>
          </table:table-cell>
          <table:table-cell table:style-name="ce21" table:formula="of:=IF(MOD([.G$7];[FP.$C7])=0;1;0)" office:value-type="float" office:value="0">
            <text:p>0</text:p>
          </table:table-cell>
          <table:table-cell table:style-name="ce21" table:formula="of:=IF(MOD([.H$7];[FP.$C7])=0;1;0)" office:value-type="float" office:value="0">
            <text:p>0</text:p>
          </table:table-cell>
          <table:table-cell table:style-name="ce21" table:formula="of:=IF(MOD([.I$7];[FP.$C7])=0;1;0)" office:value-type="float" office:value="0">
            <text:p>0</text:p>
          </table:table-cell>
          <table:table-cell table:style-name="ce21" table:formula="of:=IF(MOD([.J$7];[FP.$C7])=0;1;0)" office:value-type="float" office:value="0">
            <text:p>0</text:p>
          </table:table-cell>
          <table:table-cell table:style-name="ce21" table:formula="of:=IF(MOD([.K$7];[FP.$C7])=0;1;0)" office:value-type="float" office:value="0">
            <text:p>0</text:p>
          </table:table-cell>
          <table:table-cell table:style-name="ce21" table:formula="of:=IF(MOD([.L$7];[FP.$C7])=0;1;0)" office:value-type="float" office:value="0">
            <text:p>0</text:p>
          </table:table-cell>
          <table:table-cell table:style-name="ce21" table:formula="of:=IF(MOD([.M$7];[FP.$C7])=0;1;0)" office:value-type="float" office:value="0">
            <text:p>0</text:p>
          </table:table-cell>
          <table:table-cell table:style-name="ce21" table:formula="of:=IF(MOD([.N$7];[FP.$C7])=0;1;0)" office:value-type="float" office:value="0">
            <text:p>0</text:p>
          </table:table-cell>
          <table:table-cell table:style-name="ce21" table:formula="of:=IF(MOD([.O$7];[FP.$C7])=0;1;0)" office:value-type="float" office:value="0">
            <text:p>0</text:p>
          </table:table-cell>
          <table:table-cell table:style-name="ce21" table:formula="of:=IF(MOD([.P$7];[FP.$C7])=0;1;0)" office:value-type="float" office:value="0">
            <text:p>0</text:p>
          </table:table-cell>
          <table:table-cell table:style-name="ce21" table:formula="of:=IF(MOD([.Q$7];[FP.$C7])=0;1;0)" office:value-type="float" office:value="0">
            <text:p>0</text:p>
          </table:table-cell>
          <table:table-cell table:style-name="ce21" table:formula="of:=IF(MOD([.R$7];[FP.$C7])=0;1;0)" office:value-type="float" office:value="0">
            <text:p>0</text:p>
          </table:table-cell>
          <table:table-cell table:style-name="ce21" table:formula="of:=IF(MOD([.S$7];[FP.$C7])=0;1;0)" office:value-type="float" office:value="0">
            <text:p>0</text:p>
          </table:table-cell>
          <table:table-cell table:style-name="ce21" table:formula="of:=IF(MOD([.T$7];[FP.$C7])=0;1;0)" office:value-type="float" office:value="0">
            <text:p>0</text:p>
          </table:table-cell>
          <table:table-cell table:style-name="ce21" table:formula="of:=IF(MOD([.U$7];[FP.$C7])=0;1;0)" office:value-type="float" office:value="0">
            <text:p>0</text:p>
          </table:table-cell>
          <table:table-cell table:style-name="ce21" table:formula="of:=IF(MOD([.V$7];[FP.$C7])=0;1;0)" office:value-type="float" office:value="1">
            <text:p>1</text:p>
          </table:table-cell>
          <table:table-cell table:style-name="ce21" table:formula="of:=IF(MOD([.W$7];[FP.$C7])=0;1;0)" office:value-type="float" office:value="0">
            <text:p>0</text:p>
          </table:table-cell>
          <table:table-cell table:style-name="ce21" table:formula="of:=IF(MOD([.X$7];[FP.$C7])=0;1;0)" office:value-type="float" office:value="0">
            <text:p>0</text:p>
          </table:table-cell>
          <table:table-cell table:style-name="ce21" table:formula="of:=IF(MOD([.Y$7];[FP.$C7])=0;1;0)" office:value-type="float" office:value="0">
            <text:p>0</text:p>
          </table:table-cell>
          <table:table-cell table:style-name="ce21" table:formula="of:=IF(MOD([.Z$7];[FP.$C7])=0;1;0)" office:value-type="float" office:value="0">
            <text:p>0</text:p>
          </table:table-cell>
          <table:table-cell table:style-name="ce21" table:formula="of:=IF(MOD([.AA$7];[FP.$C7])=0;1;0)" office:value-type="float" office:value="0">
            <text:p>0</text:p>
          </table:table-cell>
          <table:table-cell table:style-name="ce21" table:formula="of:=IF(MOD([.AB$7];[FP.$C7])=0;1;0)" office:value-type="float" office:value="0">
            <text:p>0</text:p>
          </table:table-cell>
          <table:table-cell table:style-name="ce21" table:formula="of:=IF(MOD([.AC$7];[FP.$C7])=0;1;0)" office:value-type="float" office:value="0">
            <text:p>0</text:p>
          </table:table-cell>
          <table:table-cell table:style-name="ce21" table:formula="of:=IF(MOD([.AD$7];[FP.$C7])=0;1;0)" office:value-type="float" office:value="0">
            <text:p>0</text:p>
          </table:table-cell>
          <table:table-cell table:style-name="ce21" table:formula="of:=IF(MOD([.AE$7];[FP.$C7])=0;1;0)" office:value-type="float" office:value="0">
            <text:p>0</text:p>
          </table:table-cell>
          <table:table-cell table:style-name="ce21" table:formula="of:=IF(MOD([.AF$7];[FP.$C7])=0;1;0)" office:value-type="float" office:value="0">
            <text:p>0</text:p>
          </table:table-cell>
          <table:table-cell table:style-name="ce21" table:formula="of:=IF(MOD([.AG$7];[FP.$C7])=0;1;0)" office:value-type="float" office:value="0">
            <text:p>0</text:p>
          </table:table-cell>
          <table:table-cell table:style-name="ce21" table:formula="of:=IF(MOD([.AH$7];[FP.$C7])=0;1;0)" office:value-type="float" office:value="0">
            <text:p>0</text:p>
          </table:table-cell>
          <table:table-cell table:style-name="ce21" table:formula="of:=IF(MOD([.AI$7];[FP.$C7])=0;1;0)" office:value-type="float" office:value="0">
            <text:p>0</text:p>
          </table:table-cell>
          <table:table-cell table:style-name="ce21" table:formula="of:=IF(MOD([.AJ$7];[FP.$C7])=0;1;0)" office:value-type="float" office:value="0">
            <text:p>0</text:p>
          </table:table-cell>
          <table:table-cell table:style-name="ce21" table:formula="of:=IF(MOD([.AK$7];[FP.$C7])=0;1;0)" office:value-type="float" office:value="0">
            <text:p>0</text:p>
          </table:table-cell>
          <table:table-cell table:style-name="ce21" table:formula="of:=IF(MOD([.AL$7];[FP.$C7])=0;1;0)" office:value-type="float" office:value="0">
            <text:p>0</text:p>
          </table:table-cell>
          <table:table-cell table:style-name="ce21" table:formula="of:=IF(MOD([.AM$7];[FP.$C7])=0;1;0)" office:value-type="float" office:value="0">
            <text:p>0</text:p>
          </table:table-cell>
          <table:table-cell table:style-name="ce21" table:formula="of:=IF(MOD([.AN$7];[FP.$C7])=0;1;0)" office:value-type="float" office:value="0">
            <text:p>0</text:p>
          </table:table-cell>
          <table:table-cell table:style-name="ce21" table:formula="of:=IF(MOD([.AO$7];[FP.$C7])=0;1;0)" office:value-type="float" office:value="0">
            <text:p>0</text:p>
          </table:table-cell>
          <table:table-cell table:style-name="ce21" table:formula="of:=IF(MOD([.AP$7];[FP.$C7])=0;1;0)" office:value-type="float" office:value="1">
            <text:p>1</text:p>
          </table:table-cell>
          <table:table-cell table:style-name="ce21" table:formula="of:=IF(MOD([.AQ$7];[FP.$C7])=0;1;0)" office:value-type="float" office:value="0">
            <text:p>0</text:p>
          </table:table-cell>
          <table:table-cell table:style-name="ce21" table:formula="of:=IF(MOD([.AR$7];[FP.$C7])=0;1;0)" office:value-type="float" office:value="0">
            <text:p>0</text:p>
          </table:table-cell>
          <table:table-cell table:style-name="ce21" table:formula="of:=IF(MOD([.AS$7];[FP.$C7])=0;1;0)" office:value-type="float" office:value="0">
            <text:p>0</text:p>
          </table:table-cell>
          <table:table-cell table:style-name="ce21" table:formula="of:=IF(MOD([.AT$7];[FP.$C7])=0;1;0)" office:value-type="float" office:value="0">
            <text:p>0</text:p>
          </table:table-cell>
          <table:table-cell table:style-name="ce21" table:formula="of:=IF(MOD([.AU$7];[FP.$C7])=0;1;0)" office:value-type="float" office:value="0">
            <text:p>0</text:p>
          </table:table-cell>
          <table:table-cell table:style-name="ce21" table:formula="of:=IF(MOD([.AV$7];[FP.$C7])=0;1;0)" office:value-type="float" office:value="0">
            <text:p>0</text:p>
          </table:table-cell>
          <table:table-cell table:style-name="ce21" table:formula="of:=IF(MOD([.AW$7];[FP.$C7])=0;1;0)" office:value-type="float" office:value="0">
            <text:p>0</text:p>
          </table:table-cell>
          <table:table-cell table:style-name="ce21" table:formula="of:=IF(MOD([.AX$7];[FP.$C7])=0;1;0)" office:value-type="float" office:value="0">
            <text:p>0</text:p>
          </table:table-cell>
          <table:table-cell table:style-name="ce21" table:formula="of:=IF(MOD([.AY$7];[FP.$C7])=0;1;0)" office:value-type="float" office:value="0">
            <text:p>0</text:p>
          </table:table-cell>
          <table:table-cell table:style-name="ce21" table:formula="of:=IF(MOD([.AZ$7];[FP.$C7])=0;1;0)" office:value-type="float" office:value="0">
            <text:p>0</text:p>
          </table:table-cell>
          <table:table-cell table:style-name="ce21" table:formula="of:=IF(MOD([.BA$7];[FP.$C7])=0;1;0)" office:value-type="float" office:value="0">
            <text:p>0</text:p>
          </table:table-cell>
          <table:table-cell table:style-name="ce21" table:formula="of:=IF(MOD([.BB$7];[FP.$C7])=0;1;0)" office:value-type="float" office:value="0">
            <text:p>0</text:p>
          </table:table-cell>
          <table:table-cell table:style-name="ce21" table:formula="of:=IF(MOD([.BC$7];[FP.$C7])=0;1;0)" office:value-type="float" office:value="0">
            <text:p>0</text:p>
          </table:table-cell>
          <table:table-cell table:style-name="ce21" table:formula="of:=IF(MOD([.BD$7];[FP.$C7])=0;1;0)" office:value-type="float" office:value="0">
            <text:p>0</text:p>
          </table:table-cell>
          <table:table-cell table:style-name="ce21" table:formula="of:=IF(MOD([.BE$7];[FP.$C7])=0;1;0)" office:value-type="float" office:value="0">
            <text:p>0</text:p>
          </table:table-cell>
          <table:table-cell table:style-name="ce21" table:formula="of:=IF(MOD([.BF$7];[FP.$C7])=0;1;0)" office:value-type="float" office:value="0">
            <text:p>0</text:p>
          </table:table-cell>
          <table:table-cell table:style-name="ce21" table:formula="of:=IF(MOD([.BG$7];[FP.$C7])=0;1;0)" office:value-type="float" office:value="0">
            <text:p>0</text:p>
          </table:table-cell>
          <table:table-cell table:style-name="ce21" table:formula="of:=IF(MOD([.BH$7];[FP.$C7])=0;1;0)" office:value-type="float" office:value="0">
            <text:p>0</text:p>
          </table:table-cell>
          <table:table-cell table:style-name="ce21" table:formula="of:=IF(MOD([.BI$7];[FP.$C7])=0;1;0)" office:value-type="float" office:value="0">
            <text:p>0</text:p>
          </table:table-cell>
          <table:table-cell table:style-name="ce21" table:formula="of:=IF(MOD([.BJ$7];[FP.$C7])=0;1;0)" office:value-type="float" office:value="1">
            <text:p>1</text:p>
          </table:table-cell>
          <table:table-cell table:style-name="ce21" table:formula="of:=IF(MOD([.BK$7];[FP.$C7])=0;1;0)" office:value-type="float" office:value="0">
            <text:p>0</text:p>
          </table:table-cell>
          <table:table-cell table:style-name="ce21" table:formula="of:=IF(MOD([.BL$7];[FP.$C7])=0;1;0)" office:value-type="float" office:value="0">
            <text:p>0</text:p>
          </table:table-cell>
          <table:table-cell table:style-name="ce21" table:formula="of:=IF(MOD([.BM$7];[FP.$C7])=0;1;0)" office:value-type="float" office:value="0">
            <text:p>0</text:p>
          </table:table-cell>
          <table:table-cell table:style-name="ce21" table:formula="of:=IF(MOD([.BN$7];[FP.$C7])=0;1;0)" office:value-type="float" office:value="0">
            <text:p>0</text:p>
          </table:table-cell>
          <table:table-cell table:style-name="ce21" table:formula="of:=IF(MOD([.BO$7];[FP.$C7])=0;1;0)" office:value-type="float" office:value="0">
            <text:p>0</text:p>
          </table:table-cell>
          <table:table-cell table:style-name="ce21" table:formula="of:=IF(MOD([.BP$7];[FP.$C7])=0;1;0)" office:value-type="float" office:value="0">
            <text:p>0</text:p>
          </table:table-cell>
          <table:table-cell table:style-name="ce21" table:formula="of:=IF(MOD([.BQ$7];[FP.$C7])=0;1;0)" office:value-type="float" office:value="0">
            <text:p>0</text:p>
          </table:table-cell>
          <table:table-cell table:style-name="ce21" table:formula="of:=IF(MOD([.BR$7];[FP.$C7])=0;1;0)" office:value-type="float" office:value="0">
            <text:p>0</text:p>
          </table:table-cell>
          <table:table-cell table:style-name="ce21" table:formula="of:=IF(MOD([.BS$7];[FP.$C7])=0;1;0)" office:value-type="float" office:value="0">
            <text:p>0</text:p>
          </table:table-cell>
          <table:table-cell table:style-name="ce21" table:formula="of:=IF(MOD([.BT$7];[FP.$C7])=0;1;0)" office:value-type="float" office:value="0">
            <text:p>0</text:p>
          </table:table-cell>
          <table:table-cell table:style-name="ce21" table:formula="of:=IF(MOD([.BU$7];[FP.$C7])=0;1;0)" office:value-type="float" office:value="0">
            <text:p>0</text:p>
          </table:table-cell>
          <table:table-cell table:style-name="ce21" table:formula="of:=IF(MOD([.BV$7];[FP.$C7])=0;1;0)" office:value-type="float" office:value="0">
            <text:p>0</text:p>
          </table:table-cell>
          <table:table-cell table:style-name="ce21" table:formula="of:=IF(MOD([.BW$7];[FP.$C7])=0;1;0)" office:value-type="float" office:value="0">
            <text:p>0</text:p>
          </table:table-cell>
          <table:table-cell table:style-name="ce21" table:formula="of:=IF(MOD([.BX$7];[FP.$C7])=0;1;0)" office:value-type="float" office:value="0">
            <text:p>0</text:p>
          </table:table-cell>
          <table:table-cell table:style-name="ce21" table:formula="of:=IF(MOD([.BY$7];[FP.$C7])=0;1;0)" office:value-type="float" office:value="0">
            <text:p>0</text:p>
          </table:table-cell>
          <table:table-cell table:style-name="ce21" table:formula="of:=IF(MOD([.BZ$7];[FP.$C7])=0;1;0)" office:value-type="float" office:value="0">
            <text:p>0</text:p>
          </table:table-cell>
          <table:table-cell table:style-name="ce21" table:formula="of:=IF(MOD([.CA$7];[FP.$C7])=0;1;0)" office:value-type="float" office:value="0">
            <text:p>0</text:p>
          </table:table-cell>
          <table:table-cell table:style-name="ce21" table:formula="of:=IF(MOD([.CB$7];[FP.$C7])=0;1;0)" office:value-type="float" office:value="0">
            <text:p>0</text:p>
          </table:table-cell>
          <table:table-cell table:style-name="ce21" table:formula="of:=IF(MOD([.CC$7];[FP.$C7])=0;1;0)" office:value-type="float" office:value="0">
            <text:p>0</text:p>
          </table:table-cell>
          <table:table-cell table:style-name="ce21" table:formula="of:=IF(MOD([.CD$7];[FP.$C7])=0;1;0)" office:value-type="float" office:value="1">
            <text:p>1</text:p>
          </table:table-cell>
          <table:table-cell table:style-name="ce21" table:formula="of:=IF(MOD([.CE$7];[FP.$C7])=0;1;0)" office:value-type="float" office:value="0">
            <text:p>0</text:p>
          </table:table-cell>
          <table:table-cell table:style-name="ce21" table:formula="of:=IF(MOD([.CF$7];[FP.$C7])=0;1;0)" office:value-type="float" office:value="0">
            <text:p>0</text:p>
          </table:table-cell>
          <table:table-cell table:style-name="ce21" table:formula="of:=IF(MOD([.CG$7];[FP.$C7])=0;1;0)" office:value-type="float" office:value="0">
            <text:p>0</text:p>
          </table:table-cell>
          <table:table-cell table:style-name="ce21" table:formula="of:=IF(MOD([.CH$7];[FP.$C7])=0;1;0)" office:value-type="float" office:value="0">
            <text:p>0</text:p>
          </table:table-cell>
          <table:table-cell table:style-name="ce21" table:formula="of:=IF(MOD([.CI$7];[FP.$C7])=0;1;0)" office:value-type="float" office:value="0">
            <text:p>0</text:p>
          </table:table-cell>
          <table:table-cell table:style-name="ce21" table:formula="of:=IF(MOD([.CJ$7];[FP.$C7])=0;1;0)" office:value-type="float" office:value="0">
            <text:p>0</text:p>
          </table:table-cell>
          <table:table-cell table:style-name="ce21" table:formula="of:=IF(MOD([.CK$7];[FP.$C7])=0;1;0)" office:value-type="float" office:value="0">
            <text:p>0</text:p>
          </table:table-cell>
          <table:table-cell table:style-name="ce21" table:formula="of:=IF(MOD([.CL$7];[FP.$C7])=0;1;0)" office:value-type="float" office:value="0">
            <text:p>0</text:p>
          </table:table-cell>
          <table:table-cell table:style-name="ce21" table:formula="of:=IF(MOD([.CM$7];[FP.$C7])=0;1;0)" office:value-type="float" office:value="0">
            <text:p>0</text:p>
          </table:table-cell>
          <table:table-cell table:style-name="ce21" table:formula="of:=IF(MOD([.CN$7];[FP.$C7])=0;1;0)" office:value-type="float" office:value="0">
            <text:p>0</text:p>
          </table:table-cell>
          <table:table-cell table:style-name="ce21" table:formula="of:=IF(MOD([.CO$7];[FP.$C7])=0;1;0)" office:value-type="float" office:value="0">
            <text:p>0</text:p>
          </table:table-cell>
          <table:table-cell table:style-name="ce21" table:formula="of:=IF(MOD([.CP$7];[FP.$C7])=0;1;0)" office:value-type="float" office:value="0">
            <text:p>0</text:p>
          </table:table-cell>
          <table:table-cell table:style-name="ce21" table:formula="of:=IF(MOD([.CQ$7];[FP.$C7])=0;1;0)" office:value-type="float" office:value="0">
            <text:p>0</text:p>
          </table:table-cell>
          <table:table-cell table:style-name="ce21" table:formula="of:=IF(MOD([.CR$7];[FP.$C7])=0;1;0)" office:value-type="float" office:value="0">
            <text:p>0</text:p>
          </table:table-cell>
          <table:table-cell table:style-name="ce21" table:formula="of:=IF(MOD([.CS$7];[FP.$C7])=0;1;0)" office:value-type="float" office:value="0">
            <text:p>0</text:p>
          </table:table-cell>
          <table:table-cell table:style-name="ce21" table:formula="of:=IF(MOD([.CT$7];[FP.$C7])=0;1;0)" office:value-type="float" office:value="0">
            <text:p>0</text:p>
          </table:table-cell>
          <table:table-cell table:style-name="ce21" table:formula="of:=IF(MOD([.CU$7];[FP.$C7])=0;1;0)" office:value-type="float" office:value="0">
            <text:p>0</text:p>
          </table:table-cell>
          <table:table-cell table:style-name="ce21" table:formula="of:=IF(MOD([.CV$7];[FP.$C7])=0;1;0)" office:value-type="float" office:value="0">
            <text:p>0</text:p>
          </table:table-cell>
          <table:table-cell table:style-name="ce21" table:formula="of:=IF(MOD([.CW$7];[FP.$C7])=0;1;0)" office:value-type="float" office:value="0">
            <text:p>0</text:p>
          </table:table-cell>
          <table:table-cell table:style-name="ce21" table:formula="of:=IF(MOD([.CX$7];[FP.$C7])=0;1;0)" office:value-type="float" office:value="1">
            <text:p>1</text:p>
          </table:table-cell>
          <table:table-cell table:style-name="ce21" table:formula="of:=IF(MOD([.CY$7];[FP.$C7])=0;1;0)" office:value-type="float" office:value="0">
            <text:p>0</text:p>
          </table:table-cell>
          <table:table-cell table:style-name="ce21" table:formula="of:=IF(MOD([.CZ$7];[FP.$C7])=0;1;0)" office:value-type="float" office:value="0">
            <text:p>0</text:p>
          </table:table-cell>
          <table:table-cell table:style-name="ce21" table:formula="of:=IF(MOD([.DA$7];[FP.$C7])=0;1;0)" office:value-type="float" office:value="0">
            <text:p>0</text:p>
          </table:table-cell>
          <table:table-cell table:style-name="ce21" table:formula="of:=IF(MOD([.DB$7];[FP.$C7])=0;1;0)" office:value-type="float" office:value="0">
            <text:p>0</text:p>
          </table:table-cell>
          <table:table-cell table:style-name="ce21" table:formula="of:=IF(MOD([.DC$7];[FP.$C7])=0;1;0)" office:value-type="float" office:value="0">
            <text:p>0</text:p>
          </table:table-cell>
          <table:table-cell table:style-name="ce21" table:formula="of:=IF(MOD([.DD$7];[FP.$C7])=0;1;0)" office:value-type="float" office:value="0">
            <text:p>0</text:p>
          </table:table-cell>
          <table:table-cell table:style-name="ce21" table:formula="of:=IF(MOD([.DE$7];[FP.$C7])=0;1;0)" office:value-type="float" office:value="0">
            <text:p>0</text:p>
          </table:table-cell>
          <table:table-cell table:style-name="ce21" table:formula="of:=IF(MOD([.DF$7];[FP.$C7])=0;1;0)" office:value-type="float" office:value="0">
            <text:p>0</text:p>
          </table:table-cell>
          <table:table-cell table:style-name="ce21" table:formula="of:=IF(MOD([.DG$7];[FP.$C7])=0;1;0)" office:value-type="float" office:value="0">
            <text:p>0</text:p>
          </table:table-cell>
          <table:table-cell table:style-name="ce21" table:formula="of:=IF(MOD([.DH$7];[FP.$C7])=0;1;0)" office:value-type="float" office:value="0">
            <text:p>0</text:p>
          </table:table-cell>
          <table:table-cell table:style-name="ce21" table:formula="of:=IF(MOD([.DI$7];[FP.$C7])=0;1;0)" office:value-type="float" office:value="0">
            <text:p>0</text:p>
          </table:table-cell>
          <table:table-cell table:style-name="ce21" table:formula="of:=IF(MOD([.DJ$7];[FP.$C7])=0;1;0)" office:value-type="float" office:value="0">
            <text:p>0</text:p>
          </table:table-cell>
          <table:table-cell table:style-name="ce21" table:formula="of:=IF(MOD([.DK$7];[FP.$C7])=0;1;0)" office:value-type="float" office:value="0">
            <text:p>0</text:p>
          </table:table-cell>
          <table:table-cell table:style-name="ce21" table:formula="of:=IF(MOD([.DL$7];[FP.$C7])=0;1;0)" office:value-type="float" office:value="0">
            <text:p>0</text:p>
          </table:table-cell>
          <table:table-cell table:style-name="ce21" table:formula="of:=IF(MOD([.DM$7];[FP.$C7])=0;1;0)" office:value-type="float" office:value="0">
            <text:p>0</text:p>
          </table:table-cell>
          <table:table-cell table:style-name="ce21" table:formula="of:=IF(MOD([.DN$7];[FP.$C7])=0;1;0)" office:value-type="float" office:value="0">
            <text:p>0</text:p>
          </table:table-cell>
          <table:table-cell table:style-name="ce21" table:formula="of:=IF(MOD([.DO$7];[FP.$C7])=0;1;0)" office:value-type="float" office:value="0">
            <text:p>0</text:p>
          </table:table-cell>
          <table:table-cell table:style-name="ce21" table:formula="of:=IF(MOD([.DP$7];[FP.$C7])=0;1;0)" office:value-type="float" office:value="0">
            <text:p>0</text:p>
          </table:table-cell>
          <table:table-cell table:style-name="ce21" table:formula="of:=IF(MOD([.DQ$7];[FP.$C7])=0;1;0)" office:value-type="float" office:value="0">
            <text:p>0</text:p>
          </table:table-cell>
          <table:table-cell table:style-name="ce21" table:formula="of:=IF(MOD([.DR$7];[FP.$C7])=0;1;0)" office:value-type="float" office:value="1">
            <text:p>1</text:p>
          </table:table-cell>
          <table:table-cell table:style-name="ce21" table:formula="of:=IF(MOD([.DS$7];[FP.$C7])=0;1;0)" office:value-type="float" office:value="0">
            <text:p>0</text:p>
          </table:table-cell>
          <table:table-cell table:style-name="ce21" table:formula="of:=IF(MOD([.DT$7];[FP.$C7])=0;1;0)" office:value-type="float" office:value="0">
            <text:p>0</text:p>
          </table:table-cell>
        </table:table-row>
        <table:table-row table:style-name="ro1">
          <table:table-cell table:style-name="ce18"/>
          <table:table-cell table:style-name="ce21" table:number-columns-repeated="123"/>
        </table:table-row>
        <table:table-row table:style-name="ro1">
          <table:table-cell table:style-name="ce18" office:value-type="string">
            <text:p>Time</text:p>
          </table:table-cell>
          <table:table-cell table:style-name="ce20" office:value-type="float" office:value="0">
            <text:p>0</text:p>
          </table:table-cell>
          <table:table-cell table:style-name="ce20" table:formula="of:=[.B7]+1" office:value-type="float" office:value="1">
            <text:p>1</text:p>
          </table:table-cell>
          <table:table-cell table:style-name="ce20" table:formula="of:=[.C7]+1" office:value-type="float" office:value="2">
            <text:p>2</text:p>
          </table:table-cell>
          <table:table-cell table:style-name="ce20" table:formula="of:=[.D7]+1" office:value-type="float" office:value="3">
            <text:p>3</text:p>
          </table:table-cell>
          <table:table-cell table:style-name="ce20" table:formula="of:=[.E7]+1" office:value-type="float" office:value="4">
            <text:p>4</text:p>
          </table:table-cell>
          <table:table-cell table:style-name="ce20" table:formula="of:=[.F7]+1" office:value-type="float" office:value="5">
            <text:p>5</text:p>
          </table:table-cell>
          <table:table-cell table:style-name="ce20" table:formula="of:=[.G7]+1" office:value-type="float" office:value="6">
            <text:p>6</text:p>
          </table:table-cell>
          <table:table-cell table:style-name="ce20" table:formula="of:=[.H7]+1" office:value-type="float" office:value="7">
            <text:p>7</text:p>
          </table:table-cell>
          <table:table-cell table:style-name="ce20" table:formula="of:=[.I7]+1" office:value-type="float" office:value="8">
            <text:p>8</text:p>
          </table:table-cell>
          <table:table-cell table:style-name="ce20" table:formula="of:=[.J7]+1" office:value-type="float" office:value="9">
            <text:p>9</text:p>
          </table:table-cell>
          <table:table-cell table:style-name="ce20" table:formula="of:=[.K7]+1" office:value-type="float" office:value="10">
            <text:p>10</text:p>
          </table:table-cell>
          <table:table-cell table:style-name="ce20" table:formula="of:=[.L7]+1" office:value-type="float" office:value="11">
            <text:p>11</text:p>
          </table:table-cell>
          <table:table-cell table:style-name="ce20" table:formula="of:=[.M7]+1" office:value-type="float" office:value="12">
            <text:p>12</text:p>
          </table:table-cell>
          <table:table-cell table:style-name="ce20" table:formula="of:=[.N7]+1" office:value-type="float" office:value="13">
            <text:p>13</text:p>
          </table:table-cell>
          <table:table-cell table:style-name="ce20" table:formula="of:=[.O7]+1" office:value-type="float" office:value="14">
            <text:p>14</text:p>
          </table:table-cell>
          <table:table-cell table:style-name="ce20" table:formula="of:=[.P7]+1" office:value-type="float" office:value="15">
            <text:p>15</text:p>
          </table:table-cell>
          <table:table-cell table:style-name="ce20" table:formula="of:=[.Q7]+1" office:value-type="float" office:value="16">
            <text:p>16</text:p>
          </table:table-cell>
          <table:table-cell table:style-name="ce20" table:formula="of:=[.R7]+1" office:value-type="float" office:value="17">
            <text:p>17</text:p>
          </table:table-cell>
          <table:table-cell table:style-name="ce20" table:formula="of:=[.S7]+1" office:value-type="float" office:value="18">
            <text:p>18</text:p>
          </table:table-cell>
          <table:table-cell table:style-name="ce20" table:formula="of:=[.T7]+1" office:value-type="float" office:value="19">
            <text:p>19</text:p>
          </table:table-cell>
          <table:table-cell table:style-name="ce20" table:formula="of:=[.U7]+1" office:value-type="float" office:value="20">
            <text:p>20</text:p>
          </table:table-cell>
          <table:table-cell table:style-name="ce20" table:formula="of:=[.V7]+1" office:value-type="float" office:value="21">
            <text:p>21</text:p>
          </table:table-cell>
          <table:table-cell table:style-name="ce20" table:formula="of:=[.W7]+1" office:value-type="float" office:value="22">
            <text:p>22</text:p>
          </table:table-cell>
          <table:table-cell table:style-name="ce20" table:formula="of:=[.X7]+1" office:value-type="float" office:value="23">
            <text:p>23</text:p>
          </table:table-cell>
          <table:table-cell table:style-name="ce20" table:formula="of:=[.Y7]+1" office:value-type="float" office:value="24">
            <text:p>24</text:p>
          </table:table-cell>
          <table:table-cell table:style-name="ce20" table:formula="of:=[.Z7]+1" office:value-type="float" office:value="25">
            <text:p>25</text:p>
          </table:table-cell>
          <table:table-cell table:style-name="ce20" table:formula="of:=[.AA7]+1" office:value-type="float" office:value="26">
            <text:p>26</text:p>
          </table:table-cell>
          <table:table-cell table:style-name="ce20" table:formula="of:=[.AB7]+1" office:value-type="float" office:value="27">
            <text:p>27</text:p>
          </table:table-cell>
          <table:table-cell table:style-name="ce20" table:formula="of:=[.AC7]+1" office:value-type="float" office:value="28">
            <text:p>28</text:p>
          </table:table-cell>
          <table:table-cell table:style-name="ce20" table:formula="of:=[.AD7]+1" office:value-type="float" office:value="29">
            <text:p>29</text:p>
          </table:table-cell>
          <table:table-cell table:style-name="ce20" table:formula="of:=[.AE7]+1" office:value-type="float" office:value="30">
            <text:p>30</text:p>
          </table:table-cell>
          <table:table-cell table:style-name="ce20" table:formula="of:=[.AF7]+1" office:value-type="float" office:value="31">
            <text:p>31</text:p>
          </table:table-cell>
          <table:table-cell table:style-name="ce20" table:formula="of:=[.AG7]+1" office:value-type="float" office:value="32">
            <text:p>32</text:p>
          </table:table-cell>
          <table:table-cell table:style-name="ce20" table:formula="of:=[.AH7]+1" office:value-type="float" office:value="33">
            <text:p>33</text:p>
          </table:table-cell>
          <table:table-cell table:style-name="ce20" table:formula="of:=[.AI7]+1" office:value-type="float" office:value="34">
            <text:p>34</text:p>
          </table:table-cell>
          <table:table-cell table:style-name="ce20" table:formula="of:=[.AJ7]+1" office:value-type="float" office:value="35">
            <text:p>35</text:p>
          </table:table-cell>
          <table:table-cell table:style-name="ce20" table:formula="of:=[.AK7]+1" office:value-type="float" office:value="36">
            <text:p>36</text:p>
          </table:table-cell>
          <table:table-cell table:style-name="ce20" table:formula="of:=[.AL7]+1" office:value-type="float" office:value="37">
            <text:p>37</text:p>
          </table:table-cell>
          <table:table-cell table:style-name="ce20" table:formula="of:=[.AM7]+1" office:value-type="float" office:value="38">
            <text:p>38</text:p>
          </table:table-cell>
          <table:table-cell table:style-name="ce20" table:formula="of:=[.AN7]+1" office:value-type="float" office:value="39">
            <text:p>39</text:p>
          </table:table-cell>
          <table:table-cell table:style-name="ce20" table:formula="of:=[.AO7]+1" office:value-type="float" office:value="40">
            <text:p>40</text:p>
          </table:table-cell>
          <table:table-cell table:style-name="ce20" table:formula="of:=[.AP7]+1" office:value-type="float" office:value="41">
            <text:p>41</text:p>
          </table:table-cell>
          <table:table-cell table:style-name="ce20" table:formula="of:=[.AQ7]+1" office:value-type="float" office:value="42">
            <text:p>42</text:p>
          </table:table-cell>
          <table:table-cell table:style-name="ce20" table:formula="of:=[.AR7]+1" office:value-type="float" office:value="43">
            <text:p>43</text:p>
          </table:table-cell>
          <table:table-cell table:style-name="ce20" table:formula="of:=[.AS7]+1" office:value-type="float" office:value="44">
            <text:p>44</text:p>
          </table:table-cell>
          <table:table-cell table:style-name="ce20" table:formula="of:=[.AT7]+1" office:value-type="float" office:value="45">
            <text:p>45</text:p>
          </table:table-cell>
          <table:table-cell table:style-name="ce20" table:formula="of:=[.AU7]+1" office:value-type="float" office:value="46">
            <text:p>46</text:p>
          </table:table-cell>
          <table:table-cell table:style-name="ce20" table:formula="of:=[.AV7]+1" office:value-type="float" office:value="47">
            <text:p>47</text:p>
          </table:table-cell>
          <table:table-cell table:style-name="ce20" table:formula="of:=[.AW7]+1" office:value-type="float" office:value="48">
            <text:p>48</text:p>
          </table:table-cell>
          <table:table-cell table:style-name="ce20" table:formula="of:=[.AX7]+1" office:value-type="float" office:value="49">
            <text:p>49</text:p>
          </table:table-cell>
          <table:table-cell table:style-name="ce20" table:formula="of:=[.AY7]+1" office:value-type="float" office:value="50">
            <text:p>50</text:p>
          </table:table-cell>
          <table:table-cell table:style-name="ce20" table:formula="of:=[.AZ7]+1" office:value-type="float" office:value="51">
            <text:p>51</text:p>
          </table:table-cell>
          <table:table-cell table:style-name="ce20" table:formula="of:=[.BA7]+1" office:value-type="float" office:value="52">
            <text:p>52</text:p>
          </table:table-cell>
          <table:table-cell table:style-name="ce20" table:formula="of:=[.BB7]+1" office:value-type="float" office:value="53">
            <text:p>53</text:p>
          </table:table-cell>
          <table:table-cell table:style-name="ce20" table:formula="of:=[.BC7]+1" office:value-type="float" office:value="54">
            <text:p>54</text:p>
          </table:table-cell>
          <table:table-cell table:style-name="ce20" table:formula="of:=[.BD7]+1" office:value-type="float" office:value="55">
            <text:p>55</text:p>
          </table:table-cell>
          <table:table-cell table:style-name="ce20" table:formula="of:=[.BE7]+1" office:value-type="float" office:value="56">
            <text:p>56</text:p>
          </table:table-cell>
          <table:table-cell table:style-name="ce20" table:formula="of:=[.BF7]+1" office:value-type="float" office:value="57">
            <text:p>57</text:p>
          </table:table-cell>
          <table:table-cell table:style-name="ce20" table:formula="of:=[.BG7]+1" office:value-type="float" office:value="58">
            <text:p>58</text:p>
          </table:table-cell>
          <table:table-cell table:style-name="ce20" table:formula="of:=[.BH7]+1" office:value-type="float" office:value="59">
            <text:p>59</text:p>
          </table:table-cell>
          <table:table-cell table:style-name="ce20" table:formula="of:=[.BI7]+1" office:value-type="float" office:value="60">
            <text:p>60</text:p>
          </table:table-cell>
          <table:table-cell table:style-name="ce20" table:formula="of:=[.BJ7]+1" office:value-type="float" office:value="61">
            <text:p>61</text:p>
          </table:table-cell>
          <table:table-cell table:style-name="ce20" table:formula="of:=[.BK7]+1" office:value-type="float" office:value="62">
            <text:p>62</text:p>
          </table:table-cell>
          <table:table-cell table:style-name="ce20" table:formula="of:=[.BL7]+1" office:value-type="float" office:value="63">
            <text:p>63</text:p>
          </table:table-cell>
          <table:table-cell table:style-name="ce20" table:formula="of:=[.BM7]+1" office:value-type="float" office:value="64">
            <text:p>64</text:p>
          </table:table-cell>
          <table:table-cell table:style-name="ce20" table:formula="of:=[.BN7]+1" office:value-type="float" office:value="65">
            <text:p>65</text:p>
          </table:table-cell>
          <table:table-cell table:style-name="ce20" table:formula="of:=[.BO7]+1" office:value-type="float" office:value="66">
            <text:p>66</text:p>
          </table:table-cell>
          <table:table-cell table:style-name="ce20" table:formula="of:=[.BP7]+1" office:value-type="float" office:value="67">
            <text:p>67</text:p>
          </table:table-cell>
          <table:table-cell table:style-name="ce20" table:formula="of:=[.BQ7]+1" office:value-type="float" office:value="68">
            <text:p>68</text:p>
          </table:table-cell>
          <table:table-cell table:style-name="ce20" table:formula="of:=[.BR7]+1" office:value-type="float" office:value="69">
            <text:p>69</text:p>
          </table:table-cell>
          <table:table-cell table:style-name="ce20" table:formula="of:=[.BS7]+1" office:value-type="float" office:value="70">
            <text:p>70</text:p>
          </table:table-cell>
          <table:table-cell table:style-name="ce20" table:formula="of:=[.BT7]+1" office:value-type="float" office:value="71">
            <text:p>71</text:p>
          </table:table-cell>
          <table:table-cell table:style-name="ce20" table:formula="of:=[.BU7]+1" office:value-type="float" office:value="72">
            <text:p>72</text:p>
          </table:table-cell>
          <table:table-cell table:style-name="ce20" table:formula="of:=[.BV7]+1" office:value-type="float" office:value="73">
            <text:p>73</text:p>
          </table:table-cell>
          <table:table-cell table:style-name="ce20" table:formula="of:=[.BW7]+1" office:value-type="float" office:value="74">
            <text:p>74</text:p>
          </table:table-cell>
          <table:table-cell table:style-name="ce20" table:formula="of:=[.BX7]+1" office:value-type="float" office:value="75">
            <text:p>75</text:p>
          </table:table-cell>
          <table:table-cell table:style-name="ce20" table:formula="of:=[.BY7]+1" office:value-type="float" office:value="76">
            <text:p>76</text:p>
          </table:table-cell>
          <table:table-cell table:style-name="ce20" table:formula="of:=[.BZ7]+1" office:value-type="float" office:value="77">
            <text:p>77</text:p>
          </table:table-cell>
          <table:table-cell table:style-name="ce20" table:formula="of:=[.CA7]+1" office:value-type="float" office:value="78">
            <text:p>78</text:p>
          </table:table-cell>
          <table:table-cell table:style-name="ce20" table:formula="of:=[.CB7]+1" office:value-type="float" office:value="79">
            <text:p>79</text:p>
          </table:table-cell>
          <table:table-cell table:style-name="ce20" table:formula="of:=[.CC7]+1" office:value-type="float" office:value="80">
            <text:p>80</text:p>
          </table:table-cell>
          <table:table-cell table:style-name="ce20" table:formula="of:=[.CD7]+1" office:value-type="float" office:value="81">
            <text:p>81</text:p>
          </table:table-cell>
          <table:table-cell table:style-name="ce20" table:formula="of:=[.CE7]+1" office:value-type="float" office:value="82">
            <text:p>82</text:p>
          </table:table-cell>
          <table:table-cell table:style-name="ce20" table:formula="of:=[.CF7]+1" office:value-type="float" office:value="83">
            <text:p>83</text:p>
          </table:table-cell>
          <table:table-cell table:style-name="ce20" table:formula="of:=[.CG7]+1" office:value-type="float" office:value="84">
            <text:p>84</text:p>
          </table:table-cell>
          <table:table-cell table:style-name="ce20" table:formula="of:=[.CH7]+1" office:value-type="float" office:value="85">
            <text:p>85</text:p>
          </table:table-cell>
          <table:table-cell table:style-name="ce20" table:formula="of:=[.CI7]+1" office:value-type="float" office:value="86">
            <text:p>86</text:p>
          </table:table-cell>
          <table:table-cell table:style-name="ce20" table:formula="of:=[.CJ7]+1" office:value-type="float" office:value="87">
            <text:p>87</text:p>
          </table:table-cell>
          <table:table-cell table:style-name="ce20" table:formula="of:=[.CK7]+1" office:value-type="float" office:value="88">
            <text:p>88</text:p>
          </table:table-cell>
          <table:table-cell table:style-name="ce20" table:formula="of:=[.CL7]+1" office:value-type="float" office:value="89">
            <text:p>89</text:p>
          </table:table-cell>
          <table:table-cell table:style-name="ce20" table:formula="of:=[.CM7]+1" office:value-type="float" office:value="90">
            <text:p>90</text:p>
          </table:table-cell>
          <table:table-cell table:style-name="ce20" table:formula="of:=[.CN7]+1" office:value-type="float" office:value="91">
            <text:p>91</text:p>
          </table:table-cell>
          <table:table-cell table:style-name="ce20" table:formula="of:=[.CO7]+1" office:value-type="float" office:value="92">
            <text:p>92</text:p>
          </table:table-cell>
          <table:table-cell table:style-name="ce20" table:formula="of:=[.CP7]+1" office:value-type="float" office:value="93">
            <text:p>93</text:p>
          </table:table-cell>
          <table:table-cell table:style-name="ce20" table:formula="of:=[.CQ7]+1" office:value-type="float" office:value="94">
            <text:p>94</text:p>
          </table:table-cell>
          <table:table-cell table:style-name="ce20" table:formula="of:=[.CR7]+1" office:value-type="float" office:value="95">
            <text:p>95</text:p>
          </table:table-cell>
          <table:table-cell table:style-name="ce20" table:formula="of:=[.CS7]+1" office:value-type="float" office:value="96">
            <text:p>96</text:p>
          </table:table-cell>
          <table:table-cell table:style-name="ce20" table:formula="of:=[.CT7]+1" office:value-type="float" office:value="97">
            <text:p>97</text:p>
          </table:table-cell>
          <table:table-cell table:style-name="ce20" table:formula="of:=[.CU7]+1" office:value-type="float" office:value="98">
            <text:p>98</text:p>
          </table:table-cell>
          <table:table-cell table:style-name="ce20" table:formula="of:=[.CV7]+1" office:value-type="float" office:value="99">
            <text:p>99</text:p>
          </table:table-cell>
          <table:table-cell table:style-name="ce20" table:formula="of:=[.CW7]+1" office:value-type="float" office:value="100">
            <text:p>100</text:p>
          </table:table-cell>
          <table:table-cell table:style-name="ce20" table:formula="of:=[.CX7]+1" office:value-type="float" office:value="101">
            <text:p>101</text:p>
          </table:table-cell>
          <table:table-cell table:style-name="ce20" table:formula="of:=[.CY7]+1" office:value-type="float" office:value="102">
            <text:p>102</text:p>
          </table:table-cell>
          <table:table-cell table:style-name="ce20" table:formula="of:=[.CZ7]+1" office:value-type="float" office:value="103">
            <text:p>103</text:p>
          </table:table-cell>
          <table:table-cell table:style-name="ce20" table:formula="of:=[.DA7]+1" office:value-type="float" office:value="104">
            <text:p>104</text:p>
          </table:table-cell>
          <table:table-cell table:style-name="ce20" table:formula="of:=[.DB7]+1" office:value-type="float" office:value="105">
            <text:p>105</text:p>
          </table:table-cell>
          <table:table-cell table:style-name="ce20" table:formula="of:=[.DC7]+1" office:value-type="float" office:value="106">
            <text:p>106</text:p>
          </table:table-cell>
          <table:table-cell table:style-name="ce20" table:formula="of:=[.DD7]+1" office:value-type="float" office:value="107">
            <text:p>107</text:p>
          </table:table-cell>
          <table:table-cell table:style-name="ce20" table:formula="of:=[.DE7]+1" office:value-type="float" office:value="108">
            <text:p>108</text:p>
          </table:table-cell>
          <table:table-cell table:style-name="ce20" table:formula="of:=[.DF7]+1" office:value-type="float" office:value="109">
            <text:p>109</text:p>
          </table:table-cell>
          <table:table-cell table:style-name="ce20" table:formula="of:=[.DG7]+1" office:value-type="float" office:value="110">
            <text:p>110</text:p>
          </table:table-cell>
          <table:table-cell table:style-name="ce20" table:formula="of:=[.DH7]+1" office:value-type="float" office:value="111">
            <text:p>111</text:p>
          </table:table-cell>
          <table:table-cell table:style-name="ce20" table:formula="of:=[.DI7]+1" office:value-type="float" office:value="112">
            <text:p>112</text:p>
          </table:table-cell>
          <table:table-cell table:style-name="ce20" table:formula="of:=[.DJ7]+1" office:value-type="float" office:value="113">
            <text:p>113</text:p>
          </table:table-cell>
          <table:table-cell table:style-name="ce20" table:formula="of:=[.DK7]+1" office:value-type="float" office:value="114">
            <text:p>114</text:p>
          </table:table-cell>
          <table:table-cell table:style-name="ce20" table:formula="of:=[.DL7]+1" office:value-type="float" office:value="115">
            <text:p>115</text:p>
          </table:table-cell>
          <table:table-cell table:style-name="ce20" table:formula="of:=[.DM7]+1" office:value-type="float" office:value="116">
            <text:p>116</text:p>
          </table:table-cell>
          <table:table-cell table:style-name="ce20" table:formula="of:=[.DN7]+1" office:value-type="float" office:value="117">
            <text:p>117</text:p>
          </table:table-cell>
          <table:table-cell table:style-name="ce20" table:formula="of:=[.DO7]+1" office:value-type="float" office:value="118">
            <text:p>118</text:p>
          </table:table-cell>
          <table:table-cell table:style-name="ce20" table:formula="of:=[.DP7]+1" office:value-type="float" office:value="119">
            <text:p>119</text:p>
          </table:table-cell>
          <table:table-cell table:style-name="ce20" table:formula="of:=[.DQ7]+1" office:value-type="float" office:value="120">
            <text:p>120</text:p>
          </table:table-cell>
          <table:table-cell table:style-name="ce20" table:formula="of:=[.DR7]+1" office:value-type="float" office:value="121">
            <text:p>121</text:p>
          </table:table-cell>
          <table:table-cell table:style-name="ce20" table:formula="of:=[.DS7]+1" office:value-type="float" office:value="122">
            <text:p>122</text:p>
          </table:table-cell>
        </table:table-row>
        <table:table-row table:style-name="ro1" table:visibility="collapse">
          <table:table-cell office:value-type="string">
            <text:p>task 1</text:p>
          </table:table-cell>
          <table:table-cell table:style-name="ce22" table:formula="of:=[FP.J12]*[FP.$B4]" office:value-type="float" office:value="0">
            <text:p>0</text:p>
          </table:table-cell>
          <table:table-cell table:style-name="ce23" table:formula="of:=[FP.K12]*[FP.$B4]" office:value-type="float" office:value="1">
            <text:p>1</text:p>
          </table:table-cell>
          <table:table-cell table:style-name="ce23" table:formula="of:=[FP.L12]*[FP.$B4]" office:value-type="float" office:value="1">
            <text:p>1</text:p>
          </table:table-cell>
          <table:table-cell table:style-name="ce23" table:formula="of:=[FP.M12]*[FP.$B4]" office:value-type="float" office:value="1">
            <text:p>1</text:p>
          </table:table-cell>
          <table:table-cell table:style-name="ce23" table:formula="of:=[FP.N12]*[FP.$B4]" office:value-type="float" office:value="2">
            <text:p>2</text:p>
          </table:table-cell>
          <table:table-cell table:style-name="ce23" table:formula="of:=[FP.O12]*[FP.$B4]" office:value-type="float" office:value="2">
            <text:p>2</text:p>
          </table:table-cell>
          <table:table-cell table:style-name="ce23" table:formula="of:=[FP.P12]*[FP.$B4]" office:value-type="float" office:value="2">
            <text:p>2</text:p>
          </table:table-cell>
          <table:table-cell table:style-name="ce23" table:formula="of:=[FP.Q12]*[FP.$B4]" office:value-type="float" office:value="3">
            <text:p>3</text:p>
          </table:table-cell>
          <table:table-cell table:style-name="ce23" table:formula="of:=[FP.R12]*[FP.$B4]" office:value-type="float" office:value="3">
            <text:p>3</text:p>
          </table:table-cell>
          <table:table-cell table:style-name="ce23" table:formula="of:=[FP.S12]*[FP.$B4]" office:value-type="float" office:value="3">
            <text:p>3</text:p>
          </table:table-cell>
          <table:table-cell table:style-name="ce23" table:formula="of:=[FP.T12]*[FP.$B4]" office:value-type="float" office:value="4">
            <text:p>4</text:p>
          </table:table-cell>
          <table:table-cell table:style-name="ce23" table:formula="of:=[FP.U12]*[FP.$B4]" office:value-type="float" office:value="4">
            <text:p>4</text:p>
          </table:table-cell>
          <table:table-cell table:style-name="ce23" table:formula="of:=[FP.V12]*[FP.$B4]" office:value-type="float" office:value="4">
            <text:p>4</text:p>
          </table:table-cell>
          <table:table-cell table:style-name="ce23" table:formula="of:=[FP.W12]*[FP.$B4]" office:value-type="float" office:value="5">
            <text:p>5</text:p>
          </table:table-cell>
          <table:table-cell table:style-name="ce23" table:formula="of:=[FP.X12]*[FP.$B4]" office:value-type="float" office:value="5">
            <text:p>5</text:p>
          </table:table-cell>
          <table:table-cell table:style-name="ce23" table:formula="of:=[FP.Y12]*[FP.$B4]" office:value-type="float" office:value="5">
            <text:p>5</text:p>
          </table:table-cell>
          <table:table-cell table:style-name="ce23" table:formula="of:=[FP.Z12]*[FP.$B4]" office:value-type="float" office:value="6">
            <text:p>6</text:p>
          </table:table-cell>
          <table:table-cell table:style-name="ce23" table:formula="of:=[FP.AA12]*[FP.$B4]" office:value-type="float" office:value="6">
            <text:p>6</text:p>
          </table:table-cell>
          <table:table-cell table:style-name="ce23" table:formula="of:=[FP.AB12]*[FP.$B4]" office:value-type="float" office:value="6">
            <text:p>6</text:p>
          </table:table-cell>
          <table:table-cell table:style-name="ce23" table:formula="of:=[FP.AC12]*[FP.$B4]" office:value-type="float" office:value="7">
            <text:p>7</text:p>
          </table:table-cell>
          <table:table-cell table:style-name="ce23" table:formula="of:=[FP.AD12]*[FP.$B4]" office:value-type="float" office:value="7">
            <text:p>7</text:p>
          </table:table-cell>
          <table:table-cell table:style-name="ce23" table:formula="of:=[FP.AE12]*[FP.$B4]" office:value-type="float" office:value="7">
            <text:p>7</text:p>
          </table:table-cell>
          <table:table-cell table:style-name="ce23" table:formula="of:=[FP.AF12]*[FP.$B4]" office:value-type="float" office:value="8">
            <text:p>8</text:p>
          </table:table-cell>
          <table:table-cell table:style-name="ce23" table:formula="of:=[FP.AG12]*[FP.$B4]" office:value-type="float" office:value="8">
            <text:p>8</text:p>
          </table:table-cell>
          <table:table-cell table:style-name="ce23" table:formula="of:=[FP.AH12]*[FP.$B4]" office:value-type="float" office:value="8">
            <text:p>8</text:p>
          </table:table-cell>
          <table:table-cell table:style-name="ce23" table:formula="of:=[FP.AI12]*[FP.$B4]" office:value-type="float" office:value="9">
            <text:p>9</text:p>
          </table:table-cell>
          <table:table-cell table:style-name="ce23" table:formula="of:=[FP.AJ12]*[FP.$B4]" office:value-type="float" office:value="9">
            <text:p>9</text:p>
          </table:table-cell>
          <table:table-cell table:style-name="ce23" table:formula="of:=[FP.AK12]*[FP.$B4]" office:value-type="float" office:value="9">
            <text:p>9</text:p>
          </table:table-cell>
          <table:table-cell table:style-name="ce23" table:formula="of:=[FP.AL12]*[FP.$B4]" office:value-type="float" office:value="10">
            <text:p>10</text:p>
          </table:table-cell>
          <table:table-cell table:style-name="ce23" table:formula="of:=[FP.AM12]*[FP.$B4]" office:value-type="float" office:value="10">
            <text:p>10</text:p>
          </table:table-cell>
          <table:table-cell table:style-name="ce23" table:formula="of:=[FP.AN12]*[FP.$B4]" office:value-type="float" office:value="10">
            <text:p>10</text:p>
          </table:table-cell>
          <table:table-cell table:style-name="ce23" table:formula="of:=[FP.AO12]*[FP.$B4]" office:value-type="float" office:value="11">
            <text:p>11</text:p>
          </table:table-cell>
          <table:table-cell table:style-name="ce23" table:formula="of:=[FP.AP12]*[FP.$B4]" office:value-type="float" office:value="11">
            <text:p>11</text:p>
          </table:table-cell>
          <table:table-cell table:style-name="ce23" table:formula="of:=[FP.AQ12]*[FP.$B4]" office:value-type="float" office:value="11">
            <text:p>11</text:p>
          </table:table-cell>
          <table:table-cell table:style-name="ce23" table:formula="of:=[FP.AR12]*[FP.$B4]" office:value-type="float" office:value="12">
            <text:p>12</text:p>
          </table:table-cell>
          <table:table-cell table:style-name="ce23" table:formula="of:=[FP.AS12]*[FP.$B4]" office:value-type="float" office:value="12">
            <text:p>12</text:p>
          </table:table-cell>
          <table:table-cell table:style-name="ce23" table:formula="of:=[FP.AT12]*[FP.$B4]" office:value-type="float" office:value="12">
            <text:p>12</text:p>
          </table:table-cell>
          <table:table-cell table:style-name="ce23" table:formula="of:=[FP.AU12]*[FP.$B4]" office:value-type="float" office:value="13">
            <text:p>13</text:p>
          </table:table-cell>
          <table:table-cell table:style-name="ce23" table:formula="of:=[FP.AV12]*[FP.$B4]" office:value-type="float" office:value="13">
            <text:p>13</text:p>
          </table:table-cell>
          <table:table-cell table:style-name="ce23" table:formula="of:=[FP.AW12]*[FP.$B4]" office:value-type="float" office:value="13">
            <text:p>13</text:p>
          </table:table-cell>
          <table:table-cell table:style-name="ce23" table:formula="of:=[FP.AX12]*[FP.$B4]" office:value-type="float" office:value="14">
            <text:p>14</text:p>
          </table:table-cell>
          <table:table-cell table:style-name="ce23" table:formula="of:=[FP.AY12]*[FP.$B4]" office:value-type="float" office:value="14">
            <text:p>14</text:p>
          </table:table-cell>
          <table:table-cell table:style-name="ce23" table:formula="of:=[FP.AZ12]*[FP.$B4]" office:value-type="float" office:value="14">
            <text:p>14</text:p>
          </table:table-cell>
          <table:table-cell table:style-name="ce23" table:formula="of:=[FP.BA12]*[FP.$B4]" office:value-type="float" office:value="15">
            <text:p>15</text:p>
          </table:table-cell>
          <table:table-cell table:style-name="ce23" table:formula="of:=[FP.BB12]*[FP.$B4]" office:value-type="float" office:value="15">
            <text:p>15</text:p>
          </table:table-cell>
          <table:table-cell table:style-name="ce23" table:formula="of:=[FP.BC12]*[FP.$B4]" office:value-type="float" office:value="15">
            <text:p>15</text:p>
          </table:table-cell>
          <table:table-cell table:style-name="ce23" table:formula="of:=[FP.BD12]*[FP.$B4]" office:value-type="float" office:value="16">
            <text:p>16</text:p>
          </table:table-cell>
          <table:table-cell table:style-name="ce23" table:formula="of:=[FP.BE12]*[FP.$B4]" office:value-type="float" office:value="16">
            <text:p>16</text:p>
          </table:table-cell>
          <table:table-cell table:style-name="ce23" table:formula="of:=[FP.BF12]*[FP.$B4]" office:value-type="float" office:value="16">
            <text:p>16</text:p>
          </table:table-cell>
          <table:table-cell table:style-name="ce23" table:formula="of:=[FP.BG12]*[FP.$B4]" office:value-type="float" office:value="17">
            <text:p>17</text:p>
          </table:table-cell>
          <table:table-cell table:style-name="ce23" table:formula="of:=[FP.BH12]*[FP.$B4]" office:value-type="float" office:value="17">
            <text:p>17</text:p>
          </table:table-cell>
          <table:table-cell table:style-name="ce23" table:formula="of:=[FP.BI12]*[FP.$B4]" office:value-type="float" office:value="17">
            <text:p>17</text:p>
          </table:table-cell>
          <table:table-cell table:style-name="ce23" table:formula="of:=[FP.BJ12]*[FP.$B4]" office:value-type="float" office:value="18">
            <text:p>18</text:p>
          </table:table-cell>
          <table:table-cell table:style-name="ce23" table:formula="of:=[FP.BK12]*[FP.$B4]" office:value-type="float" office:value="18">
            <text:p>18</text:p>
          </table:table-cell>
          <table:table-cell table:style-name="ce23" table:formula="of:=[FP.BL12]*[FP.$B4]" office:value-type="float" office:value="18">
            <text:p>18</text:p>
          </table:table-cell>
          <table:table-cell table:style-name="ce23" table:formula="of:=[FP.BM12]*[FP.$B4]" office:value-type="float" office:value="19">
            <text:p>19</text:p>
          </table:table-cell>
          <table:table-cell table:style-name="ce23" table:formula="of:=[FP.BN12]*[FP.$B4]" office:value-type="float" office:value="19">
            <text:p>19</text:p>
          </table:table-cell>
          <table:table-cell table:style-name="ce23" table:formula="of:=[FP.BO12]*[FP.$B4]" office:value-type="float" office:value="19">
            <text:p>19</text:p>
          </table:table-cell>
          <table:table-cell table:style-name="ce23" table:formula="of:=[FP.BP12]*[FP.$B4]" office:value-type="float" office:value="20">
            <text:p>20</text:p>
          </table:table-cell>
          <table:table-cell table:style-name="ce23" table:formula="of:=[FP.BQ12]*[FP.$B4]" office:value-type="float" office:value="20">
            <text:p>20</text:p>
          </table:table-cell>
          <table:table-cell table:style-name="ce23" table:formula="of:=[FP.BR12]*[FP.$B4]" office:value-type="float" office:value="20">
            <text:p>20</text:p>
          </table:table-cell>
          <table:table-cell table:style-name="ce23" table:formula="of:=[FP.BS12]*[FP.$B4]" office:value-type="float" office:value="21">
            <text:p>21</text:p>
          </table:table-cell>
          <table:table-cell table:style-name="ce23" table:formula="of:=[FP.BT12]*[FP.$B4]" office:value-type="float" office:value="21">
            <text:p>21</text:p>
          </table:table-cell>
          <table:table-cell table:style-name="ce23" table:formula="of:=[FP.BU12]*[FP.$B4]" office:value-type="float" office:value="21">
            <text:p>21</text:p>
          </table:table-cell>
          <table:table-cell table:style-name="ce23" table:formula="of:=[FP.BV12]*[FP.$B4]" office:value-type="float" office:value="22">
            <text:p>22</text:p>
          </table:table-cell>
          <table:table-cell table:style-name="ce23" table:formula="of:=[FP.BW12]*[FP.$B4]" office:value-type="float" office:value="22">
            <text:p>22</text:p>
          </table:table-cell>
          <table:table-cell table:style-name="ce23" table:formula="of:=[FP.BX12]*[FP.$B4]" office:value-type="float" office:value="22">
            <text:p>22</text:p>
          </table:table-cell>
          <table:table-cell table:style-name="ce23" table:formula="of:=[FP.BY12]*[FP.$B4]" office:value-type="float" office:value="23">
            <text:p>23</text:p>
          </table:table-cell>
          <table:table-cell table:style-name="ce23" table:formula="of:=[FP.BZ12]*[FP.$B4]" office:value-type="float" office:value="23">
            <text:p>23</text:p>
          </table:table-cell>
          <table:table-cell table:style-name="ce23" table:formula="of:=[FP.CA12]*[FP.$B4]" office:value-type="float" office:value="23">
            <text:p>23</text:p>
          </table:table-cell>
          <table:table-cell table:style-name="ce23" table:formula="of:=[FP.CB12]*[FP.$B4]" office:value-type="float" office:value="24">
            <text:p>24</text:p>
          </table:table-cell>
          <table:table-cell table:style-name="ce23" table:formula="of:=[FP.CC12]*[FP.$B4]" office:value-type="float" office:value="24">
            <text:p>24</text:p>
          </table:table-cell>
          <table:table-cell table:style-name="ce23" table:formula="of:=[FP.CD12]*[FP.$B4]" office:value-type="float" office:value="24">
            <text:p>24</text:p>
          </table:table-cell>
          <table:table-cell table:style-name="ce23" table:formula="of:=[FP.CE12]*[FP.$B4]" office:value-type="float" office:value="25">
            <text:p>25</text:p>
          </table:table-cell>
          <table:table-cell table:style-name="ce23" table:formula="of:=[FP.CF12]*[FP.$B4]" office:value-type="float" office:value="25">
            <text:p>25</text:p>
          </table:table-cell>
          <table:table-cell table:style-name="ce23" table:formula="of:=[FP.CG12]*[FP.$B4]" office:value-type="float" office:value="25">
            <text:p>25</text:p>
          </table:table-cell>
          <table:table-cell table:style-name="ce23" table:formula="of:=[FP.CH12]*[FP.$B4]" office:value-type="float" office:value="26">
            <text:p>26</text:p>
          </table:table-cell>
          <table:table-cell table:style-name="ce23" table:formula="of:=[FP.CI12]*[FP.$B4]" office:value-type="float" office:value="26">
            <text:p>26</text:p>
          </table:table-cell>
          <table:table-cell table:style-name="ce23" table:formula="of:=[FP.CJ12]*[FP.$B4]" office:value-type="float" office:value="26">
            <text:p>26</text:p>
          </table:table-cell>
          <table:table-cell table:style-name="ce23" table:formula="of:=[FP.CK12]*[FP.$B4]" office:value-type="float" office:value="27">
            <text:p>27</text:p>
          </table:table-cell>
          <table:table-cell table:style-name="ce23" table:formula="of:=[FP.CL12]*[FP.$B4]" office:value-type="float" office:value="27">
            <text:p>27</text:p>
          </table:table-cell>
          <table:table-cell table:style-name="ce23" table:formula="of:=[FP.CM12]*[FP.$B4]" office:value-type="float" office:value="27">
            <text:p>27</text:p>
          </table:table-cell>
          <table:table-cell table:style-name="ce23" table:formula="of:=[FP.CN12]*[FP.$B4]" office:value-type="float" office:value="28">
            <text:p>28</text:p>
          </table:table-cell>
          <table:table-cell table:style-name="ce23" table:formula="of:=[FP.CO12]*[FP.$B4]" office:value-type="float" office:value="28">
            <text:p>28</text:p>
          </table:table-cell>
          <table:table-cell table:style-name="ce23" table:formula="of:=[FP.CP12]*[FP.$B4]" office:value-type="float" office:value="28">
            <text:p>28</text:p>
          </table:table-cell>
          <table:table-cell table:style-name="ce23" table:formula="of:=[FP.CQ12]*[FP.$B4]" office:value-type="float" office:value="29">
            <text:p>29</text:p>
          </table:table-cell>
          <table:table-cell table:style-name="ce23" table:formula="of:=[FP.CR12]*[FP.$B4]" office:value-type="float" office:value="29">
            <text:p>29</text:p>
          </table:table-cell>
          <table:table-cell table:style-name="ce23" table:formula="of:=[FP.CS12]*[FP.$B4]" office:value-type="float" office:value="29">
            <text:p>29</text:p>
          </table:table-cell>
          <table:table-cell table:style-name="ce23" table:formula="of:=[FP.CT12]*[FP.$B4]" office:value-type="float" office:value="30">
            <text:p>30</text:p>
          </table:table-cell>
          <table:table-cell table:style-name="ce23" table:formula="of:=[FP.CU12]*[FP.$B4]" office:value-type="float" office:value="30">
            <text:p>30</text:p>
          </table:table-cell>
          <table:table-cell table:style-name="ce23" table:formula="of:=[FP.CV12]*[FP.$B4]" office:value-type="float" office:value="30">
            <text:p>30</text:p>
          </table:table-cell>
          <table:table-cell table:style-name="ce23" table:formula="of:=[FP.CW12]*[FP.$B4]" office:value-type="float" office:value="31">
            <text:p>31</text:p>
          </table:table-cell>
          <table:table-cell table:style-name="ce23" table:formula="of:=[FP.CX12]*[FP.$B4]" office:value-type="float" office:value="31">
            <text:p>31</text:p>
          </table:table-cell>
          <table:table-cell table:style-name="ce23" table:formula="of:=[FP.CY12]*[FP.$B4]" office:value-type="float" office:value="31">
            <text:p>31</text:p>
          </table:table-cell>
          <table:table-cell table:style-name="ce23" table:formula="of:=[FP.CZ12]*[FP.$B4]" office:value-type="float" office:value="32">
            <text:p>32</text:p>
          </table:table-cell>
          <table:table-cell table:style-name="ce23" table:formula="of:=[FP.DA12]*[FP.$B4]" office:value-type="float" office:value="32">
            <text:p>32</text:p>
          </table:table-cell>
          <table:table-cell table:style-name="ce23" table:formula="of:=[FP.DB12]*[FP.$B4]" office:value-type="float" office:value="32">
            <text:p>32</text:p>
          </table:table-cell>
          <table:table-cell table:style-name="ce23" table:formula="of:=[FP.DC12]*[FP.$B4]" office:value-type="float" office:value="33">
            <text:p>33</text:p>
          </table:table-cell>
          <table:table-cell table:style-name="ce23" table:formula="of:=[FP.DD12]*[FP.$B4]" office:value-type="float" office:value="33">
            <text:p>33</text:p>
          </table:table-cell>
          <table:table-cell table:style-name="ce23" table:formula="of:=[FP.DE12]*[FP.$B4]" office:value-type="float" office:value="33">
            <text:p>33</text:p>
          </table:table-cell>
          <table:table-cell table:style-name="ce23" table:formula="of:=[FP.DF12]*[FP.$B4]" office:value-type="float" office:value="34">
            <text:p>34</text:p>
          </table:table-cell>
          <table:table-cell table:style-name="ce23" table:formula="of:=[FP.DG12]*[FP.$B4]" office:value-type="float" office:value="34">
            <text:p>34</text:p>
          </table:table-cell>
          <table:table-cell table:style-name="ce23" table:formula="of:=[FP.DH12]*[FP.$B4]" office:value-type="float" office:value="34">
            <text:p>34</text:p>
          </table:table-cell>
          <table:table-cell table:style-name="ce23" table:formula="of:=[FP.DI12]*[FP.$B4]" office:value-type="float" office:value="35">
            <text:p>35</text:p>
          </table:table-cell>
          <table:table-cell table:style-name="ce23" table:formula="of:=[FP.DJ12]*[FP.$B4]" office:value-type="float" office:value="35">
            <text:p>35</text:p>
          </table:table-cell>
          <table:table-cell table:style-name="ce23" table:formula="of:=[FP.DK12]*[FP.$B4]" office:value-type="float" office:value="35">
            <text:p>35</text:p>
          </table:table-cell>
          <table:table-cell table:style-name="ce23" table:formula="of:=[FP.DL12]*[FP.$B4]" office:value-type="float" office:value="36">
            <text:p>36</text:p>
          </table:table-cell>
          <table:table-cell table:style-name="ce23" table:formula="of:=[FP.DM12]*[FP.$B4]" office:value-type="float" office:value="36">
            <text:p>36</text:p>
          </table:table-cell>
          <table:table-cell table:style-name="ce23" table:formula="of:=[FP.DN12]*[FP.$B4]" office:value-type="float" office:value="36">
            <text:p>36</text:p>
          </table:table-cell>
          <table:table-cell table:style-name="ce23" table:formula="of:=[FP.DO12]*[FP.$B4]" office:value-type="float" office:value="37">
            <text:p>37</text:p>
          </table:table-cell>
          <table:table-cell table:style-name="ce23" table:formula="of:=[FP.DP12]*[FP.$B4]" office:value-type="float" office:value="37">
            <text:p>37</text:p>
          </table:table-cell>
          <table:table-cell table:style-name="ce23" table:formula="of:=[FP.DQ12]*[FP.$B4]" office:value-type="float" office:value="37">
            <text:p>37</text:p>
          </table:table-cell>
          <table:table-cell table:style-name="ce23" table:formula="of:=[FP.DR12]*[FP.$B4]" office:value-type="float" office:value="38">
            <text:p>38</text:p>
          </table:table-cell>
          <table:table-cell table:style-name="ce23" table:formula="of:=[FP.DS12]*[FP.$B4]" office:value-type="float" office:value="38">
            <text:p>38</text:p>
          </table:table-cell>
          <table:table-cell table:style-name="ce23" table:formula="of:=[FP.DT12]*[FP.$B4]" office:value-type="float" office:value="38">
            <text:p>38</text:p>
          </table:table-cell>
          <table:table-cell table:style-name="ce23" table:formula="of:=[FP.DU12]*[FP.$B4]" office:value-type="float" office:value="39">
            <text:p>39</text:p>
          </table:table-cell>
          <table:table-cell table:style-name="ce23" table:formula="of:=[FP.DV12]*[FP.$B4]" office:value-type="float" office:value="39">
            <text:p>39</text:p>
          </table:table-cell>
          <table:table-cell table:style-name="ce23" table:formula="of:=[FP.DW12]*[FP.$B4]" office:value-type="float" office:value="39">
            <text:p>39</text:p>
          </table:table-cell>
          <table:table-cell table:style-name="ce23" table:formula="of:=[FP.DX12]*[FP.$B4]" office:value-type="float" office:value="40">
            <text:p>40</text:p>
          </table:table-cell>
          <table:table-cell table:style-name="ce23" table:formula="of:=[FP.DY12]*[FP.$B4]" office:value-type="float" office:value="40">
            <text:p>40</text:p>
          </table:table-cell>
          <table:table-cell table:style-name="ce23" table:formula="of:=[FP.DZ12]*[FP.$B4]" office:value-type="float" office:value="40">
            <text:p>40</text:p>
          </table:table-cell>
          <table:table-cell table:style-name="ce23" table:formula="of:=[FP.EA12]*[FP.$B4]" office:value-type="float" office:value="41">
            <text:p>41</text:p>
          </table:table-cell>
          <table:table-cell table:style-name="ce23" table:formula="of:=[FP.EB12]*[FP.$B4]" office:value-type="float" office:value="41">
            <text:p>41</text:p>
          </table:table-cell>
        </table:table-row>
        <table:table-row table:style-name="ro1" table:visibility="collapse">
          <table:table-cell office:value-type="string">
            <text:p>task 2</text:p>
          </table:table-cell>
          <table:table-cell table:style-name="ce23" table:formula="of:=[FP.J13]*[FP.$B5]" office:value-type="float" office:value="0">
            <text:p>0</text:p>
          </table:table-cell>
          <table:table-cell table:style-name="ce23" table:formula="of:=[FP.K13]*[FP.$B5]" office:value-type="float" office:value="3">
            <text:p>3</text:p>
          </table:table-cell>
          <table:table-cell table:style-name="ce23" table:formula="of:=[FP.L13]*[FP.$B5]" office:value-type="float" office:value="3">
            <text:p>3</text:p>
          </table:table-cell>
          <table:table-cell table:style-name="ce23" table:formula="of:=[FP.M13]*[FP.$B5]" office:value-type="float" office:value="3">
            <text:p>3</text:p>
          </table:table-cell>
          <table:table-cell table:style-name="ce23" table:formula="of:=[FP.N13]*[FP.$B5]" office:value-type="float" office:value="3">
            <text:p>3</text:p>
          </table:table-cell>
          <table:table-cell table:style-name="ce23" table:formula="of:=[FP.O13]*[FP.$B5]" office:value-type="float" office:value="3">
            <text:p>3</text:p>
          </table:table-cell>
          <table:table-cell table:style-name="ce23" table:formula="of:=[FP.P13]*[FP.$B5]" office:value-type="float" office:value="3">
            <text:p>3</text:p>
          </table:table-cell>
          <table:table-cell table:style-name="ce23" table:formula="of:=[FP.Q13]*[FP.$B5]" office:value-type="float" office:value="3">
            <text:p>3</text:p>
          </table:table-cell>
          <table:table-cell table:style-name="ce23" table:formula="of:=[FP.R13]*[FP.$B5]" office:value-type="float" office:value="3">
            <text:p>3</text:p>
          </table:table-cell>
          <table:table-cell table:style-name="ce23" table:formula="of:=[FP.S13]*[FP.$B5]" office:value-type="float" office:value="3">
            <text:p>3</text:p>
          </table:table-cell>
          <table:table-cell table:style-name="ce23" table:formula="of:=[FP.T13]*[FP.$B5]" office:value-type="float" office:value="6">
            <text:p>6</text:p>
          </table:table-cell>
          <table:table-cell table:style-name="ce23" table:formula="of:=[FP.U13]*[FP.$B5]" office:value-type="float" office:value="6">
            <text:p>6</text:p>
          </table:table-cell>
          <table:table-cell table:style-name="ce23" table:formula="of:=[FP.V13]*[FP.$B5]" office:value-type="float" office:value="6">
            <text:p>6</text:p>
          </table:table-cell>
          <table:table-cell table:style-name="ce23" table:formula="of:=[FP.W13]*[FP.$B5]" office:value-type="float" office:value="6">
            <text:p>6</text:p>
          </table:table-cell>
          <table:table-cell table:style-name="ce23" table:formula="of:=[FP.X13]*[FP.$B5]" office:value-type="float" office:value="6">
            <text:p>6</text:p>
          </table:table-cell>
          <table:table-cell table:style-name="ce23" table:formula="of:=[FP.Y13]*[FP.$B5]" office:value-type="float" office:value="6">
            <text:p>6</text:p>
          </table:table-cell>
          <table:table-cell table:style-name="ce23" table:formula="of:=[FP.Z13]*[FP.$B5]" office:value-type="float" office:value="6">
            <text:p>6</text:p>
          </table:table-cell>
          <table:table-cell table:style-name="ce23" table:formula="of:=[FP.AA13]*[FP.$B5]" office:value-type="float" office:value="6">
            <text:p>6</text:p>
          </table:table-cell>
          <table:table-cell table:style-name="ce23" table:formula="of:=[FP.AB13]*[FP.$B5]" office:value-type="float" office:value="6">
            <text:p>6</text:p>
          </table:table-cell>
          <table:table-cell table:style-name="ce23" table:formula="of:=[FP.AC13]*[FP.$B5]" office:value-type="float" office:value="9">
            <text:p>9</text:p>
          </table:table-cell>
          <table:table-cell table:style-name="ce23" table:formula="of:=[FP.AD13]*[FP.$B5]" office:value-type="float" office:value="9">
            <text:p>9</text:p>
          </table:table-cell>
          <table:table-cell table:style-name="ce23" table:formula="of:=[FP.AE13]*[FP.$B5]" office:value-type="float" office:value="9">
            <text:p>9</text:p>
          </table:table-cell>
          <table:table-cell table:style-name="ce23" table:formula="of:=[FP.AF13]*[FP.$B5]" office:value-type="float" office:value="9">
            <text:p>9</text:p>
          </table:table-cell>
          <table:table-cell table:style-name="ce23" table:formula="of:=[FP.AG13]*[FP.$B5]" office:value-type="float" office:value="9">
            <text:p>9</text:p>
          </table:table-cell>
          <table:table-cell table:style-name="ce23" table:formula="of:=[FP.AH13]*[FP.$B5]" office:value-type="float" office:value="9">
            <text:p>9</text:p>
          </table:table-cell>
          <table:table-cell table:style-name="ce23" table:formula="of:=[FP.AI13]*[FP.$B5]" office:value-type="float" office:value="9">
            <text:p>9</text:p>
          </table:table-cell>
          <table:table-cell table:style-name="ce23" table:formula="of:=[FP.AJ13]*[FP.$B5]" office:value-type="float" office:value="9">
            <text:p>9</text:p>
          </table:table-cell>
          <table:table-cell table:style-name="ce23" table:formula="of:=[FP.AK13]*[FP.$B5]" office:value-type="float" office:value="9">
            <text:p>9</text:p>
          </table:table-cell>
          <table:table-cell table:style-name="ce23" table:formula="of:=[FP.AL13]*[FP.$B5]" office:value-type="float" office:value="12">
            <text:p>12</text:p>
          </table:table-cell>
          <table:table-cell table:style-name="ce23" table:formula="of:=[FP.AM13]*[FP.$B5]" office:value-type="float" office:value="12">
            <text:p>12</text:p>
          </table:table-cell>
          <table:table-cell table:style-name="ce23" table:formula="of:=[FP.AN13]*[FP.$B5]" office:value-type="float" office:value="12">
            <text:p>12</text:p>
          </table:table-cell>
          <table:table-cell table:style-name="ce23" table:formula="of:=[FP.AO13]*[FP.$B5]" office:value-type="float" office:value="12">
            <text:p>12</text:p>
          </table:table-cell>
          <table:table-cell table:style-name="ce23" table:formula="of:=[FP.AP13]*[FP.$B5]" office:value-type="float" office:value="12">
            <text:p>12</text:p>
          </table:table-cell>
          <table:table-cell table:style-name="ce23" table:formula="of:=[FP.AQ13]*[FP.$B5]" office:value-type="float" office:value="12">
            <text:p>12</text:p>
          </table:table-cell>
          <table:table-cell table:style-name="ce23" table:formula="of:=[FP.AR13]*[FP.$B5]" office:value-type="float" office:value="12">
            <text:p>12</text:p>
          </table:table-cell>
          <table:table-cell table:style-name="ce23" table:formula="of:=[FP.AS13]*[FP.$B5]" office:value-type="float" office:value="12">
            <text:p>12</text:p>
          </table:table-cell>
          <table:table-cell table:style-name="ce23" table:formula="of:=[FP.AT13]*[FP.$B5]" office:value-type="float" office:value="12">
            <text:p>12</text:p>
          </table:table-cell>
          <table:table-cell table:style-name="ce23" table:formula="of:=[FP.AU13]*[FP.$B5]" office:value-type="float" office:value="15">
            <text:p>15</text:p>
          </table:table-cell>
          <table:table-cell table:style-name="ce23" table:formula="of:=[FP.AV13]*[FP.$B5]" office:value-type="float" office:value="15">
            <text:p>15</text:p>
          </table:table-cell>
          <table:table-cell table:style-name="ce23" table:formula="of:=[FP.AW13]*[FP.$B5]" office:value-type="float" office:value="15">
            <text:p>15</text:p>
          </table:table-cell>
          <table:table-cell table:style-name="ce23" table:formula="of:=[FP.AX13]*[FP.$B5]" office:value-type="float" office:value="15">
            <text:p>15</text:p>
          </table:table-cell>
          <table:table-cell table:style-name="ce23" table:formula="of:=[FP.AY13]*[FP.$B5]" office:value-type="float" office:value="15">
            <text:p>15</text:p>
          </table:table-cell>
          <table:table-cell table:style-name="ce23" table:formula="of:=[FP.AZ13]*[FP.$B5]" office:value-type="float" office:value="15">
            <text:p>15</text:p>
          </table:table-cell>
          <table:table-cell table:style-name="ce23" table:formula="of:=[FP.BA13]*[FP.$B5]" office:value-type="float" office:value="15">
            <text:p>15</text:p>
          </table:table-cell>
          <table:table-cell table:style-name="ce23" table:formula="of:=[FP.BB13]*[FP.$B5]" office:value-type="float" office:value="15">
            <text:p>15</text:p>
          </table:table-cell>
          <table:table-cell table:style-name="ce23" table:formula="of:=[FP.BC13]*[FP.$B5]" office:value-type="float" office:value="15">
            <text:p>15</text:p>
          </table:table-cell>
          <table:table-cell table:style-name="ce23" table:formula="of:=[FP.BD13]*[FP.$B5]" office:value-type="float" office:value="18">
            <text:p>18</text:p>
          </table:table-cell>
          <table:table-cell table:style-name="ce23" table:formula="of:=[FP.BE13]*[FP.$B5]" office:value-type="float" office:value="18">
            <text:p>18</text:p>
          </table:table-cell>
          <table:table-cell table:style-name="ce23" table:formula="of:=[FP.BF13]*[FP.$B5]" office:value-type="float" office:value="18">
            <text:p>18</text:p>
          </table:table-cell>
          <table:table-cell table:style-name="ce23" table:formula="of:=[FP.BG13]*[FP.$B5]" office:value-type="float" office:value="18">
            <text:p>18</text:p>
          </table:table-cell>
          <table:table-cell table:style-name="ce23" table:formula="of:=[FP.BH13]*[FP.$B5]" office:value-type="float" office:value="18">
            <text:p>18</text:p>
          </table:table-cell>
          <table:table-cell table:style-name="ce23" table:formula="of:=[FP.BI13]*[FP.$B5]" office:value-type="float" office:value="18">
            <text:p>18</text:p>
          </table:table-cell>
          <table:table-cell table:style-name="ce23" table:formula="of:=[FP.BJ13]*[FP.$B5]" office:value-type="float" office:value="18">
            <text:p>18</text:p>
          </table:table-cell>
          <table:table-cell table:style-name="ce23" table:formula="of:=[FP.BK13]*[FP.$B5]" office:value-type="float" office:value="18">
            <text:p>18</text:p>
          </table:table-cell>
          <table:table-cell table:style-name="ce23" table:formula="of:=[FP.BL13]*[FP.$B5]" office:value-type="float" office:value="18">
            <text:p>18</text:p>
          </table:table-cell>
          <table:table-cell table:style-name="ce23" table:formula="of:=[FP.BM13]*[FP.$B5]" office:value-type="float" office:value="21">
            <text:p>21</text:p>
          </table:table-cell>
          <table:table-cell table:style-name="ce23" table:formula="of:=[FP.BN13]*[FP.$B5]" office:value-type="float" office:value="21">
            <text:p>21</text:p>
          </table:table-cell>
          <table:table-cell table:style-name="ce23" table:formula="of:=[FP.BO13]*[FP.$B5]" office:value-type="float" office:value="21">
            <text:p>21</text:p>
          </table:table-cell>
          <table:table-cell table:style-name="ce23" table:formula="of:=[FP.BP13]*[FP.$B5]" office:value-type="float" office:value="21">
            <text:p>21</text:p>
          </table:table-cell>
          <table:table-cell table:style-name="ce23" table:formula="of:=[FP.BQ13]*[FP.$B5]" office:value-type="float" office:value="21">
            <text:p>21</text:p>
          </table:table-cell>
          <table:table-cell table:style-name="ce23" table:formula="of:=[FP.BR13]*[FP.$B5]" office:value-type="float" office:value="21">
            <text:p>21</text:p>
          </table:table-cell>
          <table:table-cell table:style-name="ce23" table:formula="of:=[FP.BS13]*[FP.$B5]" office:value-type="float" office:value="21">
            <text:p>21</text:p>
          </table:table-cell>
          <table:table-cell table:style-name="ce23" table:formula="of:=[FP.BT13]*[FP.$B5]" office:value-type="float" office:value="21">
            <text:p>21</text:p>
          </table:table-cell>
          <table:table-cell table:style-name="ce23" table:formula="of:=[FP.BU13]*[FP.$B5]" office:value-type="float" office:value="21">
            <text:p>21</text:p>
          </table:table-cell>
          <table:table-cell table:style-name="ce23" table:formula="of:=[FP.BV13]*[FP.$B5]" office:value-type="float" office:value="24">
            <text:p>24</text:p>
          </table:table-cell>
          <table:table-cell table:style-name="ce23" table:formula="of:=[FP.BW13]*[FP.$B5]" office:value-type="float" office:value="24">
            <text:p>24</text:p>
          </table:table-cell>
          <table:table-cell table:style-name="ce23" table:formula="of:=[FP.BX13]*[FP.$B5]" office:value-type="float" office:value="24">
            <text:p>24</text:p>
          </table:table-cell>
          <table:table-cell table:style-name="ce23" table:formula="of:=[FP.BY13]*[FP.$B5]" office:value-type="float" office:value="24">
            <text:p>24</text:p>
          </table:table-cell>
          <table:table-cell table:style-name="ce23" table:formula="of:=[FP.BZ13]*[FP.$B5]" office:value-type="float" office:value="24">
            <text:p>24</text:p>
          </table:table-cell>
          <table:table-cell table:style-name="ce23" table:formula="of:=[FP.CA13]*[FP.$B5]" office:value-type="float" office:value="24">
            <text:p>24</text:p>
          </table:table-cell>
          <table:table-cell table:style-name="ce23" table:formula="of:=[FP.CB13]*[FP.$B5]" office:value-type="float" office:value="24">
            <text:p>24</text:p>
          </table:table-cell>
          <table:table-cell table:style-name="ce23" table:formula="of:=[FP.CC13]*[FP.$B5]" office:value-type="float" office:value="24">
            <text:p>24</text:p>
          </table:table-cell>
          <table:table-cell table:style-name="ce23" table:formula="of:=[FP.CD13]*[FP.$B5]" office:value-type="float" office:value="24">
            <text:p>24</text:p>
          </table:table-cell>
          <table:table-cell table:style-name="ce23" table:formula="of:=[FP.CE13]*[FP.$B5]" office:value-type="float" office:value="27">
            <text:p>27</text:p>
          </table:table-cell>
          <table:table-cell table:style-name="ce23" table:formula="of:=[FP.CF13]*[FP.$B5]" office:value-type="float" office:value="27">
            <text:p>27</text:p>
          </table:table-cell>
          <table:table-cell table:style-name="ce23" table:formula="of:=[FP.CG13]*[FP.$B5]" office:value-type="float" office:value="27">
            <text:p>27</text:p>
          </table:table-cell>
          <table:table-cell table:style-name="ce23" table:formula="of:=[FP.CH13]*[FP.$B5]" office:value-type="float" office:value="27">
            <text:p>27</text:p>
          </table:table-cell>
          <table:table-cell table:style-name="ce23" table:formula="of:=[FP.CI13]*[FP.$B5]" office:value-type="float" office:value="27">
            <text:p>27</text:p>
          </table:table-cell>
          <table:table-cell table:style-name="ce23" table:formula="of:=[FP.CJ13]*[FP.$B5]" office:value-type="float" office:value="27">
            <text:p>27</text:p>
          </table:table-cell>
          <table:table-cell table:style-name="ce23" table:formula="of:=[FP.CK13]*[FP.$B5]" office:value-type="float" office:value="27">
            <text:p>27</text:p>
          </table:table-cell>
          <table:table-cell table:style-name="ce23" table:formula="of:=[FP.CL13]*[FP.$B5]" office:value-type="float" office:value="27">
            <text:p>27</text:p>
          </table:table-cell>
          <table:table-cell table:style-name="ce23" table:formula="of:=[FP.CM13]*[FP.$B5]" office:value-type="float" office:value="27">
            <text:p>27</text:p>
          </table:table-cell>
          <table:table-cell table:style-name="ce23" table:formula="of:=[FP.CN13]*[FP.$B5]" office:value-type="float" office:value="30">
            <text:p>30</text:p>
          </table:table-cell>
          <table:table-cell table:style-name="ce23" table:formula="of:=[FP.CO13]*[FP.$B5]" office:value-type="float" office:value="30">
            <text:p>30</text:p>
          </table:table-cell>
          <table:table-cell table:style-name="ce23" table:formula="of:=[FP.CP13]*[FP.$B5]" office:value-type="float" office:value="30">
            <text:p>30</text:p>
          </table:table-cell>
          <table:table-cell table:style-name="ce23" table:formula="of:=[FP.CQ13]*[FP.$B5]" office:value-type="float" office:value="30">
            <text:p>30</text:p>
          </table:table-cell>
          <table:table-cell table:style-name="ce23" table:formula="of:=[FP.CR13]*[FP.$B5]" office:value-type="float" office:value="30">
            <text:p>30</text:p>
          </table:table-cell>
          <table:table-cell table:style-name="ce23" table:formula="of:=[FP.CS13]*[FP.$B5]" office:value-type="float" office:value="30">
            <text:p>30</text:p>
          </table:table-cell>
          <table:table-cell table:style-name="ce23" table:formula="of:=[FP.CT13]*[FP.$B5]" office:value-type="float" office:value="30">
            <text:p>30</text:p>
          </table:table-cell>
          <table:table-cell table:style-name="ce23" table:formula="of:=[FP.CU13]*[FP.$B5]" office:value-type="float" office:value="30">
            <text:p>30</text:p>
          </table:table-cell>
          <table:table-cell table:style-name="ce23" table:formula="of:=[FP.CV13]*[FP.$B5]" office:value-type="float" office:value="30">
            <text:p>30</text:p>
          </table:table-cell>
          <table:table-cell table:style-name="ce23" table:formula="of:=[FP.CW13]*[FP.$B5]" office:value-type="float" office:value="33">
            <text:p>33</text:p>
          </table:table-cell>
          <table:table-cell table:style-name="ce23" table:formula="of:=[FP.CX13]*[FP.$B5]" office:value-type="float" office:value="33">
            <text:p>33</text:p>
          </table:table-cell>
          <table:table-cell table:style-name="ce23" table:formula="of:=[FP.CY13]*[FP.$B5]" office:value-type="float" office:value="33">
            <text:p>33</text:p>
          </table:table-cell>
          <table:table-cell table:style-name="ce23" table:formula="of:=[FP.CZ13]*[FP.$B5]" office:value-type="float" office:value="33">
            <text:p>33</text:p>
          </table:table-cell>
          <table:table-cell table:style-name="ce23" table:formula="of:=[FP.DA13]*[FP.$B5]" office:value-type="float" office:value="33">
            <text:p>33</text:p>
          </table:table-cell>
          <table:table-cell table:style-name="ce23" table:formula="of:=[FP.DB13]*[FP.$B5]" office:value-type="float" office:value="33">
            <text:p>33</text:p>
          </table:table-cell>
          <table:table-cell table:style-name="ce23" table:formula="of:=[FP.DC13]*[FP.$B5]" office:value-type="float" office:value="33">
            <text:p>33</text:p>
          </table:table-cell>
          <table:table-cell table:style-name="ce23" table:formula="of:=[FP.DD13]*[FP.$B5]" office:value-type="float" office:value="33">
            <text:p>33</text:p>
          </table:table-cell>
          <table:table-cell table:style-name="ce23" table:formula="of:=[FP.DE13]*[FP.$B5]" office:value-type="float" office:value="33">
            <text:p>33</text:p>
          </table:table-cell>
          <table:table-cell table:style-name="ce23" table:formula="of:=[FP.DF13]*[FP.$B5]" office:value-type="float" office:value="36">
            <text:p>36</text:p>
          </table:table-cell>
          <table:table-cell table:style-name="ce23" table:formula="of:=[FP.DG13]*[FP.$B5]" office:value-type="float" office:value="36">
            <text:p>36</text:p>
          </table:table-cell>
          <table:table-cell table:style-name="ce23" table:formula="of:=[FP.DH13]*[FP.$B5]" office:value-type="float" office:value="36">
            <text:p>36</text:p>
          </table:table-cell>
          <table:table-cell table:style-name="ce23" table:formula="of:=[FP.DI13]*[FP.$B5]" office:value-type="float" office:value="36">
            <text:p>36</text:p>
          </table:table-cell>
          <table:table-cell table:style-name="ce23" table:formula="of:=[FP.DJ13]*[FP.$B5]" office:value-type="float" office:value="36">
            <text:p>36</text:p>
          </table:table-cell>
          <table:table-cell table:style-name="ce23" table:formula="of:=[FP.DK13]*[FP.$B5]" office:value-type="float" office:value="36">
            <text:p>36</text:p>
          </table:table-cell>
          <table:table-cell table:style-name="ce23" table:formula="of:=[FP.DL13]*[FP.$B5]" office:value-type="float" office:value="36">
            <text:p>36</text:p>
          </table:table-cell>
          <table:table-cell table:style-name="ce23" table:formula="of:=[FP.DM13]*[FP.$B5]" office:value-type="float" office:value="36">
            <text:p>36</text:p>
          </table:table-cell>
          <table:table-cell table:style-name="ce23" table:formula="of:=[FP.DN13]*[FP.$B5]" office:value-type="float" office:value="36">
            <text:p>36</text:p>
          </table:table-cell>
          <table:table-cell table:style-name="ce23" table:formula="of:=[FP.DO13]*[FP.$B5]" office:value-type="float" office:value="39">
            <text:p>39</text:p>
          </table:table-cell>
          <table:table-cell table:style-name="ce23" table:formula="of:=[FP.DP13]*[FP.$B5]" office:value-type="float" office:value="39">
            <text:p>39</text:p>
          </table:table-cell>
          <table:table-cell table:style-name="ce23" table:formula="of:=[FP.DQ13]*[FP.$B5]" office:value-type="float" office:value="39">
            <text:p>39</text:p>
          </table:table-cell>
          <table:table-cell table:style-name="ce23" table:formula="of:=[FP.DR13]*[FP.$B5]" office:value-type="float" office:value="39">
            <text:p>39</text:p>
          </table:table-cell>
          <table:table-cell table:style-name="ce23" table:formula="of:=[FP.DS13]*[FP.$B5]" office:value-type="float" office:value="39">
            <text:p>39</text:p>
          </table:table-cell>
          <table:table-cell table:style-name="ce23" table:formula="of:=[FP.DT13]*[FP.$B5]" office:value-type="float" office:value="39">
            <text:p>39</text:p>
          </table:table-cell>
          <table:table-cell table:style-name="ce23" table:formula="of:=[FP.DU13]*[FP.$B5]" office:value-type="float" office:value="39">
            <text:p>39</text:p>
          </table:table-cell>
          <table:table-cell table:style-name="ce23" table:formula="of:=[FP.DV13]*[FP.$B5]" office:value-type="float" office:value="39">
            <text:p>39</text:p>
          </table:table-cell>
          <table:table-cell table:style-name="ce23" table:formula="of:=[FP.DW13]*[FP.$B5]" office:value-type="float" office:value="39">
            <text:p>39</text:p>
          </table:table-cell>
          <table:table-cell table:style-name="ce23" table:formula="of:=[FP.DX13]*[FP.$B5]" office:value-type="float" office:value="42">
            <text:p>42</text:p>
          </table:table-cell>
          <table:table-cell table:style-name="ce23" table:formula="of:=[FP.DY13]*[FP.$B5]" office:value-type="float" office:value="42">
            <text:p>42</text:p>
          </table:table-cell>
          <table:table-cell table:style-name="ce23" table:formula="of:=[FP.DZ13]*[FP.$B5]" office:value-type="float" office:value="42">
            <text:p>42</text:p>
          </table:table-cell>
          <table:table-cell table:style-name="ce23" table:formula="of:=[FP.EA13]*[FP.$B5]" office:value-type="float" office:value="42">
            <text:p>42</text:p>
          </table:table-cell>
          <table:table-cell table:style-name="ce23" table:formula="of:=[FP.EB13]*[FP.$B5]" office:value-type="float" office:value="42">
            <text:p>42</text:p>
          </table:table-cell>
        </table:table-row>
        <table:table-row table:style-name="ro1" table:visibility="collapse">
          <table:table-cell office:value-type="string">
            <text:p>task 3</text:p>
          </table:table-cell>
          <table:table-cell table:style-name="ce23" table:formula="of:=[FP.J14]*[FP.$B6]" office:value-type="float" office:value="0">
            <text:p>0</text:p>
          </table:table-cell>
          <table:table-cell table:style-name="ce23" table:formula="of:=[FP.K14]*[FP.$B6]" office:value-type="float" office:value="2">
            <text:p>2</text:p>
          </table:table-cell>
          <table:table-cell table:style-name="ce23" table:formula="of:=[FP.L14]*[FP.$B6]" office:value-type="float" office:value="2">
            <text:p>2</text:p>
          </table:table-cell>
          <table:table-cell table:style-name="ce23" table:formula="of:=[FP.M14]*[FP.$B6]" office:value-type="float" office:value="2">
            <text:p>2</text:p>
          </table:table-cell>
          <table:table-cell table:style-name="ce23" table:formula="of:=[FP.N14]*[FP.$B6]" office:value-type="float" office:value="2">
            <text:p>2</text:p>
          </table:table-cell>
          <table:table-cell table:style-name="ce23" table:formula="of:=[FP.O14]*[FP.$B6]" office:value-type="float" office:value="2">
            <text:p>2</text:p>
          </table:table-cell>
          <table:table-cell table:style-name="ce23" table:formula="of:=[FP.P14]*[FP.$B6]" office:value-type="float" office:value="2">
            <text:p>2</text:p>
          </table:table-cell>
          <table:table-cell table:style-name="ce23" table:formula="of:=[FP.Q14]*[FP.$B6]" office:value-type="float" office:value="2">
            <text:p>2</text:p>
          </table:table-cell>
          <table:table-cell table:style-name="ce23" table:formula="of:=[FP.R14]*[FP.$B6]" office:value-type="float" office:value="2">
            <text:p>2</text:p>
          </table:table-cell>
          <table:table-cell table:style-name="ce23" table:formula="of:=[FP.S14]*[FP.$B6]" office:value-type="float" office:value="2">
            <text:p>2</text:p>
          </table:table-cell>
          <table:table-cell table:style-name="ce23" table:formula="of:=[FP.T14]*[FP.$B6]" office:value-type="float" office:value="2">
            <text:p>2</text:p>
          </table:table-cell>
          <table:table-cell table:style-name="ce23" table:formula="of:=[FP.U14]*[FP.$B6]" office:value-type="float" office:value="2">
            <text:p>2</text:p>
          </table:table-cell>
          <table:table-cell table:style-name="ce23" table:formula="of:=[FP.V14]*[FP.$B6]" office:value-type="float" office:value="2">
            <text:p>2</text:p>
          </table:table-cell>
          <table:table-cell table:style-name="ce23" table:formula="of:=[FP.W14]*[FP.$B6]" office:value-type="float" office:value="2">
            <text:p>2</text:p>
          </table:table-cell>
          <table:table-cell table:style-name="ce23" table:formula="of:=[FP.X14]*[FP.$B6]" office:value-type="float" office:value="2">
            <text:p>2</text:p>
          </table:table-cell>
          <table:table-cell table:style-name="ce23" table:formula="of:=[FP.Y14]*[FP.$B6]" office:value-type="float" office:value="2">
            <text:p>2</text:p>
          </table:table-cell>
          <table:table-cell table:style-name="ce23" table:formula="of:=[FP.Z14]*[FP.$B6]" office:value-type="float" office:value="2">
            <text:p>2</text:p>
          </table:table-cell>
          <table:table-cell table:style-name="ce23" table:formula="of:=[FP.AA14]*[FP.$B6]" office:value-type="float" office:value="2">
            <text:p>2</text:p>
          </table:table-cell>
          <table:table-cell table:style-name="ce23" table:formula="of:=[FP.AB14]*[FP.$B6]" office:value-type="float" office:value="2">
            <text:p>2</text:p>
          </table:table-cell>
          <table:table-cell table:style-name="ce23" table:formula="of:=[FP.AC14]*[FP.$B6]" office:value-type="float" office:value="2">
            <text:p>2</text:p>
          </table:table-cell>
          <table:table-cell table:style-name="ce23" table:formula="of:=[FP.AD14]*[FP.$B6]" office:value-type="float" office:value="2">
            <text:p>2</text:p>
          </table:table-cell>
          <table:table-cell table:style-name="ce23" table:formula="of:=[FP.AE14]*[FP.$B6]" office:value-type="float" office:value="2">
            <text:p>2</text:p>
          </table:table-cell>
          <table:table-cell table:style-name="ce23" table:formula="of:=[FP.AF14]*[FP.$B6]" office:value-type="float" office:value="4">
            <text:p>4</text:p>
          </table:table-cell>
          <table:table-cell table:style-name="ce23" table:formula="of:=[FP.AG14]*[FP.$B6]" office:value-type="float" office:value="4">
            <text:p>4</text:p>
          </table:table-cell>
          <table:table-cell table:style-name="ce23" table:formula="of:=[FP.AH14]*[FP.$B6]" office:value-type="float" office:value="4">
            <text:p>4</text:p>
          </table:table-cell>
          <table:table-cell table:style-name="ce23" table:formula="of:=[FP.AI14]*[FP.$B6]" office:value-type="float" office:value="4">
            <text:p>4</text:p>
          </table:table-cell>
          <table:table-cell table:style-name="ce23" table:formula="of:=[FP.AJ14]*[FP.$B6]" office:value-type="float" office:value="4">
            <text:p>4</text:p>
          </table:table-cell>
          <table:table-cell table:style-name="ce23" table:formula="of:=[FP.AK14]*[FP.$B6]" office:value-type="float" office:value="4">
            <text:p>4</text:p>
          </table:table-cell>
          <table:table-cell table:style-name="ce23" table:formula="of:=[FP.AL14]*[FP.$B6]" office:value-type="float" office:value="4">
            <text:p>4</text:p>
          </table:table-cell>
          <table:table-cell table:style-name="ce23" table:formula="of:=[FP.AM14]*[FP.$B6]" office:value-type="float" office:value="4">
            <text:p>4</text:p>
          </table:table-cell>
          <table:table-cell table:style-name="ce23" table:formula="of:=[FP.AN14]*[FP.$B6]" office:value-type="float" office:value="4">
            <text:p>4</text:p>
          </table:table-cell>
          <table:table-cell table:style-name="ce23" table:formula="of:=[FP.AO14]*[FP.$B6]" office:value-type="float" office:value="4">
            <text:p>4</text:p>
          </table:table-cell>
          <table:table-cell table:style-name="ce23" table:formula="of:=[FP.AP14]*[FP.$B6]" office:value-type="float" office:value="4">
            <text:p>4</text:p>
          </table:table-cell>
          <table:table-cell table:style-name="ce23" table:formula="of:=[FP.AQ14]*[FP.$B6]" office:value-type="float" office:value="4">
            <text:p>4</text:p>
          </table:table-cell>
          <table:table-cell table:style-name="ce23" table:formula="of:=[FP.AR14]*[FP.$B6]" office:value-type="float" office:value="4">
            <text:p>4</text:p>
          </table:table-cell>
          <table:table-cell table:style-name="ce23" table:formula="of:=[FP.AS14]*[FP.$B6]" office:value-type="float" office:value="4">
            <text:p>4</text:p>
          </table:table-cell>
          <table:table-cell table:style-name="ce23" table:formula="of:=[FP.AT14]*[FP.$B6]" office:value-type="float" office:value="4">
            <text:p>4</text:p>
          </table:table-cell>
          <table:table-cell table:style-name="ce23" table:formula="of:=[FP.AU14]*[FP.$B6]" office:value-type="float" office:value="4">
            <text:p>4</text:p>
          </table:table-cell>
          <table:table-cell table:style-name="ce23" table:formula="of:=[FP.AV14]*[FP.$B6]" office:value-type="float" office:value="4">
            <text:p>4</text:p>
          </table:table-cell>
          <table:table-cell table:style-name="ce23" table:formula="of:=[FP.AW14]*[FP.$B6]" office:value-type="float" office:value="4">
            <text:p>4</text:p>
          </table:table-cell>
          <table:table-cell table:style-name="ce23" table:formula="of:=[FP.AX14]*[FP.$B6]" office:value-type="float" office:value="4">
            <text:p>4</text:p>
          </table:table-cell>
          <table:table-cell table:style-name="ce23" table:formula="of:=[FP.AY14]*[FP.$B6]" office:value-type="float" office:value="4">
            <text:p>4</text:p>
          </table:table-cell>
          <table:table-cell table:style-name="ce23" table:formula="of:=[FP.AZ14]*[FP.$B6]" office:value-type="float" office:value="4">
            <text:p>4</text:p>
          </table:table-cell>
          <table:table-cell table:style-name="ce23" table:formula="of:=[FP.BA14]*[FP.$B6]" office:value-type="float" office:value="6">
            <text:p>6</text:p>
          </table:table-cell>
          <table:table-cell table:style-name="ce23" table:formula="of:=[FP.BB14]*[FP.$B6]" office:value-type="float" office:value="6">
            <text:p>6</text:p>
          </table:table-cell>
          <table:table-cell table:style-name="ce23" table:formula="of:=[FP.BC14]*[FP.$B6]" office:value-type="float" office:value="6">
            <text:p>6</text:p>
          </table:table-cell>
          <table:table-cell table:style-name="ce23" table:formula="of:=[FP.BD14]*[FP.$B6]" office:value-type="float" office:value="6">
            <text:p>6</text:p>
          </table:table-cell>
          <table:table-cell table:style-name="ce23" table:formula="of:=[FP.BE14]*[FP.$B6]" office:value-type="float" office:value="6">
            <text:p>6</text:p>
          </table:table-cell>
          <table:table-cell table:style-name="ce23" table:formula="of:=[FP.BF14]*[FP.$B6]" office:value-type="float" office:value="6">
            <text:p>6</text:p>
          </table:table-cell>
          <table:table-cell table:style-name="ce23" table:formula="of:=[FP.BG14]*[FP.$B6]" office:value-type="float" office:value="6">
            <text:p>6</text:p>
          </table:table-cell>
          <table:table-cell table:style-name="ce23" table:formula="of:=[FP.BH14]*[FP.$B6]" office:value-type="float" office:value="6">
            <text:p>6</text:p>
          </table:table-cell>
          <table:table-cell table:style-name="ce23" table:formula="of:=[FP.BI14]*[FP.$B6]" office:value-type="float" office:value="6">
            <text:p>6</text:p>
          </table:table-cell>
          <table:table-cell table:style-name="ce23" table:formula="of:=[FP.BJ14]*[FP.$B6]" office:value-type="float" office:value="6">
            <text:p>6</text:p>
          </table:table-cell>
          <table:table-cell table:style-name="ce23" table:formula="of:=[FP.BK14]*[FP.$B6]" office:value-type="float" office:value="6">
            <text:p>6</text:p>
          </table:table-cell>
          <table:table-cell table:style-name="ce23" table:formula="of:=[FP.BL14]*[FP.$B6]" office:value-type="float" office:value="6">
            <text:p>6</text:p>
          </table:table-cell>
          <table:table-cell table:style-name="ce23" table:formula="of:=[FP.BM14]*[FP.$B6]" office:value-type="float" office:value="6">
            <text:p>6</text:p>
          </table:table-cell>
          <table:table-cell table:style-name="ce23" table:formula="of:=[FP.BN14]*[FP.$B6]" office:value-type="float" office:value="6">
            <text:p>6</text:p>
          </table:table-cell>
          <table:table-cell table:style-name="ce23" table:formula="of:=[FP.BO14]*[FP.$B6]" office:value-type="float" office:value="6">
            <text:p>6</text:p>
          </table:table-cell>
          <table:table-cell table:style-name="ce23" table:formula="of:=[FP.BP14]*[FP.$B6]" office:value-type="float" office:value="6">
            <text:p>6</text:p>
          </table:table-cell>
          <table:table-cell table:style-name="ce23" table:formula="of:=[FP.BQ14]*[FP.$B6]" office:value-type="float" office:value="6">
            <text:p>6</text:p>
          </table:table-cell>
          <table:table-cell table:style-name="ce23" table:formula="of:=[FP.BR14]*[FP.$B6]" office:value-type="float" office:value="6">
            <text:p>6</text:p>
          </table:table-cell>
          <table:table-cell table:style-name="ce23" table:formula="of:=[FP.BS14]*[FP.$B6]" office:value-type="float" office:value="6">
            <text:p>6</text:p>
          </table:table-cell>
          <table:table-cell table:style-name="ce23" table:formula="of:=[FP.BT14]*[FP.$B6]" office:value-type="float" office:value="6">
            <text:p>6</text:p>
          </table:table-cell>
          <table:table-cell table:style-name="ce23" table:formula="of:=[FP.BU14]*[FP.$B6]" office:value-type="float" office:value="6">
            <text:p>6</text:p>
          </table:table-cell>
          <table:table-cell table:style-name="ce23" table:formula="of:=[FP.BV14]*[FP.$B6]" office:value-type="float" office:value="8">
            <text:p>8</text:p>
          </table:table-cell>
          <table:table-cell table:style-name="ce23" table:formula="of:=[FP.BW14]*[FP.$B6]" office:value-type="float" office:value="8">
            <text:p>8</text:p>
          </table:table-cell>
          <table:table-cell table:style-name="ce23" table:formula="of:=[FP.BX14]*[FP.$B6]" office:value-type="float" office:value="8">
            <text:p>8</text:p>
          </table:table-cell>
          <table:table-cell table:style-name="ce23" table:formula="of:=[FP.BY14]*[FP.$B6]" office:value-type="float" office:value="8">
            <text:p>8</text:p>
          </table:table-cell>
          <table:table-cell table:style-name="ce23" table:formula="of:=[FP.BZ14]*[FP.$B6]" office:value-type="float" office:value="8">
            <text:p>8</text:p>
          </table:table-cell>
          <table:table-cell table:style-name="ce23" table:formula="of:=[FP.CA14]*[FP.$B6]" office:value-type="float" office:value="8">
            <text:p>8</text:p>
          </table:table-cell>
          <table:table-cell table:style-name="ce23" table:formula="of:=[FP.CB14]*[FP.$B6]" office:value-type="float" office:value="8">
            <text:p>8</text:p>
          </table:table-cell>
          <table:table-cell table:style-name="ce23" table:formula="of:=[FP.CC14]*[FP.$B6]" office:value-type="float" office:value="8">
            <text:p>8</text:p>
          </table:table-cell>
          <table:table-cell table:style-name="ce23" table:formula="of:=[FP.CD14]*[FP.$B6]" office:value-type="float" office:value="8">
            <text:p>8</text:p>
          </table:table-cell>
          <table:table-cell table:style-name="ce23" table:formula="of:=[FP.CE14]*[FP.$B6]" office:value-type="float" office:value="8">
            <text:p>8</text:p>
          </table:table-cell>
          <table:table-cell table:style-name="ce23" table:formula="of:=[FP.CF14]*[FP.$B6]" office:value-type="float" office:value="8">
            <text:p>8</text:p>
          </table:table-cell>
          <table:table-cell table:style-name="ce23" table:formula="of:=[FP.CG14]*[FP.$B6]" office:value-type="float" office:value="8">
            <text:p>8</text:p>
          </table:table-cell>
          <table:table-cell table:style-name="ce23" table:formula="of:=[FP.CH14]*[FP.$B6]" office:value-type="float" office:value="8">
            <text:p>8</text:p>
          </table:table-cell>
          <table:table-cell table:style-name="ce23" table:formula="of:=[FP.CI14]*[FP.$B6]" office:value-type="float" office:value="8">
            <text:p>8</text:p>
          </table:table-cell>
          <table:table-cell table:style-name="ce23" table:formula="of:=[FP.CJ14]*[FP.$B6]" office:value-type="float" office:value="8">
            <text:p>8</text:p>
          </table:table-cell>
          <table:table-cell table:style-name="ce23" table:formula="of:=[FP.CK14]*[FP.$B6]" office:value-type="float" office:value="8">
            <text:p>8</text:p>
          </table:table-cell>
          <table:table-cell table:style-name="ce23" table:formula="of:=[FP.CL14]*[FP.$B6]" office:value-type="float" office:value="8">
            <text:p>8</text:p>
          </table:table-cell>
          <table:table-cell table:style-name="ce23" table:formula="of:=[FP.CM14]*[FP.$B6]" office:value-type="float" office:value="8">
            <text:p>8</text:p>
          </table:table-cell>
          <table:table-cell table:style-name="ce23" table:formula="of:=[FP.CN14]*[FP.$B6]" office:value-type="float" office:value="8">
            <text:p>8</text:p>
          </table:table-cell>
          <table:table-cell table:style-name="ce23" table:formula="of:=[FP.CO14]*[FP.$B6]" office:value-type="float" office:value="8">
            <text:p>8</text:p>
          </table:table-cell>
          <table:table-cell table:style-name="ce23" table:formula="of:=[FP.CP14]*[FP.$B6]" office:value-type="float" office:value="8">
            <text:p>8</text:p>
          </table:table-cell>
          <table:table-cell table:style-name="ce23" table:formula="of:=[FP.CQ14]*[FP.$B6]" office:value-type="float" office:value="10">
            <text:p>10</text:p>
          </table:table-cell>
          <table:table-cell table:style-name="ce23" table:formula="of:=[FP.CR14]*[FP.$B6]" office:value-type="float" office:value="10">
            <text:p>10</text:p>
          </table:table-cell>
          <table:table-cell table:style-name="ce23" table:formula="of:=[FP.CS14]*[FP.$B6]" office:value-type="float" office:value="10">
            <text:p>10</text:p>
          </table:table-cell>
          <table:table-cell table:style-name="ce23" table:formula="of:=[FP.CT14]*[FP.$B6]" office:value-type="float" office:value="10">
            <text:p>10</text:p>
          </table:table-cell>
          <table:table-cell table:style-name="ce23" table:formula="of:=[FP.CU14]*[FP.$B6]" office:value-type="float" office:value="10">
            <text:p>10</text:p>
          </table:table-cell>
          <table:table-cell table:style-name="ce23" table:formula="of:=[FP.CV14]*[FP.$B6]" office:value-type="float" office:value="10">
            <text:p>10</text:p>
          </table:table-cell>
          <table:table-cell table:style-name="ce23" table:formula="of:=[FP.CW14]*[FP.$B6]" office:value-type="float" office:value="10">
            <text:p>10</text:p>
          </table:table-cell>
          <table:table-cell table:style-name="ce23" table:formula="of:=[FP.CX14]*[FP.$B6]" office:value-type="float" office:value="10">
            <text:p>10</text:p>
          </table:table-cell>
          <table:table-cell table:style-name="ce23" table:formula="of:=[FP.CY14]*[FP.$B6]" office:value-type="float" office:value="10">
            <text:p>10</text:p>
          </table:table-cell>
          <table:table-cell table:style-name="ce23" table:formula="of:=[FP.CZ14]*[FP.$B6]" office:value-type="float" office:value="10">
            <text:p>10</text:p>
          </table:table-cell>
          <table:table-cell table:style-name="ce23" table:formula="of:=[FP.DA14]*[FP.$B6]" office:value-type="float" office:value="10">
            <text:p>10</text:p>
          </table:table-cell>
          <table:table-cell table:style-name="ce23" table:formula="of:=[FP.DB14]*[FP.$B6]" office:value-type="float" office:value="10">
            <text:p>10</text:p>
          </table:table-cell>
          <table:table-cell table:style-name="ce23" table:formula="of:=[FP.DC14]*[FP.$B6]" office:value-type="float" office:value="10">
            <text:p>10</text:p>
          </table:table-cell>
          <table:table-cell table:style-name="ce23" table:formula="of:=[FP.DD14]*[FP.$B6]" office:value-type="float" office:value="10">
            <text:p>10</text:p>
          </table:table-cell>
          <table:table-cell table:style-name="ce23" table:formula="of:=[FP.DE14]*[FP.$B6]" office:value-type="float" office:value="10">
            <text:p>10</text:p>
          </table:table-cell>
          <table:table-cell table:style-name="ce23" table:formula="of:=[FP.DF14]*[FP.$B6]" office:value-type="float" office:value="10">
            <text:p>10</text:p>
          </table:table-cell>
          <table:table-cell table:style-name="ce23" table:formula="of:=[FP.DG14]*[FP.$B6]" office:value-type="float" office:value="10">
            <text:p>10</text:p>
          </table:table-cell>
          <table:table-cell table:style-name="ce23" table:formula="of:=[FP.DH14]*[FP.$B6]" office:value-type="float" office:value="10">
            <text:p>10</text:p>
          </table:table-cell>
          <table:table-cell table:style-name="ce23" table:formula="of:=[FP.DI14]*[FP.$B6]" office:value-type="float" office:value="10">
            <text:p>10</text:p>
          </table:table-cell>
          <table:table-cell table:style-name="ce23" table:formula="of:=[FP.DJ14]*[FP.$B6]" office:value-type="float" office:value="10">
            <text:p>10</text:p>
          </table:table-cell>
          <table:table-cell table:style-name="ce23" table:formula="of:=[FP.DK14]*[FP.$B6]" office:value-type="float" office:value="10">
            <text:p>10</text:p>
          </table:table-cell>
          <table:table-cell table:style-name="ce23" table:formula="of:=[FP.DL14]*[FP.$B6]" office:value-type="float" office:value="12">
            <text:p>12</text:p>
          </table:table-cell>
          <table:table-cell table:style-name="ce23" table:formula="of:=[FP.DM14]*[FP.$B6]" office:value-type="float" office:value="12">
            <text:p>12</text:p>
          </table:table-cell>
          <table:table-cell table:style-name="ce23" table:formula="of:=[FP.DN14]*[FP.$B6]" office:value-type="float" office:value="12">
            <text:p>12</text:p>
          </table:table-cell>
          <table:table-cell table:style-name="ce23" table:formula="of:=[FP.DO14]*[FP.$B6]" office:value-type="float" office:value="12">
            <text:p>12</text:p>
          </table:table-cell>
          <table:table-cell table:style-name="ce23" table:formula="of:=[FP.DP14]*[FP.$B6]" office:value-type="float" office:value="12">
            <text:p>12</text:p>
          </table:table-cell>
          <table:table-cell table:style-name="ce23" table:formula="of:=[FP.DQ14]*[FP.$B6]" office:value-type="float" office:value="12">
            <text:p>12</text:p>
          </table:table-cell>
          <table:table-cell table:style-name="ce23" table:formula="of:=[FP.DR14]*[FP.$B6]" office:value-type="float" office:value="12">
            <text:p>12</text:p>
          </table:table-cell>
          <table:table-cell table:style-name="ce23" table:formula="of:=[FP.DS14]*[FP.$B6]" office:value-type="float" office:value="12">
            <text:p>12</text:p>
          </table:table-cell>
          <table:table-cell table:style-name="ce23" table:formula="of:=[FP.DT14]*[FP.$B6]" office:value-type="float" office:value="12">
            <text:p>12</text:p>
          </table:table-cell>
          <table:table-cell table:style-name="ce23" table:formula="of:=[FP.DU14]*[FP.$B6]" office:value-type="float" office:value="12">
            <text:p>12</text:p>
          </table:table-cell>
          <table:table-cell table:style-name="ce23" table:formula="of:=[FP.DV14]*[FP.$B6]" office:value-type="float" office:value="12">
            <text:p>12</text:p>
          </table:table-cell>
          <table:table-cell table:style-name="ce23" table:formula="of:=[FP.DW14]*[FP.$B6]" office:value-type="float" office:value="12">
            <text:p>12</text:p>
          </table:table-cell>
          <table:table-cell table:style-name="ce23" table:formula="of:=[FP.DX14]*[FP.$B6]" office:value-type="float" office:value="12">
            <text:p>12</text:p>
          </table:table-cell>
          <table:table-cell table:style-name="ce23" table:formula="of:=[FP.DY14]*[FP.$B6]" office:value-type="float" office:value="12">
            <text:p>12</text:p>
          </table:table-cell>
          <table:table-cell table:style-name="ce23" table:formula="of:=[FP.DZ14]*[FP.$B6]" office:value-type="float" office:value="12">
            <text:p>12</text:p>
          </table:table-cell>
          <table:table-cell table:style-name="ce23" table:formula="of:=[FP.EA14]*[FP.$B6]" office:value-type="float" office:value="12">
            <text:p>12</text:p>
          </table:table-cell>
          <table:table-cell table:style-name="ce23" table:formula="of:=[FP.EB14]*[FP.$B6]" office:value-type="float" office:value="12">
            <text:p>12</text:p>
          </table:table-cell>
        </table:table-row>
        <table:table-row table:style-name="ro1" table:visibility="collapse">
          <table:table-cell office:value-type="string">
            <text:p>task 4</text:p>
          </table:table-cell>
          <table:table-cell table:style-name="ce23" table:formula="of:=[FP.J15]*[FP.$B7]" office:value-type="float" office:value="0">
            <text:p>0</text:p>
          </table:table-cell>
          <table:table-cell table:style-name="ce23" table:formula="of:=[FP.K15]*[FP.$B7]" office:value-type="float" office:value="0">
            <text:p>0</text:p>
          </table:table-cell>
          <table:table-cell table:style-name="ce23" table:formula="of:=[FP.L15]*[FP.$B7]" office:value-type="float" office:value="0">
            <text:p>0</text:p>
          </table:table-cell>
          <table:table-cell table:style-name="ce23" table:formula="of:=[FP.M15]*[FP.$B7]" office:value-type="float" office:value="0">
            <text:p>0</text:p>
          </table:table-cell>
          <table:table-cell table:style-name="ce23" table:formula="of:=[FP.N15]*[FP.$B7]" office:value-type="float" office:value="0">
            <text:p>0</text:p>
          </table:table-cell>
          <table:table-cell table:style-name="ce23" table:formula="of:=[FP.O15]*[FP.$B7]" office:value-type="float" office:value="0">
            <text:p>0</text:p>
          </table:table-cell>
          <table:table-cell table:style-name="ce23" table:formula="of:=[FP.P15]*[FP.$B7]" office:value-type="float" office:value="0">
            <text:p>0</text:p>
          </table:table-cell>
          <table:table-cell table:style-name="ce23" table:formula="of:=[FP.Q15]*[FP.$B7]" office:value-type="float" office:value="0">
            <text:p>0</text:p>
          </table:table-cell>
          <table:table-cell table:style-name="ce23" table:formula="of:=[FP.R15]*[FP.$B7]" office:value-type="float" office:value="0">
            <text:p>0</text:p>
          </table:table-cell>
          <table:table-cell table:style-name="ce23" table:formula="of:=[FP.S15]*[FP.$B7]" office:value-type="float" office:value="0">
            <text:p>0</text:p>
          </table:table-cell>
          <table:table-cell table:style-name="ce23" table:formula="of:=[FP.T15]*[FP.$B7]" office:value-type="float" office:value="0">
            <text:p>0</text:p>
          </table:table-cell>
          <table:table-cell table:style-name="ce23" table:formula="of:=[FP.U15]*[FP.$B7]" office:value-type="float" office:value="0">
            <text:p>0</text:p>
          </table:table-cell>
          <table:table-cell table:style-name="ce23" table:formula="of:=[FP.V15]*[FP.$B7]" office:value-type="float" office:value="0">
            <text:p>0</text:p>
          </table:table-cell>
          <table:table-cell table:style-name="ce23" table:formula="of:=[FP.W15]*[FP.$B7]" office:value-type="float" office:value="0">
            <text:p>0</text:p>
          </table:table-cell>
          <table:table-cell table:style-name="ce23" table:formula="of:=[FP.X15]*[FP.$B7]" office:value-type="float" office:value="0">
            <text:p>0</text:p>
          </table:table-cell>
          <table:table-cell table:style-name="ce23" table:formula="of:=[FP.Y15]*[FP.$B7]" office:value-type="float" office:value="0">
            <text:p>0</text:p>
          </table:table-cell>
          <table:table-cell table:style-name="ce23" table:formula="of:=[FP.Z15]*[FP.$B7]" office:value-type="float" office:value="0">
            <text:p>0</text:p>
          </table:table-cell>
          <table:table-cell table:style-name="ce23" table:formula="of:=[FP.AA15]*[FP.$B7]" office:value-type="float" office:value="0">
            <text:p>0</text:p>
          </table:table-cell>
          <table:table-cell table:style-name="ce23" table:formula="of:=[FP.AB15]*[FP.$B7]" office:value-type="float" office:value="0">
            <text:p>0</text:p>
          </table:table-cell>
          <table:table-cell table:style-name="ce23" table:formula="of:=[FP.AC15]*[FP.$B7]" office:value-type="float" office:value="0">
            <text:p>0</text:p>
          </table:table-cell>
          <table:table-cell table:style-name="ce23" table:formula="of:=[FP.AD15]*[FP.$B7]" office:value-type="float" office:value="0">
            <text:p>0</text:p>
          </table:table-cell>
          <table:table-cell table:style-name="ce23" table:formula="of:=[FP.AE15]*[FP.$B7]" office:value-type="float" office:value="0">
            <text:p>0</text:p>
          </table:table-cell>
          <table:table-cell table:style-name="ce23" table:formula="of:=[FP.AF15]*[FP.$B7]" office:value-type="float" office:value="0">
            <text:p>0</text:p>
          </table:table-cell>
          <table:table-cell table:style-name="ce23" table:formula="of:=[FP.AG15]*[FP.$B7]" office:value-type="float" office:value="0">
            <text:p>0</text:p>
          </table:table-cell>
          <table:table-cell table:style-name="ce23" table:formula="of:=[FP.AH15]*[FP.$B7]" office:value-type="float" office:value="0">
            <text:p>0</text:p>
          </table:table-cell>
          <table:table-cell table:style-name="ce23" table:formula="of:=[FP.AI15]*[FP.$B7]" office:value-type="float" office:value="0">
            <text:p>0</text:p>
          </table:table-cell>
          <table:table-cell table:style-name="ce23" table:formula="of:=[FP.AJ15]*[FP.$B7]" office:value-type="float" office:value="0">
            <text:p>0</text:p>
          </table:table-cell>
          <table:table-cell table:style-name="ce23" table:formula="of:=[FP.AK15]*[FP.$B7]" office:value-type="float" office:value="0">
            <text:p>0</text:p>
          </table:table-cell>
          <table:table-cell table:style-name="ce23" table:formula="of:=[FP.AL15]*[FP.$B7]" office:value-type="float" office:value="0">
            <text:p>0</text:p>
          </table:table-cell>
          <table:table-cell table:style-name="ce23" table:formula="of:=[FP.AM15]*[FP.$B7]" office:value-type="float" office:value="0">
            <text:p>0</text:p>
          </table:table-cell>
          <table:table-cell table:style-name="ce23" table:formula="of:=[FP.AN15]*[FP.$B7]" office:value-type="float" office:value="0">
            <text:p>0</text:p>
          </table:table-cell>
          <table:table-cell table:style-name="ce23" table:formula="of:=[FP.AO15]*[FP.$B7]" office:value-type="float" office:value="0">
            <text:p>0</text:p>
          </table:table-cell>
          <table:table-cell table:style-name="ce23" table:formula="of:=[FP.AP15]*[FP.$B7]" office:value-type="float" office:value="0">
            <text:p>0</text:p>
          </table:table-cell>
          <table:table-cell table:style-name="ce23" table:formula="of:=[FP.AQ15]*[FP.$B7]" office:value-type="float" office:value="0">
            <text:p>0</text:p>
          </table:table-cell>
          <table:table-cell table:style-name="ce23" table:formula="of:=[FP.AR15]*[FP.$B7]" office:value-type="float" office:value="0">
            <text:p>0</text:p>
          </table:table-cell>
          <table:table-cell table:style-name="ce23" table:formula="of:=[FP.AS15]*[FP.$B7]" office:value-type="float" office:value="0">
            <text:p>0</text:p>
          </table:table-cell>
          <table:table-cell table:style-name="ce23" table:formula="of:=[FP.AT15]*[FP.$B7]" office:value-type="float" office:value="0">
            <text:p>0</text:p>
          </table:table-cell>
          <table:table-cell table:style-name="ce23" table:formula="of:=[FP.AU15]*[FP.$B7]" office:value-type="float" office:value="0">
            <text:p>0</text:p>
          </table:table-cell>
          <table:table-cell table:style-name="ce23" table:formula="of:=[FP.AV15]*[FP.$B7]" office:value-type="float" office:value="0">
            <text:p>0</text:p>
          </table:table-cell>
          <table:table-cell table:style-name="ce23" table:formula="of:=[FP.AW15]*[FP.$B7]" office:value-type="float" office:value="0">
            <text:p>0</text:p>
          </table:table-cell>
          <table:table-cell table:style-name="ce23" table:formula="of:=[FP.AX15]*[FP.$B7]" office:value-type="float" office:value="0">
            <text:p>0</text:p>
          </table:table-cell>
          <table:table-cell table:style-name="ce23" table:formula="of:=[FP.AY15]*[FP.$B7]" office:value-type="float" office:value="0">
            <text:p>0</text:p>
          </table:table-cell>
          <table:table-cell table:style-name="ce23" table:formula="of:=[FP.AZ15]*[FP.$B7]" office:value-type="float" office:value="0">
            <text:p>0</text:p>
          </table:table-cell>
          <table:table-cell table:style-name="ce23" table:formula="of:=[FP.BA15]*[FP.$B7]" office:value-type="float" office:value="0">
            <text:p>0</text:p>
          </table:table-cell>
          <table:table-cell table:style-name="ce23" table:formula="of:=[FP.BB15]*[FP.$B7]" office:value-type="float" office:value="0">
            <text:p>0</text:p>
          </table:table-cell>
          <table:table-cell table:style-name="ce23" table:formula="of:=[FP.BC15]*[FP.$B7]" office:value-type="float" office:value="0">
            <text:p>0</text:p>
          </table:table-cell>
          <table:table-cell table:style-name="ce23" table:formula="of:=[FP.BD15]*[FP.$B7]" office:value-type="float" office:value="0">
            <text:p>0</text:p>
          </table:table-cell>
          <table:table-cell table:style-name="ce23" table:formula="of:=[FP.BE15]*[FP.$B7]" office:value-type="float" office:value="0">
            <text:p>0</text:p>
          </table:table-cell>
          <table:table-cell table:style-name="ce23" table:formula="of:=[FP.BF15]*[FP.$B7]" office:value-type="float" office:value="0">
            <text:p>0</text:p>
          </table:table-cell>
          <table:table-cell table:style-name="ce23" table:formula="of:=[FP.BG15]*[FP.$B7]" office:value-type="float" office:value="0">
            <text:p>0</text:p>
          </table:table-cell>
          <table:table-cell table:style-name="ce23" table:formula="of:=[FP.BH15]*[FP.$B7]" office:value-type="float" office:value="0">
            <text:p>0</text:p>
          </table:table-cell>
          <table:table-cell table:style-name="ce23" table:formula="of:=[FP.BI15]*[FP.$B7]" office:value-type="float" office:value="0">
            <text:p>0</text:p>
          </table:table-cell>
          <table:table-cell table:style-name="ce23" table:formula="of:=[FP.BJ15]*[FP.$B7]" office:value-type="float" office:value="0">
            <text:p>0</text:p>
          </table:table-cell>
          <table:table-cell table:style-name="ce23" table:formula="of:=[FP.BK15]*[FP.$B7]" office:value-type="float" office:value="0">
            <text:p>0</text:p>
          </table:table-cell>
          <table:table-cell table:style-name="ce23" table:formula="of:=[FP.BL15]*[FP.$B7]" office:value-type="float" office:value="0">
            <text:p>0</text:p>
          </table:table-cell>
          <table:table-cell table:style-name="ce23" table:formula="of:=[FP.BM15]*[FP.$B7]" office:value-type="float" office:value="0">
            <text:p>0</text:p>
          </table:table-cell>
          <table:table-cell table:style-name="ce23" table:formula="of:=[FP.BN15]*[FP.$B7]" office:value-type="float" office:value="0">
            <text:p>0</text:p>
          </table:table-cell>
          <table:table-cell table:style-name="ce23" table:formula="of:=[FP.BO15]*[FP.$B7]" office:value-type="float" office:value="0">
            <text:p>0</text:p>
          </table:table-cell>
          <table:table-cell table:style-name="ce23" table:formula="of:=[FP.BP15]*[FP.$B7]" office:value-type="float" office:value="0">
            <text:p>0</text:p>
          </table:table-cell>
          <table:table-cell table:style-name="ce23" table:formula="of:=[FP.BQ15]*[FP.$B7]" office:value-type="float" office:value="0">
            <text:p>0</text:p>
          </table:table-cell>
          <table:table-cell table:style-name="ce23" table:formula="of:=[FP.BR15]*[FP.$B7]" office:value-type="float" office:value="0">
            <text:p>0</text:p>
          </table:table-cell>
          <table:table-cell table:style-name="ce23" table:formula="of:=[FP.BS15]*[FP.$B7]" office:value-type="float" office:value="0">
            <text:p>0</text:p>
          </table:table-cell>
          <table:table-cell table:style-name="ce23" table:formula="of:=[FP.BT15]*[FP.$B7]" office:value-type="float" office:value="0">
            <text:p>0</text:p>
          </table:table-cell>
          <table:table-cell table:style-name="ce23" table:formula="of:=[FP.BU15]*[FP.$B7]" office:value-type="float" office:value="0">
            <text:p>0</text:p>
          </table:table-cell>
          <table:table-cell table:style-name="ce23" table:formula="of:=[FP.BV15]*[FP.$B7]" office:value-type="float" office:value="0">
            <text:p>0</text:p>
          </table:table-cell>
          <table:table-cell table:style-name="ce23" table:formula="of:=[FP.BW15]*[FP.$B7]" office:value-type="float" office:value="0">
            <text:p>0</text:p>
          </table:table-cell>
          <table:table-cell table:style-name="ce23" table:formula="of:=[FP.BX15]*[FP.$B7]" office:value-type="float" office:value="0">
            <text:p>0</text:p>
          </table:table-cell>
          <table:table-cell table:style-name="ce23" table:formula="of:=[FP.BY15]*[FP.$B7]" office:value-type="float" office:value="0">
            <text:p>0</text:p>
          </table:table-cell>
          <table:table-cell table:style-name="ce23" table:formula="of:=[FP.BZ15]*[FP.$B7]" office:value-type="float" office:value="0">
            <text:p>0</text:p>
          </table:table-cell>
          <table:table-cell table:style-name="ce23" table:formula="of:=[FP.CA15]*[FP.$B7]" office:value-type="float" office:value="0">
            <text:p>0</text:p>
          </table:table-cell>
          <table:table-cell table:style-name="ce23" table:formula="of:=[FP.CB15]*[FP.$B7]" office:value-type="float" office:value="0">
            <text:p>0</text:p>
          </table:table-cell>
          <table:table-cell table:style-name="ce23" table:formula="of:=[FP.CC15]*[FP.$B7]" office:value-type="float" office:value="0">
            <text:p>0</text:p>
          </table:table-cell>
          <table:table-cell table:style-name="ce23" table:formula="of:=[FP.CD15]*[FP.$B7]" office:value-type="float" office:value="0">
            <text:p>0</text:p>
          </table:table-cell>
          <table:table-cell table:style-name="ce23" table:formula="of:=[FP.CE15]*[FP.$B7]" office:value-type="float" office:value="0">
            <text:p>0</text:p>
          </table:table-cell>
          <table:table-cell table:style-name="ce23" table:formula="of:=[FP.CF15]*[FP.$B7]" office:value-type="float" office:value="0">
            <text:p>0</text:p>
          </table:table-cell>
          <table:table-cell table:style-name="ce23" table:formula="of:=[FP.CG15]*[FP.$B7]" office:value-type="float" office:value="0">
            <text:p>0</text:p>
          </table:table-cell>
          <table:table-cell table:style-name="ce23" table:formula="of:=[FP.CH15]*[FP.$B7]" office:value-type="float" office:value="0">
            <text:p>0</text:p>
          </table:table-cell>
          <table:table-cell table:style-name="ce23" table:formula="of:=[FP.CI15]*[FP.$B7]" office:value-type="float" office:value="0">
            <text:p>0</text:p>
          </table:table-cell>
          <table:table-cell table:style-name="ce23" table:formula="of:=[FP.CJ15]*[FP.$B7]" office:value-type="float" office:value="0">
            <text:p>0</text:p>
          </table:table-cell>
          <table:table-cell table:style-name="ce23" table:formula="of:=[FP.CK15]*[FP.$B7]" office:value-type="float" office:value="0">
            <text:p>0</text:p>
          </table:table-cell>
          <table:table-cell table:style-name="ce23" table:formula="of:=[FP.CL15]*[FP.$B7]" office:value-type="float" office:value="0">
            <text:p>0</text:p>
          </table:table-cell>
          <table:table-cell table:style-name="ce23" table:formula="of:=[FP.CM15]*[FP.$B7]" office:value-type="float" office:value="0">
            <text:p>0</text:p>
          </table:table-cell>
          <table:table-cell table:style-name="ce23" table:formula="of:=[FP.CN15]*[FP.$B7]" office:value-type="float" office:value="0">
            <text:p>0</text:p>
          </table:table-cell>
          <table:table-cell table:style-name="ce23" table:formula="of:=[FP.CO15]*[FP.$B7]" office:value-type="float" office:value="0">
            <text:p>0</text:p>
          </table:table-cell>
          <table:table-cell table:style-name="ce23" table:formula="of:=[FP.CP15]*[FP.$B7]" office:value-type="float" office:value="0">
            <text:p>0</text:p>
          </table:table-cell>
          <table:table-cell table:style-name="ce23" table:formula="of:=[FP.CQ15]*[FP.$B7]" office:value-type="float" office:value="0">
            <text:p>0</text:p>
          </table:table-cell>
          <table:table-cell table:style-name="ce23" table:formula="of:=[FP.CR15]*[FP.$B7]" office:value-type="float" office:value="0">
            <text:p>0</text:p>
          </table:table-cell>
          <table:table-cell table:style-name="ce23" table:formula="of:=[FP.CS15]*[FP.$B7]" office:value-type="float" office:value="0">
            <text:p>0</text:p>
          </table:table-cell>
          <table:table-cell table:style-name="ce23" table:formula="of:=[FP.CT15]*[FP.$B7]" office:value-type="float" office:value="0">
            <text:p>0</text:p>
          </table:table-cell>
          <table:table-cell table:style-name="ce23" table:formula="of:=[FP.CU15]*[FP.$B7]" office:value-type="float" office:value="0">
            <text:p>0</text:p>
          </table:table-cell>
          <table:table-cell table:style-name="ce23" table:formula="of:=[FP.CV15]*[FP.$B7]" office:value-type="float" office:value="0">
            <text:p>0</text:p>
          </table:table-cell>
          <table:table-cell table:style-name="ce23" table:formula="of:=[FP.CW15]*[FP.$B7]" office:value-type="float" office:value="0">
            <text:p>0</text:p>
          </table:table-cell>
          <table:table-cell table:style-name="ce23" table:formula="of:=[FP.CX15]*[FP.$B7]" office:value-type="float" office:value="0">
            <text:p>0</text:p>
          </table:table-cell>
          <table:table-cell table:style-name="ce23" table:formula="of:=[FP.CY15]*[FP.$B7]" office:value-type="float" office:value="0">
            <text:p>0</text:p>
          </table:table-cell>
          <table:table-cell table:style-name="ce23" table:formula="of:=[FP.CZ15]*[FP.$B7]" office:value-type="float" office:value="0">
            <text:p>0</text:p>
          </table:table-cell>
          <table:table-cell table:style-name="ce23" table:formula="of:=[FP.DA15]*[FP.$B7]" office:value-type="float" office:value="0">
            <text:p>0</text:p>
          </table:table-cell>
          <table:table-cell table:style-name="ce23" table:formula="of:=[FP.DB15]*[FP.$B7]" office:value-type="float" office:value="0">
            <text:p>0</text:p>
          </table:table-cell>
          <table:table-cell table:style-name="ce23" table:formula="of:=[FP.DC15]*[FP.$B7]" office:value-type="float" office:value="0">
            <text:p>0</text:p>
          </table:table-cell>
          <table:table-cell table:style-name="ce23" table:formula="of:=[FP.DD15]*[FP.$B7]" office:value-type="float" office:value="0">
            <text:p>0</text:p>
          </table:table-cell>
          <table:table-cell table:style-name="ce23" table:formula="of:=[FP.DE15]*[FP.$B7]" office:value-type="float" office:value="0">
            <text:p>0</text:p>
          </table:table-cell>
          <table:table-cell table:style-name="ce23" table:formula="of:=[FP.DF15]*[FP.$B7]" office:value-type="float" office:value="0">
            <text:p>0</text:p>
          </table:table-cell>
          <table:table-cell table:style-name="ce23" table:formula="of:=[FP.DG15]*[FP.$B7]" office:value-type="float" office:value="0">
            <text:p>0</text:p>
          </table:table-cell>
          <table:table-cell table:style-name="ce23" table:formula="of:=[FP.DH15]*[FP.$B7]" office:value-type="float" office:value="0">
            <text:p>0</text:p>
          </table:table-cell>
          <table:table-cell table:style-name="ce23" table:formula="of:=[FP.DI15]*[FP.$B7]" office:value-type="float" office:value="0">
            <text:p>0</text:p>
          </table:table-cell>
          <table:table-cell table:style-name="ce23" table:formula="of:=[FP.DJ15]*[FP.$B7]" office:value-type="float" office:value="0">
            <text:p>0</text:p>
          </table:table-cell>
          <table:table-cell table:style-name="ce23" table:formula="of:=[FP.DK15]*[FP.$B7]" office:value-type="float" office:value="0">
            <text:p>0</text:p>
          </table:table-cell>
          <table:table-cell table:style-name="ce23" table:formula="of:=[FP.DL15]*[FP.$B7]" office:value-type="float" office:value="0">
            <text:p>0</text:p>
          </table:table-cell>
          <table:table-cell table:style-name="ce23" table:formula="of:=[FP.DM15]*[FP.$B7]" office:value-type="float" office:value="0">
            <text:p>0</text:p>
          </table:table-cell>
          <table:table-cell table:style-name="ce23" table:formula="of:=[FP.DN15]*[FP.$B7]" office:value-type="float" office:value="0">
            <text:p>0</text:p>
          </table:table-cell>
          <table:table-cell table:style-name="ce23" table:formula="of:=[FP.DO15]*[FP.$B7]" office:value-type="float" office:value="0">
            <text:p>0</text:p>
          </table:table-cell>
          <table:table-cell table:style-name="ce23" table:formula="of:=[FP.DP15]*[FP.$B7]" office:value-type="float" office:value="0">
            <text:p>0</text:p>
          </table:table-cell>
          <table:table-cell table:style-name="ce23" table:formula="of:=[FP.DQ15]*[FP.$B7]" office:value-type="float" office:value="0">
            <text:p>0</text:p>
          </table:table-cell>
          <table:table-cell table:style-name="ce23" table:formula="of:=[FP.DR15]*[FP.$B7]" office:value-type="float" office:value="0">
            <text:p>0</text:p>
          </table:table-cell>
          <table:table-cell table:style-name="ce23" table:formula="of:=[FP.DS15]*[FP.$B7]" office:value-type="float" office:value="0">
            <text:p>0</text:p>
          </table:table-cell>
          <table:table-cell table:style-name="ce23" table:formula="of:=[FP.DT15]*[FP.$B7]" office:value-type="float" office:value="0">
            <text:p>0</text:p>
          </table:table-cell>
          <table:table-cell table:style-name="ce23" table:formula="of:=[FP.DU15]*[FP.$B7]" office:value-type="float" office:value="0">
            <text:p>0</text:p>
          </table:table-cell>
          <table:table-cell table:style-name="ce23" table:formula="of:=[FP.DV15]*[FP.$B7]" office:value-type="float" office:value="0">
            <text:p>0</text:p>
          </table:table-cell>
          <table:table-cell table:style-name="ce23" table:formula="of:=[FP.DW15]*[FP.$B7]" office:value-type="float" office:value="0">
            <text:p>0</text:p>
          </table:table-cell>
          <table:table-cell table:style-name="ce23" table:formula="of:=[FP.DX15]*[FP.$B7]" office:value-type="float" office:value="0">
            <text:p>0</text:p>
          </table:table-cell>
          <table:table-cell table:style-name="ce23" table:formula="of:=[FP.DY15]*[FP.$B7]" office:value-type="float" office:value="0">
            <text:p>0</text:p>
          </table:table-cell>
          <table:table-cell table:style-name="ce23" table:formula="of:=[FP.DZ15]*[FP.$B7]" office:value-type="float" office:value="0">
            <text:p>0</text:p>
          </table:table-cell>
          <table:table-cell table:style-name="ce23" table:formula="of:=[FP.EA15]*[FP.$B7]" office:value-type="float" office:value="0">
            <text:p>0</text:p>
          </table:table-cell>
          <table:table-cell table:style-name="ce23" table:formula="of:=[FP.EB15]*[FP.$B7]" office:value-type="float" office:value="0">
            <text:p>0</text:p>
          </table:table-cell>
        </table:table-row>
        <table:table-row table:style-name="ro1">
          <table:table-cell table:style-name="ce19" office:value-type="string">
            <text:p>w1</text:p>
          </table:table-cell>
          <table:table-cell table:style-name="ce24" table:formula="of:=[.B8]+ORG.OPENOFFICE.STYLE(IF([.B7]=[FP.$D4];&quot;Result2&quot;;&quot;Result&quot;))" office:value-type="float" office:value="0">
            <text:p>0</text:p>
          </table:table-cell>
          <table:table-cell table:style-name="ce24" table:formula="of:=[.C8]+ORG.OPENOFFICE.STYLE(IF([.C7]=[FP.$D4];&quot;Result2&quot;;&quot;Result&quot;))" office:value-type="float" office:value="1">
            <text:p>1</text:p>
          </table:table-cell>
          <table:table-cell table:style-name="ce24" table:formula="of:=[.D8]+ORG.OPENOFFICE.STYLE(IF([.D7]=[FP.$D4];&quot;Result2&quot;;&quot;Result&quot;))" office:value-type="float" office:value="1">
            <text:p>1</text:p>
          </table:table-cell>
          <table:table-cell table:style-name="ce25" table:formula="of:=[.E8]+ORG.OPENOFFICE.STYLE(IF([.E7]=[FP.$D4];&quot;Result2&quot;;&quot;Result&quot;))" office:value-type="float" office:value="1">
            <text:p>1</text:p>
          </table:table-cell>
          <table:table-cell table:style-name="ce24" table:formula="of:=[.F8]+ORG.OPENOFFICE.STYLE(IF([.F7]=[FP.$D4];&quot;Result2&quot;;&quot;Result&quot;))" office:value-type="float" office:value="2">
            <text:p>2</text:p>
          </table:table-cell>
          <table:table-cell table:style-name="ce24" table:formula="of:=[.G8]+ORG.OPENOFFICE.STYLE(IF([.G7]=[FP.$D4];&quot;Result2&quot;;&quot;Result&quot;))" office:value-type="float" office:value="2">
            <text:p>2</text:p>
          </table:table-cell>
          <table:table-cell table:style-name="ce24" table:formula="of:=[.H8]+ORG.OPENOFFICE.STYLE(IF([.H7]=[FP.$D4];&quot;Result2&quot;;&quot;Result&quot;))" office:value-type="float" office:value="2">
            <text:p>2</text:p>
          </table:table-cell>
          <table:table-cell table:style-name="ce24" table:formula="of:=[.I8]+ORG.OPENOFFICE.STYLE(IF([.I7]=[FP.$D4];&quot;Result2&quot;;&quot;Result&quot;))" office:value-type="float" office:value="3">
            <text:p>3</text:p>
          </table:table-cell>
          <table:table-cell table:style-name="ce24" table:formula="of:=[.J8]+ORG.OPENOFFICE.STYLE(IF([.J7]=[FP.$D4];&quot;Result2&quot;;&quot;Result&quot;))" office:value-type="float" office:value="3">
            <text:p>3</text:p>
          </table:table-cell>
          <table:table-cell table:style-name="ce24" table:formula="of:=[.K8]+ORG.OPENOFFICE.STYLE(IF([.K7]=[FP.$D4];&quot;Result2&quot;;&quot;Result&quot;))" office:value-type="float" office:value="3">
            <text:p>3</text:p>
          </table:table-cell>
          <table:table-cell table:style-name="ce24" table:formula="of:=[.L8]+ORG.OPENOFFICE.STYLE(IF([.L7]=[FP.$D4];&quot;Result2&quot;;&quot;Result&quot;))" office:value-type="float" office:value="4">
            <text:p>4</text:p>
          </table:table-cell>
          <table:table-cell table:style-name="ce24" table:formula="of:=[.M8]+ORG.OPENOFFICE.STYLE(IF([.M7]=[FP.$D4];&quot;Result2&quot;;&quot;Result&quot;))" office:value-type="float" office:value="4">
            <text:p>4</text:p>
          </table:table-cell>
          <table:table-cell table:style-name="ce24" table:formula="of:=[.N8]+ORG.OPENOFFICE.STYLE(IF([.N7]=[FP.$D4];&quot;Result2&quot;;&quot;Result&quot;))" office:value-type="float" office:value="4">
            <text:p>4</text:p>
          </table:table-cell>
          <table:table-cell table:style-name="ce24" table:formula="of:=[.O8]+ORG.OPENOFFICE.STYLE(IF([.O7]=[FP.$D4];&quot;Result2&quot;;&quot;Result&quot;))" office:value-type="float" office:value="5">
            <text:p>5</text:p>
          </table:table-cell>
          <table:table-cell table:style-name="ce24" table:formula="of:=[.P8]+ORG.OPENOFFICE.STYLE(IF([.P7]=[FP.$D4];&quot;Result2&quot;;&quot;Result&quot;))" office:value-type="float" office:value="5">
            <text:p>5</text:p>
          </table:table-cell>
          <table:table-cell table:style-name="ce24" table:formula="of:=[.Q8]+ORG.OPENOFFICE.STYLE(IF([.Q7]=[FP.$D4];&quot;Result2&quot;;&quot;Result&quot;))" office:value-type="float" office:value="5">
            <text:p>5</text:p>
          </table:table-cell>
          <table:table-cell table:style-name="ce24" table:formula="of:=[.R8]+ORG.OPENOFFICE.STYLE(IF([.R7]=[FP.$D4];&quot;Result2&quot;;&quot;Result&quot;))" office:value-type="float" office:value="6">
            <text:p>6</text:p>
          </table:table-cell>
          <table:table-cell table:style-name="ce24" table:formula="of:=[.S8]+ORG.OPENOFFICE.STYLE(IF([.S7]=[FP.$D4];&quot;Result2&quot;;&quot;Result&quot;))" office:value-type="float" office:value="6">
            <text:p>6</text:p>
          </table:table-cell>
          <table:table-cell table:style-name="ce24" table:formula="of:=[.T8]+ORG.OPENOFFICE.STYLE(IF([.T7]=[FP.$D4];&quot;Result2&quot;;&quot;Result&quot;))" office:value-type="float" office:value="6">
            <text:p>6</text:p>
          </table:table-cell>
          <table:table-cell table:style-name="ce24" table:formula="of:=[.U8]+ORG.OPENOFFICE.STYLE(IF([.U7]=[FP.$D4];&quot;Result2&quot;;&quot;Result&quot;))" office:value-type="float" office:value="7">
            <text:p>7</text:p>
          </table:table-cell>
          <table:table-cell table:style-name="ce24" table:formula="of:=[.V8]+ORG.OPENOFFICE.STYLE(IF([.V7]=[FP.$D4];&quot;Result2&quot;;&quot;Result&quot;))" office:value-type="float" office:value="7">
            <text:p>7</text:p>
          </table:table-cell>
          <table:table-cell table:style-name="ce24" table:formula="of:=[.W8]+ORG.OPENOFFICE.STYLE(IF([.W7]=[FP.$D4];&quot;Result2&quot;;&quot;Result&quot;))" office:value-type="float" office:value="7">
            <text:p>7</text:p>
          </table:table-cell>
          <table:table-cell table:style-name="ce24" table:formula="of:=[.X8]+ORG.OPENOFFICE.STYLE(IF([.X7]=[FP.$D4];&quot;Result2&quot;;&quot;Result&quot;))" office:value-type="float" office:value="8">
            <text:p>8</text:p>
          </table:table-cell>
          <table:table-cell table:style-name="ce24" table:formula="of:=[.Y8]+ORG.OPENOFFICE.STYLE(IF([.Y7]=[FP.$D4];&quot;Result2&quot;;&quot;Result&quot;))" office:value-type="float" office:value="8">
            <text:p>8</text:p>
          </table:table-cell>
          <table:table-cell table:style-name="ce24" table:formula="of:=[.Z8]+ORG.OPENOFFICE.STYLE(IF([.Z7]=[FP.$D4];&quot;Result2&quot;;&quot;Result&quot;))" office:value-type="float" office:value="8">
            <text:p>8</text:p>
          </table:table-cell>
          <table:table-cell table:style-name="ce24" table:formula="of:=[.AA8]+ORG.OPENOFFICE.STYLE(IF([.AA7]=[FP.$D4];&quot;Result2&quot;;&quot;Result&quot;))" office:value-type="float" office:value="9">
            <text:p>9</text:p>
          </table:table-cell>
          <table:table-cell table:style-name="ce24" table:formula="of:=[.AB8]+ORG.OPENOFFICE.STYLE(IF([.AB7]=[FP.$D4];&quot;Result2&quot;;&quot;Result&quot;))" office:value-type="float" office:value="9">
            <text:p>9</text:p>
          </table:table-cell>
          <table:table-cell table:style-name="ce24" table:formula="of:=[.AC8]+ORG.OPENOFFICE.STYLE(IF([.AC7]=[FP.$D4];&quot;Result2&quot;;&quot;Result&quot;))" office:value-type="float" office:value="9">
            <text:p>9</text:p>
          </table:table-cell>
          <table:table-cell table:style-name="ce24" table:formula="of:=[.AD8]+ORG.OPENOFFICE.STYLE(IF([.AD7]=[FP.$D4];&quot;Result2&quot;;&quot;Result&quot;))" office:value-type="float" office:value="10">
            <text:p>10</text:p>
          </table:table-cell>
          <table:table-cell table:style-name="ce24" table:formula="of:=[.AE8]+ORG.OPENOFFICE.STYLE(IF([.AE7]=[FP.$D4];&quot;Result2&quot;;&quot;Result&quot;))" office:value-type="float" office:value="10">
            <text:p>10</text:p>
          </table:table-cell>
          <table:table-cell table:style-name="ce24" table:formula="of:=[.AF8]+ORG.OPENOFFICE.STYLE(IF([.AF7]=[FP.$D4];&quot;Result2&quot;;&quot;Result&quot;))" office:value-type="float" office:value="10">
            <text:p>10</text:p>
          </table:table-cell>
          <table:table-cell table:style-name="ce24" table:formula="of:=[.AG8]+ORG.OPENOFFICE.STYLE(IF([.AG7]=[FP.$D4];&quot;Result2&quot;;&quot;Result&quot;))" office:value-type="float" office:value="11">
            <text:p>11</text:p>
          </table:table-cell>
          <table:table-cell table:style-name="ce24" table:formula="of:=[.AH8]+ORG.OPENOFFICE.STYLE(IF([.AH7]=[FP.$D4];&quot;Result2&quot;;&quot;Result&quot;))" office:value-type="float" office:value="11">
            <text:p>11</text:p>
          </table:table-cell>
          <table:table-cell table:style-name="ce24" table:formula="of:=[.AI8]+ORG.OPENOFFICE.STYLE(IF([.AI7]=[FP.$D4];&quot;Result2&quot;;&quot;Result&quot;))" office:value-type="float" office:value="11">
            <text:p>11</text:p>
          </table:table-cell>
          <table:table-cell table:style-name="ce24" table:formula="of:=[.AJ8]+ORG.OPENOFFICE.STYLE(IF([.AJ7]=[FP.$D4];&quot;Result2&quot;;&quot;Result&quot;))" office:value-type="float" office:value="12">
            <text:p>12</text:p>
          </table:table-cell>
          <table:table-cell table:style-name="ce24" table:formula="of:=[.AK8]+ORG.OPENOFFICE.STYLE(IF([.AK7]=[FP.$D4];&quot;Result2&quot;;&quot;Result&quot;))" office:value-type="float" office:value="12">
            <text:p>12</text:p>
          </table:table-cell>
          <table:table-cell table:style-name="ce24" table:formula="of:=[.AL8]+ORG.OPENOFFICE.STYLE(IF([.AL7]=[FP.$D4];&quot;Result2&quot;;&quot;Result&quot;))" office:value-type="float" office:value="12">
            <text:p>12</text:p>
          </table:table-cell>
          <table:table-cell table:style-name="ce24" table:formula="of:=[.AM8]+ORG.OPENOFFICE.STYLE(IF([.AM7]=[FP.$D4];&quot;Result2&quot;;&quot;Result&quot;))" office:value-type="float" office:value="13">
            <text:p>13</text:p>
          </table:table-cell>
          <table:table-cell table:style-name="ce24" table:formula="of:=[.AN8]+ORG.OPENOFFICE.STYLE(IF([.AN7]=[FP.$D4];&quot;Result2&quot;;&quot;Result&quot;))" office:value-type="float" office:value="13">
            <text:p>13</text:p>
          </table:table-cell>
          <table:table-cell table:style-name="ce24" table:formula="of:=[.AO8]+ORG.OPENOFFICE.STYLE(IF([.AO7]=[FP.$D4];&quot;Result2&quot;;&quot;Result&quot;))" office:value-type="float" office:value="13">
            <text:p>13</text:p>
          </table:table-cell>
          <table:table-cell table:style-name="ce24" table:formula="of:=[.AP8]+ORG.OPENOFFICE.STYLE(IF([.AP7]=[FP.$D4];&quot;Result2&quot;;&quot;Result&quot;))" office:value-type="float" office:value="14">
            <text:p>14</text:p>
          </table:table-cell>
          <table:table-cell table:style-name="ce24" table:formula="of:=[.AQ8]+ORG.OPENOFFICE.STYLE(IF([.AQ7]=[FP.$D4];&quot;Result2&quot;;&quot;Result&quot;))" office:value-type="float" office:value="14">
            <text:p>14</text:p>
          </table:table-cell>
          <table:table-cell table:style-name="ce24" table:formula="of:=[.AR8]+ORG.OPENOFFICE.STYLE(IF([.AR7]=[FP.$D4];&quot;Result2&quot;;&quot;Result&quot;))" office:value-type="float" office:value="14">
            <text:p>14</text:p>
          </table:table-cell>
          <table:table-cell table:style-name="ce24" table:formula="of:=[.AS8]+ORG.OPENOFFICE.STYLE(IF([.AS7]=[FP.$D4];&quot;Result2&quot;;&quot;Result&quot;))" office:value-type="float" office:value="15">
            <text:p>15</text:p>
          </table:table-cell>
          <table:table-cell table:style-name="ce24" table:formula="of:=[.AT8]+ORG.OPENOFFICE.STYLE(IF([.AT7]=[FP.$D4];&quot;Result2&quot;;&quot;Result&quot;))" office:value-type="float" office:value="15">
            <text:p>15</text:p>
          </table:table-cell>
          <table:table-cell table:style-name="ce24" table:formula="of:=[.AU8]+ORG.OPENOFFICE.STYLE(IF([.AU7]=[FP.$D4];&quot;Result2&quot;;&quot;Result&quot;))" office:value-type="float" office:value="15">
            <text:p>15</text:p>
          </table:table-cell>
          <table:table-cell table:style-name="ce24" table:formula="of:=[.AV8]+ORG.OPENOFFICE.STYLE(IF([.AV7]=[FP.$D4];&quot;Result2&quot;;&quot;Result&quot;))" office:value-type="float" office:value="16">
            <text:p>16</text:p>
          </table:table-cell>
          <table:table-cell table:style-name="ce24" table:formula="of:=[.AW8]+ORG.OPENOFFICE.STYLE(IF([.AW7]=[FP.$D4];&quot;Result2&quot;;&quot;Result&quot;))" office:value-type="float" office:value="16">
            <text:p>16</text:p>
          </table:table-cell>
          <table:table-cell table:style-name="ce24" table:formula="of:=[.AX8]+ORG.OPENOFFICE.STYLE(IF([.AX7]=[FP.$D4];&quot;Result2&quot;;&quot;Result&quot;))" office:value-type="float" office:value="16">
            <text:p>16</text:p>
          </table:table-cell>
          <table:table-cell table:style-name="ce24" table:formula="of:=[.AY8]+ORG.OPENOFFICE.STYLE(IF([.AY7]=[FP.$D4];&quot;Result2&quot;;&quot;Result&quot;))" office:value-type="float" office:value="17">
            <text:p>17</text:p>
          </table:table-cell>
          <table:table-cell table:style-name="ce24" table:formula="of:=[.AZ8]+ORG.OPENOFFICE.STYLE(IF([.AZ7]=[FP.$D4];&quot;Result2&quot;;&quot;Result&quot;))" office:value-type="float" office:value="17">
            <text:p>17</text:p>
          </table:table-cell>
          <table:table-cell table:style-name="ce24" table:formula="of:=[.BA8]+ORG.OPENOFFICE.STYLE(IF([.BA7]=[FP.$D4];&quot;Result2&quot;;&quot;Result&quot;))" office:value-type="float" office:value="17">
            <text:p>17</text:p>
          </table:table-cell>
          <table:table-cell table:style-name="ce24" table:formula="of:=[.BB8]+ORG.OPENOFFICE.STYLE(IF([.BB7]=[FP.$D4];&quot;Result2&quot;;&quot;Result&quot;))" office:value-type="float" office:value="18">
            <text:p>18</text:p>
          </table:table-cell>
          <table:table-cell table:style-name="ce24" table:formula="of:=[.BC8]+ORG.OPENOFFICE.STYLE(IF([.BC7]=[FP.$D4];&quot;Result2&quot;;&quot;Result&quot;))" office:value-type="float" office:value="18">
            <text:p>18</text:p>
          </table:table-cell>
          <table:table-cell table:style-name="ce24" table:formula="of:=[.BD8]+ORG.OPENOFFICE.STYLE(IF([.BD7]=[FP.$D4];&quot;Result2&quot;;&quot;Result&quot;))" office:value-type="float" office:value="18">
            <text:p>18</text:p>
          </table:table-cell>
          <table:table-cell table:style-name="ce24" table:formula="of:=[.BE8]+ORG.OPENOFFICE.STYLE(IF([.BE7]=[FP.$D4];&quot;Result2&quot;;&quot;Result&quot;))" office:value-type="float" office:value="19">
            <text:p>19</text:p>
          </table:table-cell>
          <table:table-cell table:style-name="ce24" table:formula="of:=[.BF8]+ORG.OPENOFFICE.STYLE(IF([.BF7]=[FP.$D4];&quot;Result2&quot;;&quot;Result&quot;))" office:value-type="float" office:value="19">
            <text:p>19</text:p>
          </table:table-cell>
          <table:table-cell table:style-name="ce24" table:formula="of:=[.BG8]+ORG.OPENOFFICE.STYLE(IF([.BG7]=[FP.$D4];&quot;Result2&quot;;&quot;Result&quot;))" office:value-type="float" office:value="19">
            <text:p>19</text:p>
          </table:table-cell>
          <table:table-cell table:style-name="ce24" table:formula="of:=[.BH8]+ORG.OPENOFFICE.STYLE(IF([.BH7]=[FP.$D4];&quot;Result2&quot;;&quot;Result&quot;))" office:value-type="float" office:value="20">
            <text:p>20</text:p>
          </table:table-cell>
          <table:table-cell table:style-name="ce24" table:formula="of:=[.BI8]+ORG.OPENOFFICE.STYLE(IF([.BI7]=[FP.$D4];&quot;Result2&quot;;&quot;Result&quot;))" office:value-type="float" office:value="20">
            <text:p>20</text:p>
          </table:table-cell>
          <table:table-cell table:style-name="ce24" table:formula="of:=[.BJ8]+ORG.OPENOFFICE.STYLE(IF([.BJ7]=[FP.$D4];&quot;Result2&quot;;&quot;Result&quot;))" office:value-type="float" office:value="20">
            <text:p>20</text:p>
          </table:table-cell>
          <table:table-cell table:style-name="ce24" table:formula="of:=[.BK8]+ORG.OPENOFFICE.STYLE(IF([.BK7]=[FP.$D4];&quot;Result2&quot;;&quot;Result&quot;))" office:value-type="float" office:value="21">
            <text:p>21</text:p>
          </table:table-cell>
          <table:table-cell table:style-name="ce24" table:formula="of:=[.BL8]+ORG.OPENOFFICE.STYLE(IF([.BL7]=[FP.$D4];&quot;Result2&quot;;&quot;Result&quot;))" office:value-type="float" office:value="21">
            <text:p>21</text:p>
          </table:table-cell>
          <table:table-cell table:style-name="ce24" table:formula="of:=[.BM8]+ORG.OPENOFFICE.STYLE(IF([.BM7]=[FP.$D4];&quot;Result2&quot;;&quot;Result&quot;))" office:value-type="float" office:value="21">
            <text:p>21</text:p>
          </table:table-cell>
          <table:table-cell table:style-name="ce24" table:formula="of:=[.BN8]+ORG.OPENOFFICE.STYLE(IF([.BN7]=[FP.$D4];&quot;Result2&quot;;&quot;Result&quot;))" office:value-type="float" office:value="22">
            <text:p>22</text:p>
          </table:table-cell>
          <table:table-cell table:style-name="ce24" table:formula="of:=[.BO8]+ORG.OPENOFFICE.STYLE(IF([.BO7]=[FP.$D4];&quot;Result2&quot;;&quot;Result&quot;))" office:value-type="float" office:value="22">
            <text:p>22</text:p>
          </table:table-cell>
          <table:table-cell table:style-name="ce24" table:formula="of:=[.BP8]+ORG.OPENOFFICE.STYLE(IF([.BP7]=[FP.$D4];&quot;Result2&quot;;&quot;Result&quot;))" office:value-type="float" office:value="22">
            <text:p>22</text:p>
          </table:table-cell>
          <table:table-cell table:style-name="ce24" table:formula="of:=[.BQ8]+ORG.OPENOFFICE.STYLE(IF([.BQ7]=[FP.$D4];&quot;Result2&quot;;&quot;Result&quot;))" office:value-type="float" office:value="23">
            <text:p>23</text:p>
          </table:table-cell>
          <table:table-cell table:style-name="ce24" table:formula="of:=[.BR8]+ORG.OPENOFFICE.STYLE(IF([.BR7]=[FP.$D4];&quot;Result2&quot;;&quot;Result&quot;))" office:value-type="float" office:value="23">
            <text:p>23</text:p>
          </table:table-cell>
          <table:table-cell table:style-name="ce24" table:formula="of:=[.BS8]+ORG.OPENOFFICE.STYLE(IF([.BS7]=[FP.$D4];&quot;Result2&quot;;&quot;Result&quot;))" office:value-type="float" office:value="23">
            <text:p>23</text:p>
          </table:table-cell>
          <table:table-cell table:style-name="ce24" table:formula="of:=[.BT8]+ORG.OPENOFFICE.STYLE(IF([.BT7]=[FP.$D4];&quot;Result2&quot;;&quot;Result&quot;))" office:value-type="float" office:value="24">
            <text:p>24</text:p>
          </table:table-cell>
          <table:table-cell table:style-name="ce24" table:formula="of:=[.BU8]+ORG.OPENOFFICE.STYLE(IF([.BU7]=[FP.$D4];&quot;Result2&quot;;&quot;Result&quot;))" office:value-type="float" office:value="24">
            <text:p>24</text:p>
          </table:table-cell>
          <table:table-cell table:style-name="ce24" table:formula="of:=[.BV8]+ORG.OPENOFFICE.STYLE(IF([.BV7]=[FP.$D4];&quot;Result2&quot;;&quot;Result&quot;))" office:value-type="float" office:value="24">
            <text:p>24</text:p>
          </table:table-cell>
          <table:table-cell table:style-name="ce24" table:formula="of:=[.BW8]+ORG.OPENOFFICE.STYLE(IF([.BW7]=[FP.$D4];&quot;Result2&quot;;&quot;Result&quot;))" office:value-type="float" office:value="25">
            <text:p>25</text:p>
          </table:table-cell>
          <table:table-cell table:style-name="ce24" table:formula="of:=[.BX8]+ORG.OPENOFFICE.STYLE(IF([.BX7]=[FP.$D4];&quot;Result2&quot;;&quot;Result&quot;))" office:value-type="float" office:value="25">
            <text:p>25</text:p>
          </table:table-cell>
          <table:table-cell table:style-name="ce24" table:formula="of:=[.BY8]+ORG.OPENOFFICE.STYLE(IF([.BY7]=[FP.$D4];&quot;Result2&quot;;&quot;Result&quot;))" office:value-type="float" office:value="25">
            <text:p>25</text:p>
          </table:table-cell>
          <table:table-cell table:style-name="ce24" table:formula="of:=[.BZ8]+ORG.OPENOFFICE.STYLE(IF([.BZ7]=[FP.$D4];&quot;Result2&quot;;&quot;Result&quot;))" office:value-type="float" office:value="26">
            <text:p>26</text:p>
          </table:table-cell>
          <table:table-cell table:style-name="ce24" table:formula="of:=[.CA8]+ORG.OPENOFFICE.STYLE(IF([.CA7]=[FP.$D4];&quot;Result2&quot;;&quot;Result&quot;))" office:value-type="float" office:value="26">
            <text:p>26</text:p>
          </table:table-cell>
          <table:table-cell table:style-name="ce24" table:formula="of:=[.CB8]+ORG.OPENOFFICE.STYLE(IF([.CB7]=[FP.$D4];&quot;Result2&quot;;&quot;Result&quot;))" office:value-type="float" office:value="26">
            <text:p>26</text:p>
          </table:table-cell>
          <table:table-cell table:style-name="ce24" table:formula="of:=[.CC8]+ORG.OPENOFFICE.STYLE(IF([.CC7]=[FP.$D4];&quot;Result2&quot;;&quot;Result&quot;))" office:value-type="float" office:value="27">
            <text:p>27</text:p>
          </table:table-cell>
          <table:table-cell table:style-name="ce24" table:formula="of:=[.CD8]+ORG.OPENOFFICE.STYLE(IF([.CD7]=[FP.$D4];&quot;Result2&quot;;&quot;Result&quot;))" office:value-type="float" office:value="27">
            <text:p>27</text:p>
          </table:table-cell>
          <table:table-cell table:style-name="ce24" table:formula="of:=[.CE8]+ORG.OPENOFFICE.STYLE(IF([.CE7]=[FP.$D4];&quot;Result2&quot;;&quot;Result&quot;))" office:value-type="float" office:value="27">
            <text:p>27</text:p>
          </table:table-cell>
          <table:table-cell table:style-name="ce24" table:formula="of:=[.CF8]+ORG.OPENOFFICE.STYLE(IF([.CF7]=[FP.$D4];&quot;Result2&quot;;&quot;Result&quot;))" office:value-type="float" office:value="28">
            <text:p>28</text:p>
          </table:table-cell>
          <table:table-cell table:style-name="ce24" table:formula="of:=[.CG8]+ORG.OPENOFFICE.STYLE(IF([.CG7]=[FP.$D4];&quot;Result2&quot;;&quot;Result&quot;))" office:value-type="float" office:value="28">
            <text:p>28</text:p>
          </table:table-cell>
          <table:table-cell table:style-name="ce24" table:formula="of:=[.CH8]+ORG.OPENOFFICE.STYLE(IF([.CH7]=[FP.$D4];&quot;Result2&quot;;&quot;Result&quot;))" office:value-type="float" office:value="28">
            <text:p>28</text:p>
          </table:table-cell>
          <table:table-cell table:style-name="ce24" table:formula="of:=[.CI8]+ORG.OPENOFFICE.STYLE(IF([.CI7]=[FP.$D4];&quot;Result2&quot;;&quot;Result&quot;))" office:value-type="float" office:value="29">
            <text:p>29</text:p>
          </table:table-cell>
          <table:table-cell table:style-name="ce24" table:formula="of:=[.CJ8]+ORG.OPENOFFICE.STYLE(IF([.CJ7]=[FP.$D4];&quot;Result2&quot;;&quot;Result&quot;))" office:value-type="float" office:value="29">
            <text:p>29</text:p>
          </table:table-cell>
          <table:table-cell table:style-name="ce24" table:formula="of:=[.CK8]+ORG.OPENOFFICE.STYLE(IF([.CK7]=[FP.$D4];&quot;Result2&quot;;&quot;Result&quot;))" office:value-type="float" office:value="29">
            <text:p>29</text:p>
          </table:table-cell>
          <table:table-cell table:style-name="ce24" table:formula="of:=[.CL8]+ORG.OPENOFFICE.STYLE(IF([.CL7]=[FP.$D4];&quot;Result2&quot;;&quot;Result&quot;))" office:value-type="float" office:value="30">
            <text:p>30</text:p>
          </table:table-cell>
          <table:table-cell table:style-name="ce24" table:formula="of:=[.CM8]+ORG.OPENOFFICE.STYLE(IF([.CM7]=[FP.$D4];&quot;Result2&quot;;&quot;Result&quot;))" office:value-type="float" office:value="30">
            <text:p>30</text:p>
          </table:table-cell>
          <table:table-cell table:style-name="ce24" table:formula="of:=[.CN8]+ORG.OPENOFFICE.STYLE(IF([.CN7]=[FP.$D4];&quot;Result2&quot;;&quot;Result&quot;))" office:value-type="float" office:value="30">
            <text:p>30</text:p>
          </table:table-cell>
          <table:table-cell table:style-name="ce24" table:formula="of:=[.CO8]+ORG.OPENOFFICE.STYLE(IF([.CO7]=[FP.$D4];&quot;Result2&quot;;&quot;Result&quot;))" office:value-type="float" office:value="31">
            <text:p>31</text:p>
          </table:table-cell>
          <table:table-cell table:style-name="ce24" table:formula="of:=[.CP8]+ORG.OPENOFFICE.STYLE(IF([.CP7]=[FP.$D4];&quot;Result2&quot;;&quot;Result&quot;))" office:value-type="float" office:value="31">
            <text:p>31</text:p>
          </table:table-cell>
          <table:table-cell table:style-name="ce24" table:formula="of:=[.CQ8]+ORG.OPENOFFICE.STYLE(IF([.CQ7]=[FP.$D4];&quot;Result2&quot;;&quot;Result&quot;))" office:value-type="float" office:value="31">
            <text:p>31</text:p>
          </table:table-cell>
          <table:table-cell table:style-name="ce24" table:formula="of:=[.CR8]+ORG.OPENOFFICE.STYLE(IF([.CR7]=[FP.$D4];&quot;Result2&quot;;&quot;Result&quot;))" office:value-type="float" office:value="32">
            <text:p>32</text:p>
          </table:table-cell>
          <table:table-cell table:style-name="ce24" table:formula="of:=[.CS8]+ORG.OPENOFFICE.STYLE(IF([.CS7]=[FP.$D4];&quot;Result2&quot;;&quot;Result&quot;))" office:value-type="float" office:value="32">
            <text:p>32</text:p>
          </table:table-cell>
          <table:table-cell table:style-name="ce24" table:formula="of:=[.CT8]+ORG.OPENOFFICE.STYLE(IF([.CT7]=[FP.$D4];&quot;Result2&quot;;&quot;Result&quot;))" office:value-type="float" office:value="32">
            <text:p>32</text:p>
          </table:table-cell>
          <table:table-cell table:style-name="ce24" table:formula="of:=[.CU8]+ORG.OPENOFFICE.STYLE(IF([.CU7]=[FP.$D4];&quot;Result2&quot;;&quot;Result&quot;))" office:value-type="float" office:value="33">
            <text:p>33</text:p>
          </table:table-cell>
          <table:table-cell table:style-name="ce24" table:formula="of:=[.CV8]+ORG.OPENOFFICE.STYLE(IF([.CV7]=[FP.$D4];&quot;Result2&quot;;&quot;Result&quot;))" office:value-type="float" office:value="33">
            <text:p>33</text:p>
          </table:table-cell>
          <table:table-cell table:style-name="ce24" table:formula="of:=[.CW8]+ORG.OPENOFFICE.STYLE(IF([.CW7]=[FP.$D4];&quot;Result2&quot;;&quot;Result&quot;))" office:value-type="float" office:value="33">
            <text:p>33</text:p>
          </table:table-cell>
          <table:table-cell table:style-name="ce24" table:formula="of:=[.CX8]+ORG.OPENOFFICE.STYLE(IF([.CX7]=[FP.$D4];&quot;Result2&quot;;&quot;Result&quot;))" office:value-type="float" office:value="34">
            <text:p>34</text:p>
          </table:table-cell>
          <table:table-cell table:style-name="ce24" table:formula="of:=[.CY8]+ORG.OPENOFFICE.STYLE(IF([.CY7]=[FP.$D4];&quot;Result2&quot;;&quot;Result&quot;))" office:value-type="float" office:value="34">
            <text:p>34</text:p>
          </table:table-cell>
          <table:table-cell table:style-name="ce24" table:formula="of:=[.CZ8]+ORG.OPENOFFICE.STYLE(IF([.CZ7]=[FP.$D4];&quot;Result2&quot;;&quot;Result&quot;))" office:value-type="float" office:value="34">
            <text:p>34</text:p>
          </table:table-cell>
          <table:table-cell table:style-name="ce24" table:formula="of:=[.DA8]+ORG.OPENOFFICE.STYLE(IF([.DA7]=[FP.$D4];&quot;Result2&quot;;&quot;Result&quot;))" office:value-type="float" office:value="35">
            <text:p>35</text:p>
          </table:table-cell>
          <table:table-cell table:style-name="ce24" table:formula="of:=[.DB8]+ORG.OPENOFFICE.STYLE(IF([.DB7]=[FP.$D4];&quot;Result2&quot;;&quot;Result&quot;))" office:value-type="float" office:value="35">
            <text:p>35</text:p>
          </table:table-cell>
          <table:table-cell table:style-name="ce24" table:formula="of:=[.DC8]+ORG.OPENOFFICE.STYLE(IF([.DC7]=[FP.$D4];&quot;Result2&quot;;&quot;Result&quot;))" office:value-type="float" office:value="35">
            <text:p>35</text:p>
          </table:table-cell>
          <table:table-cell table:style-name="ce24" table:formula="of:=[.DD8]+ORG.OPENOFFICE.STYLE(IF([.DD7]=[FP.$D4];&quot;Result2&quot;;&quot;Result&quot;))" office:value-type="float" office:value="36">
            <text:p>36</text:p>
          </table:table-cell>
          <table:table-cell table:style-name="ce24" table:formula="of:=[.DE8]+ORG.OPENOFFICE.STYLE(IF([.DE7]=[FP.$D4];&quot;Result2&quot;;&quot;Result&quot;))" office:value-type="float" office:value="36">
            <text:p>36</text:p>
          </table:table-cell>
          <table:table-cell table:style-name="ce24" table:formula="of:=[.DF8]+ORG.OPENOFFICE.STYLE(IF([.DF7]=[FP.$D4];&quot;Result2&quot;;&quot;Result&quot;))" office:value-type="float" office:value="36">
            <text:p>36</text:p>
          </table:table-cell>
          <table:table-cell table:style-name="ce24" table:formula="of:=[.DG8]+ORG.OPENOFFICE.STYLE(IF([.DG7]=[FP.$D4];&quot;Result2&quot;;&quot;Result&quot;))" office:value-type="float" office:value="37">
            <text:p>37</text:p>
          </table:table-cell>
          <table:table-cell table:style-name="ce24" table:formula="of:=[.DH8]+ORG.OPENOFFICE.STYLE(IF([.DH7]=[FP.$D4];&quot;Result2&quot;;&quot;Result&quot;))" office:value-type="float" office:value="37">
            <text:p>37</text:p>
          </table:table-cell>
          <table:table-cell table:style-name="ce24" table:formula="of:=[.DI8]+ORG.OPENOFFICE.STYLE(IF([.DI7]=[FP.$D4];&quot;Result2&quot;;&quot;Result&quot;))" office:value-type="float" office:value="37">
            <text:p>37</text:p>
          </table:table-cell>
          <table:table-cell table:style-name="ce24" table:formula="of:=[.DJ8]+ORG.OPENOFFICE.STYLE(IF([.DJ7]=[FP.$D4];&quot;Result2&quot;;&quot;Result&quot;))" office:value-type="float" office:value="38">
            <text:p>38</text:p>
          </table:table-cell>
          <table:table-cell table:style-name="ce24" table:formula="of:=[.DK8]+ORG.OPENOFFICE.STYLE(IF([.DK7]=[FP.$D4];&quot;Result2&quot;;&quot;Result&quot;))" office:value-type="float" office:value="38">
            <text:p>38</text:p>
          </table:table-cell>
          <table:table-cell table:style-name="ce24" table:formula="of:=[.DL8]+ORG.OPENOFFICE.STYLE(IF([.DL7]=[FP.$D4];&quot;Result2&quot;;&quot;Result&quot;))" office:value-type="float" office:value="38">
            <text:p>38</text:p>
          </table:table-cell>
          <table:table-cell table:style-name="ce24" table:formula="of:=[.DM8]+ORG.OPENOFFICE.STYLE(IF([.DM7]=[FP.$D4];&quot;Result2&quot;;&quot;Result&quot;))" office:value-type="float" office:value="39">
            <text:p>39</text:p>
          </table:table-cell>
          <table:table-cell table:style-name="ce24" table:formula="of:=[.DN8]+ORG.OPENOFFICE.STYLE(IF([.DN7]=[FP.$D4];&quot;Result2&quot;;&quot;Result&quot;))" office:value-type="float" office:value="39">
            <text:p>39</text:p>
          </table:table-cell>
          <table:table-cell table:style-name="ce24" table:formula="of:=[.DO8]+ORG.OPENOFFICE.STYLE(IF([.DO7]=[FP.$D4];&quot;Result2&quot;;&quot;Result&quot;))" office:value-type="float" office:value="39">
            <text:p>39</text:p>
          </table:table-cell>
          <table:table-cell table:style-name="ce24" table:formula="of:=[.DP8]+ORG.OPENOFFICE.STYLE(IF([.DP7]=[FP.$D4];&quot;Result2&quot;;&quot;Result&quot;))" office:value-type="float" office:value="40">
            <text:p>40</text:p>
          </table:table-cell>
          <table:table-cell table:style-name="ce24" table:formula="of:=[.DQ8]+ORG.OPENOFFICE.STYLE(IF([.DQ7]=[FP.$D4];&quot;Result2&quot;;&quot;Result&quot;))" office:value-type="float" office:value="40">
            <text:p>40</text:p>
          </table:table-cell>
          <table:table-cell table:style-name="ce24" table:formula="of:=[.DR8]+ORG.OPENOFFICE.STYLE(IF([.DR7]=[FP.$D4];&quot;Result2&quot;;&quot;Result&quot;))" office:value-type="float" office:value="40">
            <text:p>40</text:p>
          </table:table-cell>
          <table:table-cell table:style-name="ce24" table:formula="of:=[.DS8]+ORG.OPENOFFICE.STYLE(IF([.DS7]=[FP.$D4];&quot;Result2&quot;;&quot;Result&quot;))" office:value-type="float" office:value="41">
            <text:p>41</text:p>
          </table:table-cell>
          <table:table-cell table:style-name="ce24" table:formula="of:=[.DT8]+ORG.OPENOFFICE.STYLE(IF([.DT7]=[FP.$D4];&quot;Result2&quot;;&quot;Result&quot;))" office:value-type="float" office:value="41">
            <text:p>41</text:p>
          </table:table-cell>
        </table:table-row>
        <table:table-row table:style-name="ro1">
          <table:table-cell table:style-name="ce9" office:value-type="string">
            <text:p>w2</text:p>
          </table:table-cell>
          <table:table-cell table:style-name="ce25" table:formula="of:=SUM([.B8:.B9])+ORG.OPENOFFICE.STYLE(IF(OR([.B$7]=[FP.$D5];AND([.B2]=1;[.B7]&lt;=[FP.$D5]));&quot;Result2&quot;;&quot;Result&quot;))" office:value-type="float" office:value="0">
            <text:p>0</text:p>
          </table:table-cell>
          <table:table-cell table:style-name="ce24" table:formula="of:=SUM([.C8:.C9])+ORG.OPENOFFICE.STYLE(IF(OR([.C$7]=[FP.$D5];AND([.C2]=1;[.C7]&lt;=[FP.$D5]));&quot;Result2&quot;;&quot;Result&quot;))" office:value-type="float" office:value="4">
            <text:p>4</text:p>
          </table:table-cell>
          <table:table-cell table:style-name="ce24" table:formula="of:=SUM([.D8:.D9])+ORG.OPENOFFICE.STYLE(IF(OR([.D$7]=[FP.$D5];AND([.D2]=1;[.D7]&lt;=[FP.$D5]));&quot;Result2&quot;;&quot;Result&quot;))" office:value-type="float" office:value="4">
            <text:p>4</text:p>
          </table:table-cell>
          <table:table-cell table:style-name="ce25" table:formula="of:=SUM([.E8:.E9])+ORG.OPENOFFICE.STYLE(IF(OR([.E$7]=[FP.$D5];AND([.E2]=1;[.E7]&lt;=[FP.$D5]));&quot;Result2&quot;;&quot;Result&quot;))" office:value-type="float" office:value="4">
            <text:p>4</text:p>
          </table:table-cell>
          <table:table-cell table:style-name="ce24" table:formula="of:=SUM([.F8:.F9])+ORG.OPENOFFICE.STYLE(IF(OR([.F$7]=[FP.$D5];AND([.F2]=1;[.F7]&lt;=[FP.$D5]));&quot;Result2&quot;;&quot;Result&quot;))" office:value-type="float" office:value="5">
            <text:p>5</text:p>
          </table:table-cell>
          <table:table-cell table:style-name="ce24" table:formula="of:=SUM([.G8:.G9])+ORG.OPENOFFICE.STYLE(IF(OR([.G$7]=[FP.$D5];AND([.G2]=1;[.G7]&lt;=[FP.$D5]));&quot;Result2&quot;;&quot;Result&quot;))" office:value-type="float" office:value="5">
            <text:p>5</text:p>
          </table:table-cell>
          <table:table-cell table:style-name="ce25" table:formula="of:=SUM([.H8:.H9])+ORG.OPENOFFICE.STYLE(IF(OR([.H$7]=[FP.$D5];AND([.H2]=1;[.H7]&lt;=[FP.$D5]));&quot;Result2&quot;;&quot;Result&quot;))" office:value-type="float" office:value="5">
            <text:p>5</text:p>
          </table:table-cell>
          <table:table-cell table:style-name="ce25" table:formula="of:=SUM([.I8:.I9])+ORG.OPENOFFICE.STYLE(IF(OR([.I$7]=[FP.$D5];AND([.I2]=1;[.I7]&lt;=[FP.$D5]));&quot;Result2&quot;;&quot;Result&quot;))" office:value-type="float" office:value="6">
            <text:p>6</text:p>
          </table:table-cell>
          <table:table-cell table:style-name="ce24" table:formula="of:=SUM([.J8:.J9])+ORG.OPENOFFICE.STYLE(IF(OR([.J$7]=[FP.$D5];AND([.J2]=1;[.J7]&lt;=[FP.$D5]));&quot;Result2&quot;;&quot;Result&quot;))" office:value-type="float" office:value="6">
            <text:p>6</text:p>
          </table:table-cell>
          <table:table-cell table:style-name="ce24" table:formula="of:=SUM([.K8:.K9])+ORG.OPENOFFICE.STYLE(IF(OR([.K$7]=[FP.$D5];AND([.K2]=1;[.K7]&lt;=[FP.$D5]));&quot;Result2&quot;;&quot;Result&quot;))" office:value-type="float" office:value="6">
            <text:p>6</text:p>
          </table:table-cell>
          <table:table-cell table:style-name="ce24" table:formula="of:=SUM([.L8:.L9])+ORG.OPENOFFICE.STYLE(IF(OR([.L$7]=[FP.$D5];AND([.L2]=1;[.L7]&lt;=[FP.$D5]));&quot;Result2&quot;;&quot;Result&quot;))" office:value-type="float" office:value="10">
            <text:p>10</text:p>
          </table:table-cell>
          <table:table-cell table:style-name="ce24" table:formula="of:=SUM([.M8:.M9])+ORG.OPENOFFICE.STYLE(IF(OR([.M$7]=[FP.$D5];AND([.M2]=1;[.M7]&lt;=[FP.$D5]));&quot;Result2&quot;;&quot;Result&quot;))" office:value-type="float" office:value="10">
            <text:p>10</text:p>
          </table:table-cell>
          <table:table-cell table:style-name="ce24" table:formula="of:=SUM([.N8:.N9])+ORG.OPENOFFICE.STYLE(IF(OR([.N$7]=[FP.$D5];AND([.N2]=1;[.N7]&lt;=[FP.$D5]));&quot;Result2&quot;;&quot;Result&quot;))" office:value-type="float" office:value="10">
            <text:p>10</text:p>
          </table:table-cell>
          <table:table-cell table:style-name="ce24" table:formula="of:=SUM([.O8:.O9])+ORG.OPENOFFICE.STYLE(IF(OR([.O$7]=[FP.$D5];AND([.O2]=1;[.O7]&lt;=[FP.$D5]));&quot;Result2&quot;;&quot;Result&quot;))" office:value-type="float" office:value="11">
            <text:p>11</text:p>
          </table:table-cell>
          <table:table-cell table:style-name="ce24" table:formula="of:=SUM([.P8:.P9])+ORG.OPENOFFICE.STYLE(IF(OR([.P$7]=[FP.$D5];AND([.P2]=1;[.P7]&lt;=[FP.$D5]));&quot;Result2&quot;;&quot;Result&quot;))" office:value-type="float" office:value="11">
            <text:p>11</text:p>
          </table:table-cell>
          <table:table-cell table:style-name="ce24" table:formula="of:=SUM([.Q8:.Q9])+ORG.OPENOFFICE.STYLE(IF(OR([.Q$7]=[FP.$D5];AND([.Q2]=1;[.Q7]&lt;=[FP.$D5]));&quot;Result2&quot;;&quot;Result&quot;))" office:value-type="float" office:value="11">
            <text:p>11</text:p>
          </table:table-cell>
          <table:table-cell table:style-name="ce24" table:formula="of:=SUM([.R8:.R9])+ORG.OPENOFFICE.STYLE(IF(OR([.R$7]=[FP.$D5];AND([.R2]=1;[.R7]&lt;=[FP.$D5]));&quot;Result2&quot;;&quot;Result&quot;))" office:value-type="float" office:value="12">
            <text:p>12</text:p>
          </table:table-cell>
          <table:table-cell table:style-name="ce24" table:formula="of:=SUM([.S8:.S9])+ORG.OPENOFFICE.STYLE(IF(OR([.S$7]=[FP.$D5];AND([.S2]=1;[.S7]&lt;=[FP.$D5]));&quot;Result2&quot;;&quot;Result&quot;))" office:value-type="float" office:value="12">
            <text:p>12</text:p>
          </table:table-cell>
          <table:table-cell table:style-name="ce24" table:formula="of:=SUM([.T8:.T9])+ORG.OPENOFFICE.STYLE(IF(OR([.T$7]=[FP.$D5];AND([.T2]=1;[.T7]&lt;=[FP.$D5]));&quot;Result2&quot;;&quot;Result&quot;))" office:value-type="float" office:value="12">
            <text:p>12</text:p>
          </table:table-cell>
          <table:table-cell table:style-name="ce24" table:formula="of:=SUM([.U8:.U9])+ORG.OPENOFFICE.STYLE(IF(OR([.U$7]=[FP.$D5];AND([.U2]=1;[.U7]&lt;=[FP.$D5]));&quot;Result2&quot;;&quot;Result&quot;))" office:value-type="float" office:value="16">
            <text:p>16</text:p>
          </table:table-cell>
          <table:table-cell table:style-name="ce24" table:formula="of:=SUM([.V8:.V9])+ORG.OPENOFFICE.STYLE(IF(OR([.V$7]=[FP.$D5];AND([.V2]=1;[.V7]&lt;=[FP.$D5]));&quot;Result2&quot;;&quot;Result&quot;))" office:value-type="float" office:value="16">
            <text:p>16</text:p>
          </table:table-cell>
          <table:table-cell table:style-name="ce24" table:formula="of:=SUM([.W8:.W9])+ORG.OPENOFFICE.STYLE(IF(OR([.W$7]=[FP.$D5];AND([.W2]=1;[.W7]&lt;=[FP.$D5]));&quot;Result2&quot;;&quot;Result&quot;))" office:value-type="float" office:value="16">
            <text:p>16</text:p>
          </table:table-cell>
          <table:table-cell table:style-name="ce24" table:formula="of:=SUM([.X8:.X9])+ORG.OPENOFFICE.STYLE(IF(OR([.X$7]=[FP.$D5];AND([.X2]=1;[.X7]&lt;=[FP.$D5]));&quot;Result2&quot;;&quot;Result&quot;))" office:value-type="float" office:value="17">
            <text:p>17</text:p>
          </table:table-cell>
          <table:table-cell table:style-name="ce24" table:formula="of:=SUM([.Y8:.Y9])+ORG.OPENOFFICE.STYLE(IF(OR([.Y$7]=[FP.$D5];AND([.Y2]=1;[.Y7]&lt;=[FP.$D5]));&quot;Result2&quot;;&quot;Result&quot;))" office:value-type="float" office:value="17">
            <text:p>17</text:p>
          </table:table-cell>
          <table:table-cell table:style-name="ce24" table:formula="of:=SUM([.Z8:.Z9])+ORG.OPENOFFICE.STYLE(IF(OR([.Z$7]=[FP.$D5];AND([.Z2]=1;[.Z7]&lt;=[FP.$D5]));&quot;Result2&quot;;&quot;Result&quot;))" office:value-type="float" office:value="17">
            <text:p>17</text:p>
          </table:table-cell>
          <table:table-cell table:style-name="ce24" table:formula="of:=SUM([.AA8:.AA9])+ORG.OPENOFFICE.STYLE(IF(OR([.AA$7]=[FP.$D5];AND([.AA2]=1;[.AA7]&lt;=[FP.$D5]));&quot;Result2&quot;;&quot;Result&quot;))" office:value-type="float" office:value="18">
            <text:p>18</text:p>
          </table:table-cell>
          <table:table-cell table:style-name="ce24" table:formula="of:=SUM([.AB8:.AB9])+ORG.OPENOFFICE.STYLE(IF(OR([.AB$7]=[FP.$D5];AND([.AB2]=1;[.AB7]&lt;=[FP.$D5]));&quot;Result2&quot;;&quot;Result&quot;))" office:value-type="float" office:value="18">
            <text:p>18</text:p>
          </table:table-cell>
          <table:table-cell table:style-name="ce24" table:formula="of:=SUM([.AC8:.AC9])+ORG.OPENOFFICE.STYLE(IF(OR([.AC$7]=[FP.$D5];AND([.AC2]=1;[.AC7]&lt;=[FP.$D5]));&quot;Result2&quot;;&quot;Result&quot;))" office:value-type="float" office:value="18">
            <text:p>18</text:p>
          </table:table-cell>
          <table:table-cell table:style-name="ce24" table:formula="of:=SUM([.AD8:.AD9])+ORG.OPENOFFICE.STYLE(IF(OR([.AD$7]=[FP.$D5];AND([.AD2]=1;[.AD7]&lt;=[FP.$D5]));&quot;Result2&quot;;&quot;Result&quot;))" office:value-type="float" office:value="22">
            <text:p>22</text:p>
          </table:table-cell>
          <table:table-cell table:style-name="ce24" table:formula="of:=SUM([.AE8:.AE9])+ORG.OPENOFFICE.STYLE(IF(OR([.AE$7]=[FP.$D5];AND([.AE2]=1;[.AE7]&lt;=[FP.$D5]));&quot;Result2&quot;;&quot;Result&quot;))" office:value-type="float" office:value="22">
            <text:p>22</text:p>
          </table:table-cell>
          <table:table-cell table:style-name="ce24" table:formula="of:=SUM([.AF8:.AF9])+ORG.OPENOFFICE.STYLE(IF(OR([.AF$7]=[FP.$D5];AND([.AF2]=1;[.AF7]&lt;=[FP.$D5]));&quot;Result2&quot;;&quot;Result&quot;))" office:value-type="float" office:value="22">
            <text:p>22</text:p>
          </table:table-cell>
          <table:table-cell table:style-name="ce24" table:formula="of:=SUM([.AG8:.AG9])+ORG.OPENOFFICE.STYLE(IF(OR([.AG$7]=[FP.$D5];AND([.AG2]=1;[.AG7]&lt;=[FP.$D5]));&quot;Result2&quot;;&quot;Result&quot;))" office:value-type="float" office:value="23">
            <text:p>23</text:p>
          </table:table-cell>
          <table:table-cell table:style-name="ce24" table:formula="of:=SUM([.AH8:.AH9])+ORG.OPENOFFICE.STYLE(IF(OR([.AH$7]=[FP.$D5];AND([.AH2]=1;[.AH7]&lt;=[FP.$D5]));&quot;Result2&quot;;&quot;Result&quot;))" office:value-type="float" office:value="23">
            <text:p>23</text:p>
          </table:table-cell>
          <table:table-cell table:style-name="ce24" table:formula="of:=SUM([.AI8:.AI9])+ORG.OPENOFFICE.STYLE(IF(OR([.AI$7]=[FP.$D5];AND([.AI2]=1;[.AI7]&lt;=[FP.$D5]));&quot;Result2&quot;;&quot;Result&quot;))" office:value-type="float" office:value="23">
            <text:p>23</text:p>
          </table:table-cell>
          <table:table-cell table:style-name="ce24" table:formula="of:=SUM([.AJ8:.AJ9])+ORG.OPENOFFICE.STYLE(IF(OR([.AJ$7]=[FP.$D5];AND([.AJ2]=1;[.AJ7]&lt;=[FP.$D5]));&quot;Result2&quot;;&quot;Result&quot;))" office:value-type="float" office:value="24">
            <text:p>24</text:p>
          </table:table-cell>
          <table:table-cell table:style-name="ce24" table:formula="of:=SUM([.AK8:.AK9])+ORG.OPENOFFICE.STYLE(IF(OR([.AK$7]=[FP.$D5];AND([.AK2]=1;[.AK7]&lt;=[FP.$D5]));&quot;Result2&quot;;&quot;Result&quot;))" office:value-type="float" office:value="24">
            <text:p>24</text:p>
          </table:table-cell>
          <table:table-cell table:style-name="ce24" table:formula="of:=SUM([.AL8:.AL9])+ORG.OPENOFFICE.STYLE(IF(OR([.AL$7]=[FP.$D5];AND([.AL2]=1;[.AL7]&lt;=[FP.$D5]));&quot;Result2&quot;;&quot;Result&quot;))" office:value-type="float" office:value="24">
            <text:p>24</text:p>
          </table:table-cell>
          <table:table-cell table:style-name="ce24" table:formula="of:=SUM([.AM8:.AM9])+ORG.OPENOFFICE.STYLE(IF(OR([.AM$7]=[FP.$D5];AND([.AM2]=1;[.AM7]&lt;=[FP.$D5]));&quot;Result2&quot;;&quot;Result&quot;))" office:value-type="float" office:value="28">
            <text:p>28</text:p>
          </table:table-cell>
          <table:table-cell table:style-name="ce24" table:formula="of:=SUM([.AN8:.AN9])+ORG.OPENOFFICE.STYLE(IF(OR([.AN$7]=[FP.$D5];AND([.AN2]=1;[.AN7]&lt;=[FP.$D5]));&quot;Result2&quot;;&quot;Result&quot;))" office:value-type="float" office:value="28">
            <text:p>28</text:p>
          </table:table-cell>
          <table:table-cell table:style-name="ce24" table:formula="of:=SUM([.AO8:.AO9])+ORG.OPENOFFICE.STYLE(IF(OR([.AO$7]=[FP.$D5];AND([.AO2]=1;[.AO7]&lt;=[FP.$D5]));&quot;Result2&quot;;&quot;Result&quot;))" office:value-type="float" office:value="28">
            <text:p>28</text:p>
          </table:table-cell>
          <table:table-cell table:style-name="ce24" table:formula="of:=SUM([.AP8:.AP9])+ORG.OPENOFFICE.STYLE(IF(OR([.AP$7]=[FP.$D5];AND([.AP2]=1;[.AP7]&lt;=[FP.$D5]));&quot;Result2&quot;;&quot;Result&quot;))" office:value-type="float" office:value="29">
            <text:p>29</text:p>
          </table:table-cell>
          <table:table-cell table:style-name="ce24" table:formula="of:=SUM([.AQ8:.AQ9])+ORG.OPENOFFICE.STYLE(IF(OR([.AQ$7]=[FP.$D5];AND([.AQ2]=1;[.AQ7]&lt;=[FP.$D5]));&quot;Result2&quot;;&quot;Result&quot;))" office:value-type="float" office:value="29">
            <text:p>29</text:p>
          </table:table-cell>
          <table:table-cell table:style-name="ce24" table:formula="of:=SUM([.AR8:.AR9])+ORG.OPENOFFICE.STYLE(IF(OR([.AR$7]=[FP.$D5];AND([.AR2]=1;[.AR7]&lt;=[FP.$D5]));&quot;Result2&quot;;&quot;Result&quot;))" office:value-type="float" office:value="29">
            <text:p>29</text:p>
          </table:table-cell>
          <table:table-cell table:style-name="ce24" table:formula="of:=SUM([.AS8:.AS9])+ORG.OPENOFFICE.STYLE(IF(OR([.AS$7]=[FP.$D5];AND([.AS2]=1;[.AS7]&lt;=[FP.$D5]));&quot;Result2&quot;;&quot;Result&quot;))" office:value-type="float" office:value="30">
            <text:p>30</text:p>
          </table:table-cell>
          <table:table-cell table:style-name="ce24" table:formula="of:=SUM([.AT8:.AT9])+ORG.OPENOFFICE.STYLE(IF(OR([.AT$7]=[FP.$D5];AND([.AT2]=1;[.AT7]&lt;=[FP.$D5]));&quot;Result2&quot;;&quot;Result&quot;))" office:value-type="float" office:value="30">
            <text:p>30</text:p>
          </table:table-cell>
          <table:table-cell table:style-name="ce24" table:formula="of:=SUM([.AU8:.AU9])+ORG.OPENOFFICE.STYLE(IF(OR([.AU$7]=[FP.$D5];AND([.AU2]=1;[.AU7]&lt;=[FP.$D5]));&quot;Result2&quot;;&quot;Result&quot;))" office:value-type="float" office:value="30">
            <text:p>30</text:p>
          </table:table-cell>
          <table:table-cell table:style-name="ce24" table:formula="of:=SUM([.AV8:.AV9])+ORG.OPENOFFICE.STYLE(IF(OR([.AV$7]=[FP.$D5];AND([.AV2]=1;[.AV7]&lt;=[FP.$D5]));&quot;Result2&quot;;&quot;Result&quot;))" office:value-type="float" office:value="34">
            <text:p>34</text:p>
          </table:table-cell>
          <table:table-cell table:style-name="ce24" table:formula="of:=SUM([.AW8:.AW9])+ORG.OPENOFFICE.STYLE(IF(OR([.AW$7]=[FP.$D5];AND([.AW2]=1;[.AW7]&lt;=[FP.$D5]));&quot;Result2&quot;;&quot;Result&quot;))" office:value-type="float" office:value="34">
            <text:p>34</text:p>
          </table:table-cell>
          <table:table-cell table:style-name="ce24" table:formula="of:=SUM([.AX8:.AX9])+ORG.OPENOFFICE.STYLE(IF(OR([.AX$7]=[FP.$D5];AND([.AX2]=1;[.AX7]&lt;=[FP.$D5]));&quot;Result2&quot;;&quot;Result&quot;))" office:value-type="float" office:value="34">
            <text:p>34</text:p>
          </table:table-cell>
          <table:table-cell table:style-name="ce24" table:formula="of:=SUM([.AY8:.AY9])+ORG.OPENOFFICE.STYLE(IF(OR([.AY$7]=[FP.$D5];AND([.AY2]=1;[.AY7]&lt;=[FP.$D5]));&quot;Result2&quot;;&quot;Result&quot;))" office:value-type="float" office:value="35">
            <text:p>35</text:p>
          </table:table-cell>
          <table:table-cell table:style-name="ce24" table:formula="of:=SUM([.AZ8:.AZ9])+ORG.OPENOFFICE.STYLE(IF(OR([.AZ$7]=[FP.$D5];AND([.AZ2]=1;[.AZ7]&lt;=[FP.$D5]));&quot;Result2&quot;;&quot;Result&quot;))" office:value-type="float" office:value="35">
            <text:p>35</text:p>
          </table:table-cell>
          <table:table-cell table:style-name="ce24" table:formula="of:=SUM([.BA8:.BA9])+ORG.OPENOFFICE.STYLE(IF(OR([.BA$7]=[FP.$D5];AND([.BA2]=1;[.BA7]&lt;=[FP.$D5]));&quot;Result2&quot;;&quot;Result&quot;))" office:value-type="float" office:value="35">
            <text:p>35</text:p>
          </table:table-cell>
          <table:table-cell table:style-name="ce24" table:formula="of:=SUM([.BB8:.BB9])+ORG.OPENOFFICE.STYLE(IF(OR([.BB$7]=[FP.$D5];AND([.BB2]=1;[.BB7]&lt;=[FP.$D5]));&quot;Result2&quot;;&quot;Result&quot;))" office:value-type="float" office:value="36">
            <text:p>36</text:p>
          </table:table-cell>
          <table:table-cell table:style-name="ce24" table:formula="of:=SUM([.BC8:.BC9])+ORG.OPENOFFICE.STYLE(IF(OR([.BC$7]=[FP.$D5];AND([.BC2]=1;[.BC7]&lt;=[FP.$D5]));&quot;Result2&quot;;&quot;Result&quot;))" office:value-type="float" office:value="36">
            <text:p>36</text:p>
          </table:table-cell>
          <table:table-cell table:style-name="ce24" table:formula="of:=SUM([.BD8:.BD9])+ORG.OPENOFFICE.STYLE(IF(OR([.BD$7]=[FP.$D5];AND([.BD2]=1;[.BD7]&lt;=[FP.$D5]));&quot;Result2&quot;;&quot;Result&quot;))" office:value-type="float" office:value="36">
            <text:p>36</text:p>
          </table:table-cell>
          <table:table-cell table:style-name="ce24" table:formula="of:=SUM([.BE8:.BE9])+ORG.OPENOFFICE.STYLE(IF(OR([.BE$7]=[FP.$D5];AND([.BE2]=1;[.BE7]&lt;=[FP.$D5]));&quot;Result2&quot;;&quot;Result&quot;))" office:value-type="float" office:value="40">
            <text:p>40</text:p>
          </table:table-cell>
          <table:table-cell table:style-name="ce24" table:formula="of:=SUM([.BF8:.BF9])+ORG.OPENOFFICE.STYLE(IF(OR([.BF$7]=[FP.$D5];AND([.BF2]=1;[.BF7]&lt;=[FP.$D5]));&quot;Result2&quot;;&quot;Result&quot;))" office:value-type="float" office:value="40">
            <text:p>40</text:p>
          </table:table-cell>
          <table:table-cell table:style-name="ce24" table:formula="of:=SUM([.BG8:.BG9])+ORG.OPENOFFICE.STYLE(IF(OR([.BG$7]=[FP.$D5];AND([.BG2]=1;[.BG7]&lt;=[FP.$D5]));&quot;Result2&quot;;&quot;Result&quot;))" office:value-type="float" office:value="40">
            <text:p>40</text:p>
          </table:table-cell>
          <table:table-cell table:style-name="ce24" table:formula="of:=SUM([.BH8:.BH9])+ORG.OPENOFFICE.STYLE(IF(OR([.BH$7]=[FP.$D5];AND([.BH2]=1;[.BH7]&lt;=[FP.$D5]));&quot;Result2&quot;;&quot;Result&quot;))" office:value-type="float" office:value="41">
            <text:p>41</text:p>
          </table:table-cell>
          <table:table-cell table:style-name="ce24" table:formula="of:=SUM([.BI8:.BI9])+ORG.OPENOFFICE.STYLE(IF(OR([.BI$7]=[FP.$D5];AND([.BI2]=1;[.BI7]&lt;=[FP.$D5]));&quot;Result2&quot;;&quot;Result&quot;))" office:value-type="float" office:value="41">
            <text:p>41</text:p>
          </table:table-cell>
          <table:table-cell table:style-name="ce24" table:formula="of:=SUM([.BJ8:.BJ9])+ORG.OPENOFFICE.STYLE(IF(OR([.BJ$7]=[FP.$D5];AND([.BJ2]=1;[.BJ7]&lt;=[FP.$D5]));&quot;Result2&quot;;&quot;Result&quot;))" office:value-type="float" office:value="41">
            <text:p>41</text:p>
          </table:table-cell>
          <table:table-cell table:style-name="ce24" table:formula="of:=SUM([.BK8:.BK9])+ORG.OPENOFFICE.STYLE(IF(OR([.BK$7]=[FP.$D5];AND([.BK2]=1;[.BK7]&lt;=[FP.$D5]));&quot;Result2&quot;;&quot;Result&quot;))" office:value-type="float" office:value="42">
            <text:p>42</text:p>
          </table:table-cell>
          <table:table-cell table:style-name="ce24" table:formula="of:=SUM([.BL8:.BL9])+ORG.OPENOFFICE.STYLE(IF(OR([.BL$7]=[FP.$D5];AND([.BL2]=1;[.BL7]&lt;=[FP.$D5]));&quot;Result2&quot;;&quot;Result&quot;))" office:value-type="float" office:value="42">
            <text:p>42</text:p>
          </table:table-cell>
          <table:table-cell table:style-name="ce24" table:formula="of:=SUM([.BM8:.BM9])+ORG.OPENOFFICE.STYLE(IF(OR([.BM$7]=[FP.$D5];AND([.BM2]=1;[.BM7]&lt;=[FP.$D5]));&quot;Result2&quot;;&quot;Result&quot;))" office:value-type="float" office:value="42">
            <text:p>42</text:p>
          </table:table-cell>
          <table:table-cell table:style-name="ce24" table:formula="of:=SUM([.BN8:.BN9])+ORG.OPENOFFICE.STYLE(IF(OR([.BN$7]=[FP.$D5];AND([.BN2]=1;[.BN7]&lt;=[FP.$D5]));&quot;Result2&quot;;&quot;Result&quot;))" office:value-type="float" office:value="46">
            <text:p>46</text:p>
          </table:table-cell>
          <table:table-cell table:style-name="ce24" table:formula="of:=SUM([.BO8:.BO9])+ORG.OPENOFFICE.STYLE(IF(OR([.BO$7]=[FP.$D5];AND([.BO2]=1;[.BO7]&lt;=[FP.$D5]));&quot;Result2&quot;;&quot;Result&quot;))" office:value-type="float" office:value="46">
            <text:p>46</text:p>
          </table:table-cell>
          <table:table-cell table:style-name="ce24" table:formula="of:=SUM([.BP8:.BP9])+ORG.OPENOFFICE.STYLE(IF(OR([.BP$7]=[FP.$D5];AND([.BP2]=1;[.BP7]&lt;=[FP.$D5]));&quot;Result2&quot;;&quot;Result&quot;))" office:value-type="float" office:value="46">
            <text:p>46</text:p>
          </table:table-cell>
          <table:table-cell table:style-name="ce24" table:formula="of:=SUM([.BQ8:.BQ9])+ORG.OPENOFFICE.STYLE(IF(OR([.BQ$7]=[FP.$D5];AND([.BQ2]=1;[.BQ7]&lt;=[FP.$D5]));&quot;Result2&quot;;&quot;Result&quot;))" office:value-type="float" office:value="47">
            <text:p>47</text:p>
          </table:table-cell>
          <table:table-cell table:style-name="ce24" table:formula="of:=SUM([.BR8:.BR9])+ORG.OPENOFFICE.STYLE(IF(OR([.BR$7]=[FP.$D5];AND([.BR2]=1;[.BR7]&lt;=[FP.$D5]));&quot;Result2&quot;;&quot;Result&quot;))" office:value-type="float" office:value="47">
            <text:p>47</text:p>
          </table:table-cell>
          <table:table-cell table:style-name="ce24" table:formula="of:=SUM([.BS8:.BS9])+ORG.OPENOFFICE.STYLE(IF(OR([.BS$7]=[FP.$D5];AND([.BS2]=1;[.BS7]&lt;=[FP.$D5]));&quot;Result2&quot;;&quot;Result&quot;))" office:value-type="float" office:value="47">
            <text:p>47</text:p>
          </table:table-cell>
          <table:table-cell table:style-name="ce24" table:formula="of:=SUM([.BT8:.BT9])+ORG.OPENOFFICE.STYLE(IF(OR([.BT$7]=[FP.$D5];AND([.BT2]=1;[.BT7]&lt;=[FP.$D5]));&quot;Result2&quot;;&quot;Result&quot;))" office:value-type="float" office:value="48">
            <text:p>48</text:p>
          </table:table-cell>
          <table:table-cell table:style-name="ce24" table:formula="of:=SUM([.BU8:.BU9])+ORG.OPENOFFICE.STYLE(IF(OR([.BU$7]=[FP.$D5];AND([.BU2]=1;[.BU7]&lt;=[FP.$D5]));&quot;Result2&quot;;&quot;Result&quot;))" office:value-type="float" office:value="48">
            <text:p>48</text:p>
          </table:table-cell>
          <table:table-cell table:style-name="ce24" table:formula="of:=SUM([.BV8:.BV9])+ORG.OPENOFFICE.STYLE(IF(OR([.BV$7]=[FP.$D5];AND([.BV2]=1;[.BV7]&lt;=[FP.$D5]));&quot;Result2&quot;;&quot;Result&quot;))" office:value-type="float" office:value="48">
            <text:p>48</text:p>
          </table:table-cell>
          <table:table-cell table:style-name="ce24" table:formula="of:=SUM([.BW8:.BW9])+ORG.OPENOFFICE.STYLE(IF(OR([.BW$7]=[FP.$D5];AND([.BW2]=1;[.BW7]&lt;=[FP.$D5]));&quot;Result2&quot;;&quot;Result&quot;))" office:value-type="float" office:value="52">
            <text:p>52</text:p>
          </table:table-cell>
          <table:table-cell table:style-name="ce24" table:formula="of:=SUM([.BX8:.BX9])+ORG.OPENOFFICE.STYLE(IF(OR([.BX$7]=[FP.$D5];AND([.BX2]=1;[.BX7]&lt;=[FP.$D5]));&quot;Result2&quot;;&quot;Result&quot;))" office:value-type="float" office:value="52">
            <text:p>52</text:p>
          </table:table-cell>
          <table:table-cell table:style-name="ce24" table:formula="of:=SUM([.BY8:.BY9])+ORG.OPENOFFICE.STYLE(IF(OR([.BY$7]=[FP.$D5];AND([.BY2]=1;[.BY7]&lt;=[FP.$D5]));&quot;Result2&quot;;&quot;Result&quot;))" office:value-type="float" office:value="52">
            <text:p>52</text:p>
          </table:table-cell>
          <table:table-cell table:style-name="ce24" table:formula="of:=SUM([.BZ8:.BZ9])+ORG.OPENOFFICE.STYLE(IF(OR([.BZ$7]=[FP.$D5];AND([.BZ2]=1;[.BZ7]&lt;=[FP.$D5]));&quot;Result2&quot;;&quot;Result&quot;))" office:value-type="float" office:value="53">
            <text:p>53</text:p>
          </table:table-cell>
          <table:table-cell table:style-name="ce24" table:formula="of:=SUM([.CA8:.CA9])+ORG.OPENOFFICE.STYLE(IF(OR([.CA$7]=[FP.$D5];AND([.CA2]=1;[.CA7]&lt;=[FP.$D5]));&quot;Result2&quot;;&quot;Result&quot;))" office:value-type="float" office:value="53">
            <text:p>53</text:p>
          </table:table-cell>
          <table:table-cell table:style-name="ce24" table:formula="of:=SUM([.CB8:.CB9])+ORG.OPENOFFICE.STYLE(IF(OR([.CB$7]=[FP.$D5];AND([.CB2]=1;[.CB7]&lt;=[FP.$D5]));&quot;Result2&quot;;&quot;Result&quot;))" office:value-type="float" office:value="53">
            <text:p>53</text:p>
          </table:table-cell>
          <table:table-cell table:style-name="ce24" table:formula="of:=SUM([.CC8:.CC9])+ORG.OPENOFFICE.STYLE(IF(OR([.CC$7]=[FP.$D5];AND([.CC2]=1;[.CC7]&lt;=[FP.$D5]));&quot;Result2&quot;;&quot;Result&quot;))" office:value-type="float" office:value="54">
            <text:p>54</text:p>
          </table:table-cell>
          <table:table-cell table:style-name="ce24" table:formula="of:=SUM([.CD8:.CD9])+ORG.OPENOFFICE.STYLE(IF(OR([.CD$7]=[FP.$D5];AND([.CD2]=1;[.CD7]&lt;=[FP.$D5]));&quot;Result2&quot;;&quot;Result&quot;))" office:value-type="float" office:value="54">
            <text:p>54</text:p>
          </table:table-cell>
          <table:table-cell table:style-name="ce24" table:formula="of:=SUM([.CE8:.CE9])+ORG.OPENOFFICE.STYLE(IF(OR([.CE$7]=[FP.$D5];AND([.CE2]=1;[.CE7]&lt;=[FP.$D5]));&quot;Result2&quot;;&quot;Result&quot;))" office:value-type="float" office:value="54">
            <text:p>54</text:p>
          </table:table-cell>
          <table:table-cell table:style-name="ce24" table:formula="of:=SUM([.CF8:.CF9])+ORG.OPENOFFICE.STYLE(IF(OR([.CF$7]=[FP.$D5];AND([.CF2]=1;[.CF7]&lt;=[FP.$D5]));&quot;Result2&quot;;&quot;Result&quot;))" office:value-type="float" office:value="58">
            <text:p>58</text:p>
          </table:table-cell>
          <table:table-cell table:style-name="ce24" table:formula="of:=SUM([.CG8:.CG9])+ORG.OPENOFFICE.STYLE(IF(OR([.CG$7]=[FP.$D5];AND([.CG2]=1;[.CG7]&lt;=[FP.$D5]));&quot;Result2&quot;;&quot;Result&quot;))" office:value-type="float" office:value="58">
            <text:p>58</text:p>
          </table:table-cell>
          <table:table-cell table:style-name="ce24" table:formula="of:=SUM([.CH8:.CH9])+ORG.OPENOFFICE.STYLE(IF(OR([.CH$7]=[FP.$D5];AND([.CH2]=1;[.CH7]&lt;=[FP.$D5]));&quot;Result2&quot;;&quot;Result&quot;))" office:value-type="float" office:value="58">
            <text:p>58</text:p>
          </table:table-cell>
          <table:table-cell table:style-name="ce24" table:formula="of:=SUM([.CI8:.CI9])+ORG.OPENOFFICE.STYLE(IF(OR([.CI$7]=[FP.$D5];AND([.CI2]=1;[.CI7]&lt;=[FP.$D5]));&quot;Result2&quot;;&quot;Result&quot;))" office:value-type="float" office:value="59">
            <text:p>59</text:p>
          </table:table-cell>
          <table:table-cell table:style-name="ce24" table:formula="of:=SUM([.CJ8:.CJ9])+ORG.OPENOFFICE.STYLE(IF(OR([.CJ$7]=[FP.$D5];AND([.CJ2]=1;[.CJ7]&lt;=[FP.$D5]));&quot;Result2&quot;;&quot;Result&quot;))" office:value-type="float" office:value="59">
            <text:p>59</text:p>
          </table:table-cell>
          <table:table-cell table:style-name="ce24" table:formula="of:=SUM([.CK8:.CK9])+ORG.OPENOFFICE.STYLE(IF(OR([.CK$7]=[FP.$D5];AND([.CK2]=1;[.CK7]&lt;=[FP.$D5]));&quot;Result2&quot;;&quot;Result&quot;))" office:value-type="float" office:value="59">
            <text:p>59</text:p>
          </table:table-cell>
          <table:table-cell table:style-name="ce24" table:formula="of:=SUM([.CL8:.CL9])+ORG.OPENOFFICE.STYLE(IF(OR([.CL$7]=[FP.$D5];AND([.CL2]=1;[.CL7]&lt;=[FP.$D5]));&quot;Result2&quot;;&quot;Result&quot;))" office:value-type="float" office:value="60">
            <text:p>60</text:p>
          </table:table-cell>
          <table:table-cell table:style-name="ce24" table:formula="of:=SUM([.CM8:.CM9])+ORG.OPENOFFICE.STYLE(IF(OR([.CM$7]=[FP.$D5];AND([.CM2]=1;[.CM7]&lt;=[FP.$D5]));&quot;Result2&quot;;&quot;Result&quot;))" office:value-type="float" office:value="60">
            <text:p>60</text:p>
          </table:table-cell>
          <table:table-cell table:style-name="ce24" table:formula="of:=SUM([.CN8:.CN9])+ORG.OPENOFFICE.STYLE(IF(OR([.CN$7]=[FP.$D5];AND([.CN2]=1;[.CN7]&lt;=[FP.$D5]));&quot;Result2&quot;;&quot;Result&quot;))" office:value-type="float" office:value="60">
            <text:p>60</text:p>
          </table:table-cell>
          <table:table-cell table:style-name="ce24" table:formula="of:=SUM([.CO8:.CO9])+ORG.OPENOFFICE.STYLE(IF(OR([.CO$7]=[FP.$D5];AND([.CO2]=1;[.CO7]&lt;=[FP.$D5]));&quot;Result2&quot;;&quot;Result&quot;))" office:value-type="float" office:value="64">
            <text:p>64</text:p>
          </table:table-cell>
          <table:table-cell table:style-name="ce24" table:formula="of:=SUM([.CP8:.CP9])+ORG.OPENOFFICE.STYLE(IF(OR([.CP$7]=[FP.$D5];AND([.CP2]=1;[.CP7]&lt;=[FP.$D5]));&quot;Result2&quot;;&quot;Result&quot;))" office:value-type="float" office:value="64">
            <text:p>64</text:p>
          </table:table-cell>
          <table:table-cell table:style-name="ce24" table:formula="of:=SUM([.CQ8:.CQ9])+ORG.OPENOFFICE.STYLE(IF(OR([.CQ$7]=[FP.$D5];AND([.CQ2]=1;[.CQ7]&lt;=[FP.$D5]));&quot;Result2&quot;;&quot;Result&quot;))" office:value-type="float" office:value="64">
            <text:p>64</text:p>
          </table:table-cell>
          <table:table-cell table:style-name="ce24" table:formula="of:=SUM([.CR8:.CR9])+ORG.OPENOFFICE.STYLE(IF(OR([.CR$7]=[FP.$D5];AND([.CR2]=1;[.CR7]&lt;=[FP.$D5]));&quot;Result2&quot;;&quot;Result&quot;))" office:value-type="float" office:value="65">
            <text:p>65</text:p>
          </table:table-cell>
          <table:table-cell table:style-name="ce24" table:formula="of:=SUM([.CS8:.CS9])+ORG.OPENOFFICE.STYLE(IF(OR([.CS$7]=[FP.$D5];AND([.CS2]=1;[.CS7]&lt;=[FP.$D5]));&quot;Result2&quot;;&quot;Result&quot;))" office:value-type="float" office:value="65">
            <text:p>65</text:p>
          </table:table-cell>
          <table:table-cell table:style-name="ce24" table:formula="of:=SUM([.CT8:.CT9])+ORG.OPENOFFICE.STYLE(IF(OR([.CT$7]=[FP.$D5];AND([.CT2]=1;[.CT7]&lt;=[FP.$D5]));&quot;Result2&quot;;&quot;Result&quot;))" office:value-type="float" office:value="65">
            <text:p>65</text:p>
          </table:table-cell>
          <table:table-cell table:style-name="ce24" table:formula="of:=SUM([.CU8:.CU9])+ORG.OPENOFFICE.STYLE(IF(OR([.CU$7]=[FP.$D5];AND([.CU2]=1;[.CU7]&lt;=[FP.$D5]));&quot;Result2&quot;;&quot;Result&quot;))" office:value-type="float" office:value="66">
            <text:p>66</text:p>
          </table:table-cell>
          <table:table-cell table:style-name="ce24" table:formula="of:=SUM([.CV8:.CV9])+ORG.OPENOFFICE.STYLE(IF(OR([.CV$7]=[FP.$D5];AND([.CV2]=1;[.CV7]&lt;=[FP.$D5]));&quot;Result2&quot;;&quot;Result&quot;))" office:value-type="float" office:value="66">
            <text:p>66</text:p>
          </table:table-cell>
          <table:table-cell table:style-name="ce24" table:formula="of:=SUM([.CW8:.CW9])+ORG.OPENOFFICE.STYLE(IF(OR([.CW$7]=[FP.$D5];AND([.CW2]=1;[.CW7]&lt;=[FP.$D5]));&quot;Result2&quot;;&quot;Result&quot;))" office:value-type="float" office:value="66">
            <text:p>66</text:p>
          </table:table-cell>
          <table:table-cell table:style-name="ce24" table:formula="of:=SUM([.CX8:.CX9])+ORG.OPENOFFICE.STYLE(IF(OR([.CX$7]=[FP.$D5];AND([.CX2]=1;[.CX7]&lt;=[FP.$D5]));&quot;Result2&quot;;&quot;Result&quot;))" office:value-type="float" office:value="70">
            <text:p>70</text:p>
          </table:table-cell>
          <table:table-cell table:style-name="ce24" table:formula="of:=SUM([.CY8:.CY9])+ORG.OPENOFFICE.STYLE(IF(OR([.CY$7]=[FP.$D5];AND([.CY2]=1;[.CY7]&lt;=[FP.$D5]));&quot;Result2&quot;;&quot;Result&quot;))" office:value-type="float" office:value="70">
            <text:p>70</text:p>
          </table:table-cell>
          <table:table-cell table:style-name="ce24" table:formula="of:=SUM([.CZ8:.CZ9])+ORG.OPENOFFICE.STYLE(IF(OR([.CZ$7]=[FP.$D5];AND([.CZ2]=1;[.CZ7]&lt;=[FP.$D5]));&quot;Result2&quot;;&quot;Result&quot;))" office:value-type="float" office:value="70">
            <text:p>70</text:p>
          </table:table-cell>
          <table:table-cell table:style-name="ce24" table:formula="of:=SUM([.DA8:.DA9])+ORG.OPENOFFICE.STYLE(IF(OR([.DA$7]=[FP.$D5];AND([.DA2]=1;[.DA7]&lt;=[FP.$D5]));&quot;Result2&quot;;&quot;Result&quot;))" office:value-type="float" office:value="71">
            <text:p>71</text:p>
          </table:table-cell>
          <table:table-cell table:style-name="ce24" table:formula="of:=SUM([.DB8:.DB9])+ORG.OPENOFFICE.STYLE(IF(OR([.DB$7]=[FP.$D5];AND([.DB2]=1;[.DB7]&lt;=[FP.$D5]));&quot;Result2&quot;;&quot;Result&quot;))" office:value-type="float" office:value="71">
            <text:p>71</text:p>
          </table:table-cell>
          <table:table-cell table:style-name="ce24" table:formula="of:=SUM([.DC8:.DC9])+ORG.OPENOFFICE.STYLE(IF(OR([.DC$7]=[FP.$D5];AND([.DC2]=1;[.DC7]&lt;=[FP.$D5]));&quot;Result2&quot;;&quot;Result&quot;))" office:value-type="float" office:value="71">
            <text:p>71</text:p>
          </table:table-cell>
          <table:table-cell table:style-name="ce24" table:formula="of:=SUM([.DD8:.DD9])+ORG.OPENOFFICE.STYLE(IF(OR([.DD$7]=[FP.$D5];AND([.DD2]=1;[.DD7]&lt;=[FP.$D5]));&quot;Result2&quot;;&quot;Result&quot;))" office:value-type="float" office:value="72">
            <text:p>72</text:p>
          </table:table-cell>
          <table:table-cell table:style-name="ce24" table:formula="of:=SUM([.DE8:.DE9])+ORG.OPENOFFICE.STYLE(IF(OR([.DE$7]=[FP.$D5];AND([.DE2]=1;[.DE7]&lt;=[FP.$D5]));&quot;Result2&quot;;&quot;Result&quot;))" office:value-type="float" office:value="72">
            <text:p>72</text:p>
          </table:table-cell>
          <table:table-cell table:style-name="ce24" table:formula="of:=SUM([.DF8:.DF9])+ORG.OPENOFFICE.STYLE(IF(OR([.DF$7]=[FP.$D5];AND([.DF2]=1;[.DF7]&lt;=[FP.$D5]));&quot;Result2&quot;;&quot;Result&quot;))" office:value-type="float" office:value="72">
            <text:p>72</text:p>
          </table:table-cell>
          <table:table-cell table:style-name="ce24" table:formula="of:=SUM([.DG8:.DG9])+ORG.OPENOFFICE.STYLE(IF(OR([.DG$7]=[FP.$D5];AND([.DG2]=1;[.DG7]&lt;=[FP.$D5]));&quot;Result2&quot;;&quot;Result&quot;))" office:value-type="float" office:value="76">
            <text:p>76</text:p>
          </table:table-cell>
          <table:table-cell table:style-name="ce24" table:formula="of:=SUM([.DH8:.DH9])+ORG.OPENOFFICE.STYLE(IF(OR([.DH$7]=[FP.$D5];AND([.DH2]=1;[.DH7]&lt;=[FP.$D5]));&quot;Result2&quot;;&quot;Result&quot;))" office:value-type="float" office:value="76">
            <text:p>76</text:p>
          </table:table-cell>
          <table:table-cell table:style-name="ce24" table:formula="of:=SUM([.DI8:.DI9])+ORG.OPENOFFICE.STYLE(IF(OR([.DI$7]=[FP.$D5];AND([.DI2]=1;[.DI7]&lt;=[FP.$D5]));&quot;Result2&quot;;&quot;Result&quot;))" office:value-type="float" office:value="76">
            <text:p>76</text:p>
          </table:table-cell>
          <table:table-cell table:style-name="ce24" table:formula="of:=SUM([.DJ8:.DJ9])+ORG.OPENOFFICE.STYLE(IF(OR([.DJ$7]=[FP.$D5];AND([.DJ2]=1;[.DJ7]&lt;=[FP.$D5]));&quot;Result2&quot;;&quot;Result&quot;))" office:value-type="float" office:value="77">
            <text:p>77</text:p>
          </table:table-cell>
          <table:table-cell table:style-name="ce24" table:formula="of:=SUM([.DK8:.DK9])+ORG.OPENOFFICE.STYLE(IF(OR([.DK$7]=[FP.$D5];AND([.DK2]=1;[.DK7]&lt;=[FP.$D5]));&quot;Result2&quot;;&quot;Result&quot;))" office:value-type="float" office:value="77">
            <text:p>77</text:p>
          </table:table-cell>
          <table:table-cell table:style-name="ce24" table:formula="of:=SUM([.DL8:.DL9])+ORG.OPENOFFICE.STYLE(IF(OR([.DL$7]=[FP.$D5];AND([.DL2]=1;[.DL7]&lt;=[FP.$D5]));&quot;Result2&quot;;&quot;Result&quot;))" office:value-type="float" office:value="77">
            <text:p>77</text:p>
          </table:table-cell>
          <table:table-cell table:style-name="ce24" table:formula="of:=SUM([.DM8:.DM9])+ORG.OPENOFFICE.STYLE(IF(OR([.DM$7]=[FP.$D5];AND([.DM2]=1;[.DM7]&lt;=[FP.$D5]));&quot;Result2&quot;;&quot;Result&quot;))" office:value-type="float" office:value="78">
            <text:p>78</text:p>
          </table:table-cell>
          <table:table-cell table:style-name="ce24" table:formula="of:=SUM([.DN8:.DN9])+ORG.OPENOFFICE.STYLE(IF(OR([.DN$7]=[FP.$D5];AND([.DN2]=1;[.DN7]&lt;=[FP.$D5]));&quot;Result2&quot;;&quot;Result&quot;))" office:value-type="float" office:value="78">
            <text:p>78</text:p>
          </table:table-cell>
          <table:table-cell table:style-name="ce24" table:formula="of:=SUM([.DO8:.DO9])+ORG.OPENOFFICE.STYLE(IF(OR([.DO$7]=[FP.$D5];AND([.DO2]=1;[.DO7]&lt;=[FP.$D5]));&quot;Result2&quot;;&quot;Result&quot;))" office:value-type="float" office:value="78">
            <text:p>78</text:p>
          </table:table-cell>
          <table:table-cell table:style-name="ce24" table:formula="of:=SUM([.DP8:.DP9])+ORG.OPENOFFICE.STYLE(IF(OR([.DP$7]=[FP.$D5];AND([.DP2]=1;[.DP7]&lt;=[FP.$D5]));&quot;Result2&quot;;&quot;Result&quot;))" office:value-type="float" office:value="82">
            <text:p>82</text:p>
          </table:table-cell>
          <table:table-cell table:style-name="ce24" table:formula="of:=SUM([.DQ8:.DQ9])+ORG.OPENOFFICE.STYLE(IF(OR([.DQ$7]=[FP.$D5];AND([.DQ2]=1;[.DQ7]&lt;=[FP.$D5]));&quot;Result2&quot;;&quot;Result&quot;))" office:value-type="float" office:value="82">
            <text:p>82</text:p>
          </table:table-cell>
          <table:table-cell table:style-name="ce24" table:formula="of:=SUM([.DR8:.DR9])+ORG.OPENOFFICE.STYLE(IF(OR([.DR$7]=[FP.$D5];AND([.DR2]=1;[.DR7]&lt;=[FP.$D5]));&quot;Result2&quot;;&quot;Result&quot;))" office:value-type="float" office:value="82">
            <text:p>82</text:p>
          </table:table-cell>
          <table:table-cell table:style-name="ce24" table:formula="of:=SUM([.DS8:.DS9])+ORG.OPENOFFICE.STYLE(IF(OR([.DS$7]=[FP.$D5];AND([.DS2]=1;[.DS7]&lt;=[FP.$D5]));&quot;Result2&quot;;&quot;Result&quot;))" office:value-type="float" office:value="83">
            <text:p>83</text:p>
          </table:table-cell>
          <table:table-cell table:style-name="ce24" table:formula="of:=SUM([.DT8:.DT9])+ORG.OPENOFFICE.STYLE(IF(OR([.DT$7]=[FP.$D5];AND([.DT2]=1;[.DT7]&lt;=[FP.$D5]));&quot;Result2&quot;;&quot;Result&quot;))" office:value-type="float" office:value="83">
            <text:p>83</text:p>
          </table:table-cell>
        </table:table-row>
        <table:table-row table:style-name="ro1">
          <table:table-cell table:style-name="ce9" office:value-type="string">
            <text:p>w3</text:p>
          </table:table-cell>
          <table:table-cell table:style-name="ce25" table:formula="of:=SUM([.B8:.B10])+ORG.OPENOFFICE.STYLE(IF(OR([.B$7]=[FP.$D6];AND(OR([.B3]=1;[.B2]=1);[.B$7]&lt;=[FP.$D6]));&quot;Result2&quot;;&quot;Result&quot;))" office:value-type="float" office:value="0">
            <text:p>0</text:p>
          </table:table-cell>
          <table:table-cell table:style-name="ce24" table:formula="of:=SUM([.C8:.C10])+ORG.OPENOFFICE.STYLE(IF(OR([.C$7]=[FP.$D6];AND(OR([.C3]=1;[.C2]=1);[.C$7]&lt;=[FP.$D6]));&quot;Result2&quot;;&quot;Result&quot;))" office:value-type="float" office:value="6">
            <text:p>6</text:p>
          </table:table-cell>
          <table:table-cell table:style-name="ce24" table:formula="of:=SUM([.D8:.D10])+ORG.OPENOFFICE.STYLE(IF(OR([.D$7]=[FP.$D6];AND(OR([.D3]=1;[.D2]=1);[.D$7]&lt;=[FP.$D6]));&quot;Result2&quot;;&quot;Result&quot;))" office:value-type="float" office:value="6">
            <text:p>6</text:p>
          </table:table-cell>
          <table:table-cell table:style-name="ce25" table:formula="of:=SUM([.E8:.E10])+ORG.OPENOFFICE.STYLE(IF(OR([.E$7]=[FP.$D6];AND(OR([.E3]=1;[.E2]=1);[.E$7]&lt;=[FP.$D6]));&quot;Result2&quot;;&quot;Result&quot;))" office:value-type="float" office:value="6">
            <text:p>6</text:p>
          </table:table-cell>
          <table:table-cell table:style-name="ce24" table:formula="of:=SUM([.F8:.F10])+ORG.OPENOFFICE.STYLE(IF(OR([.F$7]=[FP.$D6];AND(OR([.F3]=1;[.F2]=1);[.F$7]&lt;=[FP.$D6]));&quot;Result2&quot;;&quot;Result&quot;))" office:value-type="float" office:value="7">
            <text:p>7</text:p>
          </table:table-cell>
          <table:table-cell table:style-name="ce24" table:formula="of:=SUM([.G8:.G10])+ORG.OPENOFFICE.STYLE(IF(OR([.G$7]=[FP.$D6];AND(OR([.G3]=1;[.G2]=1);[.G$7]&lt;=[FP.$D6]));&quot;Result2&quot;;&quot;Result&quot;))" office:value-type="float" office:value="7">
            <text:p>7</text:p>
          </table:table-cell>
          <table:table-cell table:style-name="ce25" table:formula="of:=SUM([.H8:.H10])+ORG.OPENOFFICE.STYLE(IF(OR([.H$7]=[FP.$D6];AND(OR([.H3]=1;[.H2]=1);[.H$7]&lt;=[FP.$D6]));&quot;Result2&quot;;&quot;Result&quot;))" office:value-type="float" office:value="7">
            <text:p>7</text:p>
          </table:table-cell>
          <table:table-cell table:style-name="ce24" table:formula="of:=SUM([.I8:.I10])+ORG.OPENOFFICE.STYLE(IF(OR([.I$7]=[FP.$D6];AND(OR([.I3]=1;[.I2]=1);[.I$7]&lt;=[FP.$D6]));&quot;Result2&quot;;&quot;Result&quot;))" office:value-type="float" office:value="8">
            <text:p>8</text:p>
          </table:table-cell>
          <table:table-cell table:style-name="ce24" table:formula="of:=SUM([.J8:.J10])+ORG.OPENOFFICE.STYLE(IF(OR([.J$7]=[FP.$D6];AND(OR([.J3]=1;[.J2]=1);[.J$7]&lt;=[FP.$D6]));&quot;Result2&quot;;&quot;Result&quot;))" office:value-type="float" office:value="8">
            <text:p>8</text:p>
          </table:table-cell>
          <table:table-cell table:style-name="ce25" table:formula="of:=SUM([.K8:.K10])+ORG.OPENOFFICE.STYLE(IF(OR([.K$7]=[FP.$D6];AND(OR([.K3]=1;[.K2]=1);[.K$7]&lt;=[FP.$D6]));&quot;Result2&quot;;&quot;Result&quot;))" office:value-type="float" office:value="8">
            <text:p>8</text:p>
          </table:table-cell>
          <table:table-cell table:style-name="ce24" table:formula="of:=SUM([.L8:.L10])+ORG.OPENOFFICE.STYLE(IF(OR([.L$7]=[FP.$D6];AND(OR([.L3]=1;[.L2]=1);[.L$7]&lt;=[FP.$D6]));&quot;Result2&quot;;&quot;Result&quot;))" office:value-type="float" office:value="12">
            <text:p>12</text:p>
          </table:table-cell>
          <table:table-cell table:style-name="ce24" table:formula="of:=SUM([.M8:.M10])+ORG.OPENOFFICE.STYLE(IF(OR([.M$7]=[FP.$D6];AND(OR([.M3]=1;[.M2]=1);[.M$7]&lt;=[FP.$D6]));&quot;Result2&quot;;&quot;Result&quot;))" office:value-type="float" office:value="12">
            <text:p>12</text:p>
          </table:table-cell>
          <table:table-cell table:style-name="ce25" table:formula="of:=SUM([.N8:.N10])+ORG.OPENOFFICE.STYLE(IF(OR([.N$7]=[FP.$D6];AND(OR([.N3]=1;[.N2]=1);[.N$7]&lt;=[FP.$D6]));&quot;Result2&quot;;&quot;Result&quot;))" office:value-type="float" office:value="12">
            <text:p>12</text:p>
          </table:table-cell>
          <table:table-cell table:style-name="ce24" table:formula="of:=SUM([.O8:.O10])+ORG.OPENOFFICE.STYLE(IF(OR([.O$7]=[FP.$D6];AND(OR([.O3]=1;[.O2]=1);[.O$7]&lt;=[FP.$D6]));&quot;Result2&quot;;&quot;Result&quot;))" office:value-type="float" office:value="13">
            <text:p>13</text:p>
          </table:table-cell>
          <table:table-cell table:style-name="ce24" table:formula="of:=SUM([.P8:.P10])+ORG.OPENOFFICE.STYLE(IF(OR([.P$7]=[FP.$D6];AND(OR([.P3]=1;[.P2]=1);[.P$7]&lt;=[FP.$D6]));&quot;Result2&quot;;&quot;Result&quot;))" office:value-type="float" office:value="13">
            <text:p>13</text:p>
          </table:table-cell>
          <table:table-cell table:style-name="ce25" table:formula="of:=SUM([.Q8:.Q10])+ORG.OPENOFFICE.STYLE(IF(OR([.Q$7]=[FP.$D6];AND(OR([.Q3]=1;[.Q2]=1);[.Q$7]&lt;=[FP.$D6]));&quot;Result2&quot;;&quot;Result&quot;))" office:value-type="float" office:value="13">
            <text:p>13</text:p>
          </table:table-cell>
          <table:table-cell table:style-name="ce24" table:formula="of:=SUM([.R8:.R10])+ORG.OPENOFFICE.STYLE(IF(OR([.R$7]=[FP.$D6];AND(OR([.R3]=1;[.R2]=1);[.R$7]&lt;=[FP.$D6]));&quot;Result2&quot;;&quot;Result&quot;))" office:value-type="float" office:value="14">
            <text:p>14</text:p>
          </table:table-cell>
          <table:table-cell table:style-name="ce24" table:formula="of:=SUM([.S8:.S10])+ORG.OPENOFFICE.STYLE(IF(OR([.S$7]=[FP.$D6];AND(OR([.S3]=1;[.S2]=1);[.S$7]&lt;=[FP.$D6]));&quot;Result2&quot;;&quot;Result&quot;))" office:value-type="float" office:value="14">
            <text:p>14</text:p>
          </table:table-cell>
          <table:table-cell table:style-name="ce25" table:formula="of:=SUM([.T8:.T10])+ORG.OPENOFFICE.STYLE(IF(OR([.T$7]=[FP.$D6];AND(OR([.T3]=1;[.T2]=1);[.T$7]&lt;=[FP.$D6]));&quot;Result2&quot;;&quot;Result&quot;))" office:value-type="float" office:value="14">
            <text:p>14</text:p>
          </table:table-cell>
          <table:table-cell table:style-name="ce25" table:formula="of:=SUM([.U8:.U10])+ORG.OPENOFFICE.STYLE(IF(OR([.U$7]=[FP.$D6];AND(OR([.U3]=1;[.U2]=1);[.U$7]&lt;=[FP.$D6]));&quot;Result2&quot;;&quot;Result&quot;))" office:value-type="float" office:value="18">
            <text:p>18</text:p>
          </table:table-cell>
          <table:table-cell table:style-name="ce24" table:formula="of:=SUM([.V8:.V10])+ORG.OPENOFFICE.STYLE(IF(OR([.V$7]=[FP.$D6];AND(OR([.V3]=1;[.V2]=1);[.V$7]&lt;=[FP.$D6]));&quot;Result2&quot;;&quot;Result&quot;))" office:value-type="float" office:value="18">
            <text:p>18</text:p>
          </table:table-cell>
          <table:table-cell table:style-name="ce24" table:formula="of:=SUM([.W8:.W10])+ORG.OPENOFFICE.STYLE(IF(OR([.W$7]=[FP.$D6];AND(OR([.W3]=1;[.W2]=1);[.W$7]&lt;=[FP.$D6]));&quot;Result2&quot;;&quot;Result&quot;))" office:value-type="float" office:value="18">
            <text:p>18</text:p>
          </table:table-cell>
          <table:table-cell table:style-name="ce24" table:formula="of:=SUM([.X8:.X10])+ORG.OPENOFFICE.STYLE(IF(OR([.X$7]=[FP.$D6];AND(OR([.X3]=1;[.X2]=1);[.X$7]&lt;=[FP.$D6]));&quot;Result2&quot;;&quot;Result&quot;))" office:value-type="float" office:value="21">
            <text:p>21</text:p>
          </table:table-cell>
          <table:table-cell table:style-name="ce24" table:formula="of:=SUM([.Y8:.Y10])+ORG.OPENOFFICE.STYLE(IF(OR([.Y$7]=[FP.$D6];AND(OR([.Y3]=1;[.Y2]=1);[.Y$7]&lt;=[FP.$D6]));&quot;Result2&quot;;&quot;Result&quot;))" office:value-type="float" office:value="21">
            <text:p>21</text:p>
          </table:table-cell>
          <table:table-cell table:style-name="ce24" table:formula="of:=SUM([.Z8:.Z10])+ORG.OPENOFFICE.STYLE(IF(OR([.Z$7]=[FP.$D6];AND(OR([.Z3]=1;[.Z2]=1);[.Z$7]&lt;=[FP.$D6]));&quot;Result2&quot;;&quot;Result&quot;))" office:value-type="float" office:value="21">
            <text:p>21</text:p>
          </table:table-cell>
          <table:table-cell table:style-name="ce24" table:formula="of:=SUM([.AA8:.AA10])+ORG.OPENOFFICE.STYLE(IF(OR([.AA$7]=[FP.$D6];AND(OR([.AA3]=1;[.AA2]=1);[.AA$7]&lt;=[FP.$D6]));&quot;Result2&quot;;&quot;Result&quot;))" office:value-type="float" office:value="22">
            <text:p>22</text:p>
          </table:table-cell>
          <table:table-cell table:style-name="ce24" table:formula="of:=SUM([.AB8:.AB10])+ORG.OPENOFFICE.STYLE(IF(OR([.AB$7]=[FP.$D6];AND(OR([.AB3]=1;[.AB2]=1);[.AB$7]&lt;=[FP.$D6]));&quot;Result2&quot;;&quot;Result&quot;))" office:value-type="float" office:value="22">
            <text:p>22</text:p>
          </table:table-cell>
          <table:table-cell table:style-name="ce24" table:formula="of:=SUM([.AC8:.AC10])+ORG.OPENOFFICE.STYLE(IF(OR([.AC$7]=[FP.$D6];AND(OR([.AC3]=1;[.AC2]=1);[.AC$7]&lt;=[FP.$D6]));&quot;Result2&quot;;&quot;Result&quot;))" office:value-type="float" office:value="22">
            <text:p>22</text:p>
          </table:table-cell>
          <table:table-cell table:style-name="ce24" table:formula="of:=SUM([.AD8:.AD10])+ORG.OPENOFFICE.STYLE(IF(OR([.AD$7]=[FP.$D6];AND(OR([.AD3]=1;[.AD2]=1);[.AD$7]&lt;=[FP.$D6]));&quot;Result2&quot;;&quot;Result&quot;))" office:value-type="float" office:value="26">
            <text:p>26</text:p>
          </table:table-cell>
          <table:table-cell table:style-name="ce24" table:formula="of:=SUM([.AE8:.AE10])+ORG.OPENOFFICE.STYLE(IF(OR([.AE$7]=[FP.$D6];AND(OR([.AE3]=1;[.AE2]=1);[.AE$7]&lt;=[FP.$D6]));&quot;Result2&quot;;&quot;Result&quot;))" office:value-type="float" office:value="26">
            <text:p>26</text:p>
          </table:table-cell>
          <table:table-cell table:style-name="ce24" table:formula="of:=SUM([.AF8:.AF10])+ORG.OPENOFFICE.STYLE(IF(OR([.AF$7]=[FP.$D6];AND(OR([.AF3]=1;[.AF2]=1);[.AF$7]&lt;=[FP.$D6]));&quot;Result2&quot;;&quot;Result&quot;))" office:value-type="float" office:value="26">
            <text:p>26</text:p>
          </table:table-cell>
          <table:table-cell table:style-name="ce24" table:formula="of:=SUM([.AG8:.AG10])+ORG.OPENOFFICE.STYLE(IF(OR([.AG$7]=[FP.$D6];AND(OR([.AG3]=1;[.AG2]=1);[.AG$7]&lt;=[FP.$D6]));&quot;Result2&quot;;&quot;Result&quot;))" office:value-type="float" office:value="27">
            <text:p>27</text:p>
          </table:table-cell>
          <table:table-cell table:style-name="ce24" table:formula="of:=SUM([.AH8:.AH10])+ORG.OPENOFFICE.STYLE(IF(OR([.AH$7]=[FP.$D6];AND(OR([.AH3]=1;[.AH2]=1);[.AH$7]&lt;=[FP.$D6]));&quot;Result2&quot;;&quot;Result&quot;))" office:value-type="float" office:value="27">
            <text:p>27</text:p>
          </table:table-cell>
          <table:table-cell table:style-name="ce24" table:formula="of:=SUM([.AI8:.AI10])+ORG.OPENOFFICE.STYLE(IF(OR([.AI$7]=[FP.$D6];AND(OR([.AI3]=1;[.AI2]=1);[.AI$7]&lt;=[FP.$D6]));&quot;Result2&quot;;&quot;Result&quot;))" office:value-type="float" office:value="27">
            <text:p>27</text:p>
          </table:table-cell>
          <table:table-cell table:style-name="ce24" table:formula="of:=SUM([.AJ8:.AJ10])+ORG.OPENOFFICE.STYLE(IF(OR([.AJ$7]=[FP.$D6];AND(OR([.AJ3]=1;[.AJ2]=1);[.AJ$7]&lt;=[FP.$D6]));&quot;Result2&quot;;&quot;Result&quot;))" office:value-type="float" office:value="28">
            <text:p>28</text:p>
          </table:table-cell>
          <table:table-cell table:style-name="ce24" table:formula="of:=SUM([.AK8:.AK10])+ORG.OPENOFFICE.STYLE(IF(OR([.AK$7]=[FP.$D6];AND(OR([.AK3]=1;[.AK2]=1);[.AK$7]&lt;=[FP.$D6]));&quot;Result2&quot;;&quot;Result&quot;))" office:value-type="float" office:value="28">
            <text:p>28</text:p>
          </table:table-cell>
          <table:table-cell table:style-name="ce24" table:formula="of:=SUM([.AL8:.AL10])+ORG.OPENOFFICE.STYLE(IF(OR([.AL$7]=[FP.$D6];AND(OR([.AL3]=1;[.AL2]=1);[.AL$7]&lt;=[FP.$D6]));&quot;Result2&quot;;&quot;Result&quot;))" office:value-type="float" office:value="28">
            <text:p>28</text:p>
          </table:table-cell>
          <table:table-cell table:style-name="ce24" table:formula="of:=SUM([.AM8:.AM10])+ORG.OPENOFFICE.STYLE(IF(OR([.AM$7]=[FP.$D6];AND(OR([.AM3]=1;[.AM2]=1);[.AM$7]&lt;=[FP.$D6]));&quot;Result2&quot;;&quot;Result&quot;))" office:value-type="float" office:value="32">
            <text:p>32</text:p>
          </table:table-cell>
          <table:table-cell table:style-name="ce24" table:formula="of:=SUM([.AN8:.AN10])+ORG.OPENOFFICE.STYLE(IF(OR([.AN$7]=[FP.$D6];AND(OR([.AN3]=1;[.AN2]=1);[.AN$7]&lt;=[FP.$D6]));&quot;Result2&quot;;&quot;Result&quot;))" office:value-type="float" office:value="32">
            <text:p>32</text:p>
          </table:table-cell>
          <table:table-cell table:style-name="ce24" table:formula="of:=SUM([.AO8:.AO10])+ORG.OPENOFFICE.STYLE(IF(OR([.AO$7]=[FP.$D6];AND(OR([.AO3]=1;[.AO2]=1);[.AO$7]&lt;=[FP.$D6]));&quot;Result2&quot;;&quot;Result&quot;))" office:value-type="float" office:value="32">
            <text:p>32</text:p>
          </table:table-cell>
          <table:table-cell table:style-name="ce24" table:formula="of:=SUM([.AP8:.AP10])+ORG.OPENOFFICE.STYLE(IF(OR([.AP$7]=[FP.$D6];AND(OR([.AP3]=1;[.AP2]=1);[.AP$7]&lt;=[FP.$D6]));&quot;Result2&quot;;&quot;Result&quot;))" office:value-type="float" office:value="33">
            <text:p>33</text:p>
          </table:table-cell>
          <table:table-cell table:style-name="ce24" table:formula="of:=SUM([.AQ8:.AQ10])+ORG.OPENOFFICE.STYLE(IF(OR([.AQ$7]=[FP.$D6];AND(OR([.AQ3]=1;[.AQ2]=1);[.AQ$7]&lt;=[FP.$D6]));&quot;Result2&quot;;&quot;Result&quot;))" office:value-type="float" office:value="33">
            <text:p>33</text:p>
          </table:table-cell>
          <table:table-cell table:style-name="ce24" table:formula="of:=SUM([.AR8:.AR10])+ORG.OPENOFFICE.STYLE(IF(OR([.AR$7]=[FP.$D6];AND(OR([.AR3]=1;[.AR2]=1);[.AR$7]&lt;=[FP.$D6]));&quot;Result2&quot;;&quot;Result&quot;))" office:value-type="float" office:value="33">
            <text:p>33</text:p>
          </table:table-cell>
          <table:table-cell table:style-name="ce24" table:formula="of:=SUM([.AS8:.AS10])+ORG.OPENOFFICE.STYLE(IF(OR([.AS$7]=[FP.$D6];AND(OR([.AS3]=1;[.AS2]=1);[.AS$7]&lt;=[FP.$D6]));&quot;Result2&quot;;&quot;Result&quot;))" office:value-type="float" office:value="36">
            <text:p>36</text:p>
          </table:table-cell>
          <table:table-cell table:style-name="ce24" table:formula="of:=SUM([.AT8:.AT10])+ORG.OPENOFFICE.STYLE(IF(OR([.AT$7]=[FP.$D6];AND(OR([.AT3]=1;[.AT2]=1);[.AT$7]&lt;=[FP.$D6]));&quot;Result2&quot;;&quot;Result&quot;))" office:value-type="float" office:value="36">
            <text:p>36</text:p>
          </table:table-cell>
          <table:table-cell table:style-name="ce24" table:formula="of:=SUM([.AU8:.AU10])+ORG.OPENOFFICE.STYLE(IF(OR([.AU$7]=[FP.$D6];AND(OR([.AU3]=1;[.AU2]=1);[.AU$7]&lt;=[FP.$D6]));&quot;Result2&quot;;&quot;Result&quot;))" office:value-type="float" office:value="36">
            <text:p>36</text:p>
          </table:table-cell>
          <table:table-cell table:style-name="ce24" table:formula="of:=SUM([.AV8:.AV10])+ORG.OPENOFFICE.STYLE(IF(OR([.AV$7]=[FP.$D6];AND(OR([.AV3]=1;[.AV2]=1);[.AV$7]&lt;=[FP.$D6]));&quot;Result2&quot;;&quot;Result&quot;))" office:value-type="float" office:value="40">
            <text:p>40</text:p>
          </table:table-cell>
          <table:table-cell table:style-name="ce24" table:formula="of:=SUM([.AW8:.AW10])+ORG.OPENOFFICE.STYLE(IF(OR([.AW$7]=[FP.$D6];AND(OR([.AW3]=1;[.AW2]=1);[.AW$7]&lt;=[FP.$D6]));&quot;Result2&quot;;&quot;Result&quot;))" office:value-type="float" office:value="40">
            <text:p>40</text:p>
          </table:table-cell>
          <table:table-cell table:style-name="ce24" table:formula="of:=SUM([.AX8:.AX10])+ORG.OPENOFFICE.STYLE(IF(OR([.AX$7]=[FP.$D6];AND(OR([.AX3]=1;[.AX2]=1);[.AX$7]&lt;=[FP.$D6]));&quot;Result2&quot;;&quot;Result&quot;))" office:value-type="float" office:value="40">
            <text:p>40</text:p>
          </table:table-cell>
          <table:table-cell table:style-name="ce24" table:formula="of:=SUM([.AY8:.AY10])+ORG.OPENOFFICE.STYLE(IF(OR([.AY$7]=[FP.$D6];AND(OR([.AY3]=1;[.AY2]=1);[.AY$7]&lt;=[FP.$D6]));&quot;Result2&quot;;&quot;Result&quot;))" office:value-type="float" office:value="41">
            <text:p>41</text:p>
          </table:table-cell>
          <table:table-cell table:style-name="ce24" table:formula="of:=SUM([.AZ8:.AZ10])+ORG.OPENOFFICE.STYLE(IF(OR([.AZ$7]=[FP.$D6];AND(OR([.AZ3]=1;[.AZ2]=1);[.AZ$7]&lt;=[FP.$D6]));&quot;Result2&quot;;&quot;Result&quot;))" office:value-type="float" office:value="41">
            <text:p>41</text:p>
          </table:table-cell>
          <table:table-cell table:style-name="ce24" table:formula="of:=SUM([.BA8:.BA10])+ORG.OPENOFFICE.STYLE(IF(OR([.BA$7]=[FP.$D6];AND(OR([.BA3]=1;[.BA2]=1);[.BA$7]&lt;=[FP.$D6]));&quot;Result2&quot;;&quot;Result&quot;))" office:value-type="float" office:value="41">
            <text:p>41</text:p>
          </table:table-cell>
          <table:table-cell table:style-name="ce24" table:formula="of:=SUM([.BB8:.BB10])+ORG.OPENOFFICE.STYLE(IF(OR([.BB$7]=[FP.$D6];AND(OR([.BB3]=1;[.BB2]=1);[.BB$7]&lt;=[FP.$D6]));&quot;Result2&quot;;&quot;Result&quot;))" office:value-type="float" office:value="42">
            <text:p>42</text:p>
          </table:table-cell>
          <table:table-cell table:style-name="ce24" table:formula="of:=SUM([.BC8:.BC10])+ORG.OPENOFFICE.STYLE(IF(OR([.BC$7]=[FP.$D6];AND(OR([.BC3]=1;[.BC2]=1);[.BC$7]&lt;=[FP.$D6]));&quot;Result2&quot;;&quot;Result&quot;))" office:value-type="float" office:value="42">
            <text:p>42</text:p>
          </table:table-cell>
          <table:table-cell table:style-name="ce24" table:formula="of:=SUM([.BD8:.BD10])+ORG.OPENOFFICE.STYLE(IF(OR([.BD$7]=[FP.$D6];AND(OR([.BD3]=1;[.BD2]=1);[.BD$7]&lt;=[FP.$D6]));&quot;Result2&quot;;&quot;Result&quot;))" office:value-type="float" office:value="42">
            <text:p>42</text:p>
          </table:table-cell>
          <table:table-cell table:style-name="ce24" table:formula="of:=SUM([.BE8:.BE10])+ORG.OPENOFFICE.STYLE(IF(OR([.BE$7]=[FP.$D6];AND(OR([.BE3]=1;[.BE2]=1);[.BE$7]&lt;=[FP.$D6]));&quot;Result2&quot;;&quot;Result&quot;))" office:value-type="float" office:value="46">
            <text:p>46</text:p>
          </table:table-cell>
          <table:table-cell table:style-name="ce24" table:formula="of:=SUM([.BF8:.BF10])+ORG.OPENOFFICE.STYLE(IF(OR([.BF$7]=[FP.$D6];AND(OR([.BF3]=1;[.BF2]=1);[.BF$7]&lt;=[FP.$D6]));&quot;Result2&quot;;&quot;Result&quot;))" office:value-type="float" office:value="46">
            <text:p>46</text:p>
          </table:table-cell>
          <table:table-cell table:style-name="ce24" table:formula="of:=SUM([.BG8:.BG10])+ORG.OPENOFFICE.STYLE(IF(OR([.BG$7]=[FP.$D6];AND(OR([.BG3]=1;[.BG2]=1);[.BG$7]&lt;=[FP.$D6]));&quot;Result2&quot;;&quot;Result&quot;))" office:value-type="float" office:value="46">
            <text:p>46</text:p>
          </table:table-cell>
          <table:table-cell table:style-name="ce24" table:formula="of:=SUM([.BH8:.BH10])+ORG.OPENOFFICE.STYLE(IF(OR([.BH$7]=[FP.$D6];AND(OR([.BH3]=1;[.BH2]=1);[.BH$7]&lt;=[FP.$D6]));&quot;Result2&quot;;&quot;Result&quot;))" office:value-type="float" office:value="47">
            <text:p>47</text:p>
          </table:table-cell>
          <table:table-cell table:style-name="ce24" table:formula="of:=SUM([.BI8:.BI10])+ORG.OPENOFFICE.STYLE(IF(OR([.BI$7]=[FP.$D6];AND(OR([.BI3]=1;[.BI2]=1);[.BI$7]&lt;=[FP.$D6]));&quot;Result2&quot;;&quot;Result&quot;))" office:value-type="float" office:value="47">
            <text:p>47</text:p>
          </table:table-cell>
          <table:table-cell table:style-name="ce24" table:formula="of:=SUM([.BJ8:.BJ10])+ORG.OPENOFFICE.STYLE(IF(OR([.BJ$7]=[FP.$D6];AND(OR([.BJ3]=1;[.BJ2]=1);[.BJ$7]&lt;=[FP.$D6]));&quot;Result2&quot;;&quot;Result&quot;))" office:value-type="float" office:value="47">
            <text:p>47</text:p>
          </table:table-cell>
          <table:table-cell table:style-name="ce24" table:formula="of:=SUM([.BK8:.BK10])+ORG.OPENOFFICE.STYLE(IF(OR([.BK$7]=[FP.$D6];AND(OR([.BK3]=1;[.BK2]=1);[.BK$7]&lt;=[FP.$D6]));&quot;Result2&quot;;&quot;Result&quot;))" office:value-type="float" office:value="48">
            <text:p>48</text:p>
          </table:table-cell>
          <table:table-cell table:style-name="ce24" table:formula="of:=SUM([.BL8:.BL10])+ORG.OPENOFFICE.STYLE(IF(OR([.BL$7]=[FP.$D6];AND(OR([.BL3]=1;[.BL2]=1);[.BL$7]&lt;=[FP.$D6]));&quot;Result2&quot;;&quot;Result&quot;))" office:value-type="float" office:value="48">
            <text:p>48</text:p>
          </table:table-cell>
          <table:table-cell table:style-name="ce24" table:formula="of:=SUM([.BM8:.BM10])+ORG.OPENOFFICE.STYLE(IF(OR([.BM$7]=[FP.$D6];AND(OR([.BM3]=1;[.BM2]=1);[.BM$7]&lt;=[FP.$D6]));&quot;Result2&quot;;&quot;Result&quot;))" office:value-type="float" office:value="48">
            <text:p>48</text:p>
          </table:table-cell>
          <table:table-cell table:style-name="ce24" table:formula="of:=SUM([.BN8:.BN10])+ORG.OPENOFFICE.STYLE(IF(OR([.BN$7]=[FP.$D6];AND(OR([.BN3]=1;[.BN2]=1);[.BN$7]&lt;=[FP.$D6]));&quot;Result2&quot;;&quot;Result&quot;))" office:value-type="float" office:value="54">
            <text:p>54</text:p>
          </table:table-cell>
          <table:table-cell table:style-name="ce24" table:formula="of:=SUM([.BO8:.BO10])+ORG.OPENOFFICE.STYLE(IF(OR([.BO$7]=[FP.$D6];AND(OR([.BO3]=1;[.BO2]=1);[.BO$7]&lt;=[FP.$D6]));&quot;Result2&quot;;&quot;Result&quot;))" office:value-type="float" office:value="54">
            <text:p>54</text:p>
          </table:table-cell>
          <table:table-cell table:style-name="ce24" table:formula="of:=SUM([.BP8:.BP10])+ORG.OPENOFFICE.STYLE(IF(OR([.BP$7]=[FP.$D6];AND(OR([.BP3]=1;[.BP2]=1);[.BP$7]&lt;=[FP.$D6]));&quot;Result2&quot;;&quot;Result&quot;))" office:value-type="float" office:value="54">
            <text:p>54</text:p>
          </table:table-cell>
          <table:table-cell table:style-name="ce24" table:formula="of:=SUM([.BQ8:.BQ10])+ORG.OPENOFFICE.STYLE(IF(OR([.BQ$7]=[FP.$D6];AND(OR([.BQ3]=1;[.BQ2]=1);[.BQ$7]&lt;=[FP.$D6]));&quot;Result2&quot;;&quot;Result&quot;))" office:value-type="float" office:value="55">
            <text:p>55</text:p>
          </table:table-cell>
          <table:table-cell table:style-name="ce24" table:formula="of:=SUM([.BR8:.BR10])+ORG.OPENOFFICE.STYLE(IF(OR([.BR$7]=[FP.$D6];AND(OR([.BR3]=1;[.BR2]=1);[.BR$7]&lt;=[FP.$D6]));&quot;Result2&quot;;&quot;Result&quot;))" office:value-type="float" office:value="55">
            <text:p>55</text:p>
          </table:table-cell>
          <table:table-cell table:style-name="ce24" table:formula="of:=SUM([.BS8:.BS10])+ORG.OPENOFFICE.STYLE(IF(OR([.BS$7]=[FP.$D6];AND(OR([.BS3]=1;[.BS2]=1);[.BS$7]&lt;=[FP.$D6]));&quot;Result2&quot;;&quot;Result&quot;))" office:value-type="float" office:value="55">
            <text:p>55</text:p>
          </table:table-cell>
          <table:table-cell table:style-name="ce24" table:formula="of:=SUM([.BT8:.BT10])+ORG.OPENOFFICE.STYLE(IF(OR([.BT$7]=[FP.$D6];AND(OR([.BT3]=1;[.BT2]=1);[.BT$7]&lt;=[FP.$D6]));&quot;Result2&quot;;&quot;Result&quot;))" office:value-type="float" office:value="56">
            <text:p>56</text:p>
          </table:table-cell>
          <table:table-cell table:style-name="ce24" table:formula="of:=SUM([.BU8:.BU10])+ORG.OPENOFFICE.STYLE(IF(OR([.BU$7]=[FP.$D6];AND(OR([.BU3]=1;[.BU2]=1);[.BU$7]&lt;=[FP.$D6]));&quot;Result2&quot;;&quot;Result&quot;))" office:value-type="float" office:value="56">
            <text:p>56</text:p>
          </table:table-cell>
          <table:table-cell table:style-name="ce24" table:formula="of:=SUM([.BV8:.BV10])+ORG.OPENOFFICE.STYLE(IF(OR([.BV$7]=[FP.$D6];AND(OR([.BV3]=1;[.BV2]=1);[.BV$7]&lt;=[FP.$D6]));&quot;Result2&quot;;&quot;Result&quot;))" office:value-type="float" office:value="56">
            <text:p>56</text:p>
          </table:table-cell>
          <table:table-cell table:style-name="ce24" table:formula="of:=SUM([.BW8:.BW10])+ORG.OPENOFFICE.STYLE(IF(OR([.BW$7]=[FP.$D6];AND(OR([.BW3]=1;[.BW2]=1);[.BW$7]&lt;=[FP.$D6]));&quot;Result2&quot;;&quot;Result&quot;))" office:value-type="float" office:value="60">
            <text:p>60</text:p>
          </table:table-cell>
          <table:table-cell table:style-name="ce24" table:formula="of:=SUM([.BX8:.BX10])+ORG.OPENOFFICE.STYLE(IF(OR([.BX$7]=[FP.$D6];AND(OR([.BX3]=1;[.BX2]=1);[.BX$7]&lt;=[FP.$D6]));&quot;Result2&quot;;&quot;Result&quot;))" office:value-type="float" office:value="60">
            <text:p>60</text:p>
          </table:table-cell>
          <table:table-cell table:style-name="ce24" table:formula="of:=SUM([.BY8:.BY10])+ORG.OPENOFFICE.STYLE(IF(OR([.BY$7]=[FP.$D6];AND(OR([.BY3]=1;[.BY2]=1);[.BY$7]&lt;=[FP.$D6]));&quot;Result2&quot;;&quot;Result&quot;))" office:value-type="float" office:value="60">
            <text:p>60</text:p>
          </table:table-cell>
          <table:table-cell table:style-name="ce24" table:formula="of:=SUM([.BZ8:.BZ10])+ORG.OPENOFFICE.STYLE(IF(OR([.BZ$7]=[FP.$D6];AND(OR([.BZ3]=1;[.BZ2]=1);[.BZ$7]&lt;=[FP.$D6]));&quot;Result2&quot;;&quot;Result&quot;))" office:value-type="float" office:value="61">
            <text:p>61</text:p>
          </table:table-cell>
          <table:table-cell table:style-name="ce24" table:formula="of:=SUM([.CA8:.CA10])+ORG.OPENOFFICE.STYLE(IF(OR([.CA$7]=[FP.$D6];AND(OR([.CA3]=1;[.CA2]=1);[.CA$7]&lt;=[FP.$D6]));&quot;Result2&quot;;&quot;Result&quot;))" office:value-type="float" office:value="61">
            <text:p>61</text:p>
          </table:table-cell>
          <table:table-cell table:style-name="ce24" table:formula="of:=SUM([.CB8:.CB10])+ORG.OPENOFFICE.STYLE(IF(OR([.CB$7]=[FP.$D6];AND(OR([.CB3]=1;[.CB2]=1);[.CB$7]&lt;=[FP.$D6]));&quot;Result2&quot;;&quot;Result&quot;))" office:value-type="float" office:value="61">
            <text:p>61</text:p>
          </table:table-cell>
          <table:table-cell table:style-name="ce24" table:formula="of:=SUM([.CC8:.CC10])+ORG.OPENOFFICE.STYLE(IF(OR([.CC$7]=[FP.$D6];AND(OR([.CC3]=1;[.CC2]=1);[.CC$7]&lt;=[FP.$D6]));&quot;Result2&quot;;&quot;Result&quot;))" office:value-type="float" office:value="62">
            <text:p>62</text:p>
          </table:table-cell>
          <table:table-cell table:style-name="ce24" table:formula="of:=SUM([.CD8:.CD10])+ORG.OPENOFFICE.STYLE(IF(OR([.CD$7]=[FP.$D6];AND(OR([.CD3]=1;[.CD2]=1);[.CD$7]&lt;=[FP.$D6]));&quot;Result2&quot;;&quot;Result&quot;))" office:value-type="float" office:value="62">
            <text:p>62</text:p>
          </table:table-cell>
          <table:table-cell table:style-name="ce24" table:formula="of:=SUM([.CE8:.CE10])+ORG.OPENOFFICE.STYLE(IF(OR([.CE$7]=[FP.$D6];AND(OR([.CE3]=1;[.CE2]=1);[.CE$7]&lt;=[FP.$D6]));&quot;Result2&quot;;&quot;Result&quot;))" office:value-type="float" office:value="62">
            <text:p>62</text:p>
          </table:table-cell>
          <table:table-cell table:style-name="ce24" table:formula="of:=SUM([.CF8:.CF10])+ORG.OPENOFFICE.STYLE(IF(OR([.CF$7]=[FP.$D6];AND(OR([.CF3]=1;[.CF2]=1);[.CF$7]&lt;=[FP.$D6]));&quot;Result2&quot;;&quot;Result&quot;))" office:value-type="float" office:value="66">
            <text:p>66</text:p>
          </table:table-cell>
          <table:table-cell table:style-name="ce24" table:formula="of:=SUM([.CG8:.CG10])+ORG.OPENOFFICE.STYLE(IF(OR([.CG$7]=[FP.$D6];AND(OR([.CG3]=1;[.CG2]=1);[.CG$7]&lt;=[FP.$D6]));&quot;Result2&quot;;&quot;Result&quot;))" office:value-type="float" office:value="66">
            <text:p>66</text:p>
          </table:table-cell>
          <table:table-cell table:style-name="ce24" table:formula="of:=SUM([.CH8:.CH10])+ORG.OPENOFFICE.STYLE(IF(OR([.CH$7]=[FP.$D6];AND(OR([.CH3]=1;[.CH2]=1);[.CH$7]&lt;=[FP.$D6]));&quot;Result2&quot;;&quot;Result&quot;))" office:value-type="float" office:value="66">
            <text:p>66</text:p>
          </table:table-cell>
          <table:table-cell table:style-name="ce24" table:formula="of:=SUM([.CI8:.CI10])+ORG.OPENOFFICE.STYLE(IF(OR([.CI$7]=[FP.$D6];AND(OR([.CI3]=1;[.CI2]=1);[.CI$7]&lt;=[FP.$D6]));&quot;Result2&quot;;&quot;Result&quot;))" office:value-type="float" office:value="69">
            <text:p>69</text:p>
          </table:table-cell>
          <table:table-cell table:style-name="ce24" table:formula="of:=SUM([.CJ8:.CJ10])+ORG.OPENOFFICE.STYLE(IF(OR([.CJ$7]=[FP.$D6];AND(OR([.CJ3]=1;[.CJ2]=1);[.CJ$7]&lt;=[FP.$D6]));&quot;Result2&quot;;&quot;Result&quot;))" office:value-type="float" office:value="69">
            <text:p>69</text:p>
          </table:table-cell>
          <table:table-cell table:style-name="ce24" table:formula="of:=SUM([.CK8:.CK10])+ORG.OPENOFFICE.STYLE(IF(OR([.CK$7]=[FP.$D6];AND(OR([.CK3]=1;[.CK2]=1);[.CK$7]&lt;=[FP.$D6]));&quot;Result2&quot;;&quot;Result&quot;))" office:value-type="float" office:value="69">
            <text:p>69</text:p>
          </table:table-cell>
          <table:table-cell table:style-name="ce24" table:formula="of:=SUM([.CL8:.CL10])+ORG.OPENOFFICE.STYLE(IF(OR([.CL$7]=[FP.$D6];AND(OR([.CL3]=1;[.CL2]=1);[.CL$7]&lt;=[FP.$D6]));&quot;Result2&quot;;&quot;Result&quot;))" office:value-type="float" office:value="70">
            <text:p>70</text:p>
          </table:table-cell>
          <table:table-cell table:style-name="ce24" table:formula="of:=SUM([.CM8:.CM10])+ORG.OPENOFFICE.STYLE(IF(OR([.CM$7]=[FP.$D6];AND(OR([.CM3]=1;[.CM2]=1);[.CM$7]&lt;=[FP.$D6]));&quot;Result2&quot;;&quot;Result&quot;))" office:value-type="float" office:value="70">
            <text:p>70</text:p>
          </table:table-cell>
          <table:table-cell table:style-name="ce24" table:formula="of:=SUM([.CN8:.CN10])+ORG.OPENOFFICE.STYLE(IF(OR([.CN$7]=[FP.$D6];AND(OR([.CN3]=1;[.CN2]=1);[.CN$7]&lt;=[FP.$D6]));&quot;Result2&quot;;&quot;Result&quot;))" office:value-type="float" office:value="70">
            <text:p>70</text:p>
          </table:table-cell>
          <table:table-cell table:style-name="ce24" table:formula="of:=SUM([.CO8:.CO10])+ORG.OPENOFFICE.STYLE(IF(OR([.CO$7]=[FP.$D6];AND(OR([.CO3]=1;[.CO2]=1);[.CO$7]&lt;=[FP.$D6]));&quot;Result2&quot;;&quot;Result&quot;))" office:value-type="float" office:value="74">
            <text:p>74</text:p>
          </table:table-cell>
          <table:table-cell table:style-name="ce24" table:formula="of:=SUM([.CP8:.CP10])+ORG.OPENOFFICE.STYLE(IF(OR([.CP$7]=[FP.$D6];AND(OR([.CP3]=1;[.CP2]=1);[.CP$7]&lt;=[FP.$D6]));&quot;Result2&quot;;&quot;Result&quot;))" office:value-type="float" office:value="74">
            <text:p>74</text:p>
          </table:table-cell>
          <table:table-cell table:style-name="ce24" table:formula="of:=SUM([.CQ8:.CQ10])+ORG.OPENOFFICE.STYLE(IF(OR([.CQ$7]=[FP.$D6];AND(OR([.CQ3]=1;[.CQ2]=1);[.CQ$7]&lt;=[FP.$D6]));&quot;Result2&quot;;&quot;Result&quot;))" office:value-type="float" office:value="74">
            <text:p>74</text:p>
          </table:table-cell>
          <table:table-cell table:style-name="ce24" table:formula="of:=SUM([.CR8:.CR10])+ORG.OPENOFFICE.STYLE(IF(OR([.CR$7]=[FP.$D6];AND(OR([.CR3]=1;[.CR2]=1);[.CR$7]&lt;=[FP.$D6]));&quot;Result2&quot;;&quot;Result&quot;))" office:value-type="float" office:value="75">
            <text:p>75</text:p>
          </table:table-cell>
          <table:table-cell table:style-name="ce24" table:formula="of:=SUM([.CS8:.CS10])+ORG.OPENOFFICE.STYLE(IF(OR([.CS$7]=[FP.$D6];AND(OR([.CS3]=1;[.CS2]=1);[.CS$7]&lt;=[FP.$D6]));&quot;Result2&quot;;&quot;Result&quot;))" office:value-type="float" office:value="75">
            <text:p>75</text:p>
          </table:table-cell>
          <table:table-cell table:style-name="ce24" table:formula="of:=SUM([.CT8:.CT10])+ORG.OPENOFFICE.STYLE(IF(OR([.CT$7]=[FP.$D6];AND(OR([.CT3]=1;[.CT2]=1);[.CT$7]&lt;=[FP.$D6]));&quot;Result2&quot;;&quot;Result&quot;))" office:value-type="float" office:value="75">
            <text:p>75</text:p>
          </table:table-cell>
          <table:table-cell table:style-name="ce24" table:formula="of:=SUM([.CU8:.CU10])+ORG.OPENOFFICE.STYLE(IF(OR([.CU$7]=[FP.$D6];AND(OR([.CU3]=1;[.CU2]=1);[.CU$7]&lt;=[FP.$D6]));&quot;Result2&quot;;&quot;Result&quot;))" office:value-type="float" office:value="76">
            <text:p>76</text:p>
          </table:table-cell>
          <table:table-cell table:style-name="ce24" table:formula="of:=SUM([.CV8:.CV10])+ORG.OPENOFFICE.STYLE(IF(OR([.CV$7]=[FP.$D6];AND(OR([.CV3]=1;[.CV2]=1);[.CV$7]&lt;=[FP.$D6]));&quot;Result2&quot;;&quot;Result&quot;))" office:value-type="float" office:value="76">
            <text:p>76</text:p>
          </table:table-cell>
          <table:table-cell table:style-name="ce24" table:formula="of:=SUM([.CW8:.CW10])+ORG.OPENOFFICE.STYLE(IF(OR([.CW$7]=[FP.$D6];AND(OR([.CW3]=1;[.CW2]=1);[.CW$7]&lt;=[FP.$D6]));&quot;Result2&quot;;&quot;Result&quot;))" office:value-type="float" office:value="76">
            <text:p>76</text:p>
          </table:table-cell>
          <table:table-cell table:style-name="ce24" table:formula="of:=SUM([.CX8:.CX10])+ORG.OPENOFFICE.STYLE(IF(OR([.CX$7]=[FP.$D6];AND(OR([.CX3]=1;[.CX2]=1);[.CX$7]&lt;=[FP.$D6]));&quot;Result2&quot;;&quot;Result&quot;))" office:value-type="float" office:value="80">
            <text:p>80</text:p>
          </table:table-cell>
          <table:table-cell table:style-name="ce24" table:formula="of:=SUM([.CY8:.CY10])+ORG.OPENOFFICE.STYLE(IF(OR([.CY$7]=[FP.$D6];AND(OR([.CY3]=1;[.CY2]=1);[.CY$7]&lt;=[FP.$D6]));&quot;Result2&quot;;&quot;Result&quot;))" office:value-type="float" office:value="80">
            <text:p>80</text:p>
          </table:table-cell>
          <table:table-cell table:style-name="ce24" table:formula="of:=SUM([.CZ8:.CZ10])+ORG.OPENOFFICE.STYLE(IF(OR([.CZ$7]=[FP.$D6];AND(OR([.CZ3]=1;[.CZ2]=1);[.CZ$7]&lt;=[FP.$D6]));&quot;Result2&quot;;&quot;Result&quot;))" office:value-type="float" office:value="80">
            <text:p>80</text:p>
          </table:table-cell>
          <table:table-cell table:style-name="ce24" table:formula="of:=SUM([.DA8:.DA10])+ORG.OPENOFFICE.STYLE(IF(OR([.DA$7]=[FP.$D6];AND(OR([.DA3]=1;[.DA2]=1);[.DA$7]&lt;=[FP.$D6]));&quot;Result2&quot;;&quot;Result&quot;))" office:value-type="float" office:value="81">
            <text:p>81</text:p>
          </table:table-cell>
          <table:table-cell table:style-name="ce24" table:formula="of:=SUM([.DB8:.DB10])+ORG.OPENOFFICE.STYLE(IF(OR([.DB$7]=[FP.$D6];AND(OR([.DB3]=1;[.DB2]=1);[.DB$7]&lt;=[FP.$D6]));&quot;Result2&quot;;&quot;Result&quot;))" office:value-type="float" office:value="81">
            <text:p>81</text:p>
          </table:table-cell>
          <table:table-cell table:style-name="ce24" table:formula="of:=SUM([.DC8:.DC10])+ORG.OPENOFFICE.STYLE(IF(OR([.DC$7]=[FP.$D6];AND(OR([.DC3]=1;[.DC2]=1);[.DC$7]&lt;=[FP.$D6]));&quot;Result2&quot;;&quot;Result&quot;))" office:value-type="float" office:value="81">
            <text:p>81</text:p>
          </table:table-cell>
          <table:table-cell table:style-name="ce24" table:formula="of:=SUM([.DD8:.DD10])+ORG.OPENOFFICE.STYLE(IF(OR([.DD$7]=[FP.$D6];AND(OR([.DD3]=1;[.DD2]=1);[.DD$7]&lt;=[FP.$D6]));&quot;Result2&quot;;&quot;Result&quot;))" office:value-type="float" office:value="84">
            <text:p>84</text:p>
          </table:table-cell>
          <table:table-cell table:style-name="ce24" table:formula="of:=SUM([.DE8:.DE10])+ORG.OPENOFFICE.STYLE(IF(OR([.DE$7]=[FP.$D6];AND(OR([.DE3]=1;[.DE2]=1);[.DE$7]&lt;=[FP.$D6]));&quot;Result2&quot;;&quot;Result&quot;))" office:value-type="float" office:value="84">
            <text:p>84</text:p>
          </table:table-cell>
          <table:table-cell table:style-name="ce24" table:formula="of:=SUM([.DF8:.DF10])+ORG.OPENOFFICE.STYLE(IF(OR([.DF$7]=[FP.$D6];AND(OR([.DF3]=1;[.DF2]=1);[.DF$7]&lt;=[FP.$D6]));&quot;Result2&quot;;&quot;Result&quot;))" office:value-type="float" office:value="84">
            <text:p>84</text:p>
          </table:table-cell>
          <table:table-cell table:style-name="ce24" table:formula="of:=SUM([.DG8:.DG10])+ORG.OPENOFFICE.STYLE(IF(OR([.DG$7]=[FP.$D6];AND(OR([.DG3]=1;[.DG2]=1);[.DG$7]&lt;=[FP.$D6]));&quot;Result2&quot;;&quot;Result&quot;))" office:value-type="float" office:value="88">
            <text:p>88</text:p>
          </table:table-cell>
          <table:table-cell table:style-name="ce24" table:formula="of:=SUM([.DH8:.DH10])+ORG.OPENOFFICE.STYLE(IF(OR([.DH$7]=[FP.$D6];AND(OR([.DH3]=1;[.DH2]=1);[.DH$7]&lt;=[FP.$D6]));&quot;Result2&quot;;&quot;Result&quot;))" office:value-type="float" office:value="88">
            <text:p>88</text:p>
          </table:table-cell>
          <table:table-cell table:style-name="ce24" table:formula="of:=SUM([.DI8:.DI10])+ORG.OPENOFFICE.STYLE(IF(OR([.DI$7]=[FP.$D6];AND(OR([.DI3]=1;[.DI2]=1);[.DI$7]&lt;=[FP.$D6]));&quot;Result2&quot;;&quot;Result&quot;))" office:value-type="float" office:value="88">
            <text:p>88</text:p>
          </table:table-cell>
          <table:table-cell table:style-name="ce24" table:formula="of:=SUM([.DJ8:.DJ10])+ORG.OPENOFFICE.STYLE(IF(OR([.DJ$7]=[FP.$D6];AND(OR([.DJ3]=1;[.DJ2]=1);[.DJ$7]&lt;=[FP.$D6]));&quot;Result2&quot;;&quot;Result&quot;))" office:value-type="float" office:value="89">
            <text:p>89</text:p>
          </table:table-cell>
          <table:table-cell table:style-name="ce24" table:formula="of:=SUM([.DK8:.DK10])+ORG.OPENOFFICE.STYLE(IF(OR([.DK$7]=[FP.$D6];AND(OR([.DK3]=1;[.DK2]=1);[.DK$7]&lt;=[FP.$D6]));&quot;Result2&quot;;&quot;Result&quot;))" office:value-type="float" office:value="89">
            <text:p>89</text:p>
          </table:table-cell>
          <table:table-cell table:style-name="ce24" table:formula="of:=SUM([.DL8:.DL10])+ORG.OPENOFFICE.STYLE(IF(OR([.DL$7]=[FP.$D6];AND(OR([.DL3]=1;[.DL2]=1);[.DL$7]&lt;=[FP.$D6]));&quot;Result2&quot;;&quot;Result&quot;))" office:value-type="float" office:value="89">
            <text:p>89</text:p>
          </table:table-cell>
          <table:table-cell table:style-name="ce24" table:formula="of:=SUM([.DM8:.DM10])+ORG.OPENOFFICE.STYLE(IF(OR([.DM$7]=[FP.$D6];AND(OR([.DM3]=1;[.DM2]=1);[.DM$7]&lt;=[FP.$D6]));&quot;Result2&quot;;&quot;Result&quot;))" office:value-type="float" office:value="90">
            <text:p>90</text:p>
          </table:table-cell>
          <table:table-cell table:style-name="ce24" table:formula="of:=SUM([.DN8:.DN10])+ORG.OPENOFFICE.STYLE(IF(OR([.DN$7]=[FP.$D6];AND(OR([.DN3]=1;[.DN2]=1);[.DN$7]&lt;=[FP.$D6]));&quot;Result2&quot;;&quot;Result&quot;))" office:value-type="float" office:value="90">
            <text:p>90</text:p>
          </table:table-cell>
          <table:table-cell table:style-name="ce24" table:formula="of:=SUM([.DO8:.DO10])+ORG.OPENOFFICE.STYLE(IF(OR([.DO$7]=[FP.$D6];AND(OR([.DO3]=1;[.DO2]=1);[.DO$7]&lt;=[FP.$D6]));&quot;Result2&quot;;&quot;Result&quot;))" office:value-type="float" office:value="90">
            <text:p>90</text:p>
          </table:table-cell>
          <table:table-cell table:style-name="ce24" table:formula="of:=SUM([.DP8:.DP10])+ORG.OPENOFFICE.STYLE(IF(OR([.DP$7]=[FP.$D6];AND(OR([.DP3]=1;[.DP2]=1);[.DP$7]&lt;=[FP.$D6]));&quot;Result2&quot;;&quot;Result&quot;))" office:value-type="float" office:value="94">
            <text:p>94</text:p>
          </table:table-cell>
          <table:table-cell table:style-name="ce24" table:formula="of:=SUM([.DQ8:.DQ10])+ORG.OPENOFFICE.STYLE(IF(OR([.DQ$7]=[FP.$D6];AND(OR([.DQ3]=1;[.DQ2]=1);[.DQ$7]&lt;=[FP.$D6]));&quot;Result2&quot;;&quot;Result&quot;))" office:value-type="float" office:value="94">
            <text:p>94</text:p>
          </table:table-cell>
          <table:table-cell table:style-name="ce24" table:formula="of:=SUM([.DR8:.DR10])+ORG.OPENOFFICE.STYLE(IF(OR([.DR$7]=[FP.$D6];AND(OR([.DR3]=1;[.DR2]=1);[.DR$7]&lt;=[FP.$D6]));&quot;Result2&quot;;&quot;Result&quot;))" office:value-type="float" office:value="94">
            <text:p>94</text:p>
          </table:table-cell>
          <table:table-cell table:style-name="ce24" table:formula="of:=SUM([.DS8:.DS10])+ORG.OPENOFFICE.STYLE(IF(OR([.DS$7]=[FP.$D6];AND(OR([.DS3]=1;[.DS2]=1);[.DS$7]&lt;=[FP.$D6]));&quot;Result2&quot;;&quot;Result&quot;))" office:value-type="float" office:value="95">
            <text:p>95</text:p>
          </table:table-cell>
          <table:table-cell table:style-name="ce24" table:formula="of:=SUM([.DT8:.DT10])+ORG.OPENOFFICE.STYLE(IF(OR([.DT$7]=[FP.$D6];AND(OR([.DT3]=1;[.DT2]=1);[.DT$7]&lt;=[FP.$D6]));&quot;Result2&quot;;&quot;Result&quot;))" office:value-type="float" office:value="95">
            <text:p>95</text:p>
          </table:table-cell>
        </table:table-row>
        <table:table-row table:style-name="ro1">
          <table:table-cell table:style-name="ce9" office:value-type="string">
            <text:p>w4</text:p>
          </table:table-cell>
          <table:table-cell table:style-name="ce25" table:formula="of:=SUM([.B8:.B11])+ORG.OPENOFFICE.STYLE(IF(OR([.B$7]=[FP.$D7];AND(OR([.B4]=1;[.B3]=1;[.B2]=1);[.B$7]&lt;=[FP.$D7]));&quot;Result2&quot;;&quot;Result&quot;))" office:value-type="float" office:value="0">
            <text:p>0</text:p>
          </table:table-cell>
          <table:table-cell table:style-name="ce24" table:formula="of:=SUM([.C8:.C11])+ORG.OPENOFFICE.STYLE(IF(OR([.C$7]=[FP.$D7];AND(OR([.C4]=1;[.C3]=1;[.C2]=1);[.C$7]&lt;=[FP.$D7]));&quot;Result2&quot;;&quot;Result&quot;))" office:value-type="float" office:value="6">
            <text:p>6</text:p>
          </table:table-cell>
          <table:table-cell table:style-name="ce24" table:formula="of:=SUM([.D8:.D11])+ORG.OPENOFFICE.STYLE(IF(OR([.D$7]=[FP.$D7];AND(OR([.D4]=1;[.D3]=1;[.D2]=1);[.D$7]&lt;=[FP.$D7]));&quot;Result2&quot;;&quot;Result&quot;))" office:value-type="float" office:value="6">
            <text:p>6</text:p>
          </table:table-cell>
          <table:table-cell table:style-name="ce25" table:formula="of:=SUM([.E8:.E11])+ORG.OPENOFFICE.STYLE(IF(OR([.E$7]=[FP.$D7];AND(OR([.E4]=1;[.E3]=1;[.E2]=1);[.E$7]&lt;=[FP.$D7]));&quot;Result2&quot;;&quot;Result&quot;))" office:value-type="float" office:value="6">
            <text:p>6</text:p>
          </table:table-cell>
          <table:table-cell table:style-name="ce24" table:formula="of:=SUM([.F8:.F11])+ORG.OPENOFFICE.STYLE(IF(OR([.F$7]=[FP.$D7];AND(OR([.F4]=1;[.F3]=1;[.F2]=1);[.F$7]&lt;=[FP.$D7]));&quot;Result2&quot;;&quot;Result&quot;))" office:value-type="float" office:value="7">
            <text:p>7</text:p>
          </table:table-cell>
          <table:table-cell table:style-name="ce24" table:formula="of:=SUM([.G8:.G11])+ORG.OPENOFFICE.STYLE(IF(OR([.G$7]=[FP.$D7];AND(OR([.G4]=1;[.G3]=1;[.G2]=1);[.G$7]&lt;=[FP.$D7]));&quot;Result2&quot;;&quot;Result&quot;))" office:value-type="float" office:value="7">
            <text:p>7</text:p>
          </table:table-cell>
          <table:table-cell table:style-name="ce25" table:formula="of:=SUM([.H8:.H11])+ORG.OPENOFFICE.STYLE(IF(OR([.H$7]=[FP.$D7];AND(OR([.H4]=1;[.H3]=1;[.H2]=1);[.H$7]&lt;=[FP.$D7]));&quot;Result2&quot;;&quot;Result&quot;))" office:value-type="float" office:value="7">
            <text:p>7</text:p>
          </table:table-cell>
          <table:table-cell table:style-name="ce24" table:formula="of:=SUM([.I8:.I11])+ORG.OPENOFFICE.STYLE(IF(OR([.I$7]=[FP.$D7];AND(OR([.I4]=1;[.I3]=1;[.I2]=1);[.I$7]&lt;=[FP.$D7]));&quot;Result2&quot;;&quot;Result&quot;))" office:value-type="float" office:value="8">
            <text:p>8</text:p>
          </table:table-cell>
          <table:table-cell table:style-name="ce24" table:formula="of:=SUM([.J8:.J11])+ORG.OPENOFFICE.STYLE(IF(OR([.J$7]=[FP.$D7];AND(OR([.J4]=1;[.J3]=1;[.J2]=1);[.J$7]&lt;=[FP.$D7]));&quot;Result2&quot;;&quot;Result&quot;))" office:value-type="float" office:value="8">
            <text:p>8</text:p>
          </table:table-cell>
          <table:table-cell table:style-name="ce25" table:formula="of:=SUM([.K8:.K11])+ORG.OPENOFFICE.STYLE(IF(OR([.K$7]=[FP.$D7];AND(OR([.K4]=1;[.K3]=1;[.K2]=1);[.K$7]&lt;=[FP.$D7]));&quot;Result2&quot;;&quot;Result&quot;))" office:value-type="float" office:value="8">
            <text:p>8</text:p>
          </table:table-cell>
          <table:table-cell table:style-name="ce24" table:formula="of:=SUM([.L8:.L11])+ORG.OPENOFFICE.STYLE(IF(OR([.L$7]=[FP.$D7];AND(OR([.L4]=1;[.L3]=1;[.L2]=1);[.L$7]&lt;=[FP.$D7]));&quot;Result2&quot;;&quot;Result&quot;))" office:value-type="float" office:value="12">
            <text:p>12</text:p>
          </table:table-cell>
          <table:table-cell table:style-name="ce24" table:formula="of:=SUM([.M8:.M11])+ORG.OPENOFFICE.STYLE(IF(OR([.M$7]=[FP.$D7];AND(OR([.M4]=1;[.M3]=1;[.M2]=1);[.M$7]&lt;=[FP.$D7]));&quot;Result2&quot;;&quot;Result&quot;))" office:value-type="float" office:value="12">
            <text:p>12</text:p>
          </table:table-cell>
          <table:table-cell table:style-name="ce25" table:formula="of:=SUM([.N8:.N11])+ORG.OPENOFFICE.STYLE(IF(OR([.N$7]=[FP.$D7];AND(OR([.N4]=1;[.N3]=1;[.N2]=1);[.N$7]&lt;=[FP.$D7]));&quot;Result2&quot;;&quot;Result&quot;))" office:value-type="float" office:value="12">
            <text:p>12</text:p>
          </table:table-cell>
          <table:table-cell table:style-name="ce24" table:formula="of:=SUM([.O8:.O11])+ORG.OPENOFFICE.STYLE(IF(OR([.O$7]=[FP.$D7];AND(OR([.O4]=1;[.O3]=1;[.O2]=1);[.O$7]&lt;=[FP.$D7]));&quot;Result2&quot;;&quot;Result&quot;))" office:value-type="float" office:value="13">
            <text:p>13</text:p>
          </table:table-cell>
          <table:table-cell table:style-name="ce24" table:formula="of:=SUM([.P8:.P11])+ORG.OPENOFFICE.STYLE(IF(OR([.P$7]=[FP.$D7];AND(OR([.P4]=1;[.P3]=1;[.P2]=1);[.P$7]&lt;=[FP.$D7]));&quot;Result2&quot;;&quot;Result&quot;))" office:value-type="float" office:value="13">
            <text:p>13</text:p>
          </table:table-cell>
          <table:table-cell table:style-name="ce25" table:formula="of:=SUM([.Q8:.Q11])+ORG.OPENOFFICE.STYLE(IF(OR([.Q$7]=[FP.$D7];AND(OR([.Q4]=1;[.Q3]=1;[.Q2]=1);[.Q$7]&lt;=[FP.$D7]));&quot;Result2&quot;;&quot;Result&quot;))" office:value-type="float" office:value="13">
            <text:p>13</text:p>
          </table:table-cell>
          <table:table-cell table:style-name="ce24" table:formula="of:=SUM([.R8:.R11])+ORG.OPENOFFICE.STYLE(IF(OR([.R$7]=[FP.$D7];AND(OR([.R4]=1;[.R3]=1;[.R2]=1);[.R$7]&lt;=[FP.$D7]));&quot;Result2&quot;;&quot;Result&quot;))" office:value-type="float" office:value="14">
            <text:p>14</text:p>
          </table:table-cell>
          <table:table-cell table:style-name="ce24" table:formula="of:=SUM([.S8:.S11])+ORG.OPENOFFICE.STYLE(IF(OR([.S$7]=[FP.$D7];AND(OR([.S4]=1;[.S3]=1;[.S2]=1);[.S$7]&lt;=[FP.$D7]));&quot;Result2&quot;;&quot;Result&quot;))" office:value-type="float" office:value="14">
            <text:p>14</text:p>
          </table:table-cell>
          <table:table-cell table:style-name="ce25" table:formula="of:=SUM([.T8:.T11])+ORG.OPENOFFICE.STYLE(IF(OR([.T$7]=[FP.$D7];AND(OR([.T4]=1;[.T3]=1;[.T2]=1);[.T$7]&lt;=[FP.$D7]));&quot;Result2&quot;;&quot;Result&quot;))" office:value-type="float" office:value="14">
            <text:p>14</text:p>
          </table:table-cell>
          <table:table-cell table:style-name="ce24" table:formula="of:=SUM([.U8:.U11])+ORG.OPENOFFICE.STYLE(IF(OR([.U$7]=[FP.$D7];AND(OR([.U4]=1;[.U3]=1;[.U2]=1);[.U$7]&lt;=[FP.$D7]));&quot;Result2&quot;;&quot;Result&quot;))" office:value-type="float" office:value="18">
            <text:p>18</text:p>
          </table:table-cell>
          <table:table-cell table:style-name="ce25" table:formula="of:=SUM([.V8:.V11])+ORG.OPENOFFICE.STYLE(IF(OR([.V$7]=[FP.$D7];AND(OR([.V4]=1;[.V3]=1;[.V2]=1);[.V$7]&lt;=[FP.$D7]));&quot;Result2&quot;;&quot;Result&quot;))" office:value-type="float" office:value="18">
            <text:p>18</text:p>
          </table:table-cell>
          <table:table-cell table:style-name="ce24" table:formula="of:=SUM([.W8:.W11])+ORG.OPENOFFICE.STYLE(IF(OR([.W$7]=[FP.$D7];AND(OR([.W4]=1;[.W3]=1;[.W2]=1);[.W$7]&lt;=[FP.$D7]));&quot;Result2&quot;;&quot;Result&quot;))" office:value-type="float" office:value="18">
            <text:p>18</text:p>
          </table:table-cell>
          <table:table-cell table:style-name="ce24" table:formula="of:=SUM([.X8:.X11])+ORG.OPENOFFICE.STYLE(IF(OR([.X$7]=[FP.$D7];AND(OR([.X4]=1;[.X3]=1;[.X2]=1);[.X$7]&lt;=[FP.$D7]));&quot;Result2&quot;;&quot;Result&quot;))" office:value-type="float" office:value="21">
            <text:p>21</text:p>
          </table:table-cell>
          <table:table-cell table:style-name="ce24" table:formula="of:=SUM([.Y8:.Y11])+ORG.OPENOFFICE.STYLE(IF(OR([.Y$7]=[FP.$D7];AND(OR([.Y4]=1;[.Y3]=1;[.Y2]=1);[.Y$7]&lt;=[FP.$D7]));&quot;Result2&quot;;&quot;Result&quot;))" office:value-type="float" office:value="21">
            <text:p>21</text:p>
          </table:table-cell>
          <table:table-cell table:style-name="ce24" table:formula="of:=SUM([.Z8:.Z11])+ORG.OPENOFFICE.STYLE(IF(OR([.Z$7]=[FP.$D7];AND(OR([.Z4]=1;[.Z3]=1;[.Z2]=1);[.Z$7]&lt;=[FP.$D7]));&quot;Result2&quot;;&quot;Result&quot;))" office:value-type="float" office:value="21">
            <text:p>21</text:p>
          </table:table-cell>
          <table:table-cell table:style-name="ce24" table:formula="of:=SUM([.AA8:.AA11])+ORG.OPENOFFICE.STYLE(IF(OR([.AA$7]=[FP.$D7];AND(OR([.AA4]=1;[.AA3]=1;[.AA2]=1);[.AA$7]&lt;=[FP.$D7]));&quot;Result2&quot;;&quot;Result&quot;))" office:value-type="float" office:value="22">
            <text:p>22</text:p>
          </table:table-cell>
          <table:table-cell table:style-name="ce24" table:formula="of:=SUM([.AB8:.AB11])+ORG.OPENOFFICE.STYLE(IF(OR([.AB$7]=[FP.$D7];AND(OR([.AB4]=1;[.AB3]=1;[.AB2]=1);[.AB$7]&lt;=[FP.$D7]));&quot;Result2&quot;;&quot;Result&quot;))" office:value-type="float" office:value="22">
            <text:p>22</text:p>
          </table:table-cell>
          <table:table-cell table:style-name="ce24" table:formula="of:=SUM([.AC8:.AC11])+ORG.OPENOFFICE.STYLE(IF(OR([.AC$7]=[FP.$D7];AND(OR([.AC4]=1;[.AC3]=1;[.AC2]=1);[.AC$7]&lt;=[FP.$D7]));&quot;Result2&quot;;&quot;Result&quot;))" office:value-type="float" office:value="22">
            <text:p>22</text:p>
          </table:table-cell>
          <table:table-cell table:style-name="ce24" table:formula="of:=SUM([.AD8:.AD11])+ORG.OPENOFFICE.STYLE(IF(OR([.AD$7]=[FP.$D7];AND(OR([.AD4]=1;[.AD3]=1;[.AD2]=1);[.AD$7]&lt;=[FP.$D7]));&quot;Result2&quot;;&quot;Result&quot;))" office:value-type="float" office:value="26">
            <text:p>26</text:p>
          </table:table-cell>
          <table:table-cell table:style-name="ce24" table:formula="of:=SUM([.AE8:.AE11])+ORG.OPENOFFICE.STYLE(IF(OR([.AE$7]=[FP.$D7];AND(OR([.AE4]=1;[.AE3]=1;[.AE2]=1);[.AE$7]&lt;=[FP.$D7]));&quot;Result2&quot;;&quot;Result&quot;))" office:value-type="float" office:value="26">
            <text:p>26</text:p>
          </table:table-cell>
          <table:table-cell table:style-name="ce24" table:formula="of:=SUM([.AF8:.AF11])+ORG.OPENOFFICE.STYLE(IF(OR([.AF$7]=[FP.$D7];AND(OR([.AF4]=1;[.AF3]=1;[.AF2]=1);[.AF$7]&lt;=[FP.$D7]));&quot;Result2&quot;;&quot;Result&quot;))" office:value-type="float" office:value="26">
            <text:p>26</text:p>
          </table:table-cell>
          <table:table-cell table:style-name="ce24" table:formula="of:=SUM([.AG8:.AG11])+ORG.OPENOFFICE.STYLE(IF(OR([.AG$7]=[FP.$D7];AND(OR([.AG4]=1;[.AG3]=1;[.AG2]=1);[.AG$7]&lt;=[FP.$D7]));&quot;Result2&quot;;&quot;Result&quot;))" office:value-type="float" office:value="27">
            <text:p>27</text:p>
          </table:table-cell>
          <table:table-cell table:style-name="ce24" table:formula="of:=SUM([.AH8:.AH11])+ORG.OPENOFFICE.STYLE(IF(OR([.AH$7]=[FP.$D7];AND(OR([.AH4]=1;[.AH3]=1;[.AH2]=1);[.AH$7]&lt;=[FP.$D7]));&quot;Result2&quot;;&quot;Result&quot;))" office:value-type="float" office:value="27">
            <text:p>27</text:p>
          </table:table-cell>
          <table:table-cell table:style-name="ce24" table:formula="of:=SUM([.AI8:.AI11])+ORG.OPENOFFICE.STYLE(IF(OR([.AI$7]=[FP.$D7];AND(OR([.AI4]=1;[.AI3]=1;[.AI2]=1);[.AI$7]&lt;=[FP.$D7]));&quot;Result2&quot;;&quot;Result&quot;))" office:value-type="float" office:value="27">
            <text:p>27</text:p>
          </table:table-cell>
          <table:table-cell table:style-name="ce24" table:formula="of:=SUM([.AJ8:.AJ11])+ORG.OPENOFFICE.STYLE(IF(OR([.AJ$7]=[FP.$D7];AND(OR([.AJ4]=1;[.AJ3]=1;[.AJ2]=1);[.AJ$7]&lt;=[FP.$D7]));&quot;Result2&quot;;&quot;Result&quot;))" office:value-type="float" office:value="28">
            <text:p>28</text:p>
          </table:table-cell>
          <table:table-cell table:style-name="ce24" table:formula="of:=SUM([.AK8:.AK11])+ORG.OPENOFFICE.STYLE(IF(OR([.AK$7]=[FP.$D7];AND(OR([.AK4]=1;[.AK3]=1;[.AK2]=1);[.AK$7]&lt;=[FP.$D7]));&quot;Result2&quot;;&quot;Result&quot;))" office:value-type="float" office:value="28">
            <text:p>28</text:p>
          </table:table-cell>
          <table:table-cell table:style-name="ce24" table:formula="of:=SUM([.AL8:.AL11])+ORG.OPENOFFICE.STYLE(IF(OR([.AL$7]=[FP.$D7];AND(OR([.AL4]=1;[.AL3]=1;[.AL2]=1);[.AL$7]&lt;=[FP.$D7]));&quot;Result2&quot;;&quot;Result&quot;))" office:value-type="float" office:value="28">
            <text:p>28</text:p>
          </table:table-cell>
          <table:table-cell table:style-name="ce24" table:formula="of:=SUM([.AM8:.AM11])+ORG.OPENOFFICE.STYLE(IF(OR([.AM$7]=[FP.$D7];AND(OR([.AM4]=1;[.AM3]=1;[.AM2]=1);[.AM$7]&lt;=[FP.$D7]));&quot;Result2&quot;;&quot;Result&quot;))" office:value-type="float" office:value="32">
            <text:p>32</text:p>
          </table:table-cell>
          <table:table-cell table:style-name="ce24" table:formula="of:=SUM([.AN8:.AN11])+ORG.OPENOFFICE.STYLE(IF(OR([.AN$7]=[FP.$D7];AND(OR([.AN4]=1;[.AN3]=1;[.AN2]=1);[.AN$7]&lt;=[FP.$D7]));&quot;Result2&quot;;&quot;Result&quot;))" office:value-type="float" office:value="32">
            <text:p>32</text:p>
          </table:table-cell>
          <table:table-cell table:style-name="ce24" table:formula="of:=SUM([.AO8:.AO11])+ORG.OPENOFFICE.STYLE(IF(OR([.AO$7]=[FP.$D7];AND(OR([.AO4]=1;[.AO3]=1;[.AO2]=1);[.AO$7]&lt;=[FP.$D7]));&quot;Result2&quot;;&quot;Result&quot;))" office:value-type="float" office:value="32">
            <text:p>32</text:p>
          </table:table-cell>
          <table:table-cell table:style-name="ce24" table:formula="of:=SUM([.AP8:.AP11])+ORG.OPENOFFICE.STYLE(IF(OR([.AP$7]=[FP.$D7];AND(OR([.AP4]=1;[.AP3]=1;[.AP2]=1);[.AP$7]&lt;=[FP.$D7]));&quot;Result2&quot;;&quot;Result&quot;))" office:value-type="float" office:value="33">
            <text:p>33</text:p>
          </table:table-cell>
          <table:table-cell table:style-name="ce24" table:formula="of:=SUM([.AQ8:.AQ11])+ORG.OPENOFFICE.STYLE(IF(OR([.AQ$7]=[FP.$D7];AND(OR([.AQ4]=1;[.AQ3]=1;[.AQ2]=1);[.AQ$7]&lt;=[FP.$D7]));&quot;Result2&quot;;&quot;Result&quot;))" office:value-type="float" office:value="33">
            <text:p>33</text:p>
          </table:table-cell>
          <table:table-cell table:style-name="ce24" table:formula="of:=SUM([.AR8:.AR11])+ORG.OPENOFFICE.STYLE(IF(OR([.AR$7]=[FP.$D7];AND(OR([.AR4]=1;[.AR3]=1;[.AR2]=1);[.AR$7]&lt;=[FP.$D7]));&quot;Result2&quot;;&quot;Result&quot;))" office:value-type="float" office:value="33">
            <text:p>33</text:p>
          </table:table-cell>
          <table:table-cell table:style-name="ce24" table:formula="of:=SUM([.AS8:.AS11])+ORG.OPENOFFICE.STYLE(IF(OR([.AS$7]=[FP.$D7];AND(OR([.AS4]=1;[.AS3]=1;[.AS2]=1);[.AS$7]&lt;=[FP.$D7]));&quot;Result2&quot;;&quot;Result&quot;))" office:value-type="float" office:value="36">
            <text:p>36</text:p>
          </table:table-cell>
          <table:table-cell table:style-name="ce24" table:formula="of:=SUM([.AT8:.AT11])+ORG.OPENOFFICE.STYLE(IF(OR([.AT$7]=[FP.$D7];AND(OR([.AT4]=1;[.AT3]=1;[.AT2]=1);[.AT$7]&lt;=[FP.$D7]));&quot;Result2&quot;;&quot;Result&quot;))" office:value-type="float" office:value="36">
            <text:p>36</text:p>
          </table:table-cell>
          <table:table-cell table:style-name="ce24" table:formula="of:=SUM([.AU8:.AU11])+ORG.OPENOFFICE.STYLE(IF(OR([.AU$7]=[FP.$D7];AND(OR([.AU4]=1;[.AU3]=1;[.AU2]=1);[.AU$7]&lt;=[FP.$D7]));&quot;Result2&quot;;&quot;Result&quot;))" office:value-type="float" office:value="36">
            <text:p>36</text:p>
          </table:table-cell>
          <table:table-cell table:style-name="ce24" table:formula="of:=SUM([.AV8:.AV11])+ORG.OPENOFFICE.STYLE(IF(OR([.AV$7]=[FP.$D7];AND(OR([.AV4]=1;[.AV3]=1;[.AV2]=1);[.AV$7]&lt;=[FP.$D7]));&quot;Result2&quot;;&quot;Result&quot;))" office:value-type="float" office:value="40">
            <text:p>40</text:p>
          </table:table-cell>
          <table:table-cell table:style-name="ce24" table:formula="of:=SUM([.AW8:.AW11])+ORG.OPENOFFICE.STYLE(IF(OR([.AW$7]=[FP.$D7];AND(OR([.AW4]=1;[.AW3]=1;[.AW2]=1);[.AW$7]&lt;=[FP.$D7]));&quot;Result2&quot;;&quot;Result&quot;))" office:value-type="float" office:value="40">
            <text:p>40</text:p>
          </table:table-cell>
          <table:table-cell table:style-name="ce24" table:formula="of:=SUM([.AX8:.AX11])+ORG.OPENOFFICE.STYLE(IF(OR([.AX$7]=[FP.$D7];AND(OR([.AX4]=1;[.AX3]=1;[.AX2]=1);[.AX$7]&lt;=[FP.$D7]));&quot;Result2&quot;;&quot;Result&quot;))" office:value-type="float" office:value="40">
            <text:p>40</text:p>
          </table:table-cell>
          <table:table-cell table:style-name="ce24" table:formula="of:=SUM([.AY8:.AY11])+ORG.OPENOFFICE.STYLE(IF(OR([.AY$7]=[FP.$D7];AND(OR([.AY4]=1;[.AY3]=1;[.AY2]=1);[.AY$7]&lt;=[FP.$D7]));&quot;Result2&quot;;&quot;Result&quot;))" office:value-type="float" office:value="41">
            <text:p>41</text:p>
          </table:table-cell>
          <table:table-cell table:style-name="ce24" table:formula="of:=SUM([.AZ8:.AZ11])+ORG.OPENOFFICE.STYLE(IF(OR([.AZ$7]=[FP.$D7];AND(OR([.AZ4]=1;[.AZ3]=1;[.AZ2]=1);[.AZ$7]&lt;=[FP.$D7]));&quot;Result2&quot;;&quot;Result&quot;))" office:value-type="float" office:value="41">
            <text:p>41</text:p>
          </table:table-cell>
          <table:table-cell table:style-name="ce24" table:formula="of:=SUM([.BA8:.BA11])+ORG.OPENOFFICE.STYLE(IF(OR([.BA$7]=[FP.$D7];AND(OR([.BA4]=1;[.BA3]=1;[.BA2]=1);[.BA$7]&lt;=[FP.$D7]));&quot;Result2&quot;;&quot;Result&quot;))" office:value-type="float" office:value="41">
            <text:p>41</text:p>
          </table:table-cell>
          <table:table-cell table:style-name="ce24" table:formula="of:=SUM([.BB8:.BB11])+ORG.OPENOFFICE.STYLE(IF(OR([.BB$7]=[FP.$D7];AND(OR([.BB4]=1;[.BB3]=1;[.BB2]=1);[.BB$7]&lt;=[FP.$D7]));&quot;Result2&quot;;&quot;Result&quot;))" office:value-type="float" office:value="42">
            <text:p>42</text:p>
          </table:table-cell>
          <table:table-cell table:style-name="ce24" table:formula="of:=SUM([.BC8:.BC11])+ORG.OPENOFFICE.STYLE(IF(OR([.BC$7]=[FP.$D7];AND(OR([.BC4]=1;[.BC3]=1;[.BC2]=1);[.BC$7]&lt;=[FP.$D7]));&quot;Result2&quot;;&quot;Result&quot;))" office:value-type="float" office:value="42">
            <text:p>42</text:p>
          </table:table-cell>
          <table:table-cell table:style-name="ce24" table:formula="of:=SUM([.BD8:.BD11])+ORG.OPENOFFICE.STYLE(IF(OR([.BD$7]=[FP.$D7];AND(OR([.BD4]=1;[.BD3]=1;[.BD2]=1);[.BD$7]&lt;=[FP.$D7]));&quot;Result2&quot;;&quot;Result&quot;))" office:value-type="float" office:value="42">
            <text:p>42</text:p>
          </table:table-cell>
          <table:table-cell table:style-name="ce24" table:formula="of:=SUM([.BE8:.BE11])+ORG.OPENOFFICE.STYLE(IF(OR([.BE$7]=[FP.$D7];AND(OR([.BE4]=1;[.BE3]=1;[.BE2]=1);[.BE$7]&lt;=[FP.$D7]));&quot;Result2&quot;;&quot;Result&quot;))" office:value-type="float" office:value="46">
            <text:p>46</text:p>
          </table:table-cell>
          <table:table-cell table:style-name="ce24" table:formula="of:=SUM([.BF8:.BF11])+ORG.OPENOFFICE.STYLE(IF(OR([.BF$7]=[FP.$D7];AND(OR([.BF4]=1;[.BF3]=1;[.BF2]=1);[.BF$7]&lt;=[FP.$D7]));&quot;Result2&quot;;&quot;Result&quot;))" office:value-type="float" office:value="46">
            <text:p>46</text:p>
          </table:table-cell>
          <table:table-cell table:style-name="ce24" table:formula="of:=SUM([.BG8:.BG11])+ORG.OPENOFFICE.STYLE(IF(OR([.BG$7]=[FP.$D7];AND(OR([.BG4]=1;[.BG3]=1;[.BG2]=1);[.BG$7]&lt;=[FP.$D7]));&quot;Result2&quot;;&quot;Result&quot;))" office:value-type="float" office:value="46">
            <text:p>46</text:p>
          </table:table-cell>
          <table:table-cell table:style-name="ce24" table:formula="of:=SUM([.BH8:.BH11])+ORG.OPENOFFICE.STYLE(IF(OR([.BH$7]=[FP.$D7];AND(OR([.BH4]=1;[.BH3]=1;[.BH2]=1);[.BH$7]&lt;=[FP.$D7]));&quot;Result2&quot;;&quot;Result&quot;))" office:value-type="float" office:value="47">
            <text:p>47</text:p>
          </table:table-cell>
          <table:table-cell table:style-name="ce24" table:formula="of:=SUM([.BI8:.BI11])+ORG.OPENOFFICE.STYLE(IF(OR([.BI$7]=[FP.$D7];AND(OR([.BI4]=1;[.BI3]=1;[.BI2]=1);[.BI$7]&lt;=[FP.$D7]));&quot;Result2&quot;;&quot;Result&quot;))" office:value-type="float" office:value="47">
            <text:p>47</text:p>
          </table:table-cell>
          <table:table-cell table:style-name="ce24" table:formula="of:=SUM([.BJ8:.BJ11])+ORG.OPENOFFICE.STYLE(IF(OR([.BJ$7]=[FP.$D7];AND(OR([.BJ4]=1;[.BJ3]=1;[.BJ2]=1);[.BJ$7]&lt;=[FP.$D7]));&quot;Result2&quot;;&quot;Result&quot;))" office:value-type="float" office:value="47">
            <text:p>47</text:p>
          </table:table-cell>
          <table:table-cell table:style-name="ce24" table:formula="of:=SUM([.BK8:.BK11])+ORG.OPENOFFICE.STYLE(IF(OR([.BK$7]=[FP.$D7];AND(OR([.BK4]=1;[.BK3]=1;[.BK2]=1);[.BK$7]&lt;=[FP.$D7]));&quot;Result2&quot;;&quot;Result&quot;))" office:value-type="float" office:value="48">
            <text:p>48</text:p>
          </table:table-cell>
          <table:table-cell table:style-name="ce24" table:formula="of:=SUM([.BL8:.BL11])+ORG.OPENOFFICE.STYLE(IF(OR([.BL$7]=[FP.$D7];AND(OR([.BL4]=1;[.BL3]=1;[.BL2]=1);[.BL$7]&lt;=[FP.$D7]));&quot;Result2&quot;;&quot;Result&quot;))" office:value-type="float" office:value="48">
            <text:p>48</text:p>
          </table:table-cell>
          <table:table-cell table:style-name="ce24" table:formula="of:=SUM([.BM8:.BM11])+ORG.OPENOFFICE.STYLE(IF(OR([.BM$7]=[FP.$D7];AND(OR([.BM4]=1;[.BM3]=1;[.BM2]=1);[.BM$7]&lt;=[FP.$D7]));&quot;Result2&quot;;&quot;Result&quot;))" office:value-type="float" office:value="48">
            <text:p>48</text:p>
          </table:table-cell>
          <table:table-cell table:style-name="ce24" table:formula="of:=SUM([.BN8:.BN11])+ORG.OPENOFFICE.STYLE(IF(OR([.BN$7]=[FP.$D7];AND(OR([.BN4]=1;[.BN3]=1;[.BN2]=1);[.BN$7]&lt;=[FP.$D7]));&quot;Result2&quot;;&quot;Result&quot;))" office:value-type="float" office:value="54">
            <text:p>54</text:p>
          </table:table-cell>
          <table:table-cell table:style-name="ce24" table:formula="of:=SUM([.BO8:.BO11])+ORG.OPENOFFICE.STYLE(IF(OR([.BO$7]=[FP.$D7];AND(OR([.BO4]=1;[.BO3]=1;[.BO2]=1);[.BO$7]&lt;=[FP.$D7]));&quot;Result2&quot;;&quot;Result&quot;))" office:value-type="float" office:value="54">
            <text:p>54</text:p>
          </table:table-cell>
          <table:table-cell table:style-name="ce24" table:formula="of:=SUM([.BP8:.BP11])+ORG.OPENOFFICE.STYLE(IF(OR([.BP$7]=[FP.$D7];AND(OR([.BP4]=1;[.BP3]=1;[.BP2]=1);[.BP$7]&lt;=[FP.$D7]));&quot;Result2&quot;;&quot;Result&quot;))" office:value-type="float" office:value="54">
            <text:p>54</text:p>
          </table:table-cell>
          <table:table-cell table:style-name="ce24" table:formula="of:=SUM([.BQ8:.BQ11])+ORG.OPENOFFICE.STYLE(IF(OR([.BQ$7]=[FP.$D7];AND(OR([.BQ4]=1;[.BQ3]=1;[.BQ2]=1);[.BQ$7]&lt;=[FP.$D7]));&quot;Result2&quot;;&quot;Result&quot;))" office:value-type="float" office:value="55">
            <text:p>55</text:p>
          </table:table-cell>
          <table:table-cell table:style-name="ce24" table:formula="of:=SUM([.BR8:.BR11])+ORG.OPENOFFICE.STYLE(IF(OR([.BR$7]=[FP.$D7];AND(OR([.BR4]=1;[.BR3]=1;[.BR2]=1);[.BR$7]&lt;=[FP.$D7]));&quot;Result2&quot;;&quot;Result&quot;))" office:value-type="float" office:value="55">
            <text:p>55</text:p>
          </table:table-cell>
          <table:table-cell table:style-name="ce24" table:formula="of:=SUM([.BS8:.BS11])+ORG.OPENOFFICE.STYLE(IF(OR([.BS$7]=[FP.$D7];AND(OR([.BS4]=1;[.BS3]=1;[.BS2]=1);[.BS$7]&lt;=[FP.$D7]));&quot;Result2&quot;;&quot;Result&quot;))" office:value-type="float" office:value="55">
            <text:p>55</text:p>
          </table:table-cell>
          <table:table-cell table:style-name="ce24" table:formula="of:=SUM([.BT8:.BT11])+ORG.OPENOFFICE.STYLE(IF(OR([.BT$7]=[FP.$D7];AND(OR([.BT4]=1;[.BT3]=1;[.BT2]=1);[.BT$7]&lt;=[FP.$D7]));&quot;Result2&quot;;&quot;Result&quot;))" office:value-type="float" office:value="56">
            <text:p>56</text:p>
          </table:table-cell>
          <table:table-cell table:style-name="ce24" table:formula="of:=SUM([.BU8:.BU11])+ORG.OPENOFFICE.STYLE(IF(OR([.BU$7]=[FP.$D7];AND(OR([.BU4]=1;[.BU3]=1;[.BU2]=1);[.BU$7]&lt;=[FP.$D7]));&quot;Result2&quot;;&quot;Result&quot;))" office:value-type="float" office:value="56">
            <text:p>56</text:p>
          </table:table-cell>
          <table:table-cell table:style-name="ce24" table:formula="of:=SUM([.BV8:.BV11])+ORG.OPENOFFICE.STYLE(IF(OR([.BV$7]=[FP.$D7];AND(OR([.BV4]=1;[.BV3]=1;[.BV2]=1);[.BV$7]&lt;=[FP.$D7]));&quot;Result2&quot;;&quot;Result&quot;))" office:value-type="float" office:value="56">
            <text:p>56</text:p>
          </table:table-cell>
          <table:table-cell table:style-name="ce24" table:formula="of:=SUM([.BW8:.BW11])+ORG.OPENOFFICE.STYLE(IF(OR([.BW$7]=[FP.$D7];AND(OR([.BW4]=1;[.BW3]=1;[.BW2]=1);[.BW$7]&lt;=[FP.$D7]));&quot;Result2&quot;;&quot;Result&quot;))" office:value-type="float" office:value="60">
            <text:p>60</text:p>
          </table:table-cell>
          <table:table-cell table:style-name="ce24" table:formula="of:=SUM([.BX8:.BX11])+ORG.OPENOFFICE.STYLE(IF(OR([.BX$7]=[FP.$D7];AND(OR([.BX4]=1;[.BX3]=1;[.BX2]=1);[.BX$7]&lt;=[FP.$D7]));&quot;Result2&quot;;&quot;Result&quot;))" office:value-type="float" office:value="60">
            <text:p>60</text:p>
          </table:table-cell>
          <table:table-cell table:style-name="ce24" table:formula="of:=SUM([.BY8:.BY11])+ORG.OPENOFFICE.STYLE(IF(OR([.BY$7]=[FP.$D7];AND(OR([.BY4]=1;[.BY3]=1;[.BY2]=1);[.BY$7]&lt;=[FP.$D7]));&quot;Result2&quot;;&quot;Result&quot;))" office:value-type="float" office:value="60">
            <text:p>60</text:p>
          </table:table-cell>
          <table:table-cell table:style-name="ce24" table:formula="of:=SUM([.BZ8:.BZ11])+ORG.OPENOFFICE.STYLE(IF(OR([.BZ$7]=[FP.$D7];AND(OR([.BZ4]=1;[.BZ3]=1;[.BZ2]=1);[.BZ$7]&lt;=[FP.$D7]));&quot;Result2&quot;;&quot;Result&quot;))" office:value-type="float" office:value="61">
            <text:p>61</text:p>
          </table:table-cell>
          <table:table-cell table:style-name="ce24" table:formula="of:=SUM([.CA8:.CA11])+ORG.OPENOFFICE.STYLE(IF(OR([.CA$7]=[FP.$D7];AND(OR([.CA4]=1;[.CA3]=1;[.CA2]=1);[.CA$7]&lt;=[FP.$D7]));&quot;Result2&quot;;&quot;Result&quot;))" office:value-type="float" office:value="61">
            <text:p>61</text:p>
          </table:table-cell>
          <table:table-cell table:style-name="ce24" table:formula="of:=SUM([.CB8:.CB11])+ORG.OPENOFFICE.STYLE(IF(OR([.CB$7]=[FP.$D7];AND(OR([.CB4]=1;[.CB3]=1;[.CB2]=1);[.CB$7]&lt;=[FP.$D7]));&quot;Result2&quot;;&quot;Result&quot;))" office:value-type="float" office:value="61">
            <text:p>61</text:p>
          </table:table-cell>
          <table:table-cell table:style-name="ce24" table:formula="of:=SUM([.CC8:.CC11])+ORG.OPENOFFICE.STYLE(IF(OR([.CC$7]=[FP.$D7];AND(OR([.CC4]=1;[.CC3]=1;[.CC2]=1);[.CC$7]&lt;=[FP.$D7]));&quot;Result2&quot;;&quot;Result&quot;))" office:value-type="float" office:value="62">
            <text:p>62</text:p>
          </table:table-cell>
          <table:table-cell table:style-name="ce24" table:formula="of:=SUM([.CD8:.CD11])+ORG.OPENOFFICE.STYLE(IF(OR([.CD$7]=[FP.$D7];AND(OR([.CD4]=1;[.CD3]=1;[.CD2]=1);[.CD$7]&lt;=[FP.$D7]));&quot;Result2&quot;;&quot;Result&quot;))" office:value-type="float" office:value="62">
            <text:p>62</text:p>
          </table:table-cell>
          <table:table-cell table:style-name="ce24" table:formula="of:=SUM([.CE8:.CE11])+ORG.OPENOFFICE.STYLE(IF(OR([.CE$7]=[FP.$D7];AND(OR([.CE4]=1;[.CE3]=1;[.CE2]=1);[.CE$7]&lt;=[FP.$D7]));&quot;Result2&quot;;&quot;Result&quot;))" office:value-type="float" office:value="62">
            <text:p>62</text:p>
          </table:table-cell>
          <table:table-cell table:style-name="ce24" table:formula="of:=SUM([.CF8:.CF11])+ORG.OPENOFFICE.STYLE(IF(OR([.CF$7]=[FP.$D7];AND(OR([.CF4]=1;[.CF3]=1;[.CF2]=1);[.CF$7]&lt;=[FP.$D7]));&quot;Result2&quot;;&quot;Result&quot;))" office:value-type="float" office:value="66">
            <text:p>66</text:p>
          </table:table-cell>
          <table:table-cell table:style-name="ce24" table:formula="of:=SUM([.CG8:.CG11])+ORG.OPENOFFICE.STYLE(IF(OR([.CG$7]=[FP.$D7];AND(OR([.CG4]=1;[.CG3]=1;[.CG2]=1);[.CG$7]&lt;=[FP.$D7]));&quot;Result2&quot;;&quot;Result&quot;))" office:value-type="float" office:value="66">
            <text:p>66</text:p>
          </table:table-cell>
          <table:table-cell table:style-name="ce24" table:formula="of:=SUM([.CH8:.CH11])+ORG.OPENOFFICE.STYLE(IF(OR([.CH$7]=[FP.$D7];AND(OR([.CH4]=1;[.CH3]=1;[.CH2]=1);[.CH$7]&lt;=[FP.$D7]));&quot;Result2&quot;;&quot;Result&quot;))" office:value-type="float" office:value="66">
            <text:p>66</text:p>
          </table:table-cell>
          <table:table-cell table:style-name="ce24" table:formula="of:=SUM([.CI8:.CI11])+ORG.OPENOFFICE.STYLE(IF(OR([.CI$7]=[FP.$D7];AND(OR([.CI4]=1;[.CI3]=1;[.CI2]=1);[.CI$7]&lt;=[FP.$D7]));&quot;Result2&quot;;&quot;Result&quot;))" office:value-type="float" office:value="69">
            <text:p>69</text:p>
          </table:table-cell>
          <table:table-cell table:style-name="ce24" table:formula="of:=SUM([.CJ8:.CJ11])+ORG.OPENOFFICE.STYLE(IF(OR([.CJ$7]=[FP.$D7];AND(OR([.CJ4]=1;[.CJ3]=1;[.CJ2]=1);[.CJ$7]&lt;=[FP.$D7]));&quot;Result2&quot;;&quot;Result&quot;))" office:value-type="float" office:value="69">
            <text:p>69</text:p>
          </table:table-cell>
          <table:table-cell table:style-name="ce24" table:formula="of:=SUM([.CK8:.CK11])+ORG.OPENOFFICE.STYLE(IF(OR([.CK$7]=[FP.$D7];AND(OR([.CK4]=1;[.CK3]=1;[.CK2]=1);[.CK$7]&lt;=[FP.$D7]));&quot;Result2&quot;;&quot;Result&quot;))" office:value-type="float" office:value="69">
            <text:p>69</text:p>
          </table:table-cell>
          <table:table-cell table:style-name="ce24" table:formula="of:=SUM([.CL8:.CL11])+ORG.OPENOFFICE.STYLE(IF(OR([.CL$7]=[FP.$D7];AND(OR([.CL4]=1;[.CL3]=1;[.CL2]=1);[.CL$7]&lt;=[FP.$D7]));&quot;Result2&quot;;&quot;Result&quot;))" office:value-type="float" office:value="70">
            <text:p>70</text:p>
          </table:table-cell>
          <table:table-cell table:style-name="ce24" table:formula="of:=SUM([.CM8:.CM11])+ORG.OPENOFFICE.STYLE(IF(OR([.CM$7]=[FP.$D7];AND(OR([.CM4]=1;[.CM3]=1;[.CM2]=1);[.CM$7]&lt;=[FP.$D7]));&quot;Result2&quot;;&quot;Result&quot;))" office:value-type="float" office:value="70">
            <text:p>70</text:p>
          </table:table-cell>
          <table:table-cell table:style-name="ce24" table:formula="of:=SUM([.CN8:.CN11])+ORG.OPENOFFICE.STYLE(IF(OR([.CN$7]=[FP.$D7];AND(OR([.CN4]=1;[.CN3]=1;[.CN2]=1);[.CN$7]&lt;=[FP.$D7]));&quot;Result2&quot;;&quot;Result&quot;))" office:value-type="float" office:value="70">
            <text:p>70</text:p>
          </table:table-cell>
          <table:table-cell table:style-name="ce24" table:formula="of:=SUM([.CO8:.CO11])+ORG.OPENOFFICE.STYLE(IF(OR([.CO$7]=[FP.$D7];AND(OR([.CO4]=1;[.CO3]=1;[.CO2]=1);[.CO$7]&lt;=[FP.$D7]));&quot;Result2&quot;;&quot;Result&quot;))" office:value-type="float" office:value="74">
            <text:p>74</text:p>
          </table:table-cell>
          <table:table-cell table:style-name="ce24" table:formula="of:=SUM([.CP8:.CP11])+ORG.OPENOFFICE.STYLE(IF(OR([.CP$7]=[FP.$D7];AND(OR([.CP4]=1;[.CP3]=1;[.CP2]=1);[.CP$7]&lt;=[FP.$D7]));&quot;Result2&quot;;&quot;Result&quot;))" office:value-type="float" office:value="74">
            <text:p>74</text:p>
          </table:table-cell>
          <table:table-cell table:style-name="ce24" table:formula="of:=SUM([.CQ8:.CQ11])+ORG.OPENOFFICE.STYLE(IF(OR([.CQ$7]=[FP.$D7];AND(OR([.CQ4]=1;[.CQ3]=1;[.CQ2]=1);[.CQ$7]&lt;=[FP.$D7]));&quot;Result2&quot;;&quot;Result&quot;))" office:value-type="float" office:value="74">
            <text:p>74</text:p>
          </table:table-cell>
          <table:table-cell table:style-name="ce24" table:formula="of:=SUM([.CR8:.CR11])+ORG.OPENOFFICE.STYLE(IF(OR([.CR$7]=[FP.$D7];AND(OR([.CR4]=1;[.CR3]=1;[.CR2]=1);[.CR$7]&lt;=[FP.$D7]));&quot;Result2&quot;;&quot;Result&quot;))" office:value-type="float" office:value="75">
            <text:p>75</text:p>
          </table:table-cell>
          <table:table-cell table:style-name="ce24" table:formula="of:=SUM([.CS8:.CS11])+ORG.OPENOFFICE.STYLE(IF(OR([.CS$7]=[FP.$D7];AND(OR([.CS4]=1;[.CS3]=1;[.CS2]=1);[.CS$7]&lt;=[FP.$D7]));&quot;Result2&quot;;&quot;Result&quot;))" office:value-type="float" office:value="75">
            <text:p>75</text:p>
          </table:table-cell>
          <table:table-cell table:style-name="ce24" table:formula="of:=SUM([.CT8:.CT11])+ORG.OPENOFFICE.STYLE(IF(OR([.CT$7]=[FP.$D7];AND(OR([.CT4]=1;[.CT3]=1;[.CT2]=1);[.CT$7]&lt;=[FP.$D7]));&quot;Result2&quot;;&quot;Result&quot;))" office:value-type="float" office:value="75">
            <text:p>75</text:p>
          </table:table-cell>
          <table:table-cell table:style-name="ce24" table:formula="of:=SUM([.CU8:.CU11])+ORG.OPENOFFICE.STYLE(IF(OR([.CU$7]=[FP.$D7];AND(OR([.CU4]=1;[.CU3]=1;[.CU2]=1);[.CU$7]&lt;=[FP.$D7]));&quot;Result2&quot;;&quot;Result&quot;))" office:value-type="float" office:value="76">
            <text:p>76</text:p>
          </table:table-cell>
          <table:table-cell table:style-name="ce24" table:formula="of:=SUM([.CV8:.CV11])+ORG.OPENOFFICE.STYLE(IF(OR([.CV$7]=[FP.$D7];AND(OR([.CV4]=1;[.CV3]=1;[.CV2]=1);[.CV$7]&lt;=[FP.$D7]));&quot;Result2&quot;;&quot;Result&quot;))" office:value-type="float" office:value="76">
            <text:p>76</text:p>
          </table:table-cell>
          <table:table-cell table:style-name="ce24" table:formula="of:=SUM([.CW8:.CW11])+ORG.OPENOFFICE.STYLE(IF(OR([.CW$7]=[FP.$D7];AND(OR([.CW4]=1;[.CW3]=1;[.CW2]=1);[.CW$7]&lt;=[FP.$D7]));&quot;Result2&quot;;&quot;Result&quot;))" office:value-type="float" office:value="76">
            <text:p>76</text:p>
          </table:table-cell>
          <table:table-cell table:style-name="ce24" table:formula="of:=SUM([.CX8:.CX11])+ORG.OPENOFFICE.STYLE(IF(OR([.CX$7]=[FP.$D7];AND(OR([.CX4]=1;[.CX3]=1;[.CX2]=1);[.CX$7]&lt;=[FP.$D7]));&quot;Result2&quot;;&quot;Result&quot;))" office:value-type="float" office:value="80">
            <text:p>80</text:p>
          </table:table-cell>
          <table:table-cell table:style-name="ce24" table:formula="of:=SUM([.CY8:.CY11])+ORG.OPENOFFICE.STYLE(IF(OR([.CY$7]=[FP.$D7];AND(OR([.CY4]=1;[.CY3]=1;[.CY2]=1);[.CY$7]&lt;=[FP.$D7]));&quot;Result2&quot;;&quot;Result&quot;))" office:value-type="float" office:value="80">
            <text:p>80</text:p>
          </table:table-cell>
          <table:table-cell table:style-name="ce24" table:formula="of:=SUM([.CZ8:.CZ11])+ORG.OPENOFFICE.STYLE(IF(OR([.CZ$7]=[FP.$D7];AND(OR([.CZ4]=1;[.CZ3]=1;[.CZ2]=1);[.CZ$7]&lt;=[FP.$D7]));&quot;Result2&quot;;&quot;Result&quot;))" office:value-type="float" office:value="80">
            <text:p>80</text:p>
          </table:table-cell>
          <table:table-cell table:style-name="ce24" table:formula="of:=SUM([.DA8:.DA11])+ORG.OPENOFFICE.STYLE(IF(OR([.DA$7]=[FP.$D7];AND(OR([.DA4]=1;[.DA3]=1;[.DA2]=1);[.DA$7]&lt;=[FP.$D7]));&quot;Result2&quot;;&quot;Result&quot;))" office:value-type="float" office:value="81">
            <text:p>81</text:p>
          </table:table-cell>
          <table:table-cell table:style-name="ce24" table:formula="of:=SUM([.DB8:.DB11])+ORG.OPENOFFICE.STYLE(IF(OR([.DB$7]=[FP.$D7];AND(OR([.DB4]=1;[.DB3]=1;[.DB2]=1);[.DB$7]&lt;=[FP.$D7]));&quot;Result2&quot;;&quot;Result&quot;))" office:value-type="float" office:value="81">
            <text:p>81</text:p>
          </table:table-cell>
          <table:table-cell table:style-name="ce24" table:formula="of:=SUM([.DC8:.DC11])+ORG.OPENOFFICE.STYLE(IF(OR([.DC$7]=[FP.$D7];AND(OR([.DC4]=1;[.DC3]=1;[.DC2]=1);[.DC$7]&lt;=[FP.$D7]));&quot;Result2&quot;;&quot;Result&quot;))" office:value-type="float" office:value="81">
            <text:p>81</text:p>
          </table:table-cell>
          <table:table-cell table:style-name="ce24" table:formula="of:=SUM([.DD8:.DD11])+ORG.OPENOFFICE.STYLE(IF(OR([.DD$7]=[FP.$D7];AND(OR([.DD4]=1;[.DD3]=1;[.DD2]=1);[.DD$7]&lt;=[FP.$D7]));&quot;Result2&quot;;&quot;Result&quot;))" office:value-type="float" office:value="84">
            <text:p>84</text:p>
          </table:table-cell>
          <table:table-cell table:style-name="ce24" table:formula="of:=SUM([.DE8:.DE11])+ORG.OPENOFFICE.STYLE(IF(OR([.DE$7]=[FP.$D7];AND(OR([.DE4]=1;[.DE3]=1;[.DE2]=1);[.DE$7]&lt;=[FP.$D7]));&quot;Result2&quot;;&quot;Result&quot;))" office:value-type="float" office:value="84">
            <text:p>84</text:p>
          </table:table-cell>
          <table:table-cell table:style-name="ce24" table:formula="of:=SUM([.DF8:.DF11])+ORG.OPENOFFICE.STYLE(IF(OR([.DF$7]=[FP.$D7];AND(OR([.DF4]=1;[.DF3]=1;[.DF2]=1);[.DF$7]&lt;=[FP.$D7]));&quot;Result2&quot;;&quot;Result&quot;))" office:value-type="float" office:value="84">
            <text:p>84</text:p>
          </table:table-cell>
          <table:table-cell table:style-name="ce24" table:formula="of:=SUM([.DG8:.DG11])+ORG.OPENOFFICE.STYLE(IF(OR([.DG$7]=[FP.$D7];AND(OR([.DG4]=1;[.DG3]=1;[.DG2]=1);[.DG$7]&lt;=[FP.$D7]));&quot;Result2&quot;;&quot;Result&quot;))" office:value-type="float" office:value="88">
            <text:p>88</text:p>
          </table:table-cell>
          <table:table-cell table:style-name="ce24" table:formula="of:=SUM([.DH8:.DH11])+ORG.OPENOFFICE.STYLE(IF(OR([.DH$7]=[FP.$D7];AND(OR([.DH4]=1;[.DH3]=1;[.DH2]=1);[.DH$7]&lt;=[FP.$D7]));&quot;Result2&quot;;&quot;Result&quot;))" office:value-type="float" office:value="88">
            <text:p>88</text:p>
          </table:table-cell>
          <table:table-cell table:style-name="ce24" table:formula="of:=SUM([.DI8:.DI11])+ORG.OPENOFFICE.STYLE(IF(OR([.DI$7]=[FP.$D7];AND(OR([.DI4]=1;[.DI3]=1;[.DI2]=1);[.DI$7]&lt;=[FP.$D7]));&quot;Result2&quot;;&quot;Result&quot;))" office:value-type="float" office:value="88">
            <text:p>88</text:p>
          </table:table-cell>
          <table:table-cell table:style-name="ce24" table:formula="of:=SUM([.DJ8:.DJ11])+ORG.OPENOFFICE.STYLE(IF(OR([.DJ$7]=[FP.$D7];AND(OR([.DJ4]=1;[.DJ3]=1;[.DJ2]=1);[.DJ$7]&lt;=[FP.$D7]));&quot;Result2&quot;;&quot;Result&quot;))" office:value-type="float" office:value="89">
            <text:p>89</text:p>
          </table:table-cell>
          <table:table-cell table:style-name="ce24" table:formula="of:=SUM([.DK8:.DK11])+ORG.OPENOFFICE.STYLE(IF(OR([.DK$7]=[FP.$D7];AND(OR([.DK4]=1;[.DK3]=1;[.DK2]=1);[.DK$7]&lt;=[FP.$D7]));&quot;Result2&quot;;&quot;Result&quot;))" office:value-type="float" office:value="89">
            <text:p>89</text:p>
          </table:table-cell>
          <table:table-cell table:style-name="ce24" table:formula="of:=SUM([.DL8:.DL11])+ORG.OPENOFFICE.STYLE(IF(OR([.DL$7]=[FP.$D7];AND(OR([.DL4]=1;[.DL3]=1;[.DL2]=1);[.DL$7]&lt;=[FP.$D7]));&quot;Result2&quot;;&quot;Result&quot;))" office:value-type="float" office:value="89">
            <text:p>89</text:p>
          </table:table-cell>
          <table:table-cell table:style-name="ce24" table:formula="of:=SUM([.DM8:.DM11])+ORG.OPENOFFICE.STYLE(IF(OR([.DM$7]=[FP.$D7];AND(OR([.DM4]=1;[.DM3]=1;[.DM2]=1);[.DM$7]&lt;=[FP.$D7]));&quot;Result2&quot;;&quot;Result&quot;))" office:value-type="float" office:value="90">
            <text:p>90</text:p>
          </table:table-cell>
          <table:table-cell table:style-name="ce24" table:formula="of:=SUM([.DN8:.DN11])+ORG.OPENOFFICE.STYLE(IF(OR([.DN$7]=[FP.$D7];AND(OR([.DN4]=1;[.DN3]=1;[.DN2]=1);[.DN$7]&lt;=[FP.$D7]));&quot;Result2&quot;;&quot;Result&quot;))" office:value-type="float" office:value="90">
            <text:p>90</text:p>
          </table:table-cell>
          <table:table-cell table:style-name="ce24" table:formula="of:=SUM([.DO8:.DO11])+ORG.OPENOFFICE.STYLE(IF(OR([.DO$7]=[FP.$D7];AND(OR([.DO4]=1;[.DO3]=1;[.DO2]=1);[.DO$7]&lt;=[FP.$D7]));&quot;Result2&quot;;&quot;Result&quot;))" office:value-type="float" office:value="90">
            <text:p>90</text:p>
          </table:table-cell>
          <table:table-cell table:style-name="ce24" table:formula="of:=SUM([.DP8:.DP11])+ORG.OPENOFFICE.STYLE(IF(OR([.DP$7]=[FP.$D7];AND(OR([.DP4]=1;[.DP3]=1;[.DP2]=1);[.DP$7]&lt;=[FP.$D7]));&quot;Result2&quot;;&quot;Result&quot;))" office:value-type="float" office:value="94">
            <text:p>94</text:p>
          </table:table-cell>
          <table:table-cell table:style-name="ce24" table:formula="of:=SUM([.DQ8:.DQ11])+ORG.OPENOFFICE.STYLE(IF(OR([.DQ$7]=[FP.$D7];AND(OR([.DQ4]=1;[.DQ3]=1;[.DQ2]=1);[.DQ$7]&lt;=[FP.$D7]));&quot;Result2&quot;;&quot;Result&quot;))" office:value-type="float" office:value="94">
            <text:p>94</text:p>
          </table:table-cell>
          <table:table-cell table:style-name="ce24" table:formula="of:=SUM([.DR8:.DR11])+ORG.OPENOFFICE.STYLE(IF(OR([.DR$7]=[FP.$D7];AND(OR([.DR4]=1;[.DR3]=1;[.DR2]=1);[.DR$7]&lt;=[FP.$D7]));&quot;Result2&quot;;&quot;Result&quot;))" office:value-type="float" office:value="94">
            <text:p>94</text:p>
          </table:table-cell>
          <table:table-cell table:style-name="ce24" table:formula="of:=SUM([.DS8:.DS11])+ORG.OPENOFFICE.STYLE(IF(OR([.DS$7]=[FP.$D7];AND(OR([.DS4]=1;[.DS3]=1;[.DS2]=1);[.DS$7]&lt;=[FP.$D7]));&quot;Result2&quot;;&quot;Result&quot;))" office:value-type="float" office:value="95">
            <text:p>95</text:p>
          </table:table-cell>
          <table:table-cell table:style-name="ce24" table:formula="of:=SUM([.DT8:.DT11])+ORG.OPENOFFICE.STYLE(IF(OR([.DT$7]=[FP.$D7];AND(OR([.DT4]=1;[.DT3]=1;[.DT2]=1);[.DT$7]&lt;=[FP.$D7]));&quot;Result2&quot;;&quot;Result&quot;))" office:value-type="float" office:value="95">
            <text:p>95</text:p>
          </table:table-cell>
        </table:table-row>
        <table:table-row table:style-name="ro1">
          <table:table-cell table:number-columns-repeated="124"/>
        </table:table-row>
        <table:table-row table:style-name="ro1" table:visibility="collapse">
          <table:table-cell office:value-type="string">
            <text:p>d1</text:p>
          </table:table-cell>
          <table:table-cell table:formula="of:=IF([.B7]=[FP.$D4];[.B7]-[.B12];0)" office:value-type="float" office:value="0">
            <text:p>0</text:p>
          </table:table-cell>
          <table:table-cell table:formula="of:=IF([.C7]=[FP.$D4];[.C7]-[.C12];0)" office:value-type="float" office:value="0">
            <text:p>0</text:p>
          </table:table-cell>
          <table:table-cell table:formula="of:=IF([.D7]=[FP.$D4];[.D7]-[.D12];0)" office:value-type="float" office:value="0">
            <text:p>0</text:p>
          </table:table-cell>
          <table:table-cell table:formula="of:=IF([.E7]=[FP.$D4];[.E7]-[.E12];0)" office:value-type="float" office:value="2">
            <text:p>2</text:p>
          </table:table-cell>
          <table:table-cell table:formula="of:=IF([.F7]=[FP.$D4];[.F7]-[.F12];0)" office:value-type="float" office:value="0">
            <text:p>0</text:p>
          </table:table-cell>
          <table:table-cell table:formula="of:=IF([.G7]=[FP.$D4];[.G7]-[.G12];0)" office:value-type="float" office:value="0">
            <text:p>0</text:p>
          </table:table-cell>
          <table:table-cell table:formula="of:=IF([.H7]=[FP.$D4];[.H7]-[.H12];0)" office:value-type="float" office:value="0">
            <text:p>0</text:p>
          </table:table-cell>
          <table:table-cell table:formula="of:=IF([.I7]=[FP.$D4];[.I7]-[.I12];0)" office:value-type="float" office:value="0">
            <text:p>0</text:p>
          </table:table-cell>
          <table:table-cell table:formula="of:=IF([.J7]=[FP.$D4];[.J7]-[.J12];0)" office:value-type="float" office:value="0">
            <text:p>0</text:p>
          </table:table-cell>
          <table:table-cell table:formula="of:=IF([.K7]=[FP.$D4];[.K7]-[.K12];0)" office:value-type="float" office:value="0">
            <text:p>0</text:p>
          </table:table-cell>
          <table:table-cell table:formula="of:=IF([.L7]=[FP.$D4];[.L7]-[.L12];0)" office:value-type="float" office:value="0">
            <text:p>0</text:p>
          </table:table-cell>
          <table:table-cell table:formula="of:=IF([.M7]=[FP.$D4];[.M7]-[.M12];0)" office:value-type="float" office:value="0">
            <text:p>0</text:p>
          </table:table-cell>
          <table:table-cell table:formula="of:=IF([.N7]=[FP.$D4];[.N7]-[.N12];0)" office:value-type="float" office:value="0">
            <text:p>0</text:p>
          </table:table-cell>
          <table:table-cell table:formula="of:=IF([.O7]=[FP.$D4];[.O7]-[.O12];0)" office:value-type="float" office:value="0">
            <text:p>0</text:p>
          </table:table-cell>
          <table:table-cell table:formula="of:=IF([.P7]=[FP.$D4];[.P7]-[.P12];0)" office:value-type="float" office:value="0">
            <text:p>0</text:p>
          </table:table-cell>
          <table:table-cell table:formula="of:=IF([.Q7]=[FP.$D4];[.Q7]-[.Q12];0)" office:value-type="float" office:value="0">
            <text:p>0</text:p>
          </table:table-cell>
          <table:table-cell table:formula="of:=IF([.R7]=[FP.$D4];[.R7]-[.R12];0)" office:value-type="float" office:value="0">
            <text:p>0</text:p>
          </table:table-cell>
          <table:table-cell table:formula="of:=IF([.S7]=[FP.$D4];[.S7]-[.S12];0)" office:value-type="float" office:value="0">
            <text:p>0</text:p>
          </table:table-cell>
          <table:table-cell table:formula="of:=IF([.T7]=[FP.$D4];[.T7]-[.T12];0)" office:value-type="float" office:value="0">
            <text:p>0</text:p>
          </table:table-cell>
          <table:table-cell table:formula="of:=IF([.U7]=[FP.$D4];[.U7]-[.U12];0)" office:value-type="float" office:value="0">
            <text:p>0</text:p>
          </table:table-cell>
          <table:table-cell table:formula="of:=IF([.V7]=[FP.$D4];[.V7]-[.V12];0)" office:value-type="float" office:value="0">
            <text:p>0</text:p>
          </table:table-cell>
          <table:table-cell table:formula="of:=IF([.W7]=[FP.$D4];[.W7]-[.W12];0)" office:value-type="float" office:value="0">
            <text:p>0</text:p>
          </table:table-cell>
          <table:table-cell table:formula="of:=IF([.X7]=[FP.$D4];[.X7]-[.X12];0)" office:value-type="float" office:value="0">
            <text:p>0</text:p>
          </table:table-cell>
          <table:table-cell table:formula="of:=IF([.Y7]=[FP.$D4];[.Y7]-[.Y12];0)" office:value-type="float" office:value="0">
            <text:p>0</text:p>
          </table:table-cell>
          <table:table-cell table:formula="of:=IF([.Z7]=[FP.$D4];[.Z7]-[.Z12];0)" office:value-type="float" office:value="0">
            <text:p>0</text:p>
          </table:table-cell>
          <table:table-cell table:formula="of:=IF([.AA7]=[FP.$D4];[.AA7]-[.AA12];0)" office:value-type="float" office:value="0">
            <text:p>0</text:p>
          </table:table-cell>
          <table:table-cell table:formula="of:=IF([.AB7]=[FP.$D4];[.AB7]-[.AB12];0)" office:value-type="float" office:value="0">
            <text:p>0</text:p>
          </table:table-cell>
          <table:table-cell table:formula="of:=IF([.AC7]=[FP.$D4];[.AC7]-[.AC12];0)" office:value-type="float" office:value="0">
            <text:p>0</text:p>
          </table:table-cell>
          <table:table-cell table:formula="of:=IF([.AD7]=[FP.$D4];[.AD7]-[.AD12];0)" office:value-type="float" office:value="0">
            <text:p>0</text:p>
          </table:table-cell>
          <table:table-cell table:formula="of:=IF([.AE7]=[FP.$D4];[.AE7]-[.AE12];0)" office:value-type="float" office:value="0">
            <text:p>0</text:p>
          </table:table-cell>
          <table:table-cell table:formula="of:=IF([.AF7]=[FP.$D4];[.AF7]-[.AF12];0)" office:value-type="float" office:value="0">
            <text:p>0</text:p>
          </table:table-cell>
          <table:table-cell table:formula="of:=IF([.AG7]=[FP.$D4];[.AG7]-[.AG12];0)" office:value-type="float" office:value="0">
            <text:p>0</text:p>
          </table:table-cell>
          <table:table-cell table:formula="of:=IF([.AH7]=[FP.$D4];[.AH7]-[.AH12];0)" office:value-type="float" office:value="0">
            <text:p>0</text:p>
          </table:table-cell>
          <table:table-cell table:formula="of:=IF([.AI7]=[FP.$D4];[.AI7]-[.AI12];0)" office:value-type="float" office:value="0">
            <text:p>0</text:p>
          </table:table-cell>
          <table:table-cell table:formula="of:=IF([.AJ7]=[FP.$D4];[.AJ7]-[.AJ12];0)" office:value-type="float" office:value="0">
            <text:p>0</text:p>
          </table:table-cell>
          <table:table-cell table:formula="of:=IF([.AK7]=[FP.$D4];[.AK7]-[.AK12];0)" office:value-type="float" office:value="0">
            <text:p>0</text:p>
          </table:table-cell>
          <table:table-cell table:formula="of:=IF([.AL7]=[FP.$D4];[.AL7]-[.AL12];0)" office:value-type="float" office:value="0">
            <text:p>0</text:p>
          </table:table-cell>
          <table:table-cell table:formula="of:=IF([.AM7]=[FP.$D4];[.AM7]-[.AM12];0)" office:value-type="float" office:value="0">
            <text:p>0</text:p>
          </table:table-cell>
          <table:table-cell table:formula="of:=IF([.AN7]=[FP.$D4];[.AN7]-[.AN12];0)" office:value-type="float" office:value="0">
            <text:p>0</text:p>
          </table:table-cell>
          <table:table-cell table:formula="of:=IF([.AO7]=[FP.$D4];[.AO7]-[.AO12];0)" office:value-type="float" office:value="0">
            <text:p>0</text:p>
          </table:table-cell>
          <table:table-cell table:formula="of:=IF([.AP7]=[FP.$D4];[.AP7]-[.AP12];0)" office:value-type="float" office:value="0">
            <text:p>0</text:p>
          </table:table-cell>
          <table:table-cell table:formula="of:=IF([.AQ7]=[FP.$D4];[.AQ7]-[.AQ12];0)" office:value-type="float" office:value="0">
            <text:p>0</text:p>
          </table:table-cell>
          <table:table-cell table:formula="of:=IF([.AR7]=[FP.$D4];[.AR7]-[.AR12];0)" office:value-type="float" office:value="0">
            <text:p>0</text:p>
          </table:table-cell>
          <table:table-cell table:formula="of:=IF([.AS7]=[FP.$D4];[.AS7]-[.AS12];0)" office:value-type="float" office:value="0">
            <text:p>0</text:p>
          </table:table-cell>
          <table:table-cell table:formula="of:=IF([.AT7]=[FP.$D4];[.AT7]-[.AT12];0)" office:value-type="float" office:value="0">
            <text:p>0</text:p>
          </table:table-cell>
          <table:table-cell table:formula="of:=IF([.AU7]=[FP.$D4];[.AU7]-[.AU12];0)" office:value-type="float" office:value="0">
            <text:p>0</text:p>
          </table:table-cell>
          <table:table-cell table:formula="of:=IF([.AV7]=[FP.$D4];[.AV7]-[.AV12];0)" office:value-type="float" office:value="0">
            <text:p>0</text:p>
          </table:table-cell>
          <table:table-cell table:formula="of:=IF([.AW7]=[FP.$D4];[.AW7]-[.AW12];0)" office:value-type="float" office:value="0">
            <text:p>0</text:p>
          </table:table-cell>
          <table:table-cell table:formula="of:=IF([.AX7]=[FP.$D4];[.AX7]-[.AX12];0)" office:value-type="float" office:value="0">
            <text:p>0</text:p>
          </table:table-cell>
          <table:table-cell table:formula="of:=IF([.AY7]=[FP.$D4];[.AY7]-[.AY12];0)" office:value-type="float" office:value="0">
            <text:p>0</text:p>
          </table:table-cell>
          <table:table-cell table:formula="of:=IF([.AZ7]=[FP.$D4];[.AZ7]-[.AZ12];0)" office:value-type="float" office:value="0">
            <text:p>0</text:p>
          </table:table-cell>
          <table:table-cell table:formula="of:=IF([.BA7]=[FP.$D4];[.BA7]-[.BA12];0)" office:value-type="float" office:value="0">
            <text:p>0</text:p>
          </table:table-cell>
          <table:table-cell table:formula="of:=IF([.BB7]=[FP.$D4];[.BB7]-[.BB12];0)" office:value-type="float" office:value="0">
            <text:p>0</text:p>
          </table:table-cell>
          <table:table-cell table:formula="of:=IF([.BC7]=[FP.$D4];[.BC7]-[.BC12];0)" office:value-type="float" office:value="0">
            <text:p>0</text:p>
          </table:table-cell>
          <table:table-cell table:formula="of:=IF([.BD7]=[FP.$D4];[.BD7]-[.BD12];0)" office:value-type="float" office:value="0">
            <text:p>0</text:p>
          </table:table-cell>
          <table:table-cell table:formula="of:=IF([.BE7]=[FP.$D4];[.BE7]-[.BE12];0)" office:value-type="float" office:value="0">
            <text:p>0</text:p>
          </table:table-cell>
          <table:table-cell table:formula="of:=IF([.BF7]=[FP.$D4];[.BF7]-[.BF12];0)" office:value-type="float" office:value="0">
            <text:p>0</text:p>
          </table:table-cell>
          <table:table-cell table:formula="of:=IF([.BG7]=[FP.$D4];[.BG7]-[.BG12];0)" office:value-type="float" office:value="0">
            <text:p>0</text:p>
          </table:table-cell>
          <table:table-cell table:formula="of:=IF([.BH7]=[FP.$D4];[.BH7]-[.BH12];0)" office:value-type="float" office:value="0">
            <text:p>0</text:p>
          </table:table-cell>
          <table:table-cell table:formula="of:=IF([.BI7]=[FP.$D4];[.BI7]-[.BI12];0)" office:value-type="float" office:value="0">
            <text:p>0</text:p>
          </table:table-cell>
          <table:table-cell table:formula="of:=IF([.BJ7]=[FP.$D4];[.BJ7]-[.BJ12];0)" office:value-type="float" office:value="0">
            <text:p>0</text:p>
          </table:table-cell>
          <table:table-cell table:formula="of:=IF([.BK7]=[FP.$D4];[.BK7]-[.BK12];0)" office:value-type="float" office:value="0">
            <text:p>0</text:p>
          </table:table-cell>
          <table:table-cell table:formula="of:=IF([.BL7]=[FP.$D4];[.BL7]-[.BL12];0)" office:value-type="float" office:value="0">
            <text:p>0</text:p>
          </table:table-cell>
          <table:table-cell table:formula="of:=IF([.BM7]=[FP.$D4];[.BM7]-[.BM12];0)" office:value-type="float" office:value="0">
            <text:p>0</text:p>
          </table:table-cell>
          <table:table-cell table:formula="of:=IF([.BN7]=[FP.$D4];[.BN7]-[.BN12];0)" office:value-type="float" office:value="0">
            <text:p>0</text:p>
          </table:table-cell>
          <table:table-cell table:formula="of:=IF([.BO7]=[FP.$D4];[.BO7]-[.BO12];0)" office:value-type="float" office:value="0">
            <text:p>0</text:p>
          </table:table-cell>
          <table:table-cell table:formula="of:=IF([.BP7]=[FP.$D4];[.BP7]-[.BP12];0)" office:value-type="float" office:value="0">
            <text:p>0</text:p>
          </table:table-cell>
          <table:table-cell table:formula="of:=IF([.BQ7]=[FP.$D4];[.BQ7]-[.BQ12];0)" office:value-type="float" office:value="0">
            <text:p>0</text:p>
          </table:table-cell>
          <table:table-cell table:formula="of:=IF([.BR7]=[FP.$D4];[.BR7]-[.BR12];0)" office:value-type="float" office:value="0">
            <text:p>0</text:p>
          </table:table-cell>
          <table:table-cell table:formula="of:=IF([.BS7]=[FP.$D4];[.BS7]-[.BS12];0)" office:value-type="float" office:value="0">
            <text:p>0</text:p>
          </table:table-cell>
          <table:table-cell table:formula="of:=IF([.BT7]=[FP.$D4];[.BT7]-[.BT12];0)" office:value-type="float" office:value="0">
            <text:p>0</text:p>
          </table:table-cell>
          <table:table-cell table:formula="of:=IF([.BU7]=[FP.$D4];[.BU7]-[.BU12];0)" office:value-type="float" office:value="0">
            <text:p>0</text:p>
          </table:table-cell>
          <table:table-cell table:formula="of:=IF([.BV7]=[FP.$D4];[.BV7]-[.BV12];0)" office:value-type="float" office:value="0">
            <text:p>0</text:p>
          </table:table-cell>
          <table:table-cell table:formula="of:=IF([.BW7]=[FP.$D4];[.BW7]-[.BW12];0)" office:value-type="float" office:value="0">
            <text:p>0</text:p>
          </table:table-cell>
          <table:table-cell table:formula="of:=IF([.BX7]=[FP.$D4];[.BX7]-[.BX12];0)" office:value-type="float" office:value="0">
            <text:p>0</text:p>
          </table:table-cell>
          <table:table-cell table:formula="of:=IF([.BY7]=[FP.$D4];[.BY7]-[.BY12];0)" office:value-type="float" office:value="0">
            <text:p>0</text:p>
          </table:table-cell>
          <table:table-cell table:formula="of:=IF([.BZ7]=[FP.$D4];[.BZ7]-[.BZ12];0)" office:value-type="float" office:value="0">
            <text:p>0</text:p>
          </table:table-cell>
          <table:table-cell table:formula="of:=IF([.CA7]=[FP.$D4];[.CA7]-[.CA12];0)" office:value-type="float" office:value="0">
            <text:p>0</text:p>
          </table:table-cell>
          <table:table-cell table:formula="of:=IF([.CB7]=[FP.$D4];[.CB7]-[.CB12];0)" office:value-type="float" office:value="0">
            <text:p>0</text:p>
          </table:table-cell>
          <table:table-cell table:formula="of:=IF([.CC7]=[FP.$D4];[.CC7]-[.CC12];0)" office:value-type="float" office:value="0">
            <text:p>0</text:p>
          </table:table-cell>
          <table:table-cell table:formula="of:=IF([.CD7]=[FP.$D4];[.CD7]-[.CD12];0)" office:value-type="float" office:value="0">
            <text:p>0</text:p>
          </table:table-cell>
          <table:table-cell table:formula="of:=IF([.CE7]=[FP.$D4];[.CE7]-[.CE12];0)" office:value-type="float" office:value="0">
            <text:p>0</text:p>
          </table:table-cell>
          <table:table-cell table:formula="of:=IF([.CF7]=[FP.$D4];[.CF7]-[.CF12];0)" office:value-type="float" office:value="0">
            <text:p>0</text:p>
          </table:table-cell>
          <table:table-cell table:formula="of:=IF([.CG7]=[FP.$D4];[.CG7]-[.CG12];0)" office:value-type="float" office:value="0">
            <text:p>0</text:p>
          </table:table-cell>
          <table:table-cell table:formula="of:=IF([.CH7]=[FP.$D4];[.CH7]-[.CH12];0)" office:value-type="float" office:value="0">
            <text:p>0</text:p>
          </table:table-cell>
          <table:table-cell table:formula="of:=IF([.CI7]=[FP.$D4];[.CI7]-[.CI12];0)" office:value-type="float" office:value="0">
            <text:p>0</text:p>
          </table:table-cell>
          <table:table-cell table:formula="of:=IF([.CJ7]=[FP.$D4];[.CJ7]-[.CJ12];0)" office:value-type="float" office:value="0">
            <text:p>0</text:p>
          </table:table-cell>
          <table:table-cell table:formula="of:=IF([.CK7]=[FP.$D4];[.CK7]-[.CK12];0)" office:value-type="float" office:value="0">
            <text:p>0</text:p>
          </table:table-cell>
          <table:table-cell table:formula="of:=IF([.CL7]=[FP.$D4];[.CL7]-[.CL12];0)" office:value-type="float" office:value="0">
            <text:p>0</text:p>
          </table:table-cell>
          <table:table-cell table:formula="of:=IF([.CM7]=[FP.$D4];[.CM7]-[.CM12];0)" office:value-type="float" office:value="0">
            <text:p>0</text:p>
          </table:table-cell>
          <table:table-cell table:formula="of:=IF([.CN7]=[FP.$D4];[.CN7]-[.CN12];0)" office:value-type="float" office:value="0">
            <text:p>0</text:p>
          </table:table-cell>
          <table:table-cell table:formula="of:=IF([.CO7]=[FP.$D4];[.CO7]-[.CO12];0)" office:value-type="float" office:value="0">
            <text:p>0</text:p>
          </table:table-cell>
          <table:table-cell table:formula="of:=IF([.CP7]=[FP.$D4];[.CP7]-[.CP12];0)" office:value-type="float" office:value="0">
            <text:p>0</text:p>
          </table:table-cell>
          <table:table-cell table:formula="of:=IF([.CQ7]=[FP.$D4];[.CQ7]-[.CQ12];0)" office:value-type="float" office:value="0">
            <text:p>0</text:p>
          </table:table-cell>
          <table:table-cell table:formula="of:=IF([.CR7]=[FP.$D4];[.CR7]-[.CR12];0)" office:value-type="float" office:value="0">
            <text:p>0</text:p>
          </table:table-cell>
          <table:table-cell table:formula="of:=IF([.CS7]=[FP.$D4];[.CS7]-[.CS12];0)" office:value-type="float" office:value="0">
            <text:p>0</text:p>
          </table:table-cell>
          <table:table-cell table:formula="of:=IF([.CT7]=[FP.$D4];[.CT7]-[.CT12];0)" office:value-type="float" office:value="0">
            <text:p>0</text:p>
          </table:table-cell>
          <table:table-cell table:formula="of:=IF([.CU7]=[FP.$D4];[.CU7]-[.CU12];0)" office:value-type="float" office:value="0">
            <text:p>0</text:p>
          </table:table-cell>
          <table:table-cell table:formula="of:=IF([.CV7]=[FP.$D4];[.CV7]-[.CV12];0)" office:value-type="float" office:value="0">
            <text:p>0</text:p>
          </table:table-cell>
          <table:table-cell table:formula="of:=IF([.CW7]=[FP.$D4];[.CW7]-[.CW12];0)" office:value-type="float" office:value="0">
            <text:p>0</text:p>
          </table:table-cell>
          <table:table-cell table:formula="of:=IF([.CX7]=[FP.$D4];[.CX7]-[.CX12];0)" office:value-type="float" office:value="0">
            <text:p>0</text:p>
          </table:table-cell>
          <table:table-cell table:formula="of:=IF([.CY7]=[FP.$D4];[.CY7]-[.CY12];0)" office:value-type="float" office:value="0">
            <text:p>0</text:p>
          </table:table-cell>
          <table:table-cell table:formula="of:=IF([.CZ7]=[FP.$D4];[.CZ7]-[.CZ12];0)" office:value-type="float" office:value="0">
            <text:p>0</text:p>
          </table:table-cell>
          <table:table-cell table:formula="of:=IF([.DA7]=[FP.$D4];[.DA7]-[.DA12];0)" office:value-type="float" office:value="0">
            <text:p>0</text:p>
          </table:table-cell>
          <table:table-cell table:formula="of:=IF([.DB7]=[FP.$D4];[.DB7]-[.DB12];0)" office:value-type="float" office:value="0">
            <text:p>0</text:p>
          </table:table-cell>
          <table:table-cell table:formula="of:=IF([.DC7]=[FP.$D4];[.DC7]-[.DC12];0)" office:value-type="float" office:value="0">
            <text:p>0</text:p>
          </table:table-cell>
          <table:table-cell table:formula="of:=IF([.DD7]=[FP.$D4];[.DD7]-[.DD12];0)" office:value-type="float" office:value="0">
            <text:p>0</text:p>
          </table:table-cell>
          <table:table-cell table:formula="of:=IF([.DE7]=[FP.$D4];[.DE7]-[.DE12];0)" office:value-type="float" office:value="0">
            <text:p>0</text:p>
          </table:table-cell>
          <table:table-cell table:formula="of:=IF([.DF7]=[FP.$D4];[.DF7]-[.DF12];0)" office:value-type="float" office:value="0">
            <text:p>0</text:p>
          </table:table-cell>
          <table:table-cell table:formula="of:=IF([.DG7]=[FP.$D4];[.DG7]-[.DG12];0)" office:value-type="float" office:value="0">
            <text:p>0</text:p>
          </table:table-cell>
          <table:table-cell table:formula="of:=IF([.DH7]=[FP.$D4];[.DH7]-[.DH12];0)" office:value-type="float" office:value="0">
            <text:p>0</text:p>
          </table:table-cell>
          <table:table-cell table:formula="of:=IF([.DI7]=[FP.$D4];[.DI7]-[.DI12];0)" office:value-type="float" office:value="0">
            <text:p>0</text:p>
          </table:table-cell>
          <table:table-cell table:formula="of:=IF([.DJ7]=[FP.$D4];[.DJ7]-[.DJ12];0)" office:value-type="float" office:value="0">
            <text:p>0</text:p>
          </table:table-cell>
          <table:table-cell table:formula="of:=IF([.DK7]=[FP.$D4];[.DK7]-[.DK12];0)" office:value-type="float" office:value="0">
            <text:p>0</text:p>
          </table:table-cell>
          <table:table-cell table:formula="of:=IF([.DL7]=[FP.$D4];[.DL7]-[.DL12];0)" office:value-type="float" office:value="0">
            <text:p>0</text:p>
          </table:table-cell>
          <table:table-cell table:formula="of:=IF([.DM7]=[FP.$D4];[.DM7]-[.DM12];0)" office:value-type="float" office:value="0">
            <text:p>0</text:p>
          </table:table-cell>
          <table:table-cell table:formula="of:=IF([.DN7]=[FP.$D4];[.DN7]-[.DN12];0)" office:value-type="float" office:value="0">
            <text:p>0</text:p>
          </table:table-cell>
          <table:table-cell table:formula="of:=IF([.DO7]=[FP.$D4];[.DO7]-[.DO12];0)" office:value-type="float" office:value="0">
            <text:p>0</text:p>
          </table:table-cell>
          <table:table-cell table:formula="of:=IF([.DP7]=[FP.$D4];[.DP7]-[.DP12];0)" office:value-type="float" office:value="0">
            <text:p>0</text:p>
          </table:table-cell>
          <table:table-cell table:formula="of:=IF([.DQ7]=[FP.$D4];[.DQ7]-[.DQ12];0)" office:value-type="float" office:value="0">
            <text:p>0</text:p>
          </table:table-cell>
          <table:table-cell table:formula="of:=IF([.DR7]=[FP.$D4];[.DR7]-[.DR12];0)" office:value-type="float" office:value="0">
            <text:p>0</text:p>
          </table:table-cell>
          <table:table-cell table:formula="of:=IF([.DS7]=[FP.$D4];[.DS7]-[.DS12];0)" office:value-type="float" office:value="0">
            <text:p>0</text:p>
          </table:table-cell>
          <table:table-cell table:formula="of:=IF([.DT7]=[FP.$D4];[.DT7]-[.DT12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2</text:p>
          </table:table-cell>
          <table:table-cell table:formula="of:=IF(OR([.B$7]=[FP.$D5];AND([.B2]=1;[.B7]&lt;=[FP.$D5]));[.B7]-[.B13];0)" office:value-type="float" office:value="0">
            <text:p>0</text:p>
          </table:table-cell>
          <table:table-cell table:formula="of:=IF(OR([.C$7]=[FP.$D5];AND([.C2]=1;[.C7]&lt;=[FP.$D5]));[.C7]-[.C13];0)" office:value-type="float" office:value="0">
            <text:p>0</text:p>
          </table:table-cell>
          <table:table-cell table:formula="of:=IF(OR([.D$7]=[FP.$D5];AND([.D2]=1;[.D7]&lt;=[FP.$D5]));[.D7]-[.D13];0)" office:value-type="float" office:value="0">
            <text:p>0</text:p>
          </table:table-cell>
          <table:table-cell table:formula="of:=IF(OR([.E$7]=[FP.$D5];AND([.E2]=1;[.E7]&lt;=[FP.$D5]));[.E7]-[.E13];0)" office:value-type="float" office:value="-1">
            <text:p>-1</text:p>
          </table:table-cell>
          <table:table-cell table:formula="of:=IF(OR([.F$7]=[FP.$D5];AND([.F2]=1;[.F7]&lt;=[FP.$D5]));[.F7]-[.F13];0)" office:value-type="float" office:value="0">
            <text:p>0</text:p>
          </table:table-cell>
          <table:table-cell table:formula="of:=IF(OR([.G$7]=[FP.$D5];AND([.G2]=1;[.G7]&lt;=[FP.$D5]));[.G7]-[.G13];0)" office:value-type="float" office:value="0">
            <text:p>0</text:p>
          </table:table-cell>
          <table:table-cell table:formula="of:=IF(OR([.H$7]=[FP.$D5];AND([.H2]=1;[.H7]&lt;=[FP.$D5]));[.H7]-[.H13];0)" office:value-type="float" office:value="1">
            <text:p>1</text:p>
          </table:table-cell>
          <table:table-cell table:formula="of:=IF(OR([.I$7]=[FP.$D5];AND([.I2]=1;[.I7]&lt;=[FP.$D5]));[.I7]-[.I13];0)" office:value-type="float" office:value="1">
            <text:p>1</text:p>
          </table:table-cell>
          <table:table-cell table:formula="of:=IF(OR([.J$7]=[FP.$D5];AND([.J2]=1;[.J7]&lt;=[FP.$D5]));[.J7]-[.J13];0)" office:value-type="float" office:value="0">
            <text:p>0</text:p>
          </table:table-cell>
          <table:table-cell table:formula="of:=IF(OR([.K$7]=[FP.$D5];AND([.K2]=1;[.K7]&lt;=[FP.$D5]));[.K7]-[.K13];0)" office:value-type="float" office:value="0">
            <text:p>0</text:p>
          </table:table-cell>
          <table:table-cell table:formula="of:=IF(OR([.L$7]=[FP.$D5];AND([.L2]=1;[.L7]&lt;=[FP.$D5]));[.L7]-[.L13];0)" office:value-type="float" office:value="0">
            <text:p>0</text:p>
          </table:table-cell>
          <table:table-cell table:formula="of:=IF(OR([.M$7]=[FP.$D5];AND([.M2]=1;[.M7]&lt;=[FP.$D5]));[.M7]-[.M13];0)" office:value-type="float" office:value="0">
            <text:p>0</text:p>
          </table:table-cell>
          <table:table-cell table:formula="of:=IF(OR([.N$7]=[FP.$D5];AND([.N2]=1;[.N7]&lt;=[FP.$D5]));[.N7]-[.N13];0)" office:value-type="float" office:value="0">
            <text:p>0</text:p>
          </table:table-cell>
          <table:table-cell table:formula="of:=IF(OR([.O$7]=[FP.$D5];AND([.O2]=1;[.O7]&lt;=[FP.$D5]));[.O7]-[.O13];0)" office:value-type="float" office:value="0">
            <text:p>0</text:p>
          </table:table-cell>
          <table:table-cell table:formula="of:=IF(OR([.P$7]=[FP.$D5];AND([.P2]=1;[.P7]&lt;=[FP.$D5]));[.P7]-[.P13];0)" office:value-type="float" office:value="0">
            <text:p>0</text:p>
          </table:table-cell>
          <table:table-cell table:formula="of:=IF(OR([.Q$7]=[FP.$D5];AND([.Q2]=1;[.Q7]&lt;=[FP.$D5]));[.Q7]-[.Q13];0)" office:value-type="float" office:value="0">
            <text:p>0</text:p>
          </table:table-cell>
          <table:table-cell table:formula="of:=IF(OR([.R$7]=[FP.$D5];AND([.R2]=1;[.R7]&lt;=[FP.$D5]));[.R7]-[.R13];0)" office:value-type="float" office:value="0">
            <text:p>0</text:p>
          </table:table-cell>
          <table:table-cell table:formula="of:=IF(OR([.S$7]=[FP.$D5];AND([.S2]=1;[.S7]&lt;=[FP.$D5]));[.S7]-[.S13];0)" office:value-type="float" office:value="0">
            <text:p>0</text:p>
          </table:table-cell>
          <table:table-cell table:formula="of:=IF(OR([.T$7]=[FP.$D5];AND([.T2]=1;[.T7]&lt;=[FP.$D5]));[.T7]-[.T13];0)" office:value-type="float" office:value="0">
            <text:p>0</text:p>
          </table:table-cell>
          <table:table-cell table:formula="of:=IF(OR([.U$7]=[FP.$D5];AND([.U2]=1;[.U7]&lt;=[FP.$D5]));[.U7]-[.U13];0)" office:value-type="float" office:value="0">
            <text:p>0</text:p>
          </table:table-cell>
          <table:table-cell table:formula="of:=IF(OR([.V$7]=[FP.$D5];AND([.V2]=1;[.V7]&lt;=[FP.$D5]));[.V7]-[.V13];0)" office:value-type="float" office:value="0">
            <text:p>0</text:p>
          </table:table-cell>
          <table:table-cell table:formula="of:=IF(OR([.W$7]=[FP.$D5];AND([.W2]=1;[.W7]&lt;=[FP.$D5]));[.W7]-[.W13];0)" office:value-type="float" office:value="0">
            <text:p>0</text:p>
          </table:table-cell>
          <table:table-cell table:formula="of:=IF(OR([.X$7]=[FP.$D5];AND([.X2]=1;[.X7]&lt;=[FP.$D5]));[.X7]-[.X13];0)" office:value-type="float" office:value="0">
            <text:p>0</text:p>
          </table:table-cell>
          <table:table-cell table:formula="of:=IF(OR([.Y$7]=[FP.$D5];AND([.Y2]=1;[.Y7]&lt;=[FP.$D5]));[.Y7]-[.Y13];0)" office:value-type="float" office:value="0">
            <text:p>0</text:p>
          </table:table-cell>
          <table:table-cell table:formula="of:=IF(OR([.Z$7]=[FP.$D5];AND([.Z2]=1;[.Z7]&lt;=[FP.$D5]));[.Z7]-[.Z13];0)" office:value-type="float" office:value="0">
            <text:p>0</text:p>
          </table:table-cell>
          <table:table-cell table:formula="of:=IF(OR([.AA$7]=[FP.$D5];AND([.AA2]=1;[.AA7]&lt;=[FP.$D5]));[.AA7]-[.AA13];0)" office:value-type="float" office:value="0">
            <text:p>0</text:p>
          </table:table-cell>
          <table:table-cell table:formula="of:=IF(OR([.AB$7]=[FP.$D5];AND([.AB2]=1;[.AB7]&lt;=[FP.$D5]));[.AB7]-[.AB13];0)" office:value-type="float" office:value="0">
            <text:p>0</text:p>
          </table:table-cell>
          <table:table-cell table:formula="of:=IF(OR([.AC$7]=[FP.$D5];AND([.AC2]=1;[.AC7]&lt;=[FP.$D5]));[.AC7]-[.AC13];0)" office:value-type="float" office:value="0">
            <text:p>0</text:p>
          </table:table-cell>
          <table:table-cell table:formula="of:=IF(OR([.AD$7]=[FP.$D5];AND([.AD2]=1;[.AD7]&lt;=[FP.$D5]));[.AD7]-[.AD13];0)" office:value-type="float" office:value="0">
            <text:p>0</text:p>
          </table:table-cell>
          <table:table-cell table:formula="of:=IF(OR([.AE$7]=[FP.$D5];AND([.AE2]=1;[.AE7]&lt;=[FP.$D5]));[.AE7]-[.AE13];0)" office:value-type="float" office:value="0">
            <text:p>0</text:p>
          </table:table-cell>
          <table:table-cell table:formula="of:=IF(OR([.AF$7]=[FP.$D5];AND([.AF2]=1;[.AF7]&lt;=[FP.$D5]));[.AF7]-[.AF13];0)" office:value-type="float" office:value="0">
            <text:p>0</text:p>
          </table:table-cell>
          <table:table-cell table:formula="of:=IF(OR([.AG$7]=[FP.$D5];AND([.AG2]=1;[.AG7]&lt;=[FP.$D5]));[.AG7]-[.AG13];0)" office:value-type="float" office:value="0">
            <text:p>0</text:p>
          </table:table-cell>
          <table:table-cell table:formula="of:=IF(OR([.AH$7]=[FP.$D5];AND([.AH2]=1;[.AH7]&lt;=[FP.$D5]));[.AH7]-[.AH13];0)" office:value-type="float" office:value="0">
            <text:p>0</text:p>
          </table:table-cell>
          <table:table-cell table:formula="of:=IF(OR([.AI$7]=[FP.$D5];AND([.AI2]=1;[.AI7]&lt;=[FP.$D5]));[.AI7]-[.AI13];0)" office:value-type="float" office:value="0">
            <text:p>0</text:p>
          </table:table-cell>
          <table:table-cell table:formula="of:=IF(OR([.AJ$7]=[FP.$D5];AND([.AJ2]=1;[.AJ7]&lt;=[FP.$D5]));[.AJ7]-[.AJ13];0)" office:value-type="float" office:value="0">
            <text:p>0</text:p>
          </table:table-cell>
          <table:table-cell table:formula="of:=IF(OR([.AK$7]=[FP.$D5];AND([.AK2]=1;[.AK7]&lt;=[FP.$D5]));[.AK7]-[.AK13];0)" office:value-type="float" office:value="0">
            <text:p>0</text:p>
          </table:table-cell>
          <table:table-cell table:formula="of:=IF(OR([.AL$7]=[FP.$D5];AND([.AL2]=1;[.AL7]&lt;=[FP.$D5]));[.AL7]-[.AL13];0)" office:value-type="float" office:value="0">
            <text:p>0</text:p>
          </table:table-cell>
          <table:table-cell table:formula="of:=IF(OR([.AM$7]=[FP.$D5];AND([.AM2]=1;[.AM7]&lt;=[FP.$D5]));[.AM7]-[.AM13];0)" office:value-type="float" office:value="0">
            <text:p>0</text:p>
          </table:table-cell>
          <table:table-cell table:formula="of:=IF(OR([.AN$7]=[FP.$D5];AND([.AN2]=1;[.AN7]&lt;=[FP.$D5]));[.AN7]-[.AN13];0)" office:value-type="float" office:value="0">
            <text:p>0</text:p>
          </table:table-cell>
          <table:table-cell table:formula="of:=IF(OR([.AO$7]=[FP.$D5];AND([.AO2]=1;[.AO7]&lt;=[FP.$D5]));[.AO7]-[.AO13];0)" office:value-type="float" office:value="0">
            <text:p>0</text:p>
          </table:table-cell>
          <table:table-cell table:formula="of:=IF(OR([.AP$7]=[FP.$D5];AND([.AP2]=1;[.AP7]&lt;=[FP.$D5]));[.AP7]-[.AP13];0)" office:value-type="float" office:value="0">
            <text:p>0</text:p>
          </table:table-cell>
          <table:table-cell table:formula="of:=IF(OR([.AQ$7]=[FP.$D5];AND([.AQ2]=1;[.AQ7]&lt;=[FP.$D5]));[.AQ7]-[.AQ13];0)" office:value-type="float" office:value="0">
            <text:p>0</text:p>
          </table:table-cell>
          <table:table-cell table:formula="of:=IF(OR([.AR$7]=[FP.$D5];AND([.AR2]=1;[.AR7]&lt;=[FP.$D5]));[.AR7]-[.AR13];0)" office:value-type="float" office:value="0">
            <text:p>0</text:p>
          </table:table-cell>
          <table:table-cell table:formula="of:=IF(OR([.AS$7]=[FP.$D5];AND([.AS2]=1;[.AS7]&lt;=[FP.$D5]));[.AS7]-[.AS13];0)" office:value-type="float" office:value="0">
            <text:p>0</text:p>
          </table:table-cell>
          <table:table-cell table:formula="of:=IF(OR([.AT$7]=[FP.$D5];AND([.AT2]=1;[.AT7]&lt;=[FP.$D5]));[.AT7]-[.AT13];0)" office:value-type="float" office:value="0">
            <text:p>0</text:p>
          </table:table-cell>
          <table:table-cell table:formula="of:=IF(OR([.AU$7]=[FP.$D5];AND([.AU2]=1;[.AU7]&lt;=[FP.$D5]));[.AU7]-[.AU13];0)" office:value-type="float" office:value="0">
            <text:p>0</text:p>
          </table:table-cell>
          <table:table-cell table:formula="of:=IF(OR([.AV$7]=[FP.$D5];AND([.AV2]=1;[.AV7]&lt;=[FP.$D5]));[.AV7]-[.AV13];0)" office:value-type="float" office:value="0">
            <text:p>0</text:p>
          </table:table-cell>
          <table:table-cell table:formula="of:=IF(OR([.AW$7]=[FP.$D5];AND([.AW2]=1;[.AW7]&lt;=[FP.$D5]));[.AW7]-[.AW13];0)" office:value-type="float" office:value="0">
            <text:p>0</text:p>
          </table:table-cell>
          <table:table-cell table:formula="of:=IF(OR([.AX$7]=[FP.$D5];AND([.AX2]=1;[.AX7]&lt;=[FP.$D5]));[.AX7]-[.AX13];0)" office:value-type="float" office:value="0">
            <text:p>0</text:p>
          </table:table-cell>
          <table:table-cell table:formula="of:=IF(OR([.AY$7]=[FP.$D5];AND([.AY2]=1;[.AY7]&lt;=[FP.$D5]));[.AY7]-[.AY13];0)" office:value-type="float" office:value="0">
            <text:p>0</text:p>
          </table:table-cell>
          <table:table-cell table:formula="of:=IF(OR([.AZ$7]=[FP.$D5];AND([.AZ2]=1;[.AZ7]&lt;=[FP.$D5]));[.AZ7]-[.AZ13];0)" office:value-type="float" office:value="0">
            <text:p>0</text:p>
          </table:table-cell>
          <table:table-cell table:formula="of:=IF(OR([.BA$7]=[FP.$D5];AND([.BA2]=1;[.BA7]&lt;=[FP.$D5]));[.BA7]-[.BA13];0)" office:value-type="float" office:value="0">
            <text:p>0</text:p>
          </table:table-cell>
          <table:table-cell table:formula="of:=IF(OR([.BB$7]=[FP.$D5];AND([.BB2]=1;[.BB7]&lt;=[FP.$D5]));[.BB7]-[.BB13];0)" office:value-type="float" office:value="0">
            <text:p>0</text:p>
          </table:table-cell>
          <table:table-cell table:formula="of:=IF(OR([.BC$7]=[FP.$D5];AND([.BC2]=1;[.BC7]&lt;=[FP.$D5]));[.BC7]-[.BC13];0)" office:value-type="float" office:value="0">
            <text:p>0</text:p>
          </table:table-cell>
          <table:table-cell table:formula="of:=IF(OR([.BD$7]=[FP.$D5];AND([.BD2]=1;[.BD7]&lt;=[FP.$D5]));[.BD7]-[.BD13];0)" office:value-type="float" office:value="0">
            <text:p>0</text:p>
          </table:table-cell>
          <table:table-cell table:formula="of:=IF(OR([.BE$7]=[FP.$D5];AND([.BE2]=1;[.BE7]&lt;=[FP.$D5]));[.BE7]-[.BE13];0)" office:value-type="float" office:value="0">
            <text:p>0</text:p>
          </table:table-cell>
          <table:table-cell table:formula="of:=IF(OR([.BF$7]=[FP.$D5];AND([.BF2]=1;[.BF7]&lt;=[FP.$D5]));[.BF7]-[.BF13];0)" office:value-type="float" office:value="0">
            <text:p>0</text:p>
          </table:table-cell>
          <table:table-cell table:formula="of:=IF(OR([.BG$7]=[FP.$D5];AND([.BG2]=1;[.BG7]&lt;=[FP.$D5]));[.BG7]-[.BG13];0)" office:value-type="float" office:value="0">
            <text:p>0</text:p>
          </table:table-cell>
          <table:table-cell table:formula="of:=IF(OR([.BH$7]=[FP.$D5];AND([.BH2]=1;[.BH7]&lt;=[FP.$D5]));[.BH7]-[.BH13];0)" office:value-type="float" office:value="0">
            <text:p>0</text:p>
          </table:table-cell>
          <table:table-cell table:formula="of:=IF(OR([.BI$7]=[FP.$D5];AND([.BI2]=1;[.BI7]&lt;=[FP.$D5]));[.BI7]-[.BI13];0)" office:value-type="float" office:value="0">
            <text:p>0</text:p>
          </table:table-cell>
          <table:table-cell table:formula="of:=IF(OR([.BJ$7]=[FP.$D5];AND([.BJ2]=1;[.BJ7]&lt;=[FP.$D5]));[.BJ7]-[.BJ13];0)" office:value-type="float" office:value="0">
            <text:p>0</text:p>
          </table:table-cell>
          <table:table-cell table:formula="of:=IF(OR([.BK$7]=[FP.$D5];AND([.BK2]=1;[.BK7]&lt;=[FP.$D5]));[.BK7]-[.BK13];0)" office:value-type="float" office:value="0">
            <text:p>0</text:p>
          </table:table-cell>
          <table:table-cell table:formula="of:=IF(OR([.BL$7]=[FP.$D5];AND([.BL2]=1;[.BL7]&lt;=[FP.$D5]));[.BL7]-[.BL13];0)" office:value-type="float" office:value="0">
            <text:p>0</text:p>
          </table:table-cell>
          <table:table-cell table:formula="of:=IF(OR([.BM$7]=[FP.$D5];AND([.BM2]=1;[.BM7]&lt;=[FP.$D5]));[.BM7]-[.BM13];0)" office:value-type="float" office:value="0">
            <text:p>0</text:p>
          </table:table-cell>
          <table:table-cell table:formula="of:=IF(OR([.BN$7]=[FP.$D5];AND([.BN2]=1;[.BN7]&lt;=[FP.$D5]));[.BN7]-[.BN13];0)" office:value-type="float" office:value="0">
            <text:p>0</text:p>
          </table:table-cell>
          <table:table-cell table:formula="of:=IF(OR([.BO$7]=[FP.$D5];AND([.BO2]=1;[.BO7]&lt;=[FP.$D5]));[.BO7]-[.BO13];0)" office:value-type="float" office:value="0">
            <text:p>0</text:p>
          </table:table-cell>
          <table:table-cell table:formula="of:=IF(OR([.BP$7]=[FP.$D5];AND([.BP2]=1;[.BP7]&lt;=[FP.$D5]));[.BP7]-[.BP13];0)" office:value-type="float" office:value="0">
            <text:p>0</text:p>
          </table:table-cell>
          <table:table-cell table:formula="of:=IF(OR([.BQ$7]=[FP.$D5];AND([.BQ2]=1;[.BQ7]&lt;=[FP.$D5]));[.BQ7]-[.BQ13];0)" office:value-type="float" office:value="0">
            <text:p>0</text:p>
          </table:table-cell>
          <table:table-cell table:formula="of:=IF(OR([.BR$7]=[FP.$D5];AND([.BR2]=1;[.BR7]&lt;=[FP.$D5]));[.BR7]-[.BR13];0)" office:value-type="float" office:value="0">
            <text:p>0</text:p>
          </table:table-cell>
          <table:table-cell table:formula="of:=IF(OR([.BS$7]=[FP.$D5];AND([.BS2]=1;[.BS7]&lt;=[FP.$D5]));[.BS7]-[.BS13];0)" office:value-type="float" office:value="0">
            <text:p>0</text:p>
          </table:table-cell>
          <table:table-cell table:formula="of:=IF(OR([.BT$7]=[FP.$D5];AND([.BT2]=1;[.BT7]&lt;=[FP.$D5]));[.BT7]-[.BT13];0)" office:value-type="float" office:value="0">
            <text:p>0</text:p>
          </table:table-cell>
          <table:table-cell table:formula="of:=IF(OR([.BU$7]=[FP.$D5];AND([.BU2]=1;[.BU7]&lt;=[FP.$D5]));[.BU7]-[.BU13];0)" office:value-type="float" office:value="0">
            <text:p>0</text:p>
          </table:table-cell>
          <table:table-cell table:formula="of:=IF(OR([.BV$7]=[FP.$D5];AND([.BV2]=1;[.BV7]&lt;=[FP.$D5]));[.BV7]-[.BV13];0)" office:value-type="float" office:value="0">
            <text:p>0</text:p>
          </table:table-cell>
          <table:table-cell table:formula="of:=IF(OR([.BW$7]=[FP.$D5];AND([.BW2]=1;[.BW7]&lt;=[FP.$D5]));[.BW7]-[.BW13];0)" office:value-type="float" office:value="0">
            <text:p>0</text:p>
          </table:table-cell>
          <table:table-cell table:formula="of:=IF(OR([.BX$7]=[FP.$D5];AND([.BX2]=1;[.BX7]&lt;=[FP.$D5]));[.BX7]-[.BX13];0)" office:value-type="float" office:value="0">
            <text:p>0</text:p>
          </table:table-cell>
          <table:table-cell table:formula="of:=IF(OR([.BY$7]=[FP.$D5];AND([.BY2]=1;[.BY7]&lt;=[FP.$D5]));[.BY7]-[.BY13];0)" office:value-type="float" office:value="0">
            <text:p>0</text:p>
          </table:table-cell>
          <table:table-cell table:formula="of:=IF(OR([.BZ$7]=[FP.$D5];AND([.BZ2]=1;[.BZ7]&lt;=[FP.$D5]));[.BZ7]-[.BZ13];0)" office:value-type="float" office:value="0">
            <text:p>0</text:p>
          </table:table-cell>
          <table:table-cell table:formula="of:=IF(OR([.CA$7]=[FP.$D5];AND([.CA2]=1;[.CA7]&lt;=[FP.$D5]));[.CA7]-[.CA13];0)" office:value-type="float" office:value="0">
            <text:p>0</text:p>
          </table:table-cell>
          <table:table-cell table:formula="of:=IF(OR([.CB$7]=[FP.$D5];AND([.CB2]=1;[.CB7]&lt;=[FP.$D5]));[.CB7]-[.CB13];0)" office:value-type="float" office:value="0">
            <text:p>0</text:p>
          </table:table-cell>
          <table:table-cell table:formula="of:=IF(OR([.CC$7]=[FP.$D5];AND([.CC2]=1;[.CC7]&lt;=[FP.$D5]));[.CC7]-[.CC13];0)" office:value-type="float" office:value="0">
            <text:p>0</text:p>
          </table:table-cell>
          <table:table-cell table:formula="of:=IF(OR([.CD$7]=[FP.$D5];AND([.CD2]=1;[.CD7]&lt;=[FP.$D5]));[.CD7]-[.CD13];0)" office:value-type="float" office:value="0">
            <text:p>0</text:p>
          </table:table-cell>
          <table:table-cell table:formula="of:=IF(OR([.CE$7]=[FP.$D5];AND([.CE2]=1;[.CE7]&lt;=[FP.$D5]));[.CE7]-[.CE13];0)" office:value-type="float" office:value="0">
            <text:p>0</text:p>
          </table:table-cell>
          <table:table-cell table:formula="of:=IF(OR([.CF$7]=[FP.$D5];AND([.CF2]=1;[.CF7]&lt;=[FP.$D5]));[.CF7]-[.CF13];0)" office:value-type="float" office:value="0">
            <text:p>0</text:p>
          </table:table-cell>
          <table:table-cell table:formula="of:=IF(OR([.CG$7]=[FP.$D5];AND([.CG2]=1;[.CG7]&lt;=[FP.$D5]));[.CG7]-[.CG13];0)" office:value-type="float" office:value="0">
            <text:p>0</text:p>
          </table:table-cell>
          <table:table-cell table:formula="of:=IF(OR([.CH$7]=[FP.$D5];AND([.CH2]=1;[.CH7]&lt;=[FP.$D5]));[.CH7]-[.CH13];0)" office:value-type="float" office:value="0">
            <text:p>0</text:p>
          </table:table-cell>
          <table:table-cell table:formula="of:=IF(OR([.CI$7]=[FP.$D5];AND([.CI2]=1;[.CI7]&lt;=[FP.$D5]));[.CI7]-[.CI13];0)" office:value-type="float" office:value="0">
            <text:p>0</text:p>
          </table:table-cell>
          <table:table-cell table:formula="of:=IF(OR([.CJ$7]=[FP.$D5];AND([.CJ2]=1;[.CJ7]&lt;=[FP.$D5]));[.CJ7]-[.CJ13];0)" office:value-type="float" office:value="0">
            <text:p>0</text:p>
          </table:table-cell>
          <table:table-cell table:formula="of:=IF(OR([.CK$7]=[FP.$D5];AND([.CK2]=1;[.CK7]&lt;=[FP.$D5]));[.CK7]-[.CK13];0)" office:value-type="float" office:value="0">
            <text:p>0</text:p>
          </table:table-cell>
          <table:table-cell table:formula="of:=IF(OR([.CL$7]=[FP.$D5];AND([.CL2]=1;[.CL7]&lt;=[FP.$D5]));[.CL7]-[.CL13];0)" office:value-type="float" office:value="0">
            <text:p>0</text:p>
          </table:table-cell>
          <table:table-cell table:formula="of:=IF(OR([.CM$7]=[FP.$D5];AND([.CM2]=1;[.CM7]&lt;=[FP.$D5]));[.CM7]-[.CM13];0)" office:value-type="float" office:value="0">
            <text:p>0</text:p>
          </table:table-cell>
          <table:table-cell table:formula="of:=IF(OR([.CN$7]=[FP.$D5];AND([.CN2]=1;[.CN7]&lt;=[FP.$D5]));[.CN7]-[.CN13];0)" office:value-type="float" office:value="0">
            <text:p>0</text:p>
          </table:table-cell>
          <table:table-cell table:formula="of:=IF(OR([.CO$7]=[FP.$D5];AND([.CO2]=1;[.CO7]&lt;=[FP.$D5]));[.CO7]-[.CO13];0)" office:value-type="float" office:value="0">
            <text:p>0</text:p>
          </table:table-cell>
          <table:table-cell table:formula="of:=IF(OR([.CP$7]=[FP.$D5];AND([.CP2]=1;[.CP7]&lt;=[FP.$D5]));[.CP7]-[.CP13];0)" office:value-type="float" office:value="0">
            <text:p>0</text:p>
          </table:table-cell>
          <table:table-cell table:formula="of:=IF(OR([.CQ$7]=[FP.$D5];AND([.CQ2]=1;[.CQ7]&lt;=[FP.$D5]));[.CQ7]-[.CQ13];0)" office:value-type="float" office:value="0">
            <text:p>0</text:p>
          </table:table-cell>
          <table:table-cell table:formula="of:=IF(OR([.CR$7]=[FP.$D5];AND([.CR2]=1;[.CR7]&lt;=[FP.$D5]));[.CR7]-[.CR13];0)" office:value-type="float" office:value="0">
            <text:p>0</text:p>
          </table:table-cell>
          <table:table-cell table:formula="of:=IF(OR([.CS$7]=[FP.$D5];AND([.CS2]=1;[.CS7]&lt;=[FP.$D5]));[.CS7]-[.CS13];0)" office:value-type="float" office:value="0">
            <text:p>0</text:p>
          </table:table-cell>
          <table:table-cell table:formula="of:=IF(OR([.CT$7]=[FP.$D5];AND([.CT2]=1;[.CT7]&lt;=[FP.$D5]));[.CT7]-[.CT13];0)" office:value-type="float" office:value="0">
            <text:p>0</text:p>
          </table:table-cell>
          <table:table-cell table:formula="of:=IF(OR([.CU$7]=[FP.$D5];AND([.CU2]=1;[.CU7]&lt;=[FP.$D5]));[.CU7]-[.CU13];0)" office:value-type="float" office:value="0">
            <text:p>0</text:p>
          </table:table-cell>
          <table:table-cell table:formula="of:=IF(OR([.CV$7]=[FP.$D5];AND([.CV2]=1;[.CV7]&lt;=[FP.$D5]));[.CV7]-[.CV13];0)" office:value-type="float" office:value="0">
            <text:p>0</text:p>
          </table:table-cell>
          <table:table-cell table:formula="of:=IF(OR([.CW$7]=[FP.$D5];AND([.CW2]=1;[.CW7]&lt;=[FP.$D5]));[.CW7]-[.CW13];0)" office:value-type="float" office:value="0">
            <text:p>0</text:p>
          </table:table-cell>
          <table:table-cell table:formula="of:=IF(OR([.CX$7]=[FP.$D5];AND([.CX2]=1;[.CX7]&lt;=[FP.$D5]));[.CX7]-[.CX13];0)" office:value-type="float" office:value="0">
            <text:p>0</text:p>
          </table:table-cell>
          <table:table-cell table:formula="of:=IF(OR([.CY$7]=[FP.$D5];AND([.CY2]=1;[.CY7]&lt;=[FP.$D5]));[.CY7]-[.CY13];0)" office:value-type="float" office:value="0">
            <text:p>0</text:p>
          </table:table-cell>
          <table:table-cell table:formula="of:=IF(OR([.CZ$7]=[FP.$D5];AND([.CZ2]=1;[.CZ7]&lt;=[FP.$D5]));[.CZ7]-[.CZ13];0)" office:value-type="float" office:value="0">
            <text:p>0</text:p>
          </table:table-cell>
          <table:table-cell table:formula="of:=IF(OR([.DA$7]=[FP.$D5];AND([.DA2]=1;[.DA7]&lt;=[FP.$D5]));[.DA7]-[.DA13];0)" office:value-type="float" office:value="0">
            <text:p>0</text:p>
          </table:table-cell>
          <table:table-cell table:formula="of:=IF(OR([.DB$7]=[FP.$D5];AND([.DB2]=1;[.DB7]&lt;=[FP.$D5]));[.DB7]-[.DB13];0)" office:value-type="float" office:value="0">
            <text:p>0</text:p>
          </table:table-cell>
          <table:table-cell table:formula="of:=IF(OR([.DC$7]=[FP.$D5];AND([.DC2]=1;[.DC7]&lt;=[FP.$D5]));[.DC7]-[.DC13];0)" office:value-type="float" office:value="0">
            <text:p>0</text:p>
          </table:table-cell>
          <table:table-cell table:formula="of:=IF(OR([.DD$7]=[FP.$D5];AND([.DD2]=1;[.DD7]&lt;=[FP.$D5]));[.DD7]-[.DD13];0)" office:value-type="float" office:value="0">
            <text:p>0</text:p>
          </table:table-cell>
          <table:table-cell table:formula="of:=IF(OR([.DE$7]=[FP.$D5];AND([.DE2]=1;[.DE7]&lt;=[FP.$D5]));[.DE7]-[.DE13];0)" office:value-type="float" office:value="0">
            <text:p>0</text:p>
          </table:table-cell>
          <table:table-cell table:formula="of:=IF(OR([.DF$7]=[FP.$D5];AND([.DF2]=1;[.DF7]&lt;=[FP.$D5]));[.DF7]-[.DF13];0)" office:value-type="float" office:value="0">
            <text:p>0</text:p>
          </table:table-cell>
          <table:table-cell table:formula="of:=IF(OR([.DG$7]=[FP.$D5];AND([.DG2]=1;[.DG7]&lt;=[FP.$D5]));[.DG7]-[.DG13];0)" office:value-type="float" office:value="0">
            <text:p>0</text:p>
          </table:table-cell>
          <table:table-cell table:formula="of:=IF(OR([.DH$7]=[FP.$D5];AND([.DH2]=1;[.DH7]&lt;=[FP.$D5]));[.DH7]-[.DH13];0)" office:value-type="float" office:value="0">
            <text:p>0</text:p>
          </table:table-cell>
          <table:table-cell table:formula="of:=IF(OR([.DI$7]=[FP.$D5];AND([.DI2]=1;[.DI7]&lt;=[FP.$D5]));[.DI7]-[.DI13];0)" office:value-type="float" office:value="0">
            <text:p>0</text:p>
          </table:table-cell>
          <table:table-cell table:formula="of:=IF(OR([.DJ$7]=[FP.$D5];AND([.DJ2]=1;[.DJ7]&lt;=[FP.$D5]));[.DJ7]-[.DJ13];0)" office:value-type="float" office:value="0">
            <text:p>0</text:p>
          </table:table-cell>
          <table:table-cell table:formula="of:=IF(OR([.DK$7]=[FP.$D5];AND([.DK2]=1;[.DK7]&lt;=[FP.$D5]));[.DK7]-[.DK13];0)" office:value-type="float" office:value="0">
            <text:p>0</text:p>
          </table:table-cell>
          <table:table-cell table:formula="of:=IF(OR([.DL$7]=[FP.$D5];AND([.DL2]=1;[.DL7]&lt;=[FP.$D5]));[.DL7]-[.DL13];0)" office:value-type="float" office:value="0">
            <text:p>0</text:p>
          </table:table-cell>
          <table:table-cell table:formula="of:=IF(OR([.DM$7]=[FP.$D5];AND([.DM2]=1;[.DM7]&lt;=[FP.$D5]));[.DM7]-[.DM13];0)" office:value-type="float" office:value="0">
            <text:p>0</text:p>
          </table:table-cell>
          <table:table-cell table:formula="of:=IF(OR([.DN$7]=[FP.$D5];AND([.DN2]=1;[.DN7]&lt;=[FP.$D5]));[.DN7]-[.DN13];0)" office:value-type="float" office:value="0">
            <text:p>0</text:p>
          </table:table-cell>
          <table:table-cell table:formula="of:=IF(OR([.DO$7]=[FP.$D5];AND([.DO2]=1;[.DO7]&lt;=[FP.$D5]));[.DO7]-[.DO13];0)" office:value-type="float" office:value="0">
            <text:p>0</text:p>
          </table:table-cell>
          <table:table-cell table:formula="of:=IF(OR([.DP$7]=[FP.$D5];AND([.DP2]=1;[.DP7]&lt;=[FP.$D5]));[.DP7]-[.DP13];0)" office:value-type="float" office:value="0">
            <text:p>0</text:p>
          </table:table-cell>
          <table:table-cell table:formula="of:=IF(OR([.DQ$7]=[FP.$D5];AND([.DQ2]=1;[.DQ7]&lt;=[FP.$D5]));[.DQ7]-[.DQ13];0)" office:value-type="float" office:value="0">
            <text:p>0</text:p>
          </table:table-cell>
          <table:table-cell table:formula="of:=IF(OR([.DR$7]=[FP.$D5];AND([.DR2]=1;[.DR7]&lt;=[FP.$D5]));[.DR7]-[.DR13];0)" office:value-type="float" office:value="0">
            <text:p>0</text:p>
          </table:table-cell>
          <table:table-cell table:formula="of:=IF(OR([.DS$7]=[FP.$D5];AND([.DS2]=1;[.DS7]&lt;=[FP.$D5]));[.DS7]-[.DS13];0)" office:value-type="float" office:value="0">
            <text:p>0</text:p>
          </table:table-cell>
          <table:table-cell table:formula="of:=IF(OR([.DT$7]=[FP.$D5];AND([.DT2]=1;[.DT7]&lt;=[FP.$D5]));[.DT7]-[.DT13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3</text:p>
          </table:table-cell>
          <table:table-cell table:formula="of:=IF(OR([.B$7]=[FP.$D6];AND(OR([.B3]=1;[.B2]=1);[.B$7]&lt;=[FP.$D6]));[.B7]-[.B14];0)" office:value-type="float" office:value="0">
            <text:p>0</text:p>
          </table:table-cell>
          <table:table-cell table:formula="of:=IF(OR([.C$7]=[FP.$D6];AND(OR([.C3]=1;[.C2]=1);[.C$7]&lt;=[FP.$D6]));[.C7]-[.C14];0)" office:value-type="float" office:value="0">
            <text:p>0</text:p>
          </table:table-cell>
          <table:table-cell table:formula="of:=IF(OR([.D$7]=[FP.$D6];AND(OR([.D3]=1;[.D2]=1);[.D$7]&lt;=[FP.$D6]));[.D7]-[.D14];0)" office:value-type="float" office:value="0">
            <text:p>0</text:p>
          </table:table-cell>
          <table:table-cell table:formula="of:=IF(OR([.E$7]=[FP.$D6];AND(OR([.E3]=1;[.E2]=1);[.E$7]&lt;=[FP.$D6]));[.E7]-[.E14];0)" office:value-type="float" office:value="-3">
            <text:p>-3</text:p>
          </table:table-cell>
          <table:table-cell table:formula="of:=IF(OR([.F$7]=[FP.$D6];AND(OR([.F3]=1;[.F2]=1);[.F$7]&lt;=[FP.$D6]));[.F7]-[.F14];0)" office:value-type="float" office:value="0">
            <text:p>0</text:p>
          </table:table-cell>
          <table:table-cell table:formula="of:=IF(OR([.G$7]=[FP.$D6];AND(OR([.G3]=1;[.G2]=1);[.G$7]&lt;=[FP.$D6]));[.G7]-[.G14];0)" office:value-type="float" office:value="0">
            <text:p>0</text:p>
          </table:table-cell>
          <table:table-cell table:formula="of:=IF(OR([.H$7]=[FP.$D6];AND(OR([.H3]=1;[.H2]=1);[.H$7]&lt;=[FP.$D6]));[.H7]-[.H14];0)" office:value-type="float" office:value="-1">
            <text:p>-1</text:p>
          </table:table-cell>
          <table:table-cell table:formula="of:=IF(OR([.I$7]=[FP.$D6];AND(OR([.I3]=1;[.I2]=1);[.I$7]&lt;=[FP.$D6]));[.I7]-[.I14];0)" office:value-type="float" office:value="0">
            <text:p>0</text:p>
          </table:table-cell>
          <table:table-cell table:formula="of:=IF(OR([.J$7]=[FP.$D6];AND(OR([.J3]=1;[.J2]=1);[.J$7]&lt;=[FP.$D6]));[.J7]-[.J14];0)" office:value-type="float" office:value="0">
            <text:p>0</text:p>
          </table:table-cell>
          <table:table-cell table:formula="of:=IF(OR([.K$7]=[FP.$D6];AND(OR([.K3]=1;[.K2]=1);[.K$7]&lt;=[FP.$D6]));[.K7]-[.K14];0)" office:value-type="float" office:value="1">
            <text:p>1</text:p>
          </table:table-cell>
          <table:table-cell table:formula="of:=IF(OR([.L$7]=[FP.$D6];AND(OR([.L3]=1;[.L2]=1);[.L$7]&lt;=[FP.$D6]));[.L7]-[.L14];0)" office:value-type="float" office:value="0">
            <text:p>0</text:p>
          </table:table-cell>
          <table:table-cell table:formula="of:=IF(OR([.M$7]=[FP.$D6];AND(OR([.M3]=1;[.M2]=1);[.M$7]&lt;=[FP.$D6]));[.M7]-[.M14];0)" office:value-type="float" office:value="0">
            <text:p>0</text:p>
          </table:table-cell>
          <table:table-cell table:formula="of:=IF(OR([.N$7]=[FP.$D6];AND(OR([.N3]=1;[.N2]=1);[.N$7]&lt;=[FP.$D6]));[.N7]-[.N14];0)" office:value-type="float" office:value="0">
            <text:p>0</text:p>
          </table:table-cell>
          <table:table-cell table:formula="of:=IF(OR([.O$7]=[FP.$D6];AND(OR([.O3]=1;[.O2]=1);[.O$7]&lt;=[FP.$D6]));[.O7]-[.O14];0)" office:value-type="float" office:value="0">
            <text:p>0</text:p>
          </table:table-cell>
          <table:table-cell table:formula="of:=IF(OR([.P$7]=[FP.$D6];AND(OR([.P3]=1;[.P2]=1);[.P$7]&lt;=[FP.$D6]));[.P7]-[.P14];0)" office:value-type="float" office:value="0">
            <text:p>0</text:p>
          </table:table-cell>
          <table:table-cell table:formula="of:=IF(OR([.Q$7]=[FP.$D6];AND(OR([.Q3]=1;[.Q2]=1);[.Q$7]&lt;=[FP.$D6]));[.Q7]-[.Q14];0)" office:value-type="float" office:value="2">
            <text:p>2</text:p>
          </table:table-cell>
          <table:table-cell table:formula="of:=IF(OR([.R$7]=[FP.$D6];AND(OR([.R3]=1;[.R2]=1);[.R$7]&lt;=[FP.$D6]));[.R7]-[.R14];0)" office:value-type="float" office:value="0">
            <text:p>0</text:p>
          </table:table-cell>
          <table:table-cell table:formula="of:=IF(OR([.S$7]=[FP.$D6];AND(OR([.S3]=1;[.S2]=1);[.S$7]&lt;=[FP.$D6]));[.S7]-[.S14];0)" office:value-type="float" office:value="0">
            <text:p>0</text:p>
          </table:table-cell>
          <table:table-cell table:formula="of:=IF(OR([.T$7]=[FP.$D6];AND(OR([.T3]=1;[.T2]=1);[.T$7]&lt;=[FP.$D6]));[.T7]-[.T14];0)" office:value-type="float" office:value="4">
            <text:p>4</text:p>
          </table:table-cell>
          <table:table-cell table:formula="of:=IF(OR([.U$7]=[FP.$D6];AND(OR([.U3]=1;[.U2]=1);[.U$7]&lt;=[FP.$D6]));[.U7]-[.U14];0)" office:value-type="float" office:value="1">
            <text:p>1</text:p>
          </table:table-cell>
          <table:table-cell table:formula="of:=IF(OR([.V$7]=[FP.$D6];AND(OR([.V3]=1;[.V2]=1);[.V$7]&lt;=[FP.$D6]));[.V7]-[.V14];0)" office:value-type="float" office:value="0">
            <text:p>0</text:p>
          </table:table-cell>
          <table:table-cell table:formula="of:=IF(OR([.W$7]=[FP.$D6];AND(OR([.W3]=1;[.W2]=1);[.W$7]&lt;=[FP.$D6]));[.W7]-[.W14];0)" office:value-type="float" office:value="0">
            <text:p>0</text:p>
          </table:table-cell>
          <table:table-cell table:formula="of:=IF(OR([.X$7]=[FP.$D6];AND(OR([.X3]=1;[.X2]=1);[.X$7]&lt;=[FP.$D6]));[.X7]-[.X14];0)" office:value-type="float" office:value="0">
            <text:p>0</text:p>
          </table:table-cell>
          <table:table-cell table:formula="of:=IF(OR([.Y$7]=[FP.$D6];AND(OR([.Y3]=1;[.Y2]=1);[.Y$7]&lt;=[FP.$D6]));[.Y7]-[.Y14];0)" office:value-type="float" office:value="0">
            <text:p>0</text:p>
          </table:table-cell>
          <table:table-cell table:formula="of:=IF(OR([.Z$7]=[FP.$D6];AND(OR([.Z3]=1;[.Z2]=1);[.Z$7]&lt;=[FP.$D6]));[.Z7]-[.Z14];0)" office:value-type="float" office:value="0">
            <text:p>0</text:p>
          </table:table-cell>
          <table:table-cell table:formula="of:=IF(OR([.AA$7]=[FP.$D6];AND(OR([.AA3]=1;[.AA2]=1);[.AA$7]&lt;=[FP.$D6]));[.AA7]-[.AA14];0)" office:value-type="float" office:value="0">
            <text:p>0</text:p>
          </table:table-cell>
          <table:table-cell table:formula="of:=IF(OR([.AB$7]=[FP.$D6];AND(OR([.AB3]=1;[.AB2]=1);[.AB$7]&lt;=[FP.$D6]));[.AB7]-[.AB14];0)" office:value-type="float" office:value="0">
            <text:p>0</text:p>
          </table:table-cell>
          <table:table-cell table:formula="of:=IF(OR([.AC$7]=[FP.$D6];AND(OR([.AC3]=1;[.AC2]=1);[.AC$7]&lt;=[FP.$D6]));[.AC7]-[.AC14];0)" office:value-type="float" office:value="0">
            <text:p>0</text:p>
          </table:table-cell>
          <table:table-cell table:formula="of:=IF(OR([.AD$7]=[FP.$D6];AND(OR([.AD3]=1;[.AD2]=1);[.AD$7]&lt;=[FP.$D6]));[.AD7]-[.AD14];0)" office:value-type="float" office:value="0">
            <text:p>0</text:p>
          </table:table-cell>
          <table:table-cell table:formula="of:=IF(OR([.AE$7]=[FP.$D6];AND(OR([.AE3]=1;[.AE2]=1);[.AE$7]&lt;=[FP.$D6]));[.AE7]-[.AE14];0)" office:value-type="float" office:value="0">
            <text:p>0</text:p>
          </table:table-cell>
          <table:table-cell table:formula="of:=IF(OR([.AF$7]=[FP.$D6];AND(OR([.AF3]=1;[.AF2]=1);[.AF$7]&lt;=[FP.$D6]));[.AF7]-[.AF14];0)" office:value-type="float" office:value="0">
            <text:p>0</text:p>
          </table:table-cell>
          <table:table-cell table:formula="of:=IF(OR([.AG$7]=[FP.$D6];AND(OR([.AG3]=1;[.AG2]=1);[.AG$7]&lt;=[FP.$D6]));[.AG7]-[.AG14];0)" office:value-type="float" office:value="0">
            <text:p>0</text:p>
          </table:table-cell>
          <table:table-cell table:formula="of:=IF(OR([.AH$7]=[FP.$D6];AND(OR([.AH3]=1;[.AH2]=1);[.AH$7]&lt;=[FP.$D6]));[.AH7]-[.AH14];0)" office:value-type="float" office:value="0">
            <text:p>0</text:p>
          </table:table-cell>
          <table:table-cell table:formula="of:=IF(OR([.AI$7]=[FP.$D6];AND(OR([.AI3]=1;[.AI2]=1);[.AI$7]&lt;=[FP.$D6]));[.AI7]-[.AI14];0)" office:value-type="float" office:value="0">
            <text:p>0</text:p>
          </table:table-cell>
          <table:table-cell table:formula="of:=IF(OR([.AJ$7]=[FP.$D6];AND(OR([.AJ3]=1;[.AJ2]=1);[.AJ$7]&lt;=[FP.$D6]));[.AJ7]-[.AJ14];0)" office:value-type="float" office:value="0">
            <text:p>0</text:p>
          </table:table-cell>
          <table:table-cell table:formula="of:=IF(OR([.AK$7]=[FP.$D6];AND(OR([.AK3]=1;[.AK2]=1);[.AK$7]&lt;=[FP.$D6]));[.AK7]-[.AK14];0)" office:value-type="float" office:value="0">
            <text:p>0</text:p>
          </table:table-cell>
          <table:table-cell table:formula="of:=IF(OR([.AL$7]=[FP.$D6];AND(OR([.AL3]=1;[.AL2]=1);[.AL$7]&lt;=[FP.$D6]));[.AL7]-[.AL14];0)" office:value-type="float" office:value="0">
            <text:p>0</text:p>
          </table:table-cell>
          <table:table-cell table:formula="of:=IF(OR([.AM$7]=[FP.$D6];AND(OR([.AM3]=1;[.AM2]=1);[.AM$7]&lt;=[FP.$D6]));[.AM7]-[.AM14];0)" office:value-type="float" office:value="0">
            <text:p>0</text:p>
          </table:table-cell>
          <table:table-cell table:formula="of:=IF(OR([.AN$7]=[FP.$D6];AND(OR([.AN3]=1;[.AN2]=1);[.AN$7]&lt;=[FP.$D6]));[.AN7]-[.AN14];0)" office:value-type="float" office:value="0">
            <text:p>0</text:p>
          </table:table-cell>
          <table:table-cell table:formula="of:=IF(OR([.AO$7]=[FP.$D6];AND(OR([.AO3]=1;[.AO2]=1);[.AO$7]&lt;=[FP.$D6]));[.AO7]-[.AO14];0)" office:value-type="float" office:value="0">
            <text:p>0</text:p>
          </table:table-cell>
          <table:table-cell table:formula="of:=IF(OR([.AP$7]=[FP.$D6];AND(OR([.AP3]=1;[.AP2]=1);[.AP$7]&lt;=[FP.$D6]));[.AP7]-[.AP14];0)" office:value-type="float" office:value="0">
            <text:p>0</text:p>
          </table:table-cell>
          <table:table-cell table:formula="of:=IF(OR([.AQ$7]=[FP.$D6];AND(OR([.AQ3]=1;[.AQ2]=1);[.AQ$7]&lt;=[FP.$D6]));[.AQ7]-[.AQ14];0)" office:value-type="float" office:value="0">
            <text:p>0</text:p>
          </table:table-cell>
          <table:table-cell table:formula="of:=IF(OR([.AR$7]=[FP.$D6];AND(OR([.AR3]=1;[.AR2]=1);[.AR$7]&lt;=[FP.$D6]));[.AR7]-[.AR14];0)" office:value-type="float" office:value="0">
            <text:p>0</text:p>
          </table:table-cell>
          <table:table-cell table:formula="of:=IF(OR([.AS$7]=[FP.$D6];AND(OR([.AS3]=1;[.AS2]=1);[.AS$7]&lt;=[FP.$D6]));[.AS7]-[.AS14];0)" office:value-type="float" office:value="0">
            <text:p>0</text:p>
          </table:table-cell>
          <table:table-cell table:formula="of:=IF(OR([.AT$7]=[FP.$D6];AND(OR([.AT3]=1;[.AT2]=1);[.AT$7]&lt;=[FP.$D6]));[.AT7]-[.AT14];0)" office:value-type="float" office:value="0">
            <text:p>0</text:p>
          </table:table-cell>
          <table:table-cell table:formula="of:=IF(OR([.AU$7]=[FP.$D6];AND(OR([.AU3]=1;[.AU2]=1);[.AU$7]&lt;=[FP.$D6]));[.AU7]-[.AU14];0)" office:value-type="float" office:value="0">
            <text:p>0</text:p>
          </table:table-cell>
          <table:table-cell table:formula="of:=IF(OR([.AV$7]=[FP.$D6];AND(OR([.AV3]=1;[.AV2]=1);[.AV$7]&lt;=[FP.$D6]));[.AV7]-[.AV14];0)" office:value-type="float" office:value="0">
            <text:p>0</text:p>
          </table:table-cell>
          <table:table-cell table:formula="of:=IF(OR([.AW$7]=[FP.$D6];AND(OR([.AW3]=1;[.AW2]=1);[.AW$7]&lt;=[FP.$D6]));[.AW7]-[.AW14];0)" office:value-type="float" office:value="0">
            <text:p>0</text:p>
          </table:table-cell>
          <table:table-cell table:formula="of:=IF(OR([.AX$7]=[FP.$D6];AND(OR([.AX3]=1;[.AX2]=1);[.AX$7]&lt;=[FP.$D6]));[.AX7]-[.AX14];0)" office:value-type="float" office:value="0">
            <text:p>0</text:p>
          </table:table-cell>
          <table:table-cell table:formula="of:=IF(OR([.AY$7]=[FP.$D6];AND(OR([.AY3]=1;[.AY2]=1);[.AY$7]&lt;=[FP.$D6]));[.AY7]-[.AY14];0)" office:value-type="float" office:value="0">
            <text:p>0</text:p>
          </table:table-cell>
          <table:table-cell table:formula="of:=IF(OR([.AZ$7]=[FP.$D6];AND(OR([.AZ3]=1;[.AZ2]=1);[.AZ$7]&lt;=[FP.$D6]));[.AZ7]-[.AZ14];0)" office:value-type="float" office:value="0">
            <text:p>0</text:p>
          </table:table-cell>
          <table:table-cell table:formula="of:=IF(OR([.BA$7]=[FP.$D6];AND(OR([.BA3]=1;[.BA2]=1);[.BA$7]&lt;=[FP.$D6]));[.BA7]-[.BA14];0)" office:value-type="float" office:value="0">
            <text:p>0</text:p>
          </table:table-cell>
          <table:table-cell table:formula="of:=IF(OR([.BB$7]=[FP.$D6];AND(OR([.BB3]=1;[.BB2]=1);[.BB$7]&lt;=[FP.$D6]));[.BB7]-[.BB14];0)" office:value-type="float" office:value="0">
            <text:p>0</text:p>
          </table:table-cell>
          <table:table-cell table:formula="of:=IF(OR([.BC$7]=[FP.$D6];AND(OR([.BC3]=1;[.BC2]=1);[.BC$7]&lt;=[FP.$D6]));[.BC7]-[.BC14];0)" office:value-type="float" office:value="0">
            <text:p>0</text:p>
          </table:table-cell>
          <table:table-cell table:formula="of:=IF(OR([.BD$7]=[FP.$D6];AND(OR([.BD3]=1;[.BD2]=1);[.BD$7]&lt;=[FP.$D6]));[.BD7]-[.BD14];0)" office:value-type="float" office:value="0">
            <text:p>0</text:p>
          </table:table-cell>
          <table:table-cell table:formula="of:=IF(OR([.BE$7]=[FP.$D6];AND(OR([.BE3]=1;[.BE2]=1);[.BE$7]&lt;=[FP.$D6]));[.BE7]-[.BE14];0)" office:value-type="float" office:value="0">
            <text:p>0</text:p>
          </table:table-cell>
          <table:table-cell table:formula="of:=IF(OR([.BF$7]=[FP.$D6];AND(OR([.BF3]=1;[.BF2]=1);[.BF$7]&lt;=[FP.$D6]));[.BF7]-[.BF14];0)" office:value-type="float" office:value="0">
            <text:p>0</text:p>
          </table:table-cell>
          <table:table-cell table:formula="of:=IF(OR([.BG$7]=[FP.$D6];AND(OR([.BG3]=1;[.BG2]=1);[.BG$7]&lt;=[FP.$D6]));[.BG7]-[.BG14];0)" office:value-type="float" office:value="0">
            <text:p>0</text:p>
          </table:table-cell>
          <table:table-cell table:formula="of:=IF(OR([.BH$7]=[FP.$D6];AND(OR([.BH3]=1;[.BH2]=1);[.BH$7]&lt;=[FP.$D6]));[.BH7]-[.BH14];0)" office:value-type="float" office:value="0">
            <text:p>0</text:p>
          </table:table-cell>
          <table:table-cell table:formula="of:=IF(OR([.BI$7]=[FP.$D6];AND(OR([.BI3]=1;[.BI2]=1);[.BI$7]&lt;=[FP.$D6]));[.BI7]-[.BI14];0)" office:value-type="float" office:value="0">
            <text:p>0</text:p>
          </table:table-cell>
          <table:table-cell table:formula="of:=IF(OR([.BJ$7]=[FP.$D6];AND(OR([.BJ3]=1;[.BJ2]=1);[.BJ$7]&lt;=[FP.$D6]));[.BJ7]-[.BJ14];0)" office:value-type="float" office:value="0">
            <text:p>0</text:p>
          </table:table-cell>
          <table:table-cell table:formula="of:=IF(OR([.BK$7]=[FP.$D6];AND(OR([.BK3]=1;[.BK2]=1);[.BK$7]&lt;=[FP.$D6]));[.BK7]-[.BK14];0)" office:value-type="float" office:value="0">
            <text:p>0</text:p>
          </table:table-cell>
          <table:table-cell table:formula="of:=IF(OR([.BL$7]=[FP.$D6];AND(OR([.BL3]=1;[.BL2]=1);[.BL$7]&lt;=[FP.$D6]));[.BL7]-[.BL14];0)" office:value-type="float" office:value="0">
            <text:p>0</text:p>
          </table:table-cell>
          <table:table-cell table:formula="of:=IF(OR([.BM$7]=[FP.$D6];AND(OR([.BM3]=1;[.BM2]=1);[.BM$7]&lt;=[FP.$D6]));[.BM7]-[.BM14];0)" office:value-type="float" office:value="0">
            <text:p>0</text:p>
          </table:table-cell>
          <table:table-cell table:formula="of:=IF(OR([.BN$7]=[FP.$D6];AND(OR([.BN3]=1;[.BN2]=1);[.BN$7]&lt;=[FP.$D6]));[.BN7]-[.BN14];0)" office:value-type="float" office:value="0">
            <text:p>0</text:p>
          </table:table-cell>
          <table:table-cell table:formula="of:=IF(OR([.BO$7]=[FP.$D6];AND(OR([.BO3]=1;[.BO2]=1);[.BO$7]&lt;=[FP.$D6]));[.BO7]-[.BO14];0)" office:value-type="float" office:value="0">
            <text:p>0</text:p>
          </table:table-cell>
          <table:table-cell table:formula="of:=IF(OR([.BP$7]=[FP.$D6];AND(OR([.BP3]=1;[.BP2]=1);[.BP$7]&lt;=[FP.$D6]));[.BP7]-[.BP14];0)" office:value-type="float" office:value="0">
            <text:p>0</text:p>
          </table:table-cell>
          <table:table-cell table:formula="of:=IF(OR([.BQ$7]=[FP.$D6];AND(OR([.BQ3]=1;[.BQ2]=1);[.BQ$7]&lt;=[FP.$D6]));[.BQ7]-[.BQ14];0)" office:value-type="float" office:value="0">
            <text:p>0</text:p>
          </table:table-cell>
          <table:table-cell table:formula="of:=IF(OR([.BR$7]=[FP.$D6];AND(OR([.BR3]=1;[.BR2]=1);[.BR$7]&lt;=[FP.$D6]));[.BR7]-[.BR14];0)" office:value-type="float" office:value="0">
            <text:p>0</text:p>
          </table:table-cell>
          <table:table-cell table:formula="of:=IF(OR([.BS$7]=[FP.$D6];AND(OR([.BS3]=1;[.BS2]=1);[.BS$7]&lt;=[FP.$D6]));[.BS7]-[.BS14];0)" office:value-type="float" office:value="0">
            <text:p>0</text:p>
          </table:table-cell>
          <table:table-cell table:formula="of:=IF(OR([.BT$7]=[FP.$D6];AND(OR([.BT3]=1;[.BT2]=1);[.BT$7]&lt;=[FP.$D6]));[.BT7]-[.BT14];0)" office:value-type="float" office:value="0">
            <text:p>0</text:p>
          </table:table-cell>
          <table:table-cell table:formula="of:=IF(OR([.BU$7]=[FP.$D6];AND(OR([.BU3]=1;[.BU2]=1);[.BU$7]&lt;=[FP.$D6]));[.BU7]-[.BU14];0)" office:value-type="float" office:value="0">
            <text:p>0</text:p>
          </table:table-cell>
          <table:table-cell table:formula="of:=IF(OR([.BV$7]=[FP.$D6];AND(OR([.BV3]=1;[.BV2]=1);[.BV$7]&lt;=[FP.$D6]));[.BV7]-[.BV14];0)" office:value-type="float" office:value="0">
            <text:p>0</text:p>
          </table:table-cell>
          <table:table-cell table:formula="of:=IF(OR([.BW$7]=[FP.$D6];AND(OR([.BW3]=1;[.BW2]=1);[.BW$7]&lt;=[FP.$D6]));[.BW7]-[.BW14];0)" office:value-type="float" office:value="0">
            <text:p>0</text:p>
          </table:table-cell>
          <table:table-cell table:formula="of:=IF(OR([.BX$7]=[FP.$D6];AND(OR([.BX3]=1;[.BX2]=1);[.BX$7]&lt;=[FP.$D6]));[.BX7]-[.BX14];0)" office:value-type="float" office:value="0">
            <text:p>0</text:p>
          </table:table-cell>
          <table:table-cell table:formula="of:=IF(OR([.BY$7]=[FP.$D6];AND(OR([.BY3]=1;[.BY2]=1);[.BY$7]&lt;=[FP.$D6]));[.BY7]-[.BY14];0)" office:value-type="float" office:value="0">
            <text:p>0</text:p>
          </table:table-cell>
          <table:table-cell table:formula="of:=IF(OR([.BZ$7]=[FP.$D6];AND(OR([.BZ3]=1;[.BZ2]=1);[.BZ$7]&lt;=[FP.$D6]));[.BZ7]-[.BZ14];0)" office:value-type="float" office:value="0">
            <text:p>0</text:p>
          </table:table-cell>
          <table:table-cell table:formula="of:=IF(OR([.CA$7]=[FP.$D6];AND(OR([.CA3]=1;[.CA2]=1);[.CA$7]&lt;=[FP.$D6]));[.CA7]-[.CA14];0)" office:value-type="float" office:value="0">
            <text:p>0</text:p>
          </table:table-cell>
          <table:table-cell table:formula="of:=IF(OR([.CB$7]=[FP.$D6];AND(OR([.CB3]=1;[.CB2]=1);[.CB$7]&lt;=[FP.$D6]));[.CB7]-[.CB14];0)" office:value-type="float" office:value="0">
            <text:p>0</text:p>
          </table:table-cell>
          <table:table-cell table:formula="of:=IF(OR([.CC$7]=[FP.$D6];AND(OR([.CC3]=1;[.CC2]=1);[.CC$7]&lt;=[FP.$D6]));[.CC7]-[.CC14];0)" office:value-type="float" office:value="0">
            <text:p>0</text:p>
          </table:table-cell>
          <table:table-cell table:formula="of:=IF(OR([.CD$7]=[FP.$D6];AND(OR([.CD3]=1;[.CD2]=1);[.CD$7]&lt;=[FP.$D6]));[.CD7]-[.CD14];0)" office:value-type="float" office:value="0">
            <text:p>0</text:p>
          </table:table-cell>
          <table:table-cell table:formula="of:=IF(OR([.CE$7]=[FP.$D6];AND(OR([.CE3]=1;[.CE2]=1);[.CE$7]&lt;=[FP.$D6]));[.CE7]-[.CE14];0)" office:value-type="float" office:value="0">
            <text:p>0</text:p>
          </table:table-cell>
          <table:table-cell table:formula="of:=IF(OR([.CF$7]=[FP.$D6];AND(OR([.CF3]=1;[.CF2]=1);[.CF$7]&lt;=[FP.$D6]));[.CF7]-[.CF14];0)" office:value-type="float" office:value="0">
            <text:p>0</text:p>
          </table:table-cell>
          <table:table-cell table:formula="of:=IF(OR([.CG$7]=[FP.$D6];AND(OR([.CG3]=1;[.CG2]=1);[.CG$7]&lt;=[FP.$D6]));[.CG7]-[.CG14];0)" office:value-type="float" office:value="0">
            <text:p>0</text:p>
          </table:table-cell>
          <table:table-cell table:formula="of:=IF(OR([.CH$7]=[FP.$D6];AND(OR([.CH3]=1;[.CH2]=1);[.CH$7]&lt;=[FP.$D6]));[.CH7]-[.CH14];0)" office:value-type="float" office:value="0">
            <text:p>0</text:p>
          </table:table-cell>
          <table:table-cell table:formula="of:=IF(OR([.CI$7]=[FP.$D6];AND(OR([.CI3]=1;[.CI2]=1);[.CI$7]&lt;=[FP.$D6]));[.CI7]-[.CI14];0)" office:value-type="float" office:value="0">
            <text:p>0</text:p>
          </table:table-cell>
          <table:table-cell table:formula="of:=IF(OR([.CJ$7]=[FP.$D6];AND(OR([.CJ3]=1;[.CJ2]=1);[.CJ$7]&lt;=[FP.$D6]));[.CJ7]-[.CJ14];0)" office:value-type="float" office:value="0">
            <text:p>0</text:p>
          </table:table-cell>
          <table:table-cell table:formula="of:=IF(OR([.CK$7]=[FP.$D6];AND(OR([.CK3]=1;[.CK2]=1);[.CK$7]&lt;=[FP.$D6]));[.CK7]-[.CK14];0)" office:value-type="float" office:value="0">
            <text:p>0</text:p>
          </table:table-cell>
          <table:table-cell table:formula="of:=IF(OR([.CL$7]=[FP.$D6];AND(OR([.CL3]=1;[.CL2]=1);[.CL$7]&lt;=[FP.$D6]));[.CL7]-[.CL14];0)" office:value-type="float" office:value="0">
            <text:p>0</text:p>
          </table:table-cell>
          <table:table-cell table:formula="of:=IF(OR([.CM$7]=[FP.$D6];AND(OR([.CM3]=1;[.CM2]=1);[.CM$7]&lt;=[FP.$D6]));[.CM7]-[.CM14];0)" office:value-type="float" office:value="0">
            <text:p>0</text:p>
          </table:table-cell>
          <table:table-cell table:formula="of:=IF(OR([.CN$7]=[FP.$D6];AND(OR([.CN3]=1;[.CN2]=1);[.CN$7]&lt;=[FP.$D6]));[.CN7]-[.CN14];0)" office:value-type="float" office:value="0">
            <text:p>0</text:p>
          </table:table-cell>
          <table:table-cell table:formula="of:=IF(OR([.CO$7]=[FP.$D6];AND(OR([.CO3]=1;[.CO2]=1);[.CO$7]&lt;=[FP.$D6]));[.CO7]-[.CO14];0)" office:value-type="float" office:value="0">
            <text:p>0</text:p>
          </table:table-cell>
          <table:table-cell table:formula="of:=IF(OR([.CP$7]=[FP.$D6];AND(OR([.CP3]=1;[.CP2]=1);[.CP$7]&lt;=[FP.$D6]));[.CP7]-[.CP14];0)" office:value-type="float" office:value="0">
            <text:p>0</text:p>
          </table:table-cell>
          <table:table-cell table:formula="of:=IF(OR([.CQ$7]=[FP.$D6];AND(OR([.CQ3]=1;[.CQ2]=1);[.CQ$7]&lt;=[FP.$D6]));[.CQ7]-[.CQ14];0)" office:value-type="float" office:value="0">
            <text:p>0</text:p>
          </table:table-cell>
          <table:table-cell table:formula="of:=IF(OR([.CR$7]=[FP.$D6];AND(OR([.CR3]=1;[.CR2]=1);[.CR$7]&lt;=[FP.$D6]));[.CR7]-[.CR14];0)" office:value-type="float" office:value="0">
            <text:p>0</text:p>
          </table:table-cell>
          <table:table-cell table:formula="of:=IF(OR([.CS$7]=[FP.$D6];AND(OR([.CS3]=1;[.CS2]=1);[.CS$7]&lt;=[FP.$D6]));[.CS7]-[.CS14];0)" office:value-type="float" office:value="0">
            <text:p>0</text:p>
          </table:table-cell>
          <table:table-cell table:formula="of:=IF(OR([.CT$7]=[FP.$D6];AND(OR([.CT3]=1;[.CT2]=1);[.CT$7]&lt;=[FP.$D6]));[.CT7]-[.CT14];0)" office:value-type="float" office:value="0">
            <text:p>0</text:p>
          </table:table-cell>
          <table:table-cell table:formula="of:=IF(OR([.CU$7]=[FP.$D6];AND(OR([.CU3]=1;[.CU2]=1);[.CU$7]&lt;=[FP.$D6]));[.CU7]-[.CU14];0)" office:value-type="float" office:value="0">
            <text:p>0</text:p>
          </table:table-cell>
          <table:table-cell table:formula="of:=IF(OR([.CV$7]=[FP.$D6];AND(OR([.CV3]=1;[.CV2]=1);[.CV$7]&lt;=[FP.$D6]));[.CV7]-[.CV14];0)" office:value-type="float" office:value="0">
            <text:p>0</text:p>
          </table:table-cell>
          <table:table-cell table:formula="of:=IF(OR([.CW$7]=[FP.$D6];AND(OR([.CW3]=1;[.CW2]=1);[.CW$7]&lt;=[FP.$D6]));[.CW7]-[.CW14];0)" office:value-type="float" office:value="0">
            <text:p>0</text:p>
          </table:table-cell>
          <table:table-cell table:formula="of:=IF(OR([.CX$7]=[FP.$D6];AND(OR([.CX3]=1;[.CX2]=1);[.CX$7]&lt;=[FP.$D6]));[.CX7]-[.CX14];0)" office:value-type="float" office:value="0">
            <text:p>0</text:p>
          </table:table-cell>
          <table:table-cell table:formula="of:=IF(OR([.CY$7]=[FP.$D6];AND(OR([.CY3]=1;[.CY2]=1);[.CY$7]&lt;=[FP.$D6]));[.CY7]-[.CY14];0)" office:value-type="float" office:value="0">
            <text:p>0</text:p>
          </table:table-cell>
          <table:table-cell table:formula="of:=IF(OR([.CZ$7]=[FP.$D6];AND(OR([.CZ3]=1;[.CZ2]=1);[.CZ$7]&lt;=[FP.$D6]));[.CZ7]-[.CZ14];0)" office:value-type="float" office:value="0">
            <text:p>0</text:p>
          </table:table-cell>
          <table:table-cell table:formula="of:=IF(OR([.DA$7]=[FP.$D6];AND(OR([.DA3]=1;[.DA2]=1);[.DA$7]&lt;=[FP.$D6]));[.DA7]-[.DA14];0)" office:value-type="float" office:value="0">
            <text:p>0</text:p>
          </table:table-cell>
          <table:table-cell table:formula="of:=IF(OR([.DB$7]=[FP.$D6];AND(OR([.DB3]=1;[.DB2]=1);[.DB$7]&lt;=[FP.$D6]));[.DB7]-[.DB14];0)" office:value-type="float" office:value="0">
            <text:p>0</text:p>
          </table:table-cell>
          <table:table-cell table:formula="of:=IF(OR([.DC$7]=[FP.$D6];AND(OR([.DC3]=1;[.DC2]=1);[.DC$7]&lt;=[FP.$D6]));[.DC7]-[.DC14];0)" office:value-type="float" office:value="0">
            <text:p>0</text:p>
          </table:table-cell>
          <table:table-cell table:formula="of:=IF(OR([.DD$7]=[FP.$D6];AND(OR([.DD3]=1;[.DD2]=1);[.DD$7]&lt;=[FP.$D6]));[.DD7]-[.DD14];0)" office:value-type="float" office:value="0">
            <text:p>0</text:p>
          </table:table-cell>
          <table:table-cell table:formula="of:=IF(OR([.DE$7]=[FP.$D6];AND(OR([.DE3]=1;[.DE2]=1);[.DE$7]&lt;=[FP.$D6]));[.DE7]-[.DE14];0)" office:value-type="float" office:value="0">
            <text:p>0</text:p>
          </table:table-cell>
          <table:table-cell table:formula="of:=IF(OR([.DF$7]=[FP.$D6];AND(OR([.DF3]=1;[.DF2]=1);[.DF$7]&lt;=[FP.$D6]));[.DF7]-[.DF14];0)" office:value-type="float" office:value="0">
            <text:p>0</text:p>
          </table:table-cell>
          <table:table-cell table:formula="of:=IF(OR([.DG$7]=[FP.$D6];AND(OR([.DG3]=1;[.DG2]=1);[.DG$7]&lt;=[FP.$D6]));[.DG7]-[.DG14];0)" office:value-type="float" office:value="0">
            <text:p>0</text:p>
          </table:table-cell>
          <table:table-cell table:formula="of:=IF(OR([.DH$7]=[FP.$D6];AND(OR([.DH3]=1;[.DH2]=1);[.DH$7]&lt;=[FP.$D6]));[.DH7]-[.DH14];0)" office:value-type="float" office:value="0">
            <text:p>0</text:p>
          </table:table-cell>
          <table:table-cell table:formula="of:=IF(OR([.DI$7]=[FP.$D6];AND(OR([.DI3]=1;[.DI2]=1);[.DI$7]&lt;=[FP.$D6]));[.DI7]-[.DI14];0)" office:value-type="float" office:value="0">
            <text:p>0</text:p>
          </table:table-cell>
          <table:table-cell table:formula="of:=IF(OR([.DJ$7]=[FP.$D6];AND(OR([.DJ3]=1;[.DJ2]=1);[.DJ$7]&lt;=[FP.$D6]));[.DJ7]-[.DJ14];0)" office:value-type="float" office:value="0">
            <text:p>0</text:p>
          </table:table-cell>
          <table:table-cell table:formula="of:=IF(OR([.DK$7]=[FP.$D6];AND(OR([.DK3]=1;[.DK2]=1);[.DK$7]&lt;=[FP.$D6]));[.DK7]-[.DK14];0)" office:value-type="float" office:value="0">
            <text:p>0</text:p>
          </table:table-cell>
          <table:table-cell table:formula="of:=IF(OR([.DL$7]=[FP.$D6];AND(OR([.DL3]=1;[.DL2]=1);[.DL$7]&lt;=[FP.$D6]));[.DL7]-[.DL14];0)" office:value-type="float" office:value="0">
            <text:p>0</text:p>
          </table:table-cell>
          <table:table-cell table:formula="of:=IF(OR([.DM$7]=[FP.$D6];AND(OR([.DM3]=1;[.DM2]=1);[.DM$7]&lt;=[FP.$D6]));[.DM7]-[.DM14];0)" office:value-type="float" office:value="0">
            <text:p>0</text:p>
          </table:table-cell>
          <table:table-cell table:formula="of:=IF(OR([.DN$7]=[FP.$D6];AND(OR([.DN3]=1;[.DN2]=1);[.DN$7]&lt;=[FP.$D6]));[.DN7]-[.DN14];0)" office:value-type="float" office:value="0">
            <text:p>0</text:p>
          </table:table-cell>
          <table:table-cell table:formula="of:=IF(OR([.DO$7]=[FP.$D6];AND(OR([.DO3]=1;[.DO2]=1);[.DO$7]&lt;=[FP.$D6]));[.DO7]-[.DO14];0)" office:value-type="float" office:value="0">
            <text:p>0</text:p>
          </table:table-cell>
          <table:table-cell table:formula="of:=IF(OR([.DP$7]=[FP.$D6];AND(OR([.DP3]=1;[.DP2]=1);[.DP$7]&lt;=[FP.$D6]));[.DP7]-[.DP14];0)" office:value-type="float" office:value="0">
            <text:p>0</text:p>
          </table:table-cell>
          <table:table-cell table:formula="of:=IF(OR([.DQ$7]=[FP.$D6];AND(OR([.DQ3]=1;[.DQ2]=1);[.DQ$7]&lt;=[FP.$D6]));[.DQ7]-[.DQ14];0)" office:value-type="float" office:value="0">
            <text:p>0</text:p>
          </table:table-cell>
          <table:table-cell table:formula="of:=IF(OR([.DR$7]=[FP.$D6];AND(OR([.DR3]=1;[.DR2]=1);[.DR$7]&lt;=[FP.$D6]));[.DR7]-[.DR14];0)" office:value-type="float" office:value="0">
            <text:p>0</text:p>
          </table:table-cell>
          <table:table-cell table:formula="of:=IF(OR([.DS$7]=[FP.$D6];AND(OR([.DS3]=1;[.DS2]=1);[.DS$7]&lt;=[FP.$D6]));[.DS7]-[.DS14];0)" office:value-type="float" office:value="0">
            <text:p>0</text:p>
          </table:table-cell>
          <table:table-cell table:formula="of:=IF(OR([.DT$7]=[FP.$D6];AND(OR([.DT3]=1;[.DT2]=1);[.DT$7]&lt;=[FP.$D6]));[.DT7]-[.DT14];0)" office:value-type="float" office:value="0">
            <text:p>0</text:p>
          </table:table-cell>
        </table:table-row>
        <table:table-row table:style-name="ro1" table:visibility="collapse">
          <table:table-cell office:value-type="string">
            <text:p>d4</text:p>
          </table:table-cell>
          <table:table-cell table:formula="of:=IF(OR([.B$7]=[FP.$D7];AND(OR([.B4]=1;[.B3]=1;[.B2]=1);[.B$7]&lt;=[FP.$D7]));[.B7]-[.B15];0)" office:value-type="float" office:value="0">
            <text:p>0</text:p>
          </table:table-cell>
          <table:table-cell table:formula="of:=IF(OR([.C$7]=[FP.$D7];AND(OR([.C4]=1;[.C3]=1;[.C2]=1);[.C$7]&lt;=[FP.$D7]));[.C7]-[.C15];0)" office:value-type="float" office:value="0">
            <text:p>0</text:p>
          </table:table-cell>
          <table:table-cell table:formula="of:=IF(OR([.D$7]=[FP.$D7];AND(OR([.D4]=1;[.D3]=1;[.D2]=1);[.D$7]&lt;=[FP.$D7]));[.D7]-[.D15];0)" office:value-type="float" office:value="0">
            <text:p>0</text:p>
          </table:table-cell>
          <table:table-cell table:formula="of:=IF(OR([.E$7]=[FP.$D7];AND(OR([.E4]=1;[.E3]=1;[.E2]=1);[.E$7]&lt;=[FP.$D7]));[.E7]-[.E15];0)" office:value-type="float" office:value="-3">
            <text:p>-3</text:p>
          </table:table-cell>
          <table:table-cell table:formula="of:=IF(OR([.F$7]=[FP.$D7];AND(OR([.F4]=1;[.F3]=1;[.F2]=1);[.F$7]&lt;=[FP.$D7]));[.F7]-[.F15];0)" office:value-type="float" office:value="0">
            <text:p>0</text:p>
          </table:table-cell>
          <table:table-cell table:formula="of:=IF(OR([.G$7]=[FP.$D7];AND(OR([.G4]=1;[.G3]=1;[.G2]=1);[.G$7]&lt;=[FP.$D7]));[.G7]-[.G15];0)" office:value-type="float" office:value="0">
            <text:p>0</text:p>
          </table:table-cell>
          <table:table-cell table:formula="of:=IF(OR([.H$7]=[FP.$D7];AND(OR([.H4]=1;[.H3]=1;[.H2]=1);[.H$7]&lt;=[FP.$D7]));[.H7]-[.H15];0)" office:value-type="float" office:value="-1">
            <text:p>-1</text:p>
          </table:table-cell>
          <table:table-cell table:formula="of:=IF(OR([.I$7]=[FP.$D7];AND(OR([.I4]=1;[.I3]=1;[.I2]=1);[.I$7]&lt;=[FP.$D7]));[.I7]-[.I15];0)" office:value-type="float" office:value="0">
            <text:p>0</text:p>
          </table:table-cell>
          <table:table-cell table:formula="of:=IF(OR([.J$7]=[FP.$D7];AND(OR([.J4]=1;[.J3]=1;[.J2]=1);[.J$7]&lt;=[FP.$D7]));[.J7]-[.J15];0)" office:value-type="float" office:value="0">
            <text:p>0</text:p>
          </table:table-cell>
          <table:table-cell table:formula="of:=IF(OR([.K$7]=[FP.$D7];AND(OR([.K4]=1;[.K3]=1;[.K2]=1);[.K$7]&lt;=[FP.$D7]));[.K7]-[.K15];0)" office:value-type="float" office:value="1">
            <text:p>1</text:p>
          </table:table-cell>
          <table:table-cell table:formula="of:=IF(OR([.L$7]=[FP.$D7];AND(OR([.L4]=1;[.L3]=1;[.L2]=1);[.L$7]&lt;=[FP.$D7]));[.L7]-[.L15];0)" office:value-type="float" office:value="0">
            <text:p>0</text:p>
          </table:table-cell>
          <table:table-cell table:formula="of:=IF(OR([.M$7]=[FP.$D7];AND(OR([.M4]=1;[.M3]=1;[.M2]=1);[.M$7]&lt;=[FP.$D7]));[.M7]-[.M15];0)" office:value-type="float" office:value="0">
            <text:p>0</text:p>
          </table:table-cell>
          <table:table-cell table:formula="of:=IF(OR([.N$7]=[FP.$D7];AND(OR([.N4]=1;[.N3]=1;[.N2]=1);[.N$7]&lt;=[FP.$D7]));[.N7]-[.N15];0)" office:value-type="float" office:value="0">
            <text:p>0</text:p>
          </table:table-cell>
          <table:table-cell table:formula="of:=IF(OR([.O$7]=[FP.$D7];AND(OR([.O4]=1;[.O3]=1;[.O2]=1);[.O$7]&lt;=[FP.$D7]));[.O7]-[.O15];0)" office:value-type="float" office:value="0">
            <text:p>0</text:p>
          </table:table-cell>
          <table:table-cell table:formula="of:=IF(OR([.P$7]=[FP.$D7];AND(OR([.P4]=1;[.P3]=1;[.P2]=1);[.P$7]&lt;=[FP.$D7]));[.P7]-[.P15];0)" office:value-type="float" office:value="0">
            <text:p>0</text:p>
          </table:table-cell>
          <table:table-cell table:formula="of:=IF(OR([.Q$7]=[FP.$D7];AND(OR([.Q4]=1;[.Q3]=1;[.Q2]=1);[.Q$7]&lt;=[FP.$D7]));[.Q7]-[.Q15];0)" office:value-type="float" office:value="2">
            <text:p>2</text:p>
          </table:table-cell>
          <table:table-cell table:formula="of:=IF(OR([.R$7]=[FP.$D7];AND(OR([.R4]=1;[.R3]=1;[.R2]=1);[.R$7]&lt;=[FP.$D7]));[.R7]-[.R15];0)" office:value-type="float" office:value="0">
            <text:p>0</text:p>
          </table:table-cell>
          <table:table-cell table:formula="of:=IF(OR([.S$7]=[FP.$D7];AND(OR([.S4]=1;[.S3]=1;[.S2]=1);[.S$7]&lt;=[FP.$D7]));[.S7]-[.S15];0)" office:value-type="float" office:value="0">
            <text:p>0</text:p>
          </table:table-cell>
          <table:table-cell table:formula="of:=IF(OR([.T$7]=[FP.$D7];AND(OR([.T4]=1;[.T3]=1;[.T2]=1);[.T$7]&lt;=[FP.$D7]));[.T7]-[.T15];0)" office:value-type="float" office:value="4">
            <text:p>4</text:p>
          </table:table-cell>
          <table:table-cell table:formula="of:=IF(OR([.U$7]=[FP.$D7];AND(OR([.U4]=1;[.U3]=1;[.U2]=1);[.U$7]&lt;=[FP.$D7]));[.U7]-[.U15];0)" office:value-type="float" office:value="0">
            <text:p>0</text:p>
          </table:table-cell>
          <table:table-cell table:formula="of:=IF(OR([.V$7]=[FP.$D7];AND(OR([.V4]=1;[.V3]=1;[.V2]=1);[.V$7]&lt;=[FP.$D7]));[.V7]-[.V15];0)" office:value-type="float" office:value="2">
            <text:p>2</text:p>
          </table:table-cell>
          <table:table-cell table:formula="of:=IF(OR([.W$7]=[FP.$D7];AND(OR([.W4]=1;[.W3]=1;[.W2]=1);[.W$7]&lt;=[FP.$D7]));[.W7]-[.W15];0)" office:value-type="float" office:value="0">
            <text:p>0</text:p>
          </table:table-cell>
          <table:table-cell table:formula="of:=IF(OR([.X$7]=[FP.$D7];AND(OR([.X4]=1;[.X3]=1;[.X2]=1);[.X$7]&lt;=[FP.$D7]));[.X7]-[.X15];0)" office:value-type="float" office:value="0">
            <text:p>0</text:p>
          </table:table-cell>
          <table:table-cell table:formula="of:=IF(OR([.Y$7]=[FP.$D7];AND(OR([.Y4]=1;[.Y3]=1;[.Y2]=1);[.Y$7]&lt;=[FP.$D7]));[.Y7]-[.Y15];0)" office:value-type="float" office:value="0">
            <text:p>0</text:p>
          </table:table-cell>
          <table:table-cell table:formula="of:=IF(OR([.Z$7]=[FP.$D7];AND(OR([.Z4]=1;[.Z3]=1;[.Z2]=1);[.Z$7]&lt;=[FP.$D7]));[.Z7]-[.Z15];0)" office:value-type="float" office:value="0">
            <text:p>0</text:p>
          </table:table-cell>
          <table:table-cell table:formula="of:=IF(OR([.AA$7]=[FP.$D7];AND(OR([.AA4]=1;[.AA3]=1;[.AA2]=1);[.AA$7]&lt;=[FP.$D7]));[.AA7]-[.AA15];0)" office:value-type="float" office:value="0">
            <text:p>0</text:p>
          </table:table-cell>
          <table:table-cell table:formula="of:=IF(OR([.AB$7]=[FP.$D7];AND(OR([.AB4]=1;[.AB3]=1;[.AB2]=1);[.AB$7]&lt;=[FP.$D7]));[.AB7]-[.AB15];0)" office:value-type="float" office:value="0">
            <text:p>0</text:p>
          </table:table-cell>
          <table:table-cell table:formula="of:=IF(OR([.AC$7]=[FP.$D7];AND(OR([.AC4]=1;[.AC3]=1;[.AC2]=1);[.AC$7]&lt;=[FP.$D7]));[.AC7]-[.AC15];0)" office:value-type="float" office:value="0">
            <text:p>0</text:p>
          </table:table-cell>
          <table:table-cell table:formula="of:=IF(OR([.AD$7]=[FP.$D7];AND(OR([.AD4]=1;[.AD3]=1;[.AD2]=1);[.AD$7]&lt;=[FP.$D7]));[.AD7]-[.AD15];0)" office:value-type="float" office:value="0">
            <text:p>0</text:p>
          </table:table-cell>
          <table:table-cell table:formula="of:=IF(OR([.AE$7]=[FP.$D7];AND(OR([.AE4]=1;[.AE3]=1;[.AE2]=1);[.AE$7]&lt;=[FP.$D7]));[.AE7]-[.AE15];0)" office:value-type="float" office:value="0">
            <text:p>0</text:p>
          </table:table-cell>
          <table:table-cell table:formula="of:=IF(OR([.AF$7]=[FP.$D7];AND(OR([.AF4]=1;[.AF3]=1;[.AF2]=1);[.AF$7]&lt;=[FP.$D7]));[.AF7]-[.AF15];0)" office:value-type="float" office:value="0">
            <text:p>0</text:p>
          </table:table-cell>
          <table:table-cell table:formula="of:=IF(OR([.AG$7]=[FP.$D7];AND(OR([.AG4]=1;[.AG3]=1;[.AG2]=1);[.AG$7]&lt;=[FP.$D7]));[.AG7]-[.AG15];0)" office:value-type="float" office:value="0">
            <text:p>0</text:p>
          </table:table-cell>
          <table:table-cell table:formula="of:=IF(OR([.AH$7]=[FP.$D7];AND(OR([.AH4]=1;[.AH3]=1;[.AH2]=1);[.AH$7]&lt;=[FP.$D7]));[.AH7]-[.AH15];0)" office:value-type="float" office:value="0">
            <text:p>0</text:p>
          </table:table-cell>
          <table:table-cell table:formula="of:=IF(OR([.AI$7]=[FP.$D7];AND(OR([.AI4]=1;[.AI3]=1;[.AI2]=1);[.AI$7]&lt;=[FP.$D7]));[.AI7]-[.AI15];0)" office:value-type="float" office:value="0">
            <text:p>0</text:p>
          </table:table-cell>
          <table:table-cell table:formula="of:=IF(OR([.AJ$7]=[FP.$D7];AND(OR([.AJ4]=1;[.AJ3]=1;[.AJ2]=1);[.AJ$7]&lt;=[FP.$D7]));[.AJ7]-[.AJ15];0)" office:value-type="float" office:value="0">
            <text:p>0</text:p>
          </table:table-cell>
          <table:table-cell table:formula="of:=IF(OR([.AK$7]=[FP.$D7];AND(OR([.AK4]=1;[.AK3]=1;[.AK2]=1);[.AK$7]&lt;=[FP.$D7]));[.AK7]-[.AK15];0)" office:value-type="float" office:value="0">
            <text:p>0</text:p>
          </table:table-cell>
          <table:table-cell table:formula="of:=IF(OR([.AL$7]=[FP.$D7];AND(OR([.AL4]=1;[.AL3]=1;[.AL2]=1);[.AL$7]&lt;=[FP.$D7]));[.AL7]-[.AL15];0)" office:value-type="float" office:value="0">
            <text:p>0</text:p>
          </table:table-cell>
          <table:table-cell table:formula="of:=IF(OR([.AM$7]=[FP.$D7];AND(OR([.AM4]=1;[.AM3]=1;[.AM2]=1);[.AM$7]&lt;=[FP.$D7]));[.AM7]-[.AM15];0)" office:value-type="float" office:value="0">
            <text:p>0</text:p>
          </table:table-cell>
          <table:table-cell table:formula="of:=IF(OR([.AN$7]=[FP.$D7];AND(OR([.AN4]=1;[.AN3]=1;[.AN2]=1);[.AN$7]&lt;=[FP.$D7]));[.AN7]-[.AN15];0)" office:value-type="float" office:value="0">
            <text:p>0</text:p>
          </table:table-cell>
          <table:table-cell table:formula="of:=IF(OR([.AO$7]=[FP.$D7];AND(OR([.AO4]=1;[.AO3]=1;[.AO2]=1);[.AO$7]&lt;=[FP.$D7]));[.AO7]-[.AO15];0)" office:value-type="float" office:value="0">
            <text:p>0</text:p>
          </table:table-cell>
          <table:table-cell table:formula="of:=IF(OR([.AP$7]=[FP.$D7];AND(OR([.AP4]=1;[.AP3]=1;[.AP2]=1);[.AP$7]&lt;=[FP.$D7]));[.AP7]-[.AP15];0)" office:value-type="float" office:value="0">
            <text:p>0</text:p>
          </table:table-cell>
          <table:table-cell table:formula="of:=IF(OR([.AQ$7]=[FP.$D7];AND(OR([.AQ4]=1;[.AQ3]=1;[.AQ2]=1);[.AQ$7]&lt;=[FP.$D7]));[.AQ7]-[.AQ15];0)" office:value-type="float" office:value="0">
            <text:p>0</text:p>
          </table:table-cell>
          <table:table-cell table:formula="of:=IF(OR([.AR$7]=[FP.$D7];AND(OR([.AR4]=1;[.AR3]=1;[.AR2]=1);[.AR$7]&lt;=[FP.$D7]));[.AR7]-[.AR15];0)" office:value-type="float" office:value="0">
            <text:p>0</text:p>
          </table:table-cell>
          <table:table-cell table:formula="of:=IF(OR([.AS$7]=[FP.$D7];AND(OR([.AS4]=1;[.AS3]=1;[.AS2]=1);[.AS$7]&lt;=[FP.$D7]));[.AS7]-[.AS15];0)" office:value-type="float" office:value="0">
            <text:p>0</text:p>
          </table:table-cell>
          <table:table-cell table:formula="of:=IF(OR([.AT$7]=[FP.$D7];AND(OR([.AT4]=1;[.AT3]=1;[.AT2]=1);[.AT$7]&lt;=[FP.$D7]));[.AT7]-[.AT15];0)" office:value-type="float" office:value="0">
            <text:p>0</text:p>
          </table:table-cell>
          <table:table-cell table:formula="of:=IF(OR([.AU$7]=[FP.$D7];AND(OR([.AU4]=1;[.AU3]=1;[.AU2]=1);[.AU$7]&lt;=[FP.$D7]));[.AU7]-[.AU15];0)" office:value-type="float" office:value="0">
            <text:p>0</text:p>
          </table:table-cell>
          <table:table-cell table:formula="of:=IF(OR([.AV$7]=[FP.$D7];AND(OR([.AV4]=1;[.AV3]=1;[.AV2]=1);[.AV$7]&lt;=[FP.$D7]));[.AV7]-[.AV15];0)" office:value-type="float" office:value="0">
            <text:p>0</text:p>
          </table:table-cell>
          <table:table-cell table:formula="of:=IF(OR([.AW$7]=[FP.$D7];AND(OR([.AW4]=1;[.AW3]=1;[.AW2]=1);[.AW$7]&lt;=[FP.$D7]));[.AW7]-[.AW15];0)" office:value-type="float" office:value="0">
            <text:p>0</text:p>
          </table:table-cell>
          <table:table-cell table:formula="of:=IF(OR([.AX$7]=[FP.$D7];AND(OR([.AX4]=1;[.AX3]=1;[.AX2]=1);[.AX$7]&lt;=[FP.$D7]));[.AX7]-[.AX15];0)" office:value-type="float" office:value="0">
            <text:p>0</text:p>
          </table:table-cell>
          <table:table-cell table:formula="of:=IF(OR([.AY$7]=[FP.$D7];AND(OR([.AY4]=1;[.AY3]=1;[.AY2]=1);[.AY$7]&lt;=[FP.$D7]));[.AY7]-[.AY15];0)" office:value-type="float" office:value="0">
            <text:p>0</text:p>
          </table:table-cell>
          <table:table-cell table:formula="of:=IF(OR([.AZ$7]=[FP.$D7];AND(OR([.AZ4]=1;[.AZ3]=1;[.AZ2]=1);[.AZ$7]&lt;=[FP.$D7]));[.AZ7]-[.AZ15];0)" office:value-type="float" office:value="0">
            <text:p>0</text:p>
          </table:table-cell>
          <table:table-cell table:formula="of:=IF(OR([.BA$7]=[FP.$D7];AND(OR([.BA4]=1;[.BA3]=1;[.BA2]=1);[.BA$7]&lt;=[FP.$D7]));[.BA7]-[.BA15];0)" office:value-type="float" office:value="0">
            <text:p>0</text:p>
          </table:table-cell>
          <table:table-cell table:formula="of:=IF(OR([.BB$7]=[FP.$D7];AND(OR([.BB4]=1;[.BB3]=1;[.BB2]=1);[.BB$7]&lt;=[FP.$D7]));[.BB7]-[.BB15];0)" office:value-type="float" office:value="0">
            <text:p>0</text:p>
          </table:table-cell>
          <table:table-cell table:formula="of:=IF(OR([.BC$7]=[FP.$D7];AND(OR([.BC4]=1;[.BC3]=1;[.BC2]=1);[.BC$7]&lt;=[FP.$D7]));[.BC7]-[.BC15];0)" office:value-type="float" office:value="0">
            <text:p>0</text:p>
          </table:table-cell>
          <table:table-cell table:formula="of:=IF(OR([.BD$7]=[FP.$D7];AND(OR([.BD4]=1;[.BD3]=1;[.BD2]=1);[.BD$7]&lt;=[FP.$D7]));[.BD7]-[.BD15];0)" office:value-type="float" office:value="0">
            <text:p>0</text:p>
          </table:table-cell>
          <table:table-cell table:formula="of:=IF(OR([.BE$7]=[FP.$D7];AND(OR([.BE4]=1;[.BE3]=1;[.BE2]=1);[.BE$7]&lt;=[FP.$D7]));[.BE7]-[.BE15];0)" office:value-type="float" office:value="0">
            <text:p>0</text:p>
          </table:table-cell>
          <table:table-cell table:formula="of:=IF(OR([.BF$7]=[FP.$D7];AND(OR([.BF4]=1;[.BF3]=1;[.BF2]=1);[.BF$7]&lt;=[FP.$D7]));[.BF7]-[.BF15];0)" office:value-type="float" office:value="0">
            <text:p>0</text:p>
          </table:table-cell>
          <table:table-cell table:formula="of:=IF(OR([.BG$7]=[FP.$D7];AND(OR([.BG4]=1;[.BG3]=1;[.BG2]=1);[.BG$7]&lt;=[FP.$D7]));[.BG7]-[.BG15];0)" office:value-type="float" office:value="0">
            <text:p>0</text:p>
          </table:table-cell>
          <table:table-cell table:formula="of:=IF(OR([.BH$7]=[FP.$D7];AND(OR([.BH4]=1;[.BH3]=1;[.BH2]=1);[.BH$7]&lt;=[FP.$D7]));[.BH7]-[.BH15];0)" office:value-type="float" office:value="0">
            <text:p>0</text:p>
          </table:table-cell>
          <table:table-cell table:formula="of:=IF(OR([.BI$7]=[FP.$D7];AND(OR([.BI4]=1;[.BI3]=1;[.BI2]=1);[.BI$7]&lt;=[FP.$D7]));[.BI7]-[.BI15];0)" office:value-type="float" office:value="0">
            <text:p>0</text:p>
          </table:table-cell>
          <table:table-cell table:formula="of:=IF(OR([.BJ$7]=[FP.$D7];AND(OR([.BJ4]=1;[.BJ3]=1;[.BJ2]=1);[.BJ$7]&lt;=[FP.$D7]));[.BJ7]-[.BJ15];0)" office:value-type="float" office:value="0">
            <text:p>0</text:p>
          </table:table-cell>
          <table:table-cell table:formula="of:=IF(OR([.BK$7]=[FP.$D7];AND(OR([.BK4]=1;[.BK3]=1;[.BK2]=1);[.BK$7]&lt;=[FP.$D7]));[.BK7]-[.BK15];0)" office:value-type="float" office:value="0">
            <text:p>0</text:p>
          </table:table-cell>
          <table:table-cell table:formula="of:=IF(OR([.BL$7]=[FP.$D7];AND(OR([.BL4]=1;[.BL3]=1;[.BL2]=1);[.BL$7]&lt;=[FP.$D7]));[.BL7]-[.BL15];0)" office:value-type="float" office:value="0">
            <text:p>0</text:p>
          </table:table-cell>
          <table:table-cell table:formula="of:=IF(OR([.BM$7]=[FP.$D7];AND(OR([.BM4]=1;[.BM3]=1;[.BM2]=1);[.BM$7]&lt;=[FP.$D7]));[.BM7]-[.BM15];0)" office:value-type="float" office:value="0">
            <text:p>0</text:p>
          </table:table-cell>
          <table:table-cell table:formula="of:=IF(OR([.BN$7]=[FP.$D7];AND(OR([.BN4]=1;[.BN3]=1;[.BN2]=1);[.BN$7]&lt;=[FP.$D7]));[.BN7]-[.BN15];0)" office:value-type="float" office:value="0">
            <text:p>0</text:p>
          </table:table-cell>
          <table:table-cell table:formula="of:=IF(OR([.BO$7]=[FP.$D7];AND(OR([.BO4]=1;[.BO3]=1;[.BO2]=1);[.BO$7]&lt;=[FP.$D7]));[.BO7]-[.BO15];0)" office:value-type="float" office:value="0">
            <text:p>0</text:p>
          </table:table-cell>
          <table:table-cell table:formula="of:=IF(OR([.BP$7]=[FP.$D7];AND(OR([.BP4]=1;[.BP3]=1;[.BP2]=1);[.BP$7]&lt;=[FP.$D7]));[.BP7]-[.BP15];0)" office:value-type="float" office:value="0">
            <text:p>0</text:p>
          </table:table-cell>
          <table:table-cell table:formula="of:=IF(OR([.BQ$7]=[FP.$D7];AND(OR([.BQ4]=1;[.BQ3]=1;[.BQ2]=1);[.BQ$7]&lt;=[FP.$D7]));[.BQ7]-[.BQ15];0)" office:value-type="float" office:value="0">
            <text:p>0</text:p>
          </table:table-cell>
          <table:table-cell table:formula="of:=IF(OR([.BR$7]=[FP.$D7];AND(OR([.BR4]=1;[.BR3]=1;[.BR2]=1);[.BR$7]&lt;=[FP.$D7]));[.BR7]-[.BR15];0)" office:value-type="float" office:value="0">
            <text:p>0</text:p>
          </table:table-cell>
          <table:table-cell table:formula="of:=IF(OR([.BS$7]=[FP.$D7];AND(OR([.BS4]=1;[.BS3]=1;[.BS2]=1);[.BS$7]&lt;=[FP.$D7]));[.BS7]-[.BS15];0)" office:value-type="float" office:value="0">
            <text:p>0</text:p>
          </table:table-cell>
          <table:table-cell table:formula="of:=IF(OR([.BT$7]=[FP.$D7];AND(OR([.BT4]=1;[.BT3]=1;[.BT2]=1);[.BT$7]&lt;=[FP.$D7]));[.BT7]-[.BT15];0)" office:value-type="float" office:value="0">
            <text:p>0</text:p>
          </table:table-cell>
          <table:table-cell table:formula="of:=IF(OR([.BU$7]=[FP.$D7];AND(OR([.BU4]=1;[.BU3]=1;[.BU2]=1);[.BU$7]&lt;=[FP.$D7]));[.BU7]-[.BU15];0)" office:value-type="float" office:value="0">
            <text:p>0</text:p>
          </table:table-cell>
          <table:table-cell table:formula="of:=IF(OR([.BV$7]=[FP.$D7];AND(OR([.BV4]=1;[.BV3]=1;[.BV2]=1);[.BV$7]&lt;=[FP.$D7]));[.BV7]-[.BV15];0)" office:value-type="float" office:value="0">
            <text:p>0</text:p>
          </table:table-cell>
          <table:table-cell table:formula="of:=IF(OR([.BW$7]=[FP.$D7];AND(OR([.BW4]=1;[.BW3]=1;[.BW2]=1);[.BW$7]&lt;=[FP.$D7]));[.BW7]-[.BW15];0)" office:value-type="float" office:value="0">
            <text:p>0</text:p>
          </table:table-cell>
          <table:table-cell table:formula="of:=IF(OR([.BX$7]=[FP.$D7];AND(OR([.BX4]=1;[.BX3]=1;[.BX2]=1);[.BX$7]&lt;=[FP.$D7]));[.BX7]-[.BX15];0)" office:value-type="float" office:value="0">
            <text:p>0</text:p>
          </table:table-cell>
          <table:table-cell table:formula="of:=IF(OR([.BY$7]=[FP.$D7];AND(OR([.BY4]=1;[.BY3]=1;[.BY2]=1);[.BY$7]&lt;=[FP.$D7]));[.BY7]-[.BY15];0)" office:value-type="float" office:value="0">
            <text:p>0</text:p>
          </table:table-cell>
          <table:table-cell table:formula="of:=IF(OR([.BZ$7]=[FP.$D7];AND(OR([.BZ4]=1;[.BZ3]=1;[.BZ2]=1);[.BZ$7]&lt;=[FP.$D7]));[.BZ7]-[.BZ15];0)" office:value-type="float" office:value="0">
            <text:p>0</text:p>
          </table:table-cell>
          <table:table-cell table:formula="of:=IF(OR([.CA$7]=[FP.$D7];AND(OR([.CA4]=1;[.CA3]=1;[.CA2]=1);[.CA$7]&lt;=[FP.$D7]));[.CA7]-[.CA15];0)" office:value-type="float" office:value="0">
            <text:p>0</text:p>
          </table:table-cell>
          <table:table-cell table:formula="of:=IF(OR([.CB$7]=[FP.$D7];AND(OR([.CB4]=1;[.CB3]=1;[.CB2]=1);[.CB$7]&lt;=[FP.$D7]));[.CB7]-[.CB15];0)" office:value-type="float" office:value="0">
            <text:p>0</text:p>
          </table:table-cell>
          <table:table-cell table:formula="of:=IF(OR([.CC$7]=[FP.$D7];AND(OR([.CC4]=1;[.CC3]=1;[.CC2]=1);[.CC$7]&lt;=[FP.$D7]));[.CC7]-[.CC15];0)" office:value-type="float" office:value="0">
            <text:p>0</text:p>
          </table:table-cell>
          <table:table-cell table:formula="of:=IF(OR([.CD$7]=[FP.$D7];AND(OR([.CD4]=1;[.CD3]=1;[.CD2]=1);[.CD$7]&lt;=[FP.$D7]));[.CD7]-[.CD15];0)" office:value-type="float" office:value="0">
            <text:p>0</text:p>
          </table:table-cell>
          <table:table-cell table:formula="of:=IF(OR([.CE$7]=[FP.$D7];AND(OR([.CE4]=1;[.CE3]=1;[.CE2]=1);[.CE$7]&lt;=[FP.$D7]));[.CE7]-[.CE15];0)" office:value-type="float" office:value="0">
            <text:p>0</text:p>
          </table:table-cell>
          <table:table-cell table:formula="of:=IF(OR([.CF$7]=[FP.$D7];AND(OR([.CF4]=1;[.CF3]=1;[.CF2]=1);[.CF$7]&lt;=[FP.$D7]));[.CF7]-[.CF15];0)" office:value-type="float" office:value="0">
            <text:p>0</text:p>
          </table:table-cell>
          <table:table-cell table:formula="of:=IF(OR([.CG$7]=[FP.$D7];AND(OR([.CG4]=1;[.CG3]=1;[.CG2]=1);[.CG$7]&lt;=[FP.$D7]));[.CG7]-[.CG15];0)" office:value-type="float" office:value="0">
            <text:p>0</text:p>
          </table:table-cell>
          <table:table-cell table:formula="of:=IF(OR([.CH$7]=[FP.$D7];AND(OR([.CH4]=1;[.CH3]=1;[.CH2]=1);[.CH$7]&lt;=[FP.$D7]));[.CH7]-[.CH15];0)" office:value-type="float" office:value="0">
            <text:p>0</text:p>
          </table:table-cell>
          <table:table-cell table:formula="of:=IF(OR([.CI$7]=[FP.$D7];AND(OR([.CI4]=1;[.CI3]=1;[.CI2]=1);[.CI$7]&lt;=[FP.$D7]));[.CI7]-[.CI15];0)" office:value-type="float" office:value="0">
            <text:p>0</text:p>
          </table:table-cell>
          <table:table-cell table:formula="of:=IF(OR([.CJ$7]=[FP.$D7];AND(OR([.CJ4]=1;[.CJ3]=1;[.CJ2]=1);[.CJ$7]&lt;=[FP.$D7]));[.CJ7]-[.CJ15];0)" office:value-type="float" office:value="0">
            <text:p>0</text:p>
          </table:table-cell>
          <table:table-cell table:formula="of:=IF(OR([.CK$7]=[FP.$D7];AND(OR([.CK4]=1;[.CK3]=1;[.CK2]=1);[.CK$7]&lt;=[FP.$D7]));[.CK7]-[.CK15];0)" office:value-type="float" office:value="0">
            <text:p>0</text:p>
          </table:table-cell>
          <table:table-cell table:formula="of:=IF(OR([.CL$7]=[FP.$D7];AND(OR([.CL4]=1;[.CL3]=1;[.CL2]=1);[.CL$7]&lt;=[FP.$D7]));[.CL7]-[.CL15];0)" office:value-type="float" office:value="0">
            <text:p>0</text:p>
          </table:table-cell>
          <table:table-cell table:formula="of:=IF(OR([.CM$7]=[FP.$D7];AND(OR([.CM4]=1;[.CM3]=1;[.CM2]=1);[.CM$7]&lt;=[FP.$D7]));[.CM7]-[.CM15];0)" office:value-type="float" office:value="0">
            <text:p>0</text:p>
          </table:table-cell>
          <table:table-cell table:formula="of:=IF(OR([.CN$7]=[FP.$D7];AND(OR([.CN4]=1;[.CN3]=1;[.CN2]=1);[.CN$7]&lt;=[FP.$D7]));[.CN7]-[.CN15];0)" office:value-type="float" office:value="0">
            <text:p>0</text:p>
          </table:table-cell>
          <table:table-cell table:formula="of:=IF(OR([.CO$7]=[FP.$D7];AND(OR([.CO4]=1;[.CO3]=1;[.CO2]=1);[.CO$7]&lt;=[FP.$D7]));[.CO7]-[.CO15];0)" office:value-type="float" office:value="0">
            <text:p>0</text:p>
          </table:table-cell>
          <table:table-cell table:formula="of:=IF(OR([.CP$7]=[FP.$D7];AND(OR([.CP4]=1;[.CP3]=1;[.CP2]=1);[.CP$7]&lt;=[FP.$D7]));[.CP7]-[.CP15];0)" office:value-type="float" office:value="0">
            <text:p>0</text:p>
          </table:table-cell>
          <table:table-cell table:formula="of:=IF(OR([.CQ$7]=[FP.$D7];AND(OR([.CQ4]=1;[.CQ3]=1;[.CQ2]=1);[.CQ$7]&lt;=[FP.$D7]));[.CQ7]-[.CQ15];0)" office:value-type="float" office:value="0">
            <text:p>0</text:p>
          </table:table-cell>
          <table:table-cell table:formula="of:=IF(OR([.CR$7]=[FP.$D7];AND(OR([.CR4]=1;[.CR3]=1;[.CR2]=1);[.CR$7]&lt;=[FP.$D7]));[.CR7]-[.CR15];0)" office:value-type="float" office:value="0">
            <text:p>0</text:p>
          </table:table-cell>
          <table:table-cell table:formula="of:=IF(OR([.CS$7]=[FP.$D7];AND(OR([.CS4]=1;[.CS3]=1;[.CS2]=1);[.CS$7]&lt;=[FP.$D7]));[.CS7]-[.CS15];0)" office:value-type="float" office:value="0">
            <text:p>0</text:p>
          </table:table-cell>
          <table:table-cell table:formula="of:=IF(OR([.CT$7]=[FP.$D7];AND(OR([.CT4]=1;[.CT3]=1;[.CT2]=1);[.CT$7]&lt;=[FP.$D7]));[.CT7]-[.CT15];0)" office:value-type="float" office:value="0">
            <text:p>0</text:p>
          </table:table-cell>
          <table:table-cell table:formula="of:=IF(OR([.CU$7]=[FP.$D7];AND(OR([.CU4]=1;[.CU3]=1;[.CU2]=1);[.CU$7]&lt;=[FP.$D7]));[.CU7]-[.CU15];0)" office:value-type="float" office:value="0">
            <text:p>0</text:p>
          </table:table-cell>
          <table:table-cell table:formula="of:=IF(OR([.CV$7]=[FP.$D7];AND(OR([.CV4]=1;[.CV3]=1;[.CV2]=1);[.CV$7]&lt;=[FP.$D7]));[.CV7]-[.CV15];0)" office:value-type="float" office:value="0">
            <text:p>0</text:p>
          </table:table-cell>
          <table:table-cell table:formula="of:=IF(OR([.CW$7]=[FP.$D7];AND(OR([.CW4]=1;[.CW3]=1;[.CW2]=1);[.CW$7]&lt;=[FP.$D7]));[.CW7]-[.CW15];0)" office:value-type="float" office:value="0">
            <text:p>0</text:p>
          </table:table-cell>
          <table:table-cell table:formula="of:=IF(OR([.CX$7]=[FP.$D7];AND(OR([.CX4]=1;[.CX3]=1;[.CX2]=1);[.CX$7]&lt;=[FP.$D7]));[.CX7]-[.CX15];0)" office:value-type="float" office:value="0">
            <text:p>0</text:p>
          </table:table-cell>
          <table:table-cell table:formula="of:=IF(OR([.CY$7]=[FP.$D7];AND(OR([.CY4]=1;[.CY3]=1;[.CY2]=1);[.CY$7]&lt;=[FP.$D7]));[.CY7]-[.CY15];0)" office:value-type="float" office:value="0">
            <text:p>0</text:p>
          </table:table-cell>
          <table:table-cell table:formula="of:=IF(OR([.CZ$7]=[FP.$D7];AND(OR([.CZ4]=1;[.CZ3]=1;[.CZ2]=1);[.CZ$7]&lt;=[FP.$D7]));[.CZ7]-[.CZ15];0)" office:value-type="float" office:value="0">
            <text:p>0</text:p>
          </table:table-cell>
          <table:table-cell table:formula="of:=IF(OR([.DA$7]=[FP.$D7];AND(OR([.DA4]=1;[.DA3]=1;[.DA2]=1);[.DA$7]&lt;=[FP.$D7]));[.DA7]-[.DA15];0)" office:value-type="float" office:value="0">
            <text:p>0</text:p>
          </table:table-cell>
          <table:table-cell table:formula="of:=IF(OR([.DB$7]=[FP.$D7];AND(OR([.DB4]=1;[.DB3]=1;[.DB2]=1);[.DB$7]&lt;=[FP.$D7]));[.DB7]-[.DB15];0)" office:value-type="float" office:value="0">
            <text:p>0</text:p>
          </table:table-cell>
          <table:table-cell table:formula="of:=IF(OR([.DC$7]=[FP.$D7];AND(OR([.DC4]=1;[.DC3]=1;[.DC2]=1);[.DC$7]&lt;=[FP.$D7]));[.DC7]-[.DC15];0)" office:value-type="float" office:value="0">
            <text:p>0</text:p>
          </table:table-cell>
          <table:table-cell table:formula="of:=IF(OR([.DD$7]=[FP.$D7];AND(OR([.DD4]=1;[.DD3]=1;[.DD2]=1);[.DD$7]&lt;=[FP.$D7]));[.DD7]-[.DD15];0)" office:value-type="float" office:value="0">
            <text:p>0</text:p>
          </table:table-cell>
          <table:table-cell table:formula="of:=IF(OR([.DE$7]=[FP.$D7];AND(OR([.DE4]=1;[.DE3]=1;[.DE2]=1);[.DE$7]&lt;=[FP.$D7]));[.DE7]-[.DE15];0)" office:value-type="float" office:value="0">
            <text:p>0</text:p>
          </table:table-cell>
          <table:table-cell table:formula="of:=IF(OR([.DF$7]=[FP.$D7];AND(OR([.DF4]=1;[.DF3]=1;[.DF2]=1);[.DF$7]&lt;=[FP.$D7]));[.DF7]-[.DF15];0)" office:value-type="float" office:value="0">
            <text:p>0</text:p>
          </table:table-cell>
          <table:table-cell table:formula="of:=IF(OR([.DG$7]=[FP.$D7];AND(OR([.DG4]=1;[.DG3]=1;[.DG2]=1);[.DG$7]&lt;=[FP.$D7]));[.DG7]-[.DG15];0)" office:value-type="float" office:value="0">
            <text:p>0</text:p>
          </table:table-cell>
          <table:table-cell table:formula="of:=IF(OR([.DH$7]=[FP.$D7];AND(OR([.DH4]=1;[.DH3]=1;[.DH2]=1);[.DH$7]&lt;=[FP.$D7]));[.DH7]-[.DH15];0)" office:value-type="float" office:value="0">
            <text:p>0</text:p>
          </table:table-cell>
          <table:table-cell table:formula="of:=IF(OR([.DI$7]=[FP.$D7];AND(OR([.DI4]=1;[.DI3]=1;[.DI2]=1);[.DI$7]&lt;=[FP.$D7]));[.DI7]-[.DI15];0)" office:value-type="float" office:value="0">
            <text:p>0</text:p>
          </table:table-cell>
          <table:table-cell table:formula="of:=IF(OR([.DJ$7]=[FP.$D7];AND(OR([.DJ4]=1;[.DJ3]=1;[.DJ2]=1);[.DJ$7]&lt;=[FP.$D7]));[.DJ7]-[.DJ15];0)" office:value-type="float" office:value="0">
            <text:p>0</text:p>
          </table:table-cell>
          <table:table-cell table:formula="of:=IF(OR([.DK$7]=[FP.$D7];AND(OR([.DK4]=1;[.DK3]=1;[.DK2]=1);[.DK$7]&lt;=[FP.$D7]));[.DK7]-[.DK15];0)" office:value-type="float" office:value="0">
            <text:p>0</text:p>
          </table:table-cell>
          <table:table-cell table:formula="of:=IF(OR([.DL$7]=[FP.$D7];AND(OR([.DL4]=1;[.DL3]=1;[.DL2]=1);[.DL$7]&lt;=[FP.$D7]));[.DL7]-[.DL15];0)" office:value-type="float" office:value="0">
            <text:p>0</text:p>
          </table:table-cell>
          <table:table-cell table:formula="of:=IF(OR([.DM$7]=[FP.$D7];AND(OR([.DM4]=1;[.DM3]=1;[.DM2]=1);[.DM$7]&lt;=[FP.$D7]));[.DM7]-[.DM15];0)" office:value-type="float" office:value="0">
            <text:p>0</text:p>
          </table:table-cell>
          <table:table-cell table:formula="of:=IF(OR([.DN$7]=[FP.$D7];AND(OR([.DN4]=1;[.DN3]=1;[.DN2]=1);[.DN$7]&lt;=[FP.$D7]));[.DN7]-[.DN15];0)" office:value-type="float" office:value="0">
            <text:p>0</text:p>
          </table:table-cell>
          <table:table-cell table:formula="of:=IF(OR([.DO$7]=[FP.$D7];AND(OR([.DO4]=1;[.DO3]=1;[.DO2]=1);[.DO$7]&lt;=[FP.$D7]));[.DO7]-[.DO15];0)" office:value-type="float" office:value="0">
            <text:p>0</text:p>
          </table:table-cell>
          <table:table-cell table:formula="of:=IF(OR([.DP$7]=[FP.$D7];AND(OR([.DP4]=1;[.DP3]=1;[.DP2]=1);[.DP$7]&lt;=[FP.$D7]));[.DP7]-[.DP15];0)" office:value-type="float" office:value="0">
            <text:p>0</text:p>
          </table:table-cell>
          <table:table-cell table:formula="of:=IF(OR([.DQ$7]=[FP.$D7];AND(OR([.DQ4]=1;[.DQ3]=1;[.DQ2]=1);[.DQ$7]&lt;=[FP.$D7]));[.DQ7]-[.DQ15];0)" office:value-type="float" office:value="0">
            <text:p>0</text:p>
          </table:table-cell>
          <table:table-cell table:formula="of:=IF(OR([.DR$7]=[FP.$D7];AND(OR([.DR4]=1;[.DR3]=1;[.DR2]=1);[.DR$7]&lt;=[FP.$D7]));[.DR7]-[.DR15];0)" office:value-type="float" office:value="0">
            <text:p>0</text:p>
          </table:table-cell>
          <table:table-cell table:formula="of:=IF(OR([.DS$7]=[FP.$D7];AND(OR([.DS4]=1;[.DS3]=1;[.DS2]=1);[.DS$7]&lt;=[FP.$D7]));[.DS7]-[.DS15];0)" office:value-type="float" office:value="0">
            <text:p>0</text:p>
          </table:table-cell>
          <table:table-cell table:formula="of:=IF(OR([.DT$7]=[FP.$D7];AND(OR([.DT4]=1;[.DT3]=1;[.DT2]=1);[.DT$7]&lt;=[FP.$D7]));[.DT7]-[.DT15];0)" office:value-type="float" office:value="0">
            <text:p>0</text:p>
          </table:table-cell>
        </table:table-row>
        <table:table-row table:style-name="ro1">
          <table:table-cell/>
          <table:table-cell>
            <draw:frame table:end-cell-address="Workload.Z42" table:end-x="0.2075in" table:end-y="0.1079in" draw:z-index="0" draw:style-name="gr3" svg:width="6.4728in" svg:height="3.4713in" svg:x="0.0209in" svg:y="0.1657in">
              <draw:object draw:notify-on-update-of-ranges="Workload.B1:Workload.Q1 Workload.A7:Workload.A7 Workload.B7:Workload.Q7 Workload.A13:Workload.A13 Workload.B13:Workload.Q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"/>
          <table:table-cell>
            <draw:frame table:end-cell-address="Workload.BQ43" table:end-x="0.0563in" table:end-y="0.0941in" draw:z-index="1" draw:style-name="gr3" svg:width="10.3063in" svg:height="3.6287in" svg:x="0.25in" svg:y="0.1626in">
              <draw:object draw:notify-on-update-of-ranges="Workload.B1:Workload.BJ1 Workload.A7:Workload.A7 Workload.B7:Workload.BJ7 Workload.A15:Workload.A15 Workload.B15:Workload.BJ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7"/>
        </table:table-row>
      </table:table>
      <table:table table:name="Other data" table:style-name="ta1" table:print="false">
        <table:table-column table:style-name="co17" table:default-cell-style-name="Default"/>
        <table:table-column table:style-name="co13" table:default-cell-style-name="ce9"/>
        <table:table-column table:style-name="co18" table:number-columns-repeated="123" table:default-cell-style-name="Default"/>
        <table:table-row table:style-name="ro2" table:number-rows-repeated="2">
          <table:table-cell table:style-name="ce26"/>
          <table:table-cell table:number-columns-repeated="47"/>
          <table:table-cell table:style-name="ce29"/>
          <table:table-cell table:number-columns-repeated="76"/>
        </table:table-row>
        <table:table-row table:style-name="ro2">
          <table:table-cell table:style-name="ce26" office:value-type="string">
            <text:p>Time</text:p>
          </table:table-cell>
          <table:table-cell/>
          <table:table-cell office:value-type="float" office:value="0">
            <text:p>0</text:p>
          </table:table-cell>
          <table:table-cell table:formula="of:=([.C3]+1)+ORG.OPENOFFICE.STYLE(IF(ORG.OPENOFFICE.CURRENT()=[.$B$4];&quot;Result&quot;;&quot;Default&quot;))" office:value-type="float" office:value="1">
            <text:p>1</text:p>
          </table:table-cell>
          <table:table-cell table:formula="of:=([.D3]+1)+ORG.OPENOFFICE.STYLE(IF(ORG.OPENOFFICE.CURRENT()=[.$B$4];&quot;Result&quot;;&quot;Default&quot;))" office:value-type="float" office:value="2">
            <text:p>2</text:p>
          </table:table-cell>
          <table:table-cell table:formula="of:=([.E3]+1)+ORG.OPENOFFICE.STYLE(IF(ORG.OPENOFFICE.CURRENT()=[.$B$4];&quot;Result&quot;;&quot;Default&quot;))" office:value-type="float" office:value="3">
            <text:p>3</text:p>
          </table:table-cell>
          <table:table-cell table:formula="of:=([.F3]+1)+ORG.OPENOFFICE.STYLE(IF(ORG.OPENOFFICE.CURRENT()=[.$B$4];&quot;Result&quot;;&quot;Default&quot;))" office:value-type="float" office:value="4">
            <text:p>4</text:p>
          </table:table-cell>
          <table:table-cell table:formula="of:=([.G3]+1)+ORG.OPENOFFICE.STYLE(IF(ORG.OPENOFFICE.CURRENT()=[.$B$4];&quot;Result&quot;;&quot;Default&quot;))" office:value-type="float" office:value="5">
            <text:p>5</text:p>
          </table:table-cell>
          <table:table-cell table:formula="of:=([.H3]+1)+ORG.OPENOFFICE.STYLE(IF(ORG.OPENOFFICE.CURRENT()=[.$B$4];&quot;Result&quot;;&quot;Default&quot;))" office:value-type="float" office:value="6">
            <text:p>6</text:p>
          </table:table-cell>
          <table:table-cell table:formula="of:=([.I3]+1)+ORG.OPENOFFICE.STYLE(IF(ORG.OPENOFFICE.CURRENT()=[.$B$4];&quot;Result&quot;;&quot;Default&quot;))" office:value-type="float" office:value="7">
            <text:p>7</text:p>
          </table:table-cell>
          <table:table-cell table:style-name="Result" table:formula="of:=([.J3]+1)+ORG.OPENOFFICE.STYLE(IF(ORG.OPENOFFICE.CURRENT()=[.$B$4];&quot;Result&quot;;&quot;Default&quot;))" office:value-type="float" office:value="8">
            <text:p>8</text:p>
          </table:table-cell>
          <table:table-cell table:formula="of:=([.K3]+1)+ORG.OPENOFFICE.STYLE(IF(ORG.OPENOFFICE.CURRENT()=[.$B$4];&quot;Result&quot;;&quot;Default&quot;))" office:value-type="float" office:value="9">
            <text:p>9</text:p>
          </table:table-cell>
          <table:table-cell table:formula="of:=([.L3]+1)+ORG.OPENOFFICE.STYLE(IF(ORG.OPENOFFICE.CURRENT()=[.$B$4];&quot;Result&quot;;&quot;Default&quot;))" office:value-type="float" office:value="10">
            <text:p>10</text:p>
          </table:table-cell>
          <table:table-cell table:formula="of:=([.M3]+1)+ORG.OPENOFFICE.STYLE(IF(ORG.OPENOFFICE.CURRENT()=[.$B$4];&quot;Result&quot;;&quot;Default&quot;))" office:value-type="float" office:value="11">
            <text:p>11</text:p>
          </table:table-cell>
          <table:table-cell table:formula="of:=([.N3]+1)+ORG.OPENOFFICE.STYLE(IF(ORG.OPENOFFICE.CURRENT()=[.$B$4];&quot;Result&quot;;&quot;Default&quot;))" office:value-type="float" office:value="12">
            <text:p>12</text:p>
          </table:table-cell>
          <table:table-cell table:formula="of:=([.O3]+1)+ORG.OPENOFFICE.STYLE(IF(ORG.OPENOFFICE.CURRENT()=[.$B$4];&quot;Result&quot;;&quot;Default&quot;))" office:value-type="float" office:value="13">
            <text:p>13</text:p>
          </table:table-cell>
          <table:table-cell table:formula="of:=([.P3]+1)+ORG.OPENOFFICE.STYLE(IF(ORG.OPENOFFICE.CURRENT()=[.$B$4];&quot;Result&quot;;&quot;Default&quot;))" office:value-type="float" office:value="14">
            <text:p>14</text:p>
          </table:table-cell>
          <table:table-cell table:formula="of:=([.Q3]+1)+ORG.OPENOFFICE.STYLE(IF(ORG.OPENOFFICE.CURRENT()=[.$B$4];&quot;Result&quot;;&quot;Default&quot;))" office:value-type="float" office:value="15">
            <text:p>15</text:p>
          </table:table-cell>
          <table:table-cell table:formula="of:=([.R3]+1)+ORG.OPENOFFICE.STYLE(IF(ORG.OPENOFFICE.CURRENT()=[.$B$4];&quot;Result&quot;;&quot;Default&quot;))" office:value-type="float" office:value="16">
            <text:p>16</text:p>
          </table:table-cell>
          <table:table-cell table:formula="of:=([.S3]+1)+ORG.OPENOFFICE.STYLE(IF(ORG.OPENOFFICE.CURRENT()=[.$B$4];&quot;Result&quot;;&quot;Default&quot;))" office:value-type="float" office:value="17">
            <text:p>17</text:p>
          </table:table-cell>
          <table:table-cell table:formula="of:=([.T3]+1)+ORG.OPENOFFICE.STYLE(IF(ORG.OPENOFFICE.CURRENT()=[.$B$4];&quot;Result&quot;;&quot;Default&quot;))" office:value-type="float" office:value="18">
            <text:p>18</text:p>
          </table:table-cell>
          <table:table-cell table:formula="of:=([.U3]+1)+ORG.OPENOFFICE.STYLE(IF(ORG.OPENOFFICE.CURRENT()=[.$B$4];&quot;Result&quot;;&quot;Default&quot;))" office:value-type="float" office:value="19">
            <text:p>19</text:p>
          </table:table-cell>
          <table:table-cell table:formula="of:=([.V3]+1)+ORG.OPENOFFICE.STYLE(IF(ORG.OPENOFFICE.CURRENT()=[.$B$4];&quot;Result&quot;;&quot;Default&quot;))" office:value-type="float" office:value="20">
            <text:p>20</text:p>
          </table:table-cell>
          <table:table-cell table:formula="of:=([.W3]+1)+ORG.OPENOFFICE.STYLE(IF(ORG.OPENOFFICE.CURRENT()=[.$B$4];&quot;Result&quot;;&quot;Default&quot;))" office:value-type="float" office:value="21">
            <text:p>21</text:p>
          </table:table-cell>
          <table:table-cell table:formula="of:=([.X3]+1)+ORG.OPENOFFICE.STYLE(IF(ORG.OPENOFFICE.CURRENT()=[.$B$4];&quot;Result&quot;;&quot;Default&quot;))" office:value-type="float" office:value="22">
            <text:p>22</text:p>
          </table:table-cell>
          <table:table-cell table:formula="of:=([.Y3]+1)+ORG.OPENOFFICE.STYLE(IF(ORG.OPENOFFICE.CURRENT()=[.$B$4];&quot;Result&quot;;&quot;Default&quot;))" office:value-type="float" office:value="23">
            <text:p>23</text:p>
          </table:table-cell>
          <table:table-cell table:formula="of:=([.Z3]+1)+ORG.OPENOFFICE.STYLE(IF(ORG.OPENOFFICE.CURRENT()=[.$B$4];&quot;Result&quot;;&quot;Default&quot;))" office:value-type="float" office:value="24">
            <text:p>24</text:p>
          </table:table-cell>
          <table:table-cell table:formula="of:=([.AA3]+1)+ORG.OPENOFFICE.STYLE(IF(ORG.OPENOFFICE.CURRENT()=[.$B$4];&quot;Result&quot;;&quot;Default&quot;))" office:value-type="float" office:value="25">
            <text:p>25</text:p>
          </table:table-cell>
          <table:table-cell table:formula="of:=([.AB3]+1)+ORG.OPENOFFICE.STYLE(IF(ORG.OPENOFFICE.CURRENT()=[.$B$4];&quot;Result&quot;;&quot;Default&quot;))" office:value-type="float" office:value="26">
            <text:p>26</text:p>
          </table:table-cell>
          <table:table-cell table:formula="of:=([.AC3]+1)+ORG.OPENOFFICE.STYLE(IF(ORG.OPENOFFICE.CURRENT()=[.$B$4];&quot;Result&quot;;&quot;Default&quot;))" office:value-type="float" office:value="27">
            <text:p>27</text:p>
          </table:table-cell>
          <table:table-cell table:formula="of:=([.AD3]+1)+ORG.OPENOFFICE.STYLE(IF(ORG.OPENOFFICE.CURRENT()=[.$B$4];&quot;Result&quot;;&quot;Default&quot;))" office:value-type="float" office:value="28">
            <text:p>28</text:p>
          </table:table-cell>
          <table:table-cell table:formula="of:=([.AE3]+1)+ORG.OPENOFFICE.STYLE(IF(ORG.OPENOFFICE.CURRENT()=[.$B$4];&quot;Result&quot;;&quot;Default&quot;))" office:value-type="float" office:value="29">
            <text:p>29</text:p>
          </table:table-cell>
          <table:table-cell table:formula="of:=([.AF3]+1)+ORG.OPENOFFICE.STYLE(IF(ORG.OPENOFFICE.CURRENT()=[.$B$4];&quot;Result&quot;;&quot;Default&quot;))" office:value-type="float" office:value="30">
            <text:p>30</text:p>
          </table:table-cell>
          <table:table-cell table:formula="of:=([.AG3]+1)+ORG.OPENOFFICE.STYLE(IF(ORG.OPENOFFICE.CURRENT()=[.$B$4];&quot;Result&quot;;&quot;Default&quot;))" office:value-type="float" office:value="31">
            <text:p>31</text:p>
          </table:table-cell>
          <table:table-cell table:formula="of:=([.AH3]+1)+ORG.OPENOFFICE.STYLE(IF(ORG.OPENOFFICE.CURRENT()=[.$B$4];&quot;Result&quot;;&quot;Default&quot;))" office:value-type="float" office:value="32">
            <text:p>32</text:p>
          </table:table-cell>
          <table:table-cell table:formula="of:=([.AI3]+1)+ORG.OPENOFFICE.STYLE(IF(ORG.OPENOFFICE.CURRENT()=[.$B$4];&quot;Result&quot;;&quot;Default&quot;))" office:value-type="float" office:value="33">
            <text:p>33</text:p>
          </table:table-cell>
          <table:table-cell table:formula="of:=([.AJ3]+1)+ORG.OPENOFFICE.STYLE(IF(ORG.OPENOFFICE.CURRENT()=[.$B$4];&quot;Result&quot;;&quot;Default&quot;))" office:value-type="float" office:value="34">
            <text:p>34</text:p>
          </table:table-cell>
          <table:table-cell table:formula="of:=([.AK3]+1)+ORG.OPENOFFICE.STYLE(IF(ORG.OPENOFFICE.CURRENT()=[.$B$4];&quot;Result&quot;;&quot;Default&quot;))" office:value-type="float" office:value="35">
            <text:p>35</text:p>
          </table:table-cell>
          <table:table-cell table:formula="of:=([.AL3]+1)+ORG.OPENOFFICE.STYLE(IF(ORG.OPENOFFICE.CURRENT()=[.$B$4];&quot;Result&quot;;&quot;Default&quot;))" office:value-type="float" office:value="36">
            <text:p>36</text:p>
          </table:table-cell>
          <table:table-cell table:formula="of:=([.AM3]+1)+ORG.OPENOFFICE.STYLE(IF(ORG.OPENOFFICE.CURRENT()=[.$B$4];&quot;Result&quot;;&quot;Default&quot;))" office:value-type="float" office:value="37">
            <text:p>37</text:p>
          </table:table-cell>
          <table:table-cell table:formula="of:=([.AN3]+1)+ORG.OPENOFFICE.STYLE(IF(ORG.OPENOFFICE.CURRENT()=[.$B$4];&quot;Result&quot;;&quot;Default&quot;))" office:value-type="float" office:value="38">
            <text:p>38</text:p>
          </table:table-cell>
          <table:table-cell table:formula="of:=([.AO3]+1)+ORG.OPENOFFICE.STYLE(IF(ORG.OPENOFFICE.CURRENT()=[.$B$4];&quot;Result&quot;;&quot;Default&quot;))" office:value-type="float" office:value="39">
            <text:p>39</text:p>
          </table:table-cell>
          <table:table-cell table:formula="of:=([.AP3]+1)+ORG.OPENOFFICE.STYLE(IF(ORG.OPENOFFICE.CURRENT()=[.$B$4];&quot;Result&quot;;&quot;Default&quot;))" office:value-type="float" office:value="40">
            <text:p>40</text:p>
          </table:table-cell>
          <table:table-cell table:formula="of:=([.AQ3]+1)+ORG.OPENOFFICE.STYLE(IF(ORG.OPENOFFICE.CURRENT()=[.$B$4];&quot;Result&quot;;&quot;Default&quot;))" office:value-type="float" office:value="41">
            <text:p>41</text:p>
          </table:table-cell>
          <table:table-cell table:formula="of:=([.AR3]+1)+ORG.OPENOFFICE.STYLE(IF(ORG.OPENOFFICE.CURRENT()=[.$B$4];&quot;Result&quot;;&quot;Default&quot;))" office:value-type="float" office:value="42">
            <text:p>42</text:p>
          </table:table-cell>
          <table:table-cell table:formula="of:=([.AS3]+1)+ORG.OPENOFFICE.STYLE(IF(ORG.OPENOFFICE.CURRENT()=[.$B$4];&quot;Result&quot;;&quot;Default&quot;))" office:value-type="float" office:value="43">
            <text:p>43</text:p>
          </table:table-cell>
          <table:table-cell table:formula="of:=([.AT3]+1)+ORG.OPENOFFICE.STYLE(IF(ORG.OPENOFFICE.CURRENT()=[.$B$4];&quot;Result&quot;;&quot;Default&quot;))" office:value-type="float" office:value="44">
            <text:p>44</text:p>
          </table:table-cell>
          <table:table-cell table:formula="of:=([.AU3]+1)+ORG.OPENOFFICE.STYLE(IF(ORG.OPENOFFICE.CURRENT()=[.$B$4];&quot;Result&quot;;&quot;Default&quot;))" office:value-type="float" office:value="45">
            <text:p>45</text:p>
          </table:table-cell>
          <table:table-cell table:formula="of:=([.AV3]+1)+ORG.OPENOFFICE.STYLE(IF(ORG.OPENOFFICE.CURRENT()=[.$B$4];&quot;Result&quot;;&quot;Default&quot;))" office:value-type="float" office:value="46">
            <text:p>46</text:p>
          </table:table-cell>
          <table:table-cell table:formula="of:=([.AW3]+1)+ORG.OPENOFFICE.STYLE(IF(ORG.OPENOFFICE.CURRENT()=[.$B$4];&quot;Result&quot;;&quot;Default&quot;))" office:value-type="float" office:value="47">
            <text:p>47</text:p>
          </table:table-cell>
          <table:table-cell table:formula="of:=([.AX3]+1)+ORG.OPENOFFICE.STYLE(IF(ORG.OPENOFFICE.CURRENT()=[.$B$4];&quot;Result&quot;;&quot;Default&quot;))" office:value-type="float" office:value="48">
            <text:p>48</text:p>
          </table:table-cell>
          <table:table-cell table:formula="of:=([.AY3]+1)+ORG.OPENOFFICE.STYLE(IF(ORG.OPENOFFICE.CURRENT()=[.$B$4];&quot;Result&quot;;&quot;Default&quot;))" office:value-type="float" office:value="49">
            <text:p>49</text:p>
          </table:table-cell>
          <table:table-cell table:formula="of:=([.AZ3]+1)+ORG.OPENOFFICE.STYLE(IF(ORG.OPENOFFICE.CURRENT()=[.$B$4];&quot;Result&quot;;&quot;Default&quot;))" office:value-type="float" office:value="50">
            <text:p>50</text:p>
          </table:table-cell>
          <table:table-cell table:formula="of:=([.BA3]+1)+ORG.OPENOFFICE.STYLE(IF(ORG.OPENOFFICE.CURRENT()=[.$B$4];&quot;Result&quot;;&quot;Default&quot;))" office:value-type="float" office:value="51">
            <text:p>51</text:p>
          </table:table-cell>
          <table:table-cell table:formula="of:=([.BB3]+1)+ORG.OPENOFFICE.STYLE(IF(ORG.OPENOFFICE.CURRENT()=[.$B$4];&quot;Result&quot;;&quot;Default&quot;))" office:value-type="float" office:value="52">
            <text:p>52</text:p>
          </table:table-cell>
          <table:table-cell table:formula="of:=([.BC3]+1)+ORG.OPENOFFICE.STYLE(IF(ORG.OPENOFFICE.CURRENT()=[.$B$4];&quot;Result&quot;;&quot;Default&quot;))" office:value-type="float" office:value="53">
            <text:p>53</text:p>
          </table:table-cell>
          <table:table-cell table:formula="of:=([.BD3]+1)+ORG.OPENOFFICE.STYLE(IF(ORG.OPENOFFICE.CURRENT()=[.$B$4];&quot;Result&quot;;&quot;Default&quot;))" office:value-type="float" office:value="54">
            <text:p>54</text:p>
          </table:table-cell>
          <table:table-cell table:formula="of:=([.BE3]+1)+ORG.OPENOFFICE.STYLE(IF(ORG.OPENOFFICE.CURRENT()=[.$B$4];&quot;Result&quot;;&quot;Default&quot;))" office:value-type="float" office:value="55">
            <text:p>55</text:p>
          </table:table-cell>
          <table:table-cell table:formula="of:=([.BF3]+1)+ORG.OPENOFFICE.STYLE(IF(ORG.OPENOFFICE.CURRENT()=[.$B$4];&quot;Result&quot;;&quot;Default&quot;))" office:value-type="float" office:value="56">
            <text:p>56</text:p>
          </table:table-cell>
          <table:table-cell table:formula="of:=([.BG3]+1)+ORG.OPENOFFICE.STYLE(IF(ORG.OPENOFFICE.CURRENT()=[.$B$4];&quot;Result&quot;;&quot;Default&quot;))" office:value-type="float" office:value="57">
            <text:p>57</text:p>
          </table:table-cell>
          <table:table-cell table:formula="of:=([.BH3]+1)+ORG.OPENOFFICE.STYLE(IF(ORG.OPENOFFICE.CURRENT()=[.$B$4];&quot;Result&quot;;&quot;Default&quot;))" office:value-type="float" office:value="58">
            <text:p>58</text:p>
          </table:table-cell>
          <table:table-cell table:formula="of:=([.BI3]+1)+ORG.OPENOFFICE.STYLE(IF(ORG.OPENOFFICE.CURRENT()=[.$B$4];&quot;Result&quot;;&quot;Default&quot;))" office:value-type="float" office:value="59">
            <text:p>59</text:p>
          </table:table-cell>
          <table:table-cell table:formula="of:=([.BJ3]+1)+ORG.OPENOFFICE.STYLE(IF(ORG.OPENOFFICE.CURRENT()=[.$B$4];&quot;Result&quot;;&quot;Default&quot;))" office:value-type="float" office:value="60">
            <text:p>60</text:p>
          </table:table-cell>
          <table:table-cell table:formula="of:=([.BK3]+1)+ORG.OPENOFFICE.STYLE(IF(ORG.OPENOFFICE.CURRENT()=[.$B$4];&quot;Result&quot;;&quot;Default&quot;))" office:value-type="float" office:value="61">
            <text:p>61</text:p>
          </table:table-cell>
          <table:table-cell table:formula="of:=([.BL3]+1)+ORG.OPENOFFICE.STYLE(IF(ORG.OPENOFFICE.CURRENT()=[.$B$4];&quot;Result&quot;;&quot;Default&quot;))" office:value-type="float" office:value="62">
            <text:p>62</text:p>
          </table:table-cell>
          <table:table-cell table:formula="of:=([.BM3]+1)+ORG.OPENOFFICE.STYLE(IF(ORG.OPENOFFICE.CURRENT()=[.$B$4];&quot;Result&quot;;&quot;Default&quot;))" office:value-type="float" office:value="63">
            <text:p>63</text:p>
          </table:table-cell>
          <table:table-cell table:formula="of:=([.BN3]+1)+ORG.OPENOFFICE.STYLE(IF(ORG.OPENOFFICE.CURRENT()=[.$B$4];&quot;Result&quot;;&quot;Default&quot;))" office:value-type="float" office:value="64">
            <text:p>64</text:p>
          </table:table-cell>
          <table:table-cell table:formula="of:=([.BO3]+1)+ORG.OPENOFFICE.STYLE(IF(ORG.OPENOFFICE.CURRENT()=[.$B$4];&quot;Result&quot;;&quot;Default&quot;))" office:value-type="float" office:value="65">
            <text:p>65</text:p>
          </table:table-cell>
          <table:table-cell table:formula="of:=([.BP3]+1)+ORG.OPENOFFICE.STYLE(IF(ORG.OPENOFFICE.CURRENT()=[.$B$4];&quot;Result&quot;;&quot;Default&quot;))" office:value-type="float" office:value="66">
            <text:p>66</text:p>
          </table:table-cell>
          <table:table-cell table:formula="of:=([.BQ3]+1)+ORG.OPENOFFICE.STYLE(IF(ORG.OPENOFFICE.CURRENT()=[.$B$4];&quot;Result&quot;;&quot;Default&quot;))" office:value-type="float" office:value="67">
            <text:p>67</text:p>
          </table:table-cell>
          <table:table-cell table:formula="of:=([.BR3]+1)+ORG.OPENOFFICE.STYLE(IF(ORG.OPENOFFICE.CURRENT()=[.$B$4];&quot;Result&quot;;&quot;Default&quot;))" office:value-type="float" office:value="68">
            <text:p>68</text:p>
          </table:table-cell>
          <table:table-cell table:formula="of:=([.BS3]+1)+ORG.OPENOFFICE.STYLE(IF(ORG.OPENOFFICE.CURRENT()=[.$B$4];&quot;Result&quot;;&quot;Default&quot;))" office:value-type="float" office:value="69">
            <text:p>69</text:p>
          </table:table-cell>
          <table:table-cell table:formula="of:=([.BT3]+1)+ORG.OPENOFFICE.STYLE(IF(ORG.OPENOFFICE.CURRENT()=[.$B$4];&quot;Result&quot;;&quot;Default&quot;))" office:value-type="float" office:value="70">
            <text:p>70</text:p>
          </table:table-cell>
          <table:table-cell table:formula="of:=([.BU3]+1)+ORG.OPENOFFICE.STYLE(IF(ORG.OPENOFFICE.CURRENT()=[.$B$4];&quot;Result&quot;;&quot;Default&quot;))" office:value-type="float" office:value="71">
            <text:p>71</text:p>
          </table:table-cell>
          <table:table-cell table:formula="of:=([.BV3]+1)+ORG.OPENOFFICE.STYLE(IF(ORG.OPENOFFICE.CURRENT()=[.$B$4];&quot;Result&quot;;&quot;Default&quot;))" office:value-type="float" office:value="72">
            <text:p>72</text:p>
          </table:table-cell>
          <table:table-cell table:formula="of:=([.BW3]+1)+ORG.OPENOFFICE.STYLE(IF(ORG.OPENOFFICE.CURRENT()=[.$B$4];&quot;Result&quot;;&quot;Default&quot;))" office:value-type="float" office:value="73">
            <text:p>73</text:p>
          </table:table-cell>
          <table:table-cell table:formula="of:=([.BX3]+1)+ORG.OPENOFFICE.STYLE(IF(ORG.OPENOFFICE.CURRENT()=[.$B$4];&quot;Result&quot;;&quot;Default&quot;))" office:value-type="float" office:value="74">
            <text:p>74</text:p>
          </table:table-cell>
          <table:table-cell table:formula="of:=([.BY3]+1)+ORG.OPENOFFICE.STYLE(IF(ORG.OPENOFFICE.CURRENT()=[.$B$4];&quot;Result&quot;;&quot;Default&quot;))" office:value-type="float" office:value="75">
            <text:p>75</text:p>
          </table:table-cell>
          <table:table-cell table:formula="of:=([.BZ3]+1)+ORG.OPENOFFICE.STYLE(IF(ORG.OPENOFFICE.CURRENT()=[.$B$4];&quot;Result&quot;;&quot;Default&quot;))" office:value-type="float" office:value="76">
            <text:p>76</text:p>
          </table:table-cell>
          <table:table-cell table:formula="of:=([.CA3]+1)+ORG.OPENOFFICE.STYLE(IF(ORG.OPENOFFICE.CURRENT()=[.$B$4];&quot;Result&quot;;&quot;Default&quot;))" office:value-type="float" office:value="77">
            <text:p>77</text:p>
          </table:table-cell>
          <table:table-cell table:formula="of:=([.CB3]+1)+ORG.OPENOFFICE.STYLE(IF(ORG.OPENOFFICE.CURRENT()=[.$B$4];&quot;Result&quot;;&quot;Default&quot;))" office:value-type="float" office:value="78">
            <text:p>78</text:p>
          </table:table-cell>
          <table:table-cell table:formula="of:=([.CC3]+1)+ORG.OPENOFFICE.STYLE(IF(ORG.OPENOFFICE.CURRENT()=[.$B$4];&quot;Result&quot;;&quot;Default&quot;))" office:value-type="float" office:value="79">
            <text:p>79</text:p>
          </table:table-cell>
          <table:table-cell table:formula="of:=([.CD3]+1)+ORG.OPENOFFICE.STYLE(IF(ORG.OPENOFFICE.CURRENT()=[.$B$4];&quot;Result&quot;;&quot;Default&quot;))" office:value-type="float" office:value="80">
            <text:p>80</text:p>
          </table:table-cell>
          <table:table-cell table:formula="of:=([.CE3]+1)+ORG.OPENOFFICE.STYLE(IF(ORG.OPENOFFICE.CURRENT()=[.$B$4];&quot;Result&quot;;&quot;Default&quot;))" office:value-type="float" office:value="81">
            <text:p>81</text:p>
          </table:table-cell>
          <table:table-cell table:formula="of:=([.CF3]+1)+ORG.OPENOFFICE.STYLE(IF(ORG.OPENOFFICE.CURRENT()=[.$B$4];&quot;Result&quot;;&quot;Default&quot;))" office:value-type="float" office:value="82">
            <text:p>82</text:p>
          </table:table-cell>
          <table:table-cell table:formula="of:=([.CG3]+1)+ORG.OPENOFFICE.STYLE(IF(ORG.OPENOFFICE.CURRENT()=[.$B$4];&quot;Result&quot;;&quot;Default&quot;))" office:value-type="float" office:value="83">
            <text:p>83</text:p>
          </table:table-cell>
          <table:table-cell table:formula="of:=([.CH3]+1)+ORG.OPENOFFICE.STYLE(IF(ORG.OPENOFFICE.CURRENT()=[.$B$4];&quot;Result&quot;;&quot;Default&quot;))" office:value-type="float" office:value="84">
            <text:p>84</text:p>
          </table:table-cell>
          <table:table-cell table:formula="of:=([.CI3]+1)+ORG.OPENOFFICE.STYLE(IF(ORG.OPENOFFICE.CURRENT()=[.$B$4];&quot;Result&quot;;&quot;Default&quot;))" office:value-type="float" office:value="85">
            <text:p>85</text:p>
          </table:table-cell>
          <table:table-cell table:formula="of:=([.CJ3]+1)+ORG.OPENOFFICE.STYLE(IF(ORG.OPENOFFICE.CURRENT()=[.$B$4];&quot;Result&quot;;&quot;Default&quot;))" office:value-type="float" office:value="86">
            <text:p>86</text:p>
          </table:table-cell>
          <table:table-cell table:formula="of:=([.CK3]+1)+ORG.OPENOFFICE.STYLE(IF(ORG.OPENOFFICE.CURRENT()=[.$B$4];&quot;Result&quot;;&quot;Default&quot;))" office:value-type="float" office:value="87">
            <text:p>87</text:p>
          </table:table-cell>
          <table:table-cell table:formula="of:=([.CL3]+1)+ORG.OPENOFFICE.STYLE(IF(ORG.OPENOFFICE.CURRENT()=[.$B$4];&quot;Result&quot;;&quot;Default&quot;))" office:value-type="float" office:value="88">
            <text:p>88</text:p>
          </table:table-cell>
          <table:table-cell table:formula="of:=([.CM3]+1)+ORG.OPENOFFICE.STYLE(IF(ORG.OPENOFFICE.CURRENT()=[.$B$4];&quot;Result&quot;;&quot;Default&quot;))" office:value-type="float" office:value="89">
            <text:p>89</text:p>
          </table:table-cell>
          <table:table-cell table:formula="of:=([.CN3]+1)+ORG.OPENOFFICE.STYLE(IF(ORG.OPENOFFICE.CURRENT()=[.$B$4];&quot;Result&quot;;&quot;Default&quot;))" office:value-type="float" office:value="90">
            <text:p>90</text:p>
          </table:table-cell>
          <table:table-cell table:formula="of:=([.CO3]+1)+ORG.OPENOFFICE.STYLE(IF(ORG.OPENOFFICE.CURRENT()=[.$B$4];&quot;Result&quot;;&quot;Default&quot;))" office:value-type="float" office:value="91">
            <text:p>91</text:p>
          </table:table-cell>
          <table:table-cell table:formula="of:=([.CP3]+1)+ORG.OPENOFFICE.STYLE(IF(ORG.OPENOFFICE.CURRENT()=[.$B$4];&quot;Result&quot;;&quot;Default&quot;))" office:value-type="float" office:value="92">
            <text:p>92</text:p>
          </table:table-cell>
          <table:table-cell table:formula="of:=([.CQ3]+1)+ORG.OPENOFFICE.STYLE(IF(ORG.OPENOFFICE.CURRENT()=[.$B$4];&quot;Result&quot;;&quot;Default&quot;))" office:value-type="float" office:value="93">
            <text:p>93</text:p>
          </table:table-cell>
          <table:table-cell table:formula="of:=([.CR3]+1)+ORG.OPENOFFICE.STYLE(IF(ORG.OPENOFFICE.CURRENT()=[.$B$4];&quot;Result&quot;;&quot;Default&quot;))" office:value-type="float" office:value="94">
            <text:p>94</text:p>
          </table:table-cell>
          <table:table-cell table:formula="of:=([.CS3]+1)+ORG.OPENOFFICE.STYLE(IF(ORG.OPENOFFICE.CURRENT()=[.$B$4];&quot;Result&quot;;&quot;Default&quot;))" office:value-type="float" office:value="95">
            <text:p>95</text:p>
          </table:table-cell>
          <table:table-cell table:formula="of:=([.CT3]+1)+ORG.OPENOFFICE.STYLE(IF(ORG.OPENOFFICE.CURRENT()=[.$B$4];&quot;Result&quot;;&quot;Default&quot;))" office:value-type="float" office:value="96">
            <text:p>96</text:p>
          </table:table-cell>
          <table:table-cell table:formula="of:=([.CU3]+1)+ORG.OPENOFFICE.STYLE(IF(ORG.OPENOFFICE.CURRENT()=[.$B$4];&quot;Result&quot;;&quot;Default&quot;))" office:value-type="float" office:value="97">
            <text:p>97</text:p>
          </table:table-cell>
          <table:table-cell table:formula="of:=([.CV3]+1)+ORG.OPENOFFICE.STYLE(IF(ORG.OPENOFFICE.CURRENT()=[.$B$4];&quot;Result&quot;;&quot;Default&quot;))" office:value-type="float" office:value="98">
            <text:p>98</text:p>
          </table:table-cell>
          <table:table-cell table:formula="of:=([.CW3]+1)+ORG.OPENOFFICE.STYLE(IF(ORG.OPENOFFICE.CURRENT()=[.$B$4];&quot;Result&quot;;&quot;Default&quot;))" office:value-type="float" office:value="99">
            <text:p>99</text:p>
          </table:table-cell>
          <table:table-cell table:formula="of:=([.CX3]+1)+ORG.OPENOFFICE.STYLE(IF(ORG.OPENOFFICE.CURRENT()=[.$B$4];&quot;Result&quot;;&quot;Default&quot;))" office:value-type="float" office:value="100">
            <text:p>100</text:p>
          </table:table-cell>
          <table:table-cell table:formula="of:=([.CY3]+1)+ORG.OPENOFFICE.STYLE(IF(ORG.OPENOFFICE.CURRENT()=[.$B$4];&quot;Result&quot;;&quot;Default&quot;))" office:value-type="float" office:value="101">
            <text:p>101</text:p>
          </table:table-cell>
          <table:table-cell table:formula="of:=([.CZ3]+1)+ORG.OPENOFFICE.STYLE(IF(ORG.OPENOFFICE.CURRENT()=[.$B$4];&quot;Result&quot;;&quot;Default&quot;))" office:value-type="float" office:value="102">
            <text:p>102</text:p>
          </table:table-cell>
          <table:table-cell table:formula="of:=([.DA3]+1)+ORG.OPENOFFICE.STYLE(IF(ORG.OPENOFFICE.CURRENT()=[.$B$4];&quot;Result&quot;;&quot;Default&quot;))" office:value-type="float" office:value="103">
            <text:p>103</text:p>
          </table:table-cell>
          <table:table-cell table:formula="of:=([.DB3]+1)+ORG.OPENOFFICE.STYLE(IF(ORG.OPENOFFICE.CURRENT()=[.$B$4];&quot;Result&quot;;&quot;Default&quot;))" office:value-type="float" office:value="104">
            <text:p>104</text:p>
          </table:table-cell>
          <table:table-cell table:formula="of:=([.DC3]+1)+ORG.OPENOFFICE.STYLE(IF(ORG.OPENOFFICE.CURRENT()=[.$B$4];&quot;Result&quot;;&quot;Default&quot;))" office:value-type="float" office:value="105">
            <text:p>105</text:p>
          </table:table-cell>
          <table:table-cell table:formula="of:=([.DD3]+1)+ORG.OPENOFFICE.STYLE(IF(ORG.OPENOFFICE.CURRENT()=[.$B$4];&quot;Result&quot;;&quot;Default&quot;))" office:value-type="float" office:value="106">
            <text:p>106</text:p>
          </table:table-cell>
          <table:table-cell table:formula="of:=([.DE3]+1)+ORG.OPENOFFICE.STYLE(IF(ORG.OPENOFFICE.CURRENT()=[.$B$4];&quot;Result&quot;;&quot;Default&quot;))" office:value-type="float" office:value="107">
            <text:p>107</text:p>
          </table:table-cell>
          <table:table-cell table:formula="of:=([.DF3]+1)+ORG.OPENOFFICE.STYLE(IF(ORG.OPENOFFICE.CURRENT()=[.$B$4];&quot;Result&quot;;&quot;Default&quot;))" office:value-type="float" office:value="108">
            <text:p>108</text:p>
          </table:table-cell>
          <table:table-cell table:formula="of:=([.DG3]+1)+ORG.OPENOFFICE.STYLE(IF(ORG.OPENOFFICE.CURRENT()=[.$B$4];&quot;Result&quot;;&quot;Default&quot;))" office:value-type="float" office:value="109">
            <text:p>109</text:p>
          </table:table-cell>
          <table:table-cell table:formula="of:=([.DH3]+1)+ORG.OPENOFFICE.STYLE(IF(ORG.OPENOFFICE.CURRENT()=[.$B$4];&quot;Result&quot;;&quot;Default&quot;))" office:value-type="float" office:value="110">
            <text:p>110</text:p>
          </table:table-cell>
          <table:table-cell table:formula="of:=([.DI3]+1)+ORG.OPENOFFICE.STYLE(IF(ORG.OPENOFFICE.CURRENT()=[.$B$4];&quot;Result&quot;;&quot;Default&quot;))" office:value-type="float" office:value="111">
            <text:p>111</text:p>
          </table:table-cell>
          <table:table-cell table:formula="of:=([.DJ3]+1)+ORG.OPENOFFICE.STYLE(IF(ORG.OPENOFFICE.CURRENT()=[.$B$4];&quot;Result&quot;;&quot;Default&quot;))" office:value-type="float" office:value="112">
            <text:p>112</text:p>
          </table:table-cell>
          <table:table-cell table:formula="of:=([.DK3]+1)+ORG.OPENOFFICE.STYLE(IF(ORG.OPENOFFICE.CURRENT()=[.$B$4];&quot;Result&quot;;&quot;Default&quot;))" office:value-type="float" office:value="113">
            <text:p>113</text:p>
          </table:table-cell>
          <table:table-cell table:formula="of:=([.DL3]+1)+ORG.OPENOFFICE.STYLE(IF(ORG.OPENOFFICE.CURRENT()=[.$B$4];&quot;Result&quot;;&quot;Default&quot;))" office:value-type="float" office:value="114">
            <text:p>114</text:p>
          </table:table-cell>
          <table:table-cell table:formula="of:=([.DM3]+1)+ORG.OPENOFFICE.STYLE(IF(ORG.OPENOFFICE.CURRENT()=[.$B$4];&quot;Result&quot;;&quot;Default&quot;))" office:value-type="float" office:value="115">
            <text:p>115</text:p>
          </table:table-cell>
          <table:table-cell table:formula="of:=([.DN3]+1)+ORG.OPENOFFICE.STYLE(IF(ORG.OPENOFFICE.CURRENT()=[.$B$4];&quot;Result&quot;;&quot;Default&quot;))" office:value-type="float" office:value="116">
            <text:p>116</text:p>
          </table:table-cell>
          <table:table-cell table:formula="of:=([.DO3]+1)+ORG.OPENOFFICE.STYLE(IF(ORG.OPENOFFICE.CURRENT()=[.$B$4];&quot;Result&quot;;&quot;Default&quot;))" office:value-type="float" office:value="117">
            <text:p>117</text:p>
          </table:table-cell>
          <table:table-cell table:formula="of:=([.DP3]+1)+ORG.OPENOFFICE.STYLE(IF(ORG.OPENOFFICE.CURRENT()=[.$B$4];&quot;Result&quot;;&quot;Default&quot;))" office:value-type="float" office:value="118">
            <text:p>118</text:p>
          </table:table-cell>
          <table:table-cell table:formula="of:=([.DQ3]+1)+ORG.OPENOFFICE.STYLE(IF(ORG.OPENOFFICE.CURRENT()=[.$B$4];&quot;Result&quot;;&quot;Default&quot;))" office:value-type="float" office:value="119">
            <text:p>119</text:p>
          </table:table-cell>
          <table:table-cell table:formula="of:=([.DR3]+1)+ORG.OPENOFFICE.STYLE(IF(ORG.OPENOFFICE.CURRENT()=[.$B$4];&quot;Result&quot;;&quot;Default&quot;))" office:value-type="float" office:value="120">
            <text:p>120</text:p>
          </table:table-cell>
          <table:table-cell table:formula="of:=([.DS3]+1)+ORG.OPENOFFICE.STYLE(IF(ORG.OPENOFFICE.CURRENT()=[.$B$4];&quot;Result&quot;;&quot;Default&quot;))" office:value-type="float" office:value="121">
            <text:p>121</text:p>
          </table:table-cell>
          <table:table-cell table:formula="of:=([.DT3]+1)+ORG.OPENOFFICE.STYLE(IF(ORG.OPENOFFICE.CURRENT()=[.$B$4];&quot;Result&quot;;&quot;Default&quot;))" office:value-type="float" office:value="122">
            <text:p>122</text:p>
          </table:table-cell>
        </table:table-row>
        <table:table-row table:style-name="ro2">
          <table:table-cell office:value-type="string">
            <text:p>first idle time</text:p>
          </table:table-cell>
          <table:table-cell table:style-name="ce27" table:formula="of:=[.O5]" office:value-type="float" office:value="8">
            <text:p>8</text:p>
          </table:table-cell>
          <table:table-cell table:number-columns-repeated="46"/>
          <table:table-cell table:style-name="ce29"/>
          <table:table-cell table:number-columns-repeated="76"/>
        </table:table-row>
        <table:table-row table:style-name="ro2" table:visibility="collapse">
          <table:table-cell table:formula="of:=SUM([FP.B4:FP.B7])" office:value-type="float" office:value="6">
            <text:p>6</text:p>
          </table:table-cell>
          <table:table-cell table:style-name="Default" table:formula="of:=SUM([.B6:.B9])" office:value-type="float" office:value="7">
            <text:p>7</text:p>
          </table:table-cell>
          <table:table-cell table:formula="of:=SUM([.C6:.C9])" office:value-type="float" office:value="8">
            <text:p>8</text:p>
          </table:table-cell>
          <table:table-cell table:formula="of:=SUM([.D6:.D9])" office:value-type="float" office:value="8">
            <text:p>8</text:p>
          </table:table-cell>
          <table:table-cell table:formula="of:=SUM([.E6:.E9])" office:value-type="float" office:value="8">
            <text:p>8</text:p>
          </table:table-cell>
          <table:table-cell table:formula="of:=SUM([.F6:.F9])" office:value-type="float" office:value="8">
            <text:p>8</text:p>
          </table:table-cell>
          <table:table-cell table:formula="of:=SUM([.G6:.G9])" office:value-type="float" office:value="8">
            <text:p>8</text:p>
          </table:table-cell>
          <table:table-cell table:formula="of:=SUM([.H6:.H9])" office:value-type="float" office:value="8">
            <text:p>8</text:p>
          </table:table-cell>
          <table:table-cell table:formula="of:=SUM([.I6:.I9])" office:value-type="float" office:value="8">
            <text:p>8</text:p>
          </table:table-cell>
          <table:table-cell table:formula="of:=SUM([.J6:.J9])" office:value-type="float" office:value="8">
            <text:p>8</text:p>
          </table:table-cell>
          <table:table-cell table:formula="of:=SUM([.K6:.K9])" office:value-type="float" office:value="8">
            <text:p>8</text:p>
          </table:table-cell>
          <table:table-cell table:formula="of:=SUM([.L6:.L9])" office:value-type="float" office:value="8">
            <text:p>8</text:p>
          </table:table-cell>
          <table:table-cell table:formula="of:=SUM([.M6:.M9])" office:value-type="float" office:value="8">
            <text:p>8</text:p>
          </table:table-cell>
          <table:table-cell table:formula="of:=SUM([.N6:.N9])" office:value-type="float" office:value="8">
            <text:p>8</text:p>
          </table:table-cell>
          <table:table-cell table:style-name="ce28" table:formula="of:=SUM([.O6:.O9])" office:value-type="float" office:value="8">
            <text:p>8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4];1)*[FP.$B4]" office:value-type="float" office:value="2">
            <text:p>2</text:p>
          </table:table-cell>
          <table:table-cell table:formula="of:=CEILING([.B$5]/[FP.$C4];1)*[FP.$B4]" office:value-type="float" office:value="3">
            <text:p>3</text:p>
          </table:table-cell>
          <table:table-cell table:formula="of:=CEILING([.C$5]/[FP.$C4];1)*[FP.$B4]" office:value-type="float" office:value="3">
            <text:p>3</text:p>
          </table:table-cell>
          <table:table-cell table:formula="of:=CEILING([.D$5]/[FP.$C4];1)*[FP.$B4]" office:value-type="float" office:value="3">
            <text:p>3</text:p>
          </table:table-cell>
          <table:table-cell table:formula="of:=CEILING([.E$5]/[FP.$C4];1)*[FP.$B4]" office:value-type="float" office:value="3">
            <text:p>3</text:p>
          </table:table-cell>
          <table:table-cell table:formula="of:=CEILING([.F$5]/[FP.$C4];1)*[FP.$B4]" office:value-type="float" office:value="3">
            <text:p>3</text:p>
          </table:table-cell>
          <table:table-cell table:formula="of:=CEILING([.G$5]/[FP.$C4];1)*[FP.$B4]" office:value-type="float" office:value="3">
            <text:p>3</text:p>
          </table:table-cell>
          <table:table-cell table:formula="of:=CEILING([.H$5]/[FP.$C4];1)*[FP.$B4]" office:value-type="float" office:value="3">
            <text:p>3</text:p>
          </table:table-cell>
          <table:table-cell table:formula="of:=CEILING([.I$5]/[FP.$C4];1)*[FP.$B4]" office:value-type="float" office:value="3">
            <text:p>3</text:p>
          </table:table-cell>
          <table:table-cell table:formula="of:=CEILING([.J$5]/[FP.$C4];1)*[FP.$B4]" office:value-type="float" office:value="3">
            <text:p>3</text:p>
          </table:table-cell>
          <table:table-cell table:formula="of:=CEILING([.K$5]/[FP.$C4];1)*[FP.$B4]" office:value-type="float" office:value="3">
            <text:p>3</text:p>
          </table:table-cell>
          <table:table-cell table:formula="of:=CEILING([.L$5]/[FP.$C4];1)*[FP.$B4]" office:value-type="float" office:value="3">
            <text:p>3</text:p>
          </table:table-cell>
          <table:table-cell table:formula="of:=CEILING([.M$5]/[FP.$C4];1)*[FP.$B4]" office:value-type="float" office:value="3">
            <text:p>3</text:p>
          </table:table-cell>
          <table:table-cell table:formula="of:=CEILING([.N$5]/[FP.$C4];1)*[FP.$B4]" office:value-type="float" office:value="3">
            <text:p>3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5];1)*[FP.$B5]" office:value-type="float" office:value="3">
            <text:p>3</text:p>
          </table:table-cell>
          <table:table-cell table:formula="of:=CEILING([.B$5]/[FP.$C5];1)*[FP.$B5]" office:value-type="float" office:value="3">
            <text:p>3</text:p>
          </table:table-cell>
          <table:table-cell table:formula="of:=CEILING([.C$5]/[FP.$C5];1)*[FP.$B5]" office:value-type="float" office:value="3">
            <text:p>3</text:p>
          </table:table-cell>
          <table:table-cell table:formula="of:=CEILING([.D$5]/[FP.$C5];1)*[FP.$B5]" office:value-type="float" office:value="3">
            <text:p>3</text:p>
          </table:table-cell>
          <table:table-cell table:formula="of:=CEILING([.E$5]/[FP.$C5];1)*[FP.$B5]" office:value-type="float" office:value="3">
            <text:p>3</text:p>
          </table:table-cell>
          <table:table-cell table:formula="of:=CEILING([.F$5]/[FP.$C5];1)*[FP.$B5]" office:value-type="float" office:value="3">
            <text:p>3</text:p>
          </table:table-cell>
          <table:table-cell table:formula="of:=CEILING([.G$5]/[FP.$C5];1)*[FP.$B5]" office:value-type="float" office:value="3">
            <text:p>3</text:p>
          </table:table-cell>
          <table:table-cell table:formula="of:=CEILING([.H$5]/[FP.$C5];1)*[FP.$B5]" office:value-type="float" office:value="3">
            <text:p>3</text:p>
          </table:table-cell>
          <table:table-cell table:formula="of:=CEILING([.I$5]/[FP.$C5];1)*[FP.$B5]" office:value-type="float" office:value="3">
            <text:p>3</text:p>
          </table:table-cell>
          <table:table-cell table:formula="of:=CEILING([.J$5]/[FP.$C5];1)*[FP.$B5]" office:value-type="float" office:value="3">
            <text:p>3</text:p>
          </table:table-cell>
          <table:table-cell table:formula="of:=CEILING([.K$5]/[FP.$C5];1)*[FP.$B5]" office:value-type="float" office:value="3">
            <text:p>3</text:p>
          </table:table-cell>
          <table:table-cell table:formula="of:=CEILING([.L$5]/[FP.$C5];1)*[FP.$B5]" office:value-type="float" office:value="3">
            <text:p>3</text:p>
          </table:table-cell>
          <table:table-cell table:formula="of:=CEILING([.M$5]/[FP.$C5];1)*[FP.$B5]" office:value-type="float" office:value="3">
            <text:p>3</text:p>
          </table:table-cell>
          <table:table-cell table:formula="of:=CEILING([.N$5]/[FP.$C5];1)*[FP.$B5]" office:value-type="float" office:value="3">
            <text:p>3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6];1)*[FP.$B6]" office:value-type="float" office:value="2">
            <text:p>2</text:p>
          </table:table-cell>
          <table:table-cell table:formula="of:=CEILING([.B$5]/[FP.$C6];1)*[FP.$B6]" office:value-type="float" office:value="2">
            <text:p>2</text:p>
          </table:table-cell>
          <table:table-cell table:formula="of:=CEILING([.C$5]/[FP.$C6];1)*[FP.$B6]" office:value-type="float" office:value="2">
            <text:p>2</text:p>
          </table:table-cell>
          <table:table-cell table:formula="of:=CEILING([.D$5]/[FP.$C6];1)*[FP.$B6]" office:value-type="float" office:value="2">
            <text:p>2</text:p>
          </table:table-cell>
          <table:table-cell table:formula="of:=CEILING([.E$5]/[FP.$C6];1)*[FP.$B6]" office:value-type="float" office:value="2">
            <text:p>2</text:p>
          </table:table-cell>
          <table:table-cell table:formula="of:=CEILING([.F$5]/[FP.$C6];1)*[FP.$B6]" office:value-type="float" office:value="2">
            <text:p>2</text:p>
          </table:table-cell>
          <table:table-cell table:formula="of:=CEILING([.G$5]/[FP.$C6];1)*[FP.$B6]" office:value-type="float" office:value="2">
            <text:p>2</text:p>
          </table:table-cell>
          <table:table-cell table:formula="of:=CEILING([.H$5]/[FP.$C6];1)*[FP.$B6]" office:value-type="float" office:value="2">
            <text:p>2</text:p>
          </table:table-cell>
          <table:table-cell table:formula="of:=CEILING([.I$5]/[FP.$C6];1)*[FP.$B6]" office:value-type="float" office:value="2">
            <text:p>2</text:p>
          </table:table-cell>
          <table:table-cell table:formula="of:=CEILING([.J$5]/[FP.$C6];1)*[FP.$B6]" office:value-type="float" office:value="2">
            <text:p>2</text:p>
          </table:table-cell>
          <table:table-cell table:formula="of:=CEILING([.K$5]/[FP.$C6];1)*[FP.$B6]" office:value-type="float" office:value="2">
            <text:p>2</text:p>
          </table:table-cell>
          <table:table-cell table:formula="of:=CEILING([.L$5]/[FP.$C6];1)*[FP.$B6]" office:value-type="float" office:value="2">
            <text:p>2</text:p>
          </table:table-cell>
          <table:table-cell table:formula="of:=CEILING([.M$5]/[FP.$C6];1)*[FP.$B6]" office:value-type="float" office:value="2">
            <text:p>2</text:p>
          </table:table-cell>
          <table:table-cell table:formula="of:=CEILING([.N$5]/[FP.$C6];1)*[FP.$B6]" office:value-type="float" office:value="2">
            <text:p>2</text:p>
          </table:table-cell>
          <table:table-cell table:number-columns-repeated="110"/>
        </table:table-row>
        <table:table-row table:style-name="ro2" table:visibility="collapse">
          <table:table-cell/>
          <table:table-cell table:style-name="Default" table:formula="of:=CEILING([.A$5]/[FP.$C7];1)*[FP.$B7]" office:value-type="float" office:value="0">
            <text:p>0</text:p>
          </table:table-cell>
          <table:table-cell table:formula="of:=CEILING([.B$5]/[FP.$C7];1)*[FP.$B7]" office:value-type="float" office:value="0">
            <text:p>0</text:p>
          </table:table-cell>
          <table:table-cell table:formula="of:=CEILING([.C$5]/[FP.$C7];1)*[FP.$B7]" office:value-type="float" office:value="0">
            <text:p>0</text:p>
          </table:table-cell>
          <table:table-cell table:formula="of:=CEILING([.D$5]/[FP.$C7];1)*[FP.$B7]" office:value-type="float" office:value="0">
            <text:p>0</text:p>
          </table:table-cell>
          <table:table-cell table:formula="of:=CEILING([.E$5]/[FP.$C7];1)*[FP.$B7]" office:value-type="float" office:value="0">
            <text:p>0</text:p>
          </table:table-cell>
          <table:table-cell table:formula="of:=CEILING([.F$5]/[FP.$C7];1)*[FP.$B7]" office:value-type="float" office:value="0">
            <text:p>0</text:p>
          </table:table-cell>
          <table:table-cell table:formula="of:=CEILING([.G$5]/[FP.$C7];1)*[FP.$B7]" office:value-type="float" office:value="0">
            <text:p>0</text:p>
          </table:table-cell>
          <table:table-cell table:formula="of:=CEILING([.H$5]/[FP.$C7];1)*[FP.$B7]" office:value-type="float" office:value="0">
            <text:p>0</text:p>
          </table:table-cell>
          <table:table-cell table:formula="of:=CEILING([.I$5]/[FP.$C7];1)*[FP.$B7]" office:value-type="float" office:value="0">
            <text:p>0</text:p>
          </table:table-cell>
          <table:table-cell table:formula="of:=CEILING([.J$5]/[FP.$C7];1)*[FP.$B7]" office:value-type="float" office:value="0">
            <text:p>0</text:p>
          </table:table-cell>
          <table:table-cell table:formula="of:=CEILING([.K$5]/[FP.$C7];1)*[FP.$B7]" office:value-type="float" office:value="0">
            <text:p>0</text:p>
          </table:table-cell>
          <table:table-cell table:formula="of:=CEILING([.L$5]/[FP.$C7];1)*[FP.$B7]" office:value-type="float" office:value="0">
            <text:p>0</text:p>
          </table:table-cell>
          <table:table-cell table:formula="of:=CEILING([.M$5]/[FP.$C7];1)*[FP.$B7]" office:value-type="float" office:value="0">
            <text:p>0</text:p>
          </table:table-cell>
          <table:table-cell table:formula="of:=CEILING([.N$5]/[FP.$C7];1)*[FP.$B7]" office:value-type="float" office:value="0">
            <text:p>0</text:p>
          </table:table-cell>
          <table:table-cell table:number-columns-repeated="110"/>
        </table:table-row>
        <table:table-row table:style-name="ro2" table:visibility="collapse">
          <table:table-cell/>
          <table:table-cell table:formula="of:=(([FP.C4]-[FP.D4])*[FP.G4])/(1-[FP.G$8])" office:value-type="float" office:value="0">
            <text:p>0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5]-[FP.D5])*[FP.G5])/(1-[FP.G$8])" office:value-type="float" office:value="2.8">
            <text:p>2.8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6]-[FP.D6])*[FP.G6])/(1-[FP.G$8])" office:value-type="float" office:value="0.8">
            <text:p>0.8</text:p>
          </table:table-cell>
          <table:table-cell table:number-columns-repeated="123"/>
        </table:table-row>
        <table:table-row table:style-name="ro2" table:visibility="collapse">
          <table:table-cell/>
          <table:table-cell table:formula="of:=(([FP.C7]-[FP.D7])*[FP.G7])/(1-[FP.G$8])" office:value-type="float" office:value="0">
            <text:p>0</text:p>
          </table:table-cell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>
          <table:table-cell office:value-type="string">
            <text:p>Hyperperiod</text:p>
          </table:table-cell>
          <table:table-cell table:style-name="ce27" table:formula="of:=LCM([FP.C4:.C7])" office:value-type="float" office:value="1260">
            <text:p>1260</text:p>
          </table:table-cell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 table:number-rows-repeated="6">
          <table:table-cell table:style-name="ce9"/>
          <table:table-cell table:number-columns-repeated="124"/>
        </table:table-row>
        <table:table-row table:style-name="ro2">
          <table:table-cell table:style-name="ce9"/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it" fo:country="IT" style:font-name-asian="DejaVu Sans1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able-cell-properties fo:background-color="#ffff99"/>
      <style:text-properties fo:font-style="normal" style:text-underline-style="none" fo:font-weight="normal"/>
    </style:style>
    <style:style style:name="Result2" style:family="table-cell" style:parent-style-name="Result" style:data-style-name="N0">
      <style:table-cell-properties fo:background-color="#ff8080" fo:border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ox" style:family="table-cell" style:parent-style-name="Default">
      <style:table-cell-properties fo:background-color="#ff0000"/>
      <style:text-properties fo:color="#ff0000"/>
    </style:style>
    <style:style style:name="WhiteBox" style:family="table-cell" style:parent-style-name="Default">
      <style:table-cell-properties fo:background-color="transparent"/>
      <style:text-properties fo:color="#ffffff"/>
    </style:style>
    <style:style style:name="Red_20_highlight" style:display-name="Red highlight" style:family="table-cell" style:parent-style-name="Default">
      <style:table-cell-properties fo:background-color="#ff9966"/>
      <style:text-properties fo:font-weight="bold"/>
    </style:style>
    <style:style style:name="Arrival" style:family="table-cell" style:parent-style-name="Default">
      <style:table-cell-properties fo:border-bottom="none" fo:border-left="2.49pt solid #000000" fo:border-right="none" fo:border-top="none"/>
    </style:style>
    <style:style style:name="GreyBox" style:family="table-cell" style:parent-style-name="RedBox">
      <style:table-cell-properties fo:background-color="#999999"/>
      <style:text-properties fo:color="#999999"/>
    </style:style>
    <style:style style:name="GreyBoxArrival" style:family="table-cell" style:parent-style-name="GreyBox">
      <style:table-cell-properties fo:border-bottom="none" fo:border-left="2.49pt solid #000000" fo:border-right="none" fo:border-top="none"/>
    </style:style>
    <style:style style:name="RedBoxArrival" style:family="table-cell" style:parent-style-name="RedBox">
      <style:table-cell-properties fo:border-bottom="none" fo:border-left="2.49pt solid #000000" fo:border-right="none" fo:border-top="none"/>
    </style:style>
    <style:style style:name="GreenBox" style:family="table-cell" style:parent-style-name="RedBox">
      <style:table-cell-properties fo:background-color="#00ff00"/>
      <style:text-properties fo:color="#00ff00"/>
    </style:style>
    <style:style style:name="GreenBoxArrival" style:family="table-cell" style:parent-style-name="GreenBox">
      <style:table-cell-properties fo:border-bottom="none" fo:border-left="2.49pt solid #000000" fo:border-right="none" fo:border-top="none"/>
    </style:style>
    <style:style style:name="Deadline" style:family="table-cell" style:parent-style-name="Default">
      <style:table-cell-properties fo:border-bottom="none" fo:background-color="transparent" fo:border-left="none" fo:border-right="2.49pt solid #000080" style:shadow="none" fo:border-top="none"/>
    </style:style>
    <style:style style:name="BeforeDeadline" style:family="table-cell" style:parent-style-name="WhiteBox">
      <style:table-cell-properties fo:background-color="#ffff99"/>
      <style:text-properties fo:color="#ffff9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10-23T00:18:08</meta:creation-date>
    <dc:date>2012-12-05T13:02:47</dc:date>
    <dc:language>it-IT</dc:language>
    <meta:editing-cycles>133</meta:editing-cycles>
    <meta:editing-duration>PT21H31M</meta:editing-duration>
    <dc:creator>Giuseppe Lipari</dc:creator>
    <meta:document-statistic meta:table-count="3" meta:cell-count="64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DejaVu Sans'" fo:font-size="16.3999996185303pt" style:font-size-asian="16.3999996185303pt" style:font-family-complex="Tahoma" style:font-size-complex="16.3999996185303pt"/>
    </style:style>
    <style:style style:name="ch3" style:family="chart">
      <style:graphic-properties draw:fill="solid" draw:fill-color="#d9d9d9"/>
      <style:text-properties fo:font-family="'DejaVu Sans'" fo:font-size="7.5pt" style:font-size-asian="7.5pt" style:font-family-complex="Tahoma" style:font-size-complex="7.5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graphic-properties svg:stroke-color="#b3b3b3"/>
      <style:text-properties fo:font-family="'DejaVu Sans'" fo:font-size="8.80000019073486pt" style:font-size-asian="8.80000019073486pt" style:font-family-complex="Tahoma" style:font-size-complex="8.80000019073486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graphic-properties svg:stroke-color="#b3b3b3"/>
      <style:text-properties fo:font-family="'DejaVu Sans'" fo:font-size="8.80000019073486pt" style:font-size-asian="8.80000019073486pt" style:font-family-complex="Tahoma" style:font-size-complex="8.80000019073486pt"/>
    </style:style>
    <style:style style:name="ch7" style:family="chart" style:data-style-name="N0">
      <style:chart-properties chart:symbol-type="none"/>
      <style:graphic-properties svg:stroke-color="#ff6f00" draw:fill-color="#ff6f00"/>
      <style:text-properties fo:font-family="'DejaVu Sans'" fo:font-size="7.5pt" style:font-size-asian="7.5pt" style:font-family-complex="Tahoma" style:font-size-complex="7.5pt"/>
    </style:style>
    <style:style style:name="ch8" style:family="chart" style:data-style-name="N0">
      <style:chart-properties chart:symbol-type="none"/>
      <style:graphic-properties svg:stroke-color="#800080" draw:fill-color="#800080"/>
      <style:text-properties fo:font-family="'DejaVu Sans'" fo:font-size="7.5pt" style:font-size-asian="7.5pt" style:font-family-complex="Tahoma" style:font-size-complex="7.5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16.401cm" svg:height="8.825cm" xlink:href=".." xlink:type="simple" chart:class="chart:line" chart:style-name="ch1">
        <chart:title svg:x="5.845cm" svg:y="0.177cm" chart:style-name="ch2">
          <text:p>Workload task 2</text:p>
        </chart:title>
        <chart:legend chart:legend-position="end" svg:x="14.66cm" svg:y="3.973cm" style:legend-expansion="high" chart:style-name="ch3"/>
        <chart:plot-area chart:style-name="ch4" table:cell-range-address="Workload.B1:Workload.Q1 Workload.A7:Workload.Q7 Workload.A13:Workload.Q13" chart:data-source-has-labels="both" svg:x="0.328cm" svg:y="1.199cm" svg:width="13.904cm" svg:height="7.45cm">
          <chartooo:coordinate-region svg:x="1.002cm" svg:y="1.385cm" svg:width="13.017cm" svg:height="6.644cm"/>
          <chart:axis chart:dimension="x" chart:name="primary-x" chart:style-name="ch5" chartooo:axis-type="text">
            <chart:categories table:cell-range-address="Workload.B1:Workload.Q1"/>
          </chart:axis>
          <chart:axis chart:dimension="y" chart:name="primary-y" chart:style-name="ch6"/>
          <chart:series chart:style-name="ch7" chart:values-cell-range-address="Workload.B7:Workload.Q7" chart:label-cell-address="Workload.A7:Workload.A7" chart:class="chart:line">
            <chart:data-point chart:repeated="16"/>
          </chart:series>
          <chart:series chart:style-name="ch8" chart:values-cell-range-address="Workload.B13:Workload.Q13" chart:label-cell-address="Workload.A13:Workload.A1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Workload.B1:Workload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Workload.A7:Workload.A7</svg:desc>
                </draw:g>
              </table:table-cell>
              <table:table-cell office:value-type="float" office:value="0">
                <text:p>0</text:p>
                <draw:g>
                  <svg:desc>Workload.B7:Workload.Q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w2</text:p>
                <draw:g>
                  <svg:desc>Workload.A13:Workload.A13</svg:desc>
                </draw:g>
              </table:table-cell>
              <table:table-cell office:value-type="float" office:value="0">
                <text:p>0</text:p>
                <draw:g>
                  <svg:desc>Workload.B13:Workload.Q1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-color="#ffffff"/>
      <style:text-properties fo:font-family="'DejaVu Sans'" fo:font-size="17.1000003814697pt" style:font-size-asian="17.1000003814697pt" style:font-family-complex="Tahoma" style:font-size-complex="17.1000003814697pt"/>
    </style:style>
    <style:style style:name="ch3" style:family="chart">
      <style:graphic-properties draw:fill="solid" draw:fill-color="#d9d9d9"/>
      <style:text-properties fo:font-family="'DejaVu Sans'" fo:font-size="7.90000009536743pt" style:font-size-asian="7.90000009536743pt" style:font-family-complex="Tahoma" style:font-size-complex="7.90000009536743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 style:rotation-angle="324"/>
      <style:graphic-properties svg:stroke-color="#b3b3b3"/>
      <style:text-properties fo:font-family="'DejaVu Sans'" fo:font-size="9.19999980926514pt" style:font-size-asian="9.19999980926514pt" style:font-family-complex="Tahoma" style:font-size-complex="9.19999980926514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graphic-properties svg:stroke-color="#b3b3b3"/>
      <style:text-properties fo:font-family="'DejaVu Sans'" fo:font-size="9.19999980926514pt" style:font-size-asian="9.19999980926514pt" style:font-family-complex="Tahoma" style:font-size-complex="9.19999980926514pt"/>
    </style:style>
    <style:style style:name="ch7" style:family="chart" style:data-style-name="N0">
      <style:chart-properties chart:symbol-type="none"/>
      <style:graphic-properties svg:stroke-color="#ff6f00" draw:fill-color="#ff6f00"/>
      <style:text-properties fo:font-family="'DejaVu Sans'" fo:font-size="7.90000009536743pt" style:font-size-asian="7.90000009536743pt" style:font-family-complex="Tahoma" style:font-size-complex="7.90000009536743pt"/>
    </style:style>
    <style:style style:name="ch8" style:family="chart" style:data-style-name="N0">
      <style:chart-properties chart:symbol-type="none"/>
      <style:graphic-properties svg:stroke-color="#800080" draw:fill-color="#800080"/>
      <style:text-properties fo:font-family="'DejaVu Sans'" fo:font-size="7.90000009536743pt" style:font-size-asian="7.90000009536743pt" style:font-family-complex="Tahoma" style:font-size-complex="7.90000009536743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26.219cm" svg:height="9.224cm" xlink:href=".." xlink:type="simple" chart:class="chart:line" chart:style-name="ch1">
        <chart:title svg:x="10.663cm" svg:y="0.184cm" chart:style-name="ch2">
          <text:p>Workload task 4</text:p>
        </chart:title>
        <chart:legend chart:legend-position="end" svg:x="24.346cm" svg:y="4.15cm" style:legend-expansion="high" chart:style-name="ch3"/>
        <chart:plot-area chart:style-name="ch4" table:cell-range-address="Workload.B1:Workload.BJ1 Workload.A7:Workload.BJ7 Workload.A15:Workload.BJ15" chart:data-source-has-labels="both" svg:x="0.524cm" svg:y="1.252cm" svg:width="22.879cm" svg:height="7.788cm">
          <chartooo:coordinate-region svg:x="1.198cm" svg:y="1.439cm" svg:width="21.754cm" svg:height="6.803cm"/>
          <chart:axis chart:dimension="x" chart:name="primary-x" chart:style-name="ch5" chartooo:axis-type="text">
            <chart:categories table:cell-range-address="Workload.B1:Workload.BJ1"/>
            <chart:grid chart:class="major"/>
          </chart:axis>
          <chart:axis chart:dimension="y" chart:name="primary-y" chart:style-name="ch6"/>
          <chart:series chart:style-name="ch7" chart:values-cell-range-address="Workload.B7:Workload.BJ7" chart:label-cell-address="Workload.A7:Workload.A7" chart:class="chart:line">
            <chart:data-point chart:repeated="61"/>
          </chart:series>
          <chart:series chart:style-name="ch8" chart:values-cell-range-address="Workload.B15:Workload.BJ15" chart:label-cell-address="Workload.A15:Workload.A15" chart:class="chart:line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Workload.B1:Workload.BJ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Workload.A7:Workload.A7</svg:desc>
                </draw:g>
              </table:table-cell>
              <table:table-cell office:value-type="float" office:value="0">
                <text:p>0</text:p>
                <draw:g>
                  <svg:desc>Workload.B7:Workload.B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w4</text:p>
                <draw:g>
                  <svg:desc>Workload.A15:Workload.A15</svg:desc>
                </draw:g>
              </table:table-cell>
              <table:table-cell office:value-type="float" office:value="0">
                <text:p>0</text:p>
                <draw:g>
                  <svg:desc>Workload.B15:Workload.BJ1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